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gun_20191202_2309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kType_3</text:p>
          </table:table-cell>
          <table:table-cell office:value-type="string" calcext:value-type="string">
            <text:p>kType_4</text:p>
          </table:table-cell>
        </table:table-row>
        <table:table-row table:style-name="ro1">
          <table:table-cell office:value-type="string" calcext:value-type="string">
            <text:p>2019-12-02 23:09:52</text:p>
          </table:table-cell>
          <table:table-cell office:value-type="float" office:value="24.3466434875736" calcext:value-type="float">
            <text:p>24.3466434875736</text:p>
          </table:table-cell>
          <table:table-cell office:value-type="float" office:value="74.0440910263172" calcext:value-type="float">
            <text:p>74.0440910263172</text:p>
          </table:table-cell>
          <table:table-cell office:value-type="float" office:value="981.66843691882" calcext:value-type="float">
            <text:p>981.66843691882</text:p>
          </table:table-cell>
          <table:table-cell office:value-type="float" office:value="4062352" calcext:value-type="float">
            <text:p>4062352</text:p>
          </table:table-cell>
          <table:table-cell office:value-type="float" office:value="2019597" calcext:value-type="float">
            <text:p>2019597</text:p>
          </table:table-cell>
          <table:table-cell office:value-type="float" office:value="231700" calcext:value-type="float">
            <text:p>231700</text:p>
          </table:table-cell>
          <table:table-cell office:value-type="float" office:value="216427" calcext:value-type="float">
            <text:p>216427</text:p>
          </table:table-cell>
          <table:table-cell office:value-type="float" office:value="222380" calcext:value-type="float">
            <text:p>2223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7018" calcext:value-type="float">
            <text:p>217018</text:p>
          </table:table-cell>
          <table:table-cell office:value-type="float" office:value="219076" calcext:value-type="float">
            <text:p>219076</text:p>
          </table:table-cell>
          <table:table-cell office:value-type="float" office:value="2.42135076777348" calcext:value-type="float">
            <text:p>2.42135076777348</text:p>
          </table:table-cell>
          <table:table-cell office:value-type="float" office:value="1.20377376124546" calcext:value-type="float">
            <text:p>1.20377376124546</text:p>
          </table:table-cell>
          <table:table-cell office:value-type="float" office:value="0.138103978407857" calcext:value-type="float">
            <text:p>0.138103978407857</text:p>
          </table:table-cell>
          <table:table-cell office:value-type="float" office:value="0.1290005599261" calcext:value-type="float">
            <text:p>0.1290005599261</text:p>
          </table:table-cell>
          <table:table-cell office:value-type="float" office:value="0.132548824852565" calcext:value-type="float">
            <text:p>0.132548824852565</text:p>
          </table:table-cell>
          <table:table-cell office:value-type="float" office:value="5" calcext:value-type="float">
            <text:p>5</text:p>
          </table:table-cell>
          <table:table-cell office:value-type="float" office:value="0.129352823418715" calcext:value-type="float">
            <text:p>0.129352823418715</text:p>
          </table:table-cell>
          <table:table-cell office:value-type="float" office:value="0.130579487154423" calcext:value-type="float">
            <text:p>0.130579487154423</text:p>
          </table:table-cell>
          <table:table-cell office:value-type="float" office:value="-222.379204318429" calcext:value-type="float">
            <text:p>-222.379204318429</text:p>
          </table:table-cell>
          <table:table-cell office:value-type="float" office:value="-224.19988801478" calcext:value-type="float">
            <text:p>-224.19988801478</text:p>
          </table:table-cell>
          <table:table-cell office:value-type="float" office:value="-223.490235029487" calcext:value-type="float">
            <text:p>-223.490235029487</text:p>
          </table:table-cell>
          <table:table-cell office:value-type="float" office:value="750" calcext:value-type="float">
            <text:p>750</text:p>
          </table:table-cell>
          <table:table-cell office:value-type="float" office:value="-224.129435316257" calcext:value-type="float">
            <text:p>-224.129435316257</text:p>
          </table:table-cell>
        </table:table-row>
        <table:table-row table:style-name="ro1">
          <table:table-cell office:value-type="string" calcext:value-type="string">
            <text:p>2019-12-02 23:09:54</text:p>
          </table:table-cell>
          <table:table-cell office:value-type="float" office:value="24.35169745647" calcext:value-type="float">
            <text:p>24.35169745647</text:p>
          </table:table-cell>
          <table:table-cell office:value-type="float" office:value="74.1459209511398" calcext:value-type="float">
            <text:p>74.1459209511398</text:p>
          </table:table-cell>
          <table:table-cell office:value-type="float" office:value="981.676956535867" calcext:value-type="float">
            <text:p>981.676956535867</text:p>
          </table:table-cell>
          <table:table-cell office:value-type="float" office:value="4089902" calcext:value-type="float">
            <text:p>4089902</text:p>
          </table:table-cell>
          <table:table-cell office:value-type="float" office:value="1975586" calcext:value-type="float">
            <text:p>1975586</text:p>
          </table:table-cell>
          <table:table-cell office:value-type="float" office:value="232247" calcext:value-type="float">
            <text:p>232247</text:p>
          </table:table-cell>
          <table:table-cell office:value-type="float" office:value="208629" calcext:value-type="float">
            <text:p>208629</text:p>
          </table:table-cell>
          <table:table-cell office:value-type="float" office:value="220292" calcext:value-type="float">
            <text:p>2202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7513" calcext:value-type="float">
            <text:p>217513</text:p>
          </table:table-cell>
          <table:table-cell office:value-type="float" office:value="218912" calcext:value-type="float">
            <text:p>218912</text:p>
          </table:table-cell>
          <table:table-cell office:value-type="float" office:value="2.43777184936665" calcext:value-type="float">
            <text:p>2.43777184936665</text:p>
          </table:table-cell>
          <table:table-cell office:value-type="float" office:value="1.17754115790619" calcext:value-type="float">
            <text:p>1.17754115790619</text:p>
          </table:table-cell>
          <table:table-cell office:value-type="float" office:value="0.138430015853645" calcext:value-type="float">
            <text:p>0.138430015853645</text:p>
          </table:table-cell>
          <table:table-cell office:value-type="float" office:value="0.124352589172434" calcext:value-type="float">
            <text:p>0.124352589172434</text:p>
          </table:table-cell>
          <table:table-cell office:value-type="float" office:value="0.131304279721293" calcext:value-type="float">
            <text:p>0.131304279721293</text:p>
          </table:table-cell>
          <table:table-cell office:value-type="float" office:value="5" calcext:value-type="float">
            <text:p>5</text:p>
          </table:table-cell>
          <table:table-cell office:value-type="float" office:value="0.129647866445525" calcext:value-type="float">
            <text:p>0.129647866445525</text:p>
          </table:table-cell>
          <table:table-cell office:value-type="float" office:value="0.130481735525338" calcext:value-type="float">
            <text:p>0.130481735525338</text:p>
          </table:table-cell>
          <table:table-cell office:value-type="float" office:value="-222.313996829271" calcext:value-type="float">
            <text:p>-222.313996829271</text:p>
          </table:table-cell>
          <table:table-cell office:value-type="float" office:value="-225.129482165513" calcext:value-type="float">
            <text:p>-225.129482165513</text:p>
          </table:table-cell>
          <table:table-cell office:value-type="float" office:value="-223.739144055741" calcext:value-type="float">
            <text:p>-223.739144055741</text:p>
          </table:table-cell>
          <table:table-cell office:value-type="float" office:value="750" calcext:value-type="float">
            <text:p>750</text:p>
          </table:table-cell>
          <table:table-cell office:value-type="float" office:value="-224.070426710895" calcext:value-type="float">
            <text:p>-224.070426710895</text:p>
          </table:table-cell>
        </table:table-row>
        <table:table-row table:style-name="ro1">
          <table:table-cell office:value-type="string" calcext:value-type="string">
            <text:p>2019-12-02 23:09:55</text:p>
          </table:table-cell>
          <table:table-cell office:value-type="float" office:value="24.3618053951359" calcext:value-type="float">
            <text:p>24.3618053951359</text:p>
          </table:table-cell>
          <table:table-cell office:value-type="float" office:value="74.2641738656708" calcext:value-type="float">
            <text:p>74.2641738656708</text:p>
          </table:table-cell>
          <table:table-cell office:value-type="float" office:value="981.721458137703" calcext:value-type="float">
            <text:p>981.721458137703</text:p>
          </table:table-cell>
          <table:table-cell office:value-type="float" office:value="4090578" calcext:value-type="float">
            <text:p>4090578</text:p>
          </table:table-cell>
          <table:table-cell office:value-type="float" office:value="1970912" calcext:value-type="float">
            <text:p>1970912</text:p>
          </table:table-cell>
          <table:table-cell office:value-type="float" office:value="231717" calcext:value-type="float">
            <text:p>231717</text:p>
          </table:table-cell>
          <table:table-cell office:value-type="float" office:value="206933" calcext:value-type="float">
            <text:p>206933</text:p>
          </table:table-cell>
          <table:table-cell office:value-type="float" office:value="220356" calcext:value-type="float">
            <text:p>2203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7489" calcext:value-type="float">
            <text:p>217489</text:p>
          </table:table-cell>
          <table:table-cell office:value-type="float" office:value="218959" calcext:value-type="float">
            <text:p>218959</text:p>
          </table:table-cell>
          <table:table-cell office:value-type="float" office:value="2.43817477681336" calcext:value-type="float">
            <text:p>2.43817477681336</text:p>
          </table:table-cell>
          <table:table-cell office:value-type="float" office:value="1.17475523647728" calcext:value-type="float">
            <text:p>1.17475523647728</text:p>
          </table:table-cell>
          <table:table-cell office:value-type="float" office:value="0.138114111198677" calcext:value-type="float">
            <text:p>0.138114111198677</text:p>
          </table:table-cell>
          <table:table-cell office:value-type="float" office:value="0.123341694276535" calcext:value-type="float">
            <text:p>0.123341694276535</text:p>
          </table:table-cell>
          <table:table-cell office:value-type="float" office:value="0.131342426698497" calcext:value-type="float">
            <text:p>0.131342426698497</text:p>
          </table:table-cell>
          <table:table-cell office:value-type="float" office:value="5" calcext:value-type="float">
            <text:p>5</text:p>
          </table:table-cell>
          <table:table-cell office:value-type="float" office:value="0.129633561329074" calcext:value-type="float">
            <text:p>0.129633561329074</text:p>
          </table:table-cell>
          <table:table-cell office:value-type="float" office:value="0.130509749711722" calcext:value-type="float">
            <text:p>0.130509749711722</text:p>
          </table:table-cell>
          <table:table-cell office:value-type="float" office:value="-222.377177760265" calcext:value-type="float">
            <text:p>-222.377177760265</text:p>
          </table:table-cell>
          <table:table-cell office:value-type="float" office:value="-225.331661144693" calcext:value-type="float">
            <text:p>-225.331661144693</text:p>
          </table:table-cell>
          <table:table-cell office:value-type="float" office:value="-223.731514660301" calcext:value-type="float">
            <text:p>-223.731514660301</text:p>
          </table:table-cell>
          <table:table-cell office:value-type="float" office:value="750" calcext:value-type="float">
            <text:p>750</text:p>
          </table:table-cell>
          <table:table-cell office:value-type="float" office:value="-224.073287734185" calcext:value-type="float">
            <text:p>-224.073287734185</text:p>
          </table:table-cell>
        </table:table-row>
        <table:table-row table:style-name="ro1">
          <table:table-cell office:value-type="string" calcext:value-type="string">
            <text:p>2019-12-02 23:09:57</text:p>
          </table:table-cell>
          <table:table-cell office:value-type="float" office:value="24.3567514256574" calcext:value-type="float">
            <text:p>24.3567514256574</text:p>
          </table:table-cell>
          <table:table-cell office:value-type="float" office:value="74.2050472704696" calcext:value-type="float">
            <text:p>74.2050472704696</text:p>
          </table:table-cell>
          <table:table-cell office:value-type="float" office:value="981.685476189826" calcext:value-type="float">
            <text:p>981.685476189826</text:p>
          </table:table-cell>
          <table:table-cell office:value-type="float" office:value="4087969" calcext:value-type="float">
            <text:p>4087969</text:p>
          </table:table-cell>
          <table:table-cell office:value-type="float" office:value="2142609" calcext:value-type="float">
            <text:p>2142609</text:p>
          </table:table-cell>
          <table:table-cell office:value-type="float" office:value="231155" calcext:value-type="float">
            <text:p>231155</text:p>
          </table:table-cell>
          <table:table-cell office:value-type="float" office:value="209662" calcext:value-type="float">
            <text:p>209662</text:p>
          </table:table-cell>
          <table:table-cell office:value-type="float" office:value="209725" calcext:value-type="float">
            <text:p>2097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05910" calcext:value-type="float">
            <text:p>205910</text:p>
          </table:table-cell>
          <table:table-cell office:value-type="float" office:value="219004" calcext:value-type="float">
            <text:p>219004</text:p>
          </table:table-cell>
          <table:table-cell office:value-type="float" office:value="2.43661969144579" calcext:value-type="float">
            <text:p>2.43661969144579</text:p>
          </table:table-cell>
          <table:table-cell office:value-type="float" office:value="1.27709463561709" calcext:value-type="float">
            <text:p>1.27709463561709</text:p>
          </table:table-cell>
          <table:table-cell office:value-type="float" office:value="0.137779133055107" calcext:value-type="float">
            <text:p>0.137779133055107</text:p>
          </table:table-cell>
          <table:table-cell office:value-type="float" office:value="0.124968305226362" calcext:value-type="float">
            <text:p>0.124968305226362</text:p>
          </table:table-cell>
          <table:table-cell office:value-type="float" office:value="0.125005856157047" calcext:value-type="float">
            <text:p>0.125005856157047</text:p>
          </table:table-cell>
          <table:table-cell office:value-type="float" office:value="5" calcext:value-type="float">
            <text:p>5</text:p>
          </table:table-cell>
          <table:table-cell office:value-type="float" office:value="0.122731938687794" calcext:value-type="float">
            <text:p>0.122731938687794</text:p>
          </table:table-cell>
          <table:table-cell office:value-type="float" office:value="0.130536571805069" calcext:value-type="float">
            <text:p>0.130536571805069</text:p>
          </table:table-cell>
          <table:table-cell office:value-type="float" office:value="-222.444173388979" calcext:value-type="float">
            <text:p>-222.444173388979</text:p>
          </table:table-cell>
          <table:table-cell office:value-type="float" office:value="-225.006338954728" calcext:value-type="float">
            <text:p>-225.006338954728</text:p>
          </table:table-cell>
          <table:table-cell office:value-type="float" office:value="-224.998828768591" calcext:value-type="float">
            <text:p>-224.998828768591</text:p>
          </table:table-cell>
          <table:table-cell office:value-type="float" office:value="750" calcext:value-type="float">
            <text:p>750</text:p>
          </table:table-cell>
          <table:table-cell office:value-type="float" office:value="-225.453612262441" calcext:value-type="float">
            <text:p>-225.453612262441</text:p>
          </table:table-cell>
        </table:table-row>
        <table:table-row table:style-name="ro1">
          <table:table-cell office:value-type="string" calcext:value-type="string">
            <text:p>2019-12-02 23:09:58</text:p>
          </table:table-cell>
          <table:table-cell office:value-type="float" office:value="24.3567514256574" calcext:value-type="float">
            <text:p>24.3567514256574</text:p>
          </table:table-cell>
          <table:table-cell office:value-type="float" office:value="74.2157230203187" calcext:value-type="float">
            <text:p>74.2157230203187</text:p>
          </table:table-cell>
          <table:table-cell office:value-type="float" office:value="981.658014183309" calcext:value-type="float">
            <text:p>981.658014183309</text:p>
          </table:table-cell>
          <table:table-cell office:value-type="float" office:value="4079162" calcext:value-type="float">
            <text:p>4079162</text:p>
          </table:table-cell>
          <table:table-cell office:value-type="float" office:value="2084691" calcext:value-type="float">
            <text:p>2084691</text:p>
          </table:table-cell>
          <table:table-cell office:value-type="float" office:value="231112" calcext:value-type="float">
            <text:p>231112</text:p>
          </table:table-cell>
          <table:table-cell office:value-type="float" office:value="218397" calcext:value-type="float">
            <text:p>218397</text:p>
          </table:table-cell>
          <table:table-cell office:value-type="float" office:value="221856" calcext:value-type="float">
            <text:p>221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8638" calcext:value-type="float">
            <text:p>218638</text:p>
          </table:table-cell>
          <table:table-cell office:value-type="float" office:value="219003" calcext:value-type="float">
            <text:p>219003</text:p>
          </table:table-cell>
          <table:table-cell office:value-type="float" office:value="2.43137030975465" calcext:value-type="float">
            <text:p>2.43137030975465</text:p>
          </table:table-cell>
          <table:table-cell office:value-type="float" office:value="1.24257281334076" calcext:value-type="float">
            <text:p>1.24257281334076</text:p>
          </table:table-cell>
          <table:table-cell office:value-type="float" office:value="0.137753503054798" calcext:value-type="float">
            <text:p>0.137753503054798</text:p>
          </table:table-cell>
          <table:table-cell office:value-type="float" office:value="0.130174771568152" calcext:value-type="float">
            <text:p>0.130174771568152</text:p>
          </table:table-cell>
          <table:table-cell office:value-type="float" office:value="0.132236496476709" calcext:value-type="float">
            <text:p>0.132236496476709</text:p>
          </table:table-cell>
          <table:table-cell office:value-type="float" office:value="5" calcext:value-type="float">
            <text:p>5</text:p>
          </table:table-cell>
          <table:table-cell office:value-type="float" office:value="0.130318418779185" calcext:value-type="float">
            <text:p>0.130318418779185</text:p>
          </table:table-cell>
          <table:table-cell office:value-type="float" office:value="0.13053597575855" calcext:value-type="float">
            <text:p>0.13053597575855</text:p>
          </table:table-cell>
          <table:table-cell office:value-type="float" office:value="-222.44929938904" calcext:value-type="float">
            <text:p>-222.44929938904</text:p>
          </table:table-cell>
          <table:table-cell office:value-type="float" office:value="-223.96504568637" calcext:value-type="float">
            <text:p>-223.96504568637</text:p>
          </table:table-cell>
          <table:table-cell office:value-type="float" office:value="-223.552700704658" calcext:value-type="float">
            <text:p>-223.552700704658</text:p>
          </table:table-cell>
          <table:table-cell office:value-type="float" office:value="750" calcext:value-type="float">
            <text:p>750</text:p>
          </table:table-cell>
          <table:table-cell office:value-type="float" office:value="-223.936316244163" calcext:value-type="float">
            <text:p>-223.936316244163</text:p>
          </table:table-cell>
        </table:table-row>
        <table:table-row table:style-name="ro1">
          <table:table-cell office:value-type="string" calcext:value-type="string">
            <text:p>2019-12-02 23:09:59</text:p>
          </table:table-cell>
          <table:table-cell office:value-type="float" office:value="24.3719133349659" calcext:value-type="float">
            <text:p>24.3719133349659</text:p>
          </table:table-cell>
          <table:table-cell office:value-type="float" office:value="74.2062764457665" calcext:value-type="float">
            <text:p>74.2062764457665</text:p>
          </table:table-cell>
          <table:table-cell office:value-type="float" office:value="981.601184731803" calcext:value-type="float">
            <text:p>981.601184731803</text:p>
          </table:table-cell>
          <table:table-cell office:value-type="float" office:value="4081456" calcext:value-type="float">
            <text:p>4081456</text:p>
          </table:table-cell>
          <table:table-cell office:value-type="float" office:value="2011825" calcext:value-type="float">
            <text:p>2011825</text:p>
          </table:table-cell>
          <table:table-cell office:value-type="float" office:value="231373" calcext:value-type="float">
            <text:p>231373</text:p>
          </table:table-cell>
          <table:table-cell office:value-type="float" office:value="218388" calcext:value-type="float">
            <text:p>218388</text:p>
          </table:table-cell>
          <table:table-cell office:value-type="float" office:value="221866" calcext:value-type="float">
            <text:p>221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8182" calcext:value-type="float">
            <text:p>218182</text:p>
          </table:table-cell>
          <table:table-cell office:value-type="float" office:value="218925" calcext:value-type="float">
            <text:p>218925</text:p>
          </table:table-cell>
          <table:table-cell office:value-type="float" office:value="2.43273764046879" calcext:value-type="float">
            <text:p>2.43273764046879</text:p>
          </table:table-cell>
          <table:table-cell office:value-type="float" office:value="1.19914128770128" calcext:value-type="float">
            <text:p>1.19914128770128</text:p>
          </table:table-cell>
          <table:table-cell office:value-type="float" office:value="0.137909071196207" calcext:value-type="float">
            <text:p>0.137909071196207</text:p>
          </table:table-cell>
          <table:table-cell office:value-type="float" office:value="0.130169407149483" calcext:value-type="float">
            <text:p>0.130169407149483</text:p>
          </table:table-cell>
          <table:table-cell office:value-type="float" office:value="0.132242456941897" calcext:value-type="float">
            <text:p>0.132242456941897</text:p>
          </table:table-cell>
          <table:table-cell office:value-type="float" office:value="5" calcext:value-type="float">
            <text:p>5</text:p>
          </table:table-cell>
          <table:table-cell office:value-type="float" office:value="0.130046621566608" calcext:value-type="float">
            <text:p>0.130046621566608</text:p>
          </table:table-cell>
          <table:table-cell office:value-type="float" office:value="0.130489484130083" calcext:value-type="float">
            <text:p>0.130489484130083</text:p>
          </table:table-cell>
          <table:table-cell office:value-type="float" office:value="-222.418185760759" calcext:value-type="float">
            <text:p>-222.418185760759</text:p>
          </table:table-cell>
          <table:table-cell office:value-type="float" office:value="-223.966118570103" calcext:value-type="float">
            <text:p>-223.966118570103</text:p>
          </table:table-cell>
          <table:table-cell office:value-type="float" office:value="-223.551508611621" calcext:value-type="float">
            <text:p>-223.551508611621</text:p>
          </table:table-cell>
          <table:table-cell office:value-type="float" office:value="750" calcext:value-type="float">
            <text:p>750</text:p>
          </table:table-cell>
          <table:table-cell office:value-type="float" office:value="-223.990675686678" calcext:value-type="float">
            <text:p>-223.990675686678</text:p>
          </table:table-cell>
        </table:table-row>
        <table:table-row table:style-name="ro1">
          <table:table-cell office:value-type="string" calcext:value-type="string">
            <text:p>2019-12-02 23:10:00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4.184514649992" calcext:value-type="float">
            <text:p>74.184514649992</text:p>
          </table:table-cell>
          <table:table-cell office:value-type="float" office:value="981.647590701975" calcext:value-type="float">
            <text:p>981.647590701975</text:p>
          </table:table-cell>
          <table:table-cell office:value-type="float" office:value="4081153" calcext:value-type="float">
            <text:p>4081153</text:p>
          </table:table-cell>
          <table:table-cell office:value-type="float" office:value="2030279" calcext:value-type="float">
            <text:p>2030279</text:p>
          </table:table-cell>
          <table:table-cell office:value-type="float" office:value="233145" calcext:value-type="float">
            <text:p>233145</text:p>
          </table:table-cell>
          <table:table-cell office:value-type="float" office:value="212505" calcext:value-type="float">
            <text:p>212505</text:p>
          </table:table-cell>
          <table:table-cell office:value-type="float" office:value="221666" calcext:value-type="float">
            <text:p>221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8852" calcext:value-type="float">
            <text:p>218852</text:p>
          </table:table-cell>
          <table:table-cell office:value-type="float" office:value="218975" calcext:value-type="float">
            <text:p>218975</text:p>
          </table:table-cell>
          <table:table-cell office:value-type="float" office:value="2.43255703837359" calcext:value-type="float">
            <text:p>2.43255703837359</text:p>
          </table:table-cell>
          <table:table-cell office:value-type="float" office:value="1.21014073015937" calcext:value-type="float">
            <text:p>1.21014073015937</text:p>
          </table:table-cell>
          <table:table-cell office:value-type="float" office:value="0.138965265627535" calcext:value-type="float">
            <text:p>0.138965265627535</text:p>
          </table:table-cell>
          <table:table-cell office:value-type="float" office:value="0.126662865479334" calcext:value-type="float">
            <text:p>0.126662865479334</text:p>
          </table:table-cell>
          <table:table-cell office:value-type="float" office:value="0.132123247638136" calcext:value-type="float">
            <text:p>0.132123247638136</text:p>
          </table:table-cell>
          <table:table-cell office:value-type="float" office:value="5" calcext:value-type="float">
            <text:p>5</text:p>
          </table:table-cell>
          <table:table-cell office:value-type="float" office:value="0.13044597273421" calcext:value-type="float">
            <text:p>0.13044597273421</text:p>
          </table:table-cell>
          <table:table-cell office:value-type="float" office:value="0.130519286456023" calcext:value-type="float">
            <text:p>0.130519286456023</text:p>
          </table:table-cell>
          <table:table-cell office:value-type="float" office:value="-222.206946874493" calcext:value-type="float">
            <text:p>-222.206946874493</text:p>
          </table:table-cell>
          <table:table-cell office:value-type="float" office:value="-224.667426904133" calcext:value-type="float">
            <text:p>-224.667426904133</text:p>
          </table:table-cell>
          <table:table-cell office:value-type="float" office:value="-223.575350472373" calcext:value-type="float">
            <text:p>-223.575350472373</text:p>
          </table:table-cell>
          <table:table-cell office:value-type="float" office:value="750" calcext:value-type="float">
            <text:p>750</text:p>
          </table:table-cell>
          <table:table-cell office:value-type="float" office:value="-223.910805453158" calcext:value-type="float">
            <text:p>-223.910805453158</text:p>
          </table:table-cell>
        </table:table-row>
        <table:table-row table:style-name="ro1">
          <table:table-cell office:value-type="string" calcext:value-type="string">
            <text:p>2019-12-02 23:10:03</text:p>
          </table:table-cell>
          <table:table-cell office:value-type="float" office:value="24.3719133349659" calcext:value-type="float">
            <text:p>24.3719133349659</text:p>
          </table:table-cell>
          <table:table-cell office:value-type="float" office:value="74.1262045454444" calcext:value-type="float">
            <text:p>74.1262045454444</text:p>
          </table:table-cell>
          <table:table-cell office:value-type="float" office:value="981.656110009074" calcext:value-type="float">
            <text:p>981.656110009074</text:p>
          </table:table-cell>
          <table:table-cell office:value-type="float" office:value="4078597" calcext:value-type="float">
            <text:p>4078597</text:p>
          </table:table-cell>
          <table:table-cell office:value-type="float" office:value="2139620" calcext:value-type="float">
            <text:p>2139620</text:p>
          </table:table-cell>
          <table:table-cell office:value-type="float" office:value="232558" calcext:value-type="float">
            <text:p>232558</text:p>
          </table:table-cell>
          <table:table-cell office:value-type="float" office:value="220759" calcext:value-type="float">
            <text:p>220759</text:p>
          </table:table-cell>
          <table:table-cell office:value-type="float" office:value="222622" calcext:value-type="float">
            <text:p>222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4944" calcext:value-type="float">
            <text:p>214944</text:p>
          </table:table-cell>
          <table:table-cell office:value-type="float" office:value="218919" calcext:value-type="float">
            <text:p>218919</text:p>
          </table:table-cell>
          <table:table-cell office:value-type="float" office:value="2.43103354347152" calcext:value-type="float">
            <text:p>2.43103354347152</text:p>
          </table:table-cell>
          <table:table-cell office:value-type="float" office:value="1.27531305257238" calcext:value-type="float">
            <text:p>1.27531305257238</text:p>
          </table:table-cell>
          <table:table-cell office:value-type="float" office:value="0.138615386320995" calcext:value-type="float">
            <text:p>0.138615386320995</text:p>
          </table:table-cell>
          <table:table-cell office:value-type="float" office:value="0.131582633445577" calcext:value-type="float">
            <text:p>0.131582633445577</text:p>
          </table:table-cell>
          <table:table-cell office:value-type="float" office:value="0.132693068110117" calcext:value-type="float">
            <text:p>0.132693068110117</text:p>
          </table:table-cell>
          <table:table-cell office:value-type="float" office:value="5" calcext:value-type="float">
            <text:p>5</text:p>
          </table:table-cell>
          <table:table-cell office:value-type="float" office:value="0.128116622938707" calcext:value-type="float">
            <text:p>0.128116622938707</text:p>
          </table:table-cell>
          <table:table-cell office:value-type="float" office:value="0.13048590785097" calcext:value-type="float">
            <text:p>0.13048590785097</text:p>
          </table:table-cell>
          <table:table-cell office:value-type="float" office:value="-222.276922735801" calcext:value-type="float">
            <text:p>-222.276922735801</text:p>
          </table:table-cell>
          <table:table-cell office:value-type="float" office:value="-223.683473310885" calcext:value-type="float">
            <text:p>-223.683473310885</text:p>
          </table:table-cell>
          <table:table-cell office:value-type="float" office:value="-223.461386377977" calcext:value-type="float">
            <text:p>-223.461386377977</text:p>
          </table:table-cell>
          <table:table-cell office:value-type="float" office:value="750" calcext:value-type="float">
            <text:p>750</text:p>
          </table:table-cell>
          <table:table-cell office:value-type="float" office:value="-224.376675412259" calcext:value-type="float">
            <text:p>-224.376675412259</text:p>
          </table:table-cell>
        </table:table-row>
        <table:table-row table:style-name="ro1">
          <table:table-cell office:value-type="string" calcext:value-type="string">
            <text:p>2019-12-02 23:10:04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0945836990753" calcext:value-type="float">
            <text:p>74.0945836990753</text:p>
          </table:table-cell>
          <table:table-cell office:value-type="float" office:value="981.664629353075" calcext:value-type="float">
            <text:p>981.664629353075</text:p>
          </table:table-cell>
          <table:table-cell office:value-type="float" office:value="4090148" calcext:value-type="float">
            <text:p>4090148</text:p>
          </table:table-cell>
          <table:table-cell office:value-type="float" office:value="2141202" calcext:value-type="float">
            <text:p>2141202</text:p>
          </table:table-cell>
          <table:table-cell office:value-type="float" office:value="232972" calcext:value-type="float">
            <text:p>232972</text:p>
          </table:table-cell>
          <table:table-cell office:value-type="float" office:value="228617" calcext:value-type="float">
            <text:p>228617</text:p>
          </table:table-cell>
          <table:table-cell office:value-type="float" office:value="222676" calcext:value-type="float">
            <text:p>222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5538" calcext:value-type="float">
            <text:p>215538</text:p>
          </table:table-cell>
          <table:table-cell office:value-type="float" office:value="219053" calcext:value-type="float">
            <text:p>219053</text:p>
          </table:table-cell>
          <table:table-cell office:value-type="float" office:value="2.43791847681027" calcext:value-type="float">
            <text:p>2.43791847681027</text:p>
          </table:table-cell>
          <table:table-cell office:value-type="float" office:value="1.27625599816513" calcext:value-type="float">
            <text:p>1.27625599816513</text:p>
          </table:table-cell>
          <table:table-cell office:value-type="float" office:value="0.138862149579781" calcext:value-type="float">
            <text:p>0.138862149579781</text:p>
          </table:table-cell>
          <table:table-cell office:value-type="float" office:value="0.136266366990372" calcext:value-type="float">
            <text:p>0.136266366990372</text:p>
          </table:table-cell>
          <table:table-cell office:value-type="float" office:value="0.132725254622132" calcext:value-type="float">
            <text:p>0.132725254622132</text:p>
          </table:table-cell>
          <table:table-cell office:value-type="float" office:value="5" calcext:value-type="float">
            <text:p>5</text:p>
          </table:table-cell>
          <table:table-cell office:value-type="float" office:value="0.128470674570879" calcext:value-type="float">
            <text:p>0.128470674570879</text:p>
          </table:table-cell>
          <table:table-cell office:value-type="float" office:value="0.13056577808449" calcext:value-type="float">
            <text:p>0.13056577808449</text:p>
          </table:table-cell>
          <table:table-cell office:value-type="float" office:value="-222.227570084044" calcext:value-type="float">
            <text:p>-222.227570084044</text:p>
          </table:table-cell>
          <table:table-cell office:value-type="float" office:value="-222.746726601926" calcext:value-type="float">
            <text:p>-222.746726601926</text:p>
          </table:table-cell>
          <table:table-cell office:value-type="float" office:value="-223.454949075574" calcext:value-type="float">
            <text:p>-223.454949075574</text:p>
          </table:table-cell>
          <table:table-cell office:value-type="float" office:value="750" calcext:value-type="float">
            <text:p>750</text:p>
          </table:table-cell>
          <table:table-cell office:value-type="float" office:value="-224.305865085824" calcext:value-type="float">
            <text:p>-224.305865085824</text:p>
          </table:table-cell>
        </table:table-row>
        <table:table-row table:style-name="ro1">
          <table:table-cell office:value-type="string" calcext:value-type="string">
            <text:p>2019-12-02 23:10:06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0732304252447" calcext:value-type="float">
            <text:p>74.0732304252447</text:p>
          </table:table-cell>
          <table:table-cell office:value-type="float" office:value="981.692092253055" calcext:value-type="float">
            <text:p>981.692092253055</text:p>
          </table:table-cell>
          <table:table-cell office:value-type="float" office:value="4086931" calcext:value-type="float">
            <text:p>4086931</text:p>
          </table:table-cell>
          <table:table-cell office:value-type="float" office:value="2139051" calcext:value-type="float">
            <text:p>2139051</text:p>
          </table:table-cell>
          <table:table-cell office:value-type="float" office:value="232902" calcext:value-type="float">
            <text:p>232902</text:p>
          </table:table-cell>
          <table:table-cell office:value-type="float" office:value="225334" calcext:value-type="float">
            <text:p>225334</text:p>
          </table:table-cell>
          <table:table-cell office:value-type="float" office:value="222371" calcext:value-type="float">
            <text:p>222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7135" calcext:value-type="float">
            <text:p>217135</text:p>
          </table:table-cell>
          <table:table-cell office:value-type="float" office:value="219095" calcext:value-type="float">
            <text:p>219095</text:p>
          </table:table-cell>
          <table:table-cell office:value-type="float" office:value="2.43600099515927" calcext:value-type="float">
            <text:p>2.43600099515927</text:p>
          </table:table-cell>
          <table:table-cell office:value-type="float" office:value="1.27497390210317" calcext:value-type="float">
            <text:p>1.27497390210317</text:p>
          </table:table-cell>
          <table:table-cell office:value-type="float" office:value="0.138820426323465" calcext:value-type="float">
            <text:p>0.138820426323465</text:p>
          </table:table-cell>
          <table:table-cell office:value-type="float" office:value="0.134309546269124" calcext:value-type="float">
            <text:p>0.134309546269124</text:p>
          </table:table-cell>
          <table:table-cell office:value-type="float" office:value="0.132543460433896" calcext:value-type="float">
            <text:p>0.132543460433896</text:p>
          </table:table-cell>
          <table:table-cell office:value-type="float" office:value="5" calcext:value-type="float">
            <text:p>5</text:p>
          </table:table-cell>
          <table:table-cell office:value-type="float" office:value="0.129422560861416" calcext:value-type="float">
            <text:p>0.129422560861416</text:p>
          </table:table-cell>
          <table:table-cell office:value-type="float" office:value="0.13059081203828" calcext:value-type="float">
            <text:p>0.13059081203828</text:p>
          </table:table-cell>
          <table:table-cell office:value-type="float" office:value="-222.235914735307" calcext:value-type="float">
            <text:p>-222.235914735307</text:p>
          </table:table-cell>
          <table:table-cell office:value-type="float" office:value="-223.138090746175" calcext:value-type="float">
            <text:p>-223.138090746175</text:p>
          </table:table-cell>
          <table:table-cell office:value-type="float" office:value="-223.491307913221" calcext:value-type="float">
            <text:p>-223.491307913221</text:p>
          </table:table-cell>
          <table:table-cell office:value-type="float" office:value="750" calcext:value-type="float">
            <text:p>750</text:p>
          </table:table-cell>
          <table:table-cell office:value-type="float" office:value="-224.115487827717" calcext:value-type="float">
            <text:p>-224.115487827717</text:p>
          </table:table-cell>
        </table:table-row>
        <table:table-row table:style-name="ro1">
          <table:table-cell office:value-type="string" calcext:value-type="string">
            <text:p>2019-12-02 23:10:07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057215380473" calcext:value-type="float">
            <text:p>74.057215380473</text:p>
          </table:table-cell>
          <table:table-cell office:value-type="float" office:value="981.692092253055" calcext:value-type="float">
            <text:p>981.692092253055</text:p>
          </table:table-cell>
          <table:table-cell office:value-type="float" office:value="4090682" calcext:value-type="float">
            <text:p>4090682</text:p>
          </table:table-cell>
          <table:table-cell office:value-type="float" office:value="2119064" calcext:value-type="float">
            <text:p>2119064</text:p>
          </table:table-cell>
          <table:table-cell office:value-type="float" office:value="302779" calcext:value-type="float">
            <text:p>302779</text:p>
          </table:table-cell>
          <table:table-cell office:value-type="float" office:value="219993" calcext:value-type="float">
            <text:p>219993</text:p>
          </table:table-cell>
          <table:table-cell office:value-type="float" office:value="221960" calcext:value-type="float">
            <text:p>2219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8298" calcext:value-type="float">
            <text:p>218298</text:p>
          </table:table-cell>
          <table:table-cell office:value-type="float" office:value="218977" calcext:value-type="float">
            <text:p>218977</text:p>
          </table:table-cell>
          <table:table-cell office:value-type="float" office:value="2.43823676565132" calcext:value-type="float">
            <text:p>2.43823676565132</text:p>
          </table:table-cell>
          <table:table-cell office:value-type="float" office:value="1.26306072033175" calcext:value-type="float">
            <text:p>1.26306072033175</text:p>
          </table:table-cell>
          <table:table-cell office:value-type="float" office:value="0.180470368918224" calcext:value-type="float">
            <text:p>0.180470368918224</text:p>
          </table:table-cell>
          <table:table-cell office:value-type="float" office:value="0.13112606181217" calcext:value-type="float">
            <text:p>0.13112606181217</text:p>
          </table:table-cell>
          <table:table-cell office:value-type="float" office:value="0.132298485314665" calcext:value-type="float">
            <text:p>0.132298485314665</text:p>
          </table:table-cell>
          <table:table-cell office:value-type="float" office:value="5" calcext:value-type="float">
            <text:p>5</text:p>
          </table:table-cell>
          <table:table-cell office:value-type="float" office:value="0.13011576296279" calcext:value-type="float">
            <text:p>0.13011576296279</text:p>
          </table:table-cell>
          <table:table-cell office:value-type="float" office:value="0.130520478549061" calcext:value-type="float">
            <text:p>0.130520478549061</text:p>
          </table:table-cell>
          <table:table-cell office:value-type="float" office:value="-213.905926216355" calcext:value-type="float">
            <text:p>-213.905926216355</text:p>
          </table:table-cell>
          <table:table-cell office:value-type="float" office:value="-223.774787637566" calcext:value-type="float">
            <text:p>-223.774787637566</text:p>
          </table:table-cell>
          <table:table-cell office:value-type="float" office:value="-223.540302937067" calcext:value-type="float">
            <text:p>-223.540302937067</text:p>
          </table:table-cell>
          <table:table-cell office:value-type="float" office:value="750" calcext:value-type="float">
            <text:p>750</text:p>
          </table:table-cell>
          <table:table-cell office:value-type="float" office:value="-223.976847407442" calcext:value-type="float">
            <text:p>-223.976847407442</text:p>
          </table:table-cell>
        </table:table-row>
        <table:table-row table:style-name="ro1">
          <table:table-cell office:value-type="string" calcext:value-type="string">
            <text:p>2019-12-02 23:10:08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4.020254247988" calcext:value-type="float">
            <text:p>74.020254247988</text:p>
          </table:table-cell>
          <table:table-cell office:value-type="float" office:value="981.673148733976" calcext:value-type="float">
            <text:p>981.673148733976</text:p>
          </table:table-cell>
          <table:table-cell office:value-type="float" office:value="4083756" calcext:value-type="float">
            <text:p>4083756</text:p>
          </table:table-cell>
          <table:table-cell office:value-type="float" office:value="2107100" calcext:value-type="float">
            <text:p>2107100</text:p>
          </table:table-cell>
          <table:table-cell office:value-type="float" office:value="454645" calcext:value-type="float">
            <text:p>454645</text:p>
          </table:table-cell>
          <table:table-cell office:value-type="float" office:value="208021" calcext:value-type="float">
            <text:p>208021</text:p>
          </table:table-cell>
          <table:table-cell office:value-type="float" office:value="221889" calcext:value-type="float">
            <text:p>2218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91" calcext:value-type="float">
            <text:p>221291</text:p>
          </table:table-cell>
          <table:table-cell office:value-type="float" office:value="218971" calcext:value-type="float">
            <text:p>218971</text:p>
          </table:table-cell>
          <table:table-cell office:value-type="float" office:value="2.43410854746205" calcext:value-type="float">
            <text:p>2.43410854746205</text:p>
          </table:table-cell>
          <table:table-cell office:value-type="float" office:value="1.25592961978073" calcext:value-type="float">
            <text:p>1.25592961978073</text:p>
          </table:table-cell>
          <table:table-cell office:value-type="float" office:value="0.270989569543549" calcext:value-type="float">
            <text:p>0.270989569543549</text:p>
          </table:table-cell>
          <table:table-cell office:value-type="float" office:value="0.123990192888998" calcext:value-type="float">
            <text:p>0.123990192888998</text:p>
          </table:table-cell>
          <table:table-cell office:value-type="float" office:value="0.13225616601183" calcext:value-type="float">
            <text:p>0.13225616601183</text:p>
          </table:table-cell>
          <table:table-cell office:value-type="float" office:value="5" calcext:value-type="float">
            <text:p>5</text:p>
          </table:table-cell>
          <table:table-cell office:value-type="float" office:value="0.131899730193583" calcext:value-type="float">
            <text:p>0.131899730193583</text:p>
          </table:table-cell>
          <table:table-cell office:value-type="float" office:value="0.130516902269948" calcext:value-type="float">
            <text:p>0.130516902269948</text:p>
          </table:table-cell>
          <table:table-cell office:value-type="float" office:value="-195.80208609129" calcext:value-type="float">
            <text:p>-195.80208609129</text:p>
          </table:table-cell>
          <table:table-cell office:value-type="float" office:value="-225.2019614222" calcext:value-type="float">
            <text:p>-225.2019614222</text:p>
          </table:table-cell>
          <table:table-cell office:value-type="float" office:value="-223.548766797634" calcext:value-type="float">
            <text:p>-223.548766797634</text:p>
          </table:table-cell>
          <table:table-cell office:value-type="float" office:value="750" calcext:value-type="float">
            <text:p>750</text:p>
          </table:table-cell>
          <table:table-cell office:value-type="float" office:value="-223.620053961283" calcext:value-type="float">
            <text:p>-223.620053961283</text:p>
          </table:table-cell>
        </table:table-row>
        <table:table-row table:style-name="ro1">
          <table:table-cell office:value-type="string" calcext:value-type="string">
            <text:p>2019-12-02 23:10:09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0038313444799" calcext:value-type="float">
            <text:p>74.0038313444799</text:p>
          </table:table-cell>
          <table:table-cell office:value-type="float" office:value="981.582240783347" calcext:value-type="float">
            <text:p>981.582240783347</text:p>
          </table:table-cell>
          <table:table-cell office:value-type="float" office:value="4087734" calcext:value-type="float">
            <text:p>4087734</text:p>
          </table:table-cell>
          <table:table-cell office:value-type="float" office:value="2127360" calcext:value-type="float">
            <text:p>2127360</text:p>
          </table:table-cell>
          <table:table-cell office:value-type="float" office:value="437370" calcext:value-type="float">
            <text:p>437370</text:p>
          </table:table-cell>
          <table:table-cell office:value-type="float" office:value="214371" calcext:value-type="float">
            <text:p>214371</text:p>
          </table:table-cell>
          <table:table-cell office:value-type="float" office:value="223184" calcext:value-type="float">
            <text:p>223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5705" calcext:value-type="float">
            <text:p>225705</text:p>
          </table:table-cell>
          <table:table-cell office:value-type="float" office:value="218917" calcext:value-type="float">
            <text:p>218917</text:p>
          </table:table-cell>
          <table:table-cell office:value-type="float" office:value="2.43647962051387" calcext:value-type="float">
            <text:p>2.43647962051387</text:p>
          </table:table-cell>
          <table:table-cell office:value-type="float" office:value="1.26800552225179" calcext:value-type="float">
            <text:p>1.26800552225179</text:p>
          </table:table-cell>
          <table:table-cell office:value-type="float" office:value="0.260692865931137" calcext:value-type="float">
            <text:p>0.260692865931137</text:p>
          </table:table-cell>
          <table:table-cell office:value-type="float" office:value="0.12777508828343" calcext:value-type="float">
            <text:p>0.12777508828343</text:p>
          </table:table-cell>
          <table:table-cell office:value-type="float" office:value="0.133028046253687" calcext:value-type="float">
            <text:p>0.133028046253687</text:p>
          </table:table-cell>
          <table:table-cell office:value-type="float" office:value="5" calcext:value-type="float">
            <text:p>5</text:p>
          </table:table-cell>
          <table:table-cell office:value-type="float" office:value="0.134530679527602" calcext:value-type="float">
            <text:p>0.134530679527602</text:p>
          </table:table-cell>
          <table:table-cell office:value-type="float" office:value="0.130484715757932" calcext:value-type="float">
            <text:p>0.130484715757932</text:p>
          </table:table-cell>
          <table:table-cell office:value-type="float" office:value="-197.861426813773" calcext:value-type="float">
            <text:p>-197.861426813773</text:p>
          </table:table-cell>
          <table:table-cell office:value-type="float" office:value="-224.444982343314" calcext:value-type="float">
            <text:p>-224.444982343314</text:p>
          </table:table-cell>
          <table:table-cell office:value-type="float" office:value="-223.394390749263" calcext:value-type="float">
            <text:p>-223.394390749263</text:p>
          </table:table-cell>
          <table:table-cell office:value-type="float" office:value="750" calcext:value-type="float">
            <text:p>750</text:p>
          </table:table-cell>
          <table:table-cell office:value-type="float" office:value="-223.09386409448" calcext:value-type="float">
            <text:p>-223.09386409448</text:p>
          </table:table-cell>
        </table:table-row>
        <table:table-row table:style-name="ro1">
          <table:table-cell office:value-type="string" calcext:value-type="string">
            <text:p>2019-12-02 23:10:11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4.0042387683747" calcext:value-type="float">
            <text:p>74.0042387683747</text:p>
          </table:table-cell>
          <table:table-cell office:value-type="float" office:value="981.673148733976" calcext:value-type="float">
            <text:p>981.673148733976</text:p>
          </table:table-cell>
          <table:table-cell office:value-type="float" office:value="4090800" calcext:value-type="float">
            <text:p>4090800</text:p>
          </table:table-cell>
          <table:table-cell office:value-type="float" office:value="2015172" calcext:value-type="float">
            <text:p>2015172</text:p>
          </table:table-cell>
          <table:table-cell office:value-type="float" office:value="385484" calcext:value-type="float">
            <text:p>385484</text:p>
          </table:table-cell>
          <table:table-cell office:value-type="float" office:value="216803" calcext:value-type="float">
            <text:p>216803</text:p>
          </table:table-cell>
          <table:table-cell office:value-type="float" office:value="226375" calcext:value-type="float">
            <text:p>2263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9678" calcext:value-type="float">
            <text:p>229678</text:p>
          </table:table-cell>
          <table:table-cell office:value-type="float" office:value="218917" calcext:value-type="float">
            <text:p>218917</text:p>
          </table:table-cell>
          <table:table-cell office:value-type="float" office:value="2.43830709914054" calcext:value-type="float">
            <text:p>2.43830709914054</text:p>
          </table:table-cell>
          <table:table-cell office:value-type="float" office:value="1.20113625539973" calcext:value-type="float">
            <text:p>1.20113625539973</text:p>
          </table:table-cell>
          <table:table-cell office:value-type="float" office:value="0.229766396256256" calcext:value-type="float">
            <text:p>0.229766396256256</text:p>
          </table:table-cell>
          <table:table-cell office:value-type="float" office:value="0.129224673417172" calcext:value-type="float">
            <text:p>0.129224673417172</text:p>
          </table:table-cell>
          <table:table-cell office:value-type="float" office:value="0.134930030695204" calcext:value-type="float">
            <text:p>0.134930030695204</text:p>
          </table:table-cell>
          <table:table-cell office:value-type="float" office:value="5" calcext:value-type="float">
            <text:p>5</text:p>
          </table:table-cell>
          <table:table-cell office:value-type="float" office:value="0.136898772346827" calcext:value-type="float">
            <text:p>0.136898772346827</text:p>
          </table:table-cell>
          <table:table-cell office:value-type="float" office:value="0.130484715757932" calcext:value-type="float">
            <text:p>0.130484715757932</text:p>
          </table:table-cell>
          <table:table-cell office:value-type="float" office:value="-204.046720748749" calcext:value-type="float">
            <text:p>-204.046720748749</text:p>
          </table:table-cell>
          <table:table-cell office:value-type="float" office:value="-224.155065316566" calcext:value-type="float">
            <text:p>-224.155065316566</text:p>
          </table:table-cell>
          <table:table-cell office:value-type="float" office:value="-223.013993860959" calcext:value-type="float">
            <text:p>-223.013993860959</text:p>
          </table:table-cell>
          <table:table-cell office:value-type="float" office:value="750" calcext:value-type="float">
            <text:p>750</text:p>
          </table:table-cell>
          <table:table-cell office:value-type="float" office:value="-222.620245530635" calcext:value-type="float">
            <text:p>-222.620245530635</text:p>
          </table:table-cell>
        </table:table-row>
        <table:table-row table:style-name="ro1">
          <table:table-cell office:value-type="string" calcext:value-type="string">
            <text:p>2019-12-02 23:10:12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9993076126562" calcext:value-type="float">
            <text:p>73.9993076126562</text:p>
          </table:table-cell>
          <table:table-cell office:value-type="float" office:value="981.736594888609" calcext:value-type="float">
            <text:p>981.736594888609</text:p>
          </table:table-cell>
          <table:table-cell office:value-type="float" office:value="4089499" calcext:value-type="float">
            <text:p>4089499</text:p>
          </table:table-cell>
          <table:table-cell office:value-type="float" office:value="1973765" calcext:value-type="float">
            <text:p>1973765</text:p>
          </table:table-cell>
          <table:table-cell office:value-type="float" office:value="372017" calcext:value-type="float">
            <text:p>372017</text:p>
          </table:table-cell>
          <table:table-cell office:value-type="float" office:value="219920" calcext:value-type="float">
            <text:p>219920</text:p>
          </table:table-cell>
          <table:table-cell office:value-type="float" office:value="230725" calcext:value-type="float">
            <text:p>2307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34745" calcext:value-type="float">
            <text:p>234745</text:p>
          </table:table-cell>
          <table:table-cell office:value-type="float" office:value="219029" calcext:value-type="float">
            <text:p>219029</text:p>
          </table:table-cell>
          <table:table-cell office:value-type="float" office:value="2.43753164261957" calcext:value-type="float">
            <text:p>2.43753164261957</text:p>
          </table:table-cell>
          <table:table-cell office:value-type="float" office:value="1.17645575719544" calcext:value-type="float">
            <text:p>1.17645575719544</text:p>
          </table:table-cell>
          <table:table-cell office:value-type="float" office:value="0.221739437787466" calcext:value-type="float">
            <text:p>0.221739437787466</text:p>
          </table:table-cell>
          <table:table-cell office:value-type="float" office:value="0.131082550416297" calcext:value-type="float">
            <text:p>0.131082550416297</text:p>
          </table:table-cell>
          <table:table-cell office:value-type="float" office:value="0.137522833052019" calcext:value-type="float">
            <text:p>0.137522833052019</text:p>
          </table:table-cell>
          <table:table-cell office:value-type="float" office:value="5" calcext:value-type="float">
            <text:p>5</text:p>
          </table:table-cell>
          <table:table-cell office:value-type="float" office:value="0.139918940057628" calcext:value-type="float">
            <text:p>0.139918940057628</text:p>
          </table:table-cell>
          <table:table-cell office:value-type="float" office:value="0.130551472968039" calcext:value-type="float">
            <text:p>0.130551472968039</text:p>
          </table:table-cell>
          <table:table-cell office:value-type="float" office:value="-205.652112442507" calcext:value-type="float">
            <text:p>-205.652112442507</text:p>
          </table:table-cell>
          <table:table-cell office:value-type="float" office:value="-223.783489916741" calcext:value-type="float">
            <text:p>-223.783489916741</text:p>
          </table:table-cell>
          <table:table-cell office:value-type="float" office:value="-222.495433389596" calcext:value-type="float">
            <text:p>-222.495433389596</text:p>
          </table:table-cell>
          <table:table-cell office:value-type="float" office:value="750" calcext:value-type="float">
            <text:p>750</text:p>
          </table:table-cell>
          <table:table-cell office:value-type="float" office:value="-222.016211988474" calcext:value-type="float">
            <text:p>-222.016211988474</text:p>
          </table:table-cell>
        </table:table-row>
        <table:table-row table:style-name="ro1">
          <table:table-cell office:value-type="string" calcext:value-type="string">
            <text:p>2019-12-02 23:10:13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9722075792605" calcext:value-type="float">
            <text:p>73.9722075792605</text:p>
          </table:table-cell>
          <table:table-cell office:value-type="float" office:value="981.645685626906" calcext:value-type="float">
            <text:p>981.645685626906</text:p>
          </table:table-cell>
          <table:table-cell office:value-type="float" office:value="4085882" calcext:value-type="float">
            <text:p>4085882</text:p>
          </table:table-cell>
          <table:table-cell office:value-type="float" office:value="2154960" calcext:value-type="float">
            <text:p>2154960</text:p>
          </table:table-cell>
          <table:table-cell office:value-type="float" office:value="458163" calcext:value-type="float">
            <text:p>458163</text:p>
          </table:table-cell>
          <table:table-cell office:value-type="float" office:value="219292" calcext:value-type="float">
            <text:p>219292</text:p>
          </table:table-cell>
          <table:table-cell office:value-type="float" office:value="235659" calcext:value-type="float">
            <text:p>2356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33913" calcext:value-type="float">
            <text:p>233913</text:p>
          </table:table-cell>
          <table:table-cell office:value-type="float" office:value="218981" calcext:value-type="float">
            <text:p>218981</text:p>
          </table:table-cell>
          <table:table-cell office:value-type="float" office:value="2.43537574236104" calcext:value-type="float">
            <text:p>2.43537574236104</text:p>
          </table:table-cell>
          <table:table-cell office:value-type="float" office:value="1.28445640617089" calcext:value-type="float">
            <text:p>1.28445640617089</text:p>
          </table:table-cell>
          <table:table-cell office:value-type="float" office:value="0.273086461196716" calcext:value-type="float">
            <text:p>0.273086461196716</text:p>
          </table:table-cell>
          <table:table-cell office:value-type="float" office:value="0.130708233202485" calcext:value-type="float">
            <text:p>0.130708233202485</text:p>
          </table:table-cell>
          <table:table-cell office:value-type="float" office:value="0.140463726575819" calcext:value-type="float">
            <text:p>0.140463726575819</text:p>
          </table:table-cell>
          <table:table-cell office:value-type="float" office:value="5" calcext:value-type="float">
            <text:p>5</text:p>
          </table:table-cell>
          <table:table-cell office:value-type="float" office:value="0.13942302935398" calcext:value-type="float">
            <text:p>0.13942302935398</text:p>
          </table:table-cell>
          <table:table-cell office:value-type="float" office:value="0.130522862735136" calcext:value-type="float">
            <text:p>0.130522862735136</text:p>
          </table:table-cell>
          <table:table-cell office:value-type="float" office:value="-195.382707760657" calcext:value-type="float">
            <text:p>-195.382707760657</text:p>
          </table:table-cell>
          <table:table-cell office:value-type="float" office:value="-223.858353359503" calcext:value-type="float">
            <text:p>-223.858353359503</text:p>
          </table:table-cell>
          <table:table-cell office:value-type="float" office:value="-221.907254684836" calcext:value-type="float">
            <text:p>-221.907254684836</text:p>
          </table:table-cell>
          <table:table-cell office:value-type="float" office:value="750" calcext:value-type="float">
            <text:p>750</text:p>
          </table:table-cell>
          <table:table-cell office:value-type="float" office:value="-222.115394129204" calcext:value-type="float">
            <text:p>-222.115394129204</text:p>
          </table:table-cell>
        </table:table-row>
        <table:table-row table:style-name="ro1">
          <table:table-cell office:value-type="string" calcext:value-type="string">
            <text:p>2019-12-02 23:10:14</text:p>
          </table:table-cell>
          <table:table-cell office:value-type="float" office:value="24.3921292181185" calcext:value-type="float">
            <text:p>24.3921292181185</text:p>
          </table:table-cell>
          <table:table-cell office:value-type="float" office:value="73.957005612306" calcext:value-type="float">
            <text:p>73.957005612306</text:p>
          </table:table-cell>
          <table:table-cell office:value-type="float" office:value="981.71765119283" calcext:value-type="float">
            <text:p>981.71765119283</text:p>
          </table:table-cell>
          <table:table-cell office:value-type="float" office:value="4091216" calcext:value-type="float">
            <text:p>4091216</text:p>
          </table:table-cell>
          <table:table-cell office:value-type="float" office:value="2112542" calcext:value-type="float">
            <text:p>2112542</text:p>
          </table:table-cell>
          <table:table-cell office:value-type="float" office:value="506939" calcext:value-type="float">
            <text:p>506939</text:p>
          </table:table-cell>
          <table:table-cell office:value-type="float" office:value="220215" calcext:value-type="float">
            <text:p>220215</text:p>
          </table:table-cell>
          <table:table-cell office:value-type="float" office:value="240452" calcext:value-type="float">
            <text:p>2404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30992" calcext:value-type="float">
            <text:p>330992</text:p>
          </table:table-cell>
          <table:table-cell office:value-type="float" office:value="218902" calcext:value-type="float">
            <text:p>218902</text:p>
          </table:table-cell>
          <table:table-cell office:value-type="float" office:value="2.43855505449236" calcext:value-type="float">
            <text:p>2.43855505449236</text:p>
          </table:table-cell>
          <table:table-cell office:value-type="float" office:value="1.25917330493609" calcext:value-type="float">
            <text:p>1.25917330493609</text:p>
          </table:table-cell>
          <table:table-cell office:value-type="float" office:value="0.302159226198104" calcext:value-type="float">
            <text:p>0.302159226198104</text:p>
          </table:table-cell>
          <table:table-cell office:value-type="float" office:value="0.131258384139345" calcext:value-type="float">
            <text:p>0.131258384139345</text:p>
          </table:table-cell>
          <table:table-cell office:value-type="float" office:value="0.143320577540466" calcext:value-type="float">
            <text:p>0.143320577540466</text:p>
          </table:table-cell>
          <table:table-cell office:value-type="float" office:value="5" calcext:value-type="float">
            <text:p>5</text:p>
          </table:table-cell>
          <table:table-cell office:value-type="float" office:value="0.19728662935336" calcext:value-type="float">
            <text:p>0.19728662935336</text:p>
          </table:table-cell>
          <table:table-cell office:value-type="float" office:value="0.13047577506015" calcext:value-type="float">
            <text:p>0.13047577506015</text:p>
          </table:table-cell>
          <table:table-cell office:value-type="float" office:value="-189.568154760379" calcext:value-type="float">
            <text:p>-189.568154760379</text:p>
          </table:table-cell>
          <table:table-cell office:value-type="float" office:value="-223.748323172131" calcext:value-type="float">
            <text:p>-223.748323172131</text:p>
          </table:table-cell>
          <table:table-cell office:value-type="float" office:value="-221.335884491907" calcext:value-type="float">
            <text:p>-221.335884491907</text:p>
          </table:table-cell>
          <table:table-cell office:value-type="float" office:value="750" calcext:value-type="float">
            <text:p>750</text:p>
          </table:table-cell>
          <table:table-cell office:value-type="float" office:value="-210.542674129328" calcext:value-type="float">
            <text:p>-210.542674129328</text:p>
          </table:table-cell>
        </table:table-row>
        <table:table-row table:style-name="ro1">
          <table:table-cell office:value-type="string" calcext:value-type="string">
            <text:p>2019-12-02 23:10:16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41396144817" calcext:value-type="float">
            <text:p>73.941396144817</text:p>
          </table:table-cell>
          <table:table-cell office:value-type="float" office:value="981.726170913213" calcext:value-type="float">
            <text:p>981.726170913213</text:p>
          </table:table-cell>
          <table:table-cell office:value-type="float" office:value="4090267" calcext:value-type="float">
            <text:p>4090267</text:p>
          </table:table-cell>
          <table:table-cell office:value-type="float" office:value="2081338" calcext:value-type="float">
            <text:p>2081338</text:p>
          </table:table-cell>
          <table:table-cell office:value-type="float" office:value="594845" calcext:value-type="float">
            <text:p>594845</text:p>
          </table:table-cell>
          <table:table-cell office:value-type="float" office:value="221921" calcext:value-type="float">
            <text:p>221921</text:p>
          </table:table-cell>
          <table:table-cell office:value-type="float" office:value="240463" calcext:value-type="float">
            <text:p>2404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65621" calcext:value-type="float">
            <text:p>265621</text:p>
          </table:table-cell>
          <table:table-cell office:value-type="float" office:value="218933" calcext:value-type="float">
            <text:p>218933</text:p>
          </table:table-cell>
          <table:table-cell office:value-type="float" office:value="2.43798940634601" calcext:value-type="float">
            <text:p>2.43798940634601</text:p>
          </table:table-cell>
          <table:table-cell office:value-type="float" office:value="1.2405742693632" calcext:value-type="float">
            <text:p>1.2405742693632</text:p>
          </table:table-cell>
          <table:table-cell office:value-type="float" office:value="0.354555291480457" calcext:value-type="float">
            <text:p>0.354555291480457</text:p>
          </table:table-cell>
          <table:table-cell office:value-type="float" office:value="0.132275239500432" calcext:value-type="float">
            <text:p>0.132275239500432</text:p>
          </table:table-cell>
          <table:table-cell office:value-type="float" office:value="0.143327134052173" calcext:value-type="float">
            <text:p>0.143327134052173</text:p>
          </table:table-cell>
          <table:table-cell office:value-type="float" office:value="5" calcext:value-type="float">
            <text:p>5</text:p>
          </table:table-cell>
          <table:table-cell office:value-type="float" office:value="0.15832247237235" calcext:value-type="float">
            <text:p>0.15832247237235</text:p>
          </table:table-cell>
          <table:table-cell office:value-type="float" office:value="0.130494252502233" calcext:value-type="float">
            <text:p>0.130494252502233</text:p>
          </table:table-cell>
          <table:table-cell office:value-type="float" office:value="-179.088941703909" calcext:value-type="float">
            <text:p>-179.088941703909</text:p>
          </table:table-cell>
          <table:table-cell office:value-type="float" office:value="-223.544952099914" calcext:value-type="float">
            <text:p>-223.544952099914</text:p>
          </table:table-cell>
          <table:table-cell office:value-type="float" office:value="-221.334573189565" calcext:value-type="float">
            <text:p>-221.334573189565</text:p>
          </table:table-cell>
          <table:table-cell office:value-type="float" office:value="750" calcext:value-type="float">
            <text:p>750</text:p>
          </table:table-cell>
          <table:table-cell office:value-type="float" office:value="-218.33550552553" calcext:value-type="float">
            <text:p>-218.33550552553</text:p>
          </table:table-cell>
        </table:table-row>
        <table:table-row table:style-name="ro1">
          <table:table-cell office:value-type="string" calcext:value-type="string">
            <text:p>2019-12-02 23:10:17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307185526417" calcext:value-type="float">
            <text:p>73.9307185526417</text:p>
          </table:table-cell>
          <table:table-cell office:value-type="float" office:value="981.643779532863" calcext:value-type="float">
            <text:p>981.643779532863</text:p>
          </table:table-cell>
          <table:table-cell office:value-type="float" office:value="4090531" calcext:value-type="float">
            <text:p>4090531</text:p>
          </table:table-cell>
          <table:table-cell office:value-type="float" office:value="2096628" calcext:value-type="float">
            <text:p>2096628</text:p>
          </table:table-cell>
          <table:table-cell office:value-type="float" office:value="850474" calcext:value-type="float">
            <text:p>850474</text:p>
          </table:table-cell>
          <table:table-cell office:value-type="float" office:value="224870" calcext:value-type="float">
            <text:p>224870</text:p>
          </table:table-cell>
          <table:table-cell office:value-type="float" office:value="256315" calcext:value-type="float">
            <text:p>2563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65982" calcext:value-type="float">
            <text:p>265982</text:p>
          </table:table-cell>
          <table:table-cell office:value-type="float" office:value="219013" calcext:value-type="float">
            <text:p>219013</text:p>
          </table:table-cell>
          <table:table-cell office:value-type="float" office:value="2.43814676262698" calcext:value-type="float">
            <text:p>2.43814676262698</text:p>
          </table:table-cell>
          <table:table-cell office:value-type="float" office:value="1.24968782063577" calcext:value-type="float">
            <text:p>1.24968782063577</text:p>
          </table:table-cell>
          <table:table-cell office:value-type="float" office:value="0.506922067036875" calcext:value-type="float">
            <text:p>0.506922067036875</text:p>
          </table:table-cell>
          <table:table-cell office:value-type="float" office:value="0.134032980684397" calcext:value-type="float">
            <text:p>0.134032980684397</text:p>
          </table:table-cell>
          <table:table-cell office:value-type="float" office:value="0.152775663468321" calcext:value-type="float">
            <text:p>0.152775663468321</text:p>
          </table:table-cell>
          <table:table-cell office:value-type="float" office:value="5" calcext:value-type="float">
            <text:p>5</text:p>
          </table:table-cell>
          <table:table-cell office:value-type="float" office:value="0.15853764516564" calcext:value-type="float">
            <text:p>0.15853764516564</text:p>
          </table:table-cell>
          <table:table-cell office:value-type="float" office:value="0.130541936223738" calcext:value-type="float">
            <text:p>0.130541936223738</text:p>
          </table:table-cell>
          <table:table-cell office:value-type="float" office:value="-148.615586592625" calcext:value-type="float">
            <text:p>-148.615586592625</text:p>
          </table:table-cell>
          <table:table-cell office:value-type="float" office:value="-223.193403863121" calcext:value-type="float">
            <text:p>-223.193403863121</text:p>
          </table:table-cell>
          <table:table-cell office:value-type="float" office:value="-219.444867306336" calcext:value-type="float">
            <text:p>-219.444867306336</text:p>
          </table:table-cell>
          <table:table-cell office:value-type="float" office:value="750" calcext:value-type="float">
            <text:p>750</text:p>
          </table:table-cell>
          <table:table-cell office:value-type="float" office:value="-218.292470966872" calcext:value-type="float">
            <text:p>-218.292470966872</text:p>
          </table:table-cell>
        </table:table-row>
        <table:table-row table:style-name="ro1">
          <table:table-cell office:value-type="string" calcext:value-type="string">
            <text:p>2019-12-02 23:10:18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360573529868" calcext:value-type="float">
            <text:p>73.9360573529868</text:p>
          </table:table-cell>
          <table:table-cell office:value-type="float" office:value="981.69870709806" calcext:value-type="float">
            <text:p>981.69870709806</text:p>
          </table:table-cell>
          <table:table-cell office:value-type="float" office:value="4090334" calcext:value-type="float">
            <text:p>4090334</text:p>
          </table:table-cell>
          <table:table-cell office:value-type="float" office:value="2117880" calcext:value-type="float">
            <text:p>2117880</text:p>
          </table:table-cell>
          <table:table-cell office:value-type="float" office:value="931810" calcext:value-type="float">
            <text:p>931810</text:p>
          </table:table-cell>
          <table:table-cell office:value-type="float" office:value="224950" calcext:value-type="float">
            <text:p>224950</text:p>
          </table:table-cell>
          <table:table-cell office:value-type="float" office:value="268600" calcext:value-type="float">
            <text:p>2686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78948" calcext:value-type="float">
            <text:p>278948</text:p>
          </table:table-cell>
          <table:table-cell office:value-type="float" office:value="219082" calcext:value-type="float">
            <text:p>219082</text:p>
          </table:table-cell>
          <table:table-cell office:value-type="float" office:value="2.43802934146277" calcext:value-type="float">
            <text:p>2.43802934146277</text:p>
          </table:table-cell>
          <table:table-cell office:value-type="float" office:value="1.26235500125349" calcext:value-type="float">
            <text:p>1.26235500125349</text:p>
          </table:table-cell>
          <table:table-cell office:value-type="float" office:value="0.555402106690658" calcext:value-type="float">
            <text:p>0.555402106690658</text:p>
          </table:table-cell>
          <table:table-cell office:value-type="float" office:value="0.134080664405902" calcext:value-type="float">
            <text:p>0.134080664405902</text:p>
          </table:table-cell>
          <table:table-cell office:value-type="float" office:value="0.160098094951879" calcext:value-type="float">
            <text:p>0.160098094951879</text:p>
          </table:table-cell>
          <table:table-cell office:value-type="float" office:value="5" calcext:value-type="float">
            <text:p>5</text:p>
          </table:table-cell>
          <table:table-cell office:value-type="float" office:value="0.166265984328507" calcext:value-type="float">
            <text:p>0.166265984328507</text:p>
          </table:table-cell>
          <table:table-cell office:value-type="float" office:value="0.130583063433535" calcext:value-type="float">
            <text:p>0.130583063433535</text:p>
          </table:table-cell>
          <table:table-cell office:value-type="float" office:value="-138.919578661868" calcext:value-type="float">
            <text:p>-138.919578661868</text:p>
          </table:table-cell>
          <table:table-cell office:value-type="float" office:value="-223.18386711882" calcext:value-type="float">
            <text:p>-223.18386711882</text:p>
          </table:table-cell>
          <table:table-cell office:value-type="float" office:value="-217.980381009624" calcext:value-type="float">
            <text:p>-217.980381009624</text:p>
          </table:table-cell>
          <table:table-cell office:value-type="float" office:value="750" calcext:value-type="float">
            <text:p>750</text:p>
          </table:table-cell>
          <table:table-cell office:value-type="float" office:value="-216.746803134299" calcext:value-type="float">
            <text:p>-216.746803134299</text:p>
          </table:table-cell>
        </table:table-row>
        <table:table-row table:style-name="ro1">
          <table:table-cell office:value-type="string" calcext:value-type="string">
            <text:p>2019-12-02 23:10:20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9097695751736" calcext:value-type="float">
            <text:p>73.9097695751736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9627" calcext:value-type="float">
            <text:p>4089627</text:p>
          </table:table-cell>
          <table:table-cell office:value-type="float" office:value="2099287" calcext:value-type="float">
            <text:p>2099287</text:p>
          </table:table-cell>
          <table:table-cell office:value-type="float" office:value="893529" calcext:value-type="float">
            <text:p>893529</text:p>
          </table:table-cell>
          <table:table-cell office:value-type="float" office:value="225505" calcext:value-type="float">
            <text:p>225505</text:p>
          </table:table-cell>
          <table:table-cell office:value-type="float" office:value="275242" calcext:value-type="float">
            <text:p>2752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93226" calcext:value-type="float">
            <text:p>293226</text:p>
          </table:table-cell>
          <table:table-cell office:value-type="float" office:value="219008" calcext:value-type="float">
            <text:p>219008</text:p>
          </table:table-cell>
          <table:table-cell office:value-type="float" office:value="2.43760793657397" calcext:value-type="float">
            <text:p>2.43760793657397</text:p>
          </table:table-cell>
          <table:table-cell office:value-type="float" office:value="1.25127270832929" calcext:value-type="float">
            <text:p>1.25127270832929</text:p>
          </table:table-cell>
          <table:table-cell office:value-type="float" office:value="0.532584849904162" calcext:value-type="float">
            <text:p>0.532584849904162</text:p>
          </table:table-cell>
          <table:table-cell office:value-type="float" office:value="0.134411470223841" calcext:value-type="float">
            <text:p>0.134411470223841</text:p>
          </table:table-cell>
          <table:table-cell office:value-type="float" office:value="0.164057035929803" calcext:value-type="float">
            <text:p>0.164057035929803</text:p>
          </table:table-cell>
          <table:table-cell office:value-type="float" office:value="5" calcext:value-type="float">
            <text:p>5</text:p>
          </table:table-cell>
          <table:table-cell office:value-type="float" office:value="0.17477633652405" calcext:value-type="float">
            <text:p>0.17477633652405</text:p>
          </table:table-cell>
          <table:table-cell office:value-type="float" office:value="0.130538955991144" calcext:value-type="float">
            <text:p>0.130538955991144</text:p>
          </table:table-cell>
          <table:table-cell office:value-type="float" office:value="-143.483030019168" calcext:value-type="float">
            <text:p>-143.483030019168</text:p>
          </table:table-cell>
          <table:table-cell office:value-type="float" office:value="-223.117705955232" calcext:value-type="float">
            <text:p>-223.117705955232</text:p>
          </table:table-cell>
          <table:table-cell office:value-type="float" office:value="-217.188592814039" calcext:value-type="float">
            <text:p>-217.188592814039</text:p>
          </table:table-cell>
          <table:table-cell office:value-type="float" office:value="750" calcext:value-type="float">
            <text:p>750</text:p>
          </table:table-cell>
          <table:table-cell office:value-type="float" office:value="-215.04473269519" calcext:value-type="float">
            <text:p>-215.04473269519</text:p>
          </table:table-cell>
        </table:table-row>
        <table:table-row table:style-name="ro1">
          <table:table-cell office:value-type="string" calcext:value-type="string">
            <text:p>2019-12-02 23:10:21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8723970772516" calcext:value-type="float">
            <text:p>73.8723970772516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9563" calcext:value-type="float">
            <text:p>4089563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883422" calcext:value-type="float">
            <text:p>883422</text:p>
          </table:table-cell>
          <table:table-cell office:value-type="float" office:value="227290" calcext:value-type="float">
            <text:p>227290</text:p>
          </table:table-cell>
          <table:table-cell office:value-type="float" office:value="281463" calcext:value-type="float">
            <text:p>2814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09838" calcext:value-type="float">
            <text:p>309838</text:p>
          </table:table-cell>
          <table:table-cell office:value-type="float" office:value="219051" calcext:value-type="float">
            <text:p>219051</text:p>
          </table:table-cell>
          <table:table-cell office:value-type="float" office:value="2.43756978959677" calcext:value-type="float">
            <text:p>2.43756978959677</text:p>
          </table:table-cell>
          <table:table-cell office:value-type="float" office:value="1.25875666841944" calcext:value-type="float">
            <text:p>1.25875666841944</text:p>
          </table:table-cell>
          <table:table-cell office:value-type="float" office:value="0.526560607738567" calcext:value-type="float">
            <text:p>0.526560607738567</text:p>
          </table:table-cell>
          <table:table-cell office:value-type="float" office:value="0.135475413259913" calcext:value-type="float">
            <text:p>0.135475413259913</text:p>
          </table:table-cell>
          <table:table-cell office:value-type="float" office:value="0.167765041323309" calcext:value-type="float">
            <text:p>0.167765041323309</text:p>
          </table:table-cell>
          <table:table-cell office:value-type="float" office:value="5" calcext:value-type="float">
            <text:p>5</text:p>
          </table:table-cell>
          <table:table-cell office:value-type="float" office:value="0.184677861294491" calcext:value-type="float">
            <text:p>0.184677861294491</text:p>
          </table:table-cell>
          <table:table-cell office:value-type="float" office:value="0.130564585991452" calcext:value-type="float">
            <text:p>0.130564585991452</text:p>
          </table:table-cell>
          <table:table-cell office:value-type="float" office:value="-144.687878452287" calcext:value-type="float">
            <text:p>-144.687878452287</text:p>
          </table:table-cell>
          <table:table-cell office:value-type="float" office:value="-222.904917348017" calcext:value-type="float">
            <text:p>-222.904917348017</text:p>
          </table:table-cell>
          <table:table-cell office:value-type="float" office:value="-216.446991735338" calcext:value-type="float">
            <text:p>-216.446991735338</text:p>
          </table:table-cell>
          <table:table-cell office:value-type="float" office:value="750" calcext:value-type="float">
            <text:p>750</text:p>
          </table:table-cell>
          <table:table-cell office:value-type="float" office:value="-213.064427741102" calcext:value-type="float">
            <text:p>-213.064427741102</text:p>
          </table:table-cell>
        </table:table-row>
        <table:table-row table:style-name="ro1">
          <table:table-cell office:value-type="string" calcext:value-type="string">
            <text:p>2019-12-02 23:10:22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9261927111846" calcext:value-type="float">
            <text:p>73.9261927111846</text:p>
          </table:table-cell>
          <table:table-cell office:value-type="float" office:value="981.660817711536" calcext:value-type="float">
            <text:p>981.660817711536</text:p>
          </table:table-cell>
          <table:table-cell office:value-type="float" office:value="4090447" calcext:value-type="float">
            <text:p>4090447</text:p>
          </table:table-cell>
          <table:table-cell office:value-type="float" office:value="2113601" calcext:value-type="float">
            <text:p>2113601</text:p>
          </table:table-cell>
          <table:table-cell office:value-type="float" office:value="821778" calcext:value-type="float">
            <text:p>821778</text:p>
          </table:table-cell>
          <table:table-cell office:value-type="float" office:value="236400" calcext:value-type="float">
            <text:p>236400</text:p>
          </table:table-cell>
          <table:table-cell office:value-type="float" office:value="291962" calcext:value-type="float">
            <text:p>2919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01987" calcext:value-type="float">
            <text:p>301987</text:p>
          </table:table-cell>
          <table:table-cell office:value-type="float" office:value="218961" calcext:value-type="float">
            <text:p>218961</text:p>
          </table:table-cell>
          <table:table-cell office:value-type="float" office:value="2.4380966947194" calcext:value-type="float">
            <text:p>2.4380966947194</text:p>
          </table:table-cell>
          <table:table-cell office:value-type="float" office:value="1.25980451819951" calcext:value-type="float">
            <text:p>1.25980451819951</text:p>
          </table:table-cell>
          <table:table-cell office:value-type="float" office:value="0.489817916133155" calcext:value-type="float">
            <text:p>0.489817916133155</text:p>
          </table:table-cell>
          <table:table-cell office:value-type="float" office:value="0.140905397046256" calcext:value-type="float">
            <text:p>0.140905397046256</text:p>
          </table:table-cell>
          <table:table-cell office:value-type="float" office:value="0.174022933724276" calcext:value-type="float">
            <text:p>0.174022933724276</text:p>
          </table:table-cell>
          <table:table-cell office:value-type="float" office:value="5" calcext:value-type="float">
            <text:p>5</text:p>
          </table:table-cell>
          <table:table-cell office:value-type="float" office:value="0.179998300075328" calcext:value-type="float">
            <text:p>0.179998300075328</text:p>
          </table:table-cell>
          <table:table-cell office:value-type="float" office:value="0.13051094180476" calcext:value-type="float">
            <text:p>0.13051094180476</text:p>
          </table:table-cell>
          <table:table-cell office:value-type="float" office:value="-152.036416773369" calcext:value-type="float">
            <text:p>-152.036416773369</text:p>
          </table:table-cell>
          <table:table-cell office:value-type="float" office:value="-221.818920590749" calcext:value-type="float">
            <text:p>-221.818920590749</text:p>
          </table:table-cell>
          <table:table-cell office:value-type="float" office:value="-215.195413255145" calcext:value-type="float">
            <text:p>-215.195413255145</text:p>
          </table:table-cell>
          <table:table-cell office:value-type="float" office:value="750" calcext:value-type="float">
            <text:p>750</text:p>
          </table:table-cell>
          <table:table-cell office:value-type="float" office:value="-214.000339984934" calcext:value-type="float">
            <text:p>-214.000339984934</text:p>
          </table:table-cell>
        </table:table-row>
        <table:table-row table:style-name="ro1">
          <table:table-cell office:value-type="string" calcext:value-type="string">
            <text:p>2019-12-02 23:10:23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8990917612001" calcext:value-type="float">
            <text:p>73.8990917612001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9779" calcext:value-type="float">
            <text:p>4089779</text:p>
          </table:table-cell>
          <table:table-cell office:value-type="float" office:value="2116476" calcext:value-type="float">
            <text:p>2116476</text:p>
          </table:table-cell>
          <table:table-cell office:value-type="float" office:value="903774" calcext:value-type="float">
            <text:p>903774</text:p>
          </table:table-cell>
          <table:table-cell office:value-type="float" office:value="241102" calcext:value-type="float">
            <text:p>241102</text:p>
          </table:table-cell>
          <table:table-cell office:value-type="float" office:value="306043" calcext:value-type="float">
            <text:p>3060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78715" calcext:value-type="float">
            <text:p>278715</text:p>
          </table:table-cell>
          <table:table-cell office:value-type="float" office:value="219066" calcext:value-type="float">
            <text:p>219066</text:p>
          </table:table-cell>
          <table:table-cell office:value-type="float" office:value="2.43769853564483" calcext:value-type="float">
            <text:p>2.43769853564483</text:p>
          </table:table-cell>
          <table:table-cell office:value-type="float" office:value="1.26151815194108" calcext:value-type="float">
            <text:p>1.26151815194108</text:p>
          </table:table-cell>
          <table:table-cell office:value-type="float" office:value="0.538691346489352" calcext:value-type="float">
            <text:p>0.538691346489352</text:p>
          </table:table-cell>
          <table:table-cell office:value-type="float" office:value="0.143708007777692" calcext:value-type="float">
            <text:p>0.143708007777692</text:p>
          </table:table-cell>
          <table:table-cell office:value-type="float" office:value="0.182415864755614" calcext:value-type="float">
            <text:p>0.182415864755614</text:p>
          </table:table-cell>
          <table:table-cell office:value-type="float" office:value="5" calcext:value-type="float">
            <text:p>5</text:p>
          </table:table-cell>
          <table:table-cell office:value-type="float" office:value="0.166127105489624" calcext:value-type="float">
            <text:p>0.166127105489624</text:p>
          </table:table-cell>
          <table:table-cell office:value-type="float" office:value="0.130573526689235" calcext:value-type="float">
            <text:p>0.130573526689235</text:p>
          </table:table-cell>
          <table:table-cell office:value-type="float" office:value="-142.26173070213" calcext:value-type="float">
            <text:p>-142.26173070213</text:p>
          </table:table-cell>
          <table:table-cell office:value-type="float" office:value="-221.258398444462" calcext:value-type="float">
            <text:p>-221.258398444462</text:p>
          </table:table-cell>
          <table:table-cell office:value-type="float" office:value="-213.516827048877" calcext:value-type="float">
            <text:p>-213.516827048877</text:p>
          </table:table-cell>
          <table:table-cell office:value-type="float" office:value="750" calcext:value-type="float">
            <text:p>750</text:p>
          </table:table-cell>
          <table:table-cell office:value-type="float" office:value="-216.774578902075" calcext:value-type="float">
            <text:p>-216.774578902075</text:p>
          </table:table-cell>
        </table:table-row>
        <table:table-row table:style-name="ro1">
          <table:table-cell office:value-type="string" calcext:value-type="string">
            <text:p>2019-12-02 23:10:25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9163275185539" calcext:value-type="float">
            <text:p>73.9163275185539</text:p>
          </table:table-cell>
          <table:table-cell office:value-type="float" office:value="981.760250163656" calcext:value-type="float">
            <text:p>981.760250163656</text:p>
          </table:table-cell>
          <table:table-cell office:value-type="float" office:value="4090010" calcext:value-type="float">
            <text:p>4090010</text:p>
          </table:table-cell>
          <table:table-cell office:value-type="float" office:value="2093466" calcext:value-type="float">
            <text:p>2093466</text:p>
          </table:table-cell>
          <table:table-cell office:value-type="float" office:value="921026" calcext:value-type="float">
            <text:p>921026</text:p>
          </table:table-cell>
          <table:table-cell office:value-type="float" office:value="246325" calcext:value-type="float">
            <text:p>246325</text:p>
          </table:table-cell>
          <table:table-cell office:value-type="float" office:value="318842" calcext:value-type="float">
            <text:p>3188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42730" calcext:value-type="float">
            <text:p>342730</text:p>
          </table:table-cell>
          <table:table-cell office:value-type="float" office:value="219099" calcext:value-type="float">
            <text:p>219099</text:p>
          </table:table-cell>
          <table:table-cell office:value-type="float" office:value="2.43783622239068" calcext:value-type="float">
            <text:p>2.43783622239068</text:p>
          </table:table-cell>
          <table:table-cell office:value-type="float" office:value="1.2478031215433" calcext:value-type="float">
            <text:p>1.2478031215433</text:p>
          </table:table-cell>
          <table:table-cell office:value-type="float" office:value="0.54897434103183" calcext:value-type="float">
            <text:p>0.54897434103183</text:p>
          </table:table-cell>
          <table:table-cell office:value-type="float" office:value="0.146821158745427" calcext:value-type="float">
            <text:p>0.146821158745427</text:p>
          </table:table-cell>
          <table:table-cell office:value-type="float" office:value="0.19004466414984" calcext:value-type="float">
            <text:p>0.19004466414984</text:p>
          </table:table-cell>
          <table:table-cell office:value-type="float" office:value="5" calcext:value-type="float">
            <text:p>5</text:p>
          </table:table-cell>
          <table:table-cell office:value-type="float" office:value="0.20428302339113" calcext:value-type="float">
            <text:p>0.20428302339113</text:p>
          </table:table-cell>
          <table:table-cell office:value-type="float" office:value="0.130593196224355" calcext:value-type="float">
            <text:p>0.130593196224355</text:p>
          </table:table-cell>
          <table:table-cell office:value-type="float" office:value="-140.205131793634" calcext:value-type="float">
            <text:p>-140.205131793634</text:p>
          </table:table-cell>
          <table:table-cell office:value-type="float" office:value="-220.635768250915" calcext:value-type="float">
            <text:p>-220.635768250915</text:p>
          </table:table-cell>
          <table:table-cell office:value-type="float" office:value="-211.991067170032" calcext:value-type="float">
            <text:p>-211.991067170032</text:p>
          </table:table-cell>
          <table:table-cell office:value-type="float" office:value="750" calcext:value-type="float">
            <text:p>750</text:p>
          </table:table-cell>
          <table:table-cell office:value-type="float" office:value="-209.143395321774" calcext:value-type="float">
            <text:p>-209.143395321774</text:p>
          </table:table-cell>
        </table:table-row>
        <table:table-row table:style-name="ro1">
          <table:table-cell office:value-type="string" calcext:value-type="string">
            <text:p>2019-12-02 23:10:26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8949711728929" calcext:value-type="float">
            <text:p>73.8949711728929</text:p>
          </table:table-cell>
          <table:table-cell office:value-type="float" office:value="981.760250163656" calcext:value-type="float">
            <text:p>981.760250163656</text:p>
          </table:table-cell>
          <table:table-cell office:value-type="float" office:value="4090053" calcext:value-type="float">
            <text:p>4090053</text:p>
          </table:table-cell>
          <table:table-cell office:value-type="float" office:value="2106693" calcext:value-type="float">
            <text:p>2106693</text:p>
          </table:table-cell>
          <table:table-cell office:value-type="float" office:value="951511" calcext:value-type="float">
            <text:p>951511</text:p>
          </table:table-cell>
          <table:table-cell office:value-type="float" office:value="253224" calcext:value-type="float">
            <text:p>253224</text:p>
          </table:table-cell>
          <table:table-cell office:value-type="float" office:value="330111" calcext:value-type="float">
            <text:p>3301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09157" calcext:value-type="float">
            <text:p>409157</text:p>
          </table:table-cell>
          <table:table-cell office:value-type="float" office:value="218942" calcext:value-type="float">
            <text:p>218942</text:p>
          </table:table-cell>
          <table:table-cell office:value-type="float" office:value="2.43786185239099" calcext:value-type="float">
            <text:p>2.43786185239099</text:p>
          </table:table-cell>
          <table:table-cell office:value-type="float" office:value="1.25568702884758" calcext:value-type="float">
            <text:p>1.25568702884758</text:p>
          </table:table-cell>
          <table:table-cell office:value-type="float" office:value="0.567144819157698" calcext:value-type="float">
            <text:p>0.567144819157698</text:p>
          </table:table-cell>
          <table:table-cell office:value-type="float" office:value="0.150933283678685" calcext:value-type="float">
            <text:p>0.150933283678685</text:p>
          </table:table-cell>
          <table:table-cell office:value-type="float" office:value="0.19676151237029" calcext:value-type="float">
            <text:p>0.19676151237029</text:p>
          </table:table-cell>
          <table:table-cell office:value-type="float" office:value="5" calcext:value-type="float">
            <text:p>5</text:p>
          </table:table-cell>
          <table:table-cell office:value-type="float" office:value="0.243876605496002" calcext:value-type="float">
            <text:p>0.243876605496002</text:p>
          </table:table-cell>
          <table:table-cell office:value-type="float" office:value="0.130499616920902" calcext:value-type="float">
            <text:p>0.130499616920902</text:p>
          </table:table-cell>
          <table:table-cell office:value-type="float" office:value="-136.57103616846" calcext:value-type="float">
            <text:p>-136.57103616846</text:p>
          </table:table-cell>
          <table:table-cell office:value-type="float" office:value="-219.813343264263" calcext:value-type="float">
            <text:p>-219.813343264263</text:p>
          </table:table-cell>
          <table:table-cell office:value-type="float" office:value="-210.647697525942" calcext:value-type="float">
            <text:p>-210.647697525942</text:p>
          </table:table-cell>
          <table:table-cell office:value-type="float" office:value="750" calcext:value-type="float">
            <text:p>750</text:p>
          </table:table-cell>
          <table:table-cell office:value-type="float" office:value="-201.2246789008" calcext:value-type="float">
            <text:p>-201.2246789008</text:p>
          </table:table-cell>
        </table:table-row>
        <table:table-row table:style-name="ro1">
          <table:table-cell office:value-type="string" calcext:value-type="string">
            <text:p>2019-12-02 23:10:27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8567858660854" calcext:value-type="float">
            <text:p>73.8567858660854</text:p>
          </table:table-cell>
          <table:table-cell office:value-type="float" office:value="981.633353503905" calcext:value-type="float">
            <text:p>981.633353503905</text:p>
          </table:table-cell>
          <table:table-cell office:value-type="float" office:value="4089639" calcext:value-type="float">
            <text:p>4089639</text:p>
          </table:table-cell>
          <table:table-cell office:value-type="float" office:value="2110154" calcext:value-type="float">
            <text:p>2110154</text:p>
          </table:table-cell>
          <table:table-cell office:value-type="float" office:value="996247" calcext:value-type="float">
            <text:p>996247</text:p>
          </table:table-cell>
          <table:table-cell office:value-type="float" office:value="259856" calcext:value-type="float">
            <text:p>259856</text:p>
          </table:table-cell>
          <table:table-cell office:value-type="float" office:value="342505" calcext:value-type="float">
            <text:p>3425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01035" calcext:value-type="float">
            <text:p>301035</text:p>
          </table:table-cell>
          <table:table-cell office:value-type="float" office:value="219127" calcext:value-type="float">
            <text:p>219127</text:p>
          </table:table-cell>
          <table:table-cell office:value-type="float" office:value="2.4376150891322" calcext:value-type="float">
            <text:p>2.4376150891322</text:p>
          </table:table-cell>
          <table:table-cell office:value-type="float" office:value="1.25774994584917" calcext:value-type="float">
            <text:p>1.25774994584917</text:p>
          </table:table-cell>
          <table:table-cell office:value-type="float" office:value="0.593809556223101" calcext:value-type="float">
            <text:p>0.593809556223101</text:p>
          </table:table-cell>
          <table:table-cell office:value-type="float" office:value="0.154886264191421" calcext:value-type="float">
            <text:p>0.154886264191421</text:p>
          </table:table-cell>
          <table:table-cell office:value-type="float" office:value="0.204148912924399" calcext:value-type="float">
            <text:p>0.204148912924399</text:p>
          </table:table-cell>
          <table:table-cell office:value-type="float" office:value="5" calcext:value-type="float">
            <text:p>5</text:p>
          </table:table-cell>
          <table:table-cell office:value-type="float" office:value="0.179430863789423" calcext:value-type="float">
            <text:p>0.179430863789423</text:p>
          </table:table-cell>
          <table:table-cell office:value-type="float" office:value="0.130609885526882" calcext:value-type="float">
            <text:p>0.130609885526882</text:p>
          </table:table-cell>
          <table:table-cell office:value-type="float" office:value="-131.23808875538" calcext:value-type="float">
            <text:p>-131.23808875538</text:p>
          </table:table-cell>
          <table:table-cell office:value-type="float" office:value="-219.022747161716" calcext:value-type="float">
            <text:p>-219.022747161716</text:p>
          </table:table-cell>
          <table:table-cell office:value-type="float" office:value="-209.17021741512" calcext:value-type="float">
            <text:p>-209.17021741512</text:p>
          </table:table-cell>
          <table:table-cell office:value-type="float" office:value="750" calcext:value-type="float">
            <text:p>750</text:p>
          </table:table-cell>
          <table:table-cell office:value-type="float" office:value="-214.113827242115" calcext:value-type="float">
            <text:p>-214.113827242115</text:p>
          </table:table-cell>
        </table:table-row>
        <table:table-row table:style-name="ro1">
          <table:table-cell office:value-type="string" calcext:value-type="string">
            <text:p>2019-12-02 23:10:28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8469188969867" calcext:value-type="float">
            <text:p>73.8469188969867</text:p>
          </table:table-cell>
          <table:table-cell office:value-type="float" office:value="981.650391372534" calcext:value-type="float">
            <text:p>981.650391372534</text:p>
          </table:table-cell>
          <table:table-cell office:value-type="float" office:value="4089721" calcext:value-type="float">
            <text:p>4089721</text:p>
          </table:table-cell>
          <table:table-cell office:value-type="float" office:value="2110179" calcext:value-type="float">
            <text:p>2110179</text:p>
          </table:table-cell>
          <table:table-cell office:value-type="float" office:value="1005557" calcext:value-type="float">
            <text:p>1005557</text:p>
          </table:table-cell>
          <table:table-cell office:value-type="float" office:value="265283" calcext:value-type="float">
            <text:p>265283</text:p>
          </table:table-cell>
          <table:table-cell office:value-type="float" office:value="352156" calcext:value-type="float">
            <text:p>3521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09819" calcext:value-type="float">
            <text:p>309819</text:p>
          </table:table-cell>
          <table:table-cell office:value-type="float" office:value="219020" calcext:value-type="float">
            <text:p>219020</text:p>
          </table:table-cell>
          <table:table-cell office:value-type="float" office:value="2.43766396494674" calcext:value-type="float">
            <text:p>2.43766396494674</text:p>
          </table:table-cell>
          <table:table-cell office:value-type="float" office:value="1.25776484701214" calcext:value-type="float">
            <text:p>1.25776484701214</text:p>
          </table:table-cell>
          <table:table-cell office:value-type="float" office:value="0.599358749313205" calcext:value-type="float">
            <text:p>0.599358749313205</text:p>
          </table:table-cell>
          <table:table-cell office:value-type="float" office:value="0.158121008648993" calcext:value-type="float">
            <text:p>0.158121008648993</text:p>
          </table:table-cell>
          <table:table-cell office:value-type="float" office:value="0.209901357877416" calcext:value-type="float">
            <text:p>0.209901357877416</text:p>
          </table:table-cell>
          <table:table-cell office:value-type="float" office:value="5" calcext:value-type="float">
            <text:p>5</text:p>
          </table:table-cell>
          <table:table-cell office:value-type="float" office:value="0.184666536410634" calcext:value-type="float">
            <text:p>0.184666536410634</text:p>
          </table:table-cell>
          <table:table-cell office:value-type="float" office:value="0.130546108549369" calcext:value-type="float">
            <text:p>0.130546108549369</text:p>
          </table:table-cell>
          <table:table-cell office:value-type="float" office:value="-130.128250137359" calcext:value-type="float">
            <text:p>-130.128250137359</text:p>
          </table:table-cell>
          <table:table-cell office:value-type="float" office:value="-218.375798270201" calcext:value-type="float">
            <text:p>-218.375798270201</text:p>
          </table:table-cell>
          <table:table-cell office:value-type="float" office:value="-208.019728424517" calcext:value-type="float">
            <text:p>-208.019728424517</text:p>
          </table:table-cell>
          <table:table-cell office:value-type="float" office:value="750" calcext:value-type="float">
            <text:p>750</text:p>
          </table:table-cell>
          <table:table-cell office:value-type="float" office:value="-213.066692717873" calcext:value-type="float">
            <text:p>-213.066692717873</text:p>
          </table:table-cell>
        </table:table-row>
        <table:table-row table:style-name="ro1">
          <table:table-cell office:value-type="string" calcext:value-type="string">
            <text:p>2019-12-02 23:10:30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8797656384675" calcext:value-type="float">
            <text:p>73.8797656384675</text:p>
          </table:table-cell>
          <table:table-cell office:value-type="float" office:value="981.749824822261" calcext:value-type="float">
            <text:p>981.749824822261</text:p>
          </table:table-cell>
          <table:table-cell office:value-type="float" office:value="4090180" calcext:value-type="float">
            <text:p>4090180</text:p>
          </table:table-cell>
          <table:table-cell office:value-type="float" office:value="2117628" calcext:value-type="float">
            <text:p>2117628</text:p>
          </table:table-cell>
          <table:table-cell office:value-type="float" office:value="992823" calcext:value-type="float">
            <text:p>992823</text:p>
          </table:table-cell>
          <table:table-cell office:value-type="float" office:value="271323" calcext:value-type="float">
            <text:p>271323</text:p>
          </table:table-cell>
          <table:table-cell office:value-type="float" office:value="360692" calcext:value-type="float">
            <text:p>3606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18474" calcext:value-type="float">
            <text:p>318474</text:p>
          </table:table-cell>
          <table:table-cell office:value-type="float" office:value="219077" calcext:value-type="float">
            <text:p>219077</text:p>
          </table:table-cell>
          <table:table-cell office:value-type="float" office:value="2.43793755029888" calcext:value-type="float">
            <text:p>2.43793755029888</text:p>
          </table:table-cell>
          <table:table-cell office:value-type="float" office:value="1.26220479753075" calcext:value-type="float">
            <text:p>1.26220479753075</text:p>
          </table:table-cell>
          <table:table-cell office:value-type="float" office:value="0.591768692942702" calcext:value-type="float">
            <text:p>0.591768692942702</text:p>
          </table:table-cell>
          <table:table-cell office:value-type="float" office:value="0.161721129622594" calcext:value-type="float">
            <text:p>0.161721129622594</text:p>
          </table:table-cell>
          <table:table-cell office:value-type="float" office:value="0.214989210961963" calcext:value-type="float">
            <text:p>0.214989210961963</text:p>
          </table:table-cell>
          <table:table-cell office:value-type="float" office:value="5" calcext:value-type="float">
            <text:p>5</text:p>
          </table:table-cell>
          <table:table-cell office:value-type="float" office:value="0.189825319030919" calcext:value-type="float">
            <text:p>0.189825319030919</text:p>
          </table:table-cell>
          <table:table-cell office:value-type="float" office:value="0.130580083200942" calcext:value-type="float">
            <text:p>0.130580083200942</text:p>
          </table:table-cell>
          <table:table-cell office:value-type="float" office:value="-131.64626141146" calcext:value-type="float">
            <text:p>-131.64626141146</text:p>
          </table:table-cell>
          <table:table-cell office:value-type="float" office:value="-217.655774075481" calcext:value-type="float">
            <text:p>-217.655774075481</text:p>
          </table:table-cell>
          <table:table-cell office:value-type="float" office:value="-207.002157807607" calcext:value-type="float">
            <text:p>-207.002157807607</text:p>
          </table:table-cell>
          <table:table-cell office:value-type="float" office:value="750" calcext:value-type="float">
            <text:p>750</text:p>
          </table:table-cell>
          <table:table-cell office:value-type="float" office:value="-212.034936193816" calcext:value-type="float">
            <text:p>-212.034936193816</text:p>
          </table:table-cell>
        </table:table-row>
        <table:table-row table:style-name="ro1">
          <table:table-cell office:value-type="string" calcext:value-type="string">
            <text:p>2019-12-02 23:10:31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869898660901" calcext:value-type="float">
            <text:p>73.869898660901</text:p>
          </table:table-cell>
          <table:table-cell office:value-type="float" office:value="981.684467552363" calcext:value-type="float">
            <text:p>981.684467552363</text:p>
          </table:table-cell>
          <table:table-cell office:value-type="float" office:value="4089415" calcext:value-type="float">
            <text:p>4089415</text:p>
          </table:table-cell>
          <table:table-cell office:value-type="float" office:value="2088652" calcext:value-type="float">
            <text:p>2088652</text:p>
          </table:table-cell>
          <table:table-cell office:value-type="float" office:value="1040356" calcext:value-type="float">
            <text:p>1040356</text:p>
          </table:table-cell>
          <table:table-cell office:value-type="float" office:value="276658" calcext:value-type="float">
            <text:p>276658</text:p>
          </table:table-cell>
          <table:table-cell office:value-type="float" office:value="368561" calcext:value-type="float">
            <text:p>3685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04960" calcext:value-type="float">
            <text:p>404960</text:p>
          </table:table-cell>
          <table:table-cell office:value-type="float" office:value="219058" calcext:value-type="float">
            <text:p>219058</text:p>
          </table:table-cell>
          <table:table-cell office:value-type="float" office:value="2.43748157471199" calcext:value-type="float">
            <text:p>2.43748157471199</text:p>
          </table:table-cell>
          <table:table-cell office:value-type="float" office:value="1.24493375360176" calcext:value-type="float">
            <text:p>1.24493375360176</text:p>
          </table:table-cell>
          <table:table-cell office:value-type="float" office:value="0.620100572121211" calcext:value-type="float">
            <text:p>0.620100572121211</text:p>
          </table:table-cell>
          <table:table-cell office:value-type="float" office:value="0.164901037800436" calcext:value-type="float">
            <text:p>0.164901037800436</text:p>
          </table:table-cell>
          <table:table-cell office:value-type="float" office:value="0.219679501018465" calcext:value-type="float">
            <text:p>0.219679501018465</text:p>
          </table:table-cell>
          <table:table-cell office:value-type="float" office:value="5" calcext:value-type="float">
            <text:p>5</text:p>
          </table:table-cell>
          <table:table-cell office:value-type="float" office:value="0.241374998256564" calcext:value-type="float">
            <text:p>0.241374998256564</text:p>
          </table:table-cell>
          <table:table-cell office:value-type="float" office:value="0.130568758317084" calcext:value-type="float">
            <text:p>0.130568758317084</text:p>
          </table:table-cell>
          <table:table-cell office:value-type="float" office:value="-125.979885575758" calcext:value-type="float">
            <text:p>-125.979885575758</text:p>
          </table:table-cell>
          <table:table-cell office:value-type="float" office:value="-217.019792439913" calcext:value-type="float">
            <text:p>-217.019792439913</text:p>
          </table:table-cell>
          <table:table-cell office:value-type="float" office:value="-206.064099796307" calcext:value-type="float">
            <text:p>-206.064099796307</text:p>
          </table:table-cell>
          <table:table-cell office:value-type="float" office:value="750" calcext:value-type="float">
            <text:p>750</text:p>
          </table:table-cell>
          <table:table-cell office:value-type="float" office:value="-201.725000348687" calcext:value-type="float">
            <text:p>-201.725000348687</text:p>
          </table:table-cell>
        </table:table-row>
        <table:table-row table:style-name="ro1">
          <table:table-cell office:value-type="string" calcext:value-type="string">
            <text:p>2019-12-02 23:10:32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8855108353907" calcext:value-type="float">
            <text:p>73.8855108353907</text:p>
          </table:table-cell>
          <table:table-cell office:value-type="float" office:value="981.675948452089" calcext:value-type="float">
            <text:p>981.675948452089</text:p>
          </table:table-cell>
          <table:table-cell office:value-type="float" office:value="4088545" calcext:value-type="float">
            <text:p>4088545</text:p>
          </table:table-cell>
          <table:table-cell office:value-type="float" office:value="2086531" calcext:value-type="float">
            <text:p>2086531</text:p>
          </table:table-cell>
          <table:table-cell office:value-type="float" office:value="1086533" calcext:value-type="float">
            <text:p>1086533</text:p>
          </table:table-cell>
          <table:table-cell office:value-type="float" office:value="283513" calcext:value-type="float">
            <text:p>283513</text:p>
          </table:table-cell>
          <table:table-cell office:value-type="float" office:value="377458" calcext:value-type="float">
            <text:p>3774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334854" calcext:value-type="float">
            <text:p>334854</text:p>
          </table:table-cell>
          <table:table-cell office:value-type="float" office:value="219114" calcext:value-type="float">
            <text:p>219114</text:p>
          </table:table-cell>
          <table:table-cell office:value-type="float" office:value="2.43696301424062" calcext:value-type="float">
            <text:p>2.43696301424062</text:p>
          </table:table-cell>
          <table:table-cell office:value-type="float" office:value="1.24366953893537" calcext:value-type="float">
            <text:p>1.24366953893537</text:p>
          </table:table-cell>
          <table:table-cell office:value-type="float" office:value="0.647624212220217" calcext:value-type="float">
            <text:p>0.647624212220217</text:p>
          </table:table-cell>
          <table:table-cell office:value-type="float" office:value="0.168986936686866" calcext:value-type="float">
            <text:p>0.168986936686866</text:p>
          </table:table-cell>
          <table:table-cell office:value-type="float" office:value="0.224982526896301" calcext:value-type="float">
            <text:p>0.224982526896301</text:p>
          </table:table-cell>
          <table:table-cell office:value-type="float" office:value="5" calcext:value-type="float">
            <text:p>5</text:p>
          </table:table-cell>
          <table:table-cell office:value-type="float" office:value="0.199588561008997" calcext:value-type="float">
            <text:p>0.199588561008997</text:p>
          </table:table-cell>
          <table:table-cell office:value-type="float" office:value="0.130602136922137" calcext:value-type="float">
            <text:p>0.130602136922137</text:p>
          </table:table-cell>
          <table:table-cell office:value-type="float" office:value="-120.475157555957" calcext:value-type="float">
            <text:p>-120.475157555957</text:p>
          </table:table-cell>
          <table:table-cell office:value-type="float" office:value="-216.202612662627" calcext:value-type="float">
            <text:p>-216.202612662627</text:p>
          </table:table-cell>
          <table:table-cell office:value-type="float" office:value="-205.00349462074" calcext:value-type="float">
            <text:p>-205.00349462074</text:p>
          </table:table-cell>
          <table:table-cell office:value-type="float" office:value="750" calcext:value-type="float">
            <text:p>750</text:p>
          </table:table-cell>
          <table:table-cell office:value-type="float" office:value="-210.082287798201" calcext:value-type="float">
            <text:p>-210.082287798201</text:p>
          </table:table-cell>
        </table:table-row>
        <table:table-row table:style-name="ro1">
          <table:table-cell office:value-type="string" calcext:value-type="string">
            <text:p>2019-12-02 23:10:34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8744263855948" calcext:value-type="float">
            <text:p>73.8744263855948</text:p>
          </table:table-cell>
          <table:table-cell office:value-type="float" office:value="981.639964287581" calcext:value-type="float">
            <text:p>981.639964287581</text:p>
          </table:table-cell>
          <table:table-cell office:value-type="float" office:value="4089145" calcext:value-type="float">
            <text:p>4089145</text:p>
          </table:table-cell>
          <table:table-cell office:value-type="float" office:value="2088833" calcext:value-type="float">
            <text:p>2088833</text:p>
          </table:table-cell>
          <table:table-cell office:value-type="float" office:value="1124588" calcext:value-type="float">
            <text:p>1124588</text:p>
          </table:table-cell>
          <table:table-cell office:value-type="float" office:value="288467" calcext:value-type="float">
            <text:p>288467</text:p>
          </table:table-cell>
          <table:table-cell office:value-type="float" office:value="385283" calcext:value-type="float">
            <text:p>3852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82207" calcext:value-type="float">
            <text:p>482207</text:p>
          </table:table-cell>
          <table:table-cell office:value-type="float" office:value="219068" calcext:value-type="float">
            <text:p>219068</text:p>
          </table:table-cell>
          <table:table-cell office:value-type="float" office:value="2.43732064215191" calcext:value-type="float">
            <text:p>2.43732064215191</text:p>
          </table:table-cell>
          <table:table-cell office:value-type="float" office:value="1.24504163802166" calcext:value-type="float">
            <text:p>1.24504163802166</text:p>
          </table:table-cell>
          <table:table-cell office:value-type="float" office:value="0.670306762493463" calcext:value-type="float">
            <text:p>0.670306762493463</text:p>
          </table:table-cell>
          <table:table-cell office:value-type="float" office:value="0.171939751141042" calcext:value-type="float">
            <text:p>0.171939751141042</text:p>
          </table:table-cell>
          <table:table-cell office:value-type="float" office:value="0.229646590905975" calcext:value-type="float">
            <text:p>0.229646590905975</text:p>
          </table:table-cell>
          <table:table-cell office:value-type="float" office:value="5" calcext:value-type="float">
            <text:p>5</text:p>
          </table:table-cell>
          <table:table-cell office:value-type="float" office:value="0.28741780369494" calcext:value-type="float">
            <text:p>0.28741780369494</text:p>
          </table:table-cell>
          <table:table-cell office:value-type="float" office:value="0.130574718782272" calcext:value-type="float">
            <text:p>0.130574718782272</text:p>
          </table:table-cell>
          <table:table-cell office:value-type="float" office:value="-115.938647501307" calcext:value-type="float">
            <text:p>-115.938647501307</text:p>
          </table:table-cell>
          <table:table-cell office:value-type="float" office:value="-215.612049771792" calcext:value-type="float">
            <text:p>-215.612049771792</text:p>
          </table:table-cell>
          <table:table-cell office:value-type="float" office:value="-204.070681818805" calcext:value-type="float">
            <text:p>-204.070681818805</text:p>
          </table:table-cell>
          <table:table-cell office:value-type="float" office:value="750" calcext:value-type="float">
            <text:p>750</text:p>
          </table:table-cell>
          <table:table-cell office:value-type="float" office:value="-192.516439261012" calcext:value-type="float">
            <text:p>-192.516439261012</text:p>
          </table:table-cell>
        </table:table-row>
        <table:table-row table:style-name="ro1">
          <table:table-cell office:value-type="string" calcext:value-type="string">
            <text:p>2019-12-02 23:10:35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8744263855948" calcext:value-type="float">
            <text:p>73.8744263855948</text:p>
          </table:table-cell>
          <table:table-cell office:value-type="float" office:value="981.667429388692" calcext:value-type="float">
            <text:p>981.667429388692</text:p>
          </table:table-cell>
          <table:table-cell office:value-type="float" office:value="4088218" calcext:value-type="float">
            <text:p>4088218</text:p>
          </table:table-cell>
          <table:table-cell office:value-type="float" office:value="2105263" calcext:value-type="float">
            <text:p>2105263</text:p>
          </table:table-cell>
          <table:table-cell office:value-type="float" office:value="1132927" calcext:value-type="float">
            <text:p>1132927</text:p>
          </table:table-cell>
          <table:table-cell office:value-type="float" office:value="289859" calcext:value-type="float">
            <text:p>289859</text:p>
          </table:table-cell>
          <table:table-cell office:value-type="float" office:value="391257" calcext:value-type="float">
            <text:p>3912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05221" calcext:value-type="float">
            <text:p>505221</text:p>
          </table:table-cell>
          <table:table-cell office:value-type="float" office:value="219017" calcext:value-type="float">
            <text:p>219017</text:p>
          </table:table-cell>
          <table:table-cell office:value-type="float" office:value="2.43676810702897" calcext:value-type="float">
            <text:p>2.43676810702897</text:p>
          </table:table-cell>
          <table:table-cell office:value-type="float" office:value="1.25483468232568" calcext:value-type="float">
            <text:p>1.25483468232568</text:p>
          </table:table-cell>
          <table:table-cell office:value-type="float" office:value="0.675277194413804" calcext:value-type="float">
            <text:p>0.675277194413804</text:p>
          </table:table-cell>
          <table:table-cell office:value-type="float" office:value="0.172769447895223" calcext:value-type="float">
            <text:p>0.172769447895223</text:p>
          </table:table-cell>
          <table:table-cell office:value-type="float" office:value="0.233207372809335" calcext:value-type="float">
            <text:p>0.233207372809335</text:p>
          </table:table-cell>
          <table:table-cell office:value-type="float" office:value="5" calcext:value-type="float">
            <text:p>5</text:p>
          </table:table-cell>
          <table:table-cell office:value-type="float" office:value="0.301135218278792" calcext:value-type="float">
            <text:p>0.301135218278792</text:p>
          </table:table-cell>
          <table:table-cell office:value-type="float" office:value="0.130544320409813" calcext:value-type="float">
            <text:p>0.130544320409813</text:p>
          </table:table-cell>
          <table:table-cell office:value-type="float" office:value="-114.944561117239" calcext:value-type="float">
            <text:p>-114.944561117239</text:p>
          </table:table-cell>
          <table:table-cell office:value-type="float" office:value="-215.446110420955" calcext:value-type="float">
            <text:p>-215.446110420955</text:p>
          </table:table-cell>
          <table:table-cell office:value-type="float" office:value="-203.358525438133" calcext:value-type="float">
            <text:p>-203.358525438133</text:p>
          </table:table-cell>
          <table:table-cell office:value-type="float" office:value="750" calcext:value-type="float">
            <text:p>750</text:p>
          </table:table-cell>
          <table:table-cell office:value-type="float" office:value="-189.772956344242" calcext:value-type="float">
            <text:p>-189.772956344242</text:p>
          </table:table-cell>
        </table:table-row>
        <table:table-row table:style-name="ro1">
          <table:table-cell office:value-type="string" calcext:value-type="string">
            <text:p>2019-12-02 23:10:36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8596255076946" calcext:value-type="float">
            <text:p>73.8596255076946</text:p>
          </table:table-cell>
          <table:table-cell office:value-type="float" office:value="981.69298668951" calcext:value-type="float">
            <text:p>981.69298668951</text:p>
          </table:table-cell>
          <table:table-cell office:value-type="float" office:value="4089576" calcext:value-type="float">
            <text:p>4089576</text:p>
          </table:table-cell>
          <table:table-cell office:value-type="float" office:value="2112942" calcext:value-type="float">
            <text:p>2112942</text:p>
          </table:table-cell>
          <table:table-cell office:value-type="float" office:value="1155806" calcext:value-type="float">
            <text:p>1155806</text:p>
          </table:table-cell>
          <table:table-cell office:value-type="float" office:value="300569" calcext:value-type="float">
            <text:p>300569</text:p>
          </table:table-cell>
          <table:table-cell office:value-type="float" office:value="398907" calcext:value-type="float">
            <text:p>3989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01898" calcext:value-type="float">
            <text:p>401898</text:p>
          </table:table-cell>
          <table:table-cell office:value-type="float" office:value="219020" calcext:value-type="float">
            <text:p>219020</text:p>
          </table:table-cell>
          <table:table-cell office:value-type="float" office:value="2.43757753820152" calcext:value-type="float">
            <text:p>2.43757753820152</text:p>
          </table:table-cell>
          <table:table-cell office:value-type="float" office:value="1.25941172354361" calcext:value-type="float">
            <text:p>1.25941172354361</text:p>
          </table:table-cell>
          <table:table-cell office:value-type="float" office:value="0.688914142717617" calcext:value-type="float">
            <text:p>0.688914142717617</text:p>
          </table:table-cell>
          <table:table-cell office:value-type="float" office:value="0.179153106111658" calcext:value-type="float">
            <text:p>0.179153106111658</text:p>
          </table:table-cell>
          <table:table-cell office:value-type="float" office:value="0.237767128678218" calcext:value-type="float">
            <text:p>0.237767128678218</text:p>
          </table:table-cell>
          <table:table-cell office:value-type="float" office:value="5" calcext:value-type="float">
            <text:p>5</text:p>
          </table:table-cell>
          <table:table-cell office:value-type="float" office:value="0.239549903815973" calcext:value-type="float">
            <text:p>0.239549903815973</text:p>
          </table:table-cell>
          <table:table-cell office:value-type="float" office:value="0.130546108549369" calcext:value-type="float">
            <text:p>0.130546108549369</text:p>
          </table:table-cell>
          <table:table-cell office:value-type="float" office:value="-112.217171456477" calcext:value-type="float">
            <text:p>-112.217171456477</text:p>
          </table:table-cell>
          <table:table-cell office:value-type="float" office:value="-214.169378777668" calcext:value-type="float">
            <text:p>-214.169378777668</text:p>
          </table:table-cell>
          <table:table-cell office:value-type="float" office:value="-202.446574264356" calcext:value-type="float">
            <text:p>-202.446574264356</text:p>
          </table:table-cell>
          <table:table-cell office:value-type="float" office:value="750" calcext:value-type="float">
            <text:p>750</text:p>
          </table:table-cell>
          <table:table-cell office:value-type="float" office:value="-202.090019236805" calcext:value-type="float">
            <text:p>-202.090019236805</text:p>
          </table:table-cell>
        </table:table-row>
        <table:table-row table:style-name="ro1">
          <table:table-cell office:value-type="string" calcext:value-type="string">
            <text:p>2019-12-02 23:10:37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8378621959923" calcext:value-type="float">
            <text:p>73.8378621959923</text:p>
          </table:table-cell>
          <table:table-cell office:value-type="float" office:value="981.657001993655" calcext:value-type="float">
            <text:p>981.657001993655</text:p>
          </table:table-cell>
          <table:table-cell office:value-type="float" office:value="4089129" calcext:value-type="float">
            <text:p>4089129</text:p>
          </table:table-cell>
          <table:table-cell office:value-type="float" office:value="2089785" calcext:value-type="float">
            <text:p>2089785</text:p>
          </table:table-cell>
          <table:table-cell office:value-type="float" office:value="1171716" calcext:value-type="float">
            <text:p>1171716</text:p>
          </table:table-cell>
          <table:table-cell office:value-type="float" office:value="309956" calcext:value-type="float">
            <text:p>309956</text:p>
          </table:table-cell>
          <table:table-cell office:value-type="float" office:value="405236" calcext:value-type="float">
            <text:p>4052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30959" calcext:value-type="float">
            <text:p>530959</text:p>
          </table:table-cell>
          <table:table-cell office:value-type="float" office:value="219056" calcext:value-type="float">
            <text:p>219056</text:p>
          </table:table-cell>
          <table:table-cell office:value-type="float" office:value="2.43731110540761" calcext:value-type="float">
            <text:p>2.43731110540761</text:p>
          </table:table-cell>
          <table:table-cell office:value-type="float" office:value="1.24560907430757" calcext:value-type="float">
            <text:p>1.24560907430757</text:p>
          </table:table-cell>
          <table:table-cell office:value-type="float" office:value="0.698397242831855" calcext:value-type="float">
            <text:p>0.698397242831855</text:p>
          </table:table-cell>
          <table:table-cell office:value-type="float" office:value="0.184748194783711" calcext:value-type="float">
            <text:p>0.184748194783711</text:p>
          </table:table-cell>
          <table:table-cell office:value-type="float" office:value="0.241539507095755" calcext:value-type="float">
            <text:p>0.241539507095755</text:p>
          </table:table-cell>
          <table:table-cell office:value-type="float" office:value="5" calcext:value-type="float">
            <text:p>5</text:p>
          </table:table-cell>
          <table:table-cell office:value-type="float" office:value="0.316476263579877" calcext:value-type="float">
            <text:p>0.316476263579877</text:p>
          </table:table-cell>
          <table:table-cell office:value-type="float" office:value="0.130567566224046" calcext:value-type="float">
            <text:p>0.130567566224046</text:p>
          </table:table-cell>
          <table:table-cell office:value-type="float" office:value="-110.320551433629" calcext:value-type="float">
            <text:p>-110.320551433629</text:p>
          </table:table-cell>
          <table:table-cell office:value-type="float" office:value="-213.050361043258" calcext:value-type="float">
            <text:p>-213.050361043258</text:p>
          </table:table-cell>
          <table:table-cell office:value-type="float" office:value="-201.692098580849" calcext:value-type="float">
            <text:p>-201.692098580849</text:p>
          </table:table-cell>
          <table:table-cell office:value-type="float" office:value="750" calcext:value-type="float">
            <text:p>750</text:p>
          </table:table-cell>
          <table:table-cell office:value-type="float" office:value="-186.704747284025" calcext:value-type="float">
            <text:p>-186.704747284025</text:p>
          </table:table-cell>
        </table:table-row>
        <table:table-row table:style-name="ro1">
          <table:table-cell office:value-type="string" calcext:value-type="string">
            <text:p>2019-12-02 23:10:39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8160992169482" calcext:value-type="float">
            <text:p>73.8160992169482</text:p>
          </table:table-cell>
          <table:table-cell office:value-type="float" office:value="981.675948452089" calcext:value-type="float">
            <text:p>981.675948452089</text:p>
          </table:table-cell>
          <table:table-cell office:value-type="float" office:value="4089848" calcext:value-type="float">
            <text:p>4089848</text:p>
          </table:table-cell>
          <table:table-cell office:value-type="float" office:value="2108841" calcext:value-type="float">
            <text:p>2108841</text:p>
          </table:table-cell>
          <table:table-cell office:value-type="float" office:value="1178927" calcext:value-type="float">
            <text:p>1178927</text:p>
          </table:table-cell>
          <table:table-cell office:value-type="float" office:value="315079" calcext:value-type="float">
            <text:p>315079</text:p>
          </table:table-cell>
          <table:table-cell office:value-type="float" office:value="414245" calcext:value-type="float">
            <text:p>4142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48954" calcext:value-type="float">
            <text:p>548954</text:p>
          </table:table-cell>
          <table:table-cell office:value-type="float" office:value="219113" calcext:value-type="float">
            <text:p>219113</text:p>
          </table:table-cell>
          <table:table-cell office:value-type="float" office:value="2.43773966285463" calcext:value-type="float">
            <text:p>2.43773966285463</text:p>
          </table:table-cell>
          <table:table-cell office:value-type="float" office:value="1.25696733676998" calcext:value-type="float">
            <text:p>1.25696733676998</text:p>
          </table:table-cell>
          <table:table-cell office:value-type="float" office:value="0.702695334278981" calcext:value-type="float">
            <text:p>0.702695334278981</text:p>
          </table:table-cell>
          <table:table-cell office:value-type="float" office:value="0.187801741099565" calcext:value-type="float">
            <text:p>0.187801741099565</text:p>
          </table:table-cell>
          <table:table-cell office:value-type="float" office:value="0.246909290183698" calcext:value-type="float">
            <text:p>0.246909290183698</text:p>
          </table:table-cell>
          <table:table-cell office:value-type="float" office:value="5" calcext:value-type="float">
            <text:p>5</text:p>
          </table:table-cell>
          <table:table-cell office:value-type="float" office:value="0.32720212068583" calcext:value-type="float">
            <text:p>0.32720212068583</text:p>
          </table:table-cell>
          <table:table-cell office:value-type="float" office:value="0.130601540875619" calcext:value-type="float">
            <text:p>0.130601540875619</text:p>
          </table:table-cell>
          <table:table-cell office:value-type="float" office:value="-109.460933144204" calcext:value-type="float">
            <text:p>-109.460933144204</text:p>
          </table:table-cell>
          <table:table-cell office:value-type="float" office:value="-212.439651780087" calcext:value-type="float">
            <text:p>-212.439651780087</text:p>
          </table:table-cell>
          <table:table-cell office:value-type="float" office:value="-200.61814196326" calcext:value-type="float">
            <text:p>-200.61814196326</text:p>
          </table:table-cell>
          <table:table-cell office:value-type="float" office:value="750" calcext:value-type="float">
            <text:p>750</text:p>
          </table:table-cell>
          <table:table-cell office:value-type="float" office:value="-184.559575862834" calcext:value-type="float">
            <text:p>-184.559575862834</text:p>
          </table:table-cell>
        </table:table-row>
        <table:table-row table:style-name="ro1">
          <table:table-cell office:value-type="string" calcext:value-type="string">
            <text:p>2019-12-02 23:10:40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8165043823902" calcext:value-type="float">
            <text:p>73.8165043823902</text:p>
          </table:table-cell>
          <table:table-cell office:value-type="float" office:value="981.739398734897" calcext:value-type="float">
            <text:p>981.739398734897</text:p>
          </table:table-cell>
          <table:table-cell office:value-type="float" office:value="4091669" calcext:value-type="float">
            <text:p>4091669</text:p>
          </table:table-cell>
          <table:table-cell office:value-type="float" office:value="2114804" calcext:value-type="float">
            <text:p>2114804</text:p>
          </table:table-cell>
          <table:table-cell office:value-type="float" office:value="1202783" calcext:value-type="float">
            <text:p>1202783</text:p>
          </table:table-cell>
          <table:table-cell office:value-type="float" office:value="316123" calcext:value-type="float">
            <text:p>316123</text:p>
          </table:table-cell>
          <table:table-cell office:value-type="float" office:value="419783" calcext:value-type="float">
            <text:p>419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13759" calcext:value-type="float">
            <text:p>413759</text:p>
          </table:table-cell>
          <table:table-cell office:value-type="float" office:value="219185" calcext:value-type="float">
            <text:p>219185</text:p>
          </table:table-cell>
          <table:table-cell office:value-type="float" office:value="2.43882506356538" calcext:value-type="float">
            <text:p>2.43882506356538</text:p>
          </table:table-cell>
          <table:table-cell office:value-type="float" office:value="1.26052156216163" calcext:value-type="float">
            <text:p>1.26052156216163</text:p>
          </table:table-cell>
          <table:table-cell office:value-type="float" office:value="0.716914620031669" calcext:value-type="float">
            <text:p>0.716914620031669</text:p>
          </table:table-cell>
          <table:table-cell office:value-type="float" office:value="0.188424013665201" calcext:value-type="float">
            <text:p>0.188424013665201</text:p>
          </table:table-cell>
          <table:table-cell office:value-type="float" office:value="0.250210195804858" calcext:value-type="float">
            <text:p>0.250210195804858</text:p>
          </table:table-cell>
          <table:table-cell office:value-type="float" office:value="5" calcext:value-type="float">
            <text:p>5</text:p>
          </table:table-cell>
          <table:table-cell office:value-type="float" office:value="0.246619611575557" calcext:value-type="float">
            <text:p>0.246619611575557</text:p>
          </table:table-cell>
          <table:table-cell office:value-type="float" office:value="0.130644456224973" calcext:value-type="float">
            <text:p>0.130644456224973</text:p>
          </table:table-cell>
          <table:table-cell office:value-type="float" office:value="-106.617075993666" calcext:value-type="float">
            <text:p>-106.617075993666</text:p>
          </table:table-cell>
          <table:table-cell office:value-type="float" office:value="-212.31519726696" calcext:value-type="float">
            <text:p>-212.31519726696</text:p>
          </table:table-cell>
          <table:table-cell office:value-type="float" office:value="-199.957960839028" calcext:value-type="float">
            <text:p>-199.957960839028</text:p>
          </table:table-cell>
          <table:table-cell office:value-type="float" office:value="750" calcext:value-type="float">
            <text:p>750</text:p>
          </table:table-cell>
          <table:table-cell office:value-type="float" office:value="-200.676077684889" calcext:value-type="float">
            <text:p>-200.676077684889</text:p>
          </table:table-cell>
        </table:table-row>
        <table:table-row table:style-name="ro1">
          <table:table-cell office:value-type="string" calcext:value-type="string">
            <text:p>2019-12-02 23:10:41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7898069237668" calcext:value-type="float">
            <text:p>73.7898069237668</text:p>
          </table:table-cell>
          <table:table-cell office:value-type="float" office:value="981.657001993655" calcext:value-type="float">
            <text:p>981.657001993655</text:p>
          </table:table-cell>
          <table:table-cell office:value-type="float" office:value="4089765" calcext:value-type="float">
            <text:p>4089765</text:p>
          </table:table-cell>
          <table:table-cell office:value-type="float" office:value="2092104" calcext:value-type="float">
            <text:p>2092104</text:p>
          </table:table-cell>
          <table:table-cell office:value-type="float" office:value="1228117" calcext:value-type="float">
            <text:p>1228117</text:p>
          </table:table-cell>
          <table:table-cell office:value-type="float" office:value="321073" calcext:value-type="float">
            <text:p>321073</text:p>
          </table:table-cell>
          <table:table-cell office:value-type="float" office:value="425194" calcext:value-type="float">
            <text:p>4251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92322" calcext:value-type="float">
            <text:p>492322</text:p>
          </table:table-cell>
          <table:table-cell office:value-type="float" office:value="219021" calcext:value-type="float">
            <text:p>219021</text:p>
          </table:table-cell>
          <table:table-cell office:value-type="float" office:value="2.43769019099357" calcext:value-type="float">
            <text:p>2.43769019099357</text:p>
          </table:table-cell>
          <table:table-cell office:value-type="float" office:value="1.24699130618469" calcext:value-type="float">
            <text:p>1.24699130618469</text:p>
          </table:table-cell>
          <table:table-cell office:value-type="float" office:value="0.732014862539156" calcext:value-type="float">
            <text:p>0.732014862539156</text:p>
          </table:table-cell>
          <table:table-cell office:value-type="float" office:value="0.191374443933301" calcext:value-type="float">
            <text:p>0.191374443933301</text:p>
          </table:table-cell>
          <table:table-cell office:value-type="float" office:value="0.253435403518129" calcext:value-type="float">
            <text:p>0.253435403518129</text:p>
          </table:table-cell>
          <table:table-cell office:value-type="float" office:value="5" calcext:value-type="float">
            <text:p>5</text:p>
          </table:table-cell>
          <table:table-cell office:value-type="float" office:value="0.293446814232685" calcext:value-type="float">
            <text:p>0.293446814232685</text:p>
          </table:table-cell>
          <table:table-cell office:value-type="float" office:value="0.130546704595888" calcext:value-type="float">
            <text:p>0.130546704595888</text:p>
          </table:table-cell>
          <table:table-cell office:value-type="float" office:value="-103.597027492169" calcext:value-type="float">
            <text:p>-103.597027492169</text:p>
          </table:table-cell>
          <table:table-cell office:value-type="float" office:value="-211.72511121334" calcext:value-type="float">
            <text:p>-211.72511121334</text:p>
          </table:table-cell>
          <table:table-cell office:value-type="float" office:value="-199.312919296374" calcext:value-type="float">
            <text:p>-199.312919296374</text:p>
          </table:table-cell>
          <table:table-cell office:value-type="float" office:value="750" calcext:value-type="float">
            <text:p>750</text:p>
          </table:table-cell>
          <table:table-cell office:value-type="float" office:value="-191.310637153463" calcext:value-type="float">
            <text:p>-191.310637153463</text:p>
          </table:table-cell>
        </table:table-row>
        <table:table-row table:style-name="ro1">
          <table:table-cell office:value-type="string" calcext:value-type="string">
            <text:p>2019-12-02 23:10:42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7795326178754" calcext:value-type="float">
            <text:p>73.7795326178754</text:p>
          </table:table-cell>
          <table:table-cell office:value-type="float" office:value="981.665520902004" calcext:value-type="float">
            <text:p>981.665520902004</text:p>
          </table:table-cell>
          <table:table-cell office:value-type="float" office:value="4089628" calcext:value-type="float">
            <text:p>4089628</text:p>
          </table:table-cell>
          <table:table-cell office:value-type="float" office:value="2097400" calcext:value-type="float">
            <text:p>2097400</text:p>
          </table:table-cell>
          <table:table-cell office:value-type="float" office:value="1251680" calcext:value-type="float">
            <text:p>1251680</text:p>
          </table:table-cell>
          <table:table-cell office:value-type="float" office:value="326263" calcext:value-type="float">
            <text:p>326263</text:p>
          </table:table-cell>
          <table:table-cell office:value-type="float" office:value="430601" calcext:value-type="float">
            <text:p>4306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2206" calcext:value-type="float">
            <text:p>582206</text:p>
          </table:table-cell>
          <table:table-cell office:value-type="float" office:value="219006" calcext:value-type="float">
            <text:p>219006</text:p>
          </table:table-cell>
          <table:table-cell office:value-type="float" office:value="2.43760853262049" calcext:value-type="float">
            <text:p>2.43760853262049</text:p>
          </table:table-cell>
          <table:table-cell office:value-type="float" office:value="1.25014796854829" calcext:value-type="float">
            <text:p>1.25014796854829</text:p>
          </table:table-cell>
          <table:table-cell office:value-type="float" office:value="0.746059506661833" calcext:value-type="float">
            <text:p>0.746059506661833</text:p>
          </table:table-cell>
          <table:table-cell office:value-type="float" office:value="0.194467925365916" calcext:value-type="float">
            <text:p>0.194467925365916</text:p>
          </table:table-cell>
          <table:table-cell office:value-type="float" office:value="0.256658227045325" calcext:value-type="float">
            <text:p>0.256658227045325</text:p>
          </table:table-cell>
          <table:table-cell office:value-type="float" office:value="5" calcext:value-type="float">
            <text:p>5</text:p>
          </table:table-cell>
          <table:table-cell office:value-type="float" office:value="0.34702185952924" calcext:value-type="float">
            <text:p>0.34702185952924</text:p>
          </table:table-cell>
          <table:table-cell office:value-type="float" office:value="0.130537763898106" calcext:value-type="float">
            <text:p>0.130537763898106</text:p>
          </table:table-cell>
          <table:table-cell office:value-type="float" office:value="-100.788098667633" calcext:value-type="float">
            <text:p>-100.788098667633</text:p>
          </table:table-cell>
          <table:table-cell office:value-type="float" office:value="-211.106414926817" calcext:value-type="float">
            <text:p>-211.106414926817</text:p>
          </table:table-cell>
          <table:table-cell office:value-type="float" office:value="-198.668354590935" calcext:value-type="float">
            <text:p>-198.668354590935</text:p>
          </table:table-cell>
          <table:table-cell office:value-type="float" office:value="750" calcext:value-type="float">
            <text:p>750</text:p>
          </table:table-cell>
          <table:table-cell office:value-type="float" office:value="-180.595628094152" calcext:value-type="float">
            <text:p>-180.595628094152</text:p>
          </table:table-cell>
        </table:table-row>
        <table:table-row table:style-name="ro1">
          <table:table-cell office:value-type="string" calcext:value-type="string">
            <text:p>2019-12-02 23:10:44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78487220348" calcext:value-type="float">
            <text:p>73.78487220348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91290" calcext:value-type="float">
            <text:p>4091290</text:p>
          </table:table-cell>
          <table:table-cell office:value-type="float" office:value="2113066" calcext:value-type="float">
            <text:p>2113066</text:p>
          </table:table-cell>
          <table:table-cell office:value-type="float" office:value="1263083" calcext:value-type="float">
            <text:p>1263083</text:p>
          </table:table-cell>
          <table:table-cell office:value-type="float" office:value="331645" calcext:value-type="float">
            <text:p>331645</text:p>
          </table:table-cell>
          <table:table-cell office:value-type="float" office:value="436326" calcext:value-type="float">
            <text:p>4363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28929" calcext:value-type="float">
            <text:p>528929</text:p>
          </table:table-cell>
          <table:table-cell office:value-type="float" office:value="219015" calcext:value-type="float">
            <text:p>219015</text:p>
          </table:table-cell>
          <table:table-cell office:value-type="float" office:value="2.43859916193475" calcext:value-type="float">
            <text:p>2.43859916193475</text:p>
          </table:table-cell>
          <table:table-cell office:value-type="float" office:value="1.25948563331194" calcext:value-type="float">
            <text:p>1.25948563331194</text:p>
          </table:table-cell>
          <table:table-cell office:value-type="float" office:value="0.752856225115803" calcext:value-type="float">
            <text:p>0.752856225115803</text:p>
          </table:table-cell>
          <table:table-cell office:value-type="float" office:value="0.197675847730142" calcext:value-type="float">
            <text:p>0.197675847730142</text:p>
          </table:table-cell>
          <table:table-cell office:value-type="float" office:value="0.260070593365502" calcext:value-type="float">
            <text:p>0.260070593365502</text:p>
          </table:table-cell>
          <table:table-cell office:value-type="float" office:value="5" calcext:value-type="float">
            <text:p>5</text:p>
          </table:table-cell>
          <table:table-cell office:value-type="float" office:value="0.315266289146696" calcext:value-type="float">
            <text:p>0.315266289146696</text:p>
          </table:table-cell>
          <table:table-cell office:value-type="float" office:value="0.130543128316775" calcext:value-type="float">
            <text:p>0.130543128316775</text:p>
          </table:table-cell>
          <table:table-cell office:value-type="float" office:value="-99.4287549768394" calcext:value-type="float">
            <text:p>-99.4287549768394</text:p>
          </table:table-cell>
          <table:table-cell office:value-type="float" office:value="-210.464830453972" calcext:value-type="float">
            <text:p>-210.464830453972</text:p>
          </table:table-cell>
          <table:table-cell office:value-type="float" office:value="-197.9858813269" calcext:value-type="float">
            <text:p>-197.9858813269</text:p>
          </table:table-cell>
          <table:table-cell office:value-type="float" office:value="750" calcext:value-type="float">
            <text:p>750</text:p>
          </table:table-cell>
          <table:table-cell office:value-type="float" office:value="-186.946742170661" calcext:value-type="float">
            <text:p>-186.946742170661</text:p>
          </table:table-cell>
        </table:table-row>
        <table:table-row table:style-name="ro1">
          <table:table-cell office:value-type="string" calcext:value-type="string">
            <text:p>2019-12-02 23:10:45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692580290862" calcext:value-type="float">
            <text:p>73.7692580290862</text:p>
          </table:table-cell>
          <table:table-cell office:value-type="float" office:value="981.70150586353" calcext:value-type="float">
            <text:p>981.70150586353</text:p>
          </table:table-cell>
          <table:table-cell office:value-type="float" office:value="4089252" calcext:value-type="float">
            <text:p>4089252</text:p>
          </table:table-cell>
          <table:table-cell office:value-type="float" office:value="2092478" calcext:value-type="float">
            <text:p>2092478</text:p>
          </table:table-cell>
          <table:table-cell office:value-type="float" office:value="1287823" calcext:value-type="float">
            <text:p>1287823</text:p>
          </table:table-cell>
          <table:table-cell office:value-type="float" office:value="337017" calcext:value-type="float">
            <text:p>337017</text:p>
          </table:table-cell>
          <table:table-cell office:value-type="float" office:value="443238" calcext:value-type="float">
            <text:p>443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59488" calcext:value-type="float">
            <text:p>459488</text:p>
          </table:table-cell>
          <table:table-cell office:value-type="float" office:value="219061" calcext:value-type="float">
            <text:p>219061</text:p>
          </table:table-cell>
          <table:table-cell office:value-type="float" office:value="2.43738441912942" calcext:value-type="float">
            <text:p>2.43738441912942</text:p>
          </table:table-cell>
          <table:table-cell office:value-type="float" office:value="1.24721422758272" calcext:value-type="float">
            <text:p>1.24721422758272</text:p>
          </table:table-cell>
          <table:table-cell office:value-type="float" office:value="0.767602415991117" calcext:value-type="float">
            <text:p>0.767602415991117</text:p>
          </table:table-cell>
          <table:table-cell office:value-type="float" office:value="0.200877809629179" calcext:value-type="float">
            <text:p>0.200877809629179</text:p>
          </table:table-cell>
          <table:table-cell office:value-type="float" office:value="0.264190466903504" calcext:value-type="float">
            <text:p>0.264190466903504</text:p>
          </table:table-cell>
          <table:table-cell office:value-type="float" office:value="5" calcext:value-type="float">
            <text:p>5</text:p>
          </table:table-cell>
          <table:table-cell office:value-type="float" office:value="0.273876222834137" calcext:value-type="float">
            <text:p>0.273876222834137</text:p>
          </table:table-cell>
          <table:table-cell office:value-type="float" office:value="0.130570546456641" calcext:value-type="float">
            <text:p>0.130570546456641</text:p>
          </table:table-cell>
          <table:table-cell office:value-type="float" office:value="-96.4795168017765" calcext:value-type="float">
            <text:p>-96.4795168017765</text:p>
          </table:table-cell>
          <table:table-cell office:value-type="float" office:value="-209.824438074164" calcext:value-type="float">
            <text:p>-209.824438074164</text:p>
          </table:table-cell>
          <table:table-cell office:value-type="float" office:value="-197.161906619299" calcext:value-type="float">
            <text:p>-197.161906619299</text:p>
          </table:table-cell>
          <table:table-cell office:value-type="float" office:value="750" calcext:value-type="float">
            <text:p>750</text:p>
          </table:table-cell>
          <table:table-cell office:value-type="float" office:value="-195.224755433173" calcext:value-type="float">
            <text:p>-195.224755433173</text:p>
          </table:table-cell>
        </table:table-row>
        <table:table-row table:style-name="ro1">
          <table:table-cell office:value-type="string" calcext:value-type="string">
            <text:p>2019-12-02 23:10:46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7643228966979" calcext:value-type="float">
            <text:p>73.7643228966979</text:p>
          </table:table-cell>
          <table:table-cell office:value-type="float" office:value="981.682558829313" calcext:value-type="float">
            <text:p>981.682558829313</text:p>
          </table:table-cell>
          <table:table-cell office:value-type="float" office:value="4089824" calcext:value-type="float">
            <text:p>4089824</text:p>
          </table:table-cell>
          <table:table-cell office:value-type="float" office:value="2097800" calcext:value-type="float">
            <text:p>2097800</text:p>
          </table:table-cell>
          <table:table-cell office:value-type="float" office:value="1293495" calcext:value-type="float">
            <text:p>1293495</text:p>
          </table:table-cell>
          <table:table-cell office:value-type="float" office:value="342193" calcext:value-type="float">
            <text:p>342193</text:p>
          </table:table-cell>
          <table:table-cell office:value-type="float" office:value="450282" calcext:value-type="float">
            <text:p>4502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41083" calcext:value-type="float">
            <text:p>441083</text:p>
          </table:table-cell>
          <table:table-cell office:value-type="float" office:value="219024" calcext:value-type="float">
            <text:p>219024</text:p>
          </table:table-cell>
          <table:table-cell office:value-type="float" office:value="2.43772535773818" calcext:value-type="float">
            <text:p>2.43772535773818</text:p>
          </table:table-cell>
          <table:table-cell office:value-type="float" office:value="1.25038638715582" calcext:value-type="float">
            <text:p>1.25038638715582</text:p>
          </table:table-cell>
          <table:table-cell office:value-type="float" office:value="0.770983191845798" calcext:value-type="float">
            <text:p>0.770983191845798</text:p>
          </table:table-cell>
          <table:table-cell office:value-type="float" office:value="0.20396294641053" calcext:value-type="float">
            <text:p>0.20396294641053</text:p>
          </table:table-cell>
          <table:table-cell office:value-type="float" office:value="0.268389018581989" calcext:value-type="float">
            <text:p>0.268389018581989</text:p>
          </table:table-cell>
          <table:table-cell office:value-type="float" office:value="5" calcext:value-type="float">
            <text:p>5</text:p>
          </table:table-cell>
          <table:table-cell office:value-type="float" office:value="0.262905986655472" calcext:value-type="float">
            <text:p>0.262905986655472</text:p>
          </table:table-cell>
          <table:table-cell office:value-type="float" office:value="0.130548492735445" calcext:value-type="float">
            <text:p>0.130548492735445</text:p>
          </table:table-cell>
          <table:table-cell office:value-type="float" office:value="-95.8033616308405" calcext:value-type="float">
            <text:p>-95.8033616308405</text:p>
          </table:table-cell>
          <table:table-cell office:value-type="float" office:value="-209.207410717894" calcext:value-type="float">
            <text:p>-209.207410717894</text:p>
          </table:table-cell>
          <table:table-cell office:value-type="float" office:value="-196.322196283602" calcext:value-type="float">
            <text:p>-196.322196283602</text:p>
          </table:table-cell>
          <table:table-cell office:value-type="float" office:value="750" calcext:value-type="float">
            <text:p>750</text:p>
          </table:table-cell>
          <table:table-cell office:value-type="float" office:value="-197.418802668906" calcext:value-type="float">
            <text:p>-197.418802668906</text:p>
          </table:table-cell>
        </table:table-row>
        <table:table-row table:style-name="ro1">
          <table:table-cell office:value-type="string" calcext:value-type="string">
            <text:p>2019-12-02 23:10:48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692580290862" calcext:value-type="float">
            <text:p>73.7692580290862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91175" calcext:value-type="float">
            <text:p>4091175</text:p>
          </table:table-cell>
          <table:table-cell office:value-type="float" office:value="2095319" calcext:value-type="float">
            <text:p>2095319</text:p>
          </table:table-cell>
          <table:table-cell office:value-type="float" office:value="1313519" calcext:value-type="float">
            <text:p>1313519</text:p>
          </table:table-cell>
          <table:table-cell office:value-type="float" office:value="346574" calcext:value-type="float">
            <text:p>346574</text:p>
          </table:table-cell>
          <table:table-cell office:value-type="float" office:value="455923" calcext:value-type="float">
            <text:p>4559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28220" calcext:value-type="float">
            <text:p>628220</text:p>
          </table:table-cell>
          <table:table-cell office:value-type="float" office:value="219010" calcext:value-type="float">
            <text:p>219010</text:p>
          </table:table-cell>
          <table:table-cell office:value-type="float" office:value="2.43853061658509" calcext:value-type="float">
            <text:p>2.43853061658509</text:p>
          </table:table-cell>
          <table:table-cell office:value-type="float" office:value="1.24890759574265" calcext:value-type="float">
            <text:p>1.24890759574265</text:p>
          </table:table-cell>
          <table:table-cell office:value-type="float" office:value="0.782918427338413" calcext:value-type="float">
            <text:p>0.782918427338413</text:p>
          </table:table-cell>
          <table:table-cell office:value-type="float" office:value="0.206574226209429" calcext:value-type="float">
            <text:p>0.206574226209429</text:p>
          </table:table-cell>
          <table:table-cell office:value-type="float" office:value="0.271751316994586" calcext:value-type="float">
            <text:p>0.271751316994586</text:p>
          </table:table-cell>
          <table:table-cell office:value-type="float" office:value="5" calcext:value-type="float">
            <text:p>5</text:p>
          </table:table-cell>
          <table:table-cell office:value-type="float" office:value="0.37444834404568" calcext:value-type="float">
            <text:p>0.37444834404568</text:p>
          </table:table-cell>
          <table:table-cell office:value-type="float" office:value="0.130540148084181" calcext:value-type="float">
            <text:p>0.130540148084181</text:p>
          </table:table-cell>
          <table:table-cell office:value-type="float" office:value="-93.4163145323175" calcext:value-type="float">
            <text:p>-93.4163145323175</text:p>
          </table:table-cell>
          <table:table-cell office:value-type="float" office:value="-208.685154758114" calcext:value-type="float">
            <text:p>-208.685154758114</text:p>
          </table:table-cell>
          <table:table-cell office:value-type="float" office:value="-195.649736601083" calcext:value-type="float">
            <text:p>-195.649736601083</text:p>
          </table:table-cell>
          <table:table-cell office:value-type="float" office:value="750" calcext:value-type="float">
            <text:p>750</text:p>
          </table:table-cell>
          <table:table-cell office:value-type="float" office:value="-175.110331190864" calcext:value-type="float">
            <text:p>-175.110331190864</text:p>
          </table:table-cell>
        </table:table-row>
        <table:table-row table:style-name="ro1">
          <table:table-cell office:value-type="string" calcext:value-type="string">
            <text:p>2019-12-02 23:10:49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532389906276" calcext:value-type="float">
            <text:p>73.7532389906276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371" calcext:value-type="float">
            <text:p>4089371</text:p>
          </table:table-cell>
          <table:table-cell office:value-type="float" office:value="2102114" calcext:value-type="float">
            <text:p>2102114</text:p>
          </table:table-cell>
          <table:table-cell office:value-type="float" office:value="1331610" calcext:value-type="float">
            <text:p>1331610</text:p>
          </table:table-cell>
          <table:table-cell office:value-type="float" office:value="351960" calcext:value-type="float">
            <text:p>351960</text:p>
          </table:table-cell>
          <table:table-cell office:value-type="float" office:value="462078" calcext:value-type="float">
            <text:p>4620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07897" calcext:value-type="float">
            <text:p>507897</text:p>
          </table:table-cell>
          <table:table-cell office:value-type="float" office:value="219068" calcext:value-type="float">
            <text:p>219068</text:p>
          </table:table-cell>
          <table:table-cell office:value-type="float" office:value="2.43745534866516" calcext:value-type="float">
            <text:p>2.43745534866516</text:p>
          </table:table-cell>
          <table:table-cell office:value-type="float" office:value="1.25295773183796" calcext:value-type="float">
            <text:p>1.25295773183796</text:p>
          </table:table-cell>
          <table:table-cell office:value-type="float" office:value="0.793701504910172" calcext:value-type="float">
            <text:p>0.793701504910172</text:p>
          </table:table-cell>
          <table:table-cell office:value-type="float" office:value="0.20978453275973" calcext:value-type="float">
            <text:p>0.20978453275973</text:p>
          </table:table-cell>
          <table:table-cell office:value-type="float" office:value="0.27541998331785" calcext:value-type="float">
            <text:p>0.27541998331785</text:p>
          </table:table-cell>
          <table:table-cell office:value-type="float" office:value="5" calcext:value-type="float">
            <text:p>5</text:p>
          </table:table-cell>
          <table:table-cell office:value-type="float" office:value="0.302730238763122" calcext:value-type="float">
            <text:p>0.302730238763122</text:p>
          </table:table-cell>
          <table:table-cell office:value-type="float" office:value="0.130574718782272" calcext:value-type="float">
            <text:p>0.130574718782272</text:p>
          </table:table-cell>
          <table:table-cell office:value-type="float" office:value="-91.2596990179657" calcext:value-type="float">
            <text:p>-91.2596990179657</text:p>
          </table:table-cell>
          <table:table-cell office:value-type="float" office:value="-208.043093448054" calcext:value-type="float">
            <text:p>-208.043093448054</text:p>
          </table:table-cell>
          <table:table-cell office:value-type="float" office:value="-194.91600333643" calcext:value-type="float">
            <text:p>-194.91600333643</text:p>
          </table:table-cell>
          <table:table-cell office:value-type="float" office:value="750" calcext:value-type="float">
            <text:p>750</text:p>
          </table:table-cell>
          <table:table-cell office:value-type="float" office:value="-189.453952247376" calcext:value-type="float">
            <text:p>-189.453952247376</text:p>
          </table:table-cell>
        </table:table-row>
        <table:table-row table:style-name="ro1">
          <table:table-cell office:value-type="string" calcext:value-type="string">
            <text:p>2019-12-02 23:10:50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540478189555" calcext:value-type="float">
            <text:p>73.7540478189555</text:p>
          </table:table-cell>
          <table:table-cell office:value-type="float" office:value="981.691077848269" calcext:value-type="float">
            <text:p>981.691077848269</text:p>
          </table:table-cell>
          <table:table-cell office:value-type="float" office:value="4089955" calcext:value-type="float">
            <text:p>4089955</text:p>
          </table:table-cell>
          <table:table-cell office:value-type="float" office:value="2092074" calcext:value-type="float">
            <text:p>2092074</text:p>
          </table:table-cell>
          <table:table-cell office:value-type="float" office:value="1341360" calcext:value-type="float">
            <text:p>1341360</text:p>
          </table:table-cell>
          <table:table-cell office:value-type="float" office:value="356941" calcext:value-type="float">
            <text:p>356941</text:p>
          </table:table-cell>
          <table:table-cell office:value-type="float" office:value="469877" calcext:value-type="float">
            <text:p>4698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8185" calcext:value-type="float">
            <text:p>478185</text:p>
          </table:table-cell>
          <table:table-cell office:value-type="float" office:value="219076" calcext:value-type="float">
            <text:p>219076</text:p>
          </table:table-cell>
          <table:table-cell office:value-type="float" office:value="2.43780343983214" calcext:value-type="float">
            <text:p>2.43780343983214</text:p>
          </table:table-cell>
          <table:table-cell office:value-type="float" office:value="1.24697342478912" calcext:value-type="float">
            <text:p>1.24697342478912</text:p>
          </table:table-cell>
          <table:table-cell office:value-type="float" office:value="0.799512958468551" calcext:value-type="float">
            <text:p>0.799512958468551</text:p>
          </table:table-cell>
          <table:table-cell office:value-type="float" office:value="0.212753440469914" calcext:value-type="float">
            <text:p>0.212753440469914</text:p>
          </table:table-cell>
          <table:table-cell office:value-type="float" office:value="0.280068550118035" calcext:value-type="float">
            <text:p>0.280068550118035</text:p>
          </table:table-cell>
          <table:table-cell office:value-type="float" office:value="5" calcext:value-type="float">
            <text:p>5</text:p>
          </table:table-cell>
          <table:table-cell office:value-type="float" office:value="0.285020504596293" calcext:value-type="float">
            <text:p>0.285020504596293</text:p>
          </table:table-cell>
          <table:table-cell office:value-type="float" office:value="0.130579487154423" calcext:value-type="float">
            <text:p>0.130579487154423</text:p>
          </table:table-cell>
          <table:table-cell office:value-type="float" office:value="-90.0974083062897" calcext:value-type="float">
            <text:p>-90.0974083062897</text:p>
          </table:table-cell>
          <table:table-cell office:value-type="float" office:value="-207.449311906017" calcext:value-type="float">
            <text:p>-207.449311906017</text:p>
          </table:table-cell>
          <table:table-cell office:value-type="float" office:value="-193.986289976393" calcext:value-type="float">
            <text:p>-193.986289976393</text:p>
          </table:table-cell>
          <table:table-cell office:value-type="float" office:value="750" calcext:value-type="float">
            <text:p>750</text:p>
          </table:table-cell>
          <table:table-cell office:value-type="float" office:value="-192.995899080741" calcext:value-type="float">
            <text:p>-192.995899080741</text:p>
          </table:table-cell>
        </table:table-row>
        <table:table-row table:style-name="ro1">
          <table:table-cell office:value-type="string" calcext:value-type="string">
            <text:p>2019-12-02 23:10:51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478992941077" calcext:value-type="float">
            <text:p>73.7478992941077</text:p>
          </table:table-cell>
          <table:table-cell office:value-type="float" office:value="981.70150586353" calcext:value-type="float">
            <text:p>981.70150586353</text:p>
          </table:table-cell>
          <table:table-cell office:value-type="float" office:value="4092042" calcext:value-type="float">
            <text:p>4092042</text:p>
          </table:table-cell>
          <table:table-cell office:value-type="float" office:value="2115885" calcext:value-type="float">
            <text:p>2115885</text:p>
          </table:table-cell>
          <table:table-cell office:value-type="float" office:value="1345304" calcext:value-type="float">
            <text:p>1345304</text:p>
          </table:table-cell>
          <table:table-cell office:value-type="float" office:value="361566" calcext:value-type="float">
            <text:p>361566</text:p>
          </table:table-cell>
          <table:table-cell office:value-type="float" office:value="477484" calcext:value-type="float">
            <text:p>4774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7050" calcext:value-type="float">
            <text:p>477050</text:p>
          </table:table-cell>
          <table:table-cell office:value-type="float" office:value="218996" calcext:value-type="float">
            <text:p>218996</text:p>
          </table:table-cell>
          <table:table-cell office:value-type="float" office:value="2.4390473889169" calcext:value-type="float">
            <text:p>2.4390473889169</text:p>
          </table:table-cell>
          <table:table-cell office:value-type="float" office:value="1.26116588844846" calcext:value-type="float">
            <text:p>1.26116588844846</text:p>
          </table:table-cell>
          <table:table-cell office:value-type="float" office:value="0.801863765938731" calcext:value-type="float">
            <text:p>0.801863765938731</text:p>
          </table:table-cell>
          <table:table-cell office:value-type="float" office:value="0.215510155619401" calcext:value-type="float">
            <text:p>0.215510155619401</text:p>
          </table:table-cell>
          <table:table-cell office:value-type="float" office:value="0.284602675986609" calcext:value-type="float">
            <text:p>0.284602675986609</text:p>
          </table:table-cell>
          <table:table-cell office:value-type="float" office:value="5" calcext:value-type="float">
            <text:p>5</text:p>
          </table:table-cell>
          <table:table-cell office:value-type="float" office:value="0.284343991797446" calcext:value-type="float">
            <text:p>0.284343991797446</text:p>
          </table:table-cell>
          <table:table-cell office:value-type="float" office:value="0.130531803432918" calcext:value-type="float">
            <text:p>0.130531803432918</text:p>
          </table:table-cell>
          <table:table-cell office:value-type="float" office:value="-89.6272468122538" calcext:value-type="float">
            <text:p>-89.6272468122538</text:p>
          </table:table-cell>
          <table:table-cell office:value-type="float" office:value="-206.89796887612" calcext:value-type="float">
            <text:p>-206.89796887612</text:p>
          </table:table-cell>
          <table:table-cell office:value-type="float" office:value="-193.079464802678" calcext:value-type="float">
            <text:p>-193.079464802678</text:p>
          </table:table-cell>
          <table:table-cell office:value-type="float" office:value="750" calcext:value-type="float">
            <text:p>750</text:p>
          </table:table-cell>
          <table:table-cell office:value-type="float" office:value="-193.131201640511" calcext:value-type="float">
            <text:p>-193.131201640511</text:p>
          </table:table-cell>
        </table:table-row>
        <table:table-row table:style-name="ro1">
          <table:table-cell office:value-type="string" calcext:value-type="string">
            <text:p>2019-12-02 23:10:53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433681781375" calcext:value-type="float">
            <text:p>73.7433681781375</text:p>
          </table:table-cell>
          <table:table-cell office:value-type="float" office:value="981.66361139607" calcext:value-type="float">
            <text:p>981.66361139607</text:p>
          </table:table-cell>
          <table:table-cell office:value-type="float" office:value="4089603" calcext:value-type="float">
            <text:p>4089603</text:p>
          </table:table-cell>
          <table:table-cell office:value-type="float" office:value="2102751" calcext:value-type="float">
            <text:p>2102751</text:p>
          </table:table-cell>
          <table:table-cell office:value-type="float" office:value="1360086" calcext:value-type="float">
            <text:p>1360086</text:p>
          </table:table-cell>
          <table:table-cell office:value-type="float" office:value="365991" calcext:value-type="float">
            <text:p>365991</text:p>
          </table:table-cell>
          <table:table-cell office:value-type="float" office:value="484008" calcext:value-type="float">
            <text:p>4840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55398" calcext:value-type="float">
            <text:p>555398</text:p>
          </table:table-cell>
          <table:table-cell office:value-type="float" office:value="219012" calcext:value-type="float">
            <text:p>219012</text:p>
          </table:table-cell>
          <table:table-cell office:value-type="float" office:value="2.43759363145752" calcext:value-type="float">
            <text:p>2.43759363145752</text:p>
          </table:table-cell>
          <table:table-cell office:value-type="float" office:value="1.25333741347044" calcext:value-type="float">
            <text:p>1.25333741347044</text:p>
          </table:table-cell>
          <table:table-cell office:value-type="float" office:value="0.810674525579754" calcext:value-type="float">
            <text:p>0.810674525579754</text:p>
          </table:table-cell>
          <table:table-cell office:value-type="float" office:value="0.218147661465128" calcext:value-type="float">
            <text:p>0.218147661465128</text:p>
          </table:table-cell>
          <table:table-cell office:value-type="float" office:value="0.288491283475314" calcext:value-type="float">
            <text:p>0.288491283475314</text:p>
          </table:table-cell>
          <table:table-cell office:value-type="float" office:value="5" calcext:value-type="float">
            <text:p>5</text:p>
          </table:table-cell>
          <table:table-cell office:value-type="float" office:value="0.33104304445303" calcext:value-type="float">
            <text:p>0.33104304445303</text:p>
          </table:table-cell>
          <table:table-cell office:value-type="float" office:value="0.130541340177219" calcext:value-type="float">
            <text:p>0.130541340177219</text:p>
          </table:table-cell>
          <table:table-cell office:value-type="float" office:value="-87.8650948840493" calcext:value-type="float">
            <text:p>-87.8650948840493</text:p>
          </table:table-cell>
          <table:table-cell office:value-type="float" office:value="-206.370467706974" calcext:value-type="float">
            <text:p>-206.370467706974</text:p>
          </table:table-cell>
          <table:table-cell office:value-type="float" office:value="-192.301743304937" calcext:value-type="float">
            <text:p>-192.301743304937</text:p>
          </table:table-cell>
          <table:table-cell office:value-type="float" office:value="750" calcext:value-type="float">
            <text:p>750</text:p>
          </table:table-cell>
          <table:table-cell office:value-type="float" office:value="-183.791391109394" calcext:value-type="float">
            <text:p>-183.791391109394</text:p>
          </table:table-cell>
        </table:table-row>
        <table:table-row table:style-name="ro1">
          <table:table-cell office:value-type="string" calcext:value-type="string">
            <text:p>2019-12-02 23:10:54</text:p>
          </table:table-cell>
          <table:table-cell office:value-type="float" office:value="24.4628848458233" calcext:value-type="float">
            <text:p>24.4628848458233</text:p>
          </table:table-cell>
          <table:table-cell office:value-type="float" office:value="73.7437724583092" calcext:value-type="float">
            <text:p>73.7437724583092</text:p>
          </table:table-cell>
          <table:table-cell office:value-type="float" office:value="981.672130223091" calcext:value-type="float">
            <text:p>981.672130223091</text:p>
          </table:table-cell>
          <table:table-cell office:value-type="float" office:value="4089750" calcext:value-type="float">
            <text:p>4089750</text:p>
          </table:table-cell>
          <table:table-cell office:value-type="float" office:value="2091452" calcext:value-type="float">
            <text:p>2091452</text:p>
          </table:table-cell>
          <table:table-cell office:value-type="float" office:value="1367159" calcext:value-type="float">
            <text:p>1367159</text:p>
          </table:table-cell>
          <table:table-cell office:value-type="float" office:value="370488" calcext:value-type="float">
            <text:p>370488</text:p>
          </table:table-cell>
          <table:table-cell office:value-type="float" office:value="490029" calcext:value-type="float">
            <text:p>4900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3066" calcext:value-type="float">
            <text:p>663066</text:p>
          </table:table-cell>
          <table:table-cell office:value-type="float" office:value="219009" calcext:value-type="float">
            <text:p>219009</text:p>
          </table:table-cell>
          <table:table-cell office:value-type="float" office:value="2.43768125029579" calcext:value-type="float">
            <text:p>2.43768125029579</text:p>
          </table:table-cell>
          <table:table-cell office:value-type="float" office:value="1.24660268385442" calcext:value-type="float">
            <text:p>1.24660268385442</text:p>
          </table:table-cell>
          <table:table-cell office:value-type="float" office:value="0.814890362607284" calcext:value-type="float">
            <text:p>0.814890362607284</text:p>
          </table:table-cell>
          <table:table-cell office:value-type="float" office:value="0.220828082660208" calcext:value-type="float">
            <text:p>0.220828082660208</text:p>
          </table:table-cell>
          <table:table-cell office:value-type="float" office:value="0.292080079565058" calcext:value-type="float">
            <text:p>0.292080079565058</text:p>
          </table:table-cell>
          <table:table-cell office:value-type="float" office:value="5" calcext:value-type="float">
            <text:p>5</text:p>
          </table:table-cell>
          <table:table-cell office:value-type="float" office:value="0.39521818104007" calcext:value-type="float">
            <text:p>0.39521818104007</text:p>
          </table:table-cell>
          <table:table-cell office:value-type="float" office:value="0.130539552037663" calcext:value-type="float">
            <text:p>0.130539552037663</text:p>
          </table:table-cell>
          <table:table-cell office:value-type="float" office:value="-87.0219274785432" calcext:value-type="float">
            <text:p>-87.0219274785432</text:p>
          </table:table-cell>
          <table:table-cell office:value-type="float" office:value="-205.834383467958" calcext:value-type="float">
            <text:p>-205.834383467958</text:p>
          </table:table-cell>
          <table:table-cell office:value-type="float" office:value="-191.583984086988" calcext:value-type="float">
            <text:p>-191.583984086988</text:p>
          </table:table-cell>
          <table:table-cell office:value-type="float" office:value="750" calcext:value-type="float">
            <text:p>750</text:p>
          </table:table-cell>
          <table:table-cell office:value-type="float" office:value="-170.956363791986" calcext:value-type="float">
            <text:p>-170.956363791986</text:p>
          </table:table-cell>
        </table:table-row>
        <table:table-row table:style-name="ro1">
          <table:table-cell office:value-type="string" calcext:value-type="string">
            <text:p>2019-12-02 23:10:55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166689270406" calcext:value-type="float">
            <text:p>73.7166689270406</text:p>
          </table:table-cell>
          <table:table-cell office:value-type="float" office:value="981.636144965579" calcext:value-type="float">
            <text:p>981.636144965579</text:p>
          </table:table-cell>
          <table:table-cell office:value-type="float" office:value="4091300" calcext:value-type="float">
            <text:p>4091300</text:p>
          </table:table-cell>
          <table:table-cell office:value-type="float" office:value="2105704" calcext:value-type="float">
            <text:p>2105704</text:p>
          </table:table-cell>
          <table:table-cell office:value-type="float" office:value="1468756" calcext:value-type="float">
            <text:p>1468756</text:p>
          </table:table-cell>
          <table:table-cell office:value-type="float" office:value="374968" calcext:value-type="float">
            <text:p>374968</text:p>
          </table:table-cell>
          <table:table-cell office:value-type="float" office:value="496196" calcext:value-type="float">
            <text:p>4961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4775" calcext:value-type="float">
            <text:p>704775</text:p>
          </table:table-cell>
          <table:table-cell office:value-type="float" office:value="219050" calcext:value-type="float">
            <text:p>219050</text:p>
          </table:table-cell>
          <table:table-cell office:value-type="float" office:value="2.43860512239994" calcext:value-type="float">
            <text:p>2.43860512239994</text:p>
          </table:table-cell>
          <table:table-cell office:value-type="float" office:value="1.25509753884048" calcext:value-type="float">
            <text:p>1.25509753884048</text:p>
          </table:table-cell>
          <table:table-cell office:value-type="float" office:value="0.875446900778639" calcext:value-type="float">
            <text:p>0.875446900778639</text:p>
          </table:table-cell>
          <table:table-cell office:value-type="float" office:value="0.223498371064469" calcext:value-type="float">
            <text:p>0.223498371064469</text:p>
          </table:table-cell>
          <table:table-cell office:value-type="float" office:value="0.295755898446548" calcext:value-type="float">
            <text:p>0.295755898446548</text:p>
          </table:table-cell>
          <table:table-cell office:value-type="float" office:value="5" calcext:value-type="float">
            <text:p>5</text:p>
          </table:table-cell>
          <table:table-cell office:value-type="float" office:value="0.420078685293041" calcext:value-type="float">
            <text:p>0.420078685293041</text:p>
          </table:table-cell>
          <table:table-cell office:value-type="float" office:value="0.130563989944934" calcext:value-type="float">
            <text:p>0.130563989944934</text:p>
          </table:table-cell>
          <table:table-cell office:value-type="float" office:value="-74.9106198442721" calcext:value-type="float">
            <text:p>-74.9106198442721</text:p>
          </table:table-cell>
          <table:table-cell office:value-type="float" office:value="-205.300325787106" calcext:value-type="float">
            <text:p>-205.300325787106</text:p>
          </table:table-cell>
          <table:table-cell office:value-type="float" office:value="-190.84882031069" calcext:value-type="float">
            <text:p>-190.84882031069</text:p>
          </table:table-cell>
          <table:table-cell office:value-type="float" office:value="750" calcext:value-type="float">
            <text:p>750</text:p>
          </table:table-cell>
          <table:table-cell office:value-type="float" office:value="-165.984262941392" calcext:value-type="float">
            <text:p>-165.984262941392</text:p>
          </table:table-cell>
        </table:table-row>
        <table:table-row table:style-name="ro1">
          <table:table-cell office:value-type="string" calcext:value-type="string">
            <text:p>2019-12-02 23:10:56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7055852959483" calcext:value-type="float">
            <text:p>73.7055852959483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9524" calcext:value-type="float">
            <text:p>4089524</text:p>
          </table:table-cell>
          <table:table-cell office:value-type="float" office:value="2110107" calcext:value-type="float">
            <text:p>2110107</text:p>
          </table:table-cell>
          <table:table-cell office:value-type="float" office:value="1479066" calcext:value-type="float">
            <text:p>1479066</text:p>
          </table:table-cell>
          <table:table-cell office:value-type="float" office:value="380097" calcext:value-type="float">
            <text:p>380097</text:p>
          </table:table-cell>
          <table:table-cell office:value-type="float" office:value="503612" calcext:value-type="float">
            <text:p>5036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95148" calcext:value-type="float">
            <text:p>595148</text:p>
          </table:table-cell>
          <table:table-cell office:value-type="float" office:value="218985" calcext:value-type="float">
            <text:p>218985</text:p>
          </table:table-cell>
          <table:table-cell office:value-type="float" office:value="2.43754654378254" calcext:value-type="float">
            <text:p>2.43754654378254</text:p>
          </table:table-cell>
          <table:table-cell office:value-type="float" office:value="1.25772193166279" calcext:value-type="float">
            <text:p>1.25772193166279</text:p>
          </table:table-cell>
          <table:table-cell office:value-type="float" office:value="0.881592140387552" calcext:value-type="float">
            <text:p>0.881592140387552</text:p>
          </table:table-cell>
          <table:table-cell office:value-type="float" office:value="0.226555493659436" calcext:value-type="float">
            <text:p>0.226555493659436</text:p>
          </table:table-cell>
          <table:table-cell office:value-type="float" office:value="0.300176179430029" calcext:value-type="float">
            <text:p>0.300176179430029</text:p>
          </table:table-cell>
          <table:table-cell office:value-type="float" office:value="5" calcext:value-type="float">
            <text:p>5</text:p>
          </table:table-cell>
          <table:table-cell office:value-type="float" office:value="0.354735893575656" calcext:value-type="float">
            <text:p>0.354735893575656</text:p>
          </table:table-cell>
          <table:table-cell office:value-type="float" office:value="0.130525246921211" calcext:value-type="float">
            <text:p>0.130525246921211</text:p>
          </table:table-cell>
          <table:table-cell office:value-type="float" office:value="-73.6815719224896" calcext:value-type="float">
            <text:p>-73.6815719224896</text:p>
          </table:table-cell>
          <table:table-cell office:value-type="float" office:value="-204.688901268113" calcext:value-type="float">
            <text:p>-204.688901268113</text:p>
          </table:table-cell>
          <table:table-cell office:value-type="float" office:value="-189.964764113994" calcext:value-type="float">
            <text:p>-189.964764113994</text:p>
          </table:table-cell>
          <table:table-cell office:value-type="float" office:value="750" calcext:value-type="float">
            <text:p>750</text:p>
          </table:table-cell>
          <table:table-cell office:value-type="float" office:value="-179.052821284869" calcext:value-type="float">
            <text:p>-179.052821284869</text:p>
          </table:table-cell>
        </table:table-row>
        <table:table-row table:style-name="ro1">
          <table:table-cell office:value-type="string" calcext:value-type="string">
            <text:p>2019-12-02 23:10:58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678028242847" calcext:value-type="float">
            <text:p>73.6678028242847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628" calcext:value-type="float">
            <text:p>4089628</text:p>
          </table:table-cell>
          <table:table-cell office:value-type="float" office:value="2089613" calcext:value-type="float">
            <text:p>2089613</text:p>
          </table:table-cell>
          <table:table-cell office:value-type="float" office:value="1402854" calcext:value-type="float">
            <text:p>1402854</text:p>
          </table:table-cell>
          <table:table-cell office:value-type="float" office:value="384815" calcext:value-type="float">
            <text:p>384815</text:p>
          </table:table-cell>
          <table:table-cell office:value-type="float" office:value="513023" calcext:value-type="float">
            <text:p>5130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4874" calcext:value-type="float">
            <text:p>584874</text:p>
          </table:table-cell>
          <table:table-cell office:value-type="float" office:value="218994" calcext:value-type="float">
            <text:p>218994</text:p>
          </table:table-cell>
          <table:table-cell office:value-type="float" office:value="2.43760853262049" calcext:value-type="float">
            <text:p>2.43760853262049</text:p>
          </table:table-cell>
          <table:table-cell office:value-type="float" office:value="1.24550655430633" calcext:value-type="float">
            <text:p>1.24550655430633</text:p>
          </table:table-cell>
          <table:table-cell office:value-type="float" office:value="0.836166243096142" calcext:value-type="float">
            <text:p>0.836166243096142</text:p>
          </table:table-cell>
          <table:table-cell office:value-type="float" office:value="0.229367641135173" calcext:value-type="float">
            <text:p>0.229367641135173</text:p>
          </table:table-cell>
          <table:table-cell office:value-type="float" office:value="0.305785573218533" calcext:value-type="float">
            <text:p>0.305785573218533</text:p>
          </table:table-cell>
          <table:table-cell office:value-type="float" office:value="5" calcext:value-type="float">
            <text:p>5</text:p>
          </table:table-cell>
          <table:table-cell office:value-type="float" office:value="0.34861211164142" calcext:value-type="float">
            <text:p>0.34861211164142</text:p>
          </table:table-cell>
          <table:table-cell office:value-type="float" office:value="0.13053061133988" calcext:value-type="float">
            <text:p>0.13053061133988</text:p>
          </table:table-cell>
          <table:table-cell office:value-type="float" office:value="-82.7667513807716" calcext:value-type="float">
            <text:p>-82.7667513807716</text:p>
          </table:table-cell>
          <table:table-cell office:value-type="float" office:value="-204.126471772965" calcext:value-type="float">
            <text:p>-204.126471772965</text:p>
          </table:table-cell>
          <table:table-cell office:value-type="float" office:value="-188.842885356293" calcext:value-type="float">
            <text:p>-188.842885356293</text:p>
          </table:table-cell>
          <table:table-cell office:value-type="float" office:value="750" calcext:value-type="float">
            <text:p>750</text:p>
          </table:table-cell>
          <table:table-cell office:value-type="float" office:value="-180.277577671716" calcext:value-type="float">
            <text:p>-180.277577671716</text:p>
          </table:table-cell>
        </table:table-row>
        <table:table-row table:style-name="ro1">
          <table:table-cell office:value-type="string" calcext:value-type="string">
            <text:p>2019-12-02 23:10:59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6800967329488" calcext:value-type="float">
            <text:p>73.6800967329488</text:p>
          </table:table-cell>
          <table:table-cell office:value-type="float" office:value="981.680649086975" calcext:value-type="float">
            <text:p>981.680649086975</text:p>
          </table:table-cell>
          <table:table-cell office:value-type="float" office:value="4091009" calcext:value-type="float">
            <text:p>4091009</text:p>
          </table:table-cell>
          <table:table-cell office:value-type="float" office:value="2066742" calcext:value-type="float">
            <text:p>2066742</text:p>
          </table:table-cell>
          <table:table-cell office:value-type="float" office:value="1317718" calcext:value-type="float">
            <text:p>1317718</text:p>
          </table:table-cell>
          <table:table-cell office:value-type="float" office:value="389043" calcext:value-type="float">
            <text:p>389043</text:p>
          </table:table-cell>
          <table:table-cell office:value-type="float" office:value="523730" calcext:value-type="float">
            <text:p>5237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5504" calcext:value-type="float">
            <text:p>835504</text:p>
          </table:table-cell>
          <table:table-cell office:value-type="float" office:value="219071" calcext:value-type="float">
            <text:p>219071</text:p>
          </table:table-cell>
          <table:table-cell office:value-type="float" office:value="2.43843167286297" calcext:value-type="float">
            <text:p>2.43843167286297</text:p>
          </table:table-cell>
          <table:table-cell office:value-type="float" office:value="1.23187437437467" calcext:value-type="float">
            <text:p>1.23187437437467</text:p>
          </table:table-cell>
          <table:table-cell office:value-type="float" office:value="0.785421226670888" calcext:value-type="float">
            <text:p>0.785421226670888</text:p>
          </table:table-cell>
          <table:table-cell office:value-type="float" office:value="0.231887725816694" calcext:value-type="float">
            <text:p>0.231887725816694</text:p>
          </table:table-cell>
          <table:table-cell office:value-type="float" office:value="0.312167443295412" calcext:value-type="float">
            <text:p>0.312167443295412</text:p>
          </table:table-cell>
          <table:table-cell office:value-type="float" office:value="5" calcext:value-type="float">
            <text:p>5</text:p>
          </table:table-cell>
          <table:table-cell office:value-type="float" office:value="0.497999250650316" calcext:value-type="float">
            <text:p>0.497999250650316</text:p>
          </table:table-cell>
          <table:table-cell office:value-type="float" office:value="0.130576506921829" calcext:value-type="float">
            <text:p>0.130576506921829</text:p>
          </table:table-cell>
          <table:table-cell office:value-type="float" office:value="-92.9157546658223" calcext:value-type="float">
            <text:p>-92.9157546658223</text:p>
          </table:table-cell>
          <table:table-cell office:value-type="float" office:value="-203.622454836661" calcext:value-type="float">
            <text:p>-203.622454836661</text:p>
          </table:table-cell>
          <table:table-cell office:value-type="float" office:value="-187.566511340918" calcext:value-type="float">
            <text:p>-187.566511340918</text:p>
          </table:table-cell>
          <table:table-cell office:value-type="float" office:value="750" calcext:value-type="float">
            <text:p>750</text:p>
          </table:table-cell>
          <table:table-cell office:value-type="float" office:value="-150.400149869937" calcext:value-type="float">
            <text:p>-150.400149869937</text:p>
          </table:table-cell>
        </table:table-row>
        <table:table-row table:style-name="ro1">
          <table:table-cell office:value-type="string" calcext:value-type="string">
            <text:p>2019-12-02 23:11:00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735461702603" calcext:value-type="float">
            <text:p>73.6735461702603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9276" calcext:value-type="float">
            <text:p>4089276</text:p>
          </table:table-cell>
          <table:table-cell office:value-type="float" office:value="2114227" calcext:value-type="float">
            <text:p>2114227</text:p>
          </table:table-cell>
          <table:table-cell office:value-type="float" office:value="1295137" calcext:value-type="float">
            <text:p>1295137</text:p>
          </table:table-cell>
          <table:table-cell office:value-type="float" office:value="393228" calcext:value-type="float">
            <text:p>393228</text:p>
          </table:table-cell>
          <table:table-cell office:value-type="float" office:value="540695" calcext:value-type="float">
            <text:p>5406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48829" calcext:value-type="float">
            <text:p>548829</text:p>
          </table:table-cell>
          <table:table-cell office:value-type="float" office:value="219147" calcext:value-type="float">
            <text:p>219147</text:p>
          </table:table-cell>
          <table:table-cell office:value-type="float" office:value="2.43739872424587" calcext:value-type="float">
            <text:p>2.43739872424587</text:p>
          </table:table-cell>
          <table:table-cell office:value-type="float" office:value="1.26017764332028" calcext:value-type="float">
            <text:p>1.26017764332028</text:p>
          </table:table-cell>
          <table:table-cell office:value-type="float" office:value="0.771961900229681" calcext:value-type="float">
            <text:p>0.771961900229681</text:p>
          </table:table-cell>
          <table:table-cell office:value-type="float" office:value="0.234382180497906" calcext:value-type="float">
            <text:p>0.234382180497906</text:p>
          </table:table-cell>
          <table:table-cell office:value-type="float" office:value="0.322279372486993" calcext:value-type="float">
            <text:p>0.322279372486993</text:p>
          </table:table-cell>
          <table:table-cell office:value-type="float" office:value="5" calcext:value-type="float">
            <text:p>5</text:p>
          </table:table-cell>
          <table:table-cell office:value-type="float" office:value="0.327127614870979" calcext:value-type="float">
            <text:p>0.327127614870979</text:p>
          </table:table-cell>
          <table:table-cell office:value-type="float" office:value="0.130621806457258" calcext:value-type="float">
            <text:p>0.130621806457258</text:p>
          </table:table-cell>
          <table:table-cell office:value-type="float" office:value="-95.6076199540639" calcext:value-type="float">
            <text:p>-95.6076199540639</text:p>
          </table:table-cell>
          <table:table-cell office:value-type="float" office:value="-203.123563900419" calcext:value-type="float">
            <text:p>-203.123563900419</text:p>
          </table:table-cell>
          <table:table-cell office:value-type="float" office:value="-185.544125502601" calcext:value-type="float">
            <text:p>-185.544125502601</text:p>
          </table:table-cell>
          <table:table-cell office:value-type="float" office:value="750" calcext:value-type="float">
            <text:p>750</text:p>
          </table:table-cell>
          <table:table-cell office:value-type="float" office:value="-184.574477025804" calcext:value-type="float">
            <text:p>-184.574477025804</text:p>
          </table:table-cell>
        </table:table-row>
        <table:table-row table:style-name="ro1">
          <table:table-cell office:value-type="string" calcext:value-type="string">
            <text:p>2019-12-02 23:11:02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891620702752" calcext:value-type="float">
            <text:p>73.6891620702752</text:p>
          </table:table-cell>
          <table:table-cell office:value-type="float" office:value="981.674039847224" calcext:value-type="float">
            <text:p>981.674039847224</text:p>
          </table:table-cell>
          <table:table-cell office:value-type="float" office:value="4089426" calcext:value-type="float">
            <text:p>4089426</text:p>
          </table:table-cell>
          <table:table-cell office:value-type="float" office:value="2101549" calcext:value-type="float">
            <text:p>2101549</text:p>
          </table:table-cell>
          <table:table-cell office:value-type="float" office:value="1233395" calcext:value-type="float">
            <text:p>1233395</text:p>
          </table:table-cell>
          <table:table-cell office:value-type="float" office:value="396972" calcext:value-type="float">
            <text:p>396972</text:p>
          </table:table-cell>
          <table:table-cell office:value-type="float" office:value="552035" calcext:value-type="float">
            <text:p>5520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77376" calcext:value-type="float">
            <text:p>677376</text:p>
          </table:table-cell>
          <table:table-cell office:value-type="float" office:value="219037" calcext:value-type="float">
            <text:p>219037</text:p>
          </table:table-cell>
          <table:table-cell office:value-type="float" office:value="2.43748813122369" calcext:value-type="float">
            <text:p>2.43748813122369</text:p>
          </table:table-cell>
          <table:table-cell office:value-type="float" office:value="1.25262096555483" calcext:value-type="float">
            <text:p>1.25262096555483</text:p>
          </table:table-cell>
          <table:table-cell office:value-type="float" office:value="0.735160796065425" calcext:value-type="float">
            <text:p>0.735160796065425</text:p>
          </table:table-cell>
          <table:table-cell office:value-type="float" office:value="0.236613778664324" calcext:value-type="float">
            <text:p>0.236613778664324</text:p>
          </table:table-cell>
          <table:table-cell office:value-type="float" office:value="0.329038540010278" calcext:value-type="float">
            <text:p>0.329038540010278</text:p>
          </table:table-cell>
          <table:table-cell office:value-type="float" office:value="5" calcext:value-type="float">
            <text:p>5</text:p>
          </table:table-cell>
          <table:table-cell office:value-type="float" office:value="0.403747606724215" calcext:value-type="float">
            <text:p>0.403747606724215</text:p>
          </table:table-cell>
          <table:table-cell office:value-type="float" office:value="0.130556241340189" calcext:value-type="float">
            <text:p>0.130556241340189</text:p>
          </table:table-cell>
          <table:table-cell office:value-type="float" office:value="-102.967840786915" calcext:value-type="float">
            <text:p>-102.967840786915</text:p>
          </table:table-cell>
          <table:table-cell office:value-type="float" office:value="-202.677244267135" calcext:value-type="float">
            <text:p>-202.677244267135</text:p>
          </table:table-cell>
          <table:table-cell office:value-type="float" office:value="-184.192291997944" calcext:value-type="float">
            <text:p>-184.192291997944</text:p>
          </table:table-cell>
          <table:table-cell office:value-type="float" office:value="750" calcext:value-type="float">
            <text:p>750</text:p>
          </table:table-cell>
          <table:table-cell office:value-type="float" office:value="-169.250478655157" calcext:value-type="float">
            <text:p>-169.250478655157</text:p>
          </table:table-cell>
        </table:table-row>
        <table:table-row table:style-name="ro1">
          <table:table-cell office:value-type="string" calcext:value-type="string">
            <text:p>2019-12-02 23:11:03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6579298251091" calcext:value-type="float">
            <text:p>73.6579298251091</text:p>
          </table:table-cell>
          <table:table-cell office:value-type="float" office:value="981.66361139607" calcext:value-type="float">
            <text:p>981.66361139607</text:p>
          </table:table-cell>
          <table:table-cell office:value-type="float" office:value="4091308" calcext:value-type="float">
            <text:p>4091308</text:p>
          </table:table-cell>
          <table:table-cell office:value-type="float" office:value="2126522" calcext:value-type="float">
            <text:p>2126522</text:p>
          </table:table-cell>
          <table:table-cell office:value-type="float" office:value="1506009" calcext:value-type="float">
            <text:p>1506009</text:p>
          </table:table-cell>
          <table:table-cell office:value-type="float" office:value="401382" calcext:value-type="float">
            <text:p>401382</text:p>
          </table:table-cell>
          <table:table-cell office:value-type="float" office:value="563038" calcext:value-type="float">
            <text:p>5630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5474" calcext:value-type="float">
            <text:p>635474</text:p>
          </table:table-cell>
          <table:table-cell office:value-type="float" office:value="219012" calcext:value-type="float">
            <text:p>219012</text:p>
          </table:table-cell>
          <table:table-cell office:value-type="float" office:value="2.43860989077209" calcext:value-type="float">
            <text:p>2.43860989077209</text:p>
          </table:table-cell>
          <table:table-cell office:value-type="float" office:value="1.26750603526903" calcext:value-type="float">
            <text:p>1.26750603526903</text:p>
          </table:table-cell>
          <table:table-cell office:value-type="float" office:value="0.897651421743801" calcext:value-type="float">
            <text:p>0.897651421743801</text:p>
          </table:table-cell>
          <table:table-cell office:value-type="float" office:value="0.239242343812268" calcext:value-type="float">
            <text:p>0.239242343812268</text:p>
          </table:table-cell>
          <table:table-cell office:value-type="float" office:value="0.335596839856725" calcext:value-type="float">
            <text:p>0.335596839856725</text:p>
          </table:table-cell>
          <table:table-cell office:value-type="float" office:value="5" calcext:value-type="float">
            <text:p>5</text:p>
          </table:table-cell>
          <table:table-cell office:value-type="float" office:value="0.378772065493115" calcext:value-type="float">
            <text:p>0.378772065493115</text:p>
          </table:table-cell>
          <table:table-cell office:value-type="float" office:value="0.130541340177219" calcext:value-type="float">
            <text:p>0.130541340177219</text:p>
          </table:table-cell>
          <table:table-cell office:value-type="float" office:value="-70.4697156512398" calcext:value-type="float">
            <text:p>-70.4697156512398</text:p>
          </table:table-cell>
          <table:table-cell office:value-type="float" office:value="-202.151531237546" calcext:value-type="float">
            <text:p>-202.151531237546</text:p>
          </table:table-cell>
          <table:table-cell office:value-type="float" office:value="-182.880632028655" calcext:value-type="float">
            <text:p>-182.880632028655</text:p>
          </table:table-cell>
          <table:table-cell office:value-type="float" office:value="750" calcext:value-type="float">
            <text:p>750</text:p>
          </table:table-cell>
          <table:table-cell office:value-type="float" office:value="-174.245586901377" calcext:value-type="float">
            <text:p>-174.245586901377</text:p>
          </table:table-cell>
        </table:table-row>
        <table:table-row table:style-name="ro1">
          <table:table-cell office:value-type="string" calcext:value-type="string">
            <text:p>2019-12-02 23:11:04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57526492436" calcext:value-type="float">
            <text:p>73.657526492436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9666" calcext:value-type="float">
            <text:p>4089666</text:p>
          </table:table-cell>
          <table:table-cell office:value-type="float" office:value="2125504" calcext:value-type="float">
            <text:p>2125504</text:p>
          </table:table-cell>
          <table:table-cell office:value-type="float" office:value="1613585" calcext:value-type="float">
            <text:p>1613585</text:p>
          </table:table-cell>
          <table:table-cell office:value-type="float" office:value="405778" calcext:value-type="float">
            <text:p>405778</text:p>
          </table:table-cell>
          <table:table-cell office:value-type="float" office:value="576564" calcext:value-type="float">
            <text:p>5765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0935" calcext:value-type="float">
            <text:p>610935</text:p>
          </table:table-cell>
          <table:table-cell office:value-type="float" office:value="219050" calcext:value-type="float">
            <text:p>219050</text:p>
          </table:table-cell>
          <table:table-cell office:value-type="float" office:value="2.43763118238821" calcext:value-type="float">
            <text:p>2.43763118238821</text:p>
          </table:table-cell>
          <table:table-cell office:value-type="float" office:value="1.26689925991288" calcext:value-type="float">
            <text:p>1.26689925991288</text:p>
          </table:table-cell>
          <table:table-cell office:value-type="float" office:value="0.96177172205111" calcext:value-type="float">
            <text:p>0.96177172205111</text:p>
          </table:table-cell>
          <table:table-cell office:value-type="float" office:value="0.241862564308949" calcext:value-type="float">
            <text:p>0.241862564308949</text:p>
          </table:table-cell>
          <table:table-cell office:value-type="float" office:value="0.343658965070124" calcext:value-type="float">
            <text:p>0.343658965070124</text:p>
          </table:table-cell>
          <table:table-cell office:value-type="float" office:value="5" calcext:value-type="float">
            <text:p>5</text:p>
          </table:table-cell>
          <table:table-cell office:value-type="float" office:value="0.36414567996808" calcext:value-type="float">
            <text:p>0.36414567996808</text:p>
          </table:table-cell>
          <table:table-cell office:value-type="float" office:value="0.130563989944934" calcext:value-type="float">
            <text:p>0.130563989944934</text:p>
          </table:table-cell>
          <table:table-cell office:value-type="float" office:value="-57.6456555897779" calcext:value-type="float">
            <text:p>-57.6456555897779</text:p>
          </table:table-cell>
          <table:table-cell office:value-type="float" office:value="-201.62748713821" calcext:value-type="float">
            <text:p>-201.62748713821</text:p>
          </table:table-cell>
          <table:table-cell office:value-type="float" office:value="-181.268206985975" calcext:value-type="float">
            <text:p>-181.268206985975</text:p>
          </table:table-cell>
          <table:table-cell office:value-type="float" office:value="750" calcext:value-type="float">
            <text:p>750</text:p>
          </table:table-cell>
          <table:table-cell office:value-type="float" office:value="-177.170864006384" calcext:value-type="float">
            <text:p>-177.170864006384</text:p>
          </table:table-cell>
        </table:table-row>
        <table:table-row table:style-name="ro1">
          <table:table-cell office:value-type="string" calcext:value-type="string">
            <text:p>2019-12-02 23:11:05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201469460822" calcext:value-type="float">
            <text:p>73.6201469460822</text:p>
          </table:table-cell>
          <table:table-cell office:value-type="float" office:value="981.655092605914" calcext:value-type="float">
            <text:p>981.655092605914</text:p>
          </table:table-cell>
          <table:table-cell office:value-type="float" office:value="4089556" calcext:value-type="float">
            <text:p>4089556</text:p>
          </table:table-cell>
          <table:table-cell office:value-type="float" office:value="2105991" calcext:value-type="float">
            <text:p>2105991</text:p>
          </table:table-cell>
          <table:table-cell office:value-type="float" office:value="1550545" calcext:value-type="float">
            <text:p>1550545</text:p>
          </table:table-cell>
          <table:table-cell office:value-type="float" office:value="409535" calcext:value-type="float">
            <text:p>409535</text:p>
          </table:table-cell>
          <table:table-cell office:value-type="float" office:value="588079" calcext:value-type="float">
            <text:p>5880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0166" calcext:value-type="float">
            <text:p>700166</text:p>
          </table:table-cell>
          <table:table-cell office:value-type="float" office:value="219125" calcext:value-type="float">
            <text:p>219125</text:p>
          </table:table-cell>
          <table:table-cell office:value-type="float" office:value="2.43756561727114" calcext:value-type="float">
            <text:p>2.43756561727114</text:p>
          </table:table-cell>
          <table:table-cell office:value-type="float" office:value="1.25526860419138" calcext:value-type="float">
            <text:p>1.25526860419138</text:p>
          </table:table-cell>
          <table:table-cell office:value-type="float" office:value="0.924196949505442" calcext:value-type="float">
            <text:p>0.924196949505442</text:p>
          </table:table-cell>
          <table:table-cell office:value-type="float" office:value="0.244101911080111" calcext:value-type="float">
            <text:p>0.244101911080111</text:p>
          </table:table-cell>
          <table:table-cell office:value-type="float" office:value="0.350522440734201" calcext:value-type="float">
            <text:p>0.350522440734201</text:p>
          </table:table-cell>
          <table:table-cell office:value-type="float" office:value="5" calcext:value-type="float">
            <text:p>5</text:p>
          </table:table-cell>
          <table:table-cell office:value-type="float" office:value="0.417331506887854" calcext:value-type="float">
            <text:p>0.417331506887854</text:p>
          </table:table-cell>
          <table:table-cell office:value-type="float" office:value="0.130608693433844" calcext:value-type="float">
            <text:p>0.130608693433844</text:p>
          </table:table-cell>
          <table:table-cell office:value-type="float" office:value="-65.1606100989116" calcext:value-type="float">
            <text:p>-65.1606100989116</text:p>
          </table:table-cell>
          <table:table-cell office:value-type="float" office:value="-201.179617783978" calcext:value-type="float">
            <text:p>-201.179617783978</text:p>
          </table:table-cell>
          <table:table-cell office:value-type="float" office:value="-179.89551185316" calcext:value-type="float">
            <text:p>-179.89551185316</text:p>
          </table:table-cell>
          <table:table-cell office:value-type="float" office:value="750" calcext:value-type="float">
            <text:p>750</text:p>
          </table:table-cell>
          <table:table-cell office:value-type="float" office:value="-166.533698622429" calcext:value-type="float">
            <text:p>-166.533698622429</text:p>
          </table:table-cell>
        </table:table-row>
        <table:table-row table:style-name="ro1">
          <table:table-cell office:value-type="string" calcext:value-type="string">
            <text:p>2019-12-02 23:11:07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197440225694" calcext:value-type="float">
            <text:p>73.6197440225694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91095" calcext:value-type="float">
            <text:p>4091095</text:p>
          </table:table-cell>
          <table:table-cell office:value-type="float" office:value="2110422" calcext:value-type="float">
            <text:p>2110422</text:p>
          </table:table-cell>
          <table:table-cell office:value-type="float" office:value="1300655" calcext:value-type="float">
            <text:p>1300655</text:p>
          </table:table-cell>
          <table:table-cell office:value-type="float" office:value="413408" calcext:value-type="float">
            <text:p>413408</text:p>
          </table:table-cell>
          <table:table-cell office:value-type="float" office:value="597929" calcext:value-type="float">
            <text:p>597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8793" calcext:value-type="float">
            <text:p>808793</text:p>
          </table:table-cell>
          <table:table-cell office:value-type="float" office:value="219070" calcext:value-type="float">
            <text:p>219070</text:p>
          </table:table-cell>
          <table:table-cell office:value-type="float" office:value="2.43848293286358" calcext:value-type="float">
            <text:p>2.43848293286358</text:p>
          </table:table-cell>
          <table:table-cell office:value-type="float" office:value="1.25790968631621" calcext:value-type="float">
            <text:p>1.25790968631621</text:p>
          </table:table-cell>
          <table:table-cell office:value-type="float" office:value="0.775250884920464" calcext:value-type="float">
            <text:p>0.775250884920464</text:p>
          </table:table-cell>
          <table:table-cell office:value-type="float" office:value="0.246410399247455" calcext:value-type="float">
            <text:p>0.246410399247455</text:p>
          </table:table-cell>
          <table:table-cell office:value-type="float" office:value="0.356393498944461" calcext:value-type="float">
            <text:p>0.356393498944461</text:p>
          </table:table-cell>
          <table:table-cell office:value-type="float" office:value="5" calcext:value-type="float">
            <text:p>5</text:p>
          </table:table-cell>
          <table:table-cell office:value-type="float" office:value="0.482078252086431" calcext:value-type="float">
            <text:p>0.482078252086431</text:p>
          </table:table-cell>
          <table:table-cell office:value-type="float" office:value="0.13057591087531" calcext:value-type="float">
            <text:p>0.13057591087531</text:p>
          </table:table-cell>
          <table:table-cell office:value-type="float" office:value="-94.9498230159072" calcext:value-type="float">
            <text:p>-94.9498230159072</text:p>
          </table:table-cell>
          <table:table-cell office:value-type="float" office:value="-200.717920150509" calcext:value-type="float">
            <text:p>-200.717920150509</text:p>
          </table:table-cell>
          <table:table-cell office:value-type="float" office:value="-178.721300211108" calcext:value-type="float">
            <text:p>-178.721300211108</text:p>
          </table:table-cell>
          <table:table-cell office:value-type="float" office:value="750" calcext:value-type="float">
            <text:p>750</text:p>
          </table:table-cell>
          <table:table-cell office:value-type="float" office:value="-153.584349582714" calcext:value-type="float">
            <text:p>-153.584349582714</text:p>
          </table:table-cell>
        </table:table-row>
        <table:table-row table:style-name="ro1">
          <table:table-cell office:value-type="string" calcext:value-type="string">
            <text:p>2019-12-02 23:11:08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03724268694" calcext:value-type="float">
            <text:p>73.603724268694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9769" calcext:value-type="float">
            <text:p>4089769</text:p>
          </table:table-cell>
          <table:table-cell office:value-type="float" office:value="2136015" calcext:value-type="float">
            <text:p>2136015</text:p>
          </table:table-cell>
          <table:table-cell office:value-type="float" office:value="1235687" calcext:value-type="float">
            <text:p>1235687</text:p>
          </table:table-cell>
          <table:table-cell office:value-type="float" office:value="417098" calcext:value-type="float">
            <text:p>417098</text:p>
          </table:table-cell>
          <table:table-cell office:value-type="float" office:value="606763" calcext:value-type="float">
            <text:p>6067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2736" calcext:value-type="float">
            <text:p>722736</text:p>
          </table:table-cell>
          <table:table-cell office:value-type="float" office:value="219045" calcext:value-type="float">
            <text:p>219045</text:p>
          </table:table-cell>
          <table:table-cell office:value-type="float" office:value="2.43769257517965" calcext:value-type="float">
            <text:p>2.43769257517965</text:p>
          </table:table-cell>
          <table:table-cell office:value-type="float" office:value="1.27316430487207" calcext:value-type="float">
            <text:p>1.27316430487207</text:p>
          </table:table-cell>
          <table:table-cell office:value-type="float" office:value="0.736526934686534" calcext:value-type="float">
            <text:p>0.736526934686534</text:p>
          </table:table-cell>
          <table:table-cell office:value-type="float" office:value="0.248609810901858" calcext:value-type="float">
            <text:p>0.248609810901858</text:p>
          </table:table-cell>
          <table:table-cell office:value-type="float" office:value="0.361658973891613" calcext:value-type="float">
            <text:p>0.361658973891613</text:p>
          </table:table-cell>
          <table:table-cell office:value-type="float" office:value="5" calcext:value-type="float">
            <text:p>5</text:p>
          </table:table-cell>
          <table:table-cell office:value-type="float" office:value="0.430784276817355" calcext:value-type="float">
            <text:p>0.430784276817355</text:p>
          </table:table-cell>
          <table:table-cell office:value-type="float" office:value="0.13056100971234" calcext:value-type="float">
            <text:p>0.13056100971234</text:p>
          </table:table-cell>
          <table:table-cell office:value-type="float" office:value="-102.694613062693" calcext:value-type="float">
            <text:p>-102.694613062693</text:p>
          </table:table-cell>
          <table:table-cell office:value-type="float" office:value="-200.278037819628" calcext:value-type="float">
            <text:p>-200.278037819628</text:p>
          </table:table-cell>
          <table:table-cell office:value-type="float" office:value="-177.668205221677" calcext:value-type="float">
            <text:p>-177.668205221677</text:p>
          </table:table-cell>
          <table:table-cell office:value-type="float" office:value="750" calcext:value-type="float">
            <text:p>750</text:p>
          </table:table-cell>
          <table:table-cell office:value-type="float" office:value="-163.843144636529" calcext:value-type="float">
            <text:p>-163.843144636529</text:p>
          </table:table-cell>
        </table:table-row>
        <table:table-row table:style-name="ro1">
          <table:table-cell office:value-type="string" calcext:value-type="string">
            <text:p>2019-12-02 23:11:09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148069768205" calcext:value-type="float">
            <text:p>73.6148069768205</text:p>
          </table:table-cell>
          <table:table-cell office:value-type="float" office:value="981.655092605914" calcext:value-type="float">
            <text:p>981.655092605914</text:p>
          </table:table-cell>
          <table:table-cell office:value-type="float" office:value="4087934" calcext:value-type="float">
            <text:p>4087934</text:p>
          </table:table-cell>
          <table:table-cell office:value-type="float" office:value="2137096" calcext:value-type="float">
            <text:p>2137096</text:p>
          </table:table-cell>
          <table:table-cell office:value-type="float" office:value="1116411" calcext:value-type="float">
            <text:p>1116411</text:p>
          </table:table-cell>
          <table:table-cell office:value-type="float" office:value="420918" calcext:value-type="float">
            <text:p>420918</text:p>
          </table:table-cell>
          <table:table-cell office:value-type="float" office:value="614950" calcext:value-type="float">
            <text:p>6149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7134" calcext:value-type="float">
            <text:p>667134</text:p>
          </table:table-cell>
          <table:table-cell office:value-type="float" office:value="218973" calcext:value-type="float">
            <text:p>218973</text:p>
          </table:table-cell>
          <table:table-cell office:value-type="float" office:value="2.43659882981763" calcext:value-type="float">
            <text:p>2.43659882981763</text:p>
          </table:table-cell>
          <table:table-cell office:value-type="float" office:value="1.2738086311589" calcext:value-type="float">
            <text:p>1.2738086311589</text:p>
          </table:table-cell>
          <table:table-cell office:value-type="float" office:value="0.665432890109168" calcext:value-type="float">
            <text:p>0.665432890109168</text:p>
          </table:table-cell>
          <table:table-cell office:value-type="float" office:value="0.250886708603705" calcext:value-type="float">
            <text:p>0.250886708603705</text:p>
          </table:table-cell>
          <table:table-cell office:value-type="float" office:value="0.366538806741095" calcext:value-type="float">
            <text:p>0.366538806741095</text:p>
          </table:table-cell>
          <table:table-cell office:value-type="float" office:value="5" calcext:value-type="float">
            <text:p>5</text:p>
          </table:table-cell>
          <table:table-cell office:value-type="float" office:value="0.397642898278582" calcext:value-type="float">
            <text:p>0.397642898278582</text:p>
          </table:table-cell>
          <table:table-cell office:value-type="float" office:value="0.130518094362985" calcext:value-type="float">
            <text:p>0.130518094362985</text:p>
          </table:table-cell>
          <table:table-cell office:value-type="float" office:value="-116.913421978166" calcext:value-type="float">
            <text:p>-116.913421978166</text:p>
          </table:table-cell>
          <table:table-cell office:value-type="float" office:value="-199.822658279259" calcext:value-type="float">
            <text:p>-199.822658279259</text:p>
          </table:table-cell>
          <table:table-cell office:value-type="float" office:value="-176.692238651781" calcext:value-type="float">
            <text:p>-176.692238651781</text:p>
          </table:table-cell>
          <table:table-cell office:value-type="float" office:value="750" calcext:value-type="float">
            <text:p>750</text:p>
          </table:table-cell>
          <table:table-cell office:value-type="float" office:value="-170.471420344284" calcext:value-type="float">
            <text:p>-170.471420344284</text:p>
          </table:table-cell>
        </table:table-row>
        <table:table-row table:style-name="ro1">
          <table:table-cell office:value-type="string" calcext:value-type="string">
            <text:p>2019-12-02 23:11:10</text:p>
          </table:table-cell>
          <table:table-cell office:value-type="float" office:value="24.4628848458233" calcext:value-type="float">
            <text:p>24.4628848458233</text:p>
          </table:table-cell>
          <table:table-cell office:value-type="float" office:value="73.6049324721265" calcext:value-type="float">
            <text:p>73.6049324721265</text:p>
          </table:table-cell>
          <table:table-cell office:value-type="float" office:value="981.617196926215" calcext:value-type="float">
            <text:p>981.617196926215</text:p>
          </table:table-cell>
          <table:table-cell office:value-type="float" office:value="4092831" calcext:value-type="float">
            <text:p>4092831</text:p>
          </table:table-cell>
          <table:table-cell office:value-type="float" office:value="2122988" calcext:value-type="float">
            <text:p>2122988</text:p>
          </table:table-cell>
          <table:table-cell office:value-type="float" office:value="1531776" calcext:value-type="float">
            <text:p>1531776</text:p>
          </table:table-cell>
          <table:table-cell office:value-type="float" office:value="424385" calcext:value-type="float">
            <text:p>424385</text:p>
          </table:table-cell>
          <table:table-cell office:value-type="float" office:value="622924" calcext:value-type="float">
            <text:p>6229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59200" calcext:value-type="float">
            <text:p>659200</text:p>
          </table:table-cell>
          <table:table-cell office:value-type="float" office:value="219056" calcext:value-type="float">
            <text:p>219056</text:p>
          </table:table-cell>
          <table:table-cell office:value-type="float" office:value="2.43951766962024" calcext:value-type="float">
            <text:p>2.43951766962024</text:p>
          </table:table-cell>
          <table:table-cell office:value-type="float" office:value="1.26539960687156" calcext:value-type="float">
            <text:p>1.26539960687156</text:p>
          </table:table-cell>
          <table:table-cell office:value-type="float" office:value="0.913009752393931" calcext:value-type="float">
            <text:p>0.913009752393931</text:p>
          </table:table-cell>
          <table:table-cell office:value-type="float" office:value="0.252953201884413" calcext:value-type="float">
            <text:p>0.252953201884413</text:p>
          </table:table-cell>
          <table:table-cell office:value-type="float" office:value="0.371291681682072" calcext:value-type="float">
            <text:p>0.371291681682072</text:p>
          </table:table-cell>
          <table:table-cell office:value-type="float" office:value="5" calcext:value-type="float">
            <text:p>5</text:p>
          </table:table-cell>
          <table:table-cell office:value-type="float" office:value="0.392913865198358" calcext:value-type="float">
            <text:p>0.392913865198358</text:p>
          </table:table-cell>
          <table:table-cell office:value-type="float" office:value="0.130567566224046" calcext:value-type="float">
            <text:p>0.130567566224046</text:p>
          </table:table-cell>
          <table:table-cell office:value-type="float" office:value="-67.3980495212137" calcext:value-type="float">
            <text:p>-67.3980495212137</text:p>
          </table:table-cell>
          <table:table-cell office:value-type="float" office:value="-199.409359623117" calcext:value-type="float">
            <text:p>-199.409359623117</text:p>
          </table:table-cell>
          <table:table-cell office:value-type="float" office:value="-175.741663663586" calcext:value-type="float">
            <text:p>-175.741663663586</text:p>
          </table:table-cell>
          <table:table-cell office:value-type="float" office:value="750" calcext:value-type="float">
            <text:p>750</text:p>
          </table:table-cell>
          <table:table-cell office:value-type="float" office:value="-171.417226960328" calcext:value-type="float">
            <text:p>-171.417226960328</text:p>
          </table:table-cell>
        </table:table-row>
        <table:table-row table:style-name="ro1">
          <table:table-cell office:value-type="string" calcext:value-type="string">
            <text:p>2019-12-02 23:11:12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041270127461" calcext:value-type="float">
            <text:p>73.6041270127461</text:p>
          </table:table-cell>
          <table:table-cell office:value-type="float" office:value="981.655092605914" calcext:value-type="float">
            <text:p>981.655092605914</text:p>
          </table:table-cell>
          <table:table-cell office:value-type="float" office:value="4089691" calcext:value-type="float">
            <text:p>4089691</text:p>
          </table:table-cell>
          <table:table-cell office:value-type="float" office:value="2117297" calcext:value-type="float">
            <text:p>2117297</text:p>
          </table:table-cell>
          <table:table-cell office:value-type="float" office:value="1812019" calcext:value-type="float">
            <text:p>1812019</text:p>
          </table:table-cell>
          <table:table-cell office:value-type="float" office:value="427690" calcext:value-type="float">
            <text:p>427690</text:p>
          </table:table-cell>
          <table:table-cell office:value-type="float" office:value="630780" calcext:value-type="float">
            <text:p>6307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7862" calcext:value-type="float">
            <text:p>637862</text:p>
          </table:table-cell>
          <table:table-cell office:value-type="float" office:value="219088" calcext:value-type="float">
            <text:p>219088</text:p>
          </table:table-cell>
          <table:table-cell office:value-type="float" office:value="2.43764608355118" calcext:value-type="float">
            <text:p>2.43764608355118</text:p>
          </table:table-cell>
          <table:table-cell office:value-type="float" office:value="1.26200750613302" calcext:value-type="float">
            <text:p>1.26200750613302</text:p>
          </table:table-cell>
          <table:table-cell office:value-type="float" office:value="1.08004761696429" calcext:value-type="float">
            <text:p>1.08004761696429</text:p>
          </table:table-cell>
          <table:table-cell office:value-type="float" office:value="0.254923135629074" calcext:value-type="float">
            <text:p>0.254923135629074</text:p>
          </table:table-cell>
          <table:table-cell office:value-type="float" office:value="0.375974223133829" calcext:value-type="float">
            <text:p>0.375974223133829</text:p>
          </table:table-cell>
          <table:table-cell office:value-type="float" office:value="5" calcext:value-type="float">
            <text:p>5</text:p>
          </table:table-cell>
          <table:table-cell office:value-type="float" office:value="0.380195424580029" calcext:value-type="float">
            <text:p>0.380195424580029</text:p>
          </table:table-cell>
          <table:table-cell office:value-type="float" office:value="0.130586639712648" calcext:value-type="float">
            <text:p>0.130586639712648</text:p>
          </table:table-cell>
          <table:table-cell office:value-type="float" office:value="-33.9904766071411" calcext:value-type="float">
            <text:p>-33.9904766071411</text:p>
          </table:table-cell>
          <table:table-cell office:value-type="float" office:value="-199.015372874185" calcext:value-type="float">
            <text:p>-199.015372874185</text:p>
          </table:table-cell>
          <table:table-cell office:value-type="float" office:value="-174.805155373234" calcext:value-type="float">
            <text:p>-174.805155373234</text:p>
          </table:table-cell>
          <table:table-cell office:value-type="float" office:value="750" calcext:value-type="float">
            <text:p>750</text:p>
          </table:table-cell>
          <table:table-cell office:value-type="float" office:value="-173.960915083994" calcext:value-type="float">
            <text:p>-173.960915083994</text:p>
          </table:table-cell>
        </table:table-row>
        <table:table-row table:style-name="ro1">
          <table:table-cell office:value-type="string" calcext:value-type="string">
            <text:p>2019-12-02 23:11:13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23644776241" calcext:value-type="float">
            <text:p>73.5823644776241</text:p>
          </table:table-cell>
          <table:table-cell office:value-type="float" office:value="981.70150586353" calcext:value-type="float">
            <text:p>981.70150586353</text:p>
          </table:table-cell>
          <table:table-cell office:value-type="float" office:value="4089478" calcext:value-type="float">
            <text:p>4089478</text:p>
          </table:table-cell>
          <table:table-cell office:value-type="float" office:value="2128504" calcext:value-type="float">
            <text:p>2128504</text:p>
          </table:table-cell>
          <table:table-cell office:value-type="float" office:value="1863252" calcext:value-type="float">
            <text:p>1863252</text:p>
          </table:table-cell>
          <table:table-cell office:value-type="float" office:value="430789" calcext:value-type="float">
            <text:p>430789</text:p>
          </table:table-cell>
          <table:table-cell office:value-type="float" office:value="638512" calcext:value-type="float">
            <text:p>6385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06309" calcext:value-type="float">
            <text:p>606309</text:p>
          </table:table-cell>
          <table:table-cell office:value-type="float" office:value="219056" calcext:value-type="float">
            <text:p>219056</text:p>
          </table:table-cell>
          <table:table-cell office:value-type="float" office:value="2.43751912564267" calcext:value-type="float">
            <text:p>2.43751912564267</text:p>
          </table:table-cell>
          <table:table-cell office:value-type="float" office:value="1.2686873994693" calcext:value-type="float">
            <text:p>1.2686873994693</text:p>
          </table:table-cell>
          <table:table-cell office:value-type="float" office:value="1.11058486826239" calcext:value-type="float">
            <text:p>1.11058486826239</text:p>
          </table:table-cell>
          <table:table-cell office:value-type="float" office:value="0.256770283790861" calcext:value-type="float">
            <text:p>0.256770283790861</text:p>
          </table:table-cell>
          <table:table-cell office:value-type="float" office:value="0.380582854817254" calcext:value-type="float">
            <text:p>0.380582854817254</text:p>
          </table:table-cell>
          <table:table-cell office:value-type="float" office:value="5" calcext:value-type="float">
            <text:p>5</text:p>
          </table:table-cell>
          <table:table-cell office:value-type="float" office:value="0.361388368772074" calcext:value-type="float">
            <text:p>0.361388368772074</text:p>
          </table:table-cell>
          <table:table-cell office:value-type="float" office:value="0.130567566224046" calcext:value-type="float">
            <text:p>0.130567566224046</text:p>
          </table:table-cell>
          <table:table-cell office:value-type="float" office:value="-27.8830263475211" calcext:value-type="float">
            <text:p>-27.8830263475211</text:p>
          </table:table-cell>
          <table:table-cell office:value-type="float" office:value="-198.645943241828" calcext:value-type="float">
            <text:p>-198.645943241828</text:p>
          </table:table-cell>
          <table:table-cell office:value-type="float" office:value="-173.883429036549" calcext:value-type="float">
            <text:p>-173.883429036549</text:p>
          </table:table-cell>
          <table:table-cell office:value-type="float" office:value="750" calcext:value-type="float">
            <text:p>750</text:p>
          </table:table-cell>
          <table:table-cell office:value-type="float" office:value="-177.722326245585" calcext:value-type="float">
            <text:p>-177.722326245585</text:p>
          </table:table-cell>
        </table:table-row>
        <table:table-row table:style-name="ro1">
          <table:table-cell office:value-type="string" calcext:value-type="string">
            <text:p>2019-12-02 23:11:14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5885095577715" calcext:value-type="float">
            <text:p>73.5885095577715</text:p>
          </table:table-cell>
          <table:table-cell office:value-type="float" office:value="981.608678556795" calcext:value-type="float">
            <text:p>981.608678556795</text:p>
          </table:table-cell>
          <table:table-cell office:value-type="float" office:value="4094421" calcext:value-type="float">
            <text:p>4094421</text:p>
          </table:table-cell>
          <table:table-cell office:value-type="float" office:value="2142637" calcext:value-type="float">
            <text:p>2142637</text:p>
          </table:table-cell>
          <table:table-cell office:value-type="float" office:value="1884597" calcext:value-type="float">
            <text:p>1884597</text:p>
          </table:table-cell>
          <table:table-cell office:value-type="float" office:value="433262" calcext:value-type="float">
            <text:p>433262</text:p>
          </table:table-cell>
          <table:table-cell office:value-type="float" office:value="646338" calcext:value-type="float">
            <text:p>6463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3627" calcext:value-type="float">
            <text:p>613627</text:p>
          </table:table-cell>
          <table:table-cell office:value-type="float" office:value="219091" calcext:value-type="float">
            <text:p>219091</text:p>
          </table:table-cell>
          <table:table-cell office:value-type="float" office:value="2.44046538358514" calcext:value-type="float">
            <text:p>2.44046538358514</text:p>
          </table:table-cell>
          <table:table-cell office:value-type="float" office:value="1.27711132491962" calcext:value-type="float">
            <text:p>1.27711132491962</text:p>
          </table:table-cell>
          <table:table-cell office:value-type="float" office:value="1.12330748120636" calcext:value-type="float">
            <text:p>1.12330748120636</text:p>
          </table:table-cell>
          <table:table-cell office:value-type="float" office:value="0.258244306831873" calcext:value-type="float">
            <text:p>0.258244306831873</text:p>
          </table:table-cell>
          <table:table-cell office:value-type="float" office:value="0.385247514873447" calcext:value-type="float">
            <text:p>0.385247514873447</text:p>
          </table:table-cell>
          <table:table-cell office:value-type="float" office:value="5" calcext:value-type="float">
            <text:p>5</text:p>
          </table:table-cell>
          <table:table-cell office:value-type="float" office:value="0.365750237196712" calcext:value-type="float">
            <text:p>0.365750237196712</text:p>
          </table:table-cell>
          <table:table-cell office:value-type="float" office:value="0.130588427852205" calcext:value-type="float">
            <text:p>0.130588427852205</text:p>
          </table:table-cell>
          <table:table-cell office:value-type="float" office:value="-25.3385037587289" calcext:value-type="float">
            <text:p>-25.3385037587289</text:p>
          </table:table-cell>
          <table:table-cell office:value-type="float" office:value="-198.351138633625" calcext:value-type="float">
            <text:p>-198.351138633625</text:p>
          </table:table-cell>
          <table:table-cell office:value-type="float" office:value="-172.950497025311" calcext:value-type="float">
            <text:p>-172.950497025311</text:p>
          </table:table-cell>
          <table:table-cell office:value-type="float" office:value="750" calcext:value-type="float">
            <text:p>750</text:p>
          </table:table-cell>
          <table:table-cell office:value-type="float" office:value="-176.849952560658" calcext:value-type="float">
            <text:p>-176.849952560658</text:p>
          </table:table-cell>
        </table:table-row>
        <table:table-row table:style-name="ro1">
          <table:table-cell office:value-type="string" calcext:value-type="string">
            <text:p>2019-12-02 23:11:15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926417562076" calcext:value-type="float">
            <text:p>73.5926417562076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9726" calcext:value-type="float">
            <text:p>4089726</text:p>
          </table:table-cell>
          <table:table-cell office:value-type="float" office:value="2127787" calcext:value-type="float">
            <text:p>2127787</text:p>
          </table:table-cell>
          <table:table-cell office:value-type="float" office:value="1883322" calcext:value-type="float">
            <text:p>1883322</text:p>
          </table:table-cell>
          <table:table-cell office:value-type="float" office:value="435802" calcext:value-type="float">
            <text:p>435802</text:p>
          </table:table-cell>
          <table:table-cell office:value-type="float" office:value="653477" calcext:value-type="float">
            <text:p>6534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7001" calcext:value-type="float">
            <text:p>687001</text:p>
          </table:table-cell>
          <table:table-cell office:value-type="float" office:value="219177" calcext:value-type="float">
            <text:p>219177</text:p>
          </table:table-cell>
          <table:table-cell office:value-type="float" office:value="2.43766694517934" calcext:value-type="float">
            <text:p>2.43766694517934</text:p>
          </table:table-cell>
          <table:table-cell office:value-type="float" office:value="1.26826003411532" calcext:value-type="float">
            <text:p>1.26826003411532</text:p>
          </table:table-cell>
          <table:table-cell office:value-type="float" office:value="1.12254752189487" calcext:value-type="float">
            <text:p>1.12254752189487</text:p>
          </table:table-cell>
          <table:table-cell office:value-type="float" office:value="0.259758264989646" calcext:value-type="float">
            <text:p>0.259758264989646</text:p>
          </table:table-cell>
          <table:table-cell office:value-type="float" office:value="0.389502690971218" calcext:value-type="float">
            <text:p>0.389502690971218</text:p>
          </table:table-cell>
          <table:table-cell office:value-type="float" office:value="5" calcext:value-type="float">
            <text:p>5</text:p>
          </table:table-cell>
          <table:table-cell office:value-type="float" office:value="0.409484554467744" calcext:value-type="float">
            <text:p>0.409484554467744</text:p>
          </table:table-cell>
          <table:table-cell office:value-type="float" office:value="0.130639687852822" calcext:value-type="float">
            <text:p>0.130639687852822</text:p>
          </table:table-cell>
          <table:table-cell office:value-type="float" office:value="-25.490495621025" calcext:value-type="float">
            <text:p>-25.490495621025</text:p>
          </table:table-cell>
          <table:table-cell office:value-type="float" office:value="-198.048347002071" calcext:value-type="float">
            <text:p>-198.048347002071</text:p>
          </table:table-cell>
          <table:table-cell office:value-type="float" office:value="-172.099461805756" calcext:value-type="float">
            <text:p>-172.099461805756</text:p>
          </table:table-cell>
          <table:table-cell office:value-type="float" office:value="750" calcext:value-type="float">
            <text:p>750</text:p>
          </table:table-cell>
          <table:table-cell office:value-type="float" office:value="-168.103089106451" calcext:value-type="float">
            <text:p>-168.103089106451</text:p>
          </table:table-cell>
        </table:table-row>
        <table:table-row table:style-name="ro1">
          <table:table-cell office:value-type="string" calcext:value-type="string">
            <text:p>2019-12-02 23:11:17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934470146034" calcext:value-type="float">
            <text:p>73.5934470146034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8948" calcext:value-type="float">
            <text:p>4088948</text:p>
          </table:table-cell>
          <table:table-cell office:value-type="float" office:value="2120059" calcext:value-type="float">
            <text:p>2120059</text:p>
          </table:table-cell>
          <table:table-cell office:value-type="float" office:value="1877384" calcext:value-type="float">
            <text:p>1877384</text:p>
          </table:table-cell>
          <table:table-cell office:value-type="float" office:value="438426" calcext:value-type="float">
            <text:p>438426</text:p>
          </table:table-cell>
          <table:table-cell office:value-type="float" office:value="659786" calcext:value-type="float">
            <text:p>6597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7010" calcext:value-type="float">
            <text:p>817010</text:p>
          </table:table-cell>
          <table:table-cell office:value-type="float" office:value="219051" calcext:value-type="float">
            <text:p>219051</text:p>
          </table:table-cell>
          <table:table-cell office:value-type="float" office:value="2.4372032209877" calcext:value-type="float">
            <text:p>2.4372032209877</text:p>
          </table:table-cell>
          <table:table-cell office:value-type="float" office:value="1.26365378661797" calcext:value-type="float">
            <text:p>1.26365378661797</text:p>
          </table:table-cell>
          <table:table-cell office:value-type="float" office:value="1.11900819766619" calcext:value-type="float">
            <text:p>1.11900819766619</text:p>
          </table:table-cell>
          <table:table-cell office:value-type="float" office:value="0.261322291054999" calcext:value-type="float">
            <text:p>0.261322291054999</text:p>
          </table:table-cell>
          <table:table-cell office:value-type="float" office:value="0.393263148458379" calcext:value-type="float">
            <text:p>0.393263148458379</text:p>
          </table:table-cell>
          <table:table-cell office:value-type="float" office:value="5" calcext:value-type="float">
            <text:p>5</text:p>
          </table:table-cell>
          <table:table-cell office:value-type="float" office:value="0.486975966331478" calcext:value-type="float">
            <text:p>0.486975966331478</text:p>
          </table:table-cell>
          <table:table-cell office:value-type="float" office:value="0.130564585991452" calcext:value-type="float">
            <text:p>0.130564585991452</text:p>
          </table:table-cell>
          <table:table-cell office:value-type="float" office:value="-26.1983604667616" calcext:value-type="float">
            <text:p>-26.1983604667616</text:p>
          </table:table-cell>
          <table:table-cell office:value-type="float" office:value="-197.735541789" calcext:value-type="float">
            <text:p>-197.735541789</text:p>
          </table:table-cell>
          <table:table-cell office:value-type="float" office:value="-171.347370308324" calcext:value-type="float">
            <text:p>-171.347370308324</text:p>
          </table:table-cell>
          <table:table-cell office:value-type="float" office:value="750" calcext:value-type="float">
            <text:p>750</text:p>
          </table:table-cell>
          <table:table-cell office:value-type="float" office:value="-152.604806733704" calcext:value-type="float">
            <text:p>-152.604806733704</text:p>
          </table:table-cell>
        </table:table-row>
        <table:table-row table:style-name="ro1">
          <table:table-cell office:value-type="string" calcext:value-type="string">
            <text:p>2019-12-02 23:11:18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144041131278" calcext:value-type="float">
            <text:p>73.6144041131278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4821" calcext:value-type="float">
            <text:p>4084821</text:p>
          </table:table-cell>
          <table:table-cell office:value-type="float" office:value="2114642" calcext:value-type="float">
            <text:p>2114642</text:p>
          </table:table-cell>
          <table:table-cell office:value-type="float" office:value="1812747" calcext:value-type="float">
            <text:p>1812747</text:p>
          </table:table-cell>
          <table:table-cell office:value-type="float" office:value="441989" calcext:value-type="float">
            <text:p>441989</text:p>
          </table:table-cell>
          <table:table-cell office:value-type="float" office:value="667405" calcext:value-type="float">
            <text:p>6674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8363" calcext:value-type="float">
            <text:p>618363</text:p>
          </table:table-cell>
          <table:table-cell office:value-type="float" office:value="219152" calcext:value-type="float">
            <text:p>219152</text:p>
          </table:table-cell>
          <table:table-cell office:value-type="float" office:value="2.43474333700458" calcext:value-type="float">
            <text:p>2.43474333700458</text:p>
          </table:table-cell>
          <table:table-cell office:value-type="float" office:value="1.26042500262559" calcext:value-type="float">
            <text:p>1.26042500262559</text:p>
          </table:table-cell>
          <table:table-cell office:value-type="float" office:value="1.08048153882999" calcext:value-type="float">
            <text:p>1.08048153882999</text:p>
          </table:table-cell>
          <table:table-cell office:value-type="float" office:value="0.263446004801512" calcext:value-type="float">
            <text:p>0.263446004801512</text:p>
          </table:table-cell>
          <table:table-cell office:value-type="float" office:value="0.397804426885179" calcext:value-type="float">
            <text:p>0.397804426885179</text:p>
          </table:table-cell>
          <table:table-cell office:value-type="float" office:value="5" calcext:value-type="float">
            <text:p>5</text:p>
          </table:table-cell>
          <table:table-cell office:value-type="float" office:value="0.368573113509788" calcext:value-type="float">
            <text:p>0.368573113509788</text:p>
          </table:table-cell>
          <table:table-cell office:value-type="float" office:value="0.130624786689852" calcext:value-type="float">
            <text:p>0.130624786689852</text:p>
          </table:table-cell>
          <table:table-cell office:value-type="float" office:value="-33.9036922340026" calcext:value-type="float">
            <text:p>-33.9036922340026</text:p>
          </table:table-cell>
          <table:table-cell office:value-type="float" office:value="-197.310799039698" calcext:value-type="float">
            <text:p>-197.310799039698</text:p>
          </table:table-cell>
          <table:table-cell office:value-type="float" office:value="-170.439114622964" calcext:value-type="float">
            <text:p>-170.439114622964</text:p>
          </table:table-cell>
          <table:table-cell office:value-type="float" office:value="750" calcext:value-type="float">
            <text:p>750</text:p>
          </table:table-cell>
          <table:table-cell office:value-type="float" office:value="-176.285377298042" calcext:value-type="float">
            <text:p>-176.285377298042</text:p>
          </table:table-cell>
        </table:table-row>
        <table:table-row table:style-name="ro1">
          <table:table-cell office:value-type="string" calcext:value-type="string">
            <text:p>2019-12-02 23:11:19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6152098309387" calcext:value-type="float">
            <text:p>73.6152098309387</text:p>
          </table:table-cell>
          <table:table-cell office:value-type="float" office:value="981.608678556795" calcext:value-type="float">
            <text:p>981.608678556795</text:p>
          </table:table-cell>
          <table:table-cell office:value-type="float" office:value="4088984" calcext:value-type="float">
            <text:p>4088984</text:p>
          </table:table-cell>
          <table:table-cell office:value-type="float" office:value="2118272" calcext:value-type="float">
            <text:p>2118272</text:p>
          </table:table-cell>
          <table:table-cell office:value-type="float" office:value="1774699" calcext:value-type="float">
            <text:p>1774699</text:p>
          </table:table-cell>
          <table:table-cell office:value-type="float" office:value="444300" calcext:value-type="float">
            <text:p>444300</text:p>
          </table:table-cell>
          <table:table-cell office:value-type="float" office:value="674862" calcext:value-type="float">
            <text:p>6748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8096" calcext:value-type="float">
            <text:p>668096</text:p>
          </table:table-cell>
          <table:table-cell office:value-type="float" office:value="219173" calcext:value-type="float">
            <text:p>219173</text:p>
          </table:table-cell>
          <table:table-cell office:value-type="float" office:value="2.43722467866238" calcext:value-type="float">
            <text:p>2.43722467866238</text:p>
          </table:table-cell>
          <table:table-cell office:value-type="float" office:value="1.26258865148886" calcext:value-type="float">
            <text:p>1.26258865148886</text:p>
          </table:table-cell>
          <table:table-cell office:value-type="float" office:value="1.05780316088237" calcext:value-type="float">
            <text:p>1.05780316088237</text:p>
          </table:table-cell>
          <table:table-cell office:value-type="float" office:value="0.264823468306478" calcext:value-type="float">
            <text:p>0.264823468306478</text:p>
          </table:table-cell>
          <table:table-cell office:value-type="float" office:value="0.402249145775932" calcext:value-type="float">
            <text:p>0.402249145775932</text:p>
          </table:table-cell>
          <table:table-cell office:value-type="float" office:value="5" calcext:value-type="float">
            <text:p>5</text:p>
          </table:table-cell>
          <table:table-cell office:value-type="float" office:value="0.398216295029675" calcext:value-type="float">
            <text:p>0.398216295029675</text:p>
          </table:table-cell>
          <table:table-cell office:value-type="float" office:value="0.130637303666747" calcext:value-type="float">
            <text:p>0.130637303666747</text:p>
          </table:table-cell>
          <table:table-cell office:value-type="float" office:value="-38.4393678235254" calcext:value-type="float">
            <text:p>-38.4393678235254</text:p>
          </table:table-cell>
          <table:table-cell office:value-type="float" office:value="-197.035306338704" calcext:value-type="float">
            <text:p>-197.035306338704</text:p>
          </table:table-cell>
          <table:table-cell office:value-type="float" office:value="-169.550170844814" calcext:value-type="float">
            <text:p>-169.550170844814</text:p>
          </table:table-cell>
          <table:table-cell office:value-type="float" office:value="750" calcext:value-type="float">
            <text:p>750</text:p>
          </table:table-cell>
          <table:table-cell office:value-type="float" office:value="-170.356740994065" calcext:value-type="float">
            <text:p>-170.356740994065</text:p>
          </table:table-cell>
        </table:table-row>
        <table:table-row table:style-name="ro1">
          <table:table-cell office:value-type="string" calcext:value-type="string">
            <text:p>2019-12-02 23:11:21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6148069768205" calcext:value-type="float">
            <text:p>73.6148069768205</text:p>
          </table:table-cell>
          <table:table-cell office:value-type="float" office:value="981.600160224239" calcext:value-type="float">
            <text:p>981.600160224239</text:p>
          </table:table-cell>
          <table:table-cell office:value-type="float" office:value="4088829" calcext:value-type="float">
            <text:p>4088829</text:p>
          </table:table-cell>
          <table:table-cell office:value-type="float" office:value="2127210" calcext:value-type="float">
            <text:p>2127210</text:p>
          </table:table-cell>
          <table:table-cell office:value-type="float" office:value="1765594" calcext:value-type="float">
            <text:p>1765594</text:p>
          </table:table-cell>
          <table:table-cell office:value-type="float" office:value="447202" calcext:value-type="float">
            <text:p>447202</text:p>
          </table:table-cell>
          <table:table-cell office:value-type="float" office:value="680749" calcext:value-type="float">
            <text:p>6807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6211" calcext:value-type="float">
            <text:p>686211</text:p>
          </table:table-cell>
          <table:table-cell office:value-type="float" office:value="219023" calcext:value-type="float">
            <text:p>219023</text:p>
          </table:table-cell>
          <table:table-cell office:value-type="float" office:value="2.43713229145197" calcext:value-type="float">
            <text:p>2.43713229145197</text:p>
          </table:table-cell>
          <table:table-cell office:value-type="float" office:value="1.26791611527397" calcext:value-type="float">
            <text:p>1.26791611527397</text:p>
          </table:table-cell>
          <table:table-cell office:value-type="float" office:value="1.05237615732862" calcext:value-type="float">
            <text:p>1.05237615732862</text:p>
          </table:table-cell>
          <table:table-cell office:value-type="float" office:value="0.266553195304059" calcext:value-type="float">
            <text:p>0.266553195304059</text:p>
          </table:table-cell>
          <table:table-cell office:value-type="float" office:value="0.405758071632155" calcext:value-type="float">
            <text:p>0.405758071632155</text:p>
          </table:table-cell>
          <table:table-cell office:value-type="float" office:value="5" calcext:value-type="float">
            <text:p>5</text:p>
          </table:table-cell>
          <table:table-cell office:value-type="float" office:value="0.409013677717886" calcext:value-type="float">
            <text:p>0.409013677717886</text:p>
          </table:table-cell>
          <table:table-cell office:value-type="float" office:value="0.130547896688926" calcext:value-type="float">
            <text:p>0.130547896688926</text:p>
          </table:table-cell>
          <table:table-cell office:value-type="float" office:value="-39.5247685342751" calcext:value-type="float">
            <text:p>-39.5247685342751</text:p>
          </table:table-cell>
          <table:table-cell office:value-type="float" office:value="-196.689360939188" calcext:value-type="float">
            <text:p>-196.689360939188</text:p>
          </table:table-cell>
          <table:table-cell office:value-type="float" office:value="-168.848385673569" calcext:value-type="float">
            <text:p>-168.848385673569</text:p>
          </table:table-cell>
          <table:table-cell office:value-type="float" office:value="750" calcext:value-type="float">
            <text:p>750</text:p>
          </table:table-cell>
          <table:table-cell office:value-type="float" office:value="-168.197264456423" calcext:value-type="float">
            <text:p>-168.197264456423</text:p>
          </table:table-cell>
        </table:table-row>
        <table:table-row table:style-name="ro1">
          <table:table-cell office:value-type="string" calcext:value-type="string">
            <text:p>2019-12-02 23:11:22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03724268694" calcext:value-type="float">
            <text:p>73.603724268694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90714" calcext:value-type="float">
            <text:p>4090714</text:p>
          </table:table-cell>
          <table:table-cell office:value-type="float" office:value="2115991" calcext:value-type="float">
            <text:p>2115991</text:p>
          </table:table-cell>
          <table:table-cell office:value-type="float" office:value="1760291" calcext:value-type="float">
            <text:p>1760291</text:p>
          </table:table-cell>
          <table:table-cell office:value-type="float" office:value="450127" calcext:value-type="float">
            <text:p>450127</text:p>
          </table:table-cell>
          <table:table-cell office:value-type="float" office:value="688869" calcext:value-type="float">
            <text:p>6888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8086" calcext:value-type="float">
            <text:p>618086</text:p>
          </table:table-cell>
          <table:table-cell office:value-type="float" office:value="219197" calcext:value-type="float">
            <text:p>219197</text:p>
          </table:table-cell>
          <table:table-cell office:value-type="float" office:value="2.43825583913992" calcext:value-type="float">
            <text:p>2.43825583913992</text:p>
          </table:table-cell>
          <table:table-cell office:value-type="float" office:value="1.26122906937946" calcext:value-type="float">
            <text:p>1.26122906937946</text:p>
          </table:table-cell>
          <table:table-cell office:value-type="float" office:value="1.04921532263938" calcext:value-type="float">
            <text:p>1.04921532263938</text:p>
          </table:table-cell>
          <table:table-cell office:value-type="float" office:value="0.268296631371573" calcext:value-type="float">
            <text:p>0.268296631371573</text:p>
          </table:table-cell>
          <table:table-cell office:value-type="float" office:value="0.410597969364878" calcext:value-type="float">
            <text:p>0.410597969364878</text:p>
          </table:table-cell>
          <table:table-cell office:value-type="float" office:value="5" calcext:value-type="float">
            <text:p>5</text:p>
          </table:table-cell>
          <table:table-cell office:value-type="float" office:value="0.368408008624078" calcext:value-type="float">
            <text:p>0.368408008624078</text:p>
          </table:table-cell>
          <table:table-cell office:value-type="float" office:value="0.130651608783198" calcext:value-type="float">
            <text:p>0.130651608783198</text:p>
          </table:table-cell>
          <table:table-cell office:value-type="float" office:value="-40.1569354721231" calcext:value-type="float">
            <text:p>-40.1569354721231</text:p>
          </table:table-cell>
          <table:table-cell office:value-type="float" office:value="-196.340673725685" calcext:value-type="float">
            <text:p>-196.340673725685</text:p>
          </table:table-cell>
          <table:table-cell office:value-type="float" office:value="-167.880406127024" calcext:value-type="float">
            <text:p>-167.880406127024</text:p>
          </table:table-cell>
          <table:table-cell office:value-type="float" office:value="750" calcext:value-type="float">
            <text:p>750</text:p>
          </table:table-cell>
          <table:table-cell office:value-type="float" office:value="-176.318398275184" calcext:value-type="float">
            <text:p>-176.318398275184</text:p>
          </table:table-cell>
        </table:table-row>
        <table:table-row table:style-name="ro1">
          <table:table-cell office:value-type="string" calcext:value-type="string">
            <text:p>2019-12-02 23:11:23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770245085644" calcext:value-type="float">
            <text:p>73.5770245085644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8709" calcext:value-type="float">
            <text:p>4088709</text:p>
          </table:table-cell>
          <table:table-cell office:value-type="float" office:value="2111809" calcext:value-type="float">
            <text:p>2111809</text:p>
          </table:table-cell>
          <table:table-cell office:value-type="float" office:value="1586339" calcext:value-type="float">
            <text:p>1586339</text:p>
          </table:table-cell>
          <table:table-cell office:value-type="float" office:value="451996" calcext:value-type="float">
            <text:p>451996</text:p>
          </table:table-cell>
          <table:table-cell office:value-type="float" office:value="695343" calcext:value-type="float">
            <text:p>6953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97316" calcext:value-type="float">
            <text:p>697316</text:p>
          </table:table-cell>
          <table:table-cell office:value-type="float" office:value="219131" calcext:value-type="float">
            <text:p>219131</text:p>
          </table:table-cell>
          <table:table-cell office:value-type="float" office:value="2.43706076586971" calcext:value-type="float">
            <text:p>2.43706076586971</text:p>
          </table:table-cell>
          <table:table-cell office:value-type="float" office:value="1.2587364028378" calcext:value-type="float">
            <text:p>1.2587364028378</text:p>
          </table:table-cell>
          <table:table-cell office:value-type="float" office:value="0.945531838599663" calcext:value-type="float">
            <text:p>0.945531838599663</text:p>
          </table:table-cell>
          <table:table-cell office:value-type="float" office:value="0.269410642315226" calcext:value-type="float">
            <text:p>0.269410642315226</text:p>
          </table:table-cell>
          <table:table-cell office:value-type="float" office:value="0.414456774527642" calcext:value-type="float">
            <text:p>0.414456774527642</text:p>
          </table:table-cell>
          <table:table-cell office:value-type="float" office:value="5" calcext:value-type="float">
            <text:p>5</text:p>
          </table:table-cell>
          <table:table-cell office:value-type="float" office:value="0.415632774309251" calcext:value-type="float">
            <text:p>0.415632774309251</text:p>
          </table:table-cell>
          <table:table-cell office:value-type="float" office:value="0.130612269712957" calcext:value-type="float">
            <text:p>0.130612269712957</text:p>
          </table:table-cell>
          <table:table-cell office:value-type="float" office:value="-60.8936322800675" calcext:value-type="float">
            <text:p>-60.8936322800675</text:p>
          </table:table-cell>
          <table:table-cell office:value-type="float" office:value="-196.117871536955" calcext:value-type="float">
            <text:p>-196.117871536955</text:p>
          </table:table-cell>
          <table:table-cell office:value-type="float" office:value="-167.108645094472" calcext:value-type="float">
            <text:p>-167.108645094472</text:p>
          </table:table-cell>
          <table:table-cell office:value-type="float" office:value="750" calcext:value-type="float">
            <text:p>750</text:p>
          </table:table-cell>
          <table:table-cell office:value-type="float" office:value="-166.87344513815" calcext:value-type="float">
            <text:p>-166.87344513815</text:p>
          </table:table-cell>
        </table:table-row>
        <table:table-row table:style-name="ro1">
          <table:table-cell office:value-type="string" calcext:value-type="string">
            <text:p>2019-12-02 23:11:24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30443901928" calcext:value-type="float">
            <text:p>73.5930443901928</text:p>
          </table:table-cell>
          <table:table-cell office:value-type="float" office:value="981.56417599907" calcext:value-type="float">
            <text:p>981.56417599907</text:p>
          </table:table-cell>
          <table:table-cell office:value-type="float" office:value="4089733" calcext:value-type="float">
            <text:p>4089733</text:p>
          </table:table-cell>
          <table:table-cell office:value-type="float" office:value="2098949" calcext:value-type="float">
            <text:p>2098949</text:p>
          </table:table-cell>
          <table:table-cell office:value-type="float" office:value="1491780" calcext:value-type="float">
            <text:p>1491780</text:p>
          </table:table-cell>
          <table:table-cell office:value-type="float" office:value="454174" calcext:value-type="float">
            <text:p>454174</text:p>
          </table:table-cell>
          <table:table-cell office:value-type="float" office:value="700285" calcext:value-type="float">
            <text:p>7002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1459" calcext:value-type="float">
            <text:p>791459</text:p>
          </table:table-cell>
          <table:table-cell office:value-type="float" office:value="219131" calcext:value-type="float">
            <text:p>219131</text:p>
          </table:table-cell>
          <table:table-cell office:value-type="float" office:value="2.43767111750497" calcext:value-type="float">
            <text:p>2.43767111750497</text:p>
          </table:table-cell>
          <table:table-cell office:value-type="float" office:value="1.25107124460593" calcext:value-type="float">
            <text:p>1.25107124460593</text:p>
          </table:table-cell>
          <table:table-cell office:value-type="float" office:value="0.889170275827679" calcext:value-type="float">
            <text:p>0.889170275827679</text:p>
          </table:table-cell>
          <table:table-cell office:value-type="float" office:value="0.27070883163319" calcext:value-type="float">
            <text:p>0.27070883163319</text:p>
          </table:table-cell>
          <table:table-cell office:value-type="float" office:value="0.417402436423592" calcext:value-type="float">
            <text:p>0.417402436423592</text:p>
          </table:table-cell>
          <table:table-cell office:value-type="float" office:value="5" calcext:value-type="float">
            <text:p>5</text:p>
          </table:table-cell>
          <table:table-cell office:value-type="float" office:value="0.47174638172941" calcext:value-type="float">
            <text:p>0.47174638172941</text:p>
          </table:table-cell>
          <table:table-cell office:value-type="float" office:value="0.130612269712957" calcext:value-type="float">
            <text:p>0.130612269712957</text:p>
          </table:table-cell>
          <table:table-cell office:value-type="float" office:value="-72.1659448344642" calcext:value-type="float">
            <text:p>-72.1659448344642</text:p>
          </table:table-cell>
          <table:table-cell office:value-type="float" office:value="-195.858233673362" calcext:value-type="float">
            <text:p>-195.858233673362</text:p>
          </table:table-cell>
          <table:table-cell office:value-type="float" office:value="-166.519512715282" calcext:value-type="float">
            <text:p>-166.519512715282</text:p>
          </table:table-cell>
          <table:table-cell office:value-type="float" office:value="750" calcext:value-type="float">
            <text:p>750</text:p>
          </table:table-cell>
          <table:table-cell office:value-type="float" office:value="-155.650723654118" calcext:value-type="float">
            <text:p>-155.650723654118</text:p>
          </table:table-cell>
        </table:table-row>
        <table:table-row table:style-name="ro1">
          <table:table-cell office:value-type="string" calcext:value-type="string">
            <text:p>2019-12-02 23:11:26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720869161133" calcext:value-type="float">
            <text:p>73.5720869161133</text:p>
          </table:table-cell>
          <table:table-cell office:value-type="float" office:value="981.600160224239" calcext:value-type="float">
            <text:p>981.600160224239</text:p>
          </table:table-cell>
          <table:table-cell office:value-type="float" office:value="4089743" calcext:value-type="float">
            <text:p>4089743</text:p>
          </table:table-cell>
          <table:table-cell office:value-type="float" office:value="2105859" calcext:value-type="float">
            <text:p>2105859</text:p>
          </table:table-cell>
          <table:table-cell office:value-type="float" office:value="1446087" calcext:value-type="float">
            <text:p>1446087</text:p>
          </table:table-cell>
          <table:table-cell office:value-type="float" office:value="456569" calcext:value-type="float">
            <text:p>456569</text:p>
          </table:table-cell>
          <table:table-cell office:value-type="float" office:value="704917" calcext:value-type="float">
            <text:p>7049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4668" calcext:value-type="float">
            <text:p>834668</text:p>
          </table:table-cell>
          <table:table-cell office:value-type="float" office:value="219050" calcext:value-type="float">
            <text:p>219050</text:p>
          </table:table-cell>
          <table:table-cell office:value-type="float" office:value="2.43767707797016" calcext:value-type="float">
            <text:p>2.43767707797016</text:p>
          </table:table-cell>
          <table:table-cell office:value-type="float" office:value="1.25518992605089" calcext:value-type="float">
            <text:p>1.25518992605089</text:p>
          </table:table-cell>
          <table:table-cell office:value-type="float" office:value="0.861935122243776" calcext:value-type="float">
            <text:p>0.861935122243776</text:p>
          </table:table-cell>
          <table:table-cell office:value-type="float" office:value="0.272136363045736" calcext:value-type="float">
            <text:p>0.272136363045736</text:p>
          </table:table-cell>
          <table:table-cell office:value-type="float" office:value="0.420163323898712" calcext:value-type="float">
            <text:p>0.420163323898712</text:p>
          </table:table-cell>
          <table:table-cell office:value-type="float" office:value="5" calcext:value-type="float">
            <text:p>5</text:p>
          </table:table-cell>
          <table:table-cell office:value-type="float" office:value="0.497500955760593" calcext:value-type="float">
            <text:p>0.497500955760593</text:p>
          </table:table-cell>
          <table:table-cell office:value-type="float" office:value="0.130563989944934" calcext:value-type="float">
            <text:p>0.130563989944934</text:p>
          </table:table-cell>
          <table:table-cell office:value-type="float" office:value="-77.6129755512447" calcext:value-type="float">
            <text:p>-77.6129755512447</text:p>
          </table:table-cell>
          <table:table-cell office:value-type="float" office:value="-195.572727390853" calcext:value-type="float">
            <text:p>-195.572727390853</text:p>
          </table:table-cell>
          <table:table-cell office:value-type="float" office:value="-165.967335220258" calcext:value-type="float">
            <text:p>-165.967335220258</text:p>
          </table:table-cell>
          <table:table-cell office:value-type="float" office:value="750" calcext:value-type="float">
            <text:p>750</text:p>
          </table:table-cell>
          <table:table-cell office:value-type="float" office:value="-150.499808847881" calcext:value-type="float">
            <text:p>-150.499808847881</text:p>
          </table:table-cell>
        </table:table-row>
        <table:table-row table:style-name="ro1">
          <table:table-cell office:value-type="string" calcext:value-type="string">
            <text:p>2019-12-02 23:11:27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774269535114" calcext:value-type="float">
            <text:p>73.5774269535114</text:p>
          </table:table-cell>
          <table:table-cell office:value-type="float" office:value="981.572694065962" calcext:value-type="float">
            <text:p>981.572694065962</text:p>
          </table:table-cell>
          <table:table-cell office:value-type="float" office:value="4089772" calcext:value-type="float">
            <text:p>4089772</text:p>
          </table:table-cell>
          <table:table-cell office:value-type="float" office:value="2126411" calcext:value-type="float">
            <text:p>2126411</text:p>
          </table:table-cell>
          <table:table-cell office:value-type="float" office:value="1414289" calcext:value-type="float">
            <text:p>1414289</text:p>
          </table:table-cell>
          <table:table-cell office:value-type="float" office:value="459149" calcext:value-type="float">
            <text:p>459149</text:p>
          </table:table-cell>
          <table:table-cell office:value-type="float" office:value="709101" calcext:value-type="float">
            <text:p>7091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1940" calcext:value-type="float">
            <text:p>771940</text:p>
          </table:table-cell>
          <table:table-cell office:value-type="float" office:value="219026" calcext:value-type="float">
            <text:p>219026</text:p>
          </table:table-cell>
          <table:table-cell office:value-type="float" office:value="2.4376943633192" calcext:value-type="float">
            <text:p>2.4376943633192</text:p>
          </table:table-cell>
          <table:table-cell office:value-type="float" office:value="1.26743987410544" calcext:value-type="float">
            <text:p>1.26743987410544</text:p>
          </table:table-cell>
          <table:table-cell office:value-type="float" office:value="0.842982035038714" calcext:value-type="float">
            <text:p>0.842982035038714</text:p>
          </table:table-cell>
          <table:table-cell office:value-type="float" office:value="0.273674163064261" calcext:value-type="float">
            <text:p>0.273674163064261</text:p>
          </table:table-cell>
          <table:table-cell office:value-type="float" office:value="0.422657182533405" calcext:value-type="float">
            <text:p>0.422657182533405</text:p>
          </table:table-cell>
          <table:table-cell office:value-type="float" office:value="5" calcext:value-type="float">
            <text:p>5</text:p>
          </table:table-cell>
          <table:table-cell office:value-type="float" office:value="0.460112149728793" calcext:value-type="float">
            <text:p>0.460112149728793</text:p>
          </table:table-cell>
          <table:table-cell office:value-type="float" office:value="0.130549684828482" calcext:value-type="float">
            <text:p>0.130549684828482</text:p>
          </table:table-cell>
          <table:table-cell office:value-type="float" office:value="-81.4035929922572" calcext:value-type="float">
            <text:p>-81.4035929922572</text:p>
          </table:table-cell>
          <table:table-cell office:value-type="float" office:value="-195.265167387148" calcext:value-type="float">
            <text:p>-195.265167387148</text:p>
          </table:table-cell>
          <table:table-cell office:value-type="float" office:value="-165.468563493319" calcext:value-type="float">
            <text:p>-165.468563493319</text:p>
          </table:table-cell>
          <table:table-cell office:value-type="float" office:value="750" calcext:value-type="float">
            <text:p>750</text:p>
          </table:table-cell>
          <table:table-cell office:value-type="float" office:value="-157.977570054241" calcext:value-type="float">
            <text:p>-157.977570054241</text:p>
          </table:table-cell>
        </table:table-row>
        <table:table-row table:style-name="ro1">
          <table:table-cell office:value-type="string" calcext:value-type="string">
            <text:p>2019-12-02 23:11:28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30443901928" calcext:value-type="float">
            <text:p>73.5930443901928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8744" calcext:value-type="float">
            <text:p>4088744</text:p>
          </table:table-cell>
          <table:table-cell office:value-type="float" office:value="2129501" calcext:value-type="float">
            <text:p>2129501</text:p>
          </table:table-cell>
          <table:table-cell office:value-type="float" office:value="1418162" calcext:value-type="float">
            <text:p>1418162</text:p>
          </table:table-cell>
          <table:table-cell office:value-type="float" office:value="461828" calcext:value-type="float">
            <text:p>461828</text:p>
          </table:table-cell>
          <table:table-cell office:value-type="float" office:value="712973" calcext:value-type="float">
            <text:p>7129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6205" calcext:value-type="float">
            <text:p>686205</text:p>
          </table:table-cell>
          <table:table-cell office:value-type="float" office:value="219060" calcext:value-type="float">
            <text:p>219060</text:p>
          </table:table-cell>
          <table:table-cell office:value-type="float" office:value="2.43708162749787" calcext:value-type="float">
            <text:p>2.43708162749787</text:p>
          </table:table-cell>
          <table:table-cell office:value-type="float" office:value="1.26928165784856" calcext:value-type="float">
            <text:p>1.26928165784856</text:p>
          </table:table-cell>
          <table:table-cell office:value-type="float" office:value="0.845290523206058" calcext:value-type="float">
            <text:p>0.845290523206058</text:p>
          </table:table-cell>
          <table:table-cell office:value-type="float" office:value="0.275270971688148" calcext:value-type="float">
            <text:p>0.275270971688148</text:p>
          </table:table-cell>
          <table:table-cell office:value-type="float" office:value="0.42496507465423" calcext:value-type="float">
            <text:p>0.42496507465423</text:p>
          </table:table-cell>
          <table:table-cell office:value-type="float" office:value="5" calcext:value-type="float">
            <text:p>5</text:p>
          </table:table-cell>
          <table:table-cell office:value-type="float" office:value="0.409010101438773" calcext:value-type="float">
            <text:p>0.409010101438773</text:p>
          </table:table-cell>
          <table:table-cell office:value-type="float" office:value="0.130569950410122" calcext:value-type="float">
            <text:p>0.130569950410122</text:p>
          </table:table-cell>
          <table:table-cell office:value-type="float" office:value="-80.9418953587884" calcext:value-type="float">
            <text:p>-80.9418953587884</text:p>
          </table:table-cell>
          <table:table-cell office:value-type="float" office:value="-194.94580566237" calcext:value-type="float">
            <text:p>-194.94580566237</text:p>
          </table:table-cell>
          <table:table-cell office:value-type="float" office:value="-165.006985069154" calcext:value-type="float">
            <text:p>-165.006985069154</text:p>
          </table:table-cell>
          <table:table-cell office:value-type="float" office:value="750" calcext:value-type="float">
            <text:p>750</text:p>
          </table:table-cell>
          <table:table-cell office:value-type="float" office:value="-168.197979712245" calcext:value-type="float">
            <text:p>-168.197979712245</text:p>
          </table:table-cell>
        </table:table-row>
        <table:table-row table:style-name="ro1">
          <table:table-cell office:value-type="string" calcext:value-type="string">
            <text:p>2019-12-02 23:11:29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774269535114" calcext:value-type="float">
            <text:p>73.5774269535114</text:p>
          </table:table-cell>
          <table:table-cell office:value-type="float" office:value="981.682558829313" calcext:value-type="float">
            <text:p>981.682558829313</text:p>
          </table:table-cell>
          <table:table-cell office:value-type="float" office:value="4089597" calcext:value-type="float">
            <text:p>4089597</text:p>
          </table:table-cell>
          <table:table-cell office:value-type="float" office:value="2118648" calcext:value-type="float">
            <text:p>2118648</text:p>
          </table:table-cell>
          <table:table-cell office:value-type="float" office:value="1439582" calcext:value-type="float">
            <text:p>1439582</text:p>
          </table:table-cell>
          <table:table-cell office:value-type="float" office:value="464401" calcext:value-type="float">
            <text:p>464401</text:p>
          </table:table-cell>
          <table:table-cell office:value-type="float" office:value="716627" calcext:value-type="float">
            <text:p>7166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0716" calcext:value-type="float">
            <text:p>680716</text:p>
          </table:table-cell>
          <table:table-cell office:value-type="float" office:value="219064" calcext:value-type="float">
            <text:p>219064</text:p>
          </table:table-cell>
          <table:table-cell office:value-type="float" office:value="2.43759005517841" calcext:value-type="float">
            <text:p>2.43759005517841</text:p>
          </table:table-cell>
          <table:table-cell office:value-type="float" office:value="1.26281276497993" calcext:value-type="float">
            <text:p>1.26281276497993</text:p>
          </table:table-cell>
          <table:table-cell office:value-type="float" office:value="0.858057839638929" calcext:value-type="float">
            <text:p>0.858057839638929</text:p>
          </table:table-cell>
          <table:table-cell office:value-type="float" office:value="0.276804599381041" calcext:value-type="float">
            <text:p>0.276804599381041</text:p>
          </table:table-cell>
          <table:table-cell office:value-type="float" office:value="0.427143028633956" calcext:value-type="float">
            <text:p>0.427143028633956</text:p>
          </table:table-cell>
          <table:table-cell office:value-type="float" office:value="5" calcext:value-type="float">
            <text:p>5</text:p>
          </table:table-cell>
          <table:table-cell office:value-type="float" office:value="0.405738402097035" calcext:value-type="float">
            <text:p>0.405738402097035</text:p>
          </table:table-cell>
          <table:table-cell office:value-type="float" office:value="0.130572334596197" calcext:value-type="float">
            <text:p>0.130572334596197</text:p>
          </table:table-cell>
          <table:table-cell office:value-type="float" office:value="-78.3884320722141" calcext:value-type="float">
            <text:p>-78.3884320722141</text:p>
          </table:table-cell>
          <table:table-cell office:value-type="float" office:value="-194.639080123792" calcext:value-type="float">
            <text:p>-194.639080123792</text:p>
          </table:table-cell>
          <table:table-cell office:value-type="float" office:value="-164.571394273209" calcext:value-type="float">
            <text:p>-164.571394273209</text:p>
          </table:table-cell>
          <table:table-cell office:value-type="float" office:value="750" calcext:value-type="float">
            <text:p>750</text:p>
          </table:table-cell>
          <table:table-cell office:value-type="float" office:value="-168.852319580593" calcext:value-type="float">
            <text:p>-168.852319580593</text:p>
          </table:table-cell>
        </table:table-row>
        <table:table-row table:style-name="ro1">
          <table:table-cell office:value-type="string" calcext:value-type="string">
            <text:p>2019-12-02 23:11:31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827669823925" calcext:value-type="float">
            <text:p>73.5827669823925</text:p>
          </table:table-cell>
          <table:table-cell office:value-type="float" office:value="981.655092605914" calcext:value-type="float">
            <text:p>981.655092605914</text:p>
          </table:table-cell>
          <table:table-cell office:value-type="float" office:value="4089656" calcext:value-type="float">
            <text:p>4089656</text:p>
          </table:table-cell>
          <table:table-cell office:value-type="float" office:value="2105045" calcext:value-type="float">
            <text:p>2105045</text:p>
          </table:table-cell>
          <table:table-cell office:value-type="float" office:value="1451638" calcext:value-type="float">
            <text:p>1451638</text:p>
          </table:table-cell>
          <table:table-cell office:value-type="float" office:value="467112" calcext:value-type="float">
            <text:p>467112</text:p>
          </table:table-cell>
          <table:table-cell office:value-type="float" office:value="720510" calcext:value-type="float">
            <text:p>7205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2612" calcext:value-type="float">
            <text:p>632612</text:p>
          </table:table-cell>
          <table:table-cell office:value-type="float" office:value="219133" calcext:value-type="float">
            <text:p>219133</text:p>
          </table:table-cell>
          <table:table-cell office:value-type="float" office:value="2.43762522192302" calcext:value-type="float">
            <text:p>2.43762522192302</text:p>
          </table:table-cell>
          <table:table-cell office:value-type="float" office:value="1.25470474418458" calcext:value-type="float">
            <text:p>1.25470474418458</text:p>
          </table:table-cell>
          <table:table-cell office:value-type="float" office:value="0.865243776469681" calcext:value-type="float">
            <text:p>0.865243776469681</text:p>
          </table:table-cell>
          <table:table-cell office:value-type="float" office:value="0.27842048149353" calcext:value-type="float">
            <text:p>0.27842048149353</text:p>
          </table:table-cell>
          <table:table-cell office:value-type="float" office:value="0.429457477266488" calcext:value-type="float">
            <text:p>0.429457477266488</text:p>
          </table:table-cell>
          <table:table-cell office:value-type="float" office:value="5" calcext:value-type="float">
            <text:p>5</text:p>
          </table:table-cell>
          <table:table-cell office:value-type="float" office:value="0.377066180356286" calcext:value-type="float">
            <text:p>0.377066180356286</text:p>
          </table:table-cell>
          <table:table-cell office:value-type="float" office:value="0.130613461805995" calcext:value-type="float">
            <text:p>0.130613461805995</text:p>
          </table:table-cell>
          <table:table-cell office:value-type="float" office:value="-76.9512447060638" calcext:value-type="float">
            <text:p>-76.9512447060638</text:p>
          </table:table-cell>
          <table:table-cell office:value-type="float" office:value="-194.315903701294" calcext:value-type="float">
            <text:p>-194.315903701294</text:p>
          </table:table-cell>
          <table:table-cell office:value-type="float" office:value="-164.108504546702" calcext:value-type="float">
            <text:p>-164.108504546702</text:p>
          </table:table-cell>
          <table:table-cell office:value-type="float" office:value="750" calcext:value-type="float">
            <text:p>750</text:p>
          </table:table-cell>
          <table:table-cell office:value-type="float" office:value="-174.586763928743" calcext:value-type="float">
            <text:p>-174.586763928743</text:p>
          </table:table-cell>
        </table:table-row>
        <table:table-row table:style-name="ro1">
          <table:table-cell office:value-type="string" calcext:value-type="string">
            <text:p>2019-12-02 23:11:32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30443901928" calcext:value-type="float">
            <text:p>73.5930443901928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9889" calcext:value-type="float">
            <text:p>4089889</text:p>
          </table:table-cell>
          <table:table-cell office:value-type="float" office:value="2127385" calcext:value-type="float">
            <text:p>2127385</text:p>
          </table:table-cell>
          <table:table-cell office:value-type="float" office:value="1525322" calcext:value-type="float">
            <text:p>1525322</text:p>
          </table:table-cell>
          <table:table-cell office:value-type="float" office:value="469179" calcext:value-type="float">
            <text:p>469179</text:p>
          </table:table-cell>
          <table:table-cell office:value-type="float" office:value="723702" calcext:value-type="float">
            <text:p>7237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8493" calcext:value-type="float">
            <text:p>618493</text:p>
          </table:table-cell>
          <table:table-cell office:value-type="float" office:value="219156" calcext:value-type="float">
            <text:p>219156</text:p>
          </table:table-cell>
          <table:table-cell office:value-type="float" office:value="2.4377641007619" calcext:value-type="float">
            <text:p>2.4377641007619</text:p>
          </table:table-cell>
          <table:table-cell office:value-type="float" office:value="1.26802042341476" calcext:value-type="float">
            <text:p>1.26802042341476</text:p>
          </table:table-cell>
          <table:table-cell office:value-type="float" office:value="0.909162868161543" calcext:value-type="float">
            <text:p>0.909162868161543</text:p>
          </table:table-cell>
          <table:table-cell office:value-type="float" office:value="0.279652509647907" calcext:value-type="float">
            <text:p>0.279652509647907</text:p>
          </table:table-cell>
          <table:table-cell office:value-type="float" office:value="0.431360057754523" calcext:value-type="float">
            <text:p>0.431360057754523</text:p>
          </table:table-cell>
          <table:table-cell office:value-type="float" office:value="5" calcext:value-type="float">
            <text:p>5</text:p>
          </table:table-cell>
          <table:table-cell office:value-type="float" office:value="0.368650599557233" calcext:value-type="float">
            <text:p>0.368650599557233</text:p>
          </table:table-cell>
          <table:table-cell office:value-type="float" office:value="0.130627170875927" calcext:value-type="float">
            <text:p>0.130627170875927</text:p>
          </table:table-cell>
          <table:table-cell office:value-type="float" office:value="-68.1674263676913" calcext:value-type="float">
            <text:p>-68.1674263676913</text:p>
          </table:table-cell>
          <table:table-cell office:value-type="float" office:value="-194.069498070419" calcext:value-type="float">
            <text:p>-194.069498070419</text:p>
          </table:table-cell>
          <table:table-cell office:value-type="float" office:value="-163.727988449095" calcext:value-type="float">
            <text:p>-163.727988449095</text:p>
          </table:table-cell>
          <table:table-cell office:value-type="float" office:value="750" calcext:value-type="float">
            <text:p>750</text:p>
          </table:table-cell>
          <table:table-cell office:value-type="float" office:value="-176.269880088553" calcext:value-type="float">
            <text:p>-176.269880088553</text:p>
          </table:table-cell>
        </table:table-row>
        <table:table-row table:style-name="ro1">
          <table:table-cell office:value-type="string" calcext:value-type="string">
            <text:p>2019-12-02 23:11:33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774269535114" calcext:value-type="float">
            <text:p>73.5774269535114</text:p>
          </table:table-cell>
          <table:table-cell office:value-type="float" office:value="981.655092605914" calcext:value-type="float">
            <text:p>981.655092605914</text:p>
          </table:table-cell>
          <table:table-cell office:value-type="float" office:value="4089719" calcext:value-type="float">
            <text:p>4089719</text:p>
          </table:table-cell>
          <table:table-cell office:value-type="float" office:value="2114326" calcext:value-type="float">
            <text:p>2114326</text:p>
          </table:table-cell>
          <table:table-cell office:value-type="float" office:value="1446430" calcext:value-type="float">
            <text:p>1446430</text:p>
          </table:table-cell>
          <table:table-cell office:value-type="float" office:value="471233" calcext:value-type="float">
            <text:p>471233</text:p>
          </table:table-cell>
          <table:table-cell office:value-type="float" office:value="724953" calcext:value-type="float">
            <text:p>7249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0194" calcext:value-type="float">
            <text:p>810194</text:p>
          </table:table-cell>
          <table:table-cell office:value-type="float" office:value="219151" calcext:value-type="float">
            <text:p>219151</text:p>
          </table:table-cell>
          <table:table-cell office:value-type="float" office:value="2.4376627728537" calcext:value-type="float">
            <text:p>2.4376627728537</text:p>
          </table:table-cell>
          <table:table-cell office:value-type="float" office:value="1.26023665192564" calcext:value-type="float">
            <text:p>1.26023665192564</text:p>
          </table:table-cell>
          <table:table-cell office:value-type="float" office:value="0.862139566199728" calcext:value-type="float">
            <text:p>0.862139566199728</text:p>
          </table:table-cell>
          <table:table-cell office:value-type="float" office:value="0.280876789197539" calcext:value-type="float">
            <text:p>0.280876789197539</text:p>
          </table:table-cell>
          <table:table-cell office:value-type="float" office:value="0.432105711949553" calcext:value-type="float">
            <text:p>0.432105711949553</text:p>
          </table:table-cell>
          <table:table-cell office:value-type="float" office:value="5" calcext:value-type="float">
            <text:p>5</text:p>
          </table:table-cell>
          <table:table-cell office:value-type="float" office:value="0.482913313259281" calcext:value-type="float">
            <text:p>0.482913313259281</text:p>
          </table:table-cell>
          <table:table-cell office:value-type="float" office:value="0.130624190643333" calcext:value-type="float">
            <text:p>0.130624190643333</text:p>
          </table:table-cell>
          <table:table-cell office:value-type="float" office:value="-77.5720867600545" calcext:value-type="float">
            <text:p>-77.5720867600545</text:p>
          </table:table-cell>
          <table:table-cell office:value-type="float" office:value="-193.824642160492" calcext:value-type="float">
            <text:p>-193.824642160492</text:p>
          </table:table-cell>
          <table:table-cell office:value-type="float" office:value="-163.578857610089" calcext:value-type="float">
            <text:p>-163.578857610089</text:p>
          </table:table-cell>
          <table:table-cell office:value-type="float" office:value="750" calcext:value-type="float">
            <text:p>750</text:p>
          </table:table-cell>
          <table:table-cell office:value-type="float" office:value="-153.417337348144" calcext:value-type="float">
            <text:p>-153.417337348144</text:p>
          </table:table-cell>
        </table:table-row>
        <table:table-row table:style-name="ro1">
          <table:table-cell office:value-type="string" calcext:value-type="string">
            <text:p>2019-12-02 23:11:35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610045502842" calcext:value-type="float">
            <text:p>73.5610045502842</text:p>
          </table:table-cell>
          <table:table-cell office:value-type="float" office:value="981.674039847224" calcext:value-type="float">
            <text:p>981.674039847224</text:p>
          </table:table-cell>
          <table:table-cell office:value-type="float" office:value="4086612" calcext:value-type="float">
            <text:p>4086612</text:p>
          </table:table-cell>
          <table:table-cell office:value-type="float" office:value="2112261" calcext:value-type="float">
            <text:p>2112261</text:p>
          </table:table-cell>
          <table:table-cell office:value-type="float" office:value="1519742" calcext:value-type="float">
            <text:p>1519742</text:p>
          </table:table-cell>
          <table:table-cell office:value-type="float" office:value="474365" calcext:value-type="float">
            <text:p>474365</text:p>
          </table:table-cell>
          <table:table-cell office:value-type="float" office:value="727118" calcext:value-type="float">
            <text:p>7271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77345" calcext:value-type="float">
            <text:p>677345</text:p>
          </table:table-cell>
          <table:table-cell office:value-type="float" office:value="219009" calcext:value-type="float">
            <text:p>219009</text:p>
          </table:table-cell>
          <table:table-cell office:value-type="float" office:value="2.43581085631977" calcext:value-type="float">
            <text:p>2.43581085631977</text:p>
          </table:table-cell>
          <table:table-cell office:value-type="float" office:value="1.2590058158643" calcext:value-type="float">
            <text:p>1.2590058158643</text:p>
          </table:table-cell>
          <table:table-cell office:value-type="float" office:value="0.905836928586594" calcext:value-type="float">
            <text:p>0.905836928586594</text:p>
          </table:table-cell>
          <table:table-cell office:value-type="float" office:value="0.282743606894446" calcext:value-type="float">
            <text:p>0.282743606894446</text:p>
          </table:table-cell>
          <table:table-cell office:value-type="float" office:value="0.433396152662772" calcext:value-type="float">
            <text:p>0.433396152662772</text:p>
          </table:table-cell>
          <table:table-cell office:value-type="float" office:value="5" calcext:value-type="float">
            <text:p>5</text:p>
          </table:table-cell>
          <table:table-cell office:value-type="float" office:value="0.403729129282132" calcext:value-type="float">
            <text:p>0.403729129282132</text:p>
          </table:table-cell>
          <table:table-cell office:value-type="float" office:value="0.130539552037663" calcext:value-type="float">
            <text:p>0.130539552037663</text:p>
          </table:table-cell>
          <table:table-cell office:value-type="float" office:value="-68.8326142826813" calcext:value-type="float">
            <text:p>-68.8326142826813</text:p>
          </table:table-cell>
          <table:table-cell office:value-type="float" office:value="-193.451278621111" calcext:value-type="float">
            <text:p>-193.451278621111</text:p>
          </table:table-cell>
          <table:table-cell office:value-type="float" office:value="-163.320769467446" calcext:value-type="float">
            <text:p>-163.320769467446</text:p>
          </table:table-cell>
          <table:table-cell office:value-type="float" office:value="750" calcext:value-type="float">
            <text:p>750</text:p>
          </table:table-cell>
          <table:table-cell office:value-type="float" office:value="-169.254174143574" calcext:value-type="float">
            <text:p>-169.254174143574</text:p>
          </table:table-cell>
        </table:table-row>
        <table:table-row table:style-name="ro1">
          <table:table-cell office:value-type="string" calcext:value-type="string">
            <text:p>2019-12-02 23:11:36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560667528166" calcext:value-type="float">
            <text:p>73.5560667528166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8665" calcext:value-type="float">
            <text:p>4088665</text:p>
          </table:table-cell>
          <table:table-cell office:value-type="float" office:value="2098340" calcext:value-type="float">
            <text:p>2098340</text:p>
          </table:table-cell>
          <table:table-cell office:value-type="float" office:value="1581156" calcext:value-type="float">
            <text:p>1581156</text:p>
          </table:table-cell>
          <table:table-cell office:value-type="float" office:value="477231" calcext:value-type="float">
            <text:p>477231</text:p>
          </table:table-cell>
          <table:table-cell office:value-type="float" office:value="730212" calcext:value-type="float">
            <text:p>7302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9537" calcext:value-type="float">
            <text:p>639537</text:p>
          </table:table-cell>
          <table:table-cell office:value-type="float" office:value="219129" calcext:value-type="float">
            <text:p>219129</text:p>
          </table:table-cell>
          <table:table-cell office:value-type="float" office:value="2.43703453982288" calcext:value-type="float">
            <text:p>2.43703453982288</text:p>
          </table:table-cell>
          <table:table-cell office:value-type="float" office:value="1.25070825227597" calcext:value-type="float">
            <text:p>1.25070825227597</text:p>
          </table:table-cell>
          <table:table-cell office:value-type="float" office:value="0.94244252949268" calcext:value-type="float">
            <text:p>0.94244252949268</text:p>
          </table:table-cell>
          <table:table-cell office:value-type="float" office:value="0.28445187621735" calcext:value-type="float">
            <text:p>0.28445187621735</text:p>
          </table:table-cell>
          <table:table-cell office:value-type="float" office:value="0.435240320591965" calcext:value-type="float">
            <text:p>0.435240320591965</text:p>
          </table:table-cell>
          <table:table-cell office:value-type="float" office:value="5" calcext:value-type="float">
            <text:p>5</text:p>
          </table:table-cell>
          <table:table-cell office:value-type="float" office:value="0.381193802499032" calcext:value-type="float">
            <text:p>0.381193802499032</text:p>
          </table:table-cell>
          <table:table-cell office:value-type="float" office:value="0.130611077619919" calcext:value-type="float">
            <text:p>0.130611077619919</text:p>
          </table:table-cell>
          <table:table-cell office:value-type="float" office:value="-61.511494101464" calcext:value-type="float">
            <text:p>-61.511494101464</text:p>
          </table:table-cell>
          <table:table-cell office:value-type="float" office:value="-193.10962475653" calcext:value-type="float">
            <text:p>-193.10962475653</text:p>
          </table:table-cell>
          <table:table-cell office:value-type="float" office:value="-162.951935881607" calcext:value-type="float">
            <text:p>-162.951935881607</text:p>
          </table:table-cell>
          <table:table-cell office:value-type="float" office:value="750" calcext:value-type="float">
            <text:p>750</text:p>
          </table:table-cell>
          <table:table-cell office:value-type="float" office:value="-173.761239500194" calcext:value-type="float">
            <text:p>-173.761239500194</text:p>
          </table:table-cell>
        </table:table-row>
        <table:table-row table:style-name="ro1">
          <table:table-cell office:value-type="string" calcext:value-type="string">
            <text:p>2019-12-02 23:11:37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560667528166" calcext:value-type="float">
            <text:p>73.5560667528166</text:p>
          </table:table-cell>
          <table:table-cell office:value-type="float" office:value="981.627626404222" calcext:value-type="float">
            <text:p>981.627626404222</text:p>
          </table:table-cell>
          <table:table-cell office:value-type="float" office:value="4088644" calcext:value-type="float">
            <text:p>4088644</text:p>
          </table:table-cell>
          <table:table-cell office:value-type="float" office:value="2130698" calcext:value-type="float">
            <text:p>2130698</text:p>
          </table:table-cell>
          <table:table-cell office:value-type="float" office:value="1632544" calcext:value-type="float">
            <text:p>1632544</text:p>
          </table:table-cell>
          <table:table-cell office:value-type="float" office:value="479394" calcext:value-type="float">
            <text:p>479394</text:p>
          </table:table-cell>
          <table:table-cell office:value-type="float" office:value="733429" calcext:value-type="float">
            <text:p>7334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7424" calcext:value-type="float">
            <text:p>637424</text:p>
          </table:table-cell>
          <table:table-cell office:value-type="float" office:value="219130" calcext:value-type="float">
            <text:p>219130</text:p>
          </table:table-cell>
          <table:table-cell office:value-type="float" office:value="2.43702202284599" calcext:value-type="float">
            <text:p>2.43702202284599</text:p>
          </table:table-cell>
          <table:table-cell office:value-type="float" office:value="1.26999512553157" calcext:value-type="float">
            <text:p>1.26999512553157</text:p>
          </table:table-cell>
          <table:table-cell office:value-type="float" office:value="0.973072168001195" calcext:value-type="float">
            <text:p>0.973072168001195</text:p>
          </table:table-cell>
          <table:table-cell office:value-type="float" office:value="0.285741124837533" calcext:value-type="float">
            <text:p>0.285741124837533</text:p>
          </table:table-cell>
          <table:table-cell office:value-type="float" office:value="0.437157802242971" calcext:value-type="float">
            <text:p>0.437157802242971</text:p>
          </table:table-cell>
          <table:table-cell office:value-type="float" office:value="5" calcext:value-type="float">
            <text:p>5</text:p>
          </table:table-cell>
          <table:table-cell office:value-type="float" office:value="0.379934356204791" calcext:value-type="float">
            <text:p>0.379934356204791</text:p>
          </table:table-cell>
          <table:table-cell office:value-type="float" office:value="0.130611673666438" calcext:value-type="float">
            <text:p>0.130611673666438</text:p>
          </table:table-cell>
          <table:table-cell office:value-type="float" office:value="-55.385566399761" calcext:value-type="float">
            <text:p>-55.385566399761</text:p>
          </table:table-cell>
          <table:table-cell office:value-type="float" office:value="-192.851775032494" calcext:value-type="float">
            <text:p>-192.851775032494</text:p>
          </table:table-cell>
          <table:table-cell office:value-type="float" office:value="-162.568439551406" calcext:value-type="float">
            <text:p>-162.568439551406</text:p>
          </table:table-cell>
          <table:table-cell office:value-type="float" office:value="750" calcext:value-type="float">
            <text:p>750</text:p>
          </table:table-cell>
          <table:table-cell office:value-type="float" office:value="-174.013128759042" calcext:value-type="float">
            <text:p>-174.013128759042</text:p>
          </table:table-cell>
        </table:table-row>
        <table:table-row table:style-name="ro1">
          <table:table-cell office:value-type="string" calcext:value-type="string">
            <text:p>2019-12-02 23:11:38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339024735364" calcext:value-type="float">
            <text:p>73.5339024735364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8951" calcext:value-type="float">
            <text:p>4088951</text:p>
          </table:table-cell>
          <table:table-cell office:value-type="float" office:value="2135071" calcext:value-type="float">
            <text:p>2135071</text:p>
          </table:table-cell>
          <table:table-cell office:value-type="float" office:value="1668323" calcext:value-type="float">
            <text:p>1668323</text:p>
          </table:table-cell>
          <table:table-cell office:value-type="float" office:value="482088" calcext:value-type="float">
            <text:p>482088</text:p>
          </table:table-cell>
          <table:table-cell office:value-type="float" office:value="734564" calcext:value-type="float">
            <text:p>7345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1291" calcext:value-type="float">
            <text:p>701291</text:p>
          </table:table-cell>
          <table:table-cell office:value-type="float" office:value="219112" calcext:value-type="float">
            <text:p>219112</text:p>
          </table:table-cell>
          <table:table-cell office:value-type="float" office:value="2.43720500912726" calcext:value-type="float">
            <text:p>2.43720500912726</text:p>
          </table:table-cell>
          <table:table-cell office:value-type="float" office:value="1.27260163695832" calcext:value-type="float">
            <text:p>1.27260163695832</text:p>
          </table:table-cell>
          <table:table-cell office:value-type="float" office:value="0.994398116397633" calcext:value-type="float">
            <text:p>0.994398116397633</text:p>
          </table:table-cell>
          <table:table-cell office:value-type="float" office:value="0.287346874159202" calcext:value-type="float">
            <text:p>0.287346874159202</text:p>
          </table:table-cell>
          <table:table-cell office:value-type="float" office:value="0.437834315041818" calcext:value-type="float">
            <text:p>0.437834315041818</text:p>
          </table:table-cell>
          <table:table-cell office:value-type="float" office:value="5" calcext:value-type="float">
            <text:p>5</text:p>
          </table:table-cell>
          <table:table-cell office:value-type="float" office:value="0.418002059221513" calcext:value-type="float">
            <text:p>0.418002059221513</text:p>
          </table:table-cell>
          <table:table-cell office:value-type="float" office:value="0.1306009448291" calcext:value-type="float">
            <text:p>0.1306009448291</text:p>
          </table:table-cell>
          <table:table-cell office:value-type="float" office:value="-51.1203767204734" calcext:value-type="float">
            <text:p>-51.1203767204734</text:p>
          </table:table-cell>
          <table:table-cell office:value-type="float" office:value="-192.53062516816" calcext:value-type="float">
            <text:p>-192.53062516816</text:p>
          </table:table-cell>
          <table:table-cell office:value-type="float" office:value="-162.433136991636" calcext:value-type="float">
            <text:p>-162.433136991636</text:p>
          </table:table-cell>
          <table:table-cell office:value-type="float" office:value="750" calcext:value-type="float">
            <text:p>750</text:p>
          </table:table-cell>
          <table:table-cell office:value-type="float" office:value="-166.399588155697" calcext:value-type="float">
            <text:p>-166.399588155697</text:p>
          </table:table-cell>
        </table:table-row>
        <table:table-row table:style-name="ro1">
          <table:table-cell office:value-type="string" calcext:value-type="string">
            <text:p>2019-12-02 23:11:40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499223801014" calcext:value-type="float">
            <text:p>73.5499223801014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8628" calcext:value-type="float">
            <text:p>4088628</text:p>
          </table:table-cell>
          <table:table-cell office:value-type="float" office:value="2117298" calcext:value-type="float">
            <text:p>2117298</text:p>
          </table:table-cell>
          <table:table-cell office:value-type="float" office:value="1673891" calcext:value-type="float">
            <text:p>1673891</text:p>
          </table:table-cell>
          <table:table-cell office:value-type="float" office:value="484810" calcext:value-type="float">
            <text:p>484810</text:p>
          </table:table-cell>
          <table:table-cell office:value-type="float" office:value="737696" calcext:value-type="float">
            <text:p>737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70845" calcext:value-type="float">
            <text:p>670845</text:p>
          </table:table-cell>
          <table:table-cell office:value-type="float" office:value="219179" calcext:value-type="float">
            <text:p>219179</text:p>
          </table:table-cell>
          <table:table-cell office:value-type="float" office:value="2.43701248610169" calcext:value-type="float">
            <text:p>2.43701248610169</text:p>
          </table:table-cell>
          <table:table-cell office:value-type="float" office:value="1.26200810217954" calcext:value-type="float">
            <text:p>1.26200810217954</text:p>
          </table:table-cell>
          <table:table-cell office:value-type="float" office:value="0.997716903414357" calcext:value-type="float">
            <text:p>0.997716903414357</text:p>
          </table:table-cell>
          <table:table-cell office:value-type="float" office:value="0.288969312783398" calcext:value-type="float">
            <text:p>0.288969312783398</text:p>
          </table:table-cell>
          <table:table-cell office:value-type="float" office:value="0.439701132738725" calcext:value-type="float">
            <text:p>0.439701132738725</text:p>
          </table:table-cell>
          <table:table-cell office:value-type="float" office:value="5" calcext:value-type="float">
            <text:p>5</text:p>
          </table:table-cell>
          <table:table-cell office:value-type="float" office:value="0.399854826909879" calcext:value-type="float">
            <text:p>0.399854826909879</text:p>
          </table:table-cell>
          <table:table-cell office:value-type="float" office:value="0.13064087994586" calcext:value-type="float">
            <text:p>0.13064087994586</text:p>
          </table:table-cell>
          <table:table-cell office:value-type="float" office:value="-50.4566193171286" calcext:value-type="float">
            <text:p>-50.4566193171286</text:p>
          </table:table-cell>
          <table:table-cell office:value-type="float" office:value="-192.20613744332" calcext:value-type="float">
            <text:p>-192.20613744332</text:p>
          </table:table-cell>
          <table:table-cell office:value-type="float" office:value="-162.059773452255" calcext:value-type="float">
            <text:p>-162.059773452255</text:p>
          </table:table-cell>
          <table:table-cell office:value-type="float" office:value="750" calcext:value-type="float">
            <text:p>750</text:p>
          </table:table-cell>
          <table:table-cell office:value-type="float" office:value="-170.029034618024" calcext:value-type="float">
            <text:p>-170.029034618024</text:p>
          </table:table-cell>
        </table:table-row>
        <table:table-row table:style-name="ro1">
          <table:table-cell office:value-type="string" calcext:value-type="string">
            <text:p>2019-12-02 23:11:41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60602275228" calcext:value-type="float">
            <text:p>73.560602275228</text:p>
          </table:table-cell>
          <table:table-cell office:value-type="float" office:value="981.583123669725" calcext:value-type="float">
            <text:p>981.583123669725</text:p>
          </table:table-cell>
          <table:table-cell office:value-type="float" office:value="4088549" calcext:value-type="float">
            <text:p>4088549</text:p>
          </table:table-cell>
          <table:table-cell office:value-type="float" office:value="2114712" calcext:value-type="float">
            <text:p>2114712</text:p>
          </table:table-cell>
          <table:table-cell office:value-type="float" office:value="1677889" calcext:value-type="float">
            <text:p>1677889</text:p>
          </table:table-cell>
          <table:table-cell office:value-type="float" office:value="487887" calcext:value-type="float">
            <text:p>487887</text:p>
          </table:table-cell>
          <table:table-cell office:value-type="float" office:value="740830" calcext:value-type="float">
            <text:p>7408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6901" calcext:value-type="float">
            <text:p>636901</text:p>
          </table:table-cell>
          <table:table-cell office:value-type="float" office:value="219209" calcext:value-type="float">
            <text:p>219209</text:p>
          </table:table-cell>
          <table:table-cell office:value-type="float" office:value="2.4369653984267" calcext:value-type="float">
            <text:p>2.4369653984267</text:p>
          </table:table-cell>
          <table:table-cell office:value-type="float" office:value="1.2604667258819" calcext:value-type="float">
            <text:p>1.2604667258819</text:p>
          </table:table-cell>
          <table:table-cell office:value-type="float" office:value="1.00009989739655" calcext:value-type="float">
            <text:p>1.00009989739655</text:p>
          </table:table-cell>
          <table:table-cell office:value-type="float" office:value="0.290803347921771" calcext:value-type="float">
            <text:p>0.290803347921771</text:p>
          </table:table-cell>
          <table:table-cell office:value-type="float" office:value="0.44156914252867" calcext:value-type="float">
            <text:p>0.44156914252867</text:p>
          </table:table-cell>
          <table:table-cell office:value-type="float" office:value="5" calcext:value-type="float">
            <text:p>5</text:p>
          </table:table-cell>
          <table:table-cell office:value-type="float" office:value="0.379622623875454" calcext:value-type="float">
            <text:p>0.379622623875454</text:p>
          </table:table-cell>
          <table:table-cell office:value-type="float" office:value="0.130658761341424" calcext:value-type="float">
            <text:p>0.130658761341424</text:p>
          </table:table-cell>
          <table:table-cell office:value-type="float" office:value="-49.9800205206896" calcext:value-type="float">
            <text:p>-49.9800205206896</text:p>
          </table:table-cell>
          <table:table-cell office:value-type="float" office:value="-191.839330415646" calcext:value-type="float">
            <text:p>-191.839330415646</text:p>
          </table:table-cell>
          <table:table-cell office:value-type="float" office:value="-161.686171494266" calcext:value-type="float">
            <text:p>-161.686171494266</text:p>
          </table:table-cell>
          <table:table-cell office:value-type="float" office:value="750" calcext:value-type="float">
            <text:p>750</text:p>
          </table:table-cell>
          <table:table-cell office:value-type="float" office:value="-174.075475224909" calcext:value-type="float">
            <text:p>-174.075475224909</text:p>
          </table:table-cell>
        </table:table-row>
        <table:table-row table:style-name="ro1">
          <table:table-cell office:value-type="string" calcext:value-type="string">
            <text:p>2019-12-02 23:11:42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55262331923" calcext:value-type="float">
            <text:p>73.555262331923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8875" calcext:value-type="float">
            <text:p>4088875</text:p>
          </table:table-cell>
          <table:table-cell office:value-type="float" office:value="2131779" calcext:value-type="float">
            <text:p>2131779</text:p>
          </table:table-cell>
          <table:table-cell office:value-type="float" office:value="1675965" calcext:value-type="float">
            <text:p>1675965</text:p>
          </table:table-cell>
          <table:table-cell office:value-type="float" office:value="490603" calcext:value-type="float">
            <text:p>490603</text:p>
          </table:table-cell>
          <table:table-cell office:value-type="float" office:value="744085" calcext:value-type="float">
            <text:p>7440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00027" calcext:value-type="float">
            <text:p>600027</text:p>
          </table:table-cell>
          <table:table-cell office:value-type="float" office:value="219192" calcext:value-type="float">
            <text:p>219192</text:p>
          </table:table-cell>
          <table:table-cell office:value-type="float" office:value="2.43715970959183" calcext:value-type="float">
            <text:p>2.43715970959183</text:p>
          </table:table-cell>
          <table:table-cell office:value-type="float" office:value="1.2706394518184" calcext:value-type="float">
            <text:p>1.2706394518184</text:p>
          </table:table-cell>
          <table:table-cell office:value-type="float" office:value="0.998953103894365" calcext:value-type="float">
            <text:p>0.998953103894365</text:p>
          </table:table-cell>
          <table:table-cell office:value-type="float" office:value="0.292422210266854" calcext:value-type="float">
            <text:p>0.292422210266854</text:p>
          </table:table-cell>
          <table:table-cell office:value-type="float" office:value="0.443509273947391" calcext:value-type="float">
            <text:p>0.443509273947391</text:p>
          </table:table-cell>
          <table:table-cell office:value-type="float" office:value="5" calcext:value-type="float">
            <text:p>5</text:p>
          </table:table-cell>
          <table:table-cell office:value-type="float" office:value="0.357644004540921" calcext:value-type="float">
            <text:p>0.357644004540921</text:p>
          </table:table-cell>
          <table:table-cell office:value-type="float" office:value="0.130648628550604" calcext:value-type="float">
            <text:p>0.130648628550604</text:p>
          </table:table-cell>
          <table:table-cell office:value-type="float" office:value="-50.2093792211269" calcext:value-type="float">
            <text:p>-50.2093792211269</text:p>
          </table:table-cell>
          <table:table-cell office:value-type="float" office:value="-191.515557946629" calcext:value-type="float">
            <text:p>-191.515557946629</text:p>
          </table:table-cell>
          <table:table-cell office:value-type="float" office:value="-161.298145210522" calcext:value-type="float">
            <text:p>-161.298145210522</text:p>
          </table:table-cell>
          <table:table-cell office:value-type="float" office:value="750" calcext:value-type="float">
            <text:p>750</text:p>
          </table:table-cell>
          <table:table-cell office:value-type="float" office:value="-178.471199091816" calcext:value-type="float">
            <text:p>-178.471199091816</text:p>
          </table:table-cell>
        </table:table-row>
        <table:table-row table:style-name="ro1">
          <table:table-cell office:value-type="string" calcext:value-type="string">
            <text:p>2019-12-02 23:11:43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663445448945" calcext:value-type="float">
            <text:p>73.5663445448945</text:p>
          </table:table-cell>
          <table:table-cell office:value-type="float" office:value="981.591641928548" calcext:value-type="float">
            <text:p>981.591641928548</text:p>
          </table:table-cell>
          <table:table-cell office:value-type="float" office:value="4088684" calcext:value-type="float">
            <text:p>4088684</text:p>
          </table:table-cell>
          <table:table-cell office:value-type="float" office:value="2123756" calcext:value-type="float">
            <text:p>2123756</text:p>
          </table:table-cell>
          <table:table-cell office:value-type="float" office:value="1623624" calcext:value-type="float">
            <text:p>1623624</text:p>
          </table:table-cell>
          <table:table-cell office:value-type="float" office:value="493256" calcext:value-type="float">
            <text:p>493256</text:p>
          </table:table-cell>
          <table:table-cell office:value-type="float" office:value="745710" calcext:value-type="float">
            <text:p>7457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7460" calcext:value-type="float">
            <text:p>667460</text:p>
          </table:table-cell>
          <table:table-cell office:value-type="float" office:value="219161" calcext:value-type="float">
            <text:p>219161</text:p>
          </table:table-cell>
          <table:table-cell office:value-type="float" office:value="2.43704586470674" calcext:value-type="float">
            <text:p>2.43704586470674</text:p>
          </table:table-cell>
          <table:table-cell office:value-type="float" office:value="1.265857370598" calcext:value-type="float">
            <text:p>1.265857370598</text:p>
          </table:table-cell>
          <table:table-cell office:value-type="float" office:value="0.967755433053426" calcext:value-type="float">
            <text:p>0.967755433053426</text:p>
          </table:table-cell>
          <table:table-cell office:value-type="float" office:value="0.294003521681252" calcext:value-type="float">
            <text:p>0.294003521681252</text:p>
          </table:table-cell>
          <table:table-cell office:value-type="float" office:value="0.444477849540454" calcext:value-type="float">
            <text:p>0.444477849540454</text:p>
          </table:table-cell>
          <table:table-cell office:value-type="float" office:value="5" calcext:value-type="float">
            <text:p>5</text:p>
          </table:table-cell>
          <table:table-cell office:value-type="float" office:value="0.397837209443713" calcext:value-type="float">
            <text:p>0.397837209443713</text:p>
          </table:table-cell>
          <table:table-cell office:value-type="float" office:value="0.130630151108521" calcext:value-type="float">
            <text:p>0.130630151108521</text:p>
          </table:table-cell>
          <table:table-cell office:value-type="float" office:value="-56.4489133893148" calcext:value-type="float">
            <text:p>-56.4489133893148</text:p>
          </table:table-cell>
          <table:table-cell office:value-type="float" office:value="-191.19929566375" calcext:value-type="float">
            <text:p>-191.19929566375</text:p>
          </table:table-cell>
          <table:table-cell office:value-type="float" office:value="-161.104430091909" calcext:value-type="float">
            <text:p>-161.104430091909</text:p>
          </table:table-cell>
          <table:table-cell office:value-type="float" office:value="750" calcext:value-type="float">
            <text:p>750</text:p>
          </table:table-cell>
          <table:table-cell office:value-type="float" office:value="-170.432558111257" calcext:value-type="float">
            <text:p>-170.432558111257</text:p>
          </table:table-cell>
        </table:table-row>
        <table:table-row table:style-name="ro1">
          <table:table-cell office:value-type="string" calcext:value-type="string">
            <text:p>2019-12-02 23:11:45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712821362879" calcext:value-type="float">
            <text:p>73.5712821362879</text:p>
          </table:table-cell>
          <table:table-cell office:value-type="float" office:value="981.583123669725" calcext:value-type="float">
            <text:p>981.583123669725</text:p>
          </table:table-cell>
          <table:table-cell office:value-type="float" office:value="4089013" calcext:value-type="float">
            <text:p>4089013</text:p>
          </table:table-cell>
          <table:table-cell office:value-type="float" office:value="2117922" calcext:value-type="float">
            <text:p>2117922</text:p>
          </table:table-cell>
          <table:table-cell office:value-type="float" office:value="1592084" calcext:value-type="float">
            <text:p>1592084</text:p>
          </table:table-cell>
          <table:table-cell office:value-type="float" office:value="496537" calcext:value-type="float">
            <text:p>496537</text:p>
          </table:table-cell>
          <table:table-cell office:value-type="float" office:value="749443" calcext:value-type="float">
            <text:p>7494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98064" calcext:value-type="float">
            <text:p>598064</text:p>
          </table:table-cell>
          <table:table-cell office:value-type="float" office:value="219142" calcext:value-type="float">
            <text:p>219142</text:p>
          </table:table-cell>
          <table:table-cell office:value-type="float" office:value="2.43724196401143" calcext:value-type="float">
            <text:p>2.43724196401143</text:p>
          </table:table-cell>
          <table:table-cell office:value-type="float" office:value="1.26238003520728" calcext:value-type="float">
            <text:p>1.26238003520728</text:p>
          </table:table-cell>
          <table:table-cell office:value-type="float" office:value="0.948956125850216" calcext:value-type="float">
            <text:p>0.948956125850216</text:p>
          </table:table-cell>
          <table:table-cell office:value-type="float" office:value="0.295959150309461" calcext:value-type="float">
            <text:p>0.295959150309461</text:p>
          </table:table-cell>
          <table:table-cell office:value-type="float" office:value="0.446702891195165" calcext:value-type="float">
            <text:p>0.446702891195165</text:p>
          </table:table-cell>
          <table:table-cell office:value-type="float" office:value="5" calcext:value-type="float">
            <text:p>5</text:p>
          </table:table-cell>
          <table:table-cell office:value-type="float" office:value="0.3564739652245" calcext:value-type="float">
            <text:p>0.3564739652245</text:p>
          </table:table-cell>
          <table:table-cell office:value-type="float" office:value="0.130618826224664" calcext:value-type="float">
            <text:p>0.130618826224664</text:p>
          </table:table-cell>
          <table:table-cell office:value-type="float" office:value="-60.2087748299569" calcext:value-type="float">
            <text:p>-60.2087748299569</text:p>
          </table:table-cell>
          <table:table-cell office:value-type="float" office:value="-190.808169938108" calcext:value-type="float">
            <text:p>-190.808169938108</text:p>
          </table:table-cell>
          <table:table-cell office:value-type="float" office:value="-160.659421760967" calcext:value-type="float">
            <text:p>-160.659421760967</text:p>
          </table:table-cell>
          <table:table-cell office:value-type="float" office:value="750" calcext:value-type="float">
            <text:p>750</text:p>
          </table:table-cell>
          <table:table-cell office:value-type="float" office:value="-178.7052069551" calcext:value-type="float">
            <text:p>-178.7052069551</text:p>
          </table:table-cell>
        </table:table-row>
        <table:table-row table:style-name="ro1">
          <table:table-cell office:value-type="string" calcext:value-type="string">
            <text:p>2019-12-02 23:11:46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77044381669" calcext:value-type="float">
            <text:p>73.5877044381669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8791" calcext:value-type="float">
            <text:p>4088791</text:p>
          </table:table-cell>
          <table:table-cell office:value-type="float" office:value="2118044" calcext:value-type="float">
            <text:p>2118044</text:p>
          </table:table-cell>
          <table:table-cell office:value-type="float" office:value="1360614" calcext:value-type="float">
            <text:p>1360614</text:p>
          </table:table-cell>
          <table:table-cell office:value-type="float" office:value="498814" calcext:value-type="float">
            <text:p>498814</text:p>
          </table:table-cell>
          <table:table-cell office:value-type="float" office:value="752590" calcext:value-type="float">
            <text:p>7525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52235" calcext:value-type="float">
            <text:p>652235</text:p>
          </table:table-cell>
          <table:table-cell office:value-type="float" office:value="219200" calcext:value-type="float">
            <text:p>219200</text:p>
          </table:table-cell>
          <table:table-cell office:value-type="float" office:value="2.43710964168425" calcext:value-type="float">
            <text:p>2.43710964168425</text:p>
          </table:table-cell>
          <table:table-cell office:value-type="float" office:value="1.26245275288257" calcext:value-type="float">
            <text:p>1.26245275288257</text:p>
          </table:table-cell>
          <table:table-cell office:value-type="float" office:value="0.810989238141684" calcext:value-type="float">
            <text:p>0.810989238141684</text:p>
          </table:table-cell>
          <table:table-cell office:value-type="float" office:value="0.297316348232788" calcext:value-type="float">
            <text:p>0.297316348232788</text:p>
          </table:table-cell>
          <table:table-cell office:value-type="float" office:value="0.448578649589854" calcext:value-type="float">
            <text:p>0.448578649589854</text:p>
          </table:table-cell>
          <table:table-cell office:value-type="float" office:value="5" calcext:value-type="float">
            <text:p>5</text:p>
          </table:table-cell>
          <table:table-cell office:value-type="float" office:value="0.388762401194859" calcext:value-type="float">
            <text:p>0.388762401194859</text:p>
          </table:table-cell>
          <table:table-cell office:value-type="float" office:value="0.130653396922755" calcext:value-type="float">
            <text:p>0.130653396922755</text:p>
          </table:table-cell>
          <table:table-cell office:value-type="float" office:value="-87.8021523716631" calcext:value-type="float">
            <text:p>-87.8021523716631</text:p>
          </table:table-cell>
          <table:table-cell office:value-type="float" office:value="-190.536730353442" calcext:value-type="float">
            <text:p>-190.536730353442</text:p>
          </table:table-cell>
          <table:table-cell office:value-type="float" office:value="-160.284270082029" calcext:value-type="float">
            <text:p>-160.284270082029</text:p>
          </table:table-cell>
          <table:table-cell office:value-type="float" office:value="750" calcext:value-type="float">
            <text:p>750</text:p>
          </table:table-cell>
          <table:table-cell office:value-type="float" office:value="-172.247519761028" calcext:value-type="float">
            <text:p>-172.247519761028</text:p>
          </table:table-cell>
        </table:table-row>
        <table:table-row table:style-name="ro1">
          <table:table-cell office:value-type="string" calcext:value-type="string">
            <text:p>2019-12-02 23:11:47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144041131278" calcext:value-type="float">
            <text:p>73.6144041131278</text:p>
          </table:table-cell>
          <table:table-cell office:value-type="float" office:value="981.56417599907" calcext:value-type="float">
            <text:p>981.56417599907</text:p>
          </table:table-cell>
          <table:table-cell office:value-type="float" office:value="4089742" calcext:value-type="float">
            <text:p>4089742</text:p>
          </table:table-cell>
          <table:table-cell office:value-type="float" office:value="2116260" calcext:value-type="float">
            <text:p>2116260</text:p>
          </table:table-cell>
          <table:table-cell office:value-type="float" office:value="1151076" calcext:value-type="float">
            <text:p>1151076</text:p>
          </table:table-cell>
          <table:table-cell office:value-type="float" office:value="501732" calcext:value-type="float">
            <text:p>501732</text:p>
          </table:table-cell>
          <table:table-cell office:value-type="float" office:value="754338" calcext:value-type="float">
            <text:p>7543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4797" calcext:value-type="float">
            <text:p>814797</text:p>
          </table:table-cell>
          <table:table-cell office:value-type="float" office:value="219153" calcext:value-type="float">
            <text:p>219153</text:p>
          </table:table-cell>
          <table:table-cell office:value-type="float" office:value="2.43767648192364" calcext:value-type="float">
            <text:p>2.43767648192364</text:p>
          </table:table-cell>
          <table:table-cell office:value-type="float" office:value="1.26138940589302" calcext:value-type="float">
            <text:p>1.26138940589302</text:p>
          </table:table-cell>
          <table:table-cell office:value-type="float" office:value="0.686094842683654" calcext:value-type="float">
            <text:p>0.686094842683654</text:p>
          </table:table-cell>
          <table:table-cell office:value-type="float" office:value="0.29905561197467" calcext:value-type="float">
            <text:p>0.29905561197467</text:p>
          </table:table-cell>
          <table:table-cell office:value-type="float" office:value="0.449620538904731" calcext:value-type="float">
            <text:p>0.449620538904731</text:p>
          </table:table-cell>
          <table:table-cell office:value-type="float" office:value="5" calcext:value-type="float">
            <text:p>5</text:p>
          </table:table-cell>
          <table:table-cell office:value-type="float" office:value="0.485656915385355" calcext:value-type="float">
            <text:p>0.485656915385355</text:p>
          </table:table-cell>
          <table:table-cell office:value-type="float" office:value="0.130625382736371" calcext:value-type="float">
            <text:p>0.130625382736371</text:p>
          </table:table-cell>
          <table:table-cell office:value-type="float" office:value="-112.781031463269" calcext:value-type="float">
            <text:p>-112.781031463269</text:p>
          </table:table-cell>
          <table:table-cell office:value-type="float" office:value="-190.188877605066" calcext:value-type="float">
            <text:p>-190.188877605066</text:p>
          </table:table-cell>
          <table:table-cell office:value-type="float" office:value="-160.075892219054" calcext:value-type="float">
            <text:p>-160.075892219054</text:p>
          </table:table-cell>
          <table:table-cell office:value-type="float" office:value="750" calcext:value-type="float">
            <text:p>750</text:p>
          </table:table-cell>
          <table:table-cell office:value-type="float" office:value="-152.868616922929" calcext:value-type="float">
            <text:p>-152.868616922929</text:p>
          </table:table-cell>
        </table:table-row>
        <table:table-row table:style-name="ro1">
          <table:table-cell office:value-type="string" calcext:value-type="string">
            <text:p>2019-12-02 23:11:49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83843337018" calcext:value-type="float">
            <text:p>73.5983843337018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675" calcext:value-type="float">
            <text:p>4089675</text:p>
          </table:table-cell>
          <table:table-cell office:value-type="float" office:value="2123518" calcext:value-type="float">
            <text:p>2123518</text:p>
          </table:table-cell>
          <table:table-cell office:value-type="float" office:value="1005393" calcext:value-type="float">
            <text:p>1005393</text:p>
          </table:table-cell>
          <table:table-cell office:value-type="float" office:value="505495" calcext:value-type="float">
            <text:p>505495</text:p>
          </table:table-cell>
          <table:table-cell office:value-type="float" office:value="756963" calcext:value-type="float">
            <text:p>7569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4430" calcext:value-type="float">
            <text:p>664430</text:p>
          </table:table-cell>
          <table:table-cell office:value-type="float" office:value="219155" calcext:value-type="float">
            <text:p>219155</text:p>
          </table:table-cell>
          <table:table-cell office:value-type="float" office:value="2.43763654680688" calcext:value-type="float">
            <text:p>2.43763654680688</text:p>
          </table:table-cell>
          <table:table-cell office:value-type="float" office:value="1.26571551152653" calcext:value-type="float">
            <text:p>1.26571551152653</text:p>
          </table:table-cell>
          <table:table-cell office:value-type="float" office:value="0.599260997684121" calcext:value-type="float">
            <text:p>0.599260997684121</text:p>
          </table:table-cell>
          <table:table-cell office:value-type="float" office:value="0.301298535024945" calcext:value-type="float">
            <text:p>0.301298535024945</text:p>
          </table:table-cell>
          <table:table-cell office:value-type="float" office:value="0.451185161016603" calcext:value-type="float">
            <text:p>0.451185161016603</text:p>
          </table:table-cell>
          <table:table-cell office:value-type="float" office:value="5" calcext:value-type="float">
            <text:p>5</text:p>
          </table:table-cell>
          <table:table-cell office:value-type="float" office:value="0.396031188491724" calcext:value-type="float">
            <text:p>0.396031188491724</text:p>
          </table:table-cell>
          <table:table-cell office:value-type="float" office:value="0.130626574829409" calcext:value-type="float">
            <text:p>0.130626574829409</text:p>
          </table:table-cell>
          <table:table-cell office:value-type="float" office:value="-130.147800463176" calcext:value-type="float">
            <text:p>-130.147800463176</text:p>
          </table:table-cell>
          <table:table-cell office:value-type="float" office:value="-189.740292995011" calcext:value-type="float">
            <text:p>-189.740292995011</text:p>
          </table:table-cell>
          <table:table-cell office:value-type="float" office:value="-159.762967796679" calcext:value-type="float">
            <text:p>-159.762967796679</text:p>
          </table:table-cell>
          <table:table-cell office:value-type="float" office:value="750" calcext:value-type="float">
            <text:p>750</text:p>
          </table:table-cell>
          <table:table-cell office:value-type="float" office:value="-170.793762301655" calcext:value-type="float">
            <text:p>-170.793762301655</text:p>
          </table:table-cell>
        </table:table-row>
        <table:table-row table:style-name="ro1">
          <table:table-cell office:value-type="string" calcext:value-type="string">
            <text:p>2019-12-02 23:11:50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77044381669" calcext:value-type="float">
            <text:p>73.5877044381669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564" calcext:value-type="float">
            <text:p>4089564</text:p>
          </table:table-cell>
          <table:table-cell office:value-type="float" office:value="2106494" calcext:value-type="float">
            <text:p>2106494</text:p>
          </table:table-cell>
          <table:table-cell office:value-type="float" office:value="940997" calcext:value-type="float">
            <text:p>940997</text:p>
          </table:table-cell>
          <table:table-cell office:value-type="float" office:value="508787" calcext:value-type="float">
            <text:p>508787</text:p>
          </table:table-cell>
          <table:table-cell office:value-type="float" office:value="760099" calcext:value-type="float">
            <text:p>7600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53802" calcext:value-type="float">
            <text:p>653802</text:p>
          </table:table-cell>
          <table:table-cell office:value-type="float" office:value="219114" calcext:value-type="float">
            <text:p>219114</text:p>
          </table:table-cell>
          <table:table-cell office:value-type="float" office:value="2.43757038564329" calcext:value-type="float">
            <text:p>2.43757038564329</text:p>
          </table:table-cell>
          <table:table-cell office:value-type="float" office:value="1.25556841559034" calcext:value-type="float">
            <text:p>1.25556841559034</text:p>
          </table:table-cell>
          <table:table-cell office:value-type="float" office:value="0.560877986058949" calcext:value-type="float">
            <text:p>0.560877986058949</text:p>
          </table:table-cell>
          <table:table-cell office:value-type="float" office:value="0.303260720164862" calcext:value-type="float">
            <text:p>0.303260720164862</text:p>
          </table:table-cell>
          <table:table-cell office:value-type="float" office:value="0.453054362899585" calcext:value-type="float">
            <text:p>0.453054362899585</text:p>
          </table:table-cell>
          <table:table-cell office:value-type="float" office:value="5" calcext:value-type="float">
            <text:p>5</text:p>
          </table:table-cell>
          <table:table-cell office:value-type="float" office:value="0.389696406089831" calcext:value-type="float">
            <text:p>0.389696406089831</text:p>
          </table:table-cell>
          <table:table-cell office:value-type="float" office:value="0.130602136922137" calcext:value-type="float">
            <text:p>0.130602136922137</text:p>
          </table:table-cell>
          <table:table-cell office:value-type="float" office:value="-137.82440278821" calcext:value-type="float">
            <text:p>-137.82440278821</text:p>
          </table:table-cell>
          <table:table-cell office:value-type="float" office:value="-189.347855967028" calcext:value-type="float">
            <text:p>-189.347855967028</text:p>
          </table:table-cell>
          <table:table-cell office:value-type="float" office:value="-159.389127420083" calcext:value-type="float">
            <text:p>-159.389127420083</text:p>
          </table:table-cell>
          <table:table-cell office:value-type="float" office:value="750" calcext:value-type="float">
            <text:p>750</text:p>
          </table:table-cell>
          <table:table-cell office:value-type="float" office:value="-172.060718782034" calcext:value-type="float">
            <text:p>-172.060718782034</text:p>
          </table:table-cell>
        </table:table-row>
        <table:table-row table:style-name="ro1">
          <table:table-cell office:value-type="string" calcext:value-type="string">
            <text:p>2019-12-02 23:11:51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23644776241" calcext:value-type="float">
            <text:p>73.5823644776241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90064" calcext:value-type="float">
            <text:p>4090064</text:p>
          </table:table-cell>
          <table:table-cell office:value-type="float" office:value="2128436" calcext:value-type="float">
            <text:p>2128436</text:p>
          </table:table-cell>
          <table:table-cell office:value-type="float" office:value="903158" calcext:value-type="float">
            <text:p>903158</text:p>
          </table:table-cell>
          <table:table-cell office:value-type="float" office:value="511998" calcext:value-type="float">
            <text:p>511998</text:p>
          </table:table-cell>
          <table:table-cell office:value-type="float" office:value="763802" calcext:value-type="float">
            <text:p>7638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94696" calcext:value-type="float">
            <text:p>594696</text:p>
          </table:table-cell>
          <table:table-cell office:value-type="float" office:value="219276" calcext:value-type="float">
            <text:p>219276</text:p>
          </table:table-cell>
          <table:table-cell office:value-type="float" office:value="2.43786840890269" calcext:value-type="float">
            <text:p>2.43786840890269</text:p>
          </table:table-cell>
          <table:table-cell office:value-type="float" office:value="1.26864686830603" calcext:value-type="float">
            <text:p>1.26864686830603</text:p>
          </table:table-cell>
          <table:table-cell office:value-type="float" office:value="0.538324181833766" calcext:value-type="float">
            <text:p>0.538324181833766</text:p>
          </table:table-cell>
          <table:table-cell office:value-type="float" office:value="0.305174625536755" calcext:value-type="float">
            <text:p>0.305174625536755</text:p>
          </table:table-cell>
          <table:table-cell office:value-type="float" office:value="0.455261523158732" calcext:value-type="float">
            <text:p>0.455261523158732</text:p>
          </table:table-cell>
          <table:table-cell office:value-type="float" office:value="5" calcext:value-type="float">
            <text:p>5</text:p>
          </table:table-cell>
          <table:table-cell office:value-type="float" office:value="0.354466480549154" calcext:value-type="float">
            <text:p>0.354466480549154</text:p>
          </table:table-cell>
          <table:table-cell office:value-type="float" office:value="0.130698696458184" calcext:value-type="float">
            <text:p>0.130698696458184</text:p>
          </table:table-cell>
          <table:table-cell office:value-type="float" office:value="-142.335163633247" calcext:value-type="float">
            <text:p>-142.335163633247</text:p>
          </table:table-cell>
          <table:table-cell office:value-type="float" office:value="-188.965074892649" calcext:value-type="float">
            <text:p>-188.965074892649</text:p>
          </table:table-cell>
          <table:table-cell office:value-type="float" office:value="-158.947695368254" calcext:value-type="float">
            <text:p>-158.947695368254</text:p>
          </table:table-cell>
          <table:table-cell office:value-type="float" office:value="750" calcext:value-type="float">
            <text:p>750</text:p>
          </table:table-cell>
          <table:table-cell office:value-type="float" office:value="-179.106703890169" calcext:value-type="float">
            <text:p>-179.106703890169</text:p>
          </table:table-cell>
        </table:table-row>
        <table:table-row table:style-name="ro1">
          <table:table-cell office:value-type="string" calcext:value-type="string">
            <text:p>2019-12-02 23:11:52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5885095577715" calcext:value-type="float">
            <text:p>73.5885095577715</text:p>
          </table:table-cell>
          <table:table-cell office:value-type="float" office:value="981.636144965579" calcext:value-type="float">
            <text:p>981.636144965579</text:p>
          </table:table-cell>
          <table:table-cell office:value-type="float" office:value="4090124" calcext:value-type="float">
            <text:p>4090124</text:p>
          </table:table-cell>
          <table:table-cell office:value-type="float" office:value="2102182" calcext:value-type="float">
            <text:p>2102182</text:p>
          </table:table-cell>
          <table:table-cell office:value-type="float" office:value="873484" calcext:value-type="float">
            <text:p>873484</text:p>
          </table:table-cell>
          <table:table-cell office:value-type="float" office:value="514583" calcext:value-type="float">
            <text:p>514583</text:p>
          </table:table-cell>
          <table:table-cell office:value-type="float" office:value="765442" calcext:value-type="float">
            <text:p>7654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2533" calcext:value-type="float">
            <text:p>752533</text:p>
          </table:table-cell>
          <table:table-cell office:value-type="float" office:value="219231" calcext:value-type="float">
            <text:p>219231</text:p>
          </table:table-cell>
          <table:table-cell office:value-type="float" office:value="2.43790417169382" calcext:value-type="float">
            <text:p>2.43790417169382</text:p>
          </table:table-cell>
          <table:table-cell office:value-type="float" office:value="1.25299826300123" calcext:value-type="float">
            <text:p>1.25299826300123</text:p>
          </table:table-cell>
          <table:table-cell office:value-type="float" office:value="0.520637097434652" calcext:value-type="float">
            <text:p>0.520637097434652</text:p>
          </table:table-cell>
          <table:table-cell office:value-type="float" office:value="0.306715405787874" calcext:value-type="float">
            <text:p>0.306715405787874</text:p>
          </table:table-cell>
          <table:table-cell office:value-type="float" office:value="0.456239039449577" calcext:value-type="float">
            <text:p>0.456239039449577</text:p>
          </table:table-cell>
          <table:table-cell office:value-type="float" office:value="5" calcext:value-type="float">
            <text:p>5</text:p>
          </table:table-cell>
          <table:table-cell office:value-type="float" office:value="0.448544674938282" calcext:value-type="float">
            <text:p>0.448544674938282</text:p>
          </table:table-cell>
          <table:table-cell office:value-type="float" office:value="0.130671874364838" calcext:value-type="float">
            <text:p>0.130671874364838</text:p>
          </table:table-cell>
          <table:table-cell office:value-type="float" office:value="-145.87258051307" calcext:value-type="float">
            <text:p>-145.87258051307</text:p>
          </table:table-cell>
          <table:table-cell office:value-type="float" office:value="-188.656918842425" calcext:value-type="float">
            <text:p>-188.656918842425</text:p>
          </table:table-cell>
          <table:table-cell office:value-type="float" office:value="-158.752192110085" calcext:value-type="float">
            <text:p>-158.752192110085</text:p>
          </table:table-cell>
          <table:table-cell office:value-type="float" office:value="750" calcext:value-type="float">
            <text:p>750</text:p>
          </table:table-cell>
          <table:table-cell office:value-type="float" office:value="-160.291065012344" calcext:value-type="float">
            <text:p>-160.291065012344</text:p>
          </table:table-cell>
        </table:table-row>
        <table:table-row table:style-name="ro1">
          <table:table-cell office:value-type="string" calcext:value-type="string">
            <text:p>2019-12-02 23:11:54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603724268694" calcext:value-type="float">
            <text:p>73.603724268694</text:p>
          </table:table-cell>
          <table:table-cell office:value-type="float" office:value="981.56417599907" calcext:value-type="float">
            <text:p>981.56417599907</text:p>
          </table:table-cell>
          <table:table-cell office:value-type="float" office:value="4088470" calcext:value-type="float">
            <text:p>4088470</text:p>
          </table:table-cell>
          <table:table-cell office:value-type="float" office:value="2103796" calcext:value-type="float">
            <text:p>2103796</text:p>
          </table:table-cell>
          <table:table-cell office:value-type="float" office:value="852205" calcext:value-type="float">
            <text:p>852205</text:p>
          </table:table-cell>
          <table:table-cell office:value-type="float" office:value="519107" calcext:value-type="float">
            <text:p>519107</text:p>
          </table:table-cell>
          <table:table-cell office:value-type="float" office:value="767906" calcext:value-type="float">
            <text:p>7679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3244" calcext:value-type="float">
            <text:p>613244</text:p>
          </table:table-cell>
          <table:table-cell office:value-type="float" office:value="219178" calcext:value-type="float">
            <text:p>219178</text:p>
          </table:table-cell>
          <table:table-cell office:value-type="float" office:value="2.43691831075171" calcext:value-type="float">
            <text:p>2.43691831075171</text:p>
          </table:table-cell>
          <table:table-cell office:value-type="float" office:value="1.25396028208259" calcext:value-type="float">
            <text:p>1.25396028208259</text:p>
          </table:table-cell>
          <table:table-cell office:value-type="float" office:value="0.507953823560932" calcext:value-type="float">
            <text:p>0.507953823560932</text:p>
          </table:table-cell>
          <table:table-cell office:value-type="float" office:value="0.309411920238962" calcext:value-type="float">
            <text:p>0.309411920238962</text:p>
          </table:table-cell>
          <table:table-cell office:value-type="float" office:value="0.457707698071921" calcext:value-type="float">
            <text:p>0.457707698071921</text:p>
          </table:table-cell>
          <table:table-cell office:value-type="float" office:value="5" calcext:value-type="float">
            <text:p>5</text:p>
          </table:table-cell>
          <table:table-cell office:value-type="float" office:value="0.365521951380009" calcext:value-type="float">
            <text:p>0.365521951380009</text:p>
          </table:table-cell>
          <table:table-cell office:value-type="float" office:value="0.130640283899341" calcext:value-type="float">
            <text:p>0.130640283899341</text:p>
          </table:table-cell>
          <table:table-cell office:value-type="float" office:value="-148.409235287814" calcext:value-type="float">
            <text:p>-148.409235287814</text:p>
          </table:table-cell>
          <table:table-cell office:value-type="float" office:value="-188.117615952208" calcext:value-type="float">
            <text:p>-188.117615952208</text:p>
          </table:table-cell>
          <table:table-cell office:value-type="float" office:value="-158.458460385616" calcext:value-type="float">
            <text:p>-158.458460385616</text:p>
          </table:table-cell>
          <table:table-cell office:value-type="float" office:value="750" calcext:value-type="float">
            <text:p>750</text:p>
          </table:table-cell>
          <table:table-cell office:value-type="float" office:value="-176.895609723998" calcext:value-type="float">
            <text:p>-176.895609723998</text:p>
          </table:table-cell>
        </table:table-row>
        <table:table-row table:style-name="ro1">
          <table:table-cell office:value-type="string" calcext:value-type="string">
            <text:p>2019-12-02 23:11:55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5712821362879" calcext:value-type="float">
            <text:p>73.5712821362879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9664" calcext:value-type="float">
            <text:p>4089664</text:p>
          </table:table-cell>
          <table:table-cell office:value-type="float" office:value="2107133" calcext:value-type="float">
            <text:p>2107133</text:p>
          </table:table-cell>
          <table:table-cell office:value-type="float" office:value="848504" calcext:value-type="float">
            <text:p>848504</text:p>
          </table:table-cell>
          <table:table-cell office:value-type="float" office:value="521886" calcext:value-type="float">
            <text:p>521886</text:p>
          </table:table-cell>
          <table:table-cell office:value-type="float" office:value="770329" calcext:value-type="float">
            <text:p>7703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94420" calcext:value-type="float">
            <text:p>694420</text:p>
          </table:table-cell>
          <table:table-cell office:value-type="float" office:value="219309" calcext:value-type="float">
            <text:p>219309</text:p>
          </table:table-cell>
          <table:table-cell office:value-type="float" office:value="2.43762999029517" calcext:value-type="float">
            <text:p>2.43762999029517</text:p>
          </table:table-cell>
          <table:table-cell office:value-type="float" office:value="1.25594928931585" calcext:value-type="float">
            <text:p>1.25594928931585</text:p>
          </table:table-cell>
          <table:table-cell office:value-type="float" office:value="0.505747855394823" calcext:value-type="float">
            <text:p>0.505747855394823</text:p>
          </table:table-cell>
          <table:table-cell office:value-type="float" office:value="0.31106833351473" calcext:value-type="float">
            <text:p>0.31106833351473</text:p>
          </table:table-cell>
          <table:table-cell office:value-type="float" office:value="0.459151918786993" calcext:value-type="float">
            <text:p>0.459151918786993</text:p>
          </table:table-cell>
          <table:table-cell office:value-type="float" office:value="5" calcext:value-type="float">
            <text:p>5</text:p>
          </table:table-cell>
          <table:table-cell office:value-type="float" office:value="0.413906623590782" calcext:value-type="float">
            <text:p>0.413906623590782</text:p>
          </table:table-cell>
          <table:table-cell office:value-type="float" office:value="0.130718365993305" calcext:value-type="float">
            <text:p>0.130718365993305</text:p>
          </table:table-cell>
          <table:table-cell office:value-type="float" office:value="-148.850428921035" calcext:value-type="float">
            <text:p>-148.850428921035</text:p>
          </table:table-cell>
          <table:table-cell office:value-type="float" office:value="-187.786333297054" calcext:value-type="float">
            <text:p>-187.786333297054</text:p>
          </table:table-cell>
          <table:table-cell office:value-type="float" office:value="-158.169616242601" calcext:value-type="float">
            <text:p>-158.169616242601</text:p>
          </table:table-cell>
          <table:table-cell office:value-type="float" office:value="750" calcext:value-type="float">
            <text:p>750</text:p>
          </table:table-cell>
          <table:table-cell office:value-type="float" office:value="-167.218675281844" calcext:value-type="float">
            <text:p>-167.218675281844</text:p>
          </table:table-cell>
        </table:table-row>
        <table:table-row table:style-name="ro1">
          <table:table-cell office:value-type="string" calcext:value-type="string">
            <text:p>2019-12-02 23:11:56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30443901928" calcext:value-type="float">
            <text:p>73.5930443901928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9549" calcext:value-type="float">
            <text:p>4089549</text:p>
          </table:table-cell>
          <table:table-cell office:value-type="float" office:value="2105241" calcext:value-type="float">
            <text:p>2105241</text:p>
          </table:table-cell>
          <table:table-cell office:value-type="float" office:value="849155" calcext:value-type="float">
            <text:p>849155</text:p>
          </table:table-cell>
          <table:table-cell office:value-type="float" office:value="525296" calcext:value-type="float">
            <text:p>525296</text:p>
          </table:table-cell>
          <table:table-cell office:value-type="float" office:value="771805" calcext:value-type="float">
            <text:p>7718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0437" calcext:value-type="float">
            <text:p>790437</text:p>
          </table:table-cell>
          <table:table-cell office:value-type="float" office:value="219217" calcext:value-type="float">
            <text:p>219217</text:p>
          </table:table-cell>
          <table:table-cell office:value-type="float" office:value="2.43756144494551" calcext:value-type="float">
            <text:p>2.43756144494551</text:p>
          </table:table-cell>
          <table:table-cell office:value-type="float" office:value="1.25482156930227" calcext:value-type="float">
            <text:p>1.25482156930227</text:p>
          </table:table-cell>
          <table:table-cell office:value-type="float" office:value="0.506135881678567" calcext:value-type="float">
            <text:p>0.506135881678567</text:p>
          </table:table-cell>
          <table:table-cell office:value-type="float" office:value="0.313100852143866" calcext:value-type="float">
            <text:p>0.313100852143866</text:p>
          </table:table-cell>
          <table:table-cell office:value-type="float" office:value="0.460031683448754" calcext:value-type="float">
            <text:p>0.460031683448754</text:p>
          </table:table-cell>
          <table:table-cell office:value-type="float" office:value="5" calcext:value-type="float">
            <text:p>5</text:p>
          </table:table-cell>
          <table:table-cell office:value-type="float" office:value="0.471137222187188" calcext:value-type="float">
            <text:p>0.471137222187188</text:p>
          </table:table-cell>
          <table:table-cell office:value-type="float" office:value="0.130663529713575" calcext:value-type="float">
            <text:p>0.130663529713575</text:p>
          </table:table-cell>
          <table:table-cell office:value-type="float" office:value="-148.772823664287" calcext:value-type="float">
            <text:p>-148.772823664287</text:p>
          </table:table-cell>
          <table:table-cell office:value-type="float" office:value="-187.379829571227" calcext:value-type="float">
            <text:p>-187.379829571227</text:p>
          </table:table-cell>
          <table:table-cell office:value-type="float" office:value="-157.993663310249" calcext:value-type="float">
            <text:p>-157.993663310249</text:p>
          </table:table-cell>
          <table:table-cell office:value-type="float" office:value="750" calcext:value-type="float">
            <text:p>750</text:p>
          </table:table-cell>
          <table:table-cell office:value-type="float" office:value="-155.772555562562" calcext:value-type="float">
            <text:p>-155.772555562562</text:p>
          </table:table-cell>
        </table:table-row>
        <table:table-row table:style-name="ro1">
          <table:table-cell office:value-type="string" calcext:value-type="string">
            <text:p>2019-12-02 23:11:57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23644776241" calcext:value-type="float">
            <text:p>73.5823644776241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574" calcext:value-type="float">
            <text:p>4089574</text:p>
          </table:table-cell>
          <table:table-cell office:value-type="float" office:value="2117328" calcext:value-type="float">
            <text:p>2117328</text:p>
          </table:table-cell>
          <table:table-cell office:value-type="float" office:value="853648" calcext:value-type="float">
            <text:p>853648</text:p>
          </table:table-cell>
          <table:table-cell office:value-type="float" office:value="528938" calcext:value-type="float">
            <text:p>528938</text:p>
          </table:table-cell>
          <table:table-cell office:value-type="float" office:value="773585" calcext:value-type="float">
            <text:p>7735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5558" calcext:value-type="float">
            <text:p>785558</text:p>
          </table:table-cell>
          <table:table-cell office:value-type="float" office:value="219248" calcext:value-type="float">
            <text:p>219248</text:p>
          </table:table-cell>
          <table:table-cell office:value-type="float" office:value="2.43757634610848" calcext:value-type="float">
            <text:p>2.43757634610848</text:p>
          </table:table-cell>
          <table:table-cell office:value-type="float" office:value="1.2620259835751" calcext:value-type="float">
            <text:p>1.2620259835751</text:p>
          </table:table-cell>
          <table:table-cell office:value-type="float" office:value="0.508813918687572" calcext:value-type="float">
            <text:p>0.508813918687572</text:p>
          </table:table-cell>
          <table:table-cell office:value-type="float" office:value="0.315271653565365" calcext:value-type="float">
            <text:p>0.315271653565365</text:p>
          </table:table-cell>
          <table:table-cell office:value-type="float" office:value="0.461092646252232" calcext:value-type="float">
            <text:p>0.461092646252232</text:p>
          </table:table-cell>
          <table:table-cell office:value-type="float" office:value="5" calcext:value-type="float">
            <text:p>5</text:p>
          </table:table-cell>
          <table:table-cell office:value-type="float" office:value="0.468229111221923" calcext:value-type="float">
            <text:p>0.468229111221923</text:p>
          </table:table-cell>
          <table:table-cell office:value-type="float" office:value="0.130682007155658" calcext:value-type="float">
            <text:p>0.130682007155658</text:p>
          </table:table-cell>
          <table:table-cell office:value-type="float" office:value="-148.237216262486" calcext:value-type="float">
            <text:p>-148.237216262486</text:p>
          </table:table-cell>
          <table:table-cell office:value-type="float" office:value="-186.945669286927" calcext:value-type="float">
            <text:p>-186.945669286927</text:p>
          </table:table-cell>
          <table:table-cell office:value-type="float" office:value="-157.781470749554" calcext:value-type="float">
            <text:p>-157.781470749554</text:p>
          </table:table-cell>
          <table:table-cell office:value-type="float" office:value="750" calcext:value-type="float">
            <text:p>750</text:p>
          </table:table-cell>
          <table:table-cell office:value-type="float" office:value="-156.354177755615" calcext:value-type="float">
            <text:p>-156.354177755615</text:p>
          </table:table-cell>
        </table:table-row>
        <table:table-row table:style-name="ro1">
          <table:table-cell office:value-type="string" calcext:value-type="string">
            <text:p>2019-12-02 23:11:59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5774269535114" calcext:value-type="float">
            <text:p>73.5774269535114</text:p>
          </table:table-cell>
          <table:table-cell office:value-type="float" office:value="981.600160224239" calcext:value-type="float">
            <text:p>981.600160224239</text:p>
          </table:table-cell>
          <table:table-cell office:value-type="float" office:value="4089556" calcext:value-type="float">
            <text:p>4089556</text:p>
          </table:table-cell>
          <table:table-cell office:value-type="float" office:value="2113197" calcext:value-type="float">
            <text:p>2113197</text:p>
          </table:table-cell>
          <table:table-cell office:value-type="float" office:value="857946" calcext:value-type="float">
            <text:p>857946</text:p>
          </table:table-cell>
          <table:table-cell office:value-type="float" office:value="533079" calcext:value-type="float">
            <text:p>533079</text:p>
          </table:table-cell>
          <table:table-cell office:value-type="float" office:value="775654" calcext:value-type="float">
            <text:p>7756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38117" calcext:value-type="float">
            <text:p>638117</text:p>
          </table:table-cell>
          <table:table-cell office:value-type="float" office:value="219255" calcext:value-type="float">
            <text:p>219255</text:p>
          </table:table-cell>
          <table:table-cell office:value-type="float" office:value="2.43756561727114" calcext:value-type="float">
            <text:p>2.43756561727114</text:p>
          </table:table-cell>
          <table:table-cell office:value-type="float" office:value="1.25956371540591" calcext:value-type="float">
            <text:p>1.25956371540591</text:p>
          </table:table-cell>
          <table:table-cell office:value-type="float" office:value="0.51137572662541" calcext:value-type="float">
            <text:p>0.51137572662541</text:p>
          </table:table-cell>
          <table:table-cell office:value-type="float" office:value="0.31773988219975" calcext:value-type="float">
            <text:p>0.31773988219975</text:p>
          </table:table-cell>
          <table:table-cell office:value-type="float" office:value="0.462325866499647" calcext:value-type="float">
            <text:p>0.462325866499647</text:p>
          </table:table-cell>
          <table:table-cell office:value-type="float" office:value="5" calcext:value-type="float">
            <text:p>5</text:p>
          </table:table-cell>
          <table:table-cell office:value-type="float" office:value="0.380347416442325" calcext:value-type="float">
            <text:p>0.380347416442325</text:p>
          </table:table-cell>
          <table:table-cell office:value-type="float" office:value="0.130686179481289" calcext:value-type="float">
            <text:p>0.130686179481289</text:p>
          </table:table-cell>
          <table:table-cell office:value-type="float" office:value="-147.724854674918" calcext:value-type="float">
            <text:p>-147.724854674918</text:p>
          </table:table-cell>
          <table:table-cell office:value-type="float" office:value="-186.45202356005" calcext:value-type="float">
            <text:p>-186.45202356005</text:p>
          </table:table-cell>
          <table:table-cell office:value-type="float" office:value="-157.534826700071" calcext:value-type="float">
            <text:p>-157.534826700071</text:p>
          </table:table-cell>
          <table:table-cell office:value-type="float" office:value="750" calcext:value-type="float">
            <text:p>750</text:p>
          </table:table-cell>
          <table:table-cell office:value-type="float" office:value="-173.930516711535" calcext:value-type="float">
            <text:p>-173.930516711535</text:p>
          </table:table-cell>
        </table:table-row>
        <table:table-row table:style-name="ro1">
          <table:table-cell office:value-type="string" calcext:value-type="string">
            <text:p>2019-12-02 23:12:00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5618090716729" calcext:value-type="float">
            <text:p>73.5618090716729</text:p>
          </table:table-cell>
          <table:table-cell office:value-type="float" office:value="981.66361139607" calcext:value-type="float">
            <text:p>981.66361139607</text:p>
          </table:table-cell>
          <table:table-cell office:value-type="float" office:value="4087886" calcext:value-type="float">
            <text:p>4087886</text:p>
          </table:table-cell>
          <table:table-cell office:value-type="float" office:value="2112773" calcext:value-type="float">
            <text:p>2112773</text:p>
          </table:table-cell>
          <table:table-cell office:value-type="float" office:value="865936" calcext:value-type="float">
            <text:p>865936</text:p>
          </table:table-cell>
          <table:table-cell office:value-type="float" office:value="536821" calcext:value-type="float">
            <text:p>536821</text:p>
          </table:table-cell>
          <table:table-cell office:value-type="float" office:value="778077" calcext:value-type="float">
            <text:p>7780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76381" calcext:value-type="float">
            <text:p>576381</text:p>
          </table:table-cell>
          <table:table-cell office:value-type="float" office:value="219306" calcext:value-type="float">
            <text:p>219306</text:p>
          </table:table-cell>
          <table:table-cell office:value-type="float" office:value="2.43657021958473" calcext:value-type="float">
            <text:p>2.43657021958473</text:p>
          </table:table-cell>
          <table:table-cell office:value-type="float" office:value="1.25931099168193" calcext:value-type="float">
            <text:p>1.25931099168193</text:p>
          </table:table-cell>
          <table:table-cell office:value-type="float" office:value="0.516138138310687" calcext:value-type="float">
            <text:p>0.516138138310687</text:p>
          </table:table-cell>
          <table:table-cell office:value-type="float" office:value="0.31997028827313" calcext:value-type="float">
            <text:p>0.31997028827313</text:p>
          </table:table-cell>
          <table:table-cell office:value-type="float" office:value="0.463770087214719" calcext:value-type="float">
            <text:p>0.463770087214719</text:p>
          </table:table-cell>
          <table:table-cell office:value-type="float" office:value="5" calcext:value-type="float">
            <text:p>5</text:p>
          </table:table-cell>
          <table:table-cell office:value-type="float" office:value="0.343549888557182" calcext:value-type="float">
            <text:p>0.343549888557182</text:p>
          </table:table-cell>
          <table:table-cell office:value-type="float" office:value="0.130716577853749" calcext:value-type="float">
            <text:p>0.130716577853749</text:p>
          </table:table-cell>
          <table:table-cell office:value-type="float" office:value="-146.772372337863" calcext:value-type="float">
            <text:p>-146.772372337863</text:p>
          </table:table-cell>
          <table:table-cell office:value-type="float" office:value="-186.005942345374" calcext:value-type="float">
            <text:p>-186.005942345374</text:p>
          </table:table-cell>
          <table:table-cell office:value-type="float" office:value="-157.245982557056" calcext:value-type="float">
            <text:p>-157.245982557056</text:p>
          </table:table-cell>
          <table:table-cell office:value-type="float" office:value="750" calcext:value-type="float">
            <text:p>750</text:p>
          </table:table-cell>
          <table:table-cell office:value-type="float" office:value="-181.290022288564" calcext:value-type="float">
            <text:p>-181.290022288564</text:p>
          </table:table-cell>
        </table:table-row>
        <table:table-row table:style-name="ro1">
          <table:table-cell office:value-type="string" calcext:value-type="string">
            <text:p>2019-12-02 23:12:01</text:p>
          </table:table-cell>
          <table:table-cell office:value-type="float" office:value="24.4628848458233" calcext:value-type="float">
            <text:p>24.4628848458233</text:p>
          </table:table-cell>
          <table:table-cell office:value-type="float" office:value="73.5568711354118" calcext:value-type="float">
            <text:p>73.5568711354118</text:p>
          </table:table-cell>
          <table:table-cell office:value-type="float" office:value="981.699596904091" calcext:value-type="float">
            <text:p>981.699596904091</text:p>
          </table:table-cell>
          <table:table-cell office:value-type="float" office:value="4089386" calcext:value-type="float">
            <text:p>4089386</text:p>
          </table:table-cell>
          <table:table-cell office:value-type="float" office:value="2126734" calcext:value-type="float">
            <text:p>2126734</text:p>
          </table:table-cell>
          <table:table-cell office:value-type="float" office:value="874547" calcext:value-type="float">
            <text:p>874547</text:p>
          </table:table-cell>
          <table:table-cell office:value-type="float" office:value="540172" calcext:value-type="float">
            <text:p>540172</text:p>
          </table:table-cell>
          <table:table-cell office:value-type="float" office:value="780201" calcext:value-type="float">
            <text:p>7802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65643" calcext:value-type="float">
            <text:p>565643</text:p>
          </table:table-cell>
          <table:table-cell office:value-type="float" office:value="219244" calcext:value-type="float">
            <text:p>219244</text:p>
          </table:table-cell>
          <table:table-cell office:value-type="float" office:value="2.43746428936294" calcext:value-type="float">
            <text:p>2.43746428936294</text:p>
          </table:table-cell>
          <table:table-cell office:value-type="float" office:value="1.26763239713101" calcext:value-type="float">
            <text:p>1.26763239713101</text:p>
          </table:table-cell>
          <table:table-cell office:value-type="float" office:value="0.521270694884145" calcext:value-type="float">
            <text:p>0.521270694884145</text:p>
          </table:table-cell>
          <table:table-cell office:value-type="float" office:value="0.321967640157657" calcext:value-type="float">
            <text:p>0.321967640157657</text:p>
          </table:table-cell>
          <table:table-cell office:value-type="float" office:value="0.465036090020667" calcext:value-type="float">
            <text:p>0.465036090020667</text:p>
          </table:table-cell>
          <table:table-cell office:value-type="float" office:value="5" calcext:value-type="float">
            <text:p>5</text:p>
          </table:table-cell>
          <table:table-cell office:value-type="float" office:value="0.33714954103822" calcext:value-type="float">
            <text:p>0.33714954103822</text:p>
          </table:table-cell>
          <table:table-cell office:value-type="float" office:value="0.130679622969582" calcext:value-type="float">
            <text:p>0.130679622969582</text:p>
          </table:table-cell>
          <table:table-cell office:value-type="float" office:value="-145.745861023171" calcext:value-type="float">
            <text:p>-145.745861023171</text:p>
          </table:table-cell>
          <table:table-cell office:value-type="float" office:value="-185.606471968469" calcext:value-type="float">
            <text:p>-185.606471968469</text:p>
          </table:table-cell>
          <table:table-cell office:value-type="float" office:value="-156.992781995867" calcext:value-type="float">
            <text:p>-156.992781995867</text:p>
          </table:table-cell>
          <table:table-cell office:value-type="float" office:value="750" calcext:value-type="float">
            <text:p>750</text:p>
          </table:table-cell>
          <table:table-cell office:value-type="float" office:value="-182.570091792356" calcext:value-type="float">
            <text:p>-182.570091792356</text:p>
          </table:table-cell>
        </table:table-row>
        <table:table-row table:style-name="ro1">
          <table:table-cell office:value-type="string" calcext:value-type="string">
            <text:p>2019-12-02 23:12:03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5786342309049" calcext:value-type="float">
            <text:p>73.5786342309049</text:p>
          </table:table-cell>
          <table:table-cell office:value-type="float" office:value="981.625715332496" calcext:value-type="float">
            <text:p>981.625715332496</text:p>
          </table:table-cell>
          <table:table-cell office:value-type="float" office:value="4088652" calcext:value-type="float">
            <text:p>4088652</text:p>
          </table:table-cell>
          <table:table-cell office:value-type="float" office:value="2109272" calcext:value-type="float">
            <text:p>2109272</text:p>
          </table:table-cell>
          <table:table-cell office:value-type="float" office:value="881724" calcext:value-type="float">
            <text:p>881724</text:p>
          </table:table-cell>
          <table:table-cell office:value-type="float" office:value="543095" calcext:value-type="float">
            <text:p>543095</text:p>
          </table:table-cell>
          <table:table-cell office:value-type="float" office:value="781717" calcext:value-type="float">
            <text:p>7817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66807" calcext:value-type="float">
            <text:p>666807</text:p>
          </table:table-cell>
          <table:table-cell office:value-type="float" office:value="219285" calcext:value-type="float">
            <text:p>219285</text:p>
          </table:table-cell>
          <table:table-cell office:value-type="float" office:value="2.43702679121814" calcext:value-type="float">
            <text:p>2.43702679121814</text:p>
          </table:table-cell>
          <table:table-cell office:value-type="float" office:value="1.25722423281958" calcext:value-type="float">
            <text:p>1.25722423281958</text:p>
          </table:table-cell>
          <table:table-cell office:value-type="float" office:value="0.525548520749631" calcext:value-type="float">
            <text:p>0.525548520749631</text:p>
          </table:table-cell>
          <table:table-cell office:value-type="float" office:value="0.323709884132133" calcext:value-type="float">
            <text:p>0.323709884132133</text:p>
          </table:table-cell>
          <table:table-cell office:value-type="float" office:value="0.465939696543181" calcext:value-type="float">
            <text:p>0.465939696543181</text:p>
          </table:table-cell>
          <table:table-cell office:value-type="float" office:value="5" calcext:value-type="float">
            <text:p>5</text:p>
          </table:table-cell>
          <table:table-cell office:value-type="float" office:value="0.397447991066932" calcext:value-type="float">
            <text:p>0.397447991066932</text:p>
          </table:table-cell>
          <table:table-cell office:value-type="float" office:value="0.130704060876854" calcext:value-type="float">
            <text:p>0.130704060876854</text:p>
          </table:table-cell>
          <table:table-cell office:value-type="float" office:value="-144.890295850074" calcext:value-type="float">
            <text:p>-144.890295850074</text:p>
          </table:table-cell>
          <table:table-cell office:value-type="float" office:value="-185.258023173573" calcext:value-type="float">
            <text:p>-185.258023173573</text:p>
          </table:table-cell>
          <table:table-cell office:value-type="float" office:value="-156.812060691364" calcext:value-type="float">
            <text:p>-156.812060691364</text:p>
          </table:table-cell>
          <table:table-cell office:value-type="float" office:value="750" calcext:value-type="float">
            <text:p>750</text:p>
          </table:table-cell>
          <table:table-cell office:value-type="float" office:value="-170.510401786614" calcext:value-type="float">
            <text:p>-170.510401786614</text:p>
          </table:table-cell>
        </table:table-row>
        <table:table-row table:style-name="ro1">
          <table:table-cell office:value-type="string" calcext:value-type="string">
            <text:p>2019-12-02 23:12:04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5839744392502" calcext:value-type="float">
            <text:p>73.5839744392502</text:p>
          </table:table-cell>
          <table:table-cell office:value-type="float" office:value="981.598248487819" calcext:value-type="float">
            <text:p>981.598248487819</text:p>
          </table:table-cell>
          <table:table-cell office:value-type="float" office:value="4089174" calcext:value-type="float">
            <text:p>4089174</text:p>
          </table:table-cell>
          <table:table-cell office:value-type="float" office:value="2115233" calcext:value-type="float">
            <text:p>2115233</text:p>
          </table:table-cell>
          <table:table-cell office:value-type="float" office:value="887011" calcext:value-type="float">
            <text:p>887011</text:p>
          </table:table-cell>
          <table:table-cell office:value-type="float" office:value="546466" calcext:value-type="float">
            <text:p>546466</text:p>
          </table:table-cell>
          <table:table-cell office:value-type="float" office:value="783063" calcext:value-type="float">
            <text:p>7830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8485" calcext:value-type="float">
            <text:p>708485</text:p>
          </table:table-cell>
          <table:table-cell office:value-type="float" office:value="219230" calcext:value-type="float">
            <text:p>219230</text:p>
          </table:table-cell>
          <table:table-cell office:value-type="float" office:value="2.43733792750095" calcext:value-type="float">
            <text:p>2.43733792750095</text:p>
          </table:table-cell>
          <table:table-cell office:value-type="float" office:value="1.2607772661182" calcext:value-type="float">
            <text:p>1.2607772661182</text:p>
          </table:table-cell>
          <table:table-cell office:value-type="float" office:value="0.52869981869457" calcext:value-type="float">
            <text:p>0.52869981869457</text:p>
          </table:table-cell>
          <table:table-cell office:value-type="float" office:value="0.325719156947035" calcext:value-type="float">
            <text:p>0.325719156947035</text:p>
          </table:table-cell>
          <table:table-cell office:value-type="float" office:value="0.466741975157496" calcext:value-type="float">
            <text:p>0.466741975157496</text:p>
          </table:table-cell>
          <table:table-cell office:value-type="float" office:value="5" calcext:value-type="float">
            <text:p>5</text:p>
          </table:table-cell>
          <table:table-cell office:value-type="float" office:value="0.422290017877819" calcext:value-type="float">
            <text:p>0.422290017877819</text:p>
          </table:table-cell>
          <table:table-cell office:value-type="float" office:value="0.130671278318319" calcext:value-type="float">
            <text:p>0.130671278318319</text:p>
          </table:table-cell>
          <table:table-cell office:value-type="float" office:value="-144.260036261086" calcext:value-type="float">
            <text:p>-144.260036261086</text:p>
          </table:table-cell>
          <table:table-cell office:value-type="float" office:value="-184.856168610593" calcext:value-type="float">
            <text:p>-184.856168610593</text:p>
          </table:table-cell>
          <table:table-cell office:value-type="float" office:value="-156.651604968501" calcext:value-type="float">
            <text:p>-156.651604968501</text:p>
          </table:table-cell>
          <table:table-cell office:value-type="float" office:value="750" calcext:value-type="float">
            <text:p>750</text:p>
          </table:table-cell>
          <table:table-cell office:value-type="float" office:value="-165.541996424436" calcext:value-type="float">
            <text:p>-165.541996424436</text:p>
          </table:table-cell>
        </table:table-row>
        <table:table-row table:style-name="ro1">
          <table:table-cell office:value-type="string" calcext:value-type="string">
            <text:p>2019-12-02 23:12:05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843769057203" calcext:value-type="float">
            <text:p>73.5843769057203</text:p>
          </table:table-cell>
          <table:table-cell office:value-type="float" office:value="981.634233775636" calcext:value-type="float">
            <text:p>981.634233775636</text:p>
          </table:table-cell>
          <table:table-cell office:value-type="float" office:value="4089471" calcext:value-type="float">
            <text:p>4089471</text:p>
          </table:table-cell>
          <table:table-cell office:value-type="float" office:value="2123315" calcext:value-type="float">
            <text:p>2123315</text:p>
          </table:table-cell>
          <table:table-cell office:value-type="float" office:value="890740" calcext:value-type="float">
            <text:p>890740</text:p>
          </table:table-cell>
          <table:table-cell office:value-type="float" office:value="549812" calcext:value-type="float">
            <text:p>549812</text:p>
          </table:table-cell>
          <table:table-cell office:value-type="float" office:value="784222" calcext:value-type="float">
            <text:p>7842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6496" calcext:value-type="float">
            <text:p>786496</text:p>
          </table:table-cell>
          <table:table-cell office:value-type="float" office:value="219291" calcext:value-type="float">
            <text:p>219291</text:p>
          </table:table-cell>
          <table:table-cell office:value-type="float" office:value="2.43751495331704" calcext:value-type="float">
            <text:p>2.43751495331704</text:p>
          </table:table-cell>
          <table:table-cell office:value-type="float" office:value="1.26559451408321" calcext:value-type="float">
            <text:p>1.26559451408321</text:p>
          </table:table-cell>
          <table:table-cell office:value-type="float" office:value="0.530922476163206" calcext:value-type="float">
            <text:p>0.530922476163206</text:p>
          </table:table-cell>
          <table:table-cell office:value-type="float" office:value="0.327713528598968" calcext:value-type="float">
            <text:p>0.327713528598968</text:p>
          </table:table-cell>
          <table:table-cell office:value-type="float" office:value="0.467432793072795" calcext:value-type="float">
            <text:p>0.467432793072795</text:p>
          </table:table-cell>
          <table:table-cell office:value-type="float" office:value="5" calcext:value-type="float">
            <text:p>5</text:p>
          </table:table-cell>
          <table:table-cell office:value-type="float" office:value="0.468788202856565" calcext:value-type="float">
            <text:p>0.468788202856565</text:p>
          </table:table-cell>
          <table:table-cell office:value-type="float" office:value="0.130707637155966" calcext:value-type="float">
            <text:p>0.130707637155966</text:p>
          </table:table-cell>
          <table:table-cell office:value-type="float" office:value="-143.815504767359" calcext:value-type="float">
            <text:p>-143.815504767359</text:p>
          </table:table-cell>
          <table:table-cell office:value-type="float" office:value="-184.457294280206" calcext:value-type="float">
            <text:p>-184.457294280206</text:p>
          </table:table-cell>
          <table:table-cell office:value-type="float" office:value="-156.513441385441" calcext:value-type="float">
            <text:p>-156.513441385441</text:p>
          </table:table-cell>
          <table:table-cell office:value-type="float" office:value="750" calcext:value-type="float">
            <text:p>750</text:p>
          </table:table-cell>
          <table:table-cell office:value-type="float" office:value="-156.242359428687" calcext:value-type="float">
            <text:p>-156.242359428687</text:p>
          </table:table-cell>
        </table:table-row>
        <table:table-row table:style-name="ro1">
          <table:table-cell office:value-type="string" calcext:value-type="string">
            <text:p>2019-12-02 23:12:06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843769057203" calcext:value-type="float">
            <text:p>73.5843769057203</text:p>
          </table:table-cell>
          <table:table-cell office:value-type="float" office:value="981.661700870824" calcext:value-type="float">
            <text:p>981.661700870824</text:p>
          </table:table-cell>
          <table:table-cell office:value-type="float" office:value="4090437" calcext:value-type="float">
            <text:p>4090437</text:p>
          </table:table-cell>
          <table:table-cell office:value-type="float" office:value="2146578" calcext:value-type="float">
            <text:p>2146578</text:p>
          </table:table-cell>
          <table:table-cell office:value-type="float" office:value="895426" calcext:value-type="float">
            <text:p>895426</text:p>
          </table:table-cell>
          <table:table-cell office:value-type="float" office:value="554045" calcext:value-type="float">
            <text:p>554045</text:p>
          </table:table-cell>
          <table:table-cell office:value-type="float" office:value="787157" calcext:value-type="float">
            <text:p>7871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66691" calcext:value-type="float">
            <text:p>566691</text:p>
          </table:table-cell>
          <table:table-cell office:value-type="float" office:value="219372" calcext:value-type="float">
            <text:p>219372</text:p>
          </table:table-cell>
          <table:table-cell office:value-type="float" office:value="2.43809073425421" calcext:value-type="float">
            <text:p>2.43809073425421</text:p>
          </table:table-cell>
          <table:table-cell office:value-type="float" office:value="1.27946034425024" calcext:value-type="float">
            <text:p>1.27946034425024</text:p>
          </table:table-cell>
          <table:table-cell office:value-type="float" office:value="0.533715550150341" calcext:value-type="float">
            <text:p>0.533715550150341</text:p>
          </table:table-cell>
          <table:table-cell office:value-type="float" office:value="0.330236593513083" calcext:value-type="float">
            <text:p>0.330236593513083</text:p>
          </table:table-cell>
          <table:table-cell office:value-type="float" office:value="0.469182189605497" calcext:value-type="float">
            <text:p>0.469182189605497</text:p>
          </table:table-cell>
          <table:table-cell office:value-type="float" office:value="5" calcext:value-type="float">
            <text:p>5</text:p>
          </table:table-cell>
          <table:table-cell office:value-type="float" office:value="0.337774197789931" calcext:value-type="float">
            <text:p>0.337774197789931</text:p>
          </table:table-cell>
          <table:table-cell office:value-type="float" office:value="0.13075591692399" calcext:value-type="float">
            <text:p>0.13075591692399</text:p>
          </table:table-cell>
          <table:table-cell office:value-type="float" office:value="-143.256889969932" calcext:value-type="float">
            <text:p>-143.256889969932</text:p>
          </table:table-cell>
          <table:table-cell office:value-type="float" office:value="-183.952681297383" calcext:value-type="float">
            <text:p>-183.952681297383</text:p>
          </table:table-cell>
          <table:table-cell office:value-type="float" office:value="-156.163562078901" calcext:value-type="float">
            <text:p>-156.163562078901</text:p>
          </table:table-cell>
          <table:table-cell office:value-type="float" office:value="750" calcext:value-type="float">
            <text:p>750</text:p>
          </table:table-cell>
          <table:table-cell office:value-type="float" office:value="-182.445160442014" calcext:value-type="float">
            <text:p>-182.445160442014</text:p>
          </table:table-cell>
        </table:table-row>
        <table:table-row table:style-name="ro1">
          <table:table-cell office:value-type="string" calcext:value-type="string">
            <text:p>2019-12-02 23:12:08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740986981216" calcext:value-type="float">
            <text:p>73.5740986981216</text:p>
          </table:table-cell>
          <table:table-cell office:value-type="float" office:value="981.642752255634" calcext:value-type="float">
            <text:p>981.642752255634</text:p>
          </table:table-cell>
          <table:table-cell office:value-type="float" office:value="4089681" calcext:value-type="float">
            <text:p>4089681</text:p>
          </table:table-cell>
          <table:table-cell office:value-type="float" office:value="2140165" calcext:value-type="float">
            <text:p>2140165</text:p>
          </table:table-cell>
          <table:table-cell office:value-type="float" office:value="901265" calcext:value-type="float">
            <text:p>901265</text:p>
          </table:table-cell>
          <table:table-cell office:value-type="float" office:value="557228" calcext:value-type="float">
            <text:p>557228</text:p>
          </table:table-cell>
          <table:table-cell office:value-type="float" office:value="788805" calcext:value-type="float">
            <text:p>7888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0680" calcext:value-type="float">
            <text:p>610680</text:p>
          </table:table-cell>
          <table:table-cell office:value-type="float" office:value="219322" calcext:value-type="float">
            <text:p>219322</text:p>
          </table:table-cell>
          <table:table-cell office:value-type="float" office:value="2.43764012308599" calcext:value-type="float">
            <text:p>2.43764012308599</text:p>
          </table:table-cell>
          <table:table-cell office:value-type="float" office:value="1.27563789792513" calcext:value-type="float">
            <text:p>1.27563789792513</text:p>
          </table:table-cell>
          <table:table-cell office:value-type="float" office:value="0.537195865773662" calcext:value-type="float">
            <text:p>0.537195865773662</text:p>
          </table:table-cell>
          <table:table-cell office:value-type="float" office:value="0.332133809582449" calcext:value-type="float">
            <text:p>0.332133809582449</text:p>
          </table:table-cell>
          <table:table-cell office:value-type="float" office:value="0.470164474268493" calcext:value-type="float">
            <text:p>0.470164474268493</text:p>
          </table:table-cell>
          <table:table-cell office:value-type="float" office:value="5" calcext:value-type="float">
            <text:p>5</text:p>
          </table:table-cell>
          <table:table-cell office:value-type="float" office:value="0.363993688105784" calcext:value-type="float">
            <text:p>0.363993688105784</text:p>
          </table:table-cell>
          <table:table-cell office:value-type="float" office:value="0.13072611459805" calcext:value-type="float">
            <text:p>0.13072611459805</text:p>
          </table:table-cell>
          <table:table-cell office:value-type="float" office:value="-142.560826845268" calcext:value-type="float">
            <text:p>-142.560826845268</text:p>
          </table:table-cell>
          <table:table-cell office:value-type="float" office:value="-183.57323808351" calcext:value-type="float">
            <text:p>-183.57323808351</text:p>
          </table:table-cell>
          <table:table-cell office:value-type="float" office:value="-155.967105146301" calcext:value-type="float">
            <text:p>-155.967105146301</text:p>
          </table:table-cell>
          <table:table-cell office:value-type="float" office:value="750" calcext:value-type="float">
            <text:p>750</text:p>
          </table:table-cell>
          <table:table-cell office:value-type="float" office:value="-177.201262378843" calcext:value-type="float">
            <text:p>-177.201262378843</text:p>
          </table:table-cell>
        </table:table-row>
        <table:table-row table:style-name="ro1">
          <table:table-cell office:value-type="string" calcext:value-type="string">
            <text:p>2019-12-02 23:12:09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901196820858" calcext:value-type="float">
            <text:p>73.5901196820858</text:p>
          </table:table-cell>
          <table:table-cell office:value-type="float" office:value="981.615284953354" calcext:value-type="float">
            <text:p>981.615284953354</text:p>
          </table:table-cell>
          <table:table-cell office:value-type="float" office:value="4087017" calcext:value-type="float">
            <text:p>4087017</text:p>
          </table:table-cell>
          <table:table-cell office:value-type="float" office:value="2114797" calcext:value-type="float">
            <text:p>2114797</text:p>
          </table:table-cell>
          <table:table-cell office:value-type="float" office:value="907937" calcext:value-type="float">
            <text:p>907937</text:p>
          </table:table-cell>
          <table:table-cell office:value-type="float" office:value="560449" calcext:value-type="float">
            <text:p>560449</text:p>
          </table:table-cell>
          <table:table-cell office:value-type="float" office:value="789856" calcext:value-type="float">
            <text:p>789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6974" calcext:value-type="float">
            <text:p>716974</text:p>
          </table:table-cell>
          <table:table-cell office:value-type="float" office:value="219292" calcext:value-type="float">
            <text:p>219292</text:p>
          </table:table-cell>
          <table:table-cell office:value-type="float" office:value="2.43605225515989" calcext:value-type="float">
            <text:p>2.43605225515989</text:p>
          </table:table-cell>
          <table:table-cell office:value-type="float" office:value="1.260517389836" calcext:value-type="float">
            <text:p>1.260517389836</text:p>
          </table:table-cell>
          <table:table-cell office:value-type="float" office:value="0.54117268814715" calcext:value-type="float">
            <text:p>0.54117268814715</text:p>
          </table:table-cell>
          <table:table-cell office:value-type="float" office:value="0.33405367541953" calcext:value-type="float">
            <text:p>0.33405367541953</text:p>
          </table:table-cell>
          <table:table-cell office:value-type="float" office:value="0.47079091915976" calcext:value-type="float">
            <text:p>0.47079091915976</text:p>
          </table:table-cell>
          <table:table-cell office:value-type="float" office:value="5" calcext:value-type="float">
            <text:p>5</text:p>
          </table:table-cell>
          <table:table-cell office:value-type="float" office:value="0.427349856775982" calcext:value-type="float">
            <text:p>0.427349856775982</text:p>
          </table:table-cell>
          <table:table-cell office:value-type="float" office:value="0.130708233202485" calcext:value-type="float">
            <text:p>0.130708233202485</text:p>
          </table:table-cell>
          <table:table-cell office:value-type="float" office:value="-141.76546237057" calcext:value-type="float">
            <text:p>-141.76546237057</text:p>
          </table:table-cell>
          <table:table-cell office:value-type="float" office:value="-183.189264916094" calcext:value-type="float">
            <text:p>-183.189264916094</text:p>
          </table:table-cell>
          <table:table-cell office:value-type="float" office:value="-155.841816168048" calcext:value-type="float">
            <text:p>-155.841816168048</text:p>
          </table:table-cell>
          <table:table-cell office:value-type="float" office:value="750" calcext:value-type="float">
            <text:p>750</text:p>
          </table:table-cell>
          <table:table-cell office:value-type="float" office:value="-164.530028644804" calcext:value-type="float">
            <text:p>-164.530028644804</text:p>
          </table:table-cell>
        </table:table-row>
        <table:table-row table:style-name="ro1">
          <table:table-cell office:value-type="string" calcext:value-type="string">
            <text:p>2019-12-02 23:12:10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847793626158" calcext:value-type="float">
            <text:p>73.5847793626158</text:p>
          </table:table-cell>
          <table:table-cell office:value-type="float" office:value="981.532883176767" calcext:value-type="float">
            <text:p>981.532883176767</text:p>
          </table:table-cell>
          <table:table-cell office:value-type="float" office:value="4089234" calcext:value-type="float">
            <text:p>4089234</text:p>
          </table:table-cell>
          <table:table-cell office:value-type="float" office:value="2118190" calcext:value-type="float">
            <text:p>2118190</text:p>
          </table:table-cell>
          <table:table-cell office:value-type="float" office:value="915145" calcext:value-type="float">
            <text:p>915145</text:p>
          </table:table-cell>
          <table:table-cell office:value-type="float" office:value="564597" calcext:value-type="float">
            <text:p>564597</text:p>
          </table:table-cell>
          <table:table-cell office:value-type="float" office:value="790832" calcext:value-type="float">
            <text:p>790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6281" calcext:value-type="float">
            <text:p>686281</text:p>
          </table:table-cell>
          <table:table-cell office:value-type="float" office:value="219287" calcext:value-type="float">
            <text:p>219287</text:p>
          </table:table-cell>
          <table:table-cell office:value-type="float" office:value="2.43737369029208" calcext:value-type="float">
            <text:p>2.43737369029208</text:p>
          </table:table-cell>
          <table:table-cell office:value-type="float" office:value="1.26253977567432" calcext:value-type="float">
            <text:p>1.26253977567432</text:p>
          </table:table-cell>
          <table:table-cell office:value-type="float" office:value="0.545468991454719" calcext:value-type="float">
            <text:p>0.545468991454719</text:p>
          </table:table-cell>
          <table:table-cell office:value-type="float" office:value="0.336526076379547" calcext:value-type="float">
            <text:p>0.336526076379547</text:p>
          </table:table-cell>
          <table:table-cell office:value-type="float" office:value="0.471372660562117" calcext:value-type="float">
            <text:p>0.471372660562117</text:p>
          </table:table-cell>
          <table:table-cell office:value-type="float" office:value="5" calcext:value-type="float">
            <text:p>5</text:p>
          </table:table-cell>
          <table:table-cell office:value-type="float" office:value="0.409055400974202" calcext:value-type="float">
            <text:p>0.409055400974202</text:p>
          </table:table-cell>
          <table:table-cell office:value-type="float" office:value="0.130705252969891" calcext:value-type="float">
            <text:p>0.130705252969891</text:p>
          </table:table-cell>
          <table:table-cell office:value-type="float" office:value="-140.906201709056" calcext:value-type="float">
            <text:p>-140.906201709056</text:p>
          </table:table-cell>
          <table:table-cell office:value-type="float" office:value="-182.694784724091" calcext:value-type="float">
            <text:p>-182.694784724091</text:p>
          </table:table-cell>
          <table:table-cell office:value-type="float" office:value="-155.725467887577" calcext:value-type="float">
            <text:p>-155.725467887577</text:p>
          </table:table-cell>
          <table:table-cell office:value-type="float" office:value="750" calcext:value-type="float">
            <text:p>750</text:p>
          </table:table-cell>
          <table:table-cell office:value-type="float" office:value="-168.18891980516" calcext:value-type="float">
            <text:p>-168.18891980516</text:p>
          </table:table-cell>
        </table:table-row>
        <table:table-row table:style-name="ro1">
          <table:table-cell office:value-type="string" calcext:value-type="string">
            <text:p>2019-12-02 23:12:1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847793626158" calcext:value-type="float">
            <text:p>73.5847793626158</text:p>
          </table:table-cell>
          <table:table-cell office:value-type="float" office:value="981.670219579624" calcext:value-type="float">
            <text:p>981.670219579624</text:p>
          </table:table-cell>
          <table:table-cell office:value-type="float" office:value="4090179" calcext:value-type="float">
            <text:p>4090179</text:p>
          </table:table-cell>
          <table:table-cell office:value-type="float" office:value="2116489" calcext:value-type="float">
            <text:p>2116489</text:p>
          </table:table-cell>
          <table:table-cell office:value-type="float" office:value="923486" calcext:value-type="float">
            <text:p>923486</text:p>
          </table:table-cell>
          <table:table-cell office:value-type="float" office:value="568312" calcext:value-type="float">
            <text:p>568312</text:p>
          </table:table-cell>
          <table:table-cell office:value-type="float" office:value="793666" calcext:value-type="float">
            <text:p>793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72654" calcext:value-type="float">
            <text:p>572654</text:p>
          </table:table-cell>
          <table:table-cell office:value-type="float" office:value="219349" calcext:value-type="float">
            <text:p>219349</text:p>
          </table:table-cell>
          <table:table-cell office:value-type="float" office:value="2.43793695425236" calcext:value-type="float">
            <text:p>2.43793695425236</text:p>
          </table:table-cell>
          <table:table-cell office:value-type="float" office:value="1.26152590054582" calcext:value-type="float">
            <text:p>1.26152590054582</text:p>
          </table:table-cell>
          <table:table-cell office:value-type="float" office:value="0.550440615468099" calcext:value-type="float">
            <text:p>0.550440615468099</text:p>
          </table:table-cell>
          <table:table-cell office:value-type="float" office:value="0.338740389196919" calcext:value-type="float">
            <text:p>0.338740389196919</text:p>
          </table:table-cell>
          <table:table-cell office:value-type="float" office:value="0.47306185639642" calcext:value-type="float">
            <text:p>0.47306185639642</text:p>
          </table:table-cell>
          <table:table-cell office:value-type="float" office:value="5" calcext:value-type="float">
            <text:p>5</text:p>
          </table:table-cell>
          <table:table-cell office:value-type="float" office:value="0.341328423181584" calcext:value-type="float">
            <text:p>0.341328423181584</text:p>
          </table:table-cell>
          <table:table-cell office:value-type="float" office:value="0.130742207854057" calcext:value-type="float">
            <text:p>0.130742207854057</text:p>
          </table:table-cell>
          <table:table-cell office:value-type="float" office:value="-139.91187690638" calcext:value-type="float">
            <text:p>-139.91187690638</text:p>
          </table:table-cell>
          <table:table-cell office:value-type="float" office:value="-182.251922160616" calcext:value-type="float">
            <text:p>-182.251922160616</text:p>
          </table:table-cell>
          <table:table-cell office:value-type="float" office:value="-155.387628720716" calcext:value-type="float">
            <text:p>-155.387628720716</text:p>
          </table:table-cell>
          <table:table-cell office:value-type="float" office:value="750" calcext:value-type="float">
            <text:p>750</text:p>
          </table:table-cell>
          <table:table-cell office:value-type="float" office:value="-181.734315363683" calcext:value-type="float">
            <text:p>-181.734315363683</text:p>
          </table:table-cell>
        </table:table-row>
        <table:table-row table:style-name="ro1">
          <table:table-cell office:value-type="string" calcext:value-type="string">
            <text:p>2019-12-02 23:12:13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806461684026" calcext:value-type="float">
            <text:p>73.5806461684026</text:p>
          </table:table-cell>
          <table:table-cell office:value-type="float" office:value="981.613371961081" calcext:value-type="float">
            <text:p>981.613371961081</text:p>
          </table:table-cell>
          <table:table-cell office:value-type="float" office:value="4088972" calcext:value-type="float">
            <text:p>4088972</text:p>
          </table:table-cell>
          <table:table-cell office:value-type="float" office:value="2127279" calcext:value-type="float">
            <text:p>2127279</text:p>
          </table:table-cell>
          <table:table-cell office:value-type="float" office:value="930675" calcext:value-type="float">
            <text:p>930675</text:p>
          </table:table-cell>
          <table:table-cell office:value-type="float" office:value="571373" calcext:value-type="float">
            <text:p>571373</text:p>
          </table:table-cell>
          <table:table-cell office:value-type="float" office:value="795824" calcext:value-type="float">
            <text:p>7958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72749" calcext:value-type="float">
            <text:p>572749</text:p>
          </table:table-cell>
          <table:table-cell office:value-type="float" office:value="219322" calcext:value-type="float">
            <text:p>219322</text:p>
          </table:table-cell>
          <table:table-cell office:value-type="float" office:value="2.43721752610416" calcext:value-type="float">
            <text:p>2.43721752610416</text:p>
          </table:table-cell>
          <table:table-cell office:value-type="float" office:value="1.26795724248376" calcext:value-type="float">
            <text:p>1.26795724248376</text:p>
          </table:table-cell>
          <table:table-cell office:value-type="float" office:value="0.554725593891811" calcext:value-type="float">
            <text:p>0.554725593891811</text:p>
          </table:table-cell>
          <table:table-cell office:value-type="float" office:value="0.340564887590991" calcext:value-type="float">
            <text:p>0.340564887590991</text:p>
          </table:table-cell>
          <table:table-cell office:value-type="float" office:value="0.474348124784008" calcext:value-type="float">
            <text:p>0.474348124784008</text:p>
          </table:table-cell>
          <table:table-cell office:value-type="float" office:value="5" calcext:value-type="float">
            <text:p>5</text:p>
          </table:table-cell>
          <table:table-cell office:value-type="float" office:value="0.341385047600871" calcext:value-type="float">
            <text:p>0.341385047600871</text:p>
          </table:table-cell>
          <table:table-cell office:value-type="float" office:value="0.13072611459805" calcext:value-type="float">
            <text:p>0.13072611459805</text:p>
          </table:table-cell>
          <table:table-cell office:value-type="float" office:value="-139.054881221638" calcext:value-type="float">
            <text:p>-139.054881221638</text:p>
          </table:table-cell>
          <table:table-cell office:value-type="float" office:value="-181.887022481802" calcext:value-type="float">
            <text:p>-181.887022481802</text:p>
          </table:table-cell>
          <table:table-cell office:value-type="float" office:value="-155.130375043199" calcext:value-type="float">
            <text:p>-155.130375043199</text:p>
          </table:table-cell>
          <table:table-cell office:value-type="float" office:value="750" calcext:value-type="float">
            <text:p>750</text:p>
          </table:table-cell>
          <table:table-cell office:value-type="float" office:value="-181.722990479826" calcext:value-type="float">
            <text:p>-181.722990479826</text:p>
          </table:table-cell>
        </table:table-row>
        <table:table-row table:style-name="ro1">
          <table:table-cell office:value-type="string" calcext:value-type="string">
            <text:p>2019-12-02 23:12:14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806461684026" calcext:value-type="float">
            <text:p>73.5806461684026</text:p>
          </table:table-cell>
          <table:table-cell office:value-type="float" office:value="981.613371961081" calcext:value-type="float">
            <text:p>981.613371961081</text:p>
          </table:table-cell>
          <table:table-cell office:value-type="float" office:value="4089575" calcext:value-type="float">
            <text:p>4089575</text:p>
          </table:table-cell>
          <table:table-cell office:value-type="float" office:value="2110139" calcext:value-type="float">
            <text:p>2110139</text:p>
          </table:table-cell>
          <table:table-cell office:value-type="float" office:value="937704" calcext:value-type="float">
            <text:p>937704</text:p>
          </table:table-cell>
          <table:table-cell office:value-type="float" office:value="574055" calcext:value-type="float">
            <text:p>574055</text:p>
          </table:table-cell>
          <table:table-cell office:value-type="float" office:value="796635" calcext:value-type="float">
            <text:p>7966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4969" calcext:value-type="float">
            <text:p>744969</text:p>
          </table:table-cell>
          <table:table-cell office:value-type="float" office:value="219252" calcext:value-type="float">
            <text:p>219252</text:p>
          </table:table-cell>
          <table:table-cell office:value-type="float" office:value="2.437576942155" calcext:value-type="float">
            <text:p>2.437576942155</text:p>
          </table:table-cell>
          <table:table-cell office:value-type="float" office:value="1.25774100515139" calcext:value-type="float">
            <text:p>1.25774100515139</text:p>
          </table:table-cell>
          <table:table-cell office:value-type="float" office:value="0.558915204872513" calcext:value-type="float">
            <text:p>0.558915204872513</text:p>
          </table:table-cell>
          <table:table-cell office:value-type="float" office:value="0.342163484354435" calcext:value-type="float">
            <text:p>0.342163484354435</text:p>
          </table:table-cell>
          <table:table-cell office:value-type="float" office:value="0.474831518510761" calcext:value-type="float">
            <text:p>0.474831518510761</text:p>
          </table:table-cell>
          <table:table-cell office:value-type="float" office:value="5" calcext:value-type="float">
            <text:p>5</text:p>
          </table:table-cell>
          <table:table-cell office:value-type="float" office:value="0.444036179070017" calcext:value-type="float">
            <text:p>0.444036179070017</text:p>
          </table:table-cell>
          <table:table-cell office:value-type="float" office:value="0.130684391341733" calcext:value-type="float">
            <text:p>0.130684391341733</text:p>
          </table:table-cell>
          <table:table-cell office:value-type="float" office:value="-138.216959025497" calcext:value-type="float">
            <text:p>-138.216959025497</text:p>
          </table:table-cell>
          <table:table-cell office:value-type="float" office:value="-181.567303129113" calcext:value-type="float">
            <text:p>-181.567303129113</text:p>
          </table:table-cell>
          <table:table-cell office:value-type="float" office:value="-155.033696297848" calcext:value-type="float">
            <text:p>-155.033696297848</text:p>
          </table:table-cell>
          <table:table-cell office:value-type="float" office:value="750" calcext:value-type="float">
            <text:p>750</text:p>
          </table:table-cell>
          <table:table-cell office:value-type="float" office:value="-161.192764185997" calcext:value-type="float">
            <text:p>-161.192764185997</text:p>
          </table:table-cell>
        </table:table-row>
        <table:table-row table:style-name="ro1">
          <table:table-cell office:value-type="string" calcext:value-type="string">
            <text:p>2019-12-02 23:12:15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970702034434" calcext:value-type="float">
            <text:p>73.5970702034434</text:p>
          </table:table-cell>
          <table:table-cell office:value-type="float" office:value="981.649358326664" calcext:value-type="float">
            <text:p>981.649358326664</text:p>
          </table:table-cell>
          <table:table-cell office:value-type="float" office:value="4088644" calcext:value-type="float">
            <text:p>4088644</text:p>
          </table:table-cell>
          <table:table-cell office:value-type="float" office:value="2128923" calcext:value-type="float">
            <text:p>2128923</text:p>
          </table:table-cell>
          <table:table-cell office:value-type="float" office:value="948490" calcext:value-type="float">
            <text:p>948490</text:p>
          </table:table-cell>
          <table:table-cell office:value-type="float" office:value="577837" calcext:value-type="float">
            <text:p>577837</text:p>
          </table:table-cell>
          <table:table-cell office:value-type="float" office:value="797797" calcext:value-type="float">
            <text:p>7977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0224" calcext:value-type="float">
            <text:p>700224</text:p>
          </table:table-cell>
          <table:table-cell office:value-type="float" office:value="219339" calcext:value-type="float">
            <text:p>219339</text:p>
          </table:table-cell>
          <table:table-cell office:value-type="float" office:value="2.43702202284599" calcext:value-type="float">
            <text:p>2.43702202284599</text:p>
          </table:table-cell>
          <table:table-cell office:value-type="float" office:value="1.26893714296068" calcext:value-type="float">
            <text:p>1.26893714296068</text:p>
          </table:table-cell>
          <table:table-cell office:value-type="float" office:value="0.565344162624379" calcext:value-type="float">
            <text:p>0.565344162624379</text:p>
          </table:table-cell>
          <table:table-cell office:value-type="float" office:value="0.344417732288567" calcext:value-type="float">
            <text:p>0.344417732288567</text:p>
          </table:table-cell>
          <table:table-cell office:value-type="float" office:value="0.475524124565616" calcext:value-type="float">
            <text:p>0.475524124565616</text:p>
          </table:table-cell>
          <table:table-cell office:value-type="float" office:value="5" calcext:value-type="float">
            <text:p>5</text:p>
          </table:table-cell>
          <table:table-cell office:value-type="float" office:value="0.417366077585945" calcext:value-type="float">
            <text:p>0.417366077585945</text:p>
          </table:table-cell>
          <table:table-cell office:value-type="float" office:value="0.130736247388869" calcext:value-type="float">
            <text:p>0.130736247388869</text:p>
          </table:table-cell>
          <table:table-cell office:value-type="float" office:value="-136.931167475124" calcext:value-type="float">
            <text:p>-136.931167475124</text:p>
          </table:table-cell>
          <table:table-cell office:value-type="float" office:value="-181.116453542287" calcext:value-type="float">
            <text:p>-181.116453542287</text:p>
          </table:table-cell>
          <table:table-cell office:value-type="float" office:value="-154.895175086877" calcext:value-type="float">
            <text:p>-154.895175086877</text:p>
          </table:table-cell>
          <table:table-cell office:value-type="float" office:value="750" calcext:value-type="float">
            <text:p>750</text:p>
          </table:table-cell>
          <table:table-cell office:value-type="float" office:value="-166.526784482811" calcext:value-type="float">
            <text:p>-166.526784482811</text:p>
          </table:table-cell>
        </table:table-row>
        <table:table-row table:style-name="ro1">
          <table:table-cell office:value-type="string" calcext:value-type="string">
            <text:p>2019-12-02 23:12:16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810485271784" calcext:value-type="float">
            <text:p>73.5810485271784</text:p>
          </table:table-cell>
          <table:table-cell office:value-type="float" office:value="981.621890130879" calcext:value-type="float">
            <text:p>981.621890130879</text:p>
          </table:table-cell>
          <table:table-cell office:value-type="float" office:value="4088630" calcext:value-type="float">
            <text:p>4088630</text:p>
          </table:table-cell>
          <table:table-cell office:value-type="float" office:value="2112368" calcext:value-type="float">
            <text:p>2112368</text:p>
          </table:table-cell>
          <table:table-cell office:value-type="float" office:value="941950" calcext:value-type="float">
            <text:p>941950</text:p>
          </table:table-cell>
          <table:table-cell office:value-type="float" office:value="581580" calcext:value-type="float">
            <text:p>581580</text:p>
          </table:table-cell>
          <table:table-cell office:value-type="float" office:value="799624" calcext:value-type="float">
            <text:p>7996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24956" calcext:value-type="float">
            <text:p>624956</text:p>
          </table:table-cell>
          <table:table-cell office:value-type="float" office:value="219191" calcext:value-type="float">
            <text:p>219191</text:p>
          </table:table-cell>
          <table:table-cell office:value-type="float" office:value="2.43701367819472" calcext:value-type="float">
            <text:p>2.43701367819472</text:p>
          </table:table-cell>
          <table:table-cell office:value-type="float" office:value="1.25906959284182" calcext:value-type="float">
            <text:p>1.25906959284182</text:p>
          </table:table-cell>
          <table:table-cell office:value-type="float" office:value="0.561446018391373" calcext:value-type="float">
            <text:p>0.561446018391373</text:p>
          </table:table-cell>
          <table:table-cell office:value-type="float" office:value="0.346648734408466" calcext:value-type="float">
            <text:p>0.346648734408466</text:p>
          </table:table-cell>
          <table:table-cell office:value-type="float" office:value="0.476613101555479" calcext:value-type="float">
            <text:p>0.476613101555479</text:p>
          </table:table-cell>
          <table:table-cell office:value-type="float" office:value="5" calcext:value-type="float">
            <text:p>5</text:p>
          </table:table-cell>
          <table:table-cell office:value-type="float" office:value="0.37250284820829" calcext:value-type="float">
            <text:p>0.37250284820829</text:p>
          </table:table-cell>
          <table:table-cell office:value-type="float" office:value="0.130648032504086" calcext:value-type="float">
            <text:p>0.130648032504086</text:p>
          </table:table-cell>
          <table:table-cell office:value-type="float" office:value="-137.710796321725" calcext:value-type="float">
            <text:p>-137.710796321725</text:p>
          </table:table-cell>
          <table:table-cell office:value-type="float" office:value="-180.670253118307" calcext:value-type="float">
            <text:p>-180.670253118307</text:p>
          </table:table-cell>
          <table:table-cell office:value-type="float" office:value="-154.677379688904" calcext:value-type="float">
            <text:p>-154.677379688904</text:p>
          </table:table-cell>
          <table:table-cell office:value-type="float" office:value="750" calcext:value-type="float">
            <text:p>750</text:p>
          </table:table-cell>
          <table:table-cell office:value-type="float" office:value="-175.499430358342" calcext:value-type="float">
            <text:p>-175.499430358342</text:p>
          </table:table-cell>
        </table:table-row>
        <table:table-row table:style-name="ro1">
          <table:table-cell office:value-type="string" calcext:value-type="string">
            <text:p>2019-12-02 23:12:18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753056524316" calcext:value-type="float">
            <text:p>73.5753056524316</text:p>
          </table:table-cell>
          <table:table-cell office:value-type="float" office:value="981.668307916752" calcext:value-type="float">
            <text:p>981.668307916752</text:p>
          </table:table-cell>
          <table:table-cell office:value-type="float" office:value="4089755" calcext:value-type="float">
            <text:p>4089755</text:p>
          </table:table-cell>
          <table:table-cell office:value-type="float" office:value="2129281" calcext:value-type="float">
            <text:p>2129281</text:p>
          </table:table-cell>
          <table:table-cell office:value-type="float" office:value="936570" calcext:value-type="float">
            <text:p>936570</text:p>
          </table:table-cell>
          <table:table-cell office:value-type="float" office:value="584032" calcext:value-type="float">
            <text:p>584032</text:p>
          </table:table-cell>
          <table:table-cell office:value-type="float" office:value="801052" calcext:value-type="float">
            <text:p>801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1415" calcext:value-type="float">
            <text:p>741415</text:p>
          </table:table-cell>
          <table:table-cell office:value-type="float" office:value="219295" calcext:value-type="float">
            <text:p>219295</text:p>
          </table:table-cell>
          <table:table-cell office:value-type="float" office:value="2.43768423052838" calcext:value-type="float">
            <text:p>2.43768423052838</text:p>
          </table:table-cell>
          <table:table-cell office:value-type="float" office:value="1.26915052761442" calcext:value-type="float">
            <text:p>1.26915052761442</text:p>
          </table:table-cell>
          <table:table-cell office:value-type="float" office:value="0.558239288120185" calcext:value-type="float">
            <text:p>0.558239288120185</text:p>
          </table:table-cell>
          <table:table-cell office:value-type="float" office:value="0.348110240472584" calcext:value-type="float">
            <text:p>0.348110240472584</text:p>
          </table:table-cell>
          <table:table-cell office:value-type="float" office:value="0.477464255984337" calcext:value-type="float">
            <text:p>0.477464255984337</text:p>
          </table:table-cell>
          <table:table-cell office:value-type="float" office:value="5" calcext:value-type="float">
            <text:p>5</text:p>
          </table:table-cell>
          <table:table-cell office:value-type="float" office:value="0.441917829742173" calcext:value-type="float">
            <text:p>0.441917829742173</text:p>
          </table:table-cell>
          <table:table-cell office:value-type="float" office:value="0.130710021342042" calcext:value-type="float">
            <text:p>0.130710021342042</text:p>
          </table:table-cell>
          <table:table-cell office:value-type="float" office:value="-138.352142375963" calcext:value-type="float">
            <text:p>-138.352142375963</text:p>
          </table:table-cell>
          <table:table-cell office:value-type="float" office:value="-180.377951905483" calcext:value-type="float">
            <text:p>-180.377951905483</text:p>
          </table:table-cell>
          <table:table-cell office:value-type="float" office:value="-154.507148803133" calcext:value-type="float">
            <text:p>-154.507148803133</text:p>
          </table:table-cell>
          <table:table-cell office:value-type="float" office:value="750" calcext:value-type="float">
            <text:p>750</text:p>
          </table:table-cell>
          <table:table-cell office:value-type="float" office:value="-161.616434051565" calcext:value-type="float">
            <text:p>-161.616434051565</text:p>
          </table:table-cell>
        </table:table-row>
        <table:table-row table:style-name="ro1">
          <table:table-cell office:value-type="string" calcext:value-type="string">
            <text:p>2019-12-02 23:12:19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490049446409" calcext:value-type="float">
            <text:p>73.5490049446409</text:p>
          </table:table-cell>
          <table:table-cell office:value-type="float" office:value="981.649358326664" calcext:value-type="float">
            <text:p>981.649358326664</text:p>
          </table:table-cell>
          <table:table-cell office:value-type="float" office:value="4089261" calcext:value-type="float">
            <text:p>4089261</text:p>
          </table:table-cell>
          <table:table-cell office:value-type="float" office:value="2124251" calcext:value-type="float">
            <text:p>2124251</text:p>
          </table:table-cell>
          <table:table-cell office:value-type="float" office:value="938958" calcext:value-type="float">
            <text:p>938958</text:p>
          </table:table-cell>
          <table:table-cell office:value-type="float" office:value="588417" calcext:value-type="float">
            <text:p>588417</text:p>
          </table:table-cell>
          <table:table-cell office:value-type="float" office:value="803707" calcext:value-type="float">
            <text:p>8037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45948" calcext:value-type="float">
            <text:p>445948</text:p>
          </table:table-cell>
          <table:table-cell office:value-type="float" office:value="219380" calcext:value-type="float">
            <text:p>219380</text:p>
          </table:table-cell>
          <table:table-cell office:value-type="float" office:value="2.43738978354809" calcext:value-type="float">
            <text:p>2.43738978354809</text:p>
          </table:table-cell>
          <table:table-cell office:value-type="float" office:value="1.26615241362481" calcext:value-type="float">
            <text:p>1.26615241362481</text:p>
          </table:table-cell>
          <table:table-cell office:value-type="float" office:value="0.559662647207099" calcext:value-type="float">
            <text:p>0.559662647207099</text:p>
          </table:table-cell>
          <table:table-cell office:value-type="float" office:value="0.350723904457558" calcext:value-type="float">
            <text:p>0.350723904457558</text:p>
          </table:table-cell>
          <table:table-cell office:value-type="float" office:value="0.479046759491773" calcext:value-type="float">
            <text:p>0.479046759491773</text:p>
          </table:table-cell>
          <table:table-cell office:value-type="float" office:value="5" calcext:value-type="float">
            <text:p>5</text:p>
          </table:table-cell>
          <table:table-cell office:value-type="float" office:value="0.265805752969474" calcext:value-type="float">
            <text:p>0.265805752969474</text:p>
          </table:table-cell>
          <table:table-cell office:value-type="float" office:value="0.13076068529614" calcext:value-type="float">
            <text:p>0.13076068529614</text:p>
          </table:table-cell>
          <table:table-cell office:value-type="float" office:value="-138.06747055858" calcext:value-type="float">
            <text:p>-138.06747055858</text:p>
          </table:table-cell>
          <table:table-cell office:value-type="float" office:value="-179.855219108488" calcext:value-type="float">
            <text:p>-179.855219108488</text:p>
          </table:table-cell>
          <table:table-cell office:value-type="float" office:value="-154.190648101645" calcext:value-type="float">
            <text:p>-154.190648101645</text:p>
          </table:table-cell>
          <table:table-cell office:value-type="float" office:value="750" calcext:value-type="float">
            <text:p>750</text:p>
          </table:table-cell>
          <table:table-cell office:value-type="float" office:value="-196.838849406105" calcext:value-type="float">
            <text:p>-196.838849406105</text:p>
          </table:table-cell>
        </table:table-row>
        <table:table-row table:style-name="ro1">
          <table:table-cell office:value-type="string" calcext:value-type="string">
            <text:p>2019-12-02 23:12:20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547476131186" calcext:value-type="float">
            <text:p>73.5547476131186</text:p>
          </table:table-cell>
          <table:table-cell office:value-type="float" office:value="981.630408337524" calcext:value-type="float">
            <text:p>981.630408337524</text:p>
          </table:table-cell>
          <table:table-cell office:value-type="float" office:value="4088859" calcext:value-type="float">
            <text:p>4088859</text:p>
          </table:table-cell>
          <table:table-cell office:value-type="float" office:value="2126889" calcext:value-type="float">
            <text:p>2126889</text:p>
          </table:table-cell>
          <table:table-cell office:value-type="float" office:value="947355" calcext:value-type="float">
            <text:p>947355</text:p>
          </table:table-cell>
          <table:table-cell office:value-type="float" office:value="591325" calcext:value-type="float">
            <text:p>591325</text:p>
          </table:table-cell>
          <table:table-cell office:value-type="float" office:value="805183" calcext:value-type="float">
            <text:p>805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9397" calcext:value-type="float">
            <text:p>429397</text:p>
          </table:table-cell>
          <table:table-cell office:value-type="float" office:value="219404" calcext:value-type="float">
            <text:p>219404</text:p>
          </table:table-cell>
          <table:table-cell office:value-type="float" office:value="2.43715017284753" calcext:value-type="float">
            <text:p>2.43715017284753</text:p>
          </table:table-cell>
          <table:table-cell office:value-type="float" office:value="1.26772478434143" calcext:value-type="float">
            <text:p>1.26772478434143</text:p>
          </table:table-cell>
          <table:table-cell office:value-type="float" office:value="0.564667649825531" calcext:value-type="float">
            <text:p>0.564667649825531</text:p>
          </table:table-cell>
          <table:table-cell office:value-type="float" office:value="0.352457207734252" calcext:value-type="float">
            <text:p>0.352457207734252</text:p>
          </table:table-cell>
          <table:table-cell office:value-type="float" office:value="0.479926524153534" calcext:value-type="float">
            <text:p>0.479926524153534</text:p>
          </table:table-cell>
          <table:table-cell office:value-type="float" office:value="5" calcext:value-type="float">
            <text:p>5</text:p>
          </table:table-cell>
          <table:table-cell office:value-type="float" office:value="0.25594058703668" calcext:value-type="float">
            <text:p>0.25594058703668</text:p>
          </table:table-cell>
          <table:table-cell office:value-type="float" office:value="0.130774990412592" calcext:value-type="float">
            <text:p>0.130774990412592</text:p>
          </table:table-cell>
          <table:table-cell office:value-type="float" office:value="-137.066470034894" calcext:value-type="float">
            <text:p>-137.066470034894</text:p>
          </table:table-cell>
          <table:table-cell office:value-type="float" office:value="-179.50855845315" calcext:value-type="float">
            <text:p>-179.50855845315</text:p>
          </table:table-cell>
          <table:table-cell office:value-type="float" office:value="-154.014695169293" calcext:value-type="float">
            <text:p>-154.014695169293</text:p>
          </table:table-cell>
          <table:table-cell office:value-type="float" office:value="750" calcext:value-type="float">
            <text:p>750</text:p>
          </table:table-cell>
          <table:table-cell office:value-type="float" office:value="-198.811882592664" calcext:value-type="float">
            <text:p>-198.811882592664</text:p>
          </table:table-cell>
        </table:table-row>
        <table:table-row table:style-name="ro1">
          <table:table-cell office:value-type="string" calcext:value-type="string">
            <text:p>2019-12-02 23:12:22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707695966322" calcext:value-type="float">
            <text:p>73.5707695966322</text:p>
          </table:table-cell>
          <table:table-cell office:value-type="float" office:value="981.685345208415" calcext:value-type="float">
            <text:p>981.685345208415</text:p>
          </table:table-cell>
          <table:table-cell office:value-type="float" office:value="4089591" calcext:value-type="float">
            <text:p>4089591</text:p>
          </table:table-cell>
          <table:table-cell office:value-type="float" office:value="2137724" calcext:value-type="float">
            <text:p>2137724</text:p>
          </table:table-cell>
          <table:table-cell office:value-type="float" office:value="951332" calcext:value-type="float">
            <text:p>951332</text:p>
          </table:table-cell>
          <table:table-cell office:value-type="float" office:value="594875" calcext:value-type="float">
            <text:p>594875</text:p>
          </table:table-cell>
          <table:table-cell office:value-type="float" office:value="805900" calcext:value-type="float">
            <text:p>8059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8509" calcext:value-type="float">
            <text:p>428509</text:p>
          </table:table-cell>
          <table:table-cell office:value-type="float" office:value="219306" calcext:value-type="float">
            <text:p>219306</text:p>
          </table:table-cell>
          <table:table-cell office:value-type="float" office:value="2.4375864788993" calcext:value-type="float">
            <text:p>2.4375864788993</text:p>
          </table:table-cell>
          <table:table-cell office:value-type="float" office:value="1.27418294837272" calcext:value-type="float">
            <text:p>1.27418294837272</text:p>
          </table:table-cell>
          <table:table-cell office:value-type="float" office:value="0.567038126830831" calcext:value-type="float">
            <text:p>0.567038126830831</text:p>
          </table:table-cell>
          <table:table-cell office:value-type="float" office:value="0.354573172876021" calcext:value-type="float">
            <text:p>0.354573172876021</text:p>
          </table:table-cell>
          <table:table-cell office:value-type="float" office:value="0.480353889507519" calcext:value-type="float">
            <text:p>0.480353889507519</text:p>
          </table:table-cell>
          <table:table-cell office:value-type="float" office:value="5" calcext:value-type="float">
            <text:p>5</text:p>
          </table:table-cell>
          <table:table-cell office:value-type="float" office:value="0.255411297727978" calcext:value-type="float">
            <text:p>0.255411297727978</text:p>
          </table:table-cell>
          <table:table-cell office:value-type="float" office:value="0.130716577853749" calcext:value-type="float">
            <text:p>0.130716577853749</text:p>
          </table:table-cell>
          <table:table-cell office:value-type="float" office:value="-136.592374633834" calcext:value-type="float">
            <text:p>-136.592374633834</text:p>
          </table:table-cell>
          <table:table-cell office:value-type="float" office:value="-179.085365424796" calcext:value-type="float">
            <text:p>-179.085365424796</text:p>
          </table:table-cell>
          <table:table-cell office:value-type="float" office:value="-153.929222098496" calcext:value-type="float">
            <text:p>-153.929222098496</text:p>
          </table:table-cell>
          <table:table-cell office:value-type="float" office:value="750" calcext:value-type="float">
            <text:p>750</text:p>
          </table:table-cell>
          <table:table-cell office:value-type="float" office:value="-198.917740454404" calcext:value-type="float">
            <text:p>-198.917740454404</text:p>
          </table:table-cell>
        </table:table-row>
        <table:table-row table:style-name="ro1">
          <table:table-cell office:value-type="string" calcext:value-type="string">
            <text:p>2019-12-02 23:12:23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448700803491" calcext:value-type="float">
            <text:p>73.5448700803491</text:p>
          </table:table-cell>
          <table:table-cell office:value-type="float" office:value="981.702382647459" calcext:value-type="float">
            <text:p>981.702382647459</text:p>
          </table:table-cell>
          <table:table-cell office:value-type="float" office:value="4088647" calcext:value-type="float">
            <text:p>4088647</text:p>
          </table:table-cell>
          <table:table-cell office:value-type="float" office:value="2110005" calcext:value-type="float">
            <text:p>2110005</text:p>
          </table:table-cell>
          <table:table-cell office:value-type="float" office:value="956254" calcext:value-type="float">
            <text:p>956254</text:p>
          </table:table-cell>
          <table:table-cell office:value-type="float" office:value="598542" calcext:value-type="float">
            <text:p>598542</text:p>
          </table:table-cell>
          <table:table-cell office:value-type="float" office:value="807657" calcext:value-type="float">
            <text:p>8076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14499" calcext:value-type="float">
            <text:p>414499</text:p>
          </table:table-cell>
          <table:table-cell office:value-type="float" office:value="219475" calcext:value-type="float">
            <text:p>219475</text:p>
          </table:table-cell>
          <table:table-cell office:value-type="float" office:value="2.43702381098554" calcext:value-type="float">
            <text:p>2.43702381098554</text:p>
          </table:table-cell>
          <table:table-cell office:value-type="float" office:value="1.25766113491787" calcext:value-type="float">
            <text:p>1.25766113491787</text:p>
          </table:table-cell>
          <table:table-cell office:value-type="float" office:value="0.569971867796405" calcext:value-type="float">
            <text:p>0.569971867796405</text:p>
          </table:table-cell>
          <table:table-cell office:value-type="float" office:value="0.356758875460491" calcext:value-type="float">
            <text:p>0.356758875460491</text:p>
          </table:table-cell>
          <table:table-cell office:value-type="float" office:value="0.481401143241065" calcext:value-type="float">
            <text:p>0.481401143241065</text:p>
          </table:table-cell>
          <table:table-cell office:value-type="float" office:value="5" calcext:value-type="float">
            <text:p>5</text:p>
          </table:table-cell>
          <table:table-cell office:value-type="float" office:value="0.247060685999475" calcext:value-type="float">
            <text:p>0.247060685999475</text:p>
          </table:table-cell>
          <table:table-cell office:value-type="float" office:value="0.130817309715427" calcext:value-type="float">
            <text:p>0.130817309715427</text:p>
          </table:table-cell>
          <table:table-cell office:value-type="float" office:value="-136.005626440719" calcext:value-type="float">
            <text:p>-136.005626440719</text:p>
          </table:table-cell>
          <table:table-cell office:value-type="float" office:value="-178.648224907902" calcext:value-type="float">
            <text:p>-178.648224907902</text:p>
          </table:table-cell>
          <table:table-cell office:value-type="float" office:value="-153.719771351787" calcext:value-type="float">
            <text:p>-153.719771351787</text:p>
          </table:table-cell>
          <table:table-cell office:value-type="float" office:value="750" calcext:value-type="float">
            <text:p>750</text:p>
          </table:table-cell>
          <table:table-cell office:value-type="float" office:value="-200.587862800105" calcext:value-type="float">
            <text:p>-200.587862800105</text:p>
          </table:table-cell>
        </table:table-row>
        <table:table-row table:style-name="ro1">
          <table:table-cell office:value-type="string" calcext:value-type="string">
            <text:p>2019-12-02 23:12:24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440662481813" calcext:value-type="float">
            <text:p>73.5440662481813</text:p>
          </table:table-cell>
          <table:table-cell office:value-type="float" office:value="981.657876762114" calcext:value-type="float">
            <text:p>981.657876762114</text:p>
          </table:table-cell>
          <table:table-cell office:value-type="float" office:value="4088264" calcext:value-type="float">
            <text:p>4088264</text:p>
          </table:table-cell>
          <table:table-cell office:value-type="float" office:value="2130145" calcext:value-type="float">
            <text:p>2130145</text:p>
          </table:table-cell>
          <table:table-cell office:value-type="float" office:value="959795" calcext:value-type="float">
            <text:p>959795</text:p>
          </table:table-cell>
          <table:table-cell office:value-type="float" office:value="600012" calcext:value-type="float">
            <text:p>600012</text:p>
          </table:table-cell>
          <table:table-cell office:value-type="float" office:value="809569" calcext:value-type="float">
            <text:p>8095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9209" calcext:value-type="float">
            <text:p>429209</text:p>
          </table:table-cell>
          <table:table-cell office:value-type="float" office:value="219407" calcext:value-type="float">
            <text:p>219407</text:p>
          </table:table-cell>
          <table:table-cell office:value-type="float" office:value="2.43679552516884" calcext:value-type="float">
            <text:p>2.43679552516884</text:p>
          </table:table-cell>
          <table:table-cell office:value-type="float" office:value="1.26966551180667" calcext:value-type="float">
            <text:p>1.26966551180667</text:p>
          </table:table-cell>
          <table:table-cell office:value-type="float" office:value="0.572082468519505" calcext:value-type="float">
            <text:p>0.572082468519505</text:p>
          </table:table-cell>
          <table:table-cell office:value-type="float" office:value="0.357635063843139" calcext:value-type="float">
            <text:p>0.357635063843139</text:p>
          </table:table-cell>
          <table:table-cell office:value-type="float" office:value="0.482540784185026" calcext:value-type="float">
            <text:p>0.482540784185026</text:p>
          </table:table-cell>
          <table:table-cell office:value-type="float" office:value="5" calcext:value-type="float">
            <text:p>5</text:p>
          </table:table-cell>
          <table:table-cell office:value-type="float" office:value="0.255828530291144" calcext:value-type="float">
            <text:p>0.255828530291144</text:p>
          </table:table-cell>
          <table:table-cell office:value-type="float" office:value="0.130776778552148" calcext:value-type="float">
            <text:p>0.130776778552148</text:p>
          </table:table-cell>
          <table:table-cell office:value-type="float" office:value="-135.583506296099" calcext:value-type="float">
            <text:p>-135.583506296099</text:p>
          </table:table-cell>
          <table:table-cell office:value-type="float" office:value="-178.472987231372" calcext:value-type="float">
            <text:p>-178.472987231372</text:p>
          </table:table-cell>
          <table:table-cell office:value-type="float" office:value="-153.491843162995" calcext:value-type="float">
            <text:p>-153.491843162995</text:p>
          </table:table-cell>
          <table:table-cell office:value-type="float" office:value="750" calcext:value-type="float">
            <text:p>750</text:p>
          </table:table-cell>
          <table:table-cell office:value-type="float" office:value="-198.834293941771" calcext:value-type="float">
            <text:p>-198.834293941771</text:p>
          </table:table-cell>
        </table:table-row>
        <table:table-row table:style-name="ro1">
          <table:table-cell office:value-type="string" calcext:value-type="string">
            <text:p>2019-12-02 23:12:25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658311041412" calcext:value-type="float">
            <text:p>73.5658311041412</text:p>
          </table:table-cell>
          <table:table-cell office:value-type="float" office:value="981.693863909515" calcext:value-type="float">
            <text:p>981.693863909515</text:p>
          </table:table-cell>
          <table:table-cell office:value-type="float" office:value="4090071" calcext:value-type="float">
            <text:p>4090071</text:p>
          </table:table-cell>
          <table:table-cell office:value-type="float" office:value="2110750" calcext:value-type="float">
            <text:p>2110750</text:p>
          </table:table-cell>
          <table:table-cell office:value-type="float" office:value="961940" calcext:value-type="float">
            <text:p>961940</text:p>
          </table:table-cell>
          <table:table-cell office:value-type="float" office:value="602218" calcext:value-type="float">
            <text:p>602218</text:p>
          </table:table-cell>
          <table:table-cell office:value-type="float" office:value="810286" calcext:value-type="float">
            <text:p>8102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30375" calcext:value-type="float">
            <text:p>530375</text:p>
          </table:table-cell>
          <table:table-cell office:value-type="float" office:value="219455" calcext:value-type="float">
            <text:p>219455</text:p>
          </table:table-cell>
          <table:table-cell office:value-type="float" office:value="2.43787258122833" calcext:value-type="float">
            <text:p>2.43787258122833</text:p>
          </table:table-cell>
          <table:table-cell office:value-type="float" office:value="1.25810518957438" calcext:value-type="float">
            <text:p>1.25810518957438</text:p>
          </table:table-cell>
          <table:table-cell office:value-type="float" office:value="0.573360988302349" calcext:value-type="float">
            <text:p>0.573360988302349</text:p>
          </table:table-cell>
          <table:table-cell office:value-type="float" office:value="0.35894994246363" calcext:value-type="float">
            <text:p>0.35894994246363</text:p>
          </table:table-cell>
          <table:table-cell office:value-type="float" office:value="0.482968149539012" calcext:value-type="float">
            <text:p>0.482968149539012</text:p>
          </table:table-cell>
          <table:table-cell office:value-type="float" office:value="5" calcext:value-type="float">
            <text:p>5</text:p>
          </table:table-cell>
          <table:table-cell office:value-type="float" office:value="0.316128172412893" calcext:value-type="float">
            <text:p>0.316128172412893</text:p>
          </table:table-cell>
          <table:table-cell office:value-type="float" office:value="0.130805388785051" calcext:value-type="float">
            <text:p>0.130805388785051</text:p>
          </table:table-cell>
          <table:table-cell office:value-type="float" office:value="-135.32780233953" calcext:value-type="float">
            <text:p>-135.32780233953</text:p>
          </table:table-cell>
          <table:table-cell office:value-type="float" office:value="-178.210011507274" calcext:value-type="float">
            <text:p>-178.210011507274</text:p>
          </table:table-cell>
          <table:table-cell office:value-type="float" office:value="-153.406370092198" calcext:value-type="float">
            <text:p>-153.406370092198</text:p>
          </table:table-cell>
          <table:table-cell office:value-type="float" office:value="750" calcext:value-type="float">
            <text:p>750</text:p>
          </table:table-cell>
          <table:table-cell office:value-type="float" office:value="-186.774365517421" calcext:value-type="float">
            <text:p>-186.774365517421</text:p>
          </table:table-cell>
        </table:table-row>
        <table:table-row table:style-name="ro1">
          <table:table-cell office:value-type="string" calcext:value-type="string">
            <text:p>2019-12-02 23:12:27</text:p>
          </table:table-cell>
          <table:table-cell office:value-type="float" office:value="24.5184785933234" calcext:value-type="float">
            <text:p>24.5184785933234</text:p>
          </table:table-cell>
          <table:table-cell office:value-type="float" office:value="73.5559537059446" calcext:value-type="float">
            <text:p>73.5559537059446</text:p>
          </table:table-cell>
          <table:table-cell office:value-type="float" office:value="981.683432289523" calcext:value-type="float">
            <text:p>981.683432289523</text:p>
          </table:table-cell>
          <table:table-cell office:value-type="float" office:value="4089336" calcext:value-type="float">
            <text:p>4089336</text:p>
          </table:table-cell>
          <table:table-cell office:value-type="float" office:value="2131053" calcext:value-type="float">
            <text:p>2131053</text:p>
          </table:table-cell>
          <table:table-cell office:value-type="float" office:value="962357" calcext:value-type="float">
            <text:p>962357</text:p>
          </table:table-cell>
          <table:table-cell office:value-type="float" office:value="606605" calcext:value-type="float">
            <text:p>606605</text:p>
          </table:table-cell>
          <table:table-cell office:value-type="float" office:value="810582" calcext:value-type="float">
            <text:p>8105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31465" calcext:value-type="float">
            <text:p>431465</text:p>
          </table:table-cell>
          <table:table-cell office:value-type="float" office:value="219383" calcext:value-type="float">
            <text:p>219383</text:p>
          </table:table-cell>
          <table:table-cell office:value-type="float" office:value="2.437434487037" calcext:value-type="float">
            <text:p>2.437434487037</text:p>
          </table:table-cell>
          <table:table-cell office:value-type="float" office:value="1.27020672204575" calcext:value-type="float">
            <text:p>1.27020672204575</text:p>
          </table:table-cell>
          <table:table-cell office:value-type="float" office:value="0.573609539700692" calcext:value-type="float">
            <text:p>0.573609539700692</text:p>
          </table:table-cell>
          <table:table-cell office:value-type="float" office:value="0.361564798541641" calcext:value-type="float">
            <text:p>0.361564798541641</text:p>
          </table:table-cell>
          <table:table-cell office:value-type="float" office:value="0.483144579308579" calcext:value-type="float">
            <text:p>0.483144579308579</text:p>
          </table:table-cell>
          <table:table-cell office:value-type="float" office:value="5" calcext:value-type="float">
            <text:p>5</text:p>
          </table:table-cell>
          <table:table-cell office:value-type="float" office:value="0.257173211237575" calcext:value-type="float">
            <text:p>0.257173211237575</text:p>
          </table:table-cell>
          <table:table-cell office:value-type="float" office:value="0.130762473435697" calcext:value-type="float">
            <text:p>0.130762473435697</text:p>
          </table:table-cell>
          <table:table-cell office:value-type="float" office:value="-135.278092059862" calcext:value-type="float">
            <text:p>-135.278092059862</text:p>
          </table:table-cell>
          <table:table-cell office:value-type="float" office:value="-177.687040291672" calcext:value-type="float">
            <text:p>-177.687040291672</text:p>
          </table:table-cell>
          <table:table-cell office:value-type="float" office:value="-153.371084138284" calcext:value-type="float">
            <text:p>-153.371084138284</text:p>
          </table:table-cell>
          <table:table-cell office:value-type="float" office:value="750" calcext:value-type="float">
            <text:p>750</text:p>
          </table:table-cell>
          <table:table-cell office:value-type="float" office:value="-198.565357752485" calcext:value-type="float">
            <text:p>-198.565357752485</text:p>
          </table:table-cell>
        </table:table-row>
        <table:table-row table:style-name="ro1">
          <table:table-cell office:value-type="string" calcext:value-type="string">
            <text:p>2019-12-02 23:12:28</text:p>
          </table:table-cell>
          <table:table-cell office:value-type="float" office:value="24.5235325721151" calcext:value-type="float">
            <text:p>24.5235325721151</text:p>
          </table:table-cell>
          <table:table-cell office:value-type="float" office:value="73.5456738742186" calcext:value-type="float">
            <text:p>73.5456738742186</text:p>
          </table:table-cell>
          <table:table-cell office:value-type="float" office:value="981.774359022064" calcext:value-type="float">
            <text:p>981.774359022064</text:p>
          </table:table-cell>
          <table:table-cell office:value-type="float" office:value="4089314" calcext:value-type="float">
            <text:p>4089314</text:p>
          </table:table-cell>
          <table:table-cell office:value-type="float" office:value="2125668" calcext:value-type="float">
            <text:p>2125668</text:p>
          </table:table-cell>
          <table:table-cell office:value-type="float" office:value="966435" calcext:value-type="float">
            <text:p>966435</text:p>
          </table:table-cell>
          <table:table-cell office:value-type="float" office:value="610310" calcext:value-type="float">
            <text:p>610310</text:p>
          </table:table-cell>
          <table:table-cell office:value-type="float" office:value="811995" calcext:value-type="float">
            <text:p>8119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6702" calcext:value-type="float">
            <text:p>426702</text:p>
          </table:table-cell>
          <table:table-cell office:value-type="float" office:value="219424" calcext:value-type="float">
            <text:p>219424</text:p>
          </table:table-cell>
          <table:table-cell office:value-type="float" office:value="2.43742137401359" calcext:value-type="float">
            <text:p>2.43742137401359</text:p>
          </table:table-cell>
          <table:table-cell office:value-type="float" office:value="1.26699701154196" calcext:value-type="float">
            <text:p>1.26699701154196</text:p>
          </table:table-cell>
          <table:table-cell office:value-type="float" office:value="0.576040217404391" calcext:value-type="float">
            <text:p>0.576040217404391</text:p>
          </table:table-cell>
          <table:table-cell office:value-type="float" office:value="0.363773150893825" calcext:value-type="float">
            <text:p>0.363773150893825</text:p>
          </table:table-cell>
          <table:table-cell office:value-type="float" office:value="0.483986793039655" calcext:value-type="float">
            <text:p>0.483986793039655</text:p>
          </table:table-cell>
          <table:table-cell office:value-type="float" office:value="5" calcext:value-type="float">
            <text:p>5</text:p>
          </table:table-cell>
          <table:table-cell office:value-type="float" office:value="0.254334241668492" calcext:value-type="float">
            <text:p>0.254334241668492</text:p>
          </table:table-cell>
          <table:table-cell office:value-type="float" office:value="0.130786911342968" calcext:value-type="float">
            <text:p>0.130786911342968</text:p>
          </table:table-cell>
          <table:table-cell office:value-type="float" office:value="-134.791956519122" calcext:value-type="float">
            <text:p>-134.791956519122</text:p>
          </table:table-cell>
          <table:table-cell office:value-type="float" office:value="-177.245369821235" calcext:value-type="float">
            <text:p>-177.245369821235</text:p>
          </table:table-cell>
          <table:table-cell office:value-type="float" office:value="-153.202641392069" calcext:value-type="float">
            <text:p>-153.202641392069</text:p>
          </table:table-cell>
          <table:table-cell office:value-type="float" office:value="750" calcext:value-type="float">
            <text:p>750</text:p>
          </table:table-cell>
          <table:table-cell office:value-type="float" office:value="-199.133151666302" calcext:value-type="float">
            <text:p>-199.133151666302</text:p>
          </table:table-cell>
        </table:table-row>
        <table:table-row table:style-name="ro1">
          <table:table-cell office:value-type="string" calcext:value-type="string">
            <text:p>2019-12-02 23:12:29</text:p>
          </table:table-cell>
          <table:table-cell office:value-type="float" office:value="24.5184785933234" calcext:value-type="float">
            <text:p>24.5184785933234</text:p>
          </table:table-cell>
          <table:table-cell office:value-type="float" office:value="73.5452719820711" calcext:value-type="float">
            <text:p>73.5452719820711</text:p>
          </table:table-cell>
          <table:table-cell office:value-type="float" office:value="981.710901422244" calcext:value-type="float">
            <text:p>981.710901422244</text:p>
          </table:table-cell>
          <table:table-cell office:value-type="float" office:value="4089301" calcext:value-type="float">
            <text:p>4089301</text:p>
          </table:table-cell>
          <table:table-cell office:value-type="float" office:value="2110880" calcext:value-type="float">
            <text:p>2110880</text:p>
          </table:table-cell>
          <table:table-cell office:value-type="float" office:value="966824" calcext:value-type="float">
            <text:p>966824</text:p>
          </table:table-cell>
          <table:table-cell office:value-type="float" office:value="613824" calcext:value-type="float">
            <text:p>613824</text:p>
          </table:table-cell>
          <table:table-cell office:value-type="float" office:value="814211" calcext:value-type="float">
            <text:p>8142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03641" calcext:value-type="float">
            <text:p>403641</text:p>
          </table:table-cell>
          <table:table-cell office:value-type="float" office:value="219427" calcext:value-type="float">
            <text:p>219427</text:p>
          </table:table-cell>
          <table:table-cell office:value-type="float" office:value="2.43741362540884" calcext:value-type="float">
            <text:p>2.43741362540884</text:p>
          </table:table-cell>
          <table:table-cell office:value-type="float" office:value="1.25818267562183" calcext:value-type="float">
            <text:p>1.25818267562183</text:p>
          </table:table-cell>
          <table:table-cell office:value-type="float" office:value="0.576272079500208" calcext:value-type="float">
            <text:p>0.576272079500208</text:p>
          </table:table-cell>
          <table:table-cell office:value-type="float" office:value="0.365867658360917" calcext:value-type="float">
            <text:p>0.365867658360917</text:p>
          </table:table-cell>
          <table:table-cell office:value-type="float" office:value="0.485307632125334" calcext:value-type="float">
            <text:p>0.485307632125334</text:p>
          </table:table-cell>
          <table:table-cell office:value-type="float" office:value="5" calcext:value-type="float">
            <text:p>5</text:p>
          </table:table-cell>
          <table:table-cell office:value-type="float" office:value="0.240588812898256" calcext:value-type="float">
            <text:p>0.240588812898256</text:p>
          </table:table-cell>
          <table:table-cell office:value-type="float" office:value="0.130788699482524" calcext:value-type="float">
            <text:p>0.130788699482524</text:p>
          </table:table-cell>
          <table:table-cell office:value-type="float" office:value="-134.745584099958" calcext:value-type="float">
            <text:p>-134.745584099958</text:p>
          </table:table-cell>
          <table:table-cell office:value-type="float" office:value="-176.826468327817" calcext:value-type="float">
            <text:p>-176.826468327817</text:p>
          </table:table-cell>
          <table:table-cell office:value-type="float" office:value="-152.938473574933" calcext:value-type="float">
            <text:p>-152.938473574933</text:p>
          </table:table-cell>
          <table:table-cell office:value-type="float" office:value="750" calcext:value-type="float">
            <text:p>750</text:p>
          </table:table-cell>
          <table:table-cell office:value-type="float" office:value="-201.882237420349" calcext:value-type="float">
            <text:p>-201.882237420349</text:p>
          </table:table-cell>
        </table:table-row>
        <table:table-row table:style-name="ro1">
          <table:table-cell office:value-type="string" calcext:value-type="string">
            <text:p>2019-12-02 23:12:30</text:p>
          </table:table-cell>
          <table:table-cell office:value-type="float" office:value="24.5184785933234" calcext:value-type="float">
            <text:p>24.5184785933234</text:p>
          </table:table-cell>
          <table:table-cell office:value-type="float" office:value="73.5239084320893" calcext:value-type="float">
            <text:p>73.5239084320893</text:p>
          </table:table-cell>
          <table:table-cell office:value-type="float" office:value="981.655963178514" calcext:value-type="float">
            <text:p>981.655963178514</text:p>
          </table:table-cell>
          <table:table-cell office:value-type="float" office:value="4088588" calcext:value-type="float">
            <text:p>4088588</text:p>
          </table:table-cell>
          <table:table-cell office:value-type="float" office:value="2129816" calcext:value-type="float">
            <text:p>2129816</text:p>
          </table:table-cell>
          <table:table-cell office:value-type="float" office:value="967070" calcext:value-type="float">
            <text:p>967070</text:p>
          </table:table-cell>
          <table:table-cell office:value-type="float" office:value="616103" calcext:value-type="float">
            <text:p>616103</text:p>
          </table:table-cell>
          <table:table-cell office:value-type="float" office:value="816544" calcext:value-type="float">
            <text:p>8165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16679" calcext:value-type="float">
            <text:p>416679</text:p>
          </table:table-cell>
          <table:table-cell office:value-type="float" office:value="219430" calcext:value-type="float">
            <text:p>219430</text:p>
          </table:table-cell>
          <table:table-cell office:value-type="float" office:value="2.43698864424093" calcext:value-type="float">
            <text:p>2.43698864424093</text:p>
          </table:table-cell>
          <table:table-cell office:value-type="float" office:value="1.26946941250198" calcext:value-type="float">
            <text:p>1.26946941250198</text:p>
          </table:table-cell>
          <table:table-cell office:value-type="float" office:value="0.576418706943835" calcext:value-type="float">
            <text:p>0.576418706943835</text:p>
          </table:table-cell>
          <table:table-cell office:value-type="float" office:value="0.367226048377281" calcext:value-type="float">
            <text:p>0.367226048377281</text:p>
          </table:table-cell>
          <table:table-cell office:value-type="float" office:value="0.486698208653713" calcext:value-type="float">
            <text:p>0.486698208653713</text:p>
          </table:table-cell>
          <table:table-cell office:value-type="float" office:value="5" calcext:value-type="float">
            <text:p>5</text:p>
          </table:table-cell>
          <table:table-cell office:value-type="float" office:value="0.248360067410477" calcext:value-type="float">
            <text:p>0.248360067410477</text:p>
          </table:table-cell>
          <table:table-cell office:value-type="float" office:value="0.130790487622081" calcext:value-type="float">
            <text:p>0.130790487622081</text:p>
          </table:table-cell>
          <table:table-cell office:value-type="float" office:value="-134.716258611233" calcext:value-type="float">
            <text:p>-134.716258611233</text:p>
          </table:table-cell>
          <table:table-cell office:value-type="float" office:value="-176.554790324544" calcext:value-type="float">
            <text:p>-176.554790324544</text:p>
          </table:table-cell>
          <table:table-cell office:value-type="float" office:value="-152.660358269257" calcext:value-type="float">
            <text:p>-152.660358269257</text:p>
          </table:table-cell>
          <table:table-cell office:value-type="float" office:value="750" calcext:value-type="float">
            <text:p>750</text:p>
          </table:table-cell>
          <table:table-cell office:value-type="float" office:value="-200.327986517905" calcext:value-type="float">
            <text:p>-200.327986517905</text:p>
          </table:table-cell>
        </table:table-row>
        <table:table-row table:style-name="ro1">
          <table:table-cell office:value-type="string" calcext:value-type="string">
            <text:p>2019-12-02 23:12:32</text:p>
          </table:table-cell>
          <table:table-cell office:value-type="float" office:value="24.5184785933234" calcext:value-type="float">
            <text:p>24.5184785933234</text:p>
          </table:table-cell>
          <table:table-cell office:value-type="float" office:value="73.4972038029218" calcext:value-type="float">
            <text:p>73.4972038029218</text:p>
          </table:table-cell>
          <table:table-cell office:value-type="float" office:value="981.655963178514" calcext:value-type="float">
            <text:p>981.655963178514</text:p>
          </table:table-cell>
          <table:table-cell office:value-type="float" office:value="4088124" calcext:value-type="float">
            <text:p>4088124</text:p>
          </table:table-cell>
          <table:table-cell office:value-type="float" office:value="2112217" calcext:value-type="float">
            <text:p>2112217</text:p>
          </table:table-cell>
          <table:table-cell office:value-type="float" office:value="970392" calcext:value-type="float">
            <text:p>970392</text:p>
          </table:table-cell>
          <table:table-cell office:value-type="float" office:value="617311" calcext:value-type="float">
            <text:p>617311</text:p>
          </table:table-cell>
          <table:table-cell office:value-type="float" office:value="817257" calcext:value-type="float">
            <text:p>8172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2264" calcext:value-type="float">
            <text:p>472264</text:p>
          </table:table-cell>
          <table:table-cell office:value-type="float" office:value="219372" calcext:value-type="float">
            <text:p>219372</text:p>
          </table:table-cell>
          <table:table-cell office:value-type="float" office:value="2.43671207865621" calcext:value-type="float">
            <text:p>2.43671207865621</text:p>
          </table:table-cell>
          <table:table-cell office:value-type="float" office:value="1.25897958981748" calcext:value-type="float">
            <text:p>1.25897958981748</text:p>
          </table:table-cell>
          <table:table-cell office:value-type="float" office:value="0.578398773479315" calcext:value-type="float">
            <text:p>0.578398773479315</text:p>
          </table:table-cell>
          <table:table-cell office:value-type="float" office:value="0.367946072572001" calcext:value-type="float">
            <text:p>0.367946072572001</text:p>
          </table:table-cell>
          <table:table-cell office:value-type="float" office:value="0.487123189821624" calcext:value-type="float">
            <text:p>0.487123189821624</text:p>
          </table:table-cell>
          <table:table-cell office:value-type="float" office:value="5" calcext:value-type="float">
            <text:p>5</text:p>
          </table:table-cell>
          <table:table-cell office:value-type="float" office:value="0.28149131315843" calcext:value-type="float">
            <text:p>0.28149131315843</text:p>
          </table:table-cell>
          <table:table-cell office:value-type="float" office:value="0.13075591692399" calcext:value-type="float">
            <text:p>0.13075591692399</text:p>
          </table:table-cell>
          <table:table-cell office:value-type="float" office:value="-134.320245304137" calcext:value-type="float">
            <text:p>-134.320245304137</text:p>
          </table:table-cell>
          <table:table-cell office:value-type="float" office:value="-176.4107854856" calcext:value-type="float">
            <text:p>-176.4107854856</text:p>
          </table:table-cell>
          <table:table-cell office:value-type="float" office:value="-152.575362035675" calcext:value-type="float">
            <text:p>-152.575362035675</text:p>
          </table:table-cell>
          <table:table-cell office:value-type="float" office:value="750" calcext:value-type="float">
            <text:p>750</text:p>
          </table:table-cell>
          <table:table-cell office:value-type="float" office:value="-193.701737368314" calcext:value-type="float">
            <text:p>-193.701737368314</text:p>
          </table:table-cell>
        </table:table-row>
        <table:table-row table:style-name="ro1">
          <table:table-cell office:value-type="string" calcext:value-type="string">
            <text:p>2019-12-02 23:12:33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926654297725" calcext:value-type="float">
            <text:p>73.4926654297725</text:p>
          </table:table-cell>
          <table:table-cell office:value-type="float" office:value="981.700469491993" calcext:value-type="float">
            <text:p>981.700469491993</text:p>
          </table:table-cell>
          <table:table-cell office:value-type="float" office:value="4089193" calcext:value-type="float">
            <text:p>4089193</text:p>
          </table:table-cell>
          <table:table-cell office:value-type="float" office:value="2120699" calcext:value-type="float">
            <text:p>2120699</text:p>
          </table:table-cell>
          <table:table-cell office:value-type="float" office:value="973907" calcext:value-type="float">
            <text:p>973907</text:p>
          </table:table-cell>
          <table:table-cell office:value-type="float" office:value="622463" calcext:value-type="float">
            <text:p>622463</text:p>
          </table:table-cell>
          <table:table-cell office:value-type="float" office:value="817653" calcext:value-type="float">
            <text:p>817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0391" calcext:value-type="float">
            <text:p>420391</text:p>
          </table:table-cell>
          <table:table-cell office:value-type="float" office:value="219519" calcext:value-type="float">
            <text:p>219519</text:p>
          </table:table-cell>
          <table:table-cell office:value-type="float" office:value="2.43734925238481" calcext:value-type="float">
            <text:p>2.43734925238481</text:p>
          </table:table-cell>
          <table:table-cell office:value-type="float" office:value="1.26403525639001" calcext:value-type="float">
            <text:p>1.26403525639001</text:p>
          </table:table-cell>
          <table:table-cell office:value-type="float" office:value="0.580493876992926" calcext:value-type="float">
            <text:p>0.580493876992926</text:p>
          </table:table-cell>
          <table:table-cell office:value-type="float" office:value="0.371016904236901" calcext:value-type="float">
            <text:p>0.371016904236901</text:p>
          </table:table-cell>
          <table:table-cell office:value-type="float" office:value="0.487359224243072" calcext:value-type="float">
            <text:p>0.487359224243072</text:p>
          </table:table-cell>
          <table:table-cell office:value-type="float" office:value="5" calcext:value-type="float">
            <text:p>5</text:p>
          </table:table-cell>
          <table:table-cell office:value-type="float" office:value="0.250572592088293" calcext:value-type="float">
            <text:p>0.250572592088293</text:p>
          </table:table-cell>
          <table:table-cell office:value-type="float" office:value="0.130843535762255" calcext:value-type="float">
            <text:p>0.130843535762255</text:p>
          </table:table-cell>
          <table:table-cell office:value-type="float" office:value="-133.901224601415" calcext:value-type="float">
            <text:p>-133.901224601415</text:p>
          </table:table-cell>
          <table:table-cell office:value-type="float" office:value="-175.79661915262" calcext:value-type="float">
            <text:p>-175.79661915262</text:p>
          </table:table-cell>
          <table:table-cell office:value-type="float" office:value="-152.528155151386" calcext:value-type="float">
            <text:p>-152.528155151386</text:p>
          </table:table-cell>
          <table:table-cell office:value-type="float" office:value="750" calcext:value-type="float">
            <text:p>750</text:p>
          </table:table-cell>
          <table:table-cell office:value-type="float" office:value="-199.885481582341" calcext:value-type="float">
            <text:p>-199.885481582341</text:p>
          </table:table-cell>
        </table:table-row>
        <table:table-row table:style-name="ro1">
          <table:table-cell office:value-type="string" calcext:value-type="string">
            <text:p>2019-12-02 23:12:34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873243502109" calcext:value-type="float">
            <text:p>73.4873243502109</text:p>
          </table:table-cell>
          <table:table-cell office:value-type="float" office:value="981.700469491993" calcext:value-type="float">
            <text:p>981.700469491993</text:p>
          </table:table-cell>
          <table:table-cell office:value-type="float" office:value="4089307" calcext:value-type="float">
            <text:p>4089307</text:p>
          </table:table-cell>
          <table:table-cell office:value-type="float" office:value="2122649" calcext:value-type="float">
            <text:p>2122649</text:p>
          </table:table-cell>
          <table:table-cell office:value-type="float" office:value="972380" calcext:value-type="float">
            <text:p>972380</text:p>
          </table:table-cell>
          <table:table-cell office:value-type="float" office:value="625668" calcext:value-type="float">
            <text:p>625668</text:p>
          </table:table-cell>
          <table:table-cell office:value-type="float" office:value="820581" calcext:value-type="float">
            <text:p>8205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15107" calcext:value-type="float">
            <text:p>415107</text:p>
          </table:table-cell>
          <table:table-cell office:value-type="float" office:value="219474" calcext:value-type="float">
            <text:p>219474</text:p>
          </table:table-cell>
          <table:table-cell office:value-type="float" office:value="2.43741720168796" calcext:value-type="float">
            <text:p>2.43741720168796</text:p>
          </table:table-cell>
          <table:table-cell office:value-type="float" office:value="1.26519754710168" calcext:value-type="float">
            <text:p>1.26519754710168</text:p>
          </table:table-cell>
          <table:table-cell office:value-type="float" office:value="0.579583713958706" calcext:value-type="float">
            <text:p>0.579583713958706</text:p>
          </table:table-cell>
          <table:table-cell office:value-type="float" office:value="0.372927233329681" calcext:value-type="float">
            <text:p>0.372927233329681</text:p>
          </table:table-cell>
          <table:table-cell office:value-type="float" office:value="0.489104448450142" calcext:value-type="float">
            <text:p>0.489104448450142</text:p>
          </table:table-cell>
          <table:table-cell office:value-type="float" office:value="5" calcext:value-type="float">
            <text:p>5</text:p>
          </table:table-cell>
          <table:table-cell office:value-type="float" office:value="0.247423082282911" calcext:value-type="float">
            <text:p>0.247423082282911</text:p>
          </table:table-cell>
          <table:table-cell office:value-type="float" office:value="0.130816713668908" calcext:value-type="float">
            <text:p>0.130816713668908</text:p>
          </table:table-cell>
          <table:table-cell office:value-type="float" office:value="-134.083257208259" calcext:value-type="float">
            <text:p>-134.083257208259</text:p>
          </table:table-cell>
          <table:table-cell office:value-type="float" office:value="-175.414553334064" calcext:value-type="float">
            <text:p>-175.414553334064</text:p>
          </table:table-cell>
          <table:table-cell office:value-type="float" office:value="-152.179110309972" calcext:value-type="float">
            <text:p>-152.179110309972</text:p>
          </table:table-cell>
          <table:table-cell office:value-type="float" office:value="750" calcext:value-type="float">
            <text:p>750</text:p>
          </table:table-cell>
          <table:table-cell office:value-type="float" office:value="-200.515383543418" calcext:value-type="float">
            <text:p>-200.515383543418</text:p>
          </table:table-cell>
        </table:table-row>
        <table:table-row table:style-name="ro1">
          <table:table-cell office:value-type="string" calcext:value-type="string">
            <text:p>2019-12-02 23:12:36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552776939221" calcext:value-type="float">
            <text:p>73.4552776939221</text:p>
          </table:table-cell>
          <table:table-cell office:value-type="float" office:value="981.700469491993" calcext:value-type="float">
            <text:p>981.700469491993</text:p>
          </table:table-cell>
          <table:table-cell office:value-type="float" office:value="4089260" calcext:value-type="float">
            <text:p>4089260</text:p>
          </table:table-cell>
          <table:table-cell office:value-type="float" office:value="2104873" calcext:value-type="float">
            <text:p>2104873</text:p>
          </table:table-cell>
          <table:table-cell office:value-type="float" office:value="975818" calcext:value-type="float">
            <text:p>975818</text:p>
          </table:table-cell>
          <table:table-cell office:value-type="float" office:value="625852" calcext:value-type="float">
            <text:p>625852</text:p>
          </table:table-cell>
          <table:table-cell office:value-type="float" office:value="821007" calcext:value-type="float">
            <text:p>8210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24615" calcext:value-type="float">
            <text:p>624615</text:p>
          </table:table-cell>
          <table:table-cell office:value-type="float" office:value="219391" calcext:value-type="float">
            <text:p>219391</text:p>
          </table:table-cell>
          <table:table-cell office:value-type="float" office:value="2.43738918750157" calcext:value-type="float">
            <text:p>2.43738918750157</text:p>
          </table:table-cell>
          <table:table-cell office:value-type="float" office:value="1.25460222418335" calcext:value-type="float">
            <text:p>1.25460222418335</text:p>
          </table:table-cell>
          <table:table-cell office:value-type="float" office:value="0.581632921890369" calcext:value-type="float">
            <text:p>0.581632921890369</text:p>
          </table:table-cell>
          <table:table-cell office:value-type="float" office:value="0.373036905889142" calcext:value-type="float">
            <text:p>0.373036905889142</text:p>
          </table:table-cell>
          <table:table-cell office:value-type="float" office:value="0.489358364267154" calcext:value-type="float">
            <text:p>0.489358364267154</text:p>
          </table:table-cell>
          <table:table-cell office:value-type="float" office:value="5" calcext:value-type="float">
            <text:p>5</text:p>
          </table:table-cell>
          <table:table-cell office:value-type="float" office:value="0.372299596345376" calcext:value-type="float">
            <text:p>0.372299596345376</text:p>
          </table:table-cell>
          <table:table-cell office:value-type="float" office:value="0.130767241807847" calcext:value-type="float">
            <text:p>0.130767241807847</text:p>
          </table:table-cell>
          <table:table-cell office:value-type="float" office:value="-133.673415621926" calcext:value-type="float">
            <text:p>-133.673415621926</text:p>
          </table:table-cell>
          <table:table-cell office:value-type="float" office:value="-175.392618822172" calcext:value-type="float">
            <text:p>-175.392618822172</text:p>
          </table:table-cell>
          <table:table-cell office:value-type="float" office:value="-152.128327146569" calcext:value-type="float">
            <text:p>-152.128327146569</text:p>
          </table:table-cell>
          <table:table-cell office:value-type="float" office:value="750" calcext:value-type="float">
            <text:p>750</text:p>
          </table:table-cell>
          <table:table-cell office:value-type="float" office:value="-175.540080730925" calcext:value-type="float">
            <text:p>-175.540080730925</text:p>
          </table:table-cell>
        </table:table-row>
        <table:table-row table:style-name="ro1">
          <table:table-cell office:value-type="string" calcext:value-type="string">
            <text:p>2019-12-02 23:12:37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713010604063" calcext:value-type="float">
            <text:p>73.4713010604063</text:p>
          </table:table-cell>
          <table:table-cell office:value-type="float" office:value="981.700469491993" calcext:value-type="float">
            <text:p>981.700469491993</text:p>
          </table:table-cell>
          <table:table-cell office:value-type="float" office:value="4089269" calcext:value-type="float">
            <text:p>4089269</text:p>
          </table:table-cell>
          <table:table-cell office:value-type="float" office:value="2122754" calcext:value-type="float">
            <text:p>2122754</text:p>
          </table:table-cell>
          <table:table-cell office:value-type="float" office:value="977217" calcext:value-type="float">
            <text:p>977217</text:p>
          </table:table-cell>
          <table:table-cell office:value-type="float" office:value="629131" calcext:value-type="float">
            <text:p>629131</text:p>
          </table:table-cell>
          <table:table-cell office:value-type="float" office:value="822156" calcext:value-type="float">
            <text:p>8221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1063" calcext:value-type="float">
            <text:p>581063</text:p>
          </table:table-cell>
          <table:table-cell office:value-type="float" office:value="219427" calcext:value-type="float">
            <text:p>219427</text:p>
          </table:table-cell>
          <table:table-cell office:value-type="float" office:value="2.43739455192024" calcext:value-type="float">
            <text:p>2.43739455192024</text:p>
          </table:table-cell>
          <table:table-cell office:value-type="float" office:value="1.26526013198616" calcext:value-type="float">
            <text:p>1.26526013198616</text:p>
          </table:table-cell>
          <table:table-cell office:value-type="float" office:value="0.582466790970181" calcext:value-type="float">
            <text:p>0.582466790970181</text:p>
          </table:table-cell>
          <table:table-cell office:value-type="float" office:value="0.374991342424314" calcext:value-type="float">
            <text:p>0.374991342424314</text:p>
          </table:table-cell>
          <table:table-cell office:value-type="float" office:value="0.490043221717265" calcext:value-type="float">
            <text:p>0.490043221717265</text:p>
          </table:table-cell>
          <table:table-cell office:value-type="float" office:value="5" calcext:value-type="float">
            <text:p>5</text:p>
          </table:table-cell>
          <table:table-cell office:value-type="float" office:value="0.346340578358242" calcext:value-type="float">
            <text:p>0.346340578358242</text:p>
          </table:table-cell>
          <table:table-cell office:value-type="float" office:value="0.130788699482524" calcext:value-type="float">
            <text:p>0.130788699482524</text:p>
          </table:table-cell>
          <table:table-cell office:value-type="float" office:value="-133.506641805964" calcext:value-type="float">
            <text:p>-133.506641805964</text:p>
          </table:table-cell>
          <table:table-cell office:value-type="float" office:value="-175.001731515137" calcext:value-type="float">
            <text:p>-175.001731515137</text:p>
          </table:table-cell>
          <table:table-cell office:value-type="float" office:value="-151.991355656547" calcext:value-type="float">
            <text:p>-151.991355656547</text:p>
          </table:table-cell>
          <table:table-cell office:value-type="float" office:value="750" calcext:value-type="float">
            <text:p>750</text:p>
          </table:table-cell>
          <table:table-cell office:value-type="float" office:value="-180.731884328352" calcext:value-type="float">
            <text:p>-180.731884328352</text:p>
          </table:table-cell>
        </table:table-row>
        <table:table-row table:style-name="ro1">
          <table:table-cell office:value-type="string" calcext:value-type="string">
            <text:p>2019-12-02 23:12:38</text:p>
          </table:table-cell>
          <table:table-cell office:value-type="float" office:value="24.5336405305716" calcext:value-type="float">
            <text:p>24.5336405305716</text:p>
          </table:table-cell>
          <table:table-cell office:value-type="float" office:value="73.4663609223978" calcext:value-type="float">
            <text:p>73.4663609223978</text:p>
          </table:table-cell>
          <table:table-cell office:value-type="float" office:value="981.681518351046" calcext:value-type="float">
            <text:p>981.681518351046</text:p>
          </table:table-cell>
          <table:table-cell office:value-type="float" office:value="4089316" calcext:value-type="float">
            <text:p>4089316</text:p>
          </table:table-cell>
          <table:table-cell office:value-type="float" office:value="2131740" calcext:value-type="float">
            <text:p>2131740</text:p>
          </table:table-cell>
          <table:table-cell office:value-type="float" office:value="978562" calcext:value-type="float">
            <text:p>978562</text:p>
          </table:table-cell>
          <table:table-cell office:value-type="float" office:value="633633" calcext:value-type="float">
            <text:p>633633</text:p>
          </table:table-cell>
          <table:table-cell office:value-type="float" office:value="823186" calcext:value-type="float">
            <text:p>8231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29804" calcext:value-type="float">
            <text:p>429804</text:p>
          </table:table-cell>
          <table:table-cell office:value-type="float" office:value="219390" calcext:value-type="float">
            <text:p>219390</text:p>
          </table:table-cell>
          <table:table-cell office:value-type="float" office:value="2.43742256610663" calcext:value-type="float">
            <text:p>2.43742256610663</text:p>
          </table:table-cell>
          <table:table-cell office:value-type="float" office:value="1.27061620600417" calcext:value-type="float">
            <text:p>1.27061620600417</text:p>
          </table:table-cell>
          <table:table-cell office:value-type="float" office:value="0.583268473537978" calcext:value-type="float">
            <text:p>0.583268473537978</text:p>
          </table:table-cell>
          <table:table-cell office:value-type="float" office:value="0.377674743851989" calcext:value-type="float">
            <text:p>0.377674743851989</text:p>
          </table:table-cell>
          <table:table-cell office:value-type="float" office:value="0.490657149631637" calcext:value-type="float">
            <text:p>0.490657149631637</text:p>
          </table:table-cell>
          <table:table-cell office:value-type="float" office:value="5" calcext:value-type="float">
            <text:p>5</text:p>
          </table:table-cell>
          <table:table-cell office:value-type="float" office:value="0.256183177969835" calcext:value-type="float">
            <text:p>0.256183177969835</text:p>
          </table:table-cell>
          <table:table-cell office:value-type="float" office:value="0.130766645761328" calcext:value-type="float">
            <text:p>0.130766645761328</text:p>
          </table:table-cell>
          <table:table-cell office:value-type="float" office:value="-133.346305292404" calcext:value-type="float">
            <text:p>-133.346305292404</text:p>
          </table:table-cell>
          <table:table-cell office:value-type="float" office:value="-174.465051229602" calcext:value-type="float">
            <text:p>-174.465051229602</text:p>
          </table:table-cell>
          <table:table-cell office:value-type="float" office:value="-151.868570073673" calcext:value-type="float">
            <text:p>-151.868570073673</text:p>
          </table:table-cell>
          <table:table-cell office:value-type="float" office:value="750" calcext:value-type="float">
            <text:p>750</text:p>
          </table:table-cell>
          <table:table-cell office:value-type="float" office:value="-198.763364406033" calcext:value-type="float">
            <text:p>-198.763364406033</text:p>
          </table:table-cell>
        </table:table-row>
        <table:table-row table:style-name="ro1">
          <table:table-cell office:value-type="string" calcext:value-type="string">
            <text:p>2019-12-02 23:12:39</text:p>
          </table:table-cell>
          <table:table-cell office:value-type="float" office:value="24.5336405305716" calcext:value-type="float">
            <text:p>24.5336405305716</text:p>
          </table:table-cell>
          <table:table-cell office:value-type="float" office:value="73.4396549272599" calcext:value-type="float">
            <text:p>73.4396549272599</text:p>
          </table:table-cell>
          <table:table-cell office:value-type="float" office:value="981.654048575326" calcext:value-type="float">
            <text:p>981.654048575326</text:p>
          </table:table-cell>
          <table:table-cell office:value-type="float" office:value="4089490" calcext:value-type="float">
            <text:p>4089490</text:p>
          </table:table-cell>
          <table:table-cell office:value-type="float" office:value="2104696" calcext:value-type="float">
            <text:p>2104696</text:p>
          </table:table-cell>
          <table:table-cell office:value-type="float" office:value="981356" calcext:value-type="float">
            <text:p>981356</text:p>
          </table:table-cell>
          <table:table-cell office:value-type="float" office:value="637625" calcext:value-type="float">
            <text:p>637625</text:p>
          </table:table-cell>
          <table:table-cell office:value-type="float" office:value="825848" calcext:value-type="float">
            <text:p>825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00503" calcext:value-type="float">
            <text:p>400503</text:p>
          </table:table-cell>
          <table:table-cell office:value-type="float" office:value="219383" calcext:value-type="float">
            <text:p>219383</text:p>
          </table:table-cell>
          <table:table-cell office:value-type="float" office:value="2.4375262782009" calcext:value-type="float">
            <text:p>2.4375262782009</text:p>
          </table:table-cell>
          <table:table-cell office:value-type="float" office:value="1.25449672394952" calcext:value-type="float">
            <text:p>1.25449672394952</text:p>
          </table:table-cell>
          <table:table-cell office:value-type="float" office:value="0.584933827511528" calcext:value-type="float">
            <text:p>0.584933827511528</text:p>
          </table:table-cell>
          <table:table-cell office:value-type="float" office:value="0.380054161555071" calcext:value-type="float">
            <text:p>0.380054161555071</text:p>
          </table:table-cell>
          <table:table-cell office:value-type="float" office:value="0.492243825464705" calcext:value-type="float">
            <text:p>0.492243825464705</text:p>
          </table:table-cell>
          <table:table-cell office:value-type="float" office:value="5" calcext:value-type="float">
            <text:p>5</text:p>
          </table:table-cell>
          <table:table-cell office:value-type="float" office:value="0.238718418922236" calcext:value-type="float">
            <text:p>0.238718418922236</text:p>
          </table:table-cell>
          <table:table-cell office:value-type="float" office:value="0.130762473435697" calcext:value-type="float">
            <text:p>0.130762473435697</text:p>
          </table:table-cell>
          <table:table-cell office:value-type="float" office:value="-133.013234497694" calcext:value-type="float">
            <text:p>-133.013234497694</text:p>
          </table:table-cell>
          <table:table-cell office:value-type="float" office:value="-173.989167688986" calcext:value-type="float">
            <text:p>-173.989167688986</text:p>
          </table:table-cell>
          <table:table-cell office:value-type="float" office:value="-151.551234907059" calcext:value-type="float">
            <text:p>-151.551234907059</text:p>
          </table:table-cell>
          <table:table-cell office:value-type="float" office:value="750" calcext:value-type="float">
            <text:p>750</text:p>
          </table:table-cell>
          <table:table-cell office:value-type="float" office:value="-202.256316215553" calcext:value-type="float">
            <text:p>-202.256316215553</text:p>
          </table:table-cell>
        </table:table-row>
        <table:table-row table:style-name="ro1">
          <table:table-cell office:value-type="string" calcext:value-type="string">
            <text:p>2019-12-02 23:12:41</text:p>
          </table:table-cell>
          <table:table-cell office:value-type="float" office:value="24.5336405305716" calcext:value-type="float">
            <text:p>24.5336405305716</text:p>
          </table:table-cell>
          <table:table-cell office:value-type="float" office:value="73.3969248919917" calcext:value-type="float">
            <text:p>73.3969248919917</text:p>
          </table:table-cell>
          <table:table-cell office:value-type="float" office:value="981.654048575326" calcext:value-type="float">
            <text:p>981.654048575326</text:p>
          </table:table-cell>
          <table:table-cell office:value-type="float" office:value="4089566" calcext:value-type="float">
            <text:p>4089566</text:p>
          </table:table-cell>
          <table:table-cell office:value-type="float" office:value="2128057" calcext:value-type="float">
            <text:p>2128057</text:p>
          </table:table-cell>
          <table:table-cell office:value-type="float" office:value="982482" calcext:value-type="float">
            <text:p>982482</text:p>
          </table:table-cell>
          <table:table-cell office:value-type="float" office:value="638525" calcext:value-type="float">
            <text:p>638525</text:p>
          </table:table-cell>
          <table:table-cell office:value-type="float" office:value="828395" calcext:value-type="float">
            <text:p>8283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16501" calcext:value-type="float">
            <text:p>416501</text:p>
          </table:table-cell>
          <table:table-cell office:value-type="float" office:value="219446" calcext:value-type="float">
            <text:p>219446</text:p>
          </table:table-cell>
          <table:table-cell office:value-type="float" office:value="2.43757157773633" calcext:value-type="float">
            <text:p>2.43757157773633</text:p>
          </table:table-cell>
          <table:table-cell office:value-type="float" office:value="1.2684209666754" calcext:value-type="float">
            <text:p>1.2684209666754</text:p>
          </table:table-cell>
          <table:table-cell office:value-type="float" office:value="0.585604975891706" calcext:value-type="float">
            <text:p>0.585604975891706</text:p>
          </table:table-cell>
          <table:table-cell office:value-type="float" office:value="0.380590603421998" calcext:value-type="float">
            <text:p>0.380590603421998</text:p>
          </table:table-cell>
          <table:table-cell office:value-type="float" office:value="0.493761955948109" calcext:value-type="float">
            <text:p>0.493761955948109</text:p>
          </table:table-cell>
          <table:table-cell office:value-type="float" office:value="5" calcext:value-type="float">
            <text:p>5</text:p>
          </table:table-cell>
          <table:table-cell office:value-type="float" office:value="0.248253971130129" calcext:value-type="float">
            <text:p>0.248253971130129</text:p>
          </table:table-cell>
          <table:table-cell office:value-type="float" office:value="0.130800024366382" calcext:value-type="float">
            <text:p>0.130800024366382</text:p>
          </table:table-cell>
          <table:table-cell office:value-type="float" office:value="-132.879004821659" calcext:value-type="float">
            <text:p>-132.879004821659</text:p>
          </table:table-cell>
          <table:table-cell office:value-type="float" office:value="-173.8818793156" calcext:value-type="float">
            <text:p>-173.8818793156</text:p>
          </table:table-cell>
          <table:table-cell office:value-type="float" office:value="-151.247608810378" calcext:value-type="float">
            <text:p>-151.247608810378</text:p>
          </table:table-cell>
          <table:table-cell office:value-type="float" office:value="750" calcext:value-type="float">
            <text:p>750</text:p>
          </table:table-cell>
          <table:table-cell office:value-type="float" office:value="-200.349205773974" calcext:value-type="float">
            <text:p>-200.349205773974</text:p>
          </table:table-cell>
        </table:table-row>
        <table:table-row table:style-name="ro1">
          <table:table-cell office:value-type="string" calcext:value-type="string">
            <text:p>2019-12-02 23:12:42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3258896838449" calcext:value-type="float">
            <text:p>73.3258896838449</text:p>
          </table:table-cell>
          <table:table-cell office:value-type="float" office:value="981.619976000853" calcext:value-type="float">
            <text:p>981.619976000853</text:p>
          </table:table-cell>
          <table:table-cell office:value-type="float" office:value="4089424" calcext:value-type="float">
            <text:p>4089424</text:p>
          </table:table-cell>
          <table:table-cell office:value-type="float" office:value="2104888" calcext:value-type="float">
            <text:p>2104888</text:p>
          </table:table-cell>
          <table:table-cell office:value-type="float" office:value="982147" calcext:value-type="float">
            <text:p>982147</text:p>
          </table:table-cell>
          <table:table-cell office:value-type="float" office:value="640382" calcext:value-type="float">
            <text:p>640382</text:p>
          </table:table-cell>
          <table:table-cell office:value-type="float" office:value="828515" calcext:value-type="float">
            <text:p>828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9321" calcext:value-type="float">
            <text:p>619321</text:p>
          </table:table-cell>
          <table:table-cell office:value-type="float" office:value="219383" calcext:value-type="float">
            <text:p>219383</text:p>
          </table:table-cell>
          <table:table-cell office:value-type="float" office:value="2.43748693913066" calcext:value-type="float">
            <text:p>2.43748693913066</text:p>
          </table:table-cell>
          <table:table-cell office:value-type="float" office:value="1.25461116488113" calcext:value-type="float">
            <text:p>1.25461116488113</text:p>
          </table:table-cell>
          <table:table-cell office:value-type="float" office:value="0.585405300307906" calcext:value-type="float">
            <text:p>0.585405300307906</text:p>
          </table:table-cell>
          <table:table-cell office:value-type="float" office:value="0.381697461807425" calcext:value-type="float">
            <text:p>0.381697461807425</text:p>
          </table:table-cell>
          <table:table-cell office:value-type="float" office:value="0.493833481530366" calcext:value-type="float">
            <text:p>0.493833481530366</text:p>
          </table:table-cell>
          <table:table-cell office:value-type="float" office:value="5" calcext:value-type="float">
            <text:p>5</text:p>
          </table:table-cell>
          <table:table-cell office:value-type="float" office:value="0.369144126074806" calcext:value-type="float">
            <text:p>0.369144126074806</text:p>
          </table:table-cell>
          <table:table-cell office:value-type="float" office:value="0.130762473435697" calcext:value-type="float">
            <text:p>0.130762473435697</text:p>
          </table:table-cell>
          <table:table-cell office:value-type="float" office:value="-132.918939938419" calcext:value-type="float">
            <text:p>-132.918939938419</text:p>
          </table:table-cell>
          <table:table-cell office:value-type="float" office:value="-173.660507638515" calcext:value-type="float">
            <text:p>-173.660507638515</text:p>
          </table:table-cell>
          <table:table-cell office:value-type="float" office:value="-151.233303693927" calcext:value-type="float">
            <text:p>-151.233303693927</text:p>
          </table:table-cell>
          <table:table-cell office:value-type="float" office:value="750" calcext:value-type="float">
            <text:p>750</text:p>
          </table:table-cell>
          <table:table-cell office:value-type="float" office:value="-176.171174785039" calcext:value-type="float">
            <text:p>-176.171174785039</text:p>
          </table:table-cell>
        </table:table-row>
        <table:table-row table:style-name="ro1">
          <table:table-cell office:value-type="string" calcext:value-type="string">
            <text:p>2019-12-02 23:12:43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3312308395129" calcext:value-type="float">
            <text:p>73.3312308395129</text:p>
          </table:table-cell>
          <table:table-cell office:value-type="float" office:value="981.592507162074" calcext:value-type="float">
            <text:p>981.592507162074</text:p>
          </table:table-cell>
          <table:table-cell office:value-type="float" office:value="4089541" calcext:value-type="float">
            <text:p>4089541</text:p>
          </table:table-cell>
          <table:table-cell office:value-type="float" office:value="2129452" calcext:value-type="float">
            <text:p>2129452</text:p>
          </table:table-cell>
          <table:table-cell office:value-type="float" office:value="983384" calcext:value-type="float">
            <text:p>983384</text:p>
          </table:table-cell>
          <table:table-cell office:value-type="float" office:value="644596" calcext:value-type="float">
            <text:p>644596</text:p>
          </table:table-cell>
          <table:table-cell office:value-type="float" office:value="829481" calcext:value-type="float">
            <text:p>8294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31163" calcext:value-type="float">
            <text:p>431163</text:p>
          </table:table-cell>
          <table:table-cell office:value-type="float" office:value="219160" calcext:value-type="float">
            <text:p>219160</text:p>
          </table:table-cell>
          <table:table-cell office:value-type="float" office:value="2.43755667657336" calcext:value-type="float">
            <text:p>2.43755667657336</text:p>
          </table:table-cell>
          <table:table-cell office:value-type="float" office:value="1.26925245156913" calcext:value-type="float">
            <text:p>1.26925245156913</text:p>
          </table:table-cell>
          <table:table-cell office:value-type="float" office:value="0.586142609851671" calcext:value-type="float">
            <text:p>0.586142609851671</text:p>
          </table:table-cell>
          <table:table-cell office:value-type="float" office:value="0.384209201837683" calcext:value-type="float">
            <text:p>0.384209201837683</text:p>
          </table:table-cell>
          <table:table-cell office:value-type="float" office:value="0.494409262467535" calcext:value-type="float">
            <text:p>0.494409262467535</text:p>
          </table:table-cell>
          <table:table-cell office:value-type="float" office:value="5" calcext:value-type="float">
            <text:p>5</text:p>
          </table:table-cell>
          <table:table-cell office:value-type="float" office:value="0.256993205188895" calcext:value-type="float">
            <text:p>0.256993205188895</text:p>
          </table:table-cell>
          <table:table-cell office:value-type="float" office:value="0.130629555062003" calcext:value-type="float">
            <text:p>0.130629555062003</text:p>
          </table:table-cell>
          <table:table-cell office:value-type="float" office:value="-132.771478029666" calcext:value-type="float">
            <text:p>-132.771478029666</text:p>
          </table:table-cell>
          <table:table-cell office:value-type="float" office:value="-173.158159632463" calcext:value-type="float">
            <text:p>-173.158159632463</text:p>
          </table:table-cell>
          <table:table-cell office:value-type="float" office:value="-151.118147506493" calcext:value-type="float">
            <text:p>-151.118147506493</text:p>
          </table:table-cell>
          <table:table-cell office:value-type="float" office:value="750" calcext:value-type="float">
            <text:p>750</text:p>
          </table:table-cell>
          <table:table-cell office:value-type="float" office:value="-198.601358962221" calcext:value-type="float">
            <text:p>-198.601358962221</text:p>
          </table:table-cell>
        </table:table-row>
        <table:table-row table:style-name="ro1">
          <table:table-cell office:value-type="string" calcext:value-type="string">
            <text:p>2019-12-02 23:12:45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3205485196574" calcext:value-type="float">
            <text:p>73.3205485196574</text:p>
          </table:table-cell>
          <table:table-cell office:value-type="float" office:value="981.674913743545" calcext:value-type="float">
            <text:p>981.674913743545</text:p>
          </table:table-cell>
          <table:table-cell office:value-type="float" office:value="4089445" calcext:value-type="float">
            <text:p>4089445</text:p>
          </table:table-cell>
          <table:table-cell office:value-type="float" office:value="2106908" calcext:value-type="float">
            <text:p>2106908</text:p>
          </table:table-cell>
          <table:table-cell office:value-type="float" office:value="985959" calcext:value-type="float">
            <text:p>985959</text:p>
          </table:table-cell>
          <table:table-cell office:value-type="float" office:value="648315" calcext:value-type="float">
            <text:p>648315</text:p>
          </table:table-cell>
          <table:table-cell office:value-type="float" office:value="831843" calcext:value-type="float">
            <text:p>8318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7429" calcext:value-type="float">
            <text:p>587429</text:p>
          </table:table-cell>
          <table:table-cell office:value-type="float" office:value="219210" calcext:value-type="float">
            <text:p>219210</text:p>
          </table:table-cell>
          <table:table-cell office:value-type="float" office:value="2.43749945610755" calcext:value-type="float">
            <text:p>2.43749945610755</text:p>
          </table:table-cell>
          <table:table-cell office:value-type="float" office:value="1.25581517884912" calcext:value-type="float">
            <text:p>1.25581517884912</text:p>
          </table:table-cell>
          <table:table-cell office:value-type="float" office:value="0.587677429637602" calcext:value-type="float">
            <text:p>0.587677429637602</text:p>
          </table:table-cell>
          <table:table-cell office:value-type="float" office:value="0.386425898841131" calcext:value-type="float">
            <text:p>0.386425898841131</text:p>
          </table:table-cell>
          <table:table-cell office:value-type="float" office:value="0.49581712434496" calcext:value-type="float">
            <text:p>0.49581712434496</text:p>
          </table:table-cell>
          <table:table-cell office:value-type="float" office:value="5" calcext:value-type="float">
            <text:p>5</text:p>
          </table:table-cell>
          <table:table-cell office:value-type="float" office:value="0.350135010496975" calcext:value-type="float">
            <text:p>0.350135010496975</text:p>
          </table:table-cell>
          <table:table-cell office:value-type="float" office:value="0.130659357387943" calcext:value-type="float">
            <text:p>0.130659357387943</text:p>
          </table:table-cell>
          <table:table-cell office:value-type="float" office:value="-132.464514072479" calcext:value-type="float">
            <text:p>-132.464514072479</text:p>
          </table:table-cell>
          <table:table-cell office:value-type="float" office:value="-172.714820231774" calcext:value-type="float">
            <text:p>-172.714820231774</text:p>
          </table:table-cell>
          <table:table-cell office:value-type="float" office:value="-150.836575131008" calcext:value-type="float">
            <text:p>-150.836575131008</text:p>
          </table:table-cell>
          <table:table-cell office:value-type="float" office:value="750" calcext:value-type="float">
            <text:p>750</text:p>
          </table:table-cell>
          <table:table-cell office:value-type="float" office:value="-179.972997900605" calcext:value-type="float">
            <text:p>-179.972997900605</text:p>
          </table:table-cell>
        </table:table-row>
        <table:table-row table:style-name="ro1">
          <table:table-cell office:value-type="string" calcext:value-type="string">
            <text:p>2019-12-02 23:12:46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3086683002921" calcext:value-type="float">
            <text:p>73.3086683002921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89404" calcext:value-type="float">
            <text:p>4089404</text:p>
          </table:table-cell>
          <table:table-cell office:value-type="float" office:value="2106231" calcext:value-type="float">
            <text:p>2106231</text:p>
          </table:table-cell>
          <table:table-cell office:value-type="float" office:value="984464" calcext:value-type="float">
            <text:p>984464</text:p>
          </table:table-cell>
          <table:table-cell office:value-type="float" office:value="651227" calcext:value-type="float">
            <text:p>651227</text:p>
          </table:table-cell>
          <table:table-cell office:value-type="float" office:value="833556" calcext:value-type="float">
            <text:p>8335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3433" calcext:value-type="float">
            <text:p>583433</text:p>
          </table:table-cell>
          <table:table-cell office:value-type="float" office:value="219283" calcext:value-type="float">
            <text:p>219283</text:p>
          </table:table-cell>
          <table:table-cell office:value-type="float" office:value="2.43747501820028" calcext:value-type="float">
            <text:p>2.43747501820028</text:p>
          </table:table-cell>
          <table:table-cell office:value-type="float" office:value="1.25541165535589" calcext:value-type="float">
            <text:p>1.25541165535589</text:p>
          </table:table-cell>
          <table:table-cell office:value-type="float" office:value="0.586786340091984" calcext:value-type="float">
            <text:p>0.586786340091984</text:p>
          </table:table-cell>
          <table:table-cell office:value-type="float" office:value="0.3881615863039" calcext:value-type="float">
            <text:p>0.3881615863039</text:p>
          </table:table-cell>
          <table:table-cell office:value-type="float" office:value="0.496838152031678" calcext:value-type="float">
            <text:p>0.496838152031678</text:p>
          </table:table-cell>
          <table:table-cell office:value-type="float" office:value="5" calcext:value-type="float">
            <text:p>5</text:p>
          </table:table-cell>
          <table:table-cell office:value-type="float" office:value="0.347753208607818" calcext:value-type="float">
            <text:p>0.347753208607818</text:p>
          </table:table-cell>
          <table:table-cell office:value-type="float" office:value="0.130702868783816" calcext:value-type="float">
            <text:p>0.130702868783816</text:p>
          </table:table-cell>
          <table:table-cell office:value-type="float" office:value="-132.642731981603" calcext:value-type="float">
            <text:p>-132.642731981603</text:p>
          </table:table-cell>
          <table:table-cell office:value-type="float" office:value="-172.36768273922" calcext:value-type="float">
            <text:p>-172.36768273922</text:p>
          </table:table-cell>
          <table:table-cell office:value-type="float" office:value="-150.632369593664" calcext:value-type="float">
            <text:p>-150.632369593664</text:p>
          </table:table-cell>
          <table:table-cell office:value-type="float" office:value="750" calcext:value-type="float">
            <text:p>750</text:p>
          </table:table-cell>
          <table:table-cell office:value-type="float" office:value="-180.449358278436" calcext:value-type="float">
            <text:p>-180.449358278436</text:p>
          </table:table-cell>
        </table:table-row>
        <table:table-row table:style-name="ro1">
          <table:table-cell office:value-type="string" calcext:value-type="string">
            <text:p>2019-12-02 23:12:47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2983854496601" calcext:value-type="float">
            <text:p>73.2983854496601</text:p>
          </table:table-cell>
          <table:table-cell office:value-type="float" office:value="981.630408337524" calcext:value-type="float">
            <text:p>981.630408337524</text:p>
          </table:table-cell>
          <table:table-cell office:value-type="float" office:value="4089547" calcext:value-type="float">
            <text:p>4089547</text:p>
          </table:table-cell>
          <table:table-cell office:value-type="float" office:value="2110788" calcext:value-type="float">
            <text:p>2110788</text:p>
          </table:table-cell>
          <table:table-cell office:value-type="float" office:value="981381" calcext:value-type="float">
            <text:p>981381</text:p>
          </table:table-cell>
          <table:table-cell office:value-type="float" office:value="654261" calcext:value-type="float">
            <text:p>654261</text:p>
          </table:table-cell>
          <table:table-cell office:value-type="float" office:value="835609" calcext:value-type="float">
            <text:p>8356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45116" calcext:value-type="float">
            <text:p>545116</text:p>
          </table:table-cell>
          <table:table-cell office:value-type="float" office:value="219274" calcext:value-type="float">
            <text:p>219274</text:p>
          </table:table-cell>
          <table:table-cell office:value-type="float" office:value="2.43756025285247" calcext:value-type="float">
            <text:p>2.43756025285247</text:p>
          </table:table-cell>
          <table:table-cell office:value-type="float" office:value="1.2581278393421" calcext:value-type="float">
            <text:p>1.2581278393421</text:p>
          </table:table-cell>
          <table:table-cell office:value-type="float" office:value="0.584948728674499" calcext:value-type="float">
            <text:p>0.584948728674499</text:p>
          </table:table-cell>
          <table:table-cell office:value-type="float" office:value="0.389969991441964" calcext:value-type="float">
            <text:p>0.389969991441964</text:p>
          </table:table-cell>
          <table:table-cell office:value-type="float" office:value="0.498061835534791" calcext:value-type="float">
            <text:p>0.498061835534791</text:p>
          </table:table-cell>
          <table:table-cell office:value-type="float" office:value="5" calcext:value-type="float">
            <text:p>5</text:p>
          </table:table-cell>
          <table:table-cell office:value-type="float" office:value="0.324914494146644" calcext:value-type="float">
            <text:p>0.324914494146644</text:p>
          </table:table-cell>
          <table:table-cell office:value-type="float" office:value="0.130697504365147" calcext:value-type="float">
            <text:p>0.130697504365147</text:p>
          </table:table-cell>
          <table:table-cell office:value-type="float" office:value="-133.0102542651" calcext:value-type="float">
            <text:p>-133.0102542651</text:p>
          </table:table-cell>
          <table:table-cell office:value-type="float" office:value="-172.006001711607" calcext:value-type="float">
            <text:p>-172.006001711607</text:p>
          </table:table-cell>
          <table:table-cell office:value-type="float" office:value="-150.387632893042" calcext:value-type="float">
            <text:p>-150.387632893042</text:p>
          </table:table-cell>
          <table:table-cell office:value-type="float" office:value="750" calcext:value-type="float">
            <text:p>750</text:p>
          </table:table-cell>
          <table:table-cell office:value-type="float" office:value="-185.017101170671" calcext:value-type="float">
            <text:p>-185.017101170671</text:p>
          </table:table-cell>
        </table:table-row>
        <table:table-row table:style-name="ro1">
          <table:table-cell office:value-type="string" calcext:value-type="string">
            <text:p>2019-12-02 23:12:48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2865060619999" calcext:value-type="float">
            <text:p>73.2865060619999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90338" calcext:value-type="float">
            <text:p>4090338</text:p>
          </table:table-cell>
          <table:table-cell office:value-type="float" office:value="2131113" calcext:value-type="float">
            <text:p>2131113</text:p>
          </table:table-cell>
          <table:table-cell office:value-type="float" office:value="976454" calcext:value-type="float">
            <text:p>976454</text:p>
          </table:table-cell>
          <table:table-cell office:value-type="float" office:value="656822" calcext:value-type="float">
            <text:p>656822</text:p>
          </table:table-cell>
          <table:table-cell office:value-type="float" office:value="837570" calcext:value-type="float">
            <text:p>8375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21504" calcext:value-type="float">
            <text:p>521504</text:p>
          </table:table-cell>
          <table:table-cell office:value-type="float" office:value="219215" calcext:value-type="float">
            <text:p>219215</text:p>
          </table:table-cell>
          <table:table-cell office:value-type="float" office:value="2.43803172564885" calcext:value-type="float">
            <text:p>2.43803172564885</text:p>
          </table:table-cell>
          <table:table-cell office:value-type="float" office:value="1.27024248483687" calcext:value-type="float">
            <text:p>1.27024248483687</text:p>
          </table:table-cell>
          <table:table-cell office:value-type="float" office:value="0.582012007476331" calcext:value-type="float">
            <text:p>0.582012007476331</text:p>
          </table:table-cell>
          <table:table-cell office:value-type="float" office:value="0.391496466576632" calcext:value-type="float">
            <text:p>0.391496466576632</text:p>
          </table:table-cell>
          <table:table-cell office:value-type="float" office:value="0.499230682758174" calcext:value-type="float">
            <text:p>0.499230682758174</text:p>
          </table:table-cell>
          <table:table-cell office:value-type="float" office:value="5" calcext:value-type="float">
            <text:p>5</text:p>
          </table:table-cell>
          <table:table-cell office:value-type="float" office:value="0.310840643744545" calcext:value-type="float">
            <text:p>0.310840643744545</text:p>
          </table:table-cell>
          <table:table-cell office:value-type="float" office:value="0.130662337620537" calcext:value-type="float">
            <text:p>0.130662337620537</text:p>
          </table:table-cell>
          <table:table-cell office:value-type="float" office:value="-133.597598504734" calcext:value-type="float">
            <text:p>-133.597598504734</text:p>
          </table:table-cell>
          <table:table-cell office:value-type="float" office:value="-171.700706684674" calcext:value-type="float">
            <text:p>-171.700706684674</text:p>
          </table:table-cell>
          <table:table-cell office:value-type="float" office:value="-150.153863448365" calcext:value-type="float">
            <text:p>-150.153863448365</text:p>
          </table:table-cell>
          <table:table-cell office:value-type="float" office:value="750" calcext:value-type="float">
            <text:p>750</text:p>
          </table:table-cell>
          <table:table-cell office:value-type="float" office:value="-187.831871251091" calcext:value-type="float">
            <text:p>-187.831871251091</text:p>
          </table:table-cell>
        </table:table-row>
        <table:table-row table:style-name="ro1">
          <table:table-cell office:value-type="string" calcext:value-type="string">
            <text:p>2019-12-02 23:12:50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2696854369795" calcext:value-type="float">
            <text:p>73.2696854369795</text:p>
          </table:table-cell>
          <table:table-cell office:value-type="float" office:value="981.56035041392" calcext:value-type="float">
            <text:p>981.56035041392</text:p>
          </table:table-cell>
          <table:table-cell office:value-type="float" office:value="4088727" calcext:value-type="float">
            <text:p>4088727</text:p>
          </table:table-cell>
          <table:table-cell office:value-type="float" office:value="2103562" calcext:value-type="float">
            <text:p>2103562</text:p>
          </table:table-cell>
          <table:table-cell office:value-type="float" office:value="969700" calcext:value-type="float">
            <text:p>969700</text:p>
          </table:table-cell>
          <table:table-cell office:value-type="float" office:value="658850" calcext:value-type="float">
            <text:p>658850</text:p>
          </table:table-cell>
          <table:table-cell office:value-type="float" office:value="838361" calcext:value-type="float">
            <text:p>8383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2585" calcext:value-type="float">
            <text:p>682585</text:p>
          </table:table-cell>
          <table:table-cell office:value-type="float" office:value="219244" calcext:value-type="float">
            <text:p>219244</text:p>
          </table:table-cell>
          <table:table-cell office:value-type="float" office:value="2.43707149470705" calcext:value-type="float">
            <text:p>2.43707149470705</text:p>
          </table:table-cell>
          <table:table-cell office:value-type="float" office:value="1.25382080719719" calcext:value-type="float">
            <text:p>1.25382080719719</text:p>
          </table:table-cell>
          <table:table-cell office:value-type="float" office:value="0.5779863092883" calcext:value-type="float">
            <text:p>0.5779863092883</text:p>
          </table:table-cell>
          <table:table-cell office:value-type="float" office:value="0.392705248916775" calcext:value-type="float">
            <text:p>0.392705248916775</text:p>
          </table:table-cell>
          <table:table-cell office:value-type="float" office:value="0.499702155554552" calcext:value-type="float">
            <text:p>0.499702155554552</text:p>
          </table:table-cell>
          <table:table-cell office:value-type="float" office:value="5" calcext:value-type="float">
            <text:p>5</text:p>
          </table:table-cell>
          <table:table-cell office:value-type="float" office:value="0.406852413040687" calcext:value-type="float">
            <text:p>0.406852413040687</text:p>
          </table:table-cell>
          <table:table-cell office:value-type="float" office:value="0.130679622969582" calcext:value-type="float">
            <text:p>0.130679622969582</text:p>
          </table:table-cell>
          <table:table-cell office:value-type="float" office:value="-134.40273814234" calcext:value-type="float">
            <text:p>-134.40273814234</text:p>
          </table:table-cell>
          <table:table-cell office:value-type="float" office:value="-171.458950216645" calcext:value-type="float">
            <text:p>-171.458950216645</text:p>
          </table:table-cell>
          <table:table-cell office:value-type="float" office:value="-150.05956888909" calcext:value-type="float">
            <text:p>-150.05956888909</text:p>
          </table:table-cell>
          <table:table-cell office:value-type="float" office:value="750" calcext:value-type="float">
            <text:p>750</text:p>
          </table:table-cell>
          <table:table-cell office:value-type="float" office:value="-168.629517391863" calcext:value-type="float">
            <text:p>-168.629517391863</text:p>
          </table:table-cell>
        </table:table-row>
        <table:table-row table:style-name="ro1">
          <table:table-cell office:value-type="string" calcext:value-type="string">
            <text:p>2019-12-02 23:12:5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2857078775259" calcext:value-type="float">
            <text:p>73.2857078775259</text:p>
          </table:table-cell>
          <table:table-cell office:value-type="float" office:value="981.587817672782" calcext:value-type="float">
            <text:p>981.587817672782</text:p>
          </table:table-cell>
          <table:table-cell office:value-type="float" office:value="4088835" calcext:value-type="float">
            <text:p>4088835</text:p>
          </table:table-cell>
          <table:table-cell office:value-type="float" office:value="2121882" calcext:value-type="float">
            <text:p>2121882</text:p>
          </table:table-cell>
          <table:table-cell office:value-type="float" office:value="965671" calcext:value-type="float">
            <text:p>965671</text:p>
          </table:table-cell>
          <table:table-cell office:value-type="float" office:value="661789" calcext:value-type="float">
            <text:p>661789</text:p>
          </table:table-cell>
          <table:table-cell office:value-type="float" office:value="839461" calcext:value-type="float">
            <text:p>8394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3611" calcext:value-type="float">
            <text:p>723611</text:p>
          </table:table-cell>
          <table:table-cell office:value-type="float" office:value="219092" calcext:value-type="float">
            <text:p>219092</text:p>
          </table:table-cell>
          <table:table-cell office:value-type="float" office:value="2.43713586773108" calcext:value-type="float">
            <text:p>2.43713586773108</text:p>
          </table:table-cell>
          <table:table-cell office:value-type="float" office:value="1.26474037942176" calcext:value-type="float">
            <text:p>1.26474037942176</text:p>
          </table:table-cell>
          <table:table-cell office:value-type="float" office:value="0.575584837864022" calcext:value-type="float">
            <text:p>0.575584837864022</text:p>
          </table:table-cell>
          <table:table-cell office:value-type="float" office:value="0.394457029635552" calcext:value-type="float">
            <text:p>0.394457029635552</text:p>
          </table:table-cell>
          <table:table-cell office:value-type="float" office:value="0.500357806725241" calcext:value-type="float">
            <text:p>0.500357806725241</text:p>
          </table:table-cell>
          <table:table-cell office:value-type="float" office:value="5" calcext:value-type="float">
            <text:p>5</text:p>
          </table:table-cell>
          <table:table-cell office:value-type="float" office:value="0.431305817521312" calcext:value-type="float">
            <text:p>0.431305817521312</text:p>
          </table:table-cell>
          <table:table-cell office:value-type="float" office:value="0.130589023898724" calcext:value-type="float">
            <text:p>0.130589023898724</text:p>
          </table:table-cell>
          <table:table-cell office:value-type="float" office:value="-134.883032427196" calcext:value-type="float">
            <text:p>-134.883032427196</text:p>
          </table:table-cell>
          <table:table-cell office:value-type="float" office:value="-171.10859407289" calcext:value-type="float">
            <text:p>-171.10859407289</text:p>
          </table:table-cell>
          <table:table-cell office:value-type="float" office:value="-149.928438654952" calcext:value-type="float">
            <text:p>-149.928438654952</text:p>
          </table:table-cell>
          <table:table-cell office:value-type="float" office:value="750" calcext:value-type="float">
            <text:p>750</text:p>
          </table:table-cell>
          <table:table-cell office:value-type="float" office:value="-163.738836495738" calcext:value-type="float">
            <text:p>-163.738836495738</text:p>
          </table:table-cell>
        </table:table-row>
        <table:table-row table:style-name="ro1">
          <table:table-cell office:value-type="string" calcext:value-type="string">
            <text:p>2019-12-02 23:12:52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3009316596459" calcext:value-type="float">
            <text:p>73.3009316596459</text:p>
          </table:table-cell>
          <table:table-cell office:value-type="float" office:value="981.598248487819" calcext:value-type="float">
            <text:p>981.598248487819</text:p>
          </table:table-cell>
          <table:table-cell office:value-type="float" office:value="4089512" calcext:value-type="float">
            <text:p>4089512</text:p>
          </table:table-cell>
          <table:table-cell office:value-type="float" office:value="2121389" calcext:value-type="float">
            <text:p>2121389</text:p>
          </table:table-cell>
          <table:table-cell office:value-type="float" office:value="962717" calcext:value-type="float">
            <text:p>962717</text:p>
          </table:table-cell>
          <table:table-cell office:value-type="float" office:value="664565" calcext:value-type="float">
            <text:p>664565</text:p>
          </table:table-cell>
          <table:table-cell office:value-type="float" office:value="841136" calcext:value-type="float">
            <text:p>8411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1324" calcext:value-type="float">
            <text:p>731324</text:p>
          </table:table-cell>
          <table:table-cell office:value-type="float" office:value="219188" calcext:value-type="float">
            <text:p>219188</text:p>
          </table:table-cell>
          <table:table-cell office:value-type="float" office:value="2.43753939122431" calcext:value-type="float">
            <text:p>2.43753939122431</text:p>
          </table:table-cell>
          <table:table-cell office:value-type="float" office:value="1.26444652848798" calcext:value-type="float">
            <text:p>1.26444652848798</text:p>
          </table:table-cell>
          <table:table-cell office:value-type="float" office:value="0.573824116447463" calcext:value-type="float">
            <text:p>0.573824116447463</text:p>
          </table:table-cell>
          <table:table-cell office:value-type="float" office:value="0.396111654771764" calcext:value-type="float">
            <text:p>0.396111654771764</text:p>
          </table:table-cell>
          <table:table-cell office:value-type="float" office:value="0.501356184644244" calcext:value-type="float">
            <text:p>0.501356184644244</text:p>
          </table:table-cell>
          <table:table-cell office:value-type="float" office:value="5" calcext:value-type="float">
            <text:p>5</text:p>
          </table:table-cell>
          <table:table-cell office:value-type="float" office:value="0.435903124320879" calcext:value-type="float">
            <text:p>0.435903124320879</text:p>
          </table:table-cell>
          <table:table-cell office:value-type="float" office:value="0.130646244364529" calcext:value-type="float">
            <text:p>0.130646244364529</text:p>
          </table:table-cell>
          <table:table-cell office:value-type="float" office:value="-135.235176710507" calcext:value-type="float">
            <text:p>-135.235176710507</text:p>
          </table:table-cell>
          <table:table-cell office:value-type="float" office:value="-170.777669045647" calcext:value-type="float">
            <text:p>-170.777669045647</text:p>
          </table:table-cell>
          <table:table-cell office:value-type="float" office:value="-149.728763071151" calcext:value-type="float">
            <text:p>-149.728763071151</text:p>
          </table:table-cell>
          <table:table-cell office:value-type="float" office:value="750" calcext:value-type="float">
            <text:p>750</text:p>
          </table:table-cell>
          <table:table-cell office:value-type="float" office:value="-162.819375135824" calcext:value-type="float">
            <text:p>-162.819375135824</text:p>
          </table:table-cell>
        </table:table-row>
        <table:table-row table:style-name="ro1">
          <table:table-cell office:value-type="string" calcext:value-type="string">
            <text:p>2019-12-02 23:12:53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3062723109083" calcext:value-type="float">
            <text:p>73.3062723109083</text:p>
          </table:table-cell>
          <table:table-cell office:value-type="float" office:value="981.625715332496" calcext:value-type="float">
            <text:p>981.625715332496</text:p>
          </table:table-cell>
          <table:table-cell office:value-type="float" office:value="4089912" calcext:value-type="float">
            <text:p>4089912</text:p>
          </table:table-cell>
          <table:table-cell office:value-type="float" office:value="2109577" calcext:value-type="float">
            <text:p>2109577</text:p>
          </table:table-cell>
          <table:table-cell office:value-type="float" office:value="961304" calcext:value-type="float">
            <text:p>961304</text:p>
          </table:table-cell>
          <table:table-cell office:value-type="float" office:value="668112" calcext:value-type="float">
            <text:p>668112</text:p>
          </table:table-cell>
          <table:table-cell office:value-type="float" office:value="843206" calcext:value-type="float">
            <text:p>8432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69588" calcext:value-type="float">
            <text:p>569588</text:p>
          </table:table-cell>
          <table:table-cell office:value-type="float" office:value="219133" calcext:value-type="float">
            <text:p>219133</text:p>
          </table:table-cell>
          <table:table-cell office:value-type="float" office:value="2.43777780983183" calcext:value-type="float">
            <text:p>2.43777780983183</text:p>
          </table:table-cell>
          <table:table-cell office:value-type="float" office:value="1.25740602700782" calcext:value-type="float">
            <text:p>1.25740602700782</text:p>
          </table:table-cell>
          <table:table-cell office:value-type="float" office:value="0.572981902716387" calcext:value-type="float">
            <text:p>0.572981902716387</text:p>
          </table:table-cell>
          <table:table-cell office:value-type="float" office:value="0.398225831773976" calcext:value-type="float">
            <text:p>0.398225831773976</text:p>
          </table:table-cell>
          <table:table-cell office:value-type="float" office:value="0.502590000938177" calcext:value-type="float">
            <text:p>0.502590000938177</text:p>
          </table:table-cell>
          <table:table-cell office:value-type="float" office:value="5" calcext:value-type="float">
            <text:p>5</text:p>
          </table:table-cell>
          <table:table-cell office:value-type="float" office:value="0.339500944554918" calcext:value-type="float">
            <text:p>0.339500944554918</text:p>
          </table:table-cell>
          <table:table-cell office:value-type="float" office:value="0.130613461805995" calcext:value-type="float">
            <text:p>0.130613461805995</text:p>
          </table:table-cell>
          <table:table-cell office:value-type="float" office:value="-135.403619456723" calcext:value-type="float">
            <text:p>-135.403619456723</text:p>
          </table:table-cell>
          <table:table-cell office:value-type="float" office:value="-170.354833645205" calcext:value-type="float">
            <text:p>-170.354833645205</text:p>
          </table:table-cell>
          <table:table-cell office:value-type="float" office:value="-149.481999812365" calcext:value-type="float">
            <text:p>-149.481999812365</text:p>
          </table:table-cell>
          <table:table-cell office:value-type="float" office:value="750" calcext:value-type="float">
            <text:p>750</text:p>
          </table:table-cell>
          <table:table-cell office:value-type="float" office:value="-182.099811089016" calcext:value-type="float">
            <text:p>-182.099811089016</text:p>
          </table:table-cell>
        </table:table-row>
        <table:table-row table:style-name="ro1">
          <table:table-cell office:value-type="string" calcext:value-type="string">
            <text:p>2019-12-02 23:12:55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2935946770545" calcext:value-type="float">
            <text:p>73.2935946770545</text:p>
          </table:table-cell>
          <table:table-cell office:value-type="float" office:value="981.638055136204" calcext:value-type="float">
            <text:p>981.638055136204</text:p>
          </table:table-cell>
          <table:table-cell office:value-type="float" office:value="4089328" calcext:value-type="float">
            <text:p>4089328</text:p>
          </table:table-cell>
          <table:table-cell office:value-type="float" office:value="2128620" calcext:value-type="float">
            <text:p>2128620</text:p>
          </table:table-cell>
          <table:table-cell office:value-type="float" office:value="966991" calcext:value-type="float">
            <text:p>966991</text:p>
          </table:table-cell>
          <table:table-cell office:value-type="float" office:value="670338" calcext:value-type="float">
            <text:p>670338</text:p>
          </table:table-cell>
          <table:table-cell office:value-type="float" office:value="845665" calcext:value-type="float">
            <text:p>845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22180" calcext:value-type="float">
            <text:p>522180</text:p>
          </table:table-cell>
          <table:table-cell office:value-type="float" office:value="219076" calcext:value-type="float">
            <text:p>219076</text:p>
          </table:table-cell>
          <table:table-cell office:value-type="float" office:value="2.43742971866485" calcext:value-type="float">
            <text:p>2.43742971866485</text:p>
          </table:table-cell>
          <table:table-cell office:value-type="float" office:value="1.26875654086549" calcext:value-type="float">
            <text:p>1.26875654086549</text:p>
          </table:table-cell>
          <table:table-cell office:value-type="float" office:value="0.576371619268849" calcext:value-type="float">
            <text:p>0.576371619268849</text:p>
          </table:table-cell>
          <table:table-cell office:value-type="float" office:value="0.399552631324843" calcext:value-type="float">
            <text:p>0.399552631324843</text:p>
          </table:table-cell>
          <table:table-cell office:value-type="float" office:value="0.504055679327927" calcext:value-type="float">
            <text:p>0.504055679327927</text:p>
          </table:table-cell>
          <table:table-cell office:value-type="float" office:value="5" calcext:value-type="float">
            <text:p>5</text:p>
          </table:table-cell>
          <table:table-cell office:value-type="float" office:value="0.31124357119126" calcext:value-type="float">
            <text:p>0.31124357119126</text:p>
          </table:table-cell>
          <table:table-cell office:value-type="float" office:value="0.130579487154423" calcext:value-type="float">
            <text:p>0.130579487154423</text:p>
          </table:table-cell>
          <table:table-cell office:value-type="float" office:value="-134.72567614623" calcext:value-type="float">
            <text:p>-134.72567614623</text:p>
          </table:table-cell>
          <table:table-cell office:value-type="float" office:value="-170.089473735031" calcext:value-type="float">
            <text:p>-170.089473735031</text:p>
          </table:table-cell>
          <table:table-cell office:value-type="float" office:value="-149.188864134415" calcext:value-type="float">
            <text:p>-149.188864134415</text:p>
          </table:table-cell>
          <table:table-cell office:value-type="float" office:value="750" calcext:value-type="float">
            <text:p>750</text:p>
          </table:table-cell>
          <table:table-cell office:value-type="float" office:value="-187.751285761748" calcext:value-type="float">
            <text:p>-187.751285761748</text:p>
          </table:table-cell>
        </table:table-row>
        <table:table-row table:style-name="ro1">
          <table:table-cell office:value-type="string" calcext:value-type="string">
            <text:p>2019-12-02 23:12:56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303875976832" calcext:value-type="float">
            <text:p>73.303875976832</text:p>
          </table:table-cell>
          <table:table-cell office:value-type="float" office:value="981.657001993655" calcext:value-type="float">
            <text:p>981.657001993655</text:p>
          </table:table-cell>
          <table:table-cell office:value-type="float" office:value="4089669" calcext:value-type="float">
            <text:p>4089669</text:p>
          </table:table-cell>
          <table:table-cell office:value-type="float" office:value="2110873" calcext:value-type="float">
            <text:p>2110873</text:p>
          </table:table-cell>
          <table:table-cell office:value-type="float" office:value="967820" calcext:value-type="float">
            <text:p>967820</text:p>
          </table:table-cell>
          <table:table-cell office:value-type="float" office:value="673165" calcext:value-type="float">
            <text:p>673165</text:p>
          </table:table-cell>
          <table:table-cell office:value-type="float" office:value="846176" calcext:value-type="float">
            <text:p>8461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6042" calcext:value-type="float">
            <text:p>586042</text:p>
          </table:table-cell>
          <table:table-cell office:value-type="float" office:value="219045" calcext:value-type="float">
            <text:p>219045</text:p>
          </table:table-cell>
          <table:table-cell office:value-type="float" office:value="2.43763297052776" calcext:value-type="float">
            <text:p>2.43763297052776</text:p>
          </table:table-cell>
          <table:table-cell office:value-type="float" office:value="1.2581785032962" calcext:value-type="float">
            <text:p>1.2581785032962</text:p>
          </table:table-cell>
          <table:table-cell office:value-type="float" office:value="0.576865741832941" calcext:value-type="float">
            <text:p>0.576865741832941</text:p>
          </table:table-cell>
          <table:table-cell office:value-type="float" office:value="0.401237654833514" calcext:value-type="float">
            <text:p>0.401237654833514</text:p>
          </table:table-cell>
          <table:table-cell office:value-type="float" office:value="0.504360259099038" calcext:value-type="float">
            <text:p>0.504360259099038</text:p>
          </table:table-cell>
          <table:table-cell office:value-type="float" office:value="5" calcext:value-type="float">
            <text:p>5</text:p>
          </table:table-cell>
          <table:table-cell office:value-type="float" office:value="0.349308293975388" calcext:value-type="float">
            <text:p>0.349308293975388</text:p>
          </table:table-cell>
          <table:table-cell office:value-type="float" office:value="0.13056100971234" calcext:value-type="float">
            <text:p>0.13056100971234</text:p>
          </table:table-cell>
          <table:table-cell office:value-type="float" office:value="-134.626851633412" calcext:value-type="float">
            <text:p>-134.626851633412</text:p>
          </table:table-cell>
          <table:table-cell office:value-type="float" office:value="-169.752469033297" calcext:value-type="float">
            <text:p>-169.752469033297</text:p>
          </table:table-cell>
          <table:table-cell office:value-type="float" office:value="-149.127948180192" calcext:value-type="float">
            <text:p>-149.127948180192</text:p>
          </table:table-cell>
          <table:table-cell office:value-type="float" office:value="750" calcext:value-type="float">
            <text:p>750</text:p>
          </table:table-cell>
          <table:table-cell office:value-type="float" office:value="-180.138341204922" calcext:value-type="float">
            <text:p>-180.138341204922</text:p>
          </table:table-cell>
        </table:table-row>
        <table:table-row table:style-name="ro1">
          <table:table-cell office:value-type="string" calcext:value-type="string">
            <text:p>2019-12-02 23:12:57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3030771222082" calcext:value-type="float">
            <text:p>73.3030771222082</text:p>
          </table:table-cell>
          <table:table-cell office:value-type="float" office:value="981.502639107608" calcext:value-type="float">
            <text:p>981.502639107608</text:p>
          </table:table-cell>
          <table:table-cell office:value-type="float" office:value="4088850" calcext:value-type="float">
            <text:p>4088850</text:p>
          </table:table-cell>
          <table:table-cell office:value-type="float" office:value="2118497" calcext:value-type="float">
            <text:p>2118497</text:p>
          </table:table-cell>
          <table:table-cell office:value-type="float" office:value="967059" calcext:value-type="float">
            <text:p>967059</text:p>
          </table:table-cell>
          <table:table-cell office:value-type="float" office:value="675911" calcext:value-type="float">
            <text:p>675911</text:p>
          </table:table-cell>
          <table:table-cell office:value-type="float" office:value="848832" calcext:value-type="float">
            <text:p>848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24042" calcext:value-type="float">
            <text:p>524042</text:p>
          </table:table-cell>
          <table:table-cell office:value-type="float" office:value="219097" calcext:value-type="float">
            <text:p>219097</text:p>
          </table:table-cell>
          <table:table-cell office:value-type="float" office:value="2.43714480842886" calcext:value-type="float">
            <text:p>2.43714480842886</text:p>
          </table:table-cell>
          <table:table-cell office:value-type="float" office:value="1.26272276195559" calcext:value-type="float">
            <text:p>1.26272276195559</text:p>
          </table:table-cell>
          <table:table-cell office:value-type="float" office:value="0.576412150432128" calcext:value-type="float">
            <text:p>0.576412150432128</text:p>
          </table:table-cell>
          <table:table-cell office:value-type="float" office:value="0.402874398574161" calcext:value-type="float">
            <text:p>0.402874398574161</text:p>
          </table:table-cell>
          <table:table-cell office:value-type="float" office:value="0.505943358652992" calcext:value-type="float">
            <text:p>0.505943358652992</text:p>
          </table:table-cell>
          <table:table-cell office:value-type="float" office:value="5" calcext:value-type="float">
            <text:p>5</text:p>
          </table:table-cell>
          <table:table-cell office:value-type="float" office:value="0.312353409809281" calcext:value-type="float">
            <text:p>0.312353409809281</text:p>
          </table:table-cell>
          <table:table-cell office:value-type="float" office:value="0.130592004131318" calcext:value-type="float">
            <text:p>0.130592004131318</text:p>
          </table:table-cell>
          <table:table-cell office:value-type="float" office:value="-134.717569913574" calcext:value-type="float">
            <text:p>-134.717569913574</text:p>
          </table:table-cell>
          <table:table-cell office:value-type="float" office:value="-169.425120285168" calcext:value-type="float">
            <text:p>-169.425120285168</text:p>
          </table:table-cell>
          <table:table-cell office:value-type="float" office:value="-148.811328269402" calcext:value-type="float">
            <text:p>-148.811328269402</text:p>
          </table:table-cell>
          <table:table-cell office:value-type="float" office:value="750" calcext:value-type="float">
            <text:p>750</text:p>
          </table:table-cell>
          <table:table-cell office:value-type="float" office:value="-187.529318038144" calcext:value-type="float">
            <text:p>-187.529318038144</text:p>
          </table:table-cell>
        </table:table-row>
        <table:table-row table:style-name="ro1">
          <table:table-cell office:value-type="string" calcext:value-type="string">
            <text:p>2019-12-02 23:12:59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3297778575221" calcext:value-type="float">
            <text:p>73.3297778575221</text:p>
          </table:table-cell>
          <table:table-cell office:value-type="float" office:value="981.55756911448" calcext:value-type="float">
            <text:p>981.55756911448</text:p>
          </table:table-cell>
          <table:table-cell office:value-type="float" office:value="4088649" calcext:value-type="float">
            <text:p>4088649</text:p>
          </table:table-cell>
          <table:table-cell office:value-type="float" office:value="2121681" calcext:value-type="float">
            <text:p>2121681</text:p>
          </table:table-cell>
          <table:table-cell office:value-type="float" office:value="971808" calcext:value-type="float">
            <text:p>971808</text:p>
          </table:table-cell>
          <table:table-cell office:value-type="float" office:value="677371" calcext:value-type="float">
            <text:p>677371</text:p>
          </table:table-cell>
          <table:table-cell office:value-type="float" office:value="850447" calcext:value-type="float">
            <text:p>8504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33473" calcext:value-type="float">
            <text:p>533473</text:p>
          </table:table-cell>
          <table:table-cell office:value-type="float" office:value="219040" calcext:value-type="float">
            <text:p>219040</text:p>
          </table:table-cell>
          <table:table-cell office:value-type="float" office:value="2.43702500307858" calcext:value-type="float">
            <text:p>2.43702500307858</text:p>
          </table:table-cell>
          <table:table-cell office:value-type="float" office:value="1.26462057407148" calcext:value-type="float">
            <text:p>1.26462057407148</text:p>
          </table:table-cell>
          <table:table-cell office:value-type="float" office:value="0.579242775349948" calcext:value-type="float">
            <text:p>0.579242775349948</text:p>
          </table:table-cell>
          <table:table-cell office:value-type="float" office:value="0.403744626491621" calcext:value-type="float">
            <text:p>0.403744626491621</text:p>
          </table:table-cell>
          <table:table-cell office:value-type="float" office:value="0.506905973780867" calcext:value-type="float">
            <text:p>0.506905973780867</text:p>
          </table:table-cell>
          <table:table-cell office:value-type="float" office:value="5" calcext:value-type="float">
            <text:p>5</text:p>
          </table:table-cell>
          <table:table-cell office:value-type="float" office:value="0.317974724528161" calcext:value-type="float">
            <text:p>0.317974724528161</text:p>
          </table:table-cell>
          <table:table-cell office:value-type="float" office:value="0.130558029479746" calcext:value-type="float">
            <text:p>0.130558029479746</text:p>
          </table:table-cell>
          <table:table-cell office:value-type="float" office:value="-134.15144493001" calcext:value-type="float">
            <text:p>-134.15144493001</text:p>
          </table:table-cell>
          <table:table-cell office:value-type="float" office:value="-169.251074701676" calcext:value-type="float">
            <text:p>-169.251074701676</text:p>
          </table:table-cell>
          <table:table-cell office:value-type="float" office:value="-148.618805243827" calcext:value-type="float">
            <text:p>-148.618805243827</text:p>
          </table:table-cell>
          <table:table-cell office:value-type="float" office:value="750" calcext:value-type="float">
            <text:p>750</text:p>
          </table:table-cell>
          <table:table-cell office:value-type="float" office:value="-186.405055094368" calcext:value-type="float">
            <text:p>-186.405055094368</text:p>
          </table:table-cell>
        </table:table-row>
        <table:table-row table:style-name="ro1">
          <table:table-cell office:value-type="string" calcext:value-type="string">
            <text:p>2019-12-02 23:13:00</text:p>
          </table:table-cell>
          <table:table-cell office:value-type="float" office:value="24.4224530515785" calcext:value-type="float">
            <text:p>24.4224530515785</text:p>
          </table:table-cell>
          <table:table-cell office:value-type="float" office:value="73.3507383123355" calcext:value-type="float">
            <text:p>73.3507383123355</text:p>
          </table:table-cell>
          <table:table-cell office:value-type="float" office:value="981.576515810345" calcext:value-type="float">
            <text:p>981.576515810345</text:p>
          </table:table-cell>
          <table:table-cell office:value-type="float" office:value="4090719" calcext:value-type="float">
            <text:p>4090719</text:p>
          </table:table-cell>
          <table:table-cell office:value-type="float" office:value="2116855" calcext:value-type="float">
            <text:p>2116855</text:p>
          </table:table-cell>
          <table:table-cell office:value-type="float" office:value="975866" calcext:value-type="float">
            <text:p>975866</text:p>
          </table:table-cell>
          <table:table-cell office:value-type="float" office:value="681081" calcext:value-type="float">
            <text:p>681081</text:p>
          </table:table-cell>
          <table:table-cell office:value-type="float" office:value="851667" calcext:value-type="float">
            <text:p>8516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12529" calcext:value-type="float">
            <text:p>512529</text:p>
          </table:table-cell>
          <table:table-cell office:value-type="float" office:value="218916" calcext:value-type="float">
            <text:p>218916</text:p>
          </table:table-cell>
          <table:table-cell office:value-type="float" office:value="2.43825881937251" calcext:value-type="float">
            <text:p>2.43825881937251</text:p>
          </table:table-cell>
          <table:table-cell office:value-type="float" office:value="1.26174405357171" calcext:value-type="float">
            <text:p>1.26174405357171</text:p>
          </table:table-cell>
          <table:table-cell office:value-type="float" office:value="0.581661532123271" calcext:value-type="float">
            <text:p>0.581661532123271</text:p>
          </table:table-cell>
          <table:table-cell office:value-type="float" office:value="0.4059559590764" calcext:value-type="float">
            <text:p>0.4059559590764</text:p>
          </table:table-cell>
          <table:table-cell office:value-type="float" office:value="0.507633150533813" calcext:value-type="float">
            <text:p>0.507633150533813</text:p>
          </table:table-cell>
          <table:table-cell office:value-type="float" office:value="5" calcext:value-type="float">
            <text:p>5</text:p>
          </table:table-cell>
          <table:table-cell office:value-type="float" office:value="0.305491126238242" calcext:value-type="float">
            <text:p>0.305491126238242</text:p>
          </table:table-cell>
          <table:table-cell office:value-type="float" office:value="0.130484119711413" calcext:value-type="float">
            <text:p>0.130484119711413</text:p>
          </table:table-cell>
          <table:table-cell office:value-type="float" office:value="-133.667693575346" calcext:value-type="float">
            <text:p>-133.667693575346</text:p>
          </table:table-cell>
          <table:table-cell office:value-type="float" office:value="-168.80880818472" calcext:value-type="float">
            <text:p>-168.80880818472</text:p>
          </table:table-cell>
          <table:table-cell office:value-type="float" office:value="-148.473369893237" calcext:value-type="float">
            <text:p>-148.473369893237</text:p>
          </table:table-cell>
          <table:table-cell office:value-type="float" office:value="750" calcext:value-type="float">
            <text:p>750</text:p>
          </table:table-cell>
          <table:table-cell office:value-type="float" office:value="-188.901774752352" calcext:value-type="float">
            <text:p>-188.901774752352</text:p>
          </table:table-cell>
        </table:table-row>
        <table:table-row table:style-name="ro1">
          <table:table-cell office:value-type="string" calcext:value-type="string">
            <text:p>2019-12-02 23:13:01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3495383144426" calcext:value-type="float">
            <text:p>73.3495383144426</text:p>
          </table:table-cell>
          <table:table-cell office:value-type="float" office:value="981.52349689042" calcext:value-type="float">
            <text:p>981.52349689042</text:p>
          </table:table-cell>
          <table:table-cell office:value-type="float" office:value="4089377" calcext:value-type="float">
            <text:p>4089377</text:p>
          </table:table-cell>
          <table:table-cell office:value-type="float" office:value="2109409" calcext:value-type="float">
            <text:p>2109409</text:p>
          </table:table-cell>
          <table:table-cell office:value-type="float" office:value="979931" calcext:value-type="float">
            <text:p>979931</text:p>
          </table:table-cell>
          <table:table-cell office:value-type="float" office:value="683688" calcext:value-type="float">
            <text:p>683688</text:p>
          </table:table-cell>
          <table:table-cell office:value-type="float" office:value="853513" calcext:value-type="float">
            <text:p>853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90597" calcext:value-type="float">
            <text:p>490597</text:p>
          </table:table-cell>
          <table:table-cell office:value-type="float" office:value="218907" calcext:value-type="float">
            <text:p>218907</text:p>
          </table:table-cell>
          <table:table-cell office:value-type="float" office:value="2.43745892494427" calcext:value-type="float">
            <text:p>2.43745892494427</text:p>
          </table:table-cell>
          <table:table-cell office:value-type="float" office:value="1.25730589119266" calcext:value-type="float">
            <text:p>1.25730589119266</text:p>
          </table:table-cell>
          <table:table-cell office:value-type="float" office:value="0.584084461222227" calcext:value-type="float">
            <text:p>0.584084461222227</text:p>
          </table:table-cell>
          <table:table-cell office:value-type="float" office:value="0.407509852350933" calcext:value-type="float">
            <text:p>0.407509852350933</text:p>
          </table:table-cell>
          <table:table-cell office:value-type="float" office:value="0.508733452407533" calcext:value-type="float">
            <text:p>0.508733452407533</text:p>
          </table:table-cell>
          <table:table-cell office:value-type="float" office:value="5" calcext:value-type="float">
            <text:p>5</text:p>
          </table:table-cell>
          <table:table-cell office:value-type="float" office:value="0.292418633987741" calcext:value-type="float">
            <text:p>0.292418633987741</text:p>
          </table:table-cell>
          <table:table-cell office:value-type="float" office:value="0.130478755292744" calcext:value-type="float">
            <text:p>0.130478755292744</text:p>
          </table:table-cell>
          <table:table-cell office:value-type="float" office:value="-133.183107755555" calcext:value-type="float">
            <text:p>-133.183107755555</text:p>
          </table:table-cell>
          <table:table-cell office:value-type="float" office:value="-168.498029529813" calcext:value-type="float">
            <text:p>-168.498029529813</text:p>
          </table:table-cell>
          <table:table-cell office:value-type="float" office:value="-148.253309518493" calcext:value-type="float">
            <text:p>-148.253309518493</text:p>
          </table:table-cell>
          <table:table-cell office:value-type="float" office:value="750" calcext:value-type="float">
            <text:p>750</text:p>
          </table:table-cell>
          <table:table-cell office:value-type="float" office:value="-191.516273202452" calcext:value-type="float">
            <text:p>-191.516273202452</text:p>
          </table:table-cell>
        </table:table-row>
        <table:table-row table:style-name="ro1">
          <table:table-cell office:value-type="string" calcext:value-type="string">
            <text:p>2019-12-02 23:13:02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3708976558797" calcext:value-type="float">
            <text:p>73.3708976558797</text:p>
          </table:table-cell>
          <table:table-cell office:value-type="float" office:value="981.550961011235" calcext:value-type="float">
            <text:p>981.550961011235</text:p>
          </table:table-cell>
          <table:table-cell office:value-type="float" office:value="4089411" calcext:value-type="float">
            <text:p>4089411</text:p>
          </table:table-cell>
          <table:table-cell office:value-type="float" office:value="2118391" calcext:value-type="float">
            <text:p>2118391</text:p>
          </table:table-cell>
          <table:table-cell office:value-type="float" office:value="973414" calcext:value-type="float">
            <text:p>973414</text:p>
          </table:table-cell>
          <table:table-cell office:value-type="float" office:value="685753" calcext:value-type="float">
            <text:p>685753</text:p>
          </table:table-cell>
          <table:table-cell office:value-type="float" office:value="855845" calcext:value-type="float">
            <text:p>8558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25625" calcext:value-type="float">
            <text:p>525625</text:p>
          </table:table-cell>
          <table:table-cell office:value-type="float" office:value="218916" calcext:value-type="float">
            <text:p>218916</text:p>
          </table:table-cell>
          <table:table-cell office:value-type="float" office:value="2.43747919052591" calcext:value-type="float">
            <text:p>2.43747919052591</text:p>
          </table:table-cell>
          <table:table-cell office:value-type="float" office:value="1.2626595810246" calcext:value-type="float">
            <text:p>1.2626595810246</text:p>
          </table:table-cell>
          <table:table-cell office:value-type="float" office:value="0.580200026059154" calcext:value-type="float">
            <text:p>0.580200026059154</text:p>
          </table:table-cell>
          <table:table-cell office:value-type="float" office:value="0.408740688412272" calcext:value-type="float">
            <text:p>0.408740688412272</text:p>
          </table:table-cell>
          <table:table-cell office:value-type="float" office:value="0.510123432889394" calcext:value-type="float">
            <text:p>0.510123432889394</text:p>
          </table:table-cell>
          <table:table-cell office:value-type="float" office:value="5" calcext:value-type="float">
            <text:p>5</text:p>
          </table:table-cell>
          <table:table-cell office:value-type="float" office:value="0.313296951448554" calcext:value-type="float">
            <text:p>0.313296951448554</text:p>
          </table:table-cell>
          <table:table-cell office:value-type="float" office:value="0.130484119711413" calcext:value-type="float">
            <text:p>0.130484119711413</text:p>
          </table:table-cell>
          <table:table-cell office:value-type="float" office:value="-133.959994788169" calcext:value-type="float">
            <text:p>-133.959994788169</text:p>
          </table:table-cell>
          <table:table-cell office:value-type="float" office:value="-168.251862317546" calcext:value-type="float">
            <text:p>-168.251862317546</text:p>
          </table:table-cell>
          <table:table-cell office:value-type="float" office:value="-147.975313422121" calcext:value-type="float">
            <text:p>-147.975313422121</text:p>
          </table:table-cell>
          <table:table-cell office:value-type="float" office:value="750" calcext:value-type="float">
            <text:p>750</text:p>
          </table:table-cell>
          <table:table-cell office:value-type="float" office:value="-187.340609710289" calcext:value-type="float">
            <text:p>-187.340609710289</text:p>
          </table:table-cell>
        </table:table-row>
        <table:table-row table:style-name="ro1">
          <table:table-cell office:value-type="string" calcext:value-type="string">
            <text:p>2019-12-02 23:13:04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3918563639941" calcext:value-type="float">
            <text:p>73.3918563639941</text:p>
          </table:table-cell>
          <table:table-cell office:value-type="float" office:value="981.569906732355" calcext:value-type="float">
            <text:p>981.569906732355</text:p>
          </table:table-cell>
          <table:table-cell office:value-type="float" office:value="4089859" calcext:value-type="float">
            <text:p>4089859</text:p>
          </table:table-cell>
          <table:table-cell office:value-type="float" office:value="2120626" calcext:value-type="float">
            <text:p>2120626</text:p>
          </table:table-cell>
          <table:table-cell office:value-type="float" office:value="965598" calcext:value-type="float">
            <text:p>965598</text:p>
          </table:table-cell>
          <table:table-cell office:value-type="float" office:value="688640" calcext:value-type="float">
            <text:p>688640</text:p>
          </table:table-cell>
          <table:table-cell office:value-type="float" office:value="857170" calcext:value-type="float">
            <text:p>8571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99240" calcext:value-type="float">
            <text:p>499240</text:p>
          </table:table-cell>
          <table:table-cell office:value-type="float" office:value="218871" calcext:value-type="float">
            <text:p>218871</text:p>
          </table:table-cell>
          <table:table-cell office:value-type="float" office:value="2.43774621936634" calcext:value-type="float">
            <text:p>2.43774621936634</text:p>
          </table:table-cell>
          <table:table-cell office:value-type="float" office:value="1.26399174499413" calcext:value-type="float">
            <text:p>1.26399174499413</text:p>
          </table:table-cell>
          <table:table-cell office:value-type="float" office:value="0.575541326468149" calcext:value-type="float">
            <text:p>0.575541326468149</text:p>
          </table:table-cell>
          <table:table-cell office:value-type="float" office:value="0.410461474712071" calcext:value-type="float">
            <text:p>0.410461474712071</text:p>
          </table:table-cell>
          <table:table-cell office:value-type="float" office:value="0.510913194526815" calcext:value-type="float">
            <text:p>0.510913194526815</text:p>
          </table:table-cell>
          <table:table-cell office:value-type="float" office:value="5" calcext:value-type="float">
            <text:p>5</text:p>
          </table:table-cell>
          <table:table-cell office:value-type="float" office:value="0.2975702640498" calcext:value-type="float">
            <text:p>0.2975702640498</text:p>
          </table:table-cell>
          <table:table-cell office:value-type="float" office:value="0.130457297618067" calcext:value-type="float">
            <text:p>0.130457297618067</text:p>
          </table:table-cell>
          <table:table-cell office:value-type="float" office:value="-134.89173470637" calcext:value-type="float">
            <text:p>-134.89173470637</text:p>
          </table:table-cell>
          <table:table-cell office:value-type="float" office:value="-167.907705057586" calcext:value-type="float">
            <text:p>-167.907705057586</text:p>
          </table:table-cell>
          <table:table-cell office:value-type="float" office:value="-147.817361094637" calcext:value-type="float">
            <text:p>-147.817361094637</text:p>
          </table:table-cell>
          <table:table-cell office:value-type="float" office:value="750" calcext:value-type="float">
            <text:p>750</text:p>
          </table:table-cell>
          <table:table-cell office:value-type="float" office:value="-190.48594719004" calcext:value-type="float">
            <text:p>-190.48594719004</text:p>
          </table:table-cell>
        </table:table-row>
        <table:table-row table:style-name="ro1">
          <table:table-cell office:value-type="string" calcext:value-type="string">
            <text:p>2019-12-02 23:13:05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4066734118638" calcext:value-type="float">
            <text:p>73.4066734118638</text:p>
          </table:table-cell>
          <table:table-cell office:value-type="float" office:value="981.681668151775" calcext:value-type="float">
            <text:p>981.681668151775</text:p>
          </table:table-cell>
          <table:table-cell office:value-type="float" office:value="4088461" calcext:value-type="float">
            <text:p>4088461</text:p>
          </table:table-cell>
          <table:table-cell office:value-type="float" office:value="2121900" calcext:value-type="float">
            <text:p>2121900</text:p>
          </table:table-cell>
          <table:table-cell office:value-type="float" office:value="957879" calcext:value-type="float">
            <text:p>957879</text:p>
          </table:table-cell>
          <table:table-cell office:value-type="float" office:value="690133" calcext:value-type="float">
            <text:p>690133</text:p>
          </table:table-cell>
          <table:table-cell office:value-type="float" office:value="859495" calcext:value-type="float">
            <text:p>859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54075" calcext:value-type="float">
            <text:p>554075</text:p>
          </table:table-cell>
          <table:table-cell office:value-type="float" office:value="218911" calcext:value-type="float">
            <text:p>218911</text:p>
          </table:table-cell>
          <table:table-cell office:value-type="float" office:value="2.43691294633304" calcext:value-type="float">
            <text:p>2.43691294633304</text:p>
          </table:table-cell>
          <table:table-cell office:value-type="float" office:value="1.26475110825909" calcext:value-type="float">
            <text:p>1.26475110825909</text:p>
          </table:table-cell>
          <table:table-cell office:value-type="float" office:value="0.570940443389469" calcext:value-type="float">
            <text:p>0.570940443389469</text:p>
          </table:table-cell>
          <table:table-cell office:value-type="float" office:value="0.411351372164651" calcext:value-type="float">
            <text:p>0.411351372164651</text:p>
          </table:table-cell>
          <table:table-cell office:value-type="float" office:value="0.512299002683044" calcext:value-type="float">
            <text:p>0.512299002683044</text:p>
          </table:table-cell>
          <table:table-cell office:value-type="float" office:value="5" calcext:value-type="float">
            <text:p>5</text:p>
          </table:table-cell>
          <table:table-cell office:value-type="float" office:value="0.330254474908647" calcext:value-type="float">
            <text:p>0.330254474908647</text:p>
          </table:table-cell>
          <table:table-cell office:value-type="float" office:value="0.130481139478819" calcext:value-type="float">
            <text:p>0.130481139478819</text:p>
          </table:table-cell>
          <table:table-cell office:value-type="float" office:value="-135.811911322106" calcext:value-type="float">
            <text:p>-135.811911322106</text:p>
          </table:table-cell>
          <table:table-cell office:value-type="float" office:value="-167.72972556707" calcext:value-type="float">
            <text:p>-167.72972556707</text:p>
          </table:table-cell>
          <table:table-cell office:value-type="float" office:value="-147.540199463391" calcext:value-type="float">
            <text:p>-147.540199463391</text:p>
          </table:table-cell>
          <table:table-cell office:value-type="float" office:value="750" calcext:value-type="float">
            <text:p>750</text:p>
          </table:table-cell>
          <table:table-cell office:value-type="float" office:value="-183.949105018271" calcext:value-type="float">
            <text:p>-183.949105018271</text:p>
          </table:table-cell>
        </table:table-row>
        <table:table-row table:style-name="ro1">
          <table:table-cell office:value-type="string" calcext:value-type="string">
            <text:p>2019-12-02 23:13:06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416951599144" calcext:value-type="float">
            <text:p>73.416951599144</text:p>
          </table:table-cell>
          <table:table-cell office:value-type="float" office:value="981.563296435911" calcext:value-type="float">
            <text:p>981.563296435911</text:p>
          </table:table-cell>
          <table:table-cell office:value-type="float" office:value="4088789" calcext:value-type="float">
            <text:p>4088789</text:p>
          </table:table-cell>
          <table:table-cell office:value-type="float" office:value="2103282" calcext:value-type="float">
            <text:p>2103282</text:p>
          </table:table-cell>
          <table:table-cell office:value-type="float" office:value="956609" calcext:value-type="float">
            <text:p>956609</text:p>
          </table:table-cell>
          <table:table-cell office:value-type="float" office:value="691988" calcext:value-type="float">
            <text:p>691988</text:p>
          </table:table-cell>
          <table:table-cell office:value-type="float" office:value="860530" calcext:value-type="float">
            <text:p>8605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11995" calcext:value-type="float">
            <text:p>611995</text:p>
          </table:table-cell>
          <table:table-cell office:value-type="float" office:value="218957" calcext:value-type="float">
            <text:p>218957</text:p>
          </table:table-cell>
          <table:table-cell office:value-type="float" office:value="2.43710844959121" calcext:value-type="float">
            <text:p>2.43710844959121</text:p>
          </table:table-cell>
          <table:table-cell office:value-type="float" office:value="1.25365391417192" calcext:value-type="float">
            <text:p>1.25365391417192</text:p>
          </table:table-cell>
          <table:table-cell office:value-type="float" office:value="0.570183464310582" calcext:value-type="float">
            <text:p>0.570183464310582</text:p>
          </table:table-cell>
          <table:table-cell office:value-type="float" office:value="0.412457038457041" calcext:value-type="float">
            <text:p>0.412457038457041</text:p>
          </table:table-cell>
          <table:table-cell office:value-type="float" office:value="0.51291591083001" calcext:value-type="float">
            <text:p>0.51291591083001</text:p>
          </table:table-cell>
          <table:table-cell office:value-type="float" office:value="5" calcext:value-type="float">
            <text:p>5</text:p>
          </table:table-cell>
          <table:table-cell office:value-type="float" office:value="0.364777489278017" calcext:value-type="float">
            <text:p>0.364777489278017</text:p>
          </table:table-cell>
          <table:table-cell office:value-type="float" office:value="0.130508557618684" calcext:value-type="float">
            <text:p>0.130508557618684</text:p>
          </table:table-cell>
          <table:table-cell office:value-type="float" office:value="-135.963307137884" calcext:value-type="float">
            <text:p>-135.963307137884</text:p>
          </table:table-cell>
          <table:table-cell office:value-type="float" office:value="-167.508592308592" calcext:value-type="float">
            <text:p>-167.508592308592</text:p>
          </table:table-cell>
          <table:table-cell office:value-type="float" office:value="-147.416817833998" calcext:value-type="float">
            <text:p>-147.416817833998</text:p>
          </table:table-cell>
          <table:table-cell office:value-type="float" office:value="750" calcext:value-type="float">
            <text:p>750</text:p>
          </table:table-cell>
          <table:table-cell office:value-type="float" office:value="-177.044502144397" calcext:value-type="float">
            <text:p>-177.044502144397</text:p>
          </table:table-cell>
        </table:table-row>
        <table:table-row table:style-name="ro1">
          <table:table-cell office:value-type="string" calcext:value-type="string">
            <text:p>2019-12-02 23:13:07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432568864927" calcext:value-type="float">
            <text:p>73.432568864927</text:p>
          </table:table-cell>
          <table:table-cell office:value-type="float" office:value="981.582240783347" calcext:value-type="float">
            <text:p>981.582240783347</text:p>
          </table:table-cell>
          <table:table-cell office:value-type="float" office:value="4089972" calcext:value-type="float">
            <text:p>4089972</text:p>
          </table:table-cell>
          <table:table-cell office:value-type="float" office:value="2129680" calcext:value-type="float">
            <text:p>2129680</text:p>
          </table:table-cell>
          <table:table-cell office:value-type="float" office:value="958881" calcext:value-type="float">
            <text:p>958881</text:p>
          </table:table-cell>
          <table:table-cell office:value-type="float" office:value="694966" calcext:value-type="float">
            <text:p>694966</text:p>
          </table:table-cell>
          <table:table-cell office:value-type="float" office:value="861272" calcext:value-type="float">
            <text:p>861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5785" calcext:value-type="float">
            <text:p>715785</text:p>
          </table:table-cell>
          <table:table-cell office:value-type="float" office:value="218846" calcext:value-type="float">
            <text:p>218846</text:p>
          </table:table-cell>
          <table:table-cell office:value-type="float" office:value="2.43781357262296" calcext:value-type="float">
            <text:p>2.43781357262296</text:p>
          </table:table-cell>
          <table:table-cell office:value-type="float" office:value="1.26938835017542" calcext:value-type="float">
            <text:p>1.26938835017542</text:p>
          </table:table-cell>
          <table:table-cell office:value-type="float" office:value="0.571537682001314" calcext:value-type="float">
            <text:p>0.571537682001314</text:p>
          </table:table-cell>
          <table:table-cell office:value-type="float" office:value="0.414232064990051" calcext:value-type="float">
            <text:p>0.414232064990051</text:p>
          </table:table-cell>
          <table:table-cell office:value-type="float" office:value="0.513358177346966" calcext:value-type="float">
            <text:p>0.513358177346966</text:p>
          </table:table-cell>
          <table:table-cell office:value-type="float" office:value="5" calcext:value-type="float">
            <text:p>5</text:p>
          </table:table-cell>
          <table:table-cell office:value-type="float" office:value="0.426641157465119" calcext:value-type="float">
            <text:p>0.426641157465119</text:p>
          </table:table-cell>
          <table:table-cell office:value-type="float" office:value="0.130442396455097" calcext:value-type="float">
            <text:p>0.130442396455097</text:p>
          </table:table-cell>
          <table:table-cell office:value-type="float" office:value="-135.692463599737" calcext:value-type="float">
            <text:p>-135.692463599737</text:p>
          </table:table-cell>
          <table:table-cell office:value-type="float" office:value="-167.15358700199" calcext:value-type="float">
            <text:p>-167.15358700199</text:p>
          </table:table-cell>
          <table:table-cell office:value-type="float" office:value="-147.328364530607" calcext:value-type="float">
            <text:p>-147.328364530607</text:p>
          </table:table-cell>
          <table:table-cell office:value-type="float" office:value="750" calcext:value-type="float">
            <text:p>750</text:p>
          </table:table-cell>
          <table:table-cell office:value-type="float" office:value="-164.671768506976" calcext:value-type="float">
            <text:p>-164.671768506976</text:p>
          </table:table-cell>
        </table:table-row>
        <table:table-row table:style-name="ro1">
          <table:table-cell office:value-type="string" calcext:value-type="string">
            <text:p>2019-12-02 23:13:09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4222910374424" calcext:value-type="float">
            <text:p>73.4222910374424</text:p>
          </table:table-cell>
          <table:table-cell office:value-type="float" office:value="981.618222541538" calcext:value-type="float">
            <text:p>981.618222541538</text:p>
          </table:table-cell>
          <table:table-cell office:value-type="float" office:value="4088748" calcext:value-type="float">
            <text:p>4088748</text:p>
          </table:table-cell>
          <table:table-cell office:value-type="float" office:value="2111676" calcext:value-type="float">
            <text:p>2111676</text:p>
          </table:table-cell>
          <table:table-cell office:value-type="float" office:value="960653" calcext:value-type="float">
            <text:p>960653</text:p>
          </table:table-cell>
          <table:table-cell office:value-type="float" office:value="698899" calcext:value-type="float">
            <text:p>698899</text:p>
          </table:table-cell>
          <table:table-cell office:value-type="float" office:value="863442" calcext:value-type="float">
            <text:p>8634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10562" calcext:value-type="float">
            <text:p>510562</text:p>
          </table:table-cell>
          <table:table-cell office:value-type="float" office:value="218981" calcext:value-type="float">
            <text:p>218981</text:p>
          </table:table-cell>
          <table:table-cell office:value-type="float" office:value="2.43708401168394" calcext:value-type="float">
            <text:p>2.43708401168394</text:p>
          </table:table-cell>
          <table:table-cell office:value-type="float" office:value="1.2586571286508" calcext:value-type="float">
            <text:p>1.2586571286508</text:p>
          </table:table-cell>
          <table:table-cell office:value-type="float" office:value="0.572593876432642" calcext:value-type="float">
            <text:p>0.572593876432642</text:p>
          </table:table-cell>
          <table:table-cell office:value-type="float" office:value="0.416576315948524" calcext:value-type="float">
            <text:p>0.416576315948524</text:p>
          </table:table-cell>
          <table:table-cell office:value-type="float" office:value="0.51465159829278" calcext:value-type="float">
            <text:p>0.51465159829278</text:p>
          </table:table-cell>
          <table:table-cell office:value-type="float" office:value="5" calcext:value-type="float">
            <text:p>5</text:p>
          </table:table-cell>
          <table:table-cell office:value-type="float" office:value="0.304318702735746" calcext:value-type="float">
            <text:p>0.304318702735746</text:p>
          </table:table-cell>
          <table:table-cell office:value-type="float" office:value="0.130522862735136" calcext:value-type="float">
            <text:p>0.130522862735136</text:p>
          </table:table-cell>
          <table:table-cell office:value-type="float" office:value="-135.481224713472" calcext:value-type="float">
            <text:p>-135.481224713472</text:p>
          </table:table-cell>
          <table:table-cell office:value-type="float" office:value="-166.684736810295" calcext:value-type="float">
            <text:p>-166.684736810295</text:p>
          </table:table-cell>
          <table:table-cell office:value-type="float" office:value="-147.069680341444" calcext:value-type="float">
            <text:p>-147.069680341444</text:p>
          </table:table-cell>
          <table:table-cell office:value-type="float" office:value="750" calcext:value-type="float">
            <text:p>750</text:p>
          </table:table-cell>
          <table:table-cell office:value-type="float" office:value="-189.136259452851" calcext:value-type="float">
            <text:p>-189.136259452851</text:p>
          </table:table-cell>
        </table:table-row>
        <table:table-row table:style-name="ro1">
          <table:table-cell office:value-type="string" calcext:value-type="string">
            <text:p>2019-12-02 23:13:10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4276304672263" calcext:value-type="float">
            <text:p>73.4276304672263</text:p>
          </table:table-cell>
          <table:table-cell office:value-type="float" office:value="981.590759477873" calcext:value-type="float">
            <text:p>981.590759477873</text:p>
          </table:table-cell>
          <table:table-cell office:value-type="float" office:value="4087420" calcext:value-type="float">
            <text:p>4087420</text:p>
          </table:table-cell>
          <table:table-cell office:value-type="float" office:value="2129142" calcext:value-type="float">
            <text:p>2129142</text:p>
          </table:table-cell>
          <table:table-cell office:value-type="float" office:value="963641" calcext:value-type="float">
            <text:p>963641</text:p>
          </table:table-cell>
          <table:table-cell office:value-type="float" office:value="700447" calcext:value-type="float">
            <text:p>700447</text:p>
          </table:table-cell>
          <table:table-cell office:value-type="float" office:value="867022" calcext:value-type="float">
            <text:p>867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88806" calcext:value-type="float">
            <text:p>488806</text:p>
          </table:table-cell>
          <table:table-cell office:value-type="float" office:value="219003" calcext:value-type="float">
            <text:p>219003</text:p>
          </table:table-cell>
          <table:table-cell office:value-type="float" office:value="2.43629246190696" calcext:value-type="float">
            <text:p>2.43629246190696</text:p>
          </table:table-cell>
          <table:table-cell office:value-type="float" office:value="1.2690676771483" calcext:value-type="float">
            <text:p>1.2690676771483</text:p>
          </table:table-cell>
          <table:table-cell office:value-type="float" office:value="0.574374863430841" calcext:value-type="float">
            <text:p>0.574374863430841</text:p>
          </table:table-cell>
          <table:table-cell office:value-type="float" office:value="0.417498995959639" calcext:value-type="float">
            <text:p>0.417498995959639</text:p>
          </table:table-cell>
          <table:table-cell office:value-type="float" office:value="0.516785444830113" calcext:value-type="float">
            <text:p>0.516785444830113</text:p>
          </table:table-cell>
          <table:table-cell office:value-type="float" office:value="5" calcext:value-type="float">
            <text:p>5</text:p>
          </table:table-cell>
          <table:table-cell office:value-type="float" office:value="0.291351114672555" calcext:value-type="float">
            <text:p>0.291351114672555</text:p>
          </table:table-cell>
          <table:table-cell office:value-type="float" office:value="0.13053597575855" calcext:value-type="float">
            <text:p>0.13053597575855</text:p>
          </table:table-cell>
          <table:table-cell office:value-type="float" office:value="-135.125027313832" calcext:value-type="float">
            <text:p>-135.125027313832</text:p>
          </table:table-cell>
          <table:table-cell office:value-type="float" office:value="-166.500200808072" calcext:value-type="float">
            <text:p>-166.500200808072</text:p>
          </table:table-cell>
          <table:table-cell office:value-type="float" office:value="-146.642911033977" calcext:value-type="float">
            <text:p>-146.642911033977</text:p>
          </table:table-cell>
          <table:table-cell office:value-type="float" office:value="750" calcext:value-type="float">
            <text:p>750</text:p>
          </table:table-cell>
          <table:table-cell office:value-type="float" office:value="-191.729777065489" calcext:value-type="float">
            <text:p>-191.729777065489</text:p>
          </table:table-cell>
        </table:table-row>
        <table:table-row table:style-name="ro1">
          <table:table-cell office:value-type="string" calcext:value-type="string">
            <text:p>2019-12-02 23:13:11</text:p>
          </table:table-cell>
          <table:table-cell office:value-type="float" office:value="24.3719133349659" calcext:value-type="float">
            <text:p>24.3719133349659</text:p>
          </table:table-cell>
          <table:table-cell office:value-type="float" office:value="73.4588642121564" calcext:value-type="float">
            <text:p>73.4588642121564</text:p>
          </table:table-cell>
          <table:table-cell office:value-type="float" office:value="981.628647359587" calcext:value-type="float">
            <text:p>981.628647359587</text:p>
          </table:table-cell>
          <table:table-cell office:value-type="float" office:value="4089647" calcext:value-type="float">
            <text:p>4089647</text:p>
          </table:table-cell>
          <table:table-cell office:value-type="float" office:value="2105636" calcext:value-type="float">
            <text:p>2105636</text:p>
          </table:table-cell>
          <table:table-cell office:value-type="float" office:value="962053" calcext:value-type="float">
            <text:p>962053</text:p>
          </table:table-cell>
          <table:table-cell office:value-type="float" office:value="701958" calcext:value-type="float">
            <text:p>701958</text:p>
          </table:table-cell>
          <table:table-cell office:value-type="float" office:value="867496" calcext:value-type="float">
            <text:p>8674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53849" calcext:value-type="float">
            <text:p>553849</text:p>
          </table:table-cell>
          <table:table-cell office:value-type="float" office:value="218964" calcext:value-type="float">
            <text:p>218964</text:p>
          </table:table-cell>
          <table:table-cell office:value-type="float" office:value="2.43761985750435" calcext:value-type="float">
            <text:p>2.43761985750435</text:p>
          </table:table-cell>
          <table:table-cell office:value-type="float" office:value="1.2550570076772" calcext:value-type="float">
            <text:p>1.2550570076772</text:p>
          </table:table-cell>
          <table:table-cell office:value-type="float" office:value="0.573428341558974" calcext:value-type="float">
            <text:p>0.573428341558974</text:p>
          </table:table-cell>
          <table:table-cell office:value-type="float" office:value="0.418399622249558" calcext:value-type="float">
            <text:p>0.418399622249558</text:p>
          </table:table-cell>
          <table:table-cell office:value-type="float" office:value="0.517067970880028" calcext:value-type="float">
            <text:p>0.517067970880028</text:p>
          </table:table-cell>
          <table:table-cell office:value-type="float" office:value="5" calcext:value-type="float">
            <text:p>5</text:p>
          </table:table-cell>
          <table:table-cell office:value-type="float" office:value="0.330119768395396" calcext:value-type="float">
            <text:p>0.330119768395396</text:p>
          </table:table-cell>
          <table:table-cell office:value-type="float" office:value="0.130512729944316" calcext:value-type="float">
            <text:p>0.130512729944316</text:p>
          </table:table-cell>
          <table:table-cell office:value-type="float" office:value="-135.314331688205" calcext:value-type="float">
            <text:p>-135.314331688205</text:p>
          </table:table-cell>
          <table:table-cell office:value-type="float" office:value="-166.320075550088" calcext:value-type="float">
            <text:p>-166.320075550088</text:p>
          </table:table-cell>
          <table:table-cell office:value-type="float" office:value="-146.586405823994" calcext:value-type="float">
            <text:p>-146.586405823994</text:p>
          </table:table-cell>
          <table:table-cell office:value-type="float" office:value="750" calcext:value-type="float">
            <text:p>750</text:p>
          </table:table-cell>
          <table:table-cell office:value-type="float" office:value="-183.976046320921" calcext:value-type="float">
            <text:p>-183.976046320921</text:p>
          </table:table-cell>
        </table:table-row>
        <table:table-row table:style-name="ro1">
          <table:table-cell office:value-type="string" calcext:value-type="string">
            <text:p>2019-12-02 23:13:13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4806227347771" calcext:value-type="float">
            <text:p>73.4806227347771</text:p>
          </table:table-cell>
          <table:table-cell office:value-type="float" office:value="981.664629353075" calcext:value-type="float">
            <text:p>981.664629353075</text:p>
          </table:table-cell>
          <table:table-cell office:value-type="float" office:value="4089698" calcext:value-type="float">
            <text:p>4089698</text:p>
          </table:table-cell>
          <table:table-cell office:value-type="float" office:value="2128076" calcext:value-type="float">
            <text:p>2128076</text:p>
          </table:table-cell>
          <table:table-cell office:value-type="float" office:value="962983" calcext:value-type="float">
            <text:p>962983</text:p>
          </table:table-cell>
          <table:table-cell office:value-type="float" office:value="704692" calcext:value-type="float">
            <text:p>704692</text:p>
          </table:table-cell>
          <table:table-cell office:value-type="float" office:value="868086" calcext:value-type="float">
            <text:p>8680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56576" calcext:value-type="float">
            <text:p>656576</text:p>
          </table:table-cell>
          <table:table-cell office:value-type="float" office:value="218945" calcext:value-type="float">
            <text:p>218945</text:p>
          </table:table-cell>
          <table:table-cell office:value-type="float" office:value="2.43765025587681" calcext:value-type="float">
            <text:p>2.43765025587681</text:p>
          </table:table-cell>
          <table:table-cell office:value-type="float" office:value="1.26843229155925" calcext:value-type="float">
            <text:p>1.26843229155925</text:p>
          </table:table-cell>
          <table:table-cell office:value-type="float" office:value="0.573982664821466" calcext:value-type="float">
            <text:p>0.573982664821466</text:p>
          </table:table-cell>
          <table:table-cell office:value-type="float" office:value="0.42002921343198" calcext:value-type="float">
            <text:p>0.42002921343198</text:p>
          </table:table-cell>
          <table:table-cell office:value-type="float" office:value="0.517419638326125" calcext:value-type="float">
            <text:p>0.517419638326125</text:p>
          </table:table-cell>
          <table:table-cell office:value-type="float" office:value="5" calcext:value-type="float">
            <text:p>5</text:p>
          </table:table-cell>
          <table:table-cell office:value-type="float" office:value="0.391349839133005" calcext:value-type="float">
            <text:p>0.391349839133005</text:p>
          </table:table-cell>
          <table:table-cell office:value-type="float" office:value="0.130501405060459" calcext:value-type="float">
            <text:p>0.130501405060459</text:p>
          </table:table-cell>
          <table:table-cell office:value-type="float" office:value="-135.203467035707" calcext:value-type="float">
            <text:p>-135.203467035707</text:p>
          </table:table-cell>
          <table:table-cell office:value-type="float" office:value="-165.994157313604" calcext:value-type="float">
            <text:p>-165.994157313604</text:p>
          </table:table-cell>
          <table:table-cell office:value-type="float" office:value="-146.516072334775" calcext:value-type="float">
            <text:p>-146.516072334775</text:p>
          </table:table-cell>
          <table:table-cell office:value-type="float" office:value="750" calcext:value-type="float">
            <text:p>750</text:p>
          </table:table-cell>
          <table:table-cell office:value-type="float" office:value="-171.730032173399" calcext:value-type="float">
            <text:p>-171.730032173399</text:p>
          </table:table-cell>
        </table:table-row>
        <table:table-row table:style-name="ro1">
          <table:table-cell office:value-type="string" calcext:value-type="string">
            <text:p>2019-12-02 23:13:14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5011761575808" calcext:value-type="float">
            <text:p>73.5011761575808</text:p>
          </table:table-cell>
          <table:table-cell office:value-type="float" office:value="981.62012828128" calcext:value-type="float">
            <text:p>981.62012828128</text:p>
          </table:table-cell>
          <table:table-cell office:value-type="float" office:value="4089729" calcext:value-type="float">
            <text:p>4089729</text:p>
          </table:table-cell>
          <table:table-cell office:value-type="float" office:value="2114782" calcext:value-type="float">
            <text:p>2114782</text:p>
          </table:table-cell>
          <table:table-cell office:value-type="float" office:value="961585" calcext:value-type="float">
            <text:p>961585</text:p>
          </table:table-cell>
          <table:table-cell office:value-type="float" office:value="708491" calcext:value-type="float">
            <text:p>708491</text:p>
          </table:table-cell>
          <table:table-cell office:value-type="float" office:value="870228" calcext:value-type="float">
            <text:p>8702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92607" calcext:value-type="float">
            <text:p>492607</text:p>
          </table:table-cell>
          <table:table-cell office:value-type="float" office:value="219005" calcext:value-type="float">
            <text:p>219005</text:p>
          </table:table-cell>
          <table:table-cell office:value-type="float" office:value="2.43766873331889" calcext:value-type="float">
            <text:p>2.43766873331889</text:p>
          </table:table-cell>
          <table:table-cell office:value-type="float" office:value="1.26050844913822" calcext:value-type="float">
            <text:p>1.26050844913822</text:p>
          </table:table-cell>
          <table:table-cell office:value-type="float" office:value="0.573149391788172" calcext:value-type="float">
            <text:p>0.573149391788172</text:p>
          </table:table-cell>
          <table:table-cell office:value-type="float" office:value="0.422293594156932" calcext:value-type="float">
            <text:p>0.422293594156932</text:p>
          </table:table-cell>
          <table:table-cell office:value-type="float" office:value="0.518696369969412" calcext:value-type="float">
            <text:p>0.518696369969412</text:p>
          </table:table-cell>
          <table:table-cell office:value-type="float" office:value="5" calcext:value-type="float">
            <text:p>5</text:p>
          </table:table-cell>
          <table:table-cell office:value-type="float" office:value="0.293616687490545" calcext:value-type="float">
            <text:p>0.293616687490545</text:p>
          </table:table-cell>
          <table:table-cell office:value-type="float" office:value="0.130537167851587" calcext:value-type="float">
            <text:p>0.130537167851587</text:p>
          </table:table-cell>
          <table:table-cell office:value-type="float" office:value="-135.370121642366" calcext:value-type="float">
            <text:p>-135.370121642366</text:p>
          </table:table-cell>
          <table:table-cell office:value-type="float" office:value="-165.541281168614" calcext:value-type="float">
            <text:p>-165.541281168614</text:p>
          </table:table-cell>
          <table:table-cell office:value-type="float" office:value="-146.260726006118" calcext:value-type="float">
            <text:p>-146.260726006118</text:p>
          </table:table-cell>
          <table:table-cell office:value-type="float" office:value="750" calcext:value-type="float">
            <text:p>750</text:p>
          </table:table-cell>
          <table:table-cell office:value-type="float" office:value="-191.276662501891" calcext:value-type="float">
            <text:p>-191.276662501891</text:p>
          </table:table-cell>
        </table:table-row>
        <table:table-row table:style-name="ro1">
          <table:table-cell office:value-type="string" calcext:value-type="string">
            <text:p>2019-12-02 23:13:15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5278716854283" calcext:value-type="float">
            <text:p>73.5278716854283</text:p>
          </table:table-cell>
          <table:table-cell office:value-type="float" office:value="981.537741149401" calcext:value-type="float">
            <text:p>981.537741149401</text:p>
          </table:table-cell>
          <table:table-cell office:value-type="float" office:value="4090629" calcext:value-type="float">
            <text:p>4090629</text:p>
          </table:table-cell>
          <table:table-cell office:value-type="float" office:value="2115294" calcext:value-type="float">
            <text:p>2115294</text:p>
          </table:table-cell>
          <table:table-cell office:value-type="float" office:value="961986" calcext:value-type="float">
            <text:p>961986</text:p>
          </table:table-cell>
          <table:table-cell office:value-type="float" office:value="708886" calcext:value-type="float">
            <text:p>708886</text:p>
          </table:table-cell>
          <table:table-cell office:value-type="float" office:value="872830" calcext:value-type="float">
            <text:p>8728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17703" calcext:value-type="float">
            <text:p>517703</text:p>
          </table:table-cell>
          <table:table-cell office:value-type="float" office:value="218964" calcext:value-type="float">
            <text:p>218964</text:p>
          </table:table-cell>
          <table:table-cell office:value-type="float" office:value="2.43820517518582" calcext:value-type="float">
            <text:p>2.43820517518582</text:p>
          </table:table-cell>
          <table:table-cell office:value-type="float" office:value="1.26081362495585" calcext:value-type="float">
            <text:p>1.26081362495585</text:p>
          </table:table-cell>
          <table:table-cell office:value-type="float" office:value="0.573388406442214" calcext:value-type="float">
            <text:p>0.573388406442214</text:p>
          </table:table-cell>
          <table:table-cell office:value-type="float" office:value="0.422529032531861" calcext:value-type="float">
            <text:p>0.422529032531861</text:p>
          </table:table-cell>
          <table:table-cell office:value-type="float" office:value="0.520247283011351" calcext:value-type="float">
            <text:p>0.520247283011351</text:p>
          </table:table-cell>
          <table:table-cell office:value-type="float" office:value="5" calcext:value-type="float">
            <text:p>5</text:p>
          </table:table-cell>
          <table:table-cell office:value-type="float" office:value="0.308575070926555" calcext:value-type="float">
            <text:p>0.308575070926555</text:p>
          </table:table-cell>
          <table:table-cell office:value-type="float" office:value="0.130512729944316" calcext:value-type="float">
            <text:p>0.130512729944316</text:p>
          </table:table-cell>
          <table:table-cell office:value-type="float" office:value="-135.322318711557" calcext:value-type="float">
            <text:p>-135.322318711557</text:p>
          </table:table-cell>
          <table:table-cell office:value-type="float" office:value="-165.494193493628" calcext:value-type="float">
            <text:p>-165.494193493628</text:p>
          </table:table-cell>
          <table:table-cell office:value-type="float" office:value="-145.95054339773" calcext:value-type="float">
            <text:p>-145.95054339773</text:p>
          </table:table-cell>
          <table:table-cell office:value-type="float" office:value="750" calcext:value-type="float">
            <text:p>750</text:p>
          </table:table-cell>
          <table:table-cell office:value-type="float" office:value="-188.284985814689" calcext:value-type="float">
            <text:p>-188.284985814689</text:p>
          </table:table-cell>
        </table:table-row>
        <table:table-row table:style-name="ro1">
          <table:table-cell office:value-type="string" calcext:value-type="string">
            <text:p>2019-12-02 23:13:16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5545670004313" calcext:value-type="float">
            <text:p>73.5545670004313</text:p>
          </table:table-cell>
          <table:table-cell office:value-type="float" office:value="981.675053144372" calcext:value-type="float">
            <text:p>981.675053144372</text:p>
          </table:table-cell>
          <table:table-cell office:value-type="float" office:value="4089310" calcext:value-type="float">
            <text:p>4089310</text:p>
          </table:table-cell>
          <table:table-cell office:value-type="float" office:value="2119145" calcext:value-type="float">
            <text:p>2119145</text:p>
          </table:table-cell>
          <table:table-cell office:value-type="float" office:value="961695" calcext:value-type="float">
            <text:p>961695</text:p>
          </table:table-cell>
          <table:table-cell office:value-type="float" office:value="710915" calcext:value-type="float">
            <text:p>710915</text:p>
          </table:table-cell>
          <table:table-cell office:value-type="float" office:value="873367" calcext:value-type="float">
            <text:p>8733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82263" calcext:value-type="float">
            <text:p>682263</text:p>
          </table:table-cell>
          <table:table-cell office:value-type="float" office:value="218963" calcext:value-type="float">
            <text:p>218963</text:p>
          </table:table-cell>
          <table:table-cell office:value-type="float" office:value="2.43741898982751" calcext:value-type="float">
            <text:p>2.43741898982751</text:p>
          </table:table-cell>
          <table:table-cell office:value-type="float" office:value="1.26310900009978" calcext:value-type="float">
            <text:p>1.26310900009978</text:p>
          </table:table-cell>
          <table:table-cell office:value-type="float" office:value="0.573214956905241" calcext:value-type="float">
            <text:p>0.573214956905241</text:p>
          </table:table-cell>
          <table:table-cell office:value-type="float" office:value="0.423738410918523" calcext:value-type="float">
            <text:p>0.423738410918523</text:p>
          </table:table-cell>
          <table:table-cell office:value-type="float" office:value="0.520567359991951" calcext:value-type="float">
            <text:p>0.520567359991951</text:p>
          </table:table-cell>
          <table:table-cell office:value-type="float" office:value="5" calcext:value-type="float">
            <text:p>5</text:p>
          </table:table-cell>
          <table:table-cell office:value-type="float" office:value="0.406660486061631" calcext:value-type="float">
            <text:p>0.406660486061631</text:p>
          </table:table-cell>
          <table:table-cell office:value-type="float" office:value="0.130512133897797" calcext:value-type="float">
            <text:p>0.130512133897797</text:p>
          </table:table-cell>
          <table:table-cell office:value-type="float" office:value="-135.357008618952" calcext:value-type="float">
            <text:p>-135.357008618952</text:p>
          </table:table-cell>
          <table:table-cell office:value-type="float" office:value="-165.252317816295" calcext:value-type="float">
            <text:p>-165.252317816295</text:p>
          </table:table-cell>
          <table:table-cell office:value-type="float" office:value="-145.88652800161" calcext:value-type="float">
            <text:p>-145.88652800161</text:p>
          </table:table-cell>
          <table:table-cell office:value-type="float" office:value="750" calcext:value-type="float">
            <text:p>750</text:p>
          </table:table-cell>
          <table:table-cell office:value-type="float" office:value="-168.667902787674" calcext:value-type="float">
            <text:p>-168.667902787674</text:p>
          </table:table-cell>
        </table:table-row>
        <table:table-row table:style-name="ro1">
          <table:table-cell office:value-type="string" calcext:value-type="string">
            <text:p>2019-12-02 23:13:18</text:p>
          </table:table-cell>
          <table:table-cell office:value-type="float" office:value="24.3618053951359" calcext:value-type="float">
            <text:p>24.3618053951359</text:p>
          </table:table-cell>
          <table:table-cell office:value-type="float" office:value="73.5541645721812" calcext:value-type="float">
            <text:p>73.5541645721812</text:p>
          </table:table-cell>
          <table:table-cell office:value-type="float" office:value="981.639071431781" calcext:value-type="float">
            <text:p>981.639071431781</text:p>
          </table:table-cell>
          <table:table-cell office:value-type="float" office:value="4089708" calcext:value-type="float">
            <text:p>4089708</text:p>
          </table:table-cell>
          <table:table-cell office:value-type="float" office:value="2106885" calcext:value-type="float">
            <text:p>2106885</text:p>
          </table:table-cell>
          <table:table-cell office:value-type="float" office:value="961039" calcext:value-type="float">
            <text:p>961039</text:p>
          </table:table-cell>
          <table:table-cell office:value-type="float" office:value="715560" calcext:value-type="float">
            <text:p>715560</text:p>
          </table:table-cell>
          <table:table-cell office:value-type="float" office:value="876272" calcext:value-type="float">
            <text:p>87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64470" calcext:value-type="float">
            <text:p>464470</text:p>
          </table:table-cell>
          <table:table-cell office:value-type="float" office:value="219069" calcext:value-type="float">
            <text:p>219069</text:p>
          </table:table-cell>
          <table:table-cell office:value-type="float" office:value="2.437656216342" calcext:value-type="float">
            <text:p>2.437656216342</text:p>
          </table:table-cell>
          <table:table-cell office:value-type="float" office:value="1.25580146977919" calcext:value-type="float">
            <text:p>1.25580146977919</text:p>
          </table:table-cell>
          <table:table-cell office:value-type="float" office:value="0.572823950388902" calcext:value-type="float">
            <text:p>0.572823950388902</text:p>
          </table:table-cell>
          <table:table-cell office:value-type="float" office:value="0.426507046998387" calcext:value-type="float">
            <text:p>0.426507046998387</text:p>
          </table:table-cell>
          <table:table-cell office:value-type="float" office:value="0.522298875129089" calcext:value-type="float">
            <text:p>0.522298875129089</text:p>
          </table:table-cell>
          <table:table-cell office:value-type="float" office:value="5" calcext:value-type="float">
            <text:p>5</text:p>
          </table:table-cell>
          <table:table-cell office:value-type="float" office:value="0.276845726590839" calcext:value-type="float">
            <text:p>0.276845726590839</text:p>
          </table:table-cell>
          <table:table-cell office:value-type="float" office:value="0.130575314828791" calcext:value-type="float">
            <text:p>0.130575314828791</text:p>
          </table:table-cell>
          <table:table-cell office:value-type="float" office:value="-135.43520992222" calcext:value-type="float">
            <text:p>-135.43520992222</text:p>
          </table:table-cell>
          <table:table-cell office:value-type="float" office:value="-164.698590600323" calcext:value-type="float">
            <text:p>-164.698590600323</text:p>
          </table:table-cell>
          <table:table-cell office:value-type="float" office:value="-145.540224974182" calcext:value-type="float">
            <text:p>-145.540224974182</text:p>
          </table:table-cell>
          <table:table-cell office:value-type="float" office:value="750" calcext:value-type="float">
            <text:p>750</text:p>
          </table:table-cell>
          <table:table-cell office:value-type="float" office:value="-194.630854681832" calcext:value-type="float">
            <text:p>-194.630854681832</text:p>
          </table:table-cell>
        </table:table-row>
        <table:table-row table:style-name="ro1">
          <table:table-cell office:value-type="string" calcext:value-type="string">
            <text:p>2019-12-02 23:13:19</text:p>
          </table:table-cell>
          <table:table-cell office:value-type="float" office:value="24.3618053951359" calcext:value-type="float">
            <text:p>24.3618053951359</text:p>
          </table:table-cell>
          <table:table-cell office:value-type="float" office:value="73.5861983103014" calcext:value-type="float">
            <text:p>73.5861983103014</text:p>
          </table:table-cell>
          <table:table-cell office:value-type="float" office:value="981.611609239875" calcext:value-type="float">
            <text:p>981.611609239875</text:p>
          </table:table-cell>
          <table:table-cell office:value-type="float" office:value="4090061" calcext:value-type="float">
            <text:p>4090061</text:p>
          </table:table-cell>
          <table:table-cell office:value-type="float" office:value="2136525" calcext:value-type="float">
            <text:p>2136525</text:p>
          </table:table-cell>
          <table:table-cell office:value-type="float" office:value="962552" calcext:value-type="float">
            <text:p>962552</text:p>
          </table:table-cell>
          <table:table-cell office:value-type="float" office:value="716136" calcext:value-type="float">
            <text:p>716136</text:p>
          </table:table-cell>
          <table:table-cell office:value-type="float" office:value="879042" calcext:value-type="float">
            <text:p>8790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57216" calcext:value-type="float">
            <text:p>457216</text:p>
          </table:table-cell>
          <table:table-cell office:value-type="float" office:value="219065" calcext:value-type="float">
            <text:p>219065</text:p>
          </table:table-cell>
          <table:table-cell office:value-type="float" office:value="2.43786662076314" calcext:value-type="float">
            <text:p>2.43786662076314</text:p>
          </table:table-cell>
          <table:table-cell office:value-type="float" office:value="1.27346828859666" calcext:value-type="float">
            <text:p>1.27346828859666</text:p>
          </table:table-cell>
          <table:table-cell office:value-type="float" office:value="0.573725768771859" calcext:value-type="float">
            <text:p>0.573725768771859</text:p>
          </table:table-cell>
          <table:table-cell office:value-type="float" office:value="0.426850369793221" calcext:value-type="float">
            <text:p>0.426850369793221</text:p>
          </table:table-cell>
          <table:table-cell office:value-type="float" office:value="0.523949923986187" calcext:value-type="float">
            <text:p>0.523949923986187</text:p>
          </table:table-cell>
          <table:table-cell office:value-type="float" office:value="5" calcext:value-type="float">
            <text:p>5</text:p>
          </table:table-cell>
          <table:table-cell office:value-type="float" office:value="0.272522005143405" calcext:value-type="float">
            <text:p>0.272522005143405</text:p>
          </table:table-cell>
          <table:table-cell office:value-type="float" office:value="0.130572930642716" calcext:value-type="float">
            <text:p>0.130572930642716</text:p>
          </table:table-cell>
          <table:table-cell office:value-type="float" office:value="-135.254846245628" calcext:value-type="float">
            <text:p>-135.254846245628</text:p>
          </table:table-cell>
          <table:table-cell office:value-type="float" office:value="-164.629926041356" calcext:value-type="float">
            <text:p>-164.629926041356</text:p>
          </table:table-cell>
          <table:table-cell office:value-type="float" office:value="-145.210015202763" calcext:value-type="float">
            <text:p>-145.210015202763</text:p>
          </table:table-cell>
          <table:table-cell office:value-type="float" office:value="750" calcext:value-type="float">
            <text:p>750</text:p>
          </table:table-cell>
          <table:table-cell office:value-type="float" office:value="-195.495598971319" calcext:value-type="float">
            <text:p>-195.495598971319</text:p>
          </table:table-cell>
        </table:table-row>
        <table:table-row table:style-name="ro1">
          <table:table-cell office:value-type="string" calcext:value-type="string">
            <text:p>2019-12-02 23:13:20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6079569919036" calcext:value-type="float">
            <text:p>73.6079569919036</text:p>
          </table:table-cell>
          <table:table-cell office:value-type="float" office:value="981.62012828128" calcext:value-type="float">
            <text:p>981.62012828128</text:p>
          </table:table-cell>
          <table:table-cell office:value-type="float" office:value="4089494" calcext:value-type="float">
            <text:p>4089494</text:p>
          </table:table-cell>
          <table:table-cell office:value-type="float" office:value="2107042" calcext:value-type="float">
            <text:p>2107042</text:p>
          </table:table-cell>
          <table:table-cell office:value-type="float" office:value="961232" calcext:value-type="float">
            <text:p>961232</text:p>
          </table:table-cell>
          <table:table-cell office:value-type="float" office:value="716878" calcext:value-type="float">
            <text:p>716878</text:p>
          </table:table-cell>
          <table:table-cell office:value-type="float" office:value="878900" calcext:value-type="float">
            <text:p>8789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40042" calcext:value-type="float">
            <text:p>640042</text:p>
          </table:table-cell>
          <table:table-cell office:value-type="float" office:value="219063" calcext:value-type="float">
            <text:p>219063</text:p>
          </table:table-cell>
          <table:table-cell office:value-type="float" office:value="2.43752866238697" calcext:value-type="float">
            <text:p>2.43752866238697</text:p>
          </table:table-cell>
          <table:table-cell office:value-type="float" office:value="1.25589504908264" calcext:value-type="float">
            <text:p>1.25589504908264</text:p>
          </table:table-cell>
          <table:table-cell office:value-type="float" office:value="0.572938987367032" calcext:value-type="float">
            <text:p>0.572938987367032</text:p>
          </table:table-cell>
          <table:table-cell office:value-type="float" office:value="0.427292636310176" calcext:value-type="float">
            <text:p>0.427292636310176</text:p>
          </table:table-cell>
          <table:table-cell office:value-type="float" office:value="0.523865285380517" calcext:value-type="float">
            <text:p>0.523865285380517</text:p>
          </table:table-cell>
          <table:table-cell office:value-type="float" office:value="5" calcext:value-type="float">
            <text:p>5</text:p>
          </table:table-cell>
          <table:table-cell office:value-type="float" office:value="0.38149480599103" calcext:value-type="float">
            <text:p>0.38149480599103</text:p>
          </table:table-cell>
          <table:table-cell office:value-type="float" office:value="0.130571738549678" calcext:value-type="float">
            <text:p>0.130571738549678</text:p>
          </table:table-cell>
          <table:table-cell office:value-type="float" office:value="-135.412202526594" calcext:value-type="float">
            <text:p>-135.412202526594</text:p>
          </table:table-cell>
          <table:table-cell office:value-type="float" office:value="-164.541472737965" calcext:value-type="float">
            <text:p>-164.541472737965</text:p>
          </table:table-cell>
          <table:table-cell office:value-type="float" office:value="-145.226942923897" calcext:value-type="float">
            <text:p>-145.226942923897</text:p>
          </table:table-cell>
          <table:table-cell office:value-type="float" office:value="750" calcext:value-type="float">
            <text:p>750</text:p>
          </table:table-cell>
          <table:table-cell office:value-type="float" office:value="-173.701038801794" calcext:value-type="float">
            <text:p>-173.701038801794</text:p>
          </table:table-cell>
        </table:table-row>
        <table:table-row table:style-name="ro1">
          <table:table-cell office:value-type="string" calcext:value-type="string">
            <text:p>2019-12-02 23:13:22</text:p>
          </table:table-cell>
          <table:table-cell office:value-type="float" office:value="24.3618053951359" calcext:value-type="float">
            <text:p>24.3618053951359</text:p>
          </table:table-cell>
          <table:table-cell office:value-type="float" office:value="73.6502648670744" calcext:value-type="float">
            <text:p>73.6502648670744</text:p>
          </table:table-cell>
          <table:table-cell office:value-type="float" office:value="981.611609239875" calcext:value-type="float">
            <text:p>981.611609239875</text:p>
          </table:table-cell>
          <table:table-cell office:value-type="float" office:value="4088974" calcext:value-type="float">
            <text:p>4088974</text:p>
          </table:table-cell>
          <table:table-cell office:value-type="float" office:value="2129450" calcext:value-type="float">
            <text:p>2129450</text:p>
          </table:table-cell>
          <table:table-cell office:value-type="float" office:value="961282" calcext:value-type="float">
            <text:p>961282</text:p>
          </table:table-cell>
          <table:table-cell office:value-type="float" office:value="719546" calcext:value-type="float">
            <text:p>719546</text:p>
          </table:table-cell>
          <table:table-cell office:value-type="float" office:value="879982" calcext:value-type="float">
            <text:p>8799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92162" calcext:value-type="float">
            <text:p>592162</text:p>
          </table:table-cell>
          <table:table-cell office:value-type="float" office:value="219004" calcext:value-type="float">
            <text:p>219004</text:p>
          </table:table-cell>
          <table:table-cell office:value-type="float" office:value="2.43721871819719" calcext:value-type="float">
            <text:p>2.43721871819719</text:p>
          </table:table-cell>
          <table:table-cell office:value-type="float" office:value="1.2692512594761" calcext:value-type="float">
            <text:p>1.2692512594761</text:p>
          </table:table-cell>
          <table:table-cell office:value-type="float" office:value="0.572968789692973" calcext:value-type="float">
            <text:p>0.572968789692973</text:p>
          </table:table-cell>
          <table:table-cell office:value-type="float" office:value="0.428882888422357" calcext:value-type="float">
            <text:p>0.428882888422357</text:p>
          </table:table-cell>
          <table:table-cell office:value-type="float" office:value="0.524510207713867" calcext:value-type="float">
            <text:p>0.524510207713867</text:p>
          </table:table-cell>
          <table:table-cell office:value-type="float" office:value="5" calcext:value-type="float">
            <text:p>5</text:p>
          </table:table-cell>
          <table:table-cell office:value-type="float" office:value="0.352956098670494" calcext:value-type="float">
            <text:p>0.352956098670494</text:p>
          </table:table-cell>
          <table:table-cell office:value-type="float" office:value="0.130536571805069" calcext:value-type="float">
            <text:p>0.130536571805069</text:p>
          </table:table-cell>
          <table:table-cell office:value-type="float" office:value="-135.406242061405" calcext:value-type="float">
            <text:p>-135.406242061405</text:p>
          </table:table-cell>
          <table:table-cell office:value-type="float" office:value="-164.223422315529" calcext:value-type="float">
            <text:p>-164.223422315529</text:p>
          </table:table-cell>
          <table:table-cell office:value-type="float" office:value="-145.097958457227" calcext:value-type="float">
            <text:p>-145.097958457227</text:p>
          </table:table-cell>
          <table:table-cell office:value-type="float" office:value="750" calcext:value-type="float">
            <text:p>750</text:p>
          </table:table-cell>
          <table:table-cell office:value-type="float" office:value="-179.408780265901" calcext:value-type="float">
            <text:p>-179.408780265901</text:p>
          </table:table-cell>
        </table:table-row>
        <table:table-row table:style-name="ro1">
          <table:table-cell office:value-type="string" calcext:value-type="string">
            <text:p>2019-12-02 23:13:23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6560072563004" calcext:value-type="float">
            <text:p>73.6560072563004</text:p>
          </table:table-cell>
          <table:table-cell office:value-type="float" office:value="981.647590701975" calcext:value-type="float">
            <text:p>981.647590701975</text:p>
          </table:table-cell>
          <table:table-cell office:value-type="float" office:value="4088746" calcext:value-type="float">
            <text:p>4088746</text:p>
          </table:table-cell>
          <table:table-cell office:value-type="float" office:value="2116484" calcext:value-type="float">
            <text:p>2116484</text:p>
          </table:table-cell>
          <table:table-cell office:value-type="float" office:value="960281" calcext:value-type="float">
            <text:p>960281</text:p>
          </table:table-cell>
          <table:table-cell office:value-type="float" office:value="723304" calcext:value-type="float">
            <text:p>723304</text:p>
          </table:table-cell>
          <table:table-cell office:value-type="float" office:value="882065" calcext:value-type="float">
            <text:p>8820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0973" calcext:value-type="float">
            <text:p>470973</text:p>
          </table:table-cell>
          <table:table-cell office:value-type="float" office:value="219097" calcext:value-type="float">
            <text:p>219097</text:p>
          </table:table-cell>
          <table:table-cell office:value-type="float" office:value="2.4370828195909" calcext:value-type="float">
            <text:p>2.4370828195909</text:p>
          </table:table-cell>
          <table:table-cell office:value-type="float" office:value="1.26152292031323" calcext:value-type="float">
            <text:p>1.26152292031323</text:p>
          </table:table-cell>
          <table:table-cell office:value-type="float" office:value="0.572372147127646" calcext:value-type="float">
            <text:p>0.572372147127646</text:p>
          </table:table-cell>
          <table:table-cell office:value-type="float" office:value="0.431122831240038" calcext:value-type="float">
            <text:p>0.431122831240038</text:p>
          </table:table-cell>
          <table:table-cell office:value-type="float" office:value="0.525751772612545" calcext:value-type="float">
            <text:p>0.525751772612545</text:p>
          </table:table-cell>
          <table:table-cell office:value-type="float" office:value="5" calcext:value-type="float">
            <text:p>5</text:p>
          </table:table-cell>
          <table:table-cell office:value-type="float" office:value="0.280721817102649" calcext:value-type="float">
            <text:p>0.280721817102649</text:p>
          </table:table-cell>
          <table:table-cell office:value-type="float" office:value="0.130592004131318" calcext:value-type="float">
            <text:p>0.130592004131318</text:p>
          </table:table-cell>
          <table:table-cell office:value-type="float" office:value="-135.525570574471" calcext:value-type="float">
            <text:p>-135.525570574471</text:p>
          </table:table-cell>
          <table:table-cell office:value-type="float" office:value="-163.775433751992" calcext:value-type="float">
            <text:p>-163.775433751992</text:p>
          </table:table-cell>
          <table:table-cell office:value-type="float" office:value="-144.849645477491" calcext:value-type="float">
            <text:p>-144.849645477491</text:p>
          </table:table-cell>
          <table:table-cell office:value-type="float" office:value="750" calcext:value-type="float">
            <text:p>750</text:p>
          </table:table-cell>
          <table:table-cell office:value-type="float" office:value="-193.85563657947" calcext:value-type="float">
            <text:p>-193.85563657947</text:p>
          </table:table-cell>
        </table:table-row>
        <table:table-row table:style-name="ro1">
          <table:table-cell office:value-type="string" calcext:value-type="string">
            <text:p>2019-12-02 23:13:24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6728313177024" calcext:value-type="float">
            <text:p>73.6728313177024</text:p>
          </table:table-cell>
          <table:table-cell office:value-type="float" office:value="981.719555174737" calcext:value-type="float">
            <text:p>981.719555174737</text:p>
          </table:table-cell>
          <table:table-cell office:value-type="float" office:value="4089224" calcext:value-type="float">
            <text:p>4089224</text:p>
          </table:table-cell>
          <table:table-cell office:value-type="float" office:value="2106047" calcext:value-type="float">
            <text:p>2106047</text:p>
          </table:table-cell>
          <table:table-cell office:value-type="float" office:value="961058" calcext:value-type="float">
            <text:p>961058</text:p>
          </table:table-cell>
          <table:table-cell office:value-type="float" office:value="725602" calcext:value-type="float">
            <text:p>725602</text:p>
          </table:table-cell>
          <table:table-cell office:value-type="float" office:value="884666" calcext:value-type="float">
            <text:p>884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47873" calcext:value-type="float">
            <text:p>447873</text:p>
          </table:table-cell>
          <table:table-cell office:value-type="float" office:value="219095" calcext:value-type="float">
            <text:p>219095</text:p>
          </table:table-cell>
          <table:table-cell office:value-type="float" office:value="2.43736772982689" calcext:value-type="float">
            <text:p>2.43736772982689</text:p>
          </table:table-cell>
          <table:table-cell office:value-type="float" office:value="1.25530198279643" calcext:value-type="float">
            <text:p>1.25530198279643</text:p>
          </table:table-cell>
          <table:table-cell office:value-type="float" office:value="0.57283527527276" calcext:value-type="float">
            <text:p>0.57283527527276</text:p>
          </table:table-cell>
          <table:table-cell office:value-type="float" office:value="0.432492546140259" calcext:value-type="float">
            <text:p>0.432492546140259</text:p>
          </table:table-cell>
          <table:table-cell office:value-type="float" office:value="0.527302089607965" calcext:value-type="float">
            <text:p>0.527302089607965</text:p>
          </table:table-cell>
          <table:table-cell office:value-type="float" office:value="5" calcext:value-type="float">
            <text:p>5</text:p>
          </table:table-cell>
          <table:table-cell office:value-type="float" office:value="0.26695314251818" calcext:value-type="float">
            <text:p>0.26695314251818</text:p>
          </table:table-cell>
          <table:table-cell office:value-type="float" office:value="0.13059081203828" calcext:value-type="float">
            <text:p>0.13059081203828</text:p>
          </table:table-cell>
          <table:table-cell office:value-type="float" office:value="-135.432944945448" calcext:value-type="float">
            <text:p>-135.432944945448</text:p>
          </table:table-cell>
          <table:table-cell office:value-type="float" office:value="-163.501490771948" calcext:value-type="float">
            <text:p>-163.501490771948</text:p>
          </table:table-cell>
          <table:table-cell office:value-type="float" office:value="-144.539582078407" calcext:value-type="float">
            <text:p>-144.539582078407</text:p>
          </table:table-cell>
          <table:table-cell office:value-type="float" office:value="750" calcext:value-type="float">
            <text:p>750</text:p>
          </table:table-cell>
          <table:table-cell office:value-type="float" office:value="-196.609371496364" calcext:value-type="float">
            <text:p>-196.609371496364</text:p>
          </table:table-cell>
        </table:table-row>
        <table:table-row table:style-name="ro1">
          <table:table-cell office:value-type="string" calcext:value-type="string">
            <text:p>2019-12-02 23:13:25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683509248771" calcext:value-type="float">
            <text:p>73.683509248771</text:p>
          </table:table-cell>
          <table:table-cell office:value-type="float" office:value="981.664629353075" calcext:value-type="float">
            <text:p>981.664629353075</text:p>
          </table:table-cell>
          <table:table-cell office:value-type="float" office:value="4089023" calcext:value-type="float">
            <text:p>4089023</text:p>
          </table:table-cell>
          <table:table-cell office:value-type="float" office:value="2128586" calcext:value-type="float">
            <text:p>2128586</text:p>
          </table:table-cell>
          <table:table-cell office:value-type="float" office:value="1027749" calcext:value-type="float">
            <text:p>1027749</text:p>
          </table:table-cell>
          <table:table-cell office:value-type="float" office:value="727329" calcext:value-type="float">
            <text:p>727329</text:p>
          </table:table-cell>
          <table:table-cell office:value-type="float" office:value="887256" calcext:value-type="float">
            <text:p>8872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32918" calcext:value-type="float">
            <text:p>432918</text:p>
          </table:table-cell>
          <table:table-cell office:value-type="float" office:value="219109" calcext:value-type="float">
            <text:p>219109</text:p>
          </table:table-cell>
          <table:table-cell office:value-type="float" office:value="2.43724792447661" calcext:value-type="float">
            <text:p>2.43724792447661</text:p>
          </table:table-cell>
          <table:table-cell office:value-type="float" office:value="1.26873627528385" calcext:value-type="float">
            <text:p>1.26873627528385</text:p>
          </table:table-cell>
          <table:table-cell office:value-type="float" office:value="0.612586213658597" calcext:value-type="float">
            <text:p>0.612586213658597</text:p>
          </table:table-cell>
          <table:table-cell office:value-type="float" office:value="0.433521918478241" calcext:value-type="float">
            <text:p>0.433521918478241</text:p>
          </table:table-cell>
          <table:table-cell office:value-type="float" office:value="0.528845850091678" calcext:value-type="float">
            <text:p>0.528845850091678</text:p>
          </table:table-cell>
          <table:table-cell office:value-type="float" office:value="5" calcext:value-type="float">
            <text:p>5</text:p>
          </table:table-cell>
          <table:table-cell office:value-type="float" office:value="0.258039266829403" calcext:value-type="float">
            <text:p>0.258039266829403</text:p>
          </table:table-cell>
          <table:table-cell office:value-type="float" office:value="0.130599156689543" calcext:value-type="float">
            <text:p>0.130599156689543</text:p>
          </table:table-cell>
          <table:table-cell office:value-type="float" office:value="-127.482757268281" calcext:value-type="float">
            <text:p>-127.482757268281</text:p>
          </table:table-cell>
          <table:table-cell office:value-type="float" office:value="-163.295616304352" calcext:value-type="float">
            <text:p>-163.295616304352</text:p>
          </table:table-cell>
          <table:table-cell office:value-type="float" office:value="-144.230829981664" calcext:value-type="float">
            <text:p>-144.230829981664</text:p>
          </table:table-cell>
          <table:table-cell office:value-type="float" office:value="750" calcext:value-type="float">
            <text:p>750</text:p>
          </table:table-cell>
          <table:table-cell office:value-type="float" office:value="-198.392146634119" calcext:value-type="float">
            <text:p>-198.392146634119</text:p>
          </table:table-cell>
        </table:table-row>
        <table:table-row table:style-name="ro1">
          <table:table-cell office:value-type="string" calcext:value-type="string">
            <text:p>2019-12-02 23:13:27</text:p>
          </table:table-cell>
          <table:table-cell office:value-type="float" office:value="24.3719133349659" calcext:value-type="float">
            <text:p>24.3719133349659</text:p>
          </table:table-cell>
          <table:table-cell office:value-type="float" office:value="73.699122057293" calcext:value-type="float">
            <text:p>73.699122057293</text:p>
          </table:table-cell>
          <table:table-cell office:value-type="float" office:value="981.656110009074" calcext:value-type="float">
            <text:p>981.656110009074</text:p>
          </table:table-cell>
          <table:table-cell office:value-type="float" office:value="4089936" calcext:value-type="float">
            <text:p>4089936</text:p>
          </table:table-cell>
          <table:table-cell office:value-type="float" office:value="2133967" calcext:value-type="float">
            <text:p>2133967</text:p>
          </table:table-cell>
          <table:table-cell office:value-type="float" office:value="1080984" calcext:value-type="float">
            <text:p>1080984</text:p>
          </table:table-cell>
          <table:table-cell office:value-type="float" office:value="727691" calcext:value-type="float">
            <text:p>727691</text:p>
          </table:table-cell>
          <table:table-cell office:value-type="float" office:value="888877" calcext:value-type="float">
            <text:p>8888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41591" calcext:value-type="float">
            <text:p>441591</text:p>
          </table:table-cell>
          <table:table-cell office:value-type="float" office:value="219136" calcext:value-type="float">
            <text:p>219136</text:p>
          </table:table-cell>
          <table:table-cell office:value-type="float" office:value="2.43779211494829" calcext:value-type="float">
            <text:p>2.43779211494829</text:p>
          </table:table-cell>
          <table:table-cell office:value-type="float" office:value="1.27194360160155" calcext:value-type="float">
            <text:p>1.27194360160155</text:p>
          </table:table-cell>
          <table:table-cell office:value-type="float" office:value="0.644316750087351" calcext:value-type="float">
            <text:p>0.644316750087351</text:p>
          </table:table-cell>
          <table:table-cell office:value-type="float" office:value="0.433737687318049" calcext:value-type="float">
            <text:p>0.433737687318049</text:p>
          </table:table-cell>
          <table:table-cell office:value-type="float" office:value="0.529812041498666" calcext:value-type="float">
            <text:p>0.529812041498666</text:p>
          </table:table-cell>
          <table:table-cell office:value-type="float" office:value="5" calcext:value-type="float">
            <text:p>5</text:p>
          </table:table-cell>
          <table:table-cell office:value-type="float" office:value="0.263208778287027" calcext:value-type="float">
            <text:p>0.263208778287027</text:p>
          </table:table-cell>
          <table:table-cell office:value-type="float" office:value="0.130615249945551" calcext:value-type="float">
            <text:p>0.130615249945551</text:p>
          </table:table-cell>
          <table:table-cell office:value-type="float" office:value="-121.13664998253" calcext:value-type="float">
            <text:p>-121.13664998253</text:p>
          </table:table-cell>
          <table:table-cell office:value-type="float" office:value="-163.25246253639" calcext:value-type="float">
            <text:p>-163.25246253639</text:p>
          </table:table-cell>
          <table:table-cell office:value-type="float" office:value="-144.037591700267" calcext:value-type="float">
            <text:p>-144.037591700267</text:p>
          </table:table-cell>
          <table:table-cell office:value-type="float" office:value="750" calcext:value-type="float">
            <text:p>750</text:p>
          </table:table-cell>
          <table:table-cell office:value-type="float" office:value="-197.358244342595" calcext:value-type="float">
            <text:p>-197.358244342595</text:p>
          </table:table-cell>
        </table:table-row>
        <table:table-row table:style-name="ro1">
          <table:table-cell office:value-type="string" calcext:value-type="string">
            <text:p>2019-12-02 23:13:28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7368983932642" calcext:value-type="float">
            <text:p>73.7368983932642</text:p>
          </table:table-cell>
          <table:table-cell office:value-type="float" office:value="981.692092253055" calcext:value-type="float">
            <text:p>981.692092253055</text:p>
          </table:table-cell>
          <table:table-cell office:value-type="float" office:value="4088931" calcext:value-type="float">
            <text:p>4088931</text:p>
          </table:table-cell>
          <table:table-cell office:value-type="float" office:value="2106440" calcext:value-type="float">
            <text:p>2106440</text:p>
          </table:table-cell>
          <table:table-cell office:value-type="float" office:value="1080571" calcext:value-type="float">
            <text:p>1080571</text:p>
          </table:table-cell>
          <table:table-cell office:value-type="float" office:value="728969" calcext:value-type="float">
            <text:p>728969</text:p>
          </table:table-cell>
          <table:table-cell office:value-type="float" office:value="889129" calcext:value-type="float">
            <text:p>8891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11171" calcext:value-type="float">
            <text:p>511171</text:p>
          </table:table-cell>
          <table:table-cell office:value-type="float" office:value="219004" calcext:value-type="float">
            <text:p>219004</text:p>
          </table:table-cell>
          <table:table-cell office:value-type="float" office:value="2.43719308819688" calcext:value-type="float">
            <text:p>2.43719308819688</text:p>
          </table:table-cell>
          <table:table-cell office:value-type="float" office:value="1.25553622907832" calcext:value-type="float">
            <text:p>1.25553622907832</text:p>
          </table:table-cell>
          <table:table-cell office:value-type="float" office:value="0.644070582875083" calcext:value-type="float">
            <text:p>0.644070582875083</text:p>
          </table:table-cell>
          <table:table-cell office:value-type="float" office:value="0.434499434769086" calcext:value-type="float">
            <text:p>0.434499434769086</text:p>
          </table:table-cell>
          <table:table-cell office:value-type="float" office:value="0.529962245221406" calcext:value-type="float">
            <text:p>0.529962245221406</text:p>
          </table:table-cell>
          <table:table-cell office:value-type="float" office:value="5" calcext:value-type="float">
            <text:p>5</text:p>
          </table:table-cell>
          <table:table-cell office:value-type="float" office:value="0.3046816950657" calcext:value-type="float">
            <text:p>0.3046816950657</text:p>
          </table:table-cell>
          <table:table-cell office:value-type="float" office:value="0.130536571805069" calcext:value-type="float">
            <text:p>0.130536571805069</text:p>
          </table:table-cell>
          <table:table-cell office:value-type="float" office:value="-121.185883424983" calcext:value-type="float">
            <text:p>-121.185883424983</text:p>
          </table:table-cell>
          <table:table-cell office:value-type="float" office:value="-163.100113046183" calcext:value-type="float">
            <text:p>-163.100113046183</text:p>
          </table:table-cell>
          <table:table-cell office:value-type="float" office:value="-144.007550955719" calcext:value-type="float">
            <text:p>-144.007550955719</text:p>
          </table:table-cell>
          <table:table-cell office:value-type="float" office:value="750" calcext:value-type="float">
            <text:p>750</text:p>
          </table:table-cell>
          <table:table-cell office:value-type="float" office:value="-189.06366098686" calcext:value-type="float">
            <text:p>-189.06366098686</text:p>
          </table:table-cell>
        </table:table-row>
        <table:table-row table:style-name="ro1">
          <table:table-cell office:value-type="string" calcext:value-type="string">
            <text:p>2019-12-02 23:13:29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7266249462107" calcext:value-type="float">
            <text:p>73.7266249462107</text:p>
          </table:table-cell>
          <table:table-cell office:value-type="float" office:value="981.700611862748" calcext:value-type="float">
            <text:p>981.700611862748</text:p>
          </table:table-cell>
          <table:table-cell office:value-type="float" office:value="4088601" calcext:value-type="float">
            <text:p>4088601</text:p>
          </table:table-cell>
          <table:table-cell office:value-type="float" office:value="2117488" calcext:value-type="float">
            <text:p>2117488</text:p>
          </table:table-cell>
          <table:table-cell office:value-type="float" office:value="1073871" calcext:value-type="float">
            <text:p>1073871</text:p>
          </table:table-cell>
          <table:table-cell office:value-type="float" office:value="730861" calcext:value-type="float">
            <text:p>730861</text:p>
          </table:table-cell>
          <table:table-cell office:value-type="float" office:value="889624" calcext:value-type="float">
            <text:p>8896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22203" calcext:value-type="float">
            <text:p>622203</text:p>
          </table:table-cell>
          <table:table-cell office:value-type="float" office:value="219105" calcext:value-type="float">
            <text:p>219105</text:p>
          </table:table-cell>
          <table:table-cell office:value-type="float" office:value="2.43699639284568" calcext:value-type="float">
            <text:p>2.43699639284568</text:p>
          </table:table-cell>
          <table:table-cell office:value-type="float" office:value="1.26212135101811" calcext:value-type="float">
            <text:p>1.26212135101811</text:p>
          </table:table-cell>
          <table:table-cell office:value-type="float" office:value="0.640077071199068" calcext:value-type="float">
            <text:p>0.640077071199068</text:p>
          </table:table-cell>
          <table:table-cell office:value-type="float" office:value="0.435627154782671" calcext:value-type="float">
            <text:p>0.435627154782671</text:p>
          </table:table-cell>
          <table:table-cell office:value-type="float" office:value="0.530257288248216" calcext:value-type="float">
            <text:p>0.530257288248216</text:p>
          </table:table-cell>
          <table:table-cell office:value-type="float" office:value="5" calcext:value-type="float">
            <text:p>5</text:p>
          </table:table-cell>
          <table:table-cell office:value-type="float" office:value="0.370861932142011" calcext:value-type="float">
            <text:p>0.370861932142011</text:p>
          </table:table-cell>
          <table:table-cell office:value-type="float" office:value="0.130596772503468" calcext:value-type="float">
            <text:p>0.130596772503468</text:p>
          </table:table-cell>
          <table:table-cell office:value-type="float" office:value="-121.984585760186" calcext:value-type="float">
            <text:p>-121.984585760186</text:p>
          </table:table-cell>
          <table:table-cell office:value-type="float" office:value="-162.874569043466" calcext:value-type="float">
            <text:p>-162.874569043466</text:p>
          </table:table-cell>
          <table:table-cell office:value-type="float" office:value="-143.948542350357" calcext:value-type="float">
            <text:p>-143.948542350357</text:p>
          </table:table-cell>
          <table:table-cell office:value-type="float" office:value="750" calcext:value-type="float">
            <text:p>750</text:p>
          </table:table-cell>
          <table:table-cell office:value-type="float" office:value="-175.827613571598" calcext:value-type="float">
            <text:p>-175.827613571598</text:p>
          </table:table-cell>
        </table:table-row>
        <table:table-row table:style-name="ro1">
          <table:table-cell office:value-type="string" calcext:value-type="string">
            <text:p>2019-12-02 23:13:30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7373028266273" calcext:value-type="float">
            <text:p>73.7373028266273</text:p>
          </table:table-cell>
          <table:table-cell office:value-type="float" office:value="981.673148733976" calcext:value-type="float">
            <text:p>981.673148733976</text:p>
          </table:table-cell>
          <table:table-cell office:value-type="float" office:value="4090488" calcext:value-type="float">
            <text:p>4090488</text:p>
          </table:table-cell>
          <table:table-cell office:value-type="float" office:value="2130107" calcext:value-type="float">
            <text:p>2130107</text:p>
          </table:table-cell>
          <table:table-cell office:value-type="float" office:value="1067169" calcext:value-type="float">
            <text:p>1067169</text:p>
          </table:table-cell>
          <table:table-cell office:value-type="float" office:value="734806" calcext:value-type="float">
            <text:p>734806</text:p>
          </table:table-cell>
          <table:table-cell office:value-type="float" office:value="890921" calcext:value-type="float">
            <text:p>8909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0151" calcext:value-type="float">
            <text:p>470151</text:p>
          </table:table-cell>
          <table:table-cell office:value-type="float" office:value="219121" calcext:value-type="float">
            <text:p>219121</text:p>
          </table:table-cell>
          <table:table-cell office:value-type="float" office:value="2.43812113262667" calcext:value-type="float">
            <text:p>2.43812113262667</text:p>
          </table:table-cell>
          <table:table-cell office:value-type="float" office:value="1.26964286203895" calcext:value-type="float">
            <text:p>1.26964286203895</text:p>
          </table:table-cell>
          <table:table-cell office:value-type="float" office:value="0.636082367430015" calcext:value-type="float">
            <text:p>0.636082367430015</text:p>
          </table:table-cell>
          <table:table-cell office:value-type="float" office:value="0.43797855829937" calcext:value-type="float">
            <text:p>0.43797855829937</text:p>
          </table:table-cell>
          <table:table-cell office:value-type="float" office:value="0.53103036058311" calcext:value-type="float">
            <text:p>0.53103036058311</text:p>
          </table:table-cell>
          <table:table-cell office:value-type="float" office:value="5" calcext:value-type="float">
            <text:p>5</text:p>
          </table:table-cell>
          <table:table-cell office:value-type="float" office:value="0.280231866864189" calcext:value-type="float">
            <text:p>0.280231866864189</text:p>
          </table:table-cell>
          <table:table-cell office:value-type="float" office:value="0.130606309247769" calcext:value-type="float">
            <text:p>0.130606309247769</text:p>
          </table:table-cell>
          <table:table-cell office:value-type="float" office:value="-122.783526513997" calcext:value-type="float">
            <text:p>-122.783526513997</text:p>
          </table:table-cell>
          <table:table-cell office:value-type="float" office:value="-162.404288340126" calcext:value-type="float">
            <text:p>-162.404288340126</text:p>
          </table:table-cell>
          <table:table-cell office:value-type="float" office:value="-143.793927883378" calcext:value-type="float">
            <text:p>-143.793927883378</text:p>
          </table:table-cell>
          <table:table-cell office:value-type="float" office:value="750" calcext:value-type="float">
            <text:p>750</text:p>
          </table:table-cell>
          <table:table-cell office:value-type="float" office:value="-193.953626627162" calcext:value-type="float">
            <text:p>-193.953626627162</text:p>
          </table:table-cell>
        </table:table-row>
        <table:table-row table:style-name="ro1">
          <table:table-cell office:value-type="string" calcext:value-type="string">
            <text:p>2019-12-02 23:13:32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3.7373028266273" calcext:value-type="float">
            <text:p>73.7373028266273</text:p>
          </table:table-cell>
          <table:table-cell office:value-type="float" office:value="981.728075013223" calcext:value-type="float">
            <text:p>981.728075013223</text:p>
          </table:table-cell>
          <table:table-cell office:value-type="float" office:value="4089089" calcext:value-type="float">
            <text:p>4089089</text:p>
          </table:table-cell>
          <table:table-cell office:value-type="float" office:value="2115395" calcext:value-type="float">
            <text:p>2115395</text:p>
          </table:table-cell>
          <table:table-cell office:value-type="float" office:value="1063670" calcext:value-type="float">
            <text:p>1063670</text:p>
          </table:table-cell>
          <table:table-cell office:value-type="float" office:value="737197" calcext:value-type="float">
            <text:p>737197</text:p>
          </table:table-cell>
          <table:table-cell office:value-type="float" office:value="892555" calcext:value-type="float">
            <text:p>8925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77131" calcext:value-type="float">
            <text:p>477131</text:p>
          </table:table-cell>
          <table:table-cell office:value-type="float" office:value="219114" calcext:value-type="float">
            <text:p>219114</text:p>
          </table:table-cell>
          <table:table-cell office:value-type="float" office:value="2.43728726354686" calcext:value-type="float">
            <text:p>2.43728726354686</text:p>
          </table:table-cell>
          <table:table-cell office:value-type="float" office:value="1.26087382565425" calcext:value-type="float">
            <text:p>1.26087382565425</text:p>
          </table:table-cell>
          <table:table-cell office:value-type="float" office:value="0.633996800660706" calcext:value-type="float">
            <text:p>0.633996800660706</text:p>
          </table:table-cell>
          <table:table-cell office:value-type="float" office:value="0.43940370552584" calcext:value-type="float">
            <text:p>0.43940370552584</text:p>
          </table:table-cell>
          <table:table-cell office:value-type="float" office:value="0.532004300594843" calcext:value-type="float">
            <text:p>0.532004300594843</text:p>
          </table:table-cell>
          <table:table-cell office:value-type="float" office:value="5" calcext:value-type="float">
            <text:p>5</text:p>
          </table:table-cell>
          <table:table-cell office:value-type="float" office:value="0.28439227156547" calcext:value-type="float">
            <text:p>0.28439227156547</text:p>
          </table:table-cell>
          <table:table-cell office:value-type="float" office:value="0.130602136922137" calcext:value-type="float">
            <text:p>0.130602136922137</text:p>
          </table:table-cell>
          <table:table-cell office:value-type="float" office:value="-123.200639867859" calcext:value-type="float">
            <text:p>-123.200639867859</text:p>
          </table:table-cell>
          <table:table-cell office:value-type="float" office:value="-162.119258894832" calcext:value-type="float">
            <text:p>-162.119258894832</text:p>
          </table:table-cell>
          <table:table-cell office:value-type="float" office:value="-143.599139881032" calcext:value-type="float">
            <text:p>-143.599139881032</text:p>
          </table:table-cell>
          <table:table-cell office:value-type="float" office:value="750" calcext:value-type="float">
            <text:p>750</text:p>
          </table:table-cell>
          <table:table-cell office:value-type="float" office:value="-193.121545686906" calcext:value-type="float">
            <text:p>-193.121545686906</text:p>
          </table:table-cell>
        </table:table-row>
        <table:table-row table:style-name="ro1">
          <table:table-cell office:value-type="string" calcext:value-type="string">
            <text:p>2019-12-02 23:13:33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7270292503681" calcext:value-type="float">
            <text:p>73.7270292503681</text:p>
          </table:table-cell>
          <table:table-cell office:value-type="float" office:value="981.654204815912" calcext:value-type="float">
            <text:p>981.654204815912</text:p>
          </table:table-cell>
          <table:table-cell office:value-type="float" office:value="4089657" calcext:value-type="float">
            <text:p>4089657</text:p>
          </table:table-cell>
          <table:table-cell office:value-type="float" office:value="2114260" calcext:value-type="float">
            <text:p>2114260</text:p>
          </table:table-cell>
          <table:table-cell office:value-type="float" office:value="1064990" calcext:value-type="float">
            <text:p>1064990</text:p>
          </table:table-cell>
          <table:table-cell office:value-type="float" office:value="739073" calcext:value-type="float">
            <text:p>739073</text:p>
          </table:table-cell>
          <table:table-cell office:value-type="float" office:value="894504" calcext:value-type="float">
            <text:p>894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67332" calcext:value-type="float">
            <text:p>467332</text:p>
          </table:table-cell>
          <table:table-cell office:value-type="float" office:value="219196" calcext:value-type="float">
            <text:p>219196</text:p>
          </table:table-cell>
          <table:table-cell office:value-type="float" office:value="2.43762581796954" calcext:value-type="float">
            <text:p>2.43762581796954</text:p>
          </table:table-cell>
          <table:table-cell office:value-type="float" office:value="1.2601973128554" calcext:value-type="float">
            <text:p>1.2601973128554</text:p>
          </table:table-cell>
          <table:table-cell office:value-type="float" office:value="0.634783582065532" calcext:value-type="float">
            <text:p>0.634783582065532</text:p>
          </table:table-cell>
          <table:table-cell office:value-type="float" office:value="0.440521888795124" calcext:value-type="float">
            <text:p>0.440521888795124</text:p>
          </table:table-cell>
          <table:table-cell office:value-type="float" office:value="0.53316599526" calcext:value-type="float">
            <text:p>0.53316599526</text:p>
          </table:table-cell>
          <table:table-cell office:value-type="float" office:value="5" calcext:value-type="float">
            <text:p>5</text:p>
          </table:table-cell>
          <table:table-cell office:value-type="float" office:value="0.278551611727668" calcext:value-type="float">
            <text:p>0.278551611727668</text:p>
          </table:table-cell>
          <table:table-cell office:value-type="float" office:value="0.13065101273668" calcext:value-type="float">
            <text:p>0.13065101273668</text:p>
          </table:table-cell>
          <table:table-cell office:value-type="float" office:value="-123.043283586894" calcext:value-type="float">
            <text:p>-123.043283586894</text:p>
          </table:table-cell>
          <table:table-cell office:value-type="float" office:value="-161.895622240975" calcext:value-type="float">
            <text:p>-161.895622240975</text:p>
          </table:table-cell>
          <table:table-cell office:value-type="float" office:value="-143.366800948" calcext:value-type="float">
            <text:p>-143.366800948</text:p>
          </table:table-cell>
          <table:table-cell office:value-type="float" office:value="750" calcext:value-type="float">
            <text:p>750</text:p>
          </table:table-cell>
          <table:table-cell office:value-type="float" office:value="-194.289677654466" calcext:value-type="float">
            <text:p>-194.289677654466</text:p>
          </table:table-cell>
        </table:table-row>
        <table:table-row table:style-name="ro1">
          <table:table-cell office:value-type="string" calcext:value-type="string">
            <text:p>2019-12-02 23:13:34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7323682546493" calcext:value-type="float">
            <text:p>73.7323682546493</text:p>
          </table:table-cell>
          <table:table-cell office:value-type="float" office:value="981.681668151775" calcext:value-type="float">
            <text:p>981.681668151775</text:p>
          </table:table-cell>
          <table:table-cell office:value-type="float" office:value="4089707" calcext:value-type="float">
            <text:p>4089707</text:p>
          </table:table-cell>
          <table:table-cell office:value-type="float" office:value="2109600" calcext:value-type="float">
            <text:p>2109600</text:p>
          </table:table-cell>
          <table:table-cell office:value-type="float" office:value="1066813" calcext:value-type="float">
            <text:p>1066813</text:p>
          </table:table-cell>
          <table:table-cell office:value-type="float" office:value="741370" calcext:value-type="float">
            <text:p>741370</text:p>
          </table:table-cell>
          <table:table-cell office:value-type="float" office:value="896674" calcext:value-type="float">
            <text:p>8966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46040" calcext:value-type="float">
            <text:p>446040</text:p>
          </table:table-cell>
          <table:table-cell office:value-type="float" office:value="219202" calcext:value-type="float">
            <text:p>219202</text:p>
          </table:table-cell>
          <table:table-cell office:value-type="float" office:value="2.43765562029548" calcext:value-type="float">
            <text:p>2.43765562029548</text:p>
          </table:table-cell>
          <table:table-cell office:value-type="float" office:value="1.25741973607775" calcext:value-type="float">
            <text:p>1.25741973607775</text:p>
          </table:table-cell>
          <table:table-cell office:value-type="float" office:value="0.63587017486932" calcext:value-type="float">
            <text:p>0.63587017486932</text:p>
          </table:table-cell>
          <table:table-cell office:value-type="float" office:value="0.441891007648827" calcext:value-type="float">
            <text:p>0.441891007648827</text:p>
          </table:table-cell>
          <table:table-cell office:value-type="float" office:value="0.534459416205813" calcext:value-type="float">
            <text:p>0.534459416205813</text:p>
          </table:table-cell>
          <table:table-cell office:value-type="float" office:value="5" calcext:value-type="float">
            <text:p>5</text:p>
          </table:table-cell>
          <table:table-cell office:value-type="float" office:value="0.265860589249204" calcext:value-type="float">
            <text:p>0.265860589249204</text:p>
          </table:table-cell>
          <table:table-cell office:value-type="float" office:value="0.130654589015792" calcext:value-type="float">
            <text:p>0.130654589015792</text:p>
          </table:table-cell>
          <table:table-cell office:value-type="float" office:value="-122.825965026136" calcext:value-type="float">
            <text:p>-122.825965026136</text:p>
          </table:table-cell>
          <table:table-cell office:value-type="float" office:value="-161.621798470235" calcext:value-type="float">
            <text:p>-161.621798470235</text:p>
          </table:table-cell>
          <table:table-cell office:value-type="float" office:value="-143.108116758837" calcext:value-type="float">
            <text:p>-143.108116758837</text:p>
          </table:table-cell>
          <table:table-cell office:value-type="float" office:value="750" calcext:value-type="float">
            <text:p>750</text:p>
          </table:table-cell>
          <table:table-cell office:value-type="float" office:value="-196.827882150159" calcext:value-type="float">
            <text:p>-196.827882150159</text:p>
          </table:table-cell>
        </table:table-row>
        <table:table-row table:style-name="ro1">
          <table:table-cell office:value-type="string" calcext:value-type="string">
            <text:p>2019-12-02 23:13:36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7430462376681" calcext:value-type="float">
            <text:p>73.7430462376681</text:p>
          </table:table-cell>
          <table:table-cell office:value-type="float" office:value="981.654204815912" calcext:value-type="float">
            <text:p>981.654204815912</text:p>
          </table:table-cell>
          <table:table-cell office:value-type="float" office:value="4089267" calcext:value-type="float">
            <text:p>4089267</text:p>
          </table:table-cell>
          <table:table-cell office:value-type="float" office:value="2130579" calcext:value-type="float">
            <text:p>2130579</text:p>
          </table:table-cell>
          <table:table-cell office:value-type="float" office:value="1067355" calcext:value-type="float">
            <text:p>1067355</text:p>
          </table:table-cell>
          <table:table-cell office:value-type="float" office:value="741423" calcext:value-type="float">
            <text:p>741423</text:p>
          </table:table-cell>
          <table:table-cell office:value-type="float" office:value="896108" calcext:value-type="float">
            <text:p>8961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02374" calcext:value-type="float">
            <text:p>602374</text:p>
          </table:table-cell>
          <table:table-cell office:value-type="float" office:value="219080" calcext:value-type="float">
            <text:p>219080</text:p>
          </table:table-cell>
          <table:table-cell office:value-type="float" office:value="2.4373933598272" calcext:value-type="float">
            <text:p>2.4373933598272</text:p>
          </table:table-cell>
          <table:table-cell office:value-type="float" office:value="1.26992419599583" calcext:value-type="float">
            <text:p>1.26992419599583</text:p>
          </table:table-cell>
          <table:table-cell office:value-type="float" office:value="0.636193232082514" calcext:value-type="float">
            <text:p>0.636193232082514</text:p>
          </table:table-cell>
          <table:table-cell office:value-type="float" office:value="0.441922598114323" calcext:value-type="float">
            <text:p>0.441922598114323</text:p>
          </table:table-cell>
          <table:table-cell office:value-type="float" office:value="0.534122053876168" calcext:value-type="float">
            <text:p>0.534122053876168</text:p>
          </table:table-cell>
          <table:table-cell office:value-type="float" office:value="5" calcext:value-type="float">
            <text:p>5</text:p>
          </table:table-cell>
          <table:table-cell office:value-type="float" office:value="0.359042925720564" calcext:value-type="float">
            <text:p>0.359042925720564</text:p>
          </table:table-cell>
          <table:table-cell office:value-type="float" office:value="0.130581871340498" calcext:value-type="float">
            <text:p>0.130581871340498</text:p>
          </table:table-cell>
          <table:table-cell office:value-type="float" office:value="-122.761353583497" calcext:value-type="float">
            <text:p>-122.761353583497</text:p>
          </table:table-cell>
          <table:table-cell office:value-type="float" office:value="-161.615480377135" calcext:value-type="float">
            <text:p>-161.615480377135</text:p>
          </table:table-cell>
          <table:table-cell office:value-type="float" office:value="-143.175589224766" calcext:value-type="float">
            <text:p>-143.175589224766</text:p>
          </table:table-cell>
          <table:table-cell office:value-type="float" office:value="750" calcext:value-type="float">
            <text:p>750</text:p>
          </table:table-cell>
          <table:table-cell office:value-type="float" office:value="-178.191414855887" calcext:value-type="float">
            <text:p>-178.191414855887</text:p>
          </table:table-cell>
        </table:table-row>
        <table:table-row table:style-name="ro1">
          <table:table-cell office:value-type="string" calcext:value-type="string">
            <text:p>2019-12-02 23:13:37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495987892164" calcext:value-type="float">
            <text:p>73.7495987892164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9339" calcext:value-type="float">
            <text:p>4089339</text:p>
          </table:table-cell>
          <table:table-cell office:value-type="float" office:value="2127700" calcext:value-type="float">
            <text:p>2127700</text:p>
          </table:table-cell>
          <table:table-cell office:value-type="float" office:value="1072851" calcext:value-type="float">
            <text:p>1072851</text:p>
          </table:table-cell>
          <table:table-cell office:value-type="float" office:value="743905" calcext:value-type="float">
            <text:p>743905</text:p>
          </table:table-cell>
          <table:table-cell office:value-type="float" office:value="897809" calcext:value-type="float">
            <text:p>897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12732" calcext:value-type="float">
            <text:p>512732</text:p>
          </table:table-cell>
          <table:table-cell office:value-type="float" office:value="219171" calcext:value-type="float">
            <text:p>219171</text:p>
          </table:table-cell>
          <table:table-cell office:value-type="float" office:value="2.43743627517656" calcext:value-type="float">
            <text:p>2.43743627517656</text:p>
          </table:table-cell>
          <table:table-cell office:value-type="float" office:value="1.26820817806818" calcext:value-type="float">
            <text:p>1.26820817806818</text:p>
          </table:table-cell>
          <table:table-cell office:value-type="float" office:value="0.639469103749884" calcext:value-type="float">
            <text:p>0.639469103749884</text:p>
          </table:table-cell>
          <table:table-cell office:value-type="float" office:value="0.443401985574005" calcext:value-type="float">
            <text:p>0.443401985574005</text:p>
          </table:table-cell>
          <table:table-cell office:value-type="float" office:value="0.535135929004661" calcext:value-type="float">
            <text:p>0.535135929004661</text:p>
          </table:table-cell>
          <table:table-cell office:value-type="float" office:value="5" calcext:value-type="float">
            <text:p>5</text:p>
          </table:table-cell>
          <table:table-cell office:value-type="float" office:value="0.30561212368156" calcext:value-type="float">
            <text:p>0.30561212368156</text:p>
          </table:table-cell>
          <table:table-cell office:value-type="float" office:value="0.130636111573709" calcext:value-type="float">
            <text:p>0.130636111573709</text:p>
          </table:table-cell>
          <table:table-cell office:value-type="float" office:value="-122.106179250023" calcext:value-type="float">
            <text:p>-122.106179250023</text:p>
          </table:table-cell>
          <table:table-cell office:value-type="float" office:value="-161.319602885199" calcext:value-type="float">
            <text:p>-161.319602885199</text:p>
          </table:table-cell>
          <table:table-cell office:value-type="float" office:value="-142.972814199068" calcext:value-type="float">
            <text:p>-142.972814199068</text:p>
          </table:table-cell>
          <table:table-cell office:value-type="float" office:value="750" calcext:value-type="float">
            <text:p>750</text:p>
          </table:table-cell>
          <table:table-cell office:value-type="float" office:value="-188.877575263688" calcext:value-type="float">
            <text:p>-188.877575263688</text:p>
          </table:table-cell>
        </table:table-row>
        <table:table-row table:style-name="ro1">
          <table:table-cell office:value-type="string" calcext:value-type="string">
            <text:p>2019-12-02 23:13:38</text:p>
          </table:table-cell>
          <table:table-cell office:value-type="float" office:value="24.3921292181185" calcext:value-type="float">
            <text:p>24.3921292181185</text:p>
          </table:table-cell>
          <table:table-cell office:value-type="float" office:value="73.7274335449509" calcext:value-type="float">
            <text:p>73.7274335449509</text:p>
          </table:table-cell>
          <table:table-cell office:value-type="float" office:value="981.635260498861" calcext:value-type="float">
            <text:p>981.635260498861</text:p>
          </table:table-cell>
          <table:table-cell office:value-type="float" office:value="4089948" calcext:value-type="float">
            <text:p>4089948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1075237" calcext:value-type="float">
            <text:p>1075237</text:p>
          </table:table-cell>
          <table:table-cell office:value-type="float" office:value="744361" calcext:value-type="float">
            <text:p>744361</text:p>
          </table:table-cell>
          <table:table-cell office:value-type="float" office:value="901244" calcext:value-type="float">
            <text:p>9012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468091" calcext:value-type="float">
            <text:p>468091</text:p>
          </table:table-cell>
          <table:table-cell office:value-type="float" office:value="219102" calcext:value-type="float">
            <text:p>219102</text:p>
          </table:table-cell>
          <table:table-cell office:value-type="float" office:value="2.43779926750651" calcext:value-type="float">
            <text:p>2.43779926750651</text:p>
          </table:table-cell>
          <table:table-cell office:value-type="float" office:value="1.26361861987336" calcext:value-type="float">
            <text:p>1.26361861987336</text:p>
          </table:table-cell>
          <table:table-cell office:value-type="float" office:value="0.64089127074376" calcext:value-type="float">
            <text:p>0.64089127074376</text:p>
          </table:table-cell>
          <table:table-cell office:value-type="float" office:value="0.443673782786582" calcext:value-type="float">
            <text:p>0.443673782786582</text:p>
          </table:table-cell>
          <table:table-cell office:value-type="float" office:value="0.537183348796767" calcext:value-type="float">
            <text:p>0.537183348796767</text:p>
          </table:table-cell>
          <table:table-cell office:value-type="float" office:value="5" calcext:value-type="float">
            <text:p>5</text:p>
          </table:table-cell>
          <table:table-cell office:value-type="float" office:value="0.279004011035444" calcext:value-type="float">
            <text:p>0.279004011035444</text:p>
          </table:table-cell>
          <table:table-cell office:value-type="float" office:value="0.130594984363912" calcext:value-type="float">
            <text:p>0.130594984363912</text:p>
          </table:table-cell>
          <table:table-cell office:value-type="float" office:value="-121.821745851248" calcext:value-type="float">
            <text:p>-121.821745851248</text:p>
          </table:table-cell>
          <table:table-cell office:value-type="float" office:value="-161.265243442684" calcext:value-type="float">
            <text:p>-161.265243442684</text:p>
          </table:table-cell>
          <table:table-cell office:value-type="float" office:value="-142.563330240647" calcext:value-type="float">
            <text:p>-142.563330240647</text:p>
          </table:table-cell>
          <table:table-cell office:value-type="float" office:value="750" calcext:value-type="float">
            <text:p>750</text:p>
          </table:table-cell>
          <table:table-cell office:value-type="float" office:value="-194.199197792911" calcext:value-type="float">
            <text:p>-194.199197792911</text:p>
          </table:table-cell>
        </table:table-row>
        <table:table-row table:style-name="ro1">
          <table:table-cell office:value-type="string" calcext:value-type="string">
            <text:p>2019-12-02 23:13:39</text:p>
          </table:table-cell>
          <table:table-cell office:value-type="float" office:value="24.3921292181185" calcext:value-type="float">
            <text:p>24.3921292181185</text:p>
          </table:table-cell>
          <table:table-cell office:value-type="float" office:value="73.7060772034156" calcext:value-type="float">
            <text:p>73.7060772034156</text:p>
          </table:table-cell>
          <table:table-cell office:value-type="float" office:value="981.635260498861" calcext:value-type="float">
            <text:p>981.635260498861</text:p>
          </table:table-cell>
          <table:table-cell office:value-type="float" office:value="4088578" calcext:value-type="float">
            <text:p>4088578</text:p>
          </table:table-cell>
          <table:table-cell office:value-type="float" office:value="2105493" calcext:value-type="float">
            <text:p>2105493</text:p>
          </table:table-cell>
          <table:table-cell office:value-type="float" office:value="1077612" calcext:value-type="float">
            <text:p>1077612</text:p>
          </table:table-cell>
          <table:table-cell office:value-type="float" office:value="745506" calcext:value-type="float">
            <text:p>745506</text:p>
          </table:table-cell>
          <table:table-cell office:value-type="float" office:value="901457" calcext:value-type="float">
            <text:p>9014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6979" calcext:value-type="float">
            <text:p>586979</text:p>
          </table:table-cell>
          <table:table-cell office:value-type="float" office:value="219123" calcext:value-type="float">
            <text:p>219123</text:p>
          </table:table-cell>
          <table:table-cell office:value-type="float" office:value="2.43698268377574" calcext:value-type="float">
            <text:p>2.43698268377574</text:p>
          </table:table-cell>
          <table:table-cell office:value-type="float" office:value="1.25497177302501" calcext:value-type="float">
            <text:p>1.25497177302501</text:p>
          </table:table-cell>
          <table:table-cell office:value-type="float" office:value="0.642306881225929" calcext:value-type="float">
            <text:p>0.642306881225929</text:p>
          </table:table-cell>
          <table:table-cell office:value-type="float" office:value="0.444356256050617" calcext:value-type="float">
            <text:p>0.444356256050617</text:p>
          </table:table-cell>
          <table:table-cell office:value-type="float" office:value="0.537310306705273" calcext:value-type="float">
            <text:p>0.537310306705273</text:p>
          </table:table-cell>
          <table:table-cell office:value-type="float" office:value="5" calcext:value-type="float">
            <text:p>5</text:p>
          </table:table-cell>
          <table:table-cell office:value-type="float" office:value="0.349866789563512" calcext:value-type="float">
            <text:p>0.349866789563512</text:p>
          </table:table-cell>
          <table:table-cell office:value-type="float" office:value="0.130607501340807" calcext:value-type="float">
            <text:p>0.130607501340807</text:p>
          </table:table-cell>
          <table:table-cell office:value-type="float" office:value="-121.538623754814" calcext:value-type="float">
            <text:p>-121.538623754814</text:p>
          </table:table-cell>
          <table:table-cell office:value-type="float" office:value="-161.128748789877" calcext:value-type="float">
            <text:p>-161.128748789877</text:p>
          </table:table-cell>
          <table:table-cell office:value-type="float" office:value="-142.537938658945" calcext:value-type="float">
            <text:p>-142.537938658945</text:p>
          </table:table-cell>
          <table:table-cell office:value-type="float" office:value="750" calcext:value-type="float">
            <text:p>750</text:p>
          </table:table-cell>
          <table:table-cell office:value-type="float" office:value="-180.026642087298" calcext:value-type="float">
            <text:p>-180.026642087298</text:p>
          </table:table-cell>
        </table:table-row>
        <table:table-row table:style-name="ro1">
          <table:table-cell office:value-type="string" calcext:value-type="string">
            <text:p>2019-12-02 23:13:41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7056731480976" calcext:value-type="float">
            <text:p>73.7056731480976</text:p>
          </table:table-cell>
          <table:table-cell office:value-type="float" office:value="981.654204815912" calcext:value-type="float">
            <text:p>981.654204815912</text:p>
          </table:table-cell>
          <table:table-cell office:value-type="float" office:value="4085907" calcext:value-type="float">
            <text:p>4085907</text:p>
          </table:table-cell>
          <table:table-cell office:value-type="float" office:value="2129365" calcext:value-type="float">
            <text:p>2129365</text:p>
          </table:table-cell>
          <table:table-cell office:value-type="float" office:value="1081607" calcext:value-type="float">
            <text:p>1081607</text:p>
          </table:table-cell>
          <table:table-cell office:value-type="float" office:value="748086" calcext:value-type="float">
            <text:p>748086</text:p>
          </table:table-cell>
          <table:table-cell office:value-type="float" office:value="902019" calcext:value-type="float">
            <text:p>9020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588566" calcext:value-type="float">
            <text:p>588566</text:p>
          </table:table-cell>
          <table:table-cell office:value-type="float" office:value="219166" calcext:value-type="float">
            <text:p>219166</text:p>
          </table:table-cell>
          <table:table-cell office:value-type="float" office:value="2.43539064352401" calcext:value-type="float">
            <text:p>2.43539064352401</text:p>
          </table:table-cell>
          <table:table-cell office:value-type="float" office:value="1.269200595522" calcext:value-type="float">
            <text:p>1.269200595522</text:p>
          </table:table-cell>
          <table:table-cell office:value-type="float" office:value="0.644688087068568" calcext:value-type="float">
            <text:p>0.644688087068568</text:p>
          </table:table-cell>
          <table:table-cell office:value-type="float" office:value="0.445894056069142" calcext:value-type="float">
            <text:p>0.445894056069142</text:p>
          </table:table-cell>
          <table:table-cell office:value-type="float" office:value="0.537645284848843" calcext:value-type="float">
            <text:p>0.537645284848843</text:p>
          </table:table-cell>
          <table:table-cell office:value-type="float" office:value="5" calcext:value-type="float">
            <text:p>5</text:p>
          </table:table-cell>
          <table:table-cell office:value-type="float" office:value="0.35081271538886" calcext:value-type="float">
            <text:p>0.35081271538886</text:p>
          </table:table-cell>
          <table:table-cell office:value-type="float" office:value="0.130633131341115" calcext:value-type="float">
            <text:p>0.130633131341115</text:p>
          </table:table-cell>
          <table:table-cell office:value-type="float" office:value="-121.062382586286" calcext:value-type="float">
            <text:p>-121.062382586286</text:p>
          </table:table-cell>
          <table:table-cell office:value-type="float" office:value="-160.821188786172" calcext:value-type="float">
            <text:p>-160.821188786172</text:p>
          </table:table-cell>
          <table:table-cell office:value-type="float" office:value="-142.470943030231" calcext:value-type="float">
            <text:p>-142.470943030231</text:p>
          </table:table-cell>
          <table:table-cell office:value-type="float" office:value="750" calcext:value-type="float">
            <text:p>750</text:p>
          </table:table-cell>
          <table:table-cell office:value-type="float" office:value="-179.837456922228" calcext:value-type="float">
            <text:p>-179.837456922228</text:p>
          </table:table-cell>
        </table:table-row>
        <table:table-row table:style-name="ro1">
          <table:table-cell office:value-type="string" calcext:value-type="string">
            <text:p>2019-12-02 23:13:42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6904637241519" calcext:value-type="float">
            <text:p>73.6904637241519</text:p>
          </table:table-cell>
          <table:table-cell office:value-type="float" office:value="981.671243304609" calcext:value-type="float">
            <text:p>981.671243304609</text:p>
          </table:table-cell>
          <table:table-cell office:value-type="float" office:value="4088998" calcext:value-type="float">
            <text:p>4088998</text:p>
          </table:table-cell>
          <table:table-cell office:value-type="float" office:value="2117496" calcext:value-type="float">
            <text:p>2117496</text:p>
          </table:table-cell>
          <table:table-cell office:value-type="float" office:value="1085530" calcext:value-type="float">
            <text:p>1085530</text:p>
          </table:table-cell>
          <table:table-cell office:value-type="float" office:value="752076" calcext:value-type="float">
            <text:p>752076</text:p>
          </table:table-cell>
          <table:table-cell office:value-type="float" office:value="903101" calcext:value-type="float">
            <text:p>9031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4237" calcext:value-type="float">
            <text:p>824237</text:p>
          </table:table-cell>
          <table:table-cell office:value-type="float" office:value="219114" calcext:value-type="float">
            <text:p>219114</text:p>
          </table:table-cell>
          <table:table-cell office:value-type="float" office:value="2.43723302331364" calcext:value-type="float">
            <text:p>2.43723302331364</text:p>
          </table:table-cell>
          <table:table-cell office:value-type="float" office:value="1.26212611939026" calcext:value-type="float">
            <text:p>1.26212611939026</text:p>
          </table:table-cell>
          <table:table-cell office:value-type="float" office:value="0.647026377561853" calcext:value-type="float">
            <text:p>0.647026377561853</text:p>
          </table:table-cell>
          <table:table-cell office:value-type="float" office:value="0.448272281679187" calcext:value-type="float">
            <text:p>0.448272281679187</text:p>
          </table:table-cell>
          <table:table-cell office:value-type="float" office:value="0.538290207182194" calcext:value-type="float">
            <text:p>0.538290207182194</text:p>
          </table:table-cell>
          <table:table-cell office:value-type="float" office:value="5" calcext:value-type="float">
            <text:p>5</text:p>
          </table:table-cell>
          <table:table-cell office:value-type="float" office:value="0.491283594522905" calcext:value-type="float">
            <text:p>0.491283594522905</text:p>
          </table:table-cell>
          <table:table-cell office:value-type="float" office:value="0.130602136922137" calcext:value-type="float">
            <text:p>0.130602136922137</text:p>
          </table:table-cell>
          <table:table-cell office:value-type="float" office:value="-120.594724487629" calcext:value-type="float">
            <text:p>-120.594724487629</text:p>
          </table:table-cell>
          <table:table-cell office:value-type="float" office:value="-160.345543664163" calcext:value-type="float">
            <text:p>-160.345543664163</text:p>
          </table:table-cell>
          <table:table-cell office:value-type="float" office:value="-142.341958563561" calcext:value-type="float">
            <text:p>-142.341958563561</text:p>
          </table:table-cell>
          <table:table-cell office:value-type="float" office:value="750" calcext:value-type="float">
            <text:p>750</text:p>
          </table:table-cell>
          <table:table-cell office:value-type="float" office:value="-151.743281095419" calcext:value-type="float">
            <text:p>-151.743281095419</text:p>
          </table:table-cell>
        </table:table-row>
        <table:table-row table:style-name="ro1">
          <table:table-cell office:value-type="string" calcext:value-type="string">
            <text:p>2019-12-02 23:13:43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69086758087" calcext:value-type="float">
            <text:p>73.69086758087</text:p>
          </table:table-cell>
          <table:table-cell office:value-type="float" office:value="981.652298603755" calcext:value-type="float">
            <text:p>981.652298603755</text:p>
          </table:table-cell>
          <table:table-cell office:value-type="float" office:value="4088759" calcext:value-type="float">
            <text:p>4088759</text:p>
          </table:table-cell>
          <table:table-cell office:value-type="float" office:value="2123539" calcext:value-type="float">
            <text:p>2123539</text:p>
          </table:table-cell>
          <table:table-cell office:value-type="float" office:value="1093298" calcext:value-type="float">
            <text:p>1093298</text:p>
          </table:table-cell>
          <table:table-cell office:value-type="float" office:value="757810" calcext:value-type="float">
            <text:p>757810</text:p>
          </table:table-cell>
          <table:table-cell office:value-type="float" office:value="907492" calcext:value-type="float">
            <text:p>9074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0106" calcext:value-type="float">
            <text:p>820106</text:p>
          </table:table-cell>
          <table:table-cell office:value-type="float" office:value="219101" calcext:value-type="float">
            <text:p>219101</text:p>
          </table:table-cell>
          <table:table-cell office:value-type="float" office:value="2.43709056819565" calcext:value-type="float">
            <text:p>2.43709056819565</text:p>
          </table:table-cell>
          <table:table-cell office:value-type="float" office:value="1.26572802850342" calcext:value-type="float">
            <text:p>1.26572802850342</text:p>
          </table:table-cell>
          <table:table-cell office:value-type="float" office:value="0.651656466919955" calcext:value-type="float">
            <text:p>0.651656466919955</text:p>
          </table:table-cell>
          <table:table-cell office:value-type="float" office:value="0.451690012418033" calcext:value-type="float">
            <text:p>0.451690012418033</text:p>
          </table:table-cell>
          <table:table-cell office:value-type="float" office:value="0.54090744744628" calcext:value-type="float">
            <text:p>0.54090744744628</text:p>
          </table:table-cell>
          <table:table-cell office:value-type="float" office:value="5" calcext:value-type="float">
            <text:p>5</text:p>
          </table:table-cell>
          <table:table-cell office:value-type="float" office:value="0.488821326353708" calcext:value-type="float">
            <text:p>0.488821326353708</text:p>
          </table:table-cell>
          <table:table-cell office:value-type="float" office:value="0.130594388317393" calcext:value-type="float">
            <text:p>0.130594388317393</text:p>
          </table:table-cell>
          <table:table-cell office:value-type="float" office:value="-119.668706616009" calcext:value-type="float">
            <text:p>-119.668706616009</text:p>
          </table:table-cell>
          <table:table-cell office:value-type="float" office:value="-159.661997516393" calcext:value-type="float">
            <text:p>-159.661997516393</text:p>
          </table:table-cell>
          <table:table-cell office:value-type="float" office:value="-141.818510510744" calcext:value-type="float">
            <text:p>-141.818510510744</text:p>
          </table:table-cell>
          <table:table-cell office:value-type="float" office:value="750" calcext:value-type="float">
            <text:p>750</text:p>
          </table:table-cell>
          <table:table-cell office:value-type="float" office:value="-152.235734729258" calcext:value-type="float">
            <text:p>-152.235734729258</text:p>
          </table:table-cell>
        </table:table-row>
        <table:table-row table:style-name="ro1">
          <table:table-cell office:value-type="string" calcext:value-type="string">
            <text:p>2019-12-02 23:13:44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706481249159" calcext:value-type="float">
            <text:p>73.706481249159</text:p>
          </table:table-cell>
          <table:table-cell office:value-type="float" office:value="981.58885205448" calcext:value-type="float">
            <text:p>981.58885205448</text:p>
          </table:table-cell>
          <table:table-cell office:value-type="float" office:value="4090718" calcext:value-type="float">
            <text:p>4090718</text:p>
          </table:table-cell>
          <table:table-cell office:value-type="float" office:value="2125675" calcext:value-type="float">
            <text:p>2125675</text:p>
          </table:table-cell>
          <table:table-cell office:value-type="float" office:value="1098059" calcext:value-type="float">
            <text:p>1098059</text:p>
          </table:table-cell>
          <table:table-cell office:value-type="float" office:value="752476" calcext:value-type="float">
            <text:p>752476</text:p>
          </table:table-cell>
          <table:table-cell office:value-type="float" office:value="909373" calcext:value-type="float">
            <text:p>9093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7367" calcext:value-type="float">
            <text:p>827367</text:p>
          </table:table-cell>
          <table:table-cell office:value-type="float" office:value="219217" calcext:value-type="float">
            <text:p>219217</text:p>
          </table:table-cell>
          <table:table-cell office:value-type="float" office:value="2.43825822332599" calcext:value-type="float">
            <text:p>2.43825822332599</text:p>
          </table:table-cell>
          <table:table-cell office:value-type="float" office:value="1.2670011838676" calcext:value-type="float">
            <text:p>1.2670011838676</text:p>
          </table:table-cell>
          <table:table-cell office:value-type="float" office:value="0.654494244396" calcext:value-type="float">
            <text:p>0.654494244396</text:p>
          </table:table-cell>
          <table:table-cell office:value-type="float" office:value="0.44851070028671" calcext:value-type="float">
            <text:p>0.44851070028671</text:p>
          </table:table-cell>
          <table:table-cell office:value-type="float" office:value="0.542028610948159" calcext:value-type="float">
            <text:p>0.542028610948159</text:p>
          </table:table-cell>
          <table:table-cell office:value-type="float" office:value="5" calcext:value-type="float">
            <text:p>5</text:p>
          </table:table-cell>
          <table:table-cell office:value-type="float" office:value="0.493149220126774" calcext:value-type="float">
            <text:p>0.493149220126774</text:p>
          </table:table-cell>
          <table:table-cell office:value-type="float" office:value="0.130663529713575" calcext:value-type="float">
            <text:p>0.130663529713575</text:p>
          </table:table-cell>
          <table:table-cell office:value-type="float" office:value="-119.1011511208" calcext:value-type="float">
            <text:p>-119.1011511208</text:p>
          </table:table-cell>
          <table:table-cell office:value-type="float" office:value="-160.297859942658" calcext:value-type="float">
            <text:p>-160.297859942658</text:p>
          </table:table-cell>
          <table:table-cell office:value-type="float" office:value="-141.594277810368" calcext:value-type="float">
            <text:p>-141.594277810368</text:p>
          </table:table-cell>
          <table:table-cell office:value-type="float" office:value="750" calcext:value-type="float">
            <text:p>750</text:p>
          </table:table-cell>
          <table:table-cell office:value-type="float" office:value="-151.370155974645" calcext:value-type="float">
            <text:p>-151.370155974645</text:p>
          </table:table-cell>
        </table:table-row>
        <table:table-row table:style-name="ro1">
          <table:table-cell office:value-type="string" calcext:value-type="string">
            <text:p>2019-12-02 23:13:46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7019500258014" calcext:value-type="float">
            <text:p>73.7019500258014</text:p>
          </table:table-cell>
          <table:table-cell office:value-type="float" office:value="981.633353503905" calcext:value-type="float">
            <text:p>981.633353503905</text:p>
          </table:table-cell>
          <table:table-cell office:value-type="float" office:value="4088266" calcext:value-type="float">
            <text:p>4088266</text:p>
          </table:table-cell>
          <table:table-cell office:value-type="float" office:value="2125770" calcext:value-type="float">
            <text:p>2125770</text:p>
          </table:table-cell>
          <table:table-cell office:value-type="float" office:value="1100037" calcext:value-type="float">
            <text:p>1100037</text:p>
          </table:table-cell>
          <table:table-cell office:value-type="float" office:value="749853" calcext:value-type="float">
            <text:p>749853</text:p>
          </table:table-cell>
          <table:table-cell office:value-type="float" office:value="907812" calcext:value-type="float">
            <text:p>9078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0589" calcext:value-type="float">
            <text:p>830589</text:p>
          </table:table-cell>
          <table:table-cell office:value-type="float" office:value="219124" calcext:value-type="float">
            <text:p>219124</text:p>
          </table:table-cell>
          <table:table-cell office:value-type="float" office:value="2.43679671726188" calcext:value-type="float">
            <text:p>2.43679671726188</text:p>
          </table:table-cell>
          <table:table-cell office:value-type="float" office:value="1.26705780828688" calcext:value-type="float">
            <text:p>1.26705780828688</text:p>
          </table:table-cell>
          <table:table-cell office:value-type="float" office:value="0.655673224410203" calcext:value-type="float">
            <text:p>0.655673224410203</text:p>
          </table:table-cell>
          <table:table-cell office:value-type="float" office:value="0.446947270267876" calcext:value-type="float">
            <text:p>0.446947270267876</text:p>
          </table:table-cell>
          <table:table-cell office:value-type="float" office:value="0.541098182332299" calcext:value-type="float">
            <text:p>0.541098182332299</text:p>
          </table:table-cell>
          <table:table-cell office:value-type="float" office:value="5" calcext:value-type="float">
            <text:p>5</text:p>
          </table:table-cell>
          <table:table-cell office:value-type="float" office:value="0.495069682010374" calcext:value-type="float">
            <text:p>0.495069682010374</text:p>
          </table:table-cell>
          <table:table-cell office:value-type="float" office:value="0.130608097387325" calcext:value-type="float">
            <text:p>0.130608097387325</text:p>
          </table:table-cell>
          <table:table-cell office:value-type="float" office:value="-118.865355117959" calcext:value-type="float">
            <text:p>-118.865355117959</text:p>
          </table:table-cell>
          <table:table-cell office:value-type="float" office:value="-160.610545946425" calcext:value-type="float">
            <text:p>-160.610545946425</text:p>
          </table:table-cell>
          <table:table-cell office:value-type="float" office:value="-141.78036353354" calcext:value-type="float">
            <text:p>-141.78036353354</text:p>
          </table:table-cell>
          <table:table-cell office:value-type="float" office:value="750" calcext:value-type="float">
            <text:p>750</text:p>
          </table:table-cell>
          <table:table-cell office:value-type="float" office:value="-150.986063597925" calcext:value-type="float">
            <text:p>-150.986063597925</text:p>
          </table:table-cell>
        </table:table-row>
        <table:table-row table:style-name="ro1">
          <table:table-cell office:value-type="string" calcext:value-type="string">
            <text:p>2019-12-02 23:13:47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7224986975316" calcext:value-type="float">
            <text:p>73.7224986975316</text:p>
          </table:table-cell>
          <table:table-cell office:value-type="float" office:value="981.58885205448" calcext:value-type="float">
            <text:p>981.58885205448</text:p>
          </table:table-cell>
          <table:table-cell office:value-type="float" office:value="4088628" calcext:value-type="float">
            <text:p>4088628</text:p>
          </table:table-cell>
          <table:table-cell office:value-type="float" office:value="2127581" calcext:value-type="float">
            <text:p>2127581</text:p>
          </table:table-cell>
          <table:table-cell office:value-type="float" office:value="1102071" calcext:value-type="float">
            <text:p>1102071</text:p>
          </table:table-cell>
          <table:table-cell office:value-type="float" office:value="756104" calcext:value-type="float">
            <text:p>756104</text:p>
          </table:table-cell>
          <table:table-cell office:value-type="float" office:value="908687" calcext:value-type="float">
            <text:p>9086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6382" calcext:value-type="float">
            <text:p>826382</text:p>
          </table:table-cell>
          <table:table-cell office:value-type="float" office:value="219104" calcext:value-type="float">
            <text:p>219104</text:p>
          </table:table-cell>
          <table:table-cell office:value-type="float" office:value="2.43701248610169" calcext:value-type="float">
            <text:p>2.43701248610169</text:p>
          </table:table-cell>
          <table:table-cell office:value-type="float" office:value="1.26813724853244" calcext:value-type="float">
            <text:p>1.26813724853244</text:p>
          </table:table-cell>
          <table:table-cell office:value-type="float" office:value="0.656885583029459" calcext:value-type="float">
            <text:p>0.656885583029459</text:p>
          </table:table-cell>
          <table:table-cell office:value-type="float" office:value="0.450673157056946" calcext:value-type="float">
            <text:p>0.450673157056946</text:p>
          </table:table-cell>
          <table:table-cell office:value-type="float" office:value="0.541619723036256" calcext:value-type="float">
            <text:p>0.541619723036256</text:p>
          </table:table-cell>
          <table:table-cell office:value-type="float" office:value="5" calcext:value-type="float">
            <text:p>5</text:p>
          </table:table-cell>
          <table:table-cell office:value-type="float" office:value="0.492562114305748" calcext:value-type="float">
            <text:p>0.492562114305748</text:p>
          </table:table-cell>
          <table:table-cell office:value-type="float" office:value="0.130596176456949" calcext:value-type="float">
            <text:p>0.130596176456949</text:p>
          </table:table-cell>
          <table:table-cell office:value-type="float" office:value="-118.622883394108" calcext:value-type="float">
            <text:p>-118.622883394108</text:p>
          </table:table-cell>
          <table:table-cell office:value-type="float" office:value="-159.865368588611" calcext:value-type="float">
            <text:p>-159.865368588611</text:p>
          </table:table-cell>
          <table:table-cell office:value-type="float" office:value="-141.676055392749" calcext:value-type="float">
            <text:p>-141.676055392749</text:p>
          </table:table-cell>
          <table:table-cell office:value-type="float" office:value="750" calcext:value-type="float">
            <text:p>750</text:p>
          </table:table-cell>
          <table:table-cell office:value-type="float" office:value="-151.48757713885" calcext:value-type="float">
            <text:p>-151.48757713885</text:p>
          </table:table-cell>
        </table:table-row>
        <table:table-row table:style-name="ro1">
          <table:table-cell office:value-type="string" calcext:value-type="string">
            <text:p>2019-12-02 23:13:48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7270292503681" calcext:value-type="float">
            <text:p>73.7270292503681</text:p>
          </table:table-cell>
          <table:table-cell office:value-type="float" office:value="981.599278209295" calcext:value-type="float">
            <text:p>981.599278209295</text:p>
          </table:table-cell>
          <table:table-cell office:value-type="float" office:value="4090601" calcext:value-type="float">
            <text:p>4090601</text:p>
          </table:table-cell>
          <table:table-cell office:value-type="float" office:value="2108277" calcext:value-type="float">
            <text:p>2108277</text:p>
          </table:table-cell>
          <table:table-cell office:value-type="float" office:value="1109611" calcext:value-type="float">
            <text:p>1109611</text:p>
          </table:table-cell>
          <table:table-cell office:value-type="float" office:value="764445" calcext:value-type="float">
            <text:p>764445</text:p>
          </table:table-cell>
          <table:table-cell office:value-type="float" office:value="912530" calcext:value-type="float">
            <text:p>9125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0841" calcext:value-type="float">
            <text:p>820841</text:p>
          </table:table-cell>
          <table:table-cell office:value-type="float" office:value="219276" calcext:value-type="float">
            <text:p>219276</text:p>
          </table:table-cell>
          <table:table-cell office:value-type="float" office:value="2.43818848588329" calcext:value-type="float">
            <text:p>2.43818848588329</text:p>
          </table:table-cell>
          <table:table-cell office:value-type="float" office:value="1.25663116653337" calcext:value-type="float">
            <text:p>1.25663116653337</text:p>
          </table:table-cell>
          <table:table-cell office:value-type="float" office:value="0.661379773781273" calcext:value-type="float">
            <text:p>0.661379773781273</text:p>
          </table:table-cell>
          <table:table-cell office:value-type="float" office:value="0.455644781070325" calcext:value-type="float">
            <text:p>0.455644781070325</text:p>
          </table:table-cell>
          <table:table-cell office:value-type="float" office:value="0.543910329808036" calcext:value-type="float">
            <text:p>0.543910329808036</text:p>
          </table:table-cell>
          <table:table-cell office:value-type="float" office:value="5" calcext:value-type="float">
            <text:p>5</text:p>
          </table:table-cell>
          <table:table-cell office:value-type="float" office:value="0.489259420545032" calcext:value-type="float">
            <text:p>0.489259420545032</text:p>
          </table:table-cell>
          <table:table-cell office:value-type="float" office:value="0.130698696458184" calcext:value-type="float">
            <text:p>0.130698696458184</text:p>
          </table:table-cell>
          <table:table-cell office:value-type="float" office:value="-117.724045243745" calcext:value-type="float">
            <text:p>-117.724045243745</text:p>
          </table:table-cell>
          <table:table-cell office:value-type="float" office:value="-158.871043785935" calcext:value-type="float">
            <text:p>-158.871043785935</text:p>
          </table:table-cell>
          <table:table-cell office:value-type="float" office:value="-141.217934038393" calcext:value-type="float">
            <text:p>-141.217934038393</text:p>
          </table:table-cell>
          <table:table-cell office:value-type="float" office:value="750" calcext:value-type="float">
            <text:p>750</text:p>
          </table:table-cell>
          <table:table-cell office:value-type="float" office:value="-152.148115890994" calcext:value-type="float">
            <text:p>-152.148115890994</text:p>
          </table:table-cell>
        </table:table-row>
        <table:table-row table:style-name="ro1">
          <table:table-cell office:value-type="string" calcext:value-type="string">
            <text:p>2019-12-02 23:13:50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229029131495" calcext:value-type="float">
            <text:p>73.7229029131495</text:p>
          </table:table-cell>
          <table:table-cell office:value-type="float" office:value="981.624834624918" calcext:value-type="float">
            <text:p>981.624834624918</text:p>
          </table:table-cell>
          <table:table-cell office:value-type="float" office:value="4088866" calcext:value-type="float">
            <text:p>4088866</text:p>
          </table:table-cell>
          <table:table-cell office:value-type="float" office:value="2131925" calcext:value-type="float">
            <text:p>2131925</text:p>
          </table:table-cell>
          <table:table-cell office:value-type="float" office:value="1113260" calcext:value-type="float">
            <text:p>1113260</text:p>
          </table:table-cell>
          <table:table-cell office:value-type="float" office:value="762565" calcext:value-type="float">
            <text:p>762565</text:p>
          </table:table-cell>
          <table:table-cell office:value-type="float" office:value="915471" calcext:value-type="float">
            <text:p>9154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3662" calcext:value-type="float">
            <text:p>823662</text:p>
          </table:table-cell>
          <table:table-cell office:value-type="float" office:value="219176" calcext:value-type="float">
            <text:p>219176</text:p>
          </table:table-cell>
          <table:table-cell office:value-type="float" office:value="2.43715434517316" calcext:value-type="float">
            <text:p>2.43715434517316</text:p>
          </table:table-cell>
          <table:table-cell office:value-type="float" office:value="1.27072647461015" calcext:value-type="float">
            <text:p>1.27072647461015</text:p>
          </table:table-cell>
          <table:table-cell office:value-type="float" office:value="0.663554747528404" calcext:value-type="float">
            <text:p>0.663554747528404</text:p>
          </table:table-cell>
          <table:table-cell office:value-type="float" office:value="0.454524213614966" calcext:value-type="float">
            <text:p>0.454524213614966</text:p>
          </table:table-cell>
          <table:table-cell office:value-type="float" office:value="0.545663302619851" calcext:value-type="float">
            <text:p>0.545663302619851</text:p>
          </table:table-cell>
          <table:table-cell office:value-type="float" office:value="5" calcext:value-type="float">
            <text:p>5</text:p>
          </table:table-cell>
          <table:table-cell office:value-type="float" office:value="0.49094086777459" calcext:value-type="float">
            <text:p>0.49094086777459</text:p>
          </table:table-cell>
          <table:table-cell office:value-type="float" office:value="0.130639091806303" calcext:value-type="float">
            <text:p>0.130639091806303</text:p>
          </table:table-cell>
          <table:table-cell office:value-type="float" office:value="-117.289050494319" calcext:value-type="float">
            <text:p>-117.289050494319</text:p>
          </table:table-cell>
          <table:table-cell office:value-type="float" office:value="-159.095157277007" calcext:value-type="float">
            <text:p>-159.095157277007</text:p>
          </table:table-cell>
          <table:table-cell office:value-type="float" office:value="-140.86733947603" calcext:value-type="float">
            <text:p>-140.86733947603</text:p>
          </table:table-cell>
          <table:table-cell office:value-type="float" office:value="750" calcext:value-type="float">
            <text:p>750</text:p>
          </table:table-cell>
          <table:table-cell office:value-type="float" office:value="-151.811826445082" calcext:value-type="float">
            <text:p>-151.811826445082</text:p>
          </table:table-cell>
        </table:table-row>
        <table:table-row table:style-name="ro1">
          <table:table-cell office:value-type="string" calcext:value-type="string">
            <text:p>2019-12-02 23:13:51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7385160692698" calcext:value-type="float">
            <text:p>73.7385160692698</text:p>
          </table:table-cell>
          <table:table-cell office:value-type="float" office:value="981.58885205448" calcext:value-type="float">
            <text:p>981.58885205448</text:p>
          </table:table-cell>
          <table:table-cell office:value-type="float" office:value="4088805" calcext:value-type="float">
            <text:p>4088805</text:p>
          </table:table-cell>
          <table:table-cell office:value-type="float" office:value="2124710" calcext:value-type="float">
            <text:p>2124710</text:p>
          </table:table-cell>
          <table:table-cell office:value-type="float" office:value="1114267" calcext:value-type="float">
            <text:p>1114267</text:p>
          </table:table-cell>
          <table:table-cell office:value-type="float" office:value="755863" calcext:value-type="float">
            <text:p>755863</text:p>
          </table:table-cell>
          <table:table-cell office:value-type="float" office:value="913717" calcext:value-type="float">
            <text:p>9137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1065" calcext:value-type="float">
            <text:p>831065</text:p>
          </table:table-cell>
          <table:table-cell office:value-type="float" office:value="219157" calcext:value-type="float">
            <text:p>219157</text:p>
          </table:table-cell>
          <table:table-cell office:value-type="float" office:value="2.43711798633551" calcext:value-type="float">
            <text:p>2.43711798633551</text:p>
          </table:table-cell>
          <table:table-cell office:value-type="float" office:value="1.26642599897695" calcext:value-type="float">
            <text:p>1.26642599897695</text:p>
          </table:table-cell>
          <table:table-cell office:value-type="float" office:value="0.664154966372843" calcext:value-type="float">
            <text:p>0.664154966372843</text:p>
          </table:table-cell>
          <table:table-cell office:value-type="float" office:value="0.450529509845914" calcext:value-type="float">
            <text:p>0.450529509845914</text:p>
          </table:table-cell>
          <table:table-cell office:value-type="float" office:value="0.544617837025861" calcext:value-type="float">
            <text:p>0.544617837025861</text:p>
          </table:table-cell>
          <table:table-cell office:value-type="float" office:value="5" calcext:value-type="float">
            <text:p>5</text:p>
          </table:table-cell>
          <table:table-cell office:value-type="float" office:value="0.495353400153327" calcext:value-type="float">
            <text:p>0.495353400153327</text:p>
          </table:table-cell>
          <table:table-cell office:value-type="float" office:value="0.130627766922446" calcext:value-type="float">
            <text:p>0.130627766922446</text:p>
          </table:table-cell>
          <table:table-cell office:value-type="float" office:value="-117.169006725431" calcext:value-type="float">
            <text:p>-117.169006725431</text:p>
          </table:table-cell>
          <table:table-cell office:value-type="float" office:value="-159.894098030817" calcext:value-type="float">
            <text:p>-159.894098030817</text:p>
          </table:table-cell>
          <table:table-cell office:value-type="float" office:value="-141.076432594828" calcext:value-type="float">
            <text:p>-141.076432594828</text:p>
          </table:table-cell>
          <table:table-cell office:value-type="float" office:value="750" calcext:value-type="float">
            <text:p>750</text:p>
          </table:table-cell>
          <table:table-cell office:value-type="float" office:value="-150.929319969335" calcext:value-type="float">
            <text:p>-150.929319969335</text:p>
          </table:table-cell>
        </table:table-row>
        <table:table-row table:style-name="ro1">
          <table:table-cell office:value-type="string" calcext:value-type="string">
            <text:p>2019-12-02 23:13:52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7438551761527" calcext:value-type="float">
            <text:p>73.7438551761527</text:p>
          </table:table-cell>
          <table:table-cell office:value-type="float" office:value="981.671243304609" calcext:value-type="float">
            <text:p>981.671243304609</text:p>
          </table:table-cell>
          <table:table-cell office:value-type="float" office:value="4089700" calcext:value-type="float">
            <text:p>4089700</text:p>
          </table:table-cell>
          <table:table-cell office:value-type="float" office:value="2124159" calcext:value-type="float">
            <text:p>2124159</text:p>
          </table:table-cell>
          <table:table-cell office:value-type="float" office:value="1115628" calcext:value-type="float">
            <text:p>1115628</text:p>
          </table:table-cell>
          <table:table-cell office:value-type="float" office:value="763807" calcext:value-type="float">
            <text:p>763807</text:p>
          </table:table-cell>
          <table:table-cell office:value-type="float" office:value="914769" calcext:value-type="float">
            <text:p>9147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5544" calcext:value-type="float">
            <text:p>825544</text:p>
          </table:table-cell>
          <table:table-cell office:value-type="float" office:value="219177" calcext:value-type="float">
            <text:p>219177</text:p>
          </table:table-cell>
          <table:table-cell office:value-type="float" office:value="2.43765144796985" calcext:value-type="float">
            <text:p>2.43765144796985</text:p>
          </table:table-cell>
          <table:table-cell office:value-type="float" office:value="1.26609757734508" calcext:value-type="float">
            <text:p>1.26609757734508</text:p>
          </table:table-cell>
          <table:table-cell office:value-type="float" office:value="0.664966185684941" calcext:value-type="float">
            <text:p>0.664966185684941</text:p>
          </table:table-cell>
          <table:table-cell office:value-type="float" office:value="0.455264503391326" calcext:value-type="float">
            <text:p>0.455264503391326</text:p>
          </table:table-cell>
          <table:table-cell office:value-type="float" office:value="0.545244877963648" calcext:value-type="float">
            <text:p>0.545244877963648</text:p>
          </table:table-cell>
          <table:table-cell office:value-type="float" office:value="5" calcext:value-type="float">
            <text:p>5</text:p>
          </table:table-cell>
          <table:table-cell office:value-type="float" office:value="0.492062627322987" calcext:value-type="float">
            <text:p>0.492062627322987</text:p>
          </table:table-cell>
          <table:table-cell office:value-type="float" office:value="0.130639687852822" calcext:value-type="float">
            <text:p>0.130639687852822</text:p>
          </table:table-cell>
          <table:table-cell office:value-type="float" office:value="-117.006762863012" calcext:value-type="float">
            <text:p>-117.006762863012</text:p>
          </table:table-cell>
          <table:table-cell office:value-type="float" office:value="-158.947099321735" calcext:value-type="float">
            <text:p>-158.947099321735</text:p>
          </table:table-cell>
          <table:table-cell office:value-type="float" office:value="-140.95102440727" calcext:value-type="float">
            <text:p>-140.95102440727</text:p>
          </table:table-cell>
          <table:table-cell office:value-type="float" office:value="750" calcext:value-type="float">
            <text:p>750</text:p>
          </table:table-cell>
          <table:table-cell office:value-type="float" office:value="-151.587474535403" calcext:value-type="float">
            <text:p>-151.587474535403</text:p>
          </table:table-cell>
        </table:table-row>
        <table:table-row table:style-name="ro1">
          <table:table-cell office:value-type="string" calcext:value-type="string">
            <text:p>2019-12-02 23:13:53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335812891217" calcext:value-type="float">
            <text:p>73.7335812891217</text:p>
          </table:table-cell>
          <table:table-cell office:value-type="float" office:value="981.597370667785" calcext:value-type="float">
            <text:p>981.597370667785</text:p>
          </table:table-cell>
          <table:table-cell office:value-type="float" office:value="4088786" calcext:value-type="float">
            <text:p>4088786</text:p>
          </table:table-cell>
          <table:table-cell office:value-type="float" office:value="2105927" calcext:value-type="float">
            <text:p>2105927</text:p>
          </table:table-cell>
          <table:table-cell office:value-type="float" office:value="1115241" calcext:value-type="float">
            <text:p>1115241</text:p>
          </table:table-cell>
          <table:table-cell office:value-type="float" office:value="769977" calcext:value-type="float">
            <text:p>769977</text:p>
          </table:table-cell>
          <table:table-cell office:value-type="float" office:value="917791" calcext:value-type="float">
            <text:p>9177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2152" calcext:value-type="float">
            <text:p>822152</text:p>
          </table:table-cell>
          <table:table-cell office:value-type="float" office:value="219251" calcext:value-type="float">
            <text:p>219251</text:p>
          </table:table-cell>
          <table:table-cell office:value-type="float" office:value="2.43710666145166" calcext:value-type="float">
            <text:p>2.43710666145166</text:p>
          </table:table-cell>
          <table:table-cell office:value-type="float" office:value="1.25523045721417" calcext:value-type="float">
            <text:p>1.25523045721417</text:p>
          </table:table-cell>
          <table:table-cell office:value-type="float" office:value="0.664735515682163" calcext:value-type="float">
            <text:p>0.664735515682163</text:p>
          </table:table-cell>
          <table:table-cell office:value-type="float" office:value="0.458942110412372" calcext:value-type="float">
            <text:p>0.458942110412372</text:p>
          </table:table-cell>
          <table:table-cell office:value-type="float" office:value="0.547046130543486" calcext:value-type="float">
            <text:p>0.547046130543486</text:p>
          </table:table-cell>
          <table:table-cell office:value-type="float" office:value="5" calcext:value-type="float">
            <text:p>5</text:p>
          </table:table-cell>
          <table:table-cell office:value-type="float" office:value="0.49004083753119" calcext:value-type="float">
            <text:p>0.49004083753119</text:p>
          </table:table-cell>
          <table:table-cell office:value-type="float" office:value="0.130683795295214" calcext:value-type="float">
            <text:p>0.130683795295214</text:p>
          </table:table-cell>
          <table:table-cell office:value-type="float" office:value="-117.052896863567" calcext:value-type="float">
            <text:p>-117.052896863567</text:p>
          </table:table-cell>
          <table:table-cell office:value-type="float" office:value="-158.211577917526" calcext:value-type="float">
            <text:p>-158.211577917526</text:p>
          </table:table-cell>
          <table:table-cell office:value-type="float" office:value="-140.590773891303" calcext:value-type="float">
            <text:p>-140.590773891303</text:p>
          </table:table-cell>
          <table:table-cell office:value-type="float" office:value="750" calcext:value-type="float">
            <text:p>750</text:p>
          </table:table-cell>
          <table:table-cell office:value-type="float" office:value="-151.991832493762" calcext:value-type="float">
            <text:p>-151.991832493762</text:p>
          </table:table-cell>
        </table:table-row>
        <table:table-row table:style-name="ro1">
          <table:table-cell office:value-type="string" calcext:value-type="string">
            <text:p>2019-12-02 23:13:55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335812891217" calcext:value-type="float">
            <text:p>73.7335812891217</text:p>
          </table:table-cell>
          <table:table-cell office:value-type="float" office:value="981.652298603755" calcext:value-type="float">
            <text:p>981.652298603755</text:p>
          </table:table-cell>
          <table:table-cell office:value-type="float" office:value="4088690" calcext:value-type="float">
            <text:p>4088690</text:p>
          </table:table-cell>
          <table:table-cell office:value-type="float" office:value="2128485" calcext:value-type="float">
            <text:p>2128485</text:p>
          </table:table-cell>
          <table:table-cell office:value-type="float" office:value="1116538" calcext:value-type="float">
            <text:p>1116538</text:p>
          </table:table-cell>
          <table:table-cell office:value-type="float" office:value="770333" calcext:value-type="float">
            <text:p>770333</text:p>
          </table:table-cell>
          <table:table-cell office:value-type="float" office:value="920742" calcext:value-type="float">
            <text:p>9207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2904" calcext:value-type="float">
            <text:p>822904</text:p>
          </table:table-cell>
          <table:table-cell office:value-type="float" office:value="219130" calcext:value-type="float">
            <text:p>219130</text:p>
          </table:table-cell>
          <table:table-cell office:value-type="float" office:value="2.43704944098585" calcext:value-type="float">
            <text:p>2.43704944098585</text:p>
          </table:table-cell>
          <table:table-cell office:value-type="float" office:value="1.26867607458545" calcext:value-type="float">
            <text:p>1.26867607458545</text:p>
          </table:table-cell>
          <table:table-cell office:value-type="float" office:value="0.665508588017057" calcext:value-type="float">
            <text:p>0.665508588017057</text:p>
          </table:table-cell>
          <table:table-cell office:value-type="float" office:value="0.459154302973068" calcext:value-type="float">
            <text:p>0.459154302973068</text:p>
          </table:table-cell>
          <table:table-cell office:value-type="float" office:value="0.548805063820489" calcext:value-type="float">
            <text:p>0.548805063820489</text:p>
          </table:table-cell>
          <table:table-cell office:value-type="float" office:value="5" calcext:value-type="float">
            <text:p>5</text:p>
          </table:table-cell>
          <table:table-cell office:value-type="float" office:value="0.490489064513333" calcext:value-type="float">
            <text:p>0.490489064513333</text:p>
          </table:table-cell>
          <table:table-cell office:value-type="float" office:value="0.130611673666438" calcext:value-type="float">
            <text:p>0.130611673666438</text:p>
          </table:table-cell>
          <table:table-cell office:value-type="float" office:value="-116.898282396589" calcext:value-type="float">
            <text:p>-116.898282396589</text:p>
          </table:table-cell>
          <table:table-cell office:value-type="float" office:value="-158.169139405386" calcext:value-type="float">
            <text:p>-158.169139405386</text:p>
          </table:table-cell>
          <table:table-cell office:value-type="float" office:value="-140.238987235902" calcext:value-type="float">
            <text:p>-140.238987235902</text:p>
          </table:table-cell>
          <table:table-cell office:value-type="float" office:value="750" calcext:value-type="float">
            <text:p>750</text:p>
          </table:table-cell>
          <table:table-cell office:value-type="float" office:value="-151.902187097333" calcext:value-type="float">
            <text:p>-151.902187097333</text:p>
          </table:table-cell>
        </table:table-row>
        <table:table-row table:style-name="ro1">
          <table:table-cell office:value-type="string" calcext:value-type="string">
            <text:p>2019-12-02 23:13:56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7339856147968" calcext:value-type="float">
            <text:p>73.7339856147968</text:p>
          </table:table-cell>
          <table:table-cell office:value-type="float" office:value="981.605889317977" calcext:value-type="float">
            <text:p>981.605889317977</text:p>
          </table:table-cell>
          <table:table-cell office:value-type="float" office:value="4094897" calcext:value-type="float">
            <text:p>4094897</text:p>
          </table:table-cell>
          <table:table-cell office:value-type="float" office:value="2112993" calcext:value-type="float">
            <text:p>2112993</text:p>
          </table:table-cell>
          <table:table-cell office:value-type="float" office:value="1114519" calcext:value-type="float">
            <text:p>1114519</text:p>
          </table:table-cell>
          <table:table-cell office:value-type="float" office:value="765153" calcext:value-type="float">
            <text:p>765153</text:p>
          </table:table-cell>
          <table:table-cell office:value-type="float" office:value="921936" calcext:value-type="float">
            <text:p>9219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8659" calcext:value-type="float">
            <text:p>828659</text:p>
          </table:table-cell>
          <table:table-cell office:value-type="float" office:value="219247" calcext:value-type="float">
            <text:p>219247</text:p>
          </table:table-cell>
          <table:table-cell office:value-type="float" office:value="2.44074910172809" calcext:value-type="float">
            <text:p>2.44074910172809</text:p>
          </table:table-cell>
          <table:table-cell office:value-type="float" office:value="1.25944212191607" calcext:value-type="float">
            <text:p>1.25944212191607</text:p>
          </table:table-cell>
          <table:table-cell office:value-type="float" office:value="0.664305170095583" calcext:value-type="float">
            <text:p>0.664305170095583</text:p>
          </table:table-cell>
          <table:table-cell office:value-type="float" office:value="0.456066782005642" calcext:value-type="float">
            <text:p>0.456066782005642</text:p>
          </table:table-cell>
          <table:table-cell office:value-type="float" office:value="0.549516743363946" calcext:value-type="float">
            <text:p>0.549516743363946</text:p>
          </table:table-cell>
          <table:table-cell office:value-type="float" office:value="5" calcext:value-type="float">
            <text:p>5</text:p>
          </table:table-cell>
          <table:table-cell office:value-type="float" office:value="0.493919312229074" calcext:value-type="float">
            <text:p>0.493919312229074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-117.138965980883" calcext:value-type="float">
            <text:p>-117.138965980883</text:p>
          </table:table-cell>
          <table:table-cell office:value-type="float" office:value="-158.786643598872" calcext:value-type="float">
            <text:p>-158.786643598872</text:p>
          </table:table-cell>
          <table:table-cell office:value-type="float" office:value="-140.096651327211" calcext:value-type="float">
            <text:p>-140.096651327211</text:p>
          </table:table-cell>
          <table:table-cell office:value-type="float" office:value="750" calcext:value-type="float">
            <text:p>750</text:p>
          </table:table-cell>
          <table:table-cell office:value-type="float" office:value="-151.216137554185" calcext:value-type="float">
            <text:p>-151.216137554185</text:p>
          </table:table-cell>
        </table:table-row>
        <table:table-row table:style-name="ro1">
          <table:table-cell office:value-type="string" calcext:value-type="string">
            <text:p>2019-12-02 23:13:57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282421053932" calcext:value-type="float">
            <text:p>73.7282421053932</text:p>
          </table:table-cell>
          <table:table-cell office:value-type="float" office:value="981.597370667785" calcext:value-type="float">
            <text:p>981.597370667785</text:p>
          </table:table-cell>
          <table:table-cell office:value-type="float" office:value="4089008" calcext:value-type="float">
            <text:p>4089008</text:p>
          </table:table-cell>
          <table:table-cell office:value-type="float" office:value="2111102" calcext:value-type="float">
            <text:p>2111102</text:p>
          </table:table-cell>
          <table:table-cell office:value-type="float" office:value="1122403" calcext:value-type="float">
            <text:p>1122403</text:p>
          </table:table-cell>
          <table:table-cell office:value-type="float" office:value="763510" calcext:value-type="float">
            <text:p>763510</text:p>
          </table:table-cell>
          <table:table-cell office:value-type="float" office:value="921585" calcext:value-type="float">
            <text:p>9215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1624" calcext:value-type="float">
            <text:p>831624</text:p>
          </table:table-cell>
          <table:table-cell office:value-type="float" office:value="219202" calcext:value-type="float">
            <text:p>219202</text:p>
          </table:table-cell>
          <table:table-cell office:value-type="float" office:value="2.43723898377883" calcext:value-type="float">
            <text:p>2.43723898377883</text:p>
          </table:table-cell>
          <table:table-cell office:value-type="float" office:value="1.258314997949" calcext:value-type="float">
            <text:p>1.258314997949</text:p>
          </table:table-cell>
          <table:table-cell office:value-type="float" office:value="0.669004400849867" calcext:value-type="float">
            <text:p>0.669004400849867</text:p>
          </table:table-cell>
          <table:table-cell office:value-type="float" office:value="0.45508747757524" calcext:value-type="float">
            <text:p>0.45508747757524</text:p>
          </table:table-cell>
          <table:table-cell office:value-type="float" office:value="0.549307531035844" calcext:value-type="float">
            <text:p>0.549307531035844</text:p>
          </table:table-cell>
          <table:table-cell office:value-type="float" office:value="5" calcext:value-type="float">
            <text:p>5</text:p>
          </table:table-cell>
          <table:table-cell office:value-type="float" office:value="0.495686590157341" calcext:value-type="float">
            <text:p>0.495686590157341</text:p>
          </table:table-cell>
          <table:table-cell office:value-type="float" office:value="0.130654589015792" calcext:value-type="float">
            <text:p>0.130654589015792</text:p>
          </table:table-cell>
          <table:table-cell office:value-type="float" office:value="-116.199119830027" calcext:value-type="float">
            <text:p>-116.199119830027</text:p>
          </table:table-cell>
          <table:table-cell office:value-type="float" office:value="-158.982504484952" calcext:value-type="float">
            <text:p>-158.982504484952</text:p>
          </table:table-cell>
          <table:table-cell office:value-type="float" office:value="-140.138493792831" calcext:value-type="float">
            <text:p>-140.138493792831</text:p>
          </table:table-cell>
          <table:table-cell office:value-type="float" office:value="750" calcext:value-type="float">
            <text:p>750</text:p>
          </table:table-cell>
          <table:table-cell office:value-type="float" office:value="-150.862681968532" calcext:value-type="float">
            <text:p>-150.862681968532</text:p>
          </table:table-cell>
        </table:table-row>
        <table:table-row table:style-name="ro1">
          <table:table-cell office:value-type="string" calcext:value-type="string">
            <text:p>2019-12-02 23:13:58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38920464335" calcext:value-type="float">
            <text:p>73.738920464335</text:p>
          </table:table-cell>
          <table:table-cell office:value-type="float" office:value="981.652298603755" calcext:value-type="float">
            <text:p>981.652298603755</text:p>
          </table:table-cell>
          <table:table-cell office:value-type="float" office:value="4088710" calcext:value-type="float">
            <text:p>4088710</text:p>
          </table:table-cell>
          <table:table-cell office:value-type="float" office:value="2130211" calcext:value-type="float">
            <text:p>2130211</text:p>
          </table:table-cell>
          <table:table-cell office:value-type="float" office:value="1133132" calcext:value-type="float">
            <text:p>1133132</text:p>
          </table:table-cell>
          <table:table-cell office:value-type="float" office:value="767807" calcext:value-type="float">
            <text:p>767807</text:p>
          </table:table-cell>
          <table:table-cell office:value-type="float" office:value="921834" calcext:value-type="float">
            <text:p>9218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0412" calcext:value-type="float">
            <text:p>830412</text:p>
          </table:table-cell>
          <table:table-cell office:value-type="float" office:value="219146" calcext:value-type="float">
            <text:p>219146</text:p>
          </table:table-cell>
          <table:table-cell office:value-type="float" office:value="2.43706136191623" calcext:value-type="float">
            <text:p>2.43706136191623</text:p>
          </table:table-cell>
          <table:table-cell office:value-type="float" office:value="1.26970485087691" calcext:value-type="float">
            <text:p>1.26970485087691</text:p>
          </table:table-cell>
          <table:table-cell office:value-type="float" office:value="0.67539938395016" calcext:value-type="float">
            <text:p>0.67539938395016</text:p>
          </table:table-cell>
          <table:table-cell office:value-type="float" office:value="0.457648689466559" calcext:value-type="float">
            <text:p>0.457648689466559</text:p>
          </table:table-cell>
          <table:table-cell office:value-type="float" office:value="0.549455946619027" calcext:value-type="float">
            <text:p>0.549455946619027</text:p>
          </table:table-cell>
          <table:table-cell office:value-type="float" office:value="5" calcext:value-type="float">
            <text:p>5</text:p>
          </table:table-cell>
          <table:table-cell office:value-type="float" office:value="0.494964181776545" calcext:value-type="float">
            <text:p>0.494964181776545</text:p>
          </table:table-cell>
          <table:table-cell office:value-type="float" office:value="0.130621210410739" calcext:value-type="float">
            <text:p>0.130621210410739</text:p>
          </table:table-cell>
          <table:table-cell office:value-type="float" office:value="-114.920123209968" calcext:value-type="float">
            <text:p>-114.920123209968</text:p>
          </table:table-cell>
          <table:table-cell office:value-type="float" office:value="-158.470262106688" calcext:value-type="float">
            <text:p>-158.470262106688</text:p>
          </table:table-cell>
          <table:table-cell office:value-type="float" office:value="-140.108810676195" calcext:value-type="float">
            <text:p>-140.108810676195</text:p>
          </table:table-cell>
          <table:table-cell office:value-type="float" office:value="750" calcext:value-type="float">
            <text:p>750</text:p>
          </table:table-cell>
          <table:table-cell office:value-type="float" office:value="-151.007163644691" calcext:value-type="float">
            <text:p>-151.007163644691</text:p>
          </table:table-cell>
        </table:table-row>
        <table:table-row table:style-name="ro1">
          <table:table-cell office:value-type="string" calcext:value-type="string">
            <text:p>2019-12-02 23:14:00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175637123908" calcext:value-type="float">
            <text:p>73.7175637123908</text:p>
          </table:table-cell>
          <table:table-cell office:value-type="float" office:value="981.624834624918" calcext:value-type="float">
            <text:p>981.624834624918</text:p>
          </table:table-cell>
          <table:table-cell office:value-type="float" office:value="4088673" calcext:value-type="float">
            <text:p>4088673</text:p>
          </table:table-cell>
          <table:table-cell office:value-type="float" office:value="2107293" calcext:value-type="float">
            <text:p>2107293</text:p>
          </table:table-cell>
          <table:table-cell office:value-type="float" office:value="1156509" calcext:value-type="float">
            <text:p>1156509</text:p>
          </table:table-cell>
          <table:table-cell office:value-type="float" office:value="776687" calcext:value-type="float">
            <text:p>776687</text:p>
          </table:table-cell>
          <table:table-cell office:value-type="float" office:value="924471" calcext:value-type="float">
            <text:p>9244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4506" calcext:value-type="float">
            <text:p>824506</text:p>
          </table:table-cell>
          <table:table-cell office:value-type="float" office:value="219153" calcext:value-type="float">
            <text:p>219153</text:p>
          </table:table-cell>
          <table:table-cell office:value-type="float" office:value="2.43703930819503" calcext:value-type="float">
            <text:p>2.43703930819503</text:p>
          </table:table-cell>
          <table:table-cell office:value-type="float" office:value="1.25604465675886" calcext:value-type="float">
            <text:p>1.25604465675886</text:p>
          </table:table-cell>
          <table:table-cell office:value-type="float" office:value="0.689333163420339" calcext:value-type="float">
            <text:p>0.689333163420339</text:p>
          </table:table-cell>
          <table:table-cell office:value-type="float" office:value="0.462941582553575" calcext:value-type="float">
            <text:p>0.462941582553575</text:p>
          </table:table-cell>
          <table:table-cell office:value-type="float" office:value="0.551027721289125" calcext:value-type="float">
            <text:p>0.551027721289125</text:p>
          </table:table-cell>
          <table:table-cell office:value-type="float" office:value="5" calcext:value-type="float">
            <text:p>5</text:p>
          </table:table-cell>
          <table:table-cell office:value-type="float" office:value="0.491443931036464" calcext:value-type="float">
            <text:p>0.491443931036464</text:p>
          </table:table-cell>
          <table:table-cell office:value-type="float" office:value="0.130625382736371" calcext:value-type="float">
            <text:p>0.130625382736371</text:p>
          </table:table-cell>
          <table:table-cell office:value-type="float" office:value="-112.133367315932" calcext:value-type="float">
            <text:p>-112.133367315932</text:p>
          </table:table-cell>
          <table:table-cell office:value-type="float" office:value="-157.411683489285" calcext:value-type="float">
            <text:p>-157.411683489285</text:p>
          </table:table-cell>
          <table:table-cell office:value-type="float" office:value="-139.794455742175" calcext:value-type="float">
            <text:p>-139.794455742175</text:p>
          </table:table-cell>
          <table:table-cell office:value-type="float" office:value="750" calcext:value-type="float">
            <text:p>750</text:p>
          </table:table-cell>
          <table:table-cell office:value-type="float" office:value="-151.711213792707" calcext:value-type="float">
            <text:p>-151.711213792707</text:p>
          </table:table-cell>
        </table:table-row>
        <table:table-row table:style-name="ro1">
          <table:table-cell office:value-type="string" calcext:value-type="string">
            <text:p>2019-12-02 23:14:01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6962068242045" calcext:value-type="float">
            <text:p>73.6962068242045</text:p>
          </table:table-cell>
          <table:table-cell office:value-type="float" office:value="981.707226626541" calcext:value-type="float">
            <text:p>981.707226626541</text:p>
          </table:table-cell>
          <table:table-cell office:value-type="float" office:value="4088669" calcext:value-type="float">
            <text:p>4088669</text:p>
          </table:table-cell>
          <table:table-cell office:value-type="float" office:value="2119833" calcext:value-type="float">
            <text:p>2119833</text:p>
          </table:table-cell>
          <table:table-cell office:value-type="float" office:value="1177077" calcext:value-type="float">
            <text:p>1177077</text:p>
          </table:table-cell>
          <table:table-cell office:value-type="float" office:value="779358" calcext:value-type="float">
            <text:p>779358</text:p>
          </table:table-cell>
          <table:table-cell office:value-type="float" office:value="927510" calcext:value-type="float">
            <text:p>9275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3440" calcext:value-type="float">
            <text:p>823440</text:p>
          </table:table-cell>
          <table:table-cell office:value-type="float" office:value="219259" calcext:value-type="float">
            <text:p>219259</text:p>
          </table:table-cell>
          <table:table-cell office:value-type="float" office:value="2.43703692400896" calcext:value-type="float">
            <text:p>2.43703692400896</text:p>
          </table:table-cell>
          <table:table-cell office:value-type="float" office:value="1.26351908010472" calcext:value-type="float">
            <text:p>1.26351908010472</text:p>
          </table:table-cell>
          <table:table-cell office:value-type="float" office:value="0.701592648219186" calcext:value-type="float">
            <text:p>0.701592648219186</text:p>
          </table:table-cell>
          <table:table-cell office:value-type="float" office:value="0.464533622805312" calcext:value-type="float">
            <text:p>0.464533622805312</text:p>
          </table:table-cell>
          <table:table-cell office:value-type="float" office:value="0.552839106659783" calcext:value-type="float">
            <text:p>0.552839106659783</text:p>
          </table:table-cell>
          <table:table-cell office:value-type="float" office:value="5" calcext:value-type="float">
            <text:p>5</text:p>
          </table:table-cell>
          <table:table-cell office:value-type="float" office:value="0.490808545447415" calcext:value-type="float">
            <text:p>0.490808545447415</text:p>
          </table:table-cell>
          <table:table-cell office:value-type="float" office:value="0.130688563667365" calcext:value-type="float">
            <text:p>0.130688563667365</text:p>
          </table:table-cell>
          <table:table-cell office:value-type="float" office:value="-109.681470356163" calcext:value-type="float">
            <text:p>-109.681470356163</text:p>
          </table:table-cell>
          <table:table-cell office:value-type="float" office:value="-157.093275438938" calcext:value-type="float">
            <text:p>-157.093275438938</text:p>
          </table:table-cell>
          <table:table-cell office:value-type="float" office:value="-139.432178668043" calcext:value-type="float">
            <text:p>-139.432178668043</text:p>
          </table:table-cell>
          <table:table-cell office:value-type="float" office:value="750" calcext:value-type="float">
            <text:p>750</text:p>
          </table:table-cell>
          <table:table-cell office:value-type="float" office:value="-151.838290910517" calcext:value-type="float">
            <text:p>-151.838290910517</text:p>
          </table:table-cell>
        </table:table-row>
        <table:table-row table:style-name="ro1">
          <table:table-cell office:value-type="string" calcext:value-type="string">
            <text:p>2019-12-02 23:14:02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7011420826715" calcext:value-type="float">
            <text:p>73.7011420826715</text:p>
          </table:table-cell>
          <table:table-cell office:value-type="float" office:value="981.61631578282" calcext:value-type="float">
            <text:p>981.61631578282</text:p>
          </table:table-cell>
          <table:table-cell office:value-type="float" office:value="4088758" calcext:value-type="float">
            <text:p>4088758</text:p>
          </table:table-cell>
          <table:table-cell office:value-type="float" office:value="2129151" calcext:value-type="float">
            <text:p>2129151</text:p>
          </table:table-cell>
          <table:table-cell office:value-type="float" office:value="1222134" calcext:value-type="float">
            <text:p>1222134</text:p>
          </table:table-cell>
          <table:table-cell office:value-type="float" office:value="776431" calcext:value-type="float">
            <text:p>776431</text:p>
          </table:table-cell>
          <table:table-cell office:value-type="float" office:value="929850" calcext:value-type="float">
            <text:p>9298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6567" calcext:value-type="float">
            <text:p>826567</text:p>
          </table:table-cell>
          <table:table-cell office:value-type="float" office:value="219218" calcext:value-type="float">
            <text:p>219218</text:p>
          </table:table-cell>
          <table:table-cell office:value-type="float" office:value="2.43708997214913" calcext:value-type="float">
            <text:p>2.43708997214913</text:p>
          </table:table-cell>
          <table:table-cell office:value-type="float" office:value="1.26907304156697" calcext:value-type="float">
            <text:p>1.26907304156697</text:p>
          </table:table-cell>
          <table:table-cell office:value-type="float" office:value="0.728448716217126" calcext:value-type="float">
            <text:p>0.728448716217126</text:p>
          </table:table-cell>
          <table:table-cell office:value-type="float" office:value="0.46278899464476" calcext:value-type="float">
            <text:p>0.46278899464476</text:p>
          </table:table-cell>
          <table:table-cell office:value-type="float" office:value="0.554233855513794" calcext:value-type="float">
            <text:p>0.554233855513794</text:p>
          </table:table-cell>
          <table:table-cell office:value-type="float" office:value="5" calcext:value-type="float">
            <text:p>5</text:p>
          </table:table-cell>
          <table:table-cell office:value-type="float" office:value="0.492672382911728" calcext:value-type="float">
            <text:p>0.492672382911728</text:p>
          </table:table-cell>
          <table:table-cell office:value-type="float" office:value="0.130664125760093" calcext:value-type="float">
            <text:p>0.130664125760093</text:p>
          </table:table-cell>
          <table:table-cell office:value-type="float" office:value="-104.310256756575" calcext:value-type="float">
            <text:p>-104.310256756575</text:p>
          </table:table-cell>
          <table:table-cell office:value-type="float" office:value="-157.442201071048" calcext:value-type="float">
            <text:p>-157.442201071048</text:p>
          </table:table-cell>
          <table:table-cell office:value-type="float" office:value="-139.153228897241" calcext:value-type="float">
            <text:p>-139.153228897241</text:p>
          </table:table-cell>
          <table:table-cell office:value-type="float" office:value="750" calcext:value-type="float">
            <text:p>750</text:p>
          </table:table-cell>
          <table:table-cell office:value-type="float" office:value="-151.465523417654" calcext:value-type="float">
            <text:p>-151.465523417654</text:p>
          </table:table-cell>
        </table:table-row>
        <table:table-row table:style-name="ro1">
          <table:table-cell office:value-type="string" calcext:value-type="string">
            <text:p>2019-12-02 23:14:04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689655981992" calcext:value-type="float">
            <text:p>73.689655981992</text:p>
          </table:table-cell>
          <table:table-cell office:value-type="float" office:value="981.599278209295" calcext:value-type="float">
            <text:p>981.599278209295</text:p>
          </table:table-cell>
          <table:table-cell office:value-type="float" office:value="4088704" calcext:value-type="float">
            <text:p>4088704</text:p>
          </table:table-cell>
          <table:table-cell office:value-type="float" office:value="2106748" calcext:value-type="float">
            <text:p>2106748</text:p>
          </table:table-cell>
          <table:table-cell office:value-type="float" office:value="1241647" calcext:value-type="float">
            <text:p>1241647</text:p>
          </table:table-cell>
          <table:table-cell office:value-type="float" office:value="780838" calcext:value-type="float">
            <text:p>780838</text:p>
          </table:table-cell>
          <table:table-cell office:value-type="float" office:value="928659" calcext:value-type="float">
            <text:p>9286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5516" calcext:value-type="float">
            <text:p>825516</text:p>
          </table:table-cell>
          <table:table-cell office:value-type="float" office:value="219217" calcext:value-type="float">
            <text:p>219217</text:p>
          </table:table-cell>
          <table:table-cell office:value-type="float" office:value="2.43705778563711" calcext:value-type="float">
            <text:p>2.43705778563711</text:p>
          </table:table-cell>
          <table:table-cell office:value-type="float" office:value="1.25571981140611" calcext:value-type="float">
            <text:p>1.25571981140611</text:p>
          </table:table-cell>
          <table:table-cell office:value-type="float" office:value="0.740079371938631" calcext:value-type="float">
            <text:p>0.740079371938631</text:p>
          </table:table-cell>
          <table:table-cell office:value-type="float" office:value="0.465415771653148" calcext:value-type="float">
            <text:p>0.465415771653148</text:p>
          </table:table-cell>
          <table:table-cell office:value-type="float" office:value="0.553523964109893" calcext:value-type="float">
            <text:p>0.553523964109893</text:p>
          </table:table-cell>
          <table:table-cell office:value-type="float" office:value="5" calcext:value-type="float">
            <text:p>5</text:p>
          </table:table-cell>
          <table:table-cell office:value-type="float" office:value="0.49204593802046" calcext:value-type="float">
            <text:p>0.49204593802046</text:p>
          </table:table-cell>
          <table:table-cell office:value-type="float" office:value="0.130663529713575" calcext:value-type="float">
            <text:p>0.130663529713575</text:p>
          </table:table-cell>
          <table:table-cell office:value-type="float" office:value="-101.984125612274" calcext:value-type="float">
            <text:p>-101.984125612274</text:p>
          </table:table-cell>
          <table:table-cell office:value-type="float" office:value="-156.91684566937" calcext:value-type="float">
            <text:p>-156.91684566937</text:p>
          </table:table-cell>
          <table:table-cell office:value-type="float" office:value="-139.295207178021" calcext:value-type="float">
            <text:p>-139.295207178021</text:p>
          </table:table-cell>
          <table:table-cell office:value-type="float" office:value="750" calcext:value-type="float">
            <text:p>750</text:p>
          </table:table-cell>
          <table:table-cell office:value-type="float" office:value="-151.590812395908" calcext:value-type="float">
            <text:p>-151.590812395908</text:p>
          </table:table-cell>
        </table:table-row>
        <table:table-row table:style-name="ro1">
          <table:table-cell office:value-type="string" calcext:value-type="string">
            <text:p>2019-12-02 23:14:05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69086758087" calcext:value-type="float">
            <text:p>73.69086758087</text:p>
          </table:table-cell>
          <table:table-cell office:value-type="float" office:value="981.652298603755" calcext:value-type="float">
            <text:p>981.652298603755</text:p>
          </table:table-cell>
          <table:table-cell office:value-type="float" office:value="4088826" calcext:value-type="float">
            <text:p>4088826</text:p>
          </table:table-cell>
          <table:table-cell office:value-type="float" office:value="2118252" calcext:value-type="float">
            <text:p>2118252</text:p>
          </table:table-cell>
          <table:table-cell office:value-type="float" office:value="1257534" calcext:value-type="float">
            <text:p>1257534</text:p>
          </table:table-cell>
          <table:table-cell office:value-type="float" office:value="783737" calcext:value-type="float">
            <text:p>783737</text:p>
          </table:table-cell>
          <table:table-cell office:value-type="float" office:value="931803" calcext:value-type="float">
            <text:p>9318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4293" calcext:value-type="float">
            <text:p>824293</text:p>
          </table:table-cell>
          <table:table-cell office:value-type="float" office:value="219318" calcext:value-type="float">
            <text:p>219318</text:p>
          </table:table-cell>
          <table:table-cell office:value-type="float" office:value="2.43713050331241" calcext:value-type="float">
            <text:p>2.43713050331241</text:p>
          </table:table-cell>
          <table:table-cell office:value-type="float" office:value="1.26257673055848" calcext:value-type="float">
            <text:p>1.26257673055848</text:p>
          </table:table-cell>
          <table:table-cell office:value-type="float" office:value="0.749548762982936" calcext:value-type="float">
            <text:p>0.749548762982936</text:p>
          </table:table-cell>
          <table:table-cell office:value-type="float" office:value="0.467143710511173" calcext:value-type="float">
            <text:p>0.467143710511173</text:p>
          </table:table-cell>
          <table:table-cell office:value-type="float" office:value="0.555397934365026" calcext:value-type="float">
            <text:p>0.555397934365026</text:p>
          </table:table-cell>
          <table:table-cell office:value-type="float" office:value="5" calcext:value-type="float">
            <text:p>5</text:p>
          </table:table-cell>
          <table:table-cell office:value-type="float" office:value="0.491316973127958" calcext:value-type="float">
            <text:p>0.491316973127958</text:p>
          </table:table-cell>
          <table:table-cell office:value-type="float" office:value="0.130723730411974" calcext:value-type="float">
            <text:p>0.130723730411974</text:p>
          </table:table-cell>
          <table:table-cell office:value-type="float" office:value="-100.090247403413" calcext:value-type="float">
            <text:p>-100.090247403413</text:p>
          </table:table-cell>
          <table:table-cell office:value-type="float" office:value="-156.571257897765" calcext:value-type="float">
            <text:p>-156.571257897765</text:p>
          </table:table-cell>
          <table:table-cell office:value-type="float" office:value="-138.920413126995" calcext:value-type="float">
            <text:p>-138.920413126995</text:p>
          </table:table-cell>
          <table:table-cell office:value-type="float" office:value="750" calcext:value-type="float">
            <text:p>750</text:p>
          </table:table-cell>
          <table:table-cell office:value-type="float" office:value="-151.736605374408" calcext:value-type="float">
            <text:p>-151.736605374408</text:p>
          </table:table-cell>
        </table:table-row>
        <table:table-row table:style-name="ro1">
          <table:table-cell office:value-type="string" calcext:value-type="string">
            <text:p>2019-12-02 23:14:06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6843169095944" calcext:value-type="float">
            <text:p>73.6843169095944</text:p>
          </table:table-cell>
          <table:table-cell office:value-type="float" office:value="981.681668151775" calcext:value-type="float">
            <text:p>981.681668151775</text:p>
          </table:table-cell>
          <table:table-cell office:value-type="float" office:value="4089419" calcext:value-type="float">
            <text:p>4089419</text:p>
          </table:table-cell>
          <table:table-cell office:value-type="float" office:value="2130589" calcext:value-type="float">
            <text:p>2130589</text:p>
          </table:table-cell>
          <table:table-cell office:value-type="float" office:value="1270727" calcext:value-type="float">
            <text:p>1270727</text:p>
          </table:table-cell>
          <table:table-cell office:value-type="float" office:value="780076" calcext:value-type="float">
            <text:p>780076</text:p>
          </table:table-cell>
          <table:table-cell office:value-type="float" office:value="934486" calcext:value-type="float">
            <text:p>9344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8066" calcext:value-type="float">
            <text:p>828066</text:p>
          </table:table-cell>
          <table:table-cell office:value-type="float" office:value="219309" calcext:value-type="float">
            <text:p>219309</text:p>
          </table:table-cell>
          <table:table-cell office:value-type="float" office:value="2.43748395889806" calcext:value-type="float">
            <text:p>2.43748395889806</text:p>
          </table:table-cell>
          <table:table-cell office:value-type="float" office:value="1.26993015646102" calcext:value-type="float">
            <text:p>1.26993015646102</text:p>
          </table:table-cell>
          <table:table-cell office:value-type="float" office:value="0.757412404705573" calcext:value-type="float">
            <text:p>0.757412404705573</text:p>
          </table:table-cell>
          <table:table-cell office:value-type="float" office:value="0.464961584205816" calcext:value-type="float">
            <text:p>0.464961584205816</text:p>
          </table:table-cell>
          <table:table-cell office:value-type="float" office:value="0.556997127174989" calcext:value-type="float">
            <text:p>0.556997127174989</text:p>
          </table:table-cell>
          <table:table-cell office:value-type="float" office:value="5" calcext:value-type="float">
            <text:p>5</text:p>
          </table:table-cell>
          <table:table-cell office:value-type="float" office:value="0.493565856643421" calcext:value-type="float">
            <text:p>0.493565856643421</text:p>
          </table:table-cell>
          <table:table-cell office:value-type="float" office:value="0.130718365993305" calcext:value-type="float">
            <text:p>0.130718365993305</text:p>
          </table:table-cell>
          <table:table-cell office:value-type="float" office:value="-98.5175190588855" calcext:value-type="float">
            <text:p>-98.5175190588855</text:p>
          </table:table-cell>
          <table:table-cell office:value-type="float" office:value="-157.007683158837" calcext:value-type="float">
            <text:p>-157.007683158837</text:p>
          </table:table-cell>
          <table:table-cell office:value-type="float" office:value="-138.600574565002" calcext:value-type="float">
            <text:p>-138.600574565002</text:p>
          </table:table-cell>
          <table:table-cell office:value-type="float" office:value="750" calcext:value-type="float">
            <text:p>750</text:p>
          </table:table-cell>
          <table:table-cell office:value-type="float" office:value="-151.286828671316" calcext:value-type="float">
            <text:p>-151.286828671316</text:p>
          </table:table-cell>
        </table:table-row>
        <table:table-row table:style-name="ro1">
          <table:table-cell office:value-type="string" calcext:value-type="string">
            <text:p>2019-12-02 23:14:07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6744461225103" calcext:value-type="float">
            <text:p>73.6744461225103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9419" calcext:value-type="float">
            <text:p>4089419</text:p>
          </table:table-cell>
          <table:table-cell office:value-type="float" office:value="2105883" calcext:value-type="float">
            <text:p>2105883</text:p>
          </table:table-cell>
          <table:table-cell office:value-type="float" office:value="1286586" calcext:value-type="float">
            <text:p>1286586</text:p>
          </table:table-cell>
          <table:table-cell office:value-type="float" office:value="775773" calcext:value-type="float">
            <text:p>775773</text:p>
          </table:table-cell>
          <table:table-cell office:value-type="float" office:value="934643" calcext:value-type="float">
            <text:p>9346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2721" calcext:value-type="float">
            <text:p>832721</text:p>
          </table:table-cell>
          <table:table-cell office:value-type="float" office:value="219276" calcext:value-type="float">
            <text:p>219276</text:p>
          </table:table-cell>
          <table:table-cell office:value-type="float" office:value="2.43748395889806" calcext:value-type="float">
            <text:p>2.43748395889806</text:p>
          </table:table-cell>
          <table:table-cell office:value-type="float" office:value="1.25520423116734" calcext:value-type="float">
            <text:p>1.25520423116734</text:p>
          </table:table-cell>
          <table:table-cell office:value-type="float" office:value="0.766865106447352" calcext:value-type="float">
            <text:p>0.766865106447352</text:p>
          </table:table-cell>
          <table:table-cell office:value-type="float" office:value="0.462396796035385" calcext:value-type="float">
            <text:p>0.462396796035385</text:p>
          </table:table-cell>
          <table:table-cell office:value-type="float" office:value="0.557090706478441" calcext:value-type="float">
            <text:p>0.557090706478441</text:p>
          </table:table-cell>
          <table:table-cell office:value-type="float" office:value="5" calcext:value-type="float">
            <text:p>5</text:p>
          </table:table-cell>
          <table:table-cell office:value-type="float" office:value="0.496340453188473" calcext:value-type="float">
            <text:p>0.496340453188473</text:p>
          </table:table-cell>
          <table:table-cell office:value-type="float" office:value="0.130698696458184" calcext:value-type="float">
            <text:p>0.130698696458184</text:p>
          </table:table-cell>
          <table:table-cell office:value-type="float" office:value="-96.6269787105297" calcext:value-type="float">
            <text:p>-96.6269787105297</text:p>
          </table:table-cell>
          <table:table-cell office:value-type="float" office:value="-157.520640792923" calcext:value-type="float">
            <text:p>-157.520640792923</text:p>
          </table:table-cell>
          <table:table-cell office:value-type="float" office:value="-138.581858704312" calcext:value-type="float">
            <text:p>-138.581858704312</text:p>
          </table:table-cell>
          <table:table-cell office:value-type="float" office:value="750" calcext:value-type="float">
            <text:p>750</text:p>
          </table:table-cell>
          <table:table-cell office:value-type="float" office:value="-150.731909362305" calcext:value-type="float">
            <text:p>-150.731909362305</text:p>
          </table:table-cell>
        </table:table-row>
        <table:table-row table:style-name="ro1">
          <table:table-cell office:value-type="string" calcext:value-type="string">
            <text:p>2019-12-02 23:14:09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6797853315724" calcext:value-type="float">
            <text:p>73.6797853315724</text:p>
          </table:table-cell>
          <table:table-cell office:value-type="float" office:value="981.671243304609" calcext:value-type="float">
            <text:p>981.671243304609</text:p>
          </table:table-cell>
          <table:table-cell office:value-type="float" office:value="4086319" calcext:value-type="float">
            <text:p>4086319</text:p>
          </table:table-cell>
          <table:table-cell office:value-type="float" office:value="2107934" calcext:value-type="float">
            <text:p>2107934</text:p>
          </table:table-cell>
          <table:table-cell office:value-type="float" office:value="1300605" calcext:value-type="float">
            <text:p>1300605</text:p>
          </table:table-cell>
          <table:table-cell office:value-type="float" office:value="776760" calcext:value-type="float">
            <text:p>776760</text:p>
          </table:table-cell>
          <table:table-cell office:value-type="float" office:value="936265" calcext:value-type="float">
            <text:p>9362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3984" calcext:value-type="float">
            <text:p>833984</text:p>
          </table:table-cell>
          <table:table-cell office:value-type="float" office:value="219270" calcext:value-type="float">
            <text:p>219270</text:p>
          </table:table-cell>
          <table:table-cell office:value-type="float" office:value="2.43563621468976" calcext:value-type="float">
            <text:p>2.43563621468976</text:p>
          </table:table-cell>
          <table:table-cell office:value-type="float" office:value="1.25642672257742" calcext:value-type="float">
            <text:p>1.25642672257742</text:p>
          </table:table-cell>
          <table:table-cell office:value-type="float" office:value="0.775221082594524" calcext:value-type="float">
            <text:p>0.775221082594524</text:p>
          </table:table-cell>
          <table:table-cell office:value-type="float" office:value="0.462985093949448" calcext:value-type="float">
            <text:p>0.462985093949448</text:p>
          </table:table-cell>
          <table:table-cell office:value-type="float" office:value="0.558057493931948" calcext:value-type="float">
            <text:p>0.558057493931948</text:p>
          </table:table-cell>
          <table:table-cell office:value-type="float" office:value="5" calcext:value-type="float">
            <text:p>5</text:p>
          </table:table-cell>
          <table:table-cell office:value-type="float" office:value="0.497093259941728" calcext:value-type="float">
            <text:p>0.497093259941728</text:p>
          </table:table-cell>
          <table:table-cell office:value-type="float" office:value="0.130695120179071" calcext:value-type="float">
            <text:p>0.130695120179071</text:p>
          </table:table-cell>
          <table:table-cell office:value-type="float" office:value="-94.9557834810953" calcext:value-type="float">
            <text:p>-94.9557834810953</text:p>
          </table:table-cell>
          <table:table-cell office:value-type="float" office:value="-157.40298121011" calcext:value-type="float">
            <text:p>-157.40298121011</text:p>
          </table:table-cell>
          <table:table-cell office:value-type="float" office:value="-138.38850121361" calcext:value-type="float">
            <text:p>-138.38850121361</text:p>
          </table:table-cell>
          <table:table-cell office:value-type="float" office:value="750" calcext:value-type="float">
            <text:p>750</text:p>
          </table:table-cell>
          <table:table-cell office:value-type="float" office:value="-150.581348011654" calcext:value-type="float">
            <text:p>-150.581348011654</text:p>
          </table:table-cell>
        </table:table-row>
        <table:table-row table:style-name="ro1">
          <table:table-cell office:value-type="string" calcext:value-type="string">
            <text:p>2019-12-02 23:14:10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7072893119223" calcext:value-type="float">
            <text:p>73.7072893119223</text:p>
          </table:table-cell>
          <table:table-cell office:value-type="float" office:value="981.633353503905" calcext:value-type="float">
            <text:p>981.633353503905</text:p>
          </table:table-cell>
          <table:table-cell office:value-type="float" office:value="4089105" calcext:value-type="float">
            <text:p>4089105</text:p>
          </table:table-cell>
          <table:table-cell office:value-type="float" office:value="2116948" calcext:value-type="float">
            <text:p>2116948</text:p>
          </table:table-cell>
          <table:table-cell office:value-type="float" office:value="1324682" calcext:value-type="float">
            <text:p>1324682</text:p>
          </table:table-cell>
          <table:table-cell office:value-type="float" office:value="777830" calcext:value-type="float">
            <text:p>777830</text:p>
          </table:table-cell>
          <table:table-cell office:value-type="float" office:value="937589" calcext:value-type="float">
            <text:p>9375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5943" calcext:value-type="float">
            <text:p>835943</text:p>
          </table:table-cell>
          <table:table-cell office:value-type="float" office:value="219234" calcext:value-type="float">
            <text:p>219234</text:p>
          </table:table-cell>
          <table:table-cell office:value-type="float" office:value="2.43729680029116" calcext:value-type="float">
            <text:p>2.43729680029116</text:p>
          </table:table-cell>
          <table:table-cell office:value-type="float" office:value="1.26179948589796" calcext:value-type="float">
            <text:p>1.26179948589796</text:p>
          </table:table-cell>
          <table:table-cell office:value-type="float" office:value="0.789572094627868" calcext:value-type="float">
            <text:p>0.789572094627868</text:p>
          </table:table-cell>
          <table:table-cell office:value-type="float" office:value="0.463622863724573" calcext:value-type="float">
            <text:p>0.463622863724573</text:p>
          </table:table-cell>
          <table:table-cell office:value-type="float" office:value="0.558846659522851" calcext:value-type="float">
            <text:p>0.558846659522851</text:p>
          </table:table-cell>
          <table:table-cell office:value-type="float" office:value="5" calcext:value-type="float">
            <text:p>5</text:p>
          </table:table-cell>
          <table:table-cell office:value-type="float" office:value="0.498260915072073" calcext:value-type="float">
            <text:p>0.498260915072073</text:p>
          </table:table-cell>
          <table:table-cell office:value-type="float" office:value="0.130673662504394" calcext:value-type="float">
            <text:p>0.130673662504394</text:p>
          </table:table-cell>
          <table:table-cell office:value-type="float" office:value="-92.0855810744263" calcext:value-type="float">
            <text:p>-92.0855810744263</text:p>
          </table:table-cell>
          <table:table-cell office:value-type="float" office:value="-157.275427255085" calcext:value-type="float">
            <text:p>-157.275427255085</text:p>
          </table:table-cell>
          <table:table-cell office:value-type="float" office:value="-138.23066809543" calcext:value-type="float">
            <text:p>-138.23066809543</text:p>
          </table:table-cell>
          <table:table-cell office:value-type="float" office:value="750" calcext:value-type="float">
            <text:p>750</text:p>
          </table:table-cell>
          <table:table-cell office:value-type="float" office:value="-150.347816985585" calcext:value-type="float">
            <text:p>-150.347816985585</text:p>
          </table:table-cell>
        </table:table-row>
        <table:table-row table:style-name="ro1">
          <table:table-cell office:value-type="string" calcext:value-type="string">
            <text:p>2019-12-02 23:14:11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175637123908" calcext:value-type="float">
            <text:p>73.7175637123908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8566" calcext:value-type="float">
            <text:p>4088566</text:p>
          </table:table-cell>
          <table:table-cell office:value-type="float" office:value="2134087" calcext:value-type="float">
            <text:p>2134087</text:p>
          </table:table-cell>
          <table:table-cell office:value-type="float" office:value="1378827" calcext:value-type="float">
            <text:p>1378827</text:p>
          </table:table-cell>
          <table:table-cell office:value-type="float" office:value="787759" calcext:value-type="float">
            <text:p>787759</text:p>
          </table:table-cell>
          <table:table-cell office:value-type="float" office:value="942511" calcext:value-type="float">
            <text:p>9425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0540" calcext:value-type="float">
            <text:p>830540</text:p>
          </table:table-cell>
          <table:table-cell office:value-type="float" office:value="219335" calcext:value-type="float">
            <text:p>219335</text:p>
          </table:table-cell>
          <table:table-cell office:value-type="float" office:value="2.43697553121752" calcext:value-type="float">
            <text:p>2.43697553121752</text:p>
          </table:table-cell>
          <table:table-cell office:value-type="float" office:value="1.27201512718381" calcext:value-type="float">
            <text:p>1.27201512718381</text:p>
          </table:table-cell>
          <table:table-cell office:value-type="float" office:value="0.821845033388738" calcext:value-type="float">
            <text:p>0.821845033388738</text:p>
          </table:table-cell>
          <table:table-cell office:value-type="float" office:value="0.46954100960982" calcext:value-type="float">
            <text:p>0.46954100960982</text:p>
          </table:table-cell>
          <table:table-cell office:value-type="float" office:value="0.561780400488424" calcext:value-type="float">
            <text:p>0.561780400488424</text:p>
          </table:table-cell>
          <table:table-cell office:value-type="float" office:value="5" calcext:value-type="float">
            <text:p>5</text:p>
          </table:table-cell>
          <table:table-cell office:value-type="float" office:value="0.495040475730953" calcext:value-type="float">
            <text:p>0.495040475730953</text:p>
          </table:table-cell>
          <table:table-cell office:value-type="float" office:value="0.130733863202794" calcext:value-type="float">
            <text:p>0.130733863202794</text:p>
          </table:table-cell>
          <table:table-cell office:value-type="float" office:value="-85.6309933222524" calcext:value-type="float">
            <text:p>-85.6309933222524</text:p>
          </table:table-cell>
          <table:table-cell office:value-type="float" office:value="-156.091798078036" calcext:value-type="float">
            <text:p>-156.091798078036</text:p>
          </table:table-cell>
          <table:table-cell office:value-type="float" office:value="-137.643919902315" calcext:value-type="float">
            <text:p>-137.643919902315</text:p>
          </table:table-cell>
          <table:table-cell office:value-type="float" office:value="750" calcext:value-type="float">
            <text:p>750</text:p>
          </table:table-cell>
          <table:table-cell office:value-type="float" office:value="-150.991904853809" calcext:value-type="float">
            <text:p>-150.991904853809</text:p>
          </table:table-cell>
        </table:table-row>
        <table:table-row table:style-name="ro1">
          <table:table-cell office:value-type="string" calcext:value-type="string">
            <text:p>2019-12-02 23:14:12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7282421053932" calcext:value-type="float">
            <text:p>73.7282421053932</text:p>
          </table:table-cell>
          <table:table-cell office:value-type="float" office:value="981.679762604296" calcext:value-type="float">
            <text:p>981.679762604296</text:p>
          </table:table-cell>
          <table:table-cell office:value-type="float" office:value="4089283" calcext:value-type="float">
            <text:p>4089283</text:p>
          </table:table-cell>
          <table:table-cell office:value-type="float" office:value="2114274" calcext:value-type="float">
            <text:p>2114274</text:p>
          </table:table-cell>
          <table:table-cell office:value-type="float" office:value="1414777" calcext:value-type="float">
            <text:p>1414777</text:p>
          </table:table-cell>
          <table:table-cell office:value-type="float" office:value="783459" calcext:value-type="float">
            <text:p>783459</text:p>
          </table:table-cell>
          <table:table-cell office:value-type="float" office:value="944017" calcext:value-type="float">
            <text:p>9440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544" calcext:value-type="float">
            <text:p>836544</text:p>
          </table:table-cell>
          <table:table-cell office:value-type="float" office:value="219368" calcext:value-type="float">
            <text:p>219368</text:p>
          </table:table-cell>
          <table:table-cell office:value-type="float" office:value="2.4374028965715" calcext:value-type="float">
            <text:p>2.4374028965715</text:p>
          </table:table-cell>
          <table:table-cell office:value-type="float" office:value="1.26020565750666" calcext:value-type="float">
            <text:p>1.26020565750666</text:p>
          </table:table-cell>
          <table:table-cell office:value-type="float" office:value="0.843272905739892" calcext:value-type="float">
            <text:p>0.843272905739892</text:p>
          </table:table-cell>
          <table:table-cell office:value-type="float" office:value="0.466978009578944" calcext:value-type="float">
            <text:p>0.466978009578944</text:p>
          </table:table-cell>
          <table:table-cell office:value-type="float" office:value="0.56267804654575" calcext:value-type="float">
            <text:p>0.56267804654575</text:p>
          </table:table-cell>
          <table:table-cell office:value-type="float" office:value="5" calcext:value-type="float">
            <text:p>5</text:p>
          </table:table-cell>
          <table:table-cell office:value-type="float" office:value="0.498619139029877" calcext:value-type="float">
            <text:p>0.498619139029877</text:p>
          </table:table-cell>
          <table:table-cell office:value-type="float" office:value="0.130753532737915" calcext:value-type="float">
            <text:p>0.130753532737915</text:p>
          </table:table-cell>
          <table:table-cell office:value-type="float" office:value="-81.3454188520216" calcext:value-type="float">
            <text:p>-81.3454188520216</text:p>
          </table:table-cell>
          <table:table-cell office:value-type="float" office:value="-156.604398084211" calcext:value-type="float">
            <text:p>-156.604398084211</text:p>
          </table:table-cell>
          <table:table-cell office:value-type="float" office:value="-137.46439069085" calcext:value-type="float">
            <text:p>-137.46439069085</text:p>
          </table:table-cell>
          <table:table-cell office:value-type="float" office:value="750" calcext:value-type="float">
            <text:p>750</text:p>
          </table:table-cell>
          <table:table-cell office:value-type="float" office:value="-150.276172194025" calcext:value-type="float">
            <text:p>-150.276172194025</text:p>
          </table:table-cell>
        </table:table-row>
        <table:table-row table:style-name="ro1">
          <table:table-cell office:value-type="string" calcext:value-type="string">
            <text:p>2019-12-02 23:14:14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7286463712526" calcext:value-type="float">
            <text:p>73.7286463712526</text:p>
          </table:table-cell>
          <table:table-cell office:value-type="float" office:value="981.688281940873" calcext:value-type="float">
            <text:p>981.688281940873</text:p>
          </table:table-cell>
          <table:table-cell office:value-type="float" office:value="4088455" calcext:value-type="float">
            <text:p>4088455</text:p>
          </table:table-cell>
          <table:table-cell office:value-type="float" office:value="2105814" calcext:value-type="float">
            <text:p>2105814</text:p>
          </table:table-cell>
          <table:table-cell office:value-type="float" office:value="1442600" calcext:value-type="float">
            <text:p>1442600</text:p>
          </table:table-cell>
          <table:table-cell office:value-type="float" office:value="782614" calcext:value-type="float">
            <text:p>782614</text:p>
          </table:table-cell>
          <table:table-cell office:value-type="float" office:value="945282" calcext:value-type="float">
            <text:p>9452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9818" calcext:value-type="float">
            <text:p>839818</text:p>
          </table:table-cell>
          <table:table-cell office:value-type="float" office:value="219337" calcext:value-type="float">
            <text:p>219337</text:p>
          </table:table-cell>
          <table:table-cell office:value-type="float" office:value="2.43690937005393" calcext:value-type="float">
            <text:p>2.43690937005393</text:p>
          </table:table-cell>
          <table:table-cell office:value-type="float" office:value="1.25516310395755" calcext:value-type="float">
            <text:p>1.25516310395755</text:p>
          </table:table-cell>
          <table:table-cell office:value-type="float" office:value="0.859856708032692" calcext:value-type="float">
            <text:p>0.859856708032692</text:p>
          </table:table-cell>
          <table:table-cell office:value-type="float" office:value="0.466474350270551" calcext:value-type="float">
            <text:p>0.466474350270551</text:p>
          </table:table-cell>
          <table:table-cell office:value-type="float" office:value="0.563432045392042" calcext:value-type="float">
            <text:p>0.563432045392042</text:p>
          </table:table-cell>
          <table:table-cell office:value-type="float" office:value="5" calcext:value-type="float">
            <text:p>5</text:p>
          </table:table-cell>
          <table:table-cell office:value-type="float" office:value="0.500570595332455" calcext:value-type="float">
            <text:p>0.500570595332455</text:p>
          </table:table-cell>
          <table:table-cell office:value-type="float" office:value="0.130735055295832" calcext:value-type="float">
            <text:p>0.130735055295832</text:p>
          </table:table-cell>
          <table:table-cell office:value-type="float" office:value="-78.0286583934615" calcext:value-type="float">
            <text:p>-78.0286583934615</text:p>
          </table:table-cell>
          <table:table-cell office:value-type="float" office:value="-156.70512994589" calcext:value-type="float">
            <text:p>-156.70512994589</text:p>
          </table:table-cell>
          <table:table-cell office:value-type="float" office:value="-137.313590921592" calcext:value-type="float">
            <text:p>-137.313590921592</text:p>
          </table:table-cell>
          <table:table-cell office:value-type="float" office:value="750" calcext:value-type="float">
            <text:p>750</text:p>
          </table:table-cell>
          <table:table-cell office:value-type="float" office:value="-149.885880933509" calcext:value-type="float">
            <text:p>-149.885880933509</text:p>
          </table:table-cell>
        </table:table-row>
        <table:table-row table:style-name="ro1">
          <table:table-cell office:value-type="string" calcext:value-type="string">
            <text:p>2019-12-02 23:14:15</text:p>
          </table:table-cell>
          <table:table-cell office:value-type="float" office:value="24.4123451059277" calcext:value-type="float">
            <text:p>24.4123451059277</text:p>
          </table:table-cell>
          <table:table-cell office:value-type="float" office:value="73.739729225742" calcext:value-type="float">
            <text:p>73.739729225742</text:p>
          </table:table-cell>
          <table:table-cell office:value-type="float" office:value="981.696801314336" calcext:value-type="float">
            <text:p>981.696801314336</text:p>
          </table:table-cell>
          <table:table-cell office:value-type="float" office:value="4088433" calcext:value-type="float">
            <text:p>4088433</text:p>
          </table:table-cell>
          <table:table-cell office:value-type="float" office:value="2114511" calcext:value-type="float">
            <text:p>2114511</text:p>
          </table:table-cell>
          <table:table-cell office:value-type="float" office:value="1458438" calcext:value-type="float">
            <text:p>1458438</text:p>
          </table:table-cell>
          <table:table-cell office:value-type="float" office:value="783623" calcext:value-type="float">
            <text:p>783623</text:p>
          </table:table-cell>
          <table:table-cell office:value-type="float" office:value="946888" calcext:value-type="float">
            <text:p>9468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1978" calcext:value-type="float">
            <text:p>841978</text:p>
          </table:table-cell>
          <table:table-cell office:value-type="float" office:value="219363" calcext:value-type="float">
            <text:p>219363</text:p>
          </table:table-cell>
          <table:table-cell office:value-type="float" office:value="2.43689625703052" calcext:value-type="float">
            <text:p>2.43689625703052</text:p>
          </table:table-cell>
          <table:table-cell office:value-type="float" office:value="1.26034692053162" calcext:value-type="float">
            <text:p>1.26034692053162</text:p>
          </table:table-cell>
          <table:table-cell office:value-type="float" office:value="0.869296892797576" calcext:value-type="float">
            <text:p>0.869296892797576</text:p>
          </table:table-cell>
          <table:table-cell office:value-type="float" office:value="0.467075761208029" calcext:value-type="float">
            <text:p>0.467075761208029</text:p>
          </table:table-cell>
          <table:table-cell office:value-type="float" office:value="0.564389296101248" calcext:value-type="float">
            <text:p>0.564389296101248</text:p>
          </table:table-cell>
          <table:table-cell office:value-type="float" office:value="5" calcext:value-type="float">
            <text:p>5</text:p>
          </table:table-cell>
          <table:table-cell office:value-type="float" office:value="0.501858055813081" calcext:value-type="float">
            <text:p>0.501858055813081</text:p>
          </table:table-cell>
          <table:table-cell office:value-type="float" office:value="0.130750552505321" calcext:value-type="float">
            <text:p>0.130750552505321</text:p>
          </table:table-cell>
          <table:table-cell office:value-type="float" office:value="-76.1406214404847" calcext:value-type="float">
            <text:p>-76.1406214404847</text:p>
          </table:table-cell>
          <table:table-cell office:value-type="float" office:value="-156.584847758394" calcext:value-type="float">
            <text:p>-156.584847758394</text:p>
          </table:table-cell>
          <table:table-cell office:value-type="float" office:value="-137.12214077975" calcext:value-type="float">
            <text:p>-137.12214077975</text:p>
          </table:table-cell>
          <table:table-cell office:value-type="float" office:value="750" calcext:value-type="float">
            <text:p>750</text:p>
          </table:table-cell>
          <table:table-cell office:value-type="float" office:value="-149.628388837384" calcext:value-type="float">
            <text:p>-149.628388837384</text:p>
          </table:table-cell>
        </table:table-row>
        <table:table-row table:style-name="ro1">
          <table:table-cell office:value-type="string" calcext:value-type="string">
            <text:p>2019-12-02 23:14:16</text:p>
          </table:table-cell>
          <table:table-cell office:value-type="float" office:value="24.4123451059277" calcext:value-type="float">
            <text:p>24.4123451059277</text:p>
          </table:table-cell>
          <table:table-cell office:value-type="float" office:value="73.7504077898845" calcext:value-type="float">
            <text:p>73.7504077898845</text:p>
          </table:table-cell>
          <table:table-cell office:value-type="float" office:value="981.641872419777" calcext:value-type="float">
            <text:p>981.641872419777</text:p>
          </table:table-cell>
          <table:table-cell office:value-type="float" office:value="4088489" calcext:value-type="float">
            <text:p>4088489</text:p>
          </table:table-cell>
          <table:table-cell office:value-type="float" office:value="2117158" calcext:value-type="float">
            <text:p>2117158</text:p>
          </table:table-cell>
          <table:table-cell office:value-type="float" office:value="1465959" calcext:value-type="float">
            <text:p>1465959</text:p>
          </table:table-cell>
          <table:table-cell office:value-type="float" office:value="792604" calcext:value-type="float">
            <text:p>792604</text:p>
          </table:table-cell>
          <table:table-cell office:value-type="float" office:value="948315" calcext:value-type="float">
            <text:p>9483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8502" calcext:value-type="float">
            <text:p>838502</text:p>
          </table:table-cell>
          <table:table-cell office:value-type="float" office:value="219326" calcext:value-type="float">
            <text:p>219326</text:p>
          </table:table-cell>
          <table:table-cell office:value-type="float" office:value="2.43692963563557" calcext:value-type="float">
            <text:p>2.43692963563557</text:p>
          </table:table-cell>
          <table:table-cell office:value-type="float" office:value="1.26192465566691" calcext:value-type="float">
            <text:p>1.26192465566691</text:p>
          </table:table-cell>
          <table:table-cell office:value-type="float" office:value="0.873779758665533" calcext:value-type="float">
            <text:p>0.873779758665533</text:p>
          </table:table-cell>
          <table:table-cell office:value-type="float" office:value="0.472428854993445" calcext:value-type="float">
            <text:p>0.472428854993445</text:p>
          </table:table-cell>
          <table:table-cell office:value-type="float" office:value="0.565239854483587" calcext:value-type="float">
            <text:p>0.565239854483587</text:p>
          </table:table-cell>
          <table:table-cell office:value-type="float" office:value="5" calcext:value-type="float">
            <text:p>5</text:p>
          </table:table-cell>
          <table:table-cell office:value-type="float" office:value="0.499786198113704" calcext:value-type="float">
            <text:p>0.499786198113704</text:p>
          </table:table-cell>
          <table:table-cell office:value-type="float" office:value="0.130728498784125" calcext:value-type="float">
            <text:p>0.130728498784125</text:p>
          </table:table-cell>
          <table:table-cell office:value-type="float" office:value="-75.2440482668934" calcext:value-type="float">
            <text:p>-75.2440482668934</text:p>
          </table:table-cell>
          <table:table-cell office:value-type="float" office:value="-155.514229001311" calcext:value-type="float">
            <text:p>-155.514229001311</text:p>
          </table:table-cell>
          <table:table-cell office:value-type="float" office:value="-136.952029103283" calcext:value-type="float">
            <text:p>-136.952029103283</text:p>
          </table:table-cell>
          <table:table-cell office:value-type="float" office:value="750" calcext:value-type="float">
            <text:p>750</text:p>
          </table:table-cell>
          <table:table-cell office:value-type="float" office:value="-150.042760377259" calcext:value-type="float">
            <text:p>-150.042760377259</text:p>
          </table:table-cell>
        </table:table-row>
        <table:table-row table:style-name="ro1">
          <table:table-cell office:value-type="string" calcext:value-type="string">
            <text:p>2019-12-02 23:14:17</text:p>
          </table:table-cell>
          <table:table-cell office:value-type="float" office:value="24.4123451059277" calcext:value-type="float">
            <text:p>24.4123451059277</text:p>
          </table:table-cell>
          <table:table-cell office:value-type="float" office:value="73.7610863199649" calcext:value-type="float">
            <text:p>73.7610863199649</text:p>
          </table:table-cell>
          <table:table-cell office:value-type="float" office:value="981.669336856204" calcext:value-type="float">
            <text:p>981.669336856204</text:p>
          </table:table-cell>
          <table:table-cell office:value-type="float" office:value="4088723" calcext:value-type="float">
            <text:p>4088723</text:p>
          </table:table-cell>
          <table:table-cell office:value-type="float" office:value="2114508" calcext:value-type="float">
            <text:p>2114508</text:p>
          </table:table-cell>
          <table:table-cell office:value-type="float" office:value="1831338" calcext:value-type="float">
            <text:p>1831338</text:p>
          </table:table-cell>
          <table:table-cell office:value-type="float" office:value="797951" calcext:value-type="float">
            <text:p>797951</text:p>
          </table:table-cell>
          <table:table-cell office:value-type="float" office:value="952894" calcext:value-type="float">
            <text:p>9528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7306" calcext:value-type="float">
            <text:p>837306</text:p>
          </table:table-cell>
          <table:table-cell office:value-type="float" office:value="219374" calcext:value-type="float">
            <text:p>219374</text:p>
          </table:table-cell>
          <table:table-cell office:value-type="float" office:value="2.43706911052097" calcext:value-type="float">
            <text:p>2.43706911052097</text:p>
          </table:table-cell>
          <table:table-cell office:value-type="float" office:value="1.26034513239206" calcext:value-type="float">
            <text:p>1.26034513239206</text:p>
          </table:table-cell>
          <table:table-cell office:value-type="float" office:value="1.09156263966115" calcext:value-type="float">
            <text:p>1.09156263966115</text:p>
          </table:table-cell>
          <table:table-cell office:value-type="float" office:value="0.475615915729513" calcext:value-type="float">
            <text:p>0.475615915729513</text:p>
          </table:table-cell>
          <table:table-cell office:value-type="float" office:value="0.56796915149321" calcext:value-type="float">
            <text:p>0.56796915149321</text:p>
          </table:table-cell>
          <table:table-cell office:value-type="float" office:value="5" calcext:value-type="float">
            <text:p>5</text:p>
          </table:table-cell>
          <table:table-cell office:value-type="float" office:value="0.499073326477209" calcext:value-type="float">
            <text:p>0.499073326477209</text:p>
          </table:table-cell>
          <table:table-cell office:value-type="float" office:value="0.130757109017027" calcext:value-type="float">
            <text:p>0.130757109017027</text:p>
          </table:table-cell>
          <table:table-cell office:value-type="float" office:value="-31.68747206777" calcext:value-type="float">
            <text:p>-31.68747206777</text:p>
          </table:table-cell>
          <table:table-cell office:value-type="float" office:value="-154.876816854097" calcext:value-type="float">
            <text:p>-154.876816854097</text:p>
          </table:table-cell>
          <table:table-cell office:value-type="float" office:value="-136.406169701358" calcext:value-type="float">
            <text:p>-136.406169701358</text:p>
          </table:table-cell>
          <table:table-cell office:value-type="float" office:value="750" calcext:value-type="float">
            <text:p>750</text:p>
          </table:table-cell>
          <table:table-cell office:value-type="float" office:value="-150.185334704558" calcext:value-type="float">
            <text:p>-150.185334704558</text:p>
          </table:table-cell>
        </table:table-row>
        <table:table-row table:style-name="ro1">
          <table:table-cell office:value-type="string" calcext:value-type="string">
            <text:p>2019-12-02 23:14:19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7614909255671" calcext:value-type="float">
            <text:p>73.7614909255671</text:p>
          </table:table-cell>
          <table:table-cell office:value-type="float" office:value="981.650391372534" calcext:value-type="float">
            <text:p>981.650391372534</text:p>
          </table:table-cell>
          <table:table-cell office:value-type="float" office:value="4088126" calcext:value-type="float">
            <text:p>4088126</text:p>
          </table:table-cell>
          <table:table-cell office:value-type="float" office:value="2133506" calcext:value-type="float">
            <text:p>2133506</text:p>
          </table:table-cell>
          <table:table-cell office:value-type="float" office:value="2013486" calcext:value-type="float">
            <text:p>2013486</text:p>
          </table:table-cell>
          <table:table-cell office:value-type="float" office:value="797135" calcext:value-type="float">
            <text:p>797135</text:p>
          </table:table-cell>
          <table:table-cell office:value-type="float" office:value="956478" calcext:value-type="float">
            <text:p>956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9472" calcext:value-type="float">
            <text:p>839472</text:p>
          </table:table-cell>
          <table:table-cell office:value-type="float" office:value="219377" calcext:value-type="float">
            <text:p>219377</text:p>
          </table:table-cell>
          <table:table-cell office:value-type="float" office:value="2.43671327074924" calcext:value-type="float">
            <text:p>2.43671327074924</text:p>
          </table:table-cell>
          <table:table-cell office:value-type="float" office:value="1.27166882415638" calcext:value-type="float">
            <text:p>1.27166882415638</text:p>
          </table:table-cell>
          <table:table-cell office:value-type="float" office:value="1.20013132096902" calcext:value-type="float">
            <text:p>1.20013132096902</text:p>
          </table:table-cell>
          <table:table-cell office:value-type="float" office:value="0.475129541770165" calcext:value-type="float">
            <text:p>0.475129541770165</text:p>
          </table:table-cell>
          <table:table-cell office:value-type="float" office:value="0.570105382216618" calcext:value-type="float">
            <text:p>0.570105382216618</text:p>
          </table:table-cell>
          <table:table-cell office:value-type="float" office:value="5" calcext:value-type="float">
            <text:p>5</text:p>
          </table:table-cell>
          <table:table-cell office:value-type="float" office:value="0.500364363236947" calcext:value-type="float">
            <text:p>0.500364363236947</text:p>
          </table:table-cell>
          <table:table-cell office:value-type="float" office:value="0.130758897156584" calcext:value-type="float">
            <text:p>0.130758897156584</text:p>
          </table:table-cell>
          <table:table-cell office:value-type="float" office:value="-9.97373580619523" calcext:value-type="float">
            <text:p>-9.97373580619523</text:p>
          </table:table-cell>
          <table:table-cell office:value-type="float" office:value="-154.974091645967" calcext:value-type="float">
            <text:p>-154.974091645967</text:p>
          </table:table-cell>
          <table:table-cell office:value-type="float" office:value="-135.978923556676" calcext:value-type="float">
            <text:p>-135.978923556676</text:p>
          </table:table-cell>
          <table:table-cell office:value-type="float" office:value="750" calcext:value-type="float">
            <text:p>750</text:p>
          </table:table-cell>
          <table:table-cell office:value-type="float" office:value="-149.927127352611" calcext:value-type="float">
            <text:p>-149.927127352611</text:p>
          </table:table-cell>
        </table:table-row>
        <table:table-row table:style-name="ro1">
          <table:table-cell office:value-type="string" calcext:value-type="string">
            <text:p>2019-12-02 23:14:20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7500032943377" calcext:value-type="float">
            <text:p>73.7500032943377</text:p>
          </table:table-cell>
          <table:table-cell office:value-type="float" office:value="981.633353503905" calcext:value-type="float">
            <text:p>981.633353503905</text:p>
          </table:table-cell>
          <table:table-cell office:value-type="float" office:value="4088254" calcext:value-type="float">
            <text:p>4088254</text:p>
          </table:table-cell>
          <table:table-cell office:value-type="float" office:value="2118877" calcext:value-type="float">
            <text:p>2118877</text:p>
          </table:table-cell>
          <table:table-cell office:value-type="float" office:value="2054943" calcext:value-type="float">
            <text:p>2054943</text:p>
          </table:table-cell>
          <table:table-cell office:value-type="float" office:value="793247" calcext:value-type="float">
            <text:p>793247</text:p>
          </table:table-cell>
          <table:table-cell office:value-type="float" office:value="958577" calcext:value-type="float">
            <text:p>958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4253" calcext:value-type="float">
            <text:p>844253</text:p>
          </table:table-cell>
          <table:table-cell office:value-type="float" office:value="219362" calcext:value-type="float">
            <text:p>219362</text:p>
          </table:table-cell>
          <table:table-cell office:value-type="float" office:value="2.43678956470365" calcext:value-type="float">
            <text:p>2.43678956470365</text:p>
          </table:table-cell>
          <table:table-cell office:value-type="float" office:value="1.26294925963274" calcext:value-type="float">
            <text:p>1.26294925963274</text:p>
          </table:table-cell>
          <table:table-cell office:value-type="float" office:value="1.22484162149925" calcext:value-type="float">
            <text:p>1.22484162149925</text:p>
          </table:table-cell>
          <table:table-cell office:value-type="float" office:value="0.472812112905039" calcext:value-type="float">
            <text:p>0.472812112905039</text:p>
          </table:table-cell>
          <table:table-cell office:value-type="float" office:value="0.571356483859597" calcext:value-type="float">
            <text:p>0.571356483859597</text:p>
          </table:table-cell>
          <table:table-cell office:value-type="float" office:value="5" calcext:value-type="float">
            <text:p>5</text:p>
          </table:table-cell>
          <table:table-cell office:value-type="float" office:value="0.503214061643369" calcext:value-type="float">
            <text:p>0.503214061643369</text:p>
          </table:table-cell>
          <table:table-cell office:value-type="float" office:value="0.130749956458802" calcext:value-type="float">
            <text:p>0.130749956458802</text:p>
          </table:table-cell>
          <table:table-cell office:value-type="float" office:value="-5.03167570014904" calcext:value-type="float">
            <text:p>-5.03167570014904</text:p>
          </table:table-cell>
          <table:table-cell office:value-type="float" office:value="-155.437577418992" calcext:value-type="float">
            <text:p>-155.437577418992</text:p>
          </table:table-cell>
          <table:table-cell office:value-type="float" office:value="-135.728703228081" calcext:value-type="float">
            <text:p>-135.728703228081</text:p>
          </table:table-cell>
          <table:table-cell office:value-type="float" office:value="750" calcext:value-type="float">
            <text:p>750</text:p>
          </table:table-cell>
          <table:table-cell office:value-type="float" office:value="-149.357187671326" calcext:value-type="float">
            <text:p>-149.357187671326</text:p>
          </table:table-cell>
        </table:table-row>
        <table:table-row table:style-name="ro1">
          <table:table-cell office:value-type="string" calcext:value-type="string">
            <text:p>2019-12-02 23:14:21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7721695412145" calcext:value-type="float">
            <text:p>73.7721695412145</text:p>
          </table:table-cell>
          <table:table-cell office:value-type="float" office:value="981.650391372534" calcext:value-type="float">
            <text:p>981.650391372534</text:p>
          </table:table-cell>
          <table:table-cell office:value-type="float" office:value="4090029" calcext:value-type="float">
            <text:p>4090029</text:p>
          </table:table-cell>
          <table:table-cell office:value-type="float" office:value="2125202" calcext:value-type="float">
            <text:p>2125202</text:p>
          </table:table-cell>
          <table:table-cell office:value-type="float" office:value="2058632" calcext:value-type="float">
            <text:p>2058632</text:p>
          </table:table-cell>
          <table:table-cell office:value-type="float" office:value="796741" calcext:value-type="float">
            <text:p>796741</text:p>
          </table:table-cell>
          <table:table-cell office:value-type="float" office:value="957410" calcext:value-type="float">
            <text:p>9574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5570" calcext:value-type="float">
            <text:p>845570</text:p>
          </table:table-cell>
          <table:table-cell office:value-type="float" office:value="219351" calcext:value-type="float">
            <text:p>219351</text:p>
          </table:table-cell>
          <table:table-cell office:value-type="float" office:value="2.43784754727454" calcext:value-type="float">
            <text:p>2.43784754727454</text:p>
          </table:table-cell>
          <table:table-cell office:value-type="float" office:value="1.2667192538642" calcext:value-type="float">
            <text:p>1.2667192538642</text:p>
          </table:table-cell>
          <table:table-cell office:value-type="float" office:value="1.22704043710714" calcext:value-type="float">
            <text:p>1.22704043710714</text:p>
          </table:table-cell>
          <table:table-cell office:value-type="float" office:value="0.474894699441755" calcext:value-type="float">
            <text:p>0.474894699441755</text:p>
          </table:table-cell>
          <table:table-cell office:value-type="float" office:value="0.570660897572148" calcext:value-type="float">
            <text:p>0.570660897572148</text:p>
          </table:table-cell>
          <table:table-cell office:value-type="float" office:value="5" calcext:value-type="float">
            <text:p>5</text:p>
          </table:table-cell>
          <table:table-cell office:value-type="float" office:value="0.50399905490864" calcext:value-type="float">
            <text:p>0.50399905490864</text:p>
          </table:table-cell>
          <table:table-cell office:value-type="float" office:value="0.130743399947095" calcext:value-type="float">
            <text:p>0.130743399947095</text:p>
          </table:table-cell>
          <table:table-cell office:value-type="float" office:value="-4.59191257857232" calcext:value-type="float">
            <text:p>-4.59191257857232</text:p>
          </table:table-cell>
          <table:table-cell office:value-type="float" office:value="-155.021060111649" calcext:value-type="float">
            <text:p>-155.021060111649</text:p>
          </table:table-cell>
          <table:table-cell office:value-type="float" office:value="-135.867820485571" calcext:value-type="float">
            <text:p>-135.867820485571</text:p>
          </table:table-cell>
          <table:table-cell office:value-type="float" office:value="750" calcext:value-type="float">
            <text:p>750</text:p>
          </table:table-cell>
          <table:table-cell office:value-type="float" office:value="-149.200189018272" calcext:value-type="float">
            <text:p>-149.200189018272</text:p>
          </table:table-cell>
        </table:table-row>
        <table:table-row table:style-name="ro1">
          <table:table-cell office:value-type="string" calcext:value-type="string">
            <text:p>2019-12-02 23:14:23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7729789629536" calcext:value-type="float">
            <text:p>73.7729789629536</text:p>
          </table:table-cell>
          <table:table-cell office:value-type="float" office:value="981.667429388692" calcext:value-type="float">
            <text:p>981.667429388692</text:p>
          </table:table-cell>
          <table:table-cell office:value-type="float" office:value="4088627" calcext:value-type="float">
            <text:p>4088627</text:p>
          </table:table-cell>
          <table:table-cell office:value-type="float" office:value="2106796" calcext:value-type="float">
            <text:p>2106796</text:p>
          </table:table-cell>
          <table:table-cell office:value-type="float" office:value="2051455" calcext:value-type="float">
            <text:p>2051455</text:p>
          </table:table-cell>
          <table:table-cell office:value-type="float" office:value="800223" calcext:value-type="float">
            <text:p>800223</text:p>
          </table:table-cell>
          <table:table-cell office:value-type="float" office:value="961195" calcext:value-type="float">
            <text:p>9611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3927" calcext:value-type="float">
            <text:p>843927</text:p>
          </table:table-cell>
          <table:table-cell office:value-type="float" office:value="219322" calcext:value-type="float">
            <text:p>219322</text:p>
          </table:table-cell>
          <table:table-cell office:value-type="float" office:value="2.43701189005517" calcext:value-type="float">
            <text:p>2.43701189005517</text:p>
          </table:table-cell>
          <table:table-cell office:value-type="float" office:value="1.25574842163902" calcext:value-type="float">
            <text:p>1.25574842163902</text:p>
          </table:table-cell>
          <table:table-cell office:value-type="float" office:value="1.22276261124165" calcext:value-type="float">
            <text:p>1.22276261124165</text:p>
          </table:table-cell>
          <table:table-cell office:value-type="float" office:value="0.476970133420245" calcext:value-type="float">
            <text:p>0.476970133420245</text:p>
          </table:table-cell>
          <table:table-cell office:value-type="float" office:value="0.572916933645837" calcext:value-type="float">
            <text:p>0.572916933645837</text:p>
          </table:table-cell>
          <table:table-cell office:value-type="float" office:value="5" calcext:value-type="float">
            <text:p>5</text:p>
          </table:table-cell>
          <table:table-cell office:value-type="float" office:value="0.503019750478238" calcext:value-type="float">
            <text:p>0.503019750478238</text:p>
          </table:table-cell>
          <table:table-cell office:value-type="float" office:value="0.13072611459805" calcext:value-type="float">
            <text:p>0.13072611459805</text:p>
          </table:table-cell>
          <table:table-cell office:value-type="float" office:value="-5.44747775166963" calcext:value-type="float">
            <text:p>-5.44747775166963</text:p>
          </table:table-cell>
          <table:table-cell office:value-type="float" office:value="-154.605973315951" calcext:value-type="float">
            <text:p>-154.605973315951</text:p>
          </table:table-cell>
          <table:table-cell office:value-type="float" office:value="-135.416613270833" calcext:value-type="float">
            <text:p>-135.416613270833</text:p>
          </table:table-cell>
          <table:table-cell office:value-type="float" office:value="750" calcext:value-type="float">
            <text:p>750</text:p>
          </table:table-cell>
          <table:table-cell office:value-type="float" office:value="-149.396049904352" calcext:value-type="float">
            <text:p>-149.396049904352</text:p>
          </table:table-cell>
        </table:table-row>
        <table:table-row table:style-name="ro1">
          <table:table-cell office:value-type="string" calcext:value-type="string">
            <text:p>2019-12-02 23:14:24</text:p>
          </table:table-cell>
          <table:table-cell office:value-type="float" office:value="24.4224530515785" calcext:value-type="float">
            <text:p>24.4224530515785</text:p>
          </table:table-cell>
          <table:table-cell office:value-type="float" office:value="73.7512167522548" calcext:value-type="float">
            <text:p>73.7512167522548</text:p>
          </table:table-cell>
          <table:table-cell office:value-type="float" office:value="981.713840171918" calcext:value-type="float">
            <text:p>981.713840171918</text:p>
          </table:table-cell>
          <table:table-cell office:value-type="float" office:value="4088726" calcext:value-type="float">
            <text:p>4088726</text:p>
          </table:table-cell>
          <table:table-cell office:value-type="float" office:value="2122460" calcext:value-type="float">
            <text:p>2122460</text:p>
          </table:table-cell>
          <table:table-cell office:value-type="float" office:value="2039509" calcext:value-type="float">
            <text:p>2039509</text:p>
          </table:table-cell>
          <table:table-cell office:value-type="float" office:value="804759" calcext:value-type="float">
            <text:p>804759</text:p>
          </table:table-cell>
          <table:table-cell office:value-type="float" office:value="965409" calcext:value-type="float">
            <text:p>9654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3547" calcext:value-type="float">
            <text:p>843547</text:p>
          </table:table-cell>
          <table:table-cell office:value-type="float" office:value="219385" calcext:value-type="float">
            <text:p>219385</text:p>
          </table:table-cell>
          <table:table-cell office:value-type="float" office:value="2.43707089866053" calcext:value-type="float">
            <text:p>2.43707089866053</text:p>
          </table:table-cell>
          <table:table-cell office:value-type="float" office:value="1.26508489430963" calcext:value-type="float">
            <text:p>1.26508489430963</text:p>
          </table:table-cell>
          <table:table-cell office:value-type="float" office:value="1.21564223952797" calcext:value-type="float">
            <text:p>1.21564223952797</text:p>
          </table:table-cell>
          <table:table-cell office:value-type="float" office:value="0.479673800429559" calcext:value-type="float">
            <text:p>0.479673800429559</text:p>
          </table:table-cell>
          <table:table-cell office:value-type="float" office:value="0.575428673676094" calcext:value-type="float">
            <text:p>0.575428673676094</text:p>
          </table:table-cell>
          <table:table-cell office:value-type="float" office:value="5" calcext:value-type="float">
            <text:p>5</text:p>
          </table:table-cell>
          <table:table-cell office:value-type="float" office:value="0.502793252801091" calcext:value-type="float">
            <text:p>0.502793252801091</text:p>
          </table:table-cell>
          <table:table-cell office:value-type="float" office:value="0.130763665528734" calcext:value-type="float">
            <text:p>0.130763665528734</text:p>
          </table:table-cell>
          <table:table-cell office:value-type="float" office:value="-6.87155209440613" calcext:value-type="float">
            <text:p>-6.87155209440613</text:p>
          </table:table-cell>
          <table:table-cell office:value-type="float" office:value="-154.065239914088" calcext:value-type="float">
            <text:p>-154.065239914088</text:p>
          </table:table-cell>
          <table:table-cell office:value-type="float" office:value="-134.914265264781" calcext:value-type="float">
            <text:p>-134.914265264781</text:p>
          </table:table-cell>
          <table:table-cell office:value-type="float" office:value="750" calcext:value-type="float">
            <text:p>750</text:p>
          </table:table-cell>
          <table:table-cell office:value-type="float" office:value="-149.441349439782" calcext:value-type="float">
            <text:p>-149.441349439782</text:p>
          </table:table-cell>
        </table:table-row>
        <table:table-row table:style-name="ro1">
          <table:table-cell office:value-type="string" calcext:value-type="string">
            <text:p>2019-12-02 23:14:25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7462817618192" calcext:value-type="float">
            <text:p>73.7462817618192</text:p>
          </table:table-cell>
          <table:table-cell office:value-type="float" office:value="981.639964287581" calcext:value-type="float">
            <text:p>981.639964287581</text:p>
          </table:table-cell>
          <table:table-cell office:value-type="float" office:value="4088713" calcext:value-type="float">
            <text:p>4088713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2030222" calcext:value-type="float">
            <text:p>2030222</text:p>
          </table:table-cell>
          <table:table-cell office:value-type="float" office:value="800360" calcext:value-type="float">
            <text:p>800360</text:p>
          </table:table-cell>
          <table:table-cell office:value-type="float" office:value="964727" calcext:value-type="float">
            <text:p>9647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9226" calcext:value-type="float">
            <text:p>849226</text:p>
          </table:table-cell>
          <table:table-cell office:value-type="float" office:value="219260" calcext:value-type="float">
            <text:p>219260</text:p>
          </table:table-cell>
          <table:table-cell office:value-type="float" office:value="2.43706315005578" calcext:value-type="float">
            <text:p>2.43706315005578</text:p>
          </table:table-cell>
          <table:table-cell office:value-type="float" office:value="1.26243367939397" calcext:value-type="float">
            <text:p>1.26243367939397</text:p>
          </table:table-cell>
          <table:table-cell office:value-type="float" office:value="1.2101067555078" calcext:value-type="float">
            <text:p>1.2101067555078</text:p>
          </table:table-cell>
          <table:table-cell office:value-type="float" office:value="0.477051791793322" calcext:value-type="float">
            <text:p>0.477051791793322</text:p>
          </table:table-cell>
          <table:table-cell office:value-type="float" office:value="0.575022169950267" calcext:value-type="float">
            <text:p>0.575022169950267</text:p>
          </table:table-cell>
          <table:table-cell office:value-type="float" office:value="5" calcext:value-type="float">
            <text:p>5</text:p>
          </table:table-cell>
          <table:table-cell office:value-type="float" office:value="0.506178200981403" calcext:value-type="float">
            <text:p>0.506178200981403</text:p>
          </table:table-cell>
          <table:table-cell office:value-type="float" office:value="0.130689159713883" calcext:value-type="float">
            <text:p>0.130689159713883</text:p>
          </table:table-cell>
          <table:table-cell office:value-type="float" office:value="-7.97864889844049" calcext:value-type="float">
            <text:p>-7.97864889844049</text:p>
          </table:table-cell>
          <table:table-cell office:value-type="float" office:value="-154.589641641336" calcext:value-type="float">
            <text:p>-154.589641641336</text:p>
          </table:table-cell>
          <table:table-cell office:value-type="float" office:value="-134.995566009947" calcext:value-type="float">
            <text:p>-134.995566009947</text:p>
          </table:table-cell>
          <table:table-cell office:value-type="float" office:value="750" calcext:value-type="float">
            <text:p>750</text:p>
          </table:table-cell>
          <table:table-cell office:value-type="float" office:value="-148.76435980372" calcext:value-type="float">
            <text:p>-148.76435980372</text:p>
          </table:table-cell>
        </table:table-row>
        <table:table-row table:style-name="ro1">
          <table:table-cell office:value-type="string" calcext:value-type="string">
            <text:p>2019-12-02 23:14:26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7516212190783" calcext:value-type="float">
            <text:p>73.7516212190783</text:p>
          </table:table-cell>
          <table:table-cell office:value-type="float" office:value="981.639964287581" calcext:value-type="float">
            <text:p>981.639964287581</text:p>
          </table:table-cell>
          <table:table-cell office:value-type="float" office:value="4088410" calcext:value-type="float">
            <text:p>4088410</text:p>
          </table:table-cell>
          <table:table-cell office:value-type="float" office:value="2126730" calcext:value-type="float">
            <text:p>2126730</text:p>
          </table:table-cell>
          <table:table-cell office:value-type="float" office:value="2027696" calcext:value-type="float">
            <text:p>2027696</text:p>
          </table:table-cell>
          <table:table-cell office:value-type="float" office:value="804797" calcext:value-type="float">
            <text:p>804797</text:p>
          </table:table-cell>
          <table:table-cell office:value-type="float" office:value="970925" calcext:value-type="float">
            <text:p>9709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8710" calcext:value-type="float">
            <text:p>848710</text:p>
          </table:table-cell>
          <table:table-cell office:value-type="float" office:value="219452" calcext:value-type="float">
            <text:p>219452</text:p>
          </table:table-cell>
          <table:table-cell office:value-type="float" office:value="2.43688254796059" calcext:value-type="float">
            <text:p>2.43688254796059</text:p>
          </table:table-cell>
          <table:table-cell office:value-type="float" office:value="1.26763001294494" calcext:value-type="float">
            <text:p>1.26763001294494</text:p>
          </table:table-cell>
          <table:table-cell office:value-type="float" office:value="1.20860114200129" calcext:value-type="float">
            <text:p>1.20860114200129</text:p>
          </table:table-cell>
          <table:table-cell office:value-type="float" office:value="0.479696450197273" calcext:value-type="float">
            <text:p>0.479696450197273</text:p>
          </table:table-cell>
          <table:table-cell office:value-type="float" office:value="0.57871646627384" calcext:value-type="float">
            <text:p>0.57871646627384</text:p>
          </table:table-cell>
          <table:table-cell office:value-type="float" office:value="5" calcext:value-type="float">
            <text:p>5</text:p>
          </table:table-cell>
          <table:table-cell office:value-type="float" office:value="0.505870640977698" calcext:value-type="float">
            <text:p>0.505870640977698</text:p>
          </table:table-cell>
          <table:table-cell office:value-type="float" office:value="0.130803600645495" calcext:value-type="float">
            <text:p>0.130803600645495</text:p>
          </table:table-cell>
          <table:table-cell office:value-type="float" office:value="-8.27977159974238" calcext:value-type="float">
            <text:p>-8.27977159974238</text:p>
          </table:table-cell>
          <table:table-cell office:value-type="float" office:value="-154.060709960545" calcext:value-type="float">
            <text:p>-154.060709960545</text:p>
          </table:table-cell>
          <table:table-cell office:value-type="float" office:value="-134.256706745232" calcext:value-type="float">
            <text:p>-134.256706745232</text:p>
          </table:table-cell>
          <table:table-cell office:value-type="float" office:value="750" calcext:value-type="float">
            <text:p>750</text:p>
          </table:table-cell>
          <table:table-cell office:value-type="float" office:value="-148.825871804461" calcext:value-type="float">
            <text:p>-148.825871804461</text:p>
          </table:table-cell>
        </table:table-row>
        <table:table-row table:style-name="ro1">
          <table:table-cell office:value-type="string" calcext:value-type="string">
            <text:p>2019-12-02 23:14:28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7520256763273" calcext:value-type="float">
            <text:p>73.7520256763273</text:p>
          </table:table-cell>
          <table:table-cell office:value-type="float" office:value="981.675948452089" calcext:value-type="float">
            <text:p>981.675948452089</text:p>
          </table:table-cell>
          <table:table-cell office:value-type="float" office:value="4088236" calcext:value-type="float">
            <text:p>4088236</text:p>
          </table:table-cell>
          <table:table-cell office:value-type="float" office:value="2105897" calcext:value-type="float">
            <text:p>2105897</text:p>
          </table:table-cell>
          <table:table-cell office:value-type="float" office:value="2012457" calcext:value-type="float">
            <text:p>2012457</text:p>
          </table:table-cell>
          <table:table-cell office:value-type="float" office:value="802571" calcext:value-type="float">
            <text:p>802571</text:p>
          </table:table-cell>
          <table:table-cell office:value-type="float" office:value="972290" calcext:value-type="float">
            <text:p>9722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3320" calcext:value-type="float">
            <text:p>853320</text:p>
          </table:table-cell>
          <table:table-cell office:value-type="float" office:value="219338" calcext:value-type="float">
            <text:p>219338</text:p>
          </table:table-cell>
          <table:table-cell office:value-type="float" office:value="2.43677883586631" calcext:value-type="float">
            <text:p>2.43677883586631</text:p>
          </table:table-cell>
          <table:table-cell office:value-type="float" office:value="1.25521257581861" calcext:value-type="float">
            <text:p>1.25521257581861</text:p>
          </table:table-cell>
          <table:table-cell office:value-type="float" office:value="1.19951798910117" calcext:value-type="float">
            <text:p>1.19951798910117</text:p>
          </table:table-cell>
          <table:table-cell office:value-type="float" office:value="0.478369650646407" calcext:value-type="float">
            <text:p>0.478369650646407</text:p>
          </table:table-cell>
          <table:table-cell office:value-type="float" office:value="0.579530069772013" calcext:value-type="float">
            <text:p>0.579530069772013</text:p>
          </table:table-cell>
          <table:table-cell office:value-type="float" office:value="5" calcext:value-type="float">
            <text:p>5</text:p>
          </table:table-cell>
          <table:table-cell office:value-type="float" office:value="0.508618415429403" calcext:value-type="float">
            <text:p>0.508618415429403</text:p>
          </table:table-cell>
          <table:table-cell office:value-type="float" office:value="0.13073565134235" calcext:value-type="float">
            <text:p>0.13073565134235</text:p>
          </table:table-cell>
          <table:table-cell office:value-type="float" office:value="-10.096402179766" calcext:value-type="float">
            <text:p>-10.096402179766</text:p>
          </table:table-cell>
          <table:table-cell office:value-type="float" office:value="-154.326069870719" calcext:value-type="float">
            <text:p>-154.326069870719</text:p>
          </table:table-cell>
          <table:table-cell office:value-type="float" office:value="-134.093986045597" calcext:value-type="float">
            <text:p>-134.093986045597</text:p>
          </table:table-cell>
          <table:table-cell office:value-type="float" office:value="750" calcext:value-type="float">
            <text:p>750</text:p>
          </table:table-cell>
          <table:table-cell office:value-type="float" office:value="-148.276316914119" calcext:value-type="float">
            <text:p>-148.276316914119</text:p>
          </table:table-cell>
        </table:table-row>
        <table:table-row table:style-name="ro1">
          <table:table-cell office:value-type="string" calcext:value-type="string">
            <text:p>2019-12-02 23:14:29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7524301240018" calcext:value-type="float">
            <text:p>73.7524301240018</text:p>
          </table:table-cell>
          <table:table-cell office:value-type="float" office:value="981.684467552363" calcext:value-type="float">
            <text:p>981.684467552363</text:p>
          </table:table-cell>
          <table:table-cell office:value-type="float" office:value="4089871" calcext:value-type="float">
            <text:p>4089871</text:p>
          </table:table-cell>
          <table:table-cell office:value-type="float" office:value="2119717" calcext:value-type="float">
            <text:p>2119717</text:p>
          </table:table-cell>
          <table:table-cell office:value-type="float" office:value="2047334" calcext:value-type="float">
            <text:p>2047334</text:p>
          </table:table-cell>
          <table:table-cell office:value-type="float" office:value="799217" calcext:value-type="float">
            <text:p>799217</text:p>
          </table:table-cell>
          <table:table-cell office:value-type="float" office:value="973433" calcext:value-type="float">
            <text:p>9734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8140" calcext:value-type="float">
            <text:p>858140</text:p>
          </table:table-cell>
          <table:table-cell office:value-type="float" office:value="219394" calcext:value-type="float">
            <text:p>219394</text:p>
          </table:table-cell>
          <table:table-cell office:value-type="float" office:value="2.43775337192456" calcext:value-type="float">
            <text:p>2.43775337192456</text:p>
          </table:table-cell>
          <table:table-cell office:value-type="float" office:value="1.26344993870854" calcext:value-type="float">
            <text:p>1.26344993870854</text:p>
          </table:table-cell>
          <table:table-cell office:value-type="float" office:value="1.22030630353764" calcext:value-type="float">
            <text:p>1.22030630353764</text:p>
          </table:table-cell>
          <table:table-cell office:value-type="float" office:value="0.476370510622324" calcext:value-type="float">
            <text:p>0.476370510622324</text:p>
          </table:table-cell>
          <table:table-cell office:value-type="float" office:value="0.580211350943011" calcext:value-type="float">
            <text:p>0.580211350943011</text:p>
          </table:table-cell>
          <table:table-cell office:value-type="float" office:value="5" calcext:value-type="float">
            <text:p>5</text:p>
          </table:table-cell>
          <table:table-cell office:value-type="float" office:value="0.511491359650059" calcext:value-type="float">
            <text:p>0.511491359650059</text:p>
          </table:table-cell>
          <table:table-cell office:value-type="float" office:value="0.130769029947404" calcext:value-type="float">
            <text:p>0.130769029947404</text:p>
          </table:table-cell>
          <table:table-cell office:value-type="float" office:value="-5.93873929247133" calcext:value-type="float">
            <text:p>-5.93873929247133</text:p>
          </table:table-cell>
          <table:table-cell office:value-type="float" office:value="-154.725897875535" calcext:value-type="float">
            <text:p>-154.725897875535</text:p>
          </table:table-cell>
          <table:table-cell office:value-type="float" office:value="-133.957729811398" calcext:value-type="float">
            <text:p>-133.957729811398</text:p>
          </table:table-cell>
          <table:table-cell office:value-type="float" office:value="750" calcext:value-type="float">
            <text:p>750</text:p>
          </table:table-cell>
          <table:table-cell office:value-type="float" office:value="-147.701728069988" calcext:value-type="float">
            <text:p>-147.701728069988</text:p>
          </table:table-cell>
        </table:table-row>
        <table:table-row table:style-name="ro1">
          <table:table-cell office:value-type="string" calcext:value-type="string">
            <text:p>2019-12-02 23:14:30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532389906276" calcext:value-type="float">
            <text:p>73.7532389906276</text:p>
          </table:table-cell>
          <table:table-cell office:value-type="float" office:value="981.674039847224" calcext:value-type="float">
            <text:p>981.674039847224</text:p>
          </table:table-cell>
          <table:table-cell office:value-type="float" office:value="4089105" calcext:value-type="float">
            <text:p>4089105</text:p>
          </table:table-cell>
          <table:table-cell office:value-type="float" office:value="2123459" calcext:value-type="float">
            <text:p>2123459</text:p>
          </table:table-cell>
          <table:table-cell office:value-type="float" office:value="2084045" calcext:value-type="float">
            <text:p>2084045</text:p>
          </table:table-cell>
          <table:table-cell office:value-type="float" office:value="802752" calcext:value-type="float">
            <text:p>802752</text:p>
          </table:table-cell>
          <table:table-cell office:value-type="float" office:value="975329" calcext:value-type="float">
            <text:p>9753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8856" calcext:value-type="float">
            <text:p>858856</text:p>
          </table:table-cell>
          <table:table-cell office:value-type="float" office:value="219302" calcext:value-type="float">
            <text:p>219302</text:p>
          </table:table-cell>
          <table:table-cell office:value-type="float" office:value="2.43729680029116" calcext:value-type="float">
            <text:p>2.43729680029116</text:p>
          </table:table-cell>
          <table:table-cell office:value-type="float" office:value="1.26568034478192" calcext:value-type="float">
            <text:p>1.26568034478192</text:p>
          </table:table-cell>
          <table:table-cell office:value-type="float" office:value="1.24218776728961" calcext:value-type="float">
            <text:p>1.24218776728961</text:p>
          </table:table-cell>
          <table:table-cell office:value-type="float" office:value="0.478477535066311" calcext:value-type="float">
            <text:p>0.478477535066311</text:p>
          </table:table-cell>
          <table:table-cell office:value-type="float" office:value="0.581341455142671" calcext:value-type="float">
            <text:p>0.581341455142671</text:p>
          </table:table-cell>
          <table:table-cell office:value-type="float" office:value="5" calcext:value-type="float">
            <text:p>5</text:p>
          </table:table-cell>
          <table:table-cell office:value-type="float" office:value="0.511918128957525" calcext:value-type="float">
            <text:p>0.511918128957525</text:p>
          </table:table-cell>
          <table:table-cell office:value-type="float" office:value="0.130714193667673" calcext:value-type="float">
            <text:p>0.130714193667673</text:p>
          </table:table-cell>
          <table:table-cell office:value-type="float" office:value="-1.56244654207782" calcext:value-type="float">
            <text:p>-1.56244654207782</text:p>
          </table:table-cell>
          <table:table-cell office:value-type="float" office:value="-154.304492986738" calcext:value-type="float">
            <text:p>-154.304492986738</text:p>
          </table:table-cell>
          <table:table-cell office:value-type="float" office:value="-133.731708971466" calcext:value-type="float">
            <text:p>-133.731708971466</text:p>
          </table:table-cell>
          <table:table-cell office:value-type="float" office:value="750" calcext:value-type="float">
            <text:p>750</text:p>
          </table:table-cell>
          <table:table-cell office:value-type="float" office:value="-147.616374208495" calcext:value-type="float">
            <text:p>-147.616374208495</text:p>
          </table:table-cell>
        </table:table-row>
        <table:table-row table:style-name="ro1">
          <table:table-cell office:value-type="string" calcext:value-type="string">
            <text:p>2019-12-02 23:14:31</text:p>
          </table:table-cell>
          <table:table-cell office:value-type="float" office:value="24.4426689463726" calcext:value-type="float">
            <text:p>24.4426689463726</text:p>
          </table:table-cell>
          <table:table-cell office:value-type="float" office:value="73.7474949253972" calcext:value-type="float">
            <text:p>73.7474949253972</text:p>
          </table:table-cell>
          <table:table-cell office:value-type="float" office:value="981.69298668951" calcext:value-type="float">
            <text:p>981.69298668951</text:p>
          </table:table-cell>
          <table:table-cell office:value-type="float" office:value="4089040" calcext:value-type="float">
            <text:p>4089040</text:p>
          </table:table-cell>
          <table:table-cell office:value-type="float" office:value="2108981" calcext:value-type="float">
            <text:p>2108981</text:p>
          </table:table-cell>
          <table:table-cell office:value-type="float" office:value="2100293" calcext:value-type="float">
            <text:p>2100293</text:p>
          </table:table-cell>
          <table:table-cell office:value-type="float" office:value="804422" calcext:value-type="float">
            <text:p>804422</text:p>
          </table:table-cell>
          <table:table-cell office:value-type="float" office:value="980176" calcext:value-type="float">
            <text:p>9801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7397" calcext:value-type="float">
            <text:p>857397</text:p>
          </table:table-cell>
          <table:table-cell office:value-type="float" office:value="219468" calcext:value-type="float">
            <text:p>219468</text:p>
          </table:table-cell>
          <table:table-cell office:value-type="float" office:value="2.43725805726743" calcext:value-type="float">
            <text:p>2.43725805726743</text:p>
          </table:table-cell>
          <table:table-cell office:value-type="float" office:value="1.25705078328261" calcext:value-type="float">
            <text:p>1.25705078328261</text:p>
          </table:table-cell>
          <table:table-cell office:value-type="float" office:value="1.25187233112721" calcext:value-type="float">
            <text:p>1.25187233112721</text:p>
          </table:table-cell>
          <table:table-cell office:value-type="float" office:value="0.479472932752721" calcext:value-type="float">
            <text:p>0.479472932752721</text:p>
          </table:table-cell>
          <table:table-cell office:value-type="float" office:value="0.584230492619335" calcext:value-type="float">
            <text:p>0.584230492619335</text:p>
          </table:table-cell>
          <table:table-cell office:value-type="float" office:value="5" calcext:value-type="float">
            <text:p>5</text:p>
          </table:table-cell>
          <table:table-cell office:value-type="float" office:value="0.511048497086584" calcext:value-type="float">
            <text:p>0.511048497086584</text:p>
          </table:table-cell>
          <table:table-cell office:value-type="float" office:value="0.130813137389796" calcext:value-type="float">
            <text:p>0.130813137389796</text:p>
          </table:table-cell>
          <table:table-cell office:value-type="float" office:value="0.374466225441239" calcext:value-type="float">
            <text:p>0.374466225441239</text:p>
          </table:table-cell>
          <table:table-cell office:value-type="float" office:value="-154.105413449456" calcext:value-type="float">
            <text:p>-154.105413449456</text:p>
          </table:table-cell>
          <table:table-cell office:value-type="float" office:value="-133.153901476133" calcext:value-type="float">
            <text:p>-133.153901476133</text:p>
          </table:table-cell>
          <table:table-cell office:value-type="float" office:value="750" calcext:value-type="float">
            <text:p>750</text:p>
          </table:table-cell>
          <table:table-cell office:value-type="float" office:value="-147.790300582683" calcext:value-type="float">
            <text:p>-147.790300582683</text:p>
          </table:table-cell>
        </table:table-row>
        <table:table-row table:style-name="ro1">
          <table:table-cell office:value-type="string" calcext:value-type="string">
            <text:p>2019-12-02 23:14:33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478992941077" calcext:value-type="float">
            <text:p>73.7478992941077</text:p>
          </table:table-cell>
          <table:table-cell office:value-type="float" office:value="981.646573852625" calcext:value-type="float">
            <text:p>981.646573852625</text:p>
          </table:table-cell>
          <table:table-cell office:value-type="float" office:value="4089670" calcext:value-type="float">
            <text:p>4089670</text:p>
          </table:table-cell>
          <table:table-cell office:value-type="float" office:value="2112030" calcext:value-type="float">
            <text:p>2112030</text:p>
          </table:table-cell>
          <table:table-cell office:value-type="float" office:value="1956229" calcext:value-type="float">
            <text:p>1956229</text:p>
          </table:table-cell>
          <table:table-cell office:value-type="float" office:value="803795" calcext:value-type="float">
            <text:p>803795</text:p>
          </table:table-cell>
          <table:table-cell office:value-type="float" office:value="981828" calcext:value-type="float">
            <text:p>981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1178" calcext:value-type="float">
            <text:p>861178</text:p>
          </table:table-cell>
          <table:table-cell office:value-type="float" office:value="219459" calcext:value-type="float">
            <text:p>219459</text:p>
          </table:table-cell>
          <table:table-cell office:value-type="float" office:value="2.43763356657428" calcext:value-type="float">
            <text:p>2.43763356657428</text:p>
          </table:table-cell>
          <table:table-cell office:value-type="float" office:value="1.25886812911846" calcext:value-type="float">
            <text:p>1.25886812911846</text:p>
          </table:table-cell>
          <table:table-cell office:value-type="float" office:value="1.16600348544162" calcext:value-type="float">
            <text:p>1.16600348544162</text:p>
          </table:table-cell>
          <table:table-cell office:value-type="float" office:value="0.479099211585428" calcext:value-type="float">
            <text:p>0.479099211585428</text:p>
          </table:table-cell>
          <table:table-cell office:value-type="float" office:value="0.585215161468406" calcext:value-type="float">
            <text:p>0.585215161468406</text:p>
          </table:table-cell>
          <table:table-cell office:value-type="float" office:value="5" calcext:value-type="float">
            <text:p>5</text:p>
          </table:table-cell>
          <table:table-cell office:value-type="float" office:value="0.513302148974198" calcext:value-type="float">
            <text:p>0.513302148974198</text:p>
          </table:table-cell>
          <table:table-cell office:value-type="float" office:value="0.130807772971126" calcext:value-type="float">
            <text:p>0.130807772971126</text:p>
          </table:table-cell>
          <table:table-cell office:value-type="float" office:value="-16.7993029116753" calcext:value-type="float">
            <text:p>-16.7993029116753</text:p>
          </table:table-cell>
          <table:table-cell office:value-type="float" office:value="-154.180157682914" calcext:value-type="float">
            <text:p>-154.180157682914</text:p>
          </table:table-cell>
          <table:table-cell office:value-type="float" office:value="-132.956967706319" calcext:value-type="float">
            <text:p>-132.956967706319</text:p>
          </table:table-cell>
          <table:table-cell office:value-type="float" office:value="750" calcext:value-type="float">
            <text:p>750</text:p>
          </table:table-cell>
          <table:table-cell office:value-type="float" office:value="-147.33957020516" calcext:value-type="float">
            <text:p>-147.33957020516</text:p>
          </table:table-cell>
        </table:table-row>
        <table:table-row table:style-name="ro1">
          <table:table-cell office:value-type="string" calcext:value-type="string">
            <text:p>2019-12-02 23:14:34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532389906276" calcext:value-type="float">
            <text:p>73.7532389906276</text:p>
          </table:table-cell>
          <table:table-cell office:value-type="float" office:value="981.728971901543" calcext:value-type="float">
            <text:p>981.728971901543</text:p>
          </table:table-cell>
          <table:table-cell office:value-type="float" office:value="4089073" calcext:value-type="float">
            <text:p>4089073</text:p>
          </table:table-cell>
          <table:table-cell office:value-type="float" office:value="2123573" calcext:value-type="float">
            <text:p>2123573</text:p>
          </table:table-cell>
          <table:table-cell office:value-type="float" office:value="2084044" calcext:value-type="float">
            <text:p>2084044</text:p>
          </table:table-cell>
          <table:table-cell office:value-type="float" office:value="805240" calcext:value-type="float">
            <text:p>805240</text:p>
          </table:table-cell>
          <table:table-cell office:value-type="float" office:value="982644" calcext:value-type="float">
            <text:p>9826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3878" calcext:value-type="float">
            <text:p>863878</text:p>
          </table:table-cell>
          <table:table-cell office:value-type="float" office:value="219380" calcext:value-type="float">
            <text:p>219380</text:p>
          </table:table-cell>
          <table:table-cell office:value-type="float" office:value="2.43727772680255" calcext:value-type="float">
            <text:p>2.43727772680255</text:p>
          </table:table-cell>
          <table:table-cell office:value-type="float" office:value="1.26574829408506" calcext:value-type="float">
            <text:p>1.26574829408506</text:p>
          </table:table-cell>
          <table:table-cell office:value-type="float" office:value="1.24218717124309" calcext:value-type="float">
            <text:p>1.24218717124309</text:p>
          </table:table-cell>
          <table:table-cell office:value-type="float" office:value="0.479960498805106" calcext:value-type="float">
            <text:p>0.479960498805106</text:p>
          </table:table-cell>
          <table:table-cell office:value-type="float" office:value="0.585701535427753" calcext:value-type="float">
            <text:p>0.585701535427753</text:p>
          </table:table-cell>
          <table:table-cell office:value-type="float" office:value="5" calcext:value-type="float">
            <text:p>5</text:p>
          </table:table-cell>
          <table:table-cell office:value-type="float" office:value="0.51491147457498" calcext:value-type="float">
            <text:p>0.51491147457498</text:p>
          </table:table-cell>
          <table:table-cell office:value-type="float" office:value="0.13076068529614" calcext:value-type="float">
            <text:p>0.13076068529614</text:p>
          </table:table-cell>
          <table:table-cell office:value-type="float" office:value="-1.56256575138163" calcext:value-type="float">
            <text:p>-1.56256575138163</text:p>
          </table:table-cell>
          <table:table-cell office:value-type="float" office:value="-154.007900238979" calcext:value-type="float">
            <text:p>-154.007900238979</text:p>
          </table:table-cell>
          <table:table-cell office:value-type="float" office:value="-132.859692914449" calcext:value-type="float">
            <text:p>-132.859692914449</text:p>
          </table:table-cell>
          <table:table-cell office:value-type="float" office:value="750" calcext:value-type="float">
            <text:p>750</text:p>
          </table:table-cell>
          <table:table-cell office:value-type="float" office:value="-147.017705085004" calcext:value-type="float">
            <text:p>-147.017705085004</text:p>
          </table:table-cell>
        </table:table-row>
        <table:table-row table:style-name="ro1">
          <table:table-cell office:value-type="string" calcext:value-type="string">
            <text:p>2019-12-02 23:14:35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425595890709" calcext:value-type="float">
            <text:p>73.7425595890709</text:p>
          </table:table-cell>
          <table:table-cell office:value-type="float" office:value="981.619107879733" calcext:value-type="float">
            <text:p>981.619107879733</text:p>
          </table:table-cell>
          <table:table-cell office:value-type="float" office:value="4088759" calcext:value-type="float">
            <text:p>4088759</text:p>
          </table:table-cell>
          <table:table-cell office:value-type="float" office:value="2117526" calcext:value-type="float">
            <text:p>2117526</text:p>
          </table:table-cell>
          <table:table-cell office:value-type="float" office:value="1730274" calcext:value-type="float">
            <text:p>1730274</text:p>
          </table:table-cell>
          <table:table-cell office:value-type="float" office:value="811616" calcext:value-type="float">
            <text:p>811616</text:p>
          </table:table-cell>
          <table:table-cell office:value-type="float" office:value="772192" calcext:value-type="float">
            <text:p>7721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7891" calcext:value-type="float">
            <text:p>887891</text:p>
          </table:table-cell>
          <table:table-cell office:value-type="float" office:value="219465" calcext:value-type="float">
            <text:p>219465</text:p>
          </table:table-cell>
          <table:table-cell office:value-type="float" office:value="2.43709056819565" calcext:value-type="float">
            <text:p>2.43709056819565</text:p>
          </table:table-cell>
          <table:table-cell office:value-type="float" office:value="1.26214400078583" calcext:value-type="float">
            <text:p>1.26214400078583</text:p>
          </table:table-cell>
          <table:table-cell office:value-type="float" office:value="1.03132379428432" calcext:value-type="float">
            <text:p>1.03132379428432</text:p>
          </table:table-cell>
          <table:table-cell office:value-type="float" office:value="0.483760891409027" calcext:value-type="float">
            <text:p>0.483760891409027</text:p>
          </table:table-cell>
          <table:table-cell office:value-type="float" office:value="0.460262353451533" calcext:value-type="float">
            <text:p>0.460262353451533</text:p>
          </table:table-cell>
          <table:table-cell office:value-type="float" office:value="5" calcext:value-type="float">
            <text:p>5</text:p>
          </table:table-cell>
          <table:table-cell office:value-type="float" office:value="0.529224339631121" calcext:value-type="float">
            <text:p>0.529224339631121</text:p>
          </table:table-cell>
          <table:table-cell office:value-type="float" office:value="0.130811349250239" calcext:value-type="float">
            <text:p>0.130811349250239</text:p>
          </table:table-cell>
          <table:table-cell office:value-type="float" office:value="-43.7352411431362" calcext:value-type="float">
            <text:p>-43.7352411431362</text:p>
          </table:table-cell>
          <table:table-cell office:value-type="float" office:value="-153.247821718195" calcext:value-type="float">
            <text:p>-153.247821718195</text:p>
          </table:table-cell>
          <table:table-cell office:value-type="float" office:value="-157.947529309694" calcext:value-type="float">
            <text:p>-157.947529309694</text:p>
          </table:table-cell>
          <table:table-cell office:value-type="float" office:value="750" calcext:value-type="float">
            <text:p>750</text:p>
          </table:table-cell>
          <table:table-cell office:value-type="float" office:value="-144.155132073776" calcext:value-type="float">
            <text:p>-144.155132073776</text:p>
          </table:table-cell>
        </table:table-row>
        <table:table-row table:style-name="ro1">
          <table:table-cell office:value-type="string" calcext:value-type="string">
            <text:p>2019-12-02 23:14:37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7322843331358" calcext:value-type="float">
            <text:p>73.7322843331358</text:p>
          </table:table-cell>
          <table:table-cell office:value-type="float" office:value="981.682558829313" calcext:value-type="float">
            <text:p>981.682558829313</text:p>
          </table:table-cell>
          <table:table-cell office:value-type="float" office:value="4089644" calcext:value-type="float">
            <text:p>4089644</text:p>
          </table:table-cell>
          <table:table-cell office:value-type="float" office:value="2122541" calcext:value-type="float">
            <text:p>2122541</text:p>
          </table:table-cell>
          <table:table-cell office:value-type="float" office:value="1645964" calcext:value-type="float">
            <text:p>1645964</text:p>
          </table:table-cell>
          <table:table-cell office:value-type="float" office:value="809908" calcext:value-type="float">
            <text:p>809908</text:p>
          </table:table-cell>
          <table:table-cell office:value-type="float" office:value="986656" calcext:value-type="float">
            <text:p>9866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6408" calcext:value-type="float">
            <text:p>866408</text:p>
          </table:table-cell>
          <table:table-cell office:value-type="float" office:value="219433" calcext:value-type="float">
            <text:p>219433</text:p>
          </table:table-cell>
          <table:table-cell office:value-type="float" office:value="2.43761806936479" calcext:value-type="float">
            <text:p>2.43761806936479</text:p>
          </table:table-cell>
          <table:table-cell office:value-type="float" office:value="1.26513317407765" calcext:value-type="float">
            <text:p>1.26513317407765</text:p>
          </table:table-cell>
          <table:table-cell office:value-type="float" office:value="0.981071112283601" calcext:value-type="float">
            <text:p>0.981071112283601</text:p>
          </table:table-cell>
          <table:table-cell office:value-type="float" office:value="0.482742843954902" calcext:value-type="float">
            <text:p>0.482742843954902</text:p>
          </table:table-cell>
          <table:table-cell office:value-type="float" office:value="0.588092874061212" calcext:value-type="float">
            <text:p>0.588092874061212</text:p>
          </table:table-cell>
          <table:table-cell office:value-type="float" office:value="5" calcext:value-type="float">
            <text:p>5</text:p>
          </table:table-cell>
          <table:table-cell office:value-type="float" office:value="0.516419472267565" calcext:value-type="float">
            <text:p>0.516419472267565</text:p>
          </table:table-cell>
          <table:table-cell office:value-type="float" office:value="0.130792275761637" calcext:value-type="float">
            <text:p>0.130792275761637</text:p>
          </table:table-cell>
          <table:table-cell office:value-type="float" office:value="-53.7857775432798" calcext:value-type="float">
            <text:p>-53.7857775432798</text:p>
          </table:table-cell>
          <table:table-cell office:value-type="float" office:value="-153.45143120902" calcext:value-type="float">
            <text:p>-153.45143120902</text:p>
          </table:table-cell>
          <table:table-cell office:value-type="float" office:value="-132.381425187758" calcext:value-type="float">
            <text:p>-132.381425187758</text:p>
          </table:table-cell>
          <table:table-cell office:value-type="float" office:value="750" calcext:value-type="float">
            <text:p>750</text:p>
          </table:table-cell>
          <table:table-cell office:value-type="float" office:value="-146.716105546487" calcext:value-type="float">
            <text:p>-146.716105546487</text:p>
          </table:table-cell>
        </table:table-row>
        <table:table-row table:style-name="ro1">
          <table:table-cell office:value-type="string" calcext:value-type="string">
            <text:p>2019-12-02 23:14:38</text:p>
          </table:table-cell>
          <table:table-cell office:value-type="float" office:value="24.4628848458233" calcext:value-type="float">
            <text:p>24.4628848458233</text:p>
          </table:table-cell>
          <table:table-cell office:value-type="float" office:value="73.7277527537553" calcext:value-type="float">
            <text:p>73.7277527537553</text:p>
          </table:table-cell>
          <table:table-cell office:value-type="float" office:value="981.699596904091" calcext:value-type="float">
            <text:p>981.699596904091</text:p>
          </table:table-cell>
          <table:table-cell office:value-type="float" office:value="4088669" calcext:value-type="float">
            <text:p>4088669</text:p>
          </table:table-cell>
          <table:table-cell office:value-type="float" office:value="2113236" calcext:value-type="float">
            <text:p>2113236</text:p>
          </table:table-cell>
          <table:table-cell office:value-type="float" office:value="1230703" calcext:value-type="float">
            <text:p>1230703</text:p>
          </table:table-cell>
          <table:table-cell office:value-type="float" office:value="815957" calcext:value-type="float">
            <text:p>815957</text:p>
          </table:table-cell>
          <table:table-cell office:value-type="float" office:value="823820" calcext:value-type="float">
            <text:p>8238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5355" calcext:value-type="float">
            <text:p>865355</text:p>
          </table:table-cell>
          <table:table-cell office:value-type="float" office:value="219471" calcext:value-type="float">
            <text:p>219471</text:p>
          </table:table-cell>
          <table:table-cell office:value-type="float" office:value="2.43703692400896" calcext:value-type="float">
            <text:p>2.43703692400896</text:p>
          </table:table-cell>
          <table:table-cell office:value-type="float" office:value="1.25958696122014" calcext:value-type="float">
            <text:p>1.25958696122014</text:p>
          </table:table-cell>
          <table:table-cell office:value-type="float" office:value="0.733556238836794" calcext:value-type="float">
            <text:p>0.733556238836794</text:p>
          </table:table-cell>
          <table:table-cell office:value-type="float" office:value="0.486348329347173" calcext:value-type="float">
            <text:p>0.486348329347173</text:p>
          </table:table-cell>
          <table:table-cell office:value-type="float" office:value="0.491035043124562" calcext:value-type="float">
            <text:p>0.491035043124562</text:p>
          </table:table-cell>
          <table:table-cell office:value-type="float" office:value="5" calcext:value-type="float">
            <text:p>5</text:p>
          </table:table-cell>
          <table:table-cell office:value-type="float" office:value="0.51579183528326" calcext:value-type="float">
            <text:p>0.51579183528326</text:p>
          </table:table-cell>
          <table:table-cell office:value-type="float" office:value="0.130814925529352" calcext:value-type="float">
            <text:p>0.130814925529352</text:p>
          </table:table-cell>
          <table:table-cell office:value-type="float" office:value="-103.288752232641" calcext:value-type="float">
            <text:p>-103.288752232641</text:p>
          </table:table-cell>
          <table:table-cell office:value-type="float" office:value="-152.730334130565" calcext:value-type="float">
            <text:p>-152.730334130565</text:p>
          </table:table-cell>
          <table:table-cell office:value-type="float" office:value="-151.792991375088" calcext:value-type="float">
            <text:p>-151.792991375088</text:p>
          </table:table-cell>
          <table:table-cell office:value-type="float" office:value="750" calcext:value-type="float">
            <text:p>750</text:p>
          </table:table-cell>
          <table:table-cell office:value-type="float" office:value="-146.841632943348" calcext:value-type="float">
            <text:p>-146.841632943348</text:p>
          </table:table-cell>
        </table:table-row>
        <table:table-row table:style-name="ro1">
          <table:table-cell office:value-type="string" calcext:value-type="string">
            <text:p>2019-12-02 23:14:39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326885032505" calcext:value-type="float">
            <text:p>73.7326885032505</text:p>
          </table:table-cell>
          <table:table-cell office:value-type="float" office:value="981.636144965579" calcext:value-type="float">
            <text:p>981.636144965579</text:p>
          </table:table-cell>
          <table:table-cell office:value-type="float" office:value="4088750" calcext:value-type="float">
            <text:p>4088750</text:p>
          </table:table-cell>
          <table:table-cell office:value-type="float" office:value="2092724" calcext:value-type="float">
            <text:p>2092724</text:p>
          </table:table-cell>
          <table:table-cell office:value-type="float" office:value="1208703" calcext:value-type="float">
            <text:p>1208703</text:p>
          </table:table-cell>
          <table:table-cell office:value-type="float" office:value="815962" calcext:value-type="float">
            <text:p>815962</text:p>
          </table:table-cell>
          <table:table-cell office:value-type="float" office:value="1003357" calcext:value-type="float">
            <text:p>10033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6167" calcext:value-type="float">
            <text:p>866167</text:p>
          </table:table-cell>
          <table:table-cell office:value-type="float" office:value="219505" calcext:value-type="float">
            <text:p>219505</text:p>
          </table:table-cell>
          <table:table-cell office:value-type="float" office:value="2.43708520377698" calcext:value-type="float">
            <text:p>2.43708520377698</text:p>
          </table:table-cell>
          <table:table-cell office:value-type="float" office:value="1.24736085502635" calcext:value-type="float">
            <text:p>1.24736085502635</text:p>
          </table:table-cell>
          <table:table-cell office:value-type="float" office:value="0.720443215423014" calcext:value-type="float">
            <text:p>0.720443215423014</text:p>
          </table:table-cell>
          <table:table-cell office:value-type="float" office:value="0.486351309579767" calcext:value-type="float">
            <text:p>0.486351309579767</text:p>
          </table:table-cell>
          <table:table-cell office:value-type="float" office:value="0.598047446971827" calcext:value-type="float">
            <text:p>0.598047446971827</text:p>
          </table:table-cell>
          <table:table-cell office:value-type="float" office:value="5" calcext:value-type="float">
            <text:p>5</text:p>
          </table:table-cell>
          <table:table-cell office:value-type="float" office:value="0.516275825056532" calcext:value-type="float">
            <text:p>0.516275825056532</text:p>
          </table:table-cell>
          <table:table-cell office:value-type="float" office:value="0.130835191110991" calcext:value-type="float">
            <text:p>0.130835191110991</text:p>
          </table:table-cell>
          <table:table-cell office:value-type="float" office:value="-105.911356915397" calcext:value-type="float">
            <text:p>-105.911356915397</text:p>
          </table:table-cell>
          <table:table-cell office:value-type="float" office:value="-152.729738084047" calcext:value-type="float">
            <text:p>-152.729738084047</text:p>
          </table:table-cell>
          <table:table-cell office:value-type="float" office:value="-130.390510605635" calcext:value-type="float">
            <text:p>-130.390510605635</text:p>
          </table:table-cell>
          <table:table-cell office:value-type="float" office:value="750" calcext:value-type="float">
            <text:p>750</text:p>
          </table:table-cell>
          <table:table-cell office:value-type="float" office:value="-146.744834988694" calcext:value-type="float">
            <text:p>-146.744834988694</text:p>
          </table:table-cell>
        </table:table-row>
        <table:table-row table:style-name="ro1">
          <table:table-cell office:value-type="string" calcext:value-type="string">
            <text:p>2019-12-02 23:14:40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7174768796494" calcext:value-type="float">
            <text:p>73.7174768796494</text:p>
          </table:table-cell>
          <table:table-cell office:value-type="float" office:value="981.653182198881" calcext:value-type="float">
            <text:p>981.653182198881</text:p>
          </table:table-cell>
          <table:table-cell office:value-type="float" office:value="4090031" calcext:value-type="float">
            <text:p>4090031</text:p>
          </table:table-cell>
          <table:table-cell office:value-type="float" office:value="2111757" calcext:value-type="float">
            <text:p>2111757</text:p>
          </table:table-cell>
          <table:table-cell office:value-type="float" office:value="1193133" calcext:value-type="float">
            <text:p>1193133</text:p>
          </table:table-cell>
          <table:table-cell office:value-type="float" office:value="819243" calcext:value-type="float">
            <text:p>819243</text:p>
          </table:table-cell>
          <table:table-cell office:value-type="float" office:value="1007633" calcext:value-type="float">
            <text:p>10076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4955" calcext:value-type="float">
            <text:p>744955</text:p>
          </table:table-cell>
          <table:table-cell office:value-type="float" office:value="219438" calcext:value-type="float">
            <text:p>219438</text:p>
          </table:table-cell>
          <table:table-cell office:value-type="float" office:value="2.43784873936757" calcext:value-type="float">
            <text:p>2.43784873936757</text:p>
          </table:table-cell>
          <table:table-cell office:value-type="float" office:value="1.25870540841882" calcext:value-type="float">
            <text:p>1.25870540841882</text:p>
          </table:table-cell>
          <table:table-cell office:value-type="float" office:value="0.71116277112517" calcext:value-type="float">
            <text:p>0.71116277112517</text:p>
          </table:table-cell>
          <table:table-cell office:value-type="float" office:value="0.488306938207977" calcext:value-type="float">
            <text:p>0.488306938207977</text:p>
          </table:table-cell>
          <table:table-cell office:value-type="float" office:value="0.600596141886251" calcext:value-type="float">
            <text:p>0.600596141886251</text:p>
          </table:table-cell>
          <table:table-cell office:value-type="float" office:value="5" calcext:value-type="float">
            <text:p>5</text:p>
          </table:table-cell>
          <table:table-cell office:value-type="float" office:value="0.444027834418754" calcext:value-type="float">
            <text:p>0.444027834418754</text:p>
          </table:table-cell>
          <table:table-cell office:value-type="float" office:value="0.130795255994231" calcext:value-type="float">
            <text:p>0.130795255994231</text:p>
          </table:table-cell>
          <table:table-cell office:value-type="float" office:value="-107.767445774966" calcext:value-type="float">
            <text:p>-107.767445774966</text:p>
          </table:table-cell>
          <table:table-cell office:value-type="float" office:value="-152.338612358405" calcext:value-type="float">
            <text:p>-152.338612358405</text:p>
          </table:table-cell>
          <table:table-cell office:value-type="float" office:value="-129.88077162275" calcext:value-type="float">
            <text:p>-129.88077162275</text:p>
          </table:table-cell>
          <table:table-cell office:value-type="float" office:value="750" calcext:value-type="float">
            <text:p>750</text:p>
          </table:table-cell>
          <table:table-cell office:value-type="float" office:value="-161.194433116249" calcext:value-type="float">
            <text:p>-161.194433116249</text:p>
          </table:table-cell>
        </table:table-row>
        <table:table-row table:style-name="ro1">
          <table:table-cell office:value-type="string" calcext:value-type="string">
            <text:p>2019-12-02 23:14:42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6907768174514" calcext:value-type="float">
            <text:p>73.6907768174514</text:p>
          </table:table-cell>
          <table:table-cell office:value-type="float" office:value="981.680649086975" calcext:value-type="float">
            <text:p>981.680649086975</text:p>
          </table:table-cell>
          <table:table-cell office:value-type="float" office:value="4089071" calcext:value-type="float">
            <text:p>4089071</text:p>
          </table:table-cell>
          <table:table-cell office:value-type="float" office:value="2096754" calcext:value-type="float">
            <text:p>2096754</text:p>
          </table:table-cell>
          <table:table-cell office:value-type="float" office:value="1199985" calcext:value-type="float">
            <text:p>1199985</text:p>
          </table:table-cell>
          <table:table-cell office:value-type="float" office:value="815597" calcext:value-type="float">
            <text:p>815597</text:p>
          </table:table-cell>
          <table:table-cell office:value-type="float" office:value="1012955" calcext:value-type="float">
            <text:p>1012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97665" calcext:value-type="float">
            <text:p>697665</text:p>
          </table:table-cell>
          <table:table-cell office:value-type="float" office:value="219574" calcext:value-type="float">
            <text:p>219574</text:p>
          </table:table-cell>
          <table:table-cell office:value-type="float" office:value="2.43727653470952" calcext:value-type="float">
            <text:p>2.43727653470952</text:p>
          </table:table-cell>
          <table:table-cell office:value-type="float" office:value="1.24976292249714" calcext:value-type="float">
            <text:p>1.24976292249714</text:p>
          </table:table-cell>
          <table:table-cell office:value-type="float" office:value="0.715246881872044" calcext:value-type="float">
            <text:p>0.715246881872044</text:p>
          </table:table-cell>
          <table:table-cell office:value-type="float" office:value="0.486133752600402" calcext:value-type="float">
            <text:p>0.486133752600402</text:p>
          </table:table-cell>
          <table:table-cell office:value-type="float" office:value="0.603768301459348" calcext:value-type="float">
            <text:p>0.603768301459348</text:p>
          </table:table-cell>
          <table:table-cell office:value-type="float" office:value="5" calcext:value-type="float">
            <text:p>5</text:p>
          </table:table-cell>
          <table:table-cell office:value-type="float" office:value="0.415840794544315" calcext:value-type="float">
            <text:p>0.415840794544315</text:p>
          </table:table-cell>
          <table:table-cell office:value-type="float" office:value="0.130876318320789" calcext:value-type="float">
            <text:p>0.130876318320789</text:p>
          </table:table-cell>
          <table:table-cell office:value-type="float" office:value="-106.950623625591" calcext:value-type="float">
            <text:p>-106.950623625591</text:p>
          </table:table-cell>
          <table:table-cell office:value-type="float" office:value="-152.77324947992" calcext:value-type="float">
            <text:p>-152.77324947992</text:p>
          </table:table-cell>
          <table:table-cell office:value-type="float" office:value="-129.24633970813" calcext:value-type="float">
            <text:p>-129.24633970813</text:p>
          </table:table-cell>
          <table:table-cell office:value-type="float" office:value="750" calcext:value-type="float">
            <text:p>750</text:p>
          </table:table-cell>
          <table:table-cell office:value-type="float" office:value="-166.831841091137" calcext:value-type="float">
            <text:p>-166.831841091137</text:p>
          </table:table-cell>
        </table:table-row>
        <table:table-row table:style-name="ro1">
          <table:table-cell office:value-type="string" calcext:value-type="string">
            <text:p>2019-12-02 23:14:43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6792896177803" calcext:value-type="float">
            <text:p>73.6792896177803</text:p>
          </table:table-cell>
          <table:table-cell office:value-type="float" office:value="981.66361139607" calcext:value-type="float">
            <text:p>981.66361139607</text:p>
          </table:table-cell>
          <table:table-cell office:value-type="float" office:value="4089426" calcext:value-type="float">
            <text:p>4089426</text:p>
          </table:table-cell>
          <table:table-cell office:value-type="float" office:value="2086220" calcext:value-type="float">
            <text:p>2086220</text:p>
          </table:table-cell>
          <table:table-cell office:value-type="float" office:value="1387092" calcext:value-type="float">
            <text:p>1387092</text:p>
          </table:table-cell>
          <table:table-cell office:value-type="float" office:value="811136" calcext:value-type="float">
            <text:p>811136</text:p>
          </table:table-cell>
          <table:table-cell office:value-type="float" office:value="1019327" calcext:value-type="float">
            <text:p>1019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6043" calcext:value-type="float">
            <text:p>886043</text:p>
          </table:table-cell>
          <table:table-cell office:value-type="float" office:value="219508" calcext:value-type="float">
            <text:p>219508</text:p>
          </table:table-cell>
          <table:table-cell office:value-type="float" office:value="2.43748813122369" calcext:value-type="float">
            <text:p>2.43748813122369</text:p>
          </table:table-cell>
          <table:table-cell office:value-type="float" office:value="1.24348416846802" calcext:value-type="float">
            <text:p>1.24348416846802</text:p>
          </table:table-cell>
          <table:table-cell office:value-type="float" office:value="0.826771357866687" calcext:value-type="float">
            <text:p>0.826771357866687</text:p>
          </table:table-cell>
          <table:table-cell office:value-type="float" office:value="0.483474789079999" calcext:value-type="float">
            <text:p>0.483474789079999</text:p>
          </table:table-cell>
          <table:table-cell office:value-type="float" office:value="0.607566309877194" calcext:value-type="float">
            <text:p>0.607566309877194</text:p>
          </table:table-cell>
          <table:table-cell office:value-type="float" office:value="5" calcext:value-type="float">
            <text:p>5</text:p>
          </table:table-cell>
          <table:table-cell office:value-type="float" office:value="0.528122845664364" calcext:value-type="float">
            <text:p>0.528122845664364</text:p>
          </table:table-cell>
          <table:table-cell office:value-type="float" office:value="0.130836979250548" calcext:value-type="float">
            <text:p>0.130836979250548</text:p>
          </table:table-cell>
          <table:table-cell office:value-type="float" office:value="-84.6457284266625" calcext:value-type="float">
            <text:p>-84.6457284266625</text:p>
          </table:table-cell>
          <table:table-cell office:value-type="float" office:value="-153.305042184" calcext:value-type="float">
            <text:p>-153.305042184</text:p>
          </table:table-cell>
          <table:table-cell office:value-type="float" office:value="-128.486738024561" calcext:value-type="float">
            <text:p>-128.486738024561</text:p>
          </table:table-cell>
          <table:table-cell office:value-type="float" office:value="750" calcext:value-type="float">
            <text:p>750</text:p>
          </table:table-cell>
          <table:table-cell office:value-type="float" office:value="-144.375430867127" calcext:value-type="float">
            <text:p>-144.375430867127</text:p>
          </table:table-cell>
        </table:table-row>
        <table:table-row table:style-name="ro1">
          <table:table-cell office:value-type="string" calcext:value-type="string">
            <text:p>2019-12-02 23:14:44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64724987767" calcext:value-type="float">
            <text:p>73.64724987767</text:p>
          </table:table-cell>
          <table:table-cell office:value-type="float" office:value="981.636144965579" calcext:value-type="float">
            <text:p>981.636144965579</text:p>
          </table:table-cell>
          <table:table-cell office:value-type="float" office:value="4089409" calcext:value-type="float">
            <text:p>4089409</text:p>
          </table:table-cell>
          <table:table-cell office:value-type="float" office:value="2092841" calcext:value-type="float">
            <text:p>2092841</text:p>
          </table:table-cell>
          <table:table-cell office:value-type="float" office:value="1870291" calcext:value-type="float">
            <text:p>1870291</text:p>
          </table:table-cell>
          <table:table-cell office:value-type="float" office:value="815661" calcext:value-type="float">
            <text:p>815661</text:p>
          </table:table-cell>
          <table:table-cell office:value-type="float" office:value="1026377" calcext:value-type="float">
            <text:p>10263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2716" calcext:value-type="float">
            <text:p>892716</text:p>
          </table:table-cell>
          <table:table-cell office:value-type="float" office:value="219392" calcext:value-type="float">
            <text:p>219392</text:p>
          </table:table-cell>
          <table:table-cell office:value-type="float" office:value="2.43747799843287" calcext:value-type="float">
            <text:p>2.43747799843287</text:p>
          </table:table-cell>
          <table:table-cell office:value-type="float" office:value="1.24743059246905" calcext:value-type="float">
            <text:p>1.24743059246905</text:p>
          </table:table-cell>
          <table:table-cell office:value-type="float" office:value="1.11478043970829" calcext:value-type="float">
            <text:p>1.11478043970829</text:p>
          </table:table-cell>
          <table:table-cell office:value-type="float" office:value="0.486171899577606" calcext:value-type="float">
            <text:p>0.486171899577606</text:p>
          </table:table-cell>
          <table:table-cell office:value-type="float" office:value="0.611768437834792" calcext:value-type="float">
            <text:p>0.611768437834792</text:p>
          </table:table-cell>
          <table:table-cell office:value-type="float" office:value="5" calcext:value-type="float">
            <text:p>5</text:p>
          </table:table-cell>
          <table:table-cell office:value-type="float" office:value="0.532100264084371" calcext:value-type="float">
            <text:p>0.532100264084371</text:p>
          </table:table-cell>
          <table:table-cell office:value-type="float" office:value="0.130767837854366" calcext:value-type="float">
            <text:p>0.130767837854366</text:p>
          </table:table-cell>
          <table:table-cell office:value-type="float" office:value="-27.043912058343" calcext:value-type="float">
            <text:p>-27.043912058343</text:p>
          </table:table-cell>
          <table:table-cell office:value-type="float" office:value="-152.765620084479" calcext:value-type="float">
            <text:p>-152.765620084479</text:p>
          </table:table-cell>
          <table:table-cell office:value-type="float" office:value="-127.646312433042" calcext:value-type="float">
            <text:p>-127.646312433042</text:p>
          </table:table-cell>
          <table:table-cell office:value-type="float" office:value="750" calcext:value-type="float">
            <text:p>750</text:p>
          </table:table-cell>
          <table:table-cell office:value-type="float" office:value="-143.579947183126" calcext:value-type="float">
            <text:p>-143.579947183126</text:p>
          </table:table-cell>
        </table:table-row>
        <table:table-row table:style-name="ro1">
          <table:table-cell office:value-type="string" calcext:value-type="string">
            <text:p>2019-12-02 23:14:45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930443901928" calcext:value-type="float">
            <text:p>73.5930443901928</text:p>
          </table:table-cell>
          <table:table-cell office:value-type="float" office:value="981.591641928548" calcext:value-type="float">
            <text:p>981.591641928548</text:p>
          </table:table-cell>
          <table:table-cell office:value-type="float" office:value="4088497" calcext:value-type="float">
            <text:p>4088497</text:p>
          </table:table-cell>
          <table:table-cell office:value-type="float" office:value="2113353" calcext:value-type="float">
            <text:p>2113353</text:p>
          </table:table-cell>
          <table:table-cell office:value-type="float" office:value="1988184" calcext:value-type="float">
            <text:p>1988184</text:p>
          </table:table-cell>
          <table:table-cell office:value-type="float" office:value="815899" calcext:value-type="float">
            <text:p>815899</text:p>
          </table:table-cell>
          <table:table-cell office:value-type="float" office:value="1034575" calcext:value-type="float">
            <text:p>1034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7679" calcext:value-type="float">
            <text:p>897679</text:p>
          </table:table-cell>
          <table:table-cell office:value-type="float" office:value="219309" calcext:value-type="float">
            <text:p>219309</text:p>
          </table:table-cell>
          <table:table-cell office:value-type="float" office:value="2.43693440400772" calcext:value-type="float">
            <text:p>2.43693440400772</text:p>
          </table:table-cell>
          <table:table-cell office:value-type="float" office:value="1.25965669866284" calcext:value-type="float">
            <text:p>1.25965669866284</text:p>
          </table:table-cell>
          <table:table-cell office:value-type="float" office:value="1.18505015195014" calcext:value-type="float">
            <text:p>1.18505015195014</text:p>
          </table:table-cell>
          <table:table-cell office:value-type="float" office:value="0.486313758649082" calcext:value-type="float">
            <text:p>0.486313758649082</text:p>
          </table:table-cell>
          <table:table-cell office:value-type="float" office:value="0.616654827195981" calcext:value-type="float">
            <text:p>0.616654827195981</text:p>
          </table:table-cell>
          <table:table-cell office:value-type="float" office:value="5" calcext:value-type="float">
            <text:p>5</text:p>
          </table:table-cell>
          <table:table-cell office:value-type="float" office:value="0.535058442957216" calcext:value-type="float">
            <text:p>0.535058442957216</text:p>
          </table:table-cell>
          <table:table-cell office:value-type="float" office:value="0.130718365993305" calcext:value-type="float">
            <text:p>0.130718365993305</text:p>
          </table:table-cell>
          <table:table-cell office:value-type="float" office:value="-12.9899696099722" calcext:value-type="float">
            <text:p>-12.9899696099722</text:p>
          </table:table-cell>
          <table:table-cell office:value-type="float" office:value="-152.737248270184" calcext:value-type="float">
            <text:p>-152.737248270184</text:p>
          </table:table-cell>
          <table:table-cell office:value-type="float" office:value="-126.669034560804" calcext:value-type="float">
            <text:p>-126.669034560804</text:p>
          </table:table-cell>
          <table:table-cell office:value-type="float" office:value="750" calcext:value-type="float">
            <text:p>750</text:p>
          </table:table-cell>
          <table:table-cell office:value-type="float" office:value="-142.988311408557" calcext:value-type="float">
            <text:p>-142.988311408557</text:p>
          </table:table-cell>
        </table:table-row>
        <table:table-row table:style-name="ro1">
          <table:table-cell office:value-type="string" calcext:value-type="string">
            <text:p>2019-12-02 23:14:47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5823644776241" calcext:value-type="float">
            <text:p>73.5823644776241</text:p>
          </table:table-cell>
          <table:table-cell office:value-type="float" office:value="981.674039847224" calcext:value-type="float">
            <text:p>981.674039847224</text:p>
          </table:table-cell>
          <table:table-cell office:value-type="float" office:value="4088402" calcext:value-type="float">
            <text:p>4088402</text:p>
          </table:table-cell>
          <table:table-cell office:value-type="float" office:value="2105599" calcext:value-type="float">
            <text:p>2105599</text:p>
          </table:table-cell>
          <table:table-cell office:value-type="float" office:value="2055565" calcext:value-type="float">
            <text:p>2055565</text:p>
          </table:table-cell>
          <table:table-cell office:value-type="float" office:value="817254" calcext:value-type="float">
            <text:p>817254</text:p>
          </table:table-cell>
          <table:table-cell office:value-type="float" office:value="1043394" calcext:value-type="float">
            <text:p>10433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6055" calcext:value-type="float">
            <text:p>896055</text:p>
          </table:table-cell>
          <table:table-cell office:value-type="float" office:value="219351" calcext:value-type="float">
            <text:p>219351</text:p>
          </table:table-cell>
          <table:table-cell office:value-type="float" office:value="2.43687777958843" calcext:value-type="float">
            <text:p>2.43687777958843</text:p>
          </table:table-cell>
          <table:table-cell office:value-type="float" office:value="1.255034953956" calcext:value-type="float">
            <text:p>1.255034953956</text:p>
          </table:table-cell>
          <table:table-cell office:value-type="float" office:value="1.22521236243395" calcext:value-type="float">
            <text:p>1.22521236243395</text:p>
          </table:table-cell>
          <table:table-cell office:value-type="float" office:value="0.487121401682067" calcext:value-type="float">
            <text:p>0.487121401682067</text:p>
          </table:table-cell>
          <table:table-cell office:value-type="float" office:value="0.621911361445351" calcext:value-type="float">
            <text:p>0.621911361445351</text:p>
          </table:table-cell>
          <table:table-cell office:value-type="float" office:value="5" calcext:value-type="float">
            <text:p>5</text:p>
          </table:table-cell>
          <table:table-cell office:value-type="float" office:value="0.534090463410671" calcext:value-type="float">
            <text:p>0.534090463410671</text:p>
          </table:table-cell>
          <table:table-cell office:value-type="float" office:value="0.130743399947095" calcext:value-type="float">
            <text:p>0.130743399947095</text:p>
          </table:table-cell>
          <table:table-cell office:value-type="float" office:value="-4.9575275132093" calcext:value-type="float">
            <text:p>-4.9575275132093</text:p>
          </table:table-cell>
          <table:table-cell office:value-type="float" office:value="-152.575719663587" calcext:value-type="float">
            <text:p>-152.575719663587</text:p>
          </table:table-cell>
          <table:table-cell office:value-type="float" office:value="-125.61772771093" calcext:value-type="float">
            <text:p>-125.61772771093</text:p>
          </table:table-cell>
          <table:table-cell office:value-type="float" office:value="750" calcext:value-type="float">
            <text:p>750</text:p>
          </table:table-cell>
          <table:table-cell office:value-type="float" office:value="-143.181907317866" calcext:value-type="float">
            <text:p>-143.181907317866</text:p>
          </table:table-cell>
        </table:table-row>
        <table:table-row table:style-name="ro1">
          <table:table-cell office:value-type="string" calcext:value-type="string">
            <text:p>2019-12-02 23:14:48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5326964882582" calcext:value-type="float">
            <text:p>73.5326964882582</text:p>
          </table:table-cell>
          <table:table-cell office:value-type="float" office:value="981.667429388692" calcext:value-type="float">
            <text:p>981.667429388692</text:p>
          </table:table-cell>
          <table:table-cell office:value-type="float" office:value="4089806" calcext:value-type="float">
            <text:p>4089806</text:p>
          </table:table-cell>
          <table:table-cell office:value-type="float" office:value="2120378" calcext:value-type="float">
            <text:p>2120378</text:p>
          </table:table-cell>
          <table:table-cell office:value-type="float" office:value="2100287" calcext:value-type="float">
            <text:p>2100287</text:p>
          </table:table-cell>
          <table:table-cell office:value-type="float" office:value="817972" calcext:value-type="float">
            <text:p>817972</text:p>
          </table:table-cell>
          <table:table-cell office:value-type="float" office:value="1054703" calcext:value-type="float">
            <text:p>10547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5317" calcext:value-type="float">
            <text:p>895317</text:p>
          </table:table-cell>
          <table:table-cell office:value-type="float" office:value="219200" calcext:value-type="float">
            <text:p>219200</text:p>
          </table:table-cell>
          <table:table-cell office:value-type="float" office:value="2.43771462890084" calcext:value-type="float">
            <text:p>2.43771462890084</text:p>
          </table:table-cell>
          <table:table-cell office:value-type="float" office:value="1.26384392545747" calcext:value-type="float">
            <text:p>1.26384392545747</text:p>
          </table:table-cell>
          <table:table-cell office:value-type="float" office:value="1.25186875484809" calcext:value-type="float">
            <text:p>1.25186875484809</text:p>
          </table:table-cell>
          <table:table-cell office:value-type="float" office:value="0.487549363082571" calcext:value-type="float">
            <text:p>0.487549363082571</text:p>
          </table:table-cell>
          <table:table-cell office:value-type="float" office:value="0.628652051526553" calcext:value-type="float">
            <text:p>0.628652051526553</text:p>
          </table:table-cell>
          <table:table-cell office:value-type="float" office:value="5" calcext:value-type="float">
            <text:p>5</text:p>
          </table:table-cell>
          <table:table-cell office:value-type="float" office:value="0.533650581079791" calcext:value-type="float">
            <text:p>0.533650581079791</text:p>
          </table:table-cell>
          <table:table-cell office:value-type="float" office:value="0.130653396922755" calcext:value-type="float">
            <text:p>0.130653396922755</text:p>
          </table:table-cell>
          <table:table-cell office:value-type="float" office:value="0.373750969618669" calcext:value-type="float">
            <text:p>0.373750969618669</text:p>
          </table:table-cell>
          <table:table-cell office:value-type="float" office:value="-152.490127383486" calcext:value-type="float">
            <text:p>-152.490127383486</text:p>
          </table:table-cell>
          <table:table-cell office:value-type="float" office:value="-124.269589694689" calcext:value-type="float">
            <text:p>-124.269589694689</text:p>
          </table:table-cell>
          <table:table-cell office:value-type="float" office:value="750" calcext:value-type="float">
            <text:p>750</text:p>
          </table:table-cell>
          <table:table-cell office:value-type="float" office:value="-143.269883784042" calcext:value-type="float">
            <text:p>-143.269883784042</text:p>
          </table:table-cell>
        </table:table-row>
        <table:table-row table:style-name="ro1">
          <table:table-cell office:value-type="string" calcext:value-type="string">
            <text:p>2019-12-02 23:14:49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5372321284566" calcext:value-type="float">
            <text:p>73.5372321284566</text:p>
          </table:table-cell>
          <table:table-cell office:value-type="float" office:value="981.650391372534" calcext:value-type="float">
            <text:p>981.650391372534</text:p>
          </table:table-cell>
          <table:table-cell office:value-type="float" office:value="4089213" calcext:value-type="float">
            <text:p>4089213</text:p>
          </table:table-cell>
          <table:table-cell office:value-type="float" office:value="2119502" calcext:value-type="float">
            <text:p>2119502</text:p>
          </table:table-cell>
          <table:table-cell office:value-type="float" office:value="2136108" calcext:value-type="float">
            <text:p>2136108</text:p>
          </table:table-cell>
          <table:table-cell office:value-type="float" office:value="817665" calcext:value-type="float">
            <text:p>817665</text:p>
          </table:table-cell>
          <table:table-cell office:value-type="float" office:value="1063740" calcext:value-type="float">
            <text:p>10637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8604" calcext:value-type="float">
            <text:p>898604</text:p>
          </table:table-cell>
          <table:table-cell office:value-type="float" office:value="219169" calcext:value-type="float">
            <text:p>219169</text:p>
          </table:table-cell>
          <table:table-cell office:value-type="float" office:value="2.43736117331519" calcext:value-type="float">
            <text:p>2.43736117331519</text:p>
          </table:table-cell>
          <table:table-cell office:value-type="float" office:value="1.26332178870699" calcext:value-type="float">
            <text:p>1.26332178870699</text:p>
          </table:table-cell>
          <table:table-cell office:value-type="float" office:value="1.27321973719832" calcext:value-type="float">
            <text:p>1.27321973719832</text:p>
          </table:table-cell>
          <table:table-cell office:value-type="float" office:value="0.487366376801297" calcext:value-type="float">
            <text:p>0.487366376801297</text:p>
          </table:table-cell>
          <table:table-cell office:value-type="float" office:value="0.634038523917022" calcext:value-type="float">
            <text:p>0.634038523917022</text:p>
          </table:table-cell>
          <table:table-cell office:value-type="float" office:value="5" calcext:value-type="float">
            <text:p>5</text:p>
          </table:table-cell>
          <table:table-cell office:value-type="float" office:value="0.535609785987113" calcext:value-type="float">
            <text:p>0.535609785987113</text:p>
          </table:table-cell>
          <table:table-cell office:value-type="float" office:value="0.130634919480672" calcext:value-type="float">
            <text:p>0.130634919480672</text:p>
          </table:table-cell>
          <table:table-cell office:value-type="float" office:value="4.64394743966428" calcext:value-type="float">
            <text:p>4.64394743966428</text:p>
          </table:table-cell>
          <table:table-cell office:value-type="float" office:value="-152.526724639741" calcext:value-type="float">
            <text:p>-152.526724639741</text:p>
          </table:table-cell>
          <table:table-cell office:value-type="float" office:value="-123.192295216596" calcext:value-type="float">
            <text:p>-123.192295216596</text:p>
          </table:table-cell>
          <table:table-cell office:value-type="float" office:value="750" calcext:value-type="float">
            <text:p>750</text:p>
          </table:table-cell>
          <table:table-cell office:value-type="float" office:value="-142.878042802577" calcext:value-type="float">
            <text:p>-142.878042802577</text:p>
          </table:table-cell>
        </table:table-row>
        <table:table-row table:style-name="ro1">
          <table:table-cell office:value-type="string" calcext:value-type="string">
            <text:p>2019-12-02 23:14:51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5372321284566" calcext:value-type="float">
            <text:p>73.5372321284566</text:p>
          </table:table-cell>
          <table:table-cell office:value-type="float" office:value="981.595462107203" calcext:value-type="float">
            <text:p>981.595462107203</text:p>
          </table:table-cell>
          <table:table-cell office:value-type="float" office:value="4089133" calcext:value-type="float">
            <text:p>4089133</text:p>
          </table:table-cell>
          <table:table-cell office:value-type="float" office:value="2105512" calcext:value-type="float">
            <text:p>2105512</text:p>
          </table:table-cell>
          <table:table-cell office:value-type="float" office:value="2162330" calcext:value-type="float">
            <text:p>2162330</text:p>
          </table:table-cell>
          <table:table-cell office:value-type="float" office:value="817448" calcext:value-type="float">
            <text:p>817448</text:p>
          </table:table-cell>
          <table:table-cell office:value-type="float" office:value="1071457" calcext:value-type="float">
            <text:p>10714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2977" calcext:value-type="float">
            <text:p>902977</text:p>
          </table:table-cell>
          <table:table-cell office:value-type="float" office:value="219061" calcext:value-type="float">
            <text:p>219061</text:p>
          </table:table-cell>
          <table:table-cell office:value-type="float" office:value="2.43731348959368" calcext:value-type="float">
            <text:p>2.43731348959368</text:p>
          </table:table-cell>
          <table:table-cell office:value-type="float" office:value="1.25498309790887" calcext:value-type="float">
            <text:p>1.25498309790887</text:p>
          </table:table-cell>
          <table:table-cell office:value-type="float" office:value="1.28884926901451" calcext:value-type="float">
            <text:p>1.28884926901451</text:p>
          </table:table-cell>
          <table:table-cell office:value-type="float" office:value="0.487237034706716" calcext:value-type="float">
            <text:p>0.487237034706716</text:p>
          </table:table-cell>
          <table:table-cell office:value-type="float" office:value="0.638638214902665" calcext:value-type="float">
            <text:p>0.638638214902665</text:p>
          </table:table-cell>
          <table:table-cell office:value-type="float" office:value="5" calcext:value-type="float">
            <text:p>5</text:p>
          </table:table-cell>
          <table:table-cell office:value-type="float" office:value="0.538216297413861" calcext:value-type="float">
            <text:p>0.538216297413861</text:p>
          </table:table-cell>
          <table:table-cell office:value-type="float" office:value="0.130570546456641" calcext:value-type="float">
            <text:p>0.130570546456641</text:p>
          </table:table-cell>
          <table:table-cell office:value-type="float" office:value="7.76985380290194" calcext:value-type="float">
            <text:p>7.76985380290194</text:p>
          </table:table-cell>
          <table:table-cell office:value-type="float" office:value="-152.552593058657" calcext:value-type="float">
            <text:p>-152.552593058657</text:p>
          </table:table-cell>
          <table:table-cell office:value-type="float" office:value="-122.272357019467" calcext:value-type="float">
            <text:p>-122.272357019467</text:p>
          </table:table-cell>
          <table:table-cell office:value-type="float" office:value="750" calcext:value-type="float">
            <text:p>750</text:p>
          </table:table-cell>
          <table:table-cell office:value-type="float" office:value="-142.356740517228" calcext:value-type="float">
            <text:p>-142.356740517228</text:p>
          </table:table-cell>
        </table:table-row>
        <table:table-row table:style-name="ro1">
          <table:table-cell office:value-type="string" calcext:value-type="string">
            <text:p>2019-12-02 23:14:52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5364279324536" calcext:value-type="float">
            <text:p>73.5364279324536</text:p>
          </table:table-cell>
          <table:table-cell office:value-type="float" office:value="981.605889317977" calcext:value-type="float">
            <text:p>981.605889317977</text:p>
          </table:table-cell>
          <table:table-cell office:value-type="float" office:value="4089387" calcext:value-type="float">
            <text:p>4089387</text:p>
          </table:table-cell>
          <table:table-cell office:value-type="float" office:value="2100895" calcext:value-type="float">
            <text:p>2100895</text:p>
          </table:table-cell>
          <table:table-cell office:value-type="float" office:value="2172635" calcext:value-type="float">
            <text:p>2172635</text:p>
          </table:table-cell>
          <table:table-cell office:value-type="float" office:value="817222" calcext:value-type="float">
            <text:p>817222</text:p>
          </table:table-cell>
          <table:table-cell office:value-type="float" office:value="1078628" calcext:value-type="float">
            <text:p>10786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6433" calcext:value-type="float">
            <text:p>906433</text:p>
          </table:table-cell>
          <table:table-cell office:value-type="float" office:value="218978" calcext:value-type="float">
            <text:p>218978</text:p>
          </table:table-cell>
          <table:table-cell office:value-type="float" office:value="2.43746488540946" calcext:value-type="float">
            <text:p>2.43746488540946</text:p>
          </table:table-cell>
          <table:table-cell office:value-type="float" office:value="1.25223115113153" calcext:value-type="float">
            <text:p>1.25223115113153</text:p>
          </table:table-cell>
          <table:table-cell office:value-type="float" office:value="1.29499152839083" calcext:value-type="float">
            <text:p>1.29499152839083</text:p>
          </table:table-cell>
          <table:table-cell office:value-type="float" office:value="0.487102328193465" calcext:value-type="float">
            <text:p>0.487102328193465</text:p>
          </table:table-cell>
          <table:table-cell office:value-type="float" office:value="0.642912464489038" calcext:value-type="float">
            <text:p>0.642912464489038</text:p>
          </table:table-cell>
          <table:table-cell office:value-type="float" office:value="5" calcext:value-type="float">
            <text:p>5</text:p>
          </table:table-cell>
          <table:table-cell office:value-type="float" office:value="0.540276234182863" calcext:value-type="float">
            <text:p>0.540276234182863</text:p>
          </table:table-cell>
          <table:table-cell office:value-type="float" office:value="0.130521074595579" calcext:value-type="float">
            <text:p>0.130521074595579</text:p>
          </table:table-cell>
          <table:table-cell office:value-type="float" office:value="8.99830567816564" calcext:value-type="float">
            <text:p>8.99830567816564</text:p>
          </table:table-cell>
          <table:table-cell office:value-type="float" office:value="-152.579534361307" calcext:value-type="float">
            <text:p>-152.579534361307</text:p>
          </table:table-cell>
          <table:table-cell office:value-type="float" office:value="-121.417507102192" calcext:value-type="float">
            <text:p>-121.417507102192</text:p>
          </table:table-cell>
          <table:table-cell office:value-type="float" office:value="750" calcext:value-type="float">
            <text:p>750</text:p>
          </table:table-cell>
          <table:table-cell office:value-type="float" office:value="-141.944753163428" calcext:value-type="float">
            <text:p>-141.944753163428</text:p>
          </table:table-cell>
        </table:table-row>
        <table:table-row table:style-name="ro1">
          <table:table-cell office:value-type="string" calcext:value-type="string">
            <text:p>2019-12-02 23:14:53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5561766176852" calcext:value-type="float">
            <text:p>73.5561766176852</text:p>
          </table:table-cell>
          <table:table-cell office:value-type="float" office:value="981.654204815912" calcext:value-type="float">
            <text:p>981.654204815912</text:p>
          </table:table-cell>
          <table:table-cell office:value-type="float" office:value="4088275" calcext:value-type="float">
            <text:p>4088275</text:p>
          </table:table-cell>
          <table:table-cell office:value-type="float" office:value="2118097" calcext:value-type="float">
            <text:p>2118097</text:p>
          </table:table-cell>
          <table:table-cell office:value-type="float" office:value="2162372" calcext:value-type="float">
            <text:p>2162372</text:p>
          </table:table-cell>
          <table:table-cell office:value-type="float" office:value="817384" calcext:value-type="float">
            <text:p>817384</text:p>
          </table:table-cell>
          <table:table-cell office:value-type="float" office:value="1085138" calcext:value-type="float">
            <text:p>10851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9553" calcext:value-type="float">
            <text:p>909553</text:p>
          </table:table-cell>
          <table:table-cell office:value-type="float" office:value="218818" calcext:value-type="float">
            <text:p>218818</text:p>
          </table:table-cell>
          <table:table-cell office:value-type="float" office:value="2.43680208168055" calcext:value-type="float">
            <text:p>2.43680208168055</text:p>
          </table:table-cell>
          <table:table-cell office:value-type="float" office:value="1.26248434334807" calcext:value-type="float">
            <text:p>1.26248434334807</text:p>
          </table:table-cell>
          <table:table-cell office:value-type="float" office:value="1.2888743029683" calcext:value-type="float">
            <text:p>1.2888743029683</text:p>
          </table:table-cell>
          <table:table-cell office:value-type="float" office:value="0.487198887729512" calcext:value-type="float">
            <text:p>0.487198887729512</text:p>
          </table:table-cell>
          <table:table-cell office:value-type="float" office:value="0.64679272732648" calcext:value-type="float">
            <text:p>0.64679272732648</text:p>
          </table:table-cell>
          <table:table-cell office:value-type="float" office:value="5" calcext:value-type="float">
            <text:p>5</text:p>
          </table:table-cell>
          <table:table-cell office:value-type="float" office:value="0.542135899321544" calcext:value-type="float">
            <text:p>0.542135899321544</text:p>
          </table:table-cell>
          <table:table-cell office:value-type="float" office:value="0.13042570715257" calcext:value-type="float">
            <text:p>0.13042570715257</text:p>
          </table:table-cell>
          <table:table-cell office:value-type="float" office:value="7.77486059365993" calcext:value-type="float">
            <text:p>7.77486059365993</text:p>
          </table:table-cell>
          <table:table-cell office:value-type="float" office:value="-152.560222454098" calcext:value-type="float">
            <text:p>-152.560222454098</text:p>
          </table:table-cell>
          <table:table-cell office:value-type="float" office:value="-120.641454534704" calcext:value-type="float">
            <text:p>-120.641454534704</text:p>
          </table:table-cell>
          <table:table-cell office:value-type="float" office:value="750" calcext:value-type="float">
            <text:p>750</text:p>
          </table:table-cell>
          <table:table-cell office:value-type="float" office:value="-141.572820135691" calcext:value-type="float">
            <text:p>-141.572820135691</text:p>
          </table:table-cell>
        </table:table-row>
        <table:table-row table:style-name="ro1">
          <table:table-cell office:value-type="string" calcext:value-type="string">
            <text:p>2019-12-02 23:14:54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3.5607109853106" calcext:value-type="float">
            <text:p>73.5607109853106</text:p>
          </table:table-cell>
          <table:table-cell office:value-type="float" office:value="981.609703618221" calcext:value-type="float">
            <text:p>981.609703618221</text:p>
          </table:table-cell>
          <table:table-cell office:value-type="float" office:value="4088128" calcext:value-type="float">
            <text:p>4088128</text:p>
          </table:table-cell>
          <table:table-cell office:value-type="float" office:value="2116744" calcext:value-type="float">
            <text:p>2116744</text:p>
          </table:table-cell>
          <table:table-cell office:value-type="float" office:value="2171304" calcext:value-type="float">
            <text:p>2171304</text:p>
          </table:table-cell>
          <table:table-cell office:value-type="float" office:value="818407" calcext:value-type="float">
            <text:p>818407</text:p>
          </table:table-cell>
          <table:table-cell office:value-type="float" office:value="1092583" calcext:value-type="float">
            <text:p>10925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7864" calcext:value-type="float">
            <text:p>907864</text:p>
          </table:table-cell>
          <table:table-cell office:value-type="float" office:value="218790" calcext:value-type="float">
            <text:p>218790</text:p>
          </table:table-cell>
          <table:table-cell office:value-type="float" office:value="2.43671446284228" calcext:value-type="float">
            <text:p>2.43671446284228</text:p>
          </table:table-cell>
          <table:table-cell office:value-type="float" office:value="1.26167789240812" calcext:value-type="float">
            <text:p>1.26167789240812</text:p>
          </table:table-cell>
          <table:table-cell office:value-type="float" office:value="1.29419819047429" calcext:value-type="float">
            <text:p>1.29419819047429</text:p>
          </table:table-cell>
          <table:table-cell office:value-type="float" office:value="0.487808643318253" calcext:value-type="float">
            <text:p>0.487808643318253</text:p>
          </table:table-cell>
          <table:table-cell office:value-type="float" office:value="0.651230293659007" calcext:value-type="float">
            <text:p>0.651230293659007</text:p>
          </table:table-cell>
          <table:table-cell office:value-type="float" office:value="5" calcext:value-type="float">
            <text:p>5</text:p>
          </table:table-cell>
          <table:table-cell office:value-type="float" office:value="0.541129176751277" calcext:value-type="float">
            <text:p>0.541129176751277</text:p>
          </table:table-cell>
          <table:table-cell office:value-type="float" office:value="0.130409017850044" calcext:value-type="float">
            <text:p>0.130409017850044</text:p>
          </table:table-cell>
          <table:table-cell office:value-type="float" office:value="8.8396380948589" calcext:value-type="float">
            <text:p>8.8396380948589</text:p>
          </table:table-cell>
          <table:table-cell office:value-type="float" office:value="-152.438271336349" calcext:value-type="float">
            <text:p>-152.438271336349</text:p>
          </table:table-cell>
          <table:table-cell office:value-type="float" office:value="-119.753941268199" calcext:value-type="float">
            <text:p>-119.753941268199</text:p>
          </table:table-cell>
          <table:table-cell office:value-type="float" office:value="750" calcext:value-type="float">
            <text:p>750</text:p>
          </table:table-cell>
          <table:table-cell office:value-type="float" office:value="-141.774164649745" calcext:value-type="float">
            <text:p>-141.774164649745</text:p>
          </table:table-cell>
        </table:table-row>
        <table:table-row table:style-name="ro1">
          <table:table-cell office:value-type="string" calcext:value-type="string">
            <text:p>2019-12-02 23:14:56</text:p>
          </table:table-cell>
          <table:table-cell office:value-type="float" office:value="24.3668593649054" calcext:value-type="float">
            <text:p>24.3668593649054</text:p>
          </table:table-cell>
          <table:table-cell office:value-type="float" office:value="73.5705840872677" calcext:value-type="float">
            <text:p>73.5705840872677</text:p>
          </table:table-cell>
          <table:table-cell office:value-type="float" office:value="981.62012828128" calcext:value-type="float">
            <text:p>981.62012828128</text:p>
          </table:table-cell>
          <table:table-cell office:value-type="float" office:value="4088802" calcext:value-type="float">
            <text:p>4088802</text:p>
          </table:table-cell>
          <table:table-cell office:value-type="float" office:value="2119600" calcext:value-type="float">
            <text:p>2119600</text:p>
          </table:table-cell>
          <table:table-cell office:value-type="float" office:value="2180656" calcext:value-type="float">
            <text:p>2180656</text:p>
          </table:table-cell>
          <table:table-cell office:value-type="float" office:value="819008" calcext:value-type="float">
            <text:p>819008</text:p>
          </table:table-cell>
          <table:table-cell office:value-type="float" office:value="1102996" calcext:value-type="float">
            <text:p>11029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6536" calcext:value-type="float">
            <text:p>906536</text:p>
          </table:table-cell>
          <table:table-cell office:value-type="float" office:value="218826" calcext:value-type="float">
            <text:p>218826</text:p>
          </table:table-cell>
          <table:table-cell office:value-type="float" office:value="2.43711619819596" calcext:value-type="float">
            <text:p>2.43711619819596</text:p>
          </table:table-cell>
          <table:table-cell office:value-type="float" office:value="1.26338020126584" calcext:value-type="float">
            <text:p>1.26338020126584</text:p>
          </table:table-cell>
          <table:table-cell office:value-type="float" office:value="1.29977241751819" calcext:value-type="float">
            <text:p>1.29977241751819</text:p>
          </table:table-cell>
          <table:table-cell office:value-type="float" office:value="0.488166867276057" calcext:value-type="float">
            <text:p>0.488166867276057</text:p>
          </table:table-cell>
          <table:table-cell office:value-type="float" office:value="0.657436926059356" calcext:value-type="float">
            <text:p>0.657436926059356</text:p>
          </table:table-cell>
          <table:table-cell office:value-type="float" office:value="5" calcext:value-type="float">
            <text:p>5</text:p>
          </table:table-cell>
          <table:table-cell office:value-type="float" office:value="0.5403376269743" calcext:value-type="float">
            <text:p>0.5403376269743</text:p>
          </table:table-cell>
          <table:table-cell office:value-type="float" office:value="0.130430475524721" calcext:value-type="float">
            <text:p>0.130430475524721</text:p>
          </table:table-cell>
          <table:table-cell office:value-type="float" office:value="9.95448350363772" calcext:value-type="float">
            <text:p>9.95448350363772</text:p>
          </table:table-cell>
          <table:table-cell office:value-type="float" office:value="-152.366626544789" calcext:value-type="float">
            <text:p>-152.366626544789</text:p>
          </table:table-cell>
          <table:table-cell office:value-type="float" office:value="-118.512614788129" calcext:value-type="float">
            <text:p>-118.512614788129</text:p>
          </table:table-cell>
          <table:table-cell office:value-type="float" office:value="750" calcext:value-type="float">
            <text:p>750</text:p>
          </table:table-cell>
          <table:table-cell office:value-type="float" office:value="-141.93247460514" calcext:value-type="float">
            <text:p>-141.93247460514</text:p>
          </table:table-cell>
        </table:table-row>
        <table:table-row table:style-name="ro1">
          <table:table-cell office:value-type="string" calcext:value-type="string">
            <text:p>2019-12-02 23:14:57</text:p>
          </table:table-cell>
          <table:table-cell office:value-type="float" office:value="24.3466434875736" calcext:value-type="float">
            <text:p>24.3466434875736</text:p>
          </table:table-cell>
          <table:table-cell office:value-type="float" office:value="73.5956673769923" calcext:value-type="float">
            <text:p>73.5956673769923</text:p>
          </table:table-cell>
          <table:table-cell office:value-type="float" office:value="981.613513842642" calcext:value-type="float">
            <text:p>981.613513842642</text:p>
          </table:table-cell>
          <table:table-cell office:value-type="float" office:value="4089396" calcext:value-type="float">
            <text:p>4089396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2180857" calcext:value-type="float">
            <text:p>2180857</text:p>
          </table:table-cell>
          <table:table-cell office:value-type="float" office:value="818575" calcext:value-type="float">
            <text:p>818575</text:p>
          </table:table-cell>
          <table:table-cell office:value-type="float" office:value="1111518" calcext:value-type="float">
            <text:p>1111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1016" calcext:value-type="float">
            <text:p>911016</text:p>
          </table:table-cell>
          <table:table-cell office:value-type="float" office:value="218829" calcext:value-type="float">
            <text:p>218829</text:p>
          </table:table-cell>
          <table:table-cell office:value-type="float" office:value="2.43747024982813" calcext:value-type="float">
            <text:p>2.43747024982813</text:p>
          </table:table-cell>
          <table:table-cell office:value-type="float" office:value="1.26242891102182" calcext:value-type="float">
            <text:p>1.26242891102182</text:p>
          </table:table-cell>
          <table:table-cell office:value-type="float" office:value="1.29989222286847" calcext:value-type="float">
            <text:p>1.29989222286847</text:p>
          </table:table-cell>
          <table:table-cell office:value-type="float" office:value="0.487908779133413" calcext:value-type="float">
            <text:p>0.487908779133413</text:p>
          </table:table-cell>
          <table:table-cell office:value-type="float" office:value="0.66251643449264" calcext:value-type="float">
            <text:p>0.66251643449264</text:p>
          </table:table-cell>
          <table:table-cell office:value-type="float" office:value="5" calcext:value-type="float">
            <text:p>5</text:p>
          </table:table-cell>
          <table:table-cell office:value-type="float" office:value="0.543007915378561" calcext:value-type="float">
            <text:p>0.543007915378561</text:p>
          </table:table-cell>
          <table:table-cell office:value-type="float" office:value="0.130432263664277" calcext:value-type="float">
            <text:p>0.130432263664277</text:p>
          </table:table-cell>
          <table:table-cell office:value-type="float" office:value="9.97844457369381" calcext:value-type="float">
            <text:p>9.97844457369381</text:p>
          </table:table-cell>
          <table:table-cell office:value-type="float" office:value="-152.418244173317" calcext:value-type="float">
            <text:p>-152.418244173317</text:p>
          </table:table-cell>
          <table:table-cell office:value-type="float" office:value="-117.496713101472" calcext:value-type="float">
            <text:p>-117.496713101472</text:p>
          </table:table-cell>
          <table:table-cell office:value-type="float" office:value="750" calcext:value-type="float">
            <text:p>750</text:p>
          </table:table-cell>
          <table:table-cell office:value-type="float" office:value="-141.398416924288" calcext:value-type="float">
            <text:p>-141.398416924288</text:p>
          </table:table-cell>
        </table:table-row>
        <table:table-row table:style-name="ro1">
          <table:table-cell office:value-type="string" calcext:value-type="string">
            <text:p>2019-12-02 23:14:58</text:p>
          </table:table-cell>
          <table:table-cell office:value-type="float" office:value="24.3314815826307" calcext:value-type="float">
            <text:p>24.3314815826307</text:p>
          </table:table-cell>
          <table:table-cell office:value-type="float" office:value="73.6051356056143" calcext:value-type="float">
            <text:p>73.6051356056143</text:p>
          </table:table-cell>
          <table:table-cell office:value-type="float" office:value="981.560495766534" calcext:value-type="float">
            <text:p>981.560495766534</text:p>
          </table:table-cell>
          <table:table-cell office:value-type="float" office:value="4090775" calcext:value-type="float">
            <text:p>4090775</text:p>
          </table:table-cell>
          <table:table-cell office:value-type="float" office:value="2108865" calcext:value-type="float">
            <text:p>2108865</text:p>
          </table:table-cell>
          <table:table-cell office:value-type="float" office:value="2188857" calcext:value-type="float">
            <text:p>2188857</text:p>
          </table:table-cell>
          <table:table-cell office:value-type="float" office:value="818062" calcext:value-type="float">
            <text:p>818062</text:p>
          </table:table-cell>
          <table:table-cell office:value-type="float" office:value="1116830" calcext:value-type="float">
            <text:p>11168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7914" calcext:value-type="float">
            <text:p>917914</text:p>
          </table:table-cell>
          <table:table-cell office:value-type="float" office:value="218682" calcext:value-type="float">
            <text:p>218682</text:p>
          </table:table-cell>
          <table:table-cell office:value-type="float" office:value="2.43829219797757" calcext:value-type="float">
            <text:p>2.43829219797757</text:p>
          </table:table-cell>
          <table:table-cell office:value-type="float" office:value="1.25698164188643" calcext:value-type="float">
            <text:p>1.25698164188643</text:p>
          </table:table-cell>
          <table:table-cell office:value-type="float" office:value="1.30466059501893" calcext:value-type="float">
            <text:p>1.30466059501893</text:p>
          </table:table-cell>
          <table:table-cell office:value-type="float" office:value="0.487603007269264" calcext:value-type="float">
            <text:p>0.487603007269264</text:p>
          </table:table-cell>
          <table:table-cell office:value-type="float" office:value="0.665682633600549" calcext:value-type="float">
            <text:p>0.665682633600549</text:p>
          </table:table-cell>
          <table:table-cell office:value-type="float" office:value="5" calcext:value-type="float">
            <text:p>5</text:p>
          </table:table-cell>
          <table:table-cell office:value-type="float" office:value="0.547119444265299" calcext:value-type="float">
            <text:p>0.547119444265299</text:p>
          </table:table-cell>
          <table:table-cell office:value-type="float" office:value="0.130344644826012" calcext:value-type="float">
            <text:p>0.130344644826012</text:p>
          </table:table-cell>
          <table:table-cell office:value-type="float" office:value="10.9321190037869" calcext:value-type="float">
            <text:p>10.9321190037869</text:p>
          </table:table-cell>
          <table:table-cell office:value-type="float" office:value="-152.479398546147" calcext:value-type="float">
            <text:p>-152.479398546147</text:p>
          </table:table-cell>
          <table:table-cell office:value-type="float" office:value="-116.86347327989" calcext:value-type="float">
            <text:p>-116.86347327989</text:p>
          </table:table-cell>
          <table:table-cell office:value-type="float" office:value="750" calcext:value-type="float">
            <text:p>750</text:p>
          </table:table-cell>
          <table:table-cell office:value-type="float" office:value="-140.57611114694" calcext:value-type="float">
            <text:p>-140.57611114694</text:p>
          </table:table-cell>
        </table:table-row>
        <table:table-row table:style-name="ro1">
          <table:table-cell office:value-type="string" calcext:value-type="string">
            <text:p>2019-12-02 23:14:59</text:p>
          </table:table-cell>
          <table:table-cell office:value-type="float" office:value="24.3163196803071" calcext:value-type="float">
            <text:p>24.3163196803071</text:p>
          </table:table-cell>
          <table:table-cell office:value-type="float" office:value="73.6359562934963" calcext:value-type="float">
            <text:p>73.6359562934963</text:p>
          </table:table-cell>
          <table:table-cell office:value-type="float" office:value="981.699700650635" calcext:value-type="float">
            <text:p>981.699700650635</text:p>
          </table:table-cell>
          <table:table-cell office:value-type="float" office:value="4088861" calcext:value-type="float">
            <text:p>4088861</text:p>
          </table:table-cell>
          <table:table-cell office:value-type="float" office:value="2117772" calcext:value-type="float">
            <text:p>2117772</text:p>
          </table:table-cell>
          <table:table-cell office:value-type="float" office:value="2199775" calcext:value-type="float">
            <text:p>2199775</text:p>
          </table:table-cell>
          <table:table-cell office:value-type="float" office:value="819178" calcext:value-type="float">
            <text:p>819178</text:p>
          </table:table-cell>
          <table:table-cell office:value-type="float" office:value="1123329" calcext:value-type="float">
            <text:p>11233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7502" calcext:value-type="float">
            <text:p>917502</text:p>
          </table:table-cell>
          <table:table-cell office:value-type="float" office:value="218597" calcext:value-type="float">
            <text:p>218597</text:p>
          </table:table-cell>
          <table:table-cell office:value-type="float" office:value="2.43715136494057" calcext:value-type="float">
            <text:p>2.43715136494057</text:p>
          </table:table-cell>
          <table:table-cell office:value-type="float" office:value="1.26229062822945" calcext:value-type="float">
            <text:p>1.26229062822945</text:p>
          </table:table-cell>
          <table:table-cell office:value-type="float" office:value="1.31116823091128" calcext:value-type="float">
            <text:p>1.31116823091128</text:p>
          </table:table-cell>
          <table:table-cell office:value-type="float" office:value="0.488268195184254" calcext:value-type="float">
            <text:p>0.488268195184254</text:p>
          </table:table-cell>
          <table:table-cell office:value-type="float" office:value="0.669556339926283" calcext:value-type="float">
            <text:p>0.669556339926283</text:p>
          </table:table-cell>
          <table:table-cell office:value-type="float" office:value="5" calcext:value-type="float">
            <text:p>5</text:p>
          </table:table-cell>
          <table:table-cell office:value-type="float" office:value="0.54687387309955" calcext:value-type="float">
            <text:p>0.54687387309955</text:p>
          </table:table-cell>
          <table:table-cell office:value-type="float" office:value="0.130293980871914" calcext:value-type="float">
            <text:p>0.130293980871914</text:p>
          </table:table-cell>
          <table:table-cell office:value-type="float" office:value="12.2336461822565" calcext:value-type="float">
            <text:p>12.2336461822565</text:p>
          </table:table-cell>
          <table:table-cell office:value-type="float" office:value="-152.346360963149" calcext:value-type="float">
            <text:p>-152.346360963149</text:p>
          </table:table-cell>
          <table:table-cell office:value-type="float" office:value="-116.088732014743" calcext:value-type="float">
            <text:p>-116.088732014743</text:p>
          </table:table-cell>
          <table:table-cell office:value-type="float" office:value="750" calcext:value-type="float">
            <text:p>750</text:p>
          </table:table-cell>
          <table:table-cell office:value-type="float" office:value="-140.62522538009" calcext:value-type="float">
            <text:p>-140.62522538009</text:p>
          </table:table-cell>
        </table:table-row>
        <table:table-row table:style-name="ro1">
          <table:table-cell office:value-type="string" calcext:value-type="string">
            <text:p>2019-12-02 23:15:01</text:p>
          </table:table-cell>
          <table:table-cell office:value-type="float" office:value="24.3011577806028" calcext:value-type="float">
            <text:p>24.3011577806028</text:p>
          </table:table-cell>
          <table:table-cell office:value-type="float" office:value="73.645422060081" calcext:value-type="float">
            <text:p>73.645422060081</text:p>
          </table:table-cell>
          <table:table-cell office:value-type="float" office:value="981.564302536872" calcext:value-type="float">
            <text:p>981.564302536872</text:p>
          </table:table-cell>
          <table:table-cell office:value-type="float" office:value="4088754" calcext:value-type="float">
            <text:p>4088754</text:p>
          </table:table-cell>
          <table:table-cell office:value-type="float" office:value="2102177" calcext:value-type="float">
            <text:p>2102177</text:p>
          </table:table-cell>
          <table:table-cell office:value-type="float" office:value="2221792" calcext:value-type="float">
            <text:p>2221792</text:p>
          </table:table-cell>
          <table:table-cell office:value-type="float" office:value="819969" calcext:value-type="float">
            <text:p>819969</text:p>
          </table:table-cell>
          <table:table-cell office:value-type="float" office:value="1131845" calcext:value-type="float">
            <text:p>11318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6981" calcext:value-type="float">
            <text:p>916981</text:p>
          </table:table-cell>
          <table:table-cell office:value-type="float" office:value="218531" calcext:value-type="float">
            <text:p>218531</text:p>
          </table:table-cell>
          <table:table-cell office:value-type="float" office:value="2.43708758796306" calcext:value-type="float">
            <text:p>2.43708758796306</text:p>
          </table:table-cell>
          <table:table-cell office:value-type="float" office:value="1.25299528276864" calcext:value-type="float">
            <text:p>1.25299528276864</text:p>
          </table:table-cell>
          <table:table-cell office:value-type="float" office:value="1.32429138711588" calcext:value-type="float">
            <text:p>1.32429138711588</text:p>
          </table:table-cell>
          <table:table-cell office:value-type="float" office:value="0.488739667980631" calcext:value-type="float">
            <text:p>0.488739667980631</text:p>
          </table:table-cell>
          <table:table-cell office:value-type="float" office:value="0.674632272080454" calcext:value-type="float">
            <text:p>0.674632272080454</text:p>
          </table:table-cell>
          <table:table-cell office:value-type="float" office:value="5" calcext:value-type="float">
            <text:p>5</text:p>
          </table:table-cell>
          <table:table-cell office:value-type="float" office:value="0.546563332863251" calcext:value-type="float">
            <text:p>0.546563332863251</text:p>
          </table:table-cell>
          <table:table-cell office:value-type="float" office:value="0.130254641801672" calcext:value-type="float">
            <text:p>0.130254641801672</text:p>
          </table:table-cell>
          <table:table-cell office:value-type="float" office:value="14.8582774231765" calcext:value-type="float">
            <text:p>14.8582774231765</text:p>
          </table:table-cell>
          <table:table-cell office:value-type="float" office:value="-152.252066403874" calcext:value-type="float">
            <text:p>-152.252066403874</text:p>
          </table:table-cell>
          <table:table-cell office:value-type="float" office:value="-115.073545583909" calcext:value-type="float">
            <text:p>-115.073545583909</text:p>
          </table:table-cell>
          <table:table-cell office:value-type="float" office:value="750" calcext:value-type="float">
            <text:p>750</text:p>
          </table:table-cell>
          <table:table-cell office:value-type="float" office:value="-140.68733342735" calcext:value-type="float">
            <text:p>-140.68733342735</text:p>
          </table:table-cell>
        </table:table-row>
        <table:table-row table:style-name="ro1">
          <table:table-cell office:value-type="string" calcext:value-type="string">
            <text:p>2019-12-02 23:15:02</text:p>
          </table:table-cell>
          <table:table-cell office:value-type="float" office:value="24.2910498489218" calcext:value-type="float">
            <text:p>24.2910498489218</text:p>
          </table:table-cell>
          <table:table-cell office:value-type="float" office:value="73.6873184487143" calcext:value-type="float">
            <text:p>73.6873184487143</text:p>
          </table:table-cell>
          <table:table-cell office:value-type="float" office:value="981.574723568029" calcext:value-type="float">
            <text:p>981.574723568029</text:p>
          </table:table-cell>
          <table:table-cell office:value-type="float" office:value="4090795" calcext:value-type="float">
            <text:p>4090795</text:p>
          </table:table-cell>
          <table:table-cell office:value-type="float" office:value="2124411" calcext:value-type="float">
            <text:p>2124411</text:p>
          </table:table-cell>
          <table:table-cell office:value-type="float" office:value="2234555" calcext:value-type="float">
            <text:p>2234555</text:p>
          </table:table-cell>
          <table:table-cell office:value-type="float" office:value="819893" calcext:value-type="float">
            <text:p>819893</text:p>
          </table:table-cell>
          <table:table-cell office:value-type="float" office:value="1142702" calcext:value-type="float">
            <text:p>11427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8601" calcext:value-type="float">
            <text:p>918601</text:p>
          </table:table-cell>
          <table:table-cell office:value-type="float" office:value="218559" calcext:value-type="float">
            <text:p>218559</text:p>
          </table:table-cell>
          <table:table-cell office:value-type="float" office:value="2.43830411890794" calcext:value-type="float">
            <text:p>2.43830411890794</text:p>
          </table:table-cell>
          <table:table-cell office:value-type="float" office:value="1.26624778106782" calcext:value-type="float">
            <text:p>1.26624778106782</text:p>
          </table:table-cell>
          <table:table-cell office:value-type="float" office:value="1.33189872883543" calcext:value-type="float">
            <text:p>1.33189872883543</text:p>
          </table:table-cell>
          <table:table-cell office:value-type="float" office:value="0.488694368445202" calcext:value-type="float">
            <text:p>0.488694368445202</text:p>
          </table:table-cell>
          <table:table-cell office:value-type="float" office:value="0.681103549135154" calcext:value-type="float">
            <text:p>0.681103549135154</text:p>
          </table:table-cell>
          <table:table-cell office:value-type="float" office:value="5" calcext:value-type="float">
            <text:p>5</text:p>
          </table:table-cell>
          <table:table-cell office:value-type="float" office:value="0.547528928223721" calcext:value-type="float">
            <text:p>0.547528928223721</text:p>
          </table:table-cell>
          <table:table-cell office:value-type="float" office:value="0.130271331104199" calcext:value-type="float">
            <text:p>0.130271331104199</text:p>
          </table:table-cell>
          <table:table-cell office:value-type="float" office:value="16.3797457670862" calcext:value-type="float">
            <text:p>16.3797457670862</text:p>
          </table:table-cell>
          <table:table-cell office:value-type="float" office:value="-152.26112631096" calcext:value-type="float">
            <text:p>-152.26112631096</text:p>
          </table:table-cell>
          <table:table-cell office:value-type="float" office:value="-113.779290172969" calcext:value-type="float">
            <text:p>-113.779290172969</text:p>
          </table:table-cell>
          <table:table-cell office:value-type="float" office:value="750" calcext:value-type="float">
            <text:p>750</text:p>
          </table:table-cell>
          <table:table-cell office:value-type="float" office:value="-140.494214355256" calcext:value-type="float">
            <text:p>-140.494214355256</text:p>
          </table:table-cell>
        </table:table-row>
        <table:table-row table:style-name="ro1">
          <table:table-cell office:value-type="string" calcext:value-type="string">
            <text:p>2019-12-02 23:15:03</text:p>
          </table:table-cell>
          <table:table-cell office:value-type="float" office:value="24.2708339890523" calcext:value-type="float">
            <text:p>24.2708339890523</text:p>
          </table:table-cell>
          <table:table-cell office:value-type="float" office:value="73.7070525498297" calcext:value-type="float">
            <text:p>73.7070525498297</text:p>
          </table:table-cell>
          <table:table-cell office:value-type="float" office:value="981.568105232729" calcext:value-type="float">
            <text:p>981.568105232729</text:p>
          </table:table-cell>
          <table:table-cell office:value-type="float" office:value="4088766" calcext:value-type="float">
            <text:p>4088766</text:p>
          </table:table-cell>
          <table:table-cell office:value-type="float" office:value="2099356" calcext:value-type="float">
            <text:p>2099356</text:p>
          </table:table-cell>
          <table:table-cell office:value-type="float" office:value="2241475" calcext:value-type="float">
            <text:p>2241475</text:p>
          </table:table-cell>
          <table:table-cell office:value-type="float" office:value="819693" calcext:value-type="float">
            <text:p>819693</text:p>
          </table:table-cell>
          <table:table-cell office:value-type="float" office:value="1148768" calcext:value-type="float">
            <text:p>1148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3855" calcext:value-type="float">
            <text:p>923855</text:p>
          </table:table-cell>
          <table:table-cell office:value-type="float" office:value="218372" calcext:value-type="float">
            <text:p>218372</text:p>
          </table:table-cell>
          <table:table-cell office:value-type="float" office:value="2.43709474052128" calcext:value-type="float">
            <text:p>2.43709474052128</text:p>
          </table:table-cell>
          <table:table-cell office:value-type="float" office:value="1.25131383553908" calcext:value-type="float">
            <text:p>1.25131383553908</text:p>
          </table:table-cell>
          <table:table-cell office:value-type="float" office:value="1.33602337074558" calcext:value-type="float">
            <text:p>1.33602337074558</text:p>
          </table:table-cell>
          <table:table-cell office:value-type="float" office:value="0.48857515914144" calcext:value-type="float">
            <text:p>0.48857515914144</text:p>
          </table:table-cell>
          <table:table-cell office:value-type="float" office:value="0.684719167318245" calcext:value-type="float">
            <text:p>0.684719167318245</text:p>
          </table:table-cell>
          <table:table-cell office:value-type="float" office:value="5" calcext:value-type="float">
            <text:p>5</text:p>
          </table:table-cell>
          <table:table-cell office:value-type="float" office:value="0.550660556633539" calcext:value-type="float">
            <text:p>0.550660556633539</text:p>
          </table:table-cell>
          <table:table-cell office:value-type="float" office:value="0.130159870405182" calcext:value-type="float">
            <text:p>0.130159870405182</text:p>
          </table:table-cell>
          <table:table-cell office:value-type="float" office:value="17.2046741491168" calcext:value-type="float">
            <text:p>17.2046741491168</text:p>
          </table:table-cell>
          <table:table-cell office:value-type="float" office:value="-152.284968171712" calcext:value-type="float">
            <text:p>-152.284968171712</text:p>
          </table:table-cell>
          <table:table-cell office:value-type="float" office:value="-113.056166536351" calcext:value-type="float">
            <text:p>-113.056166536351</text:p>
          </table:table-cell>
          <table:table-cell office:value-type="float" office:value="750" calcext:value-type="float">
            <text:p>750</text:p>
          </table:table-cell>
          <table:table-cell office:value-type="float" office:value="-139.867888673292" calcext:value-type="float">
            <text:p>-139.867888673292</text:p>
          </table:table-cell>
        </table:table-row>
        <table:table-row table:style-name="ro1">
          <table:table-cell office:value-type="string" calcext:value-type="string">
            <text:p>2019-12-02 23:15:05</text:p>
          </table:table-cell>
          <table:table-cell office:value-type="float" office:value="24.2607260608638" calcext:value-type="float">
            <text:p>24.2607260608638</text:p>
          </table:table-cell>
          <table:table-cell office:value-type="float" office:value="73.7489436997699" calcext:value-type="float">
            <text:p>73.7489436997699</text:p>
          </table:table-cell>
          <table:table-cell office:value-type="float" office:value="981.551066759736" calcext:value-type="float">
            <text:p>981.551066759736</text:p>
          </table:table-cell>
          <table:table-cell office:value-type="float" office:value="4088891" calcext:value-type="float">
            <text:p>4088891</text:p>
          </table:table-cell>
          <table:table-cell office:value-type="float" office:value="2110955" calcext:value-type="float">
            <text:p>2110955</text:p>
          </table:table-cell>
          <table:table-cell office:value-type="float" office:value="2254304" calcext:value-type="float">
            <text:p>2254304</text:p>
          </table:table-cell>
          <table:table-cell office:value-type="float" office:value="820103" calcext:value-type="float">
            <text:p>820103</text:p>
          </table:table-cell>
          <table:table-cell office:value-type="float" office:value="1154291" calcext:value-type="float">
            <text:p>11542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7877" calcext:value-type="float">
            <text:p>927877</text:p>
          </table:table-cell>
          <table:table-cell office:value-type="float" office:value="218399" calcext:value-type="float">
            <text:p>218399</text:p>
          </table:table-cell>
          <table:table-cell office:value-type="float" office:value="2.43716924633613" calcext:value-type="float">
            <text:p>2.43716924633613</text:p>
          </table:table-cell>
          <table:table-cell office:value-type="float" office:value="1.25822737911074" calcext:value-type="float">
            <text:p>1.25822737911074</text:p>
          </table:table-cell>
          <table:table-cell office:value-type="float" office:value="1.34367005153537" calcext:value-type="float">
            <text:p>1.34367005153537</text:p>
          </table:table-cell>
          <table:table-cell office:value-type="float" office:value="0.488819538214152" calcext:value-type="float">
            <text:p>0.488819538214152</text:p>
          </table:table-cell>
          <table:table-cell office:value-type="float" office:value="0.688011132241623" calcext:value-type="float">
            <text:p>0.688011132241623</text:p>
          </table:table-cell>
          <table:table-cell office:value-type="float" office:value="5" calcext:value-type="float">
            <text:p>5</text:p>
          </table:table-cell>
          <table:table-cell office:value-type="float" office:value="0.553057855732185" calcext:value-type="float">
            <text:p>0.553057855732185</text:p>
          </table:table-cell>
          <table:table-cell office:value-type="float" office:value="0.13017596366119" calcext:value-type="float">
            <text:p>0.13017596366119</text:p>
          </table:table-cell>
          <table:table-cell office:value-type="float" office:value="18.7340103070748" calcext:value-type="float">
            <text:p>18.7340103070748</text:p>
          </table:table-cell>
          <table:table-cell office:value-type="float" office:value="-152.23609235717" calcext:value-type="float">
            <text:p>-152.23609235717</text:p>
          </table:table-cell>
          <table:table-cell office:value-type="float" office:value="-112.397773551676" calcext:value-type="float">
            <text:p>-112.397773551676</text:p>
          </table:table-cell>
          <table:table-cell office:value-type="float" office:value="750" calcext:value-type="float">
            <text:p>750</text:p>
          </table:table-cell>
          <table:table-cell office:value-type="float" office:value="-139.388428853563" calcext:value-type="float">
            <text:p>-139.388428853563</text:p>
          </table:table-cell>
        </table:table-row>
        <table:table-row table:style-name="ro1">
          <table:table-cell office:value-type="string" calcext:value-type="string">
            <text:p>2019-12-02 23:15:06</text:p>
          </table:table-cell>
          <table:table-cell office:value-type="float" office:value="24.2556720972061" calcext:value-type="float">
            <text:p>24.2556720972061</text:p>
          </table:table-cell>
          <table:table-cell office:value-type="float" office:value="73.7805630578107" calcext:value-type="float">
            <text:p>73.7805630578107</text:p>
          </table:table-cell>
          <table:table-cell office:value-type="float" office:value="981.5700050529" calcext:value-type="float">
            <text:p>981.5700050529</text:p>
          </table:table-cell>
          <table:table-cell office:value-type="float" office:value="4090942" calcext:value-type="float">
            <text:p>4090942</text:p>
          </table:table-cell>
          <table:table-cell office:value-type="float" office:value="2128994" calcext:value-type="float">
            <text:p>2128994</text:p>
          </table:table-cell>
          <table:table-cell office:value-type="float" office:value="2256934" calcext:value-type="float">
            <text:p>2256934</text:p>
          </table:table-cell>
          <table:table-cell office:value-type="float" office:value="821484" calcext:value-type="float">
            <text:p>821484</text:p>
          </table:table-cell>
          <table:table-cell office:value-type="float" office:value="1159065" calcext:value-type="float">
            <text:p>11590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8887" calcext:value-type="float">
            <text:p>928887</text:p>
          </table:table-cell>
          <table:table-cell office:value-type="float" office:value="218375" calcext:value-type="float">
            <text:p>218375</text:p>
          </table:table-cell>
          <table:table-cell office:value-type="float" office:value="2.43839173774621" calcext:value-type="float">
            <text:p>2.43839173774621</text:p>
          </table:table-cell>
          <table:table-cell office:value-type="float" office:value="1.26897946226352" calcext:value-type="float">
            <text:p>1.26897946226352</text:p>
          </table:table-cell>
          <table:table-cell office:value-type="float" office:value="1.34523765387984" calcext:value-type="float">
            <text:p>1.34523765387984</text:p>
          </table:table-cell>
          <table:table-cell office:value-type="float" office:value="0.489642678456626" calcext:value-type="float">
            <text:p>0.489642678456626</text:p>
          </table:table-cell>
          <table:table-cell office:value-type="float" office:value="0.690856658322413" calcext:value-type="float">
            <text:p>0.690856658322413</text:p>
          </table:table-cell>
          <table:table-cell office:value-type="float" office:value="5" calcext:value-type="float">
            <text:p>5</text:p>
          </table:table-cell>
          <table:table-cell office:value-type="float" office:value="0.553659862716182" calcext:value-type="float">
            <text:p>0.553659862716182</text:p>
          </table:table-cell>
          <table:table-cell office:value-type="float" office:value="0.130161658544738" calcext:value-type="float">
            <text:p>0.130161658544738</text:p>
          </table:table-cell>
          <table:table-cell office:value-type="float" office:value="19.0475307759679" calcext:value-type="float">
            <text:p>19.0475307759679</text:p>
          </table:table-cell>
          <table:table-cell office:value-type="float" office:value="-152.071464308675" calcext:value-type="float">
            <text:p>-152.071464308675</text:p>
          </table:table-cell>
          <table:table-cell office:value-type="float" office:value="-111.828668335517" calcext:value-type="float">
            <text:p>-111.828668335517</text:p>
          </table:table-cell>
          <table:table-cell office:value-type="float" office:value="750" calcext:value-type="float">
            <text:p>750</text:p>
          </table:table-cell>
          <table:table-cell office:value-type="float" office:value="-139.268027456764" calcext:value-type="float">
            <text:p>-139.268027456764</text:p>
          </table:table-cell>
        </table:table-row>
        <table:table-row table:style-name="ro1">
          <table:table-cell office:value-type="string" calcext:value-type="string">
            <text:p>2019-12-02 23:15:07</text:p>
          </table:table-cell>
          <table:table-cell office:value-type="float" office:value="24.2455641707638" calcext:value-type="float">
            <text:p>24.2455641707638</text:p>
          </table:table-cell>
          <table:table-cell office:value-type="float" office:value="73.827787246155" calcext:value-type="float">
            <text:p>73.827787246155</text:p>
          </table:table-cell>
          <table:table-cell office:value-type="float" office:value="981.635337524264" calcext:value-type="float">
            <text:p>981.635337524264</text:p>
          </table:table-cell>
          <table:table-cell office:value-type="float" office:value="4088474" calcext:value-type="float">
            <text:p>4088474</text:p>
          </table:table-cell>
          <table:table-cell office:value-type="float" office:value="2106688" calcext:value-type="float">
            <text:p>2106688</text:p>
          </table:table-cell>
          <table:table-cell office:value-type="float" office:value="2263072" calcext:value-type="float">
            <text:p>2263072</text:p>
          </table:table-cell>
          <table:table-cell office:value-type="float" office:value="822902" calcext:value-type="float">
            <text:p>822902</text:p>
          </table:table-cell>
          <table:table-cell office:value-type="float" office:value="1164890" calcext:value-type="float">
            <text:p>11648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7618" calcext:value-type="float">
            <text:p>927618</text:p>
          </table:table-cell>
          <table:table-cell office:value-type="float" office:value="218329" calcext:value-type="float">
            <text:p>218329</text:p>
          </table:table-cell>
          <table:table-cell office:value-type="float" office:value="2.43692069493779" calcext:value-type="float">
            <text:p>2.43692069493779</text:p>
          </table:table-cell>
          <table:table-cell office:value-type="float" office:value="1.25568404861498" calcext:value-type="float">
            <text:p>1.25568404861498</text:p>
          </table:table-cell>
          <table:table-cell office:value-type="float" office:value="1.34889618741228" calcext:value-type="float">
            <text:p>1.34889618741228</text:p>
          </table:table-cell>
          <table:table-cell office:value-type="float" office:value="0.490487872420296" calcext:value-type="float">
            <text:p>0.490487872420296</text:p>
          </table:table-cell>
          <table:table-cell office:value-type="float" office:value="0.69432862929447" calcext:value-type="float">
            <text:p>0.69432862929447</text:p>
          </table:table-cell>
          <table:table-cell office:value-type="float" office:value="5" calcext:value-type="float">
            <text:p>5</text:p>
          </table:table-cell>
          <table:table-cell office:value-type="float" office:value="0.552903479683814" calcext:value-type="float">
            <text:p>0.552903479683814</text:p>
          </table:table-cell>
          <table:table-cell office:value-type="float" office:value="0.130134240404873" calcext:value-type="float">
            <text:p>0.130134240404873</text:p>
          </table:table-cell>
          <table:table-cell office:value-type="float" office:value="19.7792374824568" calcext:value-type="float">
            <text:p>19.7792374824568</text:p>
          </table:table-cell>
          <table:table-cell office:value-type="float" office:value="-151.902425515941" calcext:value-type="float">
            <text:p>-151.902425515941</text:p>
          </table:table-cell>
          <table:table-cell office:value-type="float" office:value="-111.134274141106" calcext:value-type="float">
            <text:p>-111.134274141106</text:p>
          </table:table-cell>
          <table:table-cell office:value-type="float" office:value="750" calcext:value-type="float">
            <text:p>750</text:p>
          </table:table-cell>
          <table:table-cell office:value-type="float" office:value="-139.419304063237" calcext:value-type="float">
            <text:p>-139.419304063237</text:p>
          </table:table-cell>
        </table:table-row>
        <table:table-row table:style-name="ro1">
          <table:table-cell office:value-type="string" calcext:value-type="string">
            <text:p>2019-12-02 23:15:08</text:p>
          </table:table-cell>
          <table:table-cell office:value-type="float" office:value="24.2405102079792" calcext:value-type="float">
            <text:p>24.2405102079792</text:p>
          </table:table-cell>
          <table:table-cell office:value-type="float" office:value="73.8380555911904" calcext:value-type="float">
            <text:p>73.8380555911904</text:p>
          </table:table-cell>
          <table:table-cell office:value-type="float" office:value="981.571903854657" calcext:value-type="float">
            <text:p>981.571903854657</text:p>
          </table:table-cell>
          <table:table-cell office:value-type="float" office:value="4084424" calcext:value-type="float">
            <text:p>4084424</text:p>
          </table:table-cell>
          <table:table-cell office:value-type="float" office:value="2103636" calcext:value-type="float">
            <text:p>2103636</text:p>
          </table:table-cell>
          <table:table-cell office:value-type="float" office:value="2257946" calcext:value-type="float">
            <text:p>2257946</text:p>
          </table:table-cell>
          <table:table-cell office:value-type="float" office:value="824180" calcext:value-type="float">
            <text:p>824180</text:p>
          </table:table-cell>
          <table:table-cell office:value-type="float" office:value="1171370" calcext:value-type="float">
            <text:p>11713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6383" calcext:value-type="float">
            <text:p>926383</text:p>
          </table:table-cell>
          <table:table-cell office:value-type="float" office:value="218316" calcext:value-type="float">
            <text:p>218316</text:p>
          </table:table-cell>
          <table:table-cell office:value-type="float" office:value="2.43450670653662" calcext:value-type="float">
            <text:p>2.43450670653662</text:p>
          </table:table-cell>
          <table:table-cell office:value-type="float" office:value="1.25386491463958" calcext:value-type="float">
            <text:p>1.25386491463958</text:p>
          </table:table-cell>
          <table:table-cell office:value-type="float" office:value="1.34584085295687" calcext:value-type="float">
            <text:p>1.34584085295687</text:p>
          </table:table-cell>
          <table:table-cell office:value-type="float" office:value="0.491249619871333" calcext:value-type="float">
            <text:p>0.491249619871333</text:p>
          </table:table-cell>
          <table:table-cell office:value-type="float" office:value="0.698191010736347" calcext:value-type="float">
            <text:p>0.698191010736347</text:p>
          </table:table-cell>
          <table:table-cell office:value-type="float" office:value="5" calcext:value-type="float">
            <text:p>5</text:p>
          </table:table-cell>
          <table:table-cell office:value-type="float" office:value="0.552167362233086" calcext:value-type="float">
            <text:p>0.552167362233086</text:p>
          </table:table-cell>
          <table:table-cell office:value-type="float" office:value="0.130126491800128" calcext:value-type="float">
            <text:p>0.130126491800128</text:p>
          </table:table-cell>
          <table:table-cell office:value-type="float" office:value="19.1681705913747" calcext:value-type="float">
            <text:p>19.1681705913747</text:p>
          </table:table-cell>
          <table:table-cell office:value-type="float" office:value="-151.750076025733" calcext:value-type="float">
            <text:p>-151.750076025733</text:p>
          </table:table-cell>
          <table:table-cell office:value-type="float" office:value="-110.361797852731" calcext:value-type="float">
            <text:p>-110.361797852731</text:p>
          </table:table-cell>
          <table:table-cell office:value-type="float" office:value="750" calcext:value-type="float">
            <text:p>750</text:p>
          </table:table-cell>
          <table:table-cell office:value-type="float" office:value="-139.566527553383" calcext:value-type="float">
            <text:p>-139.566527553383</text:p>
          </table:table-cell>
        </table:table-row>
        <table:table-row table:style-name="ro1">
          <table:table-cell office:value-type="string" calcext:value-type="string">
            <text:p>2019-12-02 23:15:10</text:p>
          </table:table-cell>
          <table:table-cell office:value-type="float" office:value="24.2304022832832" calcext:value-type="float">
            <text:p>24.2304022832832</text:p>
          </table:table-cell>
          <table:table-cell office:value-type="float" office:value="73.8906128266488" calcext:value-type="float">
            <text:p>73.8906128266488</text:p>
          </table:table-cell>
          <table:table-cell office:value-type="float" office:value="981.55486490999" calcext:value-type="float">
            <text:p>981.55486490999</text:p>
          </table:table-cell>
          <table:table-cell office:value-type="float" office:value="4091967" calcext:value-type="float">
            <text:p>4091967</text:p>
          </table:table-cell>
          <table:table-cell office:value-type="float" office:value="2125859" calcext:value-type="float">
            <text:p>2125859</text:p>
          </table:table-cell>
          <table:table-cell office:value-type="float" office:value="2247199" calcext:value-type="float">
            <text:p>2247199</text:p>
          </table:table-cell>
          <table:table-cell office:value-type="float" office:value="824552" calcext:value-type="float">
            <text:p>824552</text:p>
          </table:table-cell>
          <table:table-cell office:value-type="float" office:value="1178015" calcext:value-type="float">
            <text:p>11780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8179" calcext:value-type="float">
            <text:p>928179</text:p>
          </table:table-cell>
          <table:table-cell office:value-type="float" office:value="218241" calcext:value-type="float">
            <text:p>218241</text:p>
          </table:table-cell>
          <table:table-cell office:value-type="float" office:value="2.43900268542799" calcext:value-type="float">
            <text:p>2.43900268542799</text:p>
          </table:table-cell>
          <table:table-cell office:value-type="float" office:value="1.26711085642706" calcext:value-type="float">
            <text:p>1.26711085642706</text:p>
          </table:table-cell>
          <table:table-cell office:value-type="float" office:value="1.33943514101924" calcext:value-type="float">
            <text:p>1.33943514101924</text:p>
          </table:table-cell>
          <table:table-cell office:value-type="float" office:value="0.491471349176329" calcext:value-type="float">
            <text:p>0.491471349176329</text:p>
          </table:table-cell>
          <table:table-cell office:value-type="float" office:value="0.702151739853828" calcext:value-type="float">
            <text:p>0.702151739853828</text:p>
          </table:table-cell>
          <table:table-cell office:value-type="float" office:value="5" calcext:value-type="float">
            <text:p>5</text:p>
          </table:table-cell>
          <table:table-cell office:value-type="float" office:value="0.553237861780865" calcext:value-type="float">
            <text:p>0.553237861780865</text:p>
          </table:table-cell>
          <table:table-cell office:value-type="float" office:value="0.130081788311218" calcext:value-type="float">
            <text:p>0.130081788311218</text:p>
          </table:table-cell>
          <table:table-cell office:value-type="float" office:value="17.8870282038484" calcext:value-type="float">
            <text:p>17.8870282038484</text:p>
          </table:table-cell>
          <table:table-cell office:value-type="float" office:value="-151.705730164734" calcext:value-type="float">
            <text:p>-151.705730164734</text:p>
          </table:table-cell>
          <table:table-cell office:value-type="float" office:value="-109.569652029234" calcext:value-type="float">
            <text:p>-109.569652029234</text:p>
          </table:table-cell>
          <table:table-cell office:value-type="float" office:value="750" calcext:value-type="float">
            <text:p>750</text:p>
          </table:table-cell>
          <table:table-cell office:value-type="float" office:value="-139.352427643827" calcext:value-type="float">
            <text:p>-139.352427643827</text:p>
          </table:table-cell>
        </table:table-row>
        <table:table-row table:style-name="ro1">
          <table:table-cell office:value-type="string" calcext:value-type="string">
            <text:p>2019-12-02 23:15:11</text:p>
          </table:table-cell>
          <table:table-cell office:value-type="float" office:value="24.2253483213717" calcext:value-type="float">
            <text:p>24.2253483213717</text:p>
          </table:table-cell>
          <table:table-cell office:value-type="float" office:value="73.9168902137971" calcext:value-type="float">
            <text:p>73.9168902137971</text:p>
          </table:table-cell>
          <table:table-cell office:value-type="float" office:value="981.573801638069" calcext:value-type="float">
            <text:p>981.573801638069</text:p>
          </table:table-cell>
          <table:table-cell office:value-type="float" office:value="4088786" calcext:value-type="float">
            <text:p>4088786</text:p>
          </table:table-cell>
          <table:table-cell office:value-type="float" office:value="2102188" calcext:value-type="float">
            <text:p>2102188</text:p>
          </table:table-cell>
          <table:table-cell office:value-type="float" office:value="2234519" calcext:value-type="float">
            <text:p>2234519</text:p>
          </table:table-cell>
          <table:table-cell office:value-type="float" office:value="824703" calcext:value-type="float">
            <text:p>824703</text:p>
          </table:table-cell>
          <table:table-cell office:value-type="float" office:value="1180640" calcext:value-type="float">
            <text:p>11806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5176" calcext:value-type="float">
            <text:p>935176</text:p>
          </table:table-cell>
          <table:table-cell office:value-type="float" office:value="218216" calcext:value-type="float">
            <text:p>218216</text:p>
          </table:table-cell>
          <table:table-cell office:value-type="float" office:value="2.43710666145166" calcext:value-type="float">
            <text:p>2.43710666145166</text:p>
          </table:table-cell>
          <table:table-cell office:value-type="float" office:value="1.25300183928035" calcext:value-type="float">
            <text:p>1.25300183928035</text:p>
          </table:table-cell>
          <table:table-cell office:value-type="float" office:value="1.33187727116075" calcext:value-type="float">
            <text:p>1.33187727116075</text:p>
          </table:table-cell>
          <table:table-cell office:value-type="float" office:value="0.491561352200669" calcext:value-type="float">
            <text:p>0.491561352200669</text:p>
          </table:table-cell>
          <table:table-cell office:value-type="float" office:value="0.703716361965699" calcext:value-type="float">
            <text:p>0.703716361965699</text:p>
          </table:table-cell>
          <table:table-cell office:value-type="float" office:value="5" calcext:value-type="float">
            <text:p>5</text:p>
          </table:table-cell>
          <table:table-cell office:value-type="float" office:value="0.557408399272966" calcext:value-type="float">
            <text:p>0.557408399272966</text:p>
          </table:table-cell>
          <table:table-cell office:value-type="float" office:value="0.130066887148248" calcext:value-type="float">
            <text:p>0.130066887148248</text:p>
          </table:table-cell>
          <table:table-cell office:value-type="float" office:value="16.3754542321508" calcext:value-type="float">
            <text:p>16.3754542321508</text:p>
          </table:table-cell>
          <table:table-cell office:value-type="float" office:value="-151.687729559866" calcext:value-type="float">
            <text:p>-151.687729559866</text:p>
          </table:table-cell>
          <table:table-cell office:value-type="float" office:value="-109.25672760686" calcext:value-type="float">
            <text:p>-109.25672760686</text:p>
          </table:table-cell>
          <table:table-cell office:value-type="float" office:value="750" calcext:value-type="float">
            <text:p>750</text:p>
          </table:table-cell>
          <table:table-cell office:value-type="float" office:value="-138.518320145407" calcext:value-type="float">
            <text:p>-138.518320145407</text:p>
          </table:table-cell>
        </table:table-row>
        <table:table-row table:style-name="ro1">
          <table:table-cell office:value-type="string" calcext:value-type="string">
            <text:p>2019-12-02 23:15:12</text:p>
          </table:table-cell>
          <table:table-cell office:value-type="float" office:value="24.2253483213717" calcext:value-type="float">
            <text:p>24.2253483213717</text:p>
          </table:table-cell>
          <table:table-cell office:value-type="float" office:value="73.943573963017" calcext:value-type="float">
            <text:p>73.943573963017</text:p>
          </table:table-cell>
          <table:table-cell office:value-type="float" office:value="981.60125780473" calcext:value-type="float">
            <text:p>981.60125780473</text:p>
          </table:table-cell>
          <table:table-cell office:value-type="float" office:value="4089110" calcext:value-type="float">
            <text:p>4089110</text:p>
          </table:table-cell>
          <table:table-cell office:value-type="float" office:value="2126866" calcext:value-type="float">
            <text:p>2126866</text:p>
          </table:table-cell>
          <table:table-cell office:value-type="float" office:value="2229900" calcext:value-type="float">
            <text:p>2229900</text:p>
          </table:table-cell>
          <table:table-cell office:value-type="float" office:value="825876" calcext:value-type="float">
            <text:p>825876</text:p>
          </table:table-cell>
          <table:table-cell office:value-type="float" office:value="1181140" calcext:value-type="float">
            <text:p>11811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9132" calcext:value-type="float">
            <text:p>939132</text:p>
          </table:table-cell>
          <table:table-cell office:value-type="float" office:value="218291" calcext:value-type="float">
            <text:p>218291</text:p>
          </table:table-cell>
          <table:table-cell office:value-type="float" office:value="2.43729978052375" calcext:value-type="float">
            <text:p>2.43729978052375</text:p>
          </table:table-cell>
          <table:table-cell office:value-type="float" office:value="1.2677110752715" calcext:value-type="float">
            <text:p>1.2677110752715</text:p>
          </table:table-cell>
          <table:table-cell office:value-type="float" office:value="1.32912413229038" calcext:value-type="float">
            <text:p>1.32912413229038</text:p>
          </table:table-cell>
          <table:table-cell office:value-type="float" office:value="0.492260514767231" calcext:value-type="float">
            <text:p>0.492260514767231</text:p>
          </table:table-cell>
          <table:table-cell office:value-type="float" office:value="0.704014385225104" calcext:value-type="float">
            <text:p>0.704014385225104</text:p>
          </table:table-cell>
          <table:table-cell office:value-type="float" office:value="5" calcext:value-type="float">
            <text:p>5</text:p>
          </table:table-cell>
          <table:table-cell office:value-type="float" office:value="0.559766359301372" calcext:value-type="float">
            <text:p>0.559766359301372</text:p>
          </table:table-cell>
          <table:table-cell office:value-type="float" office:value="0.130111590637158" calcext:value-type="float">
            <text:p>0.130111590637158</text:p>
          </table:table-cell>
          <table:table-cell office:value-type="float" office:value="15.8248264580758" calcext:value-type="float">
            <text:p>15.8248264580758</text:p>
          </table:table-cell>
          <table:table-cell office:value-type="float" office:value="-151.547897046554" calcext:value-type="float">
            <text:p>-151.547897046554</text:p>
          </table:table-cell>
          <table:table-cell office:value-type="float" office:value="-109.197122954979" calcext:value-type="float">
            <text:p>-109.197122954979</text:p>
          </table:table-cell>
          <table:table-cell office:value-type="float" office:value="750" calcext:value-type="float">
            <text:p>750</text:p>
          </table:table-cell>
          <table:table-cell office:value-type="float" office:value="-138.046728139726" calcext:value-type="float">
            <text:p>-138.046728139726</text:p>
          </table:table-cell>
        </table:table-row>
        <table:table-row table:style-name="ro1">
          <table:table-cell office:value-type="string" calcext:value-type="string">
            <text:p>2019-12-02 23:15:13</text:p>
          </table:table-cell>
          <table:table-cell office:value-type="float" office:value="24.2152403984219" calcext:value-type="float">
            <text:p>24.2152403984219</text:p>
          </table:table-cell>
          <table:table-cell office:value-type="float" office:value="73.9641059563325" calcext:value-type="float">
            <text:p>73.9641059563325</text:p>
          </table:table-cell>
          <table:table-cell office:value-type="float" office:value="981.584218166744" calcext:value-type="float">
            <text:p>981.584218166744</text:p>
          </table:table-cell>
          <table:table-cell office:value-type="float" office:value="4089946" calcext:value-type="float">
            <text:p>4089946</text:p>
          </table:table-cell>
          <table:table-cell office:value-type="float" office:value="2121481" calcext:value-type="float">
            <text:p>2121481</text:p>
          </table:table-cell>
          <table:table-cell office:value-type="float" office:value="2222976" calcext:value-type="float">
            <text:p>2222976</text:p>
          </table:table-cell>
          <table:table-cell office:value-type="float" office:value="827519" calcext:value-type="float">
            <text:p>827519</text:p>
          </table:table-cell>
          <table:table-cell office:value-type="float" office:value="1183782" calcext:value-type="float">
            <text:p>11837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8532" calcext:value-type="float">
            <text:p>938532</text:p>
          </table:table-cell>
          <table:table-cell office:value-type="float" office:value="218136" calcext:value-type="float">
            <text:p>218136</text:p>
          </table:table-cell>
          <table:table-cell office:value-type="float" office:value="2.43779807541347" calcext:value-type="float">
            <text:p>2.43779807541347</text:p>
          </table:table-cell>
          <table:table-cell office:value-type="float" office:value="1.26450136476771" calcext:value-type="float">
            <text:p>1.26450136476771</text:p>
          </table:table-cell>
          <table:table-cell office:value-type="float" office:value="1.32499710619415" calcext:value-type="float">
            <text:p>1.32499710619415</text:p>
          </table:table-cell>
          <table:table-cell office:value-type="float" office:value="0.493239819197633" calcext:value-type="float">
            <text:p>0.493239819197633</text:p>
          </table:table-cell>
          <table:table-cell office:value-type="float" office:value="0.705589140127795" calcext:value-type="float">
            <text:p>0.705589140127795</text:p>
          </table:table-cell>
          <table:table-cell office:value-type="float" office:value="5" calcext:value-type="float">
            <text:p>5</text:p>
          </table:table-cell>
          <table:table-cell office:value-type="float" office:value="0.559408731390087" calcext:value-type="float">
            <text:p>0.559408731390087</text:p>
          </table:table-cell>
          <table:table-cell office:value-type="float" office:value="0.130019203426743" calcext:value-type="float">
            <text:p>0.130019203426743</text:p>
          </table:table-cell>
          <table:table-cell office:value-type="float" office:value="14.9994212388302" calcext:value-type="float">
            <text:p>14.9994212388302</text:p>
          </table:table-cell>
          <table:table-cell office:value-type="float" office:value="-151.352036160473" calcext:value-type="float">
            <text:p>-151.352036160473</text:p>
          </table:table-cell>
          <table:table-cell office:value-type="float" office:value="-108.882171974441" calcext:value-type="float">
            <text:p>-108.882171974441</text:p>
          </table:table-cell>
          <table:table-cell office:value-type="float" office:value="750" calcext:value-type="float">
            <text:p>750</text:p>
          </table:table-cell>
          <table:table-cell office:value-type="float" office:value="-138.118253721983" calcext:value-type="float">
            <text:p>-138.118253721983</text:p>
          </table:table-cell>
        </table:table-row>
        <table:table-row table:style-name="ro1">
          <table:table-cell office:value-type="string" calcext:value-type="string">
            <text:p>2019-12-02 23:15:15</text:p>
          </table:table-cell>
          <table:table-cell office:value-type="float" office:value="24.2051324766362" calcext:value-type="float">
            <text:p>24.2051324766362</text:p>
          </table:table-cell>
          <table:table-cell office:value-type="float" office:value="73.9899732353448" calcext:value-type="float">
            <text:p>73.9899732353448</text:p>
          </table:table-cell>
          <table:table-cell office:value-type="float" office:value="981.622089244842" calcext:value-type="float">
            <text:p>981.622089244842</text:p>
          </table:table-cell>
          <table:table-cell office:value-type="float" office:value="4089963" calcext:value-type="float">
            <text:p>4089963</text:p>
          </table:table-cell>
          <table:table-cell office:value-type="float" office:value="2115167" calcext:value-type="float">
            <text:p>2115167</text:p>
          </table:table-cell>
          <table:table-cell office:value-type="float" office:value="2217993" calcext:value-type="float">
            <text:p>2217993</text:p>
          </table:table-cell>
          <table:table-cell office:value-type="float" office:value="827865" calcext:value-type="float">
            <text:p>827865</text:p>
          </table:table-cell>
          <table:table-cell office:value-type="float" office:value="1188653" calcext:value-type="float">
            <text:p>1188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1876" calcext:value-type="float">
            <text:p>941876</text:p>
          </table:table-cell>
          <table:table-cell office:value-type="float" office:value="218287" calcext:value-type="float">
            <text:p>218287</text:p>
          </table:table-cell>
          <table:table-cell office:value-type="float" office:value="2.43780820820429" calcext:value-type="float">
            <text:p>2.43780820820429</text:p>
          </table:table-cell>
          <table:table-cell office:value-type="float" office:value="1.26073792704796" calcext:value-type="float">
            <text:p>1.26073792704796</text:p>
          </table:table-cell>
          <table:table-cell office:value-type="float" office:value="1.32202700639093" calcext:value-type="float">
            <text:p>1.32202700639093</text:p>
          </table:table-cell>
          <table:table-cell office:value-type="float" office:value="0.493446051293141" calcext:value-type="float">
            <text:p>0.493446051293141</text:p>
          </table:table-cell>
          <table:table-cell office:value-type="float" office:value="0.708492482720909" calcext:value-type="float">
            <text:p>0.708492482720909</text:p>
          </table:table-cell>
          <table:table-cell office:value-type="float" office:value="5" calcext:value-type="float">
            <text:p>5</text:p>
          </table:table-cell>
          <table:table-cell office:value-type="float" office:value="0.561401910948981" calcext:value-type="float">
            <text:p>0.561401910948981</text:p>
          </table:table-cell>
          <table:table-cell office:value-type="float" office:value="0.130109206451083" calcext:value-type="float">
            <text:p>0.130109206451083</text:p>
          </table:table-cell>
          <table:table-cell office:value-type="float" office:value="14.405401278186" calcext:value-type="float">
            <text:p>14.405401278186</text:p>
          </table:table-cell>
          <table:table-cell office:value-type="float" office:value="-151.310789741372" calcext:value-type="float">
            <text:p>-151.310789741372</text:p>
          </table:table-cell>
          <table:table-cell office:value-type="float" office:value="-108.301503455818" calcext:value-type="float">
            <text:p>-108.301503455818</text:p>
          </table:table-cell>
          <table:table-cell office:value-type="float" office:value="750" calcext:value-type="float">
            <text:p>750</text:p>
          </table:table-cell>
          <table:table-cell office:value-type="float" office:value="-137.719617810204" calcext:value-type="float">
            <text:p>-137.719617810204</text:p>
          </table:table-cell>
        </table:table-row>
        <table:table-row table:style-name="ro1">
          <table:table-cell office:value-type="string" calcext:value-type="string">
            <text:p>2019-12-02 23:15:16</text:p>
          </table:table-cell>
          <table:table-cell office:value-type="float" office:value="24.1950245560147" calcext:value-type="float">
            <text:p>24.1950245560147</text:p>
          </table:table-cell>
          <table:table-cell office:value-type="float" office:value="74.0371840017076" calcext:value-type="float">
            <text:p>74.0371840017076</text:p>
          </table:table-cell>
          <table:table-cell office:value-type="float" office:value="981.577594150131" calcext:value-type="float">
            <text:p>981.577594150131</text:p>
          </table:table-cell>
          <table:table-cell office:value-type="float" office:value="4089695" calcext:value-type="float">
            <text:p>4089695</text:p>
          </table:table-cell>
          <table:table-cell office:value-type="float" office:value="2129988" calcext:value-type="float">
            <text:p>2129988</text:p>
          </table:table-cell>
          <table:table-cell office:value-type="float" office:value="2217402" calcext:value-type="float">
            <text:p>2217402</text:p>
          </table:table-cell>
          <table:table-cell office:value-type="float" office:value="829273" calcext:value-type="float">
            <text:p>829273</text:p>
          </table:table-cell>
          <table:table-cell office:value-type="float" office:value="1189868" calcext:value-type="float">
            <text:p>11898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3016" calcext:value-type="float">
            <text:p>943016</text:p>
          </table:table-cell>
          <table:table-cell office:value-type="float" office:value="218292" calcext:value-type="float">
            <text:p>218292</text:p>
          </table:table-cell>
          <table:table-cell office:value-type="float" office:value="2.43764846773725" calcext:value-type="float">
            <text:p>2.43764846773725</text:p>
          </table:table-cell>
          <table:table-cell office:value-type="float" office:value="1.26957193250322" calcext:value-type="float">
            <text:p>1.26957193250322</text:p>
          </table:table-cell>
          <table:table-cell office:value-type="float" office:value="1.32167474289831" calcext:value-type="float">
            <text:p>1.32167474289831</text:p>
          </table:table-cell>
          <table:table-cell office:value-type="float" office:value="0.494285284791623" calcext:value-type="float">
            <text:p>0.494285284791623</text:p>
          </table:table-cell>
          <table:table-cell office:value-type="float" office:value="0.709216679241261" calcext:value-type="float">
            <text:p>0.709216679241261</text:p>
          </table:table-cell>
          <table:table-cell office:value-type="float" office:value="5" calcext:value-type="float">
            <text:p>5</text:p>
          </table:table-cell>
          <table:table-cell office:value-type="float" office:value="0.562081403980423" calcext:value-type="float">
            <text:p>0.562081403980423</text:p>
          </table:table-cell>
          <table:table-cell office:value-type="float" office:value="0.130112186683677" calcext:value-type="float">
            <text:p>0.130112186683677</text:p>
          </table:table-cell>
          <table:table-cell office:value-type="float" office:value="14.3349485796629" calcext:value-type="float">
            <text:p>14.3349485796629</text:p>
          </table:table-cell>
          <table:table-cell office:value-type="float" office:value="-151.142943041675" calcext:value-type="float">
            <text:p>-151.142943041675</text:p>
          </table:table-cell>
          <table:table-cell office:value-type="float" office:value="-108.156664151748" calcext:value-type="float">
            <text:p>-108.156664151748</text:p>
          </table:table-cell>
          <table:table-cell office:value-type="float" office:value="750" calcext:value-type="float">
            <text:p>750</text:p>
          </table:table-cell>
          <table:table-cell office:value-type="float" office:value="-137.583719203916" calcext:value-type="float">
            <text:p>-137.583719203916</text:p>
          </table:table-cell>
        </table:table-row>
        <table:table-row table:style-name="ro1">
          <table:table-cell office:value-type="string" calcext:value-type="string">
            <text:p>2019-12-02 23:15:17</text:p>
          </table:table-cell>
          <table:table-cell office:value-type="float" office:value="24.1950245560147" calcext:value-type="float">
            <text:p>24.1950245560147</text:p>
          </table:table-cell>
          <table:table-cell office:value-type="float" office:value="74.0585288000436" calcext:value-type="float">
            <text:p>74.0585288000436</text:p>
          </table:table-cell>
          <table:table-cell office:value-type="float" office:value="981.550139334416" calcext:value-type="float">
            <text:p>981.550139334416</text:p>
          </table:table-cell>
          <table:table-cell office:value-type="float" office:value="4091380" calcext:value-type="float">
            <text:p>4091380</text:p>
          </table:table-cell>
          <table:table-cell office:value-type="float" office:value="2106487" calcext:value-type="float">
            <text:p>2106487</text:p>
          </table:table-cell>
          <table:table-cell office:value-type="float" office:value="2213269" calcext:value-type="float">
            <text:p>2213269</text:p>
          </table:table-cell>
          <table:table-cell office:value-type="float" office:value="831313" calcext:value-type="float">
            <text:p>831313</text:p>
          </table:table-cell>
          <table:table-cell office:value-type="float" office:value="1193322" calcext:value-type="float">
            <text:p>11933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8106" calcext:value-type="float">
            <text:p>938106</text:p>
          </table:table-cell>
          <table:table-cell office:value-type="float" office:value="218280" calcext:value-type="float">
            <text:p>218280</text:p>
          </table:table-cell>
          <table:table-cell office:value-type="float" office:value="2.43865280612145" calcext:value-type="float">
            <text:p>2.43865280612145</text:p>
          </table:table-cell>
          <table:table-cell office:value-type="float" office:value="1.2555642432647" calcext:value-type="float">
            <text:p>1.2555642432647</text:p>
          </table:table-cell>
          <table:table-cell office:value-type="float" office:value="1.31921128263608" calcext:value-type="float">
            <text:p>1.31921128263608</text:p>
          </table:table-cell>
          <table:table-cell office:value-type="float" office:value="0.495501219689992" calcext:value-type="float">
            <text:p>0.495501219689992</text:p>
          </table:table-cell>
          <table:table-cell office:value-type="float" office:value="0.711275423917225" calcext:value-type="float">
            <text:p>0.711275423917225</text:p>
          </table:table-cell>
          <table:table-cell office:value-type="float" office:value="5" calcext:value-type="float">
            <text:p>5</text:p>
          </table:table-cell>
          <table:table-cell office:value-type="float" office:value="0.559154815573074" calcext:value-type="float">
            <text:p>0.559154815573074</text:p>
          </table:table-cell>
          <table:table-cell office:value-type="float" office:value="0.130105034125451" calcext:value-type="float">
            <text:p>0.130105034125451</text:p>
          </table:table-cell>
          <table:table-cell office:value-type="float" office:value="13.842256527216" calcext:value-type="float">
            <text:p>13.842256527216</text:p>
          </table:table-cell>
          <table:table-cell office:value-type="float" office:value="-150.899756062002" calcext:value-type="float">
            <text:p>-150.899756062002</text:p>
          </table:table-cell>
          <table:table-cell office:value-type="float" office:value="-107.744915216555" calcext:value-type="float">
            <text:p>-107.744915216555</text:p>
          </table:table-cell>
          <table:table-cell office:value-type="float" office:value="750" calcext:value-type="float">
            <text:p>750</text:p>
          </table:table-cell>
          <table:table-cell office:value-type="float" office:value="-138.169036885385" calcext:value-type="float">
            <text:p>-138.169036885385</text:p>
          </table:table-cell>
        </table:table-row>
        <table:table-row table:style-name="ro1">
          <table:table-cell office:value-type="string" calcext:value-type="string">
            <text:p>2019-12-02 23:15:19</text:p>
          </table:table-cell>
          <table:table-cell office:value-type="float" office:value="24.1697547595541" calcext:value-type="float">
            <text:p>24.1697547595541</text:p>
          </table:table-cell>
          <table:table-cell office:value-type="float" office:value="74.0991727225209" calcext:value-type="float">
            <text:p>74.0991727225209</text:p>
          </table:table-cell>
          <table:table-cell office:value-type="float" office:value="981.53499529787" calcext:value-type="float">
            <text:p>981.53499529787</text:p>
          </table:table-cell>
          <table:table-cell office:value-type="float" office:value="4089739" calcext:value-type="float">
            <text:p>4089739</text:p>
          </table:table-cell>
          <table:table-cell office:value-type="float" office:value="2109034" calcext:value-type="float">
            <text:p>2109034</text:p>
          </table:table-cell>
          <table:table-cell office:value-type="float" office:value="2215511" calcext:value-type="float">
            <text:p>2215511</text:p>
          </table:table-cell>
          <table:table-cell office:value-type="float" office:value="831250" calcext:value-type="float">
            <text:p>831250</text:p>
          </table:table-cell>
          <table:table-cell office:value-type="float" office:value="1199175" calcext:value-type="float">
            <text:p>11991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0637" calcext:value-type="float">
            <text:p>940637</text:p>
          </table:table-cell>
          <table:table-cell office:value-type="float" office:value="218356" calcext:value-type="float">
            <text:p>218356</text:p>
          </table:table-cell>
          <table:table-cell office:value-type="float" office:value="2.43767469378408" calcext:value-type="float">
            <text:p>2.43767469378408</text:p>
          </table:table-cell>
          <table:table-cell office:value-type="float" office:value="1.25708237374811" calcext:value-type="float">
            <text:p>1.25708237374811</text:p>
          </table:table-cell>
          <table:table-cell office:value-type="float" office:value="1.32054761893125" calcext:value-type="float">
            <text:p>1.32054761893125</text:p>
          </table:table-cell>
          <table:table-cell office:value-type="float" office:value="0.495463668759307" calcext:value-type="float">
            <text:p>0.495463668759307</text:p>
          </table:table-cell>
          <table:table-cell office:value-type="float" office:value="0.714764084191809" calcext:value-type="float">
            <text:p>0.714764084191809</text:p>
          </table:table-cell>
          <table:table-cell office:value-type="float" office:value="5" calcext:value-type="float">
            <text:p>5</text:p>
          </table:table-cell>
          <table:table-cell office:value-type="float" office:value="0.560663409312178" calcext:value-type="float">
            <text:p>0.560663409312178</text:p>
          </table:table-cell>
          <table:table-cell office:value-type="float" office:value="0.130150333660881" calcext:value-type="float">
            <text:p>0.130150333660881</text:p>
          </table:table-cell>
          <table:table-cell office:value-type="float" office:value="14.1095237862496" calcext:value-type="float">
            <text:p>14.1095237862496</text:p>
          </table:table-cell>
          <table:table-cell office:value-type="float" office:value="-150.907266248139" calcext:value-type="float">
            <text:p>-150.907266248139</text:p>
          </table:table-cell>
          <table:table-cell office:value-type="float" office:value="-107.047183161638" calcext:value-type="float">
            <text:p>-107.047183161638</text:p>
          </table:table-cell>
          <table:table-cell office:value-type="float" office:value="750" calcext:value-type="float">
            <text:p>750</text:p>
          </table:table-cell>
          <table:table-cell office:value-type="float" office:value="-137.867318137564" calcext:value-type="float">
            <text:p>-137.867318137564</text:p>
          </table:table-cell>
        </table:table-row>
        <table:table-row table:style-name="ro1">
          <table:table-cell office:value-type="string" calcext:value-type="string">
            <text:p>2019-12-02 23:15:20</text:p>
          </table:table-cell>
          <table:table-cell office:value-type="float" office:value="24.1596468430071" calcext:value-type="float">
            <text:p>24.1596468430071</text:p>
          </table:table-cell>
          <table:table-cell office:value-type="float" office:value="74.1090259239511" calcext:value-type="float">
            <text:p>74.1090259239511</text:p>
          </table:table-cell>
          <table:table-cell office:value-type="float" office:value="981.517956015865" calcext:value-type="float">
            <text:p>981.517956015865</text:p>
          </table:table-cell>
          <table:table-cell office:value-type="float" office:value="4089298" calcext:value-type="float">
            <text:p>4089298</text:p>
          </table:table-cell>
          <table:table-cell office:value-type="float" office:value="2103781" calcext:value-type="float">
            <text:p>2103781</text:p>
          </table:table-cell>
          <table:table-cell office:value-type="float" office:value="2217110" calcext:value-type="float">
            <text:p>2217110</text:p>
          </table:table-cell>
          <table:table-cell office:value-type="float" office:value="831876" calcext:value-type="float">
            <text:p>831876</text:p>
          </table:table-cell>
          <table:table-cell office:value-type="float" office:value="1200010" calcext:value-type="float">
            <text:p>12000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5266" calcext:value-type="float">
            <text:p>945266</text:p>
          </table:table-cell>
          <table:table-cell office:value-type="float" office:value="218409" calcext:value-type="float">
            <text:p>218409</text:p>
          </table:table-cell>
          <table:table-cell office:value-type="float" office:value="2.43741183726929" calcext:value-type="float">
            <text:p>2.43741183726929</text:p>
          </table:table-cell>
          <table:table-cell office:value-type="float" office:value="1.25395134138481" calcext:value-type="float">
            <text:p>1.25395134138481</text:p>
          </table:table-cell>
          <table:table-cell office:value-type="float" office:value="1.32150069731482" calcext:value-type="float">
            <text:p>1.32150069731482</text:p>
          </table:table-cell>
          <table:table-cell office:value-type="float" office:value="0.495836793880081" calcext:value-type="float">
            <text:p>0.495836793880081</text:p>
          </table:table-cell>
          <table:table-cell office:value-type="float" office:value="0.715261783035014" calcext:value-type="float">
            <text:p>0.715261783035014</text:p>
          </table:table-cell>
          <table:table-cell office:value-type="float" office:value="5" calcext:value-type="float">
            <text:p>5</text:p>
          </table:table-cell>
          <table:table-cell office:value-type="float" office:value="0.563422508647741" calcext:value-type="float">
            <text:p>0.563422508647741</text:p>
          </table:table-cell>
          <table:table-cell office:value-type="float" office:value="0.130181924126378" calcext:value-type="float">
            <text:p>0.130181924126378</text:p>
          </table:table-cell>
          <table:table-cell office:value-type="float" office:value="14.3001394629645" calcext:value-type="float">
            <text:p>14.3001394629645</text:p>
          </table:table-cell>
          <table:table-cell office:value-type="float" office:value="-150.832641223984" calcext:value-type="float">
            <text:p>-150.832641223984</text:p>
          </table:table-cell>
          <table:table-cell office:value-type="float" office:value="-106.947643392997" calcext:value-type="float">
            <text:p>-106.947643392997</text:p>
          </table:table-cell>
          <table:table-cell office:value-type="float" office:value="750" calcext:value-type="float">
            <text:p>750</text:p>
          </table:table-cell>
          <table:table-cell office:value-type="float" office:value="-137.315498270452" calcext:value-type="float">
            <text:p>-137.315498270452</text:p>
          </table:table-cell>
        </table:table-row>
        <table:table-row table:style-name="ro1">
          <table:table-cell office:value-type="string" calcext:value-type="string">
            <text:p>2019-12-02 23:15:21</text:p>
          </table:table-cell>
          <table:table-cell office:value-type="float" office:value="24.1545928851701" calcext:value-type="float">
            <text:p>24.1545928851701</text:p>
          </table:table-cell>
          <table:table-cell office:value-type="float" office:value="74.135294692424" calcext:value-type="float">
            <text:p>74.135294692424</text:p>
          </table:table-cell>
          <table:table-cell office:value-type="float" office:value="981.591795517177" calcext:value-type="float">
            <text:p>981.591795517177</text:p>
          </table:table-cell>
          <table:table-cell office:value-type="float" office:value="4095560" calcext:value-type="float">
            <text:p>4095560</text:p>
          </table:table-cell>
          <table:table-cell office:value-type="float" office:value="2127023" calcext:value-type="float">
            <text:p>2127023</text:p>
          </table:table-cell>
          <table:table-cell office:value-type="float" office:value="2218603" calcext:value-type="float">
            <text:p>2218603</text:p>
          </table:table-cell>
          <table:table-cell office:value-type="float" office:value="833152" calcext:value-type="float">
            <text:p>833152</text:p>
          </table:table-cell>
          <table:table-cell office:value-type="float" office:value="1199985" calcext:value-type="float">
            <text:p>11999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8321" calcext:value-type="float">
            <text:p>948321</text:p>
          </table:table-cell>
          <table:table-cell office:value-type="float" office:value="218307" calcext:value-type="float">
            <text:p>218307</text:p>
          </table:table-cell>
          <table:table-cell office:value-type="float" office:value="2.44114428057006" calcext:value-type="float">
            <text:p>2.44114428057006</text:p>
          </table:table-cell>
          <table:table-cell office:value-type="float" office:value="1.26780465457495" calcext:value-type="float">
            <text:p>1.26780465457495</text:p>
          </table:table-cell>
          <table:table-cell office:value-type="float" office:value="1.3223905947674" calcext:value-type="float">
            <text:p>1.3223905947674</text:p>
          </table:table-cell>
          <table:table-cell office:value-type="float" office:value="0.49659734923808" calcext:value-type="float">
            <text:p>0.49659734923808</text:p>
          </table:table-cell>
          <table:table-cell office:value-type="float" office:value="0.715246881872044" calcext:value-type="float">
            <text:p>0.715246881872044</text:p>
          </table:table-cell>
          <table:table-cell office:value-type="float" office:value="5" calcext:value-type="float">
            <text:p>5</text:p>
          </table:table-cell>
          <table:table-cell office:value-type="float" office:value="0.5652434307627" calcext:value-type="float">
            <text:p>0.5652434307627</text:p>
          </table:table-cell>
          <table:table-cell office:value-type="float" office:value="0.130121127381459" calcext:value-type="float">
            <text:p>0.130121127381459</text:p>
          </table:table-cell>
          <table:table-cell office:value-type="float" office:value="14.4781189534806" calcext:value-type="float">
            <text:p>14.4781189534806</text:p>
          </table:table-cell>
          <table:table-cell office:value-type="float" office:value="-150.680530152384" calcext:value-type="float">
            <text:p>-150.680530152384</text:p>
          </table:table-cell>
          <table:table-cell office:value-type="float" office:value="-106.950623625591" calcext:value-type="float">
            <text:p>-106.950623625591</text:p>
          </table:table-cell>
          <table:table-cell office:value-type="float" office:value="750" calcext:value-type="float">
            <text:p>750</text:p>
          </table:table-cell>
          <table:table-cell office:value-type="float" office:value="-136.95131384746" calcext:value-type="float">
            <text:p>-136.95131384746</text:p>
          </table:table-cell>
        </table:table-row>
        <table:table-row table:style-name="ro1">
          <table:table-cell office:value-type="string" calcext:value-type="string">
            <text:p>2019-12-02 23:15:22</text:p>
          </table:table-cell>
          <table:table-cell office:value-type="float" office:value="24.1545928851701" calcext:value-type="float">
            <text:p>24.1545928851701</text:p>
          </table:table-cell>
          <table:table-cell office:value-type="float" office:value="74.1833145369758" calcext:value-type="float">
            <text:p>74.1833145369758</text:p>
          </table:table-cell>
          <table:table-cell office:value-type="float" office:value="981.564342466547" calcext:value-type="float">
            <text:p>981.564342466547</text:p>
          </table:table-cell>
          <table:table-cell office:value-type="float" office:value="4090245" calcext:value-type="float">
            <text:p>4090245</text:p>
          </table:table-cell>
          <table:table-cell office:value-type="float" office:value="2111517" calcext:value-type="float">
            <text:p>2111517</text:p>
          </table:table-cell>
          <table:table-cell office:value-type="float" office:value="2221576" calcext:value-type="float">
            <text:p>2221576</text:p>
          </table:table-cell>
          <table:table-cell office:value-type="float" office:value="835051" calcext:value-type="float">
            <text:p>835051</text:p>
          </table:table-cell>
          <table:table-cell office:value-type="float" office:value="1201470" calcext:value-type="float">
            <text:p>12014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5527" calcext:value-type="float">
            <text:p>945527</text:p>
          </table:table-cell>
          <table:table-cell office:value-type="float" office:value="218298" calcext:value-type="float">
            <text:p>218298</text:p>
          </table:table-cell>
          <table:table-cell office:value-type="float" office:value="2.4379762933226" calcext:value-type="float">
            <text:p>2.4379762933226</text:p>
          </table:table-cell>
          <table:table-cell office:value-type="float" office:value="1.25856235725431" calcext:value-type="float">
            <text:p>1.25856235725431</text:p>
          </table:table-cell>
          <table:table-cell office:value-type="float" office:value="1.32416264106782" calcext:value-type="float">
            <text:p>1.32416264106782</text:p>
          </table:table-cell>
          <table:table-cell office:value-type="float" office:value="0.497729241577296" calcext:value-type="float">
            <text:p>0.497729241577296</text:p>
          </table:table-cell>
          <table:table-cell office:value-type="float" office:value="0.716132010952474" calcext:value-type="float">
            <text:p>0.716132010952474</text:p>
          </table:table-cell>
          <table:table-cell office:value-type="float" office:value="5" calcext:value-type="float">
            <text:p>5</text:p>
          </table:table-cell>
          <table:table-cell office:value-type="float" office:value="0.56357807678915" calcext:value-type="float">
            <text:p>0.56357807678915</text:p>
          </table:table-cell>
          <table:table-cell office:value-type="float" office:value="0.13011576296279" calcext:value-type="float">
            <text:p>0.13011576296279</text:p>
          </table:table-cell>
          <table:table-cell office:value-type="float" office:value="14.832528213564" calcext:value-type="float">
            <text:p>14.832528213564</text:p>
          </table:table-cell>
          <table:table-cell office:value-type="float" office:value="-150.454151684541" calcext:value-type="float">
            <text:p>-150.454151684541</text:p>
          </table:table-cell>
          <table:table-cell office:value-type="float" office:value="-106.773597809505" calcext:value-type="float">
            <text:p>-106.773597809505</text:p>
          </table:table-cell>
          <table:table-cell office:value-type="float" office:value="750" calcext:value-type="float">
            <text:p>750</text:p>
          </table:table-cell>
          <table:table-cell office:value-type="float" office:value="-137.28438464217" calcext:value-type="float">
            <text:p>-137.28438464217</text:p>
          </table:table-cell>
        </table:table-row>
        <table:table-row table:style-name="ro1">
          <table:table-cell office:value-type="string" calcext:value-type="string">
            <text:p>2019-12-02 23:15:24</text:p>
          </table:table-cell>
          <table:table-cell office:value-type="float" office:value="24.164700801135" calcext:value-type="float">
            <text:p>24.164700801135</text:p>
          </table:table-cell>
          <table:table-cell office:value-type="float" office:value="74.189470258437" calcext:value-type="float">
            <text:p>74.189470258437</text:p>
          </table:table-cell>
          <table:table-cell office:value-type="float" office:value="981.553929103162" calcext:value-type="float">
            <text:p>981.553929103162</text:p>
          </table:table-cell>
          <table:table-cell office:value-type="float" office:value="4089460" calcext:value-type="float">
            <text:p>4089460</text:p>
          </table:table-cell>
          <table:table-cell office:value-type="float" office:value="2111387" calcext:value-type="float">
            <text:p>2111387</text:p>
          </table:table-cell>
          <table:table-cell office:value-type="float" office:value="2226369" calcext:value-type="float">
            <text:p>2226369</text:p>
          </table:table-cell>
          <table:table-cell office:value-type="float" office:value="835388" calcext:value-type="float">
            <text:p>835388</text:p>
          </table:table-cell>
          <table:table-cell office:value-type="float" office:value="1208829" calcext:value-type="float">
            <text:p>12088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4112" calcext:value-type="float">
            <text:p>944112</text:p>
          </table:table-cell>
          <table:table-cell office:value-type="float" office:value="218440" calcext:value-type="float">
            <text:p>218440</text:p>
          </table:table-cell>
          <table:table-cell office:value-type="float" office:value="2.43750839680533" calcext:value-type="float">
            <text:p>2.43750839680533</text:p>
          </table:table-cell>
          <table:table-cell office:value-type="float" office:value="1.25848487120686" calcext:value-type="float">
            <text:p>1.25848487120686</text:p>
          </table:table-cell>
          <table:table-cell office:value-type="float" office:value="1.32701949203247" calcext:value-type="float">
            <text:p>1.32701949203247</text:p>
          </table:table-cell>
          <table:table-cell office:value-type="float" office:value="0.497930109254135" calcext:value-type="float">
            <text:p>0.497930109254135</text:p>
          </table:table-cell>
          <table:table-cell office:value-type="float" office:value="0.720518317284383" calcext:value-type="float">
            <text:p>0.720518317284383</text:p>
          </table:table-cell>
          <table:table-cell office:value-type="float" office:value="5" calcext:value-type="float">
            <text:p>5</text:p>
          </table:table-cell>
          <table:table-cell office:value-type="float" office:value="0.562734670965036" calcext:value-type="float">
            <text:p>0.562734670965036</text:p>
          </table:table-cell>
          <table:table-cell office:value-type="float" office:value="0.130200401568461" calcext:value-type="float">
            <text:p>0.130200401568461</text:p>
          </table:table-cell>
          <table:table-cell office:value-type="float" office:value="15.4038984064935" calcext:value-type="float">
            <text:p>15.4038984064935</text:p>
          </table:table-cell>
          <table:table-cell office:value-type="float" office:value="-150.413978149173" calcext:value-type="float">
            <text:p>-150.413978149173</text:p>
          </table:table-cell>
          <table:table-cell office:value-type="float" office:value="-105.896336543123" calcext:value-type="float">
            <text:p>-105.896336543123</text:p>
          </table:table-cell>
          <table:table-cell office:value-type="float" office:value="750" calcext:value-type="float">
            <text:p>750</text:p>
          </table:table-cell>
          <table:table-cell office:value-type="float" office:value="-137.453065806993" calcext:value-type="float">
            <text:p>-137.453065806993</text:p>
          </table:table-cell>
        </table:table-row>
        <table:table-row table:style-name="ro1">
          <table:table-cell office:value-type="string" calcext:value-type="string">
            <text:p>2019-12-02 23:15:25</text:p>
          </table:table-cell>
          <table:table-cell office:value-type="float" office:value="24.1495389276242" calcext:value-type="float">
            <text:p>24.1495389276242</text:p>
          </table:table-cell>
          <table:table-cell office:value-type="float" office:value="74.2415937972816" calcext:value-type="float">
            <text:p>74.2415937972816</text:p>
          </table:table-cell>
          <table:table-cell office:value-type="float" office:value="981.610728125905" calcext:value-type="float">
            <text:p>981.610728125905</text:p>
          </table:table-cell>
          <table:table-cell office:value-type="float" office:value="4095782" calcext:value-type="float">
            <text:p>4095782</text:p>
          </table:table-cell>
          <table:table-cell office:value-type="float" office:value="2120473" calcext:value-type="float">
            <text:p>2120473</text:p>
          </table:table-cell>
          <table:table-cell office:value-type="float" office:value="2228773" calcext:value-type="float">
            <text:p>2228773</text:p>
          </table:table-cell>
          <table:table-cell office:value-type="float" office:value="835796" calcext:value-type="float">
            <text:p>835796</text:p>
          </table:table-cell>
          <table:table-cell office:value-type="float" office:value="1207898" calcext:value-type="float">
            <text:p>12078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0855" calcext:value-type="float">
            <text:p>950855</text:p>
          </table:table-cell>
          <table:table-cell office:value-type="float" office:value="218437" calcext:value-type="float">
            <text:p>218437</text:p>
          </table:table-cell>
          <table:table-cell office:value-type="float" office:value="2.44127660289724" calcext:value-type="float">
            <text:p>2.44127660289724</text:p>
          </table:table-cell>
          <table:table-cell office:value-type="float" office:value="1.26390054987676" calcext:value-type="float">
            <text:p>1.26390054987676</text:p>
          </table:table-cell>
          <table:table-cell office:value-type="float" office:value="1.32845238786368" calcext:value-type="float">
            <text:p>1.32845238786368</text:p>
          </table:table-cell>
          <table:table-cell office:value-type="float" office:value="0.498173296233809" calcext:value-type="float">
            <text:p>0.498173296233809</text:p>
          </table:table-cell>
          <table:table-cell office:value-type="float" office:value="0.719963397975373" calcext:value-type="float">
            <text:p>0.719963397975373</text:p>
          </table:table-cell>
          <table:table-cell office:value-type="float" office:value="5" calcext:value-type="float">
            <text:p>5</text:p>
          </table:table-cell>
          <table:table-cell office:value-type="float" office:value="0.56675381264136" calcext:value-type="float">
            <text:p>0.56675381264136</text:p>
          </table:table-cell>
          <table:table-cell office:value-type="float" office:value="0.130198613428904" calcext:value-type="float">
            <text:p>0.130198613428904</text:p>
          </table:table-cell>
          <table:table-cell office:value-type="float" office:value="15.6904775727365" calcext:value-type="float">
            <text:p>15.6904775727365</text:p>
          </table:table-cell>
          <table:table-cell office:value-type="float" office:value="-150.365340753238" calcext:value-type="float">
            <text:p>-150.365340753238</text:p>
          </table:table-cell>
          <table:table-cell office:value-type="float" office:value="-106.007320404925" calcext:value-type="float">
            <text:p>-106.007320404925</text:p>
          </table:table-cell>
          <table:table-cell office:value-type="float" office:value="750" calcext:value-type="float">
            <text:p>750</text:p>
          </table:table-cell>
          <table:table-cell office:value-type="float" office:value="-136.649237471728" calcext:value-type="float">
            <text:p>-136.649237471728</text:p>
          </table:table-cell>
        </table:table-row>
        <table:table-row table:style-name="ro1">
          <table:table-cell office:value-type="string" calcext:value-type="string">
            <text:p>2019-12-02 23:15:26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2411830625195" calcext:value-type="float">
            <text:p>74.2411830625195</text:p>
          </table:table-cell>
          <table:table-cell office:value-type="float" office:value="981.547302491435" calcext:value-type="float">
            <text:p>981.547302491435</text:p>
          </table:table-cell>
          <table:table-cell office:value-type="float" office:value="4088873" calcext:value-type="float">
            <text:p>4088873</text:p>
          </table:table-cell>
          <table:table-cell office:value-type="float" office:value="2128849" calcext:value-type="float">
            <text:p>2128849</text:p>
          </table:table-cell>
          <table:table-cell office:value-type="float" office:value="2226141" calcext:value-type="float">
            <text:p>2226141</text:p>
          </table:table-cell>
          <table:table-cell office:value-type="float" office:value="837314" calcext:value-type="float">
            <text:p>837314</text:p>
          </table:table-cell>
          <table:table-cell office:value-type="float" office:value="1208413" calcext:value-type="float">
            <text:p>12084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1851" calcext:value-type="float">
            <text:p>951851</text:p>
          </table:table-cell>
          <table:table-cell office:value-type="float" office:value="218384" calcext:value-type="float">
            <text:p>218384</text:p>
          </table:table-cell>
          <table:table-cell office:value-type="float" office:value="2.43715851749879" calcext:value-type="float">
            <text:p>2.43715851749879</text:p>
          </table:table-cell>
          <table:table-cell office:value-type="float" office:value="1.26889303551829" calcext:value-type="float">
            <text:p>1.26889303551829</text:p>
          </table:table-cell>
          <table:table-cell office:value-type="float" office:value="1.32688359342618" calcext:value-type="float">
            <text:p>1.32688359342618</text:p>
          </table:table-cell>
          <table:table-cell office:value-type="float" office:value="0.499078094849359" calcext:value-type="float">
            <text:p>0.499078094849359</text:p>
          </table:table-cell>
          <table:table-cell office:value-type="float" office:value="0.720270361932559" calcext:value-type="float">
            <text:p>0.720270361932559</text:p>
          </table:table-cell>
          <table:table-cell office:value-type="float" office:value="5" calcext:value-type="float">
            <text:p>5</text:p>
          </table:table-cell>
          <table:table-cell office:value-type="float" office:value="0.567347474974093" calcext:value-type="float">
            <text:p>0.567347474974093</text:p>
          </table:table-cell>
          <table:table-cell office:value-type="float" office:value="0.130167022963407" calcext:value-type="float">
            <text:p>0.130167022963407</text:p>
          </table:table-cell>
          <table:table-cell office:value-type="float" office:value="15.3767186852358" calcext:value-type="float">
            <text:p>15.3767186852358</text:p>
          </table:table-cell>
          <table:table-cell office:value-type="float" office:value="-150.184381030128" calcext:value-type="float">
            <text:p>-150.184381030128</text:p>
          </table:table-cell>
          <table:table-cell office:value-type="float" office:value="-105.945927613488" calcext:value-type="float">
            <text:p>-105.945927613488</text:p>
          </table:table-cell>
          <table:table-cell office:value-type="float" office:value="750" calcext:value-type="float">
            <text:p>750</text:p>
          </table:table-cell>
          <table:table-cell office:value-type="float" office:value="-136.530505005181" calcext:value-type="float">
            <text:p>-136.530505005181</text:p>
          </table:table-cell>
        </table:table-row>
        <table:table-row table:style-name="ro1">
          <table:table-cell office:value-type="string" calcext:value-type="string">
            <text:p>2019-12-02 23:15:27</text:p>
          </table:table-cell>
          <table:table-cell office:value-type="float" office:value="24.1343770567328" calcext:value-type="float">
            <text:p>24.1343770567328</text:p>
          </table:table-cell>
          <table:table-cell office:value-type="float" office:value="74.277707526722" calcext:value-type="float">
            <text:p>74.277707526722</text:p>
          </table:table-cell>
          <table:table-cell office:value-type="float" office:value="981.612619136079" calcext:value-type="float">
            <text:p>981.612619136079</text:p>
          </table:table-cell>
          <table:table-cell office:value-type="float" office:value="4089875" calcext:value-type="float">
            <text:p>4089875</text:p>
          </table:table-cell>
          <table:table-cell office:value-type="float" office:value="2126166" calcext:value-type="float">
            <text:p>2126166</text:p>
          </table:table-cell>
          <table:table-cell office:value-type="float" office:value="2230636" calcext:value-type="float">
            <text:p>2230636</text:p>
          </table:table-cell>
          <table:table-cell office:value-type="float" office:value="837442" calcext:value-type="float">
            <text:p>837442</text:p>
          </table:table-cell>
          <table:table-cell office:value-type="float" office:value="1209832" calcext:value-type="float">
            <text:p>1209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1643" calcext:value-type="float">
            <text:p>951643</text:p>
          </table:table-cell>
          <table:table-cell office:value-type="float" office:value="218362" calcext:value-type="float">
            <text:p>218362</text:p>
          </table:table-cell>
          <table:table-cell office:value-type="float" office:value="2.43775575611064" calcext:value-type="float">
            <text:p>2.43775575611064</text:p>
          </table:table-cell>
          <table:table-cell office:value-type="float" office:value="1.26729384270833" calcext:value-type="float">
            <text:p>1.26729384270833</text:p>
          </table:table-cell>
          <table:table-cell office:value-type="float" office:value="1.32956282252822" calcext:value-type="float">
            <text:p>1.32956282252822</text:p>
          </table:table-cell>
          <table:table-cell office:value-type="float" office:value="0.499154388803767" calcext:value-type="float">
            <text:p>0.499154388803767</text:p>
          </table:table-cell>
          <table:table-cell office:value-type="float" office:value="0.721116151942748" calcext:value-type="float">
            <text:p>0.721116151942748</text:p>
          </table:table-cell>
          <table:table-cell office:value-type="float" office:value="5" calcext:value-type="float">
            <text:p>5</text:p>
          </table:table-cell>
          <table:table-cell office:value-type="float" office:value="0.567223497298181" calcext:value-type="float">
            <text:p>0.567223497298181</text:p>
          </table:table-cell>
          <table:table-cell office:value-type="float" office:value="0.130153909939994" calcext:value-type="float">
            <text:p>0.130153909939994</text:p>
          </table:table-cell>
          <table:table-cell office:value-type="float" office:value="15.9125645056444" calcext:value-type="float">
            <text:p>15.9125645056444</text:p>
          </table:table-cell>
          <table:table-cell office:value-type="float" office:value="-150.169122239247" calcext:value-type="float">
            <text:p>-150.169122239247</text:p>
          </table:table-cell>
          <table:table-cell office:value-type="float" office:value="-105.77676961145" calcext:value-type="float">
            <text:p>-105.77676961145</text:p>
          </table:table-cell>
          <table:table-cell office:value-type="float" office:value="750" calcext:value-type="float">
            <text:p>750</text:p>
          </table:table-cell>
          <table:table-cell office:value-type="float" office:value="-136.555300540364" calcext:value-type="float">
            <text:p>-136.555300540364</text:p>
          </table:table-cell>
        </table:table-row>
        <table:table-row table:style-name="ro1">
          <table:table-cell office:value-type="string" calcext:value-type="string">
            <text:p>2019-12-02 23:15:29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2838650851713" calcext:value-type="float">
            <text:p>74.2838650851713</text:p>
          </table:table-cell>
          <table:table-cell office:value-type="float" office:value="981.574755084532" calcext:value-type="float">
            <text:p>981.574755084532</text:p>
          </table:table-cell>
          <table:table-cell office:value-type="float" office:value="4094743" calcext:value-type="float">
            <text:p>4094743</text:p>
          </table:table-cell>
          <table:table-cell office:value-type="float" office:value="2111127" calcext:value-type="float">
            <text:p>2111127</text:p>
          </table:table-cell>
          <table:table-cell office:value-type="float" office:value="2228847" calcext:value-type="float">
            <text:p>2228847</text:p>
          </table:table-cell>
          <table:table-cell office:value-type="float" office:value="841720" calcext:value-type="float">
            <text:p>841720</text:p>
          </table:table-cell>
          <table:table-cell office:value-type="float" office:value="1211841" calcext:value-type="float">
            <text:p>1211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9784" calcext:value-type="float">
            <text:p>949784</text:p>
          </table:table-cell>
          <table:table-cell office:value-type="float" office:value="218383" calcext:value-type="float">
            <text:p>218383</text:p>
          </table:table-cell>
          <table:table-cell office:value-type="float" office:value="2.4406573105642" calcext:value-type="float">
            <text:p>2.4406573105642</text:p>
          </table:table-cell>
          <table:table-cell office:value-type="float" office:value="1.25832989911197" calcext:value-type="float">
            <text:p>1.25832989911197</text:p>
          </table:table-cell>
          <table:table-cell office:value-type="float" office:value="1.32849649530607" calcext:value-type="float">
            <text:p>1.32849649530607</text:p>
          </table:table-cell>
          <table:table-cell office:value-type="float" office:value="0.501704275811228" calcext:value-type="float">
            <text:p>0.501704275811228</text:p>
          </table:table-cell>
          <table:table-cell office:value-type="float" office:value="0.722313609399034" calcext:value-type="float">
            <text:p>0.722313609399034</text:p>
          </table:table-cell>
          <table:table-cell office:value-type="float" office:value="5" calcext:value-type="float">
            <text:p>5</text:p>
          </table:table-cell>
          <table:table-cell office:value-type="float" office:value="0.566115446819716" calcext:value-type="float">
            <text:p>0.566115446819716</text:p>
          </table:table-cell>
          <table:table-cell office:value-type="float" office:value="0.130166426916889" calcext:value-type="float">
            <text:p>0.130166426916889</text:p>
          </table:table-cell>
          <table:table-cell office:value-type="float" office:value="15.6992990612148" calcext:value-type="float">
            <text:p>15.6992990612148</text:p>
          </table:table-cell>
          <table:table-cell office:value-type="float" office:value="-149.659144837754" calcext:value-type="float">
            <text:p>-149.659144837754</text:p>
          </table:table-cell>
          <table:table-cell office:value-type="float" office:value="-105.537278120193" calcext:value-type="float">
            <text:p>-105.537278120193</text:p>
          </table:table-cell>
          <table:table-cell office:value-type="float" office:value="750" calcext:value-type="float">
            <text:p>750</text:p>
          </table:table-cell>
          <table:table-cell office:value-type="float" office:value="-136.776910636057" calcext:value-type="float">
            <text:p>-136.776910636057</text:p>
          </table:table-cell>
        </table:table-row>
        <table:table-row table:style-name="ro1">
          <table:table-cell office:value-type="string" calcext:value-type="string">
            <text:p>2019-12-02 23:15:30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3105410729065" calcext:value-type="float">
            <text:p>74.3105410729065</text:p>
          </table:table-cell>
          <table:table-cell office:value-type="float" office:value="981.547302491435" calcext:value-type="float">
            <text:p>981.547302491435</text:p>
          </table:table-cell>
          <table:table-cell office:value-type="float" office:value="4088574" calcext:value-type="float">
            <text:p>4088574</text:p>
          </table:table-cell>
          <table:table-cell office:value-type="float" office:value="2100468" calcext:value-type="float">
            <text:p>2100468</text:p>
          </table:table-cell>
          <table:table-cell office:value-type="float" office:value="2230572" calcext:value-type="float">
            <text:p>2230572</text:p>
          </table:table-cell>
          <table:table-cell office:value-type="float" office:value="841136" calcext:value-type="float">
            <text:p>841136</text:p>
          </table:table-cell>
          <table:table-cell office:value-type="float" office:value="1214761" calcext:value-type="float">
            <text:p>12147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7742" calcext:value-type="float">
            <text:p>947742</text:p>
          </table:table-cell>
          <table:table-cell office:value-type="float" office:value="218400" calcext:value-type="float">
            <text:p>218400</text:p>
          </table:table-cell>
          <table:table-cell office:value-type="float" office:value="2.43698029958967" calcext:value-type="float">
            <text:p>2.43698029958967</text:p>
          </table:table-cell>
          <table:table-cell office:value-type="float" office:value="1.251976639268" calcext:value-type="float">
            <text:p>1.251976639268</text:p>
          </table:table-cell>
          <table:table-cell office:value-type="float" office:value="1.32952467555102" calcext:value-type="float">
            <text:p>1.32952467555102</text:p>
          </table:table-cell>
          <table:table-cell office:value-type="float" office:value="0.501356184644244" calcext:value-type="float">
            <text:p>0.501356184644244</text:p>
          </table:table-cell>
          <table:table-cell office:value-type="float" office:value="0.724054065233954" calcext:value-type="float">
            <text:p>0.724054065233954</text:p>
          </table:table-cell>
          <table:table-cell office:value-type="float" office:value="5" calcext:value-type="float">
            <text:p>5</text:p>
          </table:table-cell>
          <table:table-cell office:value-type="float" office:value="0.56489831982831" calcext:value-type="float">
            <text:p>0.56489831982831</text:p>
          </table:table-cell>
          <table:table-cell office:value-type="float" office:value="0.130176559707708" calcext:value-type="float">
            <text:p>0.130176559707708</text:p>
          </table:table-cell>
          <table:table-cell office:value-type="float" office:value="15.9049351102036" calcext:value-type="float">
            <text:p>15.9049351102036</text:p>
          </table:table-cell>
          <table:table-cell office:value-type="float" office:value="-149.728763071151" calcext:value-type="float">
            <text:p>-149.728763071151</text:p>
          </table:table-cell>
          <table:table-cell office:value-type="float" office:value="-105.189186953209" calcext:value-type="float">
            <text:p>-105.189186953209</text:p>
          </table:table-cell>
          <table:table-cell office:value-type="float" office:value="750" calcext:value-type="float">
            <text:p>750</text:p>
          </table:table-cell>
          <table:table-cell office:value-type="float" office:value="-137.020336034338" calcext:value-type="float">
            <text:p>-137.020336034338</text:p>
          </table:table-cell>
        </table:table-row>
        <table:table-row table:style-name="ro1">
          <table:table-cell office:value-type="string" calcext:value-type="string">
            <text:p>2019-12-02 23:15:31</text:p>
          </table:table-cell>
          <table:table-cell office:value-type="float" office:value="24.1394310134056" calcext:value-type="float">
            <text:p>24.1394310134056</text:p>
          </table:table-cell>
          <table:table-cell office:value-type="float" office:value="74.3207997672033" calcext:value-type="float">
            <text:p>74.3207997672033</text:p>
          </table:table-cell>
          <table:table-cell office:value-type="float" office:value="981.511330216729" calcext:value-type="float">
            <text:p>981.511330216729</text:p>
          </table:table-cell>
          <table:table-cell office:value-type="float" office:value="4088398" calcext:value-type="float">
            <text:p>4088398</text:p>
          </table:table-cell>
          <table:table-cell office:value-type="float" office:value="2123455" calcext:value-type="float">
            <text:p>2123455</text:p>
          </table:table-cell>
          <table:table-cell office:value-type="float" office:value="2231935" calcext:value-type="float">
            <text:p>2231935</text:p>
          </table:table-cell>
          <table:table-cell office:value-type="float" office:value="842004" calcext:value-type="float">
            <text:p>842004</text:p>
          </table:table-cell>
          <table:table-cell office:value-type="float" office:value="1219888" calcext:value-type="float">
            <text:p>12198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4414" calcext:value-type="float">
            <text:p>944414</text:p>
          </table:table-cell>
          <table:table-cell office:value-type="float" office:value="218475" calcext:value-type="float">
            <text:p>218475</text:p>
          </table:table-cell>
          <table:table-cell office:value-type="float" office:value="2.43687539540236" calcext:value-type="float">
            <text:p>2.43687539540236</text:p>
          </table:table-cell>
          <table:table-cell office:value-type="float" office:value="1.26567796059584" calcext:value-type="float">
            <text:p>1.26567796059584</text:p>
          </table:table-cell>
          <table:table-cell office:value-type="float" office:value="1.33033708695615" calcext:value-type="float">
            <text:p>1.33033708695615</text:p>
          </table:table-cell>
          <table:table-cell office:value-type="float" office:value="0.50187355302257" calcext:value-type="float">
            <text:p>0.50187355302257</text:p>
          </table:table-cell>
          <table:table-cell office:value-type="float" office:value="0.727109995735883" calcext:value-type="float">
            <text:p>0.727109995735883</text:p>
          </table:table-cell>
          <table:table-cell office:value-type="float" office:value="5" calcext:value-type="float">
            <text:p>5</text:p>
          </table:table-cell>
          <table:table-cell office:value-type="float" office:value="0.562914677013716" calcext:value-type="float">
            <text:p>0.562914677013716</text:p>
          </table:table-cell>
          <table:table-cell office:value-type="float" office:value="0.130221263196619" calcext:value-type="float">
            <text:p>0.130221263196619</text:p>
          </table:table-cell>
          <table:table-cell office:value-type="float" office:value="16.0674173912307" calcext:value-type="float">
            <text:p>16.0674173912307</text:p>
          </table:table-cell>
          <table:table-cell office:value-type="float" office:value="-149.625289395486" calcext:value-type="float">
            <text:p>-149.625289395486</text:p>
          </table:table-cell>
          <table:table-cell office:value-type="float" office:value="-104.578000852823" calcext:value-type="float">
            <text:p>-104.578000852823</text:p>
          </table:table-cell>
          <table:table-cell office:value-type="float" office:value="750" calcext:value-type="float">
            <text:p>750</text:p>
          </table:table-cell>
          <table:table-cell office:value-type="float" office:value="-137.417064597257" calcext:value-type="float">
            <text:p>-137.417064597257</text:p>
          </table:table-cell>
        </table:table-row>
        <table:table-row table:style-name="ro1">
          <table:table-cell office:value-type="string" calcext:value-type="string">
            <text:p>2019-12-02 23:15:33</text:p>
          </table:table-cell>
          <table:table-cell office:value-type="float" office:value="24.129323100351" calcext:value-type="float">
            <text:p>24.129323100351</text:p>
          </table:table-cell>
          <table:table-cell office:value-type="float" office:value="74.351986182232" calcext:value-type="float">
            <text:p>74.351986182232</text:p>
          </table:table-cell>
          <table:table-cell office:value-type="float" office:value="981.46683905771" calcext:value-type="float">
            <text:p>981.46683905771</text:p>
          </table:table-cell>
          <table:table-cell office:value-type="float" office:value="4089549" calcext:value-type="float">
            <text:p>4089549</text:p>
          </table:table-cell>
          <table:table-cell office:value-type="float" office:value="2118767" calcext:value-type="float">
            <text:p>2118767</text:p>
          </table:table-cell>
          <table:table-cell office:value-type="float" office:value="2233763" calcext:value-type="float">
            <text:p>2233763</text:p>
          </table:table-cell>
          <table:table-cell office:value-type="float" office:value="842280" calcext:value-type="float">
            <text:p>842280</text:p>
          </table:table-cell>
          <table:table-cell office:value-type="float" office:value="1223621" calcext:value-type="float">
            <text:p>1223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6814" calcext:value-type="float">
            <text:p>946814</text:p>
          </table:table-cell>
          <table:table-cell office:value-type="float" office:value="218398" calcext:value-type="float">
            <text:p>218398</text:p>
          </table:table-cell>
          <table:table-cell office:value-type="float" office:value="2.43756144494551" calcext:value-type="float">
            <text:p>2.43756144494551</text:p>
          </table:table-cell>
          <table:table-cell office:value-type="float" office:value="1.26288369451567" calcext:value-type="float">
            <text:p>1.26288369451567</text:p>
          </table:table-cell>
          <table:table-cell office:value-type="float" office:value="1.33142665999254" calcext:value-type="float">
            <text:p>1.33142665999254</text:p>
          </table:table-cell>
          <table:table-cell office:value-type="float" office:value="0.502038061861761" calcext:value-type="float">
            <text:p>0.502038061861761</text:p>
          </table:table-cell>
          <table:table-cell office:value-type="float" office:value="0.729335037390594" calcext:value-type="float">
            <text:p>0.729335037390594</text:p>
          </table:table-cell>
          <table:table-cell office:value-type="float" office:value="5" calcext:value-type="float">
            <text:p>5</text:p>
          </table:table-cell>
          <table:table-cell office:value-type="float" office:value="0.564345188658856" calcext:value-type="float">
            <text:p>0.564345188658856</text:p>
          </table:table-cell>
          <table:table-cell office:value-type="float" office:value="0.130175367614671" calcext:value-type="float">
            <text:p>0.130175367614671</text:p>
          </table:table-cell>
          <table:table-cell office:value-type="float" office:value="16.285331998507" calcext:value-type="float">
            <text:p>16.285331998507</text:p>
          </table:table-cell>
          <table:table-cell office:value-type="float" office:value="-149.592387627648" calcext:value-type="float">
            <text:p>-149.592387627648</text:p>
          </table:table-cell>
          <table:table-cell office:value-type="float" office:value="-104.132992521881" calcext:value-type="float">
            <text:p>-104.132992521881</text:p>
          </table:table-cell>
          <table:table-cell office:value-type="float" office:value="750" calcext:value-type="float">
            <text:p>750</text:p>
          </table:table-cell>
          <table:table-cell office:value-type="float" office:value="-137.130962268229" calcext:value-type="float">
            <text:p>-137.130962268229</text:p>
          </table:table-cell>
        </table:table-row>
        <table:table-row table:style-name="ro1">
          <table:table-cell office:value-type="string" calcext:value-type="string">
            <text:p>2019-12-02 23:15:34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358557314996" calcext:value-type="float">
            <text:p>74.358557314996</text:p>
          </table:table-cell>
          <table:table-cell office:value-type="float" office:value="981.574755084532" calcext:value-type="float">
            <text:p>981.574755084532</text:p>
          </table:table-cell>
          <table:table-cell office:value-type="float" office:value="4089514" calcext:value-type="float">
            <text:p>4089514</text:p>
          </table:table-cell>
          <table:table-cell office:value-type="float" office:value="2101627" calcext:value-type="float">
            <text:p>2101627</text:p>
          </table:table-cell>
          <table:table-cell office:value-type="float" office:value="2233767" calcext:value-type="float">
            <text:p>2233767</text:p>
          </table:table-cell>
          <table:table-cell office:value-type="float" office:value="842721" calcext:value-type="float">
            <text:p>842721</text:p>
          </table:table-cell>
          <table:table-cell office:value-type="float" office:value="1224591" calcext:value-type="float">
            <text:p>1224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2643" calcext:value-type="float">
            <text:p>952643</text:p>
          </table:table-cell>
          <table:table-cell office:value-type="float" office:value="218430" calcext:value-type="float">
            <text:p>218430</text:p>
          </table:table-cell>
          <table:table-cell office:value-type="float" office:value="2.43754058331735" calcext:value-type="float">
            <text:p>2.43754058331735</text:p>
          </table:table-cell>
          <table:table-cell office:value-type="float" office:value="1.2526674571833" calcext:value-type="float">
            <text:p>1.2526674571833</text:p>
          </table:table-cell>
          <table:table-cell office:value-type="float" office:value="1.33142904417861" calcext:value-type="float">
            <text:p>1.33142904417861</text:p>
          </table:table-cell>
          <table:table-cell office:value-type="float" office:value="0.502300918376555" calcext:value-type="float">
            <text:p>0.502300918376555</text:p>
          </table:table-cell>
          <table:table-cell office:value-type="float" office:value="0.729913202513838" calcext:value-type="float">
            <text:p>0.729913202513838</text:p>
          </table:table-cell>
          <table:table-cell office:value-type="float" office:value="5" calcext:value-type="float">
            <text:p>5</text:p>
          </table:table-cell>
          <table:table-cell office:value-type="float" office:value="0.567819543816989" calcext:value-type="float">
            <text:p>0.567819543816989</text:p>
          </table:table-cell>
          <table:table-cell office:value-type="float" office:value="0.130194441103273" calcext:value-type="float">
            <text:p>0.130194441103273</text:p>
          </table:table-cell>
          <table:table-cell office:value-type="float" office:value="16.2858088357221" calcext:value-type="float">
            <text:p>16.2858088357221</text:p>
          </table:table-cell>
          <table:table-cell office:value-type="float" office:value="-149.539816324689" calcext:value-type="float">
            <text:p>-149.539816324689</text:p>
          </table:table-cell>
          <table:table-cell office:value-type="float" office:value="-104.017359497232" calcext:value-type="float">
            <text:p>-104.017359497232</text:p>
          </table:table-cell>
          <table:table-cell office:value-type="float" office:value="750" calcext:value-type="float">
            <text:p>750</text:p>
          </table:table-cell>
          <table:table-cell office:value-type="float" office:value="-136.436091236602" calcext:value-type="float">
            <text:p>-136.436091236602</text:p>
          </table:table-cell>
        </table:table-row>
        <table:table-row table:style-name="ro1">
          <table:table-cell office:value-type="string" calcext:value-type="string">
            <text:p>2019-12-02 23:15:35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395902804769" calcext:value-type="float">
            <text:p>74.395902804769</text:p>
          </table:table-cell>
          <table:table-cell office:value-type="float" office:value="981.547302491435" calcext:value-type="float">
            <text:p>981.547302491435</text:p>
          </table:table-cell>
          <table:table-cell office:value-type="float" office:value="4089499" calcext:value-type="float">
            <text:p>4089499</text:p>
          </table:table-cell>
          <table:table-cell office:value-type="float" office:value="2109783" calcext:value-type="float">
            <text:p>2109783</text:p>
          </table:table-cell>
          <table:table-cell office:value-type="float" office:value="2235075" calcext:value-type="float">
            <text:p>2235075</text:p>
          </table:table-cell>
          <table:table-cell office:value-type="float" office:value="843513" calcext:value-type="float">
            <text:p>843513</text:p>
          </table:table-cell>
          <table:table-cell office:value-type="float" office:value="1225046" calcext:value-type="float">
            <text:p>12250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6338" calcext:value-type="float">
            <text:p>956338</text:p>
          </table:table-cell>
          <table:table-cell office:value-type="float" office:value="218369" calcext:value-type="float">
            <text:p>218369</text:p>
          </table:table-cell>
          <table:table-cell office:value-type="float" office:value="2.43753164261957" calcext:value-type="float">
            <text:p>2.43753164261957</text:p>
          </table:table-cell>
          <table:table-cell office:value-type="float" office:value="1.2575288125907" calcext:value-type="float">
            <text:p>1.2575288125907</text:p>
          </table:table-cell>
          <table:table-cell office:value-type="float" office:value="1.33220867302521" calcext:value-type="float">
            <text:p>1.33220867302521</text:p>
          </table:table-cell>
          <table:table-cell office:value-type="float" office:value="0.502772987219451" calcext:value-type="float">
            <text:p>0.502772987219451</text:p>
          </table:table-cell>
          <table:table-cell office:value-type="float" office:value="0.730184403679896" calcext:value-type="float">
            <text:p>0.730184403679896</text:p>
          </table:table-cell>
          <table:table-cell office:value-type="float" office:value="5" calcext:value-type="float">
            <text:p>5</text:p>
          </table:table-cell>
          <table:table-cell office:value-type="float" office:value="0.570021935703985" calcext:value-type="float">
            <text:p>0.570021935703985</text:p>
          </table:table-cell>
          <table:table-cell office:value-type="float" office:value="0.130158082265625" calcext:value-type="float">
            <text:p>0.130158082265625</text:p>
          </table:table-cell>
          <table:table-cell office:value-type="float" office:value="16.4417346050423" calcext:value-type="float">
            <text:p>16.4417346050423</text:p>
          </table:table-cell>
          <table:table-cell office:value-type="float" office:value="-149.44540255611" calcext:value-type="float">
            <text:p>-149.44540255611</text:p>
          </table:table-cell>
          <table:table-cell office:value-type="float" office:value="-103.963119264021" calcext:value-type="float">
            <text:p>-103.963119264021</text:p>
          </table:table-cell>
          <table:table-cell office:value-type="float" office:value="750" calcext:value-type="float">
            <text:p>750</text:p>
          </table:table-cell>
          <table:table-cell office:value-type="float" office:value="-135.995612859203" calcext:value-type="float">
            <text:p>-135.995612859203</text:p>
          </table:table-cell>
        </table:table-row>
        <table:table-row table:style-name="ro1">
          <table:table-cell office:value-type="string" calcext:value-type="string">
            <text:p>2019-12-02 23:15:36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4012378407153" calcext:value-type="float">
            <text:p>74.4012378407153</text:p>
          </table:table-cell>
          <table:table-cell office:value-type="float" office:value="981.574755084532" calcext:value-type="float">
            <text:p>981.574755084532</text:p>
          </table:table-cell>
          <table:table-cell office:value-type="float" office:value="4091819" calcext:value-type="float">
            <text:p>4091819</text:p>
          </table:table-cell>
          <table:table-cell office:value-type="float" office:value="2127470" calcext:value-type="float">
            <text:p>2127470</text:p>
          </table:table-cell>
          <table:table-cell office:value-type="float" office:value="2235593" calcext:value-type="float">
            <text:p>2235593</text:p>
          </table:table-cell>
          <table:table-cell office:value-type="float" office:value="845045" calcext:value-type="float">
            <text:p>845045</text:p>
          </table:table-cell>
          <table:table-cell office:value-type="float" office:value="1224755" calcext:value-type="float">
            <text:p>1224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8254" calcext:value-type="float">
            <text:p>958254</text:p>
          </table:table-cell>
          <table:table-cell office:value-type="float" office:value="218387" calcext:value-type="float">
            <text:p>218387</text:p>
          </table:table-cell>
          <table:table-cell office:value-type="float" office:value="2.4389144705432" calcext:value-type="float">
            <text:p>2.4389144705432</text:p>
          </table:table-cell>
          <table:table-cell office:value-type="float" office:value="1.26807108736886" calcext:value-type="float">
            <text:p>1.26807108736886</text:p>
          </table:table-cell>
          <table:table-cell office:value-type="float" office:value="1.33251742512195" calcext:value-type="float">
            <text:p>1.33251742512195</text:p>
          </table:table-cell>
          <table:table-cell office:value-type="float" office:value="0.503686130486265" calcext:value-type="float">
            <text:p>0.503686130486265</text:p>
          </table:table-cell>
          <table:table-cell office:value-type="float" office:value="0.730010954142923" calcext:value-type="float">
            <text:p>0.730010954142923</text:p>
          </table:table-cell>
          <table:table-cell office:value-type="float" office:value="5" calcext:value-type="float">
            <text:p>5</text:p>
          </table:table-cell>
          <table:table-cell office:value-type="float" office:value="0.571163960834022" calcext:value-type="float">
            <text:p>0.571163960834022</text:p>
          </table:table-cell>
          <table:table-cell office:value-type="float" office:value="0.130168811102964" calcext:value-type="float">
            <text:p>0.130168811102964</text:p>
          </table:table-cell>
          <table:table-cell office:value-type="float" office:value="16.5034850243908" calcext:value-type="float">
            <text:p>16.5034850243908</text:p>
          </table:table-cell>
          <table:table-cell office:value-type="float" office:value="-149.262773902747" calcext:value-type="float">
            <text:p>-149.262773902747</text:p>
          </table:table-cell>
          <table:table-cell office:value-type="float" office:value="-103.997809171415" calcext:value-type="float">
            <text:p>-103.997809171415</text:p>
          </table:table-cell>
          <table:table-cell office:value-type="float" office:value="750" calcext:value-type="float">
            <text:p>750</text:p>
          </table:table-cell>
          <table:table-cell office:value-type="float" office:value="-135.767207833196" calcext:value-type="float">
            <text:p>-135.767207833196</text:p>
          </table:table-cell>
        </table:table-row>
        <table:table-row table:style-name="ro1">
          <table:table-cell office:value-type="string" calcext:value-type="string">
            <text:p>2019-12-02 23:15:38</text:p>
          </table:table-cell>
          <table:table-cell office:value-type="float" office:value="24.1545928851701" calcext:value-type="float">
            <text:p>24.1545928851701</text:p>
          </table:table-cell>
          <table:table-cell office:value-type="float" office:value="74.4234034253289" calcext:value-type="float">
            <text:p>74.4234034253289</text:p>
          </table:table-cell>
          <table:table-cell office:value-type="float" office:value="981.591795517177" calcext:value-type="float">
            <text:p>981.591795517177</text:p>
          </table:table-cell>
          <table:table-cell office:value-type="float" office:value="4089272" calcext:value-type="float">
            <text:p>4089272</text:p>
          </table:table-cell>
          <table:table-cell office:value-type="float" office:value="2110084" calcext:value-type="float">
            <text:p>2110084</text:p>
          </table:table-cell>
          <table:table-cell office:value-type="float" office:value="2229296" calcext:value-type="float">
            <text:p>2229296</text:p>
          </table:table-cell>
          <table:table-cell office:value-type="float" office:value="846148" calcext:value-type="float">
            <text:p>846148</text:p>
          </table:table-cell>
          <table:table-cell office:value-type="float" office:value="1232120" calcext:value-type="float">
            <text:p>12321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1749" calcext:value-type="float">
            <text:p>951749</text:p>
          </table:table-cell>
          <table:table-cell office:value-type="float" office:value="218475" calcext:value-type="float">
            <text:p>218475</text:p>
          </table:table-cell>
          <table:table-cell office:value-type="float" office:value="2.4373963400598" calcext:value-type="float">
            <text:p>2.4373963400598</text:p>
          </table:table-cell>
          <table:table-cell office:value-type="float" office:value="1.25770822259286" calcext:value-type="float">
            <text:p>1.25770822259286</text:p>
          </table:table-cell>
          <table:table-cell office:value-type="float" office:value="1.32876412019302" calcext:value-type="float">
            <text:p>1.32876412019302</text:p>
          </table:table-cell>
          <table:table-cell office:value-type="float" office:value="0.504343569796511" calcext:value-type="float">
            <text:p>0.504343569796511</text:p>
          </table:table-cell>
          <table:table-cell office:value-type="float" office:value="0.734400836753945" calcext:value-type="float">
            <text:p>0.734400836753945</text:p>
          </table:table-cell>
          <table:table-cell office:value-type="float" office:value="5" calcext:value-type="float">
            <text:p>5</text:p>
          </table:table-cell>
          <table:table-cell office:value-type="float" office:value="0.567286678229174" calcext:value-type="float">
            <text:p>0.567286678229174</text:p>
          </table:table-cell>
          <table:table-cell office:value-type="float" office:value="0.130221263196619" calcext:value-type="float">
            <text:p>0.130221263196619</text:p>
          </table:table-cell>
          <table:table-cell office:value-type="float" office:value="15.7528240386038" calcext:value-type="float">
            <text:p>15.7528240386038</text:p>
          </table:table-cell>
          <table:table-cell office:value-type="float" office:value="-149.131286040698" calcext:value-type="float">
            <text:p>-149.131286040698</text:p>
          </table:table-cell>
          <table:table-cell office:value-type="float" office:value="-103.119832649211" calcext:value-type="float">
            <text:p>-103.119832649211</text:p>
          </table:table-cell>
          <table:table-cell office:value-type="float" office:value="750" calcext:value-type="float">
            <text:p>750</text:p>
          </table:table-cell>
          <table:table-cell office:value-type="float" office:value="-136.542664354165" calcext:value-type="float">
            <text:p>-136.542664354165</text:p>
          </table:table-cell>
        </table:table-row>
        <table:table-row table:style-name="ro1">
          <table:table-cell office:value-type="string" calcext:value-type="string">
            <text:p>2019-12-02 23:15:39</text:p>
          </table:table-cell>
          <table:table-cell office:value-type="float" office:value="24.1495389276242" calcext:value-type="float">
            <text:p>24.1495389276242</text:p>
          </table:table-cell>
          <table:table-cell office:value-type="float" office:value="74.4443308289809" calcext:value-type="float">
            <text:p>74.4443308289809</text:p>
          </table:table-cell>
          <table:table-cell office:value-type="float" office:value="981.583275282356" calcext:value-type="float">
            <text:p>981.583275282356</text:p>
          </table:table-cell>
          <table:table-cell office:value-type="float" office:value="4089238" calcext:value-type="float">
            <text:p>4089238</text:p>
          </table:table-cell>
          <table:table-cell office:value-type="float" office:value="2102910" calcext:value-type="float">
            <text:p>2102910</text:p>
          </table:table-cell>
          <table:table-cell office:value-type="float" office:value="2236957" calcext:value-type="float">
            <text:p>2236957</text:p>
          </table:table-cell>
          <table:table-cell office:value-type="float" office:value="846628" calcext:value-type="float">
            <text:p>846628</text:p>
          </table:table-cell>
          <table:table-cell office:value-type="float" office:value="1233089" calcext:value-type="float">
            <text:p>12330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6382" calcext:value-type="float">
            <text:p>956382</text:p>
          </table:table-cell>
          <table:table-cell office:value-type="float" office:value="218449" calcext:value-type="float">
            <text:p>218449</text:p>
          </table:table-cell>
          <table:table-cell office:value-type="float" office:value="2.43737607447816" calcext:value-type="float">
            <text:p>2.43737607447816</text:p>
          </table:table-cell>
          <table:table-cell office:value-type="float" office:value="1.25343218486693" calcext:value-type="float">
            <text:p>1.25343218486693</text:p>
          </table:table-cell>
          <table:table-cell office:value-type="float" office:value="1.33333043257361" calcext:value-type="float">
            <text:p>1.33333043257361</text:p>
          </table:table-cell>
          <table:table-cell office:value-type="float" office:value="0.504629672125539" calcext:value-type="float">
            <text:p>0.504629672125539</text:p>
          </table:table-cell>
          <table:table-cell office:value-type="float" office:value="0.73497840583067" calcext:value-type="float">
            <text:p>0.73497840583067</text:p>
          </table:table-cell>
          <table:table-cell office:value-type="float" office:value="5" calcext:value-type="float">
            <text:p>5</text:p>
          </table:table-cell>
          <table:table-cell office:value-type="float" office:value="0.570048161750813" calcext:value-type="float">
            <text:p>0.570048161750813</text:p>
          </table:table-cell>
          <table:table-cell office:value-type="float" office:value="0.13020576598713" calcext:value-type="float">
            <text:p>0.13020576598713</text:p>
          </table:table-cell>
          <table:table-cell office:value-type="float" office:value="16.6660865147217" calcext:value-type="float">
            <text:p>16.6660865147217</text:p>
          </table:table-cell>
          <table:table-cell office:value-type="float" office:value="-149.074065574892" calcext:value-type="float">
            <text:p>-149.074065574892</text:p>
          </table:table-cell>
          <table:table-cell office:value-type="float" office:value="-103.004318833866" calcext:value-type="float">
            <text:p>-103.004318833866</text:p>
          </table:table-cell>
          <table:table-cell office:value-type="float" office:value="750" calcext:value-type="float">
            <text:p>750</text:p>
          </table:table-cell>
          <table:table-cell office:value-type="float" office:value="-135.990367649837" calcext:value-type="float">
            <text:p>-135.990367649837</text:p>
          </table:table-cell>
        </table:table-row>
        <table:table-row table:style-name="ro1">
          <table:table-cell office:value-type="string" calcext:value-type="string">
            <text:p>2019-12-02 23:15:40</text:p>
          </table:table-cell>
          <table:table-cell office:value-type="float" office:value="24.1444849703694" calcext:value-type="float">
            <text:p>24.1444849703694</text:p>
          </table:table-cell>
          <table:table-cell office:value-type="float" office:value="74.4439178220955" calcext:value-type="float">
            <text:p>74.4439178220955</text:p>
          </table:table-cell>
          <table:table-cell office:value-type="float" office:value="981.492397370298" calcext:value-type="float">
            <text:p>981.492397370298</text:p>
          </table:table-cell>
          <table:table-cell office:value-type="float" office:value="4089724" calcext:value-type="float">
            <text:p>4089724</text:p>
          </table:table-cell>
          <table:table-cell office:value-type="float" office:value="2118185" calcext:value-type="float">
            <text:p>2118185</text:p>
          </table:table-cell>
          <table:table-cell office:value-type="float" office:value="2236014" calcext:value-type="float">
            <text:p>2236014</text:p>
          </table:table-cell>
          <table:table-cell office:value-type="float" office:value="847536" calcext:value-type="float">
            <text:p>847536</text:p>
          </table:table-cell>
          <table:table-cell office:value-type="float" office:value="1233570" calcext:value-type="float">
            <text:p>12335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9819" calcext:value-type="float">
            <text:p>959819</text:p>
          </table:table-cell>
          <table:table-cell office:value-type="float" office:value="218467" calcext:value-type="float">
            <text:p>218467</text:p>
          </table:table-cell>
          <table:table-cell office:value-type="float" office:value="2.4376657530863" calcext:value-type="float">
            <text:p>2.4376657530863</text:p>
          </table:table-cell>
          <table:table-cell office:value-type="float" office:value="1.26253679544172" calcext:value-type="float">
            <text:p>1.26253679544172</text:p>
          </table:table-cell>
          <table:table-cell office:value-type="float" office:value="1.33276836070637" calcext:value-type="float">
            <text:p>1.33276836070637</text:p>
          </table:table-cell>
          <table:table-cell office:value-type="float" office:value="0.505170882364617" calcext:value-type="float">
            <text:p>0.505170882364617</text:p>
          </table:table-cell>
          <table:table-cell office:value-type="float" office:value="0.735265104206217" calcext:value-type="float">
            <text:p>0.735265104206217</text:p>
          </table:table-cell>
          <table:table-cell office:value-type="float" office:value="5" calcext:value-type="float">
            <text:p>5</text:p>
          </table:table-cell>
          <table:table-cell office:value-type="float" office:value="0.572096773635956" calcext:value-type="float">
            <text:p>0.572096773635956</text:p>
          </table:table-cell>
          <table:table-cell office:value-type="float" office:value="0.130216494824468" calcext:value-type="float">
            <text:p>0.130216494824468</text:p>
          </table:table-cell>
          <table:table-cell office:value-type="float" office:value="16.5536721412745" calcext:value-type="float">
            <text:p>16.5536721412745</text:p>
          </table:table-cell>
          <table:table-cell office:value-type="float" office:value="-148.965823527077" calcext:value-type="float">
            <text:p>-148.965823527077</text:p>
          </table:table-cell>
          <table:table-cell office:value-type="float" office:value="-102.946979158757" calcext:value-type="float">
            <text:p>-102.946979158757</text:p>
          </table:table-cell>
          <table:table-cell office:value-type="float" office:value="750" calcext:value-type="float">
            <text:p>750</text:p>
          </table:table-cell>
          <table:table-cell office:value-type="float" office:value="-135.580645272809" calcext:value-type="float">
            <text:p>-135.580645272809</text:p>
          </table:table-cell>
        </table:table-row>
        <table:table-row table:style-name="ro1">
          <table:table-cell office:value-type="string" calcext:value-type="string">
            <text:p>2019-12-02 23:15:41</text:p>
          </table:table-cell>
          <table:table-cell office:value-type="float" office:value="24.1495389276242" calcext:value-type="float">
            <text:p>24.1495389276242</text:p>
          </table:table-cell>
          <table:table-cell office:value-type="float" office:value="74.4603358610273" calcext:value-type="float">
            <text:p>74.4603358610273</text:p>
          </table:table-cell>
          <table:table-cell office:value-type="float" office:value="981.528369660316" calcext:value-type="float">
            <text:p>981.528369660316</text:p>
          </table:table-cell>
          <table:table-cell office:value-type="float" office:value="4089675" calcext:value-type="float">
            <text:p>4089675</text:p>
          </table:table-cell>
          <table:table-cell office:value-type="float" office:value="2124737" calcext:value-type="float">
            <text:p>2124737</text:p>
          </table:table-cell>
          <table:table-cell office:value-type="float" office:value="2246560" calcext:value-type="float">
            <text:p>2246560</text:p>
          </table:table-cell>
          <table:table-cell office:value-type="float" office:value="848755" calcext:value-type="float">
            <text:p>848755</text:p>
          </table:table-cell>
          <table:table-cell office:value-type="float" office:value="1234627" calcext:value-type="float">
            <text:p>12346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1610" calcext:value-type="float">
            <text:p>961610</text:p>
          </table:table-cell>
          <table:table-cell office:value-type="float" office:value="218486" calcext:value-type="float">
            <text:p>218486</text:p>
          </table:table-cell>
          <table:table-cell office:value-type="float" office:value="2.43763654680688" calcext:value-type="float">
            <text:p>2.43763654680688</text:p>
          </table:table-cell>
          <table:table-cell office:value-type="float" office:value="1.26644209223295" calcext:value-type="float">
            <text:p>1.26644209223295</text:p>
          </table:table-cell>
          <table:table-cell office:value-type="float" office:value="1.33905426729372" calcext:value-type="float">
            <text:p>1.33905426729372</text:p>
          </table:table-cell>
          <table:table-cell office:value-type="float" office:value="0.505897463071044" calcext:value-type="float">
            <text:p>0.505897463071044</text:p>
          </table:table-cell>
          <table:table-cell office:value-type="float" office:value="0.735895125376597" calcext:value-type="float">
            <text:p>0.735895125376597</text:p>
          </table:table-cell>
          <table:table-cell office:value-type="float" office:value="5" calcext:value-type="float">
            <text:p>5</text:p>
          </table:table-cell>
          <table:table-cell office:value-type="float" office:value="0.573164292951142" calcext:value-type="float">
            <text:p>0.573164292951142</text:p>
          </table:table-cell>
          <table:table-cell office:value-type="float" office:value="0.130227819708326" calcext:value-type="float">
            <text:p>0.130227819708326</text:p>
          </table:table-cell>
          <table:table-cell office:value-type="float" office:value="17.8108534587447" calcext:value-type="float">
            <text:p>17.8108534587447</text:p>
          </table:table-cell>
          <table:table-cell office:value-type="float" office:value="-148.820507385791" calcext:value-type="float">
            <text:p>-148.820507385791</text:p>
          </table:table-cell>
          <table:table-cell office:value-type="float" office:value="-102.820974924681" calcext:value-type="float">
            <text:p>-102.820974924681</text:p>
          </table:table-cell>
          <table:table-cell office:value-type="float" office:value="750" calcext:value-type="float">
            <text:p>750</text:p>
          </table:table-cell>
          <table:table-cell office:value-type="float" office:value="-135.367141409772" calcext:value-type="float">
            <text:p>-135.367141409772</text:p>
          </table:table-cell>
        </table:table-row>
        <table:table-row table:style-name="ro1">
          <table:table-cell office:value-type="string" calcext:value-type="string">
            <text:p>2019-12-02 23:15:43</text:p>
          </table:table-cell>
          <table:table-cell office:value-type="float" office:value="24.1545928851701" calcext:value-type="float">
            <text:p>24.1545928851701</text:p>
          </table:table-cell>
          <table:table-cell office:value-type="float" office:value="74.4767541725665" calcext:value-type="float">
            <text:p>74.4767541725665</text:p>
          </table:table-cell>
          <table:table-cell office:value-type="float" office:value="981.536889437604" calcext:value-type="float">
            <text:p>981.536889437604</text:p>
          </table:table-cell>
          <table:table-cell office:value-type="float" office:value="4089626" calcext:value-type="float">
            <text:p>4089626</text:p>
          </table:table-cell>
          <table:table-cell office:value-type="float" office:value="2106975" calcext:value-type="float">
            <text:p>2106975</text:p>
          </table:table-cell>
          <table:table-cell office:value-type="float" office:value="2244801" calcext:value-type="float">
            <text:p>2244801</text:p>
          </table:table-cell>
          <table:table-cell office:value-type="float" office:value="851026" calcext:value-type="float">
            <text:p>851026</text:p>
          </table:table-cell>
          <table:table-cell office:value-type="float" office:value="1235929" calcext:value-type="float">
            <text:p>1235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4088" calcext:value-type="float">
            <text:p>954088</text:p>
          </table:table-cell>
          <table:table-cell office:value-type="float" office:value="218544" calcext:value-type="float">
            <text:p>218544</text:p>
          </table:table-cell>
          <table:table-cell office:value-type="float" office:value="2.43760734052746" calcext:value-type="float">
            <text:p>2.43760734052746</text:p>
          </table:table-cell>
          <table:table-cell office:value-type="float" office:value="1.25585511396588" calcext:value-type="float">
            <text:p>1.25585511396588</text:p>
          </table:table-cell>
          <table:table-cell office:value-type="float" office:value="1.33800582146714" calcext:value-type="float">
            <text:p>1.33800582146714</text:p>
          </table:table-cell>
          <table:table-cell office:value-type="float" office:value="0.507251084715257" calcext:value-type="float">
            <text:p>0.507251084715257</text:p>
          </table:table-cell>
          <table:table-cell office:value-type="float" office:value="0.736671177944085" calcext:value-type="float">
            <text:p>0.736671177944085</text:p>
          </table:table-cell>
          <table:table-cell office:value-type="float" office:value="5" calcext:value-type="float">
            <text:p>5</text:p>
          </table:table-cell>
          <table:table-cell office:value-type="float" office:value="0.568680831036667" calcext:value-type="float">
            <text:p>0.568680831036667</text:p>
          </table:table-cell>
          <table:table-cell office:value-type="float" office:value="0.130262390406417" calcext:value-type="float">
            <text:p>0.130262390406417</text:p>
          </table:table-cell>
          <table:table-cell office:value-type="float" office:value="17.601164293428" calcext:value-type="float">
            <text:p>17.601164293428</text:p>
          </table:table-cell>
          <table:table-cell office:value-type="float" office:value="-148.549783056949" calcext:value-type="float">
            <text:p>-148.549783056949</text:p>
          </table:table-cell>
          <table:table-cell office:value-type="float" office:value="-102.665764411183" calcext:value-type="float">
            <text:p>-102.665764411183</text:p>
          </table:table-cell>
          <table:table-cell office:value-type="float" office:value="750" calcext:value-type="float">
            <text:p>750</text:p>
          </table:table-cell>
          <table:table-cell office:value-type="float" office:value="-136.263833792667" calcext:value-type="float">
            <text:p>-136.263833792667</text:p>
          </table:table-cell>
        </table:table-row>
        <table:table-row table:style-name="ro1">
          <table:table-cell office:value-type="string" calcext:value-type="string">
            <text:p>2019-12-02 23:15:44</text:p>
          </table:table-cell>
          <table:table-cell office:value-type="float" office:value="24.1545928851701" calcext:value-type="float">
            <text:p>24.1545928851701</text:p>
          </table:table-cell>
          <table:table-cell office:value-type="float" office:value="74.5140991895447" calcext:value-type="float">
            <text:p>74.5140991895447</text:p>
          </table:table-cell>
          <table:table-cell office:value-type="float" office:value="981.536889437604" calcext:value-type="float">
            <text:p>981.536889437604</text:p>
          </table:table-cell>
          <table:table-cell office:value-type="float" office:value="4090816" calcext:value-type="float">
            <text:p>4090816</text:p>
          </table:table-cell>
          <table:table-cell office:value-type="float" office:value="2123377" calcext:value-type="float">
            <text:p>2123377</text:p>
          </table:table-cell>
          <table:table-cell office:value-type="float" office:value="2241570" calcext:value-type="float">
            <text:p>2241570</text:p>
          </table:table-cell>
          <table:table-cell office:value-type="float" office:value="852048" calcext:value-type="float">
            <text:p>852048</text:p>
          </table:table-cell>
          <table:table-cell office:value-type="float" office:value="1240660" calcext:value-type="float">
            <text:p>12406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0706" calcext:value-type="float">
            <text:p>950706</text:p>
          </table:table-cell>
          <table:table-cell office:value-type="float" office:value="218540" calcext:value-type="float">
            <text:p>218540</text:p>
          </table:table-cell>
          <table:table-cell office:value-type="float" office:value="2.43831663588484" calcext:value-type="float">
            <text:p>2.43831663588484</text:p>
          </table:table-cell>
          <table:table-cell office:value-type="float" office:value="1.26563146896737" calcext:value-type="float">
            <text:p>1.26563146896737</text:p>
          </table:table-cell>
          <table:table-cell office:value-type="float" office:value="1.33607999516487" calcext:value-type="float">
            <text:p>1.33607999516487</text:p>
          </table:table-cell>
          <table:table-cell office:value-type="float" office:value="0.507860244257479" calcext:value-type="float">
            <text:p>0.507860244257479</text:p>
          </table:table-cell>
          <table:table-cell office:value-type="float" office:value="0.739491074024567" calcext:value-type="float">
            <text:p>0.739491074024567</text:p>
          </table:table-cell>
          <table:table-cell office:value-type="float" office:value="5" calcext:value-type="float">
            <text:p>5</text:p>
          </table:table-cell>
          <table:table-cell office:value-type="float" office:value="0.566665001710058" calcext:value-type="float">
            <text:p>0.566665001710058</text:p>
          </table:table-cell>
          <table:table-cell office:value-type="float" office:value="0.130260006220341" calcext:value-type="float">
            <text:p>0.130260006220341</text:p>
          </table:table-cell>
          <table:table-cell office:value-type="float" office:value="17.2159990329742" calcext:value-type="float">
            <text:p>17.2159990329742</text:p>
          </table:table-cell>
          <table:table-cell office:value-type="float" office:value="-148.427951148504" calcext:value-type="float">
            <text:p>-148.427951148504</text:p>
          </table:table-cell>
          <table:table-cell office:value-type="float" office:value="-102.101785195087" calcext:value-type="float">
            <text:p>-102.101785195087</text:p>
          </table:table-cell>
          <table:table-cell office:value-type="float" office:value="750" calcext:value-type="float">
            <text:p>750</text:p>
          </table:table-cell>
          <table:table-cell office:value-type="float" office:value="-136.666999657989" calcext:value-type="float">
            <text:p>-136.666999657989</text:p>
          </table:table-cell>
        </table:table-row>
        <table:table-row table:style-name="ro1">
          <table:table-cell office:value-type="string" calcext:value-type="string">
            <text:p>2019-12-02 23:15:45</text:p>
          </table:table-cell>
          <table:table-cell office:value-type="float" office:value="24.164700801135" calcext:value-type="float">
            <text:p>24.164700801135</text:p>
          </table:table-cell>
          <table:table-cell office:value-type="float" office:value="74.5362670107945" calcext:value-type="float">
            <text:p>74.5362670107945</text:p>
          </table:table-cell>
          <table:table-cell office:value-type="float" office:value="981.581382589639" calcext:value-type="float">
            <text:p>981.581382589639</text:p>
          </table:table-cell>
          <table:table-cell office:value-type="float" office:value="4087639" calcext:value-type="float">
            <text:p>4087639</text:p>
          </table:table-cell>
          <table:table-cell office:value-type="float" office:value="2107569" calcext:value-type="float">
            <text:p>2107569</text:p>
          </table:table-cell>
          <table:table-cell office:value-type="float" office:value="2245615" calcext:value-type="float">
            <text:p>2245615</text:p>
          </table:table-cell>
          <table:table-cell office:value-type="float" office:value="851763" calcext:value-type="float">
            <text:p>851763</text:p>
          </table:table-cell>
          <table:table-cell office:value-type="float" office:value="1246025" calcext:value-type="float">
            <text:p>12460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5501" calcext:value-type="float">
            <text:p>955501</text:p>
          </table:table-cell>
          <table:table-cell office:value-type="float" office:value="218628" calcext:value-type="float">
            <text:p>218628</text:p>
          </table:table-cell>
          <table:table-cell office:value-type="float" office:value="2.43642299609458" calcext:value-type="float">
            <text:p>2.43642299609458</text:p>
          </table:table-cell>
          <table:table-cell office:value-type="float" office:value="1.25620916559805" calcext:value-type="float">
            <text:p>1.25620916559805</text:p>
          </table:table-cell>
          <table:table-cell office:value-type="float" office:value="1.33849100333345" calcext:value-type="float">
            <text:p>1.33849100333345</text:p>
          </table:table-cell>
          <table:table-cell office:value-type="float" office:value="0.507690370999619" calcext:value-type="float">
            <text:p>0.507690370999619</text:p>
          </table:table-cell>
          <table:table-cell office:value-type="float" office:value="0.742688863597973" calcext:value-type="float">
            <text:p>0.742688863597973</text:p>
          </table:table-cell>
          <table:table-cell office:value-type="float" office:value="5" calcext:value-type="float">
            <text:p>5</text:p>
          </table:table-cell>
          <table:table-cell office:value-type="float" office:value="0.569523044767743" calcext:value-type="float">
            <text:p>0.569523044767743</text:p>
          </table:table-cell>
          <table:table-cell office:value-type="float" office:value="0.130312458313997" calcext:value-type="float">
            <text:p>0.130312458313997</text:p>
          </table:table-cell>
          <table:table-cell office:value-type="float" office:value="17.69820066669" calcext:value-type="float">
            <text:p>17.69820066669</text:p>
          </table:table-cell>
          <table:table-cell office:value-type="float" office:value="-148.461925800076" calcext:value-type="float">
            <text:p>-148.461925800076</text:p>
          </table:table-cell>
          <table:table-cell office:value-type="float" office:value="-101.462227280405" calcext:value-type="float">
            <text:p>-101.462227280405</text:p>
          </table:table-cell>
          <table:table-cell office:value-type="float" office:value="750" calcext:value-type="float">
            <text:p>750</text:p>
          </table:table-cell>
          <table:table-cell office:value-type="float" office:value="-136.095391046451" calcext:value-type="float">
            <text:p>-136.095391046451</text:p>
          </table:table-cell>
        </table:table-row>
        <table:table-row table:style-name="ro1">
          <table:table-cell office:value-type="string" calcext:value-type="string">
            <text:p>2019-12-02 23:15:46</text:p>
          </table:table-cell>
          <table:table-cell office:value-type="float" office:value="24.1748087182641" calcext:value-type="float">
            <text:p>24.1748087182641</text:p>
          </table:table-cell>
          <table:table-cell office:value-type="float" office:value="74.5424301446945" calcext:value-type="float">
            <text:p>74.5424301446945</text:p>
          </table:table-cell>
          <table:table-cell office:value-type="float" office:value="981.625876826396" calcext:value-type="float">
            <text:p>981.625876826396</text:p>
          </table:table-cell>
          <table:table-cell office:value-type="float" office:value="4089301" calcext:value-type="float">
            <text:p>4089301</text:p>
          </table:table-cell>
          <table:table-cell office:value-type="float" office:value="2102241" calcext:value-type="float">
            <text:p>2102241</text:p>
          </table:table-cell>
          <table:table-cell office:value-type="float" office:value="2254719" calcext:value-type="float">
            <text:p>2254719</text:p>
          </table:table-cell>
          <table:table-cell office:value-type="float" office:value="852285" calcext:value-type="float">
            <text:p>852285</text:p>
          </table:table-cell>
          <table:table-cell office:value-type="float" office:value="1246855" calcext:value-type="float">
            <text:p>12468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0207" calcext:value-type="float">
            <text:p>960207</text:p>
          </table:table-cell>
          <table:table-cell office:value-type="float" office:value="218473" calcext:value-type="float">
            <text:p>218473</text:p>
          </table:table-cell>
          <table:table-cell office:value-type="float" office:value="2.43741362540884" calcext:value-type="float">
            <text:p>2.43741362540884</text:p>
          </table:table-cell>
          <table:table-cell office:value-type="float" office:value="1.25303342974584" calcext:value-type="float">
            <text:p>1.25303342974584</text:p>
          </table:table-cell>
          <table:table-cell office:value-type="float" office:value="1.34391741084068" calcext:value-type="float">
            <text:p>1.34391741084068</text:p>
          </table:table-cell>
          <table:table-cell office:value-type="float" office:value="0.508001507282437" calcext:value-type="float">
            <text:p>0.508001507282437</text:p>
          </table:table-cell>
          <table:table-cell office:value-type="float" office:value="0.743183582208584" calcext:value-type="float">
            <text:p>0.743183582208584</text:p>
          </table:table-cell>
          <table:table-cell office:value-type="float" office:value="5" calcext:value-type="float">
            <text:p>5</text:p>
          </table:table-cell>
          <table:table-cell office:value-type="float" office:value="0.572328039685254" calcext:value-type="float">
            <text:p>0.572328039685254</text:p>
          </table:table-cell>
          <table:table-cell office:value-type="float" office:value="0.130220071103581" calcext:value-type="float">
            <text:p>0.130220071103581</text:p>
          </table:table-cell>
          <table:table-cell office:value-type="float" office:value="18.7834821681359" calcext:value-type="float">
            <text:p>18.7834821681359</text:p>
          </table:table-cell>
          <table:table-cell office:value-type="float" office:value="-148.399698543513" calcext:value-type="float">
            <text:p>-148.399698543513</text:p>
          </table:table-cell>
          <table:table-cell office:value-type="float" office:value="-101.363283558283" calcext:value-type="float">
            <text:p>-101.363283558283</text:p>
          </table:table-cell>
          <table:table-cell office:value-type="float" office:value="750" calcext:value-type="float">
            <text:p>750</text:p>
          </table:table-cell>
          <table:table-cell office:value-type="float" office:value="-135.534392062949" calcext:value-type="float">
            <text:p>-135.534392062949</text:p>
          </table:table-cell>
        </table:table-row>
        <table:table-row table:style-name="ro1">
          <table:table-cell office:value-type="string" calcext:value-type="string">
            <text:p>2019-12-02 23:15:48</text:p>
          </table:table-cell>
          <table:table-cell office:value-type="float" office:value="24.1798626772652" calcext:value-type="float">
            <text:p>24.1798626772652</text:p>
          </table:table-cell>
          <table:table-cell office:value-type="float" office:value="74.5321736951843" calcext:value-type="float">
            <text:p>74.5321736951843</text:p>
          </table:table-cell>
          <table:table-cell office:value-type="float" office:value="981.57948887892" calcext:value-type="float">
            <text:p>981.57948887892</text:p>
          </table:table-cell>
          <table:table-cell office:value-type="float" office:value="4090128" calcext:value-type="float">
            <text:p>4090128</text:p>
          </table:table-cell>
          <table:table-cell office:value-type="float" office:value="2121286" calcext:value-type="float">
            <text:p>2121286</text:p>
          </table:table-cell>
          <table:table-cell office:value-type="float" office:value="2256667" calcext:value-type="float">
            <text:p>2256667</text:p>
          </table:table-cell>
          <table:table-cell office:value-type="float" office:value="854027" calcext:value-type="float">
            <text:p>854027</text:p>
          </table:table-cell>
          <table:table-cell office:value-type="float" office:value="1243576" calcext:value-type="float">
            <text:p>1243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2319" calcext:value-type="float">
            <text:p>962319</text:p>
          </table:table-cell>
          <table:table-cell office:value-type="float" office:value="218428" calcext:value-type="float">
            <text:p>218428</text:p>
          </table:table-cell>
          <table:table-cell office:value-type="float" office:value="2.4379065558799" calcext:value-type="float">
            <text:p>2.4379065558799</text:p>
          </table:table-cell>
          <table:table-cell office:value-type="float" office:value="1.26438513569655" calcext:value-type="float">
            <text:p>1.26438513569655</text:p>
          </table:table-cell>
          <table:table-cell office:value-type="float" office:value="1.34507850945932" calcext:value-type="float">
            <text:p>1.34507850945932</text:p>
          </table:table-cell>
          <table:table-cell office:value-type="float" office:value="0.509039820318201" calcext:value-type="float">
            <text:p>0.509039820318201</text:p>
          </table:table-cell>
          <table:table-cell office:value-type="float" office:value="0.741229145673412" calcext:value-type="float">
            <text:p>0.741229145673412</text:p>
          </table:table-cell>
          <table:table-cell office:value-type="float" office:value="5" calcext:value-type="float">
            <text:p>5</text:p>
          </table:table-cell>
          <table:table-cell office:value-type="float" office:value="0.573586889932977" calcext:value-type="float">
            <text:p>0.573586889932977</text:p>
          </table:table-cell>
          <table:table-cell office:value-type="float" office:value="0.130193249010235" calcext:value-type="float">
            <text:p>0.130193249010235</text:p>
          </table:table-cell>
          <table:table-cell office:value-type="float" office:value="19.0157018918636" calcext:value-type="float">
            <text:p>19.0157018918636</text:p>
          </table:table-cell>
          <table:table-cell office:value-type="float" office:value="-148.19203593636" calcext:value-type="float">
            <text:p>-148.19203593636</text:p>
          </table:table-cell>
          <table:table-cell office:value-type="float" office:value="-101.754170865318" calcext:value-type="float">
            <text:p>-101.754170865318</text:p>
          </table:table-cell>
          <table:table-cell office:value-type="float" office:value="750" calcext:value-type="float">
            <text:p>750</text:p>
          </table:table-cell>
          <table:table-cell office:value-type="float" office:value="-135.282622013405" calcext:value-type="float">
            <text:p>-135.282622013405</text:p>
          </table:table-cell>
        </table:table-row>
        <table:table-row table:style-name="ro1">
          <table:table-cell office:value-type="string" calcext:value-type="string">
            <text:p>2019-12-02 23:15:49</text:p>
          </table:table-cell>
          <table:table-cell office:value-type="float" office:value="24.1849166365573" calcext:value-type="float">
            <text:p>24.1849166365573</text:p>
          </table:table-cell>
          <table:table-cell office:value-type="float" office:value="74.5432581863473" calcext:value-type="float">
            <text:p>74.5432581863473</text:p>
          </table:table-cell>
          <table:table-cell office:value-type="float" office:value="981.588008878144" calcext:value-type="float">
            <text:p>981.588008878144</text:p>
          </table:table-cell>
          <table:table-cell office:value-type="float" office:value="4088739" calcext:value-type="float">
            <text:p>4088739</text:p>
          </table:table-cell>
          <table:table-cell office:value-type="float" office:value="2108385" calcext:value-type="float">
            <text:p>2108385</text:p>
          </table:table-cell>
          <table:table-cell office:value-type="float" office:value="2256144" calcext:value-type="float">
            <text:p>2256144</text:p>
          </table:table-cell>
          <table:table-cell office:value-type="float" office:value="855451" calcext:value-type="float">
            <text:p>855451</text:p>
          </table:table-cell>
          <table:table-cell office:value-type="float" office:value="1248295" calcext:value-type="float">
            <text:p>12482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5244" calcext:value-type="float">
            <text:p>955244</text:p>
          </table:table-cell>
          <table:table-cell office:value-type="float" office:value="218579" calcext:value-type="float">
            <text:p>218579</text:p>
          </table:table-cell>
          <table:table-cell office:value-type="float" office:value="2.43707864726527" calcext:value-type="float">
            <text:p>2.43707864726527</text:p>
          </table:table-cell>
          <table:table-cell office:value-type="float" office:value="1.2566955395574" calcext:value-type="float">
            <text:p>1.2566955395574</text:p>
          </table:table-cell>
          <table:table-cell office:value-type="float" office:value="1.34476677712998" calcext:value-type="float">
            <text:p>1.34476677712998</text:p>
          </table:table-cell>
          <table:table-cell office:value-type="float" office:value="0.509888590560983" calcext:value-type="float">
            <text:p>0.509888590560983</text:p>
          </table:table-cell>
          <table:table-cell office:value-type="float" office:value="0.744041889195667" calcext:value-type="float">
            <text:p>0.744041889195667</text:p>
          </table:table-cell>
          <table:table-cell office:value-type="float" office:value="5" calcext:value-type="float">
            <text:p>5</text:p>
          </table:table-cell>
          <table:table-cell office:value-type="float" office:value="0.569369860812409" calcext:value-type="float">
            <text:p>0.569369860812409</text:p>
          </table:table-cell>
          <table:table-cell office:value-type="float" office:value="0.130283252034575" calcext:value-type="float">
            <text:p>0.130283252034575</text:p>
          </table:table-cell>
          <table:table-cell office:value-type="float" office:value="18.9533554259962" calcext:value-type="float">
            <text:p>18.9533554259962</text:p>
          </table:table-cell>
          <table:table-cell office:value-type="float" office:value="-148.022281887803" calcext:value-type="float">
            <text:p>-148.022281887803</text:p>
          </table:table-cell>
          <table:table-cell office:value-type="float" office:value="-101.191622160867" calcext:value-type="float">
            <text:p>-101.191622160867</text:p>
          </table:table-cell>
          <table:table-cell office:value-type="float" office:value="750" calcext:value-type="float">
            <text:p>750</text:p>
          </table:table-cell>
          <table:table-cell office:value-type="float" office:value="-136.126027837518" calcext:value-type="float">
            <text:p>-136.126027837518</text:p>
          </table:table-cell>
        </table:table-row>
        <table:table-row table:style-name="ro1">
          <table:table-cell office:value-type="string" calcext:value-type="string">
            <text:p>2019-12-02 23:15:50</text:p>
          </table:table-cell>
          <table:table-cell office:value-type="float" office:value="24.1899705961405" calcext:value-type="float">
            <text:p>24.1899705961405</text:p>
          </table:table-cell>
          <table:table-cell office:value-type="float" office:value="74.5543428730514" calcext:value-type="float">
            <text:p>74.5543428730514</text:p>
          </table:table-cell>
          <table:table-cell office:value-type="float" office:value="981.596528914351" calcext:value-type="float">
            <text:p>981.596528914351</text:p>
          </table:table-cell>
          <table:table-cell office:value-type="float" office:value="4089420" calcext:value-type="float">
            <text:p>4089420</text:p>
          </table:table-cell>
          <table:table-cell office:value-type="float" office:value="2131422" calcext:value-type="float">
            <text:p>2131422</text:p>
          </table:table-cell>
          <table:table-cell office:value-type="float" office:value="2257518" calcext:value-type="float">
            <text:p>2257518</text:p>
          </table:table-cell>
          <table:table-cell office:value-type="float" office:value="856490" calcext:value-type="float">
            <text:p>856490</text:p>
          </table:table-cell>
          <table:table-cell office:value-type="float" office:value="1252857" calcext:value-type="float">
            <text:p>12528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3721" calcext:value-type="float">
            <text:p>953721</text:p>
          </table:table-cell>
          <table:table-cell office:value-type="float" office:value="218550" calcext:value-type="float">
            <text:p>218550</text:p>
          </table:table-cell>
          <table:table-cell office:value-type="float" office:value="2.43748455494458" calcext:value-type="float">
            <text:p>2.43748455494458</text:p>
          </table:table-cell>
          <table:table-cell office:value-type="float" office:value="1.27042666321119" calcext:value-type="float">
            <text:p>1.27042666321119</text:p>
          </table:table-cell>
          <table:table-cell office:value-type="float" office:value="1.34558574504682" calcext:value-type="float">
            <text:p>1.34558574504682</text:p>
          </table:table-cell>
          <table:table-cell office:value-type="float" office:value="0.510507882894025" calcext:value-type="float">
            <text:p>0.510507882894025</text:p>
          </table:table-cell>
          <table:table-cell office:value-type="float" office:value="0.74676105341447" calcext:value-type="float">
            <text:p>0.74676105341447</text:p>
          </table:table-cell>
          <table:table-cell office:value-type="float" office:value="5" calcext:value-type="float">
            <text:p>5</text:p>
          </table:table-cell>
          <table:table-cell office:value-type="float" office:value="0.568462081964264" calcext:value-type="float">
            <text:p>0.568462081964264</text:p>
          </table:table-cell>
          <table:table-cell office:value-type="float" office:value="0.13026596668553" calcext:value-type="float">
            <text:p>0.13026596668553</text:p>
          </table:table-cell>
          <table:table-cell office:value-type="float" office:value="19.1171490093647" calcext:value-type="float">
            <text:p>19.1171490093647</text:p>
          </table:table-cell>
          <table:table-cell office:value-type="float" office:value="-147.898423421195" calcext:value-type="float">
            <text:p>-147.898423421195</text:p>
          </table:table-cell>
          <table:table-cell office:value-type="float" office:value="-100.647789317106" calcext:value-type="float">
            <text:p>-100.647789317106</text:p>
          </table:table-cell>
          <table:table-cell office:value-type="float" office:value="750" calcext:value-type="float">
            <text:p>750</text:p>
          </table:table-cell>
          <table:table-cell office:value-type="float" office:value="-136.307583607147" calcext:value-type="float">
            <text:p>-136.307583607147</text:p>
          </table:table-cell>
        </table:table-row>
        <table:table-row table:style-name="ro1">
          <table:table-cell office:value-type="string" calcext:value-type="string">
            <text:p>2019-12-02 23:15:52</text:p>
          </table:table-cell>
          <table:table-cell office:value-type="float" office:value="24.1849166365573" calcext:value-type="float">
            <text:p>24.1849166365573</text:p>
          </table:table-cell>
          <table:table-cell office:value-type="float" office:value="74.5485934709346" calcext:value-type="float">
            <text:p>74.5485934709346</text:p>
          </table:table-cell>
          <table:table-cell office:value-type="float" office:value="981.615463279697" calcext:value-type="float">
            <text:p>981.615463279697</text:p>
          </table:table-cell>
          <table:table-cell office:value-type="float" office:value="4090695" calcext:value-type="float">
            <text:p>4090695</text:p>
          </table:table-cell>
          <table:table-cell office:value-type="float" office:value="2135311" calcext:value-type="float">
            <text:p>2135311</text:p>
          </table:table-cell>
          <table:table-cell office:value-type="float" office:value="2250957" calcext:value-type="float">
            <text:p>2250957</text:p>
          </table:table-cell>
          <table:table-cell office:value-type="float" office:value="855851" calcext:value-type="float">
            <text:p>855851</text:p>
          </table:table-cell>
          <table:table-cell office:value-type="float" office:value="1256671" calcext:value-type="float">
            <text:p>12566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9725" calcext:value-type="float">
            <text:p>959725</text:p>
          </table:table-cell>
          <table:table-cell office:value-type="float" office:value="218596" calcext:value-type="float">
            <text:p>218596</text:p>
          </table:table-cell>
          <table:table-cell office:value-type="float" office:value="2.43824451425606" calcext:value-type="float">
            <text:p>2.43824451425606</text:p>
          </table:table-cell>
          <table:table-cell office:value-type="float" office:value="1.27274468812283" calcext:value-type="float">
            <text:p>1.27274468812283</text:p>
          </table:table-cell>
          <table:table-cell office:value-type="float" office:value="1.34167508383692" calcext:value-type="float">
            <text:p>1.34167508383692</text:p>
          </table:table-cell>
          <table:table-cell office:value-type="float" office:value="0.510127009168507" calcext:value-type="float">
            <text:p>0.510127009168507</text:p>
          </table:table-cell>
          <table:table-cell office:value-type="float" office:value="0.749034374837205" calcext:value-type="float">
            <text:p>0.749034374837205</text:p>
          </table:table-cell>
          <table:table-cell office:value-type="float" office:value="5" calcext:value-type="float">
            <text:p>5</text:p>
          </table:table-cell>
          <table:table-cell office:value-type="float" office:value="0.572040745263188" calcext:value-type="float">
            <text:p>0.572040745263188</text:p>
          </table:table-cell>
          <table:table-cell office:value-type="float" office:value="0.130293384825395" calcext:value-type="float">
            <text:p>0.130293384825395</text:p>
          </table:table-cell>
          <table:table-cell office:value-type="float" office:value="18.3350167673846" calcext:value-type="float">
            <text:p>18.3350167673846</text:p>
          </table:table-cell>
          <table:table-cell office:value-type="float" office:value="-147.974598166299" calcext:value-type="float">
            <text:p>-147.974598166299</text:p>
          </table:table-cell>
          <table:table-cell office:value-type="float" office:value="-100.193125032559" calcext:value-type="float">
            <text:p>-100.193125032559</text:p>
          </table:table-cell>
          <table:table-cell office:value-type="float" office:value="750" calcext:value-type="float">
            <text:p>750</text:p>
          </table:table-cell>
          <table:table-cell office:value-type="float" office:value="-135.591850947362" calcext:value-type="float">
            <text:p>-135.591850947362</text:p>
          </table:table-cell>
        </table:table-row>
        <table:table-row table:style-name="ro1">
          <table:table-cell office:value-type="string" calcext:value-type="string">
            <text:p>2019-12-02 23:15:53</text:p>
          </table:table-cell>
          <table:table-cell office:value-type="float" office:value="24.1849166365573" calcext:value-type="float">
            <text:p>24.1849166365573</text:p>
          </table:table-cell>
          <table:table-cell office:value-type="float" office:value="74.5485934709346" calcext:value-type="float">
            <text:p>74.5485934709346</text:p>
          </table:table-cell>
          <table:table-cell office:value-type="float" office:value="981.56055449828" calcext:value-type="float">
            <text:p>981.56055449828</text:p>
          </table:table-cell>
          <table:table-cell office:value-type="float" office:value="4089699" calcext:value-type="float">
            <text:p>4089699</text:p>
          </table:table-cell>
          <table:table-cell office:value-type="float" office:value="2110251" calcext:value-type="float">
            <text:p>2110251</text:p>
          </table:table-cell>
          <table:table-cell office:value-type="float" office:value="2254163" calcext:value-type="float">
            <text:p>2254163</text:p>
          </table:table-cell>
          <table:table-cell office:value-type="float" office:value="856424" calcext:value-type="float">
            <text:p>856424</text:p>
          </table:table-cell>
          <table:table-cell office:value-type="float" office:value="1256288" calcext:value-type="float">
            <text:p>12562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6992" calcext:value-type="float">
            <text:p>966992</text:p>
          </table:table-cell>
          <table:table-cell office:value-type="float" office:value="218502" calcext:value-type="float">
            <text:p>218502</text:p>
          </table:table-cell>
          <table:table-cell office:value-type="float" office:value="2.43765085192333" calcext:value-type="float">
            <text:p>2.43765085192333</text:p>
          </table:table-cell>
          <table:table-cell office:value-type="float" office:value="1.2578077623615" calcext:value-type="float">
            <text:p>1.2578077623615</text:p>
          </table:table-cell>
          <table:table-cell office:value-type="float" office:value="1.34358600897622" calcext:value-type="float">
            <text:p>1.34358600897622</text:p>
          </table:table-cell>
          <table:table-cell office:value-type="float" office:value="0.510468543823784" calcext:value-type="float">
            <text:p>0.510468543823784</text:p>
          </table:table-cell>
          <table:table-cell office:value-type="float" office:value="0.748806089020501" calcext:value-type="float">
            <text:p>0.748806089020501</text:p>
          </table:table-cell>
          <table:table-cell office:value-type="float" office:value="5" calcext:value-type="float">
            <text:p>5</text:p>
          </table:table-cell>
          <table:table-cell office:value-type="float" office:value="0.576372215315368" calcext:value-type="float">
            <text:p>0.576372215315368</text:p>
          </table:table-cell>
          <table:table-cell office:value-type="float" office:value="0.130237356452627" calcext:value-type="float">
            <text:p>0.130237356452627</text:p>
          </table:table-cell>
          <table:table-cell office:value-type="float" office:value="18.7172017952444" calcext:value-type="float">
            <text:p>18.7172017952444</text:p>
          </table:table-cell>
          <table:table-cell office:value-type="float" office:value="-147.906291235243" calcext:value-type="float">
            <text:p>-147.906291235243</text:p>
          </table:table-cell>
          <table:table-cell office:value-type="float" office:value="-100.2387821959" calcext:value-type="float">
            <text:p>-100.2387821959</text:p>
          </table:table-cell>
          <table:table-cell office:value-type="float" office:value="750" calcext:value-type="float">
            <text:p>750</text:p>
          </table:table-cell>
          <table:table-cell office:value-type="float" office:value="-134.725556936926" calcext:value-type="float">
            <text:p>-134.725556936926</text:p>
          </table:table-cell>
        </table:table-row>
        <table:table-row table:style-name="ro1">
          <table:table-cell office:value-type="string" calcext:value-type="string">
            <text:p>2019-12-02 23:15:54</text:p>
          </table:table-cell>
          <table:table-cell office:value-type="float" office:value="24.1950245560147" calcext:value-type="float">
            <text:p>24.1950245560147</text:p>
          </table:table-cell>
          <table:table-cell office:value-type="float" office:value="74.5547569895138" calcext:value-type="float">
            <text:p>74.5547569895138</text:p>
          </table:table-cell>
          <table:table-cell office:value-type="float" office:value="981.605048987537" calcext:value-type="float">
            <text:p>981.605048987537</text:p>
          </table:table-cell>
          <table:table-cell office:value-type="float" office:value="4088955" calcext:value-type="float">
            <text:p>4088955</text:p>
          </table:table-cell>
          <table:table-cell office:value-type="float" office:value="2125637" calcext:value-type="float">
            <text:p>2125637</text:p>
          </table:table-cell>
          <table:table-cell office:value-type="float" office:value="2248461" calcext:value-type="float">
            <text:p>2248461</text:p>
          </table:table-cell>
          <table:table-cell office:value-type="float" office:value="857724" calcext:value-type="float">
            <text:p>857724</text:p>
          </table:table-cell>
          <table:table-cell office:value-type="float" office:value="1254884" calcext:value-type="float">
            <text:p>12548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9515" calcext:value-type="float">
            <text:p>969515</text:p>
          </table:table-cell>
          <table:table-cell office:value-type="float" office:value="218467" calcext:value-type="float">
            <text:p>218467</text:p>
          </table:table-cell>
          <table:table-cell office:value-type="float" office:value="2.43720739331334" calcext:value-type="float">
            <text:p>2.43720739331334</text:p>
          </table:table-cell>
          <table:table-cell office:value-type="float" office:value="1.26697853409988" calcext:value-type="float">
            <text:p>1.26697853409988</text:p>
          </table:table-cell>
          <table:table-cell office:value-type="float" office:value="1.34018735172598" calcext:value-type="float">
            <text:p>1.34018735172598</text:p>
          </table:table-cell>
          <table:table-cell office:value-type="float" office:value="0.511243404298234" calcext:value-type="float">
            <text:p>0.511243404298234</text:p>
          </table:table-cell>
          <table:table-cell office:value-type="float" office:value="0.747969239708095" calcext:value-type="float">
            <text:p>0.747969239708095</text:p>
          </table:table-cell>
          <table:table-cell office:value-type="float" office:value="5" calcext:value-type="float">
            <text:p>5</text:p>
          </table:table-cell>
          <table:table-cell office:value-type="float" office:value="0.577876040682321" calcext:value-type="float">
            <text:p>0.577876040682321</text:p>
          </table:table-cell>
          <table:table-cell office:value-type="float" office:value="0.130216494824468" calcext:value-type="float">
            <text:p>0.130216494824468</text:p>
          </table:table-cell>
          <table:table-cell office:value-type="float" office:value="18.0374703451956" calcext:value-type="float">
            <text:p>18.0374703451956</text:p>
          </table:table-cell>
          <table:table-cell office:value-type="float" office:value="-147.751319140353" calcext:value-type="float">
            <text:p>-147.751319140353</text:p>
          </table:table-cell>
          <table:table-cell office:value-type="float" office:value="-100.406152058381" calcext:value-type="float">
            <text:p>-100.406152058381</text:p>
          </table:table-cell>
          <table:table-cell office:value-type="float" office:value="750" calcext:value-type="float">
            <text:p>750</text:p>
          </table:table-cell>
          <table:table-cell office:value-type="float" office:value="-134.424791863536" calcext:value-type="float">
            <text:p>-134.424791863536</text:p>
          </table:table-cell>
        </table:table-row>
        <table:table-row table:style-name="ro1">
          <table:table-cell office:value-type="string" calcext:value-type="string">
            <text:p>2019-12-02 23:15:55</text:p>
          </table:table-cell>
          <table:table-cell office:value-type="float" office:value="24.2051324766362" calcext:value-type="float">
            <text:p>24.2051324766362</text:p>
          </table:table-cell>
          <table:table-cell office:value-type="float" office:value="74.5449141547654" calcext:value-type="float">
            <text:p>74.5449141547654</text:p>
          </table:table-cell>
          <table:table-cell office:value-type="float" office:value="981.594633949893" calcext:value-type="float">
            <text:p>981.594633949893</text:p>
          </table:table-cell>
          <table:table-cell office:value-type="float" office:value="4090034" calcext:value-type="float">
            <text:p>4090034</text:p>
          </table:table-cell>
          <table:table-cell office:value-type="float" office:value="2116192" calcext:value-type="float">
            <text:p>2116192</text:p>
          </table:table-cell>
          <table:table-cell office:value-type="float" office:value="2252813" calcext:value-type="float">
            <text:p>2252813</text:p>
          </table:table-cell>
          <table:table-cell office:value-type="float" office:value="859346" calcext:value-type="float">
            <text:p>859346</text:p>
          </table:table-cell>
          <table:table-cell office:value-type="float" office:value="1258119" calcext:value-type="float">
            <text:p>12581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0165" calcext:value-type="float">
            <text:p>960165</text:p>
          </table:table-cell>
          <table:table-cell office:value-type="float" office:value="218581" calcext:value-type="float">
            <text:p>218581</text:p>
          </table:table-cell>
          <table:table-cell office:value-type="float" office:value="2.43785052750713" calcext:value-type="float">
            <text:p>2.43785052750713</text:p>
          </table:table-cell>
          <table:table-cell office:value-type="float" office:value="1.26134887472974" calcext:value-type="float">
            <text:p>1.26134887472974</text:p>
          </table:table-cell>
          <table:table-cell office:value-type="float" office:value="1.34278134617583" calcext:value-type="float">
            <text:p>1.34278134617583</text:p>
          </table:table-cell>
          <table:table-cell office:value-type="float" office:value="0.512210191751741" calcext:value-type="float">
            <text:p>0.512210191751741</text:p>
          </table:table-cell>
          <table:table-cell office:value-type="float" office:value="0.749897450196439" calcext:value-type="float">
            <text:p>0.749897450196439</text:p>
          </table:table-cell>
          <table:table-cell office:value-type="float" office:value="5" calcext:value-type="float">
            <text:p>5</text:p>
          </table:table-cell>
          <table:table-cell office:value-type="float" office:value="0.572303005731464" calcext:value-type="float">
            <text:p>0.572303005731464</text:p>
          </table:table-cell>
          <table:table-cell office:value-type="float" office:value="0.130284444127613" calcext:value-type="float">
            <text:p>0.130284444127613</text:p>
          </table:table-cell>
          <table:table-cell office:value-type="float" office:value="18.5562692351662" calcext:value-type="float">
            <text:p>18.5562692351662</text:p>
          </table:table-cell>
          <table:table-cell office:value-type="float" office:value="-147.557961649652" calcext:value-type="float">
            <text:p>-147.557961649652</text:p>
          </table:table-cell>
          <table:table-cell office:value-type="float" office:value="-100.020509960712" calcext:value-type="float">
            <text:p>-100.020509960712</text:p>
          </table:table-cell>
          <table:table-cell office:value-type="float" office:value="750" calcext:value-type="float">
            <text:p>750</text:p>
          </table:table-cell>
          <table:table-cell office:value-type="float" office:value="-135.539398853707" calcext:value-type="float">
            <text:p>-135.539398853707</text:p>
          </table:table-cell>
        </table:table-row>
        <table:table-row table:style-name="ro1">
          <table:table-cell office:value-type="string" calcext:value-type="string">
            <text:p>2019-12-02 23:15:57</text:p>
          </table:table-cell>
          <table:table-cell office:value-type="float" office:value="24.2101864373835" calcext:value-type="float">
            <text:p>24.2101864373835</text:p>
          </table:table-cell>
          <table:table-cell office:value-type="float" office:value="74.5453281229351" calcext:value-type="float">
            <text:p>74.5453281229351</text:p>
          </table:table-cell>
          <table:table-cell office:value-type="float" office:value="981.603153905235" calcext:value-type="float">
            <text:p>981.603153905235</text:p>
          </table:table-cell>
          <table:table-cell office:value-type="float" office:value="4088934" calcext:value-type="float">
            <text:p>4088934</text:p>
          </table:table-cell>
          <table:table-cell office:value-type="float" office:value="2121880" calcext:value-type="float">
            <text:p>2121880</text:p>
          </table:table-cell>
          <table:table-cell office:value-type="float" office:value="2256719" calcext:value-type="float">
            <text:p>2256719</text:p>
          </table:table-cell>
          <table:table-cell office:value-type="float" office:value="859859" calcext:value-type="float">
            <text:p>859859</text:p>
          </table:table-cell>
          <table:table-cell office:value-type="float" office:value="1262309" calcext:value-type="float">
            <text:p>12623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8442" calcext:value-type="float">
            <text:p>958442</text:p>
          </table:table-cell>
          <table:table-cell office:value-type="float" office:value="218664" calcext:value-type="float">
            <text:p>218664</text:p>
          </table:table-cell>
          <table:table-cell office:value-type="float" office:value="2.43719487633644" calcext:value-type="float">
            <text:p>2.43719487633644</text:p>
          </table:table-cell>
          <table:table-cell office:value-type="float" office:value="1.26473918732872" calcext:value-type="float">
            <text:p>1.26473918732872</text:p>
          </table:table-cell>
          <table:table-cell office:value-type="float" office:value="1.3451095038783" calcext:value-type="float">
            <text:p>1.3451095038783</text:p>
          </table:table-cell>
          <table:table-cell office:value-type="float" office:value="0.51251596361589" calcext:value-type="float">
            <text:p>0.51251596361589</text:p>
          </table:table-cell>
          <table:table-cell office:value-type="float" office:value="0.752394885110245" calcext:value-type="float">
            <text:p>0.752394885110245</text:p>
          </table:table-cell>
          <table:table-cell office:value-type="float" office:value="5" calcext:value-type="float">
            <text:p>5</text:p>
          </table:table-cell>
          <table:table-cell office:value-type="float" office:value="0.571276017579558" calcext:value-type="float">
            <text:p>0.571276017579558</text:p>
          </table:table-cell>
          <table:table-cell office:value-type="float" office:value="0.130333915988674" calcext:value-type="float">
            <text:p>0.130333915988674</text:p>
          </table:table-cell>
          <table:table-cell office:value-type="float" office:value="19.0219007756592" calcext:value-type="float">
            <text:p>19.0219007756592</text:p>
          </table:table-cell>
          <table:table-cell office:value-type="float" office:value="-147.496807276822" calcext:value-type="float">
            <text:p>-147.496807276822</text:p>
          </table:table-cell>
          <table:table-cell office:value-type="float" office:value="-99.5210229779509" calcext:value-type="float">
            <text:p>-99.5210229779509</text:p>
          </table:table-cell>
          <table:table-cell office:value-type="float" office:value="750" calcext:value-type="float">
            <text:p>750</text:p>
          </table:table-cell>
          <table:table-cell office:value-type="float" office:value="-135.744796484088" calcext:value-type="float">
            <text:p>-135.744796484088</text:p>
          </table:table-cell>
        </table:table-row>
        <table:table-row table:style-name="ro1">
          <table:table-cell office:value-type="string" calcext:value-type="string">
            <text:p>2019-12-02 23:15:58</text:p>
          </table:table-cell>
          <table:table-cell office:value-type="float" office:value="24.2051324766362" calcext:value-type="float">
            <text:p>24.2051324766362</text:p>
          </table:table-cell>
          <table:table-cell office:value-type="float" office:value="74.5502496784949" calcext:value-type="float">
            <text:p>74.5502496784949</text:p>
          </table:table-cell>
          <table:table-cell office:value-type="float" office:value="981.539723425066" calcext:value-type="float">
            <text:p>981.539723425066</text:p>
          </table:table-cell>
          <table:table-cell office:value-type="float" office:value="4089416" calcext:value-type="float">
            <text:p>4089416</text:p>
          </table:table-cell>
          <table:table-cell office:value-type="float" office:value="2108870" calcext:value-type="float">
            <text:p>2108870</text:p>
          </table:table-cell>
          <table:table-cell office:value-type="float" office:value="2257901" calcext:value-type="float">
            <text:p>2257901</text:p>
          </table:table-cell>
          <table:table-cell office:value-type="float" office:value="859196" calcext:value-type="float">
            <text:p>859196</text:p>
          </table:table-cell>
          <table:table-cell office:value-type="float" office:value="1266418" calcext:value-type="float">
            <text:p>12664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5073" calcext:value-type="float">
            <text:p>965073</text:p>
          </table:table-cell>
          <table:table-cell office:value-type="float" office:value="218634" calcext:value-type="float">
            <text:p>218634</text:p>
          </table:table-cell>
          <table:table-cell office:value-type="float" office:value="2.43748217075851" calcext:value-type="float">
            <text:p>2.43748217075851</text:p>
          </table:table-cell>
          <table:table-cell office:value-type="float" office:value="1.25698462211902" calcext:value-type="float">
            <text:p>1.25698462211902</text:p>
          </table:table-cell>
          <table:table-cell office:value-type="float" office:value="1.34581403086353" calcext:value-type="float">
            <text:p>1.34581403086353</text:p>
          </table:table-cell>
          <table:table-cell office:value-type="float" office:value="0.51212078477392" calcext:value-type="float">
            <text:p>0.51212078477392</text:p>
          </table:table-cell>
          <table:table-cell office:value-type="float" office:value="0.754844040256028" calcext:value-type="float">
            <text:p>0.754844040256028</text:p>
          </table:table-cell>
          <table:table-cell office:value-type="float" office:value="5" calcext:value-type="float">
            <text:p>5</text:p>
          </table:table-cell>
          <table:table-cell office:value-type="float" office:value="0.575228402045775" calcext:value-type="float">
            <text:p>0.575228402045775</text:p>
          </table:table-cell>
          <table:table-cell office:value-type="float" office:value="0.130316034593109" calcext:value-type="float">
            <text:p>0.130316034593109</text:p>
          </table:table-cell>
          <table:table-cell office:value-type="float" office:value="19.1628061727054" calcext:value-type="float">
            <text:p>19.1628061727054</text:p>
          </table:table-cell>
          <table:table-cell office:value-type="float" office:value="-147.575843045216" calcext:value-type="float">
            <text:p>-147.575843045216</text:p>
          </table:table-cell>
          <table:table-cell office:value-type="float" office:value="-99.0311919487943" calcext:value-type="float">
            <text:p>-99.0311919487943</text:p>
          </table:table-cell>
          <table:table-cell office:value-type="float" office:value="750" calcext:value-type="float">
            <text:p>750</text:p>
          </table:table-cell>
          <table:table-cell office:value-type="float" office:value="-134.954319590845" calcext:value-type="float">
            <text:p>-134.954319590845</text:p>
          </table:table-cell>
        </table:table-row>
        <table:table-row table:style-name="ro1">
          <table:table-cell office:value-type="string" calcext:value-type="string">
            <text:p>2019-12-02 23:15:59</text:p>
          </table:table-cell>
          <table:table-cell office:value-type="float" office:value="24.2152403984219" calcext:value-type="float">
            <text:p>24.2152403984219</text:p>
          </table:table-cell>
          <table:table-cell office:value-type="float" office:value="74.5404064297223" calcext:value-type="float">
            <text:p>74.5404064297223</text:p>
          </table:table-cell>
          <table:table-cell office:value-type="float" office:value="981.611673897549" calcext:value-type="float">
            <text:p>981.611673897549</text:p>
          </table:table-cell>
          <table:table-cell office:value-type="float" office:value="4092207" calcext:value-type="float">
            <text:p>4092207</text:p>
          </table:table-cell>
          <table:table-cell office:value-type="float" office:value="2128866" calcext:value-type="float">
            <text:p>2128866</text:p>
          </table:table-cell>
          <table:table-cell office:value-type="float" office:value="2259867" calcext:value-type="float">
            <text:p>2259867</text:p>
          </table:table-cell>
          <table:table-cell office:value-type="float" office:value="860744" calcext:value-type="float">
            <text:p>860744</text:p>
          </table:table-cell>
          <table:table-cell office:value-type="float" office:value="1267137" calcext:value-type="float">
            <text:p>1267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9762" calcext:value-type="float">
            <text:p>959762</text:p>
          </table:table-cell>
          <table:table-cell office:value-type="float" office:value="218605" calcext:value-type="float">
            <text:p>218605</text:p>
          </table:table-cell>
          <table:table-cell office:value-type="float" office:value="2.4391457365925" calcext:value-type="float">
            <text:p>2.4391457365925</text:p>
          </table:table-cell>
          <table:table-cell office:value-type="float" office:value="1.26890316830911" calcext:value-type="float">
            <text:p>1.26890316830911</text:p>
          </table:table-cell>
          <table:table-cell office:value-type="float" office:value="1.3469858583195" calcext:value-type="float">
            <text:p>1.3469858583195</text:p>
          </table:table-cell>
          <table:table-cell office:value-type="float" office:value="0.513043464785035" calcext:value-type="float">
            <text:p>0.513043464785035</text:p>
          </table:table-cell>
          <table:table-cell office:value-type="float" office:value="0.755272597703051" calcext:value-type="float">
            <text:p>0.755272597703051</text:p>
          </table:table-cell>
          <table:table-cell office:value-type="float" office:value="5" calcext:value-type="float">
            <text:p>5</text:p>
          </table:table-cell>
          <table:table-cell office:value-type="float" office:value="0.572062798984384" calcext:value-type="float">
            <text:p>0.572062798984384</text:p>
          </table:table-cell>
          <table:table-cell office:value-type="float" office:value="0.130298749244064" calcext:value-type="float">
            <text:p>0.130298749244064</text:p>
          </table:table-cell>
          <table:table-cell office:value-type="float" office:value="19.3971716639008" calcext:value-type="float">
            <text:p>19.3971716639008</text:p>
          </table:table-cell>
          <table:table-cell office:value-type="float" office:value="-147.391307042993" calcext:value-type="float">
            <text:p>-147.391307042993</text:p>
          </table:table-cell>
          <table:table-cell office:value-type="float" office:value="-98.9454804593897" calcext:value-type="float">
            <text:p>-98.9454804593897</text:p>
          </table:table-cell>
          <table:table-cell office:value-type="float" office:value="750" calcext:value-type="float">
            <text:p>750</text:p>
          </table:table-cell>
          <table:table-cell office:value-type="float" office:value="-135.587440203123" calcext:value-type="float">
            <text:p>-135.587440203123</text:p>
          </table:table-cell>
        </table:table-row>
        <table:table-row table:style-name="ro1">
          <table:table-cell office:value-type="string" calcext:value-type="string">
            <text:p>2019-12-02 23:16:00</text:p>
          </table:table-cell>
          <table:table-cell office:value-type="float" office:value="24.2152403984219" calcext:value-type="float">
            <text:p>24.2152403984219</text:p>
          </table:table-cell>
          <table:table-cell office:value-type="float" office:value="74.5243994232488" calcext:value-type="float">
            <text:p>74.5243994232488</text:p>
          </table:table-cell>
          <table:table-cell office:value-type="float" office:value="981.611673897549" calcext:value-type="float">
            <text:p>981.611673897549</text:p>
          </table:table-cell>
          <table:table-cell office:value-type="float" office:value="4089150" calcext:value-type="float">
            <text:p>4089150</text:p>
          </table:table-cell>
          <table:table-cell office:value-type="float" office:value="2119317" calcext:value-type="float">
            <text:p>2119317</text:p>
          </table:table-cell>
          <table:table-cell office:value-type="float" office:value="2260856" calcext:value-type="float">
            <text:p>2260856</text:p>
          </table:table-cell>
          <table:table-cell office:value-type="float" office:value="860715" calcext:value-type="float">
            <text:p>860715</text:p>
          </table:table-cell>
          <table:table-cell office:value-type="float" office:value="1270485" calcext:value-type="float">
            <text:p>12704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3112" calcext:value-type="float">
            <text:p>963112</text:p>
          </table:table-cell>
          <table:table-cell office:value-type="float" office:value="218653" calcext:value-type="float">
            <text:p>218653</text:p>
          </table:table-cell>
          <table:table-cell office:value-type="float" office:value="2.4373236223845" calcext:value-type="float">
            <text:p>2.4373236223845</text:p>
          </table:table-cell>
          <table:table-cell office:value-type="float" office:value="1.26321152010101" calcext:value-type="float">
            <text:p>1.26321152010101</text:p>
          </table:table-cell>
          <table:table-cell office:value-type="float" office:value="1.34757534832661" calcext:value-type="float">
            <text:p>1.34757534832661</text:p>
          </table:table-cell>
          <table:table-cell office:value-type="float" office:value="0.51302617943599" calcext:value-type="float">
            <text:p>0.51302617943599</text:p>
          </table:table-cell>
          <table:table-cell office:value-type="float" office:value="0.757268161448021" calcext:value-type="float">
            <text:p>0.757268161448021</text:p>
          </table:table-cell>
          <table:table-cell office:value-type="float" office:value="5" calcext:value-type="float">
            <text:p>5</text:p>
          </table:table-cell>
          <table:table-cell office:value-type="float" office:value="0.574059554822392" calcext:value-type="float">
            <text:p>0.574059554822392</text:p>
          </table:table-cell>
          <table:table-cell office:value-type="float" office:value="0.130327359476967" calcext:value-type="float">
            <text:p>0.130327359476967</text:p>
          </table:table-cell>
          <table:table-cell office:value-type="float" office:value="19.5150696653211" calcext:value-type="float">
            <text:p>19.5150696653211</text:p>
          </table:table-cell>
          <table:table-cell office:value-type="float" office:value="-147.394764112802" calcext:value-type="float">
            <text:p>-147.394764112802</text:p>
          </table:table-cell>
          <table:table-cell office:value-type="float" office:value="-98.5463677103958" calcext:value-type="float">
            <text:p>-98.5463677103958</text:p>
          </table:table-cell>
          <table:table-cell office:value-type="float" office:value="750" calcext:value-type="float">
            <text:p>750</text:p>
          </table:table-cell>
          <table:table-cell office:value-type="float" office:value="-135.188089035522" calcext:value-type="float">
            <text:p>-135.188089035522</text:p>
          </table:table-cell>
        </table:table-row>
        <table:table-row table:style-name="ro1">
          <table:table-cell office:value-type="string" calcext:value-type="string">
            <text:p>2019-12-02 23:16:02</text:p>
          </table:table-cell>
          <table:table-cell office:value-type="float" office:value="24.2152403984219" calcext:value-type="float">
            <text:p>24.2152403984219</text:p>
          </table:table-cell>
          <table:table-cell office:value-type="float" office:value="74.5083923402032" calcext:value-type="float">
            <text:p>74.5083923402032</text:p>
          </table:table-cell>
          <table:table-cell office:value-type="float" office:value="981.584218166744" calcext:value-type="float">
            <text:p>981.584218166744</text:p>
          </table:table-cell>
          <table:table-cell office:value-type="float" office:value="4089378" calcext:value-type="float">
            <text:p>4089378</text:p>
          </table:table-cell>
          <table:table-cell office:value-type="float" office:value="2105239" calcext:value-type="float">
            <text:p>2105239</text:p>
          </table:table-cell>
          <table:table-cell office:value-type="float" office:value="2261621" calcext:value-type="float">
            <text:p>2261621</text:p>
          </table:table-cell>
          <table:table-cell office:value-type="float" office:value="860921" calcext:value-type="float">
            <text:p>860921</text:p>
          </table:table-cell>
          <table:table-cell office:value-type="float" office:value="1272281" calcext:value-type="float">
            <text:p>12722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6348" calcext:value-type="float">
            <text:p>966348</text:p>
          </table:table-cell>
          <table:table-cell office:value-type="float" office:value="218639" calcext:value-type="float">
            <text:p>218639</text:p>
          </table:table-cell>
          <table:table-cell office:value-type="float" office:value="2.43745952099079" calcext:value-type="float">
            <text:p>2.43745952099079</text:p>
          </table:table-cell>
          <table:table-cell office:value-type="float" office:value="1.25482037720923" calcext:value-type="float">
            <text:p>1.25482037720923</text:p>
          </table:table-cell>
          <table:table-cell office:value-type="float" office:value="1.34803132391349" calcext:value-type="float">
            <text:p>1.34803132391349</text:p>
          </table:table-cell>
          <table:table-cell office:value-type="float" office:value="0.513148965018864" calcext:value-type="float">
            <text:p>0.513148965018864</text:p>
          </table:table-cell>
          <table:table-cell office:value-type="float" office:value="0.758338660995801" calcext:value-type="float">
            <text:p>0.758338660995801</text:p>
          </table:table-cell>
          <table:table-cell office:value-type="float" office:value="5" calcext:value-type="float">
            <text:p>5</text:p>
          </table:table-cell>
          <table:table-cell office:value-type="float" office:value="0.575988361357255" calcext:value-type="float">
            <text:p>0.575988361357255</text:p>
          </table:table-cell>
          <table:table-cell office:value-type="float" office:value="0.130319014825703" calcext:value-type="float">
            <text:p>0.130319014825703</text:p>
          </table:table-cell>
          <table:table-cell office:value-type="float" office:value="19.6062647826987" calcext:value-type="float">
            <text:p>19.6062647826987</text:p>
          </table:table-cell>
          <table:table-cell office:value-type="float" office:value="-147.370206996227" calcext:value-type="float">
            <text:p>-147.370206996227</text:p>
          </table:table-cell>
          <table:table-cell office:value-type="float" office:value="-98.3322678008399" calcext:value-type="float">
            <text:p>-98.3322678008399</text:p>
          </table:table-cell>
          <table:table-cell office:value-type="float" office:value="750" calcext:value-type="float">
            <text:p>750</text:p>
          </table:table-cell>
          <table:table-cell office:value-type="float" office:value="-134.802327728549" calcext:value-type="float">
            <text:p>-134.802327728549</text:p>
          </table:table-cell>
        </table:table-row>
        <table:table-row table:style-name="ro1">
          <table:table-cell office:value-type="string" calcext:value-type="string">
            <text:p>2019-12-02 23:16:03</text:p>
          </table:table-cell>
          <table:table-cell office:value-type="float" office:value="24.2152403984219" calcext:value-type="float">
            <text:p>24.2152403984219</text:p>
          </table:table-cell>
          <table:table-cell office:value-type="float" office:value="74.5030566288388" calcext:value-type="float">
            <text:p>74.5030566288388</text:p>
          </table:table-cell>
          <table:table-cell office:value-type="float" office:value="981.501851104476" calcext:value-type="float">
            <text:p>981.501851104476</text:p>
          </table:table-cell>
          <table:table-cell office:value-type="float" office:value="4095452" calcext:value-type="float">
            <text:p>4095452</text:p>
          </table:table-cell>
          <table:table-cell office:value-type="float" office:value="2125971" calcext:value-type="float">
            <text:p>2125971</text:p>
          </table:table-cell>
          <table:table-cell office:value-type="float" office:value="2263785" calcext:value-type="float">
            <text:p>2263785</text:p>
          </table:table-cell>
          <table:table-cell office:value-type="float" office:value="861253" calcext:value-type="float">
            <text:p>861253</text:p>
          </table:table-cell>
          <table:table-cell office:value-type="float" office:value="1268154" calcext:value-type="float">
            <text:p>12681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7866" calcext:value-type="float">
            <text:p>977866</text:p>
          </table:table-cell>
          <table:table-cell office:value-type="float" office:value="218531" calcext:value-type="float">
            <text:p>218531</text:p>
          </table:table-cell>
          <table:table-cell office:value-type="float" office:value="2.44107990754603" calcext:value-type="float">
            <text:p>2.44107990754603</text:p>
          </table:table-cell>
          <table:table-cell office:value-type="float" office:value="1.26717761363716" calcext:value-type="float">
            <text:p>1.26717761363716</text:p>
          </table:table-cell>
          <table:table-cell office:value-type="float" office:value="1.34932116858019" calcext:value-type="float">
            <text:p>1.34932116858019</text:p>
          </table:table-cell>
          <table:table-cell office:value-type="float" office:value="0.513346852463109" calcext:value-type="float">
            <text:p>0.513346852463109</text:p>
          </table:table-cell>
          <table:table-cell office:value-type="float" office:value="0.755878777012679" calcext:value-type="float">
            <text:p>0.755878777012679</text:p>
          </table:table-cell>
          <table:table-cell office:value-type="float" office:value="5" calcext:value-type="float">
            <text:p>5</text:p>
          </table:table-cell>
          <table:table-cell office:value-type="float" office:value="0.582853625160888" calcext:value-type="float">
            <text:p>0.582853625160888</text:p>
          </table:table-cell>
          <table:table-cell office:value-type="float" office:value="0.130254641801672" calcext:value-type="float">
            <text:p>0.130254641801672</text:p>
          </table:table-cell>
          <table:table-cell office:value-type="float" office:value="19.8642337160389" calcext:value-type="float">
            <text:p>19.8642337160389</text:p>
          </table:table-cell>
          <table:table-cell office:value-type="float" office:value="-147.330629507378" calcext:value-type="float">
            <text:p>-147.330629507378</text:p>
          </table:table-cell>
          <table:table-cell office:value-type="float" office:value="-98.8242445974641" calcext:value-type="float">
            <text:p>-98.8242445974641</text:p>
          </table:table-cell>
          <table:table-cell office:value-type="float" office:value="750" calcext:value-type="float">
            <text:p>750</text:p>
          </table:table-cell>
          <table:table-cell office:value-type="float" office:value="-133.429274967822" calcext:value-type="float">
            <text:p>-133.429274967822</text:p>
          </table:table-cell>
        </table:table-row>
        <table:table-row table:style-name="ro1">
          <table:table-cell office:value-type="string" calcext:value-type="string">
            <text:p>2019-12-02 23:16:04</text:p>
          </table:table-cell>
          <table:table-cell office:value-type="float" office:value="24.2253483213717" calcext:value-type="float">
            <text:p>24.2253483213717</text:p>
          </table:table-cell>
          <table:table-cell office:value-type="float" office:value="74.4932118733233" calcext:value-type="float">
            <text:p>74.4932118733233</text:p>
          </table:table-cell>
          <table:table-cell office:value-type="float" office:value="981.656170203127" calcext:value-type="float">
            <text:p>981.656170203127</text:p>
          </table:table-cell>
          <table:table-cell office:value-type="float" office:value="4089081" calcext:value-type="float">
            <text:p>4089081</text:p>
          </table:table-cell>
          <table:table-cell office:value-type="float" office:value="2118457" calcext:value-type="float">
            <text:p>2118457</text:p>
          </table:table-cell>
          <table:table-cell office:value-type="float" office:value="2259124" calcext:value-type="float">
            <text:p>2259124</text:p>
          </table:table-cell>
          <table:table-cell office:value-type="float" office:value="862129" calcext:value-type="float">
            <text:p>862129</text:p>
          </table:table-cell>
          <table:table-cell office:value-type="float" office:value="1267988" calcext:value-type="float">
            <text:p>12679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7046" calcext:value-type="float">
            <text:p>977046</text:p>
          </table:table-cell>
          <table:table-cell office:value-type="float" office:value="218494" calcext:value-type="float">
            <text:p>218494</text:p>
          </table:table-cell>
          <table:table-cell office:value-type="float" office:value="2.43728249517471" calcext:value-type="float">
            <text:p>2.43728249517471</text:p>
          </table:table-cell>
          <table:table-cell office:value-type="float" office:value="1.26269892009484" calcext:value-type="float">
            <text:p>1.26269892009484</text:p>
          </table:table-cell>
          <table:table-cell office:value-type="float" office:value="1.34654299575603" calcext:value-type="float">
            <text:p>1.34654299575603</text:p>
          </table:table-cell>
          <table:table-cell office:value-type="float" office:value="0.513868989213585" calcext:value-type="float">
            <text:p>0.513868989213585</text:p>
          </table:table-cell>
          <table:table-cell office:value-type="float" office:value="0.755779833290557" calcext:value-type="float">
            <text:p>0.755779833290557</text:p>
          </table:table-cell>
          <table:table-cell office:value-type="float" office:value="5" calcext:value-type="float">
            <text:p>5</text:p>
          </table:table-cell>
          <table:table-cell office:value-type="float" office:value="0.582364867015465" calcext:value-type="float">
            <text:p>0.582364867015465</text:p>
          </table:table-cell>
          <table:table-cell office:value-type="float" office:value="0.130232588080476" calcext:value-type="float">
            <text:p>0.130232588080476</text:p>
          </table:table-cell>
          <table:table-cell office:value-type="float" office:value="19.3085991512059" calcext:value-type="float">
            <text:p>19.3085991512059</text:p>
          </table:table-cell>
          <table:table-cell office:value-type="float" office:value="-147.226202157283" calcext:value-type="float">
            <text:p>-147.226202157283</text:p>
          </table:table-cell>
          <table:table-cell office:value-type="float" office:value="-98.8440333418886" calcext:value-type="float">
            <text:p>-98.8440333418886</text:p>
          </table:table-cell>
          <table:table-cell office:value-type="float" office:value="750" calcext:value-type="float">
            <text:p>750</text:p>
          </table:table-cell>
          <table:table-cell office:value-type="float" office:value="-133.527026596907" calcext:value-type="float">
            <text:p>-133.527026596907</text:p>
          </table:table-cell>
        </table:table-row>
        <table:table-row table:style-name="ro1">
          <table:table-cell office:value-type="string" calcext:value-type="string">
            <text:p>2019-12-02 23:16:06</text:p>
          </table:table-cell>
          <table:table-cell office:value-type="float" office:value="24.2202943597513" calcext:value-type="float">
            <text:p>24.2202943597513</text:p>
          </table:table-cell>
          <table:table-cell office:value-type="float" office:value="74.4981343199095" calcext:value-type="float">
            <text:p>74.4981343199095</text:p>
          </table:table-cell>
          <table:table-cell office:value-type="float" office:value="981.537826113171" calcext:value-type="float">
            <text:p>981.537826113171</text:p>
          </table:table-cell>
          <table:table-cell office:value-type="float" office:value="4089439" calcext:value-type="float">
            <text:p>4089439</text:p>
          </table:table-cell>
          <table:table-cell office:value-type="float" office:value="2108919" calcext:value-type="float">
            <text:p>2108919</text:p>
          </table:table-cell>
          <table:table-cell office:value-type="float" office:value="2258104" calcext:value-type="float">
            <text:p>2258104</text:p>
          </table:table-cell>
          <table:table-cell office:value-type="float" office:value="862718" calcext:value-type="float">
            <text:p>862718</text:p>
          </table:table-cell>
          <table:table-cell office:value-type="float" office:value="1269402" calcext:value-type="float">
            <text:p>1269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6223" calcext:value-type="float">
            <text:p>976223</text:p>
          </table:table-cell>
          <table:table-cell office:value-type="float" office:value="218545" calcext:value-type="float">
            <text:p>218545</text:p>
          </table:table-cell>
          <table:table-cell office:value-type="float" office:value="2.43749587982844" calcext:value-type="float">
            <text:p>2.43749587982844</text:p>
          </table:table-cell>
          <table:table-cell office:value-type="float" office:value="1.25701382839845" calcext:value-type="float">
            <text:p>1.25701382839845</text:p>
          </table:table-cell>
          <table:table-cell office:value-type="float" office:value="1.34593502830685" calcext:value-type="float">
            <text:p>1.34593502830685</text:p>
          </table:table-cell>
          <table:table-cell office:value-type="float" office:value="0.514220060613163" calcext:value-type="float">
            <text:p>0.514220060613163</text:p>
          </table:table-cell>
          <table:table-cell office:value-type="float" office:value="0.756622643068152" calcext:value-type="float">
            <text:p>0.756622643068152</text:p>
          </table:table-cell>
          <table:table-cell office:value-type="float" office:value="5" calcext:value-type="float">
            <text:p>5</text:p>
          </table:table-cell>
          <table:table-cell office:value-type="float" office:value="0.581874320730486" calcext:value-type="float">
            <text:p>0.581874320730486</text:p>
          </table:table-cell>
          <table:table-cell office:value-type="float" office:value="0.130262986452936" calcext:value-type="float">
            <text:p>0.130262986452936</text:p>
          </table:table-cell>
          <table:table-cell office:value-type="float" office:value="19.187005661369" calcext:value-type="float">
            <text:p>19.187005661369</text:p>
          </table:table-cell>
          <table:table-cell office:value-type="float" office:value="-147.155987877367" calcext:value-type="float">
            <text:p>-147.155987877367</text:p>
          </table:table-cell>
          <table:table-cell office:value-type="float" office:value="-98.6754713863696" calcext:value-type="float">
            <text:p>-98.6754713863696</text:p>
          </table:table-cell>
          <table:table-cell office:value-type="float" office:value="750" calcext:value-type="float">
            <text:p>750</text:p>
          </table:table-cell>
          <table:table-cell office:value-type="float" office:value="-133.625135853903" calcext:value-type="float">
            <text:p>-133.625135853903</text:p>
          </table:table-cell>
        </table:table-row>
        <table:table-row table:style-name="ro1">
          <table:table-cell office:value-type="string" calcext:value-type="string">
            <text:p>2019-12-02 23:16:07</text:p>
          </table:table-cell>
          <table:table-cell office:value-type="float" office:value="24.2354562454857" calcext:value-type="float">
            <text:p>24.2354562454857</text:p>
          </table:table-cell>
          <table:table-cell office:value-type="float" office:value="74.4833665671778" calcext:value-type="float">
            <text:p>74.4833665671778</text:p>
          </table:table-cell>
          <table:table-cell office:value-type="float" office:value="981.618297590575" calcext:value-type="float">
            <text:p>981.618297590575</text:p>
          </table:table-cell>
          <table:table-cell office:value-type="float" office:value="4092203" calcext:value-type="float">
            <text:p>4092203</text:p>
          </table:table-cell>
          <table:table-cell office:value-type="float" office:value="2100945" calcext:value-type="float">
            <text:p>2100945</text:p>
          </table:table-cell>
          <table:table-cell office:value-type="float" office:value="2256554" calcext:value-type="float">
            <text:p>2256554</text:p>
          </table:table-cell>
          <table:table-cell office:value-type="float" office:value="863510" calcext:value-type="float">
            <text:p>863510</text:p>
          </table:table-cell>
          <table:table-cell office:value-type="float" office:value="1271209" calcext:value-type="float">
            <text:p>12712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4593" calcext:value-type="float">
            <text:p>974593</text:p>
          </table:table-cell>
          <table:table-cell office:value-type="float" office:value="218575" calcext:value-type="float">
            <text:p>218575</text:p>
          </table:table-cell>
          <table:table-cell office:value-type="float" office:value="2.43914335240642" calcext:value-type="float">
            <text:p>2.43914335240642</text:p>
          </table:table-cell>
          <table:table-cell office:value-type="float" office:value="1.25226095345747" calcext:value-type="float">
            <text:p>1.25226095345747</text:p>
          </table:table-cell>
          <table:table-cell office:value-type="float" office:value="1.34501115620269" calcext:value-type="float">
            <text:p>1.34501115620269</text:p>
          </table:table-cell>
          <table:table-cell office:value-type="float" office:value="0.514692129456059" calcext:value-type="float">
            <text:p>0.514692129456059</text:p>
          </table:table-cell>
          <table:table-cell office:value-type="float" office:value="0.757699699127638" calcext:value-type="float">
            <text:p>0.757699699127638</text:p>
          </table:table-cell>
          <table:table-cell office:value-type="float" office:value="5" calcext:value-type="float">
            <text:p>5</text:p>
          </table:table-cell>
          <table:table-cell office:value-type="float" office:value="0.580902764904829" calcext:value-type="float">
            <text:p>0.580902764904829</text:p>
          </table:table-cell>
          <table:table-cell office:value-type="float" office:value="0.1302808678485" calcext:value-type="float">
            <text:p>0.1302808678485</text:p>
          </table:table-cell>
          <table:table-cell office:value-type="float" office:value="19.0022312405385" calcext:value-type="float">
            <text:p>19.0022312405385</text:p>
          </table:table-cell>
          <table:table-cell office:value-type="float" office:value="-147.061574108788" calcext:value-type="float">
            <text:p>-147.061574108788</text:p>
          </table:table-cell>
          <table:table-cell office:value-type="float" office:value="-98.4600601744723" calcext:value-type="float">
            <text:p>-98.4600601744723</text:p>
          </table:table-cell>
          <table:table-cell office:value-type="float" office:value="750" calcext:value-type="float">
            <text:p>750</text:p>
          </table:table-cell>
          <table:table-cell office:value-type="float" office:value="-133.819447019034" calcext:value-type="float">
            <text:p>-133.819447019034</text:p>
          </table:table-cell>
        </table:table-row>
        <table:table-row table:style-name="ro1">
          <table:table-cell office:value-type="string" calcext:value-type="string">
            <text:p>2019-12-02 23:16:08</text:p>
          </table:table-cell>
          <table:table-cell office:value-type="float" office:value="24.2304022832832" calcext:value-type="float">
            <text:p>24.2304022832832</text:p>
          </table:table-cell>
          <table:table-cell office:value-type="float" office:value="74.4829533643195" calcext:value-type="float">
            <text:p>74.4829533643195</text:p>
          </table:table-cell>
          <table:table-cell office:value-type="float" office:value="981.527408557938" calcext:value-type="float">
            <text:p>981.527408557938</text:p>
          </table:table-cell>
          <table:table-cell office:value-type="float" office:value="4081634" calcext:value-type="float">
            <text:p>4081634</text:p>
          </table:table-cell>
          <table:table-cell office:value-type="float" office:value="2100988" calcext:value-type="float">
            <text:p>2100988</text:p>
          </table:table-cell>
          <table:table-cell office:value-type="float" office:value="2253027" calcext:value-type="float">
            <text:p>2253027</text:p>
          </table:table-cell>
          <table:table-cell office:value-type="float" office:value="863107" calcext:value-type="float">
            <text:p>863107</text:p>
          </table:table-cell>
          <table:table-cell office:value-type="float" office:value="1275193" calcext:value-type="float">
            <text:p>12751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9346" calcext:value-type="float">
            <text:p>969346</text:p>
          </table:table-cell>
          <table:table-cell office:value-type="float" office:value="218608" calcext:value-type="float">
            <text:p>218608</text:p>
          </table:table-cell>
          <table:table-cell office:value-type="float" office:value="2.43284373674914" calcext:value-type="float">
            <text:p>2.43284373674914</text:p>
          </table:table-cell>
          <table:table-cell office:value-type="float" office:value="1.25228658345778" calcext:value-type="float">
            <text:p>1.25228658345778</text:p>
          </table:table-cell>
          <table:table-cell office:value-type="float" office:value="1.34290890013086" calcext:value-type="float">
            <text:p>1.34290890013086</text:p>
          </table:table-cell>
          <table:table-cell office:value-type="float" office:value="0.514451922708979" calcext:value-type="float">
            <text:p>0.514451922708979</text:p>
          </table:table-cell>
          <table:table-cell office:value-type="float" office:value="0.76007434845857" calcext:value-type="float">
            <text:p>0.76007434845857</text:p>
          </table:table-cell>
          <table:table-cell office:value-type="float" office:value="5" calcext:value-type="float">
            <text:p>5</text:p>
          </table:table-cell>
          <table:table-cell office:value-type="float" office:value="0.577775308820642" calcext:value-type="float">
            <text:p>0.577775308820642</text:p>
          </table:table-cell>
          <table:table-cell office:value-type="float" office:value="0.13030053738362" calcext:value-type="float">
            <text:p>0.13030053738362</text:p>
          </table:table-cell>
          <table:table-cell office:value-type="float" office:value="18.5817800261712" calcext:value-type="float">
            <text:p>18.5817800261712</text:p>
          </table:table-cell>
          <table:table-cell office:value-type="float" office:value="-147.109615458204" calcext:value-type="float">
            <text:p>-147.109615458204</text:p>
          </table:table-cell>
          <table:table-cell office:value-type="float" office:value="-97.985130308286" calcext:value-type="float">
            <text:p>-97.985130308286</text:p>
          </table:table-cell>
          <table:table-cell office:value-type="float" office:value="750" calcext:value-type="float">
            <text:p>750</text:p>
          </table:table-cell>
          <table:table-cell office:value-type="float" office:value="-134.444938235872" calcext:value-type="float">
            <text:p>-134.444938235872</text:p>
          </table:table-cell>
        </table:table-row>
        <table:table-row table:style-name="ro1">
          <table:table-cell office:value-type="string" calcext:value-type="string">
            <text:p>2019-12-02 23:16:09</text:p>
          </table:table-cell>
          <table:table-cell office:value-type="float" office:value="24.2253483213717" calcext:value-type="float">
            <text:p>24.2253483213717</text:p>
          </table:table-cell>
          <table:table-cell office:value-type="float" office:value="74.450524783378" calcext:value-type="float">
            <text:p>74.450524783378</text:p>
          </table:table-cell>
          <table:table-cell office:value-type="float" office:value="981.51888936982" calcext:value-type="float">
            <text:p>981.51888936982</text:p>
          </table:table-cell>
          <table:table-cell office:value-type="float" office:value="4087351" calcext:value-type="float">
            <text:p>4087351</text:p>
          </table:table-cell>
          <table:table-cell office:value-type="float" office:value="2116401" calcext:value-type="float">
            <text:p>2116401</text:p>
          </table:table-cell>
          <table:table-cell office:value-type="float" office:value="2256868" calcext:value-type="float">
            <text:p>2256868</text:p>
          </table:table-cell>
          <table:table-cell office:value-type="float" office:value="864448" calcext:value-type="float">
            <text:p>864448</text:p>
          </table:table-cell>
          <table:table-cell office:value-type="float" office:value="1278084" calcext:value-type="float">
            <text:p>12780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7967" calcext:value-type="float">
            <text:p>967967</text:p>
          </table:table-cell>
          <table:table-cell office:value-type="float" office:value="218618" calcext:value-type="float">
            <text:p>218618</text:p>
          </table:table-cell>
          <table:table-cell office:value-type="float" office:value="2.43625133469717" calcext:value-type="float">
            <text:p>2.43625133469717</text:p>
          </table:table-cell>
          <table:table-cell office:value-type="float" office:value="1.26147344845217" calcext:value-type="float">
            <text:p>1.26147344845217</text:p>
          </table:table-cell>
          <table:table-cell office:value-type="float" office:value="1.3451983148096" calcext:value-type="float">
            <text:p>1.3451983148096</text:p>
          </table:table-cell>
          <table:table-cell office:value-type="float" office:value="0.515251221090701" calcext:value-type="float">
            <text:p>0.515251221090701</text:p>
          </table:table-cell>
          <table:table-cell office:value-type="float" office:value="0.761797518944445" calcext:value-type="float">
            <text:p>0.761797518944445</text:p>
          </table:table-cell>
          <table:table-cell office:value-type="float" office:value="5" calcext:value-type="float">
            <text:p>5</text:p>
          </table:table-cell>
          <table:table-cell office:value-type="float" office:value="0.576953360671206" calcext:value-type="float">
            <text:p>0.576953360671206</text:p>
          </table:table-cell>
          <table:table-cell office:value-type="float" office:value="0.130306497848809" calcext:value-type="float">
            <text:p>0.130306497848809</text:p>
          </table:table-cell>
          <table:table-cell office:value-type="float" office:value="19.0396629619197" calcext:value-type="float">
            <text:p>19.0396629619197</text:p>
          </table:table-cell>
          <table:table-cell office:value-type="float" office:value="-146.94975578186" calcext:value-type="float">
            <text:p>-146.94975578186</text:p>
          </table:table-cell>
          <table:table-cell office:value-type="float" office:value="-97.6404962111111" calcext:value-type="float">
            <text:p>-97.6404962111111</text:p>
          </table:table-cell>
          <table:table-cell office:value-type="float" office:value="750" calcext:value-type="float">
            <text:p>750</text:p>
          </table:table-cell>
          <table:table-cell office:value-type="float" office:value="-134.609327865759" calcext:value-type="float">
            <text:p>-134.609327865759</text:p>
          </table:table-cell>
        </table:table-row>
        <table:table-row table:style-name="ro1">
          <table:table-cell office:value-type="string" calcext:value-type="string">
            <text:p>2019-12-02 23:16:11</text:p>
          </table:table-cell>
          <table:table-cell office:value-type="float" office:value="24.2304022832832" calcext:value-type="float">
            <text:p>24.2304022832832</text:p>
          </table:table-cell>
          <table:table-cell office:value-type="float" office:value="74.4669455389879" calcext:value-type="float">
            <text:p>74.4669455389879</text:p>
          </table:table-cell>
          <table:table-cell office:value-type="float" office:value="981.527408557938" calcext:value-type="float">
            <text:p>981.527408557938</text:p>
          </table:table-cell>
          <table:table-cell office:value-type="float" office:value="4093480" calcext:value-type="float">
            <text:p>4093480</text:p>
          </table:table-cell>
          <table:table-cell office:value-type="float" office:value="2123302" calcext:value-type="float">
            <text:p>2123302</text:p>
          </table:table-cell>
          <table:table-cell office:value-type="float" office:value="2260266" calcext:value-type="float">
            <text:p>2260266</text:p>
          </table:table-cell>
          <table:table-cell office:value-type="float" office:value="864611" calcext:value-type="float">
            <text:p>864611</text:p>
          </table:table-cell>
          <table:table-cell office:value-type="float" office:value="1281429" calcext:value-type="float">
            <text:p>12814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7886" calcext:value-type="float">
            <text:p>967886</text:p>
          </table:table-cell>
          <table:table-cell office:value-type="float" office:value="218735" calcext:value-type="float">
            <text:p>218735</text:p>
          </table:table-cell>
          <table:table-cell office:value-type="float" office:value="2.43990450381094" calcext:value-type="float">
            <text:p>2.43990450381094</text:p>
          </table:table-cell>
          <table:table-cell office:value-type="float" office:value="1.26558676547846" calcext:value-type="float">
            <text:p>1.26558676547846</text:p>
          </table:table-cell>
          <table:table-cell office:value-type="float" office:value="1.34722368088051" calcext:value-type="float">
            <text:p>1.34722368088051</text:p>
          </table:table-cell>
          <table:table-cell office:value-type="float" office:value="0.515348376673266" calcext:value-type="float">
            <text:p>0.515348376673266</text:p>
          </table:table-cell>
          <table:table-cell office:value-type="float" office:value="0.763791294549858" calcext:value-type="float">
            <text:p>0.763791294549858</text:p>
          </table:table-cell>
          <table:table-cell office:value-type="float" office:value="5" calcext:value-type="float">
            <text:p>5</text:p>
          </table:table-cell>
          <table:table-cell office:value-type="float" office:value="0.576905080903182" calcext:value-type="float">
            <text:p>0.576905080903182</text:p>
          </table:table-cell>
          <table:table-cell office:value-type="float" office:value="0.130376235291509" calcext:value-type="float">
            <text:p>0.130376235291509</text:p>
          </table:table-cell>
          <table:table-cell office:value-type="float" office:value="19.4447361761017" calcext:value-type="float">
            <text:p>19.4447361761017</text:p>
          </table:table-cell>
          <table:table-cell office:value-type="float" office:value="-146.930324665347" calcext:value-type="float">
            <text:p>-146.930324665347</text:p>
          </table:table-cell>
          <table:table-cell office:value-type="float" office:value="-97.2417410900284" calcext:value-type="float">
            <text:p>-97.2417410900284</text:p>
          </table:table-cell>
          <table:table-cell office:value-type="float" office:value="750" calcext:value-type="float">
            <text:p>750</text:p>
          </table:table-cell>
          <table:table-cell office:value-type="float" office:value="-134.618983819364" calcext:value-type="float">
            <text:p>-134.618983819364</text:p>
          </table:table-cell>
        </table:table-row>
        <table:table-row table:style-name="ro1">
          <table:table-cell office:value-type="string" calcext:value-type="string">
            <text:p>2019-12-02 23:16:12</text:p>
          </table:table-cell>
          <table:table-cell office:value-type="float" office:value="24.2455641707638" calcext:value-type="float">
            <text:p>24.2455641707638</text:p>
          </table:table-cell>
          <table:table-cell office:value-type="float" office:value="74.4628484425861" calcext:value-type="float">
            <text:p>74.4628484425861</text:p>
          </table:table-cell>
          <table:table-cell office:value-type="float" office:value="981.580423382427" calcext:value-type="float">
            <text:p>981.580423382427</text:p>
          </table:table-cell>
          <table:table-cell office:value-type="float" office:value="4089103" calcext:value-type="float">
            <text:p>4089103</text:p>
          </table:table-cell>
          <table:table-cell office:value-type="float" office:value="2120137" calcext:value-type="float">
            <text:p>2120137</text:p>
          </table:table-cell>
          <table:table-cell office:value-type="float" office:value="2266180" calcext:value-type="float">
            <text:p>2266180</text:p>
          </table:table-cell>
          <table:table-cell office:value-type="float" office:value="864596" calcext:value-type="float">
            <text:p>864596</text:p>
          </table:table-cell>
          <table:table-cell office:value-type="float" office:value="1284275" calcext:value-type="float">
            <text:p>12842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9734" calcext:value-type="float">
            <text:p>969734</text:p>
          </table:table-cell>
          <table:table-cell office:value-type="float" office:value="218599" calcext:value-type="float">
            <text:p>218599</text:p>
          </table:table-cell>
          <table:table-cell office:value-type="float" office:value="2.43729560819812" calcext:value-type="float">
            <text:p>2.43729560819812</text:p>
          </table:table-cell>
          <table:table-cell office:value-type="float" office:value="1.26370027824644" calcext:value-type="float">
            <text:p>1.26370027824644</text:p>
          </table:table-cell>
          <table:table-cell office:value-type="float" office:value="1.35074869999274" calcext:value-type="float">
            <text:p>1.35074869999274</text:p>
          </table:table-cell>
          <table:table-cell office:value-type="float" office:value="0.515339435975484" calcext:value-type="float">
            <text:p>0.515339435975484</text:p>
          </table:table-cell>
          <table:table-cell office:value-type="float" office:value="0.765487642942386" calcext:value-type="float">
            <text:p>0.765487642942386</text:p>
          </table:table-cell>
          <table:table-cell office:value-type="float" office:value="5" calcext:value-type="float">
            <text:p>5</text:p>
          </table:table-cell>
          <table:table-cell office:value-type="float" office:value="0.57800657486994" calcext:value-type="float">
            <text:p>0.57800657486994</text:p>
          </table:table-cell>
          <table:table-cell office:value-type="float" office:value="0.130295172964951" calcext:value-type="float">
            <text:p>0.130295172964951</text:p>
          </table:table-cell>
          <table:table-cell office:value-type="float" office:value="20.149739998548" calcext:value-type="float">
            <text:p>20.149739998548</text:p>
          </table:table-cell>
          <table:table-cell office:value-type="float" office:value="-146.932112804903" calcext:value-type="float">
            <text:p>-146.932112804903</text:p>
          </table:table-cell>
          <table:table-cell office:value-type="float" office:value="-96.9024714115228" calcext:value-type="float">
            <text:p>-96.9024714115228</text:p>
          </table:table-cell>
          <table:table-cell office:value-type="float" office:value="750" calcext:value-type="float">
            <text:p>750</text:p>
          </table:table-cell>
          <table:table-cell office:value-type="float" office:value="-134.398685026012" calcext:value-type="float">
            <text:p>-134.398685026012</text:p>
          </table:table-cell>
        </table:table-row>
        <table:table-row table:style-name="ro1">
          <table:table-cell office:value-type="string" calcext:value-type="string">
            <text:p>2019-12-02 23:16:13</text:p>
          </table:table-cell>
          <table:table-cell office:value-type="float" office:value="24.2405102079792" calcext:value-type="float">
            <text:p>24.2405102079792</text:p>
          </table:table-cell>
          <table:table-cell office:value-type="float" office:value="74.4677715764009" calcext:value-type="float">
            <text:p>74.4677715764009</text:p>
          </table:table-cell>
          <table:table-cell office:value-type="float" office:value="981.571903854657" calcext:value-type="float">
            <text:p>981.571903854657</text:p>
          </table:table-cell>
          <table:table-cell office:value-type="float" office:value="4088925" calcext:value-type="float">
            <text:p>4088925</text:p>
          </table:table-cell>
          <table:table-cell office:value-type="float" office:value="2106145" calcext:value-type="float">
            <text:p>2106145</text:p>
          </table:table-cell>
          <table:table-cell office:value-type="float" office:value="2261815" calcext:value-type="float">
            <text:p>2261815</text:p>
          </table:table-cell>
          <table:table-cell office:value-type="float" office:value="864615" calcext:value-type="float">
            <text:p>864615</text:p>
          </table:table-cell>
          <table:table-cell office:value-type="float" office:value="1286024" calcext:value-type="float">
            <text:p>12860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4532" calcext:value-type="float">
            <text:p>974532</text:p>
          </table:table-cell>
          <table:table-cell office:value-type="float" office:value="218699" calcext:value-type="float">
            <text:p>218699</text:p>
          </table:table-cell>
          <table:table-cell office:value-type="float" office:value="2.43718951191777" calcext:value-type="float">
            <text:p>2.43718951191777</text:p>
          </table:table-cell>
          <table:table-cell office:value-type="float" office:value="1.25536039535527" calcext:value-type="float">
            <text:p>1.25536039535527</text:p>
          </table:table-cell>
          <table:table-cell office:value-type="float" office:value="1.34814695693814" calcext:value-type="float">
            <text:p>1.34814695693814</text:p>
          </table:table-cell>
          <table:table-cell office:value-type="float" office:value="0.515350760859342" calcext:value-type="float">
            <text:p>0.515350760859342</text:p>
          </table:table-cell>
          <table:table-cell office:value-type="float" office:value="0.766530128303782" calcext:value-type="float">
            <text:p>0.766530128303782</text:p>
          </table:table-cell>
          <table:table-cell office:value-type="float" office:value="5" calcext:value-type="float">
            <text:p>5</text:p>
          </table:table-cell>
          <table:table-cell office:value-type="float" office:value="0.580866406067181" calcext:value-type="float">
            <text:p>0.580866406067181</text:p>
          </table:table-cell>
          <table:table-cell office:value-type="float" office:value="0.130354777616832" calcext:value-type="float">
            <text:p>0.130354777616832</text:p>
          </table:table-cell>
          <table:table-cell office:value-type="float" office:value="19.6293913876285" calcext:value-type="float">
            <text:p>19.6293913876285</text:p>
          </table:table-cell>
          <table:table-cell office:value-type="float" office:value="-146.929847828132" calcext:value-type="float">
            <text:p>-146.929847828132</text:p>
          </table:table-cell>
          <table:table-cell office:value-type="float" office:value="-96.6939743392437" calcext:value-type="float">
            <text:p>-96.6939743392437</text:p>
          </table:table-cell>
          <table:table-cell office:value-type="float" office:value="750" calcext:value-type="float">
            <text:p>750</text:p>
          </table:table-cell>
          <table:table-cell office:value-type="float" office:value="-133.826718786564" calcext:value-type="float">
            <text:p>-133.826718786564</text:p>
          </table:table-cell>
        </table:table-row>
        <table:table-row table:style-name="ro1">
          <table:table-cell office:value-type="string" calcext:value-type="string">
            <text:p>2019-12-02 23:16:14</text:p>
          </table:table-cell>
          <table:table-cell office:value-type="float" office:value="24.2455641707638" calcext:value-type="float">
            <text:p>24.2455641707638</text:p>
          </table:table-cell>
          <table:table-cell office:value-type="float" office:value="74.4735207103976" calcext:value-type="float">
            <text:p>74.4735207103976</text:p>
          </table:table-cell>
          <table:table-cell office:value-type="float" office:value="981.525509327363" calcext:value-type="float">
            <text:p>981.525509327363</text:p>
          </table:table-cell>
          <table:table-cell office:value-type="float" office:value="4092068" calcext:value-type="float">
            <text:p>4092068</text:p>
          </table:table-cell>
          <table:table-cell office:value-type="float" office:value="2100152" calcext:value-type="float">
            <text:p>2100152</text:p>
          </table:table-cell>
          <table:table-cell office:value-type="float" office:value="2260753" calcext:value-type="float">
            <text:p>2260753</text:p>
          </table:table-cell>
          <table:table-cell office:value-type="float" office:value="864693" calcext:value-type="float">
            <text:p>864693</text:p>
          </table:table-cell>
          <table:table-cell office:value-type="float" office:value="1286728" calcext:value-type="float">
            <text:p>1286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8849" calcext:value-type="float">
            <text:p>978849</text:p>
          </table:table-cell>
          <table:table-cell office:value-type="float" office:value="218661" calcext:value-type="float">
            <text:p>218661</text:p>
          </table:table-cell>
          <table:table-cell office:value-type="float" office:value="2.43906288612639" calcext:value-type="float">
            <text:p>2.43906288612639</text:p>
          </table:table-cell>
          <table:table-cell office:value-type="float" office:value="1.25178828856805" calcext:value-type="float">
            <text:p>1.25178828856805</text:p>
          </table:table-cell>
          <table:table-cell office:value-type="float" office:value="1.34751395553517" calcext:value-type="float">
            <text:p>1.34751395553517</text:p>
          </table:table-cell>
          <table:table-cell office:value-type="float" office:value="0.515397252487809" calcext:value-type="float">
            <text:p>0.515397252487809</text:p>
          </table:table-cell>
          <table:table-cell office:value-type="float" office:value="0.766949745053022" calcext:value-type="float">
            <text:p>0.766949745053022</text:p>
          </table:table-cell>
          <table:table-cell office:value-type="float" office:value="5" calcext:value-type="float">
            <text:p>5</text:p>
          </table:table-cell>
          <table:table-cell office:value-type="float" office:value="0.583439538888876" calcext:value-type="float">
            <text:p>0.583439538888876</text:p>
          </table:table-cell>
          <table:table-cell office:value-type="float" office:value="0.130332127849117" calcext:value-type="float">
            <text:p>0.130332127849117</text:p>
          </table:table-cell>
          <table:table-cell office:value-type="float" office:value="19.5027911070336" calcext:value-type="float">
            <text:p>19.5027911070336</text:p>
          </table:table-cell>
          <table:table-cell office:value-type="float" office:value="-146.920549502438" calcext:value-type="float">
            <text:p>-146.920549502438</text:p>
          </table:table-cell>
          <table:table-cell office:value-type="float" office:value="-96.6100509893955" calcext:value-type="float">
            <text:p>-96.6100509893955</text:p>
          </table:table-cell>
          <table:table-cell office:value-type="float" office:value="750" calcext:value-type="float">
            <text:p>750</text:p>
          </table:table-cell>
          <table:table-cell office:value-type="float" office:value="-133.312092222225" calcext:value-type="float">
            <text:p>-133.312092222225</text:p>
          </table:table-cell>
        </table:table-row>
        <table:table-row table:style-name="ro1">
          <table:table-cell office:value-type="string" calcext:value-type="string">
            <text:p>2019-12-02 23:16:16</text:p>
          </table:table-cell>
          <table:table-cell office:value-type="float" office:value="24.2506181338395" calcext:value-type="float">
            <text:p>24.2506181338395</text:p>
          </table:table-cell>
          <table:table-cell office:value-type="float" office:value="74.468597575518" calcext:value-type="float">
            <text:p>74.468597575518</text:p>
          </table:table-cell>
          <table:table-cell office:value-type="float" office:value="981.643857546544" calcext:value-type="float">
            <text:p>981.643857546544</text:p>
          </table:table-cell>
          <table:table-cell office:value-type="float" office:value="4088811" calcext:value-type="float">
            <text:p>4088811</text:p>
          </table:table-cell>
          <table:table-cell office:value-type="float" office:value="2120128" calcext:value-type="float">
            <text:p>2120128</text:p>
          </table:table-cell>
          <table:table-cell office:value-type="float" office:value="2260541" calcext:value-type="float">
            <text:p>2260541</text:p>
          </table:table-cell>
          <table:table-cell office:value-type="float" office:value="864895" calcext:value-type="float">
            <text:p>864895</text:p>
          </table:table-cell>
          <table:table-cell office:value-type="float" office:value="1283593" calcext:value-type="float">
            <text:p>12835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0087" calcext:value-type="float">
            <text:p>990087</text:p>
          </table:table-cell>
          <table:table-cell office:value-type="float" office:value="218637" calcext:value-type="float">
            <text:p>218637</text:p>
          </table:table-cell>
          <table:table-cell office:value-type="float" office:value="2.43712156261463" calcext:value-type="float">
            <text:p>2.43712156261463</text:p>
          </table:table-cell>
          <table:table-cell office:value-type="float" office:value="1.26369491382777" calcext:value-type="float">
            <text:p>1.26369491382777</text:p>
          </table:table-cell>
          <table:table-cell office:value-type="float" office:value="1.34738759367318" calcext:value-type="float">
            <text:p>1.34738759367318</text:p>
          </table:table-cell>
          <table:table-cell office:value-type="float" office:value="0.515517653884608" calcext:value-type="float">
            <text:p>0.515517653884608</text:p>
          </table:table-cell>
          <table:table-cell office:value-type="float" office:value="0.765081139216559" calcext:value-type="float">
            <text:p>0.765081139216559</text:p>
          </table:table-cell>
          <table:table-cell office:value-type="float" office:value="5" calcext:value-type="float">
            <text:p>5</text:p>
          </table:table-cell>
          <table:table-cell office:value-type="float" office:value="0.590137909667243" calcext:value-type="float">
            <text:p>0.590137909667243</text:p>
          </table:table-cell>
          <table:table-cell office:value-type="float" office:value="0.130317822732666" calcext:value-type="float">
            <text:p>0.130317822732666</text:p>
          </table:table-cell>
          <table:table-cell office:value-type="float" office:value="19.4775187346361" calcext:value-type="float">
            <text:p>19.4775187346361</text:p>
          </table:table-cell>
          <table:table-cell office:value-type="float" office:value="-146.896469223078" calcext:value-type="float">
            <text:p>-146.896469223078</text:p>
          </table:table-cell>
          <table:table-cell office:value-type="float" office:value="-96.9837721566882" calcext:value-type="float">
            <text:p>-96.9837721566882</text:p>
          </table:table-cell>
          <table:table-cell office:value-type="float" office:value="750" calcext:value-type="float">
            <text:p>750</text:p>
          </table:table-cell>
          <table:table-cell office:value-type="float" office:value="-131.972418066551" calcext:value-type="float">
            <text:p>-131.972418066551</text:p>
          </table:table-cell>
        </table:table-row>
        <table:table-row table:style-name="ro1">
          <table:table-cell office:value-type="string" calcext:value-type="string">
            <text:p>2019-12-02 23:16:17</text:p>
          </table:table-cell>
          <table:table-cell office:value-type="float" office:value="24.2556720972061" calcext:value-type="float">
            <text:p>24.2556720972061</text:p>
          </table:table-cell>
          <table:table-cell office:value-type="float" office:value="74.4476654787079" calcext:value-type="float">
            <text:p>74.4476654787079</text:p>
          </table:table-cell>
          <table:table-cell office:value-type="float" office:value="981.5700050529" calcext:value-type="float">
            <text:p>981.5700050529</text:p>
          </table:table-cell>
          <table:table-cell office:value-type="float" office:value="4089162" calcext:value-type="float">
            <text:p>4089162</text:p>
          </table:table-cell>
          <table:table-cell office:value-type="float" office:value="2123405" calcext:value-type="float">
            <text:p>2123405</text:p>
          </table:table-cell>
          <table:table-cell office:value-type="float" office:value="2255790" calcext:value-type="float">
            <text:p>2255790</text:p>
          </table:table-cell>
          <table:table-cell office:value-type="float" office:value="865649" calcext:value-type="float">
            <text:p>865649</text:p>
          </table:table-cell>
          <table:table-cell office:value-type="float" office:value="1282757" calcext:value-type="float">
            <text:p>1282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1975" calcext:value-type="float">
            <text:p>991975</text:p>
          </table:table-cell>
          <table:table-cell office:value-type="float" office:value="218667" calcext:value-type="float">
            <text:p>218667</text:p>
          </table:table-cell>
          <table:table-cell office:value-type="float" office:value="2.43733077494273" calcext:value-type="float">
            <text:p>2.43733077494273</text:p>
          </table:table-cell>
          <table:table-cell office:value-type="float" office:value="1.2656481582699" calcext:value-type="float">
            <text:p>1.2656481582699</text:p>
          </table:table-cell>
          <table:table-cell office:value-type="float" office:value="1.34455577666232" calcext:value-type="float">
            <text:p>1.34455577666232</text:p>
          </table:table-cell>
          <table:table-cell office:value-type="float" office:value="0.515967072959789" calcext:value-type="float">
            <text:p>0.515967072959789</text:p>
          </table:table-cell>
          <table:table-cell office:value-type="float" office:value="0.764582844326835" calcext:value-type="float">
            <text:p>0.764582844326835</text:p>
          </table:table-cell>
          <table:table-cell office:value-type="float" office:value="5" calcext:value-type="float">
            <text:p>5</text:p>
          </table:table-cell>
          <table:table-cell office:value-type="float" office:value="0.591263245494753" calcext:value-type="float">
            <text:p>0.591263245494753</text:p>
          </table:table-cell>
          <table:table-cell office:value-type="float" office:value="0.13033570412823" calcext:value-type="float">
            <text:p>0.13033570412823</text:p>
          </table:table-cell>
          <table:table-cell office:value-type="float" office:value="18.9111553324646" calcext:value-type="float">
            <text:p>18.9111553324646</text:p>
          </table:table-cell>
          <table:table-cell office:value-type="float" office:value="-146.806585408042" calcext:value-type="float">
            <text:p>-146.806585408042</text:p>
          </table:table-cell>
          <table:table-cell office:value-type="float" office:value="-97.083431134633" calcext:value-type="float">
            <text:p>-97.083431134633</text:p>
          </table:table-cell>
          <table:table-cell office:value-type="float" office:value="750" calcext:value-type="float">
            <text:p>750</text:p>
          </table:table-cell>
          <table:table-cell office:value-type="float" office:value="-131.747350901049" calcext:value-type="float">
            <text:p>-131.747350901049</text:p>
          </table:table-cell>
        </table:table-row>
        <table:table-row table:style-name="ro1">
          <table:table-cell office:value-type="string" calcext:value-type="string">
            <text:p>2019-12-02 23:16:18</text:p>
          </table:table-cell>
          <table:table-cell office:value-type="float" office:value="24.2506181338395" calcext:value-type="float">
            <text:p>24.2506181338395</text:p>
          </table:table-cell>
          <table:table-cell office:value-type="float" office:value="74.4365802601841" calcext:value-type="float">
            <text:p>74.4365802601841</text:p>
          </table:table-cell>
          <table:table-cell office:value-type="float" office:value="981.479114008691" calcext:value-type="float">
            <text:p>981.479114008691</text:p>
          </table:table-cell>
          <table:table-cell office:value-type="float" office:value="4086354" calcext:value-type="float">
            <text:p>4086354</text:p>
          </table:table-cell>
          <table:table-cell office:value-type="float" office:value="2110016" calcext:value-type="float">
            <text:p>2110016</text:p>
          </table:table-cell>
          <table:table-cell office:value-type="float" office:value="2256722" calcext:value-type="float">
            <text:p>2256722</text:p>
          </table:table-cell>
          <table:table-cell office:value-type="float" office:value="866492" calcext:value-type="float">
            <text:p>866492</text:p>
          </table:table-cell>
          <table:table-cell office:value-type="float" office:value="1282592" calcext:value-type="float">
            <text:p>12825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0457" calcext:value-type="float">
            <text:p>990457</text:p>
          </table:table-cell>
          <table:table-cell office:value-type="float" office:value="218723" calcext:value-type="float">
            <text:p>218723</text:p>
          </table:table-cell>
          <table:table-cell office:value-type="float" office:value="2.43565707631792" calcext:value-type="float">
            <text:p>2.43565707631792</text:p>
          </table:table-cell>
          <table:table-cell office:value-type="float" office:value="1.25766769142958" calcext:value-type="float">
            <text:p>1.25766769142958</text:p>
          </table:table-cell>
          <table:table-cell office:value-type="float" office:value="1.34511129201785" calcext:value-type="float">
            <text:p>1.34511129201785</text:p>
          </table:table-cell>
          <table:table-cell office:value-type="float" office:value="0.516469540175145" calcext:value-type="float">
            <text:p>0.516469540175145</text:p>
          </table:table-cell>
          <table:table-cell office:value-type="float" office:value="0.764484496651232" calcext:value-type="float">
            <text:p>0.764484496651232</text:p>
          </table:table-cell>
          <table:table-cell office:value-type="float" office:value="5" calcext:value-type="float">
            <text:p>5</text:p>
          </table:table-cell>
          <table:table-cell office:value-type="float" office:value="0.590358446879202" calcext:value-type="float">
            <text:p>0.590358446879202</text:p>
          </table:table-cell>
          <table:table-cell office:value-type="float" office:value="0.130369082733283" calcext:value-type="float">
            <text:p>0.130369082733283</text:p>
          </table:table-cell>
          <table:table-cell office:value-type="float" office:value="19.0222584035705" calcext:value-type="float">
            <text:p>19.0222584035705</text:p>
          </table:table-cell>
          <table:table-cell office:value-type="float" office:value="-146.706091964971" calcext:value-type="float">
            <text:p>-146.706091964971</text:p>
          </table:table-cell>
          <table:table-cell office:value-type="float" office:value="-97.1031006697536" calcext:value-type="float">
            <text:p>-97.1031006697536</text:p>
          </table:table-cell>
          <table:table-cell office:value-type="float" office:value="750" calcext:value-type="float">
            <text:p>750</text:p>
          </table:table-cell>
          <table:table-cell office:value-type="float" office:value="-131.92831062416" calcext:value-type="float">
            <text:p>-131.92831062416</text:p>
          </table:table-cell>
        </table:table-row>
        <table:table-row table:style-name="ro1">
          <table:table-cell office:value-type="string" calcext:value-type="string">
            <text:p>2019-12-02 23:16:19</text:p>
          </table:table-cell>
          <table:table-cell office:value-type="float" office:value="24.2556720972061" calcext:value-type="float">
            <text:p>24.2556720972061</text:p>
          </table:table-cell>
          <table:table-cell office:value-type="float" office:value="74.4316565778521" calcext:value-type="float">
            <text:p>74.4316565778521</text:p>
          </table:table-cell>
          <table:table-cell office:value-type="float" office:value="981.5700050529" calcext:value-type="float">
            <text:p>981.5700050529</text:p>
          </table:table-cell>
          <table:table-cell office:value-type="float" office:value="4089748" calcext:value-type="float">
            <text:p>4089748</text:p>
          </table:table-cell>
          <table:table-cell office:value-type="float" office:value="2098834" calcext:value-type="float">
            <text:p>2098834</text:p>
          </table:table-cell>
          <table:table-cell office:value-type="float" office:value="2261860" calcext:value-type="float">
            <text:p>2261860</text:p>
          </table:table-cell>
          <table:table-cell office:value-type="float" office:value="867158" calcext:value-type="float">
            <text:p>867158</text:p>
          </table:table-cell>
          <table:table-cell office:value-type="float" office:value="1284175" calcext:value-type="float">
            <text:p>12841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7412" calcext:value-type="float">
            <text:p>987412</text:p>
          </table:table-cell>
          <table:table-cell office:value-type="float" office:value="218723" calcext:value-type="float">
            <text:p>218723</text:p>
          </table:table-cell>
          <table:table-cell office:value-type="float" office:value="2.43768005820275" calcext:value-type="float">
            <text:p>2.43768005820275</text:p>
          </table:table-cell>
          <table:table-cell office:value-type="float" office:value="1.25100269925627" calcext:value-type="float">
            <text:p>1.25100269925627</text:p>
          </table:table-cell>
          <table:table-cell office:value-type="float" office:value="1.34817377903149" calcext:value-type="float">
            <text:p>1.34817377903149</text:p>
          </table:table-cell>
          <table:table-cell office:value-type="float" office:value="0.516866507156671" calcext:value-type="float">
            <text:p>0.516866507156671</text:p>
          </table:table-cell>
          <table:table-cell office:value-type="float" office:value="0.765428038290505" calcext:value-type="float">
            <text:p>0.765428038290505</text:p>
          </table:table-cell>
          <table:table-cell office:value-type="float" office:value="5" calcext:value-type="float">
            <text:p>5</text:p>
          </table:table-cell>
          <table:table-cell office:value-type="float" office:value="0.588543485229431" calcext:value-type="float">
            <text:p>0.588543485229431</text:p>
          </table:table-cell>
          <table:table-cell office:value-type="float" office:value="0.130369082733283" calcext:value-type="float">
            <text:p>0.130369082733283</text:p>
          </table:table-cell>
          <table:table-cell office:value-type="float" office:value="19.6347558062977" calcext:value-type="float">
            <text:p>19.6347558062977</text:p>
          </table:table-cell>
          <table:table-cell office:value-type="float" office:value="-146.626698568666" calcext:value-type="float">
            <text:p>-146.626698568666</text:p>
          </table:table-cell>
          <table:table-cell office:value-type="float" office:value="-96.914392341899" calcext:value-type="float">
            <text:p>-96.914392341899</text:p>
          </table:table-cell>
          <table:table-cell office:value-type="float" office:value="750" calcext:value-type="float">
            <text:p>750</text:p>
          </table:table-cell>
          <table:table-cell office:value-type="float" office:value="-132.291302954114" calcext:value-type="float">
            <text:p>-132.291302954114</text:p>
          </table:table-cell>
        </table:table-row>
        <table:table-row table:style-name="ro1">
          <table:table-cell office:value-type="string" calcext:value-type="string">
            <text:p>2019-12-02 23:16:21</text:p>
          </table:table-cell>
          <table:table-cell office:value-type="float" office:value="24.2657800248126" calcext:value-type="float">
            <text:p>24.2657800248126</text:p>
          </table:table-cell>
          <table:table-cell office:value-type="float" office:value="74.3951264455768" calcext:value-type="float">
            <text:p>74.3951264455768</text:p>
          </table:table-cell>
          <table:table-cell office:value-type="float" office:value="981.587043909555" calcext:value-type="float">
            <text:p>981.587043909555</text:p>
          </table:table-cell>
          <table:table-cell office:value-type="float" office:value="4088942" calcext:value-type="float">
            <text:p>4088942</text:p>
          </table:table-cell>
          <table:table-cell office:value-type="float" office:value="2109696" calcext:value-type="float">
            <text:p>2109696</text:p>
          </table:table-cell>
          <table:table-cell office:value-type="float" office:value="2261169" calcext:value-type="float">
            <text:p>2261169</text:p>
          </table:table-cell>
          <table:table-cell office:value-type="float" office:value="867644" calcext:value-type="float">
            <text:p>867644</text:p>
          </table:table-cell>
          <table:table-cell office:value-type="float" office:value="1288669" calcext:value-type="float">
            <text:p>12886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9746" calcext:value-type="float">
            <text:p>979746</text:p>
          </table:table-cell>
          <table:table-cell office:value-type="float" office:value="218680" calcext:value-type="float">
            <text:p>218680</text:p>
          </table:table-cell>
          <table:table-cell office:value-type="float" office:value="2.43719964470859" calcext:value-type="float">
            <text:p>2.43719964470859</text:p>
          </table:table-cell>
          <table:table-cell office:value-type="float" office:value="1.25747695654356" calcext:value-type="float">
            <text:p>1.25747695654356</text:p>
          </table:table-cell>
          <table:table-cell office:value-type="float" office:value="1.34776191088699" calcext:value-type="float">
            <text:p>1.34776191088699</text:p>
          </table:table-cell>
          <table:table-cell office:value-type="float" office:value="0.517156185764812" calcext:value-type="float">
            <text:p>0.517156185764812</text:p>
          </table:table-cell>
          <table:table-cell office:value-type="float" office:value="0.768106671346029" calcext:value-type="float">
            <text:p>0.768106671346029</text:p>
          </table:table-cell>
          <table:table-cell office:value-type="float" office:value="5" calcext:value-type="float">
            <text:p>5</text:p>
          </table:table-cell>
          <table:table-cell office:value-type="float" office:value="0.583974192616247" calcext:value-type="float">
            <text:p>0.583974192616247</text:p>
          </table:table-cell>
          <table:table-cell office:value-type="float" office:value="0.130343452732975" calcext:value-type="float">
            <text:p>0.130343452732975</text:p>
          </table:table-cell>
          <table:table-cell office:value-type="float" office:value="19.5523821773985" calcext:value-type="float">
            <text:p>19.5523821773985</text:p>
          </table:table-cell>
          <table:table-cell office:value-type="float" office:value="-146.568762847038" calcext:value-type="float">
            <text:p>-146.568762847038</text:p>
          </table:table-cell>
          <table:table-cell office:value-type="float" office:value="-96.3786657307942" calcext:value-type="float">
            <text:p>-96.3786657307942</text:p>
          </table:table-cell>
          <table:table-cell office:value-type="float" office:value="750" calcext:value-type="float">
            <text:p>750</text:p>
          </table:table-cell>
          <table:table-cell office:value-type="float" office:value="-133.205161476751" calcext:value-type="float">
            <text:p>-133.205161476751</text:p>
          </table:table-cell>
        </table:table-row>
        <table:table-row table:style-name="ro1">
          <table:table-cell office:value-type="string" calcext:value-type="string">
            <text:p>2019-12-02 23:16:22</text:p>
          </table:table-cell>
          <table:table-cell office:value-type="float" office:value="24.2758879535832" calcext:value-type="float">
            <text:p>24.2758879535832</text:p>
          </table:table-cell>
          <table:table-cell office:value-type="float" office:value="74.4119604718842" calcext:value-type="float">
            <text:p>74.4119604718842</text:p>
          </table:table-cell>
          <table:table-cell office:value-type="float" office:value="981.604082913997" calcext:value-type="float">
            <text:p>981.604082913997</text:p>
          </table:table-cell>
          <table:table-cell office:value-type="float" office:value="4088838" calcext:value-type="float">
            <text:p>4088838</text:p>
          </table:table-cell>
          <table:table-cell office:value-type="float" office:value="2122738" calcext:value-type="float">
            <text:p>2122738</text:p>
          </table:table-cell>
          <table:table-cell office:value-type="float" office:value="2266995" calcext:value-type="float">
            <text:p>2266995</text:p>
          </table:table-cell>
          <table:table-cell office:value-type="float" office:value="867684" calcext:value-type="float">
            <text:p>867684</text:p>
          </table:table-cell>
          <table:table-cell office:value-type="float" office:value="1292429" calcext:value-type="float">
            <text:p>12924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8004" calcext:value-type="float">
            <text:p>978004</text:p>
          </table:table-cell>
          <table:table-cell office:value-type="float" office:value="218750" calcext:value-type="float">
            <text:p>218750</text:p>
          </table:table-cell>
          <table:table-cell office:value-type="float" office:value="2.43713765587063" calcext:value-type="float">
            <text:p>2.43713765587063</text:p>
          </table:table-cell>
          <table:table-cell office:value-type="float" office:value="1.26525059524186" calcext:value-type="float">
            <text:p>1.26525059524186</text:p>
          </table:table-cell>
          <table:table-cell office:value-type="float" office:value="1.35123447790557" calcext:value-type="float">
            <text:p>1.35123447790557</text:p>
          </table:table-cell>
          <table:table-cell office:value-type="float" office:value="0.517180027625564" calcext:value-type="float">
            <text:p>0.517180027625564</text:p>
          </table:table-cell>
          <table:table-cell office:value-type="float" office:value="0.770347806256748" calcext:value-type="float">
            <text:p>0.770347806256748</text:p>
          </table:table-cell>
          <table:table-cell office:value-type="float" office:value="5" calcext:value-type="float">
            <text:p>5</text:p>
          </table:table-cell>
          <table:table-cell office:value-type="float" office:value="0.582935879580483" calcext:value-type="float">
            <text:p>0.582935879580483</text:p>
          </table:table-cell>
          <table:table-cell office:value-type="float" office:value="0.130385175989291" calcext:value-type="float">
            <text:p>0.130385175989291</text:p>
          </table:table-cell>
          <table:table-cell office:value-type="float" office:value="20.2468955811137" calcext:value-type="float">
            <text:p>20.2468955811137</text:p>
          </table:table-cell>
          <table:table-cell office:value-type="float" office:value="-146.563994474887" calcext:value-type="float">
            <text:p>-146.563994474887</text:p>
          </table:table-cell>
          <table:table-cell office:value-type="float" office:value="-95.9304387486504" calcext:value-type="float">
            <text:p>-95.9304387486504</text:p>
          </table:table-cell>
          <table:table-cell office:value-type="float" office:value="750" calcext:value-type="float">
            <text:p>750</text:p>
          </table:table-cell>
          <table:table-cell office:value-type="float" office:value="-133.412824083903" calcext:value-type="float">
            <text:p>-133.412824083903</text:p>
          </table:table-cell>
        </table:table-row>
        <table:table-row table:style-name="ro1">
          <table:table-cell office:value-type="string" calcext:value-type="string">
            <text:p>2019-12-02 23:16:23</text:p>
          </table:table-cell>
          <table:table-cell office:value-type="float" office:value="24.2657800248126" calcext:value-type="float">
            <text:p>24.2657800248126</text:p>
          </table:table-cell>
          <table:table-cell office:value-type="float" office:value="74.4004629335207" calcext:value-type="float">
            <text:p>74.4004629335207</text:p>
          </table:table-cell>
          <table:table-cell office:value-type="float" office:value="981.504670179252" calcext:value-type="float">
            <text:p>981.504670179252</text:p>
          </table:table-cell>
          <table:table-cell office:value-type="float" office:value="4089227" calcext:value-type="float">
            <text:p>4089227</text:p>
          </table:table-cell>
          <table:table-cell office:value-type="float" office:value="2113459" calcext:value-type="float">
            <text:p>2113459</text:p>
          </table:table-cell>
          <table:table-cell office:value-type="float" office:value="2272819" calcext:value-type="float">
            <text:p>2272819</text:p>
          </table:table-cell>
          <table:table-cell office:value-type="float" office:value="867440" calcext:value-type="float">
            <text:p>867440</text:p>
          </table:table-cell>
          <table:table-cell office:value-type="float" office:value="1295917" calcext:value-type="float">
            <text:p>12959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1163" calcext:value-type="float">
            <text:p>981163</text:p>
          </table:table-cell>
          <table:table-cell office:value-type="float" office:value="218763" calcext:value-type="float">
            <text:p>218763</text:p>
          </table:table-cell>
          <table:table-cell office:value-type="float" office:value="2.43736951796645" calcext:value-type="float">
            <text:p>2.43736951796645</text:p>
          </table:table-cell>
          <table:table-cell office:value-type="float" office:value="1.25971987959384" calcext:value-type="float">
            <text:p>1.25971987959384</text:p>
          </table:table-cell>
          <table:table-cell office:value-type="float" office:value="1.35470585283111" calcext:value-type="float">
            <text:p>1.35470585283111</text:p>
          </table:table-cell>
          <table:table-cell office:value-type="float" office:value="0.517034592274975" calcext:value-type="float">
            <text:p>0.517034592274975</text:p>
          </table:table-cell>
          <table:table-cell office:value-type="float" office:value="0.772426816514351" calcext:value-type="float">
            <text:p>0.772426816514351</text:p>
          </table:table-cell>
          <table:table-cell office:value-type="float" office:value="5" calcext:value-type="float">
            <text:p>5</text:p>
          </table:table-cell>
          <table:table-cell office:value-type="float" office:value="0.584818790533398" calcext:value-type="float">
            <text:p>0.584818790533398</text:p>
          </table:table-cell>
          <table:table-cell office:value-type="float" office:value="0.130392924594036" calcext:value-type="float">
            <text:p>0.130392924594036</text:p>
          </table:table-cell>
          <table:table-cell office:value-type="float" office:value="20.9411705662216" calcext:value-type="float">
            <text:p>20.9411705662216</text:p>
          </table:table-cell>
          <table:table-cell office:value-type="float" office:value="-146.593081545005" calcext:value-type="float">
            <text:p>-146.593081545005</text:p>
          </table:table-cell>
          <table:table-cell office:value-type="float" office:value="-95.5146366971298" calcext:value-type="float">
            <text:p>-95.5146366971298</text:p>
          </table:table-cell>
          <table:table-cell office:value-type="float" office:value="750" calcext:value-type="float">
            <text:p>750</text:p>
          </table:table-cell>
          <table:table-cell office:value-type="float" office:value="-133.03624189332" calcext:value-type="float">
            <text:p>-133.03624189332</text:p>
          </table:table-cell>
        </table:table-row>
        <table:table-row table:style-name="ro1">
          <table:table-cell office:value-type="string" calcext:value-type="string">
            <text:p>2019-12-02 23:16:25</text:p>
          </table:table-cell>
          <table:table-cell office:value-type="float" office:value="24.2708339890523" calcext:value-type="float">
            <text:p>24.2708339890523</text:p>
          </table:table-cell>
          <table:table-cell office:value-type="float" office:value="74.3902020087483" calcext:value-type="float">
            <text:p>74.3902020087483</text:p>
          </table:table-cell>
          <table:table-cell office:value-type="float" office:value="981.568105232729" calcext:value-type="float">
            <text:p>981.568105232729</text:p>
          </table:table-cell>
          <table:table-cell office:value-type="float" office:value="4088974" calcext:value-type="float">
            <text:p>4088974</text:p>
          </table:table-cell>
          <table:table-cell office:value-type="float" office:value="2098033" calcext:value-type="float">
            <text:p>2098033</text:p>
          </table:table-cell>
          <table:table-cell office:value-type="float" office:value="2275989" calcext:value-type="float">
            <text:p>2275989</text:p>
          </table:table-cell>
          <table:table-cell office:value-type="float" office:value="867166" calcext:value-type="float">
            <text:p>867166</text:p>
          </table:table-cell>
          <table:table-cell office:value-type="float" office:value="1296607" calcext:value-type="float">
            <text:p>12966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8311" calcext:value-type="float">
            <text:p>988311</text:p>
          </table:table-cell>
          <table:table-cell office:value-type="float" office:value="218773" calcext:value-type="float">
            <text:p>218773</text:p>
          </table:table-cell>
          <table:table-cell office:value-type="float" office:value="2.43721871819719" calcext:value-type="float">
            <text:p>2.43721871819719</text:p>
          </table:table-cell>
          <table:table-cell office:value-type="float" office:value="1.2505252659947" calcext:value-type="float">
            <text:p>1.2505252659947</text:p>
          </table:table-cell>
          <table:table-cell office:value-type="float" office:value="1.35659532029573" calcext:value-type="float">
            <text:p>1.35659532029573</text:p>
          </table:table-cell>
          <table:table-cell office:value-type="float" office:value="0.516871275528821" calcext:value-type="float">
            <text:p>0.516871275528821</text:p>
          </table:table-cell>
          <table:table-cell office:value-type="float" office:value="0.772838088612329" calcext:value-type="float">
            <text:p>0.772838088612329</text:p>
          </table:table-cell>
          <table:table-cell office:value-type="float" office:value="5" calcext:value-type="float">
            <text:p>5</text:p>
          </table:table-cell>
          <table:table-cell office:value-type="float" office:value="0.589079331049839" calcext:value-type="float">
            <text:p>0.589079331049839</text:p>
          </table:table-cell>
          <table:table-cell office:value-type="float" office:value="0.130398885059224" calcext:value-type="float">
            <text:p>0.130398885059224</text:p>
          </table:table-cell>
          <table:table-cell office:value-type="float" office:value="21.3190640591459" calcext:value-type="float">
            <text:p>21.3190640591459</text:p>
          </table:table-cell>
          <table:table-cell office:value-type="float" office:value="-146.625744894236" calcext:value-type="float">
            <text:p>-146.625744894236</text:p>
          </table:table-cell>
          <table:table-cell office:value-type="float" office:value="-95.4323822775343" calcext:value-type="float">
            <text:p>-95.4323822775343</text:p>
          </table:table-cell>
          <table:table-cell office:value-type="float" office:value="750" calcext:value-type="float">
            <text:p>750</text:p>
          </table:table-cell>
          <table:table-cell office:value-type="float" office:value="-132.184133790032" calcext:value-type="float">
            <text:p>-132.184133790032</text:p>
          </table:table-cell>
        </table:table-row>
        <table:table-row table:style-name="ro1">
          <table:table-cell office:value-type="string" calcext:value-type="string">
            <text:p>2019-12-02 23:16:26</text:p>
          </table:table-cell>
          <table:table-cell office:value-type="float" office:value="24.2708339890523" calcext:value-type="float">
            <text:p>24.2708339890523</text:p>
          </table:table-cell>
          <table:table-cell office:value-type="float" office:value="74.3688556986663" calcext:value-type="float">
            <text:p>74.3688556986663</text:p>
          </table:table-cell>
          <table:table-cell office:value-type="float" office:value="981.54064709385" calcext:value-type="float">
            <text:p>981.54064709385</text:p>
          </table:table-cell>
          <table:table-cell office:value-type="float" office:value="4089211" calcext:value-type="float">
            <text:p>4089211</text:p>
          </table:table-cell>
          <table:table-cell office:value-type="float" office:value="2102980" calcext:value-type="float">
            <text:p>2102980</text:p>
          </table:table-cell>
          <table:table-cell office:value-type="float" office:value="2282124" calcext:value-type="float">
            <text:p>2282124</text:p>
          </table:table-cell>
          <table:table-cell office:value-type="float" office:value="867268" calcext:value-type="float">
            <text:p>867268</text:p>
          </table:table-cell>
          <table:table-cell office:value-type="float" office:value="1294750" calcext:value-type="float">
            <text:p>12947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8341" calcext:value-type="float">
            <text:p>998341</text:p>
          </table:table-cell>
          <table:table-cell office:value-type="float" office:value="218681" calcext:value-type="float">
            <text:p>218681</text:p>
          </table:table-cell>
          <table:table-cell office:value-type="float" office:value="2.43735998122215" calcext:value-type="float">
            <text:p>2.43735998122215</text:p>
          </table:table-cell>
          <table:table-cell office:value-type="float" office:value="1.25347390812324" calcext:value-type="float">
            <text:p>1.25347390812324</text:p>
          </table:table-cell>
          <table:table-cell office:value-type="float" office:value="1.36025206568862" calcext:value-type="float">
            <text:p>1.36025206568862</text:p>
          </table:table-cell>
          <table:table-cell office:value-type="float" office:value="0.51693207227374" calcext:value-type="float">
            <text:p>0.51693207227374</text:p>
          </table:table-cell>
          <table:table-cell office:value-type="float" office:value="0.771731230226902" calcext:value-type="float">
            <text:p>0.771731230226902</text:p>
          </table:table-cell>
          <table:table-cell office:value-type="float" office:value="5" calcext:value-type="float">
            <text:p>5</text:p>
          </table:table-cell>
          <table:table-cell office:value-type="float" office:value="0.595057677633486" calcext:value-type="float">
            <text:p>0.595057677633486</text:p>
          </table:table-cell>
          <table:table-cell office:value-type="float" office:value="0.130344048779493" calcext:value-type="float">
            <text:p>0.130344048779493</text:p>
          </table:table-cell>
          <table:table-cell office:value-type="float" office:value="22.0504131377236" calcext:value-type="float">
            <text:p>22.0504131377236</text:p>
          </table:table-cell>
          <table:table-cell office:value-type="float" office:value="-146.613585545252" calcext:value-type="float">
            <text:p>-146.613585545252</text:p>
          </table:table-cell>
          <table:table-cell office:value-type="float" office:value="-95.6537539546196" calcext:value-type="float">
            <text:p>-95.6537539546196</text:p>
          </table:table-cell>
          <table:table-cell office:value-type="float" office:value="750" calcext:value-type="float">
            <text:p>750</text:p>
          </table:table-cell>
          <table:table-cell office:value-type="float" office:value="-130.988464473303" calcext:value-type="float">
            <text:p>-130.988464473303</text:p>
          </table:table-cell>
        </table:table-row>
        <table:table-row table:style-name="ro1">
          <table:table-cell office:value-type="string" calcext:value-type="string">
            <text:p>2019-12-02 23:16:27</text:p>
          </table:table-cell>
          <table:table-cell office:value-type="float" office:value="24.280941918405" calcext:value-type="float">
            <text:p>24.280941918405</text:p>
          </table:table-cell>
          <table:table-cell office:value-type="float" office:value="74.3803527220896" calcext:value-type="float">
            <text:p>74.3803527220896</text:p>
          </table:table-cell>
          <table:table-cell office:value-type="float" office:value="981.55768525706" calcext:value-type="float">
            <text:p>981.55768525706</text:p>
          </table:table-cell>
          <table:table-cell office:value-type="float" office:value="4088933" calcext:value-type="float">
            <text:p>4088933</text:p>
          </table:table-cell>
          <table:table-cell office:value-type="float" office:value="2120815" calcext:value-type="float">
            <text:p>2120815</text:p>
          </table:table-cell>
          <table:table-cell office:value-type="float" office:value="2289824" calcext:value-type="float">
            <text:p>2289824</text:p>
          </table:table-cell>
          <table:table-cell office:value-type="float" office:value="867911" calcext:value-type="float">
            <text:p>867911</text:p>
          </table:table-cell>
          <table:table-cell office:value-type="float" office:value="1291453" calcext:value-type="float">
            <text:p>12914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5563" calcext:value-type="float">
            <text:p>1005563</text:p>
          </table:table-cell>
          <table:table-cell office:value-type="float" office:value="218666" calcext:value-type="float">
            <text:p>218666</text:p>
          </table:table-cell>
          <table:table-cell office:value-type="float" office:value="2.43719428028992" calcext:value-type="float">
            <text:p>2.43719428028992</text:p>
          </table:table-cell>
          <table:table-cell office:value-type="float" office:value="1.26410439778619" calcext:value-type="float">
            <text:p>1.26410439778619</text:p>
          </table:table-cell>
          <table:table-cell office:value-type="float" office:value="1.36484162388344" calcext:value-type="float">
            <text:p>1.36484162388344</text:p>
          </table:table-cell>
          <table:table-cell office:value-type="float" office:value="0.517315330185333" calcext:value-type="float">
            <text:p>0.517315330185333</text:p>
          </table:table-cell>
          <table:table-cell office:value-type="float" office:value="0.769766064854391" calcext:value-type="float">
            <text:p>0.769766064854391</text:p>
          </table:table-cell>
          <table:table-cell office:value-type="float" office:value="5" calcext:value-type="float">
            <text:p>5</text:p>
          </table:table-cell>
          <table:table-cell office:value-type="float" office:value="0.599362325592318" calcext:value-type="float">
            <text:p>0.599362325592318</text:p>
          </table:table-cell>
          <table:table-cell office:value-type="float" office:value="0.130335108081711" calcext:value-type="float">
            <text:p>0.130335108081711</text:p>
          </table:table-cell>
          <table:table-cell office:value-type="float" office:value="22.9683247766882" calcext:value-type="float">
            <text:p>22.9683247766882</text:p>
          </table:table-cell>
          <table:table-cell office:value-type="float" office:value="-146.536933962933" calcext:value-type="float">
            <text:p>-146.536933962933</text:p>
          </table:table-cell>
          <table:table-cell office:value-type="float" office:value="-96.0467870291217" calcext:value-type="float">
            <text:p>-96.0467870291217</text:p>
          </table:table-cell>
          <table:table-cell office:value-type="float" office:value="750" calcext:value-type="float">
            <text:p>750</text:p>
          </table:table-cell>
          <table:table-cell office:value-type="float" office:value="-130.127534881536" calcext:value-type="float">
            <text:p>-130.127534881536</text:p>
          </table:table-cell>
        </table:table-row>
        <table:table-row table:style-name="ro1">
          <table:table-cell office:value-type="string" calcext:value-type="string">
            <text:p>2019-12-02 23:16:28</text:p>
          </table:table-cell>
          <table:table-cell office:value-type="float" office:value="24.2910498489218" calcext:value-type="float">
            <text:p>24.2910498489218</text:p>
          </table:table-cell>
          <table:table-cell office:value-type="float" office:value="74.3758397142121" calcext:value-type="float">
            <text:p>74.3758397142121</text:p>
          </table:table-cell>
          <table:table-cell office:value-type="float" office:value="981.547264535724" calcext:value-type="float">
            <text:p>981.547264535724</text:p>
          </table:table-cell>
          <table:table-cell office:value-type="float" office:value="4089178" calcext:value-type="float">
            <text:p>4089178</text:p>
          </table:table-cell>
          <table:table-cell office:value-type="float" office:value="2110833" calcext:value-type="float">
            <text:p>2110833</text:p>
          </table:table-cell>
          <table:table-cell office:value-type="float" office:value="2299663" calcext:value-type="float">
            <text:p>2299663</text:p>
          </table:table-cell>
          <table:table-cell office:value-type="float" office:value="868741" calcext:value-type="float">
            <text:p>868741</text:p>
          </table:table-cell>
          <table:table-cell office:value-type="float" office:value="1289723" calcext:value-type="float">
            <text:p>12897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4752" calcext:value-type="float">
            <text:p>1004752</text:p>
          </table:table-cell>
          <table:table-cell office:value-type="float" office:value="218748" calcext:value-type="float">
            <text:p>218748</text:p>
          </table:table-cell>
          <table:table-cell office:value-type="float" office:value="2.43734031168703" calcext:value-type="float">
            <text:p>2.43734031168703</text:p>
          </table:table-cell>
          <table:table-cell office:value-type="float" office:value="1.25815466143544" calcext:value-type="float">
            <text:p>1.25815466143544</text:p>
          </table:table-cell>
          <table:table-cell office:value-type="float" office:value="1.37070612558199" calcext:value-type="float">
            <text:p>1.37070612558199</text:p>
          </table:table-cell>
          <table:table-cell office:value-type="float" office:value="0.517810048795944" calcext:value-type="float">
            <text:p>0.517810048795944</text:p>
          </table:table-cell>
          <table:table-cell office:value-type="float" office:value="0.768734904376853" calcext:value-type="float">
            <text:p>0.768734904376853</text:p>
          </table:table-cell>
          <table:table-cell office:value-type="float" office:value="5" calcext:value-type="float">
            <text:p>5</text:p>
          </table:table-cell>
          <table:table-cell office:value-type="float" office:value="0.598878931865565" calcext:value-type="float">
            <text:p>0.598878931865565</text:p>
          </table:table-cell>
          <table:table-cell office:value-type="float" office:value="0.130383983896254" calcext:value-type="float">
            <text:p>0.130383983896254</text:p>
          </table:table-cell>
          <table:table-cell office:value-type="float" office:value="24.141225116399" calcext:value-type="float">
            <text:p>24.141225116399</text:p>
          </table:table-cell>
          <table:table-cell office:value-type="float" office:value="-146.437990240811" calcext:value-type="float">
            <text:p>-146.437990240811</text:p>
          </table:table-cell>
          <table:table-cell office:value-type="float" office:value="-96.2530191246294" calcext:value-type="float">
            <text:p>-96.2530191246294</text:p>
          </table:table-cell>
          <table:table-cell office:value-type="float" office:value="750" calcext:value-type="float">
            <text:p>750</text:p>
          </table:table-cell>
          <table:table-cell office:value-type="float" office:value="-130.224213626887" calcext:value-type="float">
            <text:p>-130.224213626887</text:p>
          </table:table-cell>
        </table:table-row>
        <table:table-row table:style-name="ro1">
          <table:table-cell office:value-type="string" calcext:value-type="string">
            <text:p>2019-12-02 23:16:30</text:p>
          </table:table-cell>
          <table:table-cell office:value-type="float" office:value="24.2910498489218" calcext:value-type="float">
            <text:p>24.2910498489218</text:p>
          </table:table-cell>
          <table:table-cell office:value-type="float" office:value="74.3491554818319" calcext:value-type="float">
            <text:p>74.3491554818319</text:p>
          </table:table-cell>
          <table:table-cell office:value-type="float" office:value="981.574723568029" calcext:value-type="float">
            <text:p>981.574723568029</text:p>
          </table:table-cell>
          <table:table-cell office:value-type="float" office:value="4089512" calcext:value-type="float">
            <text:p>4089512</text:p>
          </table:table-cell>
          <table:table-cell office:value-type="float" office:value="2096297" calcext:value-type="float">
            <text:p>2096297</text:p>
          </table:table-cell>
          <table:table-cell office:value-type="float" office:value="2304873" calcext:value-type="float">
            <text:p>2304873</text:p>
          </table:table-cell>
          <table:table-cell office:value-type="float" office:value="869500" calcext:value-type="float">
            <text:p>869500</text:p>
          </table:table-cell>
          <table:table-cell office:value-type="float" office:value="1290429" calcext:value-type="float">
            <text:p>12904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218716" calcext:value-type="float">
            <text:p>218716</text:p>
          </table:table-cell>
          <table:table-cell office:value-type="float" office:value="2.43753939122431" calcext:value-type="float">
            <text:p>2.43753939122431</text:p>
          </table:table-cell>
          <table:table-cell office:value-type="float" office:value="1.24949052923805" calcext:value-type="float">
            <text:p>1.24949052923805</text:p>
          </table:table-cell>
          <table:table-cell office:value-type="float" office:value="1.37381152794499" calcext:value-type="float">
            <text:p>1.37381152794499</text:p>
          </table:table-cell>
          <table:table-cell office:value-type="float" office:value="0.51826244810372" calcext:value-type="float">
            <text:p>0.51826244810372</text:p>
          </table:table-cell>
          <table:table-cell office:value-type="float" office:value="0.769155713219132" calcext:value-type="float">
            <text:p>0.769155713219132</text:p>
          </table:table-cell>
          <table:table-cell office:value-type="float" office:value="5" calcext:value-type="float">
            <text:p>5</text:p>
          </table:table-cell>
          <table:table-cell office:value-type="float" office:value="0.596069764622422" calcext:value-type="float">
            <text:p>0.596069764622422</text:p>
          </table:table-cell>
          <table:table-cell office:value-type="float" office:value="0.130364910407652" calcext:value-type="float">
            <text:p>0.130364910407652</text:p>
          </table:table-cell>
          <table:table-cell office:value-type="float" office:value="24.7623055889971" calcext:value-type="float">
            <text:p>24.7623055889971</text:p>
          </table:table-cell>
          <table:table-cell office:value-type="float" office:value="-146.347510379256" calcext:value-type="float">
            <text:p>-146.347510379256</text:p>
          </table:table-cell>
          <table:table-cell office:value-type="float" office:value="-96.1688573561737" calcext:value-type="float">
            <text:p>-96.1688573561737</text:p>
          </table:table-cell>
          <table:table-cell office:value-type="float" office:value="750" calcext:value-type="float">
            <text:p>750</text:p>
          </table:table-cell>
          <table:table-cell office:value-type="float" office:value="-130.786047075516" calcext:value-type="float">
            <text:p>-130.786047075516</text:p>
          </table:table-cell>
        </table:table-row>
        <table:table-row table:style-name="ro1">
          <table:table-cell office:value-type="string" calcext:value-type="string">
            <text:p>2019-12-02 23:16:31</text:p>
          </table:table-cell>
          <table:table-cell office:value-type="float" office:value="24.2859958835179" calcext:value-type="float">
            <text:p>24.2859958835179</text:p>
          </table:table-cell>
          <table:table-cell office:value-type="float" office:value="74.343407126625" calcext:value-type="float">
            <text:p>74.343407126625</text:p>
          </table:table-cell>
          <table:table-cell office:value-type="float" office:value="981.511286808724" calcext:value-type="float">
            <text:p>981.511286808724</text:p>
          </table:table-cell>
          <table:table-cell office:value-type="float" office:value="4089057" calcext:value-type="float">
            <text:p>4089057</text:p>
          </table:table-cell>
          <table:table-cell office:value-type="float" office:value="2098118" calcext:value-type="float">
            <text:p>2098118</text:p>
          </table:table-cell>
          <table:table-cell office:value-type="float" office:value="2311346" calcext:value-type="float">
            <text:p>2311346</text:p>
          </table:table-cell>
          <table:table-cell office:value-type="float" office:value="869926" calcext:value-type="float">
            <text:p>869926</text:p>
          </table:table-cell>
          <table:table-cell office:value-type="float" office:value="1293311" calcext:value-type="float">
            <text:p>12933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4346" calcext:value-type="float">
            <text:p>994346</text:p>
          </table:table-cell>
          <table:table-cell office:value-type="float" office:value="218811" calcext:value-type="float">
            <text:p>218811</text:p>
          </table:table-cell>
          <table:table-cell office:value-type="float" office:value="2.43726819005825" calcext:value-type="float">
            <text:p>2.43726819005825</text:p>
          </table:table-cell>
          <table:table-cell office:value-type="float" office:value="1.2505759299488" calcext:value-type="float">
            <text:p>1.2505759299488</text:p>
          </table:table-cell>
          <table:table-cell office:value-type="float" office:value="1.37766973706123" calcext:value-type="float">
            <text:p>1.37766973706123</text:p>
          </table:table-cell>
          <table:table-cell office:value-type="float" office:value="0.518516363920732" calcext:value-type="float">
            <text:p>0.518516363920732</text:p>
          </table:table-cell>
          <table:table-cell office:value-type="float" office:value="0.770873519286337" calcext:value-type="float">
            <text:p>0.770873519286337</text:p>
          </table:table-cell>
          <table:table-cell office:value-type="float" office:value="5" calcext:value-type="float">
            <text:p>5</text:p>
          </table:table-cell>
          <table:table-cell office:value-type="float" office:value="0.592676471790847" calcext:value-type="float">
            <text:p>0.592676471790847</text:p>
          </table:table-cell>
          <table:table-cell office:value-type="float" office:value="0.130421534826938" calcext:value-type="float">
            <text:p>0.130421534826938</text:p>
          </table:table-cell>
          <table:table-cell office:value-type="float" office:value="25.5339474122461" calcext:value-type="float">
            <text:p>25.5339474122461</text:p>
          </table:table-cell>
          <table:table-cell office:value-type="float" office:value="-146.296727215854" calcext:value-type="float">
            <text:p>-146.296727215854</text:p>
          </table:table-cell>
          <table:table-cell office:value-type="float" office:value="-95.8252961427326" calcext:value-type="float">
            <text:p>-95.8252961427326</text:p>
          </table:table-cell>
          <table:table-cell office:value-type="float" office:value="750" calcext:value-type="float">
            <text:p>750</text:p>
          </table:table-cell>
          <table:table-cell office:value-type="float" office:value="-131.464705641831" calcext:value-type="float">
            <text:p>-131.464705641831</text:p>
          </table:table-cell>
        </table:table-row>
        <table:table-row table:style-name="ro1">
          <table:table-cell office:value-type="string" calcext:value-type="string">
            <text:p>2019-12-02 23:16:32</text:p>
          </table:table-cell>
          <table:table-cell office:value-type="float" office:value="24.2961038146168" calcext:value-type="float">
            <text:p>24.2961038146168</text:p>
          </table:table-cell>
          <table:table-cell office:value-type="float" office:value="74.3335561943104" calcext:value-type="float">
            <text:p>74.3335561943104</text:p>
          </table:table-cell>
          <table:table-cell office:value-type="float" office:value="981.583242778918" calcext:value-type="float">
            <text:p>981.583242778918</text:p>
          </table:table-cell>
          <table:table-cell office:value-type="float" office:value="4088511" calcext:value-type="float">
            <text:p>4088511</text:p>
          </table:table-cell>
          <table:table-cell office:value-type="float" office:value="2110968" calcext:value-type="float">
            <text:p>2110968</text:p>
          </table:table-cell>
          <table:table-cell office:value-type="float" office:value="2316243" calcext:value-type="float">
            <text:p>2316243</text:p>
          </table:table-cell>
          <table:table-cell office:value-type="float" office:value="870096" calcext:value-type="float">
            <text:p>870096</text:p>
          </table:table-cell>
          <table:table-cell office:value-type="float" office:value="1296372" calcext:value-type="float">
            <text:p>12963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0914" calcext:value-type="float">
            <text:p>990914</text:p>
          </table:table-cell>
          <table:table-cell office:value-type="float" office:value="218784" calcext:value-type="float">
            <text:p>218784</text:p>
          </table:table-cell>
          <table:table-cell office:value-type="float" office:value="2.43694274865898" calcext:value-type="float">
            <text:p>2.43694274865898</text:p>
          </table:table-cell>
          <table:table-cell office:value-type="float" office:value="1.25823512771548" calcext:value-type="float">
            <text:p>1.25823512771548</text:p>
          </table:table-cell>
          <table:table-cell office:value-type="float" office:value="1.38058857686383" calcext:value-type="float">
            <text:p>1.38058857686383</text:p>
          </table:table-cell>
          <table:table-cell office:value-type="float" office:value="0.518617691828929" calcext:value-type="float">
            <text:p>0.518617691828929</text:p>
          </table:table-cell>
          <table:table-cell office:value-type="float" office:value="0.772698017680409" calcext:value-type="float">
            <text:p>0.772698017680409</text:p>
          </table:table-cell>
          <table:table-cell office:value-type="float" office:value="5" calcext:value-type="float">
            <text:p>5</text:p>
          </table:table-cell>
          <table:table-cell office:value-type="float" office:value="0.590630840138297" calcext:value-type="float">
            <text:p>0.590630840138297</text:p>
          </table:table-cell>
          <table:table-cell office:value-type="float" office:value="0.130405441570931" calcext:value-type="float">
            <text:p>0.130405441570931</text:p>
          </table:table-cell>
          <table:table-cell office:value-type="float" office:value="26.1177153727669" calcext:value-type="float">
            <text:p>26.1177153727669</text:p>
          </table:table-cell>
          <table:table-cell office:value-type="float" office:value="-146.276461634214" calcext:value-type="float">
            <text:p>-146.276461634214</text:p>
          </table:table-cell>
          <table:table-cell office:value-type="float" office:value="-95.4603964639183" calcext:value-type="float">
            <text:p>-95.4603964639183</text:p>
          </table:table-cell>
          <table:table-cell office:value-type="float" office:value="750" calcext:value-type="float">
            <text:p>750</text:p>
          </table:table-cell>
          <table:table-cell office:value-type="float" office:value="-131.873831972341" calcext:value-type="float">
            <text:p>-131.873831972341</text:p>
          </table:table-cell>
        </table:table-row>
        <table:table-row table:style-name="ro1">
          <table:table-cell office:value-type="string" calcext:value-type="string">
            <text:p>2019-12-02 23:16:33</text:p>
          </table:table-cell>
          <table:table-cell office:value-type="float" office:value="24.3163196803071" calcext:value-type="float">
            <text:p>24.3163196803071</text:p>
          </table:table-cell>
          <table:table-cell office:value-type="float" office:value="74.3245271131873" calcext:value-type="float">
            <text:p>74.3245271131873</text:p>
          </table:table-cell>
          <table:table-cell office:value-type="float" office:value="981.617319991789" calcext:value-type="float">
            <text:p>981.617319991789</text:p>
          </table:table-cell>
          <table:table-cell office:value-type="float" office:value="4089204" calcext:value-type="float">
            <text:p>4089204</text:p>
          </table:table-cell>
          <table:table-cell office:value-type="float" office:value="2117445" calcext:value-type="float">
            <text:p>2117445</text:p>
          </table:table-cell>
          <table:table-cell office:value-type="float" office:value="2316089" calcext:value-type="float">
            <text:p>2316089</text:p>
          </table:table-cell>
          <table:table-cell office:value-type="float" office:value="870129" calcext:value-type="float">
            <text:p>870129</text:p>
          </table:table-cell>
          <table:table-cell office:value-type="float" office:value="1299784" calcext:value-type="float">
            <text:p>12997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9752" calcext:value-type="float">
            <text:p>989752</text:p>
          </table:table-cell>
          <table:table-cell office:value-type="float" office:value="218829" calcext:value-type="float">
            <text:p>218829</text:p>
          </table:table-cell>
          <table:table-cell office:value-type="float" office:value="2.43735580889652" calcext:value-type="float">
            <text:p>2.43735580889652</text:p>
          </table:table-cell>
          <table:table-cell office:value-type="float" office:value="1.2620957210178" calcext:value-type="float">
            <text:p>1.2620957210178</text:p>
          </table:table-cell>
          <table:table-cell office:value-type="float" office:value="1.38049678569994" calcext:value-type="float">
            <text:p>1.38049678569994</text:p>
          </table:table-cell>
          <table:table-cell office:value-type="float" office:value="0.51863736136405" calcext:value-type="float">
            <text:p>0.51863736136405</text:p>
          </table:table-cell>
          <table:table-cell office:value-type="float" office:value="0.774731728402582" calcext:value-type="float">
            <text:p>0.774731728402582</text:p>
          </table:table-cell>
          <table:table-cell office:value-type="float" office:value="5" calcext:value-type="float">
            <text:p>5</text:p>
          </table:table-cell>
          <table:table-cell office:value-type="float" office:value="0.589938234083442" calcext:value-type="float">
            <text:p>0.589938234083442</text:p>
          </table:table-cell>
          <table:table-cell office:value-type="float" office:value="0.130432263664277" calcext:value-type="float">
            <text:p>0.130432263664277</text:p>
          </table:table-cell>
          <table:table-cell office:value-type="float" office:value="26.0993571399876" calcext:value-type="float">
            <text:p>26.0993571399876</text:p>
          </table:table-cell>
          <table:table-cell office:value-type="float" office:value="-146.27252772719" calcext:value-type="float">
            <text:p>-146.27252772719</text:p>
          </table:table-cell>
          <table:table-cell office:value-type="float" office:value="-95.0536543194836" calcext:value-type="float">
            <text:p>-95.0536543194836</text:p>
          </table:table-cell>
          <table:table-cell office:value-type="float" office:value="750" calcext:value-type="float">
            <text:p>750</text:p>
          </table:table-cell>
          <table:table-cell office:value-type="float" office:value="-132.012353183312" calcext:value-type="float">
            <text:p>-132.012353183312</text:p>
          </table:table-cell>
        </table:table-row>
        <table:table-row table:style-name="ro1">
          <table:table-cell office:value-type="string" calcext:value-type="string">
            <text:p>2019-12-02 23:16:35</text:p>
          </table:table-cell>
          <table:table-cell office:value-type="float" office:value="24.3163196803071" calcext:value-type="float">
            <text:p>24.3163196803071</text:p>
          </table:table-cell>
          <table:table-cell office:value-type="float" office:value="74.3031782079818" calcext:value-type="float">
            <text:p>74.3031782079818</text:p>
          </table:table-cell>
          <table:table-cell office:value-type="float" office:value="981.589859815569" calcext:value-type="float">
            <text:p>981.589859815569</text:p>
          </table:table-cell>
          <table:table-cell office:value-type="float" office:value="4089284" calcext:value-type="float">
            <text:p>4089284</text:p>
          </table:table-cell>
          <table:table-cell office:value-type="float" office:value="2105362" calcext:value-type="float">
            <text:p>2105362</text:p>
          </table:table-cell>
          <table:table-cell office:value-type="float" office:value="2170634" calcext:value-type="float">
            <text:p>2170634</text:p>
          </table:table-cell>
          <table:table-cell office:value-type="float" office:value="869909" calcext:value-type="float">
            <text:p>869909</text:p>
          </table:table-cell>
          <table:table-cell office:value-type="float" office:value="1302242" calcext:value-type="float">
            <text:p>13022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2173" calcext:value-type="float">
            <text:p>992173</text:p>
          </table:table-cell>
          <table:table-cell office:value-type="float" office:value="218811" calcext:value-type="float">
            <text:p>218811</text:p>
          </table:table-cell>
          <table:table-cell office:value-type="float" office:value="2.43740349261802" calcext:value-type="float">
            <text:p>2.43740349261802</text:p>
          </table:table-cell>
          <table:table-cell office:value-type="float" office:value="1.25489369093104" calcext:value-type="float">
            <text:p>1.25489369093104</text:p>
          </table:table-cell>
          <table:table-cell office:value-type="float" office:value="1.29379883930669" calcext:value-type="float">
            <text:p>1.29379883930669</text:p>
          </table:table-cell>
          <table:table-cell office:value-type="float" office:value="0.518506231129912" calcext:value-type="float">
            <text:p>0.518506231129912</text:p>
          </table:table-cell>
          <table:table-cell office:value-type="float" office:value="0.776196810745813" calcext:value-type="float">
            <text:p>0.776196810745813</text:p>
          </table:table-cell>
          <table:table-cell office:value-type="float" office:value="5" calcext:value-type="float">
            <text:p>5</text:p>
          </table:table-cell>
          <table:table-cell office:value-type="float" office:value="0.591381262705477" calcext:value-type="float">
            <text:p>0.591381262705477</text:p>
          </table:table-cell>
          <table:table-cell office:value-type="float" office:value="0.130421534826938" calcext:value-type="float">
            <text:p>0.130421534826938</text:p>
          </table:table-cell>
          <table:table-cell office:value-type="float" office:value="8.75976786133861" calcext:value-type="float">
            <text:p>8.75976786133861</text:p>
          </table:table-cell>
          <table:table-cell office:value-type="float" office:value="-146.298753774018" calcext:value-type="float">
            <text:p>-146.298753774018</text:p>
          </table:table-cell>
          <table:table-cell office:value-type="float" office:value="-94.7606378508375" calcext:value-type="float">
            <text:p>-94.7606378508375</text:p>
          </table:table-cell>
          <table:table-cell office:value-type="float" office:value="750" calcext:value-type="float">
            <text:p>750</text:p>
          </table:table-cell>
          <table:table-cell office:value-type="float" office:value="-131.723747458905" calcext:value-type="float">
            <text:p>-131.723747458905</text:p>
          </table:table-cell>
        </table:table-row>
        <table:table-row table:style-name="ro1">
          <table:table-cell office:value-type="string" calcext:value-type="string">
            <text:p>2019-12-02 23:16:36</text:p>
          </table:table-cell>
          <table:table-cell office:value-type="float" office:value="24.3163196803071" calcext:value-type="float">
            <text:p>24.3163196803071</text:p>
          </table:table-cell>
          <table:table-cell office:value-type="float" office:value="74.3138526776083" calcext:value-type="float">
            <text:p>74.3138526776083</text:p>
          </table:table-cell>
          <table:table-cell office:value-type="float" office:value="981.589859815569" calcext:value-type="float">
            <text:p>981.589859815569</text:p>
          </table:table-cell>
          <table:table-cell office:value-type="float" office:value="4088908" calcext:value-type="float">
            <text:p>4088908</text:p>
          </table:table-cell>
          <table:table-cell office:value-type="float" office:value="2077858" calcext:value-type="float">
            <text:p>2077858</text:p>
          </table:table-cell>
          <table:table-cell office:value-type="float" office:value="2287699" calcext:value-type="float">
            <text:p>2287699</text:p>
          </table:table-cell>
          <table:table-cell office:value-type="float" office:value="869888" calcext:value-type="float">
            <text:p>869888</text:p>
          </table:table-cell>
          <table:table-cell office:value-type="float" office:value="1304636" calcext:value-type="float">
            <text:p>13046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5183" calcext:value-type="float">
            <text:p>995183</text:p>
          </table:table-cell>
          <table:table-cell office:value-type="float" office:value="218815" calcext:value-type="float">
            <text:p>218815</text:p>
          </table:table-cell>
          <table:table-cell office:value-type="float" office:value="2.43717937912695" calcext:value-type="float">
            <text:p>2.43717937912695</text:p>
          </table:table-cell>
          <table:table-cell office:value-type="float" office:value="1.23850002747774" calcext:value-type="float">
            <text:p>1.23850002747774</text:p>
          </table:table-cell>
          <table:table-cell office:value-type="float" office:value="1.36357502503097" calcext:value-type="float">
            <text:p>1.36357502503097</text:p>
          </table:table-cell>
          <table:table-cell office:value-type="float" office:value="0.518493714153017" calcext:value-type="float">
            <text:p>0.518493714153017</text:p>
          </table:table-cell>
          <table:table-cell office:value-type="float" office:value="0.77762374611184" calcext:value-type="float">
            <text:p>0.77762374611184</text:p>
          </table:table-cell>
          <table:table-cell office:value-type="float" office:value="5" calcext:value-type="float">
            <text:p>5</text:p>
          </table:table-cell>
          <table:table-cell office:value-type="float" office:value="0.593175362727089" calcext:value-type="float">
            <text:p>0.593175362727089</text:p>
          </table:table-cell>
          <table:table-cell office:value-type="float" office:value="0.130423919013014" calcext:value-type="float">
            <text:p>0.130423919013014</text:p>
          </table:table-cell>
          <table:table-cell office:value-type="float" office:value="22.7150050061947" calcext:value-type="float">
            <text:p>22.7150050061947</text:p>
          </table:table-cell>
          <table:table-cell office:value-type="float" office:value="-146.301257169397" calcext:value-type="float">
            <text:p>-146.301257169397</text:p>
          </table:table-cell>
          <table:table-cell office:value-type="float" office:value="-94.4752507776321" calcext:value-type="float">
            <text:p>-94.4752507776321</text:p>
          </table:table-cell>
          <table:table-cell office:value-type="float" office:value="750" calcext:value-type="float">
            <text:p>750</text:p>
          </table:table-cell>
          <table:table-cell office:value-type="float" office:value="-131.364927454582" calcext:value-type="float">
            <text:p>-131.364927454582</text:p>
          </table:table-cell>
        </table:table-row>
        <table:table-row table:style-name="ro1">
          <table:table-cell office:value-type="string" calcext:value-type="string">
            <text:p>2019-12-02 23:16:37</text:p>
          </table:table-cell>
          <table:table-cell office:value-type="float" office:value="24.3213736474572" calcext:value-type="float">
            <text:p>24.3213736474572</text:p>
          </table:table-cell>
          <table:table-cell office:value-type="float" office:value="74.2929145321198" calcext:value-type="float">
            <text:p>74.2929145321198</text:p>
          </table:table-cell>
          <table:table-cell office:value-type="float" office:value="981.598378982321" calcext:value-type="float">
            <text:p>981.598378982321</text:p>
          </table:table-cell>
          <table:table-cell office:value-type="float" office:value="4089105" calcext:value-type="float">
            <text:p>4089105</text:p>
          </table:table-cell>
          <table:table-cell office:value-type="float" office:value="2065341" calcext:value-type="float">
            <text:p>2065341</text:p>
          </table:table-cell>
          <table:table-cell office:value-type="float" office:value="2380566" calcext:value-type="float">
            <text:p>2380566</text:p>
          </table:table-cell>
          <table:table-cell office:value-type="float" office:value="869543" calcext:value-type="float">
            <text:p>869543</text:p>
          </table:table-cell>
          <table:table-cell office:value-type="float" office:value="1304714" calcext:value-type="float">
            <text:p>13047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5107" calcext:value-type="float">
            <text:p>1005107</text:p>
          </table:table-cell>
          <table:table-cell office:value-type="float" office:value="218790" calcext:value-type="float">
            <text:p>218790</text:p>
          </table:table-cell>
          <table:table-cell office:value-type="float" office:value="2.43729680029116" calcext:value-type="float">
            <text:p>2.43729680029116</text:p>
          </table:table-cell>
          <table:table-cell office:value-type="float" office:value="1.23103931320182" calcext:value-type="float">
            <text:p>1.23103931320182</text:p>
          </table:table-cell>
          <table:table-cell office:value-type="float" office:value="1.41892807709313" calcext:value-type="float">
            <text:p>1.41892807709313</text:p>
          </table:table-cell>
          <table:table-cell office:value-type="float" office:value="0.518288078104028" calcext:value-type="float">
            <text:p>0.518288078104028</text:p>
          </table:table-cell>
          <table:table-cell office:value-type="float" office:value="0.777670237740307" calcext:value-type="float">
            <text:p>0.777670237740307</text:p>
          </table:table-cell>
          <table:table-cell office:value-type="float" office:value="5" calcext:value-type="float">
            <text:p>5</text:p>
          </table:table-cell>
          <table:table-cell office:value-type="float" office:value="0.599090528379742" calcext:value-type="float">
            <text:p>0.599090528379742</text:p>
          </table:table-cell>
          <table:table-cell office:value-type="float" office:value="0.130409017850044" calcext:value-type="float">
            <text:p>0.130409017850044</text:p>
          </table:table-cell>
          <table:table-cell office:value-type="float" office:value="33.7856154186267" calcext:value-type="float">
            <text:p>33.7856154186267</text:p>
          </table:table-cell>
          <table:table-cell office:value-type="float" office:value="-146.342384379194" calcext:value-type="float">
            <text:p>-146.342384379194</text:p>
          </table:table-cell>
          <table:table-cell office:value-type="float" office:value="-94.4659524519387" calcext:value-type="float">
            <text:p>-94.4659524519387</text:p>
          </table:table-cell>
          <table:table-cell office:value-type="float" office:value="750" calcext:value-type="float">
            <text:p>750</text:p>
          </table:table-cell>
          <table:table-cell office:value-type="float" office:value="-130.181894324052" calcext:value-type="float">
            <text:p>-130.181894324052</text:p>
          </table:table-cell>
        </table:table-row>
        <table:table-row table:style-name="ro1">
          <table:table-cell office:value-type="string" calcext:value-type="string">
            <text:p>2019-12-02 23:16:39</text:p>
          </table:table-cell>
          <table:table-cell office:value-type="float" office:value="24.3264276148984" calcext:value-type="float">
            <text:p>24.3264276148984</text:p>
          </table:table-cell>
          <table:table-cell office:value-type="float" office:value="74.2613009175026" calcext:value-type="float">
            <text:p>74.2613009175026</text:p>
          </table:table-cell>
          <table:table-cell office:value-type="float" office:value="981.634358819785" calcext:value-type="float">
            <text:p>981.634358819785</text:p>
          </table:table-cell>
          <table:table-cell office:value-type="float" office:value="4088845" calcext:value-type="float">
            <text:p>4088845</text:p>
          </table:table-cell>
          <table:table-cell office:value-type="float" office:value="2086885" calcext:value-type="float">
            <text:p>2086885</text:p>
          </table:table-cell>
          <table:table-cell office:value-type="float" office:value="2391774" calcext:value-type="float">
            <text:p>2391774</text:p>
          </table:table-cell>
          <table:table-cell office:value-type="float" office:value="870211" calcext:value-type="float">
            <text:p>870211</text:p>
          </table:table-cell>
          <table:table-cell office:value-type="float" office:value="1294973" calcext:value-type="float">
            <text:p>12949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23880" calcext:value-type="float">
            <text:p>1023880</text:p>
          </table:table-cell>
          <table:table-cell office:value-type="float" office:value="218792" calcext:value-type="float">
            <text:p>218792</text:p>
          </table:table-cell>
          <table:table-cell office:value-type="float" office:value="2.43714182819627" calcext:value-type="float">
            <text:p>2.43714182819627</text:p>
          </table:table-cell>
          <table:table-cell office:value-type="float" office:value="1.24388053940303" calcext:value-type="float">
            <text:p>1.24388053940303</text:p>
          </table:table-cell>
          <table:table-cell office:value-type="float" office:value="1.42560856647594" calcext:value-type="float">
            <text:p>1.42560856647594</text:p>
          </table:table-cell>
          <table:table-cell office:value-type="float" office:value="0.518686237178592" calcext:value-type="float">
            <text:p>0.518686237178592</text:p>
          </table:table-cell>
          <table:table-cell office:value-type="float" office:value="0.771864148600596" calcext:value-type="float">
            <text:p>0.771864148600596</text:p>
          </table:table-cell>
          <table:table-cell office:value-type="float" office:value="5" calcext:value-type="float">
            <text:p>5</text:p>
          </table:table-cell>
          <table:table-cell office:value-type="float" office:value="0.610280109677328" calcext:value-type="float">
            <text:p>0.610280109677328</text:p>
          </table:table-cell>
          <table:table-cell office:value-type="float" office:value="0.130410209943081" calcext:value-type="float">
            <text:p>0.130410209943081</text:p>
          </table:table-cell>
          <table:table-cell office:value-type="float" office:value="35.1217132951871" calcext:value-type="float">
            <text:p>35.1217132951871</text:p>
          </table:table-cell>
          <table:table-cell office:value-type="float" office:value="-146.262752564282" calcext:value-type="float">
            <text:p>-146.262752564282</text:p>
          </table:table-cell>
          <table:table-cell office:value-type="float" office:value="-95.6271702798808" calcext:value-type="float">
            <text:p>-95.6271702798808</text:p>
          </table:table-cell>
          <table:table-cell office:value-type="float" office:value="750" calcext:value-type="float">
            <text:p>750</text:p>
          </table:table-cell>
          <table:table-cell office:value-type="float" office:value="-127.943978064534" calcext:value-type="float">
            <text:p>-127.943978064534</text:p>
          </table:table-cell>
        </table:table-row>
        <table:table-row table:style-name="ro1">
          <table:table-cell office:value-type="string" calcext:value-type="string">
            <text:p>2019-12-02 23:16:40</text:p>
          </table:table-cell>
          <table:table-cell office:value-type="float" office:value="24.3314815826307" calcext:value-type="float">
            <text:p>24.3314815826307</text:p>
          </table:table-cell>
          <table:table-cell office:value-type="float" office:value="74.2777238015125" calcext:value-type="float">
            <text:p>74.2777238015125</text:p>
          </table:table-cell>
          <table:table-cell office:value-type="float" office:value="981.642878289166" calcext:value-type="float">
            <text:p>981.642878289166</text:p>
          </table:table-cell>
          <table:table-cell office:value-type="float" office:value="4089193" calcext:value-type="float">
            <text:p>4089193</text:p>
          </table:table-cell>
          <table:table-cell office:value-type="float" office:value="2075121" calcext:value-type="float">
            <text:p>2075121</text:p>
          </table:table-cell>
          <table:table-cell office:value-type="float" office:value="2373987" calcext:value-type="float">
            <text:p>2373987</text:p>
          </table:table-cell>
          <table:table-cell office:value-type="float" office:value="870819" calcext:value-type="float">
            <text:p>870819</text:p>
          </table:table-cell>
          <table:table-cell office:value-type="float" office:value="1293223" calcext:value-type="float">
            <text:p>12932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25407" calcext:value-type="float">
            <text:p>1025407</text:p>
          </table:table-cell>
          <table:table-cell office:value-type="float" office:value="218813" calcext:value-type="float">
            <text:p>218813</text:p>
          </table:table-cell>
          <table:table-cell office:value-type="float" office:value="2.43734925238481" calcext:value-type="float">
            <text:p>2.43734925238481</text:p>
          </table:table-cell>
          <table:table-cell office:value-type="float" office:value="1.23686864815577" calcext:value-type="float">
            <text:p>1.23686864815577</text:p>
          </table:table-cell>
          <table:table-cell office:value-type="float" office:value="1.41500668704589" calcext:value-type="float">
            <text:p>1.41500668704589</text:p>
          </table:table-cell>
          <table:table-cell office:value-type="float" office:value="0.519048633462028" calcext:value-type="float">
            <text:p>0.519048633462028</text:p>
          </table:table-cell>
          <table:table-cell office:value-type="float" office:value="0.770821067192682" calcext:value-type="float">
            <text:p>0.770821067192682</text:p>
          </table:table-cell>
          <table:table-cell office:value-type="float" office:value="5" calcext:value-type="float">
            <text:p>5</text:p>
          </table:table-cell>
          <table:table-cell office:value-type="float" office:value="0.611190272711548" calcext:value-type="float">
            <text:p>0.611190272711548</text:p>
          </table:table-cell>
          <table:table-cell office:value-type="float" office:value="0.130422726919976" calcext:value-type="float">
            <text:p>0.130422726919976</text:p>
          </table:table-cell>
          <table:table-cell office:value-type="float" office:value="33.0013374091789" calcext:value-type="float">
            <text:p>33.0013374091789</text:p>
          </table:table-cell>
          <table:table-cell office:value-type="float" office:value="-146.190273307594" calcext:value-type="float">
            <text:p>-146.190273307594</text:p>
          </table:table-cell>
          <table:table-cell office:value-type="float" office:value="-95.8357865614637" calcext:value-type="float">
            <text:p>-95.8357865614637</text:p>
          </table:table-cell>
          <table:table-cell office:value-type="float" office:value="750" calcext:value-type="float">
            <text:p>750</text:p>
          </table:table-cell>
          <table:table-cell office:value-type="float" office:value="-127.76194545769" calcext:value-type="float">
            <text:p>-127.76194545769</text:p>
          </table:table-cell>
        </table:table-row>
        <table:table-row table:style-name="ro1">
          <table:table-cell office:value-type="string" calcext:value-type="string">
            <text:p>2019-12-02 23:16:41</text:p>
          </table:table-cell>
          <table:table-cell office:value-type="float" office:value="24.3314815826307" calcext:value-type="float">
            <text:p>24.3314815826307</text:p>
          </table:table-cell>
          <table:table-cell office:value-type="float" office:value="74.2670488539444" calcext:value-type="float">
            <text:p>74.2670488539444</text:p>
          </table:table-cell>
          <table:table-cell office:value-type="float" office:value="981.642878289166" calcext:value-type="float">
            <text:p>981.642878289166</text:p>
          </table:table-cell>
          <table:table-cell office:value-type="float" office:value="4088988" calcext:value-type="float">
            <text:p>4088988</text:p>
          </table:table-cell>
          <table:table-cell office:value-type="float" office:value="2060886" calcext:value-type="float">
            <text:p>2060886</text:p>
          </table:table-cell>
          <table:table-cell office:value-type="float" office:value="2345554" calcext:value-type="float">
            <text:p>2345554</text:p>
          </table:table-cell>
          <table:table-cell office:value-type="float" office:value="871307" calcext:value-type="float">
            <text:p>871307</text:p>
          </table:table-cell>
          <table:table-cell office:value-type="float" office:value="1295326" calcext:value-type="float">
            <text:p>1295326</text:p>
          </table:table-cell>
          <table:table-cell office:value-type="float" office:value="233245" calcext:value-type="float">
            <text:p>233245</text:p>
          </table:table-cell>
          <table:table-cell office:value-type="float" office:value="1023652" calcext:value-type="float">
            <text:p>1023652</text:p>
          </table:table-cell>
          <table:table-cell office:value-type="float" office:value="218730" calcext:value-type="float">
            <text:p>218730</text:p>
          </table:table-cell>
          <table:table-cell office:value-type="float" office:value="2.43722706284846" calcext:value-type="float">
            <text:p>2.43722706284846</text:p>
          </table:table-cell>
          <table:table-cell office:value-type="float" office:value="1.22838392596053" calcext:value-type="float">
            <text:p>1.22838392596053</text:p>
          </table:table-cell>
          <table:table-cell office:value-type="float" office:value="1.39805929637662" calcext:value-type="float">
            <text:p>1.39805929637662</text:p>
          </table:table-cell>
          <table:table-cell office:value-type="float" office:value="0.519339504163206" calcext:value-type="float">
            <text:p>0.519339504163206</text:p>
          </table:table-cell>
          <table:table-cell office:value-type="float" office:value="0.772074553021735" calcext:value-type="float">
            <text:p>0.772074553021735</text:p>
          </table:table-cell>
          <table:table-cell office:value-type="float" office:value="0.139024870279416" calcext:value-type="float">
            <text:p>0.139024870279416</text:p>
          </table:table-cell>
          <table:table-cell office:value-type="float" office:value="0.61014421107104" calcext:value-type="float">
            <text:p>0.61014421107104</text:p>
          </table:table-cell>
          <table:table-cell office:value-type="float" office:value="0.130373255058915" calcext:value-type="float">
            <text:p>0.130373255058915</text:p>
          </table:table-cell>
          <table:table-cell office:value-type="float" office:value="29.6118592753242" calcext:value-type="float">
            <text:p>29.6118592753242</text:p>
          </table:table-cell>
          <table:table-cell office:value-type="float" office:value="-146.132099167359" calcext:value-type="float">
            <text:p>-146.132099167359</text:p>
          </table:table-cell>
          <table:table-cell office:value-type="float" office:value="-95.5850893956529" calcext:value-type="float">
            <text:p>-95.5850893956529</text:p>
          </table:table-cell>
          <table:table-cell office:value-type="float" office:value="-222.195025944117" calcext:value-type="float">
            <text:p>-222.195025944117</text:p>
          </table:table-cell>
          <table:table-cell office:value-type="float" office:value="-127.971157785792" calcext:value-type="float">
            <text:p>-127.971157785792</text:p>
          </table:table-cell>
        </table:table-row>
        <table:table-row table:style-name="ro1">
          <table:table-cell office:value-type="string" calcext:value-type="string">
            <text:p>2019-12-02 23:16:42</text:p>
          </table:table-cell>
          <table:table-cell office:value-type="float" office:value="24.3365355506539" calcext:value-type="float">
            <text:p>24.3365355506539</text:p>
          </table:table-cell>
          <table:table-cell office:value-type="float" office:value="74.2461091175844" calcext:value-type="float">
            <text:p>74.2461091175844</text:p>
          </table:table-cell>
          <table:table-cell office:value-type="float" office:value="981.59647563444" calcext:value-type="float">
            <text:p>981.59647563444</text:p>
          </table:table-cell>
          <table:table-cell office:value-type="float" office:value="4088951" calcext:value-type="float">
            <text:p>4088951</text:p>
          </table:table-cell>
          <table:table-cell office:value-type="float" office:value="2058796" calcext:value-type="float">
            <text:p>2058796</text:p>
          </table:table-cell>
          <table:table-cell office:value-type="float" office:value="2318936" calcext:value-type="float">
            <text:p>2318936</text:p>
          </table:table-cell>
          <table:table-cell office:value-type="float" office:value="871671" calcext:value-type="float">
            <text:p>871671</text:p>
          </table:table-cell>
          <table:table-cell office:value-type="float" office:value="1294614" calcext:value-type="float">
            <text:p>1294614</text:p>
          </table:table-cell>
          <table:table-cell office:value-type="float" office:value="54025" calcext:value-type="float">
            <text:p>54025</text:p>
          </table:table-cell>
          <table:table-cell office:value-type="float" office:value="1023060" calcext:value-type="float">
            <text:p>1023060</text:p>
          </table:table-cell>
          <table:table-cell office:value-type="float" office:value="218809" calcext:value-type="float">
            <text:p>218809</text:p>
          </table:table-cell>
          <table:table-cell office:value-type="float" office:value="2.43720500912726" calcext:value-type="float">
            <text:p>2.43720500912726</text:p>
          </table:table-cell>
          <table:table-cell office:value-type="float" office:value="1.22713818873622" calcext:value-type="float">
            <text:p>1.22713818873622</text:p>
          </table:table-cell>
          <table:table-cell office:value-type="float" office:value="1.38219373013898" calcext:value-type="float">
            <text:p>1.38219373013898</text:p>
          </table:table-cell>
          <table:table-cell office:value-type="float" office:value="0.519556465096052" calcext:value-type="float">
            <text:p>0.519556465096052</text:p>
          </table:table-cell>
          <table:table-cell office:value-type="float" office:value="0.771650167900344" calcext:value-type="float">
            <text:p>0.771650167900344</text:p>
          </table:table-cell>
          <table:table-cell office:value-type="float" office:value="0.0322014131786124" calcext:value-type="float">
            <text:p>0.032201413178612</text:p>
          </table:table-cell>
          <table:table-cell office:value-type="float" office:value="0.609791351531905" calcext:value-type="float">
            <text:p>0.609791351531905</text:p>
          </table:table-cell>
          <table:table-cell office:value-type="float" office:value="0.130420342733901" calcext:value-type="float">
            <text:p>0.130420342733901</text:p>
          </table:table-cell>
          <table:table-cell office:value-type="float" office:value="26.438746027797" calcext:value-type="float">
            <text:p>26.438746027797</text:p>
          </table:table-cell>
          <table:table-cell office:value-type="float" office:value="-146.08870698079" calcext:value-type="float">
            <text:p>-146.08870698079</text:p>
          </table:table-cell>
          <table:table-cell office:value-type="float" office:value="-95.6699664199312" calcext:value-type="float">
            <text:p>-95.6699664199312</text:p>
          </table:table-cell>
          <table:table-cell office:value-type="float" office:value="-243.559717364278" calcext:value-type="float">
            <text:p>-243.559717364278</text:p>
          </table:table-cell>
          <table:table-cell office:value-type="float" office:value="-128.041729693619" calcext:value-type="float">
            <text:p>-128.041729693619</text:p>
          </table:table-cell>
        </table:table-row>
        <table:table-row table:style-name="ro1">
          <table:table-cell office:value-type="string" calcext:value-type="string">
            <text:p>2019-12-02 23:16:44</text:p>
          </table:table-cell>
          <table:table-cell office:value-type="float" office:value="24.3365355506539" calcext:value-type="float">
            <text:p>24.3365355506539</text:p>
          </table:table-cell>
          <table:table-cell office:value-type="float" office:value="74.2621218077069" calcext:value-type="float">
            <text:p>74.2621218077069</text:p>
          </table:table-cell>
          <table:table-cell office:value-type="float" office:value="981.623936704104" calcext:value-type="float">
            <text:p>981.623936704104</text:p>
          </table:table-cell>
          <table:table-cell office:value-type="float" office:value="4088968" calcext:value-type="float">
            <text:p>4088968</text:p>
          </table:table-cell>
          <table:table-cell office:value-type="float" office:value="2083732" calcext:value-type="float">
            <text:p>2083732</text:p>
          </table:table-cell>
          <table:table-cell office:value-type="float" office:value="2292851" calcext:value-type="float">
            <text:p>2292851</text:p>
          </table:table-cell>
          <table:table-cell office:value-type="float" office:value="871503" calcext:value-type="float">
            <text:p>871503</text:p>
          </table:table-cell>
          <table:table-cell office:value-type="float" office:value="1298681" calcext:value-type="float">
            <text:p>1298681</text:p>
          </table:table-cell>
          <table:table-cell office:value-type="float" office:value="54332" calcext:value-type="float">
            <text:p>54332</text:p>
          </table:table-cell>
          <table:table-cell office:value-type="float" office:value="1011550" calcext:value-type="float">
            <text:p>1011550</text:p>
          </table:table-cell>
          <table:table-cell office:value-type="float" office:value="218851" calcext:value-type="float">
            <text:p>218851</text:p>
          </table:table-cell>
          <table:table-cell office:value-type="float" office:value="2.43721514191808" calcext:value-type="float">
            <text:p>2.43721514191808</text:p>
          </table:table-cell>
          <table:table-cell office:value-type="float" office:value="1.24200120472922" calcext:value-type="float">
            <text:p>1.24200120472922</text:p>
          </table:table-cell>
          <table:table-cell office:value-type="float" office:value="1.36664585669587" calcext:value-type="float">
            <text:p>1.36664585669587</text:p>
          </table:table-cell>
          <table:table-cell office:value-type="float" office:value="0.519456329280892" calcext:value-type="float">
            <text:p>0.519456329280892</text:p>
          </table:table-cell>
          <table:table-cell office:value-type="float" office:value="0.774074289092337" calcext:value-type="float">
            <text:p>0.774074289092337</text:p>
          </table:table-cell>
          <table:table-cell office:value-type="float" office:value="0.0323843994598865" calcext:value-type="float">
            <text:p>0.032384399459887</text:p>
          </table:table-cell>
          <table:table-cell office:value-type="float" office:value="0.602930856100423" calcext:value-type="float">
            <text:p>0.602930856100423</text:p>
          </table:table-cell>
          <table:table-cell office:value-type="float" office:value="0.130445376687691" calcext:value-type="float">
            <text:p>0.130445376687691</text:p>
          </table:table-cell>
          <table:table-cell office:value-type="float" office:value="23.3291713391746" calcext:value-type="float">
            <text:p>23.3291713391746</text:p>
          </table:table-cell>
          <table:table-cell office:value-type="float" office:value="-146.108734143821" calcext:value-type="float">
            <text:p>-146.108734143821</text:p>
          </table:table-cell>
          <table:table-cell office:value-type="float" office:value="-95.1851421815326" calcext:value-type="float">
            <text:p>-95.1851421815326</text:p>
          </table:table-cell>
          <table:table-cell office:value-type="float" office:value="-243.523120108023" calcext:value-type="float">
            <text:p>-243.523120108023</text:p>
          </table:table-cell>
          <table:table-cell office:value-type="float" office:value="-129.413828779915" calcext:value-type="float">
            <text:p>-129.413828779915</text:p>
          </table:table-cell>
        </table:table-row>
        <table:table-row table:style-name="ro1">
          <table:table-cell office:value-type="string" calcext:value-type="string">
            <text:p>2019-12-02 23:16:45</text:p>
          </table:table-cell>
          <table:table-cell office:value-type="float" office:value="24.3264276148984" calcext:value-type="float">
            <text:p>24.3264276148984</text:p>
          </table:table-cell>
          <table:table-cell office:value-type="float" office:value="74.2239386918649" calcext:value-type="float">
            <text:p>74.2239386918649</text:p>
          </table:table-cell>
          <table:table-cell office:value-type="float" office:value="981.661819475274" calcext:value-type="float">
            <text:p>981.661819475274</text:p>
          </table:table-cell>
          <table:table-cell office:value-type="float" office:value="4088901" calcext:value-type="float">
            <text:p>4088901</text:p>
          </table:table-cell>
          <table:table-cell office:value-type="float" office:value="2073429" calcext:value-type="float">
            <text:p>2073429</text:p>
          </table:table-cell>
          <table:table-cell office:value-type="float" office:value="2286413" calcext:value-type="float">
            <text:p>2286413</text:p>
          </table:table-cell>
          <table:table-cell office:value-type="float" office:value="871442" calcext:value-type="float">
            <text:p>871442</text:p>
          </table:table-cell>
          <table:table-cell office:value-type="float" office:value="1297941" calcext:value-type="float">
            <text:p>1297941</text:p>
          </table:table-cell>
          <table:table-cell office:value-type="float" office:value="54323" calcext:value-type="float">
            <text:p>54323</text:p>
          </table:table-cell>
          <table:table-cell office:value-type="float" office:value="1018724" calcext:value-type="float">
            <text:p>1018724</text:p>
          </table:table-cell>
          <table:table-cell office:value-type="float" office:value="218814" calcext:value-type="float">
            <text:p>218814</text:p>
          </table:table-cell>
          <table:table-cell office:value-type="float" office:value="2.43717520680132" calcext:value-type="float">
            <text:p>2.43717520680132</text:p>
          </table:table-cell>
          <table:table-cell office:value-type="float" office:value="1.23586013744594" calcext:value-type="float">
            <text:p>1.23586013744594</text:p>
          </table:table-cell>
          <table:table-cell office:value-type="float" office:value="1.36280850920779" calcext:value-type="float">
            <text:p>1.36280850920779</text:p>
          </table:table-cell>
          <table:table-cell office:value-type="float" office:value="0.519419970443245" calcext:value-type="float">
            <text:p>0.519419970443245</text:p>
          </table:table-cell>
          <table:table-cell office:value-type="float" office:value="0.773633214668419" calcext:value-type="float">
            <text:p>0.773633214668419</text:p>
          </table:table-cell>
          <table:table-cell office:value-type="float" office:value="0.0323790350412172" calcext:value-type="float">
            <text:p>0.032379035041217</text:p>
          </table:table-cell>
          <table:table-cell office:value-type="float" office:value="0.607206893826353" calcext:value-type="float">
            <text:p>0.607206893826353</text:p>
          </table:table-cell>
          <table:table-cell office:value-type="float" office:value="0.130423322966495" calcext:value-type="float">
            <text:p>0.130423322966495</text:p>
          </table:table-cell>
          <table:table-cell office:value-type="float" office:value="22.5617018415572" calcext:value-type="float">
            <text:p>22.5617018415572</text:p>
          </table:table-cell>
          <table:table-cell office:value-type="float" office:value="-146.116005911351" calcext:value-type="float">
            <text:p>-146.116005911351</text:p>
          </table:table-cell>
          <table:table-cell office:value-type="float" office:value="-95.2733570663163" calcext:value-type="float">
            <text:p>-95.2733570663163</text:p>
          </table:table-cell>
          <table:table-cell office:value-type="float" office:value="-243.524192991757" calcext:value-type="float">
            <text:p>-243.524192991757</text:p>
          </table:table-cell>
          <table:table-cell office:value-type="float" office:value="-128.558621234729" calcext:value-type="float">
            <text:p>-128.558621234729</text:p>
          </table:table-cell>
        </table:table-row>
        <table:table-row table:style-name="ro1">
          <table:table-cell office:value-type="string" calcext:value-type="string">
            <text:p>2019-12-02 23:16:46</text:p>
          </table:table-cell>
          <table:table-cell office:value-type="float" office:value="24.3365355506539" calcext:value-type="float">
            <text:p>24.3365355506539</text:p>
          </table:table-cell>
          <table:table-cell office:value-type="float" office:value="74.1820575909586" calcext:value-type="float">
            <text:p>74.1820575909586</text:p>
          </table:table-cell>
          <table:table-cell office:value-type="float" office:value="981.569014586476" calcext:value-type="float">
            <text:p>981.569014586476</text:p>
          </table:table-cell>
          <table:table-cell office:value-type="float" office:value="4089136" calcext:value-type="float">
            <text:p>4089136</text:p>
          </table:table-cell>
          <table:table-cell office:value-type="float" office:value="2064953" calcext:value-type="float">
            <text:p>2064953</text:p>
          </table:table-cell>
          <table:table-cell office:value-type="float" office:value="2282744" calcext:value-type="float">
            <text:p>2282744</text:p>
          </table:table-cell>
          <table:table-cell office:value-type="float" office:value="871532" calcext:value-type="float">
            <text:p>871532</text:p>
          </table:table-cell>
          <table:table-cell office:value-type="float" office:value="1295698" calcext:value-type="float">
            <text:p>1295698</text:p>
          </table:table-cell>
          <table:table-cell office:value-type="float" office:value="54215" calcext:value-type="float">
            <text:p>54215</text:p>
          </table:table-cell>
          <table:table-cell office:value-type="float" office:value="1026454" calcext:value-type="float">
            <text:p>1026454</text:p>
          </table:table-cell>
          <table:table-cell office:value-type="float" office:value="218866" calcext:value-type="float">
            <text:p>218866</text:p>
          </table:table-cell>
          <table:table-cell office:value-type="float" office:value="2.43731527773324" calcext:value-type="float">
            <text:p>2.43731527773324</text:p>
          </table:table-cell>
          <table:table-cell office:value-type="float" office:value="1.23080804715253" calcext:value-type="float">
            <text:p>1.23080804715253</text:p>
          </table:table-cell>
          <table:table-cell office:value-type="float" office:value="1.36062161453028" calcext:value-type="float">
            <text:p>1.36062161453028</text:p>
          </table:table-cell>
          <table:table-cell office:value-type="float" office:value="0.519473614629938" calcext:value-type="float">
            <text:p>0.519473614629938</text:p>
          </table:table-cell>
          <table:table-cell office:value-type="float" office:value="0.772296282326732" calcext:value-type="float">
            <text:p>0.772296282326732</text:p>
          </table:table-cell>
          <table:table-cell office:value-type="float" office:value="0.0323146620171859" calcext:value-type="float">
            <text:p>0.032314662017186</text:p>
          </table:table-cell>
          <table:table-cell office:value-type="float" office:value="0.61181433341674" calcext:value-type="float">
            <text:p>0.61181433341674</text:p>
          </table:table-cell>
          <table:table-cell office:value-type="float" office:value="0.130454317385473" calcext:value-type="float">
            <text:p>0.130454317385473</text:p>
          </table:table-cell>
          <table:table-cell office:value-type="float" office:value="22.1243229060558" calcext:value-type="float">
            <text:p>22.1243229060558</text:p>
          </table:table-cell>
          <table:table-cell office:value-type="float" office:value="-146.105277074012" calcext:value-type="float">
            <text:p>-146.105277074012</text:p>
          </table:table-cell>
          <table:table-cell office:value-type="float" office:value="-95.5407435346536" calcext:value-type="float">
            <text:p>-95.5407435346536</text:p>
          </table:table-cell>
          <table:table-cell office:value-type="float" office:value="-243.537067596563" calcext:value-type="float">
            <text:p>-243.537067596563</text:p>
          </table:table-cell>
          <table:table-cell office:value-type="float" office:value="-127.637133316652" calcext:value-type="float">
            <text:p>-127.637133316652</text:p>
          </table:table-cell>
        </table:table-row>
        <table:table-row table:style-name="ro1">
          <table:table-cell office:value-type="string" calcext:value-type="string">
            <text:p>2019-12-02 23:16:47</text:p>
          </table:table-cell>
          <table:table-cell office:value-type="float" office:value="24.3365355506539" calcext:value-type="float">
            <text:p>24.3365355506539</text:p>
          </table:table-cell>
          <table:table-cell office:value-type="float" office:value="74.1820575909586" calcext:value-type="float">
            <text:p>74.1820575909586</text:p>
          </table:table-cell>
          <table:table-cell office:value-type="float" office:value="981.569014586476" calcext:value-type="float">
            <text:p>981.569014586476</text:p>
          </table:table-cell>
          <table:table-cell office:value-type="float" office:value="4088259" calcext:value-type="float">
            <text:p>4088259</text:p>
          </table:table-cell>
          <table:table-cell office:value-type="float" office:value="2066019" calcext:value-type="float">
            <text:p>2066019</text:p>
          </table:table-cell>
          <table:table-cell office:value-type="float" office:value="2278750" calcext:value-type="float">
            <text:p>2278750</text:p>
          </table:table-cell>
          <table:table-cell office:value-type="float" office:value="871633" calcext:value-type="float">
            <text:p>871633</text:p>
          </table:table-cell>
          <table:table-cell office:value-type="float" office:value="1293254" calcext:value-type="float">
            <text:p>12932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5112" calcext:value-type="float">
            <text:p>1045112</text:p>
          </table:table-cell>
          <table:table-cell office:value-type="float" office:value="218845" calcext:value-type="float">
            <text:p>218845</text:p>
          </table:table-cell>
          <table:table-cell office:value-type="float" office:value="2.43679254493624" calcext:value-type="float">
            <text:p>2.43679254493624</text:p>
          </table:table-cell>
          <table:table-cell office:value-type="float" office:value="1.23144343274157" calcext:value-type="float">
            <text:p>1.23144343274157</text:p>
          </table:table-cell>
          <table:table-cell office:value-type="float" office:value="1.35824100473416" calcext:value-type="float">
            <text:p>1.35824100473416</text:p>
          </table:table-cell>
          <table:table-cell office:value-type="float" office:value="0.519533815328338" calcext:value-type="float">
            <text:p>0.519533815328338</text:p>
          </table:table-cell>
          <table:table-cell office:value-type="float" office:value="0.770839544634765" calcext:value-type="float">
            <text:p>0.770839544634765</text:p>
          </table:table-cell>
          <table:table-cell office:value-type="float" office:value="5" calcext:value-type="float">
            <text:p>5</text:p>
          </table:table-cell>
          <table:table-cell office:value-type="float" office:value="0.622935369364663" calcext:value-type="float">
            <text:p>0.622935369364663</text:p>
          </table:table-cell>
          <table:table-cell office:value-type="float" office:value="0.130441800408578" calcext:value-type="float">
            <text:p>0.130441800408578</text:p>
          </table:table-cell>
          <table:table-cell office:value-type="float" office:value="21.6482009468318" calcext:value-type="float">
            <text:p>21.6482009468318</text:p>
          </table:table-cell>
          <table:table-cell office:value-type="float" office:value="-146.093236934332" calcext:value-type="float">
            <text:p>-146.093236934332</text:p>
          </table:table-cell>
          <table:table-cell office:value-type="float" office:value="-95.832091073047" calcext:value-type="float">
            <text:p>-95.832091073047</text:p>
          </table:table-cell>
          <table:table-cell office:value-type="float" office:value="750" calcext:value-type="float">
            <text:p>750</text:p>
          </table:table-cell>
          <table:table-cell office:value-type="float" office:value="-125.412926127067" calcext:value-type="float">
            <text:p>-125.412926127067</text:p>
          </table:table-cell>
        </table:table-row>
        <table:table-row table:style-name="ro1">
          <table:table-cell office:value-type="string" calcext:value-type="string">
            <text:p>2019-12-02 23:16:49</text:p>
          </table:table-cell>
          <table:table-cell office:value-type="float" office:value="24.3466434875736" calcext:value-type="float">
            <text:p>24.3466434875736</text:p>
          </table:table-cell>
          <table:table-cell office:value-type="float" office:value="74.1988900043036" calcext:value-type="float">
            <text:p>74.1988900043036</text:p>
          </table:table-cell>
          <table:table-cell office:value-type="float" office:value="981.640975369881" calcext:value-type="float">
            <text:p>981.640975369881</text:p>
          </table:table-cell>
          <table:table-cell office:value-type="float" office:value="4088158" calcext:value-type="float">
            <text:p>4088158</text:p>
          </table:table-cell>
          <table:table-cell office:value-type="float" office:value="2059330" calcext:value-type="float">
            <text:p>2059330</text:p>
          </table:table-cell>
          <table:table-cell office:value-type="float" office:value="2213474" calcext:value-type="float">
            <text:p>2213474</text:p>
          </table:table-cell>
          <table:table-cell office:value-type="float" office:value="873421" calcext:value-type="float">
            <text:p>873421</text:p>
          </table:table-cell>
          <table:table-cell office:value-type="float" office:value="1282125" calcext:value-type="float">
            <text:p>1282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0181" calcext:value-type="float">
            <text:p>1040181</text:p>
          </table:table-cell>
          <table:table-cell office:value-type="float" office:value="218952" calcext:value-type="float">
            <text:p>218952</text:p>
          </table:table-cell>
          <table:table-cell office:value-type="float" office:value="2.43673234423785" calcext:value-type="float">
            <text:p>2.43673234423785</text:p>
          </table:table-cell>
          <table:table-cell office:value-type="float" office:value="1.22745647757727" calcext:value-type="float">
            <text:p>1.22745647757727</text:p>
          </table:table-cell>
          <table:table-cell office:value-type="float" office:value="1.31933347217244" calcext:value-type="float">
            <text:p>1.31933347217244</text:p>
          </table:table-cell>
          <table:table-cell office:value-type="float" office:value="0.520599546503967" calcext:value-type="float">
            <text:p>0.520599546503967</text:p>
          </table:table-cell>
          <table:table-cell office:value-type="float" office:value="0.764206142926948" calcext:value-type="float">
            <text:p>0.764206142926948</text:p>
          </table:table-cell>
          <table:table-cell office:value-type="float" office:value="5" calcext:value-type="float">
            <text:p>5</text:p>
          </table:table-cell>
          <table:table-cell office:value-type="float" office:value="0.61999626398042" calcext:value-type="float">
            <text:p>0.61999626398042</text:p>
          </table:table-cell>
          <table:table-cell office:value-type="float" office:value="0.13050557738609" calcext:value-type="float">
            <text:p>0.13050557738609</text:p>
          </table:table-cell>
          <table:table-cell office:value-type="float" office:value="13.8666944344871" calcext:value-type="float">
            <text:p>13.8666944344871</text:p>
          </table:table-cell>
          <table:table-cell office:value-type="float" office:value="-145.880090699207" calcext:value-type="float">
            <text:p>-145.880090699207</text:p>
          </table:table-cell>
          <table:table-cell office:value-type="float" office:value="-97.1587714146103" calcext:value-type="float">
            <text:p>-97.1587714146103</text:p>
          </table:table-cell>
          <table:table-cell office:value-type="float" office:value="750" calcext:value-type="float">
            <text:p>750</text:p>
          </table:table-cell>
          <table:table-cell office:value-type="float" office:value="-126.000747203916" calcext:value-type="float">
            <text:p>-126.000747203916</text:p>
          </table:table-cell>
        </table:table-row>
        <table:table-row table:style-name="ro1">
          <table:table-cell office:value-type="string" calcext:value-type="string">
            <text:p>2019-12-02 23:16:50</text:p>
          </table:table-cell>
          <table:table-cell office:value-type="float" office:value="24.3466434875736" calcext:value-type="float">
            <text:p>24.3466434875736</text:p>
          </table:table-cell>
          <table:table-cell office:value-type="float" office:value="74.182876648933" calcext:value-type="float">
            <text:p>74.182876648933</text:p>
          </table:table-cell>
          <table:table-cell office:value-type="float" office:value="981.586052337103" calcext:value-type="float">
            <text:p>981.586052337103</text:p>
          </table:table-cell>
          <table:table-cell office:value-type="float" office:value="4087988" calcext:value-type="float">
            <text:p>4087988</text:p>
          </table:table-cell>
          <table:table-cell office:value-type="float" office:value="2079776" calcext:value-type="float">
            <text:p>2079776</text:p>
          </table:table-cell>
          <table:table-cell office:value-type="float" office:value="2220492" calcext:value-type="float">
            <text:p>2220492</text:p>
          </table:table-cell>
          <table:table-cell office:value-type="float" office:value="873643" calcext:value-type="float">
            <text:p>873643</text:p>
          </table:table-cell>
          <table:table-cell office:value-type="float" office:value="1285392" calcext:value-type="float">
            <text:p>12853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3115" calcext:value-type="float">
            <text:p>1033115</text:p>
          </table:table-cell>
          <table:table-cell office:value-type="float" office:value="218942" calcext:value-type="float">
            <text:p>218942</text:p>
          </table:table-cell>
          <table:table-cell office:value-type="float" office:value="2.43663101632965" calcext:value-type="float">
            <text:p>2.43663101632965</text:p>
          </table:table-cell>
          <table:table-cell office:value-type="float" office:value="1.23964324470082" calcext:value-type="float">
            <text:p>1.23964324470082</text:p>
          </table:table-cell>
          <table:table-cell office:value-type="float" office:value="1.32351652664143" calcext:value-type="float">
            <text:p>1.32351652664143</text:p>
          </table:table-cell>
          <table:table-cell office:value-type="float" office:value="0.520731868831142" calcext:value-type="float">
            <text:p>0.520731868831142</text:p>
          </table:table-cell>
          <table:table-cell office:value-type="float" office:value="0.766153426903895" calcext:value-type="float">
            <text:p>0.766153426903895</text:p>
          </table:table-cell>
          <table:table-cell office:value-type="float" office:value="5" calcext:value-type="float">
            <text:p>5</text:p>
          </table:table-cell>
          <table:table-cell office:value-type="float" office:value="0.615784599278521" calcext:value-type="float">
            <text:p>0.615784599278521</text:p>
          </table:table-cell>
          <table:table-cell office:value-type="float" office:value="0.130499616920902" calcext:value-type="float">
            <text:p>0.130499616920902</text:p>
          </table:table-cell>
          <table:table-cell office:value-type="float" office:value="14.7033053282863" calcext:value-type="float">
            <text:p>14.7033053282863</text:p>
          </table:table-cell>
          <table:table-cell office:value-type="float" office:value="-145.853626233772" calcext:value-type="float">
            <text:p>-145.853626233772</text:p>
          </table:table-cell>
          <table:table-cell office:value-type="float" office:value="-96.7693146192211" calcext:value-type="float">
            <text:p>-96.7693146192211</text:p>
          </table:table-cell>
          <table:table-cell office:value-type="float" office:value="750" calcext:value-type="float">
            <text:p>750</text:p>
          </table:table-cell>
          <table:table-cell office:value-type="float" office:value="-126.843080144296" calcext:value-type="float">
            <text:p>-126.843080144296</text:p>
          </table:table-cell>
        </table:table-row>
        <table:table-row table:style-name="ro1">
          <table:table-cell office:value-type="string" calcext:value-type="string">
            <text:p>2019-12-02 23:16:51</text:p>
          </table:table-cell>
          <table:table-cell office:value-type="float" office:value="24.35169745647" calcext:value-type="float">
            <text:p>24.35169745647</text:p>
          </table:table-cell>
          <table:table-cell office:value-type="float" office:value="74.1939618619171" calcext:value-type="float">
            <text:p>74.1939618619171</text:p>
          </table:table-cell>
          <table:table-cell office:value-type="float" office:value="981.649494758139" calcext:value-type="float">
            <text:p>981.649494758139</text:p>
          </table:table-cell>
          <table:table-cell office:value-type="float" office:value="4087780" calcext:value-type="float">
            <text:p>4087780</text:p>
          </table:table-cell>
          <table:table-cell office:value-type="float" office:value="2076354" calcext:value-type="float">
            <text:p>2076354</text:p>
          </table:table-cell>
          <table:table-cell office:value-type="float" office:value="2252980" calcext:value-type="float">
            <text:p>2252980</text:p>
          </table:table-cell>
          <table:table-cell office:value-type="float" office:value="873255" calcext:value-type="float">
            <text:p>873255</text:p>
          </table:table-cell>
          <table:table-cell office:value-type="float" office:value="1289622" calcext:value-type="float">
            <text:p>1289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6069" calcext:value-type="float">
            <text:p>1036069</text:p>
          </table:table-cell>
          <table:table-cell office:value-type="float" office:value="218948" calcext:value-type="float">
            <text:p>218948</text:p>
          </table:table-cell>
          <table:table-cell office:value-type="float" office:value="2.43650703865374" calcext:value-type="float">
            <text:p>2.43650703865374</text:p>
          </table:table-cell>
          <table:table-cell office:value-type="float" office:value="1.23760357351346" calcext:value-type="float">
            <text:p>1.23760357351346</text:p>
          </table:table-cell>
          <table:table-cell office:value-type="float" office:value="1.34288088594447" calcext:value-type="float">
            <text:p>1.34288088594447</text:p>
          </table:table-cell>
          <table:table-cell office:value-type="float" office:value="0.520500602781844" calcext:value-type="float">
            <text:p>0.520500602781844</text:p>
          </table:table-cell>
          <table:table-cell office:value-type="float" office:value="0.768674703678453" calcext:value-type="float">
            <text:p>0.768674703678453</text:p>
          </table:table-cell>
          <table:table-cell office:value-type="float" office:value="5" calcext:value-type="float">
            <text:p>5</text:p>
          </table:table-cell>
          <table:table-cell office:value-type="float" office:value="0.617545320695081" calcext:value-type="float">
            <text:p>0.617545320695081</text:p>
          </table:table-cell>
          <table:table-cell office:value-type="float" office:value="0.130503193200015" calcext:value-type="float">
            <text:p>0.130503193200015</text:p>
          </table:table-cell>
          <table:table-cell office:value-type="float" office:value="18.5761771888944" calcext:value-type="float">
            <text:p>18.5761771888944</text:p>
          </table:table-cell>
          <table:table-cell office:value-type="float" office:value="-145.899879443631" calcext:value-type="float">
            <text:p>-145.899879443631</text:p>
          </table:table-cell>
          <table:table-cell office:value-type="float" office:value="-96.2650592643093" calcext:value-type="float">
            <text:p>-96.2650592643093</text:p>
          </table:table-cell>
          <table:table-cell office:value-type="float" office:value="750" calcext:value-type="float">
            <text:p>750</text:p>
          </table:table-cell>
          <table:table-cell office:value-type="float" office:value="-126.490935860984" calcext:value-type="float">
            <text:p>-126.490935860984</text:p>
          </table:table-cell>
        </table:table-row>
        <table:table-row table:style-name="ro1">
          <table:table-cell office:value-type="string" calcext:value-type="string">
            <text:p>2019-12-02 23:16:52</text:p>
          </table:table-cell>
          <table:table-cell office:value-type="float" office:value="24.3567514256574" calcext:value-type="float">
            <text:p>24.3567514256574</text:p>
          </table:table-cell>
          <table:table-cell office:value-type="float" office:value="74.173019816601" calcext:value-type="float">
            <text:p>74.173019816601</text:p>
          </table:table-cell>
          <table:table-cell office:value-type="float" office:value="981.603090235376" calcext:value-type="float">
            <text:p>981.603090235376</text:p>
          </table:table-cell>
          <table:table-cell office:value-type="float" office:value="4088013" calcext:value-type="float">
            <text:p>4088013</text:p>
          </table:table-cell>
          <table:table-cell office:value-type="float" office:value="2058942" calcext:value-type="float">
            <text:p>2058942</text:p>
          </table:table-cell>
          <table:table-cell office:value-type="float" office:value="2095370" calcext:value-type="float">
            <text:p>2095370</text:p>
          </table:table-cell>
          <table:table-cell office:value-type="float" office:value="873025" calcext:value-type="float">
            <text:p>873025</text:p>
          </table:table-cell>
          <table:table-cell office:value-type="float" office:value="1285939" calcext:value-type="float">
            <text:p>12859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3033" calcext:value-type="float">
            <text:p>1053033</text:p>
          </table:table-cell>
          <table:table-cell office:value-type="float" office:value="218945" calcext:value-type="float">
            <text:p>218945</text:p>
          </table:table-cell>
          <table:table-cell office:value-type="float" office:value="2.43664591749262" calcext:value-type="float">
            <text:p>2.43664591749262</text:p>
          </table:table-cell>
          <table:table-cell office:value-type="float" office:value="1.22722521152797" calcext:value-type="float">
            <text:p>1.22722521152797</text:p>
          </table:table-cell>
          <table:table-cell office:value-type="float" office:value="1.24893799411511" calcext:value-type="float">
            <text:p>1.24893799411511</text:p>
          </table:table-cell>
          <table:table-cell office:value-type="float" office:value="0.520363512082519" calcext:value-type="float">
            <text:p>0.520363512082519</text:p>
          </table:table-cell>
          <table:table-cell office:value-type="float" office:value="0.766479464349683" calcext:value-type="float">
            <text:p>0.766479464349683</text:p>
          </table:table-cell>
          <table:table-cell office:value-type="float" office:value="5" calcext:value-type="float">
            <text:p>5</text:p>
          </table:table-cell>
          <table:table-cell office:value-type="float" office:value="0.627656653840143" calcext:value-type="float">
            <text:p>0.627656653840143</text:p>
          </table:table-cell>
          <table:table-cell office:value-type="float" office:value="0.130501405060459" calcext:value-type="float">
            <text:p>0.130501405060459</text:p>
          </table:table-cell>
          <table:table-cell office:value-type="float" office:value="-0.212401176977295" calcext:value-type="float">
            <text:p>-0.212401176977295</text:p>
          </table:table-cell>
          <table:table-cell office:value-type="float" office:value="-145.927297583496" calcext:value-type="float">
            <text:p>-145.927297583496</text:p>
          </table:table-cell>
          <table:table-cell office:value-type="float" office:value="-96.7041071300634" calcext:value-type="float">
            <text:p>-96.7041071300634</text:p>
          </table:table-cell>
          <table:table-cell office:value-type="float" office:value="750" calcext:value-type="float">
            <text:p>750</text:p>
          </table:table-cell>
          <table:table-cell office:value-type="float" office:value="-124.468669231971" calcext:value-type="float">
            <text:p>-124.468669231971</text:p>
          </table:table-cell>
        </table:table-row>
        <table:table-row table:style-name="ro1">
          <table:table-cell office:value-type="string" calcext:value-type="string">
            <text:p>2019-12-02 23:16:54</text:p>
          </table:table-cell>
          <table:table-cell office:value-type="float" office:value="24.3719133349659" calcext:value-type="float">
            <text:p>24.3719133349659</text:p>
          </table:table-cell>
          <table:table-cell office:value-type="float" office:value="74.1582335354505" calcext:value-type="float">
            <text:p>74.1582335354505</text:p>
          </table:table-cell>
          <table:table-cell office:value-type="float" office:value="981.601184731803" calcext:value-type="float">
            <text:p>981.601184731803</text:p>
          </table:table-cell>
          <table:table-cell office:value-type="float" office:value="4087985" calcext:value-type="float">
            <text:p>4087985</text:p>
          </table:table-cell>
          <table:table-cell office:value-type="float" office:value="2086478" calcext:value-type="float">
            <text:p>2086478</text:p>
          </table:table-cell>
          <table:table-cell office:value-type="float" office:value="2008753" calcext:value-type="float">
            <text:p>2008753</text:p>
          </table:table-cell>
          <table:table-cell office:value-type="float" office:value="873713" calcext:value-type="float">
            <text:p>873713</text:p>
          </table:table-cell>
          <table:table-cell office:value-type="float" office:value="1271916" calcext:value-type="float">
            <text:p>12719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3989" calcext:value-type="float">
            <text:p>1073989</text:p>
          </table:table-cell>
          <table:table-cell office:value-type="float" office:value="218830" calcext:value-type="float">
            <text:p>218830</text:p>
          </table:table-cell>
          <table:table-cell office:value-type="float" office:value="2.43662922819009" calcext:value-type="float">
            <text:p>2.43662922819009</text:p>
          </table:table-cell>
          <table:table-cell office:value-type="float" office:value="1.24363794846987" calcext:value-type="float">
            <text:p>1.24363794846987</text:p>
          </table:table-cell>
          <table:table-cell office:value-type="float" office:value="1.1973102327955" calcext:value-type="float">
            <text:p>1.1973102327955</text:p>
          </table:table-cell>
          <table:table-cell office:value-type="float" office:value="0.520773592087459" calcext:value-type="float">
            <text:p>0.520773592087459</text:p>
          </table:table-cell>
          <table:table-cell office:value-type="float" office:value="0.758121104016436" calcext:value-type="float">
            <text:p>0.758121104016436</text:p>
          </table:table-cell>
          <table:table-cell office:value-type="float" office:value="5" calcext:value-type="float">
            <text:p>5</text:p>
          </table:table-cell>
          <table:table-cell office:value-type="float" office:value="0.640147404688287" calcext:value-type="float">
            <text:p>0.640147404688287</text:p>
          </table:table-cell>
          <table:table-cell office:value-type="float" office:value="0.130432859710796" calcext:value-type="float">
            <text:p>0.130432859710796</text:p>
          </table:table-cell>
          <table:table-cell office:value-type="float" office:value="-10.5379534408991" calcext:value-type="float">
            <text:p>-10.5379534408991</text:p>
          </table:table-cell>
          <table:table-cell office:value-type="float" office:value="-145.845281582508" calcext:value-type="float">
            <text:p>-145.845281582508</text:p>
          </table:table-cell>
          <table:table-cell office:value-type="float" office:value="-98.3757791967129" calcext:value-type="float">
            <text:p>-98.3757791967129</text:p>
          </table:table-cell>
          <table:table-cell office:value-type="float" office:value="750" calcext:value-type="float">
            <text:p>750</text:p>
          </table:table-cell>
          <table:table-cell office:value-type="float" office:value="-121.970519062343" calcext:value-type="float">
            <text:p>-121.970519062343</text:p>
          </table:table-cell>
        </table:table-row>
        <table:table-row table:style-name="ro1">
          <table:table-cell office:value-type="string" calcext:value-type="string">
            <text:p>2019-12-02 23:16:55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1319516004834" calcext:value-type="float">
            <text:p>74.1319516004834</text:p>
          </table:table-cell>
          <table:table-cell office:value-type="float" office:value="981.609703618221" calcext:value-type="float">
            <text:p>981.609703618221</text:p>
          </table:table-cell>
          <table:table-cell office:value-type="float" office:value="4089793" calcext:value-type="float">
            <text:p>4089793</text:p>
          </table:table-cell>
          <table:table-cell office:value-type="float" office:value="2080410" calcext:value-type="float">
            <text:p>2080410</text:p>
          </table:table-cell>
          <table:table-cell office:value-type="float" office:value="2001334" calcext:value-type="float">
            <text:p>2001334</text:p>
          </table:table-cell>
          <table:table-cell office:value-type="float" office:value="874174" calcext:value-type="float">
            <text:p>874174</text:p>
          </table:table-cell>
          <table:table-cell office:value-type="float" office:value="1281884" calcext:value-type="float">
            <text:p>12818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3944" calcext:value-type="float">
            <text:p>1043944</text:p>
          </table:table-cell>
          <table:table-cell office:value-type="float" office:value="219072" calcext:value-type="float">
            <text:p>219072</text:p>
          </table:table-cell>
          <table:table-cell office:value-type="float" office:value="2.4377068802961" calcext:value-type="float">
            <text:p>2.4377068802961</text:p>
          </table:table-cell>
          <table:table-cell office:value-type="float" office:value="1.24002113819374" calcext:value-type="float">
            <text:p>1.24002113819374</text:p>
          </table:table-cell>
          <table:table-cell office:value-type="float" office:value="1.19288816367247" calcext:value-type="float">
            <text:p>1.19288816367247</text:p>
          </table:table-cell>
          <table:table-cell office:value-type="float" office:value="0.521048369532629" calcext:value-type="float">
            <text:p>0.521048369532629</text:p>
          </table:table-cell>
          <table:table-cell office:value-type="float" office:value="0.764062495715916" calcext:value-type="float">
            <text:p>0.764062495715916</text:p>
          </table:table-cell>
          <table:table-cell office:value-type="float" office:value="5" calcext:value-type="float">
            <text:p>5</text:p>
          </table:table-cell>
          <table:table-cell office:value-type="float" office:value="0.622239187030695" calcext:value-type="float">
            <text:p>0.622239187030695</text:p>
          </table:table-cell>
          <table:table-cell office:value-type="float" office:value="0.130577102968347" calcext:value-type="float">
            <text:p>0.130577102968347</text:p>
          </table:table-cell>
          <table:table-cell office:value-type="float" office:value="-11.4223672655067" calcext:value-type="float">
            <text:p>-11.4223672655067</text:p>
          </table:table-cell>
          <table:table-cell office:value-type="float" office:value="-145.790326093474" calcext:value-type="float">
            <text:p>-145.790326093474</text:p>
          </table:table-cell>
          <table:table-cell office:value-type="float" office:value="-97.1875008568169" calcext:value-type="float">
            <text:p>-97.1875008568169</text:p>
          </table:table-cell>
          <table:table-cell office:value-type="float" office:value="750" calcext:value-type="float">
            <text:p>750</text:p>
          </table:table-cell>
          <table:table-cell office:value-type="float" office:value="-125.552162593861" calcext:value-type="float">
            <text:p>-125.552162593861</text:p>
          </table:table-cell>
        </table:table-row>
        <table:table-row table:style-name="ro1">
          <table:table-cell office:value-type="string" calcext:value-type="string">
            <text:p>2019-12-02 23:16:56</text:p>
          </table:table-cell>
          <table:table-cell office:value-type="float" office:value="24.3769673053175" calcext:value-type="float">
            <text:p>24.3769673053175</text:p>
          </table:table-cell>
          <table:table-cell office:value-type="float" office:value="74.1105985650495" calcext:value-type="float">
            <text:p>74.1105985650495</text:p>
          </table:table-cell>
          <table:table-cell office:value-type="float" office:value="981.609703618221" calcext:value-type="float">
            <text:p>981.609703618221</text:p>
          </table:table-cell>
          <table:table-cell office:value-type="float" office:value="4088851" calcext:value-type="float">
            <text:p>4088851</text:p>
          </table:table-cell>
          <table:table-cell office:value-type="float" office:value="2063265" calcext:value-type="float">
            <text:p>2063265</text:p>
          </table:table-cell>
          <table:table-cell office:value-type="float" office:value="1987486" calcext:value-type="float">
            <text:p>1987486</text:p>
          </table:table-cell>
          <table:table-cell office:value-type="float" office:value="874145" calcext:value-type="float">
            <text:p>874145</text:p>
          </table:table-cell>
          <table:table-cell office:value-type="float" office:value="1280070" calcext:value-type="float">
            <text:p>12800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2233" calcext:value-type="float">
            <text:p>1052233</text:p>
          </table:table-cell>
          <table:table-cell office:value-type="float" office:value="219006" calcext:value-type="float">
            <text:p>219006</text:p>
          </table:table-cell>
          <table:table-cell office:value-type="float" office:value="2.43714540447538" calcext:value-type="float">
            <text:p>2.43714540447538</text:p>
          </table:table-cell>
          <table:table-cell office:value-type="float" office:value="1.22980192062878" calcext:value-type="float">
            <text:p>1.22980192062878</text:p>
          </table:table-cell>
          <table:table-cell office:value-type="float" office:value="1.18463411148001" calcext:value-type="float">
            <text:p>1.18463411148001</text:p>
          </table:table-cell>
          <table:table-cell office:value-type="float" office:value="0.521031084183584" calcext:value-type="float">
            <text:p>0.521031084183584</text:p>
          </table:table-cell>
          <table:table-cell office:value-type="float" office:value="0.762981267330798" calcext:value-type="float">
            <text:p>0.762981267330798</text:p>
          </table:table-cell>
          <table:table-cell office:value-type="float" office:value="5" calcext:value-type="float">
            <text:p>5</text:p>
          </table:table-cell>
          <table:table-cell office:value-type="float" office:value="0.627179816625096" calcext:value-type="float">
            <text:p>0.627179816625096</text:p>
          </table:table-cell>
          <table:table-cell office:value-type="float" office:value="0.130537763898106" calcext:value-type="float">
            <text:p>0.130537763898106</text:p>
          </table:table-cell>
          <table:table-cell office:value-type="float" office:value="-13.0731777039978" calcext:value-type="float">
            <text:p>-13.0731777039978</text:p>
          </table:table-cell>
          <table:table-cell office:value-type="float" office:value="-145.793783163283" calcext:value-type="float">
            <text:p>-145.793783163283</text:p>
          </table:table-cell>
          <table:table-cell office:value-type="float" office:value="-97.4037465338405" calcext:value-type="float">
            <text:p>-97.4037465338405</text:p>
          </table:table-cell>
          <table:table-cell office:value-type="float" office:value="750" calcext:value-type="float">
            <text:p>750</text:p>
          </table:table-cell>
          <table:table-cell office:value-type="float" office:value="-124.564036674981" calcext:value-type="float">
            <text:p>-124.564036674981</text:p>
          </table:table-cell>
        </table:table-row>
        <table:table-row table:style-name="ro1">
          <table:table-cell office:value-type="string" calcext:value-type="string">
            <text:p>2019-12-02 23:16:58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4.0896537741521" calcext:value-type="float">
            <text:p>74.0896537741521</text:p>
          </table:table-cell>
          <table:table-cell office:value-type="float" office:value="981.590759477873" calcext:value-type="float">
            <text:p>981.590759477873</text:p>
          </table:table-cell>
          <table:table-cell office:value-type="float" office:value="4088693" calcext:value-type="float">
            <text:p>4088693</text:p>
          </table:table-cell>
          <table:table-cell office:value-type="float" office:value="2058674" calcext:value-type="float">
            <text:p>2058674</text:p>
          </table:table-cell>
          <table:table-cell office:value-type="float" office:value="1984288" calcext:value-type="float">
            <text:p>1984288</text:p>
          </table:table-cell>
          <table:table-cell office:value-type="float" office:value="874736" calcext:value-type="float">
            <text:p>874736</text:p>
          </table:table-cell>
          <table:table-cell office:value-type="float" office:value="1263905" calcext:value-type="float">
            <text:p>12639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1930" calcext:value-type="float">
            <text:p>1081930</text:p>
          </table:table-cell>
          <table:table-cell office:value-type="float" office:value="218879" calcext:value-type="float">
            <text:p>218879</text:p>
          </table:table-cell>
          <table:table-cell office:value-type="float" office:value="2.43705122912541" calcext:value-type="float">
            <text:p>2.43705122912541</text:p>
          </table:table-cell>
          <table:table-cell office:value-type="float" office:value="1.22706547106093" calcext:value-type="float">
            <text:p>1.22706547106093</text:p>
          </table:table-cell>
          <table:table-cell office:value-type="float" office:value="1.18272795471286" calcext:value-type="float">
            <text:p>1.18272795471286</text:p>
          </table:table-cell>
          <table:table-cell office:value-type="float" office:value="0.521383347676199" calcext:value-type="float">
            <text:p>0.521383347676199</text:p>
          </table:table-cell>
          <table:table-cell office:value-type="float" office:value="0.753346175354263" calcext:value-type="float">
            <text:p>0.753346175354263</text:p>
          </table:table-cell>
          <table:table-cell office:value-type="float" office:value="5" calcext:value-type="float">
            <text:p>5</text:p>
          </table:table-cell>
          <table:table-cell office:value-type="float" office:value="0.644880610094143" calcext:value-type="float">
            <text:p>0.644880610094143</text:p>
          </table:table-cell>
          <table:table-cell office:value-type="float" office:value="0.130462065990217" calcext:value-type="float">
            <text:p>0.130462065990217</text:p>
          </table:table-cell>
          <table:table-cell office:value-type="float" office:value="-13.4544090574275" calcext:value-type="float">
            <text:p>-13.4544090574275</text:p>
          </table:table-cell>
          <table:table-cell office:value-type="float" office:value="-145.72333046476" calcext:value-type="float">
            <text:p>-145.72333046476</text:p>
          </table:table-cell>
          <table:table-cell office:value-type="float" office:value="-99.3307649291474" calcext:value-type="float">
            <text:p>-99.3307649291474</text:p>
          </table:table-cell>
          <table:table-cell office:value-type="float" office:value="750" calcext:value-type="float">
            <text:p>750</text:p>
          </table:table-cell>
          <table:table-cell office:value-type="float" office:value="-121.023877981171" calcext:value-type="float">
            <text:p>-121.023877981171</text:p>
          </table:table-cell>
        </table:table-row>
        <table:table-row table:style-name="ro1">
          <table:table-cell office:value-type="string" calcext:value-type="string">
            <text:p>2019-12-02 23:16:59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4.0847237115348" calcext:value-type="float">
            <text:p>74.0847237115348</text:p>
          </table:table-cell>
          <table:table-cell office:value-type="float" office:value="981.571814938541" calcext:value-type="float">
            <text:p>981.571814938541</text:p>
          </table:table-cell>
          <table:table-cell office:value-type="float" office:value="4088951" calcext:value-type="float">
            <text:p>4088951</text:p>
          </table:table-cell>
          <table:table-cell office:value-type="float" office:value="2059779" calcext:value-type="float">
            <text:p>2059779</text:p>
          </table:table-cell>
          <table:table-cell office:value-type="float" office:value="1986947" calcext:value-type="float">
            <text:p>1986947</text:p>
          </table:table-cell>
          <table:table-cell office:value-type="float" office:value="874734" calcext:value-type="float">
            <text:p>874734</text:p>
          </table:table-cell>
          <table:table-cell office:value-type="float" office:value="1274797" calcext:value-type="float">
            <text:p>12747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8979" calcext:value-type="float">
            <text:p>1058979</text:p>
          </table:table-cell>
          <table:table-cell office:value-type="float" office:value="219028" calcext:value-type="float">
            <text:p>219028</text:p>
          </table:table-cell>
          <table:table-cell office:value-type="float" office:value="2.43720500912726" calcext:value-type="float">
            <text:p>2.43720500912726</text:p>
          </table:table-cell>
          <table:table-cell office:value-type="float" office:value="1.22772410246421" calcext:value-type="float">
            <text:p>1.22772410246421</text:p>
          </table:table-cell>
          <table:table-cell office:value-type="float" office:value="1.18431284240637" calcext:value-type="float">
            <text:p>1.18431284240637</text:p>
          </table:table-cell>
          <table:table-cell office:value-type="float" office:value="0.521382155583162" calcext:value-type="float">
            <text:p>0.521382155583162</text:p>
          </table:table-cell>
          <table:table-cell office:value-type="float" office:value="0.759838314037122" calcext:value-type="float">
            <text:p>0.759838314037122</text:p>
          </table:table-cell>
          <table:table-cell office:value-type="float" office:value="5" calcext:value-type="float">
            <text:p>5</text:p>
          </table:table-cell>
          <table:table-cell office:value-type="float" office:value="0.631200746440976" calcext:value-type="float">
            <text:p>0.631200746440976</text:p>
          </table:table-cell>
          <table:table-cell office:value-type="float" office:value="0.13055087692152" calcext:value-type="float">
            <text:p>0.13055087692152</text:p>
          </table:table-cell>
          <table:table-cell office:value-type="float" office:value="-13.1374315187253" calcext:value-type="float">
            <text:p>-13.1374315187253</text:p>
          </table:table-cell>
          <table:table-cell office:value-type="float" office:value="-145.723568883368" calcext:value-type="float">
            <text:p>-145.723568883368</text:p>
          </table:table-cell>
          <table:table-cell office:value-type="float" office:value="-98.0323371925756" calcext:value-type="float">
            <text:p>-98.0323371925756</text:p>
          </table:table-cell>
          <table:table-cell office:value-type="float" office:value="750" calcext:value-type="float">
            <text:p>750</text:p>
          </table:table-cell>
          <table:table-cell office:value-type="float" office:value="-123.759850711805" calcext:value-type="float">
            <text:p>-123.759850711805</text:p>
          </table:table-cell>
        </table:table-row>
        <table:table-row table:style-name="ro1">
          <table:table-cell office:value-type="string" calcext:value-type="string">
            <text:p>2019-12-02 23:17:00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4.0847237115348" calcext:value-type="float">
            <text:p>74.0847237115348</text:p>
          </table:table-cell>
          <table:table-cell office:value-type="float" office:value="981.599278209295" calcext:value-type="float">
            <text:p>981.599278209295</text:p>
          </table:table-cell>
          <table:table-cell office:value-type="float" office:value="4089120" calcext:value-type="float">
            <text:p>4089120</text:p>
          </table:table-cell>
          <table:table-cell office:value-type="float" office:value="2059774" calcext:value-type="float">
            <text:p>2059774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874978" calcext:value-type="float">
            <text:p>874978</text:p>
          </table:table-cell>
          <table:table-cell office:value-type="float" office:value="1269916" calcext:value-type="float">
            <text:p>12699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1543" calcext:value-type="float">
            <text:p>1071543</text:p>
          </table:table-cell>
          <table:table-cell office:value-type="float" office:value="219060" calcext:value-type="float">
            <text:p>219060</text:p>
          </table:table-cell>
          <table:table-cell office:value-type="float" office:value="2.43730574098894" calcext:value-type="float">
            <text:p>2.43730574098894</text:p>
          </table:table-cell>
          <table:table-cell office:value-type="float" office:value="1.22772112223162" calcext:value-type="float">
            <text:p>1.22772112223162</text:p>
          </table:table-cell>
          <table:table-cell office:value-type="float" office:value="1.18017210724021" calcext:value-type="float">
            <text:p>1.18017210724021</text:p>
          </table:table-cell>
          <table:table-cell office:value-type="float" office:value="0.521527590933751" calcext:value-type="float">
            <text:p>0.521527590933751</text:p>
          </table:table-cell>
          <table:table-cell office:value-type="float" office:value="0.756929010978819" calcext:value-type="float">
            <text:p>0.756929010978819</text:p>
          </table:table-cell>
          <table:table-cell office:value-type="float" office:value="5" calcext:value-type="float">
            <text:p>5</text:p>
          </table:table-cell>
          <table:table-cell office:value-type="float" office:value="0.638689474903283" calcext:value-type="float">
            <text:p>0.638689474903283</text:p>
          </table:table-cell>
          <table:table-cell office:value-type="float" office:value="0.130569950410122" calcext:value-type="float">
            <text:p>0.130569950410122</text:p>
          </table:table-cell>
          <table:table-cell office:value-type="float" office:value="-13.9655785519574" calcext:value-type="float">
            <text:p>-13.9655785519574</text:p>
          </table:table-cell>
          <table:table-cell office:value-type="float" office:value="-145.69448181325" calcext:value-type="float">
            <text:p>-145.69448181325</text:p>
          </table:table-cell>
          <table:table-cell office:value-type="float" office:value="-98.6141978042361" calcext:value-type="float">
            <text:p>-98.6141978042361</text:p>
          </table:table-cell>
          <table:table-cell office:value-type="float" office:value="750" calcext:value-type="float">
            <text:p>750</text:p>
          </table:table-cell>
          <table:table-cell office:value-type="float" office:value="-122.262105019344" calcext:value-type="float">
            <text:p>-122.262105019344</text:p>
          </table:table-cell>
        </table:table-row>
        <table:table-row table:style-name="ro1">
          <table:table-cell office:value-type="string" calcext:value-type="string">
            <text:p>2019-12-02 23:17:01</text:p>
          </table:table-cell>
          <table:table-cell office:value-type="float" office:value="24.3820212759601" calcext:value-type="float">
            <text:p>24.3820212759601</text:p>
          </table:table-cell>
          <table:table-cell office:value-type="float" office:value="74.0789770176309" calcext:value-type="float">
            <text:p>74.0789770176309</text:p>
          </table:table-cell>
          <table:table-cell office:value-type="float" office:value="981.618222541538" calcext:value-type="float">
            <text:p>981.618222541538</text:p>
          </table:table-cell>
          <table:table-cell office:value-type="float" office:value="4088832" calcext:value-type="float">
            <text:p>4088832</text:p>
          </table:table-cell>
          <table:table-cell office:value-type="float" office:value="2085816" calcext:value-type="float">
            <text:p>2085816</text:p>
          </table:table-cell>
          <table:table-cell office:value-type="float" office:value="1985945" calcext:value-type="float">
            <text:p>1985945</text:p>
          </table:table-cell>
          <table:table-cell office:value-type="float" office:value="875700" calcext:value-type="float">
            <text:p>875700</text:p>
          </table:table-cell>
          <table:table-cell office:value-type="float" office:value="1259172" calcext:value-type="float">
            <text:p>12591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8399" calcext:value-type="float">
            <text:p>1088399</text:p>
          </table:table-cell>
          <table:table-cell office:value-type="float" office:value="219002" calcext:value-type="float">
            <text:p>219002</text:p>
          </table:table-cell>
          <table:table-cell office:value-type="float" office:value="2.43713407959152" calcext:value-type="float">
            <text:p>2.43713407959152</text:p>
          </table:table-cell>
          <table:table-cell office:value-type="float" office:value="1.24324336567442" calcext:value-type="float">
            <text:p>1.24324336567442</text:p>
          </table:table-cell>
          <table:table-cell office:value-type="float" office:value="1.18371560379453" calcext:value-type="float">
            <text:p>1.18371560379453</text:p>
          </table:table-cell>
          <table:table-cell office:value-type="float" office:value="0.52195793652033" calcext:value-type="float">
            <text:p>0.52195793652033</text:p>
          </table:table-cell>
          <table:table-cell office:value-type="float" office:value="0.750525087180744" calcext:value-type="float">
            <text:p>0.750525087180744</text:p>
          </table:table-cell>
          <table:table-cell office:value-type="float" office:value="5" calcext:value-type="float">
            <text:p>5</text:p>
          </table:table-cell>
          <table:table-cell office:value-type="float" office:value="0.648736435024313" calcext:value-type="float">
            <text:p>0.648736435024313</text:p>
          </table:table-cell>
          <table:table-cell office:value-type="float" office:value="0.130535379712031" calcext:value-type="float">
            <text:p>0.130535379712031</text:p>
          </table:table-cell>
          <table:table-cell office:value-type="float" office:value="-13.2568792410945" calcext:value-type="float">
            <text:p>-13.2568792410945</text:p>
          </table:table-cell>
          <table:table-cell office:value-type="float" office:value="-145.608412695934" calcext:value-type="float">
            <text:p>-145.608412695934</text:p>
          </table:table-cell>
          <table:table-cell office:value-type="float" office:value="-99.8949825638512" calcext:value-type="float">
            <text:p>-99.8949825638512</text:p>
          </table:table-cell>
          <table:table-cell office:value-type="float" office:value="750" calcext:value-type="float">
            <text:p>750</text:p>
          </table:table-cell>
          <table:table-cell office:value-type="float" office:value="-120.252712995137" calcext:value-type="float">
            <text:p>-120.252712995137</text:p>
          </table:table-cell>
        </table:table-row>
        <table:table-row table:style-name="ro1">
          <table:table-cell office:value-type="string" calcext:value-type="string">
            <text:p>2019-12-02 23:17:03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4.0535088062994" calcext:value-type="float">
            <text:p>74.0535088062994</text:p>
          </table:table-cell>
          <table:table-cell office:value-type="float" office:value="981.61631578282" calcext:value-type="float">
            <text:p>981.61631578282</text:p>
          </table:table-cell>
          <table:table-cell office:value-type="float" office:value="4088982" calcext:value-type="float">
            <text:p>4088982</text:p>
          </table:table-cell>
          <table:table-cell office:value-type="float" office:value="2067574" calcext:value-type="float">
            <text:p>2067574</text:p>
          </table:table-cell>
          <table:table-cell office:value-type="float" office:value="1990055" calcext:value-type="float">
            <text:p>1990055</text:p>
          </table:table-cell>
          <table:table-cell office:value-type="float" office:value="876206" calcext:value-type="float">
            <text:p>876206</text:p>
          </table:table-cell>
          <table:table-cell office:value-type="float" office:value="1266937" calcext:value-type="float">
            <text:p>12669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9716" calcext:value-type="float">
            <text:p>1059716</text:p>
          </table:table-cell>
          <table:table-cell office:value-type="float" office:value="219088" calcext:value-type="float">
            <text:p>219088</text:p>
          </table:table-cell>
          <table:table-cell office:value-type="float" office:value="2.43722348656934" calcext:value-type="float">
            <text:p>2.43722348656934</text:p>
          </table:table-cell>
          <table:table-cell office:value-type="float" office:value="1.23237028507832" calcext:value-type="float">
            <text:p>1.23237028507832</text:p>
          </table:table-cell>
          <table:table-cell office:value-type="float" office:value="1.18616535498683" calcext:value-type="float">
            <text:p>1.18616535498683</text:p>
          </table:table-cell>
          <table:table-cell office:value-type="float" office:value="0.522259536058847" calcext:value-type="float">
            <text:p>0.522259536058847</text:p>
          </table:table-cell>
          <table:table-cell office:value-type="float" office:value="0.75515338839929" calcext:value-type="float">
            <text:p>0.75515338839929</text:p>
          </table:table-cell>
          <table:table-cell office:value-type="float" office:value="5" calcext:value-type="float">
            <text:p>5</text:p>
          </table:table-cell>
          <table:table-cell office:value-type="float" office:value="0.631640032725338" calcext:value-type="float">
            <text:p>0.631640032725338</text:p>
          </table:table-cell>
          <table:table-cell office:value-type="float" office:value="0.130586639712648" calcext:value-type="float">
            <text:p>0.130586639712648</text:p>
          </table:table-cell>
          <table:table-cell office:value-type="float" office:value="-12.7669290026342" calcext:value-type="float">
            <text:p>-12.7669290026342</text:p>
          </table:table-cell>
          <table:table-cell office:value-type="float" office:value="-145.548092788231" calcext:value-type="float">
            <text:p>-145.548092788231</text:p>
          </table:table-cell>
          <table:table-cell office:value-type="float" office:value="-98.9693223201421" calcext:value-type="float">
            <text:p>-98.9693223201421</text:p>
          </table:table-cell>
          <table:table-cell office:value-type="float" office:value="750" calcext:value-type="float">
            <text:p>750</text:p>
          </table:table-cell>
          <table:table-cell office:value-type="float" office:value="-123.671993454932" calcext:value-type="float">
            <text:p>-123.671993454932</text:p>
          </table:table-cell>
        </table:table-row>
        <table:table-row table:style-name="ro1">
          <table:table-cell office:value-type="string" calcext:value-type="string">
            <text:p>2019-12-02 23:17:04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4.0428315717516" calcext:value-type="float">
            <text:p>74.0428315717516</text:p>
          </table:table-cell>
          <table:table-cell office:value-type="float" office:value="981.58885205448" calcext:value-type="float">
            <text:p>981.58885205448</text:p>
          </table:table-cell>
          <table:table-cell office:value-type="float" office:value="4088528" calcext:value-type="float">
            <text:p>4088528</text:p>
          </table:table-cell>
          <table:table-cell office:value-type="float" office:value="2080882" calcext:value-type="float">
            <text:p>2080882</text:p>
          </table:table-cell>
          <table:table-cell office:value-type="float" office:value="1962641" calcext:value-type="float">
            <text:p>1962641</text:p>
          </table:table-cell>
          <table:table-cell office:value-type="float" office:value="876810" calcext:value-type="float">
            <text:p>876810</text:p>
          </table:table-cell>
          <table:table-cell office:value-type="float" office:value="1254601" calcext:value-type="float">
            <text:p>1254601</text:p>
          </table:table-cell>
          <table:table-cell office:value-type="float" office:value="55833" calcext:value-type="float">
            <text:p>55833</text:p>
          </table:table-cell>
          <table:table-cell office:value-type="float" office:value="1088898" calcext:value-type="float">
            <text:p>1088898</text:p>
          </table:table-cell>
          <table:table-cell office:value-type="float" office:value="218843" calcext:value-type="float">
            <text:p>218843</text:p>
          </table:table-cell>
          <table:table-cell office:value-type="float" office:value="2.4369528814498" calcext:value-type="float">
            <text:p>2.4369528814498</text:p>
          </table:table-cell>
          <table:table-cell office:value-type="float" office:value="1.24030247215062" calcext:value-type="float">
            <text:p>1.24030247215062</text:p>
          </table:table-cell>
          <table:table-cell office:value-type="float" office:value="1.16982533572022" calcext:value-type="float">
            <text:p>1.16982533572022</text:p>
          </table:table-cell>
          <table:table-cell office:value-type="float" office:value="0.522619548156208" calcext:value-type="float">
            <text:p>0.522619548156208</text:p>
          </table:table-cell>
          <table:table-cell office:value-type="float" office:value="0.747800558543272" calcext:value-type="float">
            <text:p>0.747800558543272</text:p>
          </table:table-cell>
          <table:table-cell office:value-type="float" office:value="0.0332790652846176" calcext:value-type="float">
            <text:p>0.033279065284618</text:p>
          </table:table-cell>
          <table:table-cell office:value-type="float" office:value="0.649033862237199" calcext:value-type="float">
            <text:p>0.649033862237199</text:p>
          </table:table-cell>
          <table:table-cell office:value-type="float" office:value="0.13044060831554" calcext:value-type="float">
            <text:p>0.13044060831554</text:p>
          </table:table-cell>
          <table:table-cell office:value-type="float" office:value="-16.0349328559557" calcext:value-type="float">
            <text:p>-16.0349328559557</text:p>
          </table:table-cell>
          <table:table-cell office:value-type="float" office:value="-145.476090368758" calcext:value-type="float">
            <text:p>-145.476090368758</text:p>
          </table:table-cell>
          <table:table-cell office:value-type="float" office:value="-100.439888291346" calcext:value-type="float">
            <text:p>-100.439888291346</text:p>
          </table:table-cell>
          <table:table-cell office:value-type="float" office:value="-243.344186943076" calcext:value-type="float">
            <text:p>-243.344186943076</text:p>
          </table:table-cell>
          <table:table-cell office:value-type="float" office:value="-120.19322755256" calcext:value-type="float">
            <text:p>-120.19322755256</text:p>
          </table:table-cell>
        </table:table-row>
        <table:table-row table:style-name="ro1">
          <table:table-cell office:value-type="string" calcext:value-type="string">
            <text:p>2019-12-02 23:17:05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4.026000377706" calcext:value-type="float">
            <text:p>74.026000377706</text:p>
          </table:table-cell>
          <table:table-cell office:value-type="float" office:value="981.571814938541" calcext:value-type="float">
            <text:p>981.571814938541</text:p>
          </table:table-cell>
          <table:table-cell office:value-type="float" office:value="4089093" calcext:value-type="float">
            <text:p>4089093</text:p>
          </table:table-cell>
          <table:table-cell office:value-type="float" office:value="2069822" calcext:value-type="float">
            <text:p>2069822</text:p>
          </table:table-cell>
          <table:table-cell office:value-type="float" office:value="1893082" calcext:value-type="float">
            <text:p>1893082</text:p>
          </table:table-cell>
          <table:table-cell office:value-type="float" office:value="877767" calcext:value-type="float">
            <text:p>877767</text:p>
          </table:table-cell>
          <table:table-cell office:value-type="float" office:value="1251062" calcext:value-type="float">
            <text:p>1251062</text:p>
          </table:table-cell>
          <table:table-cell office:value-type="float" office:value="55599" calcext:value-type="float">
            <text:p>55599</text:p>
          </table:table-cell>
          <table:table-cell office:value-type="float" office:value="1087454" calcext:value-type="float">
            <text:p>1087454</text:p>
          </table:table-cell>
          <table:table-cell office:value-type="float" office:value="218857" calcext:value-type="float">
            <text:p>218857</text:p>
          </table:table-cell>
          <table:table-cell office:value-type="float" office:value="2.43728964773293" calcext:value-type="float">
            <text:p>2.43728964773293</text:p>
          </table:table-cell>
          <table:table-cell office:value-type="float" office:value="1.2337101976526" calcext:value-type="float">
            <text:p>1.2337101976526</text:p>
          </table:table-cell>
          <table:table-cell office:value-type="float" office:value="1.12836493591844" calcext:value-type="float">
            <text:p>1.12836493591844</text:p>
          </table:table-cell>
          <table:table-cell office:value-type="float" office:value="0.523189964674707" calcext:value-type="float">
            <text:p>0.523189964674707</text:p>
          </table:table-cell>
          <table:table-cell office:value-type="float" office:value="0.74569114991321" calcext:value-type="float">
            <text:p>0.74569114991321</text:p>
          </table:table-cell>
          <table:table-cell office:value-type="float" office:value="0.0331395903992165" calcext:value-type="float">
            <text:p>0.033139590399217</text:p>
          </table:table-cell>
          <table:table-cell office:value-type="float" office:value="0.64817317106404" calcext:value-type="float">
            <text:p>0.64817317106404</text:p>
          </table:table-cell>
          <table:table-cell office:value-type="float" office:value="0.130448952966804" calcext:value-type="float">
            <text:p>0.130448952966804</text:p>
          </table:table-cell>
          <table:table-cell office:value-type="float" office:value="-24.3270128163115" calcext:value-type="float">
            <text:p>-24.3270128163115</text:p>
          </table:table-cell>
          <table:table-cell office:value-type="float" office:value="-145.362007065059" calcext:value-type="float">
            <text:p>-145.362007065059</text:p>
          </table:table-cell>
          <table:table-cell office:value-type="float" office:value="-100.861770017358" calcext:value-type="float">
            <text:p>-100.861770017358</text:p>
          </table:table-cell>
          <table:table-cell office:value-type="float" office:value="-243.372081920157" calcext:value-type="float">
            <text:p>-243.372081920157</text:p>
          </table:table-cell>
          <table:table-cell office:value-type="float" office:value="-120.365365787192" calcext:value-type="float">
            <text:p>-120.365365787192</text:p>
          </table:table-cell>
        </table:table-row>
        <table:table-row table:style-name="ro1">
          <table:table-cell office:value-type="string" calcext:value-type="string">
            <text:p>2019-12-02 23:17:06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4.0153232972297" calcext:value-type="float">
            <text:p>74.0153232972297</text:p>
          </table:table-cell>
          <table:table-cell office:value-type="float" office:value="981.571814938541" calcext:value-type="float">
            <text:p>981.571814938541</text:p>
          </table:table-cell>
          <table:table-cell office:value-type="float" office:value="4088913" calcext:value-type="float">
            <text:p>4088913</text:p>
          </table:table-cell>
          <table:table-cell office:value-type="float" office:value="2070649" calcext:value-type="float">
            <text:p>2070649</text:p>
          </table:table-cell>
          <table:table-cell office:value-type="float" office:value="1847430" calcext:value-type="float">
            <text:p>1847430</text:p>
          </table:table-cell>
          <table:table-cell office:value-type="float" office:value="877229" calcext:value-type="float">
            <text:p>877229</text:p>
          </table:table-cell>
          <table:table-cell office:value-type="float" office:value="1253659" calcext:value-type="float">
            <text:p>1253659</text:p>
          </table:table-cell>
          <table:table-cell office:value-type="float" office:value="56438" calcext:value-type="float">
            <text:p>56438</text:p>
          </table:table-cell>
          <table:table-cell office:value-type="float" office:value="1093397" calcext:value-type="float">
            <text:p>1093397</text:p>
          </table:table-cell>
          <table:table-cell office:value-type="float" office:value="218860" calcext:value-type="float">
            <text:p>218860</text:p>
          </table:table-cell>
          <table:table-cell office:value-type="float" office:value="2.43718235935955" calcext:value-type="float">
            <text:p>2.43718235935955</text:p>
          </table:table-cell>
          <table:table-cell office:value-type="float" office:value="1.23420312812366" calcext:value-type="float">
            <text:p>1.23420312812366</text:p>
          </table:table-cell>
          <table:table-cell office:value-type="float" office:value="1.10115422024181" calcext:value-type="float">
            <text:p>1.10115422024181</text:p>
          </table:table-cell>
          <table:table-cell office:value-type="float" office:value="0.522869291647588" calcext:value-type="float">
            <text:p>0.522869291647588</text:p>
          </table:table-cell>
          <table:table-cell office:value-type="float" office:value="0.747239082722555" calcext:value-type="float">
            <text:p>0.747239082722555</text:p>
          </table:table-cell>
          <table:table-cell office:value-type="float" office:value="0.0336396734284965" calcext:value-type="float">
            <text:p>0.033639673428497</text:p>
          </table:table-cell>
          <table:table-cell office:value-type="float" office:value="0.651715475525317" calcext:value-type="float">
            <text:p>0.651715475525317</text:p>
          </table:table-cell>
          <table:table-cell office:value-type="float" office:value="0.13045074110636" calcext:value-type="float">
            <text:p>0.13045074110636</text:p>
          </table:table-cell>
          <table:table-cell office:value-type="float" office:value="-29.7691559516378" calcext:value-type="float">
            <text:p>-29.7691559516378</text:p>
          </table:table-cell>
          <table:table-cell office:value-type="float" office:value="-145.426141670482" calcext:value-type="float">
            <text:p>-145.426141670482</text:p>
          </table:table-cell>
          <table:table-cell office:value-type="float" office:value="-100.552183455489" calcext:value-type="float">
            <text:p>-100.552183455489</text:p>
          </table:table-cell>
          <table:table-cell office:value-type="float" office:value="-243.272065314301" calcext:value-type="float">
            <text:p>-243.272065314301</text:p>
          </table:table-cell>
          <table:table-cell office:value-type="float" office:value="-119.656904894937" calcext:value-type="float">
            <text:p>-119.656904894937</text:p>
          </table:table-cell>
        </table:table-row>
        <table:table-row table:style-name="ro1">
          <table:table-cell office:value-type="string" calcext:value-type="string">
            <text:p>2019-12-02 23:17:08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4.0153232972297" calcext:value-type="float">
            <text:p>74.0153232972297</text:p>
          </table:table-cell>
          <table:table-cell office:value-type="float" office:value="981.599278209295" calcext:value-type="float">
            <text:p>981.599278209295</text:p>
          </table:table-cell>
          <table:table-cell office:value-type="float" office:value="4086848" calcext:value-type="float">
            <text:p>4086848</text:p>
          </table:table-cell>
          <table:table-cell office:value-type="float" office:value="2096637" calcext:value-type="float">
            <text:p>2096637</text:p>
          </table:table-cell>
          <table:table-cell office:value-type="float" office:value="1785263" calcext:value-type="float">
            <text:p>1785263</text:p>
          </table:table-cell>
          <table:table-cell office:value-type="float" office:value="878452" calcext:value-type="float">
            <text:p>878452</text:p>
          </table:table-cell>
          <table:table-cell office:value-type="float" office:value="1246322" calcext:value-type="float">
            <text:p>1246322</text:p>
          </table:table-cell>
          <table:table-cell office:value-type="float" office:value="56314" calcext:value-type="float">
            <text:p>56314</text:p>
          </table:table-cell>
          <table:table-cell office:value-type="float" office:value="1095965" calcext:value-type="float">
            <text:p>1095965</text:p>
          </table:table-cell>
          <table:table-cell office:value-type="float" office:value="218937" calcext:value-type="float">
            <text:p>218937</text:p>
          </table:table-cell>
          <table:table-cell office:value-type="float" office:value="2.43595152329821" calcext:value-type="float">
            <text:p>2.43595152329821</text:p>
          </table:table-cell>
          <table:table-cell office:value-type="float" office:value="1.24969318505444" calcext:value-type="float">
            <text:p>1.24969318505444</text:p>
          </table:table-cell>
          <table:table-cell office:value-type="float" office:value="1.06409979630706" calcext:value-type="float">
            <text:p>1.06409979630706</text:p>
          </table:table-cell>
          <table:table-cell office:value-type="float" office:value="0.523598256540091" calcext:value-type="float">
            <text:p>0.523598256540091</text:p>
          </table:table-cell>
          <table:table-cell office:value-type="float" office:value="0.742865889414059" calcext:value-type="float">
            <text:p>0.742865889414059</text:p>
          </table:table-cell>
          <table:table-cell office:value-type="float" office:value="0.0335657636601643" calcext:value-type="float">
            <text:p>0.033565763660164</text:p>
          </table:table-cell>
          <table:table-cell office:value-type="float" office:value="0.653246122985616" calcext:value-type="float">
            <text:p>0.653246122985616</text:p>
          </table:table-cell>
          <table:table-cell office:value-type="float" office:value="0.130496636688308" calcext:value-type="float">
            <text:p>0.130496636688308</text:p>
          </table:table-cell>
          <table:table-cell office:value-type="float" office:value="-37.1800407385875" calcext:value-type="float">
            <text:p>-37.1800407385875</text:p>
          </table:table-cell>
          <table:table-cell office:value-type="float" office:value="-145.280348691982" calcext:value-type="float">
            <text:p>-145.280348691982</text:p>
          </table:table-cell>
          <table:table-cell office:value-type="float" office:value="-101.426822117188" calcext:value-type="float">
            <text:p>-101.426822117188</text:p>
          </table:table-cell>
          <table:table-cell office:value-type="float" office:value="-243.286847267967" calcext:value-type="float">
            <text:p>-243.286847267967</text:p>
          </table:table-cell>
          <table:table-cell office:value-type="float" office:value="-119.350775402877" calcext:value-type="float">
            <text:p>-119.350775402877</text:p>
          </table:table-cell>
        </table:table-row>
        <table:table-row table:style-name="ro1">
          <table:table-cell office:value-type="string" calcext:value-type="string">
            <text:p>2019-12-02 23:17:09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4.011207109153" calcext:value-type="float">
            <text:p>74.011207109153</text:p>
          </table:table-cell>
          <table:table-cell office:value-type="float" office:value="981.624834624918" calcext:value-type="float">
            <text:p>981.624834624918</text:p>
          </table:table-cell>
          <table:table-cell office:value-type="float" office:value="4087007" calcext:value-type="float">
            <text:p>4087007</text:p>
          </table:table-cell>
          <table:table-cell office:value-type="float" office:value="2059194" calcext:value-type="float">
            <text:p>2059194</text:p>
          </table:table-cell>
          <table:table-cell office:value-type="float" office:value="1742697" calcext:value-type="float">
            <text:p>1742697</text:p>
          </table:table-cell>
          <table:table-cell office:value-type="float" office:value="879374" calcext:value-type="float">
            <text:p>879374</text:p>
          </table:table-cell>
          <table:table-cell office:value-type="float" office:value="1243756" calcext:value-type="float">
            <text:p>12437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3406" calcext:value-type="float">
            <text:p>1083406</text:p>
          </table:table-cell>
          <table:table-cell office:value-type="float" office:value="219096" calcext:value-type="float">
            <text:p>219096</text:p>
          </table:table-cell>
          <table:table-cell office:value-type="float" office:value="2.4360462946947" calcext:value-type="float">
            <text:p>2.4360462946947</text:p>
          </table:table-cell>
          <table:table-cell office:value-type="float" office:value="1.22737541525071" calcext:value-type="float">
            <text:p>1.22737541525071</text:p>
          </table:table-cell>
          <table:table-cell office:value-type="float" office:value="1.03872848018747" calcext:value-type="float">
            <text:p>1.03872848018747</text:p>
          </table:table-cell>
          <table:table-cell office:value-type="float" office:value="0.524147811430432" calcext:value-type="float">
            <text:p>0.524147811430432</text:p>
          </table:table-cell>
          <table:table-cell office:value-type="float" office:value="0.741336434046797" calcext:value-type="float">
            <text:p>0.741336434046797</text:p>
          </table:table-cell>
          <table:table-cell office:value-type="float" office:value="5" calcext:value-type="float">
            <text:p>5</text:p>
          </table:table-cell>
          <table:table-cell office:value-type="float" office:value="0.645760374755904" calcext:value-type="float">
            <text:p>0.645760374755904</text:p>
          </table:table-cell>
          <table:table-cell office:value-type="float" office:value="0.130591408084799" calcext:value-type="float">
            <text:p>0.130591408084799</text:p>
          </table:table-cell>
          <table:table-cell office:value-type="float" office:value="-42.2543039625054" calcext:value-type="float">
            <text:p>-42.2543039625054</text:p>
          </table:table-cell>
          <table:table-cell office:value-type="float" office:value="-145.170437713914" calcext:value-type="float">
            <text:p>-145.170437713914</text:p>
          </table:table-cell>
          <table:table-cell office:value-type="float" office:value="-101.732713190641" calcext:value-type="float">
            <text:p>-101.732713190641</text:p>
          </table:table-cell>
          <table:table-cell office:value-type="float" office:value="750" calcext:value-type="float">
            <text:p>750</text:p>
          </table:table-cell>
          <table:table-cell office:value-type="float" office:value="-120.847925048819" calcext:value-type="float">
            <text:p>-120.847925048819</text:p>
          </table:table-cell>
        </table:table-row>
        <table:table-row table:style-name="ro1">
          <table:table-cell office:value-type="string" calcext:value-type="string">
            <text:p>2019-12-02 23:17:10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9738357437435" calcext:value-type="float">
            <text:p>73.9738357437435</text:p>
          </table:table-cell>
          <table:table-cell office:value-type="float" office:value="981.624834624918" calcext:value-type="float">
            <text:p>981.624834624918</text:p>
          </table:table-cell>
          <table:table-cell office:value-type="float" office:value="4089217" calcext:value-type="float">
            <text:p>4089217</text:p>
          </table:table-cell>
          <table:table-cell office:value-type="float" office:value="2084400" calcext:value-type="float">
            <text:p>2084400</text:p>
          </table:table-cell>
          <table:table-cell office:value-type="float" office:value="1723574" calcext:value-type="float">
            <text:p>1723574</text:p>
          </table:table-cell>
          <table:table-cell office:value-type="float" office:value="879518" calcext:value-type="float">
            <text:p>879518</text:p>
          </table:table-cell>
          <table:table-cell office:value-type="float" office:value="1239485" calcext:value-type="float">
            <text:p>12394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8051" calcext:value-type="float">
            <text:p>1108051</text:p>
          </table:table-cell>
          <table:table-cell office:value-type="float" office:value="219000" calcext:value-type="float">
            <text:p>219000</text:p>
          </table:table-cell>
          <table:table-cell office:value-type="float" office:value="2.43736355750126" calcext:value-type="float">
            <text:p>2.43736355750126</text:p>
          </table:table-cell>
          <table:table-cell office:value-type="float" office:value="1.24239936380379" calcext:value-type="float">
            <text:p>1.24239936380379</text:p>
          </table:table-cell>
          <table:table-cell office:value-type="float" office:value="1.0273302826083" calcext:value-type="float">
            <text:p>1.0273302826083</text:p>
          </table:table-cell>
          <table:table-cell office:value-type="float" office:value="0.52423364212914" calcext:value-type="float">
            <text:p>0.52423364212914</text:p>
          </table:table-cell>
          <table:table-cell office:value-type="float" office:value="0.738790719364967" calcext:value-type="float">
            <text:p>0.738790719364967</text:p>
          </table:table-cell>
          <table:table-cell office:value-type="float" office:value="5" calcext:value-type="float">
            <text:p>5</text:p>
          </table:table-cell>
          <table:table-cell office:value-type="float" office:value="0.660449941211932" calcext:value-type="float">
            <text:p>0.660449941211932</text:p>
          </table:table-cell>
          <table:table-cell office:value-type="float" office:value="0.130534187618993" calcext:value-type="float">
            <text:p>0.130534187618993</text:p>
          </table:table-cell>
          <table:table-cell office:value-type="float" office:value="-44.5339434783391" calcext:value-type="float">
            <text:p>-44.5339434783391</text:p>
          </table:table-cell>
          <table:table-cell office:value-type="float" office:value="-145.153271574172" calcext:value-type="float">
            <text:p>-145.153271574172</text:p>
          </table:table-cell>
          <table:table-cell office:value-type="float" office:value="-102.241856127007" calcext:value-type="float">
            <text:p>-102.241856127007</text:p>
          </table:table-cell>
          <table:table-cell office:value-type="float" office:value="750" calcext:value-type="float">
            <text:p>750</text:p>
          </table:table-cell>
          <table:table-cell office:value-type="float" office:value="-117.910011757614" calcext:value-type="float">
            <text:p>-117.910011757614</text:p>
          </table:table-cell>
        </table:table-row>
        <table:table-row table:style-name="ro1">
          <table:table-cell office:value-type="string" calcext:value-type="string">
            <text:p>2019-12-02 23:17:12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841061729204" calcext:value-type="float">
            <text:p>73.9841061729204</text:p>
          </table:table-cell>
          <table:table-cell office:value-type="float" office:value="981.61631578282" calcext:value-type="float">
            <text:p>981.61631578282</text:p>
          </table:table-cell>
          <table:table-cell office:value-type="float" office:value="4087931" calcext:value-type="float">
            <text:p>4087931</text:p>
          </table:table-cell>
          <table:table-cell office:value-type="float" office:value="2063128" calcext:value-type="float">
            <text:p>2063128</text:p>
          </table:table-cell>
          <table:table-cell office:value-type="float" office:value="1711550" calcext:value-type="float">
            <text:p>1711550</text:p>
          </table:table-cell>
          <table:table-cell office:value-type="float" office:value="880749" calcext:value-type="float">
            <text:p>880749</text:p>
          </table:table-cell>
          <table:table-cell office:value-type="float" office:value="1239554" calcext:value-type="float">
            <text:p>12395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0157" calcext:value-type="float">
            <text:p>1090157</text:p>
          </table:table-cell>
          <table:table-cell office:value-type="float" office:value="219092" calcext:value-type="float">
            <text:p>219092</text:p>
          </table:table-cell>
          <table:table-cell office:value-type="float" office:value="2.43659704167808" calcext:value-type="float">
            <text:p>2.43659704167808</text:p>
          </table:table-cell>
          <table:table-cell office:value-type="float" office:value="1.2297202622557" calcext:value-type="float">
            <text:p>1.2297202622557</text:p>
          </table:table-cell>
          <table:table-cell office:value-type="float" office:value="1.02016341926615" calcext:value-type="float">
            <text:p>1.02016341926615</text:p>
          </table:table-cell>
          <table:table-cell office:value-type="float" office:value="0.524967375393793" calcext:value-type="float">
            <text:p>0.524967375393793</text:p>
          </table:table-cell>
          <table:table-cell office:value-type="float" office:value="0.738831846574765" calcext:value-type="float">
            <text:p>0.738831846574765</text:p>
          </table:table-cell>
          <table:table-cell office:value-type="float" office:value="5" calcext:value-type="float">
            <text:p>5</text:p>
          </table:table-cell>
          <table:table-cell office:value-type="float" office:value="0.649784284804378" calcext:value-type="float">
            <text:p>0.649784284804378</text:p>
          </table:table-cell>
          <table:table-cell office:value-type="float" office:value="0.130589023898724" calcext:value-type="float">
            <text:p>0.130589023898724</text:p>
          </table:table-cell>
          <table:table-cell office:value-type="float" office:value="-45.9673161467691" calcext:value-type="float">
            <text:p>-45.9673161467691</text:p>
          </table:table-cell>
          <table:table-cell office:value-type="float" office:value="-145.006524921241" calcext:value-type="float">
            <text:p>-145.006524921241</text:p>
          </table:table-cell>
          <table:table-cell office:value-type="float" office:value="-102.233630685047" calcext:value-type="float">
            <text:p>-102.233630685047</text:p>
          </table:table-cell>
          <table:table-cell office:value-type="float" office:value="750" calcext:value-type="float">
            <text:p>750</text:p>
          </table:table-cell>
          <table:table-cell office:value-type="float" office:value="-120.043143039124" calcext:value-type="float">
            <text:p>-120.043143039124</text:p>
          </table:table-cell>
        </table:table-row>
        <table:table-row table:style-name="ro1">
          <table:table-cell office:value-type="string" calcext:value-type="string">
            <text:p>2019-12-02 23:17:13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680899762436" calcext:value-type="float">
            <text:p>73.9680899762436</text:p>
          </table:table-cell>
          <table:table-cell office:value-type="float" office:value="981.61631578282" calcext:value-type="float">
            <text:p>981.61631578282</text:p>
          </table:table-cell>
          <table:table-cell office:value-type="float" office:value="4087806" calcext:value-type="float">
            <text:p>4087806</text:p>
          </table:table-cell>
          <table:table-cell office:value-type="float" office:value="2083372" calcext:value-type="float">
            <text:p>2083372</text:p>
          </table:table-cell>
          <table:table-cell office:value-type="float" office:value="1715107" calcext:value-type="float">
            <text:p>1715107</text:p>
          </table:table-cell>
          <table:table-cell office:value-type="float" office:value="881329" calcext:value-type="float">
            <text:p>881329</text:p>
          </table:table-cell>
          <table:table-cell office:value-type="float" office:value="1244755" calcext:value-type="float">
            <text:p>1244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9798" calcext:value-type="float">
            <text:p>1079798</text:p>
          </table:table-cell>
          <table:table-cell office:value-type="float" office:value="219159" calcext:value-type="float">
            <text:p>219159</text:p>
          </table:table-cell>
          <table:table-cell office:value-type="float" office:value="2.43652253586322" calcext:value-type="float">
            <text:p>2.43652253586322</text:p>
          </table:table-cell>
          <table:table-cell office:value-type="float" office:value="1.24178662798245" calcext:value-type="float">
            <text:p>1.24178662798245</text:p>
          </table:table-cell>
          <table:table-cell office:value-type="float" office:value="1.02228355673356" calcext:value-type="float">
            <text:p>1.02228355673356</text:p>
          </table:table-cell>
          <table:table-cell office:value-type="float" office:value="0.525313082374702" calcext:value-type="float">
            <text:p>0.525313082374702</text:p>
          </table:table-cell>
          <table:table-cell office:value-type="float" office:value="0.741931884519086" calcext:value-type="float">
            <text:p>0.741931884519086</text:p>
          </table:table-cell>
          <table:table-cell office:value-type="float" office:value="5" calcext:value-type="float">
            <text:p>5</text:p>
          </table:table-cell>
          <table:table-cell office:value-type="float" office:value="0.643609838916044" calcext:value-type="float">
            <text:p>0.643609838916044</text:p>
          </table:table-cell>
          <table:table-cell office:value-type="float" office:value="0.130628959015484" calcext:value-type="float">
            <text:p>0.130628959015484</text:p>
          </table:table-cell>
          <table:table-cell office:value-type="float" office:value="-45.5432886532889" calcext:value-type="float">
            <text:p>-45.5432886532889</text:p>
          </table:table-cell>
          <table:table-cell office:value-type="float" office:value="-144.93738352506" calcext:value-type="float">
            <text:p>-144.93738352506</text:p>
          </table:table-cell>
          <table:table-cell office:value-type="float" office:value="-101.613623096183" calcext:value-type="float">
            <text:p>-101.613623096183</text:p>
          </table:table-cell>
          <table:table-cell office:value-type="float" office:value="750" calcext:value-type="float">
            <text:p>750</text:p>
          </table:table-cell>
          <table:table-cell office:value-type="float" office:value="-121.278032216791" calcext:value-type="float">
            <text:p>-121.278032216791</text:p>
          </table:table-cell>
        </table:table-row>
        <table:table-row table:style-name="ro1">
          <table:table-cell office:value-type="string" calcext:value-type="string">
            <text:p>2019-12-02 23:17:14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574124692178" calcext:value-type="float">
            <text:p>73.9574124692178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9256" calcext:value-type="float">
            <text:p>4089256</text:p>
          </table:table-cell>
          <table:table-cell office:value-type="float" office:value="2079084" calcext:value-type="float">
            <text:p>2079084</text:p>
          </table:table-cell>
          <table:table-cell office:value-type="float" office:value="1707614" calcext:value-type="float">
            <text:p>1707614</text:p>
          </table:table-cell>
          <table:table-cell office:value-type="float" office:value="881500" calcext:value-type="float">
            <text:p>881500</text:p>
          </table:table-cell>
          <table:table-cell office:value-type="float" office:value="1248527" calcext:value-type="float">
            <text:p>12485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4505" calcext:value-type="float">
            <text:p>1084505</text:p>
          </table:table-cell>
          <table:table-cell office:value-type="float" office:value="219085" calcext:value-type="float">
            <text:p>219085</text:p>
          </table:table-cell>
          <table:table-cell office:value-type="float" office:value="2.4373868033155" calcext:value-type="float">
            <text:p>2.4373868033155</text:p>
          </table:table-cell>
          <table:table-cell office:value-type="float" office:value="1.2392307805098" calcext:value-type="float">
            <text:p>1.2392307805098</text:p>
          </table:table-cell>
          <table:table-cell office:value-type="float" office:value="1.01781738016813" calcext:value-type="float">
            <text:p>1.01781738016813</text:p>
          </table:table-cell>
          <table:table-cell office:value-type="float" office:value="0.525415006329418" calcext:value-type="float">
            <text:p>0.525415006329418</text:p>
          </table:table-cell>
          <table:table-cell office:value-type="float" office:value="0.744180171988031" calcext:value-type="float">
            <text:p>0.744180171988031</text:p>
          </table:table-cell>
          <table:table-cell office:value-type="float" office:value="5" calcext:value-type="float">
            <text:p>5</text:p>
          </table:table-cell>
          <table:table-cell office:value-type="float" office:value="0.646415429880074" calcext:value-type="float">
            <text:p>0.646415429880074</text:p>
          </table:table-cell>
          <table:table-cell office:value-type="float" office:value="0.130584851573092" calcext:value-type="float">
            <text:p>0.130584851573092</text:p>
          </table:table-cell>
          <table:table-cell office:value-type="float" office:value="-46.4365239663749" calcext:value-type="float">
            <text:p>-46.4365239663749</text:p>
          </table:table-cell>
          <table:table-cell office:value-type="float" office:value="-144.916998734116" calcext:value-type="float">
            <text:p>-144.916998734116</text:p>
          </table:table-cell>
          <table:table-cell office:value-type="float" office:value="-101.163965602394" calcext:value-type="float">
            <text:p>-101.163965602394</text:p>
          </table:table-cell>
          <table:table-cell office:value-type="float" office:value="750" calcext:value-type="float">
            <text:p>750</text:p>
          </table:table-cell>
          <table:table-cell office:value-type="float" office:value="-120.716914023985" calcext:value-type="float">
            <text:p>-120.716914023985</text:p>
          </table:table-cell>
        </table:table-row>
        <table:table-row table:style-name="ro1">
          <table:table-cell office:value-type="string" calcext:value-type="string">
            <text:p>2019-12-02 23:17:15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41396144817" calcext:value-type="float">
            <text:p>73.941396144817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8416" calcext:value-type="float">
            <text:p>4088416</text:p>
          </table:table-cell>
          <table:table-cell office:value-type="float" office:value="2065806" calcext:value-type="float">
            <text:p>2065806</text:p>
          </table:table-cell>
          <table:table-cell office:value-type="float" office:value="1699097" calcext:value-type="float">
            <text:p>1699097</text:p>
          </table:table-cell>
          <table:table-cell office:value-type="float" office:value="882009" calcext:value-type="float">
            <text:p>882009</text:p>
          </table:table-cell>
          <table:table-cell office:value-type="float" office:value="1246954" calcext:value-type="float">
            <text:p>12469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1690" calcext:value-type="float">
            <text:p>1091690</text:p>
          </table:table-cell>
          <table:table-cell office:value-type="float" office:value="219124" calcext:value-type="float">
            <text:p>219124</text:p>
          </table:table-cell>
          <table:table-cell office:value-type="float" office:value="2.4368861242397" calcext:value-type="float">
            <text:p>2.4368861242397</text:p>
          </table:table-cell>
          <table:table-cell office:value-type="float" office:value="1.23131647483307" calcext:value-type="float">
            <text:p>1.23131647483307</text:p>
          </table:table-cell>
          <table:table-cell office:value-type="float" office:value="1.01274085196744" calcext:value-type="float">
            <text:p>1.01274085196744</text:p>
          </table:table-cell>
          <table:table-cell office:value-type="float" office:value="0.525718394007491" calcext:value-type="float">
            <text:p>0.525718394007491</text:p>
          </table:table-cell>
          <table:table-cell office:value-type="float" office:value="0.743242590813946" calcext:value-type="float">
            <text:p>0.743242590813946</text:p>
          </table:table-cell>
          <table:table-cell office:value-type="float" office:value="5" calcext:value-type="float">
            <text:p>5</text:p>
          </table:table-cell>
          <table:table-cell office:value-type="float" office:value="0.650698024117711" calcext:value-type="float">
            <text:p>0.650698024117711</text:p>
          </table:table-cell>
          <table:table-cell office:value-type="float" office:value="0.130608097387325" calcext:value-type="float">
            <text:p>0.130608097387325</text:p>
          </table:table-cell>
          <table:table-cell office:value-type="float" office:value="-47.4518296065127" calcext:value-type="float">
            <text:p>-47.4518296065127</text:p>
          </table:table-cell>
          <table:table-cell office:value-type="float" office:value="-144.856321198502" calcext:value-type="float">
            <text:p>-144.856321198502</text:p>
          </table:table-cell>
          <table:table-cell office:value-type="float" office:value="-101.351481837211" calcext:value-type="float">
            <text:p>-101.351481837211</text:p>
          </table:table-cell>
          <table:table-cell office:value-type="float" office:value="750" calcext:value-type="float">
            <text:p>750</text:p>
          </table:table-cell>
          <table:table-cell office:value-type="float" office:value="-119.860395176458" calcext:value-type="float">
            <text:p>-119.860395176458</text:p>
          </table:table-cell>
        </table:table-row>
        <table:table-row table:style-name="ro1">
          <table:table-cell office:value-type="string" calcext:value-type="string">
            <text:p>2019-12-02 23:17:17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307185526417" calcext:value-type="float">
            <text:p>73.9307185526417</text:p>
          </table:table-cell>
          <table:table-cell office:value-type="float" office:value="981.58885205448" calcext:value-type="float">
            <text:p>981.58885205448</text:p>
          </table:table-cell>
          <table:table-cell office:value-type="float" office:value="4088238" calcext:value-type="float">
            <text:p>4088238</text:p>
          </table:table-cell>
          <table:table-cell office:value-type="float" office:value="2059616" calcext:value-type="float">
            <text:p>2059616</text:p>
          </table:table-cell>
          <table:table-cell office:value-type="float" office:value="1696352" calcext:value-type="float">
            <text:p>1696352</text:p>
          </table:table-cell>
          <table:table-cell office:value-type="float" office:value="882715" calcext:value-type="float">
            <text:p>882715</text:p>
          </table:table-cell>
          <table:table-cell office:value-type="float" office:value="1244093" calcext:value-type="float">
            <text:p>12440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2329" calcext:value-type="float">
            <text:p>1102329</text:p>
          </table:table-cell>
          <table:table-cell office:value-type="float" office:value="219063" calcext:value-type="float">
            <text:p>219063</text:p>
          </table:table-cell>
          <table:table-cell office:value-type="float" office:value="2.43678002795935" calcext:value-type="float">
            <text:p>2.43678002795935</text:p>
          </table:table-cell>
          <table:table-cell office:value-type="float" office:value="1.22762694688165" calcext:value-type="float">
            <text:p>1.22762694688165</text:p>
          </table:table-cell>
          <table:table-cell office:value-type="float" office:value="1.01110470427331" calcext:value-type="float">
            <text:p>1.01110470427331</text:p>
          </table:table-cell>
          <table:table-cell office:value-type="float" office:value="0.52613920284977" calcext:value-type="float">
            <text:p>0.52613920284977</text:p>
          </table:table-cell>
          <table:table-cell office:value-type="float" office:value="0.741537301723635" calcext:value-type="float">
            <text:p>0.741537301723635</text:p>
          </table:table-cell>
          <table:table-cell office:value-type="float" office:value="5" calcext:value-type="float">
            <text:p>5</text:p>
          </table:table-cell>
          <table:table-cell office:value-type="float" office:value="0.657039363031311" calcext:value-type="float">
            <text:p>0.657039363031311</text:p>
          </table:table-cell>
          <table:table-cell office:value-type="float" office:value="0.130571738549678" calcext:value-type="float">
            <text:p>0.130571738549678</text:p>
          </table:table-cell>
          <table:table-cell office:value-type="float" office:value="-47.7790591453384" calcext:value-type="float">
            <text:p>-47.7790591453384</text:p>
          </table:table-cell>
          <table:table-cell office:value-type="float" office:value="-144.772159430046" calcext:value-type="float">
            <text:p>-144.772159430046</text:p>
          </table:table-cell>
          <table:table-cell office:value-type="float" office:value="-101.692539655273" calcext:value-type="float">
            <text:p>-101.692539655273</text:p>
          </table:table-cell>
          <table:table-cell office:value-type="float" office:value="750" calcext:value-type="float">
            <text:p>750</text:p>
          </table:table-cell>
          <table:table-cell office:value-type="float" office:value="-118.592127393738" calcext:value-type="float">
            <text:p>-118.592127393738</text:p>
          </table:table-cell>
        </table:table-row>
        <table:table-row table:style-name="ro1">
          <table:table-cell office:value-type="string" calcext:value-type="string">
            <text:p>2019-12-02 23:17:18</text:p>
          </table:table-cell>
          <table:table-cell office:value-type="float" office:value="24.3870752468938" calcext:value-type="float">
            <text:p>24.3870752468938</text:p>
          </table:table-cell>
          <table:table-cell office:value-type="float" office:value="73.9138893340522" calcext:value-type="float">
            <text:p>73.9138893340522</text:p>
          </table:table-cell>
          <table:table-cell office:value-type="float" office:value="981.54435168949" calcext:value-type="float">
            <text:p>981.54435168949</text:p>
          </table:table-cell>
          <table:table-cell office:value-type="float" office:value="4087363" calcext:value-type="float">
            <text:p>4087363</text:p>
          </table:table-cell>
          <table:table-cell office:value-type="float" office:value="2081935" calcext:value-type="float">
            <text:p>2081935</text:p>
          </table:table-cell>
          <table:table-cell office:value-type="float" office:value="1696393" calcext:value-type="float">
            <text:p>1696393</text:p>
          </table:table-cell>
          <table:table-cell office:value-type="float" office:value="883965" calcext:value-type="float">
            <text:p>883965</text:p>
          </table:table-cell>
          <table:table-cell office:value-type="float" office:value="1239691" calcext:value-type="float">
            <text:p>12396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2308" calcext:value-type="float">
            <text:p>1092308</text:p>
          </table:table-cell>
          <table:table-cell office:value-type="float" office:value="219172" calcext:value-type="float">
            <text:p>219172</text:p>
          </table:table-cell>
          <table:table-cell office:value-type="float" office:value="2.43625848725539" calcext:value-type="float">
            <text:p>2.43625848725539</text:p>
          </table:table-cell>
          <table:table-cell office:value-type="float" office:value="1.24093010913493" calcext:value-type="float">
            <text:p>1.24093010913493</text:p>
          </table:table-cell>
          <table:table-cell office:value-type="float" office:value="1.01112914218058" calcext:value-type="float">
            <text:p>1.01112914218058</text:p>
          </table:table-cell>
          <table:table-cell office:value-type="float" office:value="0.52688426099828" calcext:value-type="float">
            <text:p>0.52688426099828</text:p>
          </table:table-cell>
          <table:table-cell office:value-type="float" office:value="0.738913504947842" calcext:value-type="float">
            <text:p>0.738913504947842</text:p>
          </table:table-cell>
          <table:table-cell office:value-type="float" office:value="5" calcext:value-type="float">
            <text:p>5</text:p>
          </table:table-cell>
          <table:table-cell office:value-type="float" office:value="0.651066380866334" calcext:value-type="float">
            <text:p>0.651066380866334</text:p>
          </table:table-cell>
          <table:table-cell office:value-type="float" office:value="0.130636707620228" calcext:value-type="float">
            <text:p>0.130636707620228</text:p>
          </table:table-cell>
          <table:table-cell office:value-type="float" office:value="-47.7741715638842" calcext:value-type="float">
            <text:p>-47.7741715638842</text:p>
          </table:table-cell>
          <table:table-cell office:value-type="float" office:value="-144.623147800344" calcext:value-type="float">
            <text:p>-144.623147800344</text:p>
          </table:table-cell>
          <table:table-cell office:value-type="float" office:value="-102.217299010432" calcext:value-type="float">
            <text:p>-102.217299010432</text:p>
          </table:table-cell>
          <table:table-cell office:value-type="float" office:value="750" calcext:value-type="float">
            <text:p>750</text:p>
          </table:table-cell>
          <table:table-cell office:value-type="float" office:value="-119.786723826733" calcext:value-type="float">
            <text:p>-119.786723826733</text:p>
          </table:table-cell>
        </table:table-row>
        <table:table-row table:style-name="ro1">
          <table:table-cell office:value-type="string" calcext:value-type="string">
            <text:p>2019-12-02 23:17:19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147021005168" calcext:value-type="float">
            <text:p>73.9147021005168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7596" calcext:value-type="float">
            <text:p>4087596</text:p>
          </table:table-cell>
          <table:table-cell office:value-type="float" office:value="2058953" calcext:value-type="float">
            <text:p>2058953</text:p>
          </table:table-cell>
          <table:table-cell office:value-type="float" office:value="1716733" calcext:value-type="float">
            <text:p>1716733</text:p>
          </table:table-cell>
          <table:table-cell office:value-type="float" office:value="884250" calcext:value-type="float">
            <text:p>884250</text:p>
          </table:table-cell>
          <table:table-cell office:value-type="float" office:value="1237691" calcext:value-type="float">
            <text:p>12376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9181" calcext:value-type="float">
            <text:p>1109181</text:p>
          </table:table-cell>
          <table:table-cell office:value-type="float" office:value="219109" calcext:value-type="float">
            <text:p>219109</text:p>
          </table:table-cell>
          <table:table-cell office:value-type="float" office:value="2.43639736609428" calcext:value-type="float">
            <text:p>2.43639736609428</text:p>
          </table:table-cell>
          <table:table-cell office:value-type="float" office:value="1.22723176803968" calcext:value-type="float">
            <text:p>1.22723176803968</text:p>
          </table:table-cell>
          <table:table-cell office:value-type="float" office:value="1.02325272837314" calcext:value-type="float">
            <text:p>1.02325272837314</text:p>
          </table:table-cell>
          <table:table-cell office:value-type="float" office:value="0.52705413425614" calcext:value-type="float">
            <text:p>0.52705413425614</text:p>
          </table:table-cell>
          <table:table-cell office:value-type="float" office:value="0.737721411910225" calcext:value-type="float">
            <text:p>0.737721411910225</text:p>
          </table:table-cell>
          <table:table-cell office:value-type="float" office:value="5" calcext:value-type="float">
            <text:p>5</text:p>
          </table:table-cell>
          <table:table-cell office:value-type="float" office:value="0.661123473778185" calcext:value-type="float">
            <text:p>0.661123473778185</text:p>
          </table:table-cell>
          <table:table-cell office:value-type="float" office:value="0.130599156689543" calcext:value-type="float">
            <text:p>0.130599156689543</text:p>
          </table:table-cell>
          <table:table-cell office:value-type="float" office:value="-45.3494543253725" calcext:value-type="float">
            <text:p>-45.3494543253725</text:p>
          </table:table-cell>
          <table:table-cell office:value-type="float" office:value="-144.589173148772" calcext:value-type="float">
            <text:p>-144.589173148772</text:p>
          </table:table-cell>
          <table:table-cell office:value-type="float" office:value="-102.455717617955" calcext:value-type="float">
            <text:p>-102.455717617955</text:p>
          </table:table-cell>
          <table:table-cell office:value-type="float" office:value="750" calcext:value-type="float">
            <text:p>750</text:p>
          </table:table-cell>
          <table:table-cell office:value-type="float" office:value="-117.775305244363" calcext:value-type="float">
            <text:p>-117.775305244363</text:p>
          </table:table-cell>
        </table:table-row>
        <table:table-row table:style-name="ro1">
          <table:table-cell office:value-type="string" calcext:value-type="string">
            <text:p>2019-12-02 23:17:20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040244231922" calcext:value-type="float">
            <text:p>73.9040244231922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7334" calcext:value-type="float">
            <text:p>4087334</text:p>
          </table:table-cell>
          <table:table-cell office:value-type="float" office:value="2058325" calcext:value-type="float">
            <text:p>2058325</text:p>
          </table:table-cell>
          <table:table-cell office:value-type="float" office:value="1750180" calcext:value-type="float">
            <text:p>1750180</text:p>
          </table:table-cell>
          <table:table-cell office:value-type="float" office:value="884820" calcext:value-type="float">
            <text:p>884820</text:p>
          </table:table-cell>
          <table:table-cell office:value-type="float" office:value="1235112" calcext:value-type="float">
            <text:p>12351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15783" calcext:value-type="float">
            <text:p>1115783</text:p>
          </table:table-cell>
          <table:table-cell office:value-type="float" office:value="219121" calcext:value-type="float">
            <text:p>219121</text:p>
          </table:table-cell>
          <table:table-cell office:value-type="float" office:value="2.43624120190635" calcext:value-type="float">
            <text:p>2.43624120190635</text:p>
          </table:table-cell>
          <table:table-cell office:value-type="float" office:value="1.22685745082586" calcext:value-type="float">
            <text:p>1.22685745082586</text:p>
          </table:table-cell>
          <table:table-cell office:value-type="float" office:value="1.04318869628772" calcext:value-type="float">
            <text:p>1.04318869628772</text:p>
          </table:table-cell>
          <table:table-cell office:value-type="float" office:value="0.527393880771861" calcext:value-type="float">
            <text:p>0.527393880771861</text:p>
          </table:table-cell>
          <table:table-cell office:value-type="float" office:value="0.736184207938219" calcext:value-type="float">
            <text:p>0.736184207938219</text:p>
          </table:table-cell>
          <table:table-cell office:value-type="float" office:value="5" calcext:value-type="float">
            <text:p>5</text:p>
          </table:table-cell>
          <table:table-cell office:value-type="float" office:value="0.665058572895357" calcext:value-type="float">
            <text:p>0.665058572895357</text:p>
          </table:table-cell>
          <table:table-cell office:value-type="float" office:value="0.130606309247769" calcext:value-type="float">
            <text:p>0.130606309247769</text:p>
          </table:table-cell>
          <table:table-cell office:value-type="float" office:value="-41.362260742457" calcext:value-type="float">
            <text:p>-41.362260742457</text:p>
          </table:table-cell>
          <table:table-cell office:value-type="float" office:value="-144.521223845628" calcext:value-type="float">
            <text:p>-144.521223845628</text:p>
          </table:table-cell>
          <table:table-cell office:value-type="float" office:value="-102.763158412356" calcext:value-type="float">
            <text:p>-102.763158412356</text:p>
          </table:table-cell>
          <table:table-cell office:value-type="float" office:value="750" calcext:value-type="float">
            <text:p>750</text:p>
          </table:table-cell>
          <table:table-cell office:value-type="float" office:value="-116.988285420929" calcext:value-type="float">
            <text:p>-116.988285420929</text:p>
          </table:table-cell>
        </table:table-row>
        <table:table-row table:style-name="ro1">
          <table:table-cell office:value-type="string" calcext:value-type="string">
            <text:p>2019-12-02 23:17:22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040244231922" calcext:value-type="float">
            <text:p>73.9040244231922</text:p>
          </table:table-cell>
          <table:table-cell office:value-type="float" office:value="981.61631578282" calcext:value-type="float">
            <text:p>981.61631578282</text:p>
          </table:table-cell>
          <table:table-cell office:value-type="float" office:value="4087354" calcext:value-type="float">
            <text:p>4087354</text:p>
          </table:table-cell>
          <table:table-cell office:value-type="float" office:value="2058871" calcext:value-type="float">
            <text:p>2058871</text:p>
          </table:table-cell>
          <table:table-cell office:value-type="float" office:value="1770857" calcext:value-type="float">
            <text:p>1770857</text:p>
          </table:table-cell>
          <table:table-cell office:value-type="float" office:value="885497" calcext:value-type="float">
            <text:p>885497</text:p>
          </table:table-cell>
          <table:table-cell office:value-type="float" office:value="1235928" calcext:value-type="float">
            <text:p>12359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20084" calcext:value-type="float">
            <text:p>1120084</text:p>
          </table:table-cell>
          <table:table-cell office:value-type="float" office:value="219093" calcext:value-type="float">
            <text:p>219093</text:p>
          </table:table-cell>
          <table:table-cell office:value-type="float" office:value="2.43625312283672" calcext:value-type="float">
            <text:p>2.43625312283672</text:p>
          </table:table-cell>
          <table:table-cell office:value-type="float" office:value="1.22718289222513" calcext:value-type="float">
            <text:p>1.22718289222513</text:p>
          </table:table-cell>
          <table:table-cell office:value-type="float" office:value="1.05551315015711" calcext:value-type="float">
            <text:p>1.05551315015711</text:p>
          </table:table-cell>
          <table:table-cell office:value-type="float" office:value="0.527797404265094" calcext:value-type="float">
            <text:p>0.527797404265094</text:p>
          </table:table-cell>
          <table:table-cell office:value-type="float" office:value="0.736670581897567" calcext:value-type="float">
            <text:p>0.736670581897567</text:p>
          </table:table-cell>
          <table:table-cell office:value-type="float" office:value="5" calcext:value-type="float">
            <text:p>5</text:p>
          </table:table-cell>
          <table:table-cell office:value-type="float" office:value="0.667622168972751" calcext:value-type="float">
            <text:p>0.667622168972751</text:p>
          </table:table-cell>
          <table:table-cell office:value-type="float" office:value="0.130589619945242" calcext:value-type="float">
            <text:p>0.130589619945242</text:p>
          </table:table-cell>
          <table:table-cell office:value-type="float" office:value="-38.8973699685776" calcext:value-type="float">
            <text:p>-38.8973699685776</text:p>
          </table:table-cell>
          <table:table-cell office:value-type="float" office:value="-144.440519146981" calcext:value-type="float">
            <text:p>-144.440519146981</text:p>
          </table:table-cell>
          <table:table-cell office:value-type="float" office:value="-102.665883620487" calcext:value-type="float">
            <text:p>-102.665883620487</text:p>
          </table:table-cell>
          <table:table-cell office:value-type="float" office:value="750" calcext:value-type="float">
            <text:p>750</text:p>
          </table:table-cell>
          <table:table-cell office:value-type="float" office:value="-116.47556620545" calcext:value-type="float">
            <text:p>-116.47556620545</text:p>
          </table:table-cell>
        </table:table-row>
        <table:table-row table:style-name="ro1">
          <table:table-cell office:value-type="string" calcext:value-type="string">
            <text:p>2019-12-02 23:17:23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8986855717575" calcext:value-type="float">
            <text:p>73.8986855717575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7538" calcext:value-type="float">
            <text:p>4087538</text:p>
          </table:table-cell>
          <table:table-cell office:value-type="float" office:value="2067151" calcext:value-type="float">
            <text:p>2067151</text:p>
          </table:table-cell>
          <table:table-cell office:value-type="float" office:value="1714064" calcext:value-type="float">
            <text:p>1714064</text:p>
          </table:table-cell>
          <table:table-cell office:value-type="float" office:value="885998" calcext:value-type="float">
            <text:p>885998</text:p>
          </table:table-cell>
          <table:table-cell office:value-type="float" office:value="1228651" calcext:value-type="float">
            <text:p>12286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28399" calcext:value-type="float">
            <text:p>1128399</text:p>
          </table:table-cell>
          <table:table-cell office:value-type="float" office:value="219120" calcext:value-type="float">
            <text:p>219120</text:p>
          </table:table-cell>
          <table:table-cell office:value-type="float" office:value="2.43636279539618" calcext:value-type="float">
            <text:p>2.43636279539618</text:p>
          </table:table-cell>
          <table:table-cell office:value-type="float" office:value="1.23211815740087" calcext:value-type="float">
            <text:p>1.23211815740087</text:p>
          </table:table-cell>
          <table:table-cell office:value-type="float" office:value="1.02166188021444" calcext:value-type="float">
            <text:p>1.02166188021444</text:p>
          </table:table-cell>
          <table:table-cell office:value-type="float" office:value="0.528096023571017" calcext:value-type="float">
            <text:p>0.528096023571017</text:p>
          </table:table-cell>
          <table:table-cell office:value-type="float" office:value="0.732333151380199" calcext:value-type="float">
            <text:p>0.732333151380199</text:p>
          </table:table-cell>
          <table:table-cell office:value-type="float" office:value="5" calcext:value-type="float">
            <text:p>5</text:p>
          </table:table-cell>
          <table:table-cell office:value-type="float" office:value="0.672578295776641" calcext:value-type="float">
            <text:p>0.672578295776641</text:p>
          </table:table-cell>
          <table:table-cell office:value-type="float" office:value="0.13060571320125" calcext:value-type="float">
            <text:p>0.13060571320125</text:p>
          </table:table-cell>
          <table:table-cell office:value-type="float" office:value="-45.6676239571123" calcext:value-type="float">
            <text:p>-45.6676239571123</text:p>
          </table:table-cell>
          <table:table-cell office:value-type="float" office:value="-144.380795285797" calcext:value-type="float">
            <text:p>-144.380795285797</text:p>
          </table:table-cell>
          <table:table-cell office:value-type="float" office:value="-103.53336972396" calcext:value-type="float">
            <text:p>-103.53336972396</text:p>
          </table:table-cell>
          <table:table-cell office:value-type="float" office:value="750" calcext:value-type="float">
            <text:p>750</text:p>
          </table:table-cell>
          <table:table-cell office:value-type="float" office:value="-115.484340844672" calcext:value-type="float">
            <text:p>-115.484340844672</text:p>
          </table:table-cell>
        </table:table-row>
        <table:table-row table:style-name="ro1">
          <table:table-cell office:value-type="string" calcext:value-type="string">
            <text:p>2019-12-02 23:17:24</text:p>
          </table:table-cell>
          <table:table-cell office:value-type="float" office:value="24.402237161441" calcext:value-type="float">
            <text:p>24.402237161441</text:p>
          </table:table-cell>
          <table:table-cell office:value-type="float" office:value="73.8723970772516" calcext:value-type="float">
            <text:p>73.8723970772516</text:p>
          </table:table-cell>
          <table:table-cell office:value-type="float" office:value="981.597370667785" calcext:value-type="float">
            <text:p>981.597370667785</text:p>
          </table:table-cell>
          <table:table-cell office:value-type="float" office:value="4087278" calcext:value-type="float">
            <text:p>4087278</text:p>
          </table:table-cell>
          <table:table-cell office:value-type="float" office:value="2085217" calcext:value-type="float">
            <text:p>2085217</text:p>
          </table:table-cell>
          <table:table-cell office:value-type="float" office:value="1673144" calcext:value-type="float">
            <text:p>1673144</text:p>
          </table:table-cell>
          <table:table-cell office:value-type="float" office:value="887004" calcext:value-type="float">
            <text:p>887004</text:p>
          </table:table-cell>
          <table:table-cell office:value-type="float" office:value="1221218" calcext:value-type="float">
            <text:p>12212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0851" calcext:value-type="float">
            <text:p>1140851</text:p>
          </table:table-cell>
          <table:table-cell office:value-type="float" office:value="219140" calcext:value-type="float">
            <text:p>219140</text:p>
          </table:table-cell>
          <table:table-cell office:value-type="float" office:value="2.43620782330129" calcext:value-type="float">
            <text:p>2.43620782330129</text:p>
          </table:table-cell>
          <table:table-cell office:value-type="float" office:value="1.24288633380965" calcext:value-type="float">
            <text:p>1.24288633380965</text:p>
          </table:table-cell>
          <table:table-cell office:value-type="float" office:value="0.997271656664807" calcext:value-type="float">
            <text:p>0.997271656664807</text:p>
          </table:table-cell>
          <table:table-cell office:value-type="float" office:value="0.528695646368938" calcext:value-type="float">
            <text:p>0.528695646368938</text:p>
          </table:table-cell>
          <table:table-cell office:value-type="float" office:value="0.727902737605898" calcext:value-type="float">
            <text:p>0.727902737605898</text:p>
          </table:table-cell>
          <table:table-cell office:value-type="float" office:value="5" calcext:value-type="float">
            <text:p>5</text:p>
          </table:table-cell>
          <table:table-cell office:value-type="float" office:value="0.68000026702884" calcext:value-type="float">
            <text:p>0.68000026702884</text:p>
          </table:table-cell>
          <table:table-cell office:value-type="float" office:value="0.130617634131626" calcext:value-type="float">
            <text:p>0.130617634131626</text:p>
          </table:table-cell>
          <table:table-cell office:value-type="float" office:value="-50.5456686670385" calcext:value-type="float">
            <text:p>-50.5456686670385</text:p>
          </table:table-cell>
          <table:table-cell office:value-type="float" office:value="-144.260870726212" calcext:value-type="float">
            <text:p>-144.260870726212</text:p>
          </table:table-cell>
          <table:table-cell office:value-type="float" office:value="-104.41945247882" calcext:value-type="float">
            <text:p>-104.41945247882</text:p>
          </table:table-cell>
          <table:table-cell office:value-type="float" office:value="750" calcext:value-type="float">
            <text:p>750</text:p>
          </table:table-cell>
          <table:table-cell office:value-type="float" office:value="-113.999946594232" calcext:value-type="float">
            <text:p>-113.999946594232</text:p>
          </table:table-cell>
        </table:table-row>
        <table:table-row table:style-name="ro1">
          <table:table-cell office:value-type="string" calcext:value-type="string">
            <text:p>2019-12-02 23:17:26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9147021005168" calcext:value-type="float">
            <text:p>73.9147021005168</text:p>
          </table:table-cell>
          <table:table-cell office:value-type="float" office:value="981.533924662911" calcext:value-type="float">
            <text:p>981.533924662911</text:p>
          </table:table-cell>
          <table:table-cell office:value-type="float" office:value="4088824" calcext:value-type="float">
            <text:p>4088824</text:p>
          </table:table-cell>
          <table:table-cell office:value-type="float" office:value="2090057" calcext:value-type="float">
            <text:p>2090057</text:p>
          </table:table-cell>
          <table:table-cell office:value-type="float" office:value="1681819" calcext:value-type="float">
            <text:p>1681819</text:p>
          </table:table-cell>
          <table:table-cell office:value-type="float" office:value="887750" calcext:value-type="float">
            <text:p>887750</text:p>
          </table:table-cell>
          <table:table-cell office:value-type="float" office:value="1220084" calcext:value-type="float">
            <text:p>12200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0179" calcext:value-type="float">
            <text:p>1140179</text:p>
          </table:table-cell>
          <table:table-cell office:value-type="float" office:value="219113" calcext:value-type="float">
            <text:p>219113</text:p>
          </table:table-cell>
          <table:table-cell office:value-type="float" office:value="2.43712931121937" calcext:value-type="float">
            <text:p>2.43712931121937</text:p>
          </table:table-cell>
          <table:table-cell office:value-type="float" office:value="1.24577119896069" calcext:value-type="float">
            <text:p>1.24577119896069</text:p>
          </table:table-cell>
          <table:table-cell office:value-type="float" office:value="1.00244236021547" calcext:value-type="float">
            <text:p>1.00244236021547</text:p>
          </table:table-cell>
          <table:table-cell office:value-type="float" office:value="0.529140297071969" calcext:value-type="float">
            <text:p>0.529140297071969</text:p>
          </table:table-cell>
          <table:table-cell office:value-type="float" office:value="0.72722682085357" calcext:value-type="float">
            <text:p>0.72722682085357</text:p>
          </table:table-cell>
          <table:table-cell office:value-type="float" office:value="5" calcext:value-type="float">
            <text:p>5</text:p>
          </table:table-cell>
          <table:table-cell office:value-type="float" office:value="0.679599723768201" calcext:value-type="float">
            <text:p>0.679599723768201</text:p>
          </table:table-cell>
          <table:table-cell office:value-type="float" office:value="0.130601540875619" calcext:value-type="float">
            <text:p>0.130601540875619</text:p>
          </table:table-cell>
          <table:table-cell office:value-type="float" office:value="-49.5115279569063" calcext:value-type="float">
            <text:p>-49.5115279569063</text:p>
          </table:table-cell>
          <table:table-cell office:value-type="float" office:value="-144.171940585606" calcext:value-type="float">
            <text:p>-144.171940585606</text:p>
          </table:table-cell>
          <table:table-cell office:value-type="float" office:value="-104.554635829286" calcext:value-type="float">
            <text:p>-104.554635829286</text:p>
          </table:table-cell>
          <table:table-cell office:value-type="float" office:value="750" calcext:value-type="float">
            <text:p>750</text:p>
          </table:table-cell>
          <table:table-cell office:value-type="float" office:value="-114.08005524636" calcext:value-type="float">
            <text:p>-114.08005524636</text:p>
          </table:table-cell>
        </table:table-row>
        <table:table-row table:style-name="ro1">
          <table:table-cell office:value-type="string" calcext:value-type="string">
            <text:p>2019-12-02 23:17:27</text:p>
          </table:table-cell>
          <table:table-cell office:value-type="float" office:value="24.4072911335388" calcext:value-type="float">
            <text:p>24.4072911335388</text:p>
          </table:table-cell>
          <table:table-cell office:value-type="float" office:value="73.9048369121222" calcext:value-type="float">
            <text:p>73.9048369121222</text:p>
          </table:table-cell>
          <table:table-cell office:value-type="float" office:value="981.605889317977" calcext:value-type="float">
            <text:p>981.605889317977</text:p>
          </table:table-cell>
          <table:table-cell office:value-type="float" office:value="4087730" calcext:value-type="float">
            <text:p>4087730</text:p>
          </table:table-cell>
          <table:table-cell office:value-type="float" office:value="2067594" calcext:value-type="float">
            <text:p>2067594</text:p>
          </table:table-cell>
          <table:table-cell office:value-type="float" office:value="1446657" calcext:value-type="float">
            <text:p>1446657</text:p>
          </table:table-cell>
          <table:table-cell office:value-type="float" office:value="890073" calcext:value-type="float">
            <text:p>890073</text:p>
          </table:table-cell>
          <table:table-cell office:value-type="float" office:value="1216040" calcext:value-type="float">
            <text:p>12160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8593" calcext:value-type="float">
            <text:p>1138593</text:p>
          </table:table-cell>
          <table:table-cell office:value-type="float" office:value="219113" calcext:value-type="float">
            <text:p>219113</text:p>
          </table:table-cell>
          <table:table-cell office:value-type="float" office:value="2.4364772363278" calcext:value-type="float">
            <text:p>2.4364772363278</text:p>
          </table:table-cell>
          <table:table-cell office:value-type="float" office:value="1.2323822060087" calcext:value-type="float">
            <text:p>1.2323822060087</text:p>
          </table:table-cell>
          <table:table-cell office:value-type="float" office:value="0.862274868759497" calcext:value-type="float">
            <text:p>0.862274868759497</text:p>
          </table:table-cell>
          <table:table-cell office:value-type="float" office:value="0.530524913135161" calcext:value-type="float">
            <text:p>0.530524913135161</text:p>
          </table:table-cell>
          <table:table-cell office:value-type="float" office:value="0.724816408731509" calcext:value-type="float">
            <text:p>0.724816408731509</text:p>
          </table:table-cell>
          <table:table-cell office:value-type="float" office:value="5" calcext:value-type="float">
            <text:p>5</text:p>
          </table:table-cell>
          <table:table-cell office:value-type="float" office:value="0.678654393989372" calcext:value-type="float">
            <text:p>0.678654393989372</text:p>
          </table:table-cell>
          <table:table-cell office:value-type="float" office:value="0.130601540875619" calcext:value-type="float">
            <text:p>0.130601540875619</text:p>
          </table:table-cell>
          <table:table-cell office:value-type="float" office:value="-77.5450262481006" calcext:value-type="float">
            <text:p>-77.5450262481006</text:p>
          </table:table-cell>
          <table:table-cell office:value-type="float" office:value="-143.895017372968" calcext:value-type="float">
            <text:p>-143.895017372968</text:p>
          </table:table-cell>
          <table:table-cell office:value-type="float" office:value="-105.036718253698" calcext:value-type="float">
            <text:p>-105.036718253698</text:p>
          </table:table-cell>
          <table:table-cell office:value-type="float" office:value="750" calcext:value-type="float">
            <text:p>750</text:p>
          </table:table-cell>
          <table:table-cell office:value-type="float" office:value="-114.269121202126" calcext:value-type="float">
            <text:p>-114.269121202126</text:p>
          </table:table-cell>
        </table:table-row>
        <table:table-row table:style-name="ro1">
          <table:table-cell office:value-type="string" calcext:value-type="string">
            <text:p>2019-12-02 23:17:28</text:p>
          </table:table-cell>
          <table:table-cell office:value-type="float" office:value="24.3971831896342" calcext:value-type="float">
            <text:p>24.3971831896342</text:p>
          </table:table-cell>
          <table:table-cell office:value-type="float" office:value="73.8933467118078" calcext:value-type="float">
            <text:p>73.8933467118078</text:p>
          </table:table-cell>
          <table:table-cell office:value-type="float" office:value="981.561388347844" calcext:value-type="float">
            <text:p>981.561388347844</text:p>
          </table:table-cell>
          <table:table-cell office:value-type="float" office:value="4087640" calcext:value-type="float">
            <text:p>4087640</text:p>
          </table:table-cell>
          <table:table-cell office:value-type="float" office:value="2061122" calcext:value-type="float">
            <text:p>2061122</text:p>
          </table:table-cell>
          <table:table-cell office:value-type="float" office:value="1312838" calcext:value-type="float">
            <text:p>1312838</text:p>
          </table:table-cell>
          <table:table-cell office:value-type="float" office:value="889648" calcext:value-type="float">
            <text:p>889648</text:p>
          </table:table-cell>
          <table:table-cell office:value-type="float" office:value="930995" calcext:value-type="float">
            <text:p>9309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1729" calcext:value-type="float">
            <text:p>1141729</text:p>
          </table:table-cell>
          <table:table-cell office:value-type="float" office:value="219147" calcext:value-type="float">
            <text:p>219147</text:p>
          </table:table-cell>
          <table:table-cell office:value-type="float" office:value="2.4364235921411" calcext:value-type="float">
            <text:p>2.4364235921411</text:p>
          </table:table-cell>
          <table:table-cell office:value-type="float" office:value="1.22852459293897" calcext:value-type="float">
            <text:p>1.22852459293897</text:p>
          </table:table-cell>
          <table:table-cell office:value-type="float" office:value="0.782512519659104" calcext:value-type="float">
            <text:p>0.782512519659104</text:p>
          </table:table-cell>
          <table:table-cell office:value-type="float" office:value="0.530271593364667" calcext:value-type="float">
            <text:p>0.530271593364667</text:p>
          </table:table-cell>
          <table:table-cell office:value-type="float" office:value="0.554916328777829" calcext:value-type="float">
            <text:p>0.554916328777829</text:p>
          </table:table-cell>
          <table:table-cell office:value-type="float" office:value="5" calcext:value-type="float">
            <text:p>5</text:p>
          </table:table-cell>
          <table:table-cell office:value-type="float" office:value="0.680523595872354" calcext:value-type="float">
            <text:p>0.680523595872354</text:p>
          </table:table-cell>
          <table:table-cell office:value-type="float" office:value="0.130621806457258" calcext:value-type="float">
            <text:p>0.130621806457258</text:p>
          </table:table-cell>
          <table:table-cell office:value-type="float" office:value="-93.4974960681791" calcext:value-type="float">
            <text:p>-93.4974960681791</text:p>
          </table:table-cell>
          <table:table-cell office:value-type="float" office:value="-143.945681327067" calcext:value-type="float">
            <text:p>-143.945681327067</text:p>
          </table:table-cell>
          <table:table-cell office:value-type="float" office:value="-139.016734244434" calcext:value-type="float">
            <text:p>-139.016734244434</text:p>
          </table:table-cell>
          <table:table-cell office:value-type="float" office:value="750" calcext:value-type="float">
            <text:p>750</text:p>
          </table:table-cell>
          <table:table-cell office:value-type="float" office:value="-113.895280825529" calcext:value-type="float">
            <text:p>-113.895280825529</text:p>
          </table:table-cell>
        </table:table-row>
        <table:table-row table:style-name="ro1">
          <table:table-cell office:value-type="string" calcext:value-type="string">
            <text:p>2019-12-02 23:17:29</text:p>
          </table:table-cell>
          <table:table-cell office:value-type="float" office:value="24.4123451059277" calcext:value-type="float">
            <text:p>24.4123451059277</text:p>
          </table:table-cell>
          <table:table-cell office:value-type="float" office:value="73.8892260240886" calcext:value-type="float">
            <text:p>73.8892260240886</text:p>
          </table:table-cell>
          <table:table-cell office:value-type="float" office:value="981.586943612037" calcext:value-type="float">
            <text:p>981.586943612037</text:p>
          </table:table-cell>
          <table:table-cell office:value-type="float" office:value="4088597" calcext:value-type="float">
            <text:p>4088597</text:p>
          </table:table-cell>
          <table:table-cell office:value-type="float" office:value="2080488" calcext:value-type="float">
            <text:p>2080488</text:p>
          </table:table-cell>
          <table:table-cell office:value-type="float" office:value="1148564" calcext:value-type="float">
            <text:p>1148564</text:p>
          </table:table-cell>
          <table:table-cell office:value-type="float" office:value="889884" calcext:value-type="float">
            <text:p>889884</text:p>
          </table:table-cell>
          <table:table-cell office:value-type="float" office:value="972647" calcext:value-type="float">
            <text:p>9726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1780" calcext:value-type="float">
            <text:p>1131780</text:p>
          </table:table-cell>
          <table:table-cell office:value-type="float" office:value="219223" calcext:value-type="float">
            <text:p>219223</text:p>
          </table:table-cell>
          <table:table-cell office:value-type="float" office:value="2.4369940086596" calcext:value-type="float">
            <text:p>2.4369940086596</text:p>
          </table:table-cell>
          <table:table-cell office:value-type="float" office:value="1.24006762982221" calcext:value-type="float">
            <text:p>1.24006762982221</text:p>
          </table:table-cell>
          <table:table-cell office:value-type="float" office:value="0.684597573828408" calcext:value-type="float">
            <text:p>0.684597573828408</text:p>
          </table:table-cell>
          <table:table-cell office:value-type="float" office:value="0.530412260343106" calcext:value-type="float">
            <text:p>0.530412260343106</text:p>
          </table:table-cell>
          <table:table-cell office:value-type="float" office:value="0.579742858379228" calcext:value-type="float">
            <text:p>0.579742858379228</text:p>
          </table:table-cell>
          <table:table-cell office:value-type="float" office:value="5" calcext:value-type="float">
            <text:p>5</text:p>
          </table:table-cell>
          <table:table-cell office:value-type="float" office:value="0.674593529056731" calcext:value-type="float">
            <text:p>0.674593529056731</text:p>
          </table:table-cell>
          <table:table-cell office:value-type="float" office:value="0.130667105992688" calcext:value-type="float">
            <text:p>0.130667105992688</text:p>
          </table:table-cell>
          <table:table-cell office:value-type="float" office:value="-113.080485234318" calcext:value-type="float">
            <text:p>-113.080485234318</text:p>
          </table:table-cell>
          <table:table-cell office:value-type="float" office:value="-143.917547931379" calcext:value-type="float">
            <text:p>-143.917547931379</text:p>
          </table:table-cell>
          <table:table-cell office:value-type="float" office:value="-134.051428324154" calcext:value-type="float">
            <text:p>-134.051428324154</text:p>
          </table:table-cell>
          <table:table-cell office:value-type="float" office:value="750" calcext:value-type="float">
            <text:p>750</text:p>
          </table:table-cell>
          <table:table-cell office:value-type="float" office:value="-115.081294188654" calcext:value-type="float">
            <text:p>-115.081294188654</text:p>
          </table:table-cell>
        </table:table-row>
        <table:table-row table:style-name="ro1">
          <table:table-cell office:value-type="string" calcext:value-type="string">
            <text:p>2019-12-02 23:17:31</text:p>
          </table:table-cell>
          <table:table-cell office:value-type="float" office:value="24.4123451059277" calcext:value-type="float">
            <text:p>24.4123451059277</text:p>
          </table:table-cell>
          <table:table-cell office:value-type="float" office:value="73.8892260240886" calcext:value-type="float">
            <text:p>73.8892260240886</text:p>
          </table:table-cell>
          <table:table-cell office:value-type="float" office:value="981.532014891114" calcext:value-type="float">
            <text:p>981.532014891114</text:p>
          </table:table-cell>
          <table:table-cell office:value-type="float" office:value="4087563" calcext:value-type="float">
            <text:p>4087563</text:p>
          </table:table-cell>
          <table:table-cell office:value-type="float" office:value="2083514" calcext:value-type="float">
            <text:p>2083514</text:p>
          </table:table-cell>
          <table:table-cell office:value-type="float" office:value="1088310" calcext:value-type="float">
            <text:p>1088310</text:p>
          </table:table-cell>
          <table:table-cell office:value-type="float" office:value="890149" calcext:value-type="float">
            <text:p>890149</text:p>
          </table:table-cell>
          <table:table-cell office:value-type="float" office:value="1224361" calcext:value-type="float">
            <text:p>12243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1669" calcext:value-type="float">
            <text:p>1141669</text:p>
          </table:table-cell>
          <table:table-cell office:value-type="float" office:value="219279" calcext:value-type="float">
            <text:p>219279</text:p>
          </table:table-cell>
          <table:table-cell office:value-type="float" office:value="2.43637769655915" calcext:value-type="float">
            <text:p>2.43637769655915</text:p>
          </table:table-cell>
          <table:table-cell office:value-type="float" office:value="1.24187126658812" calcext:value-type="float">
            <text:p>1.24187126658812</text:p>
          </table:table-cell>
          <table:table-cell office:value-type="float" office:value="0.648683386884139" calcext:value-type="float">
            <text:p>0.648683386884139</text:p>
          </table:table-cell>
          <table:table-cell office:value-type="float" office:value="0.53057021267059" calcext:value-type="float">
            <text:p>0.53057021267059</text:p>
          </table:table-cell>
          <table:table-cell office:value-type="float" office:value="0.729776111814512" calcext:value-type="float">
            <text:p>0.729776111814512</text:p>
          </table:table-cell>
          <table:table-cell office:value-type="float" office:value="5" calcext:value-type="float">
            <text:p>5</text:p>
          </table:table-cell>
          <table:table-cell office:value-type="float" office:value="0.680487833081225" calcext:value-type="float">
            <text:p>0.680487833081225</text:p>
          </table:table-cell>
          <table:table-cell office:value-type="float" office:value="0.130700484597741" calcext:value-type="float">
            <text:p>0.130700484597741</text:p>
          </table:table-cell>
          <table:table-cell office:value-type="float" office:value="-120.263322623172" calcext:value-type="float">
            <text:p>-120.263322623172</text:p>
          </table:table-cell>
          <table:table-cell office:value-type="float" office:value="-143.885957465882" calcext:value-type="float">
            <text:p>-143.885957465882</text:p>
          </table:table-cell>
          <table:table-cell office:value-type="float" office:value="-104.044777637098" calcext:value-type="float">
            <text:p>-104.044777637098</text:p>
          </table:table-cell>
          <table:table-cell office:value-type="float" office:value="750" calcext:value-type="float">
            <text:p>750</text:p>
          </table:table-cell>
          <table:table-cell office:value-type="float" office:value="-113.902433383755" calcext:value-type="float">
            <text:p>-113.902433383755</text:p>
          </table:table-cell>
        </table:table-row>
        <table:table-row table:style-name="ro1">
          <table:table-cell office:value-type="string" calcext:value-type="string">
            <text:p>2019-12-02 23:17:32</text:p>
          </table:table-cell>
          <table:table-cell office:value-type="float" office:value="24.4173990786076" calcext:value-type="float">
            <text:p>24.4173990786076</text:p>
          </table:table-cell>
          <table:table-cell office:value-type="float" office:value="73.8736146909806" calcext:value-type="float">
            <text:p>73.8736146909806</text:p>
          </table:table-cell>
          <table:table-cell office:value-type="float" office:value="981.567997507094" calcext:value-type="float">
            <text:p>981.567997507094</text:p>
          </table:table-cell>
          <table:table-cell office:value-type="float" office:value="4087487" calcext:value-type="float">
            <text:p>4087487</text:p>
          </table:table-cell>
          <table:table-cell office:value-type="float" office:value="2064315" calcext:value-type="float">
            <text:p>2064315</text:p>
          </table:table-cell>
          <table:table-cell office:value-type="float" office:value="1049376" calcext:value-type="float">
            <text:p>1049376</text:p>
          </table:table-cell>
          <table:table-cell office:value-type="float" office:value="889640" calcext:value-type="float">
            <text:p>889640</text:p>
          </table:table-cell>
          <table:table-cell office:value-type="float" office:value="1223692" calcext:value-type="float">
            <text:p>12236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2103" calcext:value-type="float">
            <text:p>1142103</text:p>
          </table:table-cell>
          <table:table-cell office:value-type="float" office:value="219418" calcext:value-type="float">
            <text:p>219418</text:p>
          </table:table-cell>
          <table:table-cell office:value-type="float" office:value="2.43633239702373" calcext:value-type="float">
            <text:p>2.43633239702373</text:p>
          </table:table-cell>
          <table:table-cell office:value-type="float" office:value="1.23042776947353" calcext:value-type="float">
            <text:p>1.23042776947353</text:p>
          </table:table-cell>
          <table:table-cell office:value-type="float" office:value="0.625476911720861" calcext:value-type="float">
            <text:p>0.625476911720861</text:p>
          </table:table-cell>
          <table:table-cell office:value-type="float" office:value="0.530266824992517" calcext:value-type="float">
            <text:p>0.530266824992517</text:p>
          </table:table-cell>
          <table:table-cell office:value-type="float" office:value="0.72937735669343" calcext:value-type="float">
            <text:p>0.72937735669343</text:p>
          </table:table-cell>
          <table:table-cell office:value-type="float" office:value="5" calcext:value-type="float">
            <text:p>5</text:p>
          </table:table-cell>
          <table:table-cell office:value-type="float" office:value="0.680746517270388" calcext:value-type="float">
            <text:p>0.680746517270388</text:p>
          </table:table-cell>
          <table:table-cell office:value-type="float" office:value="0.130783335063855" calcext:value-type="float">
            <text:p>0.130783335063855</text:p>
          </table:table-cell>
          <table:table-cell office:value-type="float" office:value="-124.904617655828" calcext:value-type="float">
            <text:p>-124.904617655828</text:p>
          </table:table-cell>
          <table:table-cell office:value-type="float" office:value="-143.946635001497" calcext:value-type="float">
            <text:p>-143.946635001497</text:p>
          </table:table-cell>
          <table:table-cell office:value-type="float" office:value="-104.124528661314" calcext:value-type="float">
            <text:p>-104.124528661314</text:p>
          </table:table-cell>
          <table:table-cell office:value-type="float" office:value="750" calcext:value-type="float">
            <text:p>750</text:p>
          </table:table-cell>
          <table:table-cell office:value-type="float" office:value="-113.850696545922" calcext:value-type="float">
            <text:p>-113.850696545922</text:p>
          </table:table-cell>
        </table:table-row>
        <table:table-row table:style-name="ro1">
          <table:table-cell office:value-type="string" calcext:value-type="string">
            <text:p>2019-12-02 23:17:33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8851048828242" calcext:value-type="float">
            <text:p>73.8851048828242</text:p>
          </table:table-cell>
          <table:table-cell office:value-type="float" office:value="981.55756911448" calcext:value-type="float">
            <text:p>981.55756911448</text:p>
          </table:table-cell>
          <table:table-cell office:value-type="float" office:value="4088363" calcext:value-type="float">
            <text:p>4088363</text:p>
          </table:table-cell>
          <table:table-cell office:value-type="float" office:value="2071986" calcext:value-type="float">
            <text:p>2071986</text:p>
          </table:table-cell>
          <table:table-cell office:value-type="float" office:value="1020304" calcext:value-type="float">
            <text:p>1020304</text:p>
          </table:table-cell>
          <table:table-cell office:value-type="float" office:value="889360" calcext:value-type="float">
            <text:p>889360</text:p>
          </table:table-cell>
          <table:table-cell office:value-type="float" office:value="1221801" calcext:value-type="float">
            <text:p>12218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41492" calcext:value-type="float">
            <text:p>1141492</text:p>
          </table:table-cell>
          <table:table-cell office:value-type="float" office:value="219363" calcext:value-type="float">
            <text:p>219363</text:p>
          </table:table-cell>
          <table:table-cell office:value-type="float" office:value="2.4368545337742" calcext:value-type="float">
            <text:p>2.4368545337742</text:p>
          </table:table-cell>
          <table:table-cell office:value-type="float" office:value="1.2350000423193" calcext:value-type="float">
            <text:p>1.2350000423193</text:p>
          </table:table-cell>
          <table:table-cell office:value-type="float" office:value="0.60814864732607" calcext:value-type="float">
            <text:p>0.60814864732607</text:p>
          </table:table-cell>
          <table:table-cell office:value-type="float" office:value="0.53009993196725" calcext:value-type="float">
            <text:p>0.53009993196725</text:p>
          </table:table-cell>
          <table:table-cell office:value-type="float" office:value="0.728250232726363" calcext:value-type="float">
            <text:p>0.728250232726363</text:p>
          </table:table-cell>
          <table:table-cell office:value-type="float" office:value="5" calcext:value-type="float">
            <text:p>5</text:p>
          </table:table-cell>
          <table:table-cell office:value-type="float" office:value="0.680382332847396" calcext:value-type="float">
            <text:p>0.680382332847396</text:p>
          </table:table-cell>
          <table:table-cell office:value-type="float" office:value="0.130750552505321" calcext:value-type="float">
            <text:p>0.130750552505321</text:p>
          </table:table-cell>
          <table:table-cell office:value-type="float" office:value="-128.370270534786" calcext:value-type="float">
            <text:p>-128.370270534786</text:p>
          </table:table-cell>
          <table:table-cell office:value-type="float" office:value="-143.98001360655" calcext:value-type="float">
            <text:p>-143.98001360655</text:p>
          </table:table-cell>
          <table:table-cell office:value-type="float" office:value="-104.349953454727" calcext:value-type="float">
            <text:p>-104.349953454727</text:p>
          </table:table-cell>
          <table:table-cell office:value-type="float" office:value="750" calcext:value-type="float">
            <text:p>750</text:p>
          </table:table-cell>
          <table:table-cell office:value-type="float" office:value="-113.923533430521" calcext:value-type="float">
            <text:p>-113.923533430521</text:p>
          </table:table-cell>
        </table:table-row>
        <table:table-row table:style-name="ro1">
          <table:table-cell office:value-type="string" calcext:value-type="string">
            <text:p>2019-12-02 23:17:34</text:p>
          </table:table-cell>
          <table:table-cell office:value-type="float" office:value="24.4275070248405" calcext:value-type="float">
            <text:p>24.4275070248405</text:p>
          </table:table-cell>
          <table:table-cell office:value-type="float" office:value="73.8637478543009" calcext:value-type="float">
            <text:p>73.8637478543009</text:p>
          </table:table-cell>
          <table:table-cell office:value-type="float" office:value="981.585034150475" calcext:value-type="float">
            <text:p>981.585034150475</text:p>
          </table:table-cell>
          <table:table-cell office:value-type="float" office:value="4088232" calcext:value-type="float">
            <text:p>4088232</text:p>
          </table:table-cell>
          <table:table-cell office:value-type="float" office:value="2058697" calcext:value-type="float">
            <text:p>2058697</text:p>
          </table:table-cell>
          <table:table-cell office:value-type="float" office:value="997741" calcext:value-type="float">
            <text:p>997741</text:p>
          </table:table-cell>
          <table:table-cell office:value-type="float" office:value="889518" calcext:value-type="float">
            <text:p>889518</text:p>
          </table:table-cell>
          <table:table-cell office:value-type="float" office:value="1222367" calcext:value-type="float">
            <text:p>12223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8504" calcext:value-type="float">
            <text:p>1138504</text:p>
          </table:table-cell>
          <table:table-cell office:value-type="float" office:value="219263" calcext:value-type="float">
            <text:p>219263</text:p>
          </table:table-cell>
          <table:table-cell office:value-type="float" office:value="2.43677645168024" calcext:value-type="float">
            <text:p>2.43677645168024</text:p>
          </table:table-cell>
          <table:table-cell office:value-type="float" office:value="1.22707918013086" calcext:value-type="float">
            <text:p>1.22707918013086</text:p>
          </table:table-cell>
          <table:table-cell office:value-type="float" office:value="0.594700049722201" calcext:value-type="float">
            <text:p>0.594700049722201</text:p>
          </table:table-cell>
          <table:table-cell office:value-type="float" office:value="0.530194107317222" calcext:value-type="float">
            <text:p>0.530194107317222</text:p>
          </table:table-cell>
          <table:table-cell office:value-type="float" office:value="0.728587595056009" calcext:value-type="float">
            <text:p>0.728587595056009</text:p>
          </table:table-cell>
          <table:table-cell office:value-type="float" office:value="5" calcext:value-type="float">
            <text:p>5</text:p>
          </table:table-cell>
          <table:table-cell office:value-type="float" office:value="0.678601345849198" calcext:value-type="float">
            <text:p>0.678601345849198</text:p>
          </table:table-cell>
          <table:table-cell office:value-type="float" office:value="0.13069094785344" calcext:value-type="float">
            <text:p>0.13069094785344</text:p>
          </table:table-cell>
          <table:table-cell office:value-type="float" office:value="-131.05999005556" calcext:value-type="float">
            <text:p>-131.05999005556</text:p>
          </table:table-cell>
          <table:table-cell office:value-type="float" office:value="-143.961178536556" calcext:value-type="float">
            <text:p>-143.961178536556</text:p>
          </table:table-cell>
          <table:table-cell office:value-type="float" office:value="-104.282480988798" calcext:value-type="float">
            <text:p>-104.282480988798</text:p>
          </table:table-cell>
          <table:table-cell office:value-type="float" office:value="750" calcext:value-type="float">
            <text:p>750</text:p>
          </table:table-cell>
          <table:table-cell office:value-type="float" office:value="-114.27973083016" calcext:value-type="float">
            <text:p>-114.27973083016</text:p>
          </table:table-cell>
        </table:table-row>
        <table:table-row table:style-name="ro1">
          <table:table-cell office:value-type="string" calcext:value-type="string">
            <text:p>2019-12-02 23:17:36</text:p>
          </table:table-cell>
          <table:table-cell office:value-type="float" office:value="24.4224530515785" calcext:value-type="float">
            <text:p>24.4224530515785</text:p>
          </table:table-cell>
          <table:table-cell office:value-type="float" office:value="73.852663685667" calcext:value-type="float">
            <text:p>73.852663685667</text:p>
          </table:table-cell>
          <table:table-cell office:value-type="float" office:value="981.603980639249" calcext:value-type="float">
            <text:p>981.603980639249</text:p>
          </table:table-cell>
          <table:table-cell office:value-type="float" office:value="4088268" calcext:value-type="float">
            <text:p>4088268</text:p>
          </table:table-cell>
          <table:table-cell office:value-type="float" office:value="2064546" calcext:value-type="float">
            <text:p>2064546</text:p>
          </table:table-cell>
          <table:table-cell office:value-type="float" office:value="976386" calcext:value-type="float">
            <text:p>976386</text:p>
          </table:table-cell>
          <table:table-cell office:value-type="float" office:value="889087" calcext:value-type="float">
            <text:p>889087</text:p>
          </table:table-cell>
          <table:table-cell office:value-type="float" office:value="1222183" calcext:value-type="float">
            <text:p>1222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5246" calcext:value-type="float">
            <text:p>1135246</text:p>
          </table:table-cell>
          <table:table-cell office:value-type="float" office:value="219373" calcext:value-type="float">
            <text:p>219373</text:p>
          </table:table-cell>
          <table:table-cell office:value-type="float" office:value="2.43679790935491" calcext:value-type="float">
            <text:p>2.43679790935491</text:p>
          </table:table-cell>
          <table:table-cell office:value-type="float" office:value="1.23056545621937" calcext:value-type="float">
            <text:p>1.23056545621937</text:p>
          </table:table-cell>
          <table:table-cell office:value-type="float" office:value="0.581971476313052" calcext:value-type="float">
            <text:p>0.581971476313052</text:p>
          </table:table-cell>
          <table:table-cell office:value-type="float" office:value="0.529937211267616" calcext:value-type="float">
            <text:p>0.529937211267616</text:p>
          </table:table-cell>
          <table:table-cell office:value-type="float" office:value="0.728477922496548" calcext:value-type="float">
            <text:p>0.728477922496548</text:p>
          </table:table-cell>
          <table:table-cell office:value-type="float" office:value="5" calcext:value-type="float">
            <text:p>5</text:p>
          </table:table-cell>
          <table:table-cell office:value-type="float" office:value="0.676659426290921" calcext:value-type="float">
            <text:p>0.676659426290921</text:p>
          </table:table-cell>
          <table:table-cell office:value-type="float" office:value="0.130756512970509" calcext:value-type="float">
            <text:p>0.130756512970509</text:p>
          </table:table-cell>
          <table:table-cell office:value-type="float" office:value="-133.60570473739" calcext:value-type="float">
            <text:p>-133.60570473739</text:p>
          </table:table-cell>
          <table:table-cell office:value-type="float" office:value="-144.012557746477" calcext:value-type="float">
            <text:p>-144.012557746477</text:p>
          </table:table-cell>
          <table:table-cell office:value-type="float" office:value="-104.30441550069" calcext:value-type="float">
            <text:p>-104.30441550069</text:p>
          </table:table-cell>
          <table:table-cell office:value-type="float" office:value="750" calcext:value-type="float">
            <text:p>750</text:p>
          </table:table-cell>
          <table:table-cell office:value-type="float" office:value="-114.668114741816" calcext:value-type="float">
            <text:p>-114.668114741816</text:p>
          </table:table-cell>
        </table:table-row>
        <table:table-row table:style-name="ro1">
          <table:table-cell office:value-type="string" calcext:value-type="string">
            <text:p>2019-12-02 23:17:37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8588142293924" calcext:value-type="float">
            <text:p>73.8588142293924</text:p>
          </table:table-cell>
          <table:table-cell office:value-type="float" office:value="981.621017813977" calcext:value-type="float">
            <text:p>981.621017813977</text:p>
          </table:table-cell>
          <table:table-cell office:value-type="float" office:value="4087782" calcext:value-type="float">
            <text:p>4087782</text:p>
          </table:table-cell>
          <table:table-cell office:value-type="float" office:value="2058341" calcext:value-type="float">
            <text:p>2058341</text:p>
          </table:table-cell>
          <table:table-cell office:value-type="float" office:value="958670" calcext:value-type="float">
            <text:p>958670</text:p>
          </table:table-cell>
          <table:table-cell office:value-type="float" office:value="888129" calcext:value-type="float">
            <text:p>888129</text:p>
          </table:table-cell>
          <table:table-cell office:value-type="float" office:value="1217873" calcext:value-type="float">
            <text:p>12178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3406" calcext:value-type="float">
            <text:p>1133406</text:p>
          </table:table-cell>
          <table:table-cell office:value-type="float" office:value="219343" calcext:value-type="float">
            <text:p>219343</text:p>
          </table:table-cell>
          <table:table-cell office:value-type="float" office:value="2.43650823074677" calcext:value-type="float">
            <text:p>2.43650823074677</text:p>
          </table:table-cell>
          <table:table-cell office:value-type="float" office:value="1.22686698757017" calcext:value-type="float">
            <text:p>1.22686698757017</text:p>
          </table:table-cell>
          <table:table-cell office:value-type="float" office:value="0.571411916185846" calcext:value-type="float">
            <text:p>0.571411916185846</text:p>
          </table:table-cell>
          <table:table-cell office:value-type="float" office:value="0.529366198702598" calcext:value-type="float">
            <text:p>0.529366198702598</text:p>
          </table:table-cell>
          <table:table-cell office:value-type="float" office:value="0.725908962000485" calcext:value-type="float">
            <text:p>0.725908962000485</text:p>
          </table:table-cell>
          <table:table-cell office:value-type="float" office:value="5" calcext:value-type="float">
            <text:p>5</text:p>
          </table:table-cell>
          <table:table-cell office:value-type="float" office:value="0.675562700696313" calcext:value-type="float">
            <text:p>0.675562700696313</text:p>
          </table:table-cell>
          <table:table-cell office:value-type="float" office:value="0.130738631574944" calcext:value-type="float">
            <text:p>0.130738631574944</text:p>
          </table:table-cell>
          <table:table-cell office:value-type="float" office:value="-135.717616762831" calcext:value-type="float">
            <text:p>-135.717616762831</text:p>
          </table:table-cell>
          <table:table-cell office:value-type="float" office:value="-144.126760259481" calcext:value-type="float">
            <text:p>-144.126760259481</text:p>
          </table:table-cell>
          <table:table-cell office:value-type="float" office:value="-104.818207599903" calcext:value-type="float">
            <text:p>-104.818207599903</text:p>
          </table:table-cell>
          <table:table-cell office:value-type="float" office:value="750" calcext:value-type="float">
            <text:p>750</text:p>
          </table:table-cell>
          <table:table-cell office:value-type="float" office:value="-114.887459860737" calcext:value-type="float">
            <text:p>-114.887459860737</text:p>
          </table:table-cell>
        </table:table-row>
        <table:table-row table:style-name="ro1">
          <table:table-cell office:value-type="string" calcext:value-type="string">
            <text:p>2019-12-02 23:17:38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8481355273791" calcext:value-type="float">
            <text:p>73.8481355273791</text:p>
          </table:table-cell>
          <table:table-cell office:value-type="float" office:value="981.566087262689" calcext:value-type="float">
            <text:p>981.566087262689</text:p>
          </table:table-cell>
          <table:table-cell office:value-type="float" office:value="4088292" calcext:value-type="float">
            <text:p>4088292</text:p>
          </table:table-cell>
          <table:table-cell office:value-type="float" office:value="2072267" calcext:value-type="float">
            <text:p>2072267</text:p>
          </table:table-cell>
          <table:table-cell office:value-type="float" office:value="943128" calcext:value-type="float">
            <text:p>943128</text:p>
          </table:table-cell>
          <table:table-cell office:value-type="float" office:value="887698" calcext:value-type="float">
            <text:p>887698</text:p>
          </table:table-cell>
          <table:table-cell office:value-type="float" office:value="1215460" calcext:value-type="float">
            <text:p>12154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30322" calcext:value-type="float">
            <text:p>1130322</text:p>
          </table:table-cell>
          <table:table-cell office:value-type="float" office:value="219339" calcext:value-type="float">
            <text:p>219339</text:p>
          </table:table-cell>
          <table:table-cell office:value-type="float" office:value="2.43681221447137" calcext:value-type="float">
            <text:p>2.43681221447137</text:p>
          </table:table-cell>
          <table:table-cell office:value-type="float" office:value="1.23516753139109" calcext:value-type="float">
            <text:p>1.23516753139109</text:p>
          </table:table-cell>
          <table:table-cell office:value-type="float" office:value="0.562148161190529" calcext:value-type="float">
            <text:p>0.562148161190529</text:p>
          </table:table-cell>
          <table:table-cell office:value-type="float" office:value="0.529109302652991" calcext:value-type="float">
            <text:p>0.529109302652991</text:p>
          </table:table-cell>
          <table:table-cell office:value-type="float" office:value="0.724470701750601" calcext:value-type="float">
            <text:p>0.724470701750601</text:p>
          </table:table-cell>
          <table:table-cell office:value-type="float" office:value="5" calcext:value-type="float">
            <text:p>5</text:p>
          </table:table-cell>
          <table:table-cell office:value-type="float" office:value="0.673724493232309" calcext:value-type="float">
            <text:p>0.673724493232309</text:p>
          </table:table-cell>
          <table:table-cell office:value-type="float" office:value="0.130736247388869" calcext:value-type="float">
            <text:p>0.130736247388869</text:p>
          </table:table-cell>
          <table:table-cell office:value-type="float" office:value="-137.570367761894" calcext:value-type="float">
            <text:p>-137.570367761894</text:p>
          </table:table-cell>
          <table:table-cell office:value-type="float" office:value="-144.178139469402" calcext:value-type="float">
            <text:p>-144.178139469402</text:p>
          </table:table-cell>
          <table:table-cell office:value-type="float" office:value="-105.10585964988" calcext:value-type="float">
            <text:p>-105.10585964988</text:p>
          </table:table-cell>
          <table:table-cell office:value-type="float" office:value="750" calcext:value-type="float">
            <text:p>750</text:p>
          </table:table-cell>
          <table:table-cell office:value-type="float" office:value="-115.255101353538" calcext:value-type="float">
            <text:p>-115.255101353538</text:p>
          </table:table-cell>
        </table:table-row>
        <table:table-row table:style-name="ro1">
          <table:table-cell office:value-type="string" calcext:value-type="string">
            <text:p>2019-12-02 23:17:40</text:p>
          </table:table-cell>
          <table:table-cell office:value-type="float" office:value="24.4325609983935" calcext:value-type="float">
            <text:p>24.4325609983935</text:p>
          </table:table-cell>
          <table:table-cell office:value-type="float" office:value="73.832117410487" calcext:value-type="float">
            <text:p>73.832117410487</text:p>
          </table:table-cell>
          <table:table-cell office:value-type="float" office:value="981.511156798224" calcext:value-type="float">
            <text:p>981.511156798224</text:p>
          </table:table-cell>
          <table:table-cell office:value-type="float" office:value="4088363" calcext:value-type="float">
            <text:p>4088363</text:p>
          </table:table-cell>
          <table:table-cell office:value-type="float" office:value="2044286" calcext:value-type="float">
            <text:p>2044286</text:p>
          </table:table-cell>
          <table:table-cell office:value-type="float" office:value="927400" calcext:value-type="float">
            <text:p>927400</text:p>
          </table:table-cell>
          <table:table-cell office:value-type="float" office:value="887533" calcext:value-type="float">
            <text:p>887533</text:p>
          </table:table-cell>
          <table:table-cell office:value-type="float" office:value="1214012" calcext:value-type="float">
            <text:p>12140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26270" calcext:value-type="float">
            <text:p>1126270</text:p>
          </table:table-cell>
          <table:table-cell office:value-type="float" office:value="219438" calcext:value-type="float">
            <text:p>219438</text:p>
          </table:table-cell>
          <table:table-cell office:value-type="float" office:value="2.4368545337742" calcext:value-type="float">
            <text:p>2.4368545337742</text:p>
          </table:table-cell>
          <table:table-cell office:value-type="float" office:value="1.21848955374832" calcext:value-type="float">
            <text:p>1.21848955374832</text:p>
          </table:table-cell>
          <table:table-cell office:value-type="float" office:value="0.552773541542714" calcext:value-type="float">
            <text:p>0.552773541542714</text:p>
          </table:table-cell>
          <table:table-cell office:value-type="float" office:value="0.529010954977388" calcext:value-type="float">
            <text:p>0.529010954977388</text:p>
          </table:table-cell>
          <table:table-cell office:value-type="float" office:value="0.723607626391366" calcext:value-type="float">
            <text:p>0.723607626391366</text:p>
          </table:table-cell>
          <table:table-cell office:value-type="float" office:value="5" calcext:value-type="float">
            <text:p>5</text:p>
          </table:table-cell>
          <table:table-cell office:value-type="float" office:value="0.671309312738098" calcext:value-type="float">
            <text:p>0.671309312738098</text:p>
          </table:table-cell>
          <table:table-cell office:value-type="float" office:value="0.130795255994231" calcext:value-type="float">
            <text:p>0.130795255994231</text:p>
          </table:table-cell>
          <table:table-cell office:value-type="float" office:value="-139.445291691457" calcext:value-type="float">
            <text:p>-139.445291691457</text:p>
          </table:table-cell>
          <table:table-cell office:value-type="float" office:value="-144.197809004522" calcext:value-type="float">
            <text:p>-144.197809004522</text:p>
          </table:table-cell>
          <table:table-cell office:value-type="float" office:value="-105.278474721727" calcext:value-type="float">
            <text:p>-105.278474721727</text:p>
          </table:table-cell>
          <table:table-cell office:value-type="float" office:value="750" calcext:value-type="float">
            <text:p>750</text:p>
          </table:table-cell>
          <table:table-cell office:value-type="float" office:value="-115.73813745238" calcext:value-type="float">
            <text:p>-115.73813745238</text:p>
          </table:table-cell>
        </table:table-row>
        <table:table-row table:style-name="ro1">
          <table:table-cell office:value-type="string" calcext:value-type="string">
            <text:p>2019-12-02 23:17:41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7951464325245" calcext:value-type="float">
            <text:p>73.7951464325245</text:p>
          </table:table-cell>
          <table:table-cell office:value-type="float" office:value="981.629536456654" calcext:value-type="float">
            <text:p>981.629536456654</text:p>
          </table:table-cell>
          <table:table-cell office:value-type="float" office:value="4088759" calcext:value-type="float">
            <text:p>4088759</text:p>
          </table:table-cell>
          <table:table-cell office:value-type="float" office:value="2041734" calcext:value-type="float">
            <text:p>2041734</text:p>
          </table:table-cell>
          <table:table-cell office:value-type="float" office:value="912730" calcext:value-type="float">
            <text:p>912730</text:p>
          </table:table-cell>
          <table:table-cell office:value-type="float" office:value="886970" calcext:value-type="float">
            <text:p>886970</text:p>
          </table:table-cell>
          <table:table-cell office:value-type="float" office:value="1211325" calcext:value-type="float">
            <text:p>12113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22659" calcext:value-type="float">
            <text:p>1122659</text:p>
          </table:table-cell>
          <table:table-cell office:value-type="float" office:value="219457" calcext:value-type="float">
            <text:p>219457</text:p>
          </table:table-cell>
          <table:table-cell office:value-type="float" office:value="2.43709056819565" calcext:value-type="float">
            <text:p>2.43709056819565</text:p>
          </table:table-cell>
          <table:table-cell office:value-type="float" office:value="1.21696844303232" calcext:value-type="float">
            <text:p>1.21696844303232</text:p>
          </table:table-cell>
          <table:table-cell office:value-type="float" office:value="0.544029539111798" calcext:value-type="float">
            <text:p>0.544029539111798</text:p>
          </table:table-cell>
          <table:table-cell office:value-type="float" office:value="0.528675380787299" calcext:value-type="float">
            <text:p>0.528675380787299</text:p>
          </table:table-cell>
          <table:table-cell office:value-type="float" office:value="0.722006049395328" calcext:value-type="float">
            <text:p>0.722006049395328</text:p>
          </table:table-cell>
          <table:table-cell office:value-type="float" office:value="5" calcext:value-type="float">
            <text:p>5</text:p>
          </table:table-cell>
          <table:table-cell office:value-type="float" office:value="0.669156988758682" calcext:value-type="float">
            <text:p>0.669156988758682</text:p>
          </table:table-cell>
          <table:table-cell office:value-type="float" office:value="0.130806580878089" calcext:value-type="float">
            <text:p>0.130806580878089</text:p>
          </table:table-cell>
          <table:table-cell office:value-type="float" office:value="-141.19409217764" calcext:value-type="float">
            <text:p>-141.19409217764</text:p>
          </table:table-cell>
          <table:table-cell office:value-type="float" office:value="-144.26492384254" calcext:value-type="float">
            <text:p>-144.26492384254</text:p>
          </table:table-cell>
          <table:table-cell office:value-type="float" office:value="-105.598790120934" calcext:value-type="float">
            <text:p>-105.598790120934</text:p>
          </table:table-cell>
          <table:table-cell office:value-type="float" office:value="750" calcext:value-type="float">
            <text:p>750</text:p>
          </table:table-cell>
          <table:table-cell office:value-type="float" office:value="-116.168602248264" calcext:value-type="float">
            <text:p>-116.168602248264</text:p>
          </table:table-cell>
        </table:table-row>
        <table:table-row table:style-name="ro1">
          <table:table-cell office:value-type="string" calcext:value-type="string">
            <text:p>2019-12-02 23:17:42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852769908929" calcext:value-type="float">
            <text:p>73.7852769908929</text:p>
          </table:table-cell>
          <table:table-cell office:value-type="float" office:value="981.591641928548" calcext:value-type="float">
            <text:p>981.591641928548</text:p>
          </table:table-cell>
          <table:table-cell office:value-type="float" office:value="4088568" calcext:value-type="float">
            <text:p>4088568</text:p>
          </table:table-cell>
          <table:table-cell office:value-type="float" office:value="2048873" calcext:value-type="float">
            <text:p>2048873</text:p>
          </table:table-cell>
          <table:table-cell office:value-type="float" office:value="900668" calcext:value-type="float">
            <text:p>900668</text:p>
          </table:table-cell>
          <table:table-cell office:value-type="float" office:value="886429" calcext:value-type="float">
            <text:p>886429</text:p>
          </table:table-cell>
          <table:table-cell office:value-type="float" office:value="1208982" calcext:value-type="float">
            <text:p>12089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18635" calcext:value-type="float">
            <text:p>1118635</text:p>
          </table:table-cell>
          <table:table-cell office:value-type="float" office:value="219445" calcext:value-type="float">
            <text:p>219445</text:p>
          </table:table-cell>
          <table:table-cell office:value-type="float" office:value="2.43697672331056" calcext:value-type="float">
            <text:p>2.43697672331056</text:p>
          </table:table-cell>
          <table:table-cell office:value-type="float" office:value="1.22122361913009" calcext:value-type="float">
            <text:p>1.22122361913009</text:p>
          </table:table-cell>
          <table:table-cell office:value-type="float" office:value="0.536840026001933" calcext:value-type="float">
            <text:p>0.536840026001933</text:p>
          </table:table-cell>
          <table:table-cell office:value-type="float" office:value="0.528352919620624" calcext:value-type="float">
            <text:p>0.528352919620624</text:p>
          </table:table-cell>
          <table:table-cell office:value-type="float" office:value="0.720609512401761" calcext:value-type="float">
            <text:p>0.720609512401761</text:p>
          </table:table-cell>
          <table:table-cell office:value-type="float" office:value="5" calcext:value-type="float">
            <text:p>5</text:p>
          </table:table-cell>
          <table:table-cell office:value-type="float" office:value="0.666758497566998" calcext:value-type="float">
            <text:p>0.666758497566998</text:p>
          </table:table-cell>
          <table:table-cell office:value-type="float" office:value="0.130799428319863" calcext:value-type="float">
            <text:p>0.130799428319863</text:p>
          </table:table-cell>
          <table:table-cell office:value-type="float" office:value="-142.631994799613" calcext:value-type="float">
            <text:p>-142.631994799613</text:p>
          </table:table-cell>
          <table:table-cell office:value-type="float" office:value="-144.329416075875" calcext:value-type="float">
            <text:p>-144.329416075875</text:p>
          </table:table-cell>
          <table:table-cell office:value-type="float" office:value="-105.878097519648" calcext:value-type="float">
            <text:p>-105.878097519648</text:p>
          </table:table-cell>
          <table:table-cell office:value-type="float" office:value="750" calcext:value-type="float">
            <text:p>750</text:p>
          </table:table-cell>
          <table:table-cell office:value-type="float" office:value="-116.6483004866" calcext:value-type="float">
            <text:p>-116.6483004866</text:p>
          </table:table-cell>
        </table:table-row>
        <table:table-row table:style-name="ro1">
          <table:table-cell office:value-type="string" calcext:value-type="string">
            <text:p>2019-12-02 23:17:43</text:p>
          </table:table-cell>
          <table:table-cell office:value-type="float" office:value="24.4376149722375" calcext:value-type="float">
            <text:p>24.4376149722375</text:p>
          </table:table-cell>
          <table:table-cell office:value-type="float" office:value="73.7791278807021" calcext:value-type="float">
            <text:p>73.7791278807021</text:p>
          </table:table-cell>
          <table:table-cell office:value-type="float" office:value="981.629536456654" calcext:value-type="float">
            <text:p>981.629536456654</text:p>
          </table:table-cell>
          <table:table-cell office:value-type="float" office:value="4087658" calcext:value-type="float">
            <text:p>4087658</text:p>
          </table:table-cell>
          <table:table-cell office:value-type="float" office:value="2066955" calcext:value-type="float">
            <text:p>2066955</text:p>
          </table:table-cell>
          <table:table-cell office:value-type="float" office:value="888888" calcext:value-type="float">
            <text:p>888888</text:p>
          </table:table-cell>
          <table:table-cell office:value-type="float" office:value="885561" calcext:value-type="float">
            <text:p>885561</text:p>
          </table:table-cell>
          <table:table-cell office:value-type="float" office:value="1205801" calcext:value-type="float">
            <text:p>12058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15218" calcext:value-type="float">
            <text:p>1115218</text:p>
          </table:table-cell>
          <table:table-cell office:value-type="float" office:value="219481" calcext:value-type="float">
            <text:p>219481</text:p>
          </table:table-cell>
          <table:table-cell office:value-type="float" office:value="2.43643432097844" calcext:value-type="float">
            <text:p>2.43643432097844</text:p>
          </table:table-cell>
          <table:table-cell office:value-type="float" office:value="1.23200133228318" calcext:value-type="float">
            <text:p>1.23200133228318</text:p>
          </table:table-cell>
          <table:table-cell office:value-type="float" office:value="0.529818598010373" calcext:value-type="float">
            <text:p>0.529818598010373</text:p>
          </table:table-cell>
          <table:table-cell office:value-type="float" office:value="0.527835551242298" calcext:value-type="float">
            <text:p>0.527835551242298</text:p>
          </table:table-cell>
          <table:table-cell office:value-type="float" office:value="0.718713488425432" calcext:value-type="float">
            <text:p>0.718713488425432</text:p>
          </table:table-cell>
          <table:table-cell office:value-type="float" office:value="5" calcext:value-type="float">
            <text:p>5</text:p>
          </table:table-cell>
          <table:table-cell office:value-type="float" office:value="0.66472180661223" calcext:value-type="float">
            <text:p>0.66472180661223</text:p>
          </table:table-cell>
          <table:table-cell office:value-type="float" office:value="0.13082088599454" calcext:value-type="float">
            <text:p>0.13082088599454</text:p>
          </table:table-cell>
          <table:table-cell office:value-type="float" office:value="-144.036280397925" calcext:value-type="float">
            <text:p>-144.036280397925</text:p>
          </table:table-cell>
          <table:table-cell office:value-type="float" office:value="-144.43288975154" calcext:value-type="float">
            <text:p>-144.43288975154</text:p>
          </table:table-cell>
          <table:table-cell office:value-type="float" office:value="-106.257302314914" calcext:value-type="float">
            <text:p>-106.257302314914</text:p>
          </table:table-cell>
          <table:table-cell office:value-type="float" office:value="750" calcext:value-type="float">
            <text:p>750</text:p>
          </table:table-cell>
          <table:table-cell office:value-type="float" office:value="-117.055638677554" calcext:value-type="float">
            <text:p>-117.055638677554</text:p>
          </table:table-cell>
        </table:table-row>
        <table:table-row table:style-name="ro1">
          <table:table-cell office:value-type="string" calcext:value-type="string">
            <text:p>2019-12-02 23:17:45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745976915386" calcext:value-type="float">
            <text:p>73.7745976915386</text:p>
          </table:table-cell>
          <table:table-cell office:value-type="float" office:value="981.591641928548" calcext:value-type="float">
            <text:p>981.591641928548</text:p>
          </table:table-cell>
          <table:table-cell office:value-type="float" office:value="4088321" calcext:value-type="float">
            <text:p>4088321</text:p>
          </table:table-cell>
          <table:table-cell office:value-type="float" office:value="2067109" calcext:value-type="float">
            <text:p>2067109</text:p>
          </table:table-cell>
          <table:table-cell office:value-type="float" office:value="878219" calcext:value-type="float">
            <text:p>878219</text:p>
          </table:table-cell>
          <table:table-cell office:value-type="float" office:value="884375" calcext:value-type="float">
            <text:p>884375</text:p>
          </table:table-cell>
          <table:table-cell office:value-type="float" office:value="1200804" calcext:value-type="float">
            <text:p>12008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12240" calcext:value-type="float">
            <text:p>1112240</text:p>
          </table:table-cell>
          <table:table-cell office:value-type="float" office:value="219453" calcext:value-type="float">
            <text:p>219453</text:p>
          </table:table-cell>
          <table:table-cell office:value-type="float" office:value="2.43682949982041" calcext:value-type="float">
            <text:p>2.43682949982041</text:p>
          </table:table-cell>
          <table:table-cell office:value-type="float" office:value="1.23209312344708" calcext:value-type="float">
            <text:p>1.23209312344708</text:p>
          </table:table-cell>
          <table:table-cell office:value-type="float" office:value="0.523459377701208" calcext:value-type="float">
            <text:p>0.523459377701208</text:p>
          </table:table-cell>
          <table:table-cell office:value-type="float" office:value="0.527128640070991" calcext:value-type="float">
            <text:p>0.527128640070991</text:p>
          </table:table-cell>
          <table:table-cell office:value-type="float" office:value="0.715735043970948" calcext:value-type="float">
            <text:p>0.715735043970948</text:p>
          </table:table-cell>
          <table:table-cell office:value-type="float" office:value="5" calcext:value-type="float">
            <text:p>5</text:p>
          </table:table-cell>
          <table:table-cell office:value-type="float" office:value="0.662946780079219" calcext:value-type="float">
            <text:p>0.662946780079219</text:p>
          </table:table-cell>
          <table:table-cell office:value-type="float" office:value="0.130804196692013" calcext:value-type="float">
            <text:p>0.130804196692013</text:p>
          </table:table-cell>
          <table:table-cell office:value-type="float" office:value="-145.308124459758" calcext:value-type="float">
            <text:p>-145.308124459758</text:p>
          </table:table-cell>
          <table:table-cell office:value-type="float" office:value="-144.574271985802" calcext:value-type="float">
            <text:p>-144.574271985802</text:p>
          </table:table-cell>
          <table:table-cell office:value-type="float" office:value="-106.85299120581" calcext:value-type="float">
            <text:p>-106.85299120581</text:p>
          </table:table-cell>
          <table:table-cell office:value-type="float" office:value="750" calcext:value-type="float">
            <text:p>750</text:p>
          </table:table-cell>
          <table:table-cell office:value-type="float" office:value="-117.410643984156" calcext:value-type="float">
            <text:p>-117.410643984156</text:p>
          </table:table-cell>
        </table:table-row>
        <table:table-row table:style-name="ro1">
          <table:table-cell office:value-type="string" calcext:value-type="string">
            <text:p>2019-12-02 23:17:46</text:p>
          </table:table-cell>
          <table:table-cell office:value-type="float" office:value="24.4477229207987" calcext:value-type="float">
            <text:p>24.4477229207987</text:p>
          </table:table-cell>
          <table:table-cell office:value-type="float" office:value="73.7478992941077" calcext:value-type="float">
            <text:p>73.7478992941077</text:p>
          </table:table-cell>
          <table:table-cell office:value-type="float" office:value="981.5367100913" calcext:value-type="float">
            <text:p>981.5367100913</text:p>
          </table:table-cell>
          <table:table-cell office:value-type="float" office:value="4087422" calcext:value-type="float">
            <text:p>4087422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868792" calcext:value-type="float">
            <text:p>868792</text:p>
          </table:table-cell>
          <table:table-cell office:value-type="float" office:value="883546" calcext:value-type="float">
            <text:p>883546</text:p>
          </table:table-cell>
          <table:table-cell office:value-type="float" office:value="1196338" calcext:value-type="float">
            <text:p>11963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9131" calcext:value-type="float">
            <text:p>1109131</text:p>
          </table:table-cell>
          <table:table-cell office:value-type="float" office:value="219468" calcext:value-type="float">
            <text:p>219468</text:p>
          </table:table-cell>
          <table:table-cell office:value-type="float" office:value="2.436293654" calcext:value-type="float">
            <text:p>2.436293654</text:p>
          </table:table-cell>
          <table:table-cell office:value-type="float" office:value="1.21877207979823" calcext:value-type="float">
            <text:p>1.21877207979823</text:p>
          </table:table-cell>
          <table:table-cell office:value-type="float" office:value="0.517840447168403" calcext:value-type="float">
            <text:p>0.517840447168403</text:p>
          </table:table-cell>
          <table:table-cell office:value-type="float" office:value="0.526634517506899" calcext:value-type="float">
            <text:p>0.526634517506899</text:p>
          </table:table-cell>
          <table:table-cell office:value-type="float" office:value="0.71307310021795" calcext:value-type="float">
            <text:p>0.71307310021795</text:p>
          </table:table-cell>
          <table:table-cell office:value-type="float" office:value="5" calcext:value-type="float">
            <text:p>5</text:p>
          </table:table-cell>
          <table:table-cell office:value-type="float" office:value="0.661093671452245" calcext:value-type="float">
            <text:p>0.661093671452245</text:p>
          </table:table-cell>
          <table:table-cell office:value-type="float" office:value="0.130813137389796" calcext:value-type="float">
            <text:p>0.130813137389796</text:p>
          </table:table-cell>
          <table:table-cell office:value-type="float" office:value="-146.431910566319" calcext:value-type="float">
            <text:p>-146.431910566319</text:p>
          </table:table-cell>
          <table:table-cell office:value-type="float" office:value="-144.67309649862" calcext:value-type="float">
            <text:p>-144.67309649862</text:p>
          </table:table-cell>
          <table:table-cell office:value-type="float" office:value="-107.38537995641" calcext:value-type="float">
            <text:p>-107.38537995641</text:p>
          </table:table-cell>
          <table:table-cell office:value-type="float" office:value="750" calcext:value-type="float">
            <text:p>750</text:p>
          </table:table-cell>
          <table:table-cell office:value-type="float" office:value="-117.781265709551" calcext:value-type="float">
            <text:p>-117.781265709551</text:p>
          </table:table-cell>
        </table:table-row>
        <table:table-row table:style-name="ro1">
          <table:table-cell office:value-type="string" calcext:value-type="string">
            <text:p>2019-12-02 23:17:47</text:p>
          </table:table-cell>
          <table:table-cell office:value-type="float" office:value="24.4527768955159" calcext:value-type="float">
            <text:p>24.4527768955159</text:p>
          </table:table-cell>
          <table:table-cell office:value-type="float" office:value="73.7536434095788" calcext:value-type="float">
            <text:p>73.7536434095788</text:p>
          </table:table-cell>
          <table:table-cell office:value-type="float" office:value="981.545227929393" calcext:value-type="float">
            <text:p>981.545227929393</text:p>
          </table:table-cell>
          <table:table-cell office:value-type="float" office:value="4087317" calcext:value-type="float">
            <text:p>4087317</text:p>
          </table:table-cell>
          <table:table-cell office:value-type="float" office:value="2064368" calcext:value-type="float">
            <text:p>2064368</text:p>
          </table:table-cell>
          <table:table-cell office:value-type="float" office:value="860626" calcext:value-type="float">
            <text:p>860626</text:p>
          </table:table-cell>
          <table:table-cell office:value-type="float" office:value="882872" calcext:value-type="float">
            <text:p>882872</text:p>
          </table:table-cell>
          <table:table-cell office:value-type="float" office:value="1192264" calcext:value-type="float">
            <text:p>11922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5858" calcext:value-type="float">
            <text:p>1105858</text:p>
          </table:table-cell>
          <table:table-cell office:value-type="float" office:value="219411" calcext:value-type="float">
            <text:p>219411</text:p>
          </table:table-cell>
          <table:table-cell office:value-type="float" office:value="2.43623106911553" calcext:value-type="float">
            <text:p>2.43623106911553</text:p>
          </table:table-cell>
          <table:table-cell office:value-type="float" office:value="1.23045935993902" calcext:value-type="float">
            <text:p>1.23045935993902</text:p>
          </table:table-cell>
          <table:table-cell office:value-type="float" office:value="0.512973131295816" calcext:value-type="float">
            <text:p>0.512973131295816</text:p>
          </table:table-cell>
          <table:table-cell office:value-type="float" office:value="0.526232782153223" calcext:value-type="float">
            <text:p>0.526232782153223</text:p>
          </table:table-cell>
          <table:table-cell office:value-type="float" office:value="0.710644806700326" calcext:value-type="float">
            <text:p>0.710644806700326</text:p>
          </table:table-cell>
          <table:table-cell office:value-type="float" office:value="5" calcext:value-type="float">
            <text:p>5</text:p>
          </table:table-cell>
          <table:table-cell office:value-type="float" office:value="0.659142811196185" calcext:value-type="float">
            <text:p>0.659142811196185</text:p>
          </table:table-cell>
          <table:table-cell office:value-type="float" office:value="0.130779162738223" calcext:value-type="float">
            <text:p>0.130779162738223</text:p>
          </table:table-cell>
          <table:table-cell office:value-type="float" office:value="-147.405373740837" calcext:value-type="float">
            <text:p>-147.405373740837</text:p>
          </table:table-cell>
          <table:table-cell office:value-type="float" office:value="-144.753443569355" calcext:value-type="float">
            <text:p>-144.753443569355</text:p>
          </table:table-cell>
          <table:table-cell office:value-type="float" office:value="-107.871038659935" calcext:value-type="float">
            <text:p>-107.871038659935</text:p>
          </table:table-cell>
          <table:table-cell office:value-type="float" office:value="750" calcext:value-type="float">
            <text:p>750</text:p>
          </table:table-cell>
          <table:table-cell office:value-type="float" office:value="-118.171437760763" calcext:value-type="float">
            <text:p>-118.171437760763</text:p>
          </table:table-cell>
        </table:table-row>
        <table:table-row table:style-name="ro1">
          <table:table-cell office:value-type="string" calcext:value-type="string">
            <text:p>2019-12-02 23:17:49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647274257045" calcext:value-type="float">
            <text:p>73.7647274257045</text:p>
          </table:table-cell>
          <table:table-cell office:value-type="float" office:value="981.55374580435" calcext:value-type="float">
            <text:p>981.55374580435</text:p>
          </table:table-cell>
          <table:table-cell office:value-type="float" office:value="4088666" calcext:value-type="float">
            <text:p>4088666</text:p>
          </table:table-cell>
          <table:table-cell office:value-type="float" office:value="2041082" calcext:value-type="float">
            <text:p>2041082</text:p>
          </table:table-cell>
          <table:table-cell office:value-type="float" office:value="853508" calcext:value-type="float">
            <text:p>853508</text:p>
          </table:table-cell>
          <table:table-cell office:value-type="float" office:value="882522" calcext:value-type="float">
            <text:p>882522</text:p>
          </table:table-cell>
          <table:table-cell office:value-type="float" office:value="1190409" calcext:value-type="float">
            <text:p>11904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101452" calcext:value-type="float">
            <text:p>1101452</text:p>
          </table:table-cell>
          <table:table-cell office:value-type="float" office:value="219542" calcext:value-type="float">
            <text:p>219542</text:p>
          </table:table-cell>
          <table:table-cell office:value-type="float" office:value="2.4370351358694" calcext:value-type="float">
            <text:p>2.4370351358694</text:p>
          </table:table-cell>
          <table:table-cell office:value-type="float" office:value="1.21657982070205" calcext:value-type="float">
            <text:p>1.21657982070205</text:p>
          </table:table-cell>
          <table:table-cell office:value-type="float" office:value="0.508730472174939" calcext:value-type="float">
            <text:p>0.508730472174939</text:p>
          </table:table-cell>
          <table:table-cell office:value-type="float" office:value="0.52602416587164" calcext:value-type="float">
            <text:p>0.52602416587164</text:p>
          </table:table-cell>
          <table:table-cell office:value-type="float" office:value="0.709539140407937" calcext:value-type="float">
            <text:p>0.709539140407937</text:p>
          </table:table-cell>
          <table:table-cell office:value-type="float" office:value="5" calcext:value-type="float">
            <text:p>5</text:p>
          </table:table-cell>
          <table:table-cell office:value-type="float" office:value="0.656516630234317" calcext:value-type="float">
            <text:p>0.656516630234317</text:p>
          </table:table-cell>
          <table:table-cell office:value-type="float" office:value="0.130857244832187" calcext:value-type="float">
            <text:p>0.130857244832187</text:p>
          </table:table-cell>
          <table:table-cell office:value-type="float" office:value="-148.253905565012" calcext:value-type="float">
            <text:p>-148.253905565012</text:p>
          </table:table-cell>
          <table:table-cell office:value-type="float" office:value="-144.795166825672" calcext:value-type="float">
            <text:p>-144.795166825672</text:p>
          </table:table-cell>
          <table:table-cell office:value-type="float" office:value="-108.092171918413" calcext:value-type="float">
            <text:p>-108.092171918413</text:p>
          </table:table-cell>
          <table:table-cell office:value-type="float" office:value="750" calcext:value-type="float">
            <text:p>750</text:p>
          </table:table-cell>
          <table:table-cell office:value-type="float" office:value="-118.696673953137" calcext:value-type="float">
            <text:p>-118.696673953137</text:p>
          </table:table-cell>
        </table:table-row>
        <table:table-row table:style-name="ro1">
          <table:table-cell office:value-type="string" calcext:value-type="string">
            <text:p>2019-12-02 23:17:50</text:p>
          </table:table-cell>
          <table:table-cell office:value-type="float" office:value="24.457830870524" calcext:value-type="float">
            <text:p>24.457830870524</text:p>
          </table:table-cell>
          <table:table-cell office:value-type="float" office:value="73.7647274257045" calcext:value-type="float">
            <text:p>73.7647274257045</text:p>
          </table:table-cell>
          <table:table-cell office:value-type="float" office:value="981.636144965579" calcext:value-type="float">
            <text:p>981.636144965579</text:p>
          </table:table-cell>
          <table:table-cell office:value-type="float" office:value="4088705" calcext:value-type="float">
            <text:p>4088705</text:p>
          </table:table-cell>
          <table:table-cell office:value-type="float" office:value="2046217" calcext:value-type="float">
            <text:p>2046217</text:p>
          </table:table-cell>
          <table:table-cell office:value-type="float" office:value="846983" calcext:value-type="float">
            <text:p>846983</text:p>
          </table:table-cell>
          <table:table-cell office:value-type="float" office:value="881235" calcext:value-type="float">
            <text:p>881235</text:p>
          </table:table-cell>
          <table:table-cell office:value-type="float" office:value="1186326" calcext:value-type="float">
            <text:p>11863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8405" calcext:value-type="float">
            <text:p>1098405</text:p>
          </table:table-cell>
          <table:table-cell office:value-type="float" office:value="219508" calcext:value-type="float">
            <text:p>219508</text:p>
          </table:table-cell>
          <table:table-cell office:value-type="float" office:value="2.43705838168363" calcext:value-type="float">
            <text:p>2.43705838168363</text:p>
          </table:table-cell>
          <table:table-cell office:value-type="float" office:value="1.21964051957613" calcext:value-type="float">
            <text:p>1.21964051957613</text:p>
          </table:table-cell>
          <table:table-cell office:value-type="float" office:value="0.504841268639716" calcext:value-type="float">
            <text:p>0.504841268639716</text:p>
          </table:table-cell>
          <table:table-cell office:value-type="float" office:value="0.525257054001934" calcext:value-type="float">
            <text:p>0.525257054001934</text:p>
          </table:table-cell>
          <table:table-cell office:value-type="float" office:value="0.707105482471643" calcext:value-type="float">
            <text:p>0.707105482471643</text:p>
          </table:table-cell>
          <table:table-cell office:value-type="float" office:value="5" calcext:value-type="float">
            <text:p>5</text:p>
          </table:table-cell>
          <table:table-cell office:value-type="float" office:value="0.654700476491508" calcext:value-type="float">
            <text:p>0.654700476491508</text:p>
          </table:table-cell>
          <table:table-cell office:value-type="float" office:value="0.130836979250548" calcext:value-type="float">
            <text:p>0.130836979250548</text:p>
          </table:table-cell>
          <table:table-cell office:value-type="float" office:value="-149.031746272057" calcext:value-type="float">
            <text:p>-149.031746272057</text:p>
          </table:table-cell>
          <table:table-cell office:value-type="float" office:value="-144.948589199613" calcext:value-type="float">
            <text:p>-144.948589199613</text:p>
          </table:table-cell>
          <table:table-cell office:value-type="float" office:value="-108.578903505671" calcext:value-type="float">
            <text:p>-108.578903505671</text:p>
          </table:table-cell>
          <table:table-cell office:value-type="float" office:value="750" calcext:value-type="float">
            <text:p>750</text:p>
          </table:table-cell>
          <table:table-cell office:value-type="float" office:value="-119.059904701698" calcext:value-type="float">
            <text:p>-119.059904701698</text:p>
          </table:table-cell>
        </table:table-row>
        <table:table-row table:style-name="ro1">
          <table:table-cell office:value-type="string" calcext:value-type="string">
            <text:p>2019-12-02 23:17:51</text:p>
          </table:table-cell>
          <table:table-cell office:value-type="float" office:value="24.4628848458233" calcext:value-type="float">
            <text:p>24.4628848458233</text:p>
          </table:table-cell>
          <table:table-cell office:value-type="float" office:value="73.7651319451367" calcext:value-type="float">
            <text:p>73.7651319451367</text:p>
          </table:table-cell>
          <table:table-cell office:value-type="float" office:value="981.589730310338" calcext:value-type="float">
            <text:p>981.589730310338</text:p>
          </table:table-cell>
          <table:table-cell office:value-type="float" office:value="4088600" calcext:value-type="float">
            <text:p>4088600</text:p>
          </table:table-cell>
          <table:table-cell office:value-type="float" office:value="2060330" calcext:value-type="float">
            <text:p>2060330</text:p>
          </table:table-cell>
          <table:table-cell office:value-type="float" office:value="840708" calcext:value-type="float">
            <text:p>840708</text:p>
          </table:table-cell>
          <table:table-cell office:value-type="float" office:value="880284" calcext:value-type="float">
            <text:p>880284</text:p>
          </table:table-cell>
          <table:table-cell office:value-type="float" office:value="1181021" calcext:value-type="float">
            <text:p>11810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5926" calcext:value-type="float">
            <text:p>1095926</text:p>
          </table:table-cell>
          <table:table-cell office:value-type="float" office:value="219511" calcext:value-type="float">
            <text:p>219511</text:p>
          </table:table-cell>
          <table:table-cell office:value-type="float" office:value="2.43699579679916" calcext:value-type="float">
            <text:p>2.43699579679916</text:p>
          </table:table-cell>
          <table:table-cell office:value-type="float" office:value="1.22805252409607" calcext:value-type="float">
            <text:p>1.22805252409607</text:p>
          </table:table-cell>
          <table:table-cell office:value-type="float" office:value="0.501101076734194" calcext:value-type="float">
            <text:p>0.501101076734194</text:p>
          </table:table-cell>
          <table:table-cell office:value-type="float" office:value="0.524690213762547" calcext:value-type="float">
            <text:p>0.524690213762547</text:p>
          </table:table-cell>
          <table:table-cell office:value-type="float" office:value="0.703943455689365" calcext:value-type="float">
            <text:p>0.703943455689365</text:p>
          </table:table-cell>
          <table:table-cell office:value-type="float" office:value="5" calcext:value-type="float">
            <text:p>5</text:p>
          </table:table-cell>
          <table:table-cell office:value-type="float" office:value="0.653222877171383" calcext:value-type="float">
            <text:p>0.653222877171383</text:p>
          </table:table-cell>
          <table:table-cell office:value-type="float" office:value="0.130838767390104" calcext:value-type="float">
            <text:p>0.130838767390104</text:p>
          </table:table-cell>
          <table:table-cell office:value-type="float" office:value="-149.779784653161" calcext:value-type="float">
            <text:p>-149.779784653161</text:p>
          </table:table-cell>
          <table:table-cell office:value-type="float" office:value="-145.061957247491" calcext:value-type="float">
            <text:p>-145.061957247491</text:p>
          </table:table-cell>
          <table:table-cell office:value-type="float" office:value="-109.211308862127" calcext:value-type="float">
            <text:p>-109.211308862127</text:p>
          </table:table-cell>
          <table:table-cell office:value-type="float" office:value="750" calcext:value-type="float">
            <text:p>750</text:p>
          </table:table-cell>
          <table:table-cell office:value-type="float" office:value="-119.355424565723" calcext:value-type="float">
            <text:p>-119.355424565723</text:p>
          </table:table-cell>
        </table:table-row>
        <table:table-row table:style-name="ro1">
          <table:table-cell office:value-type="string" calcext:value-type="string">
            <text:p>2019-12-02 23:17:52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7655364549945" calcext:value-type="float">
            <text:p>73.7655364549945</text:p>
          </table:table-cell>
          <table:table-cell office:value-type="float" office:value="981.598248487819" calcext:value-type="float">
            <text:p>981.598248487819</text:p>
          </table:table-cell>
          <table:table-cell office:value-type="float" office:value="4087774" calcext:value-type="float">
            <text:p>4087774</text:p>
          </table:table-cell>
          <table:table-cell office:value-type="float" office:value="2050962" calcext:value-type="float">
            <text:p>2050962</text:p>
          </table:table-cell>
          <table:table-cell office:value-type="float" office:value="834644" calcext:value-type="float">
            <text:p>834644</text:p>
          </table:table-cell>
          <table:table-cell office:value-type="float" office:value="879876" calcext:value-type="float">
            <text:p>879876</text:p>
          </table:table-cell>
          <table:table-cell office:value-type="float" office:value="1177645" calcext:value-type="float">
            <text:p>11776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92172" calcext:value-type="float">
            <text:p>1092172</text:p>
          </table:table-cell>
          <table:table-cell office:value-type="float" office:value="219476" calcext:value-type="float">
            <text:p>219476</text:p>
          </table:table-cell>
          <table:table-cell office:value-type="float" office:value="2.43650346237462" calcext:value-type="float">
            <text:p>2.43650346237462</text:p>
          </table:table-cell>
          <table:table-cell office:value-type="float" office:value="1.22246876030788" calcext:value-type="float">
            <text:p>1.22246876030788</text:p>
          </table:table-cell>
          <table:table-cell office:value-type="float" office:value="0.497486650644141" calcext:value-type="float">
            <text:p>0.497486650644141</text:p>
          </table:table-cell>
          <table:table-cell office:value-type="float" office:value="0.524447026782873" calcext:value-type="float">
            <text:p>0.524447026782873</text:p>
          </table:table-cell>
          <table:table-cell office:value-type="float" office:value="0.701931202641869" calcext:value-type="float">
            <text:p>0.701931202641869</text:p>
          </table:table-cell>
          <table:table-cell office:value-type="float" office:value="5" calcext:value-type="float">
            <text:p>5</text:p>
          </table:table-cell>
          <table:table-cell office:value-type="float" office:value="0.650985318539777" calcext:value-type="float">
            <text:p>0.650985318539777</text:p>
          </table:table-cell>
          <table:table-cell office:value-type="float" office:value="0.130817905761946" calcext:value-type="float">
            <text:p>0.130817905761946</text:p>
          </table:table-cell>
          <table:table-cell office:value-type="float" office:value="-150.502669871172" calcext:value-type="float">
            <text:p>-150.502669871172</text:p>
          </table:table-cell>
          <table:table-cell office:value-type="float" office:value="-145.110594643425" calcext:value-type="float">
            <text:p>-145.110594643425</text:p>
          </table:table-cell>
          <table:table-cell office:value-type="float" office:value="-109.613759471626" calcext:value-type="float">
            <text:p>-109.613759471626</text:p>
          </table:table-cell>
          <table:table-cell office:value-type="float" office:value="750" calcext:value-type="float">
            <text:p>750</text:p>
          </table:table-cell>
          <table:table-cell office:value-type="float" office:value="-119.802936292045" calcext:value-type="float">
            <text:p>-119.802936292045</text:p>
          </table:table-cell>
        </table:table-row>
        <table:table-row table:style-name="ro1">
          <table:table-cell office:value-type="string" calcext:value-type="string">
            <text:p>2019-12-02 23:17:54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7556653607181" calcext:value-type="float">
            <text:p>73.7556653607181</text:p>
          </table:table-cell>
          <table:table-cell office:value-type="float" office:value="981.642752255634" calcext:value-type="float">
            <text:p>981.642752255634</text:p>
          </table:table-cell>
          <table:table-cell office:value-type="float" office:value="4088630" calcext:value-type="float">
            <text:p>4088630</text:p>
          </table:table-cell>
          <table:table-cell office:value-type="float" office:value="2043005" calcext:value-type="float">
            <text:p>2043005</text:p>
          </table:table-cell>
          <table:table-cell office:value-type="float" office:value="828678" calcext:value-type="float">
            <text:p>828678</text:p>
          </table:table-cell>
          <table:table-cell office:value-type="float" office:value="879116" calcext:value-type="float">
            <text:p>879116</text:p>
          </table:table-cell>
          <table:table-cell office:value-type="float" office:value="1175489" calcext:value-type="float">
            <text:p>117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8201" calcext:value-type="float">
            <text:p>1088201</text:p>
          </table:table-cell>
          <table:table-cell office:value-type="float" office:value="219640" calcext:value-type="float">
            <text:p>219640</text:p>
          </table:table-cell>
          <table:table-cell office:value-type="float" office:value="2.43701367819472" calcext:value-type="float">
            <text:p>2.43701367819472</text:p>
          </table:table-cell>
          <table:table-cell office:value-type="float" office:value="1.21772601815772" calcext:value-type="float">
            <text:p>1.21772601815772</text:p>
          </table:table-cell>
          <table:table-cell office:value-type="float" office:value="0.493930637112932" calcext:value-type="float">
            <text:p>0.493930637112932</text:p>
          </table:table-cell>
          <table:table-cell office:value-type="float" office:value="0.523994031428579" calcext:value-type="float">
            <text:p>0.523994031428579</text:p>
          </table:table-cell>
          <table:table-cell office:value-type="float" office:value="0.700646126347318" calcext:value-type="float">
            <text:p>0.700646126347318</text:p>
          </table:table-cell>
          <table:table-cell office:value-type="float" office:value="5" calcext:value-type="float">
            <text:p>5</text:p>
          </table:table-cell>
          <table:table-cell office:value-type="float" office:value="0.648618417813589" calcext:value-type="float">
            <text:p>0.648618417813589</text:p>
          </table:table-cell>
          <table:table-cell office:value-type="float" office:value="0.13091565739103" calcext:value-type="float">
            <text:p>0.13091565739103</text:p>
          </table:table-cell>
          <table:table-cell office:value-type="float" office:value="-151.213872577414" calcext:value-type="float">
            <text:p>-151.213872577414</text:p>
          </table:table-cell>
          <table:table-cell office:value-type="float" office:value="-145.201193714284" calcext:value-type="float">
            <text:p>-145.201193714284</text:p>
          </table:table-cell>
          <table:table-cell office:value-type="float" office:value="-109.870774730536" calcext:value-type="float">
            <text:p>-109.870774730536</text:p>
          </table:table-cell>
          <table:table-cell office:value-type="float" office:value="750" calcext:value-type="float">
            <text:p>750</text:p>
          </table:table-cell>
          <table:table-cell office:value-type="float" office:value="-120.276316437282" calcext:value-type="float">
            <text:p>-120.276316437282</text:p>
          </table:table-cell>
        </table:table-row>
        <table:table-row table:style-name="ro1">
          <table:table-cell office:value-type="string" calcext:value-type="string">
            <text:p>2019-12-02 23:17:55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7445809899291" calcext:value-type="float">
            <text:p>73.7445809899291</text:p>
          </table:table-cell>
          <table:table-cell office:value-type="float" office:value="981.579299650388" calcext:value-type="float">
            <text:p>981.579299650388</text:p>
          </table:table-cell>
          <table:table-cell office:value-type="float" office:value="4088580" calcext:value-type="float">
            <text:p>4088580</text:p>
          </table:table-cell>
          <table:table-cell office:value-type="float" office:value="2063756" calcext:value-type="float">
            <text:p>2063756</text:p>
          </table:table-cell>
          <table:table-cell office:value-type="float" office:value="822672" calcext:value-type="float">
            <text:p>822672</text:p>
          </table:table-cell>
          <table:table-cell office:value-type="float" office:value="877975" calcext:value-type="float">
            <text:p>877975</text:p>
          </table:table-cell>
          <table:table-cell office:value-type="float" office:value="1172031" calcext:value-type="float">
            <text:p>11720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5000" calcext:value-type="float">
            <text:p>1085000</text:p>
          </table:table-cell>
          <table:table-cell office:value-type="float" office:value="219662" calcext:value-type="float">
            <text:p>219662</text:p>
          </table:table-cell>
          <table:table-cell office:value-type="float" office:value="2.43698387586878" calcext:value-type="float">
            <text:p>2.43698387586878</text:p>
          </table:table-cell>
          <table:table-cell office:value-type="float" office:value="1.23009457946951" calcext:value-type="float">
            <text:p>1.23009457946951</text:p>
          </table:table-cell>
          <table:table-cell office:value-type="float" office:value="0.49035078172097" calcext:value-type="float">
            <text:p>0.49035078172097</text:p>
          </table:table-cell>
          <table:table-cell office:value-type="float" office:value="0.523313942350619" calcext:value-type="float">
            <text:p>0.523313942350619</text:p>
          </table:table-cell>
          <table:table-cell office:value-type="float" office:value="0.69858499748528" calcext:value-type="float">
            <text:p>0.69858499748528</text:p>
          </table:table-cell>
          <table:table-cell office:value-type="float" office:value="5" calcext:value-type="float">
            <text:p>5</text:p>
          </table:table-cell>
          <table:table-cell office:value-type="float" office:value="0.646710472906884" calcext:value-type="float">
            <text:p>0.646710472906884</text:p>
          </table:table-cell>
          <table:table-cell office:value-type="float" office:value="0.130928770414444" calcext:value-type="float">
            <text:p>0.130928770414444</text:p>
          </table:table-cell>
          <table:table-cell office:value-type="float" office:value="-151.929843655806" calcext:value-type="float">
            <text:p>-151.929843655806</text:p>
          </table:table-cell>
          <table:table-cell office:value-type="float" office:value="-145.337211529876" calcext:value-type="float">
            <text:p>-145.337211529876</text:p>
          </table:table-cell>
          <table:table-cell office:value-type="float" office:value="-110.283000502944" calcext:value-type="float">
            <text:p>-110.283000502944</text:p>
          </table:table-cell>
          <table:table-cell office:value-type="float" office:value="750" calcext:value-type="float">
            <text:p>750</text:p>
          </table:table-cell>
          <table:table-cell office:value-type="float" office:value="-120.657905418623" calcext:value-type="float">
            <text:p>-120.657905418623</text:p>
          </table:table-cell>
        </table:table-row>
        <table:table-row table:style-name="ro1">
          <table:table-cell office:value-type="string" calcext:value-type="string">
            <text:p>2019-12-02 23:17:56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7339009561478" calcext:value-type="float">
            <text:p>73.7339009561478</text:p>
          </table:table-cell>
          <table:table-cell office:value-type="float" office:value="981.606766702158" calcext:value-type="float">
            <text:p>981.606766702158</text:p>
          </table:table-cell>
          <table:table-cell office:value-type="float" office:value="4088686" calcext:value-type="float">
            <text:p>4088686</text:p>
          </table:table-cell>
          <table:table-cell office:value-type="float" office:value="2041256" calcext:value-type="float">
            <text:p>2041256</text:p>
          </table:table-cell>
          <table:table-cell office:value-type="float" office:value="816949" calcext:value-type="float">
            <text:p>816949</text:p>
          </table:table-cell>
          <table:table-cell office:value-type="float" office:value="876757" calcext:value-type="float">
            <text:p>876757</text:p>
          </table:table-cell>
          <table:table-cell office:value-type="float" office:value="1166424" calcext:value-type="float">
            <text:p>11664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82517" calcext:value-type="float">
            <text:p>1082517</text:p>
          </table:table-cell>
          <table:table-cell office:value-type="float" office:value="219536" calcext:value-type="float">
            <text:p>219536</text:p>
          </table:table-cell>
          <table:table-cell office:value-type="float" office:value="2.43704705679978" calcext:value-type="float">
            <text:p>2.43704705679978</text:p>
          </table:table-cell>
          <table:table-cell office:value-type="float" office:value="1.21668353279633" calcext:value-type="float">
            <text:p>1.21668353279633</text:p>
          </table:table-cell>
          <table:table-cell office:value-type="float" office:value="0.486939607493831" calcext:value-type="float">
            <text:p>0.486939607493831</text:p>
          </table:table-cell>
          <table:table-cell office:value-type="float" office:value="0.522587957690711" calcext:value-type="float">
            <text:p>0.522587957690711</text:p>
          </table:table-cell>
          <table:table-cell office:value-type="float" office:value="0.695242964654322" calcext:value-type="float">
            <text:p>0.695242964654322</text:p>
          </table:table-cell>
          <table:table-cell office:value-type="float" office:value="5" calcext:value-type="float">
            <text:p>5</text:p>
          </table:table-cell>
          <table:table-cell office:value-type="float" office:value="0.645230489400684" calcext:value-type="float">
            <text:p>0.645230489400684</text:p>
          </table:table-cell>
          <table:table-cell office:value-type="float" office:value="0.130853668553074" calcext:value-type="float">
            <text:p>0.130853668553074</text:p>
          </table:table-cell>
          <table:table-cell office:value-type="float" office:value="-152.612078501234" calcext:value-type="float">
            <text:p>-152.612078501234</text:p>
          </table:table-cell>
          <table:table-cell office:value-type="float" office:value="-145.482408461858" calcext:value-type="float">
            <text:p>-145.482408461858</text:p>
          </table:table-cell>
          <table:table-cell office:value-type="float" office:value="-110.951407069136" calcext:value-type="float">
            <text:p>-110.951407069136</text:p>
          </table:table-cell>
          <table:table-cell office:value-type="float" office:value="750" calcext:value-type="float">
            <text:p>750</text:p>
          </table:table-cell>
          <table:table-cell office:value-type="float" office:value="-120.953902119863" calcext:value-type="float">
            <text:p>-120.953902119863</text:p>
          </table:table-cell>
        </table:table-row>
        <table:table-row table:style-name="ro1">
          <table:table-cell office:value-type="string" calcext:value-type="string">
            <text:p>2019-12-02 23:17:5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740453523472" calcext:value-type="float">
            <text:p>73.740453523472</text:p>
          </table:table-cell>
          <table:table-cell office:value-type="float" office:value="981.632321566307" calcext:value-type="float">
            <text:p>981.632321566307</text:p>
          </table:table-cell>
          <table:table-cell office:value-type="float" office:value="4088296" calcext:value-type="float">
            <text:p>4088296</text:p>
          </table:table-cell>
          <table:table-cell office:value-type="float" office:value="2063275" calcext:value-type="float">
            <text:p>2063275</text:p>
          </table:table-cell>
          <table:table-cell office:value-type="float" office:value="811506" calcext:value-type="float">
            <text:p>811506</text:p>
          </table:table-cell>
          <table:table-cell office:value-type="float" office:value="875956" calcext:value-type="float">
            <text:p>875956</text:p>
          </table:table-cell>
          <table:table-cell office:value-type="float" office:value="1162078" calcext:value-type="float">
            <text:p>11620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9603" calcext:value-type="float">
            <text:p>1079603</text:p>
          </table:table-cell>
          <table:table-cell office:value-type="float" office:value="219549" calcext:value-type="float">
            <text:p>219549</text:p>
          </table:table-cell>
          <table:table-cell office:value-type="float" office:value="2.43681459865744" calcext:value-type="float">
            <text:p>2.43681459865744</text:p>
          </table:table-cell>
          <table:table-cell office:value-type="float" office:value="1.22980788109396" calcext:value-type="float">
            <text:p>1.22980788109396</text:p>
          </table:table-cell>
          <table:table-cell office:value-type="float" office:value="0.483695326291958" calcext:value-type="float">
            <text:p>0.483695326291958</text:p>
          </table:table-cell>
          <table:table-cell office:value-type="float" office:value="0.522110524429145" calcext:value-type="float">
            <text:p>0.522110524429145</text:p>
          </table:table-cell>
          <table:table-cell office:value-type="float" office:value="0.692652546483582" calcext:value-type="float">
            <text:p>0.692652546483582</text:p>
          </table:table-cell>
          <table:table-cell office:value-type="float" office:value="5" calcext:value-type="float">
            <text:p>5</text:p>
          </table:table-cell>
          <table:table-cell office:value-type="float" office:value="0.643493609844876" calcext:value-type="float">
            <text:p>0.643493609844876</text:p>
          </table:table-cell>
          <table:table-cell office:value-type="float" office:value="0.130861417157819" calcext:value-type="float">
            <text:p>0.130861417157819</text:p>
          </table:table-cell>
          <table:table-cell office:value-type="float" office:value="-153.260934741608" calcext:value-type="float">
            <text:p>-153.260934741608</text:p>
          </table:table-cell>
          <table:table-cell office:value-type="float" office:value="-145.577895114171" calcext:value-type="float">
            <text:p>-145.577895114171</text:p>
          </table:table-cell>
          <table:table-cell office:value-type="float" office:value="-111.469490703284" calcext:value-type="float">
            <text:p>-111.469490703284</text:p>
          </table:table-cell>
          <table:table-cell office:value-type="float" office:value="750" calcext:value-type="float">
            <text:p>750</text:p>
          </table:table-cell>
          <table:table-cell office:value-type="float" office:value="-121.301278031025" calcext:value-type="float">
            <text:p>-121.301278031025</text:p>
          </table:table-cell>
        </table:table-row>
        <table:table-row table:style-name="ro1">
          <table:table-cell office:value-type="string" calcext:value-type="string">
            <text:p>2019-12-02 23:17:59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7133485619" calcext:value-type="float">
            <text:p>73.7133485619</text:p>
          </table:table-cell>
          <table:table-cell office:value-type="float" office:value="981.596335732031" calcext:value-type="float">
            <text:p>981.596335732031</text:p>
          </table:table-cell>
          <table:table-cell office:value-type="float" office:value="4088661" calcext:value-type="float">
            <text:p>4088661</text:p>
          </table:table-cell>
          <table:table-cell office:value-type="float" office:value="2060947" calcext:value-type="float">
            <text:p>2060947</text:p>
          </table:table-cell>
          <table:table-cell office:value-type="float" office:value="805483" calcext:value-type="float">
            <text:p>805483</text:p>
          </table:table-cell>
          <table:table-cell office:value-type="float" office:value="875626" calcext:value-type="float">
            <text:p>875626</text:p>
          </table:table-cell>
          <table:table-cell office:value-type="float" office:value="1160886" calcext:value-type="float">
            <text:p>11608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4990" calcext:value-type="float">
            <text:p>1074990</text:p>
          </table:table-cell>
          <table:table-cell office:value-type="float" office:value="219760" calcext:value-type="float">
            <text:p>219760</text:p>
          </table:table-cell>
          <table:table-cell office:value-type="float" office:value="2.43703215563681" calcext:value-type="float">
            <text:p>2.43703215563681</text:p>
          </table:table-cell>
          <table:table-cell office:value-type="float" office:value="1.22842028479818" calcext:value-type="float">
            <text:p>1.22842028479818</text:p>
          </table:table-cell>
          <table:table-cell office:value-type="float" office:value="0.480105338109176" calcext:value-type="float">
            <text:p>0.480105338109176</text:p>
          </table:table-cell>
          <table:table-cell office:value-type="float" office:value="0.521913829077939" calcext:value-type="float">
            <text:p>0.521913829077939</text:p>
          </table:table-cell>
          <table:table-cell office:value-type="float" office:value="0.691942059033163" calcext:value-type="float">
            <text:p>0.691942059033163</text:p>
          </table:table-cell>
          <table:table-cell office:value-type="float" office:value="5" calcext:value-type="float">
            <text:p>5</text:p>
          </table:table-cell>
          <table:table-cell office:value-type="float" office:value="0.640744047253614" calcext:value-type="float">
            <text:p>0.640744047253614</text:p>
          </table:table-cell>
          <table:table-cell office:value-type="float" office:value="0.130987182973287" calcext:value-type="float">
            <text:p>0.130987182973287</text:p>
          </table:table-cell>
          <table:table-cell office:value-type="float" office:value="-153.978932378165" calcext:value-type="float">
            <text:p>-153.978932378165</text:p>
          </table:table-cell>
          <table:table-cell office:value-type="float" office:value="-145.617234184412" calcext:value-type="float">
            <text:p>-145.617234184412</text:p>
          </table:table-cell>
          <table:table-cell office:value-type="float" office:value="-111.611588193368" calcext:value-type="float">
            <text:p>-111.611588193368</text:p>
          </table:table-cell>
          <table:table-cell office:value-type="float" office:value="750" calcext:value-type="float">
            <text:p>750</text:p>
          </table:table-cell>
          <table:table-cell office:value-type="float" office:value="-121.851190549277" calcext:value-type="float">
            <text:p>-121.851190549277</text:p>
          </table:table-cell>
        </table:table-row>
        <table:table-row table:style-name="ro1">
          <table:table-cell office:value-type="string" calcext:value-type="string">
            <text:p>2019-12-02 23:18:00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6710302512743" calcext:value-type="float">
            <text:p>73.6710302512743</text:p>
          </table:table-cell>
          <table:table-cell office:value-type="float" office:value="981.632321566307" calcext:value-type="float">
            <text:p>981.632321566307</text:p>
          </table:table-cell>
          <table:table-cell office:value-type="float" office:value="4089273" calcext:value-type="float">
            <text:p>4089273</text:p>
          </table:table-cell>
          <table:table-cell office:value-type="float" office:value="2044113" calcext:value-type="float">
            <text:p>2044113</text:p>
          </table:table-cell>
          <table:table-cell office:value-type="float" office:value="799835" calcext:value-type="float">
            <text:p>799835</text:p>
          </table:table-cell>
          <table:table-cell office:value-type="float" office:value="874183" calcext:value-type="float">
            <text:p>874183</text:p>
          </table:table-cell>
          <table:table-cell office:value-type="float" office:value="1155960" calcext:value-type="float">
            <text:p>11559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72218" calcext:value-type="float">
            <text:p>1072218</text:p>
          </table:table-cell>
          <table:table-cell office:value-type="float" office:value="219698" calcext:value-type="float">
            <text:p>219698</text:p>
          </table:table-cell>
          <table:table-cell office:value-type="float" office:value="2.43739693610632" calcext:value-type="float">
            <text:p>2.43739693610632</text:p>
          </table:table-cell>
          <table:table-cell office:value-type="float" office:value="1.21838643770056" calcext:value-type="float">
            <text:p>1.21838643770056</text:p>
          </table:table-cell>
          <table:table-cell office:value-type="float" office:value="0.476738867370947" calcext:value-type="float">
            <text:p>0.476738867370947</text:p>
          </table:table-cell>
          <table:table-cell office:value-type="float" office:value="0.521053733951298" calcext:value-type="float">
            <text:p>0.521053733951298</text:p>
          </table:table-cell>
          <table:table-cell office:value-type="float" office:value="0.689005933881513" calcext:value-type="float">
            <text:p>0.689005933881513</text:p>
          </table:table-cell>
          <table:table-cell office:value-type="float" office:value="5" calcext:value-type="float">
            <text:p>5</text:p>
          </table:table-cell>
          <table:table-cell office:value-type="float" office:value="0.639091806303478" calcext:value-type="float">
            <text:p>0.639091806303478</text:p>
          </table:table-cell>
          <table:table-cell office:value-type="float" office:value="0.130950228089121" calcext:value-type="float">
            <text:p>0.130950228089121</text:p>
          </table:table-cell>
          <table:table-cell office:value-type="float" office:value="-154.652226525811" calcext:value-type="float">
            <text:p>-154.652226525811</text:p>
          </table:table-cell>
          <table:table-cell office:value-type="float" office:value="-145.78925320974" calcext:value-type="float">
            <text:p>-145.78925320974</text:p>
          </table:table-cell>
          <table:table-cell office:value-type="float" office:value="-112.198813223697" calcext:value-type="float">
            <text:p>-112.198813223697</text:p>
          </table:table-cell>
          <table:table-cell office:value-type="float" office:value="750" calcext:value-type="float">
            <text:p>750</text:p>
          </table:table-cell>
          <table:table-cell office:value-type="float" office:value="-122.181638739304" calcext:value-type="float">
            <text:p>-122.181638739304</text:p>
          </table:table-cell>
        </table:table-row>
        <table:table-row table:style-name="ro1">
          <table:table-cell office:value-type="string" calcext:value-type="string">
            <text:p>2019-12-02 23:18:01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6237728268425" calcext:value-type="float">
            <text:p>73.6237728268425</text:p>
          </table:table-cell>
          <table:table-cell office:value-type="float" office:value="981.649358326664" calcext:value-type="float">
            <text:p>981.649358326664</text:p>
          </table:table-cell>
          <table:table-cell office:value-type="float" office:value="4088174" calcext:value-type="float">
            <text:p>4088174</text:p>
          </table:table-cell>
          <table:table-cell office:value-type="float" office:value="2046468" calcext:value-type="float">
            <text:p>2046468</text:p>
          </table:table-cell>
          <table:table-cell office:value-type="float" office:value="795494" calcext:value-type="float">
            <text:p>795494</text:p>
          </table:table-cell>
          <table:table-cell office:value-type="float" office:value="873101" calcext:value-type="float">
            <text:p>873101</text:p>
          </table:table-cell>
          <table:table-cell office:value-type="float" office:value="1151292" calcext:value-type="float">
            <text:p>11512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69486" calcext:value-type="float">
            <text:p>1069486</text:p>
          </table:table-cell>
          <table:table-cell office:value-type="float" office:value="219578" calcext:value-type="float">
            <text:p>219578</text:p>
          </table:table-cell>
          <table:table-cell office:value-type="float" office:value="2.43674188098215" calcext:value-type="float">
            <text:p>2.43674188098215</text:p>
          </table:table-cell>
          <table:table-cell office:value-type="float" office:value="1.21979012725236" calcext:value-type="float">
            <text:p>1.21979012725236</text:p>
          </table:table-cell>
          <table:table-cell office:value-type="float" office:value="0.474151429432801" calcext:value-type="float">
            <text:p>0.474151429432801</text:p>
          </table:table-cell>
          <table:table-cell office:value-type="float" office:value="0.520408811617948" calcext:value-type="float">
            <text:p>0.520408811617948</text:p>
          </table:table-cell>
          <table:table-cell office:value-type="float" office:value="0.686223588731717" calcext:value-type="float">
            <text:p>0.686223588731717</text:p>
          </table:table-cell>
          <table:table-cell office:value-type="float" office:value="5" calcext:value-type="float">
            <text:p>5</text:p>
          </table:table-cell>
          <table:table-cell office:value-type="float" office:value="0.637463407214094" calcext:value-type="float">
            <text:p>0.637463407214094</text:p>
          </table:table-cell>
          <table:table-cell office:value-type="float" office:value="0.130878702506864" calcext:value-type="float">
            <text:p>0.130878702506864</text:p>
          </table:table-cell>
          <table:table-cell office:value-type="float" office:value="-155.16971411344" calcext:value-type="float">
            <text:p>-155.16971411344</text:p>
          </table:table-cell>
          <table:table-cell office:value-type="float" office:value="-145.91823767641" calcext:value-type="float">
            <text:p>-145.91823767641</text:p>
          </table:table-cell>
          <table:table-cell office:value-type="float" office:value="-112.755282253657" calcext:value-type="float">
            <text:p>-112.755282253657</text:p>
          </table:table-cell>
          <table:table-cell office:value-type="float" office:value="750" calcext:value-type="float">
            <text:p>750</text:p>
          </table:table-cell>
          <table:table-cell office:value-type="float" office:value="-122.507318557181" calcext:value-type="float">
            <text:p>-122.507318557181</text:p>
          </table:table-cell>
        </table:table-row>
        <table:table-row table:style-name="ro1">
          <table:table-cell office:value-type="string" calcext:value-type="string">
            <text:p>2019-12-02 23:18:03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6451347722234" calcext:value-type="float">
            <text:p>73.6451347722234</text:p>
          </table:table-cell>
          <table:table-cell office:value-type="float" office:value="981.621890130879" calcext:value-type="float">
            <text:p>981.621890130879</text:p>
          </table:table-cell>
          <table:table-cell office:value-type="float" office:value="4087589" calcext:value-type="float">
            <text:p>4087589</text:p>
          </table:table-cell>
          <table:table-cell office:value-type="float" office:value="2061601" calcext:value-type="float">
            <text:p>2061601</text:p>
          </table:table-cell>
          <table:table-cell office:value-type="float" office:value="791588" calcext:value-type="float">
            <text:p>791588</text:p>
          </table:table-cell>
          <table:table-cell office:value-type="float" office:value="872286" calcext:value-type="float">
            <text:p>872286</text:p>
          </table:table-cell>
          <table:table-cell office:value-type="float" office:value="1147341" calcext:value-type="float">
            <text:p>11473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66563" calcext:value-type="float">
            <text:p>1066563</text:p>
          </table:table-cell>
          <table:table-cell office:value-type="float" office:value="219665" calcext:value-type="float">
            <text:p>219665</text:p>
          </table:table-cell>
          <table:table-cell office:value-type="float" office:value="2.43639319376864" calcext:value-type="float">
            <text:p>2.43639319376864</text:p>
          </table:table-cell>
          <table:table-cell office:value-type="float" office:value="1.22881009922148" calcext:value-type="float">
            <text:p>1.22881009922148</text:p>
          </table:table-cell>
          <table:table-cell office:value-type="float" office:value="0.471823271730336" calcext:value-type="float">
            <text:p>0.471823271730336</text:p>
          </table:table-cell>
          <table:table-cell office:value-type="float" office:value="0.519923033705119" calcext:value-type="float">
            <text:p>0.519923033705119</text:p>
          </table:table-cell>
          <table:table-cell office:value-type="float" office:value="0.683868608935906" calcext:value-type="float">
            <text:p>0.683868608935906</text:p>
          </table:table-cell>
          <table:table-cell office:value-type="float" office:value="5" calcext:value-type="float">
            <text:p>5</text:p>
          </table:table-cell>
          <table:table-cell office:value-type="float" office:value="0.635721163239618" calcext:value-type="float">
            <text:p>0.635721163239618</text:p>
          </table:table-cell>
          <table:table-cell office:value-type="float" office:value="0.130930558554001" calcext:value-type="float">
            <text:p>0.130930558554001</text:p>
          </table:table-cell>
          <table:table-cell office:value-type="float" office:value="-155.635345653933" calcext:value-type="float">
            <text:p>-155.635345653933</text:p>
          </table:table-cell>
          <table:table-cell office:value-type="float" office:value="-146.015393258976" calcext:value-type="float">
            <text:p>-146.015393258976</text:p>
          </table:table-cell>
          <table:table-cell office:value-type="float" office:value="-113.226278212819" calcext:value-type="float">
            <text:p>-113.226278212819</text:p>
          </table:table-cell>
          <table:table-cell office:value-type="float" office:value="750" calcext:value-type="float">
            <text:p>750</text:p>
          </table:table-cell>
          <table:table-cell office:value-type="float" office:value="-122.855767352076" calcext:value-type="float">
            <text:p>-122.855767352076</text:p>
          </table:table-cell>
        </table:table-row>
        <table:table-row table:style-name="ro1">
          <table:table-cell office:value-type="string" calcext:value-type="string">
            <text:p>2019-12-02 23:18:04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6459408967404" calcext:value-type="float">
            <text:p>73.6459408967404</text:p>
          </table:table-cell>
          <table:table-cell office:value-type="float" office:value="981.638926581013" calcext:value-type="float">
            <text:p>981.638926581013</text:p>
          </table:table-cell>
          <table:table-cell office:value-type="float" office:value="4087331" calcext:value-type="float">
            <text:p>4087331</text:p>
          </table:table-cell>
          <table:table-cell office:value-type="float" office:value="2052534" calcext:value-type="float">
            <text:p>2052534</text:p>
          </table:table-cell>
          <table:table-cell office:value-type="float" office:value="787877" calcext:value-type="float">
            <text:p>787877</text:p>
          </table:table-cell>
          <table:table-cell office:value-type="float" office:value="871833" calcext:value-type="float">
            <text:p>871833</text:p>
          </table:table-cell>
          <table:table-cell office:value-type="float" office:value="1144255" calcext:value-type="float">
            <text:p>11442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63153" calcext:value-type="float">
            <text:p>1063153</text:p>
          </table:table-cell>
          <table:table-cell office:value-type="float" office:value="219614" calcext:value-type="float">
            <text:p>219614</text:p>
          </table:table-cell>
          <table:table-cell office:value-type="float" office:value="2.43623941376679" calcext:value-type="float">
            <text:p>2.43623941376679</text:p>
          </table:table-cell>
          <table:table-cell office:value-type="float" office:value="1.22340574543545" calcext:value-type="float">
            <text:p>1.22340574543545</text:p>
          </table:table-cell>
          <table:table-cell office:value-type="float" office:value="0.469611343099039" calcext:value-type="float">
            <text:p>0.469611343099039</text:p>
          </table:table-cell>
          <table:table-cell office:value-type="float" office:value="0.519653024632099" calcext:value-type="float">
            <text:p>0.519653024632099</text:p>
          </table:table-cell>
          <table:table-cell office:value-type="float" office:value="0.682029209378863" calcext:value-type="float">
            <text:p>0.682029209378863</text:p>
          </table:table-cell>
          <table:table-cell office:value-type="float" office:value="5" calcext:value-type="float">
            <text:p>5</text:p>
          </table:table-cell>
          <table:table-cell office:value-type="float" office:value="0.633688644610482" calcext:value-type="float">
            <text:p>0.633688644610482</text:p>
          </table:table-cell>
          <table:table-cell office:value-type="float" office:value="0.130900160181541" calcext:value-type="float">
            <text:p>0.130900160181541</text:p>
          </table:table-cell>
          <table:table-cell office:value-type="float" office:value="-156.077731380192" calcext:value-type="float">
            <text:p>-156.077731380192</text:p>
          </table:table-cell>
          <table:table-cell office:value-type="float" office:value="-146.06939507358" calcext:value-type="float">
            <text:p>-146.06939507358</text:p>
          </table:table-cell>
          <table:table-cell office:value-type="float" office:value="-113.594158124227" calcext:value-type="float">
            <text:p>-113.594158124227</text:p>
          </table:table-cell>
          <table:table-cell office:value-type="float" office:value="750" calcext:value-type="float">
            <text:p>750</text:p>
          </table:table-cell>
          <table:table-cell office:value-type="float" office:value="-123.262271077904" calcext:value-type="float">
            <text:p>-123.262271077904</text:p>
          </table:table-cell>
        </table:table-row>
        <table:table-row table:style-name="ro1">
          <table:table-cell office:value-type="string" calcext:value-type="string">
            <text:p>2019-12-02 23:18:05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6344538165705" calcext:value-type="float">
            <text:p>73.6344538165705</text:p>
          </table:table-cell>
          <table:table-cell office:value-type="float" office:value="981.594421956805" calcext:value-type="float">
            <text:p>981.594421956805</text:p>
          </table:table-cell>
          <table:table-cell office:value-type="float" office:value="4087471" calcext:value-type="float">
            <text:p>4087471</text:p>
          </table:table-cell>
          <table:table-cell office:value-type="float" office:value="2041628" calcext:value-type="float">
            <text:p>2041628</text:p>
          </table:table-cell>
          <table:table-cell office:value-type="float" office:value="783488" calcext:value-type="float">
            <text:p>783488</text:p>
          </table:table-cell>
          <table:table-cell office:value-type="float" office:value="870973" calcext:value-type="float">
            <text:p>870973</text:p>
          </table:table-cell>
          <table:table-cell office:value-type="float" office:value="1141408" calcext:value-type="float">
            <text:p>11414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9827" calcext:value-type="float">
            <text:p>1059827</text:p>
          </table:table-cell>
          <table:table-cell office:value-type="float" office:value="219637" calcext:value-type="float">
            <text:p>219637</text:p>
          </table:table-cell>
          <table:table-cell office:value-type="float" office:value="2.43632286027942" calcext:value-type="float">
            <text:p>2.43632286027942</text:p>
          </table:table-cell>
          <table:table-cell office:value-type="float" office:value="1.21690526210132" calcext:value-type="float">
            <text:p>1.21690526210132</text:p>
          </table:table-cell>
          <table:table-cell office:value-type="float" office:value="0.46699529492799" calcext:value-type="float">
            <text:p>0.46699529492799</text:p>
          </table:table-cell>
          <table:table-cell office:value-type="float" office:value="0.519140424625924" calcext:value-type="float">
            <text:p>0.519140424625924</text:p>
          </table:table-cell>
          <table:table-cell office:value-type="float" office:value="0.680332264939817" calcext:value-type="float">
            <text:p>0.680332264939817</text:p>
          </table:table-cell>
          <table:table-cell office:value-type="float" office:value="5" calcext:value-type="float">
            <text:p>5</text:p>
          </table:table-cell>
          <table:table-cell office:value-type="float" office:value="0.631706193888926" calcext:value-type="float">
            <text:p>0.631706193888926</text:p>
          </table:table-cell>
          <table:table-cell office:value-type="float" office:value="0.130913869251474" calcext:value-type="float">
            <text:p>0.130913869251474</text:p>
          </table:table-cell>
          <table:table-cell office:value-type="float" office:value="-156.600941014402" calcext:value-type="float">
            <text:p>-156.600941014402</text:p>
          </table:table-cell>
          <table:table-cell office:value-type="float" office:value="-146.171915074815" calcext:value-type="float">
            <text:p>-146.171915074815</text:p>
          </table:table-cell>
          <table:table-cell office:value-type="float" office:value="-113.933547012037" calcext:value-type="float">
            <text:p>-113.933547012037</text:p>
          </table:table-cell>
          <table:table-cell office:value-type="float" office:value="750" calcext:value-type="float">
            <text:p>750</text:p>
          </table:table-cell>
          <table:table-cell office:value-type="float" office:value="-123.658761222215" calcext:value-type="float">
            <text:p>-123.658761222215</text:p>
          </table:table-cell>
        </table:table-row>
        <table:table-row table:style-name="ro1">
          <table:table-cell office:value-type="string" calcext:value-type="string">
            <text:p>2019-12-02 23:18:06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6401973058828" calcext:value-type="float">
            <text:p>73.6401973058828</text:p>
          </table:table-cell>
          <table:table-cell office:value-type="float" office:value="981.630408337524" calcext:value-type="float">
            <text:p>981.630408337524</text:p>
          </table:table-cell>
          <table:table-cell office:value-type="float" office:value="4088371" calcext:value-type="float">
            <text:p>4088371</text:p>
          </table:table-cell>
          <table:table-cell office:value-type="float" office:value="2038539" calcext:value-type="float">
            <text:p>2038539</text:p>
          </table:table-cell>
          <table:table-cell office:value-type="float" office:value="779346" calcext:value-type="float">
            <text:p>779346</text:p>
          </table:table-cell>
          <table:table-cell office:value-type="float" office:value="870171" calcext:value-type="float">
            <text:p>870171</text:p>
          </table:table-cell>
          <table:table-cell office:value-type="float" office:value="1138520" calcext:value-type="float">
            <text:p>11385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6617" calcext:value-type="float">
            <text:p>1056617</text:p>
          </table:table-cell>
          <table:table-cell office:value-type="float" office:value="219671" calcext:value-type="float">
            <text:p>219671</text:p>
          </table:table-cell>
          <table:table-cell office:value-type="float" office:value="2.43685930214635" calcext:value-type="float">
            <text:p>2.43685930214635</text:p>
          </table:table-cell>
          <table:table-cell office:value-type="float" office:value="1.21506407440473" calcext:value-type="float">
            <text:p>1.21506407440473</text:p>
          </table:table-cell>
          <table:table-cell office:value-type="float" office:value="0.464526470247086" calcext:value-type="float">
            <text:p>0.464526470247086</text:p>
          </table:table-cell>
          <table:table-cell office:value-type="float" office:value="0.51866239531784" calcext:value-type="float">
            <text:p>0.51866239531784</text:p>
          </table:table-cell>
          <table:table-cell office:value-type="float" office:value="0.678610882593499" calcext:value-type="float">
            <text:p>0.678610882593499</text:p>
          </table:table-cell>
          <table:table-cell office:value-type="float" office:value="5" calcext:value-type="float">
            <text:p>5</text:p>
          </table:table-cell>
          <table:table-cell office:value-type="float" office:value="0.629792884563552" calcext:value-type="float">
            <text:p>0.629792884563552</text:p>
          </table:table-cell>
          <table:table-cell office:value-type="float" office:value="0.130934134833114" calcext:value-type="float">
            <text:p>0.130934134833114</text:p>
          </table:table-cell>
          <table:table-cell office:value-type="float" office:value="-157.094705950583" calcext:value-type="float">
            <text:p>-157.094705950583</text:p>
          </table:table-cell>
          <table:table-cell office:value-type="float" office:value="-146.267520936432" calcext:value-type="float">
            <text:p>-146.267520936432</text:p>
          </table:table-cell>
          <table:table-cell office:value-type="float" office:value="-114.2778234813" calcext:value-type="float">
            <text:p>-114.2778234813</text:p>
          </table:table-cell>
          <table:table-cell office:value-type="float" office:value="750" calcext:value-type="float">
            <text:p>750</text:p>
          </table:table-cell>
          <table:table-cell office:value-type="float" office:value="-124.04142308729" calcext:value-type="float">
            <text:p>-124.04142308729</text:p>
          </table:table-cell>
        </table:table-row>
        <table:table-row table:style-name="ro1">
          <table:table-cell office:value-type="string" calcext:value-type="string">
            <text:p>2019-12-02 23:18:08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6295162135531" calcext:value-type="float">
            <text:p>73.6295162135531</text:p>
          </table:table-cell>
          <table:table-cell office:value-type="float" office:value="981.657876762114" calcext:value-type="float">
            <text:p>981.657876762114</text:p>
          </table:table-cell>
          <table:table-cell office:value-type="float" office:value="4088270" calcext:value-type="float">
            <text:p>4088270</text:p>
          </table:table-cell>
          <table:table-cell office:value-type="float" office:value="2043291" calcext:value-type="float">
            <text:p>2043291</text:p>
          </table:table-cell>
          <table:table-cell office:value-type="float" office:value="775299" calcext:value-type="float">
            <text:p>775299</text:p>
          </table:table-cell>
          <table:table-cell office:value-type="float" office:value="868805" calcext:value-type="float">
            <text:p>868805</text:p>
          </table:table-cell>
          <table:table-cell office:value-type="float" office:value="1134796" calcext:value-type="float">
            <text:p>11347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3897" calcext:value-type="float">
            <text:p>1053897</text:p>
          </table:table-cell>
          <table:table-cell office:value-type="float" office:value="219769" calcext:value-type="float">
            <text:p>219769</text:p>
          </table:table-cell>
          <table:table-cell office:value-type="float" office:value="2.43679910144795" calcext:value-type="float">
            <text:p>2.43679910144795</text:p>
          </table:table-cell>
          <table:table-cell office:value-type="float" office:value="1.2178964874621" calcext:value-type="float">
            <text:p>1.2178964874621</text:p>
          </table:table-cell>
          <table:table-cell office:value-type="float" office:value="0.46211426998547" calcext:value-type="float">
            <text:p>0.46211426998547</text:p>
          </table:table-cell>
          <table:table-cell office:value-type="float" office:value="0.517848195773148" calcext:value-type="float">
            <text:p>0.517848195773148</text:p>
          </table:table-cell>
          <table:table-cell office:value-type="float" office:value="0.676391205357457" calcext:value-type="float">
            <text:p>0.676391205357457</text:p>
          </table:table-cell>
          <table:table-cell office:value-type="float" office:value="5" calcext:value-type="float">
            <text:p>5</text:p>
          </table:table-cell>
          <table:table-cell office:value-type="float" office:value="0.628171638032393" calcext:value-type="float">
            <text:p>0.628171638032393</text:p>
          </table:table-cell>
          <table:table-cell office:value-type="float" office:value="0.130992547391957" calcext:value-type="float">
            <text:p>0.130992547391957</text:p>
          </table:table-cell>
          <table:table-cell office:value-type="float" office:value="-157.577146002906" calcext:value-type="float">
            <text:p>-157.577146002906</text:p>
          </table:table-cell>
          <table:table-cell office:value-type="float" office:value="-146.43036084537" calcext:value-type="float">
            <text:p>-146.43036084537</text:p>
          </table:table-cell>
          <table:table-cell office:value-type="float" office:value="-114.721758928509" calcext:value-type="float">
            <text:p>-114.721758928509</text:p>
          </table:table-cell>
          <table:table-cell office:value-type="float" office:value="750" calcext:value-type="float">
            <text:p>750</text:p>
          </table:table-cell>
          <table:table-cell office:value-type="float" office:value="-124.365672393521" calcext:value-type="float">
            <text:p>-124.365672393521</text:p>
          </table:table-cell>
        </table:table-row>
        <table:table-row table:style-name="ro1">
          <table:table-cell office:value-type="string" calcext:value-type="string">
            <text:p>2019-12-02 23:18:09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962651173897" calcext:value-type="float">
            <text:p>73.5962651173897</text:p>
          </table:table-cell>
          <table:table-cell office:value-type="float" office:value="981.577386111663" calcext:value-type="float">
            <text:p>981.577386111663</text:p>
          </table:table-cell>
          <table:table-cell office:value-type="float" office:value="4085955" calcext:value-type="float">
            <text:p>4085955</text:p>
          </table:table-cell>
          <table:table-cell office:value-type="float" office:value="2047412" calcext:value-type="float">
            <text:p>2047412</text:p>
          </table:table-cell>
          <table:table-cell office:value-type="float" office:value="772289" calcext:value-type="float">
            <text:p>772289</text:p>
          </table:table-cell>
          <table:table-cell office:value-type="float" office:value="867710" calcext:value-type="float">
            <text:p>867710</text:p>
          </table:table-cell>
          <table:table-cell office:value-type="float" office:value="1130142" calcext:value-type="float">
            <text:p>11301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51462" calcext:value-type="float">
            <text:p>1051462</text:p>
          </table:table-cell>
          <table:table-cell office:value-type="float" office:value="219698" calcext:value-type="float">
            <text:p>219698</text:p>
          </table:table-cell>
          <table:table-cell office:value-type="float" office:value="2.43541925375691" calcext:value-type="float">
            <text:p>2.43541925375691</text:p>
          </table:table-cell>
          <table:table-cell office:value-type="float" office:value="1.22035279516611" calcext:value-type="float">
            <text:p>1.22035279516611</text:p>
          </table:table-cell>
          <table:table-cell office:value-type="float" office:value="0.460320169963857" calcext:value-type="float">
            <text:p>0.460320169963857</text:p>
          </table:table-cell>
          <table:table-cell office:value-type="float" office:value="0.517195524835053" calcext:value-type="float">
            <text:p>0.517195524835053</text:p>
          </table:table-cell>
          <table:table-cell office:value-type="float" office:value="0.673617204858924" calcext:value-type="float">
            <text:p>0.673617204858924</text:p>
          </table:table-cell>
          <table:table-cell office:value-type="float" office:value="5" calcext:value-type="float">
            <text:p>5</text:p>
          </table:table-cell>
          <table:table-cell office:value-type="float" office:value="0.626720264759095" calcext:value-type="float">
            <text:p>0.626720264759095</text:p>
          </table:table-cell>
          <table:table-cell office:value-type="float" office:value="0.130950228089121" calcext:value-type="float">
            <text:p>0.130950228089121</text:p>
          </table:table-cell>
          <table:table-cell office:value-type="float" office:value="-157.935966007229" calcext:value-type="float">
            <text:p>-157.935966007229</text:p>
          </table:table-cell>
          <table:table-cell office:value-type="float" office:value="-146.560895032989" calcext:value-type="float">
            <text:p>-146.560895032989</text:p>
          </table:table-cell>
          <table:table-cell office:value-type="float" office:value="-115.276559028215" calcext:value-type="float">
            <text:p>-115.276559028215</text:p>
          </table:table-cell>
          <table:table-cell office:value-type="float" office:value="750" calcext:value-type="float">
            <text:p>750</text:p>
          </table:table-cell>
          <table:table-cell office:value-type="float" office:value="-124.655947048181" calcext:value-type="float">
            <text:p>-124.655947048181</text:p>
          </table:table-cell>
        </table:table-row>
        <table:table-row table:style-name="ro1">
          <table:table-cell office:value-type="string" calcext:value-type="string">
            <text:p>2019-12-02 23:18:10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921321220511" calcext:value-type="float">
            <text:p>73.5921321220511</text:p>
          </table:table-cell>
          <table:table-cell office:value-type="float" office:value="981.548003194019" calcext:value-type="float">
            <text:p>981.548003194019</text:p>
          </table:table-cell>
          <table:table-cell office:value-type="float" office:value="4088165" calcext:value-type="float">
            <text:p>4088165</text:p>
          </table:table-cell>
          <table:table-cell office:value-type="float" office:value="2061617" calcext:value-type="float">
            <text:p>2061617</text:p>
          </table:table-cell>
          <table:table-cell office:value-type="float" office:value="769060" calcext:value-type="float">
            <text:p>769060</text:p>
          </table:table-cell>
          <table:table-cell office:value-type="float" office:value="866916" calcext:value-type="float">
            <text:p>866916</text:p>
          </table:table-cell>
          <table:table-cell office:value-type="float" office:value="1126606" calcext:value-type="float">
            <text:p>11266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8723" calcext:value-type="float">
            <text:p>1048723</text:p>
          </table:table-cell>
          <table:table-cell office:value-type="float" office:value="219682" calcext:value-type="float">
            <text:p>219682</text:p>
          </table:table-cell>
          <table:table-cell office:value-type="float" office:value="2.43673651656348" calcext:value-type="float">
            <text:p>2.43673651656348</text:p>
          </table:table-cell>
          <table:table-cell office:value-type="float" office:value="1.22881963596578" calcext:value-type="float">
            <text:p>1.22881963596578</text:p>
          </table:table-cell>
          <table:table-cell office:value-type="float" office:value="0.458395535754625" calcext:value-type="float">
            <text:p>0.458395535754625</text:p>
          </table:table-cell>
          <table:table-cell office:value-type="float" office:value="0.516722263899119" calcext:value-type="float">
            <text:p>0.516722263899119</text:p>
          </table:table-cell>
          <table:table-cell office:value-type="float" office:value="0.671509584368418" calcext:value-type="float">
            <text:p>0.671509584368418</text:p>
          </table:table-cell>
          <table:table-cell office:value-type="float" office:value="5" calcext:value-type="float">
            <text:p>5</text:p>
          </table:table-cell>
          <table:table-cell office:value-type="float" office:value="0.62508769334408" calcext:value-type="float">
            <text:p>0.62508769334408</text:p>
          </table:table-cell>
          <table:table-cell office:value-type="float" office:value="0.13094069134482" calcext:value-type="float">
            <text:p>0.13094069134482</text:p>
          </table:table-cell>
          <table:table-cell office:value-type="float" office:value="-158.320892849075" calcext:value-type="float">
            <text:p>-158.320892849075</text:p>
          </table:table-cell>
          <table:table-cell office:value-type="float" office:value="-146.655547220176" calcext:value-type="float">
            <text:p>-146.655547220176</text:p>
          </table:table-cell>
          <table:table-cell office:value-type="float" office:value="-115.698083126316" calcext:value-type="float">
            <text:p>-115.698083126316</text:p>
          </table:table-cell>
          <table:table-cell office:value-type="float" office:value="750" calcext:value-type="float">
            <text:p>750</text:p>
          </table:table-cell>
          <table:table-cell office:value-type="float" office:value="-124.982461331184" calcext:value-type="float">
            <text:p>-124.982461331184</text:p>
          </table:table-cell>
        </table:table-row>
        <table:table-row table:style-name="ro1">
          <table:table-cell office:value-type="string" calcext:value-type="string">
            <text:p>2019-12-02 23:18:11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917296532072" calcext:value-type="float">
            <text:p>73.5917296532072</text:p>
          </table:table-cell>
          <table:table-cell office:value-type="float" office:value="981.566953804441" calcext:value-type="float">
            <text:p>981.566953804441</text:p>
          </table:table-cell>
          <table:table-cell office:value-type="float" office:value="4088244" calcext:value-type="float">
            <text:p>4088244</text:p>
          </table:table-cell>
          <table:table-cell office:value-type="float" office:value="2055171" calcext:value-type="float">
            <text:p>2055171</text:p>
          </table:table-cell>
          <table:table-cell office:value-type="float" office:value="764720" calcext:value-type="float">
            <text:p>764720</text:p>
          </table:table-cell>
          <table:table-cell office:value-type="float" office:value="866334" calcext:value-type="float">
            <text:p>866334</text:p>
          </table:table-cell>
          <table:table-cell office:value-type="float" office:value="1123639" calcext:value-type="float">
            <text:p>11236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5564" calcext:value-type="float">
            <text:p>1045564</text:p>
          </table:table-cell>
          <table:table-cell office:value-type="float" office:value="219725" calcext:value-type="float">
            <text:p>219725</text:p>
          </table:table-cell>
          <table:table-cell office:value-type="float" office:value="2.43678360423846" calcext:value-type="float">
            <text:p>2.43678360423846</text:p>
          </table:table-cell>
          <table:table-cell office:value-type="float" office:value="1.22497752010554" calcext:value-type="float">
            <text:p>1.22497752010554</text:p>
          </table:table-cell>
          <table:table-cell office:value-type="float" office:value="0.455808693862998" calcext:value-type="float">
            <text:p>0.455808693862998</text:p>
          </table:table-cell>
          <table:table-cell office:value-type="float" office:value="0.516375364825173" calcext:value-type="float">
            <text:p>0.516375364825173</text:p>
          </table:table-cell>
          <table:table-cell office:value-type="float" office:value="0.669741114347114" calcext:value-type="float">
            <text:p>0.669741114347114</text:p>
          </table:table-cell>
          <table:table-cell office:value-type="float" office:value="5" calcext:value-type="float">
            <text:p>5</text:p>
          </table:table-cell>
          <table:table-cell office:value-type="float" office:value="0.623204782391165" calcext:value-type="float">
            <text:p>0.623204782391165</text:p>
          </table:table-cell>
          <table:table-cell office:value-type="float" office:value="0.130966321345129" calcext:value-type="float">
            <text:p>0.130966321345129</text:p>
          </table:table-cell>
          <table:table-cell office:value-type="float" office:value="-158.8382612274" calcext:value-type="float">
            <text:p>-158.8382612274</text:p>
          </table:table-cell>
          <table:table-cell office:value-type="float" office:value="-146.724927034965" calcext:value-type="float">
            <text:p>-146.724927034965</text:p>
          </table:table-cell>
          <table:table-cell office:value-type="float" office:value="-116.051777130577" calcext:value-type="float">
            <text:p>-116.051777130577</text:p>
          </table:table-cell>
          <table:table-cell office:value-type="float" office:value="750" calcext:value-type="float">
            <text:p>750</text:p>
          </table:table-cell>
          <table:table-cell office:value-type="float" office:value="-125.359043521767" calcext:value-type="float">
            <text:p>-125.359043521767</text:p>
          </table:table-cell>
        </table:table-row>
        <table:table-row table:style-name="ro1">
          <table:table-cell office:value-type="string" calcext:value-type="string">
            <text:p>2019-12-02 23:18:13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69965127942" calcext:value-type="float">
            <text:p>73.569965127942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7339" calcext:value-type="float">
            <text:p>4087339</text:p>
          </table:table-cell>
          <table:table-cell office:value-type="float" office:value="2039432" calcext:value-type="float">
            <text:p>2039432</text:p>
          </table:table-cell>
          <table:table-cell office:value-type="float" office:value="759209" calcext:value-type="float">
            <text:p>759209</text:p>
          </table:table-cell>
          <table:table-cell office:value-type="float" office:value="865623" calcext:value-type="float">
            <text:p>865623</text:p>
          </table:table-cell>
          <table:table-cell office:value-type="float" office:value="1121232" calcext:value-type="float">
            <text:p>11212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42267" calcext:value-type="float">
            <text:p>1042267</text:p>
          </table:table-cell>
          <table:table-cell office:value-type="float" office:value="219693" calcext:value-type="float">
            <text:p>219693</text:p>
          </table:table-cell>
          <table:table-cell office:value-type="float" office:value="2.43624418213894" calcext:value-type="float">
            <text:p>2.43624418213894</text:p>
          </table:table-cell>
          <table:table-cell office:value-type="float" office:value="1.21559634394602" calcext:value-type="float">
            <text:p>1.21559634394602</text:p>
          </table:table-cell>
          <table:table-cell office:value-type="float" office:value="0.452523881497846" calcext:value-type="float">
            <text:p>0.452523881497846</text:p>
          </table:table-cell>
          <table:table-cell office:value-type="float" office:value="0.5159515757503" calcext:value-type="float">
            <text:p>0.5159515757503</text:p>
          </table:table-cell>
          <table:table-cell office:value-type="float" office:value="0.668306430376343" calcext:value-type="float">
            <text:p>0.668306430376343</text:p>
          </table:table-cell>
          <table:table-cell office:value-type="float" office:value="5" calcext:value-type="float">
            <text:p>5</text:p>
          </table:table-cell>
          <table:table-cell office:value-type="float" office:value="0.621239617018654" calcext:value-type="float">
            <text:p>0.621239617018654</text:p>
          </table:table-cell>
          <table:table-cell office:value-type="float" office:value="0.130947247856527" calcext:value-type="float">
            <text:p>0.130947247856527</text:p>
          </table:table-cell>
          <table:table-cell office:value-type="float" office:value="-159.495223700431" calcext:value-type="float">
            <text:p>-159.495223700431</text:p>
          </table:table-cell>
          <table:table-cell office:value-type="float" office:value="-146.80968484994" calcext:value-type="float">
            <text:p>-146.80968484994</text:p>
          </table:table-cell>
          <table:table-cell office:value-type="float" office:value="-116.338713924731" calcext:value-type="float">
            <text:p>-116.338713924731</text:p>
          </table:table-cell>
          <table:table-cell office:value-type="float" office:value="750" calcext:value-type="float">
            <text:p>750</text:p>
          </table:table-cell>
          <table:table-cell office:value-type="float" office:value="-125.752076596269" calcext:value-type="float">
            <text:p>-125.752076596269</text:p>
          </table:table-cell>
        </table:table-row>
        <table:table-row table:style-name="ro1">
          <table:table-cell office:value-type="string" calcext:value-type="string">
            <text:p>2019-12-02 23:18:14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498089156035" calcext:value-type="float">
            <text:p>73.5498089156035</text:p>
          </table:table-cell>
          <table:table-cell office:value-type="float" office:value="981.666395234408" calcext:value-type="float">
            <text:p>981.666395234408</text:p>
          </table:table-cell>
          <table:table-cell office:value-type="float" office:value="4087285" calcext:value-type="float">
            <text:p>4087285</text:p>
          </table:table-cell>
          <table:table-cell office:value-type="float" office:value="2053162" calcext:value-type="float">
            <text:p>2053162</text:p>
          </table:table-cell>
          <table:table-cell office:value-type="float" office:value="754357" calcext:value-type="float">
            <text:p>754357</text:p>
          </table:table-cell>
          <table:table-cell office:value-type="float" office:value="864880" calcext:value-type="float">
            <text:p>864880</text:p>
          </table:table-cell>
          <table:table-cell office:value-type="float" office:value="1118947" calcext:value-type="float">
            <text:p>11189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8874" calcext:value-type="float">
            <text:p>1038874</text:p>
          </table:table-cell>
          <table:table-cell office:value-type="float" office:value="219713" calcext:value-type="float">
            <text:p>219713</text:p>
          </table:table-cell>
          <table:table-cell office:value-type="float" office:value="2.43621199562693" calcext:value-type="float">
            <text:p>2.43621199562693</text:p>
          </table:table-cell>
          <table:table-cell office:value-type="float" office:value="1.22378006264926" calcext:value-type="float">
            <text:p>1.22378006264926</text:p>
          </table:table-cell>
          <table:table-cell office:value-type="float" office:value="0.449631863788589" calcext:value-type="float">
            <text:p>0.449631863788589</text:p>
          </table:table-cell>
          <table:table-cell office:value-type="float" office:value="0.515508713186826" calcext:value-type="float">
            <text:p>0.515508713186826</text:p>
          </table:table-cell>
          <table:table-cell office:value-type="float" office:value="0.666944464080866" calcext:value-type="float">
            <text:p>0.666944464080866</text:p>
          </table:table-cell>
          <table:table-cell office:value-type="float" office:value="5" calcext:value-type="float">
            <text:p>5</text:p>
          </table:table-cell>
          <table:table-cell office:value-type="float" office:value="0.619217231180338" calcext:value-type="float">
            <text:p>0.619217231180338</text:p>
          </table:table-cell>
          <table:table-cell office:value-type="float" office:value="0.130959168786904" calcext:value-type="float">
            <text:p>0.130959168786904</text:p>
          </table:table-cell>
          <table:table-cell office:value-type="float" office:value="-160.073627242282" calcext:value-type="float">
            <text:p>-160.073627242282</text:p>
          </table:table-cell>
          <table:table-cell office:value-type="float" office:value="-146.898257362635" calcext:value-type="float">
            <text:p>-146.898257362635</text:p>
          </table:table-cell>
          <table:table-cell office:value-type="float" office:value="-116.611107183827" calcext:value-type="float">
            <text:p>-116.611107183827</text:p>
          </table:table-cell>
          <table:table-cell office:value-type="float" office:value="750" calcext:value-type="float">
            <text:p>750</text:p>
          </table:table-cell>
          <table:table-cell office:value-type="float" office:value="-126.156553763932" calcext:value-type="float">
            <text:p>-126.156553763932</text:p>
          </table:table-cell>
        </table:table-row>
        <table:table-row table:style-name="ro1">
          <table:table-cell office:value-type="string" calcext:value-type="string">
            <text:p>2019-12-02 23:18:15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6542894398" calcext:value-type="float">
            <text:p>73.56542894398</text:p>
          </table:table-cell>
          <table:table-cell office:value-type="float" office:value="981.602939934645" calcext:value-type="float">
            <text:p>981.602939934645</text:p>
          </table:table-cell>
          <table:table-cell office:value-type="float" office:value="4088839" calcext:value-type="float">
            <text:p>4088839</text:p>
          </table:table-cell>
          <table:table-cell office:value-type="float" office:value="2064731" calcext:value-type="float">
            <text:p>2064731</text:p>
          </table:table-cell>
          <table:table-cell office:value-type="float" office:value="750013" calcext:value-type="float">
            <text:p>750013</text:p>
          </table:table-cell>
          <table:table-cell office:value-type="float" office:value="863783" calcext:value-type="float">
            <text:p>863783</text:p>
          </table:table-cell>
          <table:table-cell office:value-type="float" office:value="1115440" calcext:value-type="float">
            <text:p>11154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6132" calcext:value-type="float">
            <text:p>1036132</text:p>
          </table:table-cell>
          <table:table-cell office:value-type="float" office:value="219764" calcext:value-type="float">
            <text:p>219764</text:p>
          </table:table-cell>
          <table:table-cell office:value-type="float" office:value="2.43713825191715" calcext:value-type="float">
            <text:p>2.43713825191715</text:p>
          </table:table-cell>
          <table:table-cell office:value-type="float" office:value="1.23067572482535" calcext:value-type="float">
            <text:p>1.23067572482535</text:p>
          </table:table-cell>
          <table:table-cell office:value-type="float" office:value="0.447042637710886" calcext:value-type="float">
            <text:p>0.447042637710886</text:p>
          </table:table-cell>
          <table:table-cell office:value-type="float" office:value="0.514854850155693" calcext:value-type="float">
            <text:p>0.514854850155693</text:p>
          </table:table-cell>
          <table:table-cell office:value-type="float" office:value="0.664854128939405" calcext:value-type="float">
            <text:p>0.664854128939405</text:p>
          </table:table-cell>
          <table:table-cell office:value-type="float" office:value="5" calcext:value-type="float">
            <text:p>5</text:p>
          </table:table-cell>
          <table:table-cell office:value-type="float" office:value="0.617582871625766" calcext:value-type="float">
            <text:p>0.617582871625766</text:p>
          </table:table-cell>
          <table:table-cell office:value-type="float" office:value="0.130989567159363" calcext:value-type="float">
            <text:p>0.130989567159363</text:p>
          </table:table-cell>
          <table:table-cell office:value-type="float" office:value="-160.591472457823" calcext:value-type="float">
            <text:p>-160.591472457823</text:p>
          </table:table-cell>
          <table:table-cell office:value-type="float" office:value="-147.029029968861" calcext:value-type="float">
            <text:p>-147.029029968861</text:p>
          </table:table-cell>
          <table:table-cell office:value-type="float" office:value="-117.029174212119" calcext:value-type="float">
            <text:p>-117.029174212119</text:p>
          </table:table-cell>
          <table:table-cell office:value-type="float" office:value="750" calcext:value-type="float">
            <text:p>750</text:p>
          </table:table-cell>
          <table:table-cell office:value-type="float" office:value="-126.483425674847" calcext:value-type="float">
            <text:p>-126.483425674847</text:p>
          </table:table-cell>
        </table:table-row>
        <table:table-row table:style-name="ro1">
          <table:table-cell office:value-type="string" calcext:value-type="string">
            <text:p>2019-12-02 23:18:17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490049446409" calcext:value-type="float">
            <text:p>73.5490049446409</text:p>
          </table:table-cell>
          <table:table-cell office:value-type="float" office:value="981.621890130879" calcext:value-type="float">
            <text:p>981.621890130879</text:p>
          </table:table-cell>
          <table:table-cell office:value-type="float" office:value="4088068" calcext:value-type="float">
            <text:p>4088068</text:p>
          </table:table-cell>
          <table:table-cell office:value-type="float" office:value="2046192" calcext:value-type="float">
            <text:p>2046192</text:p>
          </table:table-cell>
          <table:table-cell office:value-type="float" office:value="746582" calcext:value-type="float">
            <text:p>746582</text:p>
          </table:table-cell>
          <table:table-cell office:value-type="float" office:value="862648" calcext:value-type="float">
            <text:p>862648</text:p>
          </table:table-cell>
          <table:table-cell office:value-type="float" office:value="1111759" calcext:value-type="float">
            <text:p>11117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3398" calcext:value-type="float">
            <text:p>1033398</text:p>
          </table:table-cell>
          <table:table-cell office:value-type="float" office:value="219820" calcext:value-type="float">
            <text:p>219820</text:p>
          </table:table-cell>
          <table:table-cell office:value-type="float" office:value="2.43667870005115" calcext:value-type="float">
            <text:p>2.43667870005115</text:p>
          </table:table-cell>
          <table:table-cell office:value-type="float" office:value="1.21962561841316" calcext:value-type="float">
            <text:p>1.21962561841316</text:p>
          </table:table-cell>
          <table:table-cell office:value-type="float" office:value="0.444997602104855" calcext:value-type="float">
            <text:p>0.444997602104855</text:p>
          </table:table-cell>
          <table:table-cell office:value-type="float" office:value="0.514178337356846" calcext:value-type="float">
            <text:p>0.514178337356846</text:p>
          </table:table-cell>
          <table:table-cell office:value-type="float" office:value="0.662660081703673" calcext:value-type="float">
            <text:p>0.662660081703673</text:p>
          </table:table-cell>
          <table:table-cell office:value-type="float" office:value="5" calcext:value-type="float">
            <text:p>5</text:p>
          </table:table-cell>
          <table:table-cell office:value-type="float" office:value="0.615953280443344" calcext:value-type="float">
            <text:p>0.615953280443344</text:p>
          </table:table-cell>
          <table:table-cell office:value-type="float" office:value="0.131022945764416" calcext:value-type="float">
            <text:p>0.131022945764416</text:p>
          </table:table-cell>
          <table:table-cell office:value-type="float" office:value="-161.000479579029" calcext:value-type="float">
            <text:p>-161.000479579029</text:p>
          </table:table-cell>
          <table:table-cell office:value-type="float" office:value="-147.164332528631" calcext:value-type="float">
            <text:p>-147.164332528631</text:p>
          </table:table-cell>
          <table:table-cell office:value-type="float" office:value="-117.467983659265" calcext:value-type="float">
            <text:p>-117.467983659265</text:p>
          </table:table-cell>
          <table:table-cell office:value-type="float" office:value="750" calcext:value-type="float">
            <text:p>750</text:p>
          </table:table-cell>
          <table:table-cell office:value-type="float" office:value="-126.809343911331" calcext:value-type="float">
            <text:p>-126.809343911331</text:p>
          </table:table-cell>
        </table:table-row>
        <table:table-row table:style-name="ro1">
          <table:table-cell office:value-type="string" calcext:value-type="string">
            <text:p>2019-12-02 23:18:18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440662481813" calcext:value-type="float">
            <text:p>73.5440662481813</text:p>
          </table:table-cell>
          <table:table-cell office:value-type="float" office:value="981.630408337524" calcext:value-type="float">
            <text:p>981.630408337524</text:p>
          </table:table-cell>
          <table:table-cell office:value-type="float" office:value="4088080" calcext:value-type="float">
            <text:p>4088080</text:p>
          </table:table-cell>
          <table:table-cell office:value-type="float" office:value="2037948" calcext:value-type="float">
            <text:p>2037948</text:p>
          </table:table-cell>
          <table:table-cell office:value-type="float" office:value="743696" calcext:value-type="float">
            <text:p>743696</text:p>
          </table:table-cell>
          <table:table-cell office:value-type="float" office:value="861634" calcext:value-type="float">
            <text:p>861634</text:p>
          </table:table-cell>
          <table:table-cell office:value-type="float" office:value="1107473" calcext:value-type="float">
            <text:p>11074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31055" calcext:value-type="float">
            <text:p>1031055</text:p>
          </table:table-cell>
          <table:table-cell office:value-type="float" office:value="219713" calcext:value-type="float">
            <text:p>219713</text:p>
          </table:table-cell>
          <table:table-cell office:value-type="float" office:value="2.43668585260938" calcext:value-type="float">
            <text:p>2.43668585260938</text:p>
          </table:table-cell>
          <table:table-cell office:value-type="float" office:value="1.21471181091211" calcext:value-type="float">
            <text:p>1.21471181091211</text:p>
          </table:table-cell>
          <table:table-cell office:value-type="float" office:value="0.443277411851574" calcext:value-type="float">
            <text:p>0.443277411851574</text:p>
          </table:table-cell>
          <table:table-cell office:value-type="float" office:value="0.513573946186775" calcext:value-type="float">
            <text:p>0.513573946186775</text:p>
          </table:table-cell>
          <table:table-cell office:value-type="float" office:value="0.660105426324061" calcext:value-type="float">
            <text:p>0.660105426324061</text:p>
          </table:table-cell>
          <table:table-cell office:value-type="float" office:value="5" calcext:value-type="float">
            <text:p>5</text:p>
          </table:table-cell>
          <table:table-cell office:value-type="float" office:value="0.614556743449777" calcext:value-type="float">
            <text:p>0.614556743449777</text:p>
          </table:table-cell>
          <table:table-cell office:value-type="float" office:value="0.130959168786904" calcext:value-type="float">
            <text:p>0.130959168786904</text:p>
          </table:table-cell>
          <table:table-cell office:value-type="float" office:value="-161.344517629685" calcext:value-type="float">
            <text:p>-161.344517629685</text:p>
          </table:table-cell>
          <table:table-cell office:value-type="float" office:value="-147.285210762645" calcext:value-type="float">
            <text:p>-147.285210762645</text:p>
          </table:table-cell>
          <table:table-cell office:value-type="float" office:value="-117.978914735188" calcext:value-type="float">
            <text:p>-117.978914735188</text:p>
          </table:table-cell>
          <table:table-cell office:value-type="float" office:value="750" calcext:value-type="float">
            <text:p>750</text:p>
          </table:table-cell>
          <table:table-cell office:value-type="float" office:value="-127.088651310045" calcext:value-type="float">
            <text:p>-127.088651310045</text:p>
          </table:table-cell>
        </table:table-row>
        <table:table-row table:style-name="ro1">
          <table:table-cell office:value-type="string" calcext:value-type="string">
            <text:p>2019-12-02 23:18:19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284458782846" calcext:value-type="float">
            <text:p>73.5284458782846</text:p>
          </table:table-cell>
          <table:table-cell office:value-type="float" office:value="981.583989339355" calcext:value-type="float">
            <text:p>981.583989339355</text:p>
          </table:table-cell>
          <table:table-cell office:value-type="float" office:value="4089011" calcext:value-type="float">
            <text:p>4089011</text:p>
          </table:table-cell>
          <table:table-cell office:value-type="float" office:value="2048054" calcext:value-type="float">
            <text:p>2048054</text:p>
          </table:table-cell>
          <table:table-cell office:value-type="float" office:value="740745" calcext:value-type="float">
            <text:p>740745</text:p>
          </table:table-cell>
          <table:table-cell office:value-type="float" office:value="860695" calcext:value-type="float">
            <text:p>860695</text:p>
          </table:table-cell>
          <table:table-cell office:value-type="float" office:value="1104086" calcext:value-type="float">
            <text:p>11040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28274" calcext:value-type="float">
            <text:p>1028274</text:p>
          </table:table-cell>
          <table:table-cell office:value-type="float" office:value="219794" calcext:value-type="float">
            <text:p>219794</text:p>
          </table:table-cell>
          <table:table-cell office:value-type="float" office:value="2.43724077191839" calcext:value-type="float">
            <text:p>2.43724077191839</text:p>
          </table:table-cell>
          <table:table-cell office:value-type="float" office:value="1.22073545703119" calcext:value-type="float">
            <text:p>1.22073545703119</text:p>
          </table:table-cell>
          <table:table-cell office:value-type="float" office:value="0.441518478574571" calcext:value-type="float">
            <text:p>0.441518478574571</text:p>
          </table:table-cell>
          <table:table-cell office:value-type="float" office:value="0.513014258505614" calcext:value-type="float">
            <text:p>0.513014258505614</text:p>
          </table:table-cell>
          <table:table-cell office:value-type="float" office:value="0.658086616764857" calcext:value-type="float">
            <text:p>0.658086616764857</text:p>
          </table:table-cell>
          <table:table-cell office:value-type="float" office:value="5" calcext:value-type="float">
            <text:p>5</text:p>
          </table:table-cell>
          <table:table-cell office:value-type="float" office:value="0.612899138080971" calcext:value-type="float">
            <text:p>0.612899138080971</text:p>
          </table:table-cell>
          <table:table-cell office:value-type="float" office:value="0.131007448554927" calcext:value-type="float">
            <text:p>0.131007448554927</text:p>
          </table:table-cell>
          <table:table-cell office:value-type="float" office:value="-161.696304285086" calcext:value-type="float">
            <text:p>-161.696304285086</text:p>
          </table:table-cell>
          <table:table-cell office:value-type="float" office:value="-147.397148298877" calcext:value-type="float">
            <text:p>-147.397148298877</text:p>
          </table:table-cell>
          <table:table-cell office:value-type="float" office:value="-118.382676647029" calcext:value-type="float">
            <text:p>-118.382676647029</text:p>
          </table:table-cell>
          <table:table-cell office:value-type="float" office:value="750" calcext:value-type="float">
            <text:p>750</text:p>
          </table:table-cell>
          <table:table-cell office:value-type="float" office:value="-127.420172383806" calcext:value-type="float">
            <text:p>-127.420172383806</text:p>
          </table:table-cell>
        </table:table-row>
        <table:table-row table:style-name="ro1">
          <table:table-cell office:value-type="string" calcext:value-type="string">
            <text:p>2019-12-02 23:18:20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902575801482" calcext:value-type="float">
            <text:p>73.4902575801482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6384" calcext:value-type="float">
            <text:p>4086384</text:p>
          </table:table-cell>
          <table:table-cell office:value-type="float" office:value="2047443" calcext:value-type="float">
            <text:p>2047443</text:p>
          </table:table-cell>
          <table:table-cell office:value-type="float" office:value="737027" calcext:value-type="float">
            <text:p>737027</text:p>
          </table:table-cell>
          <table:table-cell office:value-type="float" office:value="860193" calcext:value-type="float">
            <text:p>860193</text:p>
          </table:table-cell>
          <table:table-cell office:value-type="float" office:value="1101162" calcext:value-type="float">
            <text:p>11011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25362" calcext:value-type="float">
            <text:p>1025362</text:p>
          </table:table-cell>
          <table:table-cell office:value-type="float" office:value="219725" calcext:value-type="float">
            <text:p>219725</text:p>
          </table:table-cell>
          <table:table-cell office:value-type="float" office:value="2.43567495771348" calcext:value-type="float">
            <text:p>2.43567495771348</text:p>
          </table:table-cell>
          <table:table-cell office:value-type="float" office:value="1.22037127260819" calcext:value-type="float">
            <text:p>1.22037127260819</text:p>
          </table:table-cell>
          <table:table-cell office:value-type="float" office:value="0.439302377617643" calcext:value-type="float">
            <text:p>0.439302377617643</text:p>
          </table:table-cell>
          <table:table-cell office:value-type="float" office:value="0.512715043153172" calcext:value-type="float">
            <text:p>0.512715043153172</text:p>
          </table:table-cell>
          <table:table-cell office:value-type="float" office:value="0.656343776743862" calcext:value-type="float">
            <text:p>0.656343776743862</text:p>
          </table:table-cell>
          <table:table-cell office:value-type="float" office:value="5" calcext:value-type="float">
            <text:p>5</text:p>
          </table:table-cell>
          <table:table-cell office:value-type="float" office:value="0.611163450618202" calcext:value-type="float">
            <text:p>0.611163450618202</text:p>
          </table:table-cell>
          <table:table-cell office:value-type="float" office:value="0.130966321345129" calcext:value-type="float">
            <text:p>0.130966321345129</text:p>
          </table:table-cell>
          <table:table-cell office:value-type="float" office:value="-162.139524476472" calcext:value-type="float">
            <text:p>-162.139524476472</text:p>
          </table:table-cell>
          <table:table-cell office:value-type="float" office:value="-147.456991369366" calcext:value-type="float">
            <text:p>-147.456991369366</text:p>
          </table:table-cell>
          <table:table-cell office:value-type="float" office:value="-118.731244651228" calcext:value-type="float">
            <text:p>-118.731244651228</text:p>
          </table:table-cell>
          <table:table-cell office:value-type="float" office:value="750" calcext:value-type="float">
            <text:p>750</text:p>
          </table:table-cell>
          <table:table-cell office:value-type="float" office:value="-127.76730987636" calcext:value-type="float">
            <text:p>-127.76730987636</text:p>
          </table:table-cell>
        </table:table-row>
        <table:table-row table:style-name="ro1">
          <table:table-cell office:value-type="string" calcext:value-type="string">
            <text:p>2019-12-02 23:18:22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4857193947262" calcext:value-type="float">
            <text:p>73.4857193947262</text:p>
          </table:table-cell>
          <table:table-cell office:value-type="float" office:value="981.556520751093" calcext:value-type="float">
            <text:p>981.556520751093</text:p>
          </table:table-cell>
          <table:table-cell office:value-type="float" office:value="4087503" calcext:value-type="float">
            <text:p>4087503</text:p>
          </table:table-cell>
          <table:table-cell office:value-type="float" office:value="2045472" calcext:value-type="float">
            <text:p>2045472</text:p>
          </table:table-cell>
          <table:table-cell office:value-type="float" office:value="733499" calcext:value-type="float">
            <text:p>733499</text:p>
          </table:table-cell>
          <table:table-cell office:value-type="float" office:value="859404" calcext:value-type="float">
            <text:p>859404</text:p>
          </table:table-cell>
          <table:table-cell office:value-type="float" office:value="1099785" calcext:value-type="float">
            <text:p>10997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21987" calcext:value-type="float">
            <text:p>1021987</text:p>
          </table:table-cell>
          <table:table-cell office:value-type="float" office:value="219776" calcext:value-type="float">
            <text:p>219776</text:p>
          </table:table-cell>
          <table:table-cell office:value-type="float" office:value="2.43634193376803" calcext:value-type="float">
            <text:p>2.43634193376803</text:p>
          </table:table-cell>
          <table:table-cell office:value-type="float" office:value="1.21919646491962" calcext:value-type="float">
            <text:p>1.21919646491962</text:p>
          </table:table-cell>
          <table:table-cell office:value-type="float" office:value="0.437199525499287" calcext:value-type="float">
            <text:p>0.437199525499287</text:p>
          </table:table-cell>
          <table:table-cell office:value-type="float" office:value="0.512244762449832" calcext:value-type="float">
            <text:p>0.512244762449832</text:p>
          </table:table-cell>
          <table:table-cell office:value-type="float" office:value="0.655523020687463" calcext:value-type="float">
            <text:p>0.655523020687463</text:p>
          </table:table-cell>
          <table:table-cell office:value-type="float" office:value="5" calcext:value-type="float">
            <text:p>5</text:p>
          </table:table-cell>
          <table:table-cell office:value-type="float" office:value="0.609151793617224" calcext:value-type="float">
            <text:p>0.609151793617224</text:p>
          </table:table-cell>
          <table:table-cell office:value-type="float" office:value="0.130996719717588" calcext:value-type="float">
            <text:p>0.130996719717588</text:p>
          </table:table-cell>
          <table:table-cell office:value-type="float" office:value="-162.560094900143" calcext:value-type="float">
            <text:p>-162.560094900143</text:p>
          </table:table-cell>
          <table:table-cell office:value-type="float" office:value="-147.551047510034" calcext:value-type="float">
            <text:p>-147.551047510034</text:p>
          </table:table-cell>
          <table:table-cell office:value-type="float" office:value="-118.895395862507" calcext:value-type="float">
            <text:p>-118.895395862507</text:p>
          </table:table-cell>
          <table:table-cell office:value-type="float" office:value="750" calcext:value-type="float">
            <text:p>750</text:p>
          </table:table-cell>
          <table:table-cell office:value-type="float" office:value="-128.169641276555" calcext:value-type="float">
            <text:p>-128.169641276555</text:p>
          </table:table-cell>
        </table:table-row>
        <table:table-row table:style-name="ro1">
          <table:table-cell office:value-type="string" calcext:value-type="string">
            <text:p>2019-12-02 23:18:23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4959996842735" calcext:value-type="float">
            <text:p>73.4959996842735</text:p>
          </table:table-cell>
          <table:table-cell office:value-type="float" office:value="981.548003194019" calcext:value-type="float">
            <text:p>981.548003194019</text:p>
          </table:table-cell>
          <table:table-cell office:value-type="float" office:value="4087672" calcext:value-type="float">
            <text:p>4087672</text:p>
          </table:table-cell>
          <table:table-cell office:value-type="float" office:value="2041313" calcext:value-type="float">
            <text:p>2041313</text:p>
          </table:table-cell>
          <table:table-cell office:value-type="float" office:value="730740" calcext:value-type="float">
            <text:p>730740</text:p>
          </table:table-cell>
          <table:table-cell office:value-type="float" office:value="858082" calcext:value-type="float">
            <text:p>858082</text:p>
          </table:table-cell>
          <table:table-cell office:value-type="float" office:value="1095527" calcext:value-type="float">
            <text:p>10955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19872" calcext:value-type="float">
            <text:p>1019872</text:p>
          </table:table-cell>
          <table:table-cell office:value-type="float" office:value="219907" calcext:value-type="float">
            <text:p>219907</text:p>
          </table:table-cell>
          <table:table-cell office:value-type="float" office:value="2.4364426656297" calcext:value-type="float">
            <text:p>2.4364426656297</text:p>
          </table:table-cell>
          <table:table-cell office:value-type="float" office:value="1.2167175074479" calcext:value-type="float">
            <text:p>1.2167175074479</text:p>
          </table:table-cell>
          <table:table-cell office:value-type="float" office:value="0.435555033153896" calcext:value-type="float">
            <text:p>0.435555033153896</text:p>
          </table:table-cell>
          <table:table-cell office:value-type="float" office:value="0.511456788951968" calcext:value-type="float">
            <text:p>0.511456788951968</text:p>
          </table:table-cell>
          <table:table-cell office:value-type="float" office:value="0.652985054610378" calcext:value-type="float">
            <text:p>0.652985054610378</text:p>
          </table:table-cell>
          <table:table-cell office:value-type="float" office:value="5" calcext:value-type="float">
            <text:p>5</text:p>
          </table:table-cell>
          <table:table-cell office:value-type="float" office:value="0.607891155229945" calcext:value-type="float">
            <text:p>0.607891155229945</text:p>
          </table:table-cell>
          <table:table-cell office:value-type="float" office:value="0.131074801811552" calcext:value-type="float">
            <text:p>0.131074801811552</text:p>
          </table:table-cell>
          <table:table-cell office:value-type="float" office:value="-162.888993369221" calcext:value-type="float">
            <text:p>-162.888993369221</text:p>
          </table:table-cell>
          <table:table-cell office:value-type="float" office:value="-147.708642209606" calcext:value-type="float">
            <text:p>-147.708642209606</text:p>
          </table:table-cell>
          <table:table-cell office:value-type="float" office:value="-119.402989077924" calcext:value-type="float">
            <text:p>-119.402989077924</text:p>
          </table:table-cell>
          <table:table-cell office:value-type="float" office:value="750" calcext:value-type="float">
            <text:p>750</text:p>
          </table:table-cell>
          <table:table-cell office:value-type="float" office:value="-128.421768954011" calcext:value-type="float">
            <text:p>-128.421768954011</text:p>
          </table:table-cell>
        </table:table-row>
        <table:table-row table:style-name="ro1">
          <table:table-cell office:value-type="string" calcext:value-type="string">
            <text:p>2019-12-02 23:18:24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00136063379" calcext:value-type="float">
            <text:p>73.500136063379</text:p>
          </table:table-cell>
          <table:table-cell office:value-type="float" office:value="981.440047854976" calcext:value-type="float">
            <text:p>981.440047854976</text:p>
          </table:table-cell>
          <table:table-cell office:value-type="float" office:value="4087615" calcext:value-type="float">
            <text:p>4087615</text:p>
          </table:table-cell>
          <table:table-cell office:value-type="float" office:value="2054414" calcext:value-type="float">
            <text:p>2054414</text:p>
          </table:table-cell>
          <table:table-cell office:value-type="float" office:value="728795" calcext:value-type="float">
            <text:p>728795</text:p>
          </table:table-cell>
          <table:table-cell office:value-type="float" office:value="857020" calcext:value-type="float">
            <text:p>857020</text:p>
          </table:table-cell>
          <table:table-cell office:value-type="float" office:value="1091387" calcext:value-type="float">
            <text:p>10913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17881" calcext:value-type="float">
            <text:p>1017881</text:p>
          </table:table-cell>
          <table:table-cell office:value-type="float" office:value="219748" calcext:value-type="float">
            <text:p>219748</text:p>
          </table:table-cell>
          <table:table-cell office:value-type="float" office:value="2.43640869097813" calcext:value-type="float">
            <text:p>2.43640869097813</text:p>
          </table:table-cell>
          <table:table-cell office:value-type="float" office:value="1.22452631289081" calcext:value-type="float">
            <text:p>1.22452631289081</text:p>
          </table:table-cell>
          <table:table-cell office:value-type="float" office:value="0.434395722674814" calcext:value-type="float">
            <text:p>0.434395722674814</text:p>
          </table:table-cell>
          <table:table-cell office:value-type="float" office:value="0.510823787548994" calcext:value-type="float">
            <text:p>0.510823787548994</text:p>
          </table:table-cell>
          <table:table-cell office:value-type="float" office:value="0.650517422022512" calcext:value-type="float">
            <text:p>0.650517422022512</text:p>
          </table:table-cell>
          <table:table-cell office:value-type="float" office:value="5" calcext:value-type="float">
            <text:p>5</text:p>
          </table:table-cell>
          <table:table-cell office:value-type="float" office:value="0.606704426610997" calcext:value-type="float">
            <text:p>0.606704426610997</text:p>
          </table:table-cell>
          <table:table-cell office:value-type="float" office:value="0.130980030415062" calcext:value-type="float">
            <text:p>0.130980030415062</text:p>
          </table:table-cell>
          <table:table-cell office:value-type="float" office:value="-163.120855465037" calcext:value-type="float">
            <text:p>-163.120855465037</text:p>
          </table:table-cell>
          <table:table-cell office:value-type="float" office:value="-147.835242490201" calcext:value-type="float">
            <text:p>-147.835242490201</text:p>
          </table:table-cell>
          <table:table-cell office:value-type="float" office:value="-119.896515595498" calcext:value-type="float">
            <text:p>-119.896515595498</text:p>
          </table:table-cell>
          <table:table-cell office:value-type="float" office:value="750" calcext:value-type="float">
            <text:p>750</text:p>
          </table:table-cell>
          <table:table-cell office:value-type="float" office:value="-128.6591146778" calcext:value-type="float">
            <text:p>-128.6591146778</text:p>
          </table:table-cell>
        </table:table-row>
        <table:table-row table:style-name="ro1">
          <table:table-cell office:value-type="string" calcext:value-type="string">
            <text:p>2019-12-02 23:18:25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017418899545" calcext:value-type="float">
            <text:p>73.5017418899545</text:p>
          </table:table-cell>
          <table:table-cell office:value-type="float" office:value="981.556520751093" calcext:value-type="float">
            <text:p>981.556520751093</text:p>
          </table:table-cell>
          <table:table-cell office:value-type="float" office:value="4089532" calcext:value-type="float">
            <text:p>4089532</text:p>
          </table:table-cell>
          <table:table-cell office:value-type="float" office:value="2042420" calcext:value-type="float">
            <text:p>2042420</text:p>
          </table:table-cell>
          <table:table-cell office:value-type="float" office:value="727032" calcext:value-type="float">
            <text:p>727032</text:p>
          </table:table-cell>
          <table:table-cell office:value-type="float" office:value="856552" calcext:value-type="float">
            <text:p>856552</text:p>
          </table:table-cell>
          <table:table-cell office:value-type="float" office:value="1089666" calcext:value-type="float">
            <text:p>1089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14413" calcext:value-type="float">
            <text:p>1014413</text:p>
          </table:table-cell>
          <table:table-cell office:value-type="float" office:value="219806" calcext:value-type="float">
            <text:p>219806</text:p>
          </table:table-cell>
          <table:table-cell office:value-type="float" office:value="2.43755131215469" calcext:value-type="float">
            <text:p>2.43755131215469</text:p>
          </table:table-cell>
          <table:table-cell office:value-type="float" office:value="1.21737733094422" calcext:value-type="float">
            <text:p>1.21737733094422</text:p>
          </table:table-cell>
          <table:table-cell office:value-type="float" office:value="0.433344892662155" calcext:value-type="float">
            <text:p>0.433344892662155</text:p>
          </table:table-cell>
          <table:table-cell office:value-type="float" office:value="0.510544837778191" calcext:value-type="float">
            <text:p>0.510544837778191</text:p>
          </table:table-cell>
          <table:table-cell office:value-type="float" office:value="0.649491625963643" calcext:value-type="float">
            <text:p>0.649491625963643</text:p>
          </table:table-cell>
          <table:table-cell office:value-type="float" office:value="5" calcext:value-type="float">
            <text:p>5</text:p>
          </table:table-cell>
          <table:table-cell office:value-type="float" office:value="0.604637337283771" calcext:value-type="float">
            <text:p>0.604637337283771</text:p>
          </table:table-cell>
          <table:table-cell office:value-type="float" office:value="0.131014601113153" calcext:value-type="float">
            <text:p>0.131014601113153</text:p>
          </table:table-cell>
          <table:table-cell office:value-type="float" office:value="-163.331021467569" calcext:value-type="float">
            <text:p>-163.331021467569</text:p>
          </table:table-cell>
          <table:table-cell office:value-type="float" office:value="-147.891032444362" calcext:value-type="float">
            <text:p>-147.891032444362</text:p>
          </table:table-cell>
          <table:table-cell office:value-type="float" office:value="-120.101674807271" calcext:value-type="float">
            <text:p>-120.101674807271</text:p>
          </table:table-cell>
          <table:table-cell office:value-type="float" office:value="750" calcext:value-type="float">
            <text:p>750</text:p>
          </table:table-cell>
          <table:table-cell office:value-type="float" office:value="-129.072532543246" calcext:value-type="float">
            <text:p>-129.072532543246</text:p>
          </table:table-cell>
        </table:table-row>
        <table:table-row table:style-name="ro1">
          <table:table-cell office:value-type="string" calcext:value-type="string">
            <text:p>2019-12-02 23:18:2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00136063379" calcext:value-type="float">
            <text:p>73.500136063379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589" calcext:value-type="float">
            <text:p>4087589</text:p>
          </table:table-cell>
          <table:table-cell office:value-type="float" office:value="2055196" calcext:value-type="float">
            <text:p>2055196</text:p>
          </table:table-cell>
          <table:table-cell office:value-type="float" office:value="724173" calcext:value-type="float">
            <text:p>724173</text:p>
          </table:table-cell>
          <table:table-cell office:value-type="float" office:value="855591" calcext:value-type="float">
            <text:p>855591</text:p>
          </table:table-cell>
          <table:table-cell office:value-type="float" office:value="1087683" calcext:value-type="float">
            <text:p>10876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11356" calcext:value-type="float">
            <text:p>1011356</text:p>
          </table:table-cell>
          <table:table-cell office:value-type="float" office:value="219846" calcext:value-type="float">
            <text:p>219846</text:p>
          </table:table-cell>
          <table:table-cell office:value-type="float" office:value="2.43639319376864" calcext:value-type="float">
            <text:p>2.43639319376864</text:p>
          </table:table-cell>
          <table:table-cell office:value-type="float" office:value="1.22499242126851" calcext:value-type="float">
            <text:p>1.22499242126851</text:p>
          </table:table-cell>
          <table:table-cell office:value-type="float" office:value="0.431640795664882" calcext:value-type="float">
            <text:p>0.431640795664882</text:p>
          </table:table-cell>
          <table:table-cell office:value-type="float" office:value="0.509972037073617" calcext:value-type="float">
            <text:p>0.509972037073617</text:p>
          </table:table-cell>
          <table:table-cell office:value-type="float" office:value="0.648309665716847" calcext:value-type="float">
            <text:p>0.648309665716847</text:p>
          </table:table-cell>
          <table:table-cell office:value-type="float" office:value="5" calcext:value-type="float">
            <text:p>5</text:p>
          </table:table-cell>
          <table:table-cell office:value-type="float" office:value="0.602815223075774" calcext:value-type="float">
            <text:p>0.602815223075774</text:p>
          </table:table-cell>
          <table:table-cell office:value-type="float" office:value="0.131038442973905" calcext:value-type="float">
            <text:p>0.131038442973905</text:p>
          </table:table-cell>
          <table:table-cell office:value-type="float" office:value="-163.671840867024" calcext:value-type="float">
            <text:p>-163.671840867024</text:p>
          </table:table-cell>
          <table:table-cell office:value-type="float" office:value="-148.005592585277" calcext:value-type="float">
            <text:p>-148.005592585277</text:p>
          </table:table-cell>
          <table:table-cell office:value-type="float" office:value="-120.338066856631" calcext:value-type="float">
            <text:p>-120.338066856631</text:p>
          </table:table-cell>
          <table:table-cell office:value-type="float" office:value="750" calcext:value-type="float">
            <text:p>750</text:p>
          </table:table-cell>
          <table:table-cell office:value-type="float" office:value="-129.436955384845" calcext:value-type="float">
            <text:p>-129.436955384845</text:p>
          </table:table-cell>
        </table:table-row>
        <table:table-row table:style-name="ro1">
          <table:table-cell office:value-type="string" calcext:value-type="string">
            <text:p>2019-12-02 23:18:28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98562383662" calcext:value-type="float">
            <text:p>73.4898562383662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7620" calcext:value-type="float">
            <text:p>4087620</text:p>
          </table:table-cell>
          <table:table-cell office:value-type="float" office:value="2054372" calcext:value-type="float">
            <text:p>2054372</text:p>
          </table:table-cell>
          <table:table-cell office:value-type="float" office:value="721268" calcext:value-type="float">
            <text:p>721268</text:p>
          </table:table-cell>
          <table:table-cell office:value-type="float" office:value="854285" calcext:value-type="float">
            <text:p>854285</text:p>
          </table:table-cell>
          <table:table-cell office:value-type="float" office:value="1084391" calcext:value-type="float">
            <text:p>10843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9089" calcext:value-type="float">
            <text:p>1009089</text:p>
          </table:table-cell>
          <table:table-cell office:value-type="float" office:value="219929" calcext:value-type="float">
            <text:p>219929</text:p>
          </table:table-cell>
          <table:table-cell office:value-type="float" office:value="2.43641167121073" calcext:value-type="float">
            <text:p>2.43641167121073</text:p>
          </table:table-cell>
          <table:table-cell office:value-type="float" office:value="1.22450127893702" calcext:value-type="float">
            <text:p>1.22450127893702</text:p>
          </table:table-cell>
          <table:table-cell office:value-type="float" office:value="0.429909280527744" calcext:value-type="float">
            <text:p>0.429909280527744</text:p>
          </table:table-cell>
          <table:table-cell office:value-type="float" office:value="0.509193600320053" calcext:value-type="float">
            <text:p>0.509193600320053</text:p>
          </table:table-cell>
          <table:table-cell office:value-type="float" office:value="0.64634748057693" calcext:value-type="float">
            <text:p>0.64634748057693</text:p>
          </table:table-cell>
          <table:table-cell office:value-type="float" office:value="5" calcext:value-type="float">
            <text:p>5</text:p>
          </table:table-cell>
          <table:table-cell office:value-type="float" office:value="0.601463985617636" calcext:value-type="float">
            <text:p>0.601463985617636</text:p>
          </table:table-cell>
          <table:table-cell office:value-type="float" office:value="0.131087914834966" calcext:value-type="float">
            <text:p>0.131087914834966</text:p>
          </table:table-cell>
          <table:table-cell office:value-type="float" office:value="-164.018143894451" calcext:value-type="float">
            <text:p>-164.018143894451</text:p>
          </table:table-cell>
          <table:table-cell office:value-type="float" office:value="-148.161279935989" calcext:value-type="float">
            <text:p>-148.161279935989</text:p>
          </table:table-cell>
          <table:table-cell office:value-type="float" office:value="-120.730503884614" calcext:value-type="float">
            <text:p>-120.730503884614</text:p>
          </table:table-cell>
          <table:table-cell office:value-type="float" office:value="750" calcext:value-type="float">
            <text:p>750</text:p>
          </table:table-cell>
          <table:table-cell office:value-type="float" office:value="-129.707202876473" calcext:value-type="float">
            <text:p>-129.707202876473</text:p>
          </table:table-cell>
        </table:table-row>
        <table:table-row table:style-name="ro1">
          <table:table-cell office:value-type="string" calcext:value-type="string">
            <text:p>2019-12-02 23:18:29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894548870096" calcext:value-type="float">
            <text:p>73.4894548870096</text:p>
          </table:table-cell>
          <table:table-cell office:value-type="float" office:value="981.494983092522" calcext:value-type="float">
            <text:p>981.494983092522</text:p>
          </table:table-cell>
          <table:table-cell office:value-type="float" office:value="4089641" calcext:value-type="float">
            <text:p>4089641</text:p>
          </table:table-cell>
          <table:table-cell office:value-type="float" office:value="2042418" calcext:value-type="float">
            <text:p>2042418</text:p>
          </table:table-cell>
          <table:table-cell office:value-type="float" office:value="718434" calcext:value-type="float">
            <text:p>718434</text:p>
          </table:table-cell>
          <table:table-cell office:value-type="float" office:value="853050" calcext:value-type="float">
            <text:p>853050</text:p>
          </table:table-cell>
          <table:table-cell office:value-type="float" office:value="1079630" calcext:value-type="float">
            <text:p>10796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7246" calcext:value-type="float">
            <text:p>1007246</text:p>
          </table:table-cell>
          <table:table-cell office:value-type="float" office:value="219790" calcext:value-type="float">
            <text:p>219790</text:p>
          </table:table-cell>
          <table:table-cell office:value-type="float" office:value="2.43761628122524" calcext:value-type="float">
            <text:p>2.43761628122524</text:p>
          </table:table-cell>
          <table:table-cell office:value-type="float" office:value="1.21737613885118" calcext:value-type="float">
            <text:p>1.21737613885118</text:p>
          </table:table-cell>
          <table:table-cell office:value-type="float" office:value="0.428220084693442" calcext:value-type="float">
            <text:p>0.428220084693442</text:p>
          </table:table-cell>
          <table:table-cell office:value-type="float" office:value="0.508457482869325" calcext:value-type="float">
            <text:p>0.508457482869325</text:p>
          </table:table-cell>
          <table:table-cell office:value-type="float" office:value="0.643509703100884" calcext:value-type="float">
            <text:p>0.643509703100884</text:p>
          </table:table-cell>
          <table:table-cell office:value-type="float" office:value="5" calcext:value-type="float">
            <text:p>5</text:p>
          </table:table-cell>
          <table:table-cell office:value-type="float" office:value="0.600365471883472" calcext:value-type="float">
            <text:p>0.600365471883472</text:p>
          </table:table-cell>
          <table:table-cell office:value-type="float" office:value="0.131005064368852" calcext:value-type="float">
            <text:p>0.131005064368852</text:p>
          </table:table-cell>
          <table:table-cell office:value-type="float" office:value="-164.355983061312" calcext:value-type="float">
            <text:p>-164.355983061312</text:p>
          </table:table-cell>
          <table:table-cell office:value-type="float" office:value="-148.308503426135" calcext:value-type="float">
            <text:p>-148.308503426135</text:p>
          </table:table-cell>
          <table:table-cell office:value-type="float" office:value="-121.298059379823" calcext:value-type="float">
            <text:p>-121.298059379823</text:p>
          </table:table-cell>
          <table:table-cell office:value-type="float" office:value="750" calcext:value-type="float">
            <text:p>750</text:p>
          </table:table-cell>
          <table:table-cell office:value-type="float" office:value="-129.926905623306" calcext:value-type="float">
            <text:p>-129.926905623306</text:p>
          </table:table-cell>
        </table:table-row>
        <table:table-row table:style-name="ro1">
          <table:table-cell office:value-type="string" calcext:value-type="string">
            <text:p>2019-12-02 23:18:31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98562383662" calcext:value-type="float">
            <text:p>73.4898562383662</text:p>
          </table:table-cell>
          <table:table-cell office:value-type="float" office:value="981.5309681904" calcext:value-type="float">
            <text:p>981.5309681904</text:p>
          </table:table-cell>
          <table:table-cell office:value-type="float" office:value="4087568" calcext:value-type="float">
            <text:p>4087568</text:p>
          </table:table-cell>
          <table:table-cell office:value-type="float" office:value="2050766" calcext:value-type="float">
            <text:p>2050766</text:p>
          </table:table-cell>
          <table:table-cell office:value-type="float" office:value="715985" calcext:value-type="float">
            <text:p>715985</text:p>
          </table:table-cell>
          <table:table-cell office:value-type="float" office:value="852156" calcext:value-type="float">
            <text:p>852156</text:p>
          </table:table-cell>
          <table:table-cell office:value-type="float" office:value="1076464" calcext:value-type="float">
            <text:p>10764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4567" calcext:value-type="float">
            <text:p>1004567</text:p>
          </table:table-cell>
          <table:table-cell office:value-type="float" office:value="219793" calcext:value-type="float">
            <text:p>219793</text:p>
          </table:table-cell>
          <table:table-cell office:value-type="float" office:value="2.43638067679175" calcext:value-type="float">
            <text:p>2.43638067679175</text:p>
          </table:table-cell>
          <table:table-cell office:value-type="float" office:value="1.22235193519019" calcext:value-type="float">
            <text:p>1.22235193519019</text:p>
          </table:table-cell>
          <table:table-cell office:value-type="float" office:value="0.426760366768881" calcext:value-type="float">
            <text:p>0.426760366768881</text:p>
          </table:table-cell>
          <table:table-cell office:value-type="float" office:value="0.507924617281511" calcext:value-type="float">
            <text:p>0.507924617281511</text:p>
          </table:table-cell>
          <table:table-cell office:value-type="float" office:value="0.641622619822338" calcext:value-type="float">
            <text:p>0.641622619822338</text:p>
          </table:table-cell>
          <table:table-cell office:value-type="float" office:value="5" calcext:value-type="float">
            <text:p>5</text:p>
          </table:table-cell>
          <table:table-cell office:value-type="float" office:value="0.598768663259585" calcext:value-type="float">
            <text:p>0.598768663259585</text:p>
          </table:table-cell>
          <table:table-cell office:value-type="float" office:value="0.131006852508408" calcext:value-type="float">
            <text:p>0.131006852508408</text:p>
          </table:table-cell>
          <table:table-cell office:value-type="float" office:value="-164.647926646224" calcext:value-type="float">
            <text:p>-164.647926646224</text:p>
          </table:table-cell>
          <table:table-cell office:value-type="float" office:value="-148.415076543698" calcext:value-type="float">
            <text:p>-148.415076543698</text:p>
          </table:table-cell>
          <table:table-cell office:value-type="float" office:value="-121.675476035532" calcext:value-type="float">
            <text:p>-121.675476035532</text:p>
          </table:table-cell>
          <table:table-cell office:value-type="float" office:value="750" calcext:value-type="float">
            <text:p>750</text:p>
          </table:table-cell>
          <table:table-cell office:value-type="float" office:value="-130.246267348083" calcext:value-type="float">
            <text:p>-130.246267348083</text:p>
          </table:table-cell>
        </table:table-row>
        <table:table-row table:style-name="ro1">
          <table:table-cell office:value-type="string" calcext:value-type="string">
            <text:p>2019-12-02 23:18:32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951968906348" calcext:value-type="float">
            <text:p>73.4951968906348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7730" calcext:value-type="float">
            <text:p>4087730</text:p>
          </table:table-cell>
          <table:table-cell office:value-type="float" office:value="2061128" calcext:value-type="float">
            <text:p>2061128</text:p>
          </table:table-cell>
          <table:table-cell office:value-type="float" office:value="713891" calcext:value-type="float">
            <text:p>713891</text:p>
          </table:table-cell>
          <table:table-cell office:value-type="float" office:value="851625" calcext:value-type="float">
            <text:p>851625</text:p>
          </table:table-cell>
          <table:table-cell office:value-type="float" office:value="1073676" calcext:value-type="float">
            <text:p>1073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001955" calcext:value-type="float">
            <text:p>1001955</text:p>
          </table:table-cell>
          <table:table-cell office:value-type="float" office:value="219778" calcext:value-type="float">
            <text:p>219778</text:p>
          </table:table-cell>
          <table:table-cell office:value-type="float" office:value="2.4364772363278" calcext:value-type="float">
            <text:p>2.4364772363278</text:p>
          </table:table-cell>
          <table:table-cell office:value-type="float" office:value="1.22852816921808" calcext:value-type="float">
            <text:p>1.22852816921808</text:p>
          </table:table-cell>
          <table:table-cell office:value-type="float" office:value="0.425512245358496" calcext:value-type="float">
            <text:p>0.425512245358496</text:p>
          </table:table-cell>
          <table:table-cell office:value-type="float" office:value="0.507608116580023" calcext:value-type="float">
            <text:p>0.507608116580023</text:p>
          </table:table-cell>
          <table:table-cell office:value-type="float" office:value="0.6399608421279" calcext:value-type="float">
            <text:p>0.6399608421279</text:p>
          </table:table-cell>
          <table:table-cell office:value-type="float" office:value="5" calcext:value-type="float">
            <text:p>5</text:p>
          </table:table-cell>
          <table:table-cell office:value-type="float" office:value="0.597211789752458" calcext:value-type="float">
            <text:p>0.597211789752458</text:p>
          </table:table-cell>
          <table:table-cell office:value-type="float" office:value="0.130997911810626" calcext:value-type="float">
            <text:p>0.130997911810626</text:p>
          </table:table-cell>
          <table:table-cell office:value-type="float" office:value="-164.897550928301" calcext:value-type="float">
            <text:p>-164.897550928301</text:p>
          </table:table-cell>
          <table:table-cell office:value-type="float" office:value="-148.478376683995" calcext:value-type="float">
            <text:p>-148.478376683995</text:p>
          </table:table-cell>
          <table:table-cell office:value-type="float" office:value="-122.00783157442" calcext:value-type="float">
            <text:p>-122.00783157442</text:p>
          </table:table-cell>
          <table:table-cell office:value-type="float" office:value="750" calcext:value-type="float">
            <text:p>750</text:p>
          </table:table-cell>
          <table:table-cell office:value-type="float" office:value="-130.557642049508" calcext:value-type="float">
            <text:p>-130.557642049508</text:p>
          </table:table-cell>
        </table:table-row>
        <table:table-row table:style-name="ro1">
          <table:table-cell office:value-type="string" calcext:value-type="string">
            <text:p>2019-12-02 23:18:33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058781696162" calcext:value-type="float">
            <text:p>73.5058781696162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7680" calcext:value-type="float">
            <text:p>4087680</text:p>
          </table:table-cell>
          <table:table-cell office:value-type="float" office:value="2043257" calcext:value-type="float">
            <text:p>2043257</text:p>
          </table:table-cell>
          <table:table-cell office:value-type="float" office:value="711648" calcext:value-type="float">
            <text:p>711648</text:p>
          </table:table-cell>
          <table:table-cell office:value-type="float" office:value="851169" calcext:value-type="float">
            <text:p>851169</text:p>
          </table:table-cell>
          <table:table-cell office:value-type="float" office:value="1072720" calcext:value-type="float">
            <text:p>10727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8748" calcext:value-type="float">
            <text:p>998748</text:p>
          </table:table-cell>
          <table:table-cell office:value-type="float" office:value="219956" calcext:value-type="float">
            <text:p>219956</text:p>
          </table:table-cell>
          <table:table-cell office:value-type="float" office:value="2.43644743400186" calcext:value-type="float">
            <text:p>2.43644743400186</text:p>
          </table:table-cell>
          <table:table-cell office:value-type="float" office:value="1.21787622188046" calcext:value-type="float">
            <text:p>1.21787622188046</text:p>
          </table:table-cell>
          <table:table-cell office:value-type="float" office:value="0.42417531301681" calcext:value-type="float">
            <text:p>0.42417531301681</text:p>
          </table:table-cell>
          <table:table-cell office:value-type="float" office:value="0.507336319367447" calcext:value-type="float">
            <text:p>0.507336319367447</text:p>
          </table:table-cell>
          <table:table-cell office:value-type="float" office:value="0.63939102165592" calcext:value-type="float">
            <text:p>0.63939102165592</text:p>
          </table:table-cell>
          <table:table-cell office:value-type="float" office:value="5" calcext:value-type="float">
            <text:p>5</text:p>
          </table:table-cell>
          <table:table-cell office:value-type="float" office:value="0.59530026856664" calcext:value-type="float">
            <text:p>0.59530026856664</text:p>
          </table:table-cell>
          <table:table-cell office:value-type="float" office:value="0.131104008090974" calcext:value-type="float">
            <text:p>0.131104008090974</text:p>
          </table:table-cell>
          <table:table-cell office:value-type="float" office:value="-165.164937396638" calcext:value-type="float">
            <text:p>-165.164937396638</text:p>
          </table:table-cell>
          <table:table-cell office:value-type="float" office:value="-148.532736126511" calcext:value-type="float">
            <text:p>-148.532736126511</text:p>
          </table:table-cell>
          <table:table-cell office:value-type="float" office:value="-122.121795668816" calcext:value-type="float">
            <text:p>-122.121795668816</text:p>
          </table:table-cell>
          <table:table-cell office:value-type="float" office:value="750" calcext:value-type="float">
            <text:p>750</text:p>
          </table:table-cell>
          <table:table-cell office:value-type="float" office:value="-130.939946286672" calcext:value-type="float">
            <text:p>-130.939946286672</text:p>
          </table:table-cell>
        </table:table-row>
        <table:table-row table:style-name="ro1">
          <table:table-cell office:value-type="string" calcext:value-type="string">
            <text:p>2019-12-02 23:18:34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013404476725" calcext:value-type="float">
            <text:p>73.5013404476725</text:p>
          </table:table-cell>
          <table:table-cell office:value-type="float" office:value="981.493066540237" calcext:value-type="float">
            <text:p>981.493066540237</text:p>
          </table:table-cell>
          <table:table-cell office:value-type="float" office:value="4087436" calcext:value-type="float">
            <text:p>4087436</text:p>
          </table:table-cell>
          <table:table-cell office:value-type="float" office:value="2063469" calcext:value-type="float">
            <text:p>2063469</text:p>
          </table:table-cell>
          <table:table-cell office:value-type="float" office:value="708901" calcext:value-type="float">
            <text:p>708901</text:p>
          </table:table-cell>
          <table:table-cell office:value-type="float" office:value="850026" calcext:value-type="float">
            <text:p>850026</text:p>
          </table:table-cell>
          <table:table-cell office:value-type="float" office:value="1070388" calcext:value-type="float">
            <text:p>10703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5946" calcext:value-type="float">
            <text:p>995946</text:p>
          </table:table-cell>
          <table:table-cell office:value-type="float" office:value="219917" calcext:value-type="float">
            <text:p>219917</text:p>
          </table:table-cell>
          <table:table-cell office:value-type="float" office:value="2.43630199865127" calcext:value-type="float">
            <text:p>2.43630199865127</text:p>
          </table:table-cell>
          <table:table-cell office:value-type="float" office:value="1.22992351411861" calcext:value-type="float">
            <text:p>1.22992351411861</text:p>
          </table:table-cell>
          <table:table-cell office:value-type="float" office:value="0.422537973229643" calcext:value-type="float">
            <text:p>0.422537973229643</text:p>
          </table:table-cell>
          <table:table-cell office:value-type="float" office:value="0.506655038196449" calcext:value-type="float">
            <text:p>0.506655038196449</text:p>
          </table:table-cell>
          <table:table-cell office:value-type="float" office:value="0.638001041174059" calcext:value-type="float">
            <text:p>0.638001041174059</text:p>
          </table:table-cell>
          <table:table-cell office:value-type="float" office:value="5" calcext:value-type="float">
            <text:p>5</text:p>
          </table:table-cell>
          <table:table-cell office:value-type="float" office:value="0.59363014622094" calcext:value-type="float">
            <text:p>0.59363014622094</text:p>
          </table:table-cell>
          <table:table-cell office:value-type="float" office:value="0.13108076227674" calcext:value-type="float">
            <text:p>0.13108076227674</text:p>
          </table:table-cell>
          <table:table-cell office:value-type="float" office:value="-165.492405354071" calcext:value-type="float">
            <text:p>-165.492405354071</text:p>
          </table:table-cell>
          <table:table-cell office:value-type="float" office:value="-148.66899236071" calcext:value-type="float">
            <text:p>-148.66899236071</text:p>
          </table:table-cell>
          <table:table-cell office:value-type="float" office:value="-122.399791765188" calcext:value-type="float">
            <text:p>-122.399791765188</text:p>
          </table:table-cell>
          <table:table-cell office:value-type="float" office:value="750" calcext:value-type="float">
            <text:p>750</text:p>
          </table:table-cell>
          <table:table-cell office:value-type="float" office:value="-131.273970755812" calcext:value-type="float">
            <text:p>-131.273970755812</text:p>
          </table:table-cell>
        </table:table-row>
        <table:table-row table:style-name="ro1">
          <table:table-cell office:value-type="string" calcext:value-type="string">
            <text:p>2019-12-02 23:18:36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955982922415" calcext:value-type="float">
            <text:p>73.4955982922415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87682" calcext:value-type="float">
            <text:p>4087682</text:p>
          </table:table-cell>
          <table:table-cell office:value-type="float" office:value="2049083" calcext:value-type="float">
            <text:p>2049083</text:p>
          </table:table-cell>
          <table:table-cell office:value-type="float" office:value="706415" calcext:value-type="float">
            <text:p>706415</text:p>
          </table:table-cell>
          <table:table-cell office:value-type="float" office:value="848799" calcext:value-type="float">
            <text:p>848799</text:p>
          </table:table-cell>
          <table:table-cell office:value-type="float" office:value="1066870" calcext:value-type="float">
            <text:p>10668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3952" calcext:value-type="float">
            <text:p>993952</text:p>
          </table:table-cell>
          <table:table-cell office:value-type="float" office:value="220012" calcext:value-type="float">
            <text:p>220012</text:p>
          </table:table-cell>
          <table:table-cell office:value-type="float" office:value="2.43644862609489" calcext:value-type="float">
            <text:p>2.43644862609489</text:p>
          </table:table-cell>
          <table:table-cell office:value-type="float" office:value="1.22134878889904" calcext:value-type="float">
            <text:p>1.22134878889904</text:p>
          </table:table-cell>
          <table:table-cell office:value-type="float" office:value="0.421056201583886" calcext:value-type="float">
            <text:p>0.421056201583886</text:p>
          </table:table-cell>
          <table:table-cell office:value-type="float" office:value="0.505923689117871" calcext:value-type="float">
            <text:p>0.505923689117871</text:p>
          </table:table-cell>
          <table:table-cell office:value-type="float" office:value="0.635904149520892" calcext:value-type="float">
            <text:p>0.635904149520892</text:p>
          </table:table-cell>
          <table:table-cell office:value-type="float" office:value="5" calcext:value-type="float">
            <text:p>5</text:p>
          </table:table-cell>
          <table:table-cell office:value-type="float" office:value="0.592441629462436" calcext:value-type="float">
            <text:p>0.592441629462436</text:p>
          </table:table-cell>
          <table:table-cell office:value-type="float" office:value="0.131137386696027" calcext:value-type="float">
            <text:p>0.131137386696027</text:p>
          </table:table-cell>
          <table:table-cell office:value-type="float" office:value="-165.788759683223" calcext:value-type="float">
            <text:p>-165.788759683223</text:p>
          </table:table-cell>
          <table:table-cell office:value-type="float" office:value="-148.815262176426" calcext:value-type="float">
            <text:p>-148.815262176426</text:p>
          </table:table-cell>
          <table:table-cell office:value-type="float" office:value="-122.819170095822" calcext:value-type="float">
            <text:p>-122.819170095822</text:p>
          </table:table-cell>
          <table:table-cell office:value-type="float" office:value="750" calcext:value-type="float">
            <text:p>750</text:p>
          </table:table-cell>
          <table:table-cell office:value-type="float" office:value="-131.511674107513" calcext:value-type="float">
            <text:p>-131.511674107513</text:p>
          </table:table-cell>
        </table:table-row>
        <table:table-row table:style-name="ro1">
          <table:table-cell office:value-type="string" calcext:value-type="string">
            <text:p>2019-12-02 23:18:3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841142860473" calcext:value-type="float">
            <text:p>73.4841142860473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90153" calcext:value-type="float">
            <text:p>4090153</text:p>
          </table:table-cell>
          <table:table-cell office:value-type="float" office:value="2038323" calcext:value-type="float">
            <text:p>2038323</text:p>
          </table:table-cell>
          <table:table-cell office:value-type="float" office:value="704164" calcext:value-type="float">
            <text:p>704164</text:p>
          </table:table-cell>
          <table:table-cell office:value-type="float" office:value="847594" calcext:value-type="float">
            <text:p>847594</text:p>
          </table:table-cell>
          <table:table-cell office:value-type="float" office:value="1063002" calcext:value-type="float">
            <text:p>1063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91542" calcext:value-type="float">
            <text:p>991542</text:p>
          </table:table-cell>
          <table:table-cell office:value-type="float" office:value="219879" calcext:value-type="float">
            <text:p>219879</text:p>
          </table:table-cell>
          <table:table-cell office:value-type="float" office:value="2.43792145704287" calcext:value-type="float">
            <text:p>2.43792145704287</text:p>
          </table:table-cell>
          <table:table-cell office:value-type="float" office:value="1.21493532835666" calcext:value-type="float">
            <text:p>1.21493532835666</text:p>
          </table:table-cell>
          <table:table-cell office:value-type="float" office:value="0.419714500870049" calcext:value-type="float">
            <text:p>0.419714500870049</text:p>
          </table:table-cell>
          <table:table-cell office:value-type="float" office:value="0.505205453062708" calcext:value-type="float">
            <text:p>0.505205453062708</text:p>
          </table:table-cell>
          <table:table-cell office:value-type="float" office:value="0.633598641586142" calcext:value-type="float">
            <text:p>0.633598641586142</text:p>
          </table:table-cell>
          <table:table-cell office:value-type="float" office:value="5" calcext:value-type="float">
            <text:p>5</text:p>
          </table:table-cell>
          <table:table-cell office:value-type="float" office:value="0.591005157352109" calcext:value-type="float">
            <text:p>0.591005157352109</text:p>
          </table:table-cell>
          <table:table-cell office:value-type="float" office:value="0.131058112509026" calcext:value-type="float">
            <text:p>0.131058112509026</text:p>
          </table:table-cell>
          <table:table-cell office:value-type="float" office:value="-166.05709982599" calcext:value-type="float">
            <text:p>-166.05709982599</text:p>
          </table:table-cell>
          <table:table-cell office:value-type="float" office:value="-148.958909387458" calcext:value-type="float">
            <text:p>-148.958909387458</text:p>
          </table:table-cell>
          <table:table-cell office:value-type="float" office:value="-123.280271682772" calcext:value-type="float">
            <text:p>-123.280271682772</text:p>
          </table:table-cell>
          <table:table-cell office:value-type="float" office:value="750" calcext:value-type="float">
            <text:p>750</text:p>
          </table:table-cell>
          <table:table-cell office:value-type="float" office:value="-131.798968529578" calcext:value-type="float">
            <text:p>-131.798968529578</text:p>
          </table:table-cell>
        </table:table-row>
        <table:table-row table:style-name="ro1">
          <table:table-cell office:value-type="string" calcext:value-type="string">
            <text:p>2019-12-02 23:18:38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947954794535" calcext:value-type="float">
            <text:p>73.4947954794535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341" calcext:value-type="float">
            <text:p>4087341</text:p>
          </table:table-cell>
          <table:table-cell office:value-type="float" office:value="2053763" calcext:value-type="float">
            <text:p>2053763</text:p>
          </table:table-cell>
          <table:table-cell office:value-type="float" office:value="702500" calcext:value-type="float">
            <text:p>702500</text:p>
          </table:table-cell>
          <table:table-cell office:value-type="float" office:value="846646" calcext:value-type="float">
            <text:p>846646</text:p>
          </table:table-cell>
          <table:table-cell office:value-type="float" office:value="1059405" calcext:value-type="float">
            <text:p>10594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9413" calcext:value-type="float">
            <text:p>989413</text:p>
          </table:table-cell>
          <table:table-cell office:value-type="float" office:value="219798" calcext:value-type="float">
            <text:p>219798</text:p>
          </table:table-cell>
          <table:table-cell office:value-type="float" office:value="2.43624537423198" calcext:value-type="float">
            <text:p>2.43624537423198</text:p>
          </table:table-cell>
          <table:table-cell office:value-type="float" office:value="1.22413828660706" calcext:value-type="float">
            <text:p>1.22413828660706</text:p>
          </table:table-cell>
          <table:table-cell office:value-type="float" office:value="0.418722679462752" calcext:value-type="float">
            <text:p>0.418722679462752</text:p>
          </table:table-cell>
          <table:table-cell office:value-type="float" office:value="0.504640400962877" calcext:value-type="float">
            <text:p>0.504640400962877</text:p>
          </table:table-cell>
          <table:table-cell office:value-type="float" office:value="0.631454662257989" calcext:value-type="float">
            <text:p>0.631454662257989</text:p>
          </table:table-cell>
          <table:table-cell office:value-type="float" office:value="5" calcext:value-type="float">
            <text:p>5</text:p>
          </table:table-cell>
          <table:table-cell office:value-type="float" office:value="0.589736174313566" calcext:value-type="float">
            <text:p>0.589736174313566</text:p>
          </table:table-cell>
          <table:table-cell office:value-type="float" office:value="0.131009832741002" calcext:value-type="float">
            <text:p>0.131009832741002</text:p>
          </table:table-cell>
          <table:table-cell office:value-type="float" office:value="-166.25546410745" calcext:value-type="float">
            <text:p>-166.25546410745</text:p>
          </table:table-cell>
          <table:table-cell office:value-type="float" office:value="-149.071919807425" calcext:value-type="float">
            <text:p>-149.071919807425</text:p>
          </table:table-cell>
          <table:table-cell office:value-type="float" office:value="-123.709067548402" calcext:value-type="float">
            <text:p>-123.709067548402</text:p>
          </table:table-cell>
          <table:table-cell office:value-type="float" office:value="750" calcext:value-type="float">
            <text:p>750</text:p>
          </table:table-cell>
          <table:table-cell office:value-type="float" office:value="-132.052765137287" calcext:value-type="float">
            <text:p>-132.052765137287</text:p>
          </table:table-cell>
        </table:table-row>
        <table:table-row table:style-name="ro1">
          <table:table-cell office:value-type="string" calcext:value-type="string">
            <text:p>2019-12-02 23:18:39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894548870096" calcext:value-type="float">
            <text:p>73.4894548870096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598" calcext:value-type="float">
            <text:p>4087598</text:p>
          </table:table-cell>
          <table:table-cell office:value-type="float" office:value="2062602" calcext:value-type="float">
            <text:p>2062602</text:p>
          </table:table-cell>
          <table:table-cell office:value-type="float" office:value="701036" calcext:value-type="float">
            <text:p>701036</text:p>
          </table:table-cell>
          <table:table-cell office:value-type="float" office:value="845905" calcext:value-type="float">
            <text:p>845905</text:p>
          </table:table-cell>
          <table:table-cell office:value-type="float" office:value="1056515" calcext:value-type="float">
            <text:p>105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7061" calcext:value-type="float">
            <text:p>987061</text:p>
          </table:table-cell>
          <table:table-cell office:value-type="float" office:value="219819" calcext:value-type="float">
            <text:p>219819</text:p>
          </table:table-cell>
          <table:table-cell office:value-type="float" office:value="2.43639855818731" calcext:value-type="float">
            <text:p>2.43639855818731</text:p>
          </table:table-cell>
          <table:table-cell office:value-type="float" office:value="1.22940674178681" calcext:value-type="float">
            <text:p>1.22940674178681</text:p>
          </table:table-cell>
          <table:table-cell office:value-type="float" office:value="0.417850067359217" calcext:value-type="float">
            <text:p>0.417850067359217</text:p>
          </table:table-cell>
          <table:table-cell office:value-type="float" office:value="0.504198730492441" calcext:value-type="float">
            <text:p>0.504198730492441</text:p>
          </table:table-cell>
          <table:table-cell office:value-type="float" office:value="0.629732087818633" calcext:value-type="float">
            <text:p>0.629732087818633</text:p>
          </table:table-cell>
          <table:table-cell office:value-type="float" office:value="5" calcext:value-type="float">
            <text:p>5</text:p>
          </table:table-cell>
          <table:table-cell office:value-type="float" office:value="0.588334272901329" calcext:value-type="float">
            <text:p>0.588334272901329</text:p>
          </table:table-cell>
          <table:table-cell office:value-type="float" office:value="0.131022349717897" calcext:value-type="float">
            <text:p>0.131022349717897</text:p>
          </table:table-cell>
          <table:table-cell office:value-type="float" office:value="-166.429986528157" calcext:value-type="float">
            <text:p>-166.429986528157</text:p>
          </table:table-cell>
          <table:table-cell office:value-type="float" office:value="-149.160253901512" calcext:value-type="float">
            <text:p>-149.160253901512</text:p>
          </table:table-cell>
          <table:table-cell office:value-type="float" office:value="-124.053582436273" calcext:value-type="float">
            <text:p>-124.053582436273</text:p>
          </table:table-cell>
          <table:table-cell office:value-type="float" office:value="750" calcext:value-type="float">
            <text:p>750</text:p>
          </table:table-cell>
          <table:table-cell office:value-type="float" office:value="-132.333145419734" calcext:value-type="float">
            <text:p>-132.333145419734</text:p>
          </table:table-cell>
        </table:table-row>
        <table:table-row table:style-name="ro1">
          <table:table-cell office:value-type="string" calcext:value-type="string">
            <text:p>2019-12-02 23:18:4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4993330926435" calcext:value-type="float">
            <text:p>73.4993330926435</text:p>
          </table:table-cell>
          <table:table-cell office:value-type="float" office:value="981.505415961323" calcext:value-type="float">
            <text:p>981.505415961323</text:p>
          </table:table-cell>
          <table:table-cell office:value-type="float" office:value="4087656" calcext:value-type="float">
            <text:p>4087656</text:p>
          </table:table-cell>
          <table:table-cell office:value-type="float" office:value="2044871" calcext:value-type="float">
            <text:p>2044871</text:p>
          </table:table-cell>
          <table:table-cell office:value-type="float" office:value="699796" calcext:value-type="float">
            <text:p>699796</text:p>
          </table:table-cell>
          <table:table-cell office:value-type="float" office:value="845111" calcext:value-type="float">
            <text:p>845111</text:p>
          </table:table-cell>
          <table:table-cell office:value-type="float" office:value="1054776" calcext:value-type="float">
            <text:p>10547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4420" calcext:value-type="float">
            <text:p>984420</text:p>
          </table:table-cell>
          <table:table-cell office:value-type="float" office:value="219862" calcext:value-type="float">
            <text:p>219862</text:p>
          </table:table-cell>
          <table:table-cell office:value-type="float" office:value="2.4364331288854" calcext:value-type="float">
            <text:p>2.4364331288854</text:p>
          </table:table-cell>
          <table:table-cell office:value-type="float" office:value="1.21883824096182" calcext:value-type="float">
            <text:p>1.21883824096182</text:p>
          </table:table-cell>
          <table:table-cell office:value-type="float" office:value="0.417110969675895" calcext:value-type="float">
            <text:p>0.417110969675895</text:p>
          </table:table-cell>
          <table:table-cell office:value-type="float" office:value="0.503725469556507" calcext:value-type="float">
            <text:p>0.503725469556507</text:p>
          </table:table-cell>
          <table:table-cell office:value-type="float" office:value="0.628695562922426" calcext:value-type="float">
            <text:p>0.628695562922426</text:p>
          </table:table-cell>
          <table:table-cell office:value-type="float" office:value="5" calcext:value-type="float">
            <text:p>5</text:p>
          </table:table-cell>
          <table:table-cell office:value-type="float" office:value="0.586760114045157" calcext:value-type="float">
            <text:p>0.586760114045157</text:p>
          </table:table-cell>
          <table:table-cell office:value-type="float" office:value="0.131047979718206" calcext:value-type="float">
            <text:p>0.131047979718206</text:p>
          </table:table-cell>
          <table:table-cell office:value-type="float" office:value="-166.577806064821" calcext:value-type="float">
            <text:p>-166.577806064821</text:p>
          </table:table-cell>
          <table:table-cell office:value-type="float" office:value="-149.254906088699" calcext:value-type="float">
            <text:p>-149.254906088699</text:p>
          </table:table-cell>
          <table:table-cell office:value-type="float" office:value="-124.260887415515" calcext:value-type="float">
            <text:p>-124.260887415515</text:p>
          </table:table-cell>
          <table:table-cell office:value-type="float" office:value="750" calcext:value-type="float">
            <text:p>750</text:p>
          </table:table-cell>
          <table:table-cell office:value-type="float" office:value="-132.647977190969" calcext:value-type="float">
            <text:p>-132.647977190969</text:p>
          </table:table-cell>
        </table:table-row>
        <table:table-row table:style-name="ro1">
          <table:table-cell office:value-type="string" calcext:value-type="string">
            <text:p>2019-12-02 23:18:42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108172056747" calcext:value-type="float">
            <text:p>73.5108172056747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637" calcext:value-type="float">
            <text:p>4087637</text:p>
          </table:table-cell>
          <table:table-cell office:value-type="float" office:value="2038313" calcext:value-type="float">
            <text:p>2038313</text:p>
          </table:table-cell>
          <table:table-cell office:value-type="float" office:value="697950" calcext:value-type="float">
            <text:p>697950</text:p>
          </table:table-cell>
          <table:table-cell office:value-type="float" office:value="844294" calcext:value-type="float">
            <text:p>844294</text:p>
          </table:table-cell>
          <table:table-cell office:value-type="float" office:value="1053082" calcext:value-type="float">
            <text:p>1053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81799" calcext:value-type="float">
            <text:p>981799</text:p>
          </table:table-cell>
          <table:table-cell office:value-type="float" office:value="219912" calcext:value-type="float">
            <text:p>219912</text:p>
          </table:table-cell>
          <table:table-cell office:value-type="float" office:value="2.43642180400155" calcext:value-type="float">
            <text:p>2.43642180400155</text:p>
          </table:table-cell>
          <table:table-cell office:value-type="float" office:value="1.21492936789147" calcext:value-type="float">
            <text:p>1.21492936789147</text:p>
          </table:table-cell>
          <table:table-cell office:value-type="float" office:value="0.416010667802175" calcext:value-type="float">
            <text:p>0.416010667802175</text:p>
          </table:table-cell>
          <table:table-cell office:value-type="float" office:value="0.503238499550641" calcext:value-type="float">
            <text:p>0.503238499550641</text:p>
          </table:table-cell>
          <table:table-cell office:value-type="float" office:value="0.627685860119565" calcext:value-type="float">
            <text:p>0.627685860119565</text:p>
          </table:table-cell>
          <table:table-cell office:value-type="float" office:value="5" calcext:value-type="float">
            <text:p>5</text:p>
          </table:table-cell>
          <table:table-cell office:value-type="float" office:value="0.58519787611936" calcext:value-type="float">
            <text:p>0.58519787611936</text:p>
          </table:table-cell>
          <table:table-cell office:value-type="float" office:value="0.131077782044146" calcext:value-type="float">
            <text:p>0.131077782044146</text:p>
          </table:table-cell>
          <table:table-cell office:value-type="float" office:value="-166.797866439565" calcext:value-type="float">
            <text:p>-166.797866439565</text:p>
          </table:table-cell>
          <table:table-cell office:value-type="float" office:value="-149.352300089872" calcext:value-type="float">
            <text:p>-149.352300089872</text:p>
          </table:table-cell>
          <table:table-cell office:value-type="float" office:value="-124.462827976087" calcext:value-type="float">
            <text:p>-124.462827976087</text:p>
          </table:table-cell>
          <table:table-cell office:value-type="float" office:value="750" calcext:value-type="float">
            <text:p>750</text:p>
          </table:table-cell>
          <table:table-cell office:value-type="float" office:value="-132.960424776128" calcext:value-type="float">
            <text:p>-132.960424776128</text:p>
          </table:table-cell>
        </table:table-row>
        <table:table-row table:style-name="ro1">
          <table:table-cell office:value-type="string" calcext:value-type="string">
            <text:p>2019-12-02 23:18:43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4997345827985" calcext:value-type="float">
            <text:p>73.4997345827985</text:p>
          </table:table-cell>
          <table:table-cell office:value-type="float" office:value="981.568868244366" calcext:value-type="float">
            <text:p>981.568868244366</text:p>
          </table:table-cell>
          <table:table-cell office:value-type="float" office:value="4087399" calcext:value-type="float">
            <text:p>4087399</text:p>
          </table:table-cell>
          <table:table-cell office:value-type="float" office:value="2051581" calcext:value-type="float">
            <text:p>2051581</text:p>
          </table:table-cell>
          <table:table-cell office:value-type="float" office:value="695727" calcext:value-type="float">
            <text:p>695727</text:p>
          </table:table-cell>
          <table:table-cell office:value-type="float" office:value="843313" calcext:value-type="float">
            <text:p>843313</text:p>
          </table:table-cell>
          <table:table-cell office:value-type="float" office:value="1050963" calcext:value-type="float">
            <text:p>10509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9173" calcext:value-type="float">
            <text:p>979173</text:p>
          </table:table-cell>
          <table:table-cell office:value-type="float" office:value="219900" calcext:value-type="float">
            <text:p>219900</text:p>
          </table:table-cell>
          <table:table-cell office:value-type="float" office:value="2.43627994493007" calcext:value-type="float">
            <text:p>2.43627994493007</text:p>
          </table:table-cell>
          <table:table-cell office:value-type="float" office:value="1.22283771310302" calcext:value-type="float">
            <text:p>1.22283771310302</text:p>
          </table:table-cell>
          <table:table-cell office:value-type="float" office:value="0.414685656390864" calcext:value-type="float">
            <text:p>0.414685656390864</text:p>
          </table:table-cell>
          <table:table-cell office:value-type="float" office:value="0.50265377791569" calcext:value-type="float">
            <text:p>0.50265377791569</text:p>
          </table:table-cell>
          <table:table-cell office:value-type="float" office:value="0.62642283754621" calcext:value-type="float">
            <text:p>0.62642283754621</text:p>
          </table:table-cell>
          <table:table-cell office:value-type="float" office:value="5" calcext:value-type="float">
            <text:p>5</text:p>
          </table:table-cell>
          <table:table-cell office:value-type="float" office:value="0.58363265796097" calcext:value-type="float">
            <text:p>0.58363265796097</text:p>
          </table:table-cell>
          <table:table-cell office:value-type="float" office:value="0.131070629485921" calcext:value-type="float">
            <text:p>0.131070629485921</text:p>
          </table:table-cell>
          <table:table-cell office:value-type="float" office:value="-167.062868721827" calcext:value-type="float">
            <text:p>-167.062868721827</text:p>
          </table:table-cell>
          <table:table-cell office:value-type="float" office:value="-149.469244416862" calcext:value-type="float">
            <text:p>-149.469244416862</text:p>
          </table:table-cell>
          <table:table-cell office:value-type="float" office:value="-124.715432490758" calcext:value-type="float">
            <text:p>-124.715432490758</text:p>
          </table:table-cell>
          <table:table-cell office:value-type="float" office:value="750" calcext:value-type="float">
            <text:p>750</text:p>
          </table:table-cell>
          <table:table-cell office:value-type="float" office:value="-133.273468407806" calcext:value-type="float">
            <text:p>-133.273468407806</text:p>
          </table:table-cell>
        </table:table-row>
        <table:table-row table:style-name="ro1">
          <table:table-cell office:value-type="string" calcext:value-type="string">
            <text:p>2019-12-02 23:18:45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005375343848" calcext:value-type="float">
            <text:p>73.5005375343848</text:p>
          </table:table-cell>
          <table:table-cell office:value-type="float" office:value="981.613371961081" calcext:value-type="float">
            <text:p>981.613371961081</text:p>
          </table:table-cell>
          <table:table-cell office:value-type="float" office:value="4087666" calcext:value-type="float">
            <text:p>4087666</text:p>
          </table:table-cell>
          <table:table-cell office:value-type="float" office:value="2061898" calcext:value-type="float">
            <text:p>2061898</text:p>
          </table:table-cell>
          <table:table-cell office:value-type="float" office:value="693291" calcext:value-type="float">
            <text:p>693291</text:p>
          </table:table-cell>
          <table:table-cell office:value-type="float" office:value="842057" calcext:value-type="float">
            <text:p>842057</text:p>
          </table:table-cell>
          <table:table-cell office:value-type="float" office:value="1048499" calcext:value-type="float">
            <text:p>10484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6870" calcext:value-type="float">
            <text:p>976870</text:p>
          </table:table-cell>
          <table:table-cell office:value-type="float" office:value="219971" calcext:value-type="float">
            <text:p>219971</text:p>
          </table:table-cell>
          <table:table-cell office:value-type="float" office:value="2.43643908935059" calcext:value-type="float">
            <text:p>2.43643908935059</text:p>
          </table:table-cell>
          <table:table-cell office:value-type="float" office:value="1.22898712503757" calcext:value-type="float">
            <text:p>1.22898712503757</text:p>
          </table:table-cell>
          <table:table-cell office:value-type="float" office:value="0.413233687071048" calcext:value-type="float">
            <text:p>0.413233687071048</text:p>
          </table:table-cell>
          <table:table-cell office:value-type="float" office:value="0.501905143488067" calcext:value-type="float">
            <text:p>0.501905143488067</text:p>
          </table:table-cell>
          <table:table-cell office:value-type="float" office:value="0.624954178923867" calcext:value-type="float">
            <text:p>0.624954178923867</text:p>
          </table:table-cell>
          <table:table-cell office:value-type="float" office:value="5" calcext:value-type="float">
            <text:p>5</text:p>
          </table:table-cell>
          <table:table-cell office:value-type="float" office:value="0.582259962828155" calcext:value-type="float">
            <text:p>0.582259962828155</text:p>
          </table:table-cell>
          <table:table-cell office:value-type="float" office:value="0.131112948788756" calcext:value-type="float">
            <text:p>0.131112948788756</text:p>
          </table:table-cell>
          <table:table-cell office:value-type="float" office:value="-167.35326258579" calcext:value-type="float">
            <text:p>-167.35326258579</text:p>
          </table:table-cell>
          <table:table-cell office:value-type="float" office:value="-149.618971302387" calcext:value-type="float">
            <text:p>-149.618971302387</text:p>
          </table:table-cell>
          <table:table-cell office:value-type="float" office:value="-125.009164215227" calcext:value-type="float">
            <text:p>-125.009164215227</text:p>
          </table:table-cell>
          <table:table-cell office:value-type="float" office:value="750" calcext:value-type="float">
            <text:p>750</text:p>
          </table:table-cell>
          <table:table-cell office:value-type="float" office:value="-133.548007434369" calcext:value-type="float">
            <text:p>-133.548007434369</text:p>
          </table:table-cell>
        </table:table-row>
        <table:table-row table:style-name="ro1">
          <table:table-cell office:value-type="string" calcext:value-type="string">
            <text:p>2019-12-02 23:18:46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4997345827985" calcext:value-type="float">
            <text:p>73.4997345827985</text:p>
          </table:table-cell>
          <table:table-cell office:value-type="float" office:value="981.568868244366" calcext:value-type="float">
            <text:p>981.568868244366</text:p>
          </table:table-cell>
          <table:table-cell office:value-type="float" office:value="4087483" calcext:value-type="float">
            <text:p>4087483</text:p>
          </table:table-cell>
          <table:table-cell office:value-type="float" office:value="2038662" calcext:value-type="float">
            <text:p>2038662</text:p>
          </table:table-cell>
          <table:table-cell office:value-type="float" office:value="691264" calcext:value-type="float">
            <text:p>691264</text:p>
          </table:table-cell>
          <table:table-cell office:value-type="float" office:value="840859" calcext:value-type="float">
            <text:p>840859</text:p>
          </table:table-cell>
          <table:table-cell office:value-type="float" office:value="1044358" calcext:value-type="float">
            <text:p>10443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5116" calcext:value-type="float">
            <text:p>975116</text:p>
          </table:table-cell>
          <table:table-cell office:value-type="float" office:value="219991" calcext:value-type="float">
            <text:p>219991</text:p>
          </table:table-cell>
          <table:table-cell office:value-type="float" office:value="2.43633001283765" calcext:value-type="float">
            <text:p>2.43633001283765</text:p>
          </table:table-cell>
          <table:table-cell office:value-type="float" office:value="1.21513738812654" calcext:value-type="float">
            <text:p>1.21513738812654</text:p>
          </table:table-cell>
          <table:table-cell office:value-type="float" office:value="0.412025500777423" calcext:value-type="float">
            <text:p>0.412025500777423</text:p>
          </table:table-cell>
          <table:table-cell office:value-type="float" office:value="0.501191079758534" calcext:value-type="float">
            <text:p>0.501191079758534</text:p>
          </table:table-cell>
          <table:table-cell office:value-type="float" office:value="0.622485950289482" calcext:value-type="float">
            <text:p>0.622485950289482</text:p>
          </table:table-cell>
          <table:table-cell office:value-type="float" office:value="5" calcext:value-type="float">
            <text:p>5</text:p>
          </table:table-cell>
          <table:table-cell office:value-type="float" office:value="0.581214497234165" calcext:value-type="float">
            <text:p>0.581214497234165</text:p>
          </table:table-cell>
          <table:table-cell office:value-type="float" office:value="0.131124869719132" calcext:value-type="float">
            <text:p>0.131124869719132</text:p>
          </table:table-cell>
          <table:table-cell office:value-type="float" office:value="-167.594899844515" calcext:value-type="float">
            <text:p>-167.594899844515</text:p>
          </table:table-cell>
          <table:table-cell office:value-type="float" office:value="-149.761784048293" calcext:value-type="float">
            <text:p>-149.761784048293</text:p>
          </table:table-cell>
          <table:table-cell office:value-type="float" office:value="-125.502809942104" calcext:value-type="float">
            <text:p>-125.502809942104</text:p>
          </table:table-cell>
          <table:table-cell office:value-type="float" office:value="750" calcext:value-type="float">
            <text:p>750</text:p>
          </table:table-cell>
          <table:table-cell office:value-type="float" office:value="-133.757100553167" calcext:value-type="float">
            <text:p>-133.757100553167</text:p>
          </table:table-cell>
        </table:table-row>
        <table:table-row table:style-name="ro1">
          <table:table-cell office:value-type="string" calcext:value-type="string">
            <text:p>2019-12-02 23:18:4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947954794535" calcext:value-type="float">
            <text:p>73.4947954794535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640" calcext:value-type="float">
            <text:p>4087640</text:p>
          </table:table-cell>
          <table:table-cell office:value-type="float" office:value="2045891" calcext:value-type="float">
            <text:p>2045891</text:p>
          </table:table-cell>
          <table:table-cell office:value-type="float" office:value="689331" calcext:value-type="float">
            <text:p>689331</text:p>
          </table:table-cell>
          <table:table-cell office:value-type="float" office:value="839843" calcext:value-type="float">
            <text:p>839843</text:p>
          </table:table-cell>
          <table:table-cell office:value-type="float" office:value="1040970" calcext:value-type="float">
            <text:p>10409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3165" calcext:value-type="float">
            <text:p>973165</text:p>
          </table:table-cell>
          <table:table-cell office:value-type="float" office:value="219897" calcext:value-type="float">
            <text:p>219897</text:p>
          </table:table-cell>
          <table:table-cell office:value-type="float" office:value="2.4364235921411" calcext:value-type="float">
            <text:p>2.4364235921411</text:p>
          </table:table-cell>
          <table:table-cell office:value-type="float" office:value="1.219446208411" calcext:value-type="float">
            <text:p>1.219446208411</text:p>
          </table:table-cell>
          <table:table-cell office:value-type="float" office:value="0.410873342856567" calcext:value-type="float">
            <text:p>0.410873342856567</text:p>
          </table:table-cell>
          <table:table-cell office:value-type="float" office:value="0.500585496495425" calcext:value-type="float">
            <text:p>0.500585496495425</text:p>
          </table:table-cell>
          <table:table-cell office:value-type="float" office:value="0.62046654468376" calcext:value-type="float">
            <text:p>0.62046654468376</text:p>
          </table:table-cell>
          <table:table-cell office:value-type="float" office:value="5" calcext:value-type="float">
            <text:p>5</text:p>
          </table:table-cell>
          <table:table-cell office:value-type="float" office:value="0.580051610475971" calcext:value-type="float">
            <text:p>0.580051610475971</text:p>
          </table:table-cell>
          <table:table-cell office:value-type="float" office:value="0.131068841346364" calcext:value-type="float">
            <text:p>0.131068841346364</text:p>
          </table:table-cell>
          <table:table-cell office:value-type="float" office:value="-167.825331428687" calcext:value-type="float">
            <text:p>-167.825331428687</text:p>
          </table:table-cell>
          <table:table-cell office:value-type="float" office:value="-149.882900700915" calcext:value-type="float">
            <text:p>-149.882900700915</text:p>
          </table:table-cell>
          <table:table-cell office:value-type="float" office:value="-125.906691063248" calcext:value-type="float">
            <text:p>-125.906691063248</text:p>
          </table:table-cell>
          <table:table-cell office:value-type="float" office:value="750" calcext:value-type="float">
            <text:p>750</text:p>
          </table:table-cell>
          <table:table-cell office:value-type="float" office:value="-133.989677904806" calcext:value-type="float">
            <text:p>-133.989677904806</text:p>
          </table:table-cell>
        </table:table-row>
        <table:table-row table:style-name="ro1">
          <table:table-cell office:value-type="string" calcext:value-type="string">
            <text:p>2019-12-02 23:18:48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00136063379" calcext:value-type="float">
            <text:p>73.500136063379</text:p>
          </table:table-cell>
          <table:table-cell office:value-type="float" office:value="981.494983092522" calcext:value-type="float">
            <text:p>981.494983092522</text:p>
          </table:table-cell>
          <table:table-cell office:value-type="float" office:value="4087621" calcext:value-type="float">
            <text:p>4087621</text:p>
          </table:table-cell>
          <table:table-cell office:value-type="float" office:value="2063176" calcext:value-type="float">
            <text:p>2063176</text:p>
          </table:table-cell>
          <table:table-cell office:value-type="float" office:value="687211" calcext:value-type="float">
            <text:p>687211</text:p>
          </table:table-cell>
          <table:table-cell office:value-type="float" office:value="839065" calcext:value-type="float">
            <text:p>839065</text:p>
          </table:table-cell>
          <table:table-cell office:value-type="float" office:value="1038004" calcext:value-type="float">
            <text:p>10380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70966" calcext:value-type="float">
            <text:p>970966</text:p>
          </table:table-cell>
          <table:table-cell office:value-type="float" office:value="219916" calcext:value-type="float">
            <text:p>219916</text:p>
          </table:table-cell>
          <table:table-cell office:value-type="float" office:value="2.43641226725725" calcext:value-type="float">
            <text:p>2.43641226725725</text:p>
          </table:table-cell>
          <table:table-cell office:value-type="float" office:value="1.2297488724886" calcext:value-type="float">
            <text:p>1.2297488724886</text:p>
          </table:table-cell>
          <table:table-cell office:value-type="float" office:value="0.409609724236694" calcext:value-type="float">
            <text:p>0.409609724236694</text:p>
          </table:table-cell>
          <table:table-cell office:value-type="float" office:value="0.500121772303793" calcext:value-type="float">
            <text:p>0.500121772303793</text:p>
          </table:table-cell>
          <table:table-cell office:value-type="float" office:value="0.618698670708975" calcext:value-type="float">
            <text:p>0.618698670708975</text:p>
          </table:table-cell>
          <table:table-cell office:value-type="float" office:value="5" calcext:value-type="float">
            <text:p>5</text:p>
          </table:table-cell>
          <table:table-cell office:value-type="float" office:value="0.578740904181111" calcext:value-type="float">
            <text:p>0.578740904181111</text:p>
          </table:table-cell>
          <table:table-cell office:value-type="float" office:value="0.131080166230222" calcext:value-type="float">
            <text:p>0.131080166230222</text:p>
          </table:table-cell>
          <table:table-cell office:value-type="float" office:value="-168.078055152661" calcext:value-type="float">
            <text:p>-168.078055152661</text:p>
          </table:table-cell>
          <table:table-cell office:value-type="float" office:value="-149.975645539242" calcext:value-type="float">
            <text:p>-149.975645539242</text:p>
          </table:table-cell>
          <table:table-cell office:value-type="float" office:value="-126.260265858205" calcext:value-type="float">
            <text:p>-126.260265858205</text:p>
          </table:table-cell>
          <table:table-cell office:value-type="float" office:value="750" calcext:value-type="float">
            <text:p>750</text:p>
          </table:table-cell>
          <table:table-cell office:value-type="float" office:value="-134.251819163778" calcext:value-type="float">
            <text:p>-134.251819163778</text:p>
          </table:table-cell>
        </table:table-row>
        <table:table-row table:style-name="ro1">
          <table:table-cell office:value-type="string" calcext:value-type="string">
            <text:p>2019-12-02 23:18:50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951968906348" calcext:value-type="float">
            <text:p>73.4951968906348</text:p>
          </table:table-cell>
          <table:table-cell office:value-type="float" office:value="981.585904015811" calcext:value-type="float">
            <text:p>981.585904015811</text:p>
          </table:table-cell>
          <table:table-cell office:value-type="float" office:value="4087427" calcext:value-type="float">
            <text:p>4087427</text:p>
          </table:table-cell>
          <table:table-cell office:value-type="float" office:value="2047069" calcext:value-type="float">
            <text:p>2047069</text:p>
          </table:table-cell>
          <table:table-cell office:value-type="float" office:value="684237" calcext:value-type="float">
            <text:p>684237</text:p>
          </table:table-cell>
          <table:table-cell office:value-type="float" office:value="838530" calcext:value-type="float">
            <text:p>838530</text:p>
          </table:table-cell>
          <table:table-cell office:value-type="float" office:value="1036208" calcext:value-type="float">
            <text:p>10362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8263" calcext:value-type="float">
            <text:p>968263</text:p>
          </table:table-cell>
          <table:table-cell office:value-type="float" office:value="219874" calcext:value-type="float">
            <text:p>219874</text:p>
          </table:table-cell>
          <table:table-cell office:value-type="float" office:value="2.4362966342326" calcext:value-type="float">
            <text:p>2.4362966342326</text:p>
          </table:table-cell>
          <table:table-cell office:value-type="float" office:value="1.22014835121016" calcext:value-type="float">
            <text:p>1.22014835121016</text:p>
          </table:table-cell>
          <table:table-cell office:value-type="float" office:value="0.407837081889758" calcext:value-type="float">
            <text:p>0.407837081889758</text:p>
          </table:table-cell>
          <table:table-cell office:value-type="float" office:value="0.49980288741623" calcext:value-type="float">
            <text:p>0.49980288741623</text:p>
          </table:table-cell>
          <table:table-cell office:value-type="float" office:value="0.617628171161195" calcext:value-type="float">
            <text:p>0.617628171161195</text:p>
          </table:table-cell>
          <table:table-cell office:value-type="float" office:value="5" calcext:value-type="float">
            <text:p>5</text:p>
          </table:table-cell>
          <table:table-cell office:value-type="float" office:value="0.577129790440773" calcext:value-type="float">
            <text:p>0.577129790440773</text:p>
          </table:table-cell>
          <table:table-cell office:value-type="float" office:value="0.131055132276432" calcext:value-type="float">
            <text:p>0.131055132276432</text:p>
          </table:table-cell>
          <table:table-cell office:value-type="float" office:value="-168.432583622048" calcext:value-type="float">
            <text:p>-168.432583622048</text:p>
          </table:table-cell>
          <table:table-cell office:value-type="float" office:value="-150.039422516754" calcext:value-type="float">
            <text:p>-150.039422516754</text:p>
          </table:table-cell>
          <table:table-cell office:value-type="float" office:value="-126.474365767761" calcext:value-type="float">
            <text:p>-126.474365767761</text:p>
          </table:table-cell>
          <table:table-cell office:value-type="float" office:value="750" calcext:value-type="float">
            <text:p>750</text:p>
          </table:table-cell>
          <table:table-cell office:value-type="float" office:value="-134.574041911845" calcext:value-type="float">
            <text:p>-134.574041911845</text:p>
          </table:table-cell>
        </table:table-row>
        <table:table-row table:style-name="ro1">
          <table:table-cell office:value-type="string" calcext:value-type="string">
            <text:p>2019-12-02 23:18:51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223017249261" calcext:value-type="float">
            <text:p>73.5223017249261</text:p>
          </table:table-cell>
          <table:table-cell office:value-type="float" office:value="981.566953804441" calcext:value-type="float">
            <text:p>981.566953804441</text:p>
          </table:table-cell>
          <table:table-cell office:value-type="float" office:value="4088922" calcext:value-type="float">
            <text:p>4088922</text:p>
          </table:table-cell>
          <table:table-cell office:value-type="float" office:value="2071848" calcext:value-type="float">
            <text:p>2071848</text:p>
          </table:table-cell>
          <table:table-cell office:value-type="float" office:value="680424" calcext:value-type="float">
            <text:p>680424</text:p>
          </table:table-cell>
          <table:table-cell office:value-type="float" office:value="837618" calcext:value-type="float">
            <text:p>837618</text:p>
          </table:table-cell>
          <table:table-cell office:value-type="float" office:value="1035585" calcext:value-type="float">
            <text:p>10355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5083" calcext:value-type="float">
            <text:p>965083</text:p>
          </table:table-cell>
          <table:table-cell office:value-type="float" office:value="220017" calcext:value-type="float">
            <text:p>220017</text:p>
          </table:table-cell>
          <table:table-cell office:value-type="float" office:value="2.43718772377821" calcext:value-type="float">
            <text:p>2.43718772377821</text:p>
          </table:table-cell>
          <table:table-cell office:value-type="float" office:value="1.23491778789971" calcext:value-type="float">
            <text:p>1.23491778789971</text:p>
          </table:table-cell>
          <table:table-cell office:value-type="float" office:value="0.405564356513543" calcext:value-type="float">
            <text:p>0.405564356513543</text:p>
          </table:table-cell>
          <table:table-cell office:value-type="float" office:value="0.499259292991077" calcext:value-type="float">
            <text:p>0.499259292991077</text:p>
          </table:table-cell>
          <table:table-cell office:value-type="float" office:value="0.617256834179978" calcext:value-type="float">
            <text:p>0.617256834179978</text:p>
          </table:table-cell>
          <table:table-cell office:value-type="float" office:value="5" calcext:value-type="float">
            <text:p>5</text:p>
          </table:table-cell>
          <table:table-cell office:value-type="float" office:value="0.575234362510963" calcext:value-type="float">
            <text:p>0.575234362510963</text:p>
          </table:table-cell>
          <table:table-cell office:value-type="float" office:value="0.131140366928621" calcext:value-type="float">
            <text:p>0.131140366928621</text:p>
          </table:table-cell>
          <table:table-cell office:value-type="float" office:value="-168.887128697291" calcext:value-type="float">
            <text:p>-168.887128697291</text:p>
          </table:table-cell>
          <table:table-cell office:value-type="float" office:value="-150.148141401785" calcext:value-type="float">
            <text:p>-150.148141401785</text:p>
          </table:table-cell>
          <table:table-cell office:value-type="float" office:value="-126.548633164004" calcext:value-type="float">
            <text:p>-126.548633164004</text:p>
          </table:table-cell>
          <table:table-cell office:value-type="float" office:value="750" calcext:value-type="float">
            <text:p>750</text:p>
          </table:table-cell>
          <table:table-cell office:value-type="float" office:value="-134.953127497807" calcext:value-type="float">
            <text:p>-134.953127497807</text:p>
          </table:table-cell>
        </table:table-row>
        <table:table-row table:style-name="ro1">
          <table:table-cell office:value-type="string" calcext:value-type="string">
            <text:p>2019-12-02 23:18:52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284458782846" calcext:value-type="float">
            <text:p>73.5284458782846</text:p>
          </table:table-cell>
          <table:table-cell office:value-type="float" office:value="981.556520751093" calcext:value-type="float">
            <text:p>981.556520751093</text:p>
          </table:table-cell>
          <table:table-cell office:value-type="float" office:value="4087748" calcext:value-type="float">
            <text:p>4087748</text:p>
          </table:table-cell>
          <table:table-cell office:value-type="float" office:value="2046684" calcext:value-type="float">
            <text:p>2046684</text:p>
          </table:table-cell>
          <table:table-cell office:value-type="float" office:value="677252" calcext:value-type="float">
            <text:p>677252</text:p>
          </table:table-cell>
          <table:table-cell office:value-type="float" office:value="836312" calcext:value-type="float">
            <text:p>836312</text:p>
          </table:table-cell>
          <table:table-cell office:value-type="float" office:value="1032092" calcext:value-type="float">
            <text:p>10320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2949" calcext:value-type="float">
            <text:p>962949</text:p>
          </table:table-cell>
          <table:table-cell office:value-type="float" office:value="219978" calcext:value-type="float">
            <text:p>219978</text:p>
          </table:table-cell>
          <table:table-cell office:value-type="float" office:value="2.43648796516513" calcext:value-type="float">
            <text:p>2.43648796516513</text:p>
          </table:table-cell>
          <table:table-cell office:value-type="float" office:value="1.21991887330042" calcext:value-type="float">
            <text:p>1.21991887330042</text:p>
          </table:table-cell>
          <table:table-cell office:value-type="float" office:value="0.403673696955883" calcext:value-type="float">
            <text:p>0.403673696955883</text:p>
          </table:table-cell>
          <table:table-cell office:value-type="float" office:value="0.498480856237514" calcext:value-type="float">
            <text:p>0.498480856237514</text:p>
          </table:table-cell>
          <table:table-cell office:value-type="float" office:value="0.615174843689781" calcext:value-type="float">
            <text:p>0.615174843689781</text:p>
          </table:table-cell>
          <table:table-cell office:value-type="float" office:value="5" calcext:value-type="float">
            <text:p>5</text:p>
          </table:table-cell>
          <table:table-cell office:value-type="float" office:value="0.573962399239826" calcext:value-type="float">
            <text:p>0.573962399239826</text:p>
          </table:table-cell>
          <table:table-cell office:value-type="float" office:value="0.131117121114388" calcext:value-type="float">
            <text:p>0.131117121114388</text:p>
          </table:table-cell>
          <table:table-cell office:value-type="float" office:value="-169.265260608823" calcext:value-type="float">
            <text:p>-169.265260608823</text:p>
          </table:table-cell>
          <table:table-cell office:value-type="float" office:value="-150.303828752497" calcext:value-type="float">
            <text:p>-150.303828752497</text:p>
          </table:table-cell>
          <table:table-cell office:value-type="float" office:value="-126.965031262044" calcext:value-type="float">
            <text:p>-126.965031262044</text:p>
          </table:table-cell>
          <table:table-cell office:value-type="float" office:value="750" calcext:value-type="float">
            <text:p>750</text:p>
          </table:table-cell>
          <table:table-cell office:value-type="float" office:value="-135.207520152035" calcext:value-type="float">
            <text:p>-135.207520152035</text:p>
          </table:table-cell>
        </table:table-row>
        <table:table-row table:style-name="ro1">
          <table:table-cell office:value-type="string" calcext:value-type="string">
            <text:p>2019-12-02 23:18:53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11218796329" calcext:value-type="float">
            <text:p>73.511218796329</text:p>
          </table:table-cell>
          <table:table-cell office:value-type="float" office:value="981.613371961081" calcext:value-type="float">
            <text:p>981.613371961081</text:p>
          </table:table-cell>
          <table:table-cell office:value-type="float" office:value="4088072" calcext:value-type="float">
            <text:p>4088072</text:p>
          </table:table-cell>
          <table:table-cell office:value-type="float" office:value="2038416" calcext:value-type="float">
            <text:p>2038416</text:p>
          </table:table-cell>
          <table:table-cell office:value-type="float" office:value="674798" calcext:value-type="float">
            <text:p>674798</text:p>
          </table:table-cell>
          <table:table-cell office:value-type="float" office:value="835234" calcext:value-type="float">
            <text:p>835234</text:p>
          </table:table-cell>
          <table:table-cell office:value-type="float" office:value="1028555" calcext:value-type="float">
            <text:p>10285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61114" calcext:value-type="float">
            <text:p>961114</text:p>
          </table:table-cell>
          <table:table-cell office:value-type="float" office:value="220013" calcext:value-type="float">
            <text:p>220013</text:p>
          </table:table-cell>
          <table:table-cell office:value-type="float" office:value="2.43668108423723" calcext:value-type="float">
            <text:p>2.43668108423723</text:p>
          </table:table-cell>
          <table:table-cell office:value-type="float" office:value="1.21499076068291" calcext:value-type="float">
            <text:p>1.21499076068291</text:p>
          </table:table-cell>
          <table:table-cell office:value-type="float" office:value="0.402210998798728" calcext:value-type="float">
            <text:p>0.402210998798728</text:p>
          </table:table-cell>
          <table:table-cell office:value-type="float" office:value="0.497838318090238" calcext:value-type="float">
            <text:p>0.497838318090238</text:p>
          </table:table-cell>
          <table:table-cell office:value-type="float" office:value="0.613066627152756" calcext:value-type="float">
            <text:p>0.613066627152756</text:p>
          </table:table-cell>
          <table:table-cell office:value-type="float" office:value="5" calcext:value-type="float">
            <text:p>5</text:p>
          </table:table-cell>
          <table:table-cell office:value-type="float" office:value="0.572868653877813" calcext:value-type="float">
            <text:p>0.572868653877813</text:p>
          </table:table-cell>
          <table:table-cell office:value-type="float" office:value="0.131137982742546" calcext:value-type="float">
            <text:p>0.131137982742546</text:p>
          </table:table-cell>
          <table:table-cell office:value-type="float" office:value="-169.557800240254" calcext:value-type="float">
            <text:p>-169.557800240254</text:p>
          </table:table-cell>
          <table:table-cell office:value-type="float" office:value="-150.432336381952" calcext:value-type="float">
            <text:p>-150.432336381952</text:p>
          </table:table-cell>
          <table:table-cell office:value-type="float" office:value="-127.386674569449" calcext:value-type="float">
            <text:p>-127.386674569449</text:p>
          </table:table-cell>
          <table:table-cell office:value-type="float" office:value="750" calcext:value-type="float">
            <text:p>750</text:p>
          </table:table-cell>
          <table:table-cell office:value-type="float" office:value="-135.426269224437" calcext:value-type="float">
            <text:p>-135.426269224437</text:p>
          </table:table-cell>
        </table:table-row>
        <table:table-row table:style-name="ro1">
          <table:table-cell office:value-type="string" calcext:value-type="string">
            <text:p>2019-12-02 23:18:55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28044136883" calcext:value-type="float">
            <text:p>73.528044136883</text:p>
          </table:table-cell>
          <table:table-cell office:value-type="float" office:value="981.575471553477" calcext:value-type="float">
            <text:p>981.575471553477</text:p>
          </table:table-cell>
          <table:table-cell office:value-type="float" office:value="4088273" calcext:value-type="float">
            <text:p>4088273</text:p>
          </table:table-cell>
          <table:table-cell office:value-type="float" office:value="2054653" calcext:value-type="float">
            <text:p>2054653</text:p>
          </table:table-cell>
          <table:table-cell office:value-type="float" office:value="673232" calcext:value-type="float">
            <text:p>673232</text:p>
          </table:table-cell>
          <table:table-cell office:value-type="float" office:value="834929" calcext:value-type="float">
            <text:p>834929</text:p>
          </table:table-cell>
          <table:table-cell office:value-type="float" office:value="1027087" calcext:value-type="float">
            <text:p>10270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8400" calcext:value-type="float">
            <text:p>958400</text:p>
          </table:table-cell>
          <table:table-cell office:value-type="float" office:value="219992" calcext:value-type="float">
            <text:p>219992</text:p>
          </table:table-cell>
          <table:table-cell office:value-type="float" office:value="2.43680088958751" calcext:value-type="float">
            <text:p>2.43680088958751</text:p>
          </table:table-cell>
          <table:table-cell office:value-type="float" office:value="1.2246687680088" calcext:value-type="float">
            <text:p>1.2246687680088</text:p>
          </table:table-cell>
          <table:table-cell office:value-type="float" office:value="0.401277589950274" calcext:value-type="float">
            <text:p>0.401277589950274</text:p>
          </table:table-cell>
          <table:table-cell office:value-type="float" office:value="0.497656523902002" calcext:value-type="float">
            <text:p>0.497656523902002</text:p>
          </table:table-cell>
          <table:table-cell office:value-type="float" office:value="0.612191630863146" calcext:value-type="float">
            <text:p>0.612191630863146</text:p>
          </table:table-cell>
          <table:table-cell office:value-type="float" office:value="5" calcext:value-type="float">
            <text:p>5</text:p>
          </table:table-cell>
          <table:table-cell office:value-type="float" office:value="0.571250983625768" calcext:value-type="float">
            <text:p>0.571250983625768</text:p>
          </table:table-cell>
          <table:table-cell office:value-type="float" office:value="0.131125465765651" calcext:value-type="float">
            <text:p>0.131125465765651</text:p>
          </table:table-cell>
          <table:table-cell office:value-type="float" office:value="-169.744482009945" calcext:value-type="float">
            <text:p>-169.744482009945</text:p>
          </table:table-cell>
          <table:table-cell office:value-type="float" office:value="-150.4686952196" calcext:value-type="float">
            <text:p>-150.4686952196</text:p>
          </table:table-cell>
          <table:table-cell office:value-type="float" office:value="-127.561673827371" calcext:value-type="float">
            <text:p>-127.561673827371</text:p>
          </table:table-cell>
          <table:table-cell office:value-type="float" office:value="750" calcext:value-type="float">
            <text:p>750</text:p>
          </table:table-cell>
          <table:table-cell office:value-type="float" office:value="-135.749803274846" calcext:value-type="float">
            <text:p>-135.749803274846</text:p>
          </table:table-cell>
        </table:table-row>
        <table:table-row table:style-name="ro1">
          <table:table-cell office:value-type="string" calcext:value-type="string">
            <text:p>2019-12-02 23:18:56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058781696162" calcext:value-type="float">
            <text:p>73.5058781696162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8010" calcext:value-type="float">
            <text:p>4088010</text:p>
          </table:table-cell>
          <table:table-cell office:value-type="float" office:value="2061070" calcext:value-type="float">
            <text:p>2061070</text:p>
          </table:table-cell>
          <table:table-cell office:value-type="float" office:value="671414" calcext:value-type="float">
            <text:p>671414</text:p>
          </table:table-cell>
          <table:table-cell office:value-type="float" office:value="833693" calcext:value-type="float">
            <text:p>833693</text:p>
          </table:table-cell>
          <table:table-cell office:value-type="float" office:value="1025078" calcext:value-type="float">
            <text:p>10250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6054" calcext:value-type="float">
            <text:p>956054</text:p>
          </table:table-cell>
          <table:table-cell office:value-type="float" office:value="220065" calcext:value-type="float">
            <text:p>220065</text:p>
          </table:table-cell>
          <table:table-cell office:value-type="float" office:value="2.43664412935306" calcext:value-type="float">
            <text:p>2.43664412935306</text:p>
          </table:table-cell>
          <table:table-cell office:value-type="float" office:value="1.22849359851999" calcext:value-type="float">
            <text:p>1.22849359851999</text:p>
          </table:table-cell>
          <table:table-cell office:value-type="float" office:value="0.400193977379081" calcext:value-type="float">
            <text:p>0.400193977379081</text:p>
          </table:table-cell>
          <table:table-cell office:value-type="float" office:value="0.496919810404755" calcext:value-type="float">
            <text:p>0.496919810404755</text:p>
          </table:table-cell>
          <table:table-cell office:value-type="float" office:value="0.61099417340686" calcext:value-type="float">
            <text:p>0.61099417340686</text:p>
          </table:table-cell>
          <table:table-cell office:value-type="float" office:value="5" calcext:value-type="float">
            <text:p>5</text:p>
          </table:table-cell>
          <table:table-cell office:value-type="float" office:value="0.569852658492644" calcext:value-type="float">
            <text:p>0.569852658492644</text:p>
          </table:table-cell>
          <table:table-cell office:value-type="float" office:value="0.131168977161524" calcext:value-type="float">
            <text:p>0.131168977161524</text:p>
          </table:table-cell>
          <table:table-cell office:value-type="float" office:value="-169.961204524184" calcext:value-type="float">
            <text:p>-169.961204524184</text:p>
          </table:table-cell>
          <table:table-cell office:value-type="float" office:value="-150.616037919049" calcext:value-type="float">
            <text:p>-150.616037919049</text:p>
          </table:table-cell>
          <table:table-cell office:value-type="float" office:value="-127.801165318628" calcext:value-type="float">
            <text:p>-127.801165318628</text:p>
          </table:table-cell>
          <table:table-cell office:value-type="float" office:value="750" calcext:value-type="float">
            <text:p>750</text:p>
          </table:table-cell>
          <table:table-cell office:value-type="float" office:value="-136.029468301471" calcext:value-type="float">
            <text:p>-136.029468301471</text:p>
          </table:table-cell>
        </table:table-row>
        <table:table-row table:style-name="ro1">
          <table:table-cell office:value-type="string" calcext:value-type="string">
            <text:p>2019-12-02 23:18:57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0938995816" calcext:value-type="float">
            <text:p>73.500938995816</text:p>
          </table:table-cell>
          <table:table-cell office:value-type="float" office:value="981.566953804441" calcext:value-type="float">
            <text:p>981.566953804441</text:p>
          </table:table-cell>
          <table:table-cell office:value-type="float" office:value="4087997" calcext:value-type="float">
            <text:p>4087997</text:p>
          </table:table-cell>
          <table:table-cell office:value-type="float" office:value="2051685" calcext:value-type="float">
            <text:p>2051685</text:p>
          </table:table-cell>
          <table:table-cell office:value-type="float" office:value="670127" calcext:value-type="float">
            <text:p>670127</text:p>
          </table:table-cell>
          <table:table-cell office:value-type="float" office:value="832545" calcext:value-type="float">
            <text:p>832545</text:p>
          </table:table-cell>
          <table:table-cell office:value-type="float" office:value="1022118" calcext:value-type="float">
            <text:p>10221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4120" calcext:value-type="float">
            <text:p>954120</text:p>
          </table:table-cell>
          <table:table-cell office:value-type="float" office:value="220103" calcext:value-type="float">
            <text:p>220103</text:p>
          </table:table-cell>
          <table:table-cell office:value-type="float" office:value="2.43663638074832" calcext:value-type="float">
            <text:p>2.43663638074832</text:p>
          </table:table-cell>
          <table:table-cell office:value-type="float" office:value="1.22289970194098" calcext:value-type="float">
            <text:p>1.22289970194098</text:p>
          </table:table-cell>
          <table:table-cell office:value-type="float" office:value="0.399426865509375" calcext:value-type="float">
            <text:p>0.399426865509375</text:p>
          </table:table-cell>
          <table:table-cell office:value-type="float" office:value="0.496235549001163" calcext:value-type="float">
            <text:p>0.496235549001163</text:p>
          </table:table-cell>
          <table:table-cell office:value-type="float" office:value="0.609229875711188" calcext:value-type="float">
            <text:p>0.609229875711188</text:p>
          </table:table-cell>
          <table:table-cell office:value-type="float" office:value="5" calcext:value-type="float">
            <text:p>5</text:p>
          </table:table-cell>
          <table:table-cell office:value-type="float" office:value="0.568699904525269" calcext:value-type="float">
            <text:p>0.568699904525269</text:p>
          </table:table-cell>
          <table:table-cell office:value-type="float" office:value="0.131191626929239" calcext:value-type="float">
            <text:p>0.131191626929239</text:p>
          </table:table-cell>
          <table:table-cell office:value-type="float" office:value="-170.114626898125" calcext:value-type="float">
            <text:p>-170.114626898125</text:p>
          </table:table-cell>
          <table:table-cell office:value-type="float" office:value="-150.752890199767" calcext:value-type="float">
            <text:p>-150.752890199767</text:p>
          </table:table-cell>
          <table:table-cell office:value-type="float" office:value="-128.154024857762" calcext:value-type="float">
            <text:p>-128.154024857762</text:p>
          </table:table-cell>
          <table:table-cell office:value-type="float" office:value="750" calcext:value-type="float">
            <text:p>750</text:p>
          </table:table-cell>
          <table:table-cell office:value-type="float" office:value="-136.260019094946" calcext:value-type="float">
            <text:p>-136.260019094946</text:p>
          </table:table-cell>
        </table:table-row>
        <table:table-row table:style-name="ro1">
          <table:table-cell office:value-type="string" calcext:value-type="string">
            <text:p>2019-12-02 23:18:59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013404476725" calcext:value-type="float">
            <text:p>73.5013404476725</text:p>
          </table:table-cell>
          <table:table-cell office:value-type="float" office:value="981.548003194019" calcext:value-type="float">
            <text:p>981.548003194019</text:p>
          </table:table-cell>
          <table:table-cell office:value-type="float" office:value="4088490" calcext:value-type="float">
            <text:p>4088490</text:p>
          </table:table-cell>
          <table:table-cell office:value-type="float" office:value="2052170" calcext:value-type="float">
            <text:p>2052170</text:p>
          </table:table-cell>
          <table:table-cell office:value-type="float" office:value="669229" calcext:value-type="float">
            <text:p>669229</text:p>
          </table:table-cell>
          <table:table-cell office:value-type="float" office:value="831984" calcext:value-type="float">
            <text:p>831984</text:p>
          </table:table-cell>
          <table:table-cell office:value-type="float" office:value="1018234" calcext:value-type="float">
            <text:p>10182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52519" calcext:value-type="float">
            <text:p>952519</text:p>
          </table:table-cell>
          <table:table-cell office:value-type="float" office:value="220012" calcext:value-type="float">
            <text:p>220012</text:p>
          </table:table-cell>
          <table:table-cell office:value-type="float" office:value="2.43693023168209" calcext:value-type="float">
            <text:p>2.43693023168209</text:p>
          </table:table-cell>
          <table:table-cell office:value-type="float" office:value="1.2231887845026" calcext:value-type="float">
            <text:p>1.2231887845026</text:p>
          </table:table-cell>
          <table:table-cell office:value-type="float" office:value="0.398891615735485" calcext:value-type="float">
            <text:p>0.398891615735485</text:p>
          </table:table-cell>
          <table:table-cell office:value-type="float" office:value="0.495901166904112" calcext:value-type="float">
            <text:p>0.495901166904112</text:p>
          </table:table-cell>
          <table:table-cell office:value-type="float" office:value="0.606914831032137" calcext:value-type="float">
            <text:p>0.606914831032137</text:p>
          </table:table-cell>
          <table:table-cell office:value-type="float" office:value="5" calcext:value-type="float">
            <text:p>5</text:p>
          </table:table-cell>
          <table:table-cell office:value-type="float" office:value="0.567745634048657" calcext:value-type="float">
            <text:p>0.567745634048657</text:p>
          </table:table-cell>
          <table:table-cell office:value-type="float" office:value="0.131137386696027" calcext:value-type="float">
            <text:p>0.131137386696027</text:p>
          </table:table-cell>
          <table:table-cell office:value-type="float" office:value="-170.221676852903" calcext:value-type="float">
            <text:p>-170.221676852903</text:p>
          </table:table-cell>
          <table:table-cell office:value-type="float" office:value="-150.819766619178" calcext:value-type="float">
            <text:p>-150.819766619178</text:p>
          </table:table-cell>
          <table:table-cell office:value-type="float" office:value="-128.617033793573" calcext:value-type="float">
            <text:p>-128.617033793573</text:p>
          </table:table-cell>
          <table:table-cell office:value-type="float" office:value="750" calcext:value-type="float">
            <text:p>750</text:p>
          </table:table-cell>
          <table:table-cell office:value-type="float" office:value="-136.450873190269" calcext:value-type="float">
            <text:p>-136.450873190269</text:p>
          </table:table-cell>
        </table:table-row>
        <table:table-row table:style-name="ro1">
          <table:table-cell office:value-type="string" calcext:value-type="string">
            <text:p>2019-12-02 23:19:00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0938995816" calcext:value-type="float">
            <text:p>73.500938995816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87741" calcext:value-type="float">
            <text:p>4087741</text:p>
          </table:table-cell>
          <table:table-cell office:value-type="float" office:value="2038822" calcext:value-type="float">
            <text:p>2038822</text:p>
          </table:table-cell>
          <table:table-cell office:value-type="float" office:value="667905" calcext:value-type="float">
            <text:p>667905</text:p>
          </table:table-cell>
          <table:table-cell office:value-type="float" office:value="831161" calcext:value-type="float">
            <text:p>831161</text:p>
          </table:table-cell>
          <table:table-cell office:value-type="float" office:value="1016980" calcext:value-type="float">
            <text:p>10169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9875" calcext:value-type="float">
            <text:p>949875</text:p>
          </table:table-cell>
          <table:table-cell office:value-type="float" office:value="220071" calcext:value-type="float">
            <text:p>220071</text:p>
          </table:table-cell>
          <table:table-cell office:value-type="float" office:value="2.4364837928395" calcext:value-type="float">
            <text:p>2.4364837928395</text:p>
          </table:table-cell>
          <table:table-cell office:value-type="float" office:value="1.21523275556955" calcext:value-type="float">
            <text:p>1.21523275556955</text:p>
          </table:table-cell>
          <table:table-cell office:value-type="float" office:value="0.398102450144583" calcext:value-type="float">
            <text:p>0.398102450144583</text:p>
          </table:table-cell>
          <table:table-cell office:value-type="float" office:value="0.495410620619133" calcext:value-type="float">
            <text:p>0.495410620619133</text:p>
          </table:table-cell>
          <table:table-cell office:value-type="float" office:value="0.606167388697551" calcext:value-type="float">
            <text:p>0.606167388697551</text:p>
          </table:table-cell>
          <table:table-cell office:value-type="float" office:value="5" calcext:value-type="float">
            <text:p>5</text:p>
          </table:table-cell>
          <table:table-cell office:value-type="float" office:value="0.566169687052928" calcext:value-type="float">
            <text:p>0.566169687052928</text:p>
          </table:table-cell>
          <table:table-cell office:value-type="float" office:value="0.131172553440637" calcext:value-type="float">
            <text:p>0.131172553440637</text:p>
          </table:table-cell>
          <table:table-cell office:value-type="float" office:value="-170.379509971083" calcext:value-type="float">
            <text:p>-170.379509971083</text:p>
          </table:table-cell>
          <table:table-cell office:value-type="float" office:value="-150.917875876173" calcext:value-type="float">
            <text:p>-150.917875876173</text:p>
          </table:table-cell>
          <table:table-cell office:value-type="float" office:value="-128.76652226049" calcext:value-type="float">
            <text:p>-128.76652226049</text:p>
          </table:table-cell>
          <table:table-cell office:value-type="float" office:value="750" calcext:value-type="float">
            <text:p>750</text:p>
          </table:table-cell>
          <table:table-cell office:value-type="float" office:value="-136.766062589414" calcext:value-type="float">
            <text:p>-136.766062589414</text:p>
          </table:table-cell>
        </table:table-row>
        <table:table-row table:style-name="ro1">
          <table:table-cell office:value-type="string" calcext:value-type="string">
            <text:p>2019-12-02 23:19:01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894548870096" calcext:value-type="float">
            <text:p>73.4894548870096</text:p>
          </table:table-cell>
          <table:table-cell office:value-type="float" office:value="981.577386111663" calcext:value-type="float">
            <text:p>981.577386111663</text:p>
          </table:table-cell>
          <table:table-cell office:value-type="float" office:value="4087976" calcext:value-type="float">
            <text:p>4087976</text:p>
          </table:table-cell>
          <table:table-cell office:value-type="float" office:value="2044567" calcext:value-type="float">
            <text:p>2044567</text:p>
          </table:table-cell>
          <table:table-cell office:value-type="float" office:value="666159" calcext:value-type="float">
            <text:p>666159</text:p>
          </table:table-cell>
          <table:table-cell office:value-type="float" office:value="829802" calcext:value-type="float">
            <text:p>829802</text:p>
          </table:table-cell>
          <table:table-cell office:value-type="float" office:value="1014333" calcext:value-type="float">
            <text:p>10143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7939" calcext:value-type="float">
            <text:p>947939</text:p>
          </table:table-cell>
          <table:table-cell office:value-type="float" office:value="220097" calcext:value-type="float">
            <text:p>220097</text:p>
          </table:table-cell>
          <table:table-cell office:value-type="float" office:value="2.43662386377142" calcext:value-type="float">
            <text:p>2.43662386377142</text:p>
          </table:table-cell>
          <table:table-cell office:value-type="float" office:value="1.2186570428201" calcext:value-type="float">
            <text:p>1.2186570428201</text:p>
          </table:table-cell>
          <table:table-cell office:value-type="float" office:value="0.397061752922744" calcext:value-type="float">
            <text:p>0.397061752922744</text:p>
          </table:table-cell>
          <table:table-cell office:value-type="float" office:value="0.494600593400072" calcext:value-type="float">
            <text:p>0.494600593400072</text:p>
          </table:table-cell>
          <table:table-cell office:value-type="float" office:value="0.604589653562266" calcext:value-type="float">
            <text:p>0.604589653562266</text:p>
          </table:table-cell>
          <table:table-cell office:value-type="float" office:value="5" calcext:value-type="float">
            <text:p>5</text:p>
          </table:table-cell>
          <table:table-cell office:value-type="float" office:value="0.565015740992515" calcext:value-type="float">
            <text:p>0.565015740992515</text:p>
          </table:table-cell>
          <table:table-cell office:value-type="float" office:value="0.131188050650126" calcext:value-type="float">
            <text:p>0.131188050650126</text:p>
          </table:table-cell>
          <table:table-cell office:value-type="float" office:value="-170.587649415451" calcext:value-type="float">
            <text:p>-170.587649415451</text:p>
          </table:table-cell>
          <table:table-cell office:value-type="float" office:value="-151.079881319986" calcext:value-type="float">
            <text:p>-151.079881319986</text:p>
          </table:table-cell>
          <table:table-cell office:value-type="float" office:value="-129.082069287547" calcext:value-type="float">
            <text:p>-129.082069287547</text:p>
          </table:table-cell>
          <table:table-cell office:value-type="float" office:value="750" calcext:value-type="float">
            <text:p>750</text:p>
          </table:table-cell>
          <table:table-cell office:value-type="float" office:value="-136.996851801497" calcext:value-type="float">
            <text:p>-136.996851801497</text:p>
          </table:table-cell>
        </table:table-row>
        <table:table-row table:style-name="ro1">
          <table:table-cell office:value-type="string" calcext:value-type="string">
            <text:p>2019-12-02 23:19:02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5070827046589" calcext:value-type="float">
            <text:p>73.5070827046589</text:p>
          </table:table-cell>
          <table:table-cell office:value-type="float" office:value="981.529052184542" calcext:value-type="float">
            <text:p>981.529052184542</text:p>
          </table:table-cell>
          <table:table-cell office:value-type="float" office:value="4088975" calcext:value-type="float">
            <text:p>4088975</text:p>
          </table:table-cell>
          <table:table-cell office:value-type="float" office:value="2039087" calcext:value-type="float">
            <text:p>2039087</text:p>
          </table:table-cell>
          <table:table-cell office:value-type="float" office:value="664737" calcext:value-type="float">
            <text:p>664737</text:p>
          </table:table-cell>
          <table:table-cell office:value-type="float" office:value="828772" calcext:value-type="float">
            <text:p>828772</text:p>
          </table:table-cell>
          <table:table-cell office:value-type="float" office:value="1011336" calcext:value-type="float">
            <text:p>10113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6072" calcext:value-type="float">
            <text:p>946072</text:p>
          </table:table-cell>
          <table:table-cell office:value-type="float" office:value="220069" calcext:value-type="float">
            <text:p>220069</text:p>
          </table:table-cell>
          <table:table-cell office:value-type="float" office:value="2.43721931424371" calcext:value-type="float">
            <text:p>2.43721931424371</text:p>
          </table:table-cell>
          <table:table-cell office:value-type="float" office:value="1.21539070789703" calcext:value-type="float">
            <text:p>1.21539070789703</text:p>
          </table:table-cell>
          <table:table-cell office:value-type="float" office:value="0.396214174772999" calcext:value-type="float">
            <text:p>0.396214174772999</text:p>
          </table:table-cell>
          <table:table-cell office:value-type="float" office:value="0.4939866654857" calcext:value-type="float">
            <text:p>0.4939866654857</text:p>
          </table:table-cell>
          <table:table-cell office:value-type="float" office:value="0.602803302145398" calcext:value-type="float">
            <text:p>0.602803302145398</text:p>
          </table:table-cell>
          <table:table-cell office:value-type="float" office:value="5" calcext:value-type="float">
            <text:p>5</text:p>
          </table:table-cell>
          <table:table-cell office:value-type="float" office:value="0.5639029221419" calcext:value-type="float">
            <text:p>0.5639029221419</text:p>
          </table:table-cell>
          <table:table-cell office:value-type="float" office:value="0.131171361347599" calcext:value-type="float">
            <text:p>0.131171361347599</text:p>
          </table:table-cell>
          <table:table-cell office:value-type="float" office:value="-170.7571650454" calcext:value-type="float">
            <text:p>-170.7571650454</text:p>
          </table:table-cell>
          <table:table-cell office:value-type="float" office:value="-151.20266690286" calcext:value-type="float">
            <text:p>-151.20266690286</text:p>
          </table:table-cell>
          <table:table-cell office:value-type="float" office:value="-129.43933957092" calcext:value-type="float">
            <text:p>-129.43933957092</text:p>
          </table:table-cell>
          <table:table-cell office:value-type="float" office:value="750" calcext:value-type="float">
            <text:p>750</text:p>
          </table:table-cell>
          <table:table-cell office:value-type="float" office:value="-137.21941557162" calcext:value-type="float">
            <text:p>-137.21941557162</text:p>
          </table:table-cell>
        </table:table-row>
        <table:table-row table:style-name="ro1">
          <table:table-cell office:value-type="string" calcext:value-type="string">
            <text:p>2019-12-02 23:19:04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84916859536" calcext:value-type="float">
            <text:p>73.484916859536</text:p>
          </table:table-cell>
          <table:table-cell office:value-type="float" office:value="981.621890130879" calcext:value-type="float">
            <text:p>981.621890130879</text:p>
          </table:table-cell>
          <table:table-cell office:value-type="float" office:value="4088264" calcext:value-type="float">
            <text:p>4088264</text:p>
          </table:table-cell>
          <table:table-cell office:value-type="float" office:value="2064852" calcext:value-type="float">
            <text:p>2064852</text:p>
          </table:table-cell>
          <table:table-cell office:value-type="float" office:value="663210" calcext:value-type="float">
            <text:p>663210</text:p>
          </table:table-cell>
          <table:table-cell office:value-type="float" office:value="828103" calcext:value-type="float">
            <text:p>828103</text:p>
          </table:table-cell>
          <table:table-cell office:value-type="float" office:value="1007857" calcext:value-type="float">
            <text:p>10078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4358" calcext:value-type="float">
            <text:p>944358</text:p>
          </table:table-cell>
          <table:table-cell office:value-type="float" office:value="219972" calcext:value-type="float">
            <text:p>219972</text:p>
          </table:table-cell>
          <table:table-cell office:value-type="float" office:value="2.43679552516884" calcext:value-type="float">
            <text:p>2.43679552516884</text:p>
          </table:table-cell>
          <table:table-cell office:value-type="float" office:value="1.23074784645413" calcext:value-type="float">
            <text:p>1.23074784645413</text:p>
          </table:table-cell>
          <table:table-cell office:value-type="float" office:value="0.395304011738779" calcext:value-type="float">
            <text:p>0.395304011738779</text:p>
          </table:table-cell>
          <table:table-cell office:value-type="float" office:value="0.493587910364617" calcext:value-type="float">
            <text:p>0.493587910364617</text:p>
          </table:table-cell>
          <table:table-cell office:value-type="float" office:value="0.600729656306464" calcext:value-type="float">
            <text:p>0.600729656306464</text:p>
          </table:table-cell>
          <table:table-cell office:value-type="float" office:value="5" calcext:value-type="float">
            <text:p>5</text:p>
          </table:table-cell>
          <table:table-cell office:value-type="float" office:value="0.562881298408663" calcext:value-type="float">
            <text:p>0.562881298408663</text:p>
          </table:table-cell>
          <table:table-cell office:value-type="float" office:value="0.131113544835275" calcext:value-type="float">
            <text:p>0.131113544835275</text:p>
          </table:table-cell>
          <table:table-cell office:value-type="float" office:value="-170.939197652244" calcext:value-type="float">
            <text:p>-170.939197652244</text:p>
          </table:table-cell>
          <table:table-cell office:value-type="float" office:value="-151.282417927077" calcext:value-type="float">
            <text:p>-151.282417927077</text:p>
          </table:table-cell>
          <table:table-cell office:value-type="float" office:value="-129.854068738707" calcext:value-type="float">
            <text:p>-129.854068738707</text:p>
          </table:table-cell>
          <table:table-cell office:value-type="float" office:value="750" calcext:value-type="float">
            <text:p>750</text:p>
          </table:table-cell>
          <table:table-cell office:value-type="float" office:value="-137.423740318267" calcext:value-type="float">
            <text:p>-137.423740318267</text:p>
          </table:table-cell>
        </table:table-row>
        <table:table-row table:style-name="ro1">
          <table:table-cell office:value-type="string" calcext:value-type="string">
            <text:p>2019-12-02 23:19:05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4515577579" calcext:value-type="float">
            <text:p>73.484515577579</text:p>
          </table:table-cell>
          <table:table-cell office:value-type="float" office:value="981.585904015811" calcext:value-type="float">
            <text:p>981.585904015811</text:p>
          </table:table-cell>
          <table:table-cell office:value-type="float" office:value="4088076" calcext:value-type="float">
            <text:p>4088076</text:p>
          </table:table-cell>
          <table:table-cell office:value-type="float" office:value="2039282" calcext:value-type="float">
            <text:p>2039282</text:p>
          </table:table-cell>
          <table:table-cell office:value-type="float" office:value="661078" calcext:value-type="float">
            <text:p>661078</text:p>
          </table:table-cell>
          <table:table-cell office:value-type="float" office:value="827780" calcext:value-type="float">
            <text:p>827780</text:p>
          </table:table-cell>
          <table:table-cell office:value-type="float" office:value="1007390" calcext:value-type="float">
            <text:p>10073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1530" calcext:value-type="float">
            <text:p>941530</text:p>
          </table:table-cell>
          <table:table-cell office:value-type="float" office:value="220069" calcext:value-type="float">
            <text:p>220069</text:p>
          </table:table-cell>
          <table:table-cell office:value-type="float" office:value="2.4366834684233" calcext:value-type="float">
            <text:p>2.4366834684233</text:p>
          </table:table-cell>
          <table:table-cell office:value-type="float" office:value="1.2155069369682" calcext:value-type="float">
            <text:p>1.2155069369682</text:p>
          </table:table-cell>
          <table:table-cell office:value-type="float" office:value="0.394033240560679" calcext:value-type="float">
            <text:p>0.394033240560679</text:p>
          </table:table-cell>
          <table:table-cell office:value-type="float" office:value="0.493395387339042" calcext:value-type="float">
            <text:p>0.493395387339042</text:p>
          </table:table-cell>
          <table:table-cell office:value-type="float" office:value="0.600451302582181" calcext:value-type="float">
            <text:p>0.600451302582181</text:p>
          </table:table-cell>
          <table:table-cell office:value-type="float" office:value="5" calcext:value-type="float">
            <text:p>5</text:p>
          </table:table-cell>
          <table:table-cell office:value-type="float" office:value="0.561195678853473" calcext:value-type="float">
            <text:p>0.561195678853473</text:p>
          </table:table-cell>
          <table:table-cell office:value-type="float" office:value="0.131171361347599" calcext:value-type="float">
            <text:p>0.131171361347599</text:p>
          </table:table-cell>
          <table:table-cell office:value-type="float" office:value="-171.193351887864" calcext:value-type="float">
            <text:p>-171.193351887864</text:p>
          </table:table-cell>
          <table:table-cell office:value-type="float" office:value="-151.320922532192" calcext:value-type="float">
            <text:p>-151.320922532192</text:p>
          </table:table-cell>
          <table:table-cell office:value-type="float" office:value="-129.909739483564" calcext:value-type="float">
            <text:p>-129.909739483564</text:p>
          </table:table-cell>
          <table:table-cell office:value-type="float" office:value="750" calcext:value-type="float">
            <text:p>750</text:p>
          </table:table-cell>
          <table:table-cell office:value-type="float" office:value="-137.760864229305" calcext:value-type="float">
            <text:p>-137.760864229305</text:p>
          </table:table-cell>
        </table:table-row>
        <table:table-row table:style-name="ro1">
          <table:table-cell office:value-type="string" calcext:value-type="string">
            <text:p>2019-12-02 23:19:06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116203774087" calcext:value-type="float">
            <text:p>73.5116203774087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89256" calcext:value-type="float">
            <text:p>4089256</text:p>
          </table:table-cell>
          <table:table-cell office:value-type="float" office:value="2050754" calcext:value-type="float">
            <text:p>2050754</text:p>
          </table:table-cell>
          <table:table-cell office:value-type="float" office:value="658451" calcext:value-type="float">
            <text:p>658451</text:p>
          </table:table-cell>
          <table:table-cell office:value-type="float" office:value="826143" calcext:value-type="float">
            <text:p>826143</text:p>
          </table:table-cell>
          <table:table-cell office:value-type="float" office:value="1003483" calcext:value-type="float">
            <text:p>10034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40134" calcext:value-type="float">
            <text:p>940134</text:p>
          </table:table-cell>
          <table:table-cell office:value-type="float" office:value="220087" calcext:value-type="float">
            <text:p>220087</text:p>
          </table:table-cell>
          <table:table-cell office:value-type="float" office:value="2.4373868033155" calcext:value-type="float">
            <text:p>2.4373868033155</text:p>
          </table:table-cell>
          <table:table-cell office:value-type="float" office:value="1.22234478263197" calcext:value-type="float">
            <text:p>1.22234478263197</text:p>
          </table:table-cell>
          <table:table-cell office:value-type="float" office:value="0.39246742635577" calcext:value-type="float">
            <text:p>0.39246742635577</text:p>
          </table:table-cell>
          <table:table-cell office:value-type="float" office:value="0.492419659187753" calcext:value-type="float">
            <text:p>0.492419659187753</text:p>
          </table:table-cell>
          <table:table-cell office:value-type="float" office:value="0.598122548833197" calcext:value-type="float">
            <text:p>0.598122548833197</text:p>
          </table:table-cell>
          <table:table-cell office:value-type="float" office:value="5" calcext:value-type="float">
            <text:p>5</text:p>
          </table:table-cell>
          <table:table-cell office:value-type="float" office:value="0.560363597913217" calcext:value-type="float">
            <text:p>0.560363597913217</text:p>
          </table:table-cell>
          <table:table-cell office:value-type="float" office:value="0.131182090184938" calcext:value-type="float">
            <text:p>0.131182090184938</text:p>
          </table:table-cell>
          <table:table-cell office:value-type="float" office:value="-171.506514728846" calcext:value-type="float">
            <text:p>-171.506514728846</text:p>
          </table:table-cell>
          <table:table-cell office:value-type="float" office:value="-151.516068162449" calcext:value-type="float">
            <text:p>-151.516068162449</text:p>
          </table:table-cell>
          <table:table-cell office:value-type="float" office:value="-130.375490233361" calcext:value-type="float">
            <text:p>-130.375490233361</text:p>
          </table:table-cell>
          <table:table-cell office:value-type="float" office:value="750" calcext:value-type="float">
            <text:p>750</text:p>
          </table:table-cell>
          <table:table-cell office:value-type="float" office:value="-137.927280417357" calcext:value-type="float">
            <text:p>-137.927280417357</text:p>
          </table:table-cell>
        </table:table-row>
        <table:table-row table:style-name="ro1">
          <table:table-cell office:value-type="string" calcext:value-type="string">
            <text:p>2019-12-02 23:19:07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791749082732" calcext:value-type="float">
            <text:p>73.4791749082732</text:p>
          </table:table-cell>
          <table:table-cell office:value-type="float" office:value="981.55843609225" calcext:value-type="float">
            <text:p>981.55843609225</text:p>
          </table:table-cell>
          <table:table-cell office:value-type="float" office:value="4087684" calcext:value-type="float">
            <text:p>4087684</text:p>
          </table:table-cell>
          <table:table-cell office:value-type="float" office:value="2052460" calcext:value-type="float">
            <text:p>2052460</text:p>
          </table:table-cell>
          <table:table-cell office:value-type="float" office:value="656397" calcext:value-type="float">
            <text:p>656397</text:p>
          </table:table-cell>
          <table:table-cell office:value-type="float" office:value="825811" calcext:value-type="float">
            <text:p>825811</text:p>
          </table:table-cell>
          <table:table-cell office:value-type="float" office:value="1001340" calcext:value-type="float">
            <text:p>10013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7927" calcext:value-type="float">
            <text:p>937927</text:p>
          </table:table-cell>
          <table:table-cell office:value-type="float" office:value="219999" calcext:value-type="float">
            <text:p>219999</text:p>
          </table:table-cell>
          <table:table-cell office:value-type="float" office:value="2.43644981818793" calcext:value-type="float">
            <text:p>2.43644981818793</text:p>
          </table:table-cell>
          <table:table-cell office:value-type="float" office:value="1.22336163799305" calcext:value-type="float">
            <text:p>1.22336163799305</text:p>
          </table:table-cell>
          <table:table-cell office:value-type="float" office:value="0.391243146806138" calcext:value-type="float">
            <text:p>0.391243146806138</text:p>
          </table:table-cell>
          <table:table-cell office:value-type="float" office:value="0.492221771743509" calcext:value-type="float">
            <text:p>0.492221771743509</text:p>
          </table:table-cell>
          <table:table-cell office:value-type="float" office:value="0.596845221143391" calcext:value-type="float">
            <text:p>0.596845221143391</text:p>
          </table:table-cell>
          <table:table-cell office:value-type="float" office:value="5" calcext:value-type="float">
            <text:p>5</text:p>
          </table:table-cell>
          <table:table-cell office:value-type="float" office:value="0.559048123246208" calcext:value-type="float">
            <text:p>0.559048123246208</text:p>
          </table:table-cell>
          <table:table-cell office:value-type="float" office:value="0.131129638091283" calcext:value-type="float">
            <text:p>0.131129638091283</text:p>
          </table:table-cell>
          <table:table-cell office:value-type="float" office:value="-171.751370638772" calcext:value-type="float">
            <text:p>-171.751370638772</text:p>
          </table:table-cell>
          <table:table-cell office:value-type="float" office:value="-151.555645651298" calcext:value-type="float">
            <text:p>-151.555645651298</text:p>
          </table:table-cell>
          <table:table-cell office:value-type="float" office:value="-130.630955771322" calcext:value-type="float">
            <text:p>-130.630955771322</text:p>
          </table:table-cell>
          <table:table-cell office:value-type="float" office:value="750" calcext:value-type="float">
            <text:p>750</text:p>
          </table:table-cell>
          <table:table-cell office:value-type="float" office:value="-138.190375350758" calcext:value-type="float">
            <text:p>-138.190375350758</text:p>
          </table:table-cell>
        </table:table-row>
        <table:table-row table:style-name="ro1">
          <table:table-cell office:value-type="string" calcext:value-type="string">
            <text:p>2019-12-02 23:19:09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4959996842735" calcext:value-type="float">
            <text:p>73.4959996842735</text:p>
          </table:table-cell>
          <table:table-cell office:value-type="float" office:value="981.520534856273" calcext:value-type="float">
            <text:p>981.520534856273</text:p>
          </table:table-cell>
          <table:table-cell office:value-type="float" office:value="4085830" calcext:value-type="float">
            <text:p>4085830</text:p>
          </table:table-cell>
          <table:table-cell office:value-type="float" office:value="2045446" calcext:value-type="float">
            <text:p>2045446</text:p>
          </table:table-cell>
          <table:table-cell office:value-type="float" office:value="654400" calcext:value-type="float">
            <text:p>654400</text:p>
          </table:table-cell>
          <table:table-cell office:value-type="float" office:value="825096" calcext:value-type="float">
            <text:p>825096</text:p>
          </table:table-cell>
          <table:table-cell office:value-type="float" office:value="1000774" calcext:value-type="float">
            <text:p>10007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5185" calcext:value-type="float">
            <text:p>935185</text:p>
          </table:table-cell>
          <table:table-cell office:value-type="float" office:value="220114" calcext:value-type="float">
            <text:p>220114</text:p>
          </table:table-cell>
          <table:table-cell office:value-type="float" office:value="2.43534474794206" calcext:value-type="float">
            <text:p>2.43534474794206</text:p>
          </table:table-cell>
          <table:table-cell office:value-type="float" office:value="1.21918096771013" calcext:value-type="float">
            <text:p>1.21918096771013</text:p>
          </table:table-cell>
          <table:table-cell office:value-type="float" office:value="0.390052841908078" calcext:value-type="float">
            <text:p>0.390052841908078</text:p>
          </table:table-cell>
          <table:table-cell office:value-type="float" office:value="0.491795598482561" calcext:value-type="float">
            <text:p>0.491795598482561</text:p>
          </table:table-cell>
          <table:table-cell office:value-type="float" office:value="0.596507858813746" calcext:value-type="float">
            <text:p>0.596507858813746</text:p>
          </table:table-cell>
          <table:table-cell office:value-type="float" office:value="5" calcext:value-type="float">
            <text:p>5</text:p>
          </table:table-cell>
          <table:table-cell office:value-type="float" office:value="0.557413763691635" calcext:value-type="float">
            <text:p>0.557413763691635</text:p>
          </table:table-cell>
          <table:table-cell office:value-type="float" office:value="0.131198183440946" calcext:value-type="float">
            <text:p>0.131198183440946</text:p>
          </table:table-cell>
          <table:table-cell office:value-type="float" office:value="-171.989431618384" calcext:value-type="float">
            <text:p>-171.989431618384</text:p>
          </table:table-cell>
          <table:table-cell office:value-type="float" office:value="-151.640880303488" calcext:value-type="float">
            <text:p>-151.640880303488</text:p>
          </table:table-cell>
          <table:table-cell office:value-type="float" office:value="-130.698428237251" calcext:value-type="float">
            <text:p>-130.698428237251</text:p>
          </table:table-cell>
          <table:table-cell office:value-type="float" office:value="750" calcext:value-type="float">
            <text:p>750</text:p>
          </table:table-cell>
          <table:table-cell office:value-type="float" office:value="-138.517247261673" calcext:value-type="float">
            <text:p>-138.517247261673</text:p>
          </table:table-cell>
        </table:table-row>
        <table:table-row table:style-name="ro1">
          <table:table-cell office:value-type="string" calcext:value-type="string">
            <text:p>2019-12-02 23:19:10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98562383662" calcext:value-type="float">
            <text:p>73.4898562383662</text:p>
          </table:table-cell>
          <table:table-cell office:value-type="float" office:value="981.5309681904" calcext:value-type="float">
            <text:p>981.5309681904</text:p>
          </table:table-cell>
          <table:table-cell office:value-type="float" office:value="4087910" calcext:value-type="float">
            <text:p>4087910</text:p>
          </table:table-cell>
          <table:table-cell office:value-type="float" office:value="2045168" calcext:value-type="float">
            <text:p>2045168</text:p>
          </table:table-cell>
          <table:table-cell office:value-type="float" office:value="650526" calcext:value-type="float">
            <text:p>650526</text:p>
          </table:table-cell>
          <table:table-cell office:value-type="float" office:value="823628" calcext:value-type="float">
            <text:p>823628</text:p>
          </table:table-cell>
          <table:table-cell office:value-type="float" office:value="997941" calcext:value-type="float">
            <text:p>9979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3046" calcext:value-type="float">
            <text:p>933046</text:p>
          </table:table-cell>
          <table:table-cell office:value-type="float" office:value="220102" calcext:value-type="float">
            <text:p>220102</text:p>
          </table:table-cell>
          <table:table-cell office:value-type="float" office:value="2.43658452470118" calcext:value-type="float">
            <text:p>2.43658452470118</text:p>
          </table:table-cell>
          <table:table-cell office:value-type="float" office:value="1.2190152667779" calcext:value-type="float">
            <text:p>1.2190152667779</text:p>
          </table:table-cell>
          <table:table-cell office:value-type="float" office:value="0.387743757694215" calcext:value-type="float">
            <text:p>0.387743757694215</text:p>
          </table:table-cell>
          <table:table-cell office:value-type="float" office:value="0.49092060219295" calcext:value-type="float">
            <text:p>0.49092060219295</text:p>
          </table:table-cell>
          <table:table-cell office:value-type="float" office:value="0.594819259025962" calcext:value-type="float">
            <text:p>0.594819259025962</text:p>
          </table:table-cell>
          <table:table-cell office:value-type="float" office:value="5" calcext:value-type="float">
            <text:p>5</text:p>
          </table:table-cell>
          <table:table-cell office:value-type="float" office:value="0.556138820187905" calcext:value-type="float">
            <text:p>0.556138820187905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-172.451248461157" calcext:value-type="float">
            <text:p>-172.451248461157</text:p>
          </table:table-cell>
          <table:table-cell office:value-type="float" office:value="-151.81587956141" calcext:value-type="float">
            <text:p>-151.81587956141</text:p>
          </table:table-cell>
          <table:table-cell office:value-type="float" office:value="-131.036148194808" calcext:value-type="float">
            <text:p>-131.036148194808</text:p>
          </table:table-cell>
          <table:table-cell office:value-type="float" office:value="750" calcext:value-type="float">
            <text:p>750</text:p>
          </table:table-cell>
          <table:table-cell office:value-type="float" office:value="-138.772235962419" calcext:value-type="float">
            <text:p>-138.772235962419</text:p>
          </table:table-cell>
        </table:table-row>
        <table:table-row table:style-name="ro1">
          <table:table-cell office:value-type="string" calcext:value-type="string">
            <text:p>2019-12-02 23:19:11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951968906348" calcext:value-type="float">
            <text:p>73.4951968906348</text:p>
          </table:table-cell>
          <table:table-cell office:value-type="float" office:value="981.476032451831" calcext:value-type="float">
            <text:p>981.476032451831</text:p>
          </table:table-cell>
          <table:table-cell office:value-type="float" office:value="4089339" calcext:value-type="float">
            <text:p>4089339</text:p>
          </table:table-cell>
          <table:table-cell office:value-type="float" office:value="2067963" calcext:value-type="float">
            <text:p>2067963</text:p>
          </table:table-cell>
          <table:table-cell office:value-type="float" office:value="647549" calcext:value-type="float">
            <text:p>647549</text:p>
          </table:table-cell>
          <table:table-cell office:value-type="float" office:value="823071" calcext:value-type="float">
            <text:p>823071</text:p>
          </table:table-cell>
          <table:table-cell office:value-type="float" office:value="995022" calcext:value-type="float">
            <text:p>995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30998" calcext:value-type="float">
            <text:p>930998</text:p>
          </table:table-cell>
          <table:table-cell office:value-type="float" office:value="220087" calcext:value-type="float">
            <text:p>220087</text:p>
          </table:table-cell>
          <table:table-cell office:value-type="float" office:value="2.43743627517656" calcext:value-type="float">
            <text:p>2.43743627517656</text:p>
          </table:table-cell>
          <table:table-cell office:value-type="float" office:value="1.23260214717414" calcext:value-type="float">
            <text:p>1.23260214717414</text:p>
          </table:table-cell>
          <table:table-cell office:value-type="float" office:value="0.385969327207723" calcext:value-type="float">
            <text:p>0.385969327207723</text:p>
          </table:table-cell>
          <table:table-cell office:value-type="float" office:value="0.490588604281974" calcext:value-type="float">
            <text:p>0.490588604281974</text:p>
          </table:table-cell>
          <table:table-cell office:value-type="float" office:value="0.593079399237561" calcext:value-type="float">
            <text:p>0.593079399237561</text:p>
          </table:table-cell>
          <table:table-cell office:value-type="float" office:value="5" calcext:value-type="float">
            <text:p>5</text:p>
          </table:table-cell>
          <table:table-cell office:value-type="float" office:value="0.554918116917386" calcext:value-type="float">
            <text:p>0.554918116917386</text:p>
          </table:table-cell>
          <table:table-cell office:value-type="float" office:value="0.131182090184938" calcext:value-type="float">
            <text:p>0.131182090184938</text:p>
          </table:table-cell>
          <table:table-cell office:value-type="float" office:value="-172.806134558455" calcext:value-type="float">
            <text:p>-172.806134558455</text:p>
          </table:table-cell>
          <table:table-cell office:value-type="float" office:value="-151.882279143605" calcext:value-type="float">
            <text:p>-151.882279143605</text:p>
          </table:table-cell>
          <table:table-cell office:value-type="float" office:value="-131.384120152488" calcext:value-type="float">
            <text:p>-131.384120152488</text:p>
          </table:table-cell>
          <table:table-cell office:value-type="float" office:value="750" calcext:value-type="float">
            <text:p>750</text:p>
          </table:table-cell>
          <table:table-cell office:value-type="float" office:value="-139.016376616523" calcext:value-type="float">
            <text:p>-139.016376616523</text:p>
          </table:table-cell>
        </table:table-row>
        <table:table-row table:style-name="ro1">
          <table:table-cell office:value-type="string" calcext:value-type="string">
            <text:p>2019-12-02 23:19:13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62796908717" calcext:value-type="float">
            <text:p>73.5062796908717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8514" calcext:value-type="float">
            <text:p>4088514</text:p>
          </table:table-cell>
          <table:table-cell office:value-type="float" office:value="2041959" calcext:value-type="float">
            <text:p>2041959</text:p>
          </table:table-cell>
          <table:table-cell office:value-type="float" office:value="644718" calcext:value-type="float">
            <text:p>644718</text:p>
          </table:table-cell>
          <table:table-cell office:value-type="float" office:value="822229" calcext:value-type="float">
            <text:p>822229</text:p>
          </table:table-cell>
          <table:table-cell office:value-type="float" office:value="993593" calcext:value-type="float">
            <text:p>9935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8645" calcext:value-type="float">
            <text:p>928645</text:p>
          </table:table-cell>
          <table:table-cell office:value-type="float" office:value="220169" calcext:value-type="float">
            <text:p>220169</text:p>
          </table:table-cell>
          <table:table-cell office:value-type="float" office:value="2.43694453679854" calcext:value-type="float">
            <text:p>2.43694453679854</text:p>
          </table:table-cell>
          <table:table-cell office:value-type="float" office:value="1.21710255349905" calcext:value-type="float">
            <text:p>1.21710255349905</text:p>
          </table:table-cell>
          <table:table-cell office:value-type="float" office:value="0.384281919512977" calcext:value-type="float">
            <text:p>0.384281919512977</text:p>
          </table:table-cell>
          <table:table-cell office:value-type="float" office:value="0.490086733113138" calcext:value-type="float">
            <text:p>0.490086733113138</text:p>
          </table:table-cell>
          <table:table-cell office:value-type="float" office:value="0.592227648762184" calcext:value-type="float">
            <text:p>0.592227648762184</text:p>
          </table:table-cell>
          <table:table-cell office:value-type="float" office:value="5" calcext:value-type="float">
            <text:p>5</text:p>
          </table:table-cell>
          <table:table-cell office:value-type="float" office:value="0.55351561945863" calcext:value-type="float">
            <text:p>0.55351561945863</text:p>
          </table:table-cell>
          <table:table-cell office:value-type="float" office:value="0.13123096599948" calcext:value-type="float">
            <text:p>0.13123096599948</text:p>
          </table:table-cell>
          <table:table-cell office:value-type="float" office:value="-173.143616097405" calcext:value-type="float">
            <text:p>-173.143616097405</text:p>
          </table:table-cell>
          <table:table-cell office:value-type="float" office:value="-151.982653377372" calcext:value-type="float">
            <text:p>-151.982653377372</text:p>
          </table:table-cell>
          <table:table-cell office:value-type="float" office:value="-131.554470247563" calcext:value-type="float">
            <text:p>-131.554470247563</text:p>
          </table:table-cell>
          <table:table-cell office:value-type="float" office:value="750" calcext:value-type="float">
            <text:p>750</text:p>
          </table:table-cell>
          <table:table-cell office:value-type="float" office:value="-139.296876108274" calcext:value-type="float">
            <text:p>-139.296876108274</text:p>
          </table:table-cell>
        </table:table-row>
        <table:table-row table:style-name="ro1">
          <table:table-cell office:value-type="string" calcext:value-type="string">
            <text:p>2019-12-02 23:19:14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0938995816" calcext:value-type="float">
            <text:p>73.500938995816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87096" calcext:value-type="float">
            <text:p>4087096</text:p>
          </table:table-cell>
          <table:table-cell office:value-type="float" office:value="2055991" calcext:value-type="float">
            <text:p>2055991</text:p>
          </table:table-cell>
          <table:table-cell office:value-type="float" office:value="640869" calcext:value-type="float">
            <text:p>640869</text:p>
          </table:table-cell>
          <table:table-cell office:value-type="float" office:value="820749" calcext:value-type="float">
            <text:p>820749</text:p>
          </table:table-cell>
          <table:table-cell office:value-type="float" office:value="989260" calcext:value-type="float">
            <text:p>9892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7255" calcext:value-type="float">
            <text:p>927255</text:p>
          </table:table-cell>
          <table:table-cell office:value-type="float" office:value="220079" calcext:value-type="float">
            <text:p>220079</text:p>
          </table:table-cell>
          <table:table-cell office:value-type="float" office:value="2.43609934283487" calcext:value-type="float">
            <text:p>2.43609934283487</text:p>
          </table:table-cell>
          <table:table-cell office:value-type="float" office:value="1.22546627825097" calcext:value-type="float">
            <text:p>1.22546627825097</text:p>
          </table:table-cell>
          <table:table-cell office:value-type="float" office:value="0.381987736462085" calcext:value-type="float">
            <text:p>0.381987736462085</text:p>
          </table:table-cell>
          <table:table-cell office:value-type="float" office:value="0.489204584265302" calcext:value-type="float">
            <text:p>0.489204584265302</text:p>
          </table:table-cell>
          <table:table-cell office:value-type="float" office:value="0.589644979196188" calcext:value-type="float">
            <text:p>0.589644979196188</text:p>
          </table:table-cell>
          <table:table-cell office:value-type="float" office:value="5" calcext:value-type="float">
            <text:p>5</text:p>
          </table:table-cell>
          <table:table-cell office:value-type="float" office:value="0.552687114797487" calcext:value-type="float">
            <text:p>0.552687114797487</text:p>
          </table:table-cell>
          <table:table-cell office:value-type="float" office:value="0.131177321812787" calcext:value-type="float">
            <text:p>0.131177321812787</text:p>
          </table:table-cell>
          <table:table-cell office:value-type="float" office:value="-173.602452707583" calcext:value-type="float">
            <text:p>-173.602452707583</text:p>
          </table:table-cell>
          <table:table-cell office:value-type="float" office:value="-152.15908314694" calcext:value-type="float">
            <text:p>-152.15908314694</text:p>
          </table:table-cell>
          <table:table-cell office:value-type="float" office:value="-132.071004160762" calcext:value-type="float">
            <text:p>-132.071004160762</text:p>
          </table:table-cell>
          <table:table-cell office:value-type="float" office:value="750" calcext:value-type="float">
            <text:p>750</text:p>
          </table:table-cell>
          <table:table-cell office:value-type="float" office:value="-139.462577040503" calcext:value-type="float">
            <text:p>-139.462577040503</text:p>
          </table:table-cell>
        </table:table-row>
        <table:table-row table:style-name="ro1">
          <table:table-cell office:value-type="string" calcext:value-type="string">
            <text:p>2019-12-02 23:19:15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013404476725" calcext:value-type="float">
            <text:p>73.5013404476725</text:p>
          </table:table-cell>
          <table:table-cell office:value-type="float" office:value="981.548003194019" calcext:value-type="float">
            <text:p>981.548003194019</text:p>
          </table:table-cell>
          <table:table-cell office:value-type="float" office:value="4088452" calcext:value-type="float">
            <text:p>4088452</text:p>
          </table:table-cell>
          <table:table-cell office:value-type="float" office:value="2064265" calcext:value-type="float">
            <text:p>2064265</text:p>
          </table:table-cell>
          <table:table-cell office:value-type="float" office:value="637664" calcext:value-type="float">
            <text:p>637664</text:p>
          </table:table-cell>
          <table:table-cell office:value-type="float" office:value="820091" calcext:value-type="float">
            <text:p>820091</text:p>
          </table:table-cell>
          <table:table-cell office:value-type="float" office:value="986833" calcext:value-type="float">
            <text:p>9868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5185" calcext:value-type="float">
            <text:p>925185</text:p>
          </table:table-cell>
          <table:table-cell office:value-type="float" office:value="220056" calcext:value-type="float">
            <text:p>220056</text:p>
          </table:table-cell>
          <table:table-cell office:value-type="float" office:value="2.43690758191437" calcext:value-type="float">
            <text:p>2.43690758191437</text:p>
          </table:table-cell>
          <table:table-cell office:value-type="float" office:value="1.23039796714758" calcext:value-type="float">
            <text:p>1.23039796714758</text:p>
          </table:table-cell>
          <table:table-cell office:value-type="float" office:value="0.380077407369305" calcext:value-type="float">
            <text:p>0.380077407369305</text:p>
          </table:table-cell>
          <table:table-cell office:value-type="float" office:value="0.488812385655926" calcext:value-type="float">
            <text:p>0.488812385655926</text:p>
          </table:table-cell>
          <table:table-cell office:value-type="float" office:value="0.588198374295041" calcext:value-type="float">
            <text:p>0.588198374295041</text:p>
          </table:table-cell>
          <table:table-cell office:value-type="float" office:value="5" calcext:value-type="float">
            <text:p>5</text:p>
          </table:table-cell>
          <table:table-cell office:value-type="float" office:value="0.551453298503554" calcext:value-type="float">
            <text:p>0.551453298503554</text:p>
          </table:table-cell>
          <table:table-cell office:value-type="float" office:value="0.131163612742855" calcext:value-type="float">
            <text:p>0.131163612742855</text:p>
          </table:table-cell>
          <table:table-cell office:value-type="float" office:value="-173.984518526139" calcext:value-type="float">
            <text:p>-173.984518526139</text:p>
          </table:table-cell>
          <table:table-cell office:value-type="float" office:value="-152.237522868815" calcext:value-type="float">
            <text:p>-152.237522868815</text:p>
          </table:table-cell>
          <table:table-cell office:value-type="float" office:value="-132.360325140992" calcext:value-type="float">
            <text:p>-132.360325140992</text:p>
          </table:table-cell>
          <table:table-cell office:value-type="float" office:value="750" calcext:value-type="float">
            <text:p>750</text:p>
          </table:table-cell>
          <table:table-cell office:value-type="float" office:value="-139.709340299289" calcext:value-type="float">
            <text:p>-139.709340299289</text:p>
          </table:table-cell>
        </table:table-row>
        <table:table-row table:style-name="ro1">
          <table:table-cell office:value-type="string" calcext:value-type="string">
            <text:p>2019-12-02 23:19:16</text:p>
          </table:table-cell>
          <table:table-cell office:value-type="float" office:value="24.5083706366131" calcext:value-type="float">
            <text:p>24.5083706366131</text:p>
          </table:table-cell>
          <table:table-cell office:value-type="float" office:value="73.4857193947262" calcext:value-type="float">
            <text:p>73.4857193947262</text:p>
          </table:table-cell>
          <table:table-cell office:value-type="float" office:value="981.556520751093" calcext:value-type="float">
            <text:p>981.556520751093</text:p>
          </table:table-cell>
          <table:table-cell office:value-type="float" office:value="4087389" calcext:value-type="float">
            <text:p>4087389</text:p>
          </table:table-cell>
          <table:table-cell office:value-type="float" office:value="2038549" calcext:value-type="float">
            <text:p>2038549</text:p>
          </table:table-cell>
          <table:table-cell office:value-type="float" office:value="635236" calcext:value-type="float">
            <text:p>635236</text:p>
          </table:table-cell>
          <table:table-cell office:value-type="float" office:value="819426" calcext:value-type="float">
            <text:p>819426</text:p>
          </table:table-cell>
          <table:table-cell office:value-type="float" office:value="985874" calcext:value-type="float">
            <text:p>9858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2630" calcext:value-type="float">
            <text:p>922630</text:p>
          </table:table-cell>
          <table:table-cell office:value-type="float" office:value="220122" calcext:value-type="float">
            <text:p>220122</text:p>
          </table:table-cell>
          <table:table-cell office:value-type="float" office:value="2.43627398446488" calcext:value-type="float">
            <text:p>2.43627398446488</text:p>
          </table:table-cell>
          <table:table-cell office:value-type="float" office:value="1.21507003486991" calcext:value-type="float">
            <text:p>1.21507003486991</text:p>
          </table:table-cell>
          <table:table-cell office:value-type="float" office:value="0.378630206421638" calcext:value-type="float">
            <text:p>0.378630206421638</text:p>
          </table:table-cell>
          <table:table-cell office:value-type="float" office:value="0.488416014720919" calcext:value-type="float">
            <text:p>0.488416014720919</text:p>
          </table:table-cell>
          <table:table-cell office:value-type="float" office:value="0.587626765683504" calcext:value-type="float">
            <text:p>0.587626765683504</text:p>
          </table:table-cell>
          <table:table-cell office:value-type="float" office:value="5" calcext:value-type="float">
            <text:p>5</text:p>
          </table:table-cell>
          <table:table-cell office:value-type="float" office:value="0.549930399647999" calcext:value-type="float">
            <text:p>0.549930399647999</text:p>
          </table:table-cell>
          <table:table-cell office:value-type="float" office:value="0.131202951813096" calcext:value-type="float">
            <text:p>0.131202951813096</text:p>
          </table:table-cell>
          <table:table-cell office:value-type="float" office:value="-174.273958715672" calcext:value-type="float">
            <text:p>-174.273958715672</text:p>
          </table:table-cell>
          <table:table-cell office:value-type="float" office:value="-152.316797055816" calcext:value-type="float">
            <text:p>-152.316797055816</text:p>
          </table:table-cell>
          <table:table-cell office:value-type="float" office:value="-132.474646863299" calcext:value-type="float">
            <text:p>-132.474646863299</text:p>
          </table:table-cell>
          <table:table-cell office:value-type="float" office:value="750" calcext:value-type="float">
            <text:p>750</text:p>
          </table:table-cell>
          <table:table-cell office:value-type="float" office:value="-140.0139200704" calcext:value-type="float">
            <text:p>-140.0139200704</text:p>
          </table:table-cell>
        </table:table-row>
        <table:table-row table:style-name="ro1">
          <table:table-cell office:value-type="string" calcext:value-type="string">
            <text:p>2019-12-02 23:19:18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0938995816" calcext:value-type="float">
            <text:p>73.500938995816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8438" calcext:value-type="float">
            <text:p>4088438</text:p>
          </table:table-cell>
          <table:table-cell office:value-type="float" office:value="2041927" calcext:value-type="float">
            <text:p>2041927</text:p>
          </table:table-cell>
          <table:table-cell office:value-type="float" office:value="633254" calcext:value-type="float">
            <text:p>633254</text:p>
          </table:table-cell>
          <table:table-cell office:value-type="float" office:value="818455" calcext:value-type="float">
            <text:p>818455</text:p>
          </table:table-cell>
          <table:table-cell office:value-type="float" office:value="983922" calcext:value-type="float">
            <text:p>9839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20432" calcext:value-type="float">
            <text:p>920432</text:p>
          </table:table-cell>
          <table:table-cell office:value-type="float" office:value="220147" calcext:value-type="float">
            <text:p>220147</text:p>
          </table:table-cell>
          <table:table-cell office:value-type="float" office:value="2.43689923726311" calcext:value-type="float">
            <text:p>2.43689923726311</text:p>
          </table:table-cell>
          <table:table-cell office:value-type="float" office:value="1.21708348001045" calcext:value-type="float">
            <text:p>1.21708348001045</text:p>
          </table:table-cell>
          <table:table-cell office:value-type="float" office:value="0.37744884222136" calcext:value-type="float">
            <text:p>0.37744884222136</text:p>
          </table:table-cell>
          <table:table-cell office:value-type="float" office:value="0.487837253551156" calcext:value-type="float">
            <text:p>0.487837253551156</text:p>
          </table:table-cell>
          <table:table-cell office:value-type="float" office:value="0.58646328287879" calcext:value-type="float">
            <text:p>0.58646328287879</text:p>
          </table:table-cell>
          <table:table-cell office:value-type="float" office:value="5" calcext:value-type="float">
            <text:p>5</text:p>
          </table:table-cell>
          <table:table-cell office:value-type="float" office:value="0.548620289399658" calcext:value-type="float">
            <text:p>0.548620289399658</text:p>
          </table:table-cell>
          <table:table-cell office:value-type="float" office:value="0.131217852976066" calcext:value-type="float">
            <text:p>0.131217852976066</text:p>
          </table:table-cell>
          <table:table-cell office:value-type="float" office:value="-174.510231555728" calcext:value-type="float">
            <text:p>-174.510231555728</text:p>
          </table:table-cell>
          <table:table-cell office:value-type="float" office:value="-152.432549289769" calcext:value-type="float">
            <text:p>-152.432549289769</text:p>
          </table:table-cell>
          <table:table-cell office:value-type="float" office:value="-132.707343424242" calcext:value-type="float">
            <text:p>-132.707343424242</text:p>
          </table:table-cell>
          <table:table-cell office:value-type="float" office:value="750" calcext:value-type="float">
            <text:p>750</text:p>
          </table:table-cell>
          <table:table-cell office:value-type="float" office:value="-140.275942120068" calcext:value-type="float">
            <text:p>-140.275942120068</text:p>
          </table:table-cell>
        </table:table-row>
        <table:table-row table:style-name="ro1">
          <table:table-cell office:value-type="string" calcext:value-type="string">
            <text:p>2019-12-02 23:19:19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4959996842735" calcext:value-type="float">
            <text:p>73.4959996842735</text:p>
          </table:table-cell>
          <table:table-cell office:value-type="float" office:value="981.575471553477" calcext:value-type="float">
            <text:p>981.575471553477</text:p>
          </table:table-cell>
          <table:table-cell office:value-type="float" office:value="4088900" calcext:value-type="float">
            <text:p>4088900</text:p>
          </table:table-cell>
          <table:table-cell office:value-type="float" office:value="2056317" calcext:value-type="float">
            <text:p>2056317</text:p>
          </table:table-cell>
          <table:table-cell office:value-type="float" office:value="630513" calcext:value-type="float">
            <text:p>630513</text:p>
          </table:table-cell>
          <table:table-cell office:value-type="float" office:value="817710" calcext:value-type="float">
            <text:p>817710</text:p>
          </table:table-cell>
          <table:table-cell office:value-type="float" office:value="982365" calcext:value-type="float">
            <text:p>9823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8133" calcext:value-type="float">
            <text:p>918133</text:p>
          </table:table-cell>
          <table:table-cell office:value-type="float" office:value="220141" calcext:value-type="float">
            <text:p>220141</text:p>
          </table:table-cell>
          <table:table-cell office:value-type="float" office:value="2.4371746107548" calcext:value-type="float">
            <text:p>2.4371746107548</text:p>
          </table:table-cell>
          <table:table-cell office:value-type="float" office:value="1.2256605894161" calcext:value-type="float">
            <text:p>1.2256605894161</text:p>
          </table:table-cell>
          <table:table-cell office:value-type="float" office:value="0.375815078713307" calcext:value-type="float">
            <text:p>0.375815078713307</text:p>
          </table:table-cell>
          <table:table-cell office:value-type="float" office:value="0.487393198894644" calcext:value-type="float">
            <text:p>0.487393198894644</text:p>
          </table:table-cell>
          <table:table-cell office:value-type="float" office:value="0.585535238449006" calcext:value-type="float">
            <text:p>0.585535238449006</text:p>
          </table:table-cell>
          <table:table-cell office:value-type="float" office:value="5" calcext:value-type="float">
            <text:p>5</text:p>
          </table:table-cell>
          <table:table-cell office:value-type="float" office:value="0.547249978452918" calcext:value-type="float">
            <text:p>0.547249978452918</text:p>
          </table:table-cell>
          <table:table-cell office:value-type="float" office:value="0.131214276696953" calcext:value-type="float">
            <text:p>0.131214276696953</text:p>
          </table:table-cell>
          <table:table-cell office:value-type="float" office:value="-174.836984257339" calcext:value-type="float">
            <text:p>-174.836984257339</text:p>
          </table:table-cell>
          <table:table-cell office:value-type="float" office:value="-152.521360221071" calcext:value-type="float">
            <text:p>-152.521360221071</text:p>
          </table:table-cell>
          <table:table-cell office:value-type="float" office:value="-132.892952310199" calcext:value-type="float">
            <text:p>-132.892952310199</text:p>
          </table:table-cell>
          <table:table-cell office:value-type="float" office:value="750" calcext:value-type="float">
            <text:p>750</text:p>
          </table:table-cell>
          <table:table-cell office:value-type="float" office:value="-140.550004309416" calcext:value-type="float">
            <text:p>-140.550004309416</text:p>
          </table:table-cell>
        </table:table-row>
        <table:table-row table:style-name="ro1">
          <table:table-cell office:value-type="string" calcext:value-type="string">
            <text:p>2019-12-02 23:19:20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005375343848" calcext:value-type="float">
            <text:p>73.5005375343848</text:p>
          </table:table-cell>
          <table:table-cell office:value-type="float" office:value="981.476032451831" calcext:value-type="float">
            <text:p>981.476032451831</text:p>
          </table:table-cell>
          <table:table-cell office:value-type="float" office:value="4087973" calcext:value-type="float">
            <text:p>4087973</text:p>
          </table:table-cell>
          <table:table-cell office:value-type="float" office:value="2045372" calcext:value-type="float">
            <text:p>2045372</text:p>
          </table:table-cell>
          <table:table-cell office:value-type="float" office:value="627718" calcext:value-type="float">
            <text:p>627718</text:p>
          </table:table-cell>
          <table:table-cell office:value-type="float" office:value="816271" calcext:value-type="float">
            <text:p>816271</text:p>
          </table:table-cell>
          <table:table-cell office:value-type="float" office:value="979328" calcext:value-type="float">
            <text:p>9793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6446" calcext:value-type="float">
            <text:p>916446</text:p>
          </table:table-cell>
          <table:table-cell office:value-type="float" office:value="220168" calcext:value-type="float">
            <text:p>220168</text:p>
          </table:table-cell>
          <table:table-cell office:value-type="float" office:value="2.43662207563187" calcext:value-type="float">
            <text:p>2.43662207563187</text:p>
          </table:table-cell>
          <table:table-cell office:value-type="float" office:value="1.21913686026774" calcext:value-type="float">
            <text:p>1.21913686026774</text:p>
          </table:table-cell>
          <table:table-cell office:value-type="float" office:value="0.374149128693238" calcext:value-type="float">
            <text:p>0.374149128693238</text:p>
          </table:table-cell>
          <table:table-cell office:value-type="float" office:value="0.486535487954079" calcext:value-type="float">
            <text:p>0.486535487954079</text:p>
          </table:table-cell>
          <table:table-cell office:value-type="float" office:value="0.583725045171385" calcext:value-type="float">
            <text:p>0.583725045171385</text:p>
          </table:table-cell>
          <table:table-cell office:value-type="float" office:value="5" calcext:value-type="float">
            <text:p>5</text:p>
          </table:table-cell>
          <table:table-cell office:value-type="float" office:value="0.546244447975689" calcext:value-type="float">
            <text:p>0.546244447975689</text:p>
          </table:table-cell>
          <table:table-cell office:value-type="float" office:value="0.131230369952961" calcext:value-type="float">
            <text:p>0.131230369952961</text:p>
          </table:table-cell>
          <table:table-cell office:value-type="float" office:value="-175.170174261352" calcext:value-type="float">
            <text:p>-175.170174261352</text:p>
          </table:table-cell>
          <table:table-cell office:value-type="float" office:value="-152.692902409184" calcext:value-type="float">
            <text:p>-152.692902409184</text:p>
          </table:table-cell>
          <table:table-cell office:value-type="float" office:value="-133.254990965723" calcext:value-type="float">
            <text:p>-133.254990965723</text:p>
          </table:table-cell>
          <table:table-cell office:value-type="float" office:value="750" calcext:value-type="float">
            <text:p>750</text:p>
          </table:table-cell>
          <table:table-cell office:value-type="float" office:value="-140.751110404862" calcext:value-type="float">
            <text:p>-140.751110404862</text:p>
          </table:table-cell>
        </table:table-row>
        <table:table-row table:style-name="ro1">
          <table:table-cell office:value-type="string" calcext:value-type="string">
            <text:p>2019-12-02 23:19:21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955982922415" calcext:value-type="float">
            <text:p>73.4955982922415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7196" calcext:value-type="float">
            <text:p>4087196</text:p>
          </table:table-cell>
          <table:table-cell office:value-type="float" office:value="2044607" calcext:value-type="float">
            <text:p>2044607</text:p>
          </table:table-cell>
          <table:table-cell office:value-type="float" office:value="625688" calcext:value-type="float">
            <text:p>625688</text:p>
          </table:table-cell>
          <table:table-cell office:value-type="float" office:value="815100" calcext:value-type="float">
            <text:p>815100</text:p>
          </table:table-cell>
          <table:table-cell office:value-type="float" office:value="975568" calcext:value-type="float">
            <text:p>9755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4787" calcext:value-type="float">
            <text:p>914787</text:p>
          </table:table-cell>
          <table:table-cell office:value-type="float" office:value="220124" calcext:value-type="float">
            <text:p>220124</text:p>
          </table:table-cell>
          <table:table-cell office:value-type="float" office:value="2.43615894748675" calcext:value-type="float">
            <text:p>2.43615894748675</text:p>
          </table:table-cell>
          <table:table-cell office:value-type="float" office:value="1.21868088468085" calcext:value-type="float">
            <text:p>1.21868088468085</text:p>
          </table:table-cell>
          <table:table-cell office:value-type="float" office:value="0.372939154260058" calcext:value-type="float">
            <text:p>0.372939154260058</text:p>
          </table:table-cell>
          <table:table-cell office:value-type="float" office:value="0.485837517480554" calcext:value-type="float">
            <text:p>0.485837517480554</text:p>
          </table:table-cell>
          <table:table-cell office:value-type="float" office:value="0.581483910260667" calcext:value-type="float">
            <text:p>0.581483910260667</text:p>
          </table:table-cell>
          <table:table-cell office:value-type="float" office:value="5" calcext:value-type="float">
            <text:p>5</text:p>
          </table:table-cell>
          <table:table-cell office:value-type="float" office:value="0.545255606800986" calcext:value-type="float">
            <text:p>0.545255606800986</text:p>
          </table:table-cell>
          <table:table-cell office:value-type="float" office:value="0.131204143906134" calcext:value-type="float">
            <text:p>0.131204143906134</text:p>
          </table:table-cell>
          <table:table-cell office:value-type="float" office:value="-175.412169147988" calcext:value-type="float">
            <text:p>-175.412169147988</text:p>
          </table:table-cell>
          <table:table-cell office:value-type="float" office:value="-152.832496503889" calcext:value-type="float">
            <text:p>-152.832496503889</text:p>
          </table:table-cell>
          <table:table-cell office:value-type="float" office:value="-133.703217947867" calcext:value-type="float">
            <text:p>-133.703217947867</text:p>
          </table:table-cell>
          <table:table-cell office:value-type="float" office:value="750" calcext:value-type="float">
            <text:p>750</text:p>
          </table:table-cell>
          <table:table-cell office:value-type="float" office:value="-140.948878639803" calcext:value-type="float">
            <text:p>-140.948878639803</text:p>
          </table:table-cell>
        </table:table-row>
        <table:table-row table:style-name="ro1">
          <table:table-cell office:value-type="string" calcext:value-type="string">
            <text:p>2019-12-02 23:19:23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4515577579" calcext:value-type="float">
            <text:p>73.484515577579</text:p>
          </table:table-cell>
          <table:table-cell office:value-type="float" office:value="981.5309681904" calcext:value-type="float">
            <text:p>981.5309681904</text:p>
          </table:table-cell>
          <table:table-cell office:value-type="float" office:value="4072313" calcext:value-type="float">
            <text:p>4072313</text:p>
          </table:table-cell>
          <table:table-cell office:value-type="float" office:value="2062730" calcext:value-type="float">
            <text:p>2062730</text:p>
          </table:table-cell>
          <table:table-cell office:value-type="float" office:value="624611" calcext:value-type="float">
            <text:p>624611</text:p>
          </table:table-cell>
          <table:table-cell office:value-type="float" office:value="814326" calcext:value-type="float">
            <text:p>814326</text:p>
          </table:table-cell>
          <table:table-cell office:value-type="float" office:value="973104" calcext:value-type="float">
            <text:p>973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3021" calcext:value-type="float">
            <text:p>913021</text:p>
          </table:table-cell>
          <table:table-cell office:value-type="float" office:value="220058" calcext:value-type="float">
            <text:p>220058</text:p>
          </table:table-cell>
          <table:table-cell office:value-type="float" office:value="2.42728798714733" calcext:value-type="float">
            <text:p>2.42728798714733</text:p>
          </table:table-cell>
          <table:table-cell office:value-type="float" office:value="1.22948303574121" calcext:value-type="float">
            <text:p>1.22948303574121</text:p>
          </table:table-cell>
          <table:table-cell office:value-type="float" office:value="0.372297212159301" calcext:value-type="float">
            <text:p>0.372297212159301</text:p>
          </table:table-cell>
          <table:table-cell office:value-type="float" office:value="0.485376177474997" calcext:value-type="float">
            <text:p>0.485376177474997</text:p>
          </table:table-cell>
          <table:table-cell office:value-type="float" office:value="0.580015251638323" calcext:value-type="float">
            <text:p>0.580015251638323</text:p>
          </table:table-cell>
          <table:table-cell office:value-type="float" office:value="5" calcext:value-type="float">
            <text:p>5</text:p>
          </table:table-cell>
          <table:table-cell office:value-type="float" office:value="0.544202988648771" calcext:value-type="float">
            <text:p>0.544202988648771</text:p>
          </table:table-cell>
          <table:table-cell office:value-type="float" office:value="0.131164804835892" calcext:value-type="float">
            <text:p>0.131164804835892</text:p>
          </table:table-cell>
          <table:table-cell office:value-type="float" office:value="-175.54055756814" calcext:value-type="float">
            <text:p>-175.54055756814</text:p>
          </table:table-cell>
          <table:table-cell office:value-type="float" office:value="-152.924764505001" calcext:value-type="float">
            <text:p>-152.924764505001</text:p>
          </table:table-cell>
          <table:table-cell office:value-type="float" office:value="-133.996949672335" calcext:value-type="float">
            <text:p>-133.996949672335</text:p>
          </table:table-cell>
          <table:table-cell office:value-type="float" office:value="750" calcext:value-type="float">
            <text:p>750</text:p>
          </table:table-cell>
          <table:table-cell office:value-type="float" office:value="-141.159402270246" calcext:value-type="float">
            <text:p>-141.159402270246</text:p>
          </table:table-cell>
        </table:table-row>
        <table:table-row table:style-name="ro1">
          <table:table-cell office:value-type="string" calcext:value-type="string">
            <text:p>2019-12-02 23:19:24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00938995816" calcext:value-type="float">
            <text:p>73.500938995816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7447" calcext:value-type="float">
            <text:p>4087447</text:p>
          </table:table-cell>
          <table:table-cell office:value-type="float" office:value="2051535" calcext:value-type="float">
            <text:p>2051535</text:p>
          </table:table-cell>
          <table:table-cell office:value-type="float" office:value="623685" calcext:value-type="float">
            <text:p>623685</text:p>
          </table:table-cell>
          <table:table-cell office:value-type="float" office:value="813758" calcext:value-type="float">
            <text:p>813758</text:p>
          </table:table-cell>
          <table:table-cell office:value-type="float" office:value="971332" calcext:value-type="float">
            <text:p>9713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10651" calcext:value-type="float">
            <text:p>910651</text:p>
          </table:table-cell>
          <table:table-cell office:value-type="float" office:value="220123" calcext:value-type="float">
            <text:p>220123</text:p>
          </table:table-cell>
          <table:table-cell office:value-type="float" office:value="2.43630855516297" calcext:value-type="float">
            <text:p>2.43630855516297</text:p>
          </table:table-cell>
          <table:table-cell office:value-type="float" office:value="1.22281029496316" calcext:value-type="float">
            <text:p>1.22281029496316</text:p>
          </table:table-cell>
          <table:table-cell office:value-type="float" office:value="0.371745273082885" calcext:value-type="float">
            <text:p>0.371745273082885</text:p>
          </table:table-cell>
          <table:table-cell office:value-type="float" office:value="0.485037623052314" calcext:value-type="float">
            <text:p>0.485037623052314</text:p>
          </table:table-cell>
          <table:table-cell office:value-type="float" office:value="0.578959057206995" calcext:value-type="float">
            <text:p>0.578959057206995</text:p>
          </table:table-cell>
          <table:table-cell office:value-type="float" office:value="5" calcext:value-type="float">
            <text:p>5</text:p>
          </table:table-cell>
          <table:table-cell office:value-type="float" office:value="0.542790358399195" calcext:value-type="float">
            <text:p>0.542790358399195</text:p>
          </table:table-cell>
          <table:table-cell office:value-type="float" office:value="0.131203547859615" calcext:value-type="float">
            <text:p>0.131203547859615</text:p>
          </table:table-cell>
          <table:table-cell office:value-type="float" office:value="-175.650945383423" calcext:value-type="float">
            <text:p>-175.650945383423</text:p>
          </table:table-cell>
          <table:table-cell office:value-type="float" office:value="-152.992475389537" calcext:value-type="float">
            <text:p>-152.992475389537</text:p>
          </table:table-cell>
          <table:table-cell office:value-type="float" office:value="-134.208188558601" calcext:value-type="float">
            <text:p>-134.208188558601</text:p>
          </table:table-cell>
          <table:table-cell office:value-type="float" office:value="750" calcext:value-type="float">
            <text:p>750</text:p>
          </table:table-cell>
          <table:table-cell office:value-type="float" office:value="-141.441928320161" calcext:value-type="float">
            <text:p>-141.441928320161</text:p>
          </table:table-cell>
        </table:table-row>
        <table:table-row table:style-name="ro1">
          <table:table-cell office:value-type="string" calcext:value-type="string">
            <text:p>2019-12-02 23:19:25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902575801482" calcext:value-type="float">
            <text:p>73.4902575801482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8115" calcext:value-type="float">
            <text:p>4088115</text:p>
          </table:table-cell>
          <table:table-cell office:value-type="float" office:value="2044213" calcext:value-type="float">
            <text:p>2044213</text:p>
          </table:table-cell>
          <table:table-cell office:value-type="float" office:value="622565" calcext:value-type="float">
            <text:p>622565</text:p>
          </table:table-cell>
          <table:table-cell office:value-type="float" office:value="813009" calcext:value-type="float">
            <text:p>813009</text:p>
          </table:table-cell>
          <table:table-cell office:value-type="float" office:value="970691" calcext:value-type="float">
            <text:p>9706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8157" calcext:value-type="float">
            <text:p>908157</text:p>
          </table:table-cell>
          <table:table-cell office:value-type="float" office:value="220135" calcext:value-type="float">
            <text:p>220135</text:p>
          </table:table-cell>
          <table:table-cell office:value-type="float" office:value="2.43670671423754" calcext:value-type="float">
            <text:p>2.43670671423754</text:p>
          </table:table-cell>
          <table:table-cell office:value-type="float" office:value="1.21844604235244" calcext:value-type="float">
            <text:p>1.21844604235244</text:p>
          </table:table-cell>
          <table:table-cell office:value-type="float" office:value="0.37107770098182" calcext:value-type="float">
            <text:p>0.37107770098182</text:p>
          </table:table-cell>
          <table:table-cell office:value-type="float" office:value="0.484591184209726" calcext:value-type="float">
            <text:p>0.484591184209726</text:p>
          </table:table-cell>
          <table:table-cell office:value-type="float" office:value="0.578576991388439" calcext:value-type="float">
            <text:p>0.578576991388439</text:p>
          </table:table-cell>
          <table:table-cell office:value-type="float" office:value="5" calcext:value-type="float">
            <text:p>5</text:p>
          </table:table-cell>
          <table:table-cell office:value-type="float" office:value="0.541303818381288" calcext:value-type="float">
            <text:p>0.541303818381288</text:p>
          </table:table-cell>
          <table:table-cell office:value-type="float" office:value="0.131210700417841" calcext:value-type="float">
            <text:p>0.131210700417841</text:p>
          </table:table-cell>
          <table:table-cell office:value-type="float" office:value="-175.784459803636" calcext:value-type="float">
            <text:p>-175.784459803636</text:p>
          </table:table-cell>
          <table:table-cell office:value-type="float" office:value="-153.081763158055" calcext:value-type="float">
            <text:p>-153.081763158055</text:p>
          </table:table-cell>
          <table:table-cell office:value-type="float" office:value="-134.284601722312" calcext:value-type="float">
            <text:p>-134.284601722312</text:p>
          </table:table-cell>
          <table:table-cell office:value-type="float" office:value="750" calcext:value-type="float">
            <text:p>750</text:p>
          </table:table-cell>
          <table:table-cell office:value-type="float" office:value="-141.739236323742" calcext:value-type="float">
            <text:p>-141.739236323742</text:p>
          </table:table-cell>
        </table:table-row>
        <table:table-row table:style-name="ro1">
          <table:table-cell office:value-type="string" calcext:value-type="string">
            <text:p>2019-12-02 23:19:27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955982922415" calcext:value-type="float">
            <text:p>73.4955982922415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87367" calcext:value-type="float">
            <text:p>4087367</text:p>
          </table:table-cell>
          <table:table-cell office:value-type="float" office:value="2061780" calcext:value-type="float">
            <text:p>2061780</text:p>
          </table:table-cell>
          <table:table-cell office:value-type="float" office:value="621460" calcext:value-type="float">
            <text:p>621460</text:p>
          </table:table-cell>
          <table:table-cell office:value-type="float" office:value="812249" calcext:value-type="float">
            <text:p>812249</text:p>
          </table:table-cell>
          <table:table-cell office:value-type="float" office:value="969137" calcext:value-type="float">
            <text:p>969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6032" calcext:value-type="float">
            <text:p>906032</text:p>
          </table:table-cell>
          <table:table-cell office:value-type="float" office:value="220116" calcext:value-type="float">
            <text:p>220116</text:p>
          </table:table-cell>
          <table:table-cell office:value-type="float" office:value="2.43626087144147" calcext:value-type="float">
            <text:p>2.43626087144147</text:p>
          </table:table-cell>
          <table:table-cell office:value-type="float" office:value="1.22891679154835" calcext:value-type="float">
            <text:p>1.22891679154835</text:p>
          </table:table-cell>
          <table:table-cell office:value-type="float" office:value="0.370419069578537" calcext:value-type="float">
            <text:p>0.370419069578537</text:p>
          </table:table-cell>
          <table:table-cell office:value-type="float" office:value="0.484138188855432" calcext:value-type="float">
            <text:p>0.484138188855432</text:p>
          </table:table-cell>
          <table:table-cell office:value-type="float" office:value="0.577650735098211" calcext:value-type="float">
            <text:p>0.577650735098211</text:p>
          </table:table-cell>
          <table:table-cell office:value-type="float" office:value="5" calcext:value-type="float">
            <text:p>5</text:p>
          </table:table-cell>
          <table:table-cell office:value-type="float" office:value="0.54003721952882" calcext:value-type="float">
            <text:p>0.54003721952882</text:p>
          </table:table-cell>
          <table:table-cell office:value-type="float" office:value="0.131199375533983" calcext:value-type="float">
            <text:p>0.131199375533983</text:p>
          </table:table-cell>
          <table:table-cell office:value-type="float" office:value="-175.916186084293" calcext:value-type="float">
            <text:p>-175.916186084293</text:p>
          </table:table-cell>
          <table:table-cell office:value-type="float" office:value="-153.172362228914" calcext:value-type="float">
            <text:p>-153.172362228914</text:p>
          </table:table-cell>
          <table:table-cell office:value-type="float" office:value="-134.469852980358" calcext:value-type="float">
            <text:p>-134.469852980358</text:p>
          </table:table-cell>
          <table:table-cell office:value-type="float" office:value="750" calcext:value-type="float">
            <text:p>750</text:p>
          </table:table-cell>
          <table:table-cell office:value-type="float" office:value="-141.992556094236" calcext:value-type="float">
            <text:p>-141.992556094236</text:p>
          </table:table-cell>
        </table:table-row>
        <table:table-row table:style-name="ro1">
          <table:table-cell office:value-type="string" calcext:value-type="string">
            <text:p>2019-12-02 23:19:28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4515577579" calcext:value-type="float">
            <text:p>73.484515577579</text:p>
          </table:table-cell>
          <table:table-cell office:value-type="float" office:value="981.503500310261" calcext:value-type="float">
            <text:p>981.503500310261</text:p>
          </table:table-cell>
          <table:table-cell office:value-type="float" office:value="4087812" calcext:value-type="float">
            <text:p>4087812</text:p>
          </table:table-cell>
          <table:table-cell office:value-type="float" office:value="2064137" calcext:value-type="float">
            <text:p>2064137</text:p>
          </table:table-cell>
          <table:table-cell office:value-type="float" office:value="619495" calcext:value-type="float">
            <text:p>619495</text:p>
          </table:table-cell>
          <table:table-cell office:value-type="float" office:value="811096" calcext:value-type="float">
            <text:p>811096</text:p>
          </table:table-cell>
          <table:table-cell office:value-type="float" office:value="966976" calcext:value-type="float">
            <text:p>9669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4088" calcext:value-type="float">
            <text:p>904088</text:p>
          </table:table-cell>
          <table:table-cell office:value-type="float" office:value="220132" calcext:value-type="float">
            <text:p>220132</text:p>
          </table:table-cell>
          <table:table-cell office:value-type="float" office:value="2.43652611214234" calcext:value-type="float">
            <text:p>2.43652611214234</text:p>
          </table:table-cell>
          <table:table-cell office:value-type="float" office:value="1.23032167319318" calcext:value-type="float">
            <text:p>1.23032167319318</text:p>
          </table:table-cell>
          <table:table-cell office:value-type="float" office:value="0.369247838169079" calcext:value-type="float">
            <text:p>0.369247838169079</text:p>
          </table:table-cell>
          <table:table-cell office:value-type="float" office:value="0.483450947219246" calcext:value-type="float">
            <text:p>0.483450947219246</text:p>
          </table:table-cell>
          <table:table-cell office:value-type="float" office:value="0.576362678571067" calcext:value-type="float">
            <text:p>0.576362678571067</text:p>
          </table:table-cell>
          <table:table-cell office:value-type="float" office:value="5" calcext:value-type="float">
            <text:p>5</text:p>
          </table:table-cell>
          <table:table-cell office:value-type="float" office:value="0.538878505096257" calcext:value-type="float">
            <text:p>0.538878505096257</text:p>
          </table:table-cell>
          <table:table-cell office:value-type="float" office:value="0.131208912278284" calcext:value-type="float">
            <text:p>0.131208912278284</text:p>
          </table:table-cell>
          <table:table-cell office:value-type="float" office:value="-176.150432366184" calcext:value-type="float">
            <text:p>-176.150432366184</text:p>
          </table:table-cell>
          <table:table-cell office:value-type="float" office:value="-153.309810556151" calcext:value-type="float">
            <text:p>-153.309810556151</text:p>
          </table:table-cell>
          <table:table-cell office:value-type="float" office:value="-134.727464285787" calcext:value-type="float">
            <text:p>-134.727464285787</text:p>
          </table:table-cell>
          <table:table-cell office:value-type="float" office:value="750" calcext:value-type="float">
            <text:p>750</text:p>
          </table:table-cell>
          <table:table-cell office:value-type="float" office:value="-142.224298980749" calcext:value-type="float">
            <text:p>-142.224298980749</text:p>
          </table:table-cell>
        </table:table-row>
        <table:table-row table:style-name="ro1">
          <table:table-cell office:value-type="string" calcext:value-type="string">
            <text:p>2019-12-02 23:19:29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484916859536" calcext:value-type="float">
            <text:p>73.484916859536</text:p>
          </table:table-cell>
          <table:table-cell office:value-type="float" office:value="981.512017564845" calcext:value-type="float">
            <text:p>981.512017564845</text:p>
          </table:table-cell>
          <table:table-cell office:value-type="float" office:value="4063997" calcext:value-type="float">
            <text:p>4063997</text:p>
          </table:table-cell>
          <table:table-cell office:value-type="float" office:value="2059456" calcext:value-type="float">
            <text:p>2059456</text:p>
          </table:table-cell>
          <table:table-cell office:value-type="float" office:value="616734" calcext:value-type="float">
            <text:p>616734</text:p>
          </table:table-cell>
          <table:table-cell office:value-type="float" office:value="809996" calcext:value-type="float">
            <text:p>809996</text:p>
          </table:table-cell>
          <table:table-cell office:value-type="float" office:value="962433" calcext:value-type="float">
            <text:p>9624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2888" calcext:value-type="float">
            <text:p>902888</text:p>
          </table:table-cell>
          <table:table-cell office:value-type="float" office:value="220044" calcext:value-type="float">
            <text:p>220044</text:p>
          </table:table-cell>
          <table:table-cell office:value-type="float" office:value="2.42233126429692" calcext:value-type="float">
            <text:p>2.42233126429692</text:p>
          </table:table-cell>
          <table:table-cell office:value-type="float" office:value="1.22753157943864" calcext:value-type="float">
            <text:p>1.22753157943864</text:p>
          </table:table-cell>
          <table:table-cell office:value-type="float" office:value="0.367602153730649" calcext:value-type="float">
            <text:p>0.367602153730649</text:p>
          </table:table-cell>
          <table:table-cell office:value-type="float" office:value="0.482795296048557" calcext:value-type="float">
            <text:p>0.482795296048557</text:p>
          </table:table-cell>
          <table:table-cell office:value-type="float" office:value="0.573654839236121" calcext:value-type="float">
            <text:p>0.573654839236121</text:p>
          </table:table-cell>
          <table:table-cell office:value-type="float" office:value="5" calcext:value-type="float">
            <text:p>5</text:p>
          </table:table-cell>
          <table:table-cell office:value-type="float" office:value="0.538163249273688" calcext:value-type="float">
            <text:p>0.538163249273688</text:p>
          </table:table-cell>
          <table:table-cell office:value-type="float" office:value="0.131156460184629" calcext:value-type="float">
            <text:p>0.131156460184629</text:p>
          </table:table-cell>
          <table:table-cell office:value-type="float" office:value="-176.47956925387" calcext:value-type="float">
            <text:p>-176.47956925387</text:p>
          </table:table-cell>
          <table:table-cell office:value-type="float" office:value="-153.440940790289" calcext:value-type="float">
            <text:p>-153.440940790289</text:p>
          </table:table-cell>
          <table:table-cell office:value-type="float" office:value="-135.269032152776" calcext:value-type="float">
            <text:p>-135.269032152776</text:p>
          </table:table-cell>
          <table:table-cell office:value-type="float" office:value="750" calcext:value-type="float">
            <text:p>750</text:p>
          </table:table-cell>
          <table:table-cell office:value-type="float" office:value="-142.367350145263" calcext:value-type="float">
            <text:p>-142.367350145263</text:p>
          </table:table-cell>
        </table:table-row>
        <table:table-row table:style-name="ro1">
          <table:table-cell office:value-type="string" calcext:value-type="string">
            <text:p>2019-12-02 23:19:30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898562383662" calcext:value-type="float">
            <text:p>73.4898562383662</text:p>
          </table:table-cell>
          <table:table-cell office:value-type="float" office:value="981.55843609225" calcext:value-type="float">
            <text:p>981.55843609225</text:p>
          </table:table-cell>
          <table:table-cell office:value-type="float" office:value="4088124" calcext:value-type="float">
            <text:p>4088124</text:p>
          </table:table-cell>
          <table:table-cell office:value-type="float" office:value="2039352" calcext:value-type="float">
            <text:p>2039352</text:p>
          </table:table-cell>
          <table:table-cell office:value-type="float" office:value="614083" calcext:value-type="float">
            <text:p>614083</text:p>
          </table:table-cell>
          <table:table-cell office:value-type="float" office:value="809416" calcext:value-type="float">
            <text:p>809416</text:p>
          </table:table-cell>
          <table:table-cell office:value-type="float" office:value="961740" calcext:value-type="float">
            <text:p>9617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900370" calcext:value-type="float">
            <text:p>900370</text:p>
          </table:table-cell>
          <table:table-cell office:value-type="float" office:value="220054" calcext:value-type="float">
            <text:p>220054</text:p>
          </table:table-cell>
          <table:table-cell office:value-type="float" office:value="2.43671207865621" calcext:value-type="float">
            <text:p>2.43671207865621</text:p>
          </table:table-cell>
          <table:table-cell office:value-type="float" office:value="1.21554866022452" calcext:value-type="float">
            <text:p>1.21554866022452</text:p>
          </table:table-cell>
          <table:table-cell office:value-type="float" office:value="0.366022034409289" calcext:value-type="float">
            <text:p>0.366022034409289</text:p>
          </table:table-cell>
          <table:table-cell office:value-type="float" office:value="0.482449589067649" calcext:value-type="float">
            <text:p>0.482449589067649</text:p>
          </table:table-cell>
          <table:table-cell office:value-type="float" office:value="0.573241778998587" calcext:value-type="float">
            <text:p>0.573241778998587</text:p>
          </table:table-cell>
          <table:table-cell office:value-type="float" office:value="5" calcext:value-type="float">
            <text:p>5</text:p>
          </table:table-cell>
          <table:table-cell office:value-type="float" office:value="0.536662404139329" calcext:value-type="float">
            <text:p>0.536662404139329</text:p>
          </table:table-cell>
          <table:table-cell office:value-type="float" office:value="0.131162420649817" calcext:value-type="float">
            <text:p>0.131162420649817</text:p>
          </table:table-cell>
          <table:table-cell office:value-type="float" office:value="-176.795593118142" calcext:value-type="float">
            <text:p>-176.795593118142</text:p>
          </table:table-cell>
          <table:table-cell office:value-type="float" office:value="-153.51008218647" calcext:value-type="float">
            <text:p>-153.51008218647</text:p>
          </table:table-cell>
          <table:table-cell office:value-type="float" office:value="-135.351644200283" calcext:value-type="float">
            <text:p>-135.351644200283</text:p>
          </table:table-cell>
          <table:table-cell office:value-type="float" office:value="750" calcext:value-type="float">
            <text:p>750</text:p>
          </table:table-cell>
          <table:table-cell office:value-type="float" office:value="-142.667519172134" calcext:value-type="float">
            <text:p>-142.667519172134</text:p>
          </table:table-cell>
        </table:table-row>
        <table:table-row table:style-name="ro1">
          <table:table-cell office:value-type="string" calcext:value-type="string">
            <text:p>2019-12-02 23:19:32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4791749082732" calcext:value-type="float">
            <text:p>73.4791749082732</text:p>
          </table:table-cell>
          <table:table-cell office:value-type="float" office:value="981.55843609225" calcext:value-type="float">
            <text:p>981.55843609225</text:p>
          </table:table-cell>
          <table:table-cell office:value-type="float" office:value="4089372" calcext:value-type="float">
            <text:p>4089372</text:p>
          </table:table-cell>
          <table:table-cell office:value-type="float" office:value="2064356" calcext:value-type="float">
            <text:p>2064356</text:p>
          </table:table-cell>
          <table:table-cell office:value-type="float" office:value="612365" calcext:value-type="float">
            <text:p>612365</text:p>
          </table:table-cell>
          <table:table-cell office:value-type="float" office:value="808238" calcext:value-type="float">
            <text:p>808238</text:p>
          </table:table-cell>
          <table:table-cell office:value-type="float" office:value="958093" calcext:value-type="float">
            <text:p>9580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8966" calcext:value-type="float">
            <text:p>898966</text:p>
          </table:table-cell>
          <table:table-cell office:value-type="float" office:value="220046" calcext:value-type="float">
            <text:p>220046</text:p>
          </table:table-cell>
          <table:table-cell office:value-type="float" office:value="2.43745594471168" calcext:value-type="float">
            <text:p>2.43745594471168</text:p>
          </table:table-cell>
          <table:table-cell office:value-type="float" office:value="1.2304522073808" calcext:value-type="float">
            <text:p>1.2304522073808</text:p>
          </table:table-cell>
          <table:table-cell office:value-type="float" office:value="0.364998026489976" calcext:value-type="float">
            <text:p>0.364998026489976</text:p>
          </table:table-cell>
          <table:table-cell office:value-type="float" office:value="0.481747446268493" calcext:value-type="float">
            <text:p>0.481747446268493</text:p>
          </table:table-cell>
          <table:table-cell office:value-type="float" office:value="0.571067997344494" calcext:value-type="float">
            <text:p>0.571067997344494</text:p>
          </table:table-cell>
          <table:table-cell office:value-type="float" office:value="5" calcext:value-type="float">
            <text:p>5</text:p>
          </table:table-cell>
          <table:table-cell office:value-type="float" office:value="0.535825554826922" calcext:value-type="float">
            <text:p>0.535825554826922</text:p>
          </table:table-cell>
          <table:table-cell office:value-type="float" office:value="0.131157652277667" calcext:value-type="float">
            <text:p>0.131157652277667</text:p>
          </table:table-cell>
          <table:table-cell office:value-type="float" office:value="-177.000394702005" calcext:value-type="float">
            <text:p>-177.000394702005</text:p>
          </table:table-cell>
          <table:table-cell office:value-type="float" office:value="-153.650510746301" calcext:value-type="float">
            <text:p>-153.650510746301</text:p>
          </table:table-cell>
          <table:table-cell office:value-type="float" office:value="-135.786400531101" calcext:value-type="float">
            <text:p>-135.786400531101</text:p>
          </table:table-cell>
          <table:table-cell office:value-type="float" office:value="750" calcext:value-type="float">
            <text:p>750</text:p>
          </table:table-cell>
          <table:table-cell office:value-type="float" office:value="-142.834889034616" calcext:value-type="float">
            <text:p>-142.834889034616</text:p>
          </table:table-cell>
        </table:table-row>
        <table:table-row table:style-name="ro1">
          <table:table-cell office:value-type="string" calcext:value-type="string">
            <text:p>2019-12-02 23:19:33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680924320499" calcext:value-type="float">
            <text:p>73.4680924320499</text:p>
          </table:table-cell>
          <table:table-cell office:value-type="float" office:value="981.522450743859" calcext:value-type="float">
            <text:p>981.522450743859</text:p>
          </table:table-cell>
          <table:table-cell office:value-type="float" office:value="4088174" calcext:value-type="float">
            <text:p>4088174</text:p>
          </table:table-cell>
          <table:table-cell office:value-type="float" office:value="2051315" calcext:value-type="float">
            <text:p>2051315</text:p>
          </table:table-cell>
          <table:table-cell office:value-type="float" office:value="610952" calcext:value-type="float">
            <text:p>610952</text:p>
          </table:table-cell>
          <table:table-cell office:value-type="float" office:value="807762" calcext:value-type="float">
            <text:p>807762</text:p>
          </table:table-cell>
          <table:table-cell office:value-type="float" office:value="958189" calcext:value-type="float">
            <text:p>9581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6267" calcext:value-type="float">
            <text:p>896267</text:p>
          </table:table-cell>
          <table:table-cell office:value-type="float" office:value="220107" calcext:value-type="float">
            <text:p>220107</text:p>
          </table:table-cell>
          <table:table-cell office:value-type="float" office:value="2.43674188098215" calcext:value-type="float">
            <text:p>2.43674188098215</text:p>
          </table:table-cell>
          <table:table-cell office:value-type="float" office:value="1.22267916472902" calcext:value-type="float">
            <text:p>1.22267916472902</text:p>
          </table:table-cell>
          <table:table-cell office:value-type="float" office:value="0.3641558127589" calcext:value-type="float">
            <text:p>0.3641558127589</text:p>
          </table:table-cell>
          <table:table-cell office:value-type="float" office:value="0.48146372812554" calcext:value-type="float">
            <text:p>0.48146372812554</text:p>
          </table:table-cell>
          <table:table-cell office:value-type="float" office:value="0.571125217810299" calcext:value-type="float">
            <text:p>0.571125217810299</text:p>
          </table:table-cell>
          <table:table-cell office:value-type="float" office:value="5" calcext:value-type="float">
            <text:p>5</text:p>
          </table:table-cell>
          <table:table-cell office:value-type="float" office:value="0.534216825272658" calcext:value-type="float">
            <text:p>0.534216825272658</text:p>
          </table:table-cell>
          <table:table-cell office:value-type="float" office:value="0.131194011115314" calcext:value-type="float">
            <text:p>0.131194011115314</text:p>
          </table:table-cell>
          <table:table-cell office:value-type="float" office:value="-177.16883744822" calcext:value-type="float">
            <text:p>-177.16883744822</text:p>
          </table:table-cell>
          <table:table-cell office:value-type="float" office:value="-153.707254374892" calcext:value-type="float">
            <text:p>-153.707254374892</text:p>
          </table:table-cell>
          <table:table-cell office:value-type="float" office:value="-135.77495643794" calcext:value-type="float">
            <text:p>-135.77495643794</text:p>
          </table:table-cell>
          <table:table-cell office:value-type="float" office:value="750" calcext:value-type="float">
            <text:p>750</text:p>
          </table:table-cell>
          <table:table-cell office:value-type="float" office:value="-143.156634945468" calcext:value-type="float">
            <text:p>-143.156634945468</text:p>
          </table:table-cell>
        </table:table-row>
        <table:table-row table:style-name="ro1">
          <table:table-cell office:value-type="string" calcext:value-type="string">
            <text:p>2019-12-02 23:19:34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4787736765666" calcext:value-type="float">
            <text:p>73.4787736765666</text:p>
          </table:table-cell>
          <table:table-cell office:value-type="float" office:value="981.494983092522" calcext:value-type="float">
            <text:p>981.494983092522</text:p>
          </table:table-cell>
          <table:table-cell office:value-type="float" office:value="4088050" calcext:value-type="float">
            <text:p>4088050</text:p>
          </table:table-cell>
          <table:table-cell office:value-type="float" office:value="2049605" calcext:value-type="float">
            <text:p>2049605</text:p>
          </table:table-cell>
          <table:table-cell office:value-type="float" office:value="609557" calcext:value-type="float">
            <text:p>609557</text:p>
          </table:table-cell>
          <table:table-cell office:value-type="float" office:value="806432" calcext:value-type="float">
            <text:p>806432</text:p>
          </table:table-cell>
          <table:table-cell office:value-type="float" office:value="955493" calcext:value-type="float">
            <text:p>9554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4659" calcext:value-type="float">
            <text:p>894659</text:p>
          </table:table-cell>
          <table:table-cell office:value-type="float" office:value="220106" calcext:value-type="float">
            <text:p>220106</text:p>
          </table:table-cell>
          <table:table-cell office:value-type="float" office:value="2.43666797121381" calcext:value-type="float">
            <text:p>2.43666797121381</text:p>
          </table:table-cell>
          <table:table-cell office:value-type="float" office:value="1.22165992518186" calcext:value-type="float">
            <text:p>1.22165992518186</text:p>
          </table:table-cell>
          <table:table-cell office:value-type="float" office:value="0.363324327865163" calcext:value-type="float">
            <text:p>0.363324327865163</text:p>
          </table:table-cell>
          <table:table-cell office:value-type="float" office:value="0.480670986255525" calcext:value-type="float">
            <text:p>0.480670986255525</text:p>
          </table:table-cell>
          <table:table-cell office:value-type="float" office:value="0.569518276395592" calcext:value-type="float">
            <text:p>0.569518276395592</text:p>
          </table:table-cell>
          <table:table-cell office:value-type="float" office:value="5" calcext:value-type="float">
            <text:p>5</text:p>
          </table:table-cell>
          <table:table-cell office:value-type="float" office:value="0.533258382470415" calcext:value-type="float">
            <text:p>0.533258382470415</text:p>
          </table:table-cell>
          <table:table-cell office:value-type="float" office:value="0.131193415068795" calcext:value-type="float">
            <text:p>0.131193415068795</text:p>
          </table:table-cell>
          <table:table-cell office:value-type="float" office:value="-177.335134426967" calcext:value-type="float">
            <text:p>-177.335134426967</text:p>
          </table:table-cell>
          <table:table-cell office:value-type="float" office:value="-153.865802748895" calcext:value-type="float">
            <text:p>-153.865802748895</text:p>
          </table:table-cell>
          <table:table-cell office:value-type="float" office:value="-136.096344720882" calcext:value-type="float">
            <text:p>-136.096344720882</text:p>
          </table:table-cell>
          <table:table-cell office:value-type="float" office:value="750" calcext:value-type="float">
            <text:p>750</text:p>
          </table:table-cell>
          <table:table-cell office:value-type="float" office:value="-143.348323505917" calcext:value-type="float">
            <text:p>-143.348323505917</text:p>
          </table:table-cell>
        </table:table-row>
        <table:table-row table:style-name="ro1">
          <table:table-cell office:value-type="string" calcext:value-type="string">
            <text:p>2019-12-02 23:19:35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4890535260784" calcext:value-type="float">
            <text:p>73.4890535260784</text:p>
          </table:table-cell>
          <table:table-cell office:value-type="float" office:value="981.541400778411" calcext:value-type="float">
            <text:p>981.541400778411</text:p>
          </table:table-cell>
          <table:table-cell office:value-type="float" office:value="4089834" calcext:value-type="float">
            <text:p>4089834</text:p>
          </table:table-cell>
          <table:table-cell office:value-type="float" office:value="2053867" calcext:value-type="float">
            <text:p>2053867</text:p>
          </table:table-cell>
          <table:table-cell office:value-type="float" office:value="608590" calcext:value-type="float">
            <text:p>608590</text:p>
          </table:table-cell>
          <table:table-cell office:value-type="float" office:value="805416" calcext:value-type="float">
            <text:p>805416</text:p>
          </table:table-cell>
          <table:table-cell office:value-type="float" office:value="951634" calcext:value-type="float">
            <text:p>9516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3445" calcext:value-type="float">
            <text:p>893445</text:p>
          </table:table-cell>
          <table:table-cell office:value-type="float" office:value="219999" calcext:value-type="float">
            <text:p>219999</text:p>
          </table:table-cell>
          <table:table-cell office:value-type="float" office:value="2.43773131820337" calcext:value-type="float">
            <text:p>2.43773131820337</text:p>
          </table:table-cell>
          <table:table-cell office:value-type="float" office:value="1.22420027544502" calcext:value-type="float">
            <text:p>1.22420027544502</text:p>
          </table:table-cell>
          <table:table-cell office:value-type="float" office:value="0.362747950881475" calcext:value-type="float">
            <text:p>0.362747950881475</text:p>
          </table:table-cell>
          <table:table-cell office:value-type="float" office:value="0.480065402992416" calcext:value-type="float">
            <text:p>0.480065402992416</text:p>
          </table:table-cell>
          <table:table-cell office:value-type="float" office:value="0.567218132879512" calcext:value-type="float">
            <text:p>0.567218132879512</text:p>
          </table:table-cell>
          <table:table-cell office:value-type="float" office:value="5" calcext:value-type="float">
            <text:p>5</text:p>
          </table:table-cell>
          <table:table-cell office:value-type="float" office:value="0.532534781996582" calcext:value-type="float">
            <text:p>0.532534781996582</text:p>
          </table:table-cell>
          <table:table-cell office:value-type="float" office:value="0.131129638091283" calcext:value-type="float">
            <text:p>0.131129638091283</text:p>
          </table:table-cell>
          <table:table-cell office:value-type="float" office:value="-177.450409823705" calcext:value-type="float">
            <text:p>-177.450409823705</text:p>
          </table:table-cell>
          <table:table-cell office:value-type="float" office:value="-153.986919401517" calcext:value-type="float">
            <text:p>-153.986919401517</text:p>
          </table:table-cell>
          <table:table-cell office:value-type="float" office:value="-136.556373424098" calcext:value-type="float">
            <text:p>-136.556373424098</text:p>
          </table:table-cell>
          <table:table-cell office:value-type="float" office:value="750" calcext:value-type="float">
            <text:p>750</text:p>
          </table:table-cell>
          <table:table-cell office:value-type="float" office:value="-143.493043600684" calcext:value-type="float">
            <text:p>-143.493043600684</text:p>
          </table:table-cell>
        </table:table-row>
        <table:table-row table:style-name="ro1">
          <table:table-cell office:value-type="string" calcext:value-type="string">
            <text:p>2019-12-02 23:19:3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00136063379" calcext:value-type="float">
            <text:p>73.500136063379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8436" calcext:value-type="float">
            <text:p>4088436</text:p>
          </table:table-cell>
          <table:table-cell office:value-type="float" office:value="2043779" calcext:value-type="float">
            <text:p>2043779</text:p>
          </table:table-cell>
          <table:table-cell office:value-type="float" office:value="607159" calcext:value-type="float">
            <text:p>607159</text:p>
          </table:table-cell>
          <table:table-cell office:value-type="float" office:value="805135" calcext:value-type="float">
            <text:p>805135</text:p>
          </table:table-cell>
          <table:table-cell office:value-type="float" office:value="951559" calcext:value-type="float">
            <text:p>9515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90621" calcext:value-type="float">
            <text:p>890621</text:p>
          </table:table-cell>
          <table:table-cell office:value-type="float" office:value="220085" calcext:value-type="float">
            <text:p>220085</text:p>
          </table:table-cell>
          <table:table-cell office:value-type="float" office:value="2.43689804517007" calcext:value-type="float">
            <text:p>2.43689804517007</text:p>
          </table:table-cell>
          <table:table-cell office:value-type="float" office:value="1.21818735816328" calcext:value-type="float">
            <text:p>1.21818735816328</text:p>
          </table:table-cell>
          <table:table-cell office:value-type="float" office:value="0.361895008313061" calcext:value-type="float">
            <text:p>0.361895008313061</text:p>
          </table:table-cell>
          <table:table-cell office:value-type="float" office:value="0.479897913920631" calcext:value-type="float">
            <text:p>0.479897913920631</text:p>
          </table:table-cell>
          <table:table-cell office:value-type="float" office:value="0.567173429390601" calcext:value-type="float">
            <text:p>0.567173429390601</text:p>
          </table:table-cell>
          <table:table-cell office:value-type="float" office:value="5" calcext:value-type="float">
            <text:p>5</text:p>
          </table:table-cell>
          <table:table-cell office:value-type="float" office:value="0.530851546627468" calcext:value-type="float">
            <text:p>0.530851546627468</text:p>
          </table:table-cell>
          <table:table-cell office:value-type="float" office:value="0.1311808980919" calcext:value-type="float">
            <text:p>0.1311808980919</text:p>
          </table:table-cell>
          <table:table-cell office:value-type="float" office:value="-177.620998337388" calcext:value-type="float">
            <text:p>-177.620998337388</text:p>
          </table:table-cell>
          <table:table-cell office:value-type="float" office:value="-154.020417215874" calcext:value-type="float">
            <text:p>-154.020417215874</text:p>
          </table:table-cell>
          <table:table-cell office:value-type="float" office:value="-136.56531412188" calcext:value-type="float">
            <text:p>-136.56531412188</text:p>
          </table:table-cell>
          <table:table-cell office:value-type="float" office:value="750" calcext:value-type="float">
            <text:p>750</text:p>
          </table:table-cell>
          <table:table-cell office:value-type="float" office:value="-143.829690674507" calcext:value-type="float">
            <text:p>-143.829690674507</text:p>
          </table:table-cell>
        </table:table-row>
        <table:table-row table:style-name="ro1">
          <table:table-cell office:value-type="string" calcext:value-type="string">
            <text:p>2019-12-02 23:19:38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4886521555725" calcext:value-type="float">
            <text:p>73.4886521555725</text:p>
          </table:table-cell>
          <table:table-cell office:value-type="float" office:value="981.56035041392" calcext:value-type="float">
            <text:p>981.56035041392</text:p>
          </table:table-cell>
          <table:table-cell office:value-type="float" office:value="4088176" calcext:value-type="float">
            <text:p>4088176</text:p>
          </table:table-cell>
          <table:table-cell office:value-type="float" office:value="2060320" calcext:value-type="float">
            <text:p>2060320</text:p>
          </table:table-cell>
          <table:table-cell office:value-type="float" office:value="605602" calcext:value-type="float">
            <text:p>605602</text:p>
          </table:table-cell>
          <table:table-cell office:value-type="float" office:value="804140" calcext:value-type="float">
            <text:p>804140</text:p>
          </table:table-cell>
          <table:table-cell office:value-type="float" office:value="949952" calcext:value-type="float">
            <text:p>9499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8601" calcext:value-type="float">
            <text:p>888601</text:p>
          </table:table-cell>
          <table:table-cell office:value-type="float" office:value="220161" calcext:value-type="float">
            <text:p>220161</text:p>
          </table:table-cell>
          <table:table-cell office:value-type="float" office:value="2.43674307307518" calcext:value-type="float">
            <text:p>2.43674307307518</text:p>
          </table:table-cell>
          <table:table-cell office:value-type="float" office:value="1.22804656363089" calcext:value-type="float">
            <text:p>1.22804656363089</text:p>
          </table:table-cell>
          <table:table-cell office:value-type="float" office:value="0.360966963883276" calcext:value-type="float">
            <text:p>0.360966963883276</text:p>
          </table:table-cell>
          <table:table-cell office:value-type="float" office:value="0.479304847634417" calcext:value-type="float">
            <text:p>0.479304847634417</text:p>
          </table:table-cell>
          <table:table-cell office:value-type="float" office:value="0.566215582634876" calcext:value-type="float">
            <text:p>0.566215582634876</text:p>
          </table:table-cell>
          <table:table-cell office:value-type="float" office:value="5" calcext:value-type="float">
            <text:p>5</text:p>
          </table:table-cell>
          <table:table-cell office:value-type="float" office:value="0.529647532659475" calcext:value-type="float">
            <text:p>0.529647532659475</text:p>
          </table:table-cell>
          <table:table-cell office:value-type="float" office:value="0.13122619762733" calcext:value-type="float">
            <text:p>0.13122619762733</text:p>
          </table:table-cell>
          <table:table-cell office:value-type="float" office:value="-177.806607223345" calcext:value-type="float">
            <text:p>-177.806607223345</text:p>
          </table:table-cell>
          <table:table-cell office:value-type="float" office:value="-154.139030473117" calcext:value-type="float">
            <text:p>-154.139030473117</text:p>
          </table:table-cell>
          <table:table-cell office:value-type="float" office:value="-136.756883473025" calcext:value-type="float">
            <text:p>-136.756883473025</text:p>
          </table:table-cell>
          <table:table-cell office:value-type="float" office:value="750" calcext:value-type="float">
            <text:p>750</text:p>
          </table:table-cell>
          <table:table-cell office:value-type="float" office:value="-144.070493468105" calcext:value-type="float">
            <text:p>-144.070493468105</text:p>
          </table:table-cell>
        </table:table-row>
        <table:table-row table:style-name="ro1">
          <table:table-cell office:value-type="string" calcext:value-type="string">
            <text:p>2019-12-02 23:19:39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4886521555725" calcext:value-type="float">
            <text:p>73.4886521555725</text:p>
          </table:table-cell>
          <table:table-cell office:value-type="float" office:value="981.532883176767" calcext:value-type="float">
            <text:p>981.532883176767</text:p>
          </table:table-cell>
          <table:table-cell office:value-type="float" office:value="4089283" calcext:value-type="float">
            <text:p>4089283</text:p>
          </table:table-cell>
          <table:table-cell office:value-type="float" office:value="2065316" calcext:value-type="float">
            <text:p>2065316</text:p>
          </table:table-cell>
          <table:table-cell office:value-type="float" office:value="604313" calcext:value-type="float">
            <text:p>604313</text:p>
          </table:table-cell>
          <table:table-cell office:value-type="float" office:value="803021" calcext:value-type="float">
            <text:p>803021</text:p>
          </table:table-cell>
          <table:table-cell office:value-type="float" office:value="947794" calcext:value-type="float">
            <text:p>9477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6889" calcext:value-type="float">
            <text:p>886889</text:p>
          </table:table-cell>
          <table:table-cell office:value-type="float" office:value="220048" calcext:value-type="float">
            <text:p>220048</text:p>
          </table:table-cell>
          <table:table-cell office:value-type="float" office:value="2.4374028965715" calcext:value-type="float">
            <text:p>2.4374028965715</text:p>
          </table:table-cell>
          <table:table-cell office:value-type="float" office:value="1.23102441203885" calcext:value-type="float">
            <text:p>1.23102441203885</text:p>
          </table:table-cell>
          <table:table-cell office:value-type="float" office:value="0.360198659920533" calcext:value-type="float">
            <text:p>0.360198659920533</text:p>
          </table:table-cell>
          <table:table-cell office:value-type="float" office:value="0.47863787157987" calcext:value-type="float">
            <text:p>0.47863787157987</text:p>
          </table:table-cell>
          <table:table-cell office:value-type="float" office:value="0.564929314247288" calcext:value-type="float">
            <text:p>0.564929314247288</text:p>
          </table:table-cell>
          <table:table-cell office:value-type="float" office:value="5" calcext:value-type="float">
            <text:p>5</text:p>
          </table:table-cell>
          <table:table-cell office:value-type="float" office:value="0.528627101019275" calcext:value-type="float">
            <text:p>0.528627101019275</text:p>
          </table:table-cell>
          <table:table-cell office:value-type="float" office:value="0.131158844370704" calcext:value-type="float">
            <text:p>0.131158844370704</text:p>
          </table:table-cell>
          <table:table-cell office:value-type="float" office:value="-177.960268015893" calcext:value-type="float">
            <text:p>-177.960268015893</text:p>
          </table:table-cell>
          <table:table-cell office:value-type="float" office:value="-154.272425684026" calcext:value-type="float">
            <text:p>-154.272425684026</text:p>
          </table:table-cell>
          <table:table-cell office:value-type="float" office:value="-137.014137150542" calcext:value-type="float">
            <text:p>-137.014137150542</text:p>
          </table:table-cell>
          <table:table-cell office:value-type="float" office:value="750" calcext:value-type="float">
            <text:p>750</text:p>
          </table:table-cell>
          <table:table-cell office:value-type="float" office:value="-144.274579796145" calcext:value-type="float">
            <text:p>-144.274579796145</text:p>
          </table:table-cell>
        </table:table-row>
        <table:table-row table:style-name="ro1">
          <table:table-cell office:value-type="string" calcext:value-type="string">
            <text:p>2019-12-02 23:19:4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046735484019" calcext:value-type="float">
            <text:p>73.5046735484019</text:p>
          </table:table-cell>
          <table:table-cell office:value-type="float" office:value="981.532883176767" calcext:value-type="float">
            <text:p>981.532883176767</text:p>
          </table:table-cell>
          <table:table-cell office:value-type="float" office:value="4087010" calcext:value-type="float">
            <text:p>4087010</text:p>
          </table:table-cell>
          <table:table-cell office:value-type="float" office:value="2040821" calcext:value-type="float">
            <text:p>2040821</text:p>
          </table:table-cell>
          <table:table-cell office:value-type="float" office:value="602840" calcext:value-type="float">
            <text:p>602840</text:p>
          </table:table-cell>
          <table:table-cell office:value-type="float" office:value="801952" calcext:value-type="float">
            <text:p>801952</text:p>
          </table:table-cell>
          <table:table-cell office:value-type="float" office:value="944707" calcext:value-type="float">
            <text:p>9447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5367" calcext:value-type="float">
            <text:p>885367</text:p>
          </table:table-cell>
          <table:table-cell office:value-type="float" office:value="220087" calcext:value-type="float">
            <text:p>220087</text:p>
          </table:table-cell>
          <table:table-cell office:value-type="float" office:value="2.43604808283425" calcext:value-type="float">
            <text:p>2.43604808283425</text:p>
          </table:table-cell>
          <table:table-cell office:value-type="float" office:value="1.21642425256065" calcext:value-type="float">
            <text:p>1.21642425256065</text:p>
          </table:table-cell>
          <table:table-cell office:value-type="float" office:value="0.359320683398328" calcext:value-type="float">
            <text:p>0.359320683398328</text:p>
          </table:table-cell>
          <table:table-cell office:value-type="float" office:value="0.478000697851264" calcext:value-type="float">
            <text:p>0.478000697851264</text:p>
          </table:table-cell>
          <table:table-cell office:value-type="float" office:value="0.563089318643727" calcext:value-type="float">
            <text:p>0.563089318643727</text:p>
          </table:table-cell>
          <table:table-cell office:value-type="float" office:value="5" calcext:value-type="float">
            <text:p>5</text:p>
          </table:table-cell>
          <table:table-cell office:value-type="float" office:value="0.527719918217649" calcext:value-type="float">
            <text:p>0.527719918217649</text:p>
          </table:table-cell>
          <table:table-cell office:value-type="float" office:value="0.131182090184938" calcext:value-type="float">
            <text:p>0.131182090184938</text:p>
          </table:table-cell>
          <table:table-cell office:value-type="float" office:value="-178.135863320334" calcext:value-type="float">
            <text:p>-178.135863320334</text:p>
          </table:table-cell>
          <table:table-cell office:value-type="float" office:value="-154.399860429747" calcext:value-type="float">
            <text:p>-154.399860429747</text:p>
          </table:table-cell>
          <table:table-cell office:value-type="float" office:value="-137.382136271255" calcext:value-type="float">
            <text:p>-137.382136271255</text:p>
          </table:table-cell>
          <table:table-cell office:value-type="float" office:value="750" calcext:value-type="float">
            <text:p>750</text:p>
          </table:table-cell>
          <table:table-cell office:value-type="float" office:value="-144.45601635647" calcext:value-type="float">
            <text:p>-144.45601635647</text:p>
          </table:table-cell>
        </table:table-row>
        <table:table-row table:style-name="ro1">
          <table:table-cell office:value-type="string" calcext:value-type="string">
            <text:p>2019-12-02 23:19:42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046735484019" calcext:value-type="float">
            <text:p>73.5046735484019</text:p>
          </table:table-cell>
          <table:table-cell office:value-type="float" office:value="981.477948767588" calcext:value-type="float">
            <text:p>981.477948767588</text:p>
          </table:table-cell>
          <table:table-cell office:value-type="float" office:value="4087549" calcext:value-type="float">
            <text:p>4087549</text:p>
          </table:table-cell>
          <table:table-cell office:value-type="float" office:value="2064681" calcext:value-type="float">
            <text:p>2064681</text:p>
          </table:table-cell>
          <table:table-cell office:value-type="float" office:value="601507" calcext:value-type="float">
            <text:p>601507</text:p>
          </table:table-cell>
          <table:table-cell office:value-type="float" office:value="801535" calcext:value-type="float">
            <text:p>801535</text:p>
          </table:table-cell>
          <table:table-cell office:value-type="float" office:value="943984" calcext:value-type="float">
            <text:p>943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2931" calcext:value-type="float">
            <text:p>882931</text:p>
          </table:table-cell>
          <table:table-cell office:value-type="float" office:value="220056" calcext:value-type="float">
            <text:p>220056</text:p>
          </table:table-cell>
          <table:table-cell office:value-type="float" office:value="2.43636935190789" calcext:value-type="float">
            <text:p>2.43636935190789</text:p>
          </table:table-cell>
          <table:table-cell office:value-type="float" office:value="1.23064592249941" calcext:value-type="float">
            <text:p>1.23064592249941</text:p>
          </table:table-cell>
          <table:table-cell office:value-type="float" office:value="0.358526153388757" calcext:value-type="float">
            <text:p>0.358526153388757</text:p>
          </table:table-cell>
          <table:table-cell office:value-type="float" office:value="0.477752146452921" calcext:value-type="float">
            <text:p>0.477752146452921</text:p>
          </table:table-cell>
          <table:table-cell office:value-type="float" office:value="0.562658377010629" calcext:value-type="float">
            <text:p>0.562658377010629</text:p>
          </table:table-cell>
          <table:table-cell office:value-type="float" office:value="5" calcext:value-type="float">
            <text:p>5</text:p>
          </table:table-cell>
          <table:table-cell office:value-type="float" office:value="0.526267948897832" calcext:value-type="float">
            <text:p>0.526267948897832</text:p>
          </table:table-cell>
          <table:table-cell office:value-type="float" office:value="0.131163612742855" calcext:value-type="float">
            <text:p>0.131163612742855</text:p>
          </table:table-cell>
          <table:table-cell office:value-type="float" office:value="-178.294769322249" calcext:value-type="float">
            <text:p>-178.294769322249</text:p>
          </table:table-cell>
          <table:table-cell office:value-type="float" office:value="-154.449570709416" calcext:value-type="float">
            <text:p>-154.449570709416</text:p>
          </table:table-cell>
          <table:table-cell office:value-type="float" office:value="-137.468324597874" calcext:value-type="float">
            <text:p>-137.468324597874</text:p>
          </table:table-cell>
          <table:table-cell office:value-type="float" office:value="750" calcext:value-type="float">
            <text:p>750</text:p>
          </table:table-cell>
          <table:table-cell office:value-type="float" office:value="-144.746410220434" calcext:value-type="float">
            <text:p>-144.746410220434</text:p>
          </table:table-cell>
        </table:table-row>
        <table:table-row table:style-name="ro1">
          <table:table-cell office:value-type="string" calcext:value-type="string">
            <text:p>2019-12-02 23:19:43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042719888479" calcext:value-type="float">
            <text:p>73.5042719888479</text:p>
          </table:table-cell>
          <table:table-cell office:value-type="float" office:value="981.496898625332" calcext:value-type="float">
            <text:p>981.496898625332</text:p>
          </table:table-cell>
          <table:table-cell office:value-type="float" office:value="4089971" calcext:value-type="float">
            <text:p>4089971</text:p>
          </table:table-cell>
          <table:table-cell office:value-type="float" office:value="2062630" calcext:value-type="float">
            <text:p>2062630</text:p>
          </table:table-cell>
          <table:table-cell office:value-type="float" office:value="600323" calcext:value-type="float">
            <text:p>600323</text:p>
          </table:table-cell>
          <table:table-cell office:value-type="float" office:value="800430" calcext:value-type="float">
            <text:p>800430</text:p>
          </table:table-cell>
          <table:table-cell office:value-type="float" office:value="940540" calcext:value-type="float">
            <text:p>9405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81700" calcext:value-type="float">
            <text:p>881700</text:p>
          </table:table-cell>
          <table:table-cell office:value-type="float" office:value="219918" calcext:value-type="float">
            <text:p>219918</text:p>
          </table:table-cell>
          <table:table-cell office:value-type="float" office:value="2.43781297657644" calcext:value-type="float">
            <text:p>2.43781297657644</text:p>
          </table:table-cell>
          <table:table-cell office:value-type="float" office:value="1.22942343108933" calcext:value-type="float">
            <text:p>1.22942343108933</text:p>
          </table:table-cell>
          <table:table-cell office:value-type="float" office:value="0.357820434310488" calcext:value-type="float">
            <text:p>0.357820434310488</text:p>
          </table:table-cell>
          <table:table-cell office:value-type="float" office:value="0.477093515049638" calcext:value-type="float">
            <text:p>0.477093515049638</text:p>
          </table:table-cell>
          <table:table-cell office:value-type="float" office:value="0.560605592799853" calcext:value-type="float">
            <text:p>0.560605592799853</text:p>
          </table:table-cell>
          <table:table-cell office:value-type="float" office:value="5" calcext:value-type="float">
            <text:p>5</text:p>
          </table:table-cell>
          <table:table-cell office:value-type="float" office:value="0.52553421563318" calcext:value-type="float">
            <text:p>0.52553421563318</text:p>
          </table:table-cell>
          <table:table-cell office:value-type="float" office:value="0.131081358323259" calcext:value-type="float">
            <text:p>0.131081358323259</text:p>
          </table:table-cell>
          <table:table-cell office:value-type="float" office:value="-178.435913137902" calcext:value-type="float">
            <text:p>-178.435913137902</text:p>
          </table:table-cell>
          <table:table-cell office:value-type="float" office:value="-154.581296990072" calcext:value-type="float">
            <text:p>-154.581296990072</text:p>
          </table:table-cell>
          <table:table-cell office:value-type="float" office:value="-137.878881440029" calcext:value-type="float">
            <text:p>-137.878881440029</text:p>
          </table:table-cell>
          <table:table-cell office:value-type="float" office:value="750" calcext:value-type="float">
            <text:p>750</text:p>
          </table:table-cell>
          <table:table-cell office:value-type="float" office:value="-144.893156873364" calcext:value-type="float">
            <text:p>-144.893156873364</text:p>
          </table:table-cell>
        </table:table-row>
        <table:table-row table:style-name="ro1">
          <table:table-cell office:value-type="string" calcext:value-type="string">
            <text:p>2019-12-02 23:19:44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206948645691" calcext:value-type="float">
            <text:p>73.5206948645691</text:p>
          </table:table-cell>
          <table:table-cell office:value-type="float" office:value="981.587817672782" calcext:value-type="float">
            <text:p>981.587817672782</text:p>
          </table:table-cell>
          <table:table-cell office:value-type="float" office:value="4087569" calcext:value-type="float">
            <text:p>4087569</text:p>
          </table:table-cell>
          <table:table-cell office:value-type="float" office:value="2061867" calcext:value-type="float">
            <text:p>2061867</text:p>
          </table:table-cell>
          <table:table-cell office:value-type="float" office:value="599387" calcext:value-type="float">
            <text:p>599387</text:p>
          </table:table-cell>
          <table:table-cell office:value-type="float" office:value="799781" calcext:value-type="float">
            <text:p>799781</text:p>
          </table:table-cell>
          <table:table-cell office:value-type="float" office:value="939906" calcext:value-type="float">
            <text:p>9399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9417" calcext:value-type="float">
            <text:p>879417</text:p>
          </table:table-cell>
          <table:table-cell office:value-type="float" office:value="220019" calcext:value-type="float">
            <text:p>220019</text:p>
          </table:table-cell>
          <table:table-cell office:value-type="float" office:value="2.43638127283827" calcext:value-type="float">
            <text:p>2.43638127283827</text:p>
          </table:table-cell>
          <table:table-cell office:value-type="float" office:value="1.22896864759548" calcext:value-type="float">
            <text:p>1.22896864759548</text:p>
          </table:table-cell>
          <table:table-cell office:value-type="float" office:value="0.357262534768884" calcext:value-type="float">
            <text:p>0.357262534768884</text:p>
          </table:table-cell>
          <table:table-cell office:value-type="float" office:value="0.476706680858932" calcext:value-type="float">
            <text:p>0.476706680858932</text:p>
          </table:table-cell>
          <table:table-cell office:value-type="float" office:value="0.560227699306929" calcext:value-type="float">
            <text:p>0.560227699306929</text:p>
          </table:table-cell>
          <table:table-cell office:value-type="float" office:value="5" calcext:value-type="float">
            <text:p>5</text:p>
          </table:table-cell>
          <table:table-cell office:value-type="float" office:value="0.52417344143074" calcext:value-type="float">
            <text:p>0.52417344143074</text:p>
          </table:table-cell>
          <table:table-cell office:value-type="float" office:value="0.131141559021659" calcext:value-type="float">
            <text:p>0.131141559021659</text:p>
          </table:table-cell>
          <table:table-cell office:value-type="float" office:value="-178.547493046223" calcext:value-type="float">
            <text:p>-178.547493046223</text:p>
          </table:table-cell>
          <table:table-cell office:value-type="float" office:value="-154.658663828214" calcext:value-type="float">
            <text:p>-154.658663828214</text:p>
          </table:table-cell>
          <table:table-cell office:value-type="float" office:value="-137.954460138614" calcext:value-type="float">
            <text:p>-137.954460138614</text:p>
          </table:table-cell>
          <table:table-cell office:value-type="float" office:value="750" calcext:value-type="float">
            <text:p>750</text:p>
          </table:table-cell>
          <table:table-cell office:value-type="float" office:value="-145.165311713852" calcext:value-type="float">
            <text:p>-145.165311713852</text:p>
          </table:table-cell>
        </table:table-row>
        <table:table-row table:style-name="ro1">
          <table:table-cell office:value-type="string" calcext:value-type="string">
            <text:p>2019-12-02 23:19:46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5252316789822" calcext:value-type="float">
            <text:p>73.5252316789822</text:p>
          </table:table-cell>
          <table:table-cell office:value-type="float" office:value="981.515848084038" calcext:value-type="float">
            <text:p>981.515848084038</text:p>
          </table:table-cell>
          <table:table-cell office:value-type="float" office:value="4088525" calcext:value-type="float">
            <text:p>4088525</text:p>
          </table:table-cell>
          <table:table-cell office:value-type="float" office:value="2065171" calcext:value-type="float">
            <text:p>2065171</text:p>
          </table:table-cell>
          <table:table-cell office:value-type="float" office:value="598539" calcext:value-type="float">
            <text:p>598539</text:p>
          </table:table-cell>
          <table:table-cell office:value-type="float" office:value="798579" calcext:value-type="float">
            <text:p>798579</text:p>
          </table:table-cell>
          <table:table-cell office:value-type="float" office:value="937794" calcext:value-type="float">
            <text:p>9377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7598" calcext:value-type="float">
            <text:p>877598</text:p>
          </table:table-cell>
          <table:table-cell office:value-type="float" office:value="220147" calcext:value-type="float">
            <text:p>220147</text:p>
          </table:table-cell>
          <table:table-cell office:value-type="float" office:value="2.43695109331025" calcext:value-type="float">
            <text:p>2.43695109331025</text:p>
          </table:table-cell>
          <table:table-cell office:value-type="float" office:value="1.23093798529363" calcext:value-type="float">
            <text:p>1.23093798529363</text:p>
          </table:table-cell>
          <table:table-cell office:value-type="float" office:value="0.356757087320934" calcext:value-type="float">
            <text:p>0.356757087320934</text:p>
          </table:table-cell>
          <table:table-cell office:value-type="float" office:value="0.475990232943324" calcext:value-type="float">
            <text:p>0.475990232943324</text:p>
          </table:table-cell>
          <table:table-cell office:value-type="float" office:value="0.558968849059206" calcext:value-type="float">
            <text:p>0.558968849059206</text:p>
          </table:table-cell>
          <table:table-cell office:value-type="float" office:value="5" calcext:value-type="float">
            <text:p>5</text:p>
          </table:table-cell>
          <table:table-cell office:value-type="float" office:value="0.523089232813028" calcext:value-type="float">
            <text:p>0.523089232813028</text:p>
          </table:table-cell>
          <table:table-cell office:value-type="float" office:value="0.131217852976066" calcext:value-type="float">
            <text:p>0.131217852976066</text:p>
          </table:table-cell>
          <table:table-cell office:value-type="float" office:value="-178.648582535813" calcext:value-type="float">
            <text:p>-178.648582535813</text:p>
          </table:table-cell>
          <table:table-cell office:value-type="float" office:value="-154.801953411335" calcext:value-type="float">
            <text:p>-154.801953411335</text:p>
          </table:table-cell>
          <table:table-cell office:value-type="float" office:value="-138.206230188159" calcext:value-type="float">
            <text:p>-138.206230188159</text:p>
          </table:table-cell>
          <table:table-cell office:value-type="float" office:value="750" calcext:value-type="float">
            <text:p>750</text:p>
          </table:table-cell>
          <table:table-cell office:value-type="float" office:value="-145.382153437394" calcext:value-type="float">
            <text:p>-145.382153437394</text:p>
          </table:table-cell>
        </table:table-row>
        <table:table-row table:style-name="ro1">
          <table:table-cell office:value-type="string" calcext:value-type="string">
            <text:p>2019-12-02 23:19:47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260352862555" calcext:value-type="float">
            <text:p>73.5260352862555</text:p>
          </table:table-cell>
          <table:table-cell office:value-type="float" office:value="981.477948767588" calcext:value-type="float">
            <text:p>981.477948767588</text:p>
          </table:table-cell>
          <table:table-cell office:value-type="float" office:value="4089983" calcext:value-type="float">
            <text:p>4089983</text:p>
          </table:table-cell>
          <table:table-cell office:value-type="float" office:value="2040020" calcext:value-type="float">
            <text:p>2040020</text:p>
          </table:table-cell>
          <table:table-cell office:value-type="float" office:value="598060" calcext:value-type="float">
            <text:p>598060</text:p>
          </table:table-cell>
          <table:table-cell office:value-type="float" office:value="797936" calcext:value-type="float">
            <text:p>797936</text:p>
          </table:table-cell>
          <table:table-cell office:value-type="float" office:value="935326" calcext:value-type="float">
            <text:p>9353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5930" calcext:value-type="float">
            <text:p>875930</text:p>
          </table:table-cell>
          <table:table-cell office:value-type="float" office:value="220048" calcext:value-type="float">
            <text:p>220048</text:p>
          </table:table-cell>
          <table:table-cell office:value-type="float" office:value="2.43782012913467" calcext:value-type="float">
            <text:p>2.43782012913467</text:p>
          </table:table-cell>
          <table:table-cell office:value-type="float" office:value="1.21594681929908" calcext:value-type="float">
            <text:p>1.21594681929908</text:p>
          </table:table-cell>
          <table:table-cell office:value-type="float" office:value="0.356471581038425" calcext:value-type="float">
            <text:p>0.356471581038425</text:p>
          </table:table-cell>
          <table:table-cell office:value-type="float" office:value="0.475606975031731" calcext:value-type="float">
            <text:p>0.475606975031731</text:p>
          </table:table-cell>
          <table:table-cell office:value-type="float" office:value="0.557497806250787" calcext:value-type="float">
            <text:p>0.557497806250787</text:p>
          </table:table-cell>
          <table:table-cell office:value-type="float" office:value="5" calcext:value-type="float">
            <text:p>5</text:p>
          </table:table-cell>
          <table:table-cell office:value-type="float" office:value="0.522095027219656" calcext:value-type="float">
            <text:p>0.522095027219656</text:p>
          </table:table-cell>
          <table:table-cell office:value-type="float" office:value="0.131158844370704" calcext:value-type="float">
            <text:p>0.131158844370704</text:p>
          </table:table-cell>
          <table:table-cell office:value-type="float" office:value="-178.705683792315" calcext:value-type="float">
            <text:p>-178.705683792315</text:p>
          </table:table-cell>
          <table:table-cell office:value-type="float" office:value="-154.878604993654" calcext:value-type="float">
            <text:p>-154.878604993654</text:p>
          </table:table-cell>
          <table:table-cell office:value-type="float" office:value="-138.500438749842" calcext:value-type="float">
            <text:p>-138.500438749842</text:p>
          </table:table-cell>
          <table:table-cell office:value-type="float" office:value="750" calcext:value-type="float">
            <text:p>750</text:p>
          </table:table-cell>
          <table:table-cell office:value-type="float" office:value="-145.580994556069" calcext:value-type="float">
            <text:p>-145.580994556069</text:p>
          </table:table-cell>
        </table:table-row>
        <table:table-row table:style-name="ro1">
          <table:table-cell office:value-type="string" calcext:value-type="string">
            <text:p>2019-12-02 23:19:48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309738407511" calcext:value-type="float">
            <text:p>73.5309738407511</text:p>
          </table:table-cell>
          <table:table-cell office:value-type="float" office:value="981.496898625332" calcext:value-type="float">
            <text:p>981.496898625332</text:p>
          </table:table-cell>
          <table:table-cell office:value-type="float" office:value="4088081" calcext:value-type="float">
            <text:p>4088081</text:p>
          </table:table-cell>
          <table:table-cell office:value-type="float" office:value="2060727" calcext:value-type="float">
            <text:p>2060727</text:p>
          </table:table-cell>
          <table:table-cell office:value-type="float" office:value="597198" calcext:value-type="float">
            <text:p>597198</text:p>
          </table:table-cell>
          <table:table-cell office:value-type="float" office:value="796983" calcext:value-type="float">
            <text:p>796983</text:p>
          </table:table-cell>
          <table:table-cell office:value-type="float" office:value="933882" calcext:value-type="float">
            <text:p>9338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4043" calcext:value-type="float">
            <text:p>874043</text:p>
          </table:table-cell>
          <table:table-cell office:value-type="float" office:value="220063" calcext:value-type="float">
            <text:p>220063</text:p>
          </table:table-cell>
          <table:table-cell office:value-type="float" office:value="2.4366864486559" calcext:value-type="float">
            <text:p>2.4366864486559</text:p>
          </table:table-cell>
          <table:table-cell office:value-type="float" office:value="1.22828915456404" calcext:value-type="float">
            <text:p>1.22828915456404</text:p>
          </table:table-cell>
          <table:table-cell office:value-type="float" office:value="0.355957788939212" calcext:value-type="float">
            <text:p>0.355957788939212</text:p>
          </table:table-cell>
          <table:table-cell office:value-type="float" office:value="0.475038942699306" calcext:value-type="float">
            <text:p>0.475038942699306</text:p>
          </table:table-cell>
          <table:table-cell office:value-type="float" office:value="0.556637115077628" calcext:value-type="float">
            <text:p>0.556637115077628</text:p>
          </table:table-cell>
          <table:table-cell office:value-type="float" office:value="5" calcext:value-type="float">
            <text:p>5</text:p>
          </table:table-cell>
          <table:table-cell office:value-type="float" office:value="0.520970287438665" calcext:value-type="float">
            <text:p>0.520970287438665</text:p>
          </table:table-cell>
          <table:table-cell office:value-type="float" office:value="0.131167785068486" calcext:value-type="float">
            <text:p>0.131167785068486</text:p>
          </table:table-cell>
          <table:table-cell office:value-type="float" office:value="-178.808442212158" calcext:value-type="float">
            <text:p>-178.808442212158</text:p>
          </table:table-cell>
          <table:table-cell office:value-type="float" office:value="-154.992211460139" calcext:value-type="float">
            <text:p>-154.992211460139</text:p>
          </table:table-cell>
          <table:table-cell office:value-type="float" office:value="-138.672576984474" calcext:value-type="float">
            <text:p>-138.672576984474</text:p>
          </table:table-cell>
          <table:table-cell office:value-type="float" office:value="750" calcext:value-type="float">
            <text:p>750</text:p>
          </table:table-cell>
          <table:table-cell office:value-type="float" office:value="-145.805942512267" calcext:value-type="float">
            <text:p>-145.805942512267</text:p>
          </table:table-cell>
        </table:table-row>
        <table:table-row table:style-name="ro1">
          <table:table-cell office:value-type="string" calcext:value-type="string">
            <text:p>2019-12-02 23:19:49</text:p>
          </table:table-cell>
          <table:table-cell office:value-type="float" office:value="24.4679388214136" calcext:value-type="float">
            <text:p>24.4679388214136</text:p>
          </table:table-cell>
          <table:table-cell office:value-type="float" office:value="73.5465928019629" calcext:value-type="float">
            <text:p>73.5465928019629</text:p>
          </table:table-cell>
          <table:table-cell office:value-type="float" office:value="981.46091459006" calcext:value-type="float">
            <text:p>981.46091459006</text:p>
          </table:table-cell>
          <table:table-cell office:value-type="float" office:value="4087953" calcext:value-type="float">
            <text:p>4087953</text:p>
          </table:table-cell>
          <table:table-cell office:value-type="float" office:value="2060438" calcext:value-type="float">
            <text:p>2060438</text:p>
          </table:table-cell>
          <table:table-cell office:value-type="float" office:value="596169" calcext:value-type="float">
            <text:p>596169</text:p>
          </table:table-cell>
          <table:table-cell office:value-type="float" office:value="795863" calcext:value-type="float">
            <text:p>795863</text:p>
          </table:table-cell>
          <table:table-cell office:value-type="float" office:value="931753" calcext:value-type="float">
            <text:p>9317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2357" calcext:value-type="float">
            <text:p>872357</text:p>
          </table:table-cell>
          <table:table-cell office:value-type="float" office:value="220080" calcext:value-type="float">
            <text:p>220080</text:p>
          </table:table-cell>
          <table:table-cell office:value-type="float" office:value="2.43661015470149" calcext:value-type="float">
            <text:p>2.43661015470149</text:p>
          </table:table-cell>
          <table:table-cell office:value-type="float" office:value="1.22811689712011" calcext:value-type="float">
            <text:p>1.22811689712011</text:p>
          </table:table-cell>
          <table:table-cell office:value-type="float" office:value="0.355344457071359" calcext:value-type="float">
            <text:p>0.355344457071359</text:p>
          </table:table-cell>
          <table:table-cell office:value-type="float" office:value="0.474371370598241" calcext:value-type="float">
            <text:p>0.474371370598241</text:p>
          </table:table-cell>
          <table:table-cell office:value-type="float" office:value="0.555368132039086" calcext:value-type="float">
            <text:p>0.555368132039086</text:p>
          </table:table-cell>
          <table:table-cell office:value-type="float" office:value="5" calcext:value-type="float">
            <text:p>5</text:p>
          </table:table-cell>
          <table:table-cell office:value-type="float" office:value="0.519965353007955" calcext:value-type="float">
            <text:p>0.519965353007955</text:p>
          </table:table-cell>
          <table:table-cell office:value-type="float" office:value="0.131177917859306" calcext:value-type="float">
            <text:p>0.131177917859306</text:p>
          </table:table-cell>
          <table:table-cell office:value-type="float" office:value="-178.931108585728" calcext:value-type="float">
            <text:p>-178.931108585728</text:p>
          </table:table-cell>
          <table:table-cell office:value-type="float" office:value="-155.125725880352" calcext:value-type="float">
            <text:p>-155.125725880352</text:p>
          </table:table-cell>
          <table:table-cell office:value-type="float" office:value="-138.926373592183" calcext:value-type="float">
            <text:p>-138.926373592183</text:p>
          </table:table-cell>
          <table:table-cell office:value-type="float" office:value="750" calcext:value-type="float">
            <text:p>750</text:p>
          </table:table-cell>
          <table:table-cell office:value-type="float" office:value="-146.006929398409" calcext:value-type="float">
            <text:p>-146.006929398409</text:p>
          </table:table-cell>
        </table:table-row>
        <table:table-row table:style-name="ro1">
          <table:table-cell office:value-type="string" calcext:value-type="string">
            <text:p>2019-12-02 23:19:5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687583530974" calcext:value-type="float">
            <text:p>73.5687583530974</text:p>
          </table:table-cell>
          <table:table-cell office:value-type="float" office:value="981.532883176767" calcext:value-type="float">
            <text:p>981.532883176767</text:p>
          </table:table-cell>
          <table:table-cell office:value-type="float" office:value="4089429" calcext:value-type="float">
            <text:p>4089429</text:p>
          </table:table-cell>
          <table:table-cell office:value-type="float" office:value="2044686" calcext:value-type="float">
            <text:p>2044686</text:p>
          </table:table-cell>
          <table:table-cell office:value-type="float" office:value="594939" calcext:value-type="float">
            <text:p>594939</text:p>
          </table:table-cell>
          <table:table-cell office:value-type="float" office:value="794643" calcext:value-type="float">
            <text:p>794643</text:p>
          </table:table-cell>
          <table:table-cell office:value-type="float" office:value="928633" calcext:value-type="float">
            <text:p>9286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70899" calcext:value-type="float">
            <text:p>870899</text:p>
          </table:table-cell>
          <table:table-cell office:value-type="float" office:value="220110" calcext:value-type="float">
            <text:p>220110</text:p>
          </table:table-cell>
          <table:table-cell office:value-type="float" office:value="2.43748991936325" calcext:value-type="float">
            <text:p>2.43748991936325</text:p>
          </table:table-cell>
          <table:table-cell office:value-type="float" office:value="1.21872797235584" calcext:value-type="float">
            <text:p>1.21872797235584</text:p>
          </table:table-cell>
          <table:table-cell office:value-type="float" office:value="0.354611319853225" calcext:value-type="float">
            <text:p>0.354611319853225</text:p>
          </table:table-cell>
          <table:table-cell office:value-type="float" office:value="0.473644193845295" calcext:value-type="float">
            <text:p>0.473644193845295</text:p>
          </table:table-cell>
          <table:table-cell office:value-type="float" office:value="0.553508466900404" calcext:value-type="float">
            <text:p>0.553508466900404</text:p>
          </table:table-cell>
          <table:table-cell office:value-type="float" office:value="5" calcext:value-type="float">
            <text:p>5</text:p>
          </table:table-cell>
          <table:table-cell office:value-type="float" office:value="0.519096317183532" calcext:value-type="float">
            <text:p>0.519096317183532</text:p>
          </table:table-cell>
          <table:table-cell office:value-type="float" office:value="0.13119579925487" calcext:value-type="float">
            <text:p>0.13119579925487</text:p>
          </table:table-cell>
          <table:table-cell office:value-type="float" office:value="-179.077736029355" calcext:value-type="float">
            <text:p>-179.077736029355</text:p>
          </table:table-cell>
          <table:table-cell office:value-type="float" office:value="-155.271161230941" calcext:value-type="float">
            <text:p>-155.271161230941</text:p>
          </table:table-cell>
          <table:table-cell office:value-type="float" office:value="-139.298306619919" calcext:value-type="float">
            <text:p>-139.298306619919</text:p>
          </table:table-cell>
          <table:table-cell office:value-type="float" office:value="750" calcext:value-type="float">
            <text:p>750</text:p>
          </table:table-cell>
          <table:table-cell office:value-type="float" office:value="-146.180736563294" calcext:value-type="float">
            <text:p>-146.180736563294</text:p>
          </table:table-cell>
        </table:table-row>
        <table:table-row table:style-name="ro1">
          <table:table-cell office:value-type="string" calcext:value-type="string">
            <text:p>2019-12-02 23:19:52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843769057203" calcext:value-type="float">
            <text:p>73.5843769057203</text:p>
          </table:table-cell>
          <table:table-cell office:value-type="float" office:value="981.551832620327" calcext:value-type="float">
            <text:p>981.551832620327</text:p>
          </table:table-cell>
          <table:table-cell office:value-type="float" office:value="4087462" calcext:value-type="float">
            <text:p>4087462</text:p>
          </table:table-cell>
          <table:table-cell office:value-type="float" office:value="2058669" calcext:value-type="float">
            <text:p>2058669</text:p>
          </table:table-cell>
          <table:table-cell office:value-type="float" office:value="594009" calcext:value-type="float">
            <text:p>594009</text:p>
          </table:table-cell>
          <table:table-cell office:value-type="float" office:value="793668" calcext:value-type="float">
            <text:p>793668</text:p>
          </table:table-cell>
          <table:table-cell office:value-type="float" office:value="925415" calcext:value-type="float">
            <text:p>9254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9673" calcext:value-type="float">
            <text:p>869673</text:p>
          </table:table-cell>
          <table:table-cell office:value-type="float" office:value="219958" calcext:value-type="float">
            <text:p>219958</text:p>
          </table:table-cell>
          <table:table-cell office:value-type="float" office:value="2.43631749586075" calcext:value-type="float">
            <text:p>2.43631749586075</text:p>
          </table:table-cell>
          <table:table-cell office:value-type="float" office:value="1.22706249082833" calcext:value-type="float">
            <text:p>1.22706249082833</text:p>
          </table:table-cell>
          <table:table-cell office:value-type="float" office:value="0.354056996590733" calcext:value-type="float">
            <text:p>0.354056996590733</text:p>
          </table:table-cell>
          <table:table-cell office:value-type="float" office:value="0.473063048489457" calcext:value-type="float">
            <text:p>0.473063048489457</text:p>
          </table:table-cell>
          <table:table-cell office:value-type="float" office:value="0.55159038920288" calcext:value-type="float">
            <text:p>0.55159038920288</text:p>
          </table:table-cell>
          <table:table-cell office:value-type="float" office:value="5" calcext:value-type="float">
            <text:p>5</text:p>
          </table:table-cell>
          <table:table-cell office:value-type="float" office:value="0.518365564151473" calcext:value-type="float">
            <text:p>0.518365564151473</text:p>
          </table:table-cell>
          <table:table-cell office:value-type="float" office:value="0.131105200184011" calcext:value-type="float">
            <text:p>0.131105200184011</text:p>
          </table:table-cell>
          <table:table-cell office:value-type="float" office:value="-179.188600681853" calcext:value-type="float">
            <text:p>-179.188600681853</text:p>
          </table:table-cell>
          <table:table-cell office:value-type="float" office:value="-155.387390302109" calcext:value-type="float">
            <text:p>-155.387390302109</text:p>
          </table:table-cell>
          <table:table-cell office:value-type="float" office:value="-139.681922159424" calcext:value-type="float">
            <text:p>-139.681922159424</text:p>
          </table:table-cell>
          <table:table-cell office:value-type="float" office:value="750" calcext:value-type="float">
            <text:p>750</text:p>
          </table:table-cell>
          <table:table-cell office:value-type="float" office:value="-146.326887169705" calcext:value-type="float">
            <text:p>-146.326887169705</text:p>
          </table:table-cell>
        </table:table-row>
        <table:table-row table:style-name="ro1">
          <table:table-cell office:value-type="string" calcext:value-type="string">
            <text:p>2019-12-02 23:19:53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576754797086" calcext:value-type="float">
            <text:p>73.5576754797086</text:p>
          </table:table-cell>
          <table:table-cell office:value-type="float" office:value="981.524365611975" calcext:value-type="float">
            <text:p>981.524365611975</text:p>
          </table:table-cell>
          <table:table-cell office:value-type="float" office:value="4087497" calcext:value-type="float">
            <text:p>4087497</text:p>
          </table:table-cell>
          <table:table-cell office:value-type="float" office:value="2063704" calcext:value-type="float">
            <text:p>2063704</text:p>
          </table:table-cell>
          <table:table-cell office:value-type="float" office:value="593022" calcext:value-type="float">
            <text:p>593022</text:p>
          </table:table-cell>
          <table:table-cell office:value-type="float" office:value="792910" calcext:value-type="float">
            <text:p>792910</text:p>
          </table:table-cell>
          <table:table-cell office:value-type="float" office:value="923500" calcext:value-type="float">
            <text:p>9235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7849" calcext:value-type="float">
            <text:p>867849</text:p>
          </table:table-cell>
          <table:table-cell office:value-type="float" office:value="219928" calcext:value-type="float">
            <text:p>219928</text:p>
          </table:table-cell>
          <table:table-cell office:value-type="float" office:value="2.43633835748891" calcext:value-type="float">
            <text:p>2.43633835748891</text:p>
          </table:table-cell>
          <table:table-cell office:value-type="float" office:value="1.23006358505053" calcext:value-type="float">
            <text:p>1.23006358505053</text:p>
          </table:table-cell>
          <table:table-cell office:value-type="float" office:value="0.353468698676669" calcext:value-type="float">
            <text:p>0.353468698676669</text:p>
          </table:table-cell>
          <table:table-cell office:value-type="float" office:value="0.472611245228201" calcext:value-type="float">
            <text:p>0.472611245228201</text:p>
          </table:table-cell>
          <table:table-cell office:value-type="float" office:value="0.550448960119362" calcext:value-type="float">
            <text:p>0.550448960119362</text:p>
          </table:table-cell>
          <table:table-cell office:value-type="float" office:value="5" calcext:value-type="float">
            <text:p>5</text:p>
          </table:table-cell>
          <table:table-cell office:value-type="float" office:value="0.517278375301167" calcext:value-type="float">
            <text:p>0.517278375301167</text:p>
          </table:table-cell>
          <table:table-cell office:value-type="float" office:value="0.131087318788447" calcext:value-type="float">
            <text:p>0.131087318788447</text:p>
          </table:table-cell>
          <table:table-cell office:value-type="float" office:value="-179.306260264666" calcext:value-type="float">
            <text:p>-179.306260264666</text:p>
          </table:table-cell>
          <table:table-cell office:value-type="float" office:value="-155.47775095436" calcext:value-type="float">
            <text:p>-155.47775095436</text:p>
          </table:table-cell>
          <table:table-cell office:value-type="float" office:value="-139.910207976128" calcext:value-type="float">
            <text:p>-139.910207976128</text:p>
          </table:table-cell>
          <table:table-cell office:value-type="float" office:value="750" calcext:value-type="float">
            <text:p>750</text:p>
          </table:table-cell>
          <table:table-cell office:value-type="float" office:value="-146.544324939767" calcext:value-type="float">
            <text:p>-146.544324939767</text:p>
          </table:table-cell>
        </table:table-row>
        <table:table-row table:style-name="ro1">
          <table:table-cell office:value-type="string" calcext:value-type="string">
            <text:p>2019-12-02 23:19:55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847793626158" calcext:value-type="float">
            <text:p>73.5847793626158</text:p>
          </table:table-cell>
          <table:table-cell office:value-type="float" office:value="981.450481595562" calcext:value-type="float">
            <text:p>981.450481595562</text:p>
          </table:table-cell>
          <table:table-cell office:value-type="float" office:value="4091608" calcext:value-type="float">
            <text:p>4091608</text:p>
          </table:table-cell>
          <table:table-cell office:value-type="float" office:value="2055956" calcext:value-type="float">
            <text:p>2055956</text:p>
          </table:table-cell>
          <table:table-cell office:value-type="float" office:value="591754" calcext:value-type="float">
            <text:p>591754</text:p>
          </table:table-cell>
          <table:table-cell office:value-type="float" office:value="792143" calcext:value-type="float">
            <text:p>792143</text:p>
          </table:table-cell>
          <table:table-cell office:value-type="float" office:value="921873" calcext:value-type="float">
            <text:p>9218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5984" calcext:value-type="float">
            <text:p>865984</text:p>
          </table:table-cell>
          <table:table-cell office:value-type="float" office:value="219973" calcext:value-type="float">
            <text:p>219973</text:p>
          </table:table-cell>
          <table:table-cell office:value-type="float" office:value="2.43878870472773" calcext:value-type="float">
            <text:p>2.43878870472773</text:p>
          </table:table-cell>
          <table:table-cell office:value-type="float" office:value="1.22544541662281" calcext:value-type="float">
            <text:p>1.22544541662281</text:p>
          </table:table-cell>
          <table:table-cell office:value-type="float" office:value="0.352712911690821" calcext:value-type="float">
            <text:p>0.352712911690821</text:p>
          </table:table-cell>
          <table:table-cell office:value-type="float" office:value="0.472154077548275" calcext:value-type="float">
            <text:p>0.472154077548275</text:p>
          </table:table-cell>
          <table:table-cell office:value-type="float" office:value="0.549479192433261" calcext:value-type="float">
            <text:p>0.549479192433261</text:p>
          </table:table-cell>
          <table:table-cell office:value-type="float" office:value="5" calcext:value-type="float">
            <text:p>5</text:p>
          </table:table-cell>
          <table:table-cell office:value-type="float" office:value="0.51616674854359" calcext:value-type="float">
            <text:p>0.51616674854359</text:p>
          </table:table-cell>
          <table:table-cell office:value-type="float" office:value="0.131114140881794" calcext:value-type="float">
            <text:p>0.131114140881794</text:p>
          </table:table-cell>
          <table:table-cell office:value-type="float" office:value="-179.457417661836" calcext:value-type="float">
            <text:p>-179.457417661836</text:p>
          </table:table-cell>
          <table:table-cell office:value-type="float" office:value="-155.569184490345" calcext:value-type="float">
            <text:p>-155.569184490345</text:p>
          </table:table-cell>
          <table:table-cell office:value-type="float" office:value="-140.104161513348" calcext:value-type="float">
            <text:p>-140.104161513348</text:p>
          </table:table-cell>
          <table:table-cell office:value-type="float" office:value="750" calcext:value-type="float">
            <text:p>750</text:p>
          </table:table-cell>
          <table:table-cell office:value-type="float" office:value="-146.766650291282" calcext:value-type="float">
            <text:p>-146.766650291282</text:p>
          </table:table-cell>
        </table:table-row>
        <table:table-row table:style-name="ro1">
          <table:table-cell office:value-type="string" calcext:value-type="string">
            <text:p>2019-12-02 23:19:56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6065432759926" calcext:value-type="float">
            <text:p>73.6065432759926</text:p>
          </table:table-cell>
          <table:table-cell office:value-type="float" office:value="981.48646591163" calcext:value-type="float">
            <text:p>981.48646591163</text:p>
          </table:table-cell>
          <table:table-cell office:value-type="float" office:value="4084215" calcext:value-type="float">
            <text:p>4084215</text:p>
          </table:table-cell>
          <table:table-cell office:value-type="float" office:value="2042512" calcext:value-type="float">
            <text:p>2042512</text:p>
          </table:table-cell>
          <table:table-cell office:value-type="float" office:value="590457" calcext:value-type="float">
            <text:p>590457</text:p>
          </table:table-cell>
          <table:table-cell office:value-type="float" office:value="791382" calcext:value-type="float">
            <text:p>791382</text:p>
          </table:table-cell>
          <table:table-cell office:value-type="float" office:value="920690" calcext:value-type="float">
            <text:p>9206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3975" calcext:value-type="float">
            <text:p>863975</text:p>
          </table:table-cell>
          <table:table-cell office:value-type="float" office:value="219996" calcext:value-type="float">
            <text:p>219996</text:p>
          </table:table-cell>
          <table:table-cell office:value-type="float" office:value="2.43438213281418" calcext:value-type="float">
            <text:p>2.43438213281418</text:p>
          </table:table-cell>
          <table:table-cell office:value-type="float" office:value="1.21743216722395" calcext:value-type="float">
            <text:p>1.21743216722395</text:p>
          </table:table-cell>
          <table:table-cell office:value-type="float" office:value="0.351939839355926" calcext:value-type="float">
            <text:p>0.351939839355926</text:p>
          </table:table-cell>
          <table:table-cell office:value-type="float" office:value="0.471700486147462" calcext:value-type="float">
            <text:p>0.471700486147462</text:p>
          </table:table-cell>
          <table:table-cell office:value-type="float" office:value="0.548774069401511" calcext:value-type="float">
            <text:p>0.548774069401511</text:p>
          </table:table-cell>
          <table:table-cell office:value-type="float" office:value="5" calcext:value-type="float">
            <text:p>5</text:p>
          </table:table-cell>
          <table:table-cell office:value-type="float" office:value="0.514969291087304" calcext:value-type="float">
            <text:p>0.514969291087304</text:p>
          </table:table-cell>
          <table:table-cell office:value-type="float" office:value="0.131127849951726" calcext:value-type="float">
            <text:p>0.131127849951726</text:p>
          </table:table-cell>
          <table:table-cell office:value-type="float" office:value="-179.612032128815" calcext:value-type="float">
            <text:p>-179.612032128815</text:p>
          </table:table-cell>
          <table:table-cell office:value-type="float" office:value="-155.659902770508" calcext:value-type="float">
            <text:p>-155.659902770508</text:p>
          </table:table-cell>
          <table:table-cell office:value-type="float" office:value="-140.245186119698" calcext:value-type="float">
            <text:p>-140.245186119698</text:p>
          </table:table-cell>
          <table:table-cell office:value-type="float" office:value="750" calcext:value-type="float">
            <text:p>750</text:p>
          </table:table-cell>
          <table:table-cell office:value-type="float" office:value="-147.006141782539" calcext:value-type="float">
            <text:p>-147.006141782539</text:p>
          </table:table-cell>
        </table:table-row>
        <table:table-row table:style-name="ro1">
          <table:table-cell office:value-type="string" calcext:value-type="string">
            <text:p>2019-12-02 23:19:57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601202922256" calcext:value-type="float">
            <text:p>73.601202922256</text:p>
          </table:table-cell>
          <table:table-cell office:value-type="float" office:value="981.458998510804" calcext:value-type="float">
            <text:p>981.458998510804</text:p>
          </table:table-cell>
          <table:table-cell office:value-type="float" office:value="4087452" calcext:value-type="float">
            <text:p>4087452</text:p>
          </table:table-cell>
          <table:table-cell office:value-type="float" office:value="2040038" calcext:value-type="float">
            <text:p>2040038</text:p>
          </table:table-cell>
          <table:table-cell office:value-type="float" office:value="589132" calcext:value-type="float">
            <text:p>589132</text:p>
          </table:table-cell>
          <table:table-cell office:value-type="float" office:value="790585" calcext:value-type="float">
            <text:p>790585</text:p>
          </table:table-cell>
          <table:table-cell office:value-type="float" office:value="919759" calcext:value-type="float">
            <text:p>9197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1893" calcext:value-type="float">
            <text:p>861893</text:p>
          </table:table-cell>
          <table:table-cell office:value-type="float" office:value="220050" calcext:value-type="float">
            <text:p>220050</text:p>
          </table:table-cell>
          <table:table-cell office:value-type="float" office:value="2.43631153539557" calcext:value-type="float">
            <text:p>2.43631153539557</text:p>
          </table:table-cell>
          <table:table-cell office:value-type="float" office:value="1.21595754813642" calcext:value-type="float">
            <text:p>1.21595754813642</text:p>
          </table:table-cell>
          <table:table-cell office:value-type="float" office:value="0.351150077718506" calcext:value-type="float">
            <text:p>0.351150077718506</text:p>
          </table:table-cell>
          <table:table-cell office:value-type="float" office:value="0.471225437071972" calcext:value-type="float">
            <text:p>0.471225437071972</text:p>
          </table:table-cell>
          <table:table-cell office:value-type="float" office:value="0.5482191500925" calcext:value-type="float">
            <text:p>0.5482191500925</text:p>
          </table:table-cell>
          <table:table-cell office:value-type="float" office:value="5" calcext:value-type="float">
            <text:p>5</text:p>
          </table:table-cell>
          <table:table-cell office:value-type="float" office:value="0.513728322235146" calcext:value-type="float">
            <text:p>0.513728322235146</text:p>
          </table:table-cell>
          <table:table-cell office:value-type="float" office:value="0.131160036463742" calcext:value-type="float">
            <text:p>0.131160036463742</text:p>
          </table:table-cell>
          <table:table-cell office:value-type="float" office:value="-179.769984456299" calcext:value-type="float">
            <text:p>-179.769984456299</text:p>
          </table:table-cell>
          <table:table-cell office:value-type="float" office:value="-155.754912585606" calcext:value-type="float">
            <text:p>-155.754912585606</text:p>
          </table:table-cell>
          <table:table-cell office:value-type="float" office:value="-140.3561699815" calcext:value-type="float">
            <text:p>-140.3561699815</text:p>
          </table:table-cell>
          <table:table-cell office:value-type="float" office:value="750" calcext:value-type="float">
            <text:p>750</text:p>
          </table:table-cell>
          <table:table-cell office:value-type="float" office:value="-147.254335552971" calcext:value-type="float">
            <text:p>-147.254335552971</text:p>
          </table:table-cell>
        </table:table-row>
        <table:table-row table:style-name="ro1">
          <table:table-cell office:value-type="string" calcext:value-type="string">
            <text:p>2019-12-02 23:19:58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901196820858" calcext:value-type="float">
            <text:p>73.5901196820858</text:p>
          </table:table-cell>
          <table:table-cell office:value-type="float" office:value="981.56035041392" calcext:value-type="float">
            <text:p>981.56035041392</text:p>
          </table:table-cell>
          <table:table-cell office:value-type="float" office:value="4087467" calcext:value-type="float">
            <text:p>4087467</text:p>
          </table:table-cell>
          <table:table-cell office:value-type="float" office:value="2054582" calcext:value-type="float">
            <text:p>2054582</text:p>
          </table:table-cell>
          <table:table-cell office:value-type="float" office:value="588029" calcext:value-type="float">
            <text:p>588029</text:p>
          </table:table-cell>
          <table:table-cell office:value-type="float" office:value="789606" calcext:value-type="float">
            <text:p>789606</text:p>
          </table:table-cell>
          <table:table-cell office:value-type="float" office:value="918508" calcext:value-type="float">
            <text:p>9185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60002" calcext:value-type="float">
            <text:p>860002</text:p>
          </table:table-cell>
          <table:table-cell office:value-type="float" office:value="220060" calcext:value-type="float">
            <text:p>220060</text:p>
          </table:table-cell>
          <table:table-cell office:value-type="float" office:value="2.43632047609335" calcext:value-type="float">
            <text:p>2.43632047609335</text:p>
          </table:table-cell>
          <table:table-cell office:value-type="float" office:value="1.22462644870597" calcext:value-type="float">
            <text:p>1.22462644870597</text:p>
          </table:table-cell>
          <table:table-cell office:value-type="float" office:value="0.35049263840826" calcext:value-type="float">
            <text:p>0.35049263840826</text:p>
          </table:table-cell>
          <table:table-cell office:value-type="float" office:value="0.470641907530058" calcext:value-type="float">
            <text:p>0.470641907530058</text:p>
          </table:table-cell>
          <table:table-cell office:value-type="float" office:value="0.547473495897471" calcext:value-type="float">
            <text:p>0.547473495897471</text:p>
          </table:table-cell>
          <table:table-cell office:value-type="float" office:value="5" calcext:value-type="float">
            <text:p>5</text:p>
          </table:table-cell>
          <table:table-cell office:value-type="float" office:value="0.51260119826808" calcext:value-type="float">
            <text:p>0.51260119826808</text:p>
          </table:table-cell>
          <table:table-cell office:value-type="float" office:value="0.13116599692893" calcext:value-type="float">
            <text:p>0.13116599692893</text:p>
          </table:table-cell>
          <table:table-cell office:value-type="float" office:value="-179.901472318348" calcext:value-type="float">
            <text:p>-179.901472318348</text:p>
          </table:table-cell>
          <table:table-cell office:value-type="float" office:value="-155.871618493988" calcext:value-type="float">
            <text:p>-155.871618493988</text:p>
          </table:table-cell>
          <table:table-cell office:value-type="float" office:value="-140.505300820506" calcext:value-type="float">
            <text:p>-140.505300820506</text:p>
          </table:table-cell>
          <table:table-cell office:value-type="float" office:value="750" calcext:value-type="float">
            <text:p>750</text:p>
          </table:table-cell>
          <table:table-cell office:value-type="float" office:value="-147.479760346384" calcext:value-type="float">
            <text:p>-147.479760346384</text:p>
          </table:table-cell>
        </table:table-row>
        <table:table-row table:style-name="ro1">
          <table:table-cell office:value-type="string" calcext:value-type="string">
            <text:p>2019-12-02 23:20:00</text:p>
          </table:table-cell>
          <table:table-cell office:value-type="float" office:value="24.4729927972949" calcext:value-type="float">
            <text:p>24.4729927972949</text:p>
          </table:table-cell>
          <table:table-cell office:value-type="float" office:value="73.5843769057203" calcext:value-type="float">
            <text:p>73.5843769057203</text:p>
          </table:table-cell>
          <table:table-cell office:value-type="float" office:value="981.496898625332" calcext:value-type="float">
            <text:p>981.496898625332</text:p>
          </table:table-cell>
          <table:table-cell office:value-type="float" office:value="4087261" calcext:value-type="float">
            <text:p>4087261</text:p>
          </table:table-cell>
          <table:table-cell office:value-type="float" office:value="2062202" calcext:value-type="float">
            <text:p>2062202</text:p>
          </table:table-cell>
          <table:table-cell office:value-type="float" office:value="587290" calcext:value-type="float">
            <text:p>587290</text:p>
          </table:table-cell>
          <table:table-cell office:value-type="float" office:value="788636" calcext:value-type="float">
            <text:p>788636</text:p>
          </table:table-cell>
          <table:table-cell office:value-type="float" office:value="916715" calcext:value-type="float">
            <text:p>9167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8271" calcext:value-type="float">
            <text:p>858271</text:p>
          </table:table-cell>
          <table:table-cell office:value-type="float" office:value="220148" calcext:value-type="float">
            <text:p>220148</text:p>
          </table:table-cell>
          <table:table-cell office:value-type="float" office:value="2.43619769051047" calcext:value-type="float">
            <text:p>2.43619769051047</text:p>
          </table:table-cell>
          <table:table-cell office:value-type="float" office:value="1.22916832317928" calcext:value-type="float">
            <text:p>1.22916832317928</text:p>
          </table:table-cell>
          <table:table-cell office:value-type="float" office:value="0.350052160030861" calcext:value-type="float">
            <text:p>0.350052160030861</text:p>
          </table:table-cell>
          <table:table-cell office:value-type="float" office:value="0.470063742406814" calcext:value-type="float">
            <text:p>0.470063742406814</text:p>
          </table:table-cell>
          <table:table-cell office:value-type="float" office:value="0.546404784489248" calcext:value-type="float">
            <text:p>0.546404784489248</text:p>
          </table:table-cell>
          <table:table-cell office:value-type="float" office:value="5" calcext:value-type="float">
            <text:p>5</text:p>
          </table:table-cell>
          <table:table-cell office:value-type="float" office:value="0.511569441744023" calcext:value-type="float">
            <text:p>0.511569441744023</text:p>
          </table:table-cell>
          <table:table-cell office:value-type="float" office:value="0.131218449022585" calcext:value-type="float">
            <text:p>0.131218449022585</text:p>
          </table:table-cell>
          <table:table-cell office:value-type="float" office:value="-179.989567993828" calcext:value-type="float">
            <text:p>-179.989567993828</text:p>
          </table:table-cell>
          <table:table-cell office:value-type="float" office:value="-155.987251518637" calcext:value-type="float">
            <text:p>-155.987251518637</text:p>
          </table:table-cell>
          <table:table-cell office:value-type="float" office:value="-140.71904310215" calcext:value-type="float">
            <text:p>-140.71904310215</text:p>
          </table:table-cell>
          <table:table-cell office:value-type="float" office:value="750" calcext:value-type="float">
            <text:p>750</text:p>
          </table:table-cell>
          <table:table-cell office:value-type="float" office:value="-147.686111651196" calcext:value-type="float">
            <text:p>-147.686111651196</text:p>
          </table:table-cell>
        </table:table-row>
        <table:table-row table:style-name="ro1">
          <table:table-cell office:value-type="string" calcext:value-type="string">
            <text:p>2019-12-02 23:20:01</text:p>
          </table:table-cell>
          <table:table-cell office:value-type="float" office:value="24.4780467734672" calcext:value-type="float">
            <text:p>24.4780467734672</text:p>
          </table:table-cell>
          <table:table-cell office:value-type="float" office:value="73.5954599930379" calcext:value-type="float">
            <text:p>73.5954599930379</text:p>
          </table:table-cell>
          <table:table-cell office:value-type="float" office:value="981.532883176767" calcext:value-type="float">
            <text:p>981.532883176767</text:p>
          </table:table-cell>
          <table:table-cell office:value-type="float" office:value="4087592" calcext:value-type="float">
            <text:p>4087592</text:p>
          </table:table-cell>
          <table:table-cell office:value-type="float" office:value="2059061" calcext:value-type="float">
            <text:p>2059061</text:p>
          </table:table-cell>
          <table:table-cell office:value-type="float" office:value="586387" calcext:value-type="float">
            <text:p>586387</text:p>
          </table:table-cell>
          <table:table-cell office:value-type="float" office:value="787717" calcext:value-type="float">
            <text:p>787717</text:p>
          </table:table-cell>
          <table:table-cell office:value-type="float" office:value="914953" calcext:value-type="float">
            <text:p>9149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6662" calcext:value-type="float">
            <text:p>856662</text:p>
          </table:table-cell>
          <table:table-cell office:value-type="float" office:value="220133" calcext:value-type="float">
            <text:p>220133</text:p>
          </table:table-cell>
          <table:table-cell office:value-type="float" office:value="2.4363949819082" calcext:value-type="float">
            <text:p>2.4363949819082</text:p>
          </table:table-cell>
          <table:table-cell office:value-type="float" office:value="1.22729614106371" calcext:value-type="float">
            <text:p>1.22729614106371</text:p>
          </table:table-cell>
          <table:table-cell office:value-type="float" office:value="0.349513930024377" calcext:value-type="float">
            <text:p>0.349513930024377</text:p>
          </table:table-cell>
          <table:table-cell office:value-type="float" office:value="0.46951597565603" calcext:value-type="float">
            <text:p>0.46951597565603</text:p>
          </table:table-cell>
          <table:table-cell office:value-type="float" office:value="0.545354550523108" calcext:value-type="float">
            <text:p>0.545354550523108</text:p>
          </table:table-cell>
          <table:table-cell office:value-type="float" office:value="5" calcext:value-type="float">
            <text:p>5</text:p>
          </table:table-cell>
          <table:table-cell office:value-type="float" office:value="0.51061040289526" calcext:value-type="float">
            <text:p>0.51061040289526</text:p>
          </table:table-cell>
          <table:table-cell office:value-type="float" office:value="0.131209508324803" calcext:value-type="float">
            <text:p>0.131209508324803</text:p>
          </table:table-cell>
          <table:table-cell office:value-type="float" office:value="-180.097213995125" calcext:value-type="float">
            <text:p>-180.097213995125</text:p>
          </table:table-cell>
          <table:table-cell office:value-type="float" office:value="-156.096804868794" calcext:value-type="float">
            <text:p>-156.096804868794</text:p>
          </table:table-cell>
          <table:table-cell office:value-type="float" office:value="-140.929089895378" calcext:value-type="float">
            <text:p>-140.929089895378</text:p>
          </table:table-cell>
          <table:table-cell office:value-type="float" office:value="750" calcext:value-type="float">
            <text:p>750</text:p>
          </table:table-cell>
          <table:table-cell office:value-type="float" office:value="-147.877919420948" calcext:value-type="float">
            <text:p>-147.877919420948</text:p>
          </table:table-cell>
        </table:table-row>
        <table:table-row table:style-name="ro1">
          <table:table-cell office:value-type="string" calcext:value-type="string">
            <text:p>2019-12-02 23:20:02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590522189228" calcext:value-type="float">
            <text:p>73.590522189228</text:p>
          </table:table-cell>
          <table:table-cell office:value-type="float" office:value="981.541400778411" calcext:value-type="float">
            <text:p>981.541400778411</text:p>
          </table:table-cell>
          <table:table-cell office:value-type="float" office:value="4087474" calcext:value-type="float">
            <text:p>4087474</text:p>
          </table:table-cell>
          <table:table-cell office:value-type="float" office:value="2065020" calcext:value-type="float">
            <text:p>2065020</text:p>
          </table:table-cell>
          <table:table-cell office:value-type="float" office:value="585565" calcext:value-type="float">
            <text:p>585565</text:p>
          </table:table-cell>
          <table:table-cell office:value-type="float" office:value="786713" calcext:value-type="float">
            <text:p>786713</text:p>
          </table:table-cell>
          <table:table-cell office:value-type="float" office:value="913150" calcext:value-type="float">
            <text:p>9131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4992" calcext:value-type="float">
            <text:p>854992</text:p>
          </table:table-cell>
          <table:table-cell office:value-type="float" office:value="220150" calcext:value-type="float">
            <text:p>220150</text:p>
          </table:table-cell>
          <table:table-cell office:value-type="float" office:value="2.43632464841898" calcext:value-type="float">
            <text:p>2.43632464841898</text:p>
          </table:table-cell>
          <table:table-cell office:value-type="float" office:value="1.23084798226929" calcext:value-type="float">
            <text:p>1.23084798226929</text:p>
          </table:table-cell>
          <table:table-cell office:value-type="float" office:value="0.349023979785917" calcext:value-type="float">
            <text:p>0.349023979785917</text:p>
          </table:table-cell>
          <table:table-cell office:value-type="float" office:value="0.468917544951146" calcext:value-type="float">
            <text:p>0.468917544951146</text:p>
          </table:table-cell>
          <table:table-cell office:value-type="float" office:value="0.544279878649697" calcext:value-type="float">
            <text:p>0.544279878649697</text:p>
          </table:table-cell>
          <table:table-cell office:value-type="float" office:value="5" calcext:value-type="float">
            <text:p>5</text:p>
          </table:table-cell>
          <table:table-cell office:value-type="float" office:value="0.509615005208851" calcext:value-type="float">
            <text:p>0.509615005208851</text:p>
          </table:table-cell>
          <table:table-cell office:value-type="float" office:value="0.131219641115623" calcext:value-type="float">
            <text:p>0.131219641115623</text:p>
          </table:table-cell>
          <table:table-cell office:value-type="float" office:value="-180.195204042817" calcext:value-type="float">
            <text:p>-180.195204042817</text:p>
          </table:table-cell>
          <table:table-cell office:value-type="float" office:value="-156.216491009771" calcext:value-type="float">
            <text:p>-156.216491009771</text:p>
          </table:table-cell>
          <table:table-cell office:value-type="float" office:value="-141.144024270061" calcext:value-type="float">
            <text:p>-141.144024270061</text:p>
          </table:table-cell>
          <table:table-cell office:value-type="float" office:value="750" calcext:value-type="float">
            <text:p>750</text:p>
          </table:table-cell>
          <table:table-cell office:value-type="float" office:value="-148.07699895823" calcext:value-type="float">
            <text:p>-148.07699895823</text:p>
          </table:table-cell>
        </table:table-row>
        <table:table-row table:style-name="ro1">
          <table:table-cell office:value-type="string" calcext:value-type="string">
            <text:p>2019-12-02 23:20:03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5958625600011" calcext:value-type="float">
            <text:p>73.5958625600011</text:p>
          </table:table-cell>
          <table:table-cell office:value-type="float" office:value="981.48646591163" calcext:value-type="float">
            <text:p>981.48646591163</text:p>
          </table:table-cell>
          <table:table-cell office:value-type="float" office:value="4087466" calcext:value-type="float">
            <text:p>4087466</text:p>
          </table:table-cell>
          <table:table-cell office:value-type="float" office:value="2062410" calcext:value-type="float">
            <text:p>2062410</text:p>
          </table:table-cell>
          <table:table-cell office:value-type="float" office:value="584881" calcext:value-type="float">
            <text:p>584881</text:p>
          </table:table-cell>
          <table:table-cell office:value-type="float" office:value="785634" calcext:value-type="float">
            <text:p>785634</text:p>
          </table:table-cell>
          <table:table-cell office:value-type="float" office:value="911175" calcext:value-type="float">
            <text:p>9111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3463" calcext:value-type="float">
            <text:p>853463</text:p>
          </table:table-cell>
          <table:table-cell office:value-type="float" office:value="220096" calcext:value-type="float">
            <text:p>220096</text:p>
          </table:table-cell>
          <table:table-cell office:value-type="float" office:value="2.43631988004683" calcext:value-type="float">
            <text:p>2.43631988004683</text:p>
          </table:table-cell>
          <table:table-cell office:value-type="float" office:value="1.2292923008552" calcext:value-type="float">
            <text:p>1.2292923008552</text:p>
          </table:table-cell>
          <table:table-cell office:value-type="float" office:value="0.348616283967052" calcext:value-type="float">
            <text:p>0.348616283967052</text:p>
          </table:table-cell>
          <table:table-cell office:value-type="float" office:value="0.468274410757352" calcext:value-type="float">
            <text:p>0.468274410757352</text:p>
          </table:table-cell>
          <table:table-cell office:value-type="float" office:value="0.543102686775051" calcext:value-type="float">
            <text:p>0.543102686775051</text:p>
          </table:table-cell>
          <table:table-cell office:value-type="float" office:value="5" calcext:value-type="float">
            <text:p>5</text:p>
          </table:table-cell>
          <table:table-cell office:value-type="float" office:value="0.508703650081593" calcext:value-type="float">
            <text:p>0.508703650081593</text:p>
          </table:table-cell>
          <table:table-cell office:value-type="float" office:value="0.131187454603607" calcext:value-type="float">
            <text:p>0.131187454603607</text:p>
          </table:table-cell>
          <table:table-cell office:value-type="float" office:value="-180.27674320659" calcext:value-type="float">
            <text:p>-180.27674320659</text:p>
          </table:table-cell>
          <table:table-cell office:value-type="float" office:value="-156.34511784853" calcext:value-type="float">
            <text:p>-156.34511784853</text:p>
          </table:table-cell>
          <table:table-cell office:value-type="float" office:value="-141.37946264499" calcext:value-type="float">
            <text:p>-141.37946264499</text:p>
          </table:table-cell>
          <table:table-cell office:value-type="float" office:value="750" calcext:value-type="float">
            <text:p>750</text:p>
          </table:table-cell>
          <table:table-cell office:value-type="float" office:value="-148.259269983681" calcext:value-type="float">
            <text:p>-148.259269983681</text:p>
          </table:table-cell>
        </table:table-row>
        <table:table-row table:style-name="ro1">
          <table:table-cell office:value-type="string" calcext:value-type="string">
            <text:p>2019-12-02 23:20:05</text:p>
          </table:table-cell>
          <table:table-cell office:value-type="float" office:value="24.4831007499306" calcext:value-type="float">
            <text:p>24.4831007499306</text:p>
          </table:table-cell>
          <table:table-cell office:value-type="float" office:value="73.601202922256" calcext:value-type="float">
            <text:p>73.601202922256</text:p>
          </table:table-cell>
          <table:table-cell office:value-type="float" office:value="981.541400778411" calcext:value-type="float">
            <text:p>981.541400778411</text:p>
          </table:table-cell>
          <table:table-cell office:value-type="float" office:value="4087395" calcext:value-type="float">
            <text:p>4087395</text:p>
          </table:table-cell>
          <table:table-cell office:value-type="float" office:value="2044882" calcext:value-type="float">
            <text:p>2044882</text:p>
          </table:table-cell>
          <table:table-cell office:value-type="float" office:value="584397" calcext:value-type="float">
            <text:p>584397</text:p>
          </table:table-cell>
          <table:table-cell office:value-type="float" office:value="784421" calcext:value-type="float">
            <text:p>784421</text:p>
          </table:table-cell>
          <table:table-cell office:value-type="float" office:value="908621" calcext:value-type="float">
            <text:p>908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2142" calcext:value-type="float">
            <text:p>852142</text:p>
          </table:table-cell>
          <table:table-cell office:value-type="float" office:value="220165" calcext:value-type="float">
            <text:p>220165</text:p>
          </table:table-cell>
          <table:table-cell office:value-type="float" office:value="2.43627756074399" calcext:value-type="float">
            <text:p>2.43627756074399</text:p>
          </table:table-cell>
          <table:table-cell office:value-type="float" office:value="1.21884479747353" calcext:value-type="float">
            <text:p>1.21884479747353</text:p>
          </table:table-cell>
          <table:table-cell office:value-type="float" office:value="0.348327797451949" calcext:value-type="float">
            <text:p>0.348327797451949</text:p>
          </table:table-cell>
          <table:table-cell office:value-type="float" office:value="0.467551406330038" calcext:value-type="float">
            <text:p>0.467551406330038</text:p>
          </table:table-cell>
          <table:table-cell office:value-type="float" office:value="0.541580383966015" calcext:value-type="float">
            <text:p>0.541580383966015</text:p>
          </table:table-cell>
          <table:table-cell office:value-type="float" office:value="5" calcext:value-type="float">
            <text:p>5</text:p>
          </table:table-cell>
          <table:table-cell office:value-type="float" office:value="0.507916272630247" calcext:value-type="float">
            <text:p>0.507916272630247</text:p>
          </table:table-cell>
          <table:table-cell office:value-type="float" office:value="0.131228581813405" calcext:value-type="float">
            <text:p>0.131228581813405</text:p>
          </table:table-cell>
          <table:table-cell office:value-type="float" office:value="-180.33444050961" calcext:value-type="float">
            <text:p>-180.33444050961</text:p>
          </table:table-cell>
          <table:table-cell office:value-type="float" office:value="-156.489718733992" calcext:value-type="float">
            <text:p>-156.489718733992</text:p>
          </table:table-cell>
          <table:table-cell office:value-type="float" office:value="-141.683923206797" calcext:value-type="float">
            <text:p>-141.683923206797</text:p>
          </table:table-cell>
          <table:table-cell office:value-type="float" office:value="750" calcext:value-type="float">
            <text:p>750</text:p>
          </table:table-cell>
          <table:table-cell office:value-type="float" office:value="-148.416745473951" calcext:value-type="float">
            <text:p>-148.416745473951</text:p>
          </table:table-cell>
        </table:table-row>
        <table:table-row table:style-name="ro1">
          <table:table-cell office:value-type="string" calcext:value-type="string">
            <text:p>2019-12-02 23:20:06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909246867956" calcext:value-type="float">
            <text:p>73.5909246867956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400" calcext:value-type="float">
            <text:p>4087400</text:p>
          </table:table-cell>
          <table:table-cell office:value-type="float" office:value="2041043" calcext:value-type="float">
            <text:p>2041043</text:p>
          </table:table-cell>
          <table:table-cell office:value-type="float" office:value="584095" calcext:value-type="float">
            <text:p>584095</text:p>
          </table:table-cell>
          <table:table-cell office:value-type="float" office:value="783431" calcext:value-type="float">
            <text:p>783431</text:p>
          </table:table-cell>
          <table:table-cell office:value-type="float" office:value="906382" calcext:value-type="float">
            <text:p>9063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50634" calcext:value-type="float">
            <text:p>850634</text:p>
          </table:table-cell>
          <table:table-cell office:value-type="float" office:value="220100" calcext:value-type="float">
            <text:p>220100</text:p>
          </table:table-cell>
          <table:table-cell office:value-type="float" office:value="2.43628054097659" calcext:value-type="float">
            <text:p>2.43628054097659</text:p>
          </table:table-cell>
          <table:table-cell office:value-type="float" office:value="1.21655657488782" calcext:value-type="float">
            <text:p>1.21655657488782</text:p>
          </table:table-cell>
          <table:table-cell office:value-type="float" office:value="0.348147791403269" calcext:value-type="float">
            <text:p>0.348147791403269</text:p>
          </table:table-cell>
          <table:table-cell office:value-type="float" office:value="0.466961320276418" calcext:value-type="float">
            <text:p>0.466961320276418</text:p>
          </table:table-cell>
          <table:table-cell office:value-type="float" office:value="0.540245835810403" calcext:value-type="float">
            <text:p>0.540245835810403</text:p>
          </table:table-cell>
          <table:table-cell office:value-type="float" office:value="5" calcext:value-type="float">
            <text:p>5</text:p>
          </table:table-cell>
          <table:table-cell office:value-type="float" office:value="0.507017434479884" calcext:value-type="float">
            <text:p>0.507017434479884</text:p>
          </table:table-cell>
          <table:table-cell office:value-type="float" office:value="0.131189838789682" calcext:value-type="float">
            <text:p>0.131189838789682</text:p>
          </table:table-cell>
          <table:table-cell office:value-type="float" office:value="-180.370441719346" calcext:value-type="float">
            <text:p>-180.370441719346</text:p>
          </table:table-cell>
          <table:table-cell office:value-type="float" office:value="-156.607735944716" calcext:value-type="float">
            <text:p>-156.607735944716</text:p>
          </table:table-cell>
          <table:table-cell office:value-type="float" office:value="-141.950832837919" calcext:value-type="float">
            <text:p>-141.950832837919</text:p>
          </table:table-cell>
          <table:table-cell office:value-type="float" office:value="750" calcext:value-type="float">
            <text:p>750</text:p>
          </table:table-cell>
          <table:table-cell office:value-type="float" office:value="-148.596513104023" calcext:value-type="float">
            <text:p>-148.596513104023</text:p>
          </table:table-cell>
        </table:table-row>
        <table:table-row table:style-name="ro1">
          <table:table-cell office:value-type="string" calcext:value-type="string">
            <text:p>2019-12-02 23:20:07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855842476831" calcext:value-type="float">
            <text:p>73.5855842476831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7445" calcext:value-type="float">
            <text:p>4087445</text:p>
          </table:table-cell>
          <table:table-cell office:value-type="float" office:value="2061862" calcext:value-type="float">
            <text:p>2061862</text:p>
          </table:table-cell>
          <table:table-cell office:value-type="float" office:value="583554" calcext:value-type="float">
            <text:p>583554</text:p>
          </table:table-cell>
          <table:table-cell office:value-type="float" office:value="782563" calcext:value-type="float">
            <text:p>782563</text:p>
          </table:table-cell>
          <table:table-cell office:value-type="float" office:value="903384" calcext:value-type="float">
            <text:p>9033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9558" calcext:value-type="float">
            <text:p>849558</text:p>
          </table:table-cell>
          <table:table-cell office:value-type="float" office:value="219972" calcext:value-type="float">
            <text:p>219972</text:p>
          </table:table-cell>
          <table:table-cell office:value-type="float" office:value="2.43630736306994" calcext:value-type="float">
            <text:p>2.43630736306994</text:p>
          </table:table-cell>
          <table:table-cell office:value-type="float" office:value="1.22896566736289" calcext:value-type="float">
            <text:p>1.22896566736289</text:p>
          </table:table-cell>
          <table:table-cell office:value-type="float" office:value="0.347825330236593" calcext:value-type="float">
            <text:p>0.347825330236593</text:p>
          </table:table-cell>
          <table:table-cell office:value-type="float" office:value="0.466443951898092" calcext:value-type="float">
            <text:p>0.466443951898092</text:p>
          </table:table-cell>
          <table:table-cell office:value-type="float" office:value="0.538458888347016" calcext:value-type="float">
            <text:p>0.538458888347016</text:p>
          </table:table-cell>
          <table:table-cell office:value-type="float" office:value="5" calcext:value-type="float">
            <text:p>5</text:p>
          </table:table-cell>
          <table:table-cell office:value-type="float" office:value="0.506376088425647" calcext:value-type="float">
            <text:p>0.506376088425647</text:p>
          </table:table-cell>
          <table:table-cell office:value-type="float" office:value="0.131113544835275" calcext:value-type="float">
            <text:p>0.131113544835275</text:p>
          </table:table-cell>
          <table:table-cell office:value-type="float" office:value="-180.434933952681" calcext:value-type="float">
            <text:p>-180.434933952681</text:p>
          </table:table-cell>
          <table:table-cell office:value-type="float" office:value="-156.711209620382" calcext:value-type="float">
            <text:p>-156.711209620382</text:p>
          </table:table-cell>
          <table:table-cell office:value-type="float" office:value="-142.308222330597" calcext:value-type="float">
            <text:p>-142.308222330597</text:p>
          </table:table-cell>
          <table:table-cell office:value-type="float" office:value="750" calcext:value-type="float">
            <text:p>750</text:p>
          </table:table-cell>
          <table:table-cell office:value-type="float" office:value="-148.724782314871" calcext:value-type="float">
            <text:p>-148.724782314871</text:p>
          </table:table-cell>
        </table:table-row>
        <table:table-row table:style-name="ro1">
          <table:table-cell office:value-type="string" calcext:value-type="string">
            <text:p>2019-12-02 23:20:09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855842476831" calcext:value-type="float">
            <text:p>73.5855842476831</text:p>
          </table:table-cell>
          <table:table-cell office:value-type="float" office:value="981.467515462894" calcext:value-type="float">
            <text:p>981.467515462894</text:p>
          </table:table-cell>
          <table:table-cell office:value-type="float" office:value="4082240" calcext:value-type="float">
            <text:p>4082240</text:p>
          </table:table-cell>
          <table:table-cell office:value-type="float" office:value="2063586" calcext:value-type="float">
            <text:p>2063586</text:p>
          </table:table-cell>
          <table:table-cell office:value-type="float" office:value="581533" calcext:value-type="float">
            <text:p>581533</text:p>
          </table:table-cell>
          <table:table-cell office:value-type="float" office:value="781812" calcext:value-type="float">
            <text:p>781812</text:p>
          </table:table-cell>
          <table:table-cell office:value-type="float" office:value="901591" calcext:value-type="float">
            <text:p>901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7962" calcext:value-type="float">
            <text:p>847962</text:p>
          </table:table-cell>
          <table:table-cell office:value-type="float" office:value="220019" calcext:value-type="float">
            <text:p>220019</text:p>
          </table:table-cell>
          <table:table-cell office:value-type="float" office:value="2.43320494093954" calcext:value-type="float">
            <text:p>2.43320494093954</text:p>
          </table:table-cell>
          <table:table-cell office:value-type="float" office:value="1.22999325156131" calcext:value-type="float">
            <text:p>1.22999325156131</text:p>
          </table:table-cell>
          <table:table-cell office:value-type="float" office:value="0.346620720222082" calcext:value-type="float">
            <text:p>0.346620720222082</text:p>
          </table:table-cell>
          <table:table-cell office:value-type="float" office:value="0.465996320962467" calcext:value-type="float">
            <text:p>0.465996320962467</text:p>
          </table:table-cell>
          <table:table-cell office:value-type="float" office:value="0.537390176938793" calcext:value-type="float">
            <text:p>0.537390176938793</text:p>
          </table:table-cell>
          <table:table-cell office:value-type="float" office:value="5" calcext:value-type="float">
            <text:p>5</text:p>
          </table:table-cell>
          <table:table-cell office:value-type="float" office:value="0.505424798181629" calcext:value-type="float">
            <text:p>0.505424798181629</text:p>
          </table:table-cell>
          <table:table-cell office:value-type="float" office:value="0.131141559021659" calcext:value-type="float">
            <text:p>0.131141559021659</text:p>
          </table:table-cell>
          <table:table-cell office:value-type="float" office:value="-180.675855955584" calcext:value-type="float">
            <text:p>-180.675855955584</text:p>
          </table:table-cell>
          <table:table-cell office:value-type="float" office:value="-156.800735807507" calcext:value-type="float">
            <text:p>-156.800735807507</text:p>
          </table:table-cell>
          <table:table-cell office:value-type="float" office:value="-142.521964612241" calcext:value-type="float">
            <text:p>-142.521964612241</text:p>
          </table:table-cell>
          <table:table-cell office:value-type="float" office:value="750" calcext:value-type="float">
            <text:p>750</text:p>
          </table:table-cell>
          <table:table-cell office:value-type="float" office:value="-148.915040363674" calcext:value-type="float">
            <text:p>-148.915040363674</text:p>
          </table:table-cell>
        </table:table-row>
        <table:table-row table:style-name="ro1">
          <table:table-cell office:value-type="string" calcext:value-type="string">
            <text:p>2019-12-02 23:20:10</text:p>
          </table:table-cell>
          <table:table-cell office:value-type="float" office:value="24.488154726685" calcext:value-type="float">
            <text:p>24.488154726685</text:p>
          </table:table-cell>
          <table:table-cell office:value-type="float" office:value="73.5962651173897" calcext:value-type="float">
            <text:p>73.5962651173897</text:p>
          </table:table-cell>
          <table:table-cell office:value-type="float" office:value="981.549918416906" calcext:value-type="float">
            <text:p>981.549918416906</text:p>
          </table:table-cell>
          <table:table-cell office:value-type="float" office:value="4084989" calcext:value-type="float">
            <text:p>4084989</text:p>
          </table:table-cell>
          <table:table-cell office:value-type="float" office:value="2059347" calcext:value-type="float">
            <text:p>2059347</text:p>
          </table:table-cell>
          <table:table-cell office:value-type="float" office:value="580334" calcext:value-type="float">
            <text:p>580334</text:p>
          </table:table-cell>
          <table:table-cell office:value-type="float" office:value="781049" calcext:value-type="float">
            <text:p>781049</text:p>
          </table:table-cell>
          <table:table-cell office:value-type="float" office:value="900052" calcext:value-type="float">
            <text:p>900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6184" calcext:value-type="float">
            <text:p>846184</text:p>
          </table:table-cell>
          <table:table-cell office:value-type="float" office:value="219970" calcext:value-type="float">
            <text:p>219970</text:p>
          </table:table-cell>
          <table:table-cell office:value-type="float" office:value="2.43484347281974" calcext:value-type="float">
            <text:p>2.43484347281974</text:p>
          </table:table-cell>
          <table:table-cell office:value-type="float" office:value="1.22746661036809" calcext:value-type="float">
            <text:p>1.22746661036809</text:p>
          </table:table-cell>
          <table:table-cell office:value-type="float" office:value="0.345906060446031" calcext:value-type="float">
            <text:p>0.345906060446031</text:p>
          </table:table-cell>
          <table:table-cell office:value-type="float" office:value="0.465541537468617" calcext:value-type="float">
            <text:p>0.465541537468617</text:p>
          </table:table-cell>
          <table:table-cell office:value-type="float" office:value="0.536472861346348" calcext:value-type="float">
            <text:p>0.536472861346348</text:p>
          </table:table-cell>
          <table:table-cell office:value-type="float" office:value="5" calcext:value-type="float">
            <text:p>5</text:p>
          </table:table-cell>
          <table:table-cell office:value-type="float" office:value="0.504365027471188" calcext:value-type="float">
            <text:p>0.504365027471188</text:p>
          </table:table-cell>
          <table:table-cell office:value-type="float" office:value="0.131112352742237" calcext:value-type="float">
            <text:p>0.131112352742237</text:p>
          </table:table-cell>
          <table:table-cell office:value-type="float" office:value="-180.818787910794" calcext:value-type="float">
            <text:p>-180.818787910794</text:p>
          </table:table-cell>
          <table:table-cell office:value-type="float" office:value="-156.891692506277" calcext:value-type="float">
            <text:p>-156.891692506277</text:p>
          </table:table-cell>
          <table:table-cell office:value-type="float" office:value="-142.705427730731" calcext:value-type="float">
            <text:p>-142.705427730731</text:p>
          </table:table-cell>
          <table:table-cell office:value-type="float" office:value="750" calcext:value-type="float">
            <text:p>750</text:p>
          </table:table-cell>
          <table:table-cell office:value-type="float" office:value="-149.126994505762" calcext:value-type="float">
            <text:p>-149.126994505762</text:p>
          </table:table-cell>
        </table:table-row>
        <table:table-row table:style-name="ro1">
          <table:table-cell office:value-type="string" calcext:value-type="string">
            <text:p>2019-12-02 23:20:11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859866758549" calcext:value-type="float">
            <text:p>73.5859866758549</text:p>
          </table:table-cell>
          <table:table-cell office:value-type="float" office:value="981.5309681904" calcext:value-type="float">
            <text:p>981.5309681904</text:p>
          </table:table-cell>
          <table:table-cell office:value-type="float" office:value="4087215" calcext:value-type="float">
            <text:p>4087215</text:p>
          </table:table-cell>
          <table:table-cell office:value-type="float" office:value="2047757" calcext:value-type="float">
            <text:p>2047757</text:p>
          </table:table-cell>
          <table:table-cell office:value-type="float" office:value="579047" calcext:value-type="float">
            <text:p>579047</text:p>
          </table:table-cell>
          <table:table-cell office:value-type="float" office:value="780372" calcext:value-type="float">
            <text:p>780372</text:p>
          </table:table-cell>
          <table:table-cell office:value-type="float" office:value="898910" calcext:value-type="float">
            <text:p>8989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4400" calcext:value-type="float">
            <text:p>844400</text:p>
          </table:table-cell>
          <table:table-cell office:value-type="float" office:value="220028" calcext:value-type="float">
            <text:p>220028</text:p>
          </table:table-cell>
          <table:table-cell office:value-type="float" office:value="2.43617027237061" calcext:value-type="float">
            <text:p>2.43617027237061</text:p>
          </table:table-cell>
          <table:table-cell office:value-type="float" office:value="1.2205584312151" calcext:value-type="float">
            <text:p>1.2205584312151</text:p>
          </table:table-cell>
          <table:table-cell office:value-type="float" office:value="0.345138948576325" calcext:value-type="float">
            <text:p>0.345138948576325</text:p>
          </table:table-cell>
          <table:table-cell office:value-type="float" office:value="0.465138013975384" calcext:value-type="float">
            <text:p>0.465138013975384</text:p>
          </table:table-cell>
          <table:table-cell office:value-type="float" office:value="0.535792176221869" calcext:value-type="float">
            <text:p>0.535792176221869</text:p>
          </table:table-cell>
          <table:table-cell office:value-type="float" office:value="5" calcext:value-type="float">
            <text:p>5</text:p>
          </table:table-cell>
          <table:table-cell office:value-type="float" office:value="0.503301680481634" calcext:value-type="float">
            <text:p>0.503301680481634</text:p>
          </table:table-cell>
          <table:table-cell office:value-type="float" office:value="0.131146923440328" calcext:value-type="float">
            <text:p>0.131146923440328</text:p>
          </table:table-cell>
          <table:table-cell office:value-type="float" office:value="-180.972210284735" calcext:value-type="float">
            <text:p>-180.972210284735</text:p>
          </table:table-cell>
          <table:table-cell office:value-type="float" office:value="-156.972397204923" calcext:value-type="float">
            <text:p>-156.972397204923</text:p>
          </table:table-cell>
          <table:table-cell office:value-type="float" office:value="-142.841564755626" calcext:value-type="float">
            <text:p>-142.841564755626</text:p>
          </table:table-cell>
          <table:table-cell office:value-type="float" office:value="750" calcext:value-type="float">
            <text:p>750</text:p>
          </table:table-cell>
          <table:table-cell office:value-type="float" office:value="-149.339663903673" calcext:value-type="float">
            <text:p>-149.339663903673</text:p>
          </table:table-cell>
        </table:table-row>
        <table:table-row table:style-name="ro1">
          <table:table-cell office:value-type="string" calcext:value-type="string">
            <text:p>2019-12-02 23:20:12</text:p>
          </table:table-cell>
          <table:table-cell office:value-type="float" office:value="24.4932087037305" calcext:value-type="float">
            <text:p>24.4932087037305</text:p>
          </table:table-cell>
          <table:table-cell office:value-type="float" office:value="73.5859866758549" calcext:value-type="float">
            <text:p>73.5859866758549</text:p>
          </table:table-cell>
          <table:table-cell office:value-type="float" office:value="981.5309681904" calcext:value-type="float">
            <text:p>981.5309681904</text:p>
          </table:table-cell>
          <table:table-cell office:value-type="float" office:value="4088541" calcext:value-type="float">
            <text:p>4088541</text:p>
          </table:table-cell>
          <table:table-cell office:value-type="float" office:value="2058872" calcext:value-type="float">
            <text:p>2058872</text:p>
          </table:table-cell>
          <table:table-cell office:value-type="float" office:value="577789" calcext:value-type="float">
            <text:p>577789</text:p>
          </table:table-cell>
          <table:table-cell office:value-type="float" office:value="779323" calcext:value-type="float">
            <text:p>779323</text:p>
          </table:table-cell>
          <table:table-cell office:value-type="float" office:value="898723" calcext:value-type="float">
            <text:p>8987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2369" calcext:value-type="float">
            <text:p>842369</text:p>
          </table:table-cell>
          <table:table-cell office:value-type="float" office:value="220092" calcext:value-type="float">
            <text:p>220092</text:p>
          </table:table-cell>
          <table:table-cell office:value-type="float" office:value="2.43696063005455" calcext:value-type="float">
            <text:p>2.43696063005455</text:p>
          </table:table-cell>
          <table:table-cell office:value-type="float" office:value="1.22718348827165" calcext:value-type="float">
            <text:p>1.22718348827165</text:p>
          </table:table-cell>
          <table:table-cell office:value-type="float" office:value="0.344389122055664" calcext:value-type="float">
            <text:p>0.344389122055664</text:p>
          </table:table-cell>
          <table:table-cell office:value-type="float" office:value="0.464512761177154" calcext:value-type="float">
            <text:p>0.464512761177154</text:p>
          </table:table-cell>
          <table:table-cell office:value-type="float" office:value="0.535680715522851" calcext:value-type="float">
            <text:p>0.535680715522851</text:p>
          </table:table-cell>
          <table:table-cell office:value-type="float" office:value="5" calcext:value-type="float">
            <text:p>5</text:p>
          </table:table-cell>
          <table:table-cell office:value-type="float" office:value="0.502091110001935" calcext:value-type="float">
            <text:p>0.502091110001935</text:p>
          </table:table-cell>
          <table:table-cell office:value-type="float" office:value="0.131185070417532" calcext:value-type="float">
            <text:p>0.131185070417532</text:p>
          </table:table-cell>
          <table:table-cell office:value-type="float" office:value="-181.122175588867" calcext:value-type="float">
            <text:p>-181.122175588867</text:p>
          </table:table-cell>
          <table:table-cell office:value-type="float" office:value="-157.097447764569" calcext:value-type="float">
            <text:p>-157.097447764569</text:p>
          </table:table-cell>
          <table:table-cell office:value-type="float" office:value="-142.86385689543" calcext:value-type="float">
            <text:p>-142.86385689543</text:p>
          </table:table-cell>
          <table:table-cell office:value-type="float" office:value="750" calcext:value-type="float">
            <text:p>750</text:p>
          </table:table-cell>
          <table:table-cell office:value-type="float" office:value="-149.581777999613" calcext:value-type="float">
            <text:p>-149.581777999613</text:p>
          </table:table-cell>
        </table:table-row>
        <table:table-row table:style-name="ro1">
          <table:table-cell office:value-type="string" calcext:value-type="string">
            <text:p>2019-12-02 23:20:14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867915034748" calcext:value-type="float">
            <text:p>73.5867915034748</text:p>
          </table:table-cell>
          <table:table-cell office:value-type="float" office:value="981.465598245913" calcext:value-type="float">
            <text:p>981.465598245913</text:p>
          </table:table-cell>
          <table:table-cell office:value-type="float" office:value="4091167" calcext:value-type="float">
            <text:p>4091167</text:p>
          </table:table-cell>
          <table:table-cell office:value-type="float" office:value="2045014" calcext:value-type="float">
            <text:p>2045014</text:p>
          </table:table-cell>
          <table:table-cell office:value-type="float" office:value="577207" calcext:value-type="float">
            <text:p>577207</text:p>
          </table:table-cell>
          <table:table-cell office:value-type="float" office:value="778352" calcext:value-type="float">
            <text:p>778352</text:p>
          </table:table-cell>
          <table:table-cell office:value-type="float" office:value="896214" calcext:value-type="float">
            <text:p>8962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41118" calcext:value-type="float">
            <text:p>841118</text:p>
          </table:table-cell>
          <table:table-cell office:value-type="float" office:value="220306" calcext:value-type="float">
            <text:p>220306</text:p>
          </table:table-cell>
          <table:table-cell office:value-type="float" office:value="2.43852584821294" calcext:value-type="float">
            <text:p>2.43852584821294</text:p>
          </table:table-cell>
          <table:table-cell office:value-type="float" office:value="1.21892347561401" calcext:value-type="float">
            <text:p>1.21892347561401</text:p>
          </table:table-cell>
          <table:table-cell office:value-type="float" office:value="0.344042222981718" calcext:value-type="float">
            <text:p>0.344042222981718</text:p>
          </table:table-cell>
          <table:table-cell office:value-type="float" office:value="0.463934000007391" calcext:value-type="float">
            <text:p>0.463934000007391</text:p>
          </table:table-cell>
          <table:table-cell office:value-type="float" office:value="0.534185234807162" calcext:value-type="float">
            <text:p>0.534185234807162</text:p>
          </table:table-cell>
          <table:table-cell office:value-type="float" office:value="5" calcext:value-type="float">
            <text:p>5</text:p>
          </table:table-cell>
          <table:table-cell office:value-type="float" office:value="0.501345455806906" calcext:value-type="float">
            <text:p>0.501345455806906</text:p>
          </table:table-cell>
          <table:table-cell office:value-type="float" office:value="0.131312624372557" calcext:value-type="float">
            <text:p>0.131312624372557</text:p>
          </table:table-cell>
          <table:table-cell office:value-type="float" office:value="-181.191555403656" calcext:value-type="float">
            <text:p>-181.191555403656</text:p>
          </table:table-cell>
          <table:table-cell office:value-type="float" office:value="-157.213199998522" calcext:value-type="float">
            <text:p>-157.213199998522</text:p>
          </table:table-cell>
          <table:table-cell office:value-type="float" office:value="-143.162953038568" calcext:value-type="float">
            <text:p>-143.162953038568</text:p>
          </table:table-cell>
          <table:table-cell office:value-type="float" office:value="750" calcext:value-type="float">
            <text:p>750</text:p>
          </table:table-cell>
          <table:table-cell office:value-type="float" office:value="-149.730908838619" calcext:value-type="float">
            <text:p>-149.730908838619</text:p>
          </table:table-cell>
        </table:table-row>
        <table:table-row table:style-name="ro1">
          <table:table-cell office:value-type="string" calcext:value-type="string">
            <text:p>2019-12-02 23:20:15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929370310153" calcext:value-type="float">
            <text:p>73.5929370310153</text:p>
          </table:table-cell>
          <table:table-cell office:value-type="float" office:value="981.565038345007" calcext:value-type="float">
            <text:p>981.565038345007</text:p>
          </table:table-cell>
          <table:table-cell office:value-type="float" office:value="4090551" calcext:value-type="float">
            <text:p>4090551</text:p>
          </table:table-cell>
          <table:table-cell office:value-type="float" office:value="2044489" calcext:value-type="float">
            <text:p>2044489</text:p>
          </table:table-cell>
          <table:table-cell office:value-type="float" office:value="576503" calcext:value-type="float">
            <text:p>576503</text:p>
          </table:table-cell>
          <table:table-cell office:value-type="float" office:value="777412" calcext:value-type="float">
            <text:p>777412</text:p>
          </table:table-cell>
          <table:table-cell office:value-type="float" office:value="894155" calcext:value-type="float">
            <text:p>8941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9507" calcext:value-type="float">
            <text:p>839507</text:p>
          </table:table-cell>
          <table:table-cell office:value-type="float" office:value="220089" calcext:value-type="float">
            <text:p>220089</text:p>
          </table:table-cell>
          <table:table-cell office:value-type="float" office:value="2.43815868355735" calcext:value-type="float">
            <text:p>2.43815868355735</text:p>
          </table:table-cell>
          <table:table-cell office:value-type="float" office:value="1.21861055119163" calcext:value-type="float">
            <text:p>1.21861055119163</text:p>
          </table:table-cell>
          <table:table-cell office:value-type="float" office:value="0.343622606232477" calcext:value-type="float">
            <text:p>0.343622606232477</text:p>
          </table:table-cell>
          <table:table-cell office:value-type="float" office:value="0.463373716279711" calcext:value-type="float">
            <text:p>0.463373716279711</text:p>
          </table:table-cell>
          <table:table-cell office:value-type="float" office:value="0.532957975024936" calcext:value-type="float">
            <text:p>0.532957975024936</text:p>
          </table:table-cell>
          <table:table-cell office:value-type="float" office:value="5" calcext:value-type="float">
            <text:p>5</text:p>
          </table:table-cell>
          <table:table-cell office:value-type="float" office:value="0.500385224865106" calcext:value-type="float">
            <text:p>0.500385224865106</text:p>
          </table:table-cell>
          <table:table-cell office:value-type="float" office:value="0.131183282277975" calcext:value-type="float">
            <text:p>0.131183282277975</text:p>
          </table:table-cell>
          <table:table-cell office:value-type="float" office:value="-181.275478753505" calcext:value-type="float">
            <text:p>-181.275478753505</text:p>
          </table:table-cell>
          <table:table-cell office:value-type="float" office:value="-157.325256744058" calcext:value-type="float">
            <text:p>-157.325256744058</text:p>
          </table:table-cell>
          <table:table-cell office:value-type="float" office:value="-143.408404995013" calcext:value-type="float">
            <text:p>-143.408404995013</text:p>
          </table:table-cell>
          <table:table-cell office:value-type="float" office:value="750" calcext:value-type="float">
            <text:p>750</text:p>
          </table:table-cell>
          <table:table-cell office:value-type="float" office:value="-149.922955026979" calcext:value-type="float">
            <text:p>-149.922955026979</text:p>
          </table:table-cell>
        </table:table-row>
        <table:table-row table:style-name="ro1">
          <table:table-cell office:value-type="string" calcext:value-type="string">
            <text:p>2019-12-02 23:20:16</text:p>
          </table:table-cell>
          <table:table-cell office:value-type="float" office:value="24.5033166586945" calcext:value-type="float">
            <text:p>24.5033166586945</text:p>
          </table:table-cell>
          <table:table-cell office:value-type="float" office:value="73.5974727321084" calcext:value-type="float">
            <text:p>73.5974727321084</text:p>
          </table:table-cell>
          <table:table-cell office:value-type="float" office:value="981.520534856273" calcext:value-type="float">
            <text:p>981.520534856273</text:p>
          </table:table-cell>
          <table:table-cell office:value-type="float" office:value="4091253" calcext:value-type="float">
            <text:p>4091253</text:p>
          </table:table-cell>
          <table:table-cell office:value-type="float" office:value="2066694" calcext:value-type="float">
            <text:p>2066694</text:p>
          </table:table-cell>
          <table:table-cell office:value-type="float" office:value="576199" calcext:value-type="float">
            <text:p>576199</text:p>
          </table:table-cell>
          <table:table-cell office:value-type="float" office:value="776542" calcext:value-type="float">
            <text:p>776542</text:p>
          </table:table-cell>
          <table:table-cell office:value-type="float" office:value="891182" calcext:value-type="float">
            <text:p>8911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8418" calcext:value-type="float">
            <text:p>838418</text:p>
          </table:table-cell>
          <table:table-cell office:value-type="float" office:value="220059" calcext:value-type="float">
            <text:p>220059</text:p>
          </table:table-cell>
          <table:table-cell office:value-type="float" office:value="2.43857710821356" calcext:value-type="float">
            <text:p>2.43857710821356</text:p>
          </table:table-cell>
          <table:table-cell office:value-type="float" office:value="1.23184576414177" calcext:value-type="float">
            <text:p>1.23184576414177</text:p>
          </table:table-cell>
          <table:table-cell office:value-type="float" office:value="0.343441408090759" calcext:value-type="float">
            <text:p>0.343441408090759</text:p>
          </table:table-cell>
          <table:table-cell office:value-type="float" office:value="0.462855155808348" calcext:value-type="float">
            <text:p>0.462855155808348</text:p>
          </table:table-cell>
          <table:table-cell office:value-type="float" office:value="0.531185928724519" calcext:value-type="float">
            <text:p>0.531185928724519</text:p>
          </table:table-cell>
          <table:table-cell office:value-type="float" office:value="5" calcext:value-type="float">
            <text:p>5</text:p>
          </table:table-cell>
          <table:table-cell office:value-type="float" office:value="0.499736130206124" calcext:value-type="float">
            <text:p>0.499736130206124</text:p>
          </table:table-cell>
          <table:table-cell office:value-type="float" office:value="0.131165400882411" calcext:value-type="float">
            <text:p>0.131165400882411</text:p>
          </table:table-cell>
          <table:table-cell office:value-type="float" office:value="-181.311718381848" calcext:value-type="float">
            <text:p>-181.311718381848</text:p>
          </table:table-cell>
          <table:table-cell office:value-type="float" office:value="-157.42896883833" calcext:value-type="float">
            <text:p>-157.42896883833</text:p>
          </table:table-cell>
          <table:table-cell office:value-type="float" office:value="-143.762814255096" calcext:value-type="float">
            <text:p>-143.762814255096</text:p>
          </table:table-cell>
          <table:table-cell office:value-type="float" office:value="750" calcext:value-type="float">
            <text:p>750</text:p>
          </table:table-cell>
          <table:table-cell office:value-type="float" office:value="-150.052773958775" calcext:value-type="float">
            <text:p>-150.052773958775</text:p>
          </table:table-cell>
        </table:table-row>
        <table:table-row table:style-name="ro1">
          <table:table-cell office:value-type="string" calcext:value-type="string">
            <text:p>2019-12-02 23:20:17</text:p>
          </table:table-cell>
          <table:table-cell office:value-type="float" office:value="24.498262681067" calcext:value-type="float">
            <text:p>24.498262681067</text:p>
          </table:table-cell>
          <table:table-cell office:value-type="float" office:value="73.5703673670744" calcext:value-type="float">
            <text:p>73.5703673670744</text:p>
          </table:table-cell>
          <table:table-cell office:value-type="float" office:value="981.539485673788" calcext:value-type="float">
            <text:p>981.539485673788</text:p>
          </table:table-cell>
          <table:table-cell office:value-type="float" office:value="4090277" calcext:value-type="float">
            <text:p>4090277</text:p>
          </table:table-cell>
          <table:table-cell office:value-type="float" office:value="2069516" calcext:value-type="float">
            <text:p>2069516</text:p>
          </table:table-cell>
          <table:table-cell office:value-type="float" office:value="575389" calcext:value-type="float">
            <text:p>575389</text:p>
          </table:table-cell>
          <table:table-cell office:value-type="float" office:value="775761" calcext:value-type="float">
            <text:p>775761</text:p>
          </table:table-cell>
          <table:table-cell office:value-type="float" office:value="889431" calcext:value-type="float">
            <text:p>8894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71" calcext:value-type="float">
            <text:p>836871</text:p>
          </table:table-cell>
          <table:table-cell office:value-type="float" office:value="220062" calcext:value-type="float">
            <text:p>220062</text:p>
          </table:table-cell>
          <table:table-cell office:value-type="float" office:value="2.4379953668112" calcext:value-type="float">
            <text:p>2.4379953668112</text:p>
          </table:table-cell>
          <table:table-cell office:value-type="float" office:value="1.23352780741785" calcext:value-type="float">
            <text:p>1.23352780741785</text:p>
          </table:table-cell>
          <table:table-cell office:value-type="float" office:value="0.342958610410525" calcext:value-type="float">
            <text:p>0.342958610410525</text:p>
          </table:table-cell>
          <table:table-cell office:value-type="float" office:value="0.462389643477159" calcext:value-type="float">
            <text:p>0.462389643477159</text:p>
          </table:table-cell>
          <table:table-cell office:value-type="float" office:value="0.530142251270086" calcext:value-type="float">
            <text:p>0.530142251270086</text:p>
          </table:table-cell>
          <table:table-cell office:value-type="float" office:value="5" calcext:value-type="float">
            <text:p>5</text:p>
          </table:table-cell>
          <table:table-cell office:value-type="float" office:value="0.498814046241527" calcext:value-type="float">
            <text:p>0.498814046241527</text:p>
          </table:table-cell>
          <table:table-cell office:value-type="float" office:value="0.131167189021968" calcext:value-type="float">
            <text:p>0.131167189021968</text:p>
          </table:table-cell>
          <table:table-cell office:value-type="float" office:value="-181.408277917895" calcext:value-type="float">
            <text:p>-181.408277917895</text:p>
          </table:table-cell>
          <table:table-cell office:value-type="float" office:value="-157.522071304568" calcext:value-type="float">
            <text:p>-157.522071304568</text:p>
          </table:table-cell>
          <table:table-cell office:value-type="float" office:value="-143.971549745983" calcext:value-type="float">
            <text:p>-143.971549745983</text:p>
          </table:table-cell>
          <table:table-cell office:value-type="float" office:value="750" calcext:value-type="float">
            <text:p>750</text:p>
          </table:table-cell>
          <table:table-cell office:value-type="float" office:value="-150.237190751695" calcext:value-type="float">
            <text:p>-150.237190751695</text:p>
          </table:table-cell>
        </table:table-row>
        <table:table-row table:style-name="ro1">
          <table:table-cell office:value-type="string" calcext:value-type="string">
            <text:p>2019-12-02 23:20:19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662332547278" calcext:value-type="float">
            <text:p>73.5662332547278</text:p>
          </table:table-cell>
          <table:table-cell office:value-type="float" office:value="981.482632024075" calcext:value-type="float">
            <text:p>981.482632024075</text:p>
          </table:table-cell>
          <table:table-cell office:value-type="float" office:value="4090153" calcext:value-type="float">
            <text:p>4090153</text:p>
          </table:table-cell>
          <table:table-cell office:value-type="float" office:value="2068673" calcext:value-type="float">
            <text:p>2068673</text:p>
          </table:table-cell>
          <table:table-cell office:value-type="float" office:value="574252" calcext:value-type="float">
            <text:p>574252</text:p>
          </table:table-cell>
          <table:table-cell office:value-type="float" office:value="774946" calcext:value-type="float">
            <text:p>774946</text:p>
          </table:table-cell>
          <table:table-cell office:value-type="float" office:value="887735" calcext:value-type="float">
            <text:p>8877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5225" calcext:value-type="float">
            <text:p>835225</text:p>
          </table:table-cell>
          <table:table-cell office:value-type="float" office:value="220055" calcext:value-type="float">
            <text:p>220055</text:p>
          </table:table-cell>
          <table:table-cell office:value-type="float" office:value="2.43792145704287" calcext:value-type="float">
            <text:p>2.43792145704287</text:p>
          </table:table-cell>
          <table:table-cell office:value-type="float" office:value="1.23302534020249" calcext:value-type="float">
            <text:p>1.23302534020249</text:p>
          </table:table-cell>
          <table:table-cell office:value-type="float" office:value="0.34228090551864" calcext:value-type="float">
            <text:p>0.34228090551864</text:p>
          </table:table-cell>
          <table:table-cell office:value-type="float" office:value="0.46190386556433" calcext:value-type="float">
            <text:p>0.46190386556433</text:p>
          </table:table-cell>
          <table:table-cell office:value-type="float" office:value="0.529131356374187" calcext:value-type="float">
            <text:p>0.529131356374187</text:p>
          </table:table-cell>
          <table:table-cell office:value-type="float" office:value="5" calcext:value-type="float">
            <text:p>5</text:p>
          </table:table-cell>
          <table:table-cell office:value-type="float" office:value="0.497832953671569" calcext:value-type="float">
            <text:p>0.497832953671569</text:p>
          </table:table-cell>
          <table:table-cell office:value-type="float" office:value="0.131163016696336" calcext:value-type="float">
            <text:p>0.131163016696336</text:p>
          </table:table-cell>
          <table:table-cell office:value-type="float" office:value="-181.543818896272" calcext:value-type="float">
            <text:p>-181.543818896272</text:p>
          </table:table-cell>
          <table:table-cell office:value-type="float" office:value="-157.619226887134" calcext:value-type="float">
            <text:p>-157.619226887134</text:p>
          </table:table-cell>
          <table:table-cell office:value-type="float" office:value="-144.173728725163" calcext:value-type="float">
            <text:p>-144.173728725163</text:p>
          </table:table-cell>
          <table:table-cell office:value-type="float" office:value="750" calcext:value-type="float">
            <text:p>750</text:p>
          </table:table-cell>
          <table:table-cell office:value-type="float" office:value="-150.433409265686" calcext:value-type="float">
            <text:p>-150.433409265686</text:p>
          </table:table-cell>
        </table:table-row>
        <table:table-row table:style-name="ro1">
          <table:table-cell office:value-type="string" calcext:value-type="string">
            <text:p>2019-12-02 23:20:20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822555460584" calcext:value-type="float">
            <text:p>73.5822555460584</text:p>
          </table:table-cell>
          <table:table-cell office:value-type="float" office:value="981.537569549651" calcext:value-type="float">
            <text:p>981.537569549651</text:p>
          </table:table-cell>
          <table:table-cell office:value-type="float" office:value="4091240" calcext:value-type="float">
            <text:p>4091240</text:p>
          </table:table-cell>
          <table:table-cell office:value-type="float" office:value="2043045" calcext:value-type="float">
            <text:p>2043045</text:p>
          </table:table-cell>
          <table:table-cell office:value-type="float" office:value="572935" calcext:value-type="float">
            <text:p>572935</text:p>
          </table:table-cell>
          <table:table-cell office:value-type="float" office:value="773951" calcext:value-type="float">
            <text:p>773951</text:p>
          </table:table-cell>
          <table:table-cell office:value-type="float" office:value="887133" calcext:value-type="float">
            <text:p>8871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3397" calcext:value-type="float">
            <text:p>833397</text:p>
          </table:table-cell>
          <table:table-cell office:value-type="float" office:value="220071" calcext:value-type="float">
            <text:p>220071</text:p>
          </table:table-cell>
          <table:table-cell office:value-type="float" office:value="2.43856935960881" calcext:value-type="float">
            <text:p>2.43856935960881</text:p>
          </table:table-cell>
          <table:table-cell office:value-type="float" office:value="1.21774986001848" calcext:value-type="float">
            <text:p>1.21774986001848</text:p>
          </table:table-cell>
          <table:table-cell office:value-type="float" office:value="0.341495912253369" calcext:value-type="float">
            <text:p>0.341495912253369</text:p>
          </table:table-cell>
          <table:table-cell office:value-type="float" office:value="0.461310799278116" calcext:value-type="float">
            <text:p>0.461310799278116</text:p>
          </table:table-cell>
          <table:table-cell office:value-type="float" office:value="0.528772536369865" calcext:value-type="float">
            <text:p>0.528772536369865</text:p>
          </table:table-cell>
          <table:table-cell office:value-type="float" office:value="5" calcext:value-type="float">
            <text:p>5</text:p>
          </table:table-cell>
          <table:table-cell office:value-type="float" office:value="0.496743380635188" calcext:value-type="float">
            <text:p>0.496743380635188</text:p>
          </table:table-cell>
          <table:table-cell office:value-type="float" office:value="0.131172553440637" calcext:value-type="float">
            <text:p>0.131172553440637</text:p>
          </table:table-cell>
          <table:table-cell office:value-type="float" office:value="-181.700817549326" calcext:value-type="float">
            <text:p>-181.700817549326</text:p>
          </table:table-cell>
          <table:table-cell office:value-type="float" office:value="-157.737840144377" calcext:value-type="float">
            <text:p>-157.737840144377</text:p>
          </table:table-cell>
          <table:table-cell office:value-type="float" office:value="-144.245492726027" calcext:value-type="float">
            <text:p>-144.245492726027</text:p>
          </table:table-cell>
          <table:table-cell office:value-type="float" office:value="750" calcext:value-type="float">
            <text:p>750</text:p>
          </table:table-cell>
          <table:table-cell office:value-type="float" office:value="-150.651323872962" calcext:value-type="float">
            <text:p>-150.651323872962</text:p>
          </table:table-cell>
        </table:table-row>
        <table:table-row table:style-name="ro1">
          <table:table-cell office:value-type="string" calcext:value-type="string">
            <text:p>2019-12-02 23:20:21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875962927965" calcext:value-type="float">
            <text:p>73.5875962927965</text:p>
          </table:table-cell>
          <table:table-cell office:value-type="float" office:value="981.482632024075" calcext:value-type="float">
            <text:p>981.482632024075</text:p>
          </table:table-cell>
          <table:table-cell office:value-type="float" office:value="4091304" calcext:value-type="float">
            <text:p>4091304</text:p>
          </table:table-cell>
          <table:table-cell office:value-type="float" office:value="2045069" calcext:value-type="float">
            <text:p>2045069</text:p>
          </table:table-cell>
          <table:table-cell office:value-type="float" office:value="571736" calcext:value-type="float">
            <text:p>571736</text:p>
          </table:table-cell>
          <table:table-cell office:value-type="float" office:value="772958" calcext:value-type="float">
            <text:p>772958</text:p>
          </table:table-cell>
          <table:table-cell office:value-type="float" office:value="884947" calcext:value-type="float">
            <text:p>8849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1919" calcext:value-type="float">
            <text:p>831919</text:p>
          </table:table-cell>
          <table:table-cell office:value-type="float" office:value="220071" calcext:value-type="float">
            <text:p>220071</text:p>
          </table:table-cell>
          <table:table-cell office:value-type="float" office:value="2.43860750658602" calcext:value-type="float">
            <text:p>2.43860750658602</text:p>
          </table:table-cell>
          <table:table-cell office:value-type="float" office:value="1.21895625817254" calcext:value-type="float">
            <text:p>1.21895625817254</text:p>
          </table:table-cell>
          <table:table-cell office:value-type="float" office:value="0.340781252477318" calcext:value-type="float">
            <text:p>0.340781252477318</text:p>
          </table:table-cell>
          <table:table-cell office:value-type="float" office:value="0.46071892508494" calcext:value-type="float">
            <text:p>0.46071892508494</text:p>
          </table:table-cell>
          <table:table-cell office:value-type="float" office:value="0.52746957867975" calcext:value-type="float">
            <text:p>0.52746957867975</text:p>
          </table:table-cell>
          <table:table-cell office:value-type="float" office:value="5" calcext:value-type="float">
            <text:p>5</text:p>
          </table:table-cell>
          <table:table-cell office:value-type="float" office:value="0.495862423880389" calcext:value-type="float">
            <text:p>0.495862423880389</text:p>
          </table:table-cell>
          <table:table-cell office:value-type="float" office:value="0.131172553440637" calcext:value-type="float">
            <text:p>0.131172553440637</text:p>
          </table:table-cell>
          <table:table-cell office:value-type="float" office:value="-181.843749504536" calcext:value-type="float">
            <text:p>-181.843749504536</text:p>
          </table:table-cell>
          <table:table-cell office:value-type="float" office:value="-157.856214983012" calcext:value-type="float">
            <text:p>-157.856214983012</text:p>
          </table:table-cell>
          <table:table-cell office:value-type="float" office:value="-144.50608426405" calcext:value-type="float">
            <text:p>-144.50608426405</text:p>
          </table:table-cell>
          <table:table-cell office:value-type="float" office:value="750" calcext:value-type="float">
            <text:p>750</text:p>
          </table:table-cell>
          <table:table-cell office:value-type="float" office:value="-150.827515223922" calcext:value-type="float">
            <text:p>-150.827515223922</text:p>
          </table:table-cell>
        </table:table-row>
        <table:table-row table:style-name="ro1">
          <table:table-cell office:value-type="string" calcext:value-type="string">
            <text:p>2019-12-02 23:20:23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715740270241" calcext:value-type="float">
            <text:p>73.5715740270241</text:p>
          </table:table-cell>
          <table:table-cell office:value-type="float" office:value="981.510100776007" calcext:value-type="float">
            <text:p>981.510100776007</text:p>
          </table:table-cell>
          <table:table-cell office:value-type="float" office:value="4091174" calcext:value-type="float">
            <text:p>4091174</text:p>
          </table:table-cell>
          <table:table-cell office:value-type="float" office:value="2060585" calcext:value-type="float">
            <text:p>2060585</text:p>
          </table:table-cell>
          <table:table-cell office:value-type="float" office:value="570685" calcext:value-type="float">
            <text:p>570685</text:p>
          </table:table-cell>
          <table:table-cell office:value-type="float" office:value="772150" calcext:value-type="float">
            <text:p>772150</text:p>
          </table:table-cell>
          <table:table-cell office:value-type="float" office:value="882778" calcext:value-type="float">
            <text:p>882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0609" calcext:value-type="float">
            <text:p>830609</text:p>
          </table:table-cell>
          <table:table-cell office:value-type="float" office:value="220106" calcext:value-type="float">
            <text:p>220106</text:p>
          </table:table-cell>
          <table:table-cell office:value-type="float" office:value="2.43853002053857" calcext:value-type="float">
            <text:p>2.43853002053857</text:p>
          </table:table-cell>
          <table:table-cell office:value-type="float" office:value="1.22820451595837" calcext:value-type="float">
            <text:p>1.22820451595837</text:p>
          </table:table-cell>
          <table:table-cell office:value-type="float" office:value="0.340154807586051" calcext:value-type="float">
            <text:p>0.340154807586051</text:p>
          </table:table-cell>
          <table:table-cell office:value-type="float" office:value="0.460237319497743" calcext:value-type="float">
            <text:p>0.460237319497743</text:p>
          </table:table-cell>
          <table:table-cell office:value-type="float" office:value="0.526176753780455" calcext:value-type="float">
            <text:p>0.526176753780455</text:p>
          </table:table-cell>
          <table:table-cell office:value-type="float" office:value="5" calcext:value-type="float">
            <text:p>5</text:p>
          </table:table-cell>
          <table:table-cell office:value-type="float" office:value="0.49508160294075" calcext:value-type="float">
            <text:p>0.49508160294075</text:p>
          </table:table-cell>
          <table:table-cell office:value-type="float" office:value="0.131193415068795" calcext:value-type="float">
            <text:p>0.131193415068795</text:p>
          </table:table-cell>
          <table:table-cell office:value-type="float" office:value="-181.96903848279" calcext:value-type="float">
            <text:p>-181.96903848279</text:p>
          </table:table-cell>
          <table:table-cell office:value-type="float" office:value="-157.952536100451" calcext:value-type="float">
            <text:p>-157.952536100451</text:p>
          </table:table-cell>
          <table:table-cell office:value-type="float" office:value="-144.764649243909" calcext:value-type="float">
            <text:p>-144.764649243909</text:p>
          </table:table-cell>
          <table:table-cell office:value-type="float" office:value="750" calcext:value-type="float">
            <text:p>750</text:p>
          </table:table-cell>
          <table:table-cell office:value-type="float" office:value="-150.98367941185" calcext:value-type="float">
            <text:p>-150.98367941185</text:p>
          </table:table-cell>
        </table:table-row>
        <table:table-row table:style-name="ro1">
          <table:table-cell office:value-type="string" calcext:value-type="string">
            <text:p>2019-12-02 23:20:24</text:p>
          </table:table-cell>
          <table:table-cell office:value-type="float" office:value="24.5134246148227" calcext:value-type="float">
            <text:p>24.5134246148227</text:p>
          </table:table-cell>
          <table:table-cell office:value-type="float" office:value="73.5662332547278" calcext:value-type="float">
            <text:p>73.5662332547278</text:p>
          </table:table-cell>
          <table:table-cell office:value-type="float" office:value="981.455163293854" calcext:value-type="float">
            <text:p>981.455163293854</text:p>
          </table:table-cell>
          <table:table-cell office:value-type="float" office:value="4092205" calcext:value-type="float">
            <text:p>4092205</text:p>
          </table:table-cell>
          <table:table-cell office:value-type="float" office:value="2059177" calcext:value-type="float">
            <text:p>2059177</text:p>
          </table:table-cell>
          <table:table-cell office:value-type="float" office:value="569809" calcext:value-type="float">
            <text:p>569809</text:p>
          </table:table-cell>
          <table:table-cell office:value-type="float" office:value="771248" calcext:value-type="float">
            <text:p>771248</text:p>
          </table:table-cell>
          <table:table-cell office:value-type="float" office:value="881215" calcext:value-type="float">
            <text:p>8812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8880" calcext:value-type="float">
            <text:p>828880</text:p>
          </table:table-cell>
          <table:table-cell office:value-type="float" office:value="220136" calcext:value-type="float">
            <text:p>220136</text:p>
          </table:table-cell>
          <table:table-cell office:value-type="float" office:value="2.43914454449946" calcext:value-type="float">
            <text:p>2.43914454449946</text:p>
          </table:table-cell>
          <table:table-cell office:value-type="float" office:value="1.22736528245989" calcext:value-type="float">
            <text:p>1.22736528245989</text:p>
          </table:table-cell>
          <table:table-cell office:value-type="float" office:value="0.339632670835575" calcext:value-type="float">
            <text:p>0.339632670835575</text:p>
          </table:table-cell>
          <table:table-cell office:value-type="float" office:value="0.459699685537778" calcext:value-type="float">
            <text:p>0.459699685537778</text:p>
          </table:table-cell>
          <table:table-cell office:value-type="float" office:value="0.525245133071558" calcext:value-type="float">
            <text:p>0.525245133071558</text:p>
          </table:table-cell>
          <table:table-cell office:value-type="float" office:value="5" calcext:value-type="float">
            <text:p>5</text:p>
          </table:table-cell>
          <table:table-cell office:value-type="float" office:value="0.494051038509731" calcext:value-type="float">
            <text:p>0.494051038509731</text:p>
          </table:table-cell>
          <table:table-cell office:value-type="float" office:value="0.131211296464359" calcext:value-type="float">
            <text:p>0.131211296464359</text:p>
          </table:table-cell>
          <table:table-cell office:value-type="float" office:value="-182.073465832885" calcext:value-type="float">
            <text:p>-182.073465832885</text:p>
          </table:table-cell>
          <table:table-cell office:value-type="float" office:value="-158.060062892444" calcext:value-type="float">
            <text:p>-158.060062892444</text:p>
          </table:table-cell>
          <table:table-cell office:value-type="float" office:value="-144.950973385688" calcext:value-type="float">
            <text:p>-144.950973385688</text:p>
          </table:table-cell>
          <table:table-cell office:value-type="float" office:value="750" calcext:value-type="float">
            <text:p>750</text:p>
          </table:table-cell>
          <table:table-cell office:value-type="float" office:value="-151.189792298054" calcext:value-type="float">
            <text:p>-151.189792298054</text:p>
          </table:table-cell>
        </table:table-row>
        <table:table-row table:style-name="ro1">
          <table:table-cell office:value-type="string" calcext:value-type="string">
            <text:p>2019-12-02 23:20:25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5674396490403" calcext:value-type="float">
            <text:p>73.5674396490403</text:p>
          </table:table-cell>
          <table:table-cell office:value-type="float" office:value="981.563121865994" calcext:value-type="float">
            <text:p>981.563121865994</text:p>
          </table:table-cell>
          <table:table-cell office:value-type="float" office:value="4091266" calcext:value-type="float">
            <text:p>4091266</text:p>
          </table:table-cell>
          <table:table-cell office:value-type="float" office:value="2051887" calcext:value-type="float">
            <text:p>2051887</text:p>
          </table:table-cell>
          <table:table-cell office:value-type="float" office:value="568947" calcext:value-type="float">
            <text:p>568947</text:p>
          </table:table-cell>
          <table:table-cell office:value-type="float" office:value="770403" calcext:value-type="float">
            <text:p>770403</text:p>
          </table:table-cell>
          <table:table-cell office:value-type="float" office:value="879590" calcext:value-type="float">
            <text:p>8795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7438" calcext:value-type="float">
            <text:p>827438</text:p>
          </table:table-cell>
          <table:table-cell office:value-type="float" office:value="220125" calcext:value-type="float">
            <text:p>220125</text:p>
          </table:table-cell>
          <table:table-cell office:value-type="float" office:value="2.4385848568183" calcext:value-type="float">
            <text:p>2.4385848568183</text:p>
          </table:table-cell>
          <table:table-cell office:value-type="float" office:value="1.22302010333778" calcext:value-type="float">
            <text:p>1.22302010333778</text:p>
          </table:table-cell>
          <table:table-cell office:value-type="float" office:value="0.339118878736362" calcext:value-type="float">
            <text:p>0.339118878736362</text:p>
          </table:table-cell>
          <table:table-cell office:value-type="float" office:value="0.459196026229385" calcext:value-type="float">
            <text:p>0.459196026229385</text:p>
          </table:table-cell>
          <table:table-cell office:value-type="float" office:value="0.524276557478494" calcext:value-type="float">
            <text:p>0.524276557478494</text:p>
          </table:table-cell>
          <table:table-cell office:value-type="float" office:value="5" calcext:value-type="float">
            <text:p>5</text:p>
          </table:table-cell>
          <table:table-cell office:value-type="float" office:value="0.49319153942961" calcext:value-type="float">
            <text:p>0.49319153942961</text:p>
          </table:table-cell>
          <table:table-cell office:value-type="float" office:value="0.131204739952652" calcext:value-type="float">
            <text:p>0.131204739952652</text:p>
          </table:table-cell>
          <table:table-cell office:value-type="float" office:value="-182.176224252728" calcext:value-type="float">
            <text:p>-182.176224252728</text:p>
          </table:table-cell>
          <table:table-cell office:value-type="float" office:value="-158.160794754123" calcext:value-type="float">
            <text:p>-158.160794754123</text:p>
          </table:table-cell>
          <table:table-cell office:value-type="float" office:value="-145.144688504301" calcext:value-type="float">
            <text:p>-145.144688504301</text:p>
          </table:table-cell>
          <table:table-cell office:value-type="float" office:value="750" calcext:value-type="float">
            <text:p>750</text:p>
          </table:table-cell>
          <table:table-cell office:value-type="float" office:value="-151.361692114078" calcext:value-type="float">
            <text:p>-151.361692114078</text:p>
          </table:table-cell>
        </table:table-row>
        <table:table-row table:style-name="ro1">
          <table:table-cell office:value-type="string" calcext:value-type="string">
            <text:p>2019-12-02 23:20:26</text:p>
          </table:table-cell>
          <table:table-cell office:value-type="float" office:value="24.5235325721151" calcext:value-type="float">
            <text:p>24.5235325721151</text:p>
          </table:table-cell>
          <table:table-cell office:value-type="float" office:value="73.5403329396795" calcext:value-type="float">
            <text:p>73.5403329396795</text:p>
          </table:table-cell>
          <table:table-cell office:value-type="float" office:value="981.527135159124" calcext:value-type="float">
            <text:p>981.527135159124</text:p>
          </table:table-cell>
          <table:table-cell office:value-type="float" office:value="4091407" calcext:value-type="float">
            <text:p>4091407</text:p>
          </table:table-cell>
          <table:table-cell office:value-type="float" office:value="2049157" calcext:value-type="float">
            <text:p>2049157</text:p>
          </table:table-cell>
          <table:table-cell office:value-type="float" office:value="568031" calcext:value-type="float">
            <text:p>568031</text:p>
          </table:table-cell>
          <table:table-cell office:value-type="float" office:value="769490" calcext:value-type="float">
            <text:p>769490</text:p>
          </table:table-cell>
          <table:table-cell office:value-type="float" office:value="878081" calcext:value-type="float">
            <text:p>878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5953" calcext:value-type="float">
            <text:p>825953</text:p>
          </table:table-cell>
          <table:table-cell office:value-type="float" office:value="220138" calcext:value-type="float">
            <text:p>220138</text:p>
          </table:table-cell>
          <table:table-cell office:value-type="float" office:value="2.43866889937745" calcext:value-type="float">
            <text:p>2.43866889937745</text:p>
          </table:table-cell>
          <table:table-cell office:value-type="float" office:value="1.22139289634143" calcext:value-type="float">
            <text:p>1.22139289634143</text:p>
          </table:table-cell>
          <table:table-cell office:value-type="float" office:value="0.338572900125134" calcext:value-type="float">
            <text:p>0.338572900125134</text:p>
          </table:table-cell>
          <table:table-cell office:value-type="float" office:value="0.458651835757713" calcext:value-type="float">
            <text:p>0.458651835757713</text:p>
          </table:table-cell>
          <table:table-cell office:value-type="float" office:value="0.523377123281613" calcext:value-type="float">
            <text:p>0.523377123281613</text:p>
          </table:table-cell>
          <table:table-cell office:value-type="float" office:value="5" calcext:value-type="float">
            <text:p>5</text:p>
          </table:table-cell>
          <table:table-cell office:value-type="float" office:value="0.49230641034918" calcext:value-type="float">
            <text:p>0.49230641034918</text:p>
          </table:table-cell>
          <table:table-cell office:value-type="float" office:value="0.131212488557397" calcext:value-type="float">
            <text:p>0.131212488557397</text:p>
          </table:table-cell>
          <table:table-cell office:value-type="float" office:value="-182.285419974973" calcext:value-type="float">
            <text:p>-182.285419974973</text:p>
          </table:table-cell>
          <table:table-cell office:value-type="float" office:value="-158.269632848457" calcext:value-type="float">
            <text:p>-158.269632848457</text:p>
          </table:table-cell>
          <table:table-cell office:value-type="float" office:value="-145.324575343677" calcext:value-type="float">
            <text:p>-145.324575343677</text:p>
          </table:table-cell>
          <table:table-cell office:value-type="float" office:value="750" calcext:value-type="float">
            <text:p>750</text:p>
          </table:table-cell>
          <table:table-cell office:value-type="float" office:value="-151.538717930164" calcext:value-type="float">
            <text:p>-151.538717930164</text:p>
          </table:table-cell>
        </table:table-row>
        <table:table-row table:style-name="ro1">
          <table:table-cell office:value-type="string" calcext:value-type="string">
            <text:p>2019-12-02 23:20:28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980065008142" calcext:value-type="float">
            <text:p>73.4980065008142</text:p>
          </table:table-cell>
          <table:table-cell office:value-type="float" office:value="981.508182967583" calcext:value-type="float">
            <text:p>981.508182967583</text:p>
          </table:table-cell>
          <table:table-cell office:value-type="float" office:value="4089969" calcext:value-type="float">
            <text:p>4089969</text:p>
          </table:table-cell>
          <table:table-cell office:value-type="float" office:value="2066907" calcext:value-type="float">
            <text:p>2066907</text:p>
          </table:table-cell>
          <table:table-cell office:value-type="float" office:value="566939" calcext:value-type="float">
            <text:p>566939</text:p>
          </table:table-cell>
          <table:table-cell office:value-type="float" office:value="769204" calcext:value-type="float">
            <text:p>769204</text:p>
          </table:table-cell>
          <table:table-cell office:value-type="float" office:value="878722" calcext:value-type="float">
            <text:p>878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3605" calcext:value-type="float">
            <text:p>823605</text:p>
          </table:table-cell>
          <table:table-cell office:value-type="float" office:value="220185" calcext:value-type="float">
            <text:p>220185</text:p>
          </table:table-cell>
          <table:table-cell office:value-type="float" office:value="2.43781178448341" calcext:value-type="float">
            <text:p>2.43781178448341</text:p>
          </table:table-cell>
          <table:table-cell office:value-type="float" office:value="1.23197272205028" calcext:value-type="float">
            <text:p>1.23197272205028</text:p>
          </table:table-cell>
          <table:table-cell office:value-type="float" office:value="0.337922017326595" calcext:value-type="float">
            <text:p>0.337922017326595</text:p>
          </table:table-cell>
          <table:table-cell office:value-type="float" office:value="0.458481366453334" calcext:value-type="float">
            <text:p>0.458481366453334</text:p>
          </table:table-cell>
          <table:table-cell office:value-type="float" office:value="0.523759189100169" calcext:value-type="float">
            <text:p>0.523759189100169</text:p>
          </table:table-cell>
          <table:table-cell office:value-type="float" office:value="5" calcext:value-type="float">
            <text:p>5</text:p>
          </table:table-cell>
          <table:table-cell office:value-type="float" office:value="0.490906893123018" calcext:value-type="float">
            <text:p>0.490906893123018</text:p>
          </table:table-cell>
          <table:table-cell office:value-type="float" office:value="0.131240502743781" calcext:value-type="float">
            <text:p>0.131240502743781</text:p>
          </table:table-cell>
          <table:table-cell office:value-type="float" office:value="-182.415596534681" calcext:value-type="float">
            <text:p>-182.415596534681</text:p>
          </table:table-cell>
          <table:table-cell office:value-type="float" office:value="-158.303726709333" calcext:value-type="float">
            <text:p>-158.303726709333</text:p>
          </table:table-cell>
          <table:table-cell office:value-type="float" office:value="-145.248162179966" calcext:value-type="float">
            <text:p>-145.248162179966</text:p>
          </table:table-cell>
          <table:table-cell office:value-type="float" office:value="750" calcext:value-type="float">
            <text:p>750</text:p>
          </table:table-cell>
          <table:table-cell office:value-type="float" office:value="-151.818621375396" calcext:value-type="float">
            <text:p>-151.818621375396</text:p>
          </table:table-cell>
        </table:table-row>
        <table:table-row table:style-name="ro1">
          <table:table-cell office:value-type="string" calcext:value-type="string">
            <text:p>2019-12-02 23:20:29</text:p>
          </table:table-cell>
          <table:table-cell office:value-type="float" office:value="24.5285865511978" calcext:value-type="float">
            <text:p>24.5285865511978</text:p>
          </table:table-cell>
          <table:table-cell office:value-type="float" office:value="73.4926654297725" calcext:value-type="float">
            <text:p>73.4926654297725</text:p>
          </table:table-cell>
          <table:table-cell office:value-type="float" office:value="981.480713550947" calcext:value-type="float">
            <text:p>981.480713550947</text:p>
          </table:table-cell>
          <table:table-cell office:value-type="float" office:value="4090021" calcext:value-type="float">
            <text:p>4090021</text:p>
          </table:table-cell>
          <table:table-cell office:value-type="float" office:value="2046334" calcext:value-type="float">
            <text:p>2046334</text:p>
          </table:table-cell>
          <table:table-cell office:value-type="float" office:value="565524" calcext:value-type="float">
            <text:p>565524</text:p>
          </table:table-cell>
          <table:table-cell office:value-type="float" office:value="767755" calcext:value-type="float">
            <text:p>767755</text:p>
          </table:table-cell>
          <table:table-cell office:value-type="float" office:value="874941" calcext:value-type="float">
            <text:p>8749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2801" calcext:value-type="float">
            <text:p>822801</text:p>
          </table:table-cell>
          <table:table-cell office:value-type="float" office:value="220121" calcext:value-type="float">
            <text:p>220121</text:p>
          </table:table-cell>
          <table:table-cell office:value-type="float" office:value="2.43784277890238" calcext:value-type="float">
            <text:p>2.43784277890238</text:p>
          </table:table-cell>
          <table:table-cell office:value-type="float" office:value="1.21971025701884" calcext:value-type="float">
            <text:p>1.21971025701884</text:p>
          </table:table-cell>
          <table:table-cell office:value-type="float" office:value="0.337078611502482" calcext:value-type="float">
            <text:p>0.337078611502482</text:p>
          </table:table-cell>
          <table:table-cell office:value-type="float" office:value="0.457617695047581" calcext:value-type="float">
            <text:p>0.457617695047581</text:p>
          </table:table-cell>
          <table:table-cell office:value-type="float" office:value="0.521505537212555" calcext:value-type="float">
            <text:p>0.521505537212555</text:p>
          </table:table-cell>
          <table:table-cell office:value-type="float" office:value="5" calcext:value-type="float">
            <text:p>5</text:p>
          </table:table-cell>
          <table:table-cell office:value-type="float" office:value="0.490427671721896" calcext:value-type="float">
            <text:p>0.490427671721896</text:p>
          </table:table-cell>
          <table:table-cell office:value-type="float" office:value="0.131202355766577" calcext:value-type="float">
            <text:p>0.131202355766577</text:p>
          </table:table-cell>
          <table:table-cell office:value-type="float" office:value="-182.584277699504" calcext:value-type="float">
            <text:p>-182.584277699504</text:p>
          </table:table-cell>
          <table:table-cell office:value-type="float" office:value="-158.476460990484" calcext:value-type="float">
            <text:p>-158.476460990484</text:p>
          </table:table-cell>
          <table:table-cell office:value-type="float" office:value="-145.698892557489" calcext:value-type="float">
            <text:p>-145.698892557489</text:p>
          </table:table-cell>
          <table:table-cell office:value-type="float" office:value="750" calcext:value-type="float">
            <text:p>750</text:p>
          </table:table-cell>
          <table:table-cell office:value-type="float" office:value="-151.914465655621" calcext:value-type="float">
            <text:p>-151.914465655621</text:p>
          </table:table-cell>
        </table:table-row>
        <table:table-row table:style-name="ro1">
          <table:table-cell office:value-type="string" calcext:value-type="string">
            <text:p>2019-12-02 23:20:30</text:p>
          </table:table-cell>
          <table:table-cell office:value-type="float" office:value="24.5235325721151" calcext:value-type="float">
            <text:p>24.5235325721151</text:p>
          </table:table-cell>
          <table:table-cell office:value-type="float" office:value="73.470900015373" calcext:value-type="float">
            <text:p>73.470900015373</text:p>
          </table:table-cell>
          <table:table-cell office:value-type="float" office:value="981.499665949581" calcext:value-type="float">
            <text:p>981.499665949581</text:p>
          </table:table-cell>
          <table:table-cell office:value-type="float" office:value="4090387" calcext:value-type="float">
            <text:p>4090387</text:p>
          </table:table-cell>
          <table:table-cell office:value-type="float" office:value="2066544" calcext:value-type="float">
            <text:p>2066544</text:p>
          </table:table-cell>
          <table:table-cell office:value-type="float" office:value="564133" calcext:value-type="float">
            <text:p>564133</text:p>
          </table:table-cell>
          <table:table-cell office:value-type="float" office:value="767067" calcext:value-type="float">
            <text:p>767067</text:p>
          </table:table-cell>
          <table:table-cell office:value-type="float" office:value="872892" calcext:value-type="float">
            <text:p>8728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1450" calcext:value-type="float">
            <text:p>821450</text:p>
          </table:table-cell>
          <table:table-cell office:value-type="float" office:value="220092" calcext:value-type="float">
            <text:p>220092</text:p>
          </table:table-cell>
          <table:table-cell office:value-type="float" office:value="2.43806093192827" calcext:value-type="float">
            <text:p>2.43806093192827</text:p>
          </table:table-cell>
          <table:table-cell office:value-type="float" office:value="1.23175635716395" calcext:value-type="float">
            <text:p>1.23175635716395</text:p>
          </table:table-cell>
          <table:table-cell office:value-type="float" office:value="0.33624951079482" calcext:value-type="float">
            <text:p>0.33624951079482</text:p>
          </table:table-cell>
          <table:table-cell office:value-type="float" office:value="0.457207615042641" calcext:value-type="float">
            <text:p>0.457207615042641</text:p>
          </table:table-cell>
          <table:table-cell office:value-type="float" office:value="0.520284237895517" calcext:value-type="float">
            <text:p>0.520284237895517</text:p>
          </table:table-cell>
          <table:table-cell office:value-type="float" office:value="5" calcext:value-type="float">
            <text:p>5</text:p>
          </table:table-cell>
          <table:table-cell office:value-type="float" office:value="0.489622412874986" calcext:value-type="float">
            <text:p>0.489622412874986</text:p>
          </table:table-cell>
          <table:table-cell office:value-type="float" office:value="0.131185070417532" calcext:value-type="float">
            <text:p>0.131185070417532</text:p>
          </table:table-cell>
          <table:table-cell office:value-type="float" office:value="-182.750097841036" calcext:value-type="float">
            <text:p>-182.750097841036</text:p>
          </table:table-cell>
          <table:table-cell office:value-type="float" office:value="-158.558476991472" calcext:value-type="float">
            <text:p>-158.558476991472</text:p>
          </table:table-cell>
          <table:table-cell office:value-type="float" office:value="-145.943152420897" calcext:value-type="float">
            <text:p>-145.943152420897</text:p>
          </table:table-cell>
          <table:table-cell office:value-type="float" office:value="750" calcext:value-type="float">
            <text:p>750</text:p>
          </table:table-cell>
          <table:table-cell office:value-type="float" office:value="-152.075517425003" calcext:value-type="float">
            <text:p>-152.075517425003</text:p>
          </table:table-cell>
        </table:table-row>
        <table:table-row table:style-name="ro1">
          <table:table-cell office:value-type="string" calcext:value-type="string">
            <text:p>2019-12-02 23:20:31</text:p>
          </table:table-cell>
          <table:table-cell office:value-type="float" office:value="24.5336405305716" calcext:value-type="float">
            <text:p>24.5336405305716</text:p>
          </table:table-cell>
          <table:table-cell office:value-type="float" office:value="73.4770432608119" calcext:value-type="float">
            <text:p>73.4770432608119</text:p>
          </table:table-cell>
          <table:table-cell office:value-type="float" office:value="981.489230376973" calcext:value-type="float">
            <text:p>981.489230376973</text:p>
          </table:table-cell>
          <table:table-cell office:value-type="float" office:value="4090416" calcext:value-type="float">
            <text:p>4090416</text:p>
          </table:table-cell>
          <table:table-cell office:value-type="float" office:value="2068409" calcext:value-type="float">
            <text:p>2068409</text:p>
          </table:table-cell>
          <table:table-cell office:value-type="float" office:value="562604" calcext:value-type="float">
            <text:p>562604</text:p>
          </table:table-cell>
          <table:table-cell office:value-type="float" office:value="766301" calcext:value-type="float">
            <text:p>766301</text:p>
          </table:table-cell>
          <table:table-cell office:value-type="float" office:value="871244" calcext:value-type="float">
            <text:p>8712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20075" calcext:value-type="float">
            <text:p>820075</text:p>
          </table:table-cell>
          <table:table-cell office:value-type="float" office:value="220051" calcext:value-type="float">
            <text:p>220051</text:p>
          </table:table-cell>
          <table:table-cell office:value-type="float" office:value="2.43807821727731" calcext:value-type="float">
            <text:p>2.43807821727731</text:p>
          </table:table-cell>
          <table:table-cell office:value-type="float" office:value="1.23286798392153" calcext:value-type="float">
            <text:p>1.23286798392153</text:p>
          </table:table-cell>
          <table:table-cell office:value-type="float" office:value="0.335338155667562" calcext:value-type="float">
            <text:p>0.335338155667562</text:p>
          </table:table-cell>
          <table:table-cell office:value-type="float" office:value="0.456751043409234" calcext:value-type="float">
            <text:p>0.456751043409234</text:p>
          </table:table-cell>
          <table:table-cell office:value-type="float" office:value="0.519301953232521" calcext:value-type="float">
            <text:p>0.519301953232521</text:p>
          </table:table-cell>
          <table:table-cell office:value-type="float" office:value="5" calcext:value-type="float">
            <text:p>5</text:p>
          </table:table-cell>
          <table:table-cell office:value-type="float" office:value="0.488802848911625" calcext:value-type="float">
            <text:p>0.488802848911625</text:p>
          </table:table-cell>
          <table:table-cell office:value-type="float" office:value="0.131160632510261" calcext:value-type="float">
            <text:p>0.131160632510261</text:p>
          </table:table-cell>
          <table:table-cell office:value-type="float" office:value="-182.932368866488" calcext:value-type="float">
            <text:p>-182.932368866488</text:p>
          </table:table-cell>
          <table:table-cell office:value-type="float" office:value="-158.649791318153" calcext:value-type="float">
            <text:p>-158.649791318153</text:p>
          </table:table-cell>
          <table:table-cell office:value-type="float" office:value="-146.139609353496" calcext:value-type="float">
            <text:p>-146.139609353496</text:p>
          </table:table-cell>
          <table:table-cell office:value-type="float" office:value="750" calcext:value-type="float">
            <text:p>750</text:p>
          </table:table-cell>
          <table:table-cell office:value-type="float" office:value="-152.239430217675" calcext:value-type="float">
            <text:p>-152.239430217675</text:p>
          </table:table-cell>
        </table:table-row>
        <table:table-row table:style-name="ro1">
          <table:table-cell office:value-type="string" calcext:value-type="string">
            <text:p>2019-12-02 23:20:33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3.5045517178385" calcext:value-type="float">
            <text:p>73.5045517178385</text:p>
          </table:table-cell>
          <table:table-cell office:value-type="float" office:value="981.533734242563" calcext:value-type="float">
            <text:p>981.533734242563</text:p>
          </table:table-cell>
          <table:table-cell office:value-type="float" office:value="4090930" calcext:value-type="float">
            <text:p>4090930</text:p>
          </table:table-cell>
          <table:table-cell office:value-type="float" office:value="2065506" calcext:value-type="float">
            <text:p>2065506</text:p>
          </table:table-cell>
          <table:table-cell office:value-type="float" office:value="561638" calcext:value-type="float">
            <text:p>561638</text:p>
          </table:table-cell>
          <table:table-cell office:value-type="float" office:value="765700" calcext:value-type="float">
            <text:p>765700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8499" calcext:value-type="float">
            <text:p>818499</text:p>
          </table:table-cell>
          <table:table-cell office:value-type="float" office:value="220002" calcext:value-type="float">
            <text:p>220002</text:p>
          </table:table-cell>
          <table:table-cell office:value-type="float" office:value="2.43838458518798" calcext:value-type="float">
            <text:p>2.43838458518798</text:p>
          </table:table-cell>
          <table:table-cell office:value-type="float" office:value="1.23113766087743" calcext:value-type="float">
            <text:p>1.23113766087743</text:p>
          </table:table-cell>
          <table:table-cell office:value-type="float" office:value="0.334762374730393" calcext:value-type="float">
            <text:p>0.334762374730393</text:p>
          </table:table-cell>
          <table:table-cell office:value-type="float" office:value="0.45639281945143" calcext:value-type="float">
            <text:p>0.45639281945143</text:p>
          </table:table-cell>
          <table:table-cell office:value-type="float" office:value="0.518431725315061" calcext:value-type="float">
            <text:p>0.518431725315061</text:p>
          </table:table-cell>
          <table:table-cell office:value-type="float" office:value="5" calcext:value-type="float">
            <text:p>5</text:p>
          </table:table-cell>
          <table:table-cell office:value-type="float" office:value="0.487863479597983" calcext:value-type="float">
            <text:p>0.487863479597983</text:p>
          </table:table-cell>
          <table:table-cell office:value-type="float" office:value="0.131131426230839" calcext:value-type="float">
            <text:p>0.131131426230839</text:p>
          </table:table-cell>
          <table:table-cell office:value-type="float" office:value="-183.047525053921" calcext:value-type="float">
            <text:p>-183.047525053921</text:p>
          </table:table-cell>
          <table:table-cell office:value-type="float" office:value="-158.721436109714" calcext:value-type="float">
            <text:p>-158.721436109714</text:p>
          </table:table-cell>
          <table:table-cell office:value-type="float" office:value="-146.313654936988" calcext:value-type="float">
            <text:p>-146.313654936988</text:p>
          </table:table-cell>
          <table:table-cell office:value-type="float" office:value="750" calcext:value-type="float">
            <text:p>750</text:p>
          </table:table-cell>
          <table:table-cell office:value-type="float" office:value="-152.427304080403" calcext:value-type="float">
            <text:p>-152.427304080403</text:p>
          </table:table-cell>
        </table:table-row>
        <table:table-row table:style-name="ro1">
          <table:table-cell office:value-type="string" calcext:value-type="string">
            <text:p>2019-12-02 23:20:34</text:p>
          </table:table-cell>
          <table:table-cell office:value-type="float" office:value="24.5336405305716" calcext:value-type="float">
            <text:p>24.5336405305716</text:p>
          </table:table-cell>
          <table:table-cell office:value-type="float" office:value="73.5304544416739" calcext:value-type="float">
            <text:p>73.5304544416739</text:p>
          </table:table-cell>
          <table:table-cell office:value-type="float" office:value="981.489230376973" calcext:value-type="float">
            <text:p>981.489230376973</text:p>
          </table:table-cell>
          <table:table-cell office:value-type="float" office:value="4091052" calcext:value-type="float">
            <text:p>4091052</text:p>
          </table:table-cell>
          <table:table-cell office:value-type="float" office:value="2068078" calcext:value-type="float">
            <text:p>2068078</text:p>
          </table:table-cell>
          <table:table-cell office:value-type="float" office:value="560758" calcext:value-type="float">
            <text:p>560758</text:p>
          </table:table-cell>
          <table:table-cell office:value-type="float" office:value="764803" calcext:value-type="float">
            <text:p>764803</text:p>
          </table:table-cell>
          <table:table-cell office:value-type="float" office:value="867989" calcext:value-type="float">
            <text:p>8679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7145" calcext:value-type="float">
            <text:p>817145</text:p>
          </table:table-cell>
          <table:table-cell office:value-type="float" office:value="220069" calcext:value-type="float">
            <text:p>220069</text:p>
          </table:table-cell>
          <table:table-cell office:value-type="float" office:value="2.43845730286328" calcext:value-type="float">
            <text:p>2.43845730286328</text:p>
          </table:table-cell>
          <table:table-cell office:value-type="float" office:value="1.2326706925238" calcext:value-type="float">
            <text:p>1.2326706925238</text:p>
          </table:table-cell>
          <table:table-cell office:value-type="float" office:value="0.334237853793842" calcext:value-type="float">
            <text:p>0.334237853793842</text:p>
          </table:table-cell>
          <table:table-cell office:value-type="float" office:value="0.455858165724059" calcext:value-type="float">
            <text:p>0.455858165724059</text:p>
          </table:table-cell>
          <table:table-cell office:value-type="float" office:value="0.517361821813801" calcext:value-type="float">
            <text:p>0.517361821813801</text:p>
          </table:table-cell>
          <table:table-cell office:value-type="float" office:value="5" calcext:value-type="float">
            <text:p>5</text:p>
          </table:table-cell>
          <table:table-cell office:value-type="float" office:value="0.487056432611517" calcext:value-type="float">
            <text:p>0.487056432611517</text:p>
          </table:table-cell>
          <table:table-cell office:value-type="float" office:value="0.131171361347599" calcext:value-type="float">
            <text:p>0.131171361347599</text:p>
          </table:table-cell>
          <table:table-cell office:value-type="float" office:value="-183.152429241232" calcext:value-type="float">
            <text:p>-183.152429241232</text:p>
          </table:table-cell>
          <table:table-cell office:value-type="float" office:value="-158.828366855188" calcext:value-type="float">
            <text:p>-158.828366855188</text:p>
          </table:table-cell>
          <table:table-cell office:value-type="float" office:value="-146.52763563724" calcext:value-type="float">
            <text:p>-146.52763563724</text:p>
          </table:table-cell>
          <table:table-cell office:value-type="float" office:value="750" calcext:value-type="float">
            <text:p>750</text:p>
          </table:table-cell>
          <table:table-cell office:value-type="float" office:value="-152.588713477697" calcext:value-type="float">
            <text:p>-152.588713477697</text:p>
          </table:table-cell>
        </table:table-row>
        <table:table-row table:style-name="ro1">
          <table:table-cell office:value-type="string" calcext:value-type="string">
            <text:p>2019-12-02 23:20:35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3.4938692253272" calcext:value-type="float">
            <text:p>73.4938692253272</text:p>
          </table:table-cell>
          <table:table-cell office:value-type="float" office:value="981.478794058161" calcext:value-type="float">
            <text:p>981.478794058161</text:p>
          </table:table-cell>
          <table:table-cell office:value-type="float" office:value="4090889" calcext:value-type="float">
            <text:p>4090889</text:p>
          </table:table-cell>
          <table:table-cell office:value-type="float" office:value="2051303" calcext:value-type="float">
            <text:p>2051303</text:p>
          </table:table-cell>
          <table:table-cell office:value-type="float" office:value="560099" calcext:value-type="float">
            <text:p>560099</text:p>
          </table:table-cell>
          <table:table-cell office:value-type="float" office:value="763705" calcext:value-type="float">
            <text:p>763705</text:p>
          </table:table-cell>
          <table:table-cell office:value-type="float" office:value="866723" calcext:value-type="float">
            <text:p>8667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5674" calcext:value-type="float">
            <text:p>815674</text:p>
          </table:table-cell>
          <table:table-cell office:value-type="float" office:value="220118" calcext:value-type="float">
            <text:p>220118</text:p>
          </table:table-cell>
          <table:table-cell office:value-type="float" office:value="2.43836014728071" calcext:value-type="float">
            <text:p>2.43836014728071</text:p>
          </table:table-cell>
          <table:table-cell office:value-type="float" office:value="1.22267201217079" calcext:value-type="float">
            <text:p>1.22267201217079</text:p>
          </table:table-cell>
          <table:table-cell office:value-type="float" office:value="0.333845059137947" calcext:value-type="float">
            <text:p>0.333845059137947</text:p>
          </table:table-cell>
          <table:table-cell office:value-type="float" office:value="0.455203706646407" calcext:value-type="float">
            <text:p>0.455203706646407</text:p>
          </table:table-cell>
          <table:table-cell office:value-type="float" office:value="0.516607226920989" calcext:value-type="float">
            <text:p>0.516607226920989</text:p>
          </table:table-cell>
          <table:table-cell office:value-type="float" office:value="5" calcext:value-type="float">
            <text:p>5</text:p>
          </table:table-cell>
          <table:table-cell office:value-type="float" office:value="0.48617964818235" calcext:value-type="float">
            <text:p>0.48617964818235</text:p>
          </table:table-cell>
          <table:table-cell office:value-type="float" office:value="0.131200567627021" calcext:value-type="float">
            <text:p>0.131200567627021</text:p>
          </table:table-cell>
          <table:table-cell office:value-type="float" office:value="-183.230988172411" calcext:value-type="float">
            <text:p>-183.230988172411</text:p>
          </table:table-cell>
          <table:table-cell office:value-type="float" office:value="-158.959258670719" calcext:value-type="float">
            <text:p>-158.959258670719</text:p>
          </table:table-cell>
          <table:table-cell office:value-type="float" office:value="-146.678554615802" calcext:value-type="float">
            <text:p>-146.678554615802</text:p>
          </table:table-cell>
          <table:table-cell office:value-type="float" office:value="750" calcext:value-type="float">
            <text:p>750</text:p>
          </table:table-cell>
          <table:table-cell office:value-type="float" office:value="-152.76407036353" calcext:value-type="float">
            <text:p>-152.76407036353</text:p>
          </table:table-cell>
        </table:table-row>
        <table:table-row table:style-name="ro1">
          <table:table-cell office:value-type="string" calcext:value-type="string">
            <text:p>2019-12-02 23:20:37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3.4778454226563" calcext:value-type="float">
            <text:p>73.4778454226563</text:p>
          </table:table-cell>
          <table:table-cell office:value-type="float" office:value="981.506264139505" calcext:value-type="float">
            <text:p>981.506264139505</text:p>
          </table:table-cell>
          <table:table-cell office:value-type="float" office:value="4091239" calcext:value-type="float">
            <text:p>4091239</text:p>
          </table:table-cell>
          <table:table-cell office:value-type="float" office:value="2046690" calcext:value-type="float">
            <text:p>2046690</text:p>
          </table:table-cell>
          <table:table-cell office:value-type="float" office:value="559430" calcext:value-type="float">
            <text:p>559430</text:p>
          </table:table-cell>
          <table:table-cell office:value-type="float" office:value="762804" calcext:value-type="float">
            <text:p>762804</text:p>
          </table:table-cell>
          <table:table-cell office:value-type="float" office:value="865346" calcext:value-type="float">
            <text:p>8653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4073" calcext:value-type="float">
            <text:p>814073</text:p>
          </table:table-cell>
          <table:table-cell office:value-type="float" office:value="220070" calcext:value-type="float">
            <text:p>220070</text:p>
          </table:table-cell>
          <table:table-cell office:value-type="float" office:value="2.43856876356229" calcext:value-type="float">
            <text:p>2.43856876356229</text:p>
          </table:table-cell>
          <table:table-cell office:value-type="float" office:value="1.21992244957953" calcext:value-type="float">
            <text:p>1.21992244957953</text:p>
          </table:table-cell>
          <table:table-cell office:value-type="float" office:value="0.333446304016865" calcext:value-type="float">
            <text:p>0.333446304016865</text:p>
          </table:table-cell>
          <table:table-cell office:value-type="float" office:value="0.454666668732961" calcext:value-type="float">
            <text:p>0.454666668732961</text:p>
          </table:table-cell>
          <table:table-cell office:value-type="float" office:value="0.51578647086459" calcext:value-type="float">
            <text:p>0.51578647086459</text:p>
          </table:table-cell>
          <table:table-cell office:value-type="float" office:value="5" calcext:value-type="float">
            <text:p>5</text:p>
          </table:table-cell>
          <table:table-cell office:value-type="float" office:value="0.485225377705738" calcext:value-type="float">
            <text:p>0.485225377705738</text:p>
          </table:table-cell>
          <table:table-cell office:value-type="float" office:value="0.131171957394118" calcext:value-type="float">
            <text:p>0.131171957394118</text:p>
          </table:table-cell>
          <table:table-cell office:value-type="float" office:value="-183.310739196627" calcext:value-type="float">
            <text:p>-183.310739196627</text:p>
          </table:table-cell>
          <table:table-cell office:value-type="float" office:value="-159.066666253408" calcext:value-type="float">
            <text:p>-159.066666253408</text:p>
          </table:table-cell>
          <table:table-cell office:value-type="float" office:value="-146.842705827082" calcext:value-type="float">
            <text:p>-146.842705827082</text:p>
          </table:table-cell>
          <table:table-cell office:value-type="float" office:value="750" calcext:value-type="float">
            <text:p>750</text:p>
          </table:table-cell>
          <table:table-cell office:value-type="float" office:value="-152.954924458852" calcext:value-type="float">
            <text:p>-152.954924458852</text:p>
          </table:table-cell>
        </table:table-row>
        <table:table-row table:style-name="ro1">
          <table:table-cell office:value-type="string" calcext:value-type="string">
            <text:p>2019-12-02 23:20:38</text:p>
          </table:table-cell>
          <table:table-cell office:value-type="float" office:value="24.5488024704391" calcext:value-type="float">
            <text:p>24.5488024704391</text:p>
          </table:table-cell>
          <table:table-cell office:value-type="float" office:value="73.4515396818915" calcext:value-type="float">
            <text:p>73.4515396818915</text:p>
          </table:table-cell>
          <table:table-cell office:value-type="float" office:value="981.514781076008" calcext:value-type="float">
            <text:p>981.514781076008</text:p>
          </table:table-cell>
          <table:table-cell office:value-type="float" office:value="4091344" calcext:value-type="float">
            <text:p>4091344</text:p>
          </table:table-cell>
          <table:table-cell office:value-type="float" office:value="2063792" calcext:value-type="float">
            <text:p>2063792</text:p>
          </table:table-cell>
          <table:table-cell office:value-type="float" office:value="558023" calcext:value-type="float">
            <text:p>558023</text:p>
          </table:table-cell>
          <table:table-cell office:value-type="float" office:value="762105" calcext:value-type="float">
            <text:p>762105</text:p>
          </table:table-cell>
          <table:table-cell office:value-type="float" office:value="864965" calcext:value-type="float">
            <text:p>8649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2225" calcext:value-type="float">
            <text:p>812225</text:p>
          </table:table-cell>
          <table:table-cell office:value-type="float" office:value="220182" calcext:value-type="float">
            <text:p>220182</text:p>
          </table:table-cell>
          <table:table-cell office:value-type="float" office:value="2.43863134844677" calcext:value-type="float">
            <text:p>2.43863134844677</text:p>
          </table:table-cell>
          <table:table-cell office:value-type="float" office:value="1.23011603714419" calcext:value-type="float">
            <text:p>1.23011603714419</text:p>
          </table:table-cell>
          <table:table-cell office:value-type="float" office:value="0.332607666564902" calcext:value-type="float">
            <text:p>0.332607666564902</text:p>
          </table:table-cell>
          <table:table-cell office:value-type="float" office:value="0.454250032216314" calcext:value-type="float">
            <text:p>0.454250032216314</text:p>
          </table:table-cell>
          <table:table-cell office:value-type="float" office:value="0.515559377140925" calcext:value-type="float">
            <text:p>0.515559377140925</text:p>
          </table:table-cell>
          <table:table-cell office:value-type="float" office:value="5" calcext:value-type="float">
            <text:p>5</text:p>
          </table:table-cell>
          <table:table-cell office:value-type="float" office:value="0.484123883738981" calcext:value-type="float">
            <text:p>0.484123883738981</text:p>
          </table:table-cell>
          <table:table-cell office:value-type="float" office:value="0.131238714604225" calcext:value-type="float">
            <text:p>0.131238714604225</text:p>
          </table:table-cell>
          <table:table-cell office:value-type="float" office:value="-183.47846668702" calcext:value-type="float">
            <text:p>-183.47846668702</text:p>
          </table:table-cell>
          <table:table-cell office:value-type="float" office:value="-159.149993556737" calcext:value-type="float">
            <text:p>-159.149993556737</text:p>
          </table:table-cell>
          <table:table-cell office:value-type="float" office:value="-146.888124571815" calcext:value-type="float">
            <text:p>-146.888124571815</text:p>
          </table:table-cell>
          <table:table-cell office:value-type="float" office:value="750" calcext:value-type="float">
            <text:p>750</text:p>
          </table:table-cell>
          <table:table-cell office:value-type="float" office:value="-153.175223252204" calcext:value-type="float">
            <text:p>-153.175223252204</text:p>
          </table:table-cell>
        </table:table-row>
        <table:table-row table:style-name="ro1">
          <table:table-cell office:value-type="string" calcext:value-type="string">
            <text:p>2019-12-02 23:20:39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3.4572818780803" calcext:value-type="float">
            <text:p>73.4572818780803</text:p>
          </table:table-cell>
          <table:table-cell office:value-type="float" office:value="981.578239192397" calcext:value-type="float">
            <text:p>981.578239192397</text:p>
          </table:table-cell>
          <table:table-cell office:value-type="float" office:value="4091142" calcext:value-type="float">
            <text:p>4091142</text:p>
          </table:table-cell>
          <table:table-cell office:value-type="float" office:value="2068119" calcext:value-type="float">
            <text:p>2068119</text:p>
          </table:table-cell>
          <table:table-cell office:value-type="float" office:value="556621" calcext:value-type="float">
            <text:p>556621</text:p>
          </table:table-cell>
          <table:table-cell office:value-type="float" office:value="761532" calcext:value-type="float">
            <text:p>761532</text:p>
          </table:table-cell>
          <table:table-cell office:value-type="float" office:value="864288" calcext:value-type="float">
            <text:p>8642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10230" calcext:value-type="float">
            <text:p>810230</text:p>
          </table:table-cell>
          <table:table-cell office:value-type="float" office:value="220138" calcext:value-type="float">
            <text:p>220138</text:p>
          </table:table-cell>
          <table:table-cell office:value-type="float" office:value="2.43851094704997" calcext:value-type="float">
            <text:p>2.43851094704997</text:p>
          </table:table-cell>
          <table:table-cell office:value-type="float" office:value="1.23269513043107" calcext:value-type="float">
            <text:p>1.23269513043107</text:p>
          </table:table-cell>
          <table:table-cell office:value-type="float" office:value="0.331772009345533" calcext:value-type="float">
            <text:p>0.331772009345533</text:p>
          </table:table-cell>
          <table:table-cell office:value-type="float" office:value="0.453908497561037" calcext:value-type="float">
            <text:p>0.453908497561037</text:p>
          </table:table-cell>
          <table:table-cell office:value-type="float" office:value="0.515155853647691" calcext:value-type="float">
            <text:p>0.515155853647691</text:p>
          </table:table-cell>
          <table:table-cell office:value-type="float" office:value="5" calcext:value-type="float">
            <text:p>5</text:p>
          </table:table-cell>
          <table:table-cell office:value-type="float" office:value="0.482934770933958" calcext:value-type="float">
            <text:p>0.482934770933958</text:p>
          </table:table-cell>
          <table:table-cell office:value-type="float" office:value="0.131212488557397" calcext:value-type="float">
            <text:p>0.131212488557397</text:p>
          </table:table-cell>
          <table:table-cell office:value-type="float" office:value="-183.645598130894" calcext:value-type="float">
            <text:p>-183.645598130894</text:p>
          </table:table-cell>
          <table:table-cell office:value-type="float" office:value="-159.218300487793" calcext:value-type="float">
            <text:p>-159.218300487793</text:p>
          </table:table-cell>
          <table:table-cell office:value-type="float" office:value="-146.968829270462" calcext:value-type="float">
            <text:p>-146.968829270462</text:p>
          </table:table-cell>
          <table:table-cell office:value-type="float" office:value="750" calcext:value-type="float">
            <text:p>750</text:p>
          </table:table-cell>
          <table:table-cell office:value-type="float" office:value="-153.413045813208" calcext:value-type="float">
            <text:p>-153.413045813208</text:p>
          </table:table-cell>
        </table:table-row>
        <table:table-row table:style-name="ro1">
          <table:table-cell office:value-type="string" calcext:value-type="string">
            <text:p>2019-12-02 23:20:40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3.4671628449397" calcext:value-type="float">
            <text:p>73.4671628449397</text:p>
          </table:table-cell>
          <table:table-cell office:value-type="float" office:value="981.58867451382" calcext:value-type="float">
            <text:p>981.58867451382</text:p>
          </table:table-cell>
          <table:table-cell office:value-type="float" office:value="4091382" calcext:value-type="float">
            <text:p>4091382</text:p>
          </table:table-cell>
          <table:table-cell office:value-type="float" office:value="2069029" calcext:value-type="float">
            <text:p>2069029</text:p>
          </table:table-cell>
          <table:table-cell office:value-type="float" office:value="554957" calcext:value-type="float">
            <text:p>554957</text:p>
          </table:table-cell>
          <table:table-cell office:value-type="float" office:value="760766" calcext:value-type="float">
            <text:p>760766</text:p>
          </table:table-cell>
          <table:table-cell office:value-type="float" office:value="862702" calcext:value-type="float">
            <text:p>8627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8757" calcext:value-type="float">
            <text:p>808757</text:p>
          </table:table-cell>
          <table:table-cell office:value-type="float" office:value="220192" calcext:value-type="float">
            <text:p>220192</text:p>
          </table:table-cell>
          <table:table-cell office:value-type="float" office:value="2.43865399821448" calcext:value-type="float">
            <text:p>2.43865399821448</text:p>
          </table:table-cell>
          <table:table-cell office:value-type="float" office:value="1.23323753276319" calcext:value-type="float">
            <text:p>1.23323753276319</text:p>
          </table:table-cell>
          <table:table-cell office:value-type="float" office:value="0.330780187938236" calcext:value-type="float">
            <text:p>0.330780187938236</text:p>
          </table:table-cell>
          <table:table-cell office:value-type="float" office:value="0.45345192592763" calcext:value-type="float">
            <text:p>0.45345192592763</text:p>
          </table:table-cell>
          <table:table-cell office:value-type="float" office:value="0.514210523868862" calcext:value-type="float">
            <text:p>0.514210523868862</text:p>
          </table:table-cell>
          <table:table-cell office:value-type="float" office:value="5" calcext:value-type="float">
            <text:p>5</text:p>
          </table:table-cell>
          <table:table-cell office:value-type="float" office:value="0.482056794411754" calcext:value-type="float">
            <text:p>0.482056794411754</text:p>
          </table:table-cell>
          <table:table-cell office:value-type="float" office:value="0.131244675069413" calcext:value-type="float">
            <text:p>0.131244675069413</text:p>
          </table:table-cell>
          <table:table-cell office:value-type="float" office:value="-183.843962412353" calcext:value-type="float">
            <text:p>-183.843962412353</text:p>
          </table:table-cell>
          <table:table-cell office:value-type="float" office:value="-159.309614814474" calcext:value-type="float">
            <text:p>-159.309614814474</text:p>
          </table:table-cell>
          <table:table-cell office:value-type="float" office:value="-147.157895226228" calcext:value-type="float">
            <text:p>-147.157895226228</text:p>
          </table:table-cell>
          <table:table-cell office:value-type="float" office:value="750" calcext:value-type="float">
            <text:p>750</text:p>
          </table:table-cell>
          <table:table-cell office:value-type="float" office:value="-153.588641117649" calcext:value-type="float">
            <text:p>-153.588641117649</text:p>
          </table:table-cell>
        </table:table-row>
        <table:table-row table:style-name="ro1">
          <table:table-cell office:value-type="string" calcext:value-type="string">
            <text:p>2019-12-02 23:20:42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3.4626233078922" calcext:value-type="float">
            <text:p>73.4626233078922</text:p>
          </table:table-cell>
          <table:table-cell office:value-type="float" office:value="981.550768610007" calcext:value-type="float">
            <text:p>981.550768610007</text:p>
          </table:table-cell>
          <table:table-cell office:value-type="float" office:value="4090287" calcext:value-type="float">
            <text:p>4090287</text:p>
          </table:table-cell>
          <table:table-cell office:value-type="float" office:value="2068605" calcext:value-type="float">
            <text:p>2068605</text:p>
          </table:table-cell>
          <table:table-cell office:value-type="float" office:value="553909" calcext:value-type="float">
            <text:p>553909</text:p>
          </table:table-cell>
          <table:table-cell office:value-type="float" office:value="759871" calcext:value-type="float">
            <text:p>759871</text:p>
          </table:table-cell>
          <table:table-cell office:value-type="float" office:value="860992" calcext:value-type="float">
            <text:p>8609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7374" calcext:value-type="float">
            <text:p>807374</text:p>
          </table:table-cell>
          <table:table-cell office:value-type="float" office:value="220155" calcext:value-type="float">
            <text:p>220155</text:p>
          </table:table-cell>
          <table:table-cell office:value-type="float" office:value="2.43800132727639" calcext:value-type="float">
            <text:p>2.43800132727639</text:p>
          </table:table-cell>
          <table:table-cell office:value-type="float" office:value="1.23298480903921" calcext:value-type="float">
            <text:p>1.23298480903921</text:p>
          </table:table-cell>
          <table:table-cell office:value-type="float" office:value="0.330155531186525" calcext:value-type="float">
            <text:p>0.330155531186525</text:p>
          </table:table-cell>
          <table:table-cell office:value-type="float" office:value="0.452918464293297" calcext:value-type="float">
            <text:p>0.452918464293297</text:p>
          </table:table-cell>
          <table:table-cell office:value-type="float" office:value="0.5131912843217" calcext:value-type="float">
            <text:p>0.5131912843217</text:p>
          </table:table-cell>
          <table:table-cell office:value-type="float" office:value="5" calcext:value-type="float">
            <text:p>5</text:p>
          </table:table-cell>
          <table:table-cell office:value-type="float" office:value="0.481232462076242" calcext:value-type="float">
            <text:p>0.481232462076242</text:p>
          </table:table-cell>
          <table:table-cell office:value-type="float" office:value="0.131222621348217" calcext:value-type="float">
            <text:p>0.131222621348217</text:p>
          </table:table-cell>
          <table:table-cell office:value-type="float" office:value="-183.968893762695" calcext:value-type="float">
            <text:p>-183.968893762695</text:p>
          </table:table-cell>
          <table:table-cell office:value-type="float" office:value="-159.416307141341" calcext:value-type="float">
            <text:p>-159.416307141341</text:p>
          </table:table-cell>
          <table:table-cell office:value-type="float" office:value="-147.36174313566" calcext:value-type="float">
            <text:p>-147.36174313566</text:p>
          </table:table-cell>
          <table:table-cell office:value-type="float" office:value="750" calcext:value-type="float">
            <text:p>750</text:p>
          </table:table-cell>
          <table:table-cell office:value-type="float" office:value="-153.753507584752" calcext:value-type="float">
            <text:p>-153.753507584752</text:p>
          </table:table-cell>
        </table:table-row>
        <table:table-row table:style-name="ro1">
          <table:table-cell office:value-type="string" calcext:value-type="string">
            <text:p>2019-12-02 23:20:43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3.457682686188" calcext:value-type="float">
            <text:p>73.457682686188</text:p>
          </table:table-cell>
          <table:table-cell office:value-type="float" office:value="981.504344291704" calcext:value-type="float">
            <text:p>981.504344291704</text:p>
          </table:table-cell>
          <table:table-cell office:value-type="float" office:value="4091581" calcext:value-type="float">
            <text:p>4091581</text:p>
          </table:table-cell>
          <table:table-cell office:value-type="float" office:value="2062103" calcext:value-type="float">
            <text:p>2062103</text:p>
          </table:table-cell>
          <table:table-cell office:value-type="float" office:value="553161" calcext:value-type="float">
            <text:p>553161</text:p>
          </table:table-cell>
          <table:table-cell office:value-type="float" office:value="759207" calcext:value-type="float">
            <text:p>759207</text:p>
          </table:table-cell>
          <table:table-cell office:value-type="float" office:value="859175" calcext:value-type="float">
            <text:p>8591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5868" calcext:value-type="float">
            <text:p>805868</text:p>
          </table:table-cell>
          <table:table-cell office:value-type="float" office:value="220190" calcext:value-type="float">
            <text:p>220190</text:p>
          </table:table-cell>
          <table:table-cell office:value-type="float" office:value="2.43877261147173" calcext:value-type="float">
            <text:p>2.43877261147173</text:p>
          </table:table-cell>
          <table:table-cell office:value-type="float" office:value="1.22910931457392" calcext:value-type="float">
            <text:p>1.22910931457392</text:p>
          </table:table-cell>
          <table:table-cell office:value-type="float" office:value="0.329709688390456" calcext:value-type="float">
            <text:p>0.329709688390456</text:p>
          </table:table-cell>
          <table:table-cell office:value-type="float" office:value="0.452522689404808" calcext:value-type="float">
            <text:p>0.452522689404808</text:p>
          </table:table-cell>
          <table:table-cell office:value-type="float" office:value="0.512108267797025" calcext:value-type="float">
            <text:p>0.512108267797025</text:p>
          </table:table-cell>
          <table:table-cell office:value-type="float" office:value="5" calcext:value-type="float">
            <text:p>5</text:p>
          </table:table-cell>
          <table:table-cell office:value-type="float" office:value="0.480334816018917" calcext:value-type="float">
            <text:p>0.480334816018917</text:p>
          </table:table-cell>
          <table:table-cell office:value-type="float" office:value="0.131243482976375" calcext:value-type="float">
            <text:p>0.131243482976375</text:p>
          </table:table-cell>
          <table:table-cell office:value-type="float" office:value="-184.058062321909" calcext:value-type="float">
            <text:p>-184.058062321909</text:p>
          </table:table-cell>
          <table:table-cell office:value-type="float" office:value="-159.495462119038" calcext:value-type="float">
            <text:p>-159.495462119038</text:p>
          </table:table-cell>
          <table:table-cell office:value-type="float" office:value="-147.578346440595" calcext:value-type="float">
            <text:p>-147.578346440595</text:p>
          </table:table-cell>
          <table:table-cell office:value-type="float" office:value="750" calcext:value-type="float">
            <text:p>750</text:p>
          </table:table-cell>
          <table:table-cell office:value-type="float" office:value="-153.933036796217" calcext:value-type="float">
            <text:p>-153.933036796217</text:p>
          </table:table-cell>
        </table:table-row>
        <table:table-row table:style-name="ro1">
          <table:table-cell office:value-type="string" calcext:value-type="string">
            <text:p>2019-12-02 23:20:44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3.4523411880289" calcext:value-type="float">
            <text:p>73.4523411880289</text:p>
          </table:table-cell>
          <table:table-cell office:value-type="float" office:value="981.58675666016" calcext:value-type="float">
            <text:p>981.58675666016</text:p>
          </table:table-cell>
          <table:table-cell office:value-type="float" office:value="4090977" calcext:value-type="float">
            <text:p>4090977</text:p>
          </table:table-cell>
          <table:table-cell office:value-type="float" office:value="2048394" calcext:value-type="float">
            <text:p>2048394</text:p>
          </table:table-cell>
          <table:table-cell office:value-type="float" office:value="552544" calcext:value-type="float">
            <text:p>552544</text:p>
          </table:table-cell>
          <table:table-cell office:value-type="float" office:value="758276" calcext:value-type="float">
            <text:p>758276</text:p>
          </table:table-cell>
          <table:table-cell office:value-type="float" office:value="857372" calcext:value-type="float">
            <text:p>8573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4507" calcext:value-type="float">
            <text:p>804507</text:p>
          </table:table-cell>
          <table:table-cell office:value-type="float" office:value="220114" calcext:value-type="float">
            <text:p>220114</text:p>
          </table:table-cell>
          <table:table-cell office:value-type="float" office:value="2.43841259937437" calcext:value-type="float">
            <text:p>2.43841259937437</text:p>
          </table:table-cell>
          <table:table-cell office:value-type="float" office:value="1.22093811284758" calcext:value-type="float">
            <text:p>1.22093811284758</text:p>
          </table:table-cell>
          <table:table-cell office:value-type="float" office:value="0.329341927688352" calcext:value-type="float">
            <text:p>0.329341927688352</text:p>
          </table:table-cell>
          <table:table-cell office:value-type="float" office:value="0.451967770095798" calcext:value-type="float">
            <text:p>0.451967770095798</text:p>
          </table:table-cell>
          <table:table-cell office:value-type="float" office:value="0.511033595923614" calcext:value-type="float">
            <text:p>0.511033595923614</text:p>
          </table:table-cell>
          <table:table-cell office:value-type="float" office:value="5" calcext:value-type="float">
            <text:p>5</text:p>
          </table:table-cell>
          <table:table-cell office:value-type="float" office:value="0.479523596706819" calcext:value-type="float">
            <text:p>0.479523596706819</text:p>
          </table:table-cell>
          <table:table-cell office:value-type="float" office:value="0.131198183440946" calcext:value-type="float">
            <text:p>0.131198183440946</text:p>
          </table:table-cell>
          <table:table-cell office:value-type="float" office:value="-184.13161446233" calcext:value-type="float">
            <text:p>-184.13161446233</text:p>
          </table:table-cell>
          <table:table-cell office:value-type="float" office:value="-159.60644598084" calcext:value-type="float">
            <text:p>-159.60644598084</text:p>
          </table:table-cell>
          <table:table-cell office:value-type="float" office:value="-147.793280815277" calcext:value-type="float">
            <text:p>-147.793280815277</text:p>
          </table:table-cell>
          <table:table-cell office:value-type="float" office:value="750" calcext:value-type="float">
            <text:p>750</text:p>
          </table:table-cell>
          <table:table-cell office:value-type="float" office:value="-154.095280658636" calcext:value-type="float">
            <text:p>-154.095280658636</text:p>
          </table:table-cell>
        </table:table-row>
        <table:table-row table:style-name="ro1">
          <table:table-cell office:value-type="string" calcext:value-type="string">
            <text:p>2019-12-02 23:20:4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3.4469996813488" calcext:value-type="float">
            <text:p>73.4469996813488</text:p>
          </table:table-cell>
          <table:table-cell office:value-type="float" office:value="981.55928584896" calcext:value-type="float">
            <text:p>981.55928584896</text:p>
          </table:table-cell>
          <table:table-cell office:value-type="float" office:value="4090823" calcext:value-type="float">
            <text:p>4090823</text:p>
          </table:table-cell>
          <table:table-cell office:value-type="float" office:value="2043884" calcext:value-type="float">
            <text:p>2043884</text:p>
          </table:table-cell>
          <table:table-cell office:value-type="float" office:value="552173" calcext:value-type="float">
            <text:p>552173</text:p>
          </table:table-cell>
          <table:table-cell office:value-type="float" office:value="757453" calcext:value-type="float">
            <text:p>757453</text:p>
          </table:table-cell>
          <table:table-cell office:value-type="float" office:value="855509" calcext:value-type="float">
            <text:p>8555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3153" calcext:value-type="float">
            <text:p>803153</text:p>
          </table:table-cell>
          <table:table-cell office:value-type="float" office:value="220197" calcext:value-type="float">
            <text:p>220197</text:p>
          </table:table-cell>
          <table:table-cell office:value-type="float" office:value="2.43832080821047" calcext:value-type="float">
            <text:p>2.43832080821047</text:p>
          </table:table-cell>
          <table:table-cell office:value-type="float" office:value="1.21824994304776" calcext:value-type="float">
            <text:p>1.21824994304776</text:p>
          </table:table-cell>
          <table:table-cell office:value-type="float" office:value="0.329120794429874" calcext:value-type="float">
            <text:p>0.329120794429874</text:p>
          </table:table-cell>
          <table:table-cell office:value-type="float" office:value="0.451477223810819" calcext:value-type="float">
            <text:p>0.451477223810819</text:p>
          </table:table-cell>
          <table:table-cell office:value-type="float" office:value="0.509923161259074" calcext:value-type="float">
            <text:p>0.509923161259074</text:p>
          </table:table-cell>
          <table:table-cell office:value-type="float" office:value="5" calcext:value-type="float">
            <text:p>5</text:p>
          </table:table-cell>
          <table:table-cell office:value-type="float" office:value="0.478716549720353" calcext:value-type="float">
            <text:p>0.478716549720353</text:p>
          </table:table-cell>
          <table:table-cell office:value-type="float" office:value="0.131247655302007" calcext:value-type="float">
            <text:p>0.131247655302007</text:p>
          </table:table-cell>
          <table:table-cell office:value-type="float" office:value="-184.175841114025" calcext:value-type="float">
            <text:p>-184.175841114025</text:p>
          </table:table-cell>
          <table:table-cell office:value-type="float" office:value="-159.704555237836" calcext:value-type="float">
            <text:p>-159.704555237836</text:p>
          </table:table-cell>
          <table:table-cell office:value-type="float" office:value="-148.015367748185" calcext:value-type="float">
            <text:p>-148.015367748185</text:p>
          </table:table-cell>
          <table:table-cell office:value-type="float" office:value="750" calcext:value-type="float">
            <text:p>750</text:p>
          </table:table-cell>
          <table:table-cell office:value-type="float" office:value="-154.256690055929" calcext:value-type="float">
            <text:p>-154.256690055929</text:p>
          </table:table-cell>
        </table:table-row>
        <table:table-row table:style-name="ro1">
          <table:table-cell office:value-type="string" calcext:value-type="string">
            <text:p>2019-12-02 23:20:47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3.4416581661475" calcext:value-type="float">
            <text:p>73.4416581661475</text:p>
          </table:table-cell>
          <table:table-cell office:value-type="float" office:value="981.55928584896" calcext:value-type="float">
            <text:p>981.55928584896</text:p>
          </table:table-cell>
          <table:table-cell office:value-type="float" office:value="4090909" calcext:value-type="float">
            <text:p>4090909</text:p>
          </table:table-cell>
          <table:table-cell office:value-type="float" office:value="2061685" calcext:value-type="float">
            <text:p>2061685</text:p>
          </table:table-cell>
          <table:table-cell office:value-type="float" office:value="551937" calcext:value-type="float">
            <text:p>551937</text:p>
          </table:table-cell>
          <table:table-cell office:value-type="float" office:value="756586" calcext:value-type="float">
            <text:p>756586</text:p>
          </table:table-cell>
          <table:table-cell office:value-type="float" office:value="854608" calcext:value-type="float">
            <text:p>8546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1558" calcext:value-type="float">
            <text:p>801558</text:p>
          </table:table-cell>
          <table:table-cell office:value-type="float" office:value="220088" calcext:value-type="float">
            <text:p>220088</text:p>
          </table:table-cell>
          <table:table-cell office:value-type="float" office:value="2.43837206821109" calcext:value-type="float">
            <text:p>2.43837206821109</text:p>
          </table:table-cell>
          <table:table-cell office:value-type="float" office:value="1.22886016712906" calcext:value-type="float">
            <text:p>1.22886016712906</text:p>
          </table:table-cell>
          <table:table-cell office:value-type="float" office:value="0.328980127451435" calcext:value-type="float">
            <text:p>0.328980127451435</text:p>
          </table:table-cell>
          <table:table-cell office:value-type="float" office:value="0.450960451479012" calcext:value-type="float">
            <text:p>0.450960451479012</text:p>
          </table:table-cell>
          <table:table-cell office:value-type="float" office:value="0.509386123345628" calcext:value-type="float">
            <text:p>0.509386123345628</text:p>
          </table:table-cell>
          <table:table-cell office:value-type="float" office:value="5" calcext:value-type="float">
            <text:p>5</text:p>
          </table:table-cell>
          <table:table-cell office:value-type="float" office:value="0.477765855522854" calcext:value-type="float">
            <text:p>0.477765855522854</text:p>
          </table:table-cell>
          <table:table-cell office:value-type="float" office:value="0.131182686231457" calcext:value-type="float">
            <text:p>0.131182686231457</text:p>
          </table:table-cell>
          <table:table-cell office:value-type="float" office:value="-184.203974509713" calcext:value-type="float">
            <text:p>-184.203974509713</text:p>
          </table:table-cell>
          <table:table-cell office:value-type="float" office:value="-159.807909704198" calcext:value-type="float">
            <text:p>-159.807909704198</text:p>
          </table:table-cell>
          <table:table-cell office:value-type="float" office:value="-148.122775330874" calcext:value-type="float">
            <text:p>-148.122775330874</text:p>
          </table:table-cell>
          <table:table-cell office:value-type="float" office:value="750" calcext:value-type="float">
            <text:p>750</text:p>
          </table:table-cell>
          <table:table-cell office:value-type="float" office:value="-154.446828895429" calcext:value-type="float">
            <text:p>-154.446828895429</text:p>
          </table:table-cell>
        </table:table-row>
        <table:table-row table:style-name="ro1">
          <table:table-cell office:value-type="string" calcext:value-type="string">
            <text:p>2019-12-02 23:20:48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3.437518291381" calcext:value-type="float">
            <text:p>73.437518291381</text:p>
          </table:table-cell>
          <table:table-cell office:value-type="float" office:value="981.529894856598" calcext:value-type="float">
            <text:p>981.529894856598</text:p>
          </table:table-cell>
          <table:table-cell office:value-type="float" office:value="4090782" calcext:value-type="float">
            <text:p>4090782</text:p>
          </table:table-cell>
          <table:table-cell office:value-type="float" office:value="2069041" calcext:value-type="float">
            <text:p>2069041</text:p>
          </table:table-cell>
          <table:table-cell office:value-type="float" office:value="551520" calcext:value-type="float">
            <text:p>551520</text:p>
          </table:table-cell>
          <table:table-cell office:value-type="float" office:value="755548" calcext:value-type="float">
            <text:p>755548</text:p>
          </table:table-cell>
          <table:table-cell office:value-type="float" office:value="853143" calcext:value-type="float">
            <text:p>8531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00214" calcext:value-type="float">
            <text:p>800214</text:p>
          </table:table-cell>
          <table:table-cell office:value-type="float" office:value="220245" calcext:value-type="float">
            <text:p>220245</text:p>
          </table:table-cell>
          <table:table-cell office:value-type="float" office:value="2.4382963703032" calcext:value-type="float">
            <text:p>2.4382963703032</text:p>
          </table:table-cell>
          <table:table-cell office:value-type="float" office:value="1.23324468532141" calcext:value-type="float">
            <text:p>1.23324468532141</text:p>
          </table:table-cell>
          <table:table-cell office:value-type="float" office:value="0.328731576053092" calcext:value-type="float">
            <text:p>0.328731576053092</text:p>
          </table:table-cell>
          <table:table-cell office:value-type="float" office:value="0.450341755192489" calcext:value-type="float">
            <text:p>0.450341755192489</text:p>
          </table:table-cell>
          <table:table-cell office:value-type="float" office:value="0.508512915195574" calcext:value-type="float">
            <text:p>0.508512915195574</text:p>
          </table:table-cell>
          <table:table-cell office:value-type="float" office:value="5" calcext:value-type="float">
            <text:p>5</text:p>
          </table:table-cell>
          <table:table-cell office:value-type="float" office:value="0.476964769001576" calcext:value-type="float">
            <text:p>0.476964769001576</text:p>
          </table:table-cell>
          <table:table-cell office:value-type="float" office:value="0.131276265534909" calcext:value-type="float">
            <text:p>0.131276265534909</text:p>
          </table:table-cell>
          <table:table-cell office:value-type="float" office:value="-184.253684789382" calcext:value-type="float">
            <text:p>-184.253684789382</text:p>
          </table:table-cell>
          <table:table-cell office:value-type="float" office:value="-159.931648961502" calcext:value-type="float">
            <text:p>-159.931648961502</text:p>
          </table:table-cell>
          <table:table-cell office:value-type="float" office:value="-148.297416960885" calcext:value-type="float">
            <text:p>-148.297416960885</text:p>
          </table:table-cell>
          <table:table-cell office:value-type="float" office:value="750" calcext:value-type="float">
            <text:p>750</text:p>
          </table:table-cell>
          <table:table-cell office:value-type="float" office:value="-154.607046199685" calcext:value-type="float">
            <text:p>-154.607046199685</text:p>
          </table:table-cell>
        </table:table-row>
        <table:table-row table:style-name="ro1">
          <table:table-cell office:value-type="string" calcext:value-type="string">
            <text:p>2019-12-02 23:20:49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3.4371177513037" calcext:value-type="float">
            <text:p>73.4371177513037</text:p>
          </table:table-cell>
          <table:table-cell office:value-type="float" office:value="981.576320437318" calcext:value-type="float">
            <text:p>981.576320437318</text:p>
          </table:table-cell>
          <table:table-cell office:value-type="float" office:value="4091710" calcext:value-type="float">
            <text:p>4091710</text:p>
          </table:table-cell>
          <table:table-cell office:value-type="float" office:value="2069313" calcext:value-type="float">
            <text:p>2069313</text:p>
          </table:table-cell>
          <table:table-cell office:value-type="float" office:value="551254" calcext:value-type="float">
            <text:p>551254</text:p>
          </table:table-cell>
          <table:table-cell office:value-type="float" office:value="754742" calcext:value-type="float">
            <text:p>754742</text:p>
          </table:table-cell>
          <table:table-cell office:value-type="float" office:value="851630" calcext:value-type="float">
            <text:p>8516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9028" calcext:value-type="float">
            <text:p>799028</text:p>
          </table:table-cell>
          <table:table-cell office:value-type="float" office:value="220134" calcext:value-type="float">
            <text:p>220134</text:p>
          </table:table-cell>
          <table:table-cell office:value-type="float" office:value="2.43884950147265" calcext:value-type="float">
            <text:p>2.43884950147265</text:p>
          </table:table-cell>
          <table:table-cell office:value-type="float" office:value="1.23340680997453" calcext:value-type="float">
            <text:p>1.23340680997453</text:p>
          </table:table-cell>
          <table:table-cell office:value-type="float" office:value="0.328573027679089" calcext:value-type="float">
            <text:p>0.328573027679089</text:p>
          </table:table-cell>
          <table:table-cell office:value-type="float" office:value="0.44986134169833" calcext:value-type="float">
            <text:p>0.44986134169833</text:p>
          </table:table-cell>
          <table:table-cell office:value-type="float" office:value="0.507611096812617" calcext:value-type="float">
            <text:p>0.507611096812617</text:p>
          </table:table-cell>
          <table:table-cell office:value-type="float" office:value="5" calcext:value-type="float">
            <text:p>5</text:p>
          </table:table-cell>
          <table:table-cell office:value-type="float" office:value="0.476257857830269" calcext:value-type="float">
            <text:p>0.476257857830269</text:p>
          </table:table-cell>
          <table:table-cell office:value-type="float" office:value="0.131210104371322" calcext:value-type="float">
            <text:p>0.131210104371322</text:p>
          </table:table-cell>
          <table:table-cell office:value-type="float" office:value="-184.285394464182" calcext:value-type="float">
            <text:p>-184.285394464182</text:p>
          </table:table-cell>
          <table:table-cell office:value-type="float" office:value="-160.027731660334" calcext:value-type="float">
            <text:p>-160.027731660334</text:p>
          </table:table-cell>
          <table:table-cell office:value-type="float" office:value="-148.477780637477" calcext:value-type="float">
            <text:p>-148.477780637477</text:p>
          </table:table-cell>
          <table:table-cell office:value-type="float" office:value="750" calcext:value-type="float">
            <text:p>750</text:p>
          </table:table-cell>
          <table:table-cell office:value-type="float" office:value="-154.748428433946" calcext:value-type="float">
            <text:p>-154.748428433946</text:p>
          </table:table-cell>
        </table:table-row>
        <table:table-row table:style-name="ro1">
          <table:table-cell office:value-type="string" calcext:value-type="string">
            <text:p>2019-12-02 23:20:5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3.4371177513037" calcext:value-type="float">
            <text:p>73.4371177513037</text:p>
          </table:table-cell>
          <table:table-cell office:value-type="float" office:value="981.52137796482" calcext:value-type="float">
            <text:p>981.52137796482</text:p>
          </table:table-cell>
          <table:table-cell office:value-type="float" office:value="4090960" calcext:value-type="float">
            <text:p>4090960</text:p>
          </table:table-cell>
          <table:table-cell office:value-type="float" office:value="2068540" calcext:value-type="float">
            <text:p>2068540</text:p>
          </table:table-cell>
          <table:table-cell office:value-type="float" office:value="550978" calcext:value-type="float">
            <text:p>550978</text:p>
          </table:table-cell>
          <table:table-cell office:value-type="float" office:value="753848" calcext:value-type="float">
            <text:p>753848</text:p>
          </table:table-cell>
          <table:table-cell office:value-type="float" office:value="850260" calcext:value-type="float">
            <text:p>8502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7683" calcext:value-type="float">
            <text:p>797683</text:p>
          </table:table-cell>
          <table:table-cell office:value-type="float" office:value="220117" calcext:value-type="float">
            <text:p>220117</text:p>
          </table:table-cell>
          <table:table-cell office:value-type="float" office:value="2.43840246658355" calcext:value-type="float">
            <text:p>2.43840246658355</text:p>
          </table:table-cell>
          <table:table-cell office:value-type="float" office:value="1.23294606601549" calcext:value-type="float">
            <text:p>1.23294606601549</text:p>
          </table:table-cell>
          <table:table-cell office:value-type="float" office:value="0.328408518839898" calcext:value-type="float">
            <text:p>0.328408518839898</text:p>
          </table:table-cell>
          <table:table-cell office:value-type="float" office:value="0.449328476110515" calcext:value-type="float">
            <text:p>0.449328476110515</text:p>
          </table:table-cell>
          <table:table-cell office:value-type="float" office:value="0.50679451308185" calcext:value-type="float">
            <text:p>0.50679451308185</text:p>
          </table:table-cell>
          <table:table-cell office:value-type="float" office:value="5" calcext:value-type="float">
            <text:p>5</text:p>
          </table:table-cell>
          <table:table-cell office:value-type="float" office:value="0.475456175262472" calcext:value-type="float">
            <text:p>0.475456175262472</text:p>
          </table:table-cell>
          <table:table-cell office:value-type="float" office:value="0.131199971580502" calcext:value-type="float">
            <text:p>0.131199971580502</text:p>
          </table:table-cell>
          <table:table-cell office:value-type="float" office:value="-184.31829623202" calcext:value-type="float">
            <text:p>-184.31829623202</text:p>
          </table:table-cell>
          <table:table-cell office:value-type="float" office:value="-160.134304777897" calcext:value-type="float">
            <text:p>-160.134304777897</text:p>
          </table:table-cell>
          <table:table-cell office:value-type="float" office:value="-148.64109738363" calcext:value-type="float">
            <text:p>-148.64109738363</text:p>
          </table:table-cell>
          <table:table-cell office:value-type="float" office:value="750" calcext:value-type="float">
            <text:p>750</text:p>
          </table:table-cell>
          <table:table-cell office:value-type="float" office:value="-154.908764947506" calcext:value-type="float">
            <text:p>-154.908764947506</text:p>
          </table:table-cell>
        </table:table-row>
        <table:table-row table:style-name="ro1">
          <table:table-cell office:value-type="string" calcext:value-type="string">
            <text:p>2019-12-02 23:20:52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3.4210927700462" calcext:value-type="float">
            <text:p>73.4210927700462</text:p>
          </table:table-cell>
          <table:table-cell office:value-type="float" office:value="981.548849190211" calcext:value-type="float">
            <text:p>981.548849190211</text:p>
          </table:table-cell>
          <table:table-cell office:value-type="float" office:value="4091411" calcext:value-type="float">
            <text:p>4091411</text:p>
          </table:table-cell>
          <table:table-cell office:value-type="float" office:value="2066284" calcext:value-type="float">
            <text:p>2066284</text:p>
          </table:table-cell>
          <table:table-cell office:value-type="float" office:value="550680" calcext:value-type="float">
            <text:p>550680</text:p>
          </table:table-cell>
          <table:table-cell office:value-type="float" office:value="753220" calcext:value-type="float">
            <text:p>753220</text:p>
          </table:table-cell>
          <table:table-cell office:value-type="float" office:value="848654" calcext:value-type="float">
            <text:p>8486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6203" calcext:value-type="float">
            <text:p>796203</text:p>
          </table:table-cell>
          <table:table-cell office:value-type="float" office:value="220172" calcext:value-type="float">
            <text:p>220172</text:p>
          </table:table-cell>
          <table:table-cell office:value-type="float" office:value="2.43867128356353" calcext:value-type="float">
            <text:p>2.43867128356353</text:p>
          </table:table-cell>
          <table:table-cell office:value-type="float" office:value="1.23160138506906" calcext:value-type="float">
            <text:p>1.23160138506906</text:p>
          </table:table-cell>
          <table:table-cell office:value-type="float" office:value="0.328230896977293" calcext:value-type="float">
            <text:p>0.328230896977293</text:p>
          </table:table-cell>
          <table:table-cell office:value-type="float" office:value="0.448954158896704" calcext:value-type="float">
            <text:p>0.448954158896704</text:p>
          </table:table-cell>
          <table:table-cell office:value-type="float" office:value="0.505837262372644" calcext:value-type="float">
            <text:p>0.505837262372644</text:p>
          </table:table-cell>
          <table:table-cell office:value-type="float" office:value="5" calcext:value-type="float">
            <text:p>5</text:p>
          </table:table-cell>
          <table:table-cell office:value-type="float" office:value="0.474574026414636" calcext:value-type="float">
            <text:p>0.474574026414636</text:p>
          </table:table-cell>
          <table:table-cell office:value-type="float" office:value="0.131232754139036" calcext:value-type="float">
            <text:p>0.131232754139036</text:p>
          </table:table-cell>
          <table:table-cell office:value-type="float" office:value="-184.353820604541" calcext:value-type="float">
            <text:p>-184.353820604541</text:p>
          </table:table-cell>
          <table:table-cell office:value-type="float" office:value="-160.209168220659" calcext:value-type="float">
            <text:p>-160.209168220659</text:p>
          </table:table-cell>
          <table:table-cell office:value-type="float" office:value="-148.832547525471" calcext:value-type="float">
            <text:p>-148.832547525471</text:p>
          </table:table-cell>
          <table:table-cell office:value-type="float" office:value="750" calcext:value-type="float">
            <text:p>750</text:p>
          </table:table-cell>
          <table:table-cell office:value-type="float" office:value="-155.085194717073" calcext:value-type="float">
            <text:p>-155.085194717073</text:p>
          </table:table-cell>
        </table:table-row>
        <table:table-row table:style-name="ro1">
          <table:table-cell office:value-type="string" calcext:value-type="string">
            <text:p>2019-12-02 23:20:5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3.431776099406" calcext:value-type="float">
            <text:p>73.431776099406</text:p>
          </table:table-cell>
          <table:table-cell office:value-type="float" office:value="981.548849190211" calcext:value-type="float">
            <text:p>981.548849190211</text:p>
          </table:table-cell>
          <table:table-cell office:value-type="float" office:value="4091524" calcext:value-type="float">
            <text:p>4091524</text:p>
          </table:table-cell>
          <table:table-cell office:value-type="float" office:value="2066925" calcext:value-type="float">
            <text:p>2066925</text:p>
          </table:table-cell>
          <table:table-cell office:value-type="float" office:value="549783" calcext:value-type="float">
            <text:p>549783</text:p>
          </table:table-cell>
          <table:table-cell office:value-type="float" office:value="752296" calcext:value-type="float">
            <text:p>752296</text:p>
          </table:table-cell>
          <table:table-cell office:value-type="float" office:value="847357" calcext:value-type="float">
            <text:p>8473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4879" calcext:value-type="float">
            <text:p>794879</text:p>
          </table:table-cell>
          <table:table-cell office:value-type="float" office:value="220250" calcext:value-type="float">
            <text:p>220250</text:p>
          </table:table-cell>
          <table:table-cell office:value-type="float" office:value="2.43873863682015" calcext:value-type="float">
            <text:p>2.43873863682015</text:p>
          </table:table-cell>
          <table:table-cell office:value-type="float" office:value="1.23198345088761" calcext:value-type="float">
            <text:p>1.23198345088761</text:p>
          </table:table-cell>
          <table:table-cell office:value-type="float" office:value="0.327696243249922" calcext:value-type="float">
            <text:p>0.327696243249922</text:p>
          </table:table-cell>
          <table:table-cell office:value-type="float" office:value="0.448403411913325" calcext:value-type="float">
            <text:p>0.448403411913325</text:p>
          </table:table-cell>
          <table:table-cell office:value-type="float" office:value="0.50506419003775" calcext:value-type="float">
            <text:p>0.50506419003775</text:p>
          </table:table-cell>
          <table:table-cell office:value-type="float" office:value="5" calcext:value-type="float">
            <text:p>5</text:p>
          </table:table-cell>
          <table:table-cell office:value-type="float" office:value="0.473784860823734" calcext:value-type="float">
            <text:p>0.473784860823734</text:p>
          </table:table-cell>
          <table:table-cell office:value-type="float" office:value="0.131279245767504" calcext:value-type="float">
            <text:p>0.131279245767504</text:p>
          </table:table-cell>
          <table:table-cell office:value-type="float" office:value="-184.460751350016" calcext:value-type="float">
            <text:p>-184.460751350016</text:p>
          </table:table-cell>
          <table:table-cell office:value-type="float" office:value="-160.319317617335" calcext:value-type="float">
            <text:p>-160.319317617335</text:p>
          </table:table-cell>
          <table:table-cell office:value-type="float" office:value="-148.98716199245" calcext:value-type="float">
            <text:p>-148.98716199245</text:p>
          </table:table-cell>
          <table:table-cell office:value-type="float" office:value="750" calcext:value-type="float">
            <text:p>750</text:p>
          </table:table-cell>
          <table:table-cell office:value-type="float" office:value="-155.243027835253" calcext:value-type="float">
            <text:p>-155.243027835253</text:p>
          </table:table-cell>
        </table:table-row>
        <table:table-row table:style-name="ro1">
          <table:table-cell office:value-type="string" calcext:value-type="string">
            <text:p>2019-12-02 23:20:54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3.3943842975205" calcext:value-type="float">
            <text:p>73.3943842975205</text:p>
          </table:table-cell>
          <table:table-cell office:value-type="float" office:value="981.52137796482" calcext:value-type="float">
            <text:p>981.52137796482</text:p>
          </table:table-cell>
          <table:table-cell office:value-type="float" office:value="4091033" calcext:value-type="float">
            <text:p>4091033</text:p>
          </table:table-cell>
          <table:table-cell office:value-type="float" office:value="2062423" calcext:value-type="float">
            <text:p>2062423</text:p>
          </table:table-cell>
          <table:table-cell office:value-type="float" office:value="549286" calcext:value-type="float">
            <text:p>549286</text:p>
          </table:table-cell>
          <table:table-cell office:value-type="float" office:value="751489" calcext:value-type="float">
            <text:p>751489</text:p>
          </table:table-cell>
          <table:table-cell office:value-type="float" office:value="845762" calcext:value-type="float">
            <text:p>8457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3588" calcext:value-type="float">
            <text:p>793588</text:p>
          </table:table-cell>
          <table:table-cell office:value-type="float" office:value="220149" calcext:value-type="float">
            <text:p>220149</text:p>
          </table:table-cell>
          <table:table-cell office:value-type="float" office:value="2.43844597797942" calcext:value-type="float">
            <text:p>2.43844597797942</text:p>
          </table:table-cell>
          <table:table-cell office:value-type="float" office:value="1.22930004945994" calcext:value-type="float">
            <text:p>1.22930004945994</text:p>
          </table:table-cell>
          <table:table-cell office:value-type="float" office:value="0.327400008130074" calcext:value-type="float">
            <text:p>0.327400008130074</text:p>
          </table:table-cell>
          <table:table-cell office:value-type="float" office:value="0.447922402372647" calcext:value-type="float">
            <text:p>0.447922402372647</text:p>
          </table:table-cell>
          <table:table-cell office:value-type="float" office:value="0.504113495840251" calcext:value-type="float">
            <text:p>0.504113495840251</text:p>
          </table:table-cell>
          <table:table-cell office:value-type="float" office:value="5" calcext:value-type="float">
            <text:p>5</text:p>
          </table:table-cell>
          <table:table-cell office:value-type="float" office:value="0.473015364767953" calcext:value-type="float">
            <text:p>0.473015364767953</text:p>
          </table:table-cell>
          <table:table-cell office:value-type="float" office:value="0.131219045069104" calcext:value-type="float">
            <text:p>0.131219045069104</text:p>
          </table:table-cell>
          <table:table-cell office:value-type="float" office:value="-184.519998373985" calcext:value-type="float">
            <text:p>-184.519998373985</text:p>
          </table:table-cell>
          <table:table-cell office:value-type="float" office:value="-160.415519525471" calcext:value-type="float">
            <text:p>-160.415519525471</text:p>
          </table:table-cell>
          <table:table-cell office:value-type="float" office:value="-149.17730083195" calcext:value-type="float">
            <text:p>-149.17730083195</text:p>
          </table:table-cell>
          <table:table-cell office:value-type="float" office:value="750" calcext:value-type="float">
            <text:p>750</text:p>
          </table:table-cell>
          <table:table-cell office:value-type="float" office:value="-155.39692704641" calcext:value-type="float">
            <text:p>-155.39692704641</text:p>
          </table:table-cell>
        </table:table-row>
        <table:table-row table:style-name="ro1">
          <table:table-cell office:value-type="string" calcext:value-type="string">
            <text:p>2019-12-02 23:20:56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3.3902425536065" calcext:value-type="float">
            <text:p>73.3902425536065</text:p>
          </table:table-cell>
          <table:table-cell office:value-type="float" office:value="981.519456860473" calcext:value-type="float">
            <text:p>981.519456860473</text:p>
          </table:table-cell>
          <table:table-cell office:value-type="float" office:value="4091107" calcext:value-type="float">
            <text:p>4091107</text:p>
          </table:table-cell>
          <table:table-cell office:value-type="float" office:value="2052294" calcext:value-type="float">
            <text:p>2052294</text:p>
          </table:table-cell>
          <table:table-cell office:value-type="float" office:value="548781" calcext:value-type="float">
            <text:p>548781</text:p>
          </table:table-cell>
          <table:table-cell office:value-type="float" office:value="750703" calcext:value-type="float">
            <text:p>750703</text:p>
          </table:table-cell>
          <table:table-cell office:value-type="float" office:value="844044" calcext:value-type="float">
            <text:p>8440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2340" calcext:value-type="float">
            <text:p>792340</text:p>
          </table:table-cell>
          <table:table-cell office:value-type="float" office:value="220215" calcext:value-type="float">
            <text:p>220215</text:p>
          </table:table-cell>
          <table:table-cell office:value-type="float" office:value="2.43849008542181" calcext:value-type="float">
            <text:p>2.43849008542181</text:p>
          </table:table-cell>
          <table:table-cell office:value-type="float" office:value="1.22326269427093" calcext:value-type="float">
            <text:p>1.22326269427093</text:p>
          </table:table-cell>
          <table:table-cell office:value-type="float" office:value="0.327099004638076" calcext:value-type="float">
            <text:p>0.327099004638076</text:p>
          </table:table-cell>
          <table:table-cell office:value-type="float" office:value="0.447453909808863" calcext:value-type="float">
            <text:p>0.447453909808863</text:p>
          </table:table-cell>
          <table:table-cell office:value-type="float" office:value="0.503089487920938" calcext:value-type="float">
            <text:p>0.503089487920938</text:p>
          </table:table-cell>
          <table:table-cell office:value-type="float" office:value="5" calcext:value-type="float">
            <text:p>5</text:p>
          </table:table-cell>
          <table:table-cell office:value-type="float" office:value="0.47227149871248" calcext:value-type="float">
            <text:p>0.47227149871248</text:p>
          </table:table-cell>
          <table:table-cell office:value-type="float" office:value="0.131258384139345" calcext:value-type="float">
            <text:p>0.131258384139345</text:p>
          </table:table-cell>
          <table:table-cell office:value-type="float" office:value="-184.580199072385" calcext:value-type="float">
            <text:p>-184.580199072385</text:p>
          </table:table-cell>
          <table:table-cell office:value-type="float" office:value="-160.509218038227" calcext:value-type="float">
            <text:p>-160.509218038227</text:p>
          </table:table-cell>
          <table:table-cell office:value-type="float" office:value="-149.382102415812" calcext:value-type="float">
            <text:p>-149.382102415812</text:p>
          </table:table-cell>
          <table:table-cell office:value-type="float" office:value="750" calcext:value-type="float">
            <text:p>750</text:p>
          </table:table-cell>
          <table:table-cell office:value-type="float" office:value="-155.545700257504" calcext:value-type="float">
            <text:p>-155.545700257504</text:p>
          </table:table-cell>
        </table:table-row>
        <table:table-row table:style-name="ro1">
          <table:table-cell office:value-type="string" calcext:value-type="string">
            <text:p>2019-12-02 23:20:57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3853005586025" calcext:value-type="float">
            <text:p>73.3853005586025</text:p>
          </table:table-cell>
          <table:table-cell office:value-type="float" office:value="981.555445752788" calcext:value-type="float">
            <text:p>981.555445752788</text:p>
          </table:table-cell>
          <table:table-cell office:value-type="float" office:value="4090811" calcext:value-type="float">
            <text:p>4090811</text:p>
          </table:table-cell>
          <table:table-cell office:value-type="float" office:value="2052439" calcext:value-type="float">
            <text:p>2052439</text:p>
          </table:table-cell>
          <table:table-cell office:value-type="float" office:value="548151" calcext:value-type="float">
            <text:p>548151</text:p>
          </table:table-cell>
          <table:table-cell office:value-type="float" office:value="749888" calcext:value-type="float">
            <text:p>749888</text:p>
          </table:table-cell>
          <table:table-cell office:value-type="float" office:value="842546" calcext:value-type="float">
            <text:p>842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91071" calcext:value-type="float">
            <text:p>791071</text:p>
          </table:table-cell>
          <table:table-cell office:value-type="float" office:value="220147" calcext:value-type="float">
            <text:p>220147</text:p>
          </table:table-cell>
          <table:table-cell office:value-type="float" office:value="2.43831365565224" calcext:value-type="float">
            <text:p>2.43831365565224</text:p>
          </table:table-cell>
          <table:table-cell office:value-type="float" office:value="1.22334912101616" calcext:value-type="float">
            <text:p>1.22334912101616</text:p>
          </table:table-cell>
          <table:table-cell office:value-type="float" office:value="0.326723495331227" calcext:value-type="float">
            <text:p>0.326723495331227</text:p>
          </table:table-cell>
          <table:table-cell office:value-type="float" office:value="0.446968131896035" calcext:value-type="float">
            <text:p>0.446968131896035</text:p>
          </table:table-cell>
          <table:table-cell office:value-type="float" office:value="0.502196610235764" calcext:value-type="float">
            <text:p>0.502196610235764</text:p>
          </table:table-cell>
          <table:table-cell office:value-type="float" office:value="5" calcext:value-type="float">
            <text:p>5</text:p>
          </table:table-cell>
          <table:table-cell office:value-type="float" office:value="0.471515115680112" calcext:value-type="float">
            <text:p>0.471515115680112</text:p>
          </table:table-cell>
          <table:table-cell office:value-type="float" office:value="0.131217852976066" calcext:value-type="float">
            <text:p>0.131217852976066</text:p>
          </table:table-cell>
          <table:table-cell office:value-type="float" office:value="-184.655300933755" calcext:value-type="float">
            <text:p>-184.655300933755</text:p>
          </table:table-cell>
          <table:table-cell office:value-type="float" office:value="-160.606373620793" calcext:value-type="float">
            <text:p>-160.606373620793</text:p>
          </table:table-cell>
          <table:table-cell office:value-type="float" office:value="-149.560677952847" calcext:value-type="float">
            <text:p>-149.560677952847</text:p>
          </table:table-cell>
          <table:table-cell office:value-type="float" office:value="750" calcext:value-type="float">
            <text:p>750</text:p>
          </table:table-cell>
          <table:table-cell office:value-type="float" office:value="-155.696976863978" calcext:value-type="float">
            <text:p>-155.696976863978</text:p>
          </table:table-cell>
        </table:table-row>
        <table:table-row table:style-name="ro1">
          <table:table-cell office:value-type="string" calcext:value-type="string">
            <text:p>2019-12-02 23:20:5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3853005586025" calcext:value-type="float">
            <text:p>73.3853005586025</text:p>
          </table:table-cell>
          <table:table-cell office:value-type="float" office:value="981.527973633864" calcext:value-type="float">
            <text:p>981.527973633864</text:p>
          </table:table-cell>
          <table:table-cell office:value-type="float" office:value="4091144" calcext:value-type="float">
            <text:p>4091144</text:p>
          </table:table-cell>
          <table:table-cell office:value-type="float" office:value="2046317" calcext:value-type="float">
            <text:p>2046317</text:p>
          </table:table-cell>
          <table:table-cell office:value-type="float" office:value="547575" calcext:value-type="float">
            <text:p>547575</text:p>
          </table:table-cell>
          <table:table-cell office:value-type="float" office:value="749011" calcext:value-type="float">
            <text:p>749011</text:p>
          </table:table-cell>
          <table:table-cell office:value-type="float" office:value="840903" calcext:value-type="float">
            <text:p>8409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9670" calcext:value-type="float">
            <text:p>789670</text:p>
          </table:table-cell>
          <table:table-cell office:value-type="float" office:value="220220" calcext:value-type="float">
            <text:p>220220</text:p>
          </table:table-cell>
          <table:table-cell office:value-type="float" office:value="2.43851213914301" calcext:value-type="float">
            <text:p>2.43851213914301</text:p>
          </table:table-cell>
          <table:table-cell office:value-type="float" office:value="1.21970012422802" calcext:value-type="float">
            <text:p>1.21970012422802</text:p>
          </table:table-cell>
          <table:table-cell office:value-type="float" office:value="0.326380172536394" calcext:value-type="float">
            <text:p>0.326380172536394</text:p>
          </table:table-cell>
          <table:table-cell office:value-type="float" office:value="0.44644539909904" calcext:value-type="float">
            <text:p>0.44644539909904</text:p>
          </table:table-cell>
          <table:table-cell office:value-type="float" office:value="0.501217305805362" calcext:value-type="float">
            <text:p>0.501217305805362</text:p>
          </table:table-cell>
          <table:table-cell office:value-type="float" office:value="5" calcext:value-type="float">
            <text:p>5</text:p>
          </table:table-cell>
          <table:table-cell office:value-type="float" office:value="0.470680054507262" calcext:value-type="float">
            <text:p>0.470680054507262</text:p>
          </table:table-cell>
          <table:table-cell office:value-type="float" office:value="0.131261364371939" calcext:value-type="float">
            <text:p>0.131261364371939</text:p>
          </table:table-cell>
          <table:table-cell office:value-type="float" office:value="-184.723965492721" calcext:value-type="float">
            <text:p>-184.723965492721</text:p>
          </table:table-cell>
          <table:table-cell office:value-type="float" office:value="-160.710920180192" calcext:value-type="float">
            <text:p>-160.710920180192</text:p>
          </table:table-cell>
          <table:table-cell office:value-type="float" office:value="-149.756538838928" calcext:value-type="float">
            <text:p>-149.756538838928</text:p>
          </table:table-cell>
          <table:table-cell office:value-type="float" office:value="750" calcext:value-type="float">
            <text:p>750</text:p>
          </table:table-cell>
          <table:table-cell office:value-type="float" office:value="-155.863989098548" calcext:value-type="float">
            <text:p>-155.863989098548</text:p>
          </table:table-cell>
        </table:table-row>
        <table:table-row table:style-name="ro1">
          <table:table-cell office:value-type="string" calcext:value-type="string">
            <text:p>2019-12-02 23:20:59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3746165972228" calcext:value-type="float">
            <text:p>73.3746165972228</text:p>
          </table:table-cell>
          <table:table-cell office:value-type="float" office:value="981.527973633864" calcext:value-type="float">
            <text:p>981.527973633864</text:p>
          </table:table-cell>
          <table:table-cell office:value-type="float" office:value="4090818" calcext:value-type="float">
            <text:p>4090818</text:p>
          </table:table-cell>
          <table:table-cell office:value-type="float" office:value="2044122" calcext:value-type="float">
            <text:p>2044122</text:p>
          </table:table-cell>
          <table:table-cell office:value-type="float" office:value="547121" calcext:value-type="float">
            <text:p>547121</text:p>
          </table:table-cell>
          <table:table-cell office:value-type="float" office:value="748172" calcext:value-type="float">
            <text:p>748172</text:p>
          </table:table-cell>
          <table:table-cell office:value-type="float" office:value="839302" calcext:value-type="float">
            <text:p>8393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8319" calcext:value-type="float">
            <text:p>788319</text:p>
          </table:table-cell>
          <table:table-cell office:value-type="float" office:value="220192" calcext:value-type="float">
            <text:p>220192</text:p>
          </table:table-cell>
          <table:table-cell office:value-type="float" office:value="2.43831782797788" calcext:value-type="float">
            <text:p>2.43831782797788</text:p>
          </table:table-cell>
          <table:table-cell office:value-type="float" office:value="1.21839180211923" calcext:value-type="float">
            <text:p>1.21839180211923</text:p>
          </table:table-cell>
          <table:table-cell office:value-type="float" office:value="0.326109567416855" calcext:value-type="float">
            <text:p>0.326109567416855</text:p>
          </table:table-cell>
          <table:table-cell office:value-type="float" office:value="0.44594531606976" calcext:value-type="float">
            <text:p>0.44594531606976</text:p>
          </table:table-cell>
          <table:table-cell office:value-type="float" office:value="0.50026303532875" calcext:value-type="float">
            <text:p>0.50026303532875</text:p>
          </table:table-cell>
          <table:table-cell office:value-type="float" office:value="5" calcext:value-type="float">
            <text:p>5</text:p>
          </table:table-cell>
          <table:table-cell office:value-type="float" office:value="0.469874795660352" calcext:value-type="float">
            <text:p>0.469874795660352</text:p>
          </table:table-cell>
          <table:table-cell office:value-type="float" office:value="0.131244675069413" calcext:value-type="float">
            <text:p>0.131244675069413</text:p>
          </table:table-cell>
          <table:table-cell office:value-type="float" office:value="-184.778086516629" calcext:value-type="float">
            <text:p>-184.778086516629</text:p>
          </table:table-cell>
          <table:table-cell office:value-type="float" office:value="-160.810936786048" calcext:value-type="float">
            <text:p>-160.810936786048</text:p>
          </table:table-cell>
          <table:table-cell office:value-type="float" office:value="-149.94739293425" calcext:value-type="float">
            <text:p>-149.94739293425</text:p>
          </table:table-cell>
          <table:table-cell office:value-type="float" office:value="750" calcext:value-type="float">
            <text:p>750</text:p>
          </table:table-cell>
          <table:table-cell office:value-type="float" office:value="-156.02504086793" calcext:value-type="float">
            <text:p>-156.02504086793</text:p>
          </table:table-cell>
        </table:table-row>
        <table:table-row table:style-name="ro1">
          <table:table-cell office:value-type="string" calcext:value-type="string">
            <text:p>2019-12-02 23:21:01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353648116718" calcext:value-type="float">
            <text:p>73.353648116718</text:p>
          </table:table-cell>
          <table:table-cell office:value-type="float" office:value="981.536490444059" calcext:value-type="float">
            <text:p>981.536490444059</text:p>
          </table:table-cell>
          <table:table-cell office:value-type="float" office:value="4091514" calcext:value-type="float">
            <text:p>4091514</text:p>
          </table:table-cell>
          <table:table-cell office:value-type="float" office:value="2043285" calcext:value-type="float">
            <text:p>2043285</text:p>
          </table:table-cell>
          <table:table-cell office:value-type="float" office:value="546661" calcext:value-type="float">
            <text:p>546661</text:p>
          </table:table-cell>
          <table:table-cell office:value-type="float" office:value="747316" calcext:value-type="float">
            <text:p>747316</text:p>
          </table:table-cell>
          <table:table-cell office:value-type="float" office:value="837480" calcext:value-type="float">
            <text:p>837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7154" calcext:value-type="float">
            <text:p>787154</text:p>
          </table:table-cell>
          <table:table-cell office:value-type="float" office:value="220188" calcext:value-type="float">
            <text:p>220188</text:p>
          </table:table-cell>
          <table:table-cell office:value-type="float" office:value="2.43873267635497" calcext:value-type="float">
            <text:p>2.43873267635497</text:p>
          </table:table-cell>
          <table:table-cell office:value-type="float" office:value="1.21789291118299" calcext:value-type="float">
            <text:p>1.21789291118299</text:p>
          </table:table-cell>
          <table:table-cell office:value-type="float" office:value="0.325835386018203" calcext:value-type="float">
            <text:p>0.325835386018203</text:p>
          </table:table-cell>
          <table:table-cell office:value-type="float" office:value="0.44543510024966" calcext:value-type="float">
            <text:p>0.44543510024966</text:p>
          </table:table-cell>
          <table:table-cell office:value-type="float" office:value="0.499177038571482" calcext:value-type="float">
            <text:p>0.499177038571482</text:p>
          </table:table-cell>
          <table:table-cell office:value-type="float" office:value="5" calcext:value-type="float">
            <text:p>5</text:p>
          </table:table-cell>
          <table:table-cell office:value-type="float" office:value="0.469180401465941" calcext:value-type="float">
            <text:p>0.469180401465941</text:p>
          </table:table-cell>
          <table:table-cell office:value-type="float" office:value="0.131242290883337" calcext:value-type="float">
            <text:p>0.131242290883337</text:p>
          </table:table-cell>
          <table:table-cell office:value-type="float" office:value="-184.832922796359" calcext:value-type="float">
            <text:p>-184.832922796359</text:p>
          </table:table-cell>
          <table:table-cell office:value-type="float" office:value="-160.912979950068" calcext:value-type="float">
            <text:p>-160.912979950068</text:p>
          </table:table-cell>
          <table:table-cell office:value-type="float" office:value="-150.164592285704" calcext:value-type="float">
            <text:p>-150.164592285704</text:p>
          </table:table-cell>
          <table:table-cell office:value-type="float" office:value="750" calcext:value-type="float">
            <text:p>750</text:p>
          </table:table-cell>
          <table:table-cell office:value-type="float" office:value="-156.163919706812" calcext:value-type="float">
            <text:p>-156.163919706812</text:p>
          </table:table-cell>
        </table:table-row>
        <table:table-row table:style-name="ro1">
          <table:table-cell office:value-type="string" calcext:value-type="string">
            <text:p>2019-12-02 23:21:02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358990195588" calcext:value-type="float">
            <text:p>73.358990195588</text:p>
          </table:table-cell>
          <table:table-cell office:value-type="float" office:value="981.591435161251" calcext:value-type="float">
            <text:p>981.591435161251</text:p>
          </table:table-cell>
          <table:table-cell office:value-type="float" office:value="4089503" calcext:value-type="float">
            <text:p>4089503</text:p>
          </table:table-cell>
          <table:table-cell office:value-type="float" office:value="2045239" calcext:value-type="float">
            <text:p>2045239</text:p>
          </table:table-cell>
          <table:table-cell office:value-type="float" office:value="545531" calcext:value-type="float">
            <text:p>545531</text:p>
          </table:table-cell>
          <table:table-cell office:value-type="float" office:value="746427" calcext:value-type="float">
            <text:p>746427</text:p>
          </table:table-cell>
          <table:table-cell office:value-type="float" office:value="835601" calcext:value-type="float">
            <text:p>8356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6013" calcext:value-type="float">
            <text:p>786013</text:p>
          </table:table-cell>
          <table:table-cell office:value-type="float" office:value="220137" calcext:value-type="float">
            <text:p>220137</text:p>
          </table:table-cell>
          <table:table-cell office:value-type="float" office:value="2.43753402680564" calcext:value-type="float">
            <text:p>2.43753402680564</text:p>
          </table:table-cell>
          <table:table-cell office:value-type="float" office:value="1.21905758608074" calcext:value-type="float">
            <text:p>1.21905758608074</text:p>
          </table:table-cell>
          <table:table-cell office:value-type="float" office:value="0.32516185345195" calcext:value-type="float">
            <text:p>0.32516185345195</text:p>
          </table:table-cell>
          <table:table-cell office:value-type="float" office:value="0.44490521489444" calcext:value-type="float">
            <text:p>0.44490521489444</text:p>
          </table:table-cell>
          <table:table-cell office:value-type="float" office:value="0.498057067162641" calcext:value-type="float">
            <text:p>0.498057067162641</text:p>
          </table:table-cell>
          <table:table-cell office:value-type="float" office:value="5" calcext:value-type="float">
            <text:p>5</text:p>
          </table:table-cell>
          <table:table-cell office:value-type="float" office:value="0.468500312387981" calcext:value-type="float">
            <text:p>0.468500312387981</text:p>
          </table:table-cell>
          <table:table-cell office:value-type="float" office:value="0.131211892510878" calcext:value-type="float">
            <text:p>0.131211892510878</text:p>
          </table:table-cell>
          <table:table-cell office:value-type="float" office:value="-184.96762930961" calcext:value-type="float">
            <text:p>-184.96762930961</text:p>
          </table:table-cell>
          <table:table-cell office:value-type="float" office:value="-161.018957021112" calcext:value-type="float">
            <text:p>-161.018957021112</text:p>
          </table:table-cell>
          <table:table-cell office:value-type="float" office:value="-150.388586567472" calcext:value-type="float">
            <text:p>-150.388586567472</text:p>
          </table:table-cell>
          <table:table-cell office:value-type="float" office:value="750" calcext:value-type="float">
            <text:p>750</text:p>
          </table:table-cell>
          <table:table-cell office:value-type="float" office:value="-156.299937522404" calcext:value-type="float">
            <text:p>-156.299937522404</text:p>
          </table:table-cell>
        </table:table-row>
        <table:table-row table:style-name="ro1">
          <table:table-cell office:value-type="string" calcext:value-type="string">
            <text:p>2019-12-02 23:21:03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3479065446338" calcext:value-type="float">
            <text:p>73.3479065446338</text:p>
          </table:table-cell>
          <table:table-cell office:value-type="float" office:value="981.582917893429" calcext:value-type="float">
            <text:p>981.582917893429</text:p>
          </table:table-cell>
          <table:table-cell office:value-type="float" office:value="4091202" calcext:value-type="float">
            <text:p>4091202</text:p>
          </table:table-cell>
          <table:table-cell office:value-type="float" office:value="2043661" calcext:value-type="float">
            <text:p>2043661</text:p>
          </table:table-cell>
          <table:table-cell office:value-type="float" office:value="543894" calcext:value-type="float">
            <text:p>543894</text:p>
          </table:table-cell>
          <table:table-cell office:value-type="float" office:value="745619" calcext:value-type="float">
            <text:p>745619</text:p>
          </table:table-cell>
          <table:table-cell office:value-type="float" office:value="834511" calcext:value-type="float">
            <text:p>8345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4550" calcext:value-type="float">
            <text:p>784550</text:p>
          </table:table-cell>
          <table:table-cell office:value-type="float" office:value="220159" calcext:value-type="float">
            <text:p>220159</text:p>
          </table:table-cell>
          <table:table-cell office:value-type="float" office:value="2.4385467098411" calcext:value-type="float">
            <text:p>2.4385467098411</text:p>
          </table:table-cell>
          <table:table-cell office:value-type="float" office:value="1.21811702467406" calcext:value-type="float">
            <text:p>1.21811702467406</text:p>
          </table:table-cell>
          <table:table-cell office:value-type="float" office:value="0.324186125300661" calcext:value-type="float">
            <text:p>0.324186125300661</text:p>
          </table:table-cell>
          <table:table-cell office:value-type="float" office:value="0.444423609307243" calcext:value-type="float">
            <text:p>0.444423609307243</text:p>
          </table:table-cell>
          <table:table-cell office:value-type="float" office:value="0.49740737645714" calcext:value-type="float">
            <text:p>0.49740737645714</text:p>
          </table:table-cell>
          <table:table-cell office:value-type="float" office:value="5" calcext:value-type="float">
            <text:p>5</text:p>
          </table:table-cell>
          <table:table-cell office:value-type="float" office:value="0.467628296330964" calcext:value-type="float">
            <text:p>0.467628296330964</text:p>
          </table:table-cell>
          <table:table-cell office:value-type="float" office:value="0.131225005534292" calcext:value-type="float">
            <text:p>0.131225005534292</text:p>
          </table:table-cell>
          <table:table-cell office:value-type="float" office:value="-185.162774939868" calcext:value-type="float">
            <text:p>-185.162774939868</text:p>
          </table:table-cell>
          <table:table-cell office:value-type="float" office:value="-161.115278138551" calcext:value-type="float">
            <text:p>-161.115278138551</text:p>
          </table:table-cell>
          <table:table-cell office:value-type="float" office:value="-150.518524708572" calcext:value-type="float">
            <text:p>-150.518524708572</text:p>
          </table:table-cell>
          <table:table-cell office:value-type="float" office:value="750" calcext:value-type="float">
            <text:p>750</text:p>
          </table:table-cell>
          <table:table-cell office:value-type="float" office:value="-156.474340733807" calcext:value-type="float">
            <text:p>-156.474340733807</text:p>
          </table:table-cell>
        </table:table-row>
        <table:table-row table:style-name="ro1">
          <table:table-cell office:value-type="string" calcext:value-type="string">
            <text:p>2019-12-02 23:21:04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3532485721961" calcext:value-type="float">
            <text:p>73.3532485721961</text:p>
          </table:table-cell>
          <table:table-cell office:value-type="float" office:value="981.445557407394" calcext:value-type="float">
            <text:p>981.445557407394</text:p>
          </table:table-cell>
          <table:table-cell office:value-type="float" office:value="4091249" calcext:value-type="float">
            <text:p>4091249</text:p>
          </table:table-cell>
          <table:table-cell office:value-type="float" office:value="2042809" calcext:value-type="float">
            <text:p>2042809</text:p>
          </table:table-cell>
          <table:table-cell office:value-type="float" office:value="542603" calcext:value-type="float">
            <text:p>542603</text:p>
          </table:table-cell>
          <table:table-cell office:value-type="float" office:value="744808" calcext:value-type="float">
            <text:p>744808</text:p>
          </table:table-cell>
          <table:table-cell office:value-type="float" office:value="833238" calcext:value-type="float">
            <text:p>833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3074" calcext:value-type="float">
            <text:p>783074</text:p>
          </table:table-cell>
          <table:table-cell office:value-type="float" office:value="220201" calcext:value-type="float">
            <text:p>220201</text:p>
          </table:table-cell>
          <table:table-cell office:value-type="float" office:value="2.43857472402748" calcext:value-type="float">
            <text:p>2.43857472402748</text:p>
          </table:table-cell>
          <table:table-cell office:value-type="float" office:value="1.21760919304004" calcext:value-type="float">
            <text:p>1.21760919304004</text:p>
          </table:table-cell>
          <table:table-cell office:value-type="float" office:value="0.323416629244879" calcext:value-type="float">
            <text:p>0.323416629244879</text:p>
          </table:table-cell>
          <table:table-cell office:value-type="float" office:value="0.443940215580489" calcext:value-type="float">
            <text:p>0.443940215580489</text:p>
          </table:table-cell>
          <table:table-cell office:value-type="float" office:value="0.496648609238697" calcext:value-type="float">
            <text:p>0.496648609238697</text:p>
          </table:table-cell>
          <table:table-cell office:value-type="float" office:value="5" calcext:value-type="float">
            <text:p>5</text:p>
          </table:table-cell>
          <table:table-cell office:value-type="float" office:value="0.466748531669203" calcext:value-type="float">
            <text:p>0.466748531669203</text:p>
          </table:table-cell>
          <table:table-cell office:value-type="float" office:value="0.131250039488082" calcext:value-type="float">
            <text:p>0.131250039488082</text:p>
          </table:table-cell>
          <table:table-cell office:value-type="float" office:value="-185.316674151024" calcext:value-type="float">
            <text:p>-185.316674151024</text:p>
          </table:table-cell>
          <table:table-cell office:value-type="float" office:value="-161.211956883902" calcext:value-type="float">
            <text:p>-161.211956883902</text:p>
          </table:table-cell>
          <table:table-cell office:value-type="float" office:value="-150.670278152261" calcext:value-type="float">
            <text:p>-150.670278152261</text:p>
          </table:table-cell>
          <table:table-cell office:value-type="float" office:value="750" calcext:value-type="float">
            <text:p>750</text:p>
          </table:table-cell>
          <table:table-cell office:value-type="float" office:value="-156.650293666159" calcext:value-type="float">
            <text:p>-156.650293666159</text:p>
          </table:table-cell>
        </table:table-row>
        <table:table-row table:style-name="ro1">
          <table:table-cell office:value-type="string" calcext:value-type="string">
            <text:p>2019-12-02 23:21:06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3322797160131" calcext:value-type="float">
            <text:p>73.3322797160131</text:p>
          </table:table-cell>
          <table:table-cell office:value-type="float" office:value="981.563962791797" calcext:value-type="float">
            <text:p>981.563962791797</text:p>
          </table:table-cell>
          <table:table-cell office:value-type="float" office:value="4090895" calcext:value-type="float">
            <text:p>4090895</text:p>
          </table:table-cell>
          <table:table-cell office:value-type="float" office:value="2042340" calcext:value-type="float">
            <text:p>2042340</text:p>
          </table:table-cell>
          <table:table-cell office:value-type="float" office:value="541808" calcext:value-type="float">
            <text:p>541808</text:p>
          </table:table-cell>
          <table:table-cell office:value-type="float" office:value="744097" calcext:value-type="float">
            <text:p>744097</text:p>
          </table:table-cell>
          <table:table-cell office:value-type="float" office:value="831670" calcext:value-type="float">
            <text:p>8316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1642" calcext:value-type="float">
            <text:p>781642</text:p>
          </table:table-cell>
          <table:table-cell office:value-type="float" office:value="220224" calcext:value-type="float">
            <text:p>220224</text:p>
          </table:table-cell>
          <table:table-cell office:value-type="float" office:value="2.43836372355982" calcext:value-type="float">
            <text:p>2.43836372355982</text:p>
          </table:table-cell>
          <table:table-cell office:value-type="float" office:value="1.21732964722272" calcext:value-type="float">
            <text:p>1.21732964722272</text:p>
          </table:table-cell>
          <table:table-cell office:value-type="float" office:value="0.322942772262427" calcext:value-type="float">
            <text:p>0.322942772262427</text:p>
          </table:table-cell>
          <table:table-cell office:value-type="float" office:value="0.443516426505617" calcext:value-type="float">
            <text:p>0.443516426505617</text:p>
          </table:table-cell>
          <table:table-cell office:value-type="float" office:value="0.495714008297206" calcext:value-type="float">
            <text:p>0.495714008297206</text:p>
          </table:table-cell>
          <table:table-cell office:value-type="float" office:value="5" calcext:value-type="float">
            <text:p>5</text:p>
          </table:table-cell>
          <table:table-cell office:value-type="float" office:value="0.46589499305427" calcext:value-type="float">
            <text:p>0.46589499305427</text:p>
          </table:table-cell>
          <table:table-cell office:value-type="float" office:value="0.131263748558014" calcext:value-type="float">
            <text:p>0.131263748558014</text:p>
          </table:table-cell>
          <table:table-cell office:value-type="float" office:value="-185.411445547515" calcext:value-type="float">
            <text:p>-185.411445547515</text:p>
          </table:table-cell>
          <table:table-cell office:value-type="float" office:value="-161.296714698877" calcext:value-type="float">
            <text:p>-161.296714698877</text:p>
          </table:table-cell>
          <table:table-cell office:value-type="float" office:value="-150.857198340559" calcext:value-type="float">
            <text:p>-150.857198340559</text:p>
          </table:table-cell>
          <table:table-cell office:value-type="float" office:value="750" calcext:value-type="float">
            <text:p>750</text:p>
          </table:table-cell>
          <table:table-cell office:value-type="float" office:value="-156.821001389146" calcext:value-type="float">
            <text:p>-156.821001389146</text:p>
          </table:table-cell>
        </table:table-row>
        <table:table-row table:style-name="ro1">
          <table:table-cell office:value-type="string" calcext:value-type="string">
            <text:p>2019-12-02 23:21:07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311310235249" calcext:value-type="float">
            <text:p>73.311310235249</text:p>
          </table:table-cell>
          <table:table-cell office:value-type="float" office:value="981.490062203106" calcext:value-type="float">
            <text:p>981.490062203106</text:p>
          </table:table-cell>
          <table:table-cell office:value-type="float" office:value="4091039" calcext:value-type="float">
            <text:p>4091039</text:p>
          </table:table-cell>
          <table:table-cell office:value-type="float" office:value="2047341" calcext:value-type="float">
            <text:p>2047341</text:p>
          </table:table-cell>
          <table:table-cell office:value-type="float" office:value="541294" calcext:value-type="float">
            <text:p>541294</text:p>
          </table:table-cell>
          <table:table-cell office:value-type="float" office:value="743175" calcext:value-type="float">
            <text:p>743175</text:p>
          </table:table-cell>
          <table:table-cell office:value-type="float" office:value="829894" calcext:value-type="float">
            <text:p>8298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80439" calcext:value-type="float">
            <text:p>780439</text:p>
          </table:table-cell>
          <table:table-cell office:value-type="float" office:value="220132" calcext:value-type="float">
            <text:p>220132</text:p>
          </table:table-cell>
          <table:table-cell office:value-type="float" office:value="2.43844955425853" calcext:value-type="float">
            <text:p>2.43844955425853</text:p>
          </table:table-cell>
          <table:table-cell office:value-type="float" office:value="1.22031047586328" calcext:value-type="float">
            <text:p>1.22031047586328</text:p>
          </table:table-cell>
          <table:table-cell office:value-type="float" office:value="0.322636404351759" calcext:value-type="float">
            <text:p>0.322636404351759</text:p>
          </table:table-cell>
          <table:table-cell office:value-type="float" office:value="0.442966871615275" calcext:value-type="float">
            <text:p>0.442966871615275</text:p>
          </table:table-cell>
          <table:table-cell office:value-type="float" office:value="0.494655429679803" calcext:value-type="float">
            <text:p>0.494655429679803</text:p>
          </table:table-cell>
          <table:table-cell office:value-type="float" office:value="5" calcext:value-type="float">
            <text:p>5</text:p>
          </table:table-cell>
          <table:table-cell office:value-type="float" office:value="0.465177949092144" calcext:value-type="float">
            <text:p>0.465177949092144</text:p>
          </table:table-cell>
          <table:table-cell office:value-type="float" office:value="0.131208912278284" calcext:value-type="float">
            <text:p>0.131208912278284</text:p>
          </table:table-cell>
          <table:table-cell office:value-type="float" office:value="-185.472719129648" calcext:value-type="float">
            <text:p>-185.472719129648</text:p>
          </table:table-cell>
          <table:table-cell office:value-type="float" office:value="-161.406625676945" calcext:value-type="float">
            <text:p>-161.406625676945</text:p>
          </table:table-cell>
          <table:table-cell office:value-type="float" office:value="-151.068914064039" calcext:value-type="float">
            <text:p>-151.068914064039</text:p>
          </table:table-cell>
          <table:table-cell office:value-type="float" office:value="750" calcext:value-type="float">
            <text:p>750</text:p>
          </table:table-cell>
          <table:table-cell office:value-type="float" office:value="-156.964410181571" calcext:value-type="float">
            <text:p>-156.964410181571</text:p>
          </table:table-cell>
        </table:table-row>
        <table:table-row table:style-name="ro1">
          <table:table-cell office:value-type="string" calcext:value-type="string">
            <text:p>2019-12-02 23:21:0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3063670067387" calcext:value-type="float">
            <text:p>73.3063670067387</text:p>
          </table:table-cell>
          <table:table-cell office:value-type="float" office:value="981.526051391205" calcext:value-type="float">
            <text:p>981.526051391205</text:p>
          </table:table-cell>
          <table:table-cell office:value-type="float" office:value="4091117" calcext:value-type="float">
            <text:p>4091117</text:p>
          </table:table-cell>
          <table:table-cell office:value-type="float" office:value="2048774" calcext:value-type="float">
            <text:p>2048774</text:p>
          </table:table-cell>
          <table:table-cell office:value-type="float" office:value="540706" calcext:value-type="float">
            <text:p>540706</text:p>
          </table:table-cell>
          <table:table-cell office:value-type="float" office:value="741636" calcext:value-type="float">
            <text:p>741636</text:p>
          </table:table-cell>
          <table:table-cell office:value-type="float" office:value="828256" calcext:value-type="float">
            <text:p>8282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9096" calcext:value-type="float">
            <text:p>779096</text:p>
          </table:table-cell>
          <table:table-cell office:value-type="float" office:value="220088" calcext:value-type="float">
            <text:p>220088</text:p>
          </table:table-cell>
          <table:table-cell office:value-type="float" office:value="2.438496045887" calcext:value-type="float">
            <text:p>2.438496045887</text:p>
          </table:table-cell>
          <table:table-cell office:value-type="float" office:value="1.22116461052473" calcext:value-type="float">
            <text:p>1.22116461052473</text:p>
          </table:table-cell>
          <table:table-cell office:value-type="float" office:value="0.3222859289987" calcext:value-type="float">
            <text:p>0.3222859289987</text:p>
          </table:table-cell>
          <table:table-cell office:value-type="float" office:value="0.44204955602283" calcext:value-type="float">
            <text:p>0.44204955602283</text:p>
          </table:table-cell>
          <table:table-cell office:value-type="float" office:value="0.493679105481995" calcext:value-type="float">
            <text:p>0.493679105481995</text:p>
          </table:table-cell>
          <table:table-cell office:value-type="float" office:value="5" calcext:value-type="float">
            <text:p>5</text:p>
          </table:table-cell>
          <table:table-cell office:value-type="float" office:value="0.464377458617384" calcext:value-type="float">
            <text:p>0.464377458617384</text:p>
          </table:table-cell>
          <table:table-cell office:value-type="float" office:value="0.131182686231457" calcext:value-type="float">
            <text:p>0.131182686231457</text:p>
          </table:table-cell>
          <table:table-cell office:value-type="float" office:value="-185.54281420026" calcext:value-type="float">
            <text:p>-185.54281420026</text:p>
          </table:table-cell>
          <table:table-cell office:value-type="float" office:value="-161.590088795434" calcext:value-type="float">
            <text:p>-161.590088795434</text:p>
          </table:table-cell>
          <table:table-cell office:value-type="float" office:value="-151.264178903601" calcext:value-type="float">
            <text:p>-151.264178903601</text:p>
          </table:table-cell>
          <table:table-cell office:value-type="float" office:value="750" calcext:value-type="float">
            <text:p>750</text:p>
          </table:table-cell>
          <table:table-cell office:value-type="float" office:value="-157.124508276523" calcext:value-type="float">
            <text:p>-157.124508276523</text:p>
          </table:table-cell>
        </table:table-row>
        <table:table-row table:style-name="ro1">
          <table:table-cell office:value-type="string" calcext:value-type="string">
            <text:p>2019-12-02 23:21:09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2747117946691" calcext:value-type="float">
            <text:p>73.2747117946691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9069" calcext:value-type="float">
            <text:p>4089069</text:p>
          </table:table-cell>
          <table:table-cell office:value-type="float" office:value="2053101" calcext:value-type="float">
            <text:p>2053101</text:p>
          </table:table-cell>
          <table:table-cell office:value-type="float" office:value="540365" calcext:value-type="float">
            <text:p>540365</text:p>
          </table:table-cell>
          <table:table-cell office:value-type="float" office:value="741362" calcext:value-type="float">
            <text:p>741362</text:p>
          </table:table-cell>
          <table:table-cell office:value-type="float" office:value="826486" calcext:value-type="float">
            <text:p>8264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7908" calcext:value-type="float">
            <text:p>777908</text:p>
          </table:table-cell>
          <table:table-cell office:value-type="float" office:value="220112" calcext:value-type="float">
            <text:p>220112</text:p>
          </table:table-cell>
          <table:table-cell office:value-type="float" office:value="2.43727534261648" calcext:value-type="float">
            <text:p>2.43727534261648</text:p>
          </table:table-cell>
          <table:table-cell office:value-type="float" office:value="1.22374370381161" calcext:value-type="float">
            <text:p>1.22374370381161</text:p>
          </table:table-cell>
          <table:table-cell office:value-type="float" office:value="0.322082677135787" calcext:value-type="float">
            <text:p>0.322082677135787</text:p>
          </table:table-cell>
          <table:table-cell office:value-type="float" office:value="0.441886239276676" calcext:value-type="float">
            <text:p>0.441886239276676</text:p>
          </table:table-cell>
          <table:table-cell office:value-type="float" office:value="0.492624103143704" calcext:value-type="float">
            <text:p>0.492624103143704</text:p>
          </table:table-cell>
          <table:table-cell office:value-type="float" office:value="5" calcext:value-type="float">
            <text:p>5</text:p>
          </table:table-cell>
          <table:table-cell office:value-type="float" office:value="0.46366935535304" calcext:value-type="float">
            <text:p>0.46366935535304</text:p>
          </table:table-cell>
          <table:table-cell office:value-type="float" office:value="0.131196991347908" calcext:value-type="float">
            <text:p>0.131196991347908</text:p>
          </table:table-cell>
          <table:table-cell office:value-type="float" office:value="-185.583464572843" calcext:value-type="float">
            <text:p>-185.583464572843</text:p>
          </table:table-cell>
          <table:table-cell office:value-type="float" office:value="-161.622752144665" calcext:value-type="float">
            <text:p>-161.622752144665</text:p>
          </table:table-cell>
          <table:table-cell office:value-type="float" office:value="-151.475179371259" calcext:value-type="float">
            <text:p>-151.475179371259</text:p>
          </table:table-cell>
          <table:table-cell office:value-type="float" office:value="750" calcext:value-type="float">
            <text:p>750</text:p>
          </table:table-cell>
          <table:table-cell office:value-type="float" office:value="-157.266128929392" calcext:value-type="float">
            <text:p>-157.266128929392</text:p>
          </table:table-cell>
        </table:table-row>
        <table:table-row table:style-name="ro1">
          <table:table-cell office:value-type="string" calcext:value-type="string">
            <text:p>2019-12-02 23:21:11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3.2857952869726" calcext:value-type="float">
            <text:p>73.2857952869726</text:p>
          </table:table-cell>
          <table:table-cell office:value-type="float" office:value="981.488138394156" calcext:value-type="float">
            <text:p>981.488138394156</text:p>
          </table:table-cell>
          <table:table-cell office:value-type="float" office:value="4090627" calcext:value-type="float">
            <text:p>4090627</text:p>
          </table:table-cell>
          <table:table-cell office:value-type="float" office:value="2052794" calcext:value-type="float">
            <text:p>2052794</text:p>
          </table:table-cell>
          <table:table-cell office:value-type="float" office:value="540238" calcext:value-type="float">
            <text:p>540238</text:p>
          </table:table-cell>
          <table:table-cell office:value-type="float" office:value="740449" calcext:value-type="float">
            <text:p>740449</text:p>
          </table:table-cell>
          <table:table-cell office:value-type="float" office:value="825185" calcext:value-type="float">
            <text:p>8251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6559" calcext:value-type="float">
            <text:p>776559</text:p>
          </table:table-cell>
          <table:table-cell office:value-type="float" office:value="220065" calcext:value-type="float">
            <text:p>220065</text:p>
          </table:table-cell>
          <table:table-cell office:value-type="float" office:value="2.43820398309278" calcext:value-type="float">
            <text:p>2.43820398309278</text:p>
          </table:table-cell>
          <table:table-cell office:value-type="float" office:value="1.22356071753034" calcext:value-type="float">
            <text:p>1.22356071753034</text:p>
          </table:table-cell>
          <table:table-cell office:value-type="float" office:value="0.322006979227898" calcext:value-type="float">
            <text:p>0.322006979227898</text:p>
          </table:table-cell>
          <table:table-cell office:value-type="float" office:value="0.441342048805004" calcext:value-type="float">
            <text:p>0.441342048805004</text:p>
          </table:table-cell>
          <table:table-cell office:value-type="float" office:value="0.491848646622735" calcext:value-type="float">
            <text:p>0.491848646622735</text:p>
          </table:table-cell>
          <table:table-cell office:value-type="float" office:value="5" calcext:value-type="float">
            <text:p>5</text:p>
          </table:table-cell>
          <table:table-cell office:value-type="float" office:value="0.462865288599168" calcext:value-type="float">
            <text:p>0.462865288599168</text:p>
          </table:table-cell>
          <table:table-cell office:value-type="float" office:value="0.131168977161524" calcext:value-type="float">
            <text:p>0.131168977161524</text:p>
          </table:table-cell>
          <table:table-cell office:value-type="float" office:value="-185.59860415442" calcext:value-type="float">
            <text:p>-185.59860415442</text:p>
          </table:table-cell>
          <table:table-cell office:value-type="float" office:value="-161.731590238999" calcext:value-type="float">
            <text:p>-161.731590238999</text:p>
          </table:table-cell>
          <table:table-cell office:value-type="float" office:value="-151.630270675453" calcext:value-type="float">
            <text:p>-151.630270675453</text:p>
          </table:table-cell>
          <table:table-cell office:value-type="float" office:value="750" calcext:value-type="float">
            <text:p>750</text:p>
          </table:table-cell>
          <table:table-cell office:value-type="float" office:value="-157.426942280166" calcext:value-type="float">
            <text:p>-157.426942280166</text:p>
          </table:table-cell>
        </table:table-row>
        <table:table-row table:style-name="ro1">
          <table:table-cell office:value-type="string" calcext:value-type="string">
            <text:p>2019-12-02 23:21:1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2743131763447" calcext:value-type="float">
            <text:p>73.2743131763447</text:p>
          </table:table-cell>
          <table:table-cell office:value-type="float" office:value="981.443633170566" calcext:value-type="float">
            <text:p>981.443633170566</text:p>
          </table:table-cell>
          <table:table-cell office:value-type="float" office:value="4091068" calcext:value-type="float">
            <text:p>4091068</text:p>
          </table:table-cell>
          <table:table-cell office:value-type="float" office:value="2054785" calcext:value-type="float">
            <text:p>2054785</text:p>
          </table:table-cell>
          <table:table-cell office:value-type="float" office:value="539937" calcext:value-type="float">
            <text:p>539937</text:p>
          </table:table-cell>
          <table:table-cell office:value-type="float" office:value="739676" calcext:value-type="float">
            <text:p>739676</text:p>
          </table:table-cell>
          <table:table-cell office:value-type="float" office:value="823692" calcext:value-type="float">
            <text:p>8236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5287" calcext:value-type="float">
            <text:p>775287</text:p>
          </table:table-cell>
          <table:table-cell office:value-type="float" office:value="220057" calcext:value-type="float">
            <text:p>220057</text:p>
          </table:table-cell>
          <table:table-cell office:value-type="float" office:value="2.43846683960758" calcext:value-type="float">
            <text:p>2.43846683960758</text:p>
          </table:table-cell>
          <table:table-cell office:value-type="float" office:value="1.22474744614928" calcext:value-type="float">
            <text:p>1.22474744614928</text:p>
          </table:table-cell>
          <table:table-cell office:value-type="float" office:value="0.321827569225737" calcext:value-type="float">
            <text:p>0.321827569225737</text:p>
          </table:table-cell>
          <table:table-cell office:value-type="float" office:value="0.440881304845965" calcext:value-type="float">
            <text:p>0.440881304845965</text:p>
          </table:table-cell>
          <table:table-cell office:value-type="float" office:value="0.490958749170154" calcext:value-type="float">
            <text:p>0.490958749170154</text:p>
          </table:table-cell>
          <table:table-cell office:value-type="float" office:value="5" calcext:value-type="float">
            <text:p>5</text:p>
          </table:table-cell>
          <table:table-cell office:value-type="float" office:value="0.462107117427244" calcext:value-type="float">
            <text:p>0.462107117427244</text:p>
          </table:table-cell>
          <table:table-cell office:value-type="float" office:value="0.131164208789373" calcext:value-type="float">
            <text:p>0.131164208789373</text:p>
          </table:table-cell>
          <table:table-cell office:value-type="float" office:value="-185.634486154853" calcext:value-type="float">
            <text:p>-185.634486154853</text:p>
          </table:table-cell>
          <table:table-cell office:value-type="float" office:value="-161.823739030807" calcext:value-type="float">
            <text:p>-161.823739030807</text:p>
          </table:table-cell>
          <table:table-cell office:value-type="float" office:value="-151.808250165969" calcext:value-type="float">
            <text:p>-151.808250165969</text:p>
          </table:table-cell>
          <table:table-cell office:value-type="float" office:value="750" calcext:value-type="float">
            <text:p>750</text:p>
          </table:table-cell>
          <table:table-cell office:value-type="float" office:value="-157.578576514551" calcext:value-type="float">
            <text:p>-157.578576514551</text:p>
          </table:table-cell>
        </table:table-row>
        <table:table-row table:style-name="ro1">
          <table:table-cell office:value-type="string" calcext:value-type="string">
            <text:p>2019-12-02 23:21:13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3.2804528494572" calcext:value-type="float">
            <text:p>73.2804528494572</text:p>
          </table:table-cell>
          <table:table-cell office:value-type="float" office:value="981.54308481156" calcext:value-type="float">
            <text:p>981.54308481156</text:p>
          </table:table-cell>
          <table:table-cell office:value-type="float" office:value="4090954" calcext:value-type="float">
            <text:p>4090954</text:p>
          </table:table-cell>
          <table:table-cell office:value-type="float" office:value="2046964" calcext:value-type="float">
            <text:p>2046964</text:p>
          </table:table-cell>
          <table:table-cell office:value-type="float" office:value="539733" calcext:value-type="float">
            <text:p>539733</text:p>
          </table:table-cell>
          <table:table-cell office:value-type="float" office:value="739020" calcext:value-type="float">
            <text:p>739020</text:p>
          </table:table-cell>
          <table:table-cell office:value-type="float" office:value="822738" calcext:value-type="float">
            <text:p>8227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3962" calcext:value-type="float">
            <text:p>773962</text:p>
          </table:table-cell>
          <table:table-cell office:value-type="float" office:value="220133" calcext:value-type="float">
            <text:p>220133</text:p>
          </table:table-cell>
          <table:table-cell office:value-type="float" office:value="2.43839889030443" calcext:value-type="float">
            <text:p>2.43839889030443</text:p>
          </table:table-cell>
          <table:table-cell office:value-type="float" office:value="1.22008576632568" calcext:value-type="float">
            <text:p>1.22008576632568</text:p>
          </table:table-cell>
          <table:table-cell office:value-type="float" office:value="0.3217059757359" calcext:value-type="float">
            <text:p>0.3217059757359</text:p>
          </table:table-cell>
          <table:table-cell office:value-type="float" office:value="0.440490298329627" calcext:value-type="float">
            <text:p>0.440490298329627</text:p>
          </table:table-cell>
          <table:table-cell office:value-type="float" office:value="0.490390120791211" calcext:value-type="float">
            <text:p>0.490390120791211</text:p>
          </table:table-cell>
          <table:table-cell office:value-type="float" office:value="5" calcext:value-type="float">
            <text:p>5</text:p>
          </table:table-cell>
          <table:table-cell office:value-type="float" office:value="0.461317355789823" calcext:value-type="float">
            <text:p>0.461317355789823</text:p>
          </table:table-cell>
          <table:table-cell office:value-type="float" office:value="0.131209508324803" calcext:value-type="float">
            <text:p>0.131209508324803</text:p>
          </table:table-cell>
          <table:table-cell office:value-type="float" office:value="-185.65880485282" calcext:value-type="float">
            <text:p>-185.65880485282</text:p>
          </table:table-cell>
          <table:table-cell office:value-type="float" office:value="-161.901940334075" calcext:value-type="float">
            <text:p>-161.901940334075</text:p>
          </table:table-cell>
          <table:table-cell office:value-type="float" office:value="-151.921975841758" calcext:value-type="float">
            <text:p>-151.921975841758</text:p>
          </table:table-cell>
          <table:table-cell office:value-type="float" office:value="750" calcext:value-type="float">
            <text:p>750</text:p>
          </table:table-cell>
          <table:table-cell office:value-type="float" office:value="-157.736528842035" calcext:value-type="float">
            <text:p>-157.736528842035</text:p>
          </table:table-cell>
        </table:table-row>
        <table:table-row table:style-name="ro1">
          <table:table-cell office:value-type="string" calcext:value-type="string">
            <text:p>2019-12-02 23:21:15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648239652801" calcext:value-type="float">
            <text:p>73.2648239652801</text:p>
          </table:table-cell>
          <table:table-cell office:value-type="float" office:value="981.551601576929" calcext:value-type="float">
            <text:p>981.551601576929</text:p>
          </table:table-cell>
          <table:table-cell office:value-type="float" office:value="4091287" calcext:value-type="float">
            <text:p>4091287</text:p>
          </table:table-cell>
          <table:table-cell office:value-type="float" office:value="2048014" calcext:value-type="float">
            <text:p>2048014</text:p>
          </table:table-cell>
          <table:table-cell office:value-type="float" office:value="539544" calcext:value-type="float">
            <text:p>539544</text:p>
          </table:table-cell>
          <table:table-cell office:value-type="float" office:value="738259" calcext:value-type="float">
            <text:p>738259</text:p>
          </table:table-cell>
          <table:table-cell office:value-type="float" office:value="821396" calcext:value-type="float">
            <text:p>8213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2644" calcext:value-type="float">
            <text:p>772644</text:p>
          </table:table-cell>
          <table:table-cell office:value-type="float" office:value="220141" calcext:value-type="float">
            <text:p>220141</text:p>
          </table:table-cell>
          <table:table-cell office:value-type="float" office:value="2.4385973737952" calcext:value-type="float">
            <text:p>2.4385973737952</text:p>
          </table:table-cell>
          <table:table-cell office:value-type="float" office:value="1.22071161517043" calcext:value-type="float">
            <text:p>1.22071161517043</text:p>
          </table:table-cell>
          <table:table-cell office:value-type="float" office:value="0.321593322943845" calcext:value-type="float">
            <text:p>0.321593322943845</text:p>
          </table:table-cell>
          <table:table-cell office:value-type="float" office:value="0.440036706928814" calcext:value-type="float">
            <text:p>0.440036706928814</text:p>
          </table:table-cell>
          <table:table-cell office:value-type="float" office:value="0.489590226362971" calcext:value-type="float">
            <text:p>0.489590226362971</text:p>
          </table:table-cell>
          <table:table-cell office:value-type="float" office:value="5" calcext:value-type="float">
            <text:p>5</text:p>
          </table:table-cell>
          <table:table-cell office:value-type="float" office:value="0.460531766478034" calcext:value-type="float">
            <text:p>0.460531766478034</text:p>
          </table:table-cell>
          <table:table-cell office:value-type="float" office:value="0.131214276696953" calcext:value-type="float">
            <text:p>0.131214276696953</text:p>
          </table:table-cell>
          <table:table-cell office:value-type="float" office:value="-185.681335411231" calcext:value-type="float">
            <text:p>-185.681335411231</text:p>
          </table:table-cell>
          <table:table-cell office:value-type="float" office:value="-161.992658614237" calcext:value-type="float">
            <text:p>-161.992658614237</text:p>
          </table:table-cell>
          <table:table-cell office:value-type="float" office:value="-152.081954727406" calcext:value-type="float">
            <text:p>-152.081954727406</text:p>
          </table:table-cell>
          <table:table-cell office:value-type="float" office:value="750" calcext:value-type="float">
            <text:p>750</text:p>
          </table:table-cell>
          <table:table-cell office:value-type="float" office:value="-157.893646704393" calcext:value-type="float">
            <text:p>-157.893646704393</text:p>
          </table:table-cell>
        </table:table-row>
        <table:table-row table:style-name="ro1">
          <table:table-cell office:value-type="string" calcext:value-type="string">
            <text:p>2019-12-02 23:21:16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3.2545372441396" calcext:value-type="float">
            <text:p>73.2545372441396</text:p>
          </table:table-cell>
          <table:table-cell office:value-type="float" office:value="981.532644701895" calcext:value-type="float">
            <text:p>981.532644701895</text:p>
          </table:table-cell>
          <table:table-cell office:value-type="float" office:value="4091025" calcext:value-type="float">
            <text:p>4091025</text:p>
          </table:table-cell>
          <table:table-cell office:value-type="float" office:value="2051703" calcext:value-type="float">
            <text:p>2051703</text:p>
          </table:table-cell>
          <table:table-cell office:value-type="float" office:value="539473" calcext:value-type="float">
            <text:p>539473</text:p>
          </table:table-cell>
          <table:table-cell office:value-type="float" office:value="737236" calcext:value-type="float">
            <text:p>737236</text:p>
          </table:table-cell>
          <table:table-cell office:value-type="float" office:value="819849" calcext:value-type="float">
            <text:p>8198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1465" calcext:value-type="float">
            <text:p>771465</text:p>
          </table:table-cell>
          <table:table-cell office:value-type="float" office:value="220158" calcext:value-type="float">
            <text:p>220158</text:p>
          </table:table-cell>
          <table:table-cell office:value-type="float" office:value="2.43844120960727" calcext:value-type="float">
            <text:p>2.43844120960727</text:p>
          </table:table-cell>
          <table:table-cell office:value-type="float" office:value="1.22291043077832" calcext:value-type="float">
            <text:p>1.22291043077832</text:p>
          </table:table-cell>
          <table:table-cell office:value-type="float" office:value="0.32155100364101" calcext:value-type="float">
            <text:p>0.32155100364101</text:p>
          </table:table-cell>
          <table:table-cell office:value-type="float" office:value="0.439426951340074" calcext:value-type="float">
            <text:p>0.439426951340074</text:p>
          </table:table-cell>
          <table:table-cell office:value-type="float" office:value="0.488668142398374" calcext:value-type="float">
            <text:p>0.488668142398374</text:p>
          </table:table-cell>
          <table:table-cell office:value-type="float" office:value="5" calcext:value-type="float">
            <text:p>5</text:p>
          </table:table-cell>
          <table:table-cell office:value-type="float" office:value="0.459829027632359" calcext:value-type="float">
            <text:p>0.459829027632359</text:p>
          </table:table-cell>
          <table:table-cell office:value-type="float" office:value="0.131224409487773" calcext:value-type="float">
            <text:p>0.131224409487773</text:p>
          </table:table-cell>
          <table:table-cell office:value-type="float" office:value="-185.689799271798" calcext:value-type="float">
            <text:p>-185.689799271798</text:p>
          </table:table-cell>
          <table:table-cell office:value-type="float" office:value="-162.114609731985" calcext:value-type="float">
            <text:p>-162.114609731985</text:p>
          </table:table-cell>
          <table:table-cell office:value-type="float" office:value="-152.266371520325" calcext:value-type="float">
            <text:p>-152.266371520325</text:p>
          </table:table-cell>
          <table:table-cell office:value-type="float" office:value="750" calcext:value-type="float">
            <text:p>750</text:p>
          </table:table-cell>
          <table:table-cell office:value-type="float" office:value="-158.034194473528" calcext:value-type="float">
            <text:p>-158.034194473528</text:p>
          </table:table-cell>
        </table:table-row>
        <table:table-row table:style-name="ro1">
          <table:table-cell office:value-type="string" calcext:value-type="string">
            <text:p>2019-12-02 23:21:17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381112228369" calcext:value-type="float">
            <text:p>73.2381112228369</text:p>
          </table:table-cell>
          <table:table-cell office:value-type="float" office:value="981.551601576929" calcext:value-type="float">
            <text:p>981.551601576929</text:p>
          </table:table-cell>
          <table:table-cell office:value-type="float" office:value="4090892" calcext:value-type="float">
            <text:p>4090892</text:p>
          </table:table-cell>
          <table:table-cell office:value-type="float" office:value="2062558" calcext:value-type="float">
            <text:p>2062558</text:p>
          </table:table-cell>
          <table:table-cell office:value-type="float" office:value="538900" calcext:value-type="float">
            <text:p>538900</text:p>
          </table:table-cell>
          <table:table-cell office:value-type="float" office:value="736270" calcext:value-type="float">
            <text:p>736270</text:p>
          </table:table-cell>
          <table:table-cell office:value-type="float" office:value="818086" calcext:value-type="float">
            <text:p>8180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70274" calcext:value-type="float">
            <text:p>770274</text:p>
          </table:table-cell>
          <table:table-cell office:value-type="float" office:value="220057" calcext:value-type="float">
            <text:p>220057</text:p>
          </table:table-cell>
          <table:table-cell office:value-type="float" office:value="2.43836193542027" calcext:value-type="float">
            <text:p>2.43836193542027</text:p>
          </table:table-cell>
          <table:table-cell office:value-type="float" office:value="1.22938051573998" calcext:value-type="float">
            <text:p>1.22938051573998</text:p>
          </table:table-cell>
          <table:table-cell office:value-type="float" office:value="0.321209468985733" calcext:value-type="float">
            <text:p>0.321209468985733</text:p>
          </table:table-cell>
          <table:table-cell office:value-type="float" office:value="0.438851170402905" calcext:value-type="float">
            <text:p>0.438851170402905</text:p>
          </table:table-cell>
          <table:table-cell office:value-type="float" office:value="0.487617312385716" calcext:value-type="float">
            <text:p>0.487617312385716</text:p>
          </table:table-cell>
          <table:table-cell office:value-type="float" office:value="5" calcext:value-type="float">
            <text:p>5</text:p>
          </table:table-cell>
          <table:table-cell office:value-type="float" office:value="0.459119136228459" calcext:value-type="float">
            <text:p>0.459119136228459</text:p>
          </table:table-cell>
          <table:table-cell office:value-type="float" office:value="0.131164208789373" calcext:value-type="float">
            <text:p>0.131164208789373</text:p>
          </table:table-cell>
          <table:table-cell office:value-type="float" office:value="-185.758106202853" calcext:value-type="float">
            <text:p>-185.758106202853</text:p>
          </table:table-cell>
          <table:table-cell office:value-type="float" office:value="-162.229765919419" calcext:value-type="float">
            <text:p>-162.229765919419</text:p>
          </table:table-cell>
          <table:table-cell office:value-type="float" office:value="-152.476537522857" calcext:value-type="float">
            <text:p>-152.476537522857</text:p>
          </table:table-cell>
          <table:table-cell office:value-type="float" office:value="750" calcext:value-type="float">
            <text:p>750</text:p>
          </table:table-cell>
          <table:table-cell office:value-type="float" office:value="-158.176172754308" calcext:value-type="float">
            <text:p>-158.176172754308</text:p>
          </table:table-cell>
        </table:table-row>
        <table:table-row table:style-name="ro1">
          <table:table-cell office:value-type="string" calcext:value-type="string">
            <text:p>2019-12-02 23:21:18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381112228369" calcext:value-type="float">
            <text:p>73.2381112228369</text:p>
          </table:table-cell>
          <table:table-cell office:value-type="float" office:value="981.524128128551" calcext:value-type="float">
            <text:p>981.524128128551</text:p>
          </table:table-cell>
          <table:table-cell office:value-type="float" office:value="4091329" calcext:value-type="float">
            <text:p>4091329</text:p>
          </table:table-cell>
          <table:table-cell office:value-type="float" office:value="2055412" calcext:value-type="float">
            <text:p>2055412</text:p>
          </table:table-cell>
          <table:table-cell office:value-type="float" office:value="537989" calcext:value-type="float">
            <text:p>537989</text:p>
          </table:table-cell>
          <table:table-cell office:value-type="float" office:value="735367" calcext:value-type="float">
            <text:p>735367</text:p>
          </table:table-cell>
          <table:table-cell office:value-type="float" office:value="818522" calcext:value-type="float">
            <text:p>8185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8438" calcext:value-type="float">
            <text:p>768438</text:p>
          </table:table-cell>
          <table:table-cell office:value-type="float" office:value="220270" calcext:value-type="float">
            <text:p>220270</text:p>
          </table:table-cell>
          <table:table-cell office:value-type="float" office:value="2.43862240774899" calcext:value-type="float">
            <text:p>2.43862240774899</text:p>
          </table:table-cell>
          <table:table-cell office:value-type="float" office:value="1.22512116731658" calcext:value-type="float">
            <text:p>1.22512116731658</text:p>
          </table:table-cell>
          <table:table-cell office:value-type="float" office:value="0.320666470607098" calcext:value-type="float">
            <text:p>0.320666470607098</text:p>
          </table:table-cell>
          <table:table-cell office:value-type="float" office:value="0.438312940396421" calcext:value-type="float">
            <text:p>0.438312940396421</text:p>
          </table:table-cell>
          <table:table-cell office:value-type="float" office:value="0.487877188667916" calcext:value-type="float">
            <text:p>0.487877188667916</text:p>
          </table:table-cell>
          <table:table-cell office:value-type="float" office:value="5" calcext:value-type="float">
            <text:p>5</text:p>
          </table:table-cell>
          <table:table-cell office:value-type="float" office:value="0.458024794819927" calcext:value-type="float">
            <text:p>0.458024794819927</text:p>
          </table:table-cell>
          <table:table-cell office:value-type="float" office:value="0.13129116669788" calcext:value-type="float">
            <text:p>0.13129116669788</text:p>
          </table:table-cell>
          <table:table-cell office:value-type="float" office:value="-185.86670587858" calcext:value-type="float">
            <text:p>-185.86670587858</text:p>
          </table:table-cell>
          <table:table-cell office:value-type="float" office:value="-162.337411920716" calcext:value-type="float">
            <text:p>-162.337411920716</text:p>
          </table:table-cell>
          <table:table-cell office:value-type="float" office:value="-152.424562266417" calcext:value-type="float">
            <text:p>-152.424562266417</text:p>
          </table:table-cell>
          <table:table-cell office:value-type="float" office:value="750" calcext:value-type="float">
            <text:p>750</text:p>
          </table:table-cell>
          <table:table-cell office:value-type="float" office:value="-158.395041036015" calcext:value-type="float">
            <text:p>-158.395041036015</text:p>
          </table:table-cell>
        </table:table-row>
        <table:table-row table:style-name="ro1">
          <table:table-cell office:value-type="string" calcext:value-type="string">
            <text:p>2019-12-02 23:21:20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3.249194635817" calcext:value-type="float">
            <text:p>73.249194635817</text:p>
          </table:table-cell>
          <table:table-cell office:value-type="float" office:value="981.477697412663" calcext:value-type="float">
            <text:p>981.477697412663</text:p>
          </table:table-cell>
          <table:table-cell office:value-type="float" office:value="4090288" calcext:value-type="float">
            <text:p>4090288</text:p>
          </table:table-cell>
          <table:table-cell office:value-type="float" office:value="2058632" calcext:value-type="float">
            <text:p>2058632</text:p>
          </table:table-cell>
          <table:table-cell office:value-type="float" office:value="537140" calcext:value-type="float">
            <text:p>537140</text:p>
          </table:table-cell>
          <table:table-cell office:value-type="float" office:value="734650" calcext:value-type="float">
            <text:p>734650</text:p>
          </table:table-cell>
          <table:table-cell office:value-type="float" office:value="817311" calcext:value-type="float">
            <text:p>8173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7015" calcext:value-type="float">
            <text:p>767015</text:p>
          </table:table-cell>
          <table:table-cell office:value-type="float" office:value="220220" calcext:value-type="float">
            <text:p>220220</text:p>
          </table:table-cell>
          <table:table-cell office:value-type="float" office:value="2.43800192332291" calcext:value-type="float">
            <text:p>2.43800192332291</text:p>
          </table:table-cell>
          <table:table-cell office:value-type="float" office:value="1.22704043710714" calcext:value-type="float">
            <text:p>1.22704043710714</text:p>
          </table:table-cell>
          <table:table-cell office:value-type="float" office:value="0.32016042711263" calcext:value-type="float">
            <text:p>0.32016042711263</text:p>
          </table:table-cell>
          <table:table-cell office:value-type="float" office:value="0.437885575042435" calcext:value-type="float">
            <text:p>0.437885575042435</text:p>
          </table:table-cell>
          <table:table-cell office:value-type="float" office:value="0.487155376333639" calcext:value-type="float">
            <text:p>0.487155376333639</text:p>
          </table:table-cell>
          <table:table-cell office:value-type="float" office:value="5" calcext:value-type="float">
            <text:p>5</text:p>
          </table:table-cell>
          <table:table-cell office:value-type="float" office:value="0.457176620623663" calcext:value-type="float">
            <text:p>0.457176620623663</text:p>
          </table:table-cell>
          <table:table-cell office:value-type="float" office:value="0.131261364371939" calcext:value-type="float">
            <text:p>0.131261364371939</text:p>
          </table:table-cell>
          <table:table-cell office:value-type="float" office:value="-185.967914577474" calcext:value-type="float">
            <text:p>-185.967914577474</text:p>
          </table:table-cell>
          <table:table-cell office:value-type="float" office:value="-162.422884991513" calcext:value-type="float">
            <text:p>-162.422884991513</text:p>
          </table:table-cell>
          <table:table-cell office:value-type="float" office:value="-152.568924733272" calcext:value-type="float">
            <text:p>-152.568924733272</text:p>
          </table:table-cell>
          <table:table-cell office:value-type="float" office:value="750" calcext:value-type="float">
            <text:p>750</text:p>
          </table:table-cell>
          <table:table-cell office:value-type="float" office:value="-158.564675875268" calcext:value-type="float">
            <text:p>-158.564675875268</text:p>
          </table:table-cell>
        </table:table-row>
        <table:table-row table:style-name="ro1">
          <table:table-cell office:value-type="string" calcext:value-type="string">
            <text:p>2019-12-02 23:21:21</text:p>
          </table:table-cell>
          <table:table-cell office:value-type="float" office:value="24.634720179165" calcext:value-type="float">
            <text:p>24.634720179165</text:p>
          </table:table-cell>
          <table:table-cell office:value-type="float" office:value="73.2446484514434" calcext:value-type="float">
            <text:p>73.2446484514434</text:p>
          </table:table-cell>
          <table:table-cell office:value-type="float" office:value="981.522203845835" calcext:value-type="float">
            <text:p>981.522203845835</text:p>
          </table:table-cell>
          <table:table-cell office:value-type="float" office:value="4090458" calcext:value-type="float">
            <text:p>4090458</text:p>
          </table:table-cell>
          <table:table-cell office:value-type="float" office:value="2051097" calcext:value-type="float">
            <text:p>2051097</text:p>
          </table:table-cell>
          <table:table-cell office:value-type="float" office:value="536810" calcext:value-type="float">
            <text:p>536810</text:p>
          </table:table-cell>
          <table:table-cell office:value-type="float" office:value="733666" calcext:value-type="float">
            <text:p>733666</text:p>
          </table:table-cell>
          <table:table-cell office:value-type="float" office:value="815646" calcext:value-type="float">
            <text:p>8156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6074" calcext:value-type="float">
            <text:p>766074</text:p>
          </table:table-cell>
          <table:table-cell office:value-type="float" office:value="220205" calcext:value-type="float">
            <text:p>220205</text:p>
          </table:table-cell>
          <table:table-cell office:value-type="float" office:value="2.4381032512311" calcext:value-type="float">
            <text:p>2.4381032512311</text:p>
          </table:table-cell>
          <table:table-cell office:value-type="float" office:value="1.22254922658792" calcext:value-type="float">
            <text:p>1.22254922658792</text:p>
          </table:table-cell>
          <table:table-cell office:value-type="float" office:value="0.319963731761424" calcext:value-type="float">
            <text:p>0.319963731761424</text:p>
          </table:table-cell>
          <table:table-cell office:value-type="float" office:value="0.437299065267928" calcext:value-type="float">
            <text:p>0.437299065267928</text:p>
          </table:table-cell>
          <table:table-cell office:value-type="float" office:value="0.486162958879824" calcext:value-type="float">
            <text:p>0.486162958879824</text:p>
          </table:table-cell>
          <table:table-cell office:value-type="float" office:value="5" calcext:value-type="float">
            <text:p>5</text:p>
          </table:table-cell>
          <table:table-cell office:value-type="float" office:value="0.456615740849464" calcext:value-type="float">
            <text:p>0.456615740849464</text:p>
          </table:table-cell>
          <table:table-cell office:value-type="float" office:value="0.131252423674157" calcext:value-type="float">
            <text:p>0.131252423674157</text:p>
          </table:table-cell>
          <table:table-cell office:value-type="float" office:value="-186.007253647715" calcext:value-type="float">
            <text:p>-186.007253647715</text:p>
          </table:table-cell>
          <table:table-cell office:value-type="float" office:value="-162.540186946414" calcext:value-type="float">
            <text:p>-162.540186946414</text:p>
          </table:table-cell>
          <table:table-cell office:value-type="float" office:value="-152.767408224035" calcext:value-type="float">
            <text:p>-152.767408224035</text:p>
          </table:table-cell>
          <table:table-cell office:value-type="float" office:value="750" calcext:value-type="float">
            <text:p>750</text:p>
          </table:table-cell>
          <table:table-cell office:value-type="float" office:value="-158.676851830107" calcext:value-type="float">
            <text:p>-158.676851830107</text:p>
          </table:table-cell>
        </table:table-row>
        <table:table-row table:style-name="ro1">
          <table:table-cell office:value-type="string" calcext:value-type="string">
            <text:p>2019-12-02 23:21:22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3.2331667597077" calcext:value-type="float">
            <text:p>73.2331667597077</text:p>
          </table:table-cell>
          <table:table-cell office:value-type="float" office:value="981.477697412663" calcext:value-type="float">
            <text:p>981.477697412663</text:p>
          </table:table-cell>
          <table:table-cell office:value-type="float" office:value="4090521" calcext:value-type="float">
            <text:p>4090521</text:p>
          </table:table-cell>
          <table:table-cell office:value-type="float" office:value="2066702" calcext:value-type="float">
            <text:p>2066702</text:p>
          </table:table-cell>
          <table:table-cell office:value-type="float" office:value="536475" calcext:value-type="float">
            <text:p>536475</text:p>
          </table:table-cell>
          <table:table-cell office:value-type="float" office:value="733186" calcext:value-type="float">
            <text:p>733186</text:p>
          </table:table-cell>
          <table:table-cell office:value-type="float" office:value="815138" calcext:value-type="float">
            <text:p>8151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4439" calcext:value-type="float">
            <text:p>764439</text:p>
          </table:table-cell>
          <table:table-cell office:value-type="float" office:value="220205" calcext:value-type="float">
            <text:p>220205</text:p>
          </table:table-cell>
          <table:table-cell office:value-type="float" office:value="2.43814080216179" calcext:value-type="float">
            <text:p>2.43814080216179</text:p>
          </table:table-cell>
          <table:table-cell office:value-type="float" office:value="1.23185053251392" calcext:value-type="float">
            <text:p>1.23185053251392</text:p>
          </table:table-cell>
          <table:table-cell office:value-type="float" office:value="0.319764056177623" calcext:value-type="float">
            <text:p>0.319764056177623</text:p>
          </table:table-cell>
          <table:table-cell office:value-type="float" office:value="0.4370129629389" calcext:value-type="float">
            <text:p>0.4370129629389</text:p>
          </table:table-cell>
          <table:table-cell office:value-type="float" office:value="0.485860167248269" calcext:value-type="float">
            <text:p>0.485860167248269</text:p>
          </table:table-cell>
          <table:table-cell office:value-type="float" office:value="5" calcext:value-type="float">
            <text:p>5</text:p>
          </table:table-cell>
          <table:table-cell office:value-type="float" office:value="0.455641204791213" calcext:value-type="float">
            <text:p>0.455641204791213</text:p>
          </table:table-cell>
          <table:table-cell office:value-type="float" office:value="0.131252423674157" calcext:value-type="float">
            <text:p>0.131252423674157</text:p>
          </table:table-cell>
          <table:table-cell office:value-type="float" office:value="-186.047188764475" calcext:value-type="float">
            <text:p>-186.047188764475</text:p>
          </table:table-cell>
          <table:table-cell office:value-type="float" office:value="-162.59740741222" calcext:value-type="float">
            <text:p>-162.59740741222</text:p>
          </table:table-cell>
          <table:table-cell office:value-type="float" office:value="-152.827966550346" calcext:value-type="float">
            <text:p>-152.827966550346</text:p>
          </table:table-cell>
          <table:table-cell office:value-type="float" office:value="750" calcext:value-type="float">
            <text:p>750</text:p>
          </table:table-cell>
          <table:table-cell office:value-type="float" office:value="-158.871759041757" calcext:value-type="float">
            <text:p>-158.871759041757</text:p>
          </table:table-cell>
        </table:table-row>
        <table:table-row table:style-name="ro1">
          <table:table-cell office:value-type="string" calcext:value-type="string">
            <text:p>2019-12-02 23:21:23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220834750899" calcext:value-type="float">
            <text:p>73.2220834750899</text:p>
          </table:table-cell>
          <table:table-cell office:value-type="float" office:value="981.469181296953" calcext:value-type="float">
            <text:p>981.469181296953</text:p>
          </table:table-cell>
          <table:table-cell office:value-type="float" office:value="4090646" calcext:value-type="float">
            <text:p>4090646</text:p>
          </table:table-cell>
          <table:table-cell office:value-type="float" office:value="2068745" calcext:value-type="float">
            <text:p>2068745</text:p>
          </table:table-cell>
          <table:table-cell office:value-type="float" office:value="535258" calcext:value-type="float">
            <text:p>535258</text:p>
          </table:table-cell>
          <table:table-cell office:value-type="float" office:value="732329" calcext:value-type="float">
            <text:p>732329</text:p>
          </table:table-cell>
          <table:table-cell office:value-type="float" office:value="813738" calcext:value-type="float">
            <text:p>8137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3281" calcext:value-type="float">
            <text:p>763281</text:p>
          </table:table-cell>
          <table:table-cell office:value-type="float" office:value="220277" calcext:value-type="float">
            <text:p>220277</text:p>
          </table:table-cell>
          <table:table-cell office:value-type="float" office:value="2.43821530797664" calcext:value-type="float">
            <text:p>2.43821530797664</text:p>
          </table:table-cell>
          <table:table-cell office:value-type="float" office:value="1.23306825555185" calcext:value-type="float">
            <text:p>1.23306825555185</text:p>
          </table:table-cell>
          <table:table-cell office:value-type="float" office:value="0.319038667564233" calcext:value-type="float">
            <text:p>0.319038667564233</text:p>
          </table:table-cell>
          <table:table-cell office:value-type="float" office:value="0.436502151072282" calcext:value-type="float">
            <text:p>0.436502151072282</text:p>
          </table:table-cell>
          <table:table-cell office:value-type="float" office:value="0.485025702121938" calcext:value-type="float">
            <text:p>0.485025702121938</text:p>
          </table:table-cell>
          <table:table-cell office:value-type="float" office:value="5" calcext:value-type="float">
            <text:p>5</text:p>
          </table:table-cell>
          <table:table-cell office:value-type="float" office:value="0.454950982922433" calcext:value-type="float">
            <text:p>0.454950982922433</text:p>
          </table:table-cell>
          <table:table-cell office:value-type="float" office:value="0.131295339023511" calcext:value-type="float">
            <text:p>0.131295339023511</text:p>
          </table:table-cell>
          <table:table-cell office:value-type="float" office:value="-186.192266487153" calcext:value-type="float">
            <text:p>-186.192266487153</text:p>
          </table:table-cell>
          <table:table-cell office:value-type="float" office:value="-162.699569785544" calcext:value-type="float">
            <text:p>-162.699569785544</text:p>
          </table:table-cell>
          <table:table-cell office:value-type="float" office:value="-152.994859575612" calcext:value-type="float">
            <text:p>-152.994859575612</text:p>
          </table:table-cell>
          <table:table-cell office:value-type="float" office:value="750" calcext:value-type="float">
            <text:p>750</text:p>
          </table:table-cell>
          <table:table-cell office:value-type="float" office:value="-159.009803415513" calcext:value-type="float">
            <text:p>-159.009803415513</text:p>
          </table:table-cell>
        </table:table-row>
        <table:table-row table:style-name="ro1">
          <table:table-cell office:value-type="string" calcext:value-type="string">
            <text:p>2019-12-02 23:21:25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3.2121940009132" calcext:value-type="float">
            <text:p>73.2121940009132</text:p>
          </table:table-cell>
          <table:table-cell office:value-type="float" office:value="981.458739724308" calcext:value-type="float">
            <text:p>981.458739724308</text:p>
          </table:table-cell>
          <table:table-cell office:value-type="float" office:value="4090554" calcext:value-type="float">
            <text:p>4090554</text:p>
          </table:table-cell>
          <table:table-cell office:value-type="float" office:value="2067385" calcext:value-type="float">
            <text:p>2067385</text:p>
          </table:table-cell>
          <table:table-cell office:value-type="float" office:value="533604" calcext:value-type="float">
            <text:p>533604</text:p>
          </table:table-cell>
          <table:table-cell office:value-type="float" office:value="731422" calcext:value-type="float">
            <text:p>731422</text:p>
          </table:table-cell>
          <table:table-cell office:value-type="float" office:value="812355" calcext:value-type="float">
            <text:p>8123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2009" calcext:value-type="float">
            <text:p>762009</text:p>
          </table:table-cell>
          <table:table-cell office:value-type="float" office:value="220280" calcext:value-type="float">
            <text:p>220280</text:p>
          </table:table-cell>
          <table:table-cell office:value-type="float" office:value="2.43816047169691" calcext:value-type="float">
            <text:p>2.43816047169691</text:p>
          </table:table-cell>
          <table:table-cell office:value-type="float" office:value="1.23225763228627" calcext:value-type="float">
            <text:p>1.23225763228627</text:p>
          </table:table-cell>
          <table:table-cell office:value-type="float" office:value="0.318052806622124" calcext:value-type="float">
            <text:p>0.318052806622124</text:p>
          </table:table-cell>
          <table:table-cell office:value-type="float" office:value="0.435961536879723" calcext:value-type="float">
            <text:p>0.435961536879723</text:p>
          </table:table-cell>
          <table:table-cell office:value-type="float" office:value="0.484201369786426" calcext:value-type="float">
            <text:p>0.484201369786426</text:p>
          </table:table-cell>
          <table:table-cell office:value-type="float" office:value="5" calcext:value-type="float">
            <text:p>5</text:p>
          </table:table-cell>
          <table:table-cell office:value-type="float" office:value="0.454192811750509" calcext:value-type="float">
            <text:p>0.454192811750509</text:p>
          </table:table-cell>
          <table:table-cell office:value-type="float" office:value="0.131297127163068" calcext:value-type="float">
            <text:p>0.131297127163068</text:p>
          </table:table-cell>
          <table:table-cell office:value-type="float" office:value="-186.389438675575" calcext:value-type="float">
            <text:p>-186.389438675575</text:p>
          </table:table-cell>
          <table:table-cell office:value-type="float" office:value="-162.807692624055" calcext:value-type="float">
            <text:p>-162.807692624055</text:p>
          </table:table-cell>
          <table:table-cell office:value-type="float" office:value="-153.159726042715" calcext:value-type="float">
            <text:p>-153.159726042715</text:p>
          </table:table-cell>
          <table:table-cell office:value-type="float" office:value="750" calcext:value-type="float">
            <text:p>750</text:p>
          </table:table-cell>
          <table:table-cell office:value-type="float" office:value="-159.161437649898" calcext:value-type="float">
            <text:p>-159.161437649898</text:p>
          </table:table-cell>
        </table:table-row>
        <table:table-row table:style-name="ro1">
          <table:table-cell office:value-type="string" calcext:value-type="string">
            <text:p>2019-12-02 23:21:26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3.211796138898" calcext:value-type="float">
            <text:p>73.211796138898</text:p>
          </table:table-cell>
          <table:table-cell office:value-type="float" office:value="981.477697412663" calcext:value-type="float">
            <text:p>981.477697412663</text:p>
          </table:table-cell>
          <table:table-cell office:value-type="float" office:value="4090552" calcext:value-type="float">
            <text:p>4090552</text:p>
          </table:table-cell>
          <table:table-cell office:value-type="float" office:value="2048807" calcext:value-type="float">
            <text:p>2048807</text:p>
          </table:table-cell>
          <table:table-cell office:value-type="float" office:value="531508" calcext:value-type="float">
            <text:p>531508</text:p>
          </table:table-cell>
          <table:table-cell office:value-type="float" office:value="730938" calcext:value-type="float">
            <text:p>730938</text:p>
          </table:table-cell>
          <table:table-cell office:value-type="float" office:value="810732" calcext:value-type="float">
            <text:p>8107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60844" calcext:value-type="float">
            <text:p>760844</text:p>
          </table:table-cell>
          <table:table-cell office:value-type="float" office:value="220157" calcext:value-type="float">
            <text:p>220157</text:p>
          </table:table-cell>
          <table:table-cell office:value-type="float" office:value="2.43815927960387" calcext:value-type="float">
            <text:p>2.43815927960387</text:p>
          </table:table-cell>
          <table:table-cell office:value-type="float" office:value="1.22118428005985" calcext:value-type="float">
            <text:p>1.22118428005985</text:p>
          </table:table-cell>
          <table:table-cell office:value-type="float" office:value="0.316803493118703" calcext:value-type="float">
            <text:p>0.316803493118703</text:p>
          </table:table-cell>
          <table:table-cell office:value-type="float" office:value="0.43567305036462" calcext:value-type="float">
            <text:p>0.43567305036462</text:p>
          </table:table-cell>
          <table:table-cell office:value-type="float" office:value="0.4832339862864" calcext:value-type="float">
            <text:p>0.4832339862864</text:p>
          </table:table-cell>
          <table:table-cell office:value-type="float" office:value="5" calcext:value-type="float">
            <text:p>5</text:p>
          </table:table-cell>
          <table:table-cell office:value-type="float" office:value="0.453498417556097" calcext:value-type="float">
            <text:p>0.453498417556097</text:p>
          </table:table-cell>
          <table:table-cell office:value-type="float" office:value="0.131223813441254" calcext:value-type="float">
            <text:p>0.131223813441254</text:p>
          </table:table-cell>
          <table:table-cell office:value-type="float" office:value="-186.63930137626" calcext:value-type="float">
            <text:p>-186.63930137626</text:p>
          </table:table-cell>
          <table:table-cell office:value-type="float" office:value="-162.865389927076" calcext:value-type="float">
            <text:p>-162.865389927076</text:p>
          </table:table-cell>
          <table:table-cell office:value-type="float" office:value="-153.35320274272" calcext:value-type="float">
            <text:p>-153.35320274272</text:p>
          </table:table-cell>
          <table:table-cell office:value-type="float" office:value="750" calcext:value-type="float">
            <text:p>750</text:p>
          </table:table-cell>
          <table:table-cell office:value-type="float" office:value="-159.300316488781" calcext:value-type="float">
            <text:p>-159.300316488781</text:p>
          </table:table-cell>
        </table:table-row>
        <table:table-row table:style-name="ro1">
          <table:table-cell office:value-type="string" calcext:value-type="string">
            <text:p>2019-12-02 23:21:27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3.2068512645663" calcext:value-type="float">
            <text:p>73.2068512645663</text:p>
          </table:table-cell>
          <table:table-cell office:value-type="float" office:value="981.486213565161" calcext:value-type="float">
            <text:p>981.486213565161</text:p>
          </table:table-cell>
          <table:table-cell office:value-type="float" office:value="4090657" calcext:value-type="float">
            <text:p>4090657</text:p>
          </table:table-cell>
          <table:table-cell office:value-type="float" office:value="2049922" calcext:value-type="float">
            <text:p>2049922</text:p>
          </table:table-cell>
          <table:table-cell office:value-type="float" office:value="529214" calcext:value-type="float">
            <text:p>529214</text:p>
          </table:table-cell>
          <table:table-cell office:value-type="float" office:value="730116" calcext:value-type="float">
            <text:p>730116</text:p>
          </table:table-cell>
          <table:table-cell office:value-type="float" office:value="809359" calcext:value-type="float">
            <text:p>8093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9451" calcext:value-type="float">
            <text:p>759451</text:p>
          </table:table-cell>
          <table:table-cell office:value-type="float" office:value="220251" calcext:value-type="float">
            <text:p>220251</text:p>
          </table:table-cell>
          <table:table-cell office:value-type="float" office:value="2.43822186448835" calcext:value-type="float">
            <text:p>2.43822186448835</text:p>
          </table:table-cell>
          <table:table-cell office:value-type="float" office:value="1.22184887192832" calcext:value-type="float">
            <text:p>1.22184887192832</text:p>
          </table:table-cell>
          <table:table-cell office:value-type="float" office:value="0.315436162404557" calcext:value-type="float">
            <text:p>0.315436162404557</text:p>
          </table:table-cell>
          <table:table-cell office:value-type="float" office:value="0.435183100126159" calcext:value-type="float">
            <text:p>0.435183100126159</text:p>
          </table:table-cell>
          <table:table-cell office:value-type="float" office:value="0.482415614416076" calcext:value-type="float">
            <text:p>0.482415614416076</text:p>
          </table:table-cell>
          <table:table-cell office:value-type="float" office:value="5" calcext:value-type="float">
            <text:p>5</text:p>
          </table:table-cell>
          <table:table-cell office:value-type="float" office:value="0.452668124755397" calcext:value-type="float">
            <text:p>0.452668124755397</text:p>
          </table:table-cell>
          <table:table-cell office:value-type="float" office:value="0.131279841814022" calcext:value-type="float">
            <text:p>0.131279841814022</text:p>
          </table:table-cell>
          <table:table-cell office:value-type="float" office:value="-186.912767519089" calcext:value-type="float">
            <text:p>-186.912767519089</text:p>
          </table:table-cell>
          <table:table-cell office:value-type="float" office:value="-162.963379974768" calcext:value-type="float">
            <text:p>-162.963379974768</text:p>
          </table:table-cell>
          <table:table-cell office:value-type="float" office:value="-153.516877116785" calcext:value-type="float">
            <text:p>-153.516877116785</text:p>
          </table:table-cell>
          <table:table-cell office:value-type="float" office:value="750" calcext:value-type="float">
            <text:p>750</text:p>
          </table:table-cell>
          <table:table-cell office:value-type="float" office:value="-159.466375048921" calcext:value-type="float">
            <text:p>-159.466375048921</text:p>
          </table:table-cell>
        </table:table-row>
        <table:table-row table:style-name="ro1">
          <table:table-cell office:value-type="string" calcext:value-type="string">
            <text:p>2019-12-02 23:21:29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274260661957" calcext:value-type="float">
            <text:p>73.2274260661957</text:p>
          </table:table-cell>
          <table:table-cell office:value-type="float" office:value="981.441707913732" calcext:value-type="float">
            <text:p>981.441707913732</text:p>
          </table:table-cell>
          <table:table-cell office:value-type="float" office:value="4090740" calcext:value-type="float">
            <text:p>4090740</text:p>
          </table:table-cell>
          <table:table-cell office:value-type="float" office:value="2043522" calcext:value-type="float">
            <text:p>2043522</text:p>
          </table:table-cell>
          <table:table-cell office:value-type="float" office:value="527651" calcext:value-type="float">
            <text:p>527651</text:p>
          </table:table-cell>
          <table:table-cell office:value-type="float" office:value="728707" calcext:value-type="float">
            <text:p>728707</text:p>
          </table:table-cell>
          <table:table-cell office:value-type="float" office:value="806160" calcext:value-type="float">
            <text:p>8061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8767" calcext:value-type="float">
            <text:p>758767</text:p>
          </table:table-cell>
          <table:table-cell office:value-type="float" office:value="220116" calcext:value-type="float">
            <text:p>220116</text:p>
          </table:table-cell>
          <table:table-cell office:value-type="float" office:value="2.43827133634941" calcext:value-type="float">
            <text:p>2.43827133634941</text:p>
          </table:table-cell>
          <table:table-cell office:value-type="float" office:value="1.21803417420795" calcext:value-type="float">
            <text:p>1.21803417420795</text:p>
          </table:table-cell>
          <table:table-cell office:value-type="float" office:value="0.314504541695659" calcext:value-type="float">
            <text:p>0.314504541695659</text:p>
          </table:table-cell>
          <table:table-cell office:value-type="float" office:value="0.434343270581159" calcext:value-type="float">
            <text:p>0.434343270581159</text:p>
          </table:table-cell>
          <table:table-cell office:value-type="float" office:value="0.480508861602409" calcext:value-type="float">
            <text:p>0.480508861602409</text:p>
          </table:table-cell>
          <table:table-cell office:value-type="float" office:value="5" calcext:value-type="float">
            <text:p>5</text:p>
          </table:table-cell>
          <table:table-cell office:value-type="float" office:value="0.452260428936533" calcext:value-type="float">
            <text:p>0.452260428936533</text:p>
          </table:table-cell>
          <table:table-cell office:value-type="float" office:value="0.131199375533983" calcext:value-type="float">
            <text:p>0.131199375533983</text:p>
          </table:table-cell>
          <table:table-cell office:value-type="float" office:value="-187.099091660868" calcext:value-type="float">
            <text:p>-187.099091660868</text:p>
          </table:table-cell>
          <table:table-cell office:value-type="float" office:value="-163.131345883768" calcext:value-type="float">
            <text:p>-163.131345883768</text:p>
          </table:table-cell>
          <table:table-cell office:value-type="float" office:value="-153.898227679518" calcext:value-type="float">
            <text:p>-153.898227679518</text:p>
          </table:table-cell>
          <table:table-cell office:value-type="float" office:value="750" calcext:value-type="float">
            <text:p>750</text:p>
          </table:table-cell>
          <table:table-cell office:value-type="float" office:value="-159.547914212693" calcext:value-type="float">
            <text:p>-159.547914212693</text:p>
          </table:table-cell>
        </table:table-row>
        <table:table-row table:style-name="ro1">
          <table:table-cell office:value-type="string" calcext:value-type="string">
            <text:p>2019-12-02 23:21:30</text:p>
          </table:table-cell>
          <table:table-cell office:value-type="float" office:value="24.634720179165" calcext:value-type="float">
            <text:p>24.634720179165</text:p>
          </table:table-cell>
          <table:table-cell office:value-type="float" office:value="73.2232774201461" calcext:value-type="float">
            <text:p>73.2232774201461</text:p>
          </table:table-cell>
          <table:table-cell office:value-type="float" office:value="981.549677958945" calcext:value-type="float">
            <text:p>981.549677958945</text:p>
          </table:table-cell>
          <table:table-cell office:value-type="float" office:value="4090593" calcext:value-type="float">
            <text:p>4090593</text:p>
          </table:table-cell>
          <table:table-cell office:value-type="float" office:value="2049994" calcext:value-type="float">
            <text:p>2049994</text:p>
          </table:table-cell>
          <table:table-cell office:value-type="float" office:value="526777" calcext:value-type="float">
            <text:p>526777</text:p>
          </table:table-cell>
          <table:table-cell office:value-type="float" office:value="727956" calcext:value-type="float">
            <text:p>727956</text:p>
          </table:table-cell>
          <table:table-cell office:value-type="float" office:value="804671" calcext:value-type="float">
            <text:p>8046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7565" calcext:value-type="float">
            <text:p>757565</text:p>
          </table:table-cell>
          <table:table-cell office:value-type="float" office:value="220149" calcext:value-type="float">
            <text:p>220149</text:p>
          </table:table-cell>
          <table:table-cell office:value-type="float" office:value="2.43818371751114" calcext:value-type="float">
            <text:p>2.43818371751114</text:p>
          </table:table-cell>
          <table:table-cell office:value-type="float" office:value="1.22189178727767" calcext:value-type="float">
            <text:p>1.22189178727767</text:p>
          </table:table-cell>
          <table:table-cell office:value-type="float" office:value="0.313983597038221" calcext:value-type="float">
            <text:p>0.313983597038221</text:p>
          </table:table-cell>
          <table:table-cell office:value-type="float" office:value="0.433895639645534" calcext:value-type="float">
            <text:p>0.433895639645534</text:p>
          </table:table-cell>
          <table:table-cell office:value-type="float" office:value="0.479621348335904" calcext:value-type="float">
            <text:p>0.479621348335904</text:p>
          </table:table-cell>
          <table:table-cell office:value-type="float" office:value="5" calcext:value-type="float">
            <text:p>5</text:p>
          </table:table-cell>
          <table:table-cell office:value-type="float" office:value="0.451543981020925" calcext:value-type="float">
            <text:p>0.451543981020925</text:p>
          </table:table-cell>
          <table:table-cell office:value-type="float" office:value="0.131219045069104" calcext:value-type="float">
            <text:p>0.131219045069104</text:p>
          </table:table-cell>
          <table:table-cell office:value-type="float" office:value="-187.203280592356" calcext:value-type="float">
            <text:p>-187.203280592356</text:p>
          </table:table-cell>
          <table:table-cell office:value-type="float" office:value="-163.220872070893" calcext:value-type="float">
            <text:p>-163.220872070893</text:p>
          </table:table-cell>
          <table:table-cell office:value-type="float" office:value="-154.075730332819" calcext:value-type="float">
            <text:p>-154.075730332819</text:p>
          </table:table-cell>
          <table:table-cell office:value-type="float" office:value="750" calcext:value-type="float">
            <text:p>750</text:p>
          </table:table-cell>
          <table:table-cell office:value-type="float" office:value="-159.691203795815" calcext:value-type="float">
            <text:p>-159.691203795815</text:p>
          </table:table-cell>
        </table:table-row>
        <table:table-row table:style-name="ro1">
          <table:table-cell office:value-type="string" calcext:value-type="string">
            <text:p>2019-12-02 23:21:31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06055650632" calcext:value-type="float">
            <text:p>73.206055650632</text:p>
          </table:table-cell>
          <table:table-cell office:value-type="float" office:value="981.469181296953" calcext:value-type="float">
            <text:p>981.469181296953</text:p>
          </table:table-cell>
          <table:table-cell office:value-type="float" office:value="4090582" calcext:value-type="float">
            <text:p>4090582</text:p>
          </table:table-cell>
          <table:table-cell office:value-type="float" office:value="2047041" calcext:value-type="float">
            <text:p>2047041</text:p>
          </table:table-cell>
          <table:table-cell office:value-type="float" office:value="525710" calcext:value-type="float">
            <text:p>525710</text:p>
          </table:table-cell>
          <table:table-cell office:value-type="float" office:value="727230" calcext:value-type="float">
            <text:p>727230</text:p>
          </table:table-cell>
          <table:table-cell office:value-type="float" office:value="803423" calcext:value-type="float">
            <text:p>8034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6326" calcext:value-type="float">
            <text:p>756326</text:p>
          </table:table-cell>
          <table:table-cell office:value-type="float" office:value="220208" calcext:value-type="float">
            <text:p>220208</text:p>
          </table:table-cell>
          <table:table-cell office:value-type="float" office:value="2.43817716099944" calcext:value-type="float">
            <text:p>2.43817716099944</text:p>
          </table:table-cell>
          <table:table-cell office:value-type="float" office:value="1.22013166190763" calcext:value-type="float">
            <text:p>1.22013166190763</text:p>
          </table:table-cell>
          <table:table-cell office:value-type="float" office:value="0.313347615402653" calcext:value-type="float">
            <text:p>0.313347615402653</text:p>
          </table:table-cell>
          <table:table-cell office:value-type="float" office:value="0.433462909872879" calcext:value-type="float">
            <text:p>0.433462909872879</text:p>
          </table:table-cell>
          <table:table-cell office:value-type="float" office:value="0.478877482280431" calcext:value-type="float">
            <text:p>0.478877482280431</text:p>
          </table:table-cell>
          <table:table-cell office:value-type="float" office:value="5" calcext:value-type="float">
            <text:p>5</text:p>
          </table:table-cell>
          <table:table-cell office:value-type="float" office:value="0.450805479384122" calcext:value-type="float">
            <text:p>0.450805479384122</text:p>
          </table:table-cell>
          <table:table-cell office:value-type="float" office:value="0.131254211813714" calcext:value-type="float">
            <text:p>0.131254211813714</text:p>
          </table:table-cell>
          <table:table-cell office:value-type="float" office:value="-187.330476919469" calcext:value-type="float">
            <text:p>-187.330476919469</text:p>
          </table:table-cell>
          <table:table-cell office:value-type="float" office:value="-163.307418025424" calcext:value-type="float">
            <text:p>-163.307418025424</text:p>
          </table:table-cell>
          <table:table-cell office:value-type="float" office:value="-154.224503543914" calcext:value-type="float">
            <text:p>-154.224503543914</text:p>
          </table:table-cell>
          <table:table-cell office:value-type="float" office:value="750" calcext:value-type="float">
            <text:p>750</text:p>
          </table:table-cell>
          <table:table-cell office:value-type="float" office:value="-159.838904123176" calcext:value-type="float">
            <text:p>-159.838904123176</text:p>
          </table:table-cell>
        </table:table-row>
        <table:table-row table:style-name="ro1">
          <table:table-cell office:value-type="string" calcext:value-type="string">
            <text:p>2019-12-02 23:21:32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06055650632" calcext:value-type="float">
            <text:p>73.206055650632</text:p>
          </table:table-cell>
          <table:table-cell office:value-type="float" office:value="981.469181296953" calcext:value-type="float">
            <text:p>981.469181296953</text:p>
          </table:table-cell>
          <table:table-cell office:value-type="float" office:value="4091209" calcext:value-type="float">
            <text:p>4091209</text:p>
          </table:table-cell>
          <table:table-cell office:value-type="float" office:value="2048198" calcext:value-type="float">
            <text:p>2048198</text:p>
          </table:table-cell>
          <table:table-cell office:value-type="float" office:value="524803" calcext:value-type="float">
            <text:p>524803</text:p>
          </table:table-cell>
          <table:table-cell office:value-type="float" office:value="726453" calcext:value-type="float">
            <text:p>726453</text:p>
          </table:table-cell>
          <table:table-cell office:value-type="float" office:value="801985" calcext:value-type="float">
            <text:p>8019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5162" calcext:value-type="float">
            <text:p>755162</text:p>
          </table:table-cell>
          <table:table-cell office:value-type="float" office:value="220128" calcext:value-type="float">
            <text:p>220128</text:p>
          </table:table-cell>
          <table:table-cell office:value-type="float" office:value="2.43855088216673" calcext:value-type="float">
            <text:p>2.43855088216673</text:p>
          </table:table-cell>
          <table:table-cell office:value-type="float" office:value="1.22082128772989" calcext:value-type="float">
            <text:p>1.22082128772989</text:p>
          </table:table-cell>
          <table:table-cell office:value-type="float" office:value="0.312807001210094" calcext:value-type="float">
            <text:p>0.312807001210094</text:p>
          </table:table-cell>
          <table:table-cell office:value-type="float" office:value="0.432999781727765" calcext:value-type="float">
            <text:p>0.432999781727765</text:p>
          </table:table-cell>
          <table:table-cell office:value-type="float" office:value="0.478020367386385" calcext:value-type="float">
            <text:p>0.478020367386385</text:p>
          </table:table-cell>
          <table:table-cell office:value-type="float" office:value="5" calcext:value-type="float">
            <text:p>5</text:p>
          </table:table-cell>
          <table:table-cell office:value-type="float" office:value="0.450111681236229" calcext:value-type="float">
            <text:p>0.450111681236229</text:p>
          </table:table-cell>
          <table:table-cell office:value-type="float" office:value="0.131206528092209" calcext:value-type="float">
            <text:p>0.131206528092209</text:p>
          </table:table-cell>
          <table:table-cell office:value-type="float" office:value="-187.438599757981" calcext:value-type="float">
            <text:p>-187.438599757981</text:p>
          </table:table-cell>
          <table:table-cell office:value-type="float" office:value="-163.400043654447" calcext:value-type="float">
            <text:p>-163.400043654447</text:p>
          </table:table-cell>
          <table:table-cell office:value-type="float" office:value="-154.395926522723" calcext:value-type="float">
            <text:p>-154.395926522723</text:p>
          </table:table-cell>
          <table:table-cell office:value-type="float" office:value="750" calcext:value-type="float">
            <text:p>750</text:p>
          </table:table-cell>
          <table:table-cell office:value-type="float" office:value="-159.977663752754" calcext:value-type="float">
            <text:p>-159.977663752754</text:p>
          </table:table-cell>
        </table:table-row>
        <table:table-row table:style-name="ro1">
          <table:table-cell office:value-type="string" calcext:value-type="string">
            <text:p>2019-12-02 23:21:34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1846850986936" calcext:value-type="float">
            <text:p>73.1846850986936</text:p>
          </table:table-cell>
          <table:table-cell office:value-type="float" office:value="981.469181296953" calcext:value-type="float">
            <text:p>981.469181296953</text:p>
          </table:table-cell>
          <table:table-cell office:value-type="float" office:value="4090617" calcext:value-type="float">
            <text:p>4090617</text:p>
          </table:table-cell>
          <table:table-cell office:value-type="float" office:value="2053261" calcext:value-type="float">
            <text:p>2053261</text:p>
          </table:table-cell>
          <table:table-cell office:value-type="float" office:value="524359" calcext:value-type="float">
            <text:p>524359</text:p>
          </table:table-cell>
          <table:table-cell office:value-type="float" office:value="725685" calcext:value-type="float">
            <text:p>725685</text:p>
          </table:table-cell>
          <table:table-cell office:value-type="float" office:value="800726" calcext:value-type="float">
            <text:p>8007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3846" calcext:value-type="float">
            <text:p>753846</text:p>
          </table:table-cell>
          <table:table-cell office:value-type="float" office:value="220110" calcext:value-type="float">
            <text:p>220110</text:p>
          </table:table-cell>
          <table:table-cell office:value-type="float" office:value="2.43819802262759" calcext:value-type="float">
            <text:p>2.43819802262759</text:p>
          </table:table-cell>
          <table:table-cell office:value-type="float" office:value="1.22383907125462" calcext:value-type="float">
            <text:p>1.22383907125462</text:p>
          </table:table-cell>
          <table:table-cell office:value-type="float" office:value="0.312542356555743" calcext:value-type="float">
            <text:p>0.312542356555743</text:p>
          </table:table-cell>
          <table:table-cell office:value-type="float" office:value="0.43254201800132" calcext:value-type="float">
            <text:p>0.43254201800132</text:p>
          </table:table-cell>
          <table:table-cell office:value-type="float" office:value="0.477269944819205" calcext:value-type="float">
            <text:p>0.477269944819205</text:p>
          </table:table-cell>
          <table:table-cell office:value-type="float" office:value="5" calcext:value-type="float">
            <text:p>5</text:p>
          </table:table-cell>
          <table:table-cell office:value-type="float" office:value="0.449327284017478" calcext:value-type="float">
            <text:p>0.449327284017478</text:p>
          </table:table-cell>
          <table:table-cell office:value-type="float" office:value="0.13119579925487" calcext:value-type="float">
            <text:p>0.13119579925487</text:p>
          </table:table-cell>
          <table:table-cell office:value-type="float" office:value="-187.491528688851" calcext:value-type="float">
            <text:p>-187.491528688851</text:p>
          </table:table-cell>
          <table:table-cell office:value-type="float" office:value="-163.491596399736" calcext:value-type="float">
            <text:p>-163.491596399736</text:p>
          </table:table-cell>
          <table:table-cell office:value-type="float" office:value="-154.546011036159" calcext:value-type="float">
            <text:p>-154.546011036159</text:p>
          </table:table-cell>
          <table:table-cell office:value-type="float" office:value="750" calcext:value-type="float">
            <text:p>750</text:p>
          </table:table-cell>
          <table:table-cell office:value-type="float" office:value="-160.134543196504" calcext:value-type="float">
            <text:p>-160.134543196504</text:p>
          </table:table-cell>
        </table:table-row>
        <table:table-row table:style-name="ro1">
          <table:table-cell office:value-type="string" calcext:value-type="string">
            <text:p>2019-12-02 23:21:35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3.1797399519749" calcext:value-type="float">
            <text:p>73.1797399519749</text:p>
          </table:table-cell>
          <table:table-cell office:value-type="float" office:value="981.477697412663" calcext:value-type="float">
            <text:p>981.477697412663</text:p>
          </table:table-cell>
          <table:table-cell office:value-type="float" office:value="4090443" calcext:value-type="float">
            <text:p>4090443</text:p>
          </table:table-cell>
          <table:table-cell office:value-type="float" office:value="2047823" calcext:value-type="float">
            <text:p>2047823</text:p>
          </table:table-cell>
          <table:table-cell office:value-type="float" office:value="523887" calcext:value-type="float">
            <text:p>523887</text:p>
          </table:table-cell>
          <table:table-cell office:value-type="float" office:value="724981" calcext:value-type="float">
            <text:p>724981</text:p>
          </table:table-cell>
          <table:table-cell office:value-type="float" office:value="799497" calcext:value-type="float">
            <text:p>7994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2562" calcext:value-type="float">
            <text:p>752562</text:p>
          </table:table-cell>
          <table:table-cell office:value-type="float" office:value="220102" calcext:value-type="float">
            <text:p>220102</text:p>
          </table:table-cell>
          <table:table-cell office:value-type="float" office:value="2.43809431053332" calcext:value-type="float">
            <text:p>2.43809431053332</text:p>
          </table:table-cell>
          <table:table-cell office:value-type="float" office:value="1.22059777028534" calcext:value-type="float">
            <text:p>1.22059777028534</text:p>
          </table:table-cell>
          <table:table-cell office:value-type="float" office:value="0.312261022598865" calcext:value-type="float">
            <text:p>0.312261022598865</text:p>
          </table:table-cell>
          <table:table-cell office:value-type="float" office:value="0.432122401252079" calcext:value-type="float">
            <text:p>0.432122401252079</text:p>
          </table:table-cell>
          <table:table-cell office:value-type="float" office:value="0.47653740364759" calcext:value-type="float">
            <text:p>0.47653740364759</text:p>
          </table:table-cell>
          <table:table-cell office:value-type="float" office:value="5" calcext:value-type="float">
            <text:p>5</text:p>
          </table:table-cell>
          <table:table-cell office:value-type="float" office:value="0.448561960287328" calcext:value-type="float">
            <text:p>0.448561960287328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-187.547795480227" calcext:value-type="float">
            <text:p>-187.547795480227</text:p>
          </table:table-cell>
          <table:table-cell office:value-type="float" office:value="-163.575519749584" calcext:value-type="float">
            <text:p>-163.575519749584</text:p>
          </table:table-cell>
          <table:table-cell office:value-type="float" office:value="-154.692519270482" calcext:value-type="float">
            <text:p>-154.692519270482</text:p>
          </table:table-cell>
          <table:table-cell office:value-type="float" office:value="750" calcext:value-type="float">
            <text:p>750</text:p>
          </table:table-cell>
          <table:table-cell office:value-type="float" office:value="-160.287607942534" calcext:value-type="float">
            <text:p>-160.287607942534</text:p>
          </table:table-cell>
        </table:table-row>
        <table:table-row table:style-name="ro1">
          <table:table-cell office:value-type="string" calcext:value-type="string">
            <text:p>2019-12-02 23:21:36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1686570952438" calcext:value-type="float">
            <text:p>73.1686570952438</text:p>
          </table:table-cell>
          <table:table-cell office:value-type="float" office:value="981.441707913732" calcext:value-type="float">
            <text:p>981.441707913732</text:p>
          </table:table-cell>
          <table:table-cell office:value-type="float" office:value="4089122" calcext:value-type="float">
            <text:p>4089122</text:p>
          </table:table-cell>
          <table:table-cell office:value-type="float" office:value="2064772" calcext:value-type="float">
            <text:p>2064772</text:p>
          </table:table-cell>
          <table:table-cell office:value-type="float" office:value="523306" calcext:value-type="float">
            <text:p>523306</text:p>
          </table:table-cell>
          <table:table-cell office:value-type="float" office:value="724302" calcext:value-type="float">
            <text:p>724302</text:p>
          </table:table-cell>
          <table:table-cell office:value-type="float" office:value="798012" calcext:value-type="float">
            <text:p>7980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1491" calcext:value-type="float">
            <text:p>751491</text:p>
          </table:table-cell>
          <table:table-cell office:value-type="float" office:value="220197" calcext:value-type="float">
            <text:p>220197</text:p>
          </table:table-cell>
          <table:table-cell office:value-type="float" office:value="2.43730693308198" calcext:value-type="float">
            <text:p>2.43730693308198</text:p>
          </table:table-cell>
          <table:table-cell office:value-type="float" office:value="1.23070016273262" calcext:value-type="float">
            <text:p>1.23070016273262</text:p>
          </table:table-cell>
          <table:table-cell office:value-type="float" office:value="0.311914719571438" calcext:value-type="float">
            <text:p>0.311914719571438</text:p>
          </table:table-cell>
          <table:table-cell office:value-type="float" office:value="0.431717685665808" calcext:value-type="float">
            <text:p>0.431717685665808</text:p>
          </table:table-cell>
          <table:table-cell office:value-type="float" office:value="0.47565227456716" calcext:value-type="float">
            <text:p>0.47565227456716</text:p>
          </table:table-cell>
          <table:table-cell office:value-type="float" office:value="5" calcext:value-type="float">
            <text:p>5</text:p>
          </table:table-cell>
          <table:table-cell office:value-type="float" office:value="0.447923594465684" calcext:value-type="float">
            <text:p>0.447923594465684</text:p>
          </table:table-cell>
          <table:table-cell office:value-type="float" office:value="0.131247655302007" calcext:value-type="float">
            <text:p>0.131247655302007</text:p>
          </table:table-cell>
          <table:table-cell office:value-type="float" office:value="-187.617056085712" calcext:value-type="float">
            <text:p>-187.617056085712</text:p>
          </table:table-cell>
          <table:table-cell office:value-type="float" office:value="-163.656462866838" calcext:value-type="float">
            <text:p>-163.656462866838</text:p>
          </table:table-cell>
          <table:table-cell office:value-type="float" office:value="-154.869545086568" calcext:value-type="float">
            <text:p>-154.869545086568</text:p>
          </table:table-cell>
          <table:table-cell office:value-type="float" office:value="750" calcext:value-type="float">
            <text:p>750</text:p>
          </table:table-cell>
          <table:table-cell office:value-type="float" office:value="-160.415281106863" calcext:value-type="float">
            <text:p>-160.415281106863</text:p>
          </table:table-cell>
        </table:table-row>
        <table:table-row table:style-name="ro1">
          <table:table-cell office:value-type="string" calcext:value-type="string">
            <text:p>2019-12-02 23:21:37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1686570952438" calcext:value-type="float">
            <text:p>73.1686570952438</text:p>
          </table:table-cell>
          <table:table-cell office:value-type="float" office:value="981.469181296953" calcext:value-type="float">
            <text:p>981.469181296953</text:p>
          </table:table-cell>
          <table:table-cell office:value-type="float" office:value="4083139" calcext:value-type="float">
            <text:p>4083139</text:p>
          </table:table-cell>
          <table:table-cell office:value-type="float" office:value="2056477" calcext:value-type="float">
            <text:p>2056477</text:p>
          </table:table-cell>
          <table:table-cell office:value-type="float" office:value="522708" calcext:value-type="float">
            <text:p>522708</text:p>
          </table:table-cell>
          <table:table-cell office:value-type="float" office:value="723632" calcext:value-type="float">
            <text:p>723632</text:p>
          </table:table-cell>
          <table:table-cell office:value-type="float" office:value="796677" calcext:value-type="float">
            <text:p>7966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50189" calcext:value-type="float">
            <text:p>750189</text:p>
          </table:table-cell>
          <table:table-cell office:value-type="float" office:value="220110" calcext:value-type="float">
            <text:p>220110</text:p>
          </table:table-cell>
          <table:table-cell office:value-type="float" office:value="2.43374078675995" calcext:value-type="float">
            <text:p>2.43374078675995</text:p>
          </table:table-cell>
          <table:table-cell office:value-type="float" office:value="1.22575595685911" calcext:value-type="float">
            <text:p>1.22575595685911</text:p>
          </table:table-cell>
          <table:table-cell office:value-type="float" office:value="0.31155828375319" calcext:value-type="float">
            <text:p>0.31155828375319</text:p>
          </table:table-cell>
          <table:table-cell office:value-type="float" office:value="0.431318334498207" calcext:value-type="float">
            <text:p>0.431318334498207</text:p>
          </table:table-cell>
          <table:table-cell office:value-type="float" office:value="0.474856552464551" calcext:value-type="float">
            <text:p>0.474856552464551</text:p>
          </table:table-cell>
          <table:table-cell office:value-type="float" office:value="5" calcext:value-type="float">
            <text:p>5</text:p>
          </table:table-cell>
          <table:table-cell office:value-type="float" office:value="0.447147541898196" calcext:value-type="float">
            <text:p>0.447147541898196</text:p>
          </table:table-cell>
          <table:table-cell office:value-type="float" office:value="0.13119579925487" calcext:value-type="float">
            <text:p>0.13119579925487</text:p>
          </table:table-cell>
          <table:table-cell office:value-type="float" office:value="-187.688343249362" calcext:value-type="float">
            <text:p>-187.688343249362</text:p>
          </table:table-cell>
          <table:table-cell office:value-type="float" office:value="-163.736333100359" calcext:value-type="float">
            <text:p>-163.736333100359</text:p>
          </table:table-cell>
          <table:table-cell office:value-type="float" office:value="-155.02868950709" calcext:value-type="float">
            <text:p>-155.02868950709</text:p>
          </table:table-cell>
          <table:table-cell office:value-type="float" office:value="750" calcext:value-type="float">
            <text:p>750</text:p>
          </table:table-cell>
          <table:table-cell office:value-type="float" office:value="-160.570491620361" calcext:value-type="float">
            <text:p>-160.570491620361</text:p>
          </table:table-cell>
        </table:table-row>
        <table:table-row table:style-name="ro1">
          <table:table-cell office:value-type="string" calcext:value-type="string">
            <text:p>2019-12-02 23:21:3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670674278907" calcext:value-type="float">
            <text:p>73.1670674278907</text:p>
          </table:table-cell>
          <table:table-cell office:value-type="float" office:value="981.545007291057" calcext:value-type="float">
            <text:p>981.545007291057</text:p>
          </table:table-cell>
          <table:table-cell office:value-type="float" office:value="4087677" calcext:value-type="float">
            <text:p>4087677</text:p>
          </table:table-cell>
          <table:table-cell office:value-type="float" office:value="2064338" calcext:value-type="float">
            <text:p>2064338</text:p>
          </table:table-cell>
          <table:table-cell office:value-type="float" office:value="522400" calcext:value-type="float">
            <text:p>522400</text:p>
          </table:table-cell>
          <table:table-cell office:value-type="float" office:value="722985" calcext:value-type="float">
            <text:p>722985</text:p>
          </table:table-cell>
          <table:table-cell office:value-type="float" office:value="795350" calcext:value-type="float">
            <text:p>7953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9007" calcext:value-type="float">
            <text:p>749007</text:p>
          </table:table-cell>
          <table:table-cell office:value-type="float" office:value="220036" calcext:value-type="float">
            <text:p>220036</text:p>
          </table:table-cell>
          <table:table-cell office:value-type="float" office:value="2.4364456458623" calcext:value-type="float">
            <text:p>2.4364456458623</text:p>
          </table:table-cell>
          <table:table-cell office:value-type="float" office:value="1.23044147854346" calcext:value-type="float">
            <text:p>1.23044147854346</text:p>
          </table:table-cell>
          <table:table-cell office:value-type="float" office:value="0.311374701425398" calcext:value-type="float">
            <text:p>0.311374701425398</text:p>
          </table:table-cell>
          <table:table-cell office:value-type="float" office:value="0.430932692400538" calcext:value-type="float">
            <text:p>0.430932692400538</text:p>
          </table:table-cell>
          <table:table-cell office:value-type="float" office:value="0.474065598734093" calcext:value-type="float">
            <text:p>0.474065598734093</text:p>
          </table:table-cell>
          <table:table-cell office:value-type="float" office:value="5" calcext:value-type="float">
            <text:p>5</text:p>
          </table:table-cell>
          <table:table-cell office:value-type="float" office:value="0.446443014912965" calcext:value-type="float">
            <text:p>0.446443014912965</text:p>
          </table:table-cell>
          <table:table-cell office:value-type="float" office:value="0.131151691812479" calcext:value-type="float">
            <text:p>0.131151691812479</text:p>
          </table:table-cell>
          <table:table-cell office:value-type="float" office:value="-187.72505971492" calcext:value-type="float">
            <text:p>-187.72505971492</text:p>
          </table:table-cell>
          <table:table-cell office:value-type="float" office:value="-163.813461519892" calcext:value-type="float">
            <text:p>-163.813461519892</text:p>
          </table:table-cell>
          <table:table-cell office:value-type="float" office:value="-155.186880253182" calcext:value-type="float">
            <text:p>-155.186880253182</text:p>
          </table:table-cell>
          <table:table-cell office:value-type="float" office:value="750" calcext:value-type="float">
            <text:p>750</text:p>
          </table:table-cell>
          <table:table-cell office:value-type="float" office:value="-160.711397017407" calcext:value-type="float">
            <text:p>-160.711397017407</text:p>
          </table:table-cell>
        </table:table-row>
        <table:table-row table:style-name="ro1">
          <table:table-cell office:value-type="string" calcext:value-type="string">
            <text:p>2019-12-02 23:21:40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1686570952438" calcext:value-type="float">
            <text:p>73.1686570952438</text:p>
          </table:table-cell>
          <table:table-cell office:value-type="float" office:value="981.496654701892" calcext:value-type="float">
            <text:p>981.496654701892</text:p>
          </table:table-cell>
          <table:table-cell office:value-type="float" office:value="4094214" calcext:value-type="float">
            <text:p>4094214</text:p>
          </table:table-cell>
          <table:table-cell office:value-type="float" office:value="2058502" calcext:value-type="float">
            <text:p>2058502</text:p>
          </table:table-cell>
          <table:table-cell office:value-type="float" office:value="521856" calcext:value-type="float">
            <text:p>521856</text:p>
          </table:table-cell>
          <table:table-cell office:value-type="float" office:value="722400" calcext:value-type="float">
            <text:p>722400</text:p>
          </table:table-cell>
          <table:table-cell office:value-type="float" office:value="794698" calcext:value-type="float">
            <text:p>7946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7699" calcext:value-type="float">
            <text:p>747699</text:p>
          </table:table-cell>
          <table:table-cell office:value-type="float" office:value="220081" calcext:value-type="float">
            <text:p>220081</text:p>
          </table:table-cell>
          <table:table-cell office:value-type="float" office:value="2.44034200195575" calcext:value-type="float">
            <text:p>2.44034200195575</text:p>
          </table:table-cell>
          <table:table-cell office:value-type="float" office:value="1.22696295105969" calcext:value-type="float">
            <text:p>1.22696295105969</text:p>
          </table:table-cell>
          <table:table-cell office:value-type="float" office:value="0.311050452119166" calcext:value-type="float">
            <text:p>0.311050452119166</text:p>
          </table:table-cell>
          <table:table-cell office:value-type="float" office:value="0.430584005187035" calcext:value-type="float">
            <text:p>0.430584005187035</text:p>
          </table:table-cell>
          <table:table-cell office:value-type="float" office:value="0.47367697640383" calcext:value-type="float">
            <text:p>0.47367697640383</text:p>
          </table:table-cell>
          <table:table-cell office:value-type="float" office:value="5" calcext:value-type="float">
            <text:p>5</text:p>
          </table:table-cell>
          <table:table-cell office:value-type="float" office:value="0.445663386066364" calcext:value-type="float">
            <text:p>0.445663386066364</text:p>
          </table:table-cell>
          <table:table-cell office:value-type="float" office:value="0.131178513905825" calcext:value-type="float">
            <text:p>0.131178513905825</text:p>
          </table:table-cell>
          <table:table-cell office:value-type="float" office:value="-187.789909576167" calcext:value-type="float">
            <text:p>-187.789909576167</text:p>
          </table:table-cell>
          <table:table-cell office:value-type="float" office:value="-163.883198962593" calcext:value-type="float">
            <text:p>-163.883198962593</text:p>
          </table:table-cell>
          <table:table-cell office:value-type="float" office:value="-155.264604719234" calcext:value-type="float">
            <text:p>-155.264604719234</text:p>
          </table:table-cell>
          <table:table-cell office:value-type="float" office:value="750" calcext:value-type="float">
            <text:p>750</text:p>
          </table:table-cell>
          <table:table-cell office:value-type="float" office:value="-160.867322786727" calcext:value-type="float">
            <text:p>-160.867322786727</text:p>
          </table:table-cell>
        </table:table-row>
        <table:table-row table:style-name="ro1">
          <table:table-cell office:value-type="string" calcext:value-type="string">
            <text:p>2019-12-02 23:21:41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3.1842875167079" calcext:value-type="float">
            <text:p>73.1842875167079</text:p>
          </table:table-cell>
          <table:table-cell office:value-type="float" office:value="981.433192063626" calcext:value-type="float">
            <text:p>981.433192063626</text:p>
          </table:table-cell>
          <table:table-cell office:value-type="float" office:value="4087586" calcext:value-type="float">
            <text:p>4087586</text:p>
          </table:table-cell>
          <table:table-cell office:value-type="float" office:value="2039122" calcext:value-type="float">
            <text:p>2039122</text:p>
          </table:table-cell>
          <table:table-cell office:value-type="float" office:value="521286" calcext:value-type="float">
            <text:p>521286</text:p>
          </table:table-cell>
          <table:table-cell office:value-type="float" office:value="721837" calcext:value-type="float">
            <text:p>721837</text:p>
          </table:table-cell>
          <table:table-cell office:value-type="float" office:value="794161" calcext:value-type="float">
            <text:p>7941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6278" calcext:value-type="float">
            <text:p>746278</text:p>
          </table:table-cell>
          <table:table-cell office:value-type="float" office:value="220153" calcext:value-type="float">
            <text:p>220153</text:p>
          </table:table-cell>
          <table:table-cell office:value-type="float" office:value="2.43639140562909" calcext:value-type="float">
            <text:p>2.43639140562909</text:p>
          </table:table-cell>
          <table:table-cell office:value-type="float" office:value="1.21541156952519" calcext:value-type="float">
            <text:p>1.21541156952519</text:p>
          </table:table-cell>
          <table:table-cell office:value-type="float" office:value="0.310710705603445" calcext:value-type="float">
            <text:p>0.310710705603445</text:p>
          </table:table-cell>
          <table:table-cell office:value-type="float" office:value="0.430248430996946" calcext:value-type="float">
            <text:p>0.430248430996946</text:p>
          </table:table-cell>
          <table:table-cell office:value-type="float" office:value="0.47335689942323" calcext:value-type="float">
            <text:p>0.47335689942323</text:p>
          </table:table-cell>
          <table:table-cell office:value-type="float" office:value="5" calcext:value-type="float">
            <text:p>5</text:p>
          </table:table-cell>
          <table:table-cell office:value-type="float" office:value="0.444816403963137" calcext:value-type="float">
            <text:p>0.444816403963137</text:p>
          </table:table-cell>
          <table:table-cell office:value-type="float" office:value="0.131221429255179" calcext:value-type="float">
            <text:p>0.131221429255179</text:p>
          </table:table-cell>
          <table:table-cell office:value-type="float" office:value="-187.857858879311" calcext:value-type="float">
            <text:p>-187.857858879311</text:p>
          </table:table-cell>
          <table:table-cell office:value-type="float" office:value="-163.950313800611" calcext:value-type="float">
            <text:p>-163.950313800611</text:p>
          </table:table-cell>
          <table:table-cell office:value-type="float" office:value="-155.328620115354" calcext:value-type="float">
            <text:p>-155.328620115354</text:p>
          </table:table-cell>
          <table:table-cell office:value-type="float" office:value="750" calcext:value-type="float">
            <text:p>750</text:p>
          </table:table-cell>
          <table:table-cell office:value-type="float" office:value="-161.036719207373" calcext:value-type="float">
            <text:p>-161.036719207373</text:p>
          </table:table-cell>
        </table:table-row>
        <table:table-row table:style-name="ro1">
          <table:table-cell office:value-type="string" calcext:value-type="string">
            <text:p>2019-12-02 23:21:4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194574978819" calcext:value-type="float">
            <text:p>73.194574978819</text:p>
          </table:table-cell>
          <table:table-cell office:value-type="float" office:value="981.452149175902" calcext:value-type="float">
            <text:p>981.452149175902</text:p>
          </table:table-cell>
          <table:table-cell office:value-type="float" office:value="4087538" calcext:value-type="float">
            <text:p>4087538</text:p>
          </table:table-cell>
          <table:table-cell office:value-type="float" office:value="2044999" calcext:value-type="float">
            <text:p>2044999</text:p>
          </table:table-cell>
          <table:table-cell office:value-type="float" office:value="520948" calcext:value-type="float">
            <text:p>520948</text:p>
          </table:table-cell>
          <table:table-cell office:value-type="float" office:value="721160" calcext:value-type="float">
            <text:p>721160</text:p>
          </table:table-cell>
          <table:table-cell office:value-type="float" office:value="793861" calcext:value-type="float">
            <text:p>7938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4844" calcext:value-type="float">
            <text:p>744844</text:p>
          </table:table-cell>
          <table:table-cell office:value-type="float" office:value="220154" calcext:value-type="float">
            <text:p>220154</text:p>
          </table:table-cell>
          <table:table-cell office:value-type="float" office:value="2.43636279539618" calcext:value-type="float">
            <text:p>2.43636279539618</text:p>
          </table:table-cell>
          <table:table-cell office:value-type="float" office:value="1.21891453491623" calcext:value-type="float">
            <text:p>1.21891453491623</text:p>
          </table:table-cell>
          <table:table-cell office:value-type="float" office:value="0.310509241880088" calcext:value-type="float">
            <text:p>0.310509241880088</text:p>
          </table:table-cell>
          <table:table-cell office:value-type="float" office:value="0.429844907503713" calcext:value-type="float">
            <text:p>0.429844907503713</text:p>
          </table:table-cell>
          <table:table-cell office:value-type="float" office:value="0.473178085467587" calcext:value-type="float">
            <text:p>0.473178085467587</text:p>
          </table:table-cell>
          <table:table-cell office:value-type="float" office:value="5" calcext:value-type="float">
            <text:p>5</text:p>
          </table:table-cell>
          <table:table-cell office:value-type="float" office:value="0.443961673255166" calcext:value-type="float">
            <text:p>0.443961673255166</text:p>
          </table:table-cell>
          <table:table-cell office:value-type="float" office:value="0.131222025301698" calcext:value-type="float">
            <text:p>0.131222025301698</text:p>
          </table:table-cell>
          <table:table-cell office:value-type="float" office:value="-187.898151623982" calcext:value-type="float">
            <text:p>-187.898151623982</text:p>
          </table:table-cell>
          <table:table-cell office:value-type="float" office:value="-164.031018499257" calcext:value-type="float">
            <text:p>-164.031018499257</text:p>
          </table:table-cell>
          <table:table-cell office:value-type="float" office:value="-155.364382906483" calcext:value-type="float">
            <text:p>-155.364382906483</text:p>
          </table:table-cell>
          <table:table-cell office:value-type="float" office:value="750" calcext:value-type="float">
            <text:p>750</text:p>
          </table:table-cell>
          <table:table-cell office:value-type="float" office:value="-161.207665348967" calcext:value-type="float">
            <text:p>-161.207665348967</text:p>
          </table:table-cell>
        </table:table-row>
        <table:table-row table:style-name="ro1">
          <table:table-cell office:value-type="string" calcext:value-type="string">
            <text:p>2019-12-02 23:21:4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888347952731" calcext:value-type="float">
            <text:p>73.1888347952731</text:p>
          </table:table-cell>
          <table:table-cell office:value-type="float" office:value="981.443633170566" calcext:value-type="float">
            <text:p>981.443633170566</text:p>
          </table:table-cell>
          <table:table-cell office:value-type="float" office:value="4087751" calcext:value-type="float">
            <text:p>4087751</text:p>
          </table:table-cell>
          <table:table-cell office:value-type="float" office:value="2063677" calcext:value-type="float">
            <text:p>2063677</text:p>
          </table:table-cell>
          <table:table-cell office:value-type="float" office:value="520700" calcext:value-type="float">
            <text:p>520700</text:p>
          </table:table-cell>
          <table:table-cell office:value-type="float" office:value="720256" calcext:value-type="float">
            <text:p>720256</text:p>
          </table:table-cell>
          <table:table-cell office:value-type="float" office:value="793053" calcext:value-type="float">
            <text:p>7930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3510" calcext:value-type="float">
            <text:p>743510</text:p>
          </table:table-cell>
          <table:table-cell office:value-type="float" office:value="220177" calcext:value-type="float">
            <text:p>220177</text:p>
          </table:table-cell>
          <table:table-cell office:value-type="float" office:value="2.43648975330469" calcext:value-type="float">
            <text:p>2.43648975330469</text:p>
          </table:table-cell>
          <table:table-cell office:value-type="float" office:value="1.23004749179453" calcext:value-type="float">
            <text:p>1.23004749179453</text:p>
          </table:table-cell>
          <table:table-cell office:value-type="float" office:value="0.310361422343424" calcext:value-type="float">
            <text:p>0.310361422343424</text:p>
          </table:table-cell>
          <table:table-cell office:value-type="float" office:value="0.42930608145071" calcext:value-type="float">
            <text:p>0.42930608145071</text:p>
          </table:table-cell>
          <table:table-cell office:value-type="float" office:value="0.47269647988039" calcext:value-type="float">
            <text:p>0.47269647988039</text:p>
          </table:table-cell>
          <table:table-cell office:value-type="float" office:value="5" calcext:value-type="float">
            <text:p>5</text:p>
          </table:table-cell>
          <table:table-cell office:value-type="float" office:value="0.443166547199076" calcext:value-type="float">
            <text:p>0.443166547199076</text:p>
          </table:table-cell>
          <table:table-cell office:value-type="float" office:value="0.131235734371631" calcext:value-type="float">
            <text:p>0.131235734371631</text:p>
          </table:table-cell>
          <table:table-cell office:value-type="float" office:value="-187.927715531315" calcext:value-type="float">
            <text:p>-187.927715531315</text:p>
          </table:table-cell>
          <table:table-cell office:value-type="float" office:value="-164.138783709858" calcext:value-type="float">
            <text:p>-164.138783709858</text:p>
          </table:table-cell>
          <table:table-cell office:value-type="float" office:value="-155.460704023922" calcext:value-type="float">
            <text:p>-155.460704023922</text:p>
          </table:table-cell>
          <table:table-cell office:value-type="float" office:value="750" calcext:value-type="float">
            <text:p>750</text:p>
          </table:table-cell>
          <table:table-cell office:value-type="float" office:value="-161.366690560185" calcext:value-type="float">
            <text:p>-161.366690560185</text:p>
          </table:table-cell>
        </table:table-row>
        <table:table-row table:style-name="ro1">
          <table:table-cell office:value-type="string" calcext:value-type="string">
            <text:p>2019-12-02 23:21:4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884371247266" calcext:value-type="float">
            <text:p>73.1884371247266</text:p>
          </table:table-cell>
          <table:table-cell office:value-type="float" office:value="981.462589691706" calcext:value-type="float">
            <text:p>981.462589691706</text:p>
          </table:table-cell>
          <table:table-cell office:value-type="float" office:value="4087778" calcext:value-type="float">
            <text:p>4087778</text:p>
          </table:table-cell>
          <table:table-cell office:value-type="float" office:value="2050094" calcext:value-type="float">
            <text:p>2050094</text:p>
          </table:table-cell>
          <table:table-cell office:value-type="float" office:value="520278" calcext:value-type="float">
            <text:p>520278</text:p>
          </table:table-cell>
          <table:table-cell office:value-type="float" office:value="719225" calcext:value-type="float">
            <text:p>719225</text:p>
          </table:table-cell>
          <table:table-cell office:value-type="float" office:value="791213" calcext:value-type="float">
            <text:p>791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2532" calcext:value-type="float">
            <text:p>742532</text:p>
          </table:table-cell>
          <table:table-cell office:value-type="float" office:value="220258" calcext:value-type="float">
            <text:p>220258</text:p>
          </table:table-cell>
          <table:table-cell office:value-type="float" office:value="2.4365058465607" calcext:value-type="float">
            <text:p>2.4365058465607</text:p>
          </table:table-cell>
          <table:table-cell office:value-type="float" office:value="1.22195139192955" calcext:value-type="float">
            <text:p>1.22195139192955</text:p>
          </table:table-cell>
          <table:table-cell office:value-type="float" office:value="0.310109890712487" calcext:value-type="float">
            <text:p>0.310109890712487</text:p>
          </table:table-cell>
          <table:table-cell office:value-type="float" office:value="0.428691557489819" calcext:value-type="float">
            <text:p>0.428691557489819</text:p>
          </table:table-cell>
          <table:table-cell office:value-type="float" office:value="0.471599754285783" calcext:value-type="float">
            <text:p>0.471599754285783</text:p>
          </table:table-cell>
          <table:table-cell office:value-type="float" office:value="5" calcext:value-type="float">
            <text:p>5</text:p>
          </table:table-cell>
          <table:table-cell office:value-type="float" office:value="0.442583613703682" calcext:value-type="float">
            <text:p>0.442583613703682</text:p>
          </table:table-cell>
          <table:table-cell office:value-type="float" office:value="0.131284014139654" calcext:value-type="float">
            <text:p>0.131284014139654</text:p>
          </table:table-cell>
          <table:table-cell office:value-type="float" office:value="-187.978021857503" calcext:value-type="float">
            <text:p>-187.978021857503</text:p>
          </table:table-cell>
          <table:table-cell office:value-type="float" office:value="-164.261688502036" calcext:value-type="float">
            <text:p>-164.261688502036</text:p>
          </table:table-cell>
          <table:table-cell office:value-type="float" office:value="-155.680049142843" calcext:value-type="float">
            <text:p>-155.680049142843</text:p>
          </table:table-cell>
          <table:table-cell office:value-type="float" office:value="750" calcext:value-type="float">
            <text:p>750</text:p>
          </table:table-cell>
          <table:table-cell office:value-type="float" office:value="-161.483277259264" calcext:value-type="float">
            <text:p>-161.483277259264</text:p>
          </table:table-cell>
        </table:table-row>
        <table:table-row table:style-name="ro1">
          <table:table-cell office:value-type="string" calcext:value-type="string">
            <text:p>2019-12-02 23:21:4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670674278907" calcext:value-type="float">
            <text:p>73.1670674278907</text:p>
          </table:table-cell>
          <table:table-cell office:value-type="float" office:value="981.407644734061" calcext:value-type="float">
            <text:p>981.407644734061</text:p>
          </table:table-cell>
          <table:table-cell office:value-type="float" office:value="4087517" calcext:value-type="float">
            <text:p>4087517</text:p>
          </table:table-cell>
          <table:table-cell office:value-type="float" office:value="2038660" calcext:value-type="float">
            <text:p>2038660</text:p>
          </table:table-cell>
          <table:table-cell office:value-type="float" office:value="519650" calcext:value-type="float">
            <text:p>519650</text:p>
          </table:table-cell>
          <table:table-cell office:value-type="float" office:value="718430" calcext:value-type="float">
            <text:p>718430</text:p>
          </table:table-cell>
          <table:table-cell office:value-type="float" office:value="789070" calcext:value-type="float">
            <text:p>7890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1743" calcext:value-type="float">
            <text:p>741743</text:p>
          </table:table-cell>
          <table:table-cell office:value-type="float" office:value="220298" calcext:value-type="float">
            <text:p>220298</text:p>
          </table:table-cell>
          <table:table-cell office:value-type="float" office:value="2.43635027841929" calcext:value-type="float">
            <text:p>2.43635027841929</text:p>
          </table:table-cell>
          <table:table-cell office:value-type="float" office:value="1.2151361960335" calcext:value-type="float">
            <text:p>1.2151361960335</text:p>
          </table:table-cell>
          <table:table-cell office:value-type="float" office:value="0.309735573498675" calcext:value-type="float">
            <text:p>0.309735573498675</text:p>
          </table:table-cell>
          <table:table-cell office:value-type="float" office:value="0.428217700507367" calcext:value-type="float">
            <text:p>0.428217700507367</text:p>
          </table:table-cell>
          <table:table-cell office:value-type="float" office:value="0.470322426595977" calcext:value-type="float">
            <text:p>0.470322426595977</text:p>
          </table:table-cell>
          <table:table-cell office:value-type="float" office:value="5" calcext:value-type="float">
            <text:p>5</text:p>
          </table:table-cell>
          <table:table-cell office:value-type="float" office:value="0.442113333000342" calcext:value-type="float">
            <text:p>0.442113333000342</text:p>
          </table:table-cell>
          <table:table-cell office:value-type="float" office:value="0.131307856000406" calcext:value-type="float">
            <text:p>0.131307856000406</text:p>
          </table:table-cell>
          <table:table-cell office:value-type="float" office:value="-188.052885300265" calcext:value-type="float">
            <text:p>-188.052885300265</text:p>
          </table:table-cell>
          <table:table-cell office:value-type="float" office:value="-164.356459898527" calcext:value-type="float">
            <text:p>-164.356459898527</text:p>
          </table:table-cell>
          <table:table-cell office:value-type="float" office:value="-155.935514680805" calcext:value-type="float">
            <text:p>-155.935514680805</text:p>
          </table:table-cell>
          <table:table-cell office:value-type="float" office:value="750" calcext:value-type="float">
            <text:p>750</text:p>
          </table:table-cell>
          <table:table-cell office:value-type="float" office:value="-161.577333399932" calcext:value-type="float">
            <text:p>-161.577333399932</text:p>
          </table:table-cell>
        </table:table-row>
        <table:table-row table:style-name="ro1">
          <table:table-cell office:value-type="string" calcext:value-type="string">
            <text:p>2019-12-02 23:21:4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563825283368" calcext:value-type="float">
            <text:p>73.1563825283368</text:p>
          </table:table-cell>
          <table:table-cell office:value-type="float" office:value="981.490062203106" calcext:value-type="float">
            <text:p>981.490062203106</text:p>
          </table:table-cell>
          <table:table-cell office:value-type="float" office:value="4087522" calcext:value-type="float">
            <text:p>4087522</text:p>
          </table:table-cell>
          <table:table-cell office:value-type="float" office:value="2048998" calcext:value-type="float">
            <text:p>2048998</text:p>
          </table:table-cell>
          <table:table-cell office:value-type="float" office:value="519104" calcext:value-type="float">
            <text:p>519104</text:p>
          </table:table-cell>
          <table:table-cell office:value-type="float" office:value="717542" calcext:value-type="float">
            <text:p>717542</text:p>
          </table:table-cell>
          <table:table-cell office:value-type="float" office:value="786925" calcext:value-type="float">
            <text:p>7869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40874" calcext:value-type="float">
            <text:p>740874</text:p>
          </table:table-cell>
          <table:table-cell office:value-type="float" office:value="220066" calcext:value-type="float">
            <text:p>220066</text:p>
          </table:table-cell>
          <table:table-cell office:value-type="float" office:value="2.43635325865188" calcext:value-type="float">
            <text:p>2.43635325865188</text:p>
          </table:table-cell>
          <table:table-cell office:value-type="float" office:value="1.22129812494494" calcext:value-type="float">
            <text:p>1.22129812494494</text:p>
          </table:table-cell>
          <table:table-cell office:value-type="float" office:value="0.309410132099406" calcext:value-type="float">
            <text:p>0.309410132099406</text:p>
          </table:table-cell>
          <table:table-cell office:value-type="float" office:value="0.427688411198665" calcext:value-type="float">
            <text:p>0.427688411198665</text:p>
          </table:table-cell>
          <table:table-cell office:value-type="float" office:value="0.469043906813134" calcext:value-type="float">
            <text:p>0.469043906813134</text:p>
          </table:table-cell>
          <table:table-cell office:value-type="float" office:value="5" calcext:value-type="float">
            <text:p>5</text:p>
          </table:table-cell>
          <table:table-cell office:value-type="float" office:value="0.441595368575498" calcext:value-type="float">
            <text:p>0.441595368575498</text:p>
          </table:table-cell>
          <table:table-cell office:value-type="float" office:value="0.131169573208043" calcext:value-type="float">
            <text:p>0.131169573208043</text:p>
          </table:table-cell>
          <table:table-cell office:value-type="float" office:value="-188.117973580119" calcext:value-type="float">
            <text:p>-188.117973580119</text:p>
          </table:table-cell>
          <table:table-cell office:value-type="float" office:value="-164.462317760267" calcext:value-type="float">
            <text:p>-164.462317760267</text:p>
          </table:table-cell>
          <table:table-cell office:value-type="float" office:value="-156.191218637373" calcext:value-type="float">
            <text:p>-156.191218637373</text:p>
          </table:table-cell>
          <table:table-cell office:value-type="float" office:value="750" calcext:value-type="float">
            <text:p>750</text:p>
          </table:table-cell>
          <table:table-cell office:value-type="float" office:value="-161.6809262849" calcext:value-type="float">
            <text:p>-161.6809262849</text:p>
          </table:table-cell>
        </table:table-row>
        <table:table-row table:style-name="ro1">
          <table:table-cell office:value-type="string" calcext:value-type="string">
            <text:p>2019-12-02 23:21:4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567798398633" calcext:value-type="float">
            <text:p>73.1567798398633</text:p>
          </table:table-cell>
          <table:table-cell office:value-type="float" office:value="981.498578629274" calcext:value-type="float">
            <text:p>981.498578629274</text:p>
          </table:table-cell>
          <table:table-cell office:value-type="float" office:value="4087685" calcext:value-type="float">
            <text:p>4087685</text:p>
          </table:table-cell>
          <table:table-cell office:value-type="float" office:value="2040687" calcext:value-type="float">
            <text:p>2040687</text:p>
          </table:table-cell>
          <table:table-cell office:value-type="float" office:value="517620" calcext:value-type="float">
            <text:p>517620</text:p>
          </table:table-cell>
          <table:table-cell office:value-type="float" office:value="716849" calcext:value-type="float">
            <text:p>716849</text:p>
          </table:table-cell>
          <table:table-cell office:value-type="float" office:value="787011" calcext:value-type="float">
            <text:p>7870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9123" calcext:value-type="float">
            <text:p>739123</text:p>
          </table:table-cell>
          <table:table-cell office:value-type="float" office:value="220166" calcext:value-type="float">
            <text:p>220166</text:p>
          </table:table-cell>
          <table:table-cell office:value-type="float" office:value="2.43645041423445" calcext:value-type="float">
            <text:p>2.43645041423445</text:p>
          </table:table-cell>
          <table:table-cell office:value-type="float" office:value="1.21634438232713" calcext:value-type="float">
            <text:p>1.21634438232713</text:p>
          </table:table-cell>
          <table:table-cell office:value-type="float" office:value="0.308525599065494" calcext:value-type="float">
            <text:p>0.308525599065494</text:p>
          </table:table-cell>
          <table:table-cell office:value-type="float" office:value="0.427275350961131" calcext:value-type="float">
            <text:p>0.427275350961131</text:p>
          </table:table-cell>
          <table:table-cell office:value-type="float" office:value="0.469095166813751" calcext:value-type="float">
            <text:p>0.469095166813751</text:p>
          </table:table-cell>
          <table:table-cell office:value-type="float" office:value="5" calcext:value-type="float">
            <text:p>5</text:p>
          </table:table-cell>
          <table:table-cell office:value-type="float" office:value="0.440551691121065" calcext:value-type="float">
            <text:p>0.440551691121065</text:p>
          </table:table-cell>
          <table:table-cell office:value-type="float" office:value="0.131229177859924" calcext:value-type="float">
            <text:p>0.131229177859924</text:p>
          </table:table-cell>
          <table:table-cell office:value-type="float" office:value="-188.294880186901" calcext:value-type="float">
            <text:p>-188.294880186901</text:p>
          </table:table-cell>
          <table:table-cell office:value-type="float" office:value="-164.544929807774" calcext:value-type="float">
            <text:p>-164.544929807774</text:p>
          </table:table-cell>
          <table:table-cell office:value-type="float" office:value="-156.18096663725" calcext:value-type="float">
            <text:p>-156.18096663725</text:p>
          </table:table-cell>
          <table:table-cell office:value-type="float" office:value="750" calcext:value-type="float">
            <text:p>750</text:p>
          </table:table-cell>
          <table:table-cell office:value-type="float" office:value="-161.889661775787" calcext:value-type="float">
            <text:p>-161.889661775787</text:p>
          </table:table-cell>
        </table:table-row>
        <table:table-row table:style-name="ro1">
          <table:table-cell office:value-type="string" calcext:value-type="string">
            <text:p>2019-12-02 23:21:5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674648590913" calcext:value-type="float">
            <text:p>73.1674648590913</text:p>
          </table:table-cell>
          <table:table-cell office:value-type="float" office:value="981.471105889061" calcext:value-type="float">
            <text:p>981.471105889061</text:p>
          </table:table-cell>
          <table:table-cell office:value-type="float" office:value="4087769" calcext:value-type="float">
            <text:p>4087769</text:p>
          </table:table-cell>
          <table:table-cell office:value-type="float" office:value="2039915" calcext:value-type="float">
            <text:p>2039915</text:p>
          </table:table-cell>
          <table:table-cell office:value-type="float" office:value="516397" calcext:value-type="float">
            <text:p>516397</text:p>
          </table:table-cell>
          <table:table-cell office:value-type="float" office:value="716022" calcext:value-type="float">
            <text:p>716022</text:p>
          </table:table-cell>
          <table:table-cell office:value-type="float" office:value="784797" calcext:value-type="float">
            <text:p>7847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8246" calcext:value-type="float">
            <text:p>738246</text:p>
          </table:table-cell>
          <table:table-cell office:value-type="float" office:value="220133" calcext:value-type="float">
            <text:p>220133</text:p>
          </table:table-cell>
          <table:table-cell office:value-type="float" office:value="2.43650048214203" calcext:value-type="float">
            <text:p>2.43650048214203</text:p>
          </table:table-cell>
          <table:table-cell office:value-type="float" office:value="1.21588423441461" calcext:value-type="float">
            <text:p>1.21588423441461</text:p>
          </table:table-cell>
          <table:table-cell office:value-type="float" office:value="0.307796634172992" calcext:value-type="float">
            <text:p>0.307796634172992</text:p>
          </table:table-cell>
          <table:table-cell office:value-type="float" office:value="0.426782420490077" calcext:value-type="float">
            <text:p>0.426782420490077</text:p>
          </table:table-cell>
          <table:table-cell office:value-type="float" office:value="0.46777551982111" calcext:value-type="float">
            <text:p>0.46777551982111</text:p>
          </table:table-cell>
          <table:table-cell office:value-type="float" office:value="5" calcext:value-type="float">
            <text:p>5</text:p>
          </table:table-cell>
          <table:table-cell office:value-type="float" office:value="0.44002895832407" calcext:value-type="float">
            <text:p>0.44002895832407</text:p>
          </table:table-cell>
          <table:table-cell office:value-type="float" office:value="0.131209508324803" calcext:value-type="float">
            <text:p>0.131209508324803</text:p>
          </table:table-cell>
          <table:table-cell office:value-type="float" office:value="-188.440673165402" calcext:value-type="float">
            <text:p>-188.440673165402</text:p>
          </table:table-cell>
          <table:table-cell office:value-type="float" office:value="-164.643515901985" calcext:value-type="float">
            <text:p>-164.643515901985</text:p>
          </table:table-cell>
          <table:table-cell office:value-type="float" office:value="-156.444896035778" calcext:value-type="float">
            <text:p>-156.444896035778</text:p>
          </table:table-cell>
          <table:table-cell office:value-type="float" office:value="750" calcext:value-type="float">
            <text:p>750</text:p>
          </table:table-cell>
          <table:table-cell office:value-type="float" office:value="-161.994208335186" calcext:value-type="float">
            <text:p>-161.994208335186</text:p>
          </table:table-cell>
        </table:table-row>
        <table:table-row table:style-name="ro1">
          <table:table-cell office:value-type="string" calcext:value-type="string">
            <text:p>2019-12-02 23:21:51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884371247266" calcext:value-type="float">
            <text:p>73.1884371247266</text:p>
          </table:table-cell>
          <table:table-cell office:value-type="float" office:value="981.545007291057" calcext:value-type="float">
            <text:p>981.545007291057</text:p>
          </table:table-cell>
          <table:table-cell office:value-type="float" office:value="4087996" calcext:value-type="float">
            <text:p>4087996</text:p>
          </table:table-cell>
          <table:table-cell office:value-type="float" office:value="2057945" calcext:value-type="float">
            <text:p>2057945</text:p>
          </table:table-cell>
          <table:table-cell office:value-type="float" office:value="515517" calcext:value-type="float">
            <text:p>515517</text:p>
          </table:table-cell>
          <table:table-cell office:value-type="float" office:value="715420" calcext:value-type="float">
            <text:p>715420</text:p>
          </table:table-cell>
          <table:table-cell office:value-type="float" office:value="783080" calcext:value-type="float">
            <text:p>7830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7284" calcext:value-type="float">
            <text:p>737284</text:p>
          </table:table-cell>
          <table:table-cell office:value-type="float" office:value="220054" calcext:value-type="float">
            <text:p>220054</text:p>
          </table:table-cell>
          <table:table-cell office:value-type="float" office:value="2.4366357847018" calcext:value-type="float">
            <text:p>2.4366357847018</text:p>
          </table:table-cell>
          <table:table-cell office:value-type="float" office:value="1.22663095314872" calcext:value-type="float">
            <text:p>1.22663095314872</text:p>
          </table:table-cell>
          <table:table-cell office:value-type="float" office:value="0.307272113236441" calcext:value-type="float">
            <text:p>0.307272113236441</text:p>
          </table:table-cell>
          <table:table-cell office:value-type="float" office:value="0.426423600485754" calcext:value-type="float">
            <text:p>0.426423600485754</text:p>
          </table:table-cell>
          <table:table-cell office:value-type="float" office:value="0.466752107948316" calcext:value-type="float">
            <text:p>0.466752107948316</text:p>
          </table:table-cell>
          <table:table-cell office:value-type="float" office:value="5" calcext:value-type="float">
            <text:p>5</text:p>
          </table:table-cell>
          <table:table-cell office:value-type="float" office:value="0.439455561572976" calcext:value-type="float">
            <text:p>0.439455561572976</text:p>
          </table:table-cell>
          <table:table-cell office:value-type="float" office:value="0.131162420649817" calcext:value-type="float">
            <text:p>0.131162420649817</text:p>
          </table:table-cell>
          <table:table-cell office:value-type="float" office:value="-188.545577352712" calcext:value-type="float">
            <text:p>-188.545577352712</text:p>
          </table:table-cell>
          <table:table-cell office:value-type="float" office:value="-164.715279902849" calcext:value-type="float">
            <text:p>-164.715279902849</text:p>
          </table:table-cell>
          <table:table-cell office:value-type="float" office:value="-156.649578410337" calcext:value-type="float">
            <text:p>-156.649578410337</text:p>
          </table:table-cell>
          <table:table-cell office:value-type="float" office:value="750" calcext:value-type="float">
            <text:p>750</text:p>
          </table:table-cell>
          <table:table-cell office:value-type="float" office:value="-162.108887685405" calcext:value-type="float">
            <text:p>-162.108887685405</text:p>
          </table:table-cell>
        </table:table-row>
        <table:table-row table:style-name="ro1">
          <table:table-cell office:value-type="string" calcext:value-type="string">
            <text:p>2019-12-02 23:21:5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884371247266" calcext:value-type="float">
            <text:p>73.1884371247266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7737" calcext:value-type="float">
            <text:p>4087737</text:p>
          </table:table-cell>
          <table:table-cell office:value-type="float" office:value="2063136" calcext:value-type="float">
            <text:p>2063136</text:p>
          </table:table-cell>
          <table:table-cell office:value-type="float" office:value="514882" calcext:value-type="float">
            <text:p>514882</text:p>
          </table:table-cell>
          <table:table-cell office:value-type="float" office:value="714759" calcext:value-type="float">
            <text:p>714759</text:p>
          </table:table-cell>
          <table:table-cell office:value-type="float" office:value="781769" calcext:value-type="float">
            <text:p>7817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6046" calcext:value-type="float">
            <text:p>736046</text:p>
          </table:table-cell>
          <table:table-cell office:value-type="float" office:value="220100" calcext:value-type="float">
            <text:p>220100</text:p>
          </table:table-cell>
          <table:table-cell office:value-type="float" office:value="2.43648140865343" calcext:value-type="float">
            <text:p>2.43648140865343</text:p>
          </table:table-cell>
          <table:table-cell office:value-type="float" office:value="1.22972503062785" calcext:value-type="float">
            <text:p>1.22972503062785</text:p>
          </table:table-cell>
          <table:table-cell office:value-type="float" office:value="0.306893623696998" calcext:value-type="float">
            <text:p>0.306893623696998</text:p>
          </table:table-cell>
          <table:table-cell office:value-type="float" office:value="0.426029613736822" calcext:value-type="float">
            <text:p>0.426029613736822</text:p>
          </table:table-cell>
          <table:table-cell office:value-type="float" office:value="0.465970690962159" calcext:value-type="float">
            <text:p>0.465970690962159</text:p>
          </table:table-cell>
          <table:table-cell office:value-type="float" office:value="5" calcext:value-type="float">
            <text:p>5</text:p>
          </table:table-cell>
          <table:table-cell office:value-type="float" office:value="0.438717655982692" calcext:value-type="float">
            <text:p>0.438717655982692</text:p>
          </table:table-cell>
          <table:table-cell office:value-type="float" office:value="0.131189838789682" calcext:value-type="float">
            <text:p>0.131189838789682</text:p>
          </table:table-cell>
          <table:table-cell office:value-type="float" office:value="-188.6212752606" calcext:value-type="float">
            <text:p>-188.6212752606</text:p>
          </table:table-cell>
          <table:table-cell office:value-type="float" office:value="-164.794077252636" calcext:value-type="float">
            <text:p>-164.794077252636</text:p>
          </table:table-cell>
          <table:table-cell office:value-type="float" office:value="-156.805861807568" calcext:value-type="float">
            <text:p>-156.805861807568</text:p>
          </table:table-cell>
          <table:table-cell office:value-type="float" office:value="750" calcext:value-type="float">
            <text:p>750</text:p>
          </table:table-cell>
          <table:table-cell office:value-type="float" office:value="-162.256468803462" calcext:value-type="float">
            <text:p>-162.256468803462</text:p>
          </table:table-cell>
        </table:table-row>
        <table:table-row table:style-name="ro1">
          <table:table-cell office:value-type="string" calcext:value-type="string">
            <text:p>2019-12-02 23:21:54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3.1716148540844" calcext:value-type="float">
            <text:p>73.1716148540844</text:p>
          </table:table-cell>
          <table:table-cell office:value-type="float" office:value="981.555445752788" calcext:value-type="float">
            <text:p>981.555445752788</text:p>
          </table:table-cell>
          <table:table-cell office:value-type="float" office:value="4089066" calcext:value-type="float">
            <text:p>4089066</text:p>
          </table:table-cell>
          <table:table-cell office:value-type="float" office:value="2062097" calcext:value-type="float">
            <text:p>2062097</text:p>
          </table:table-cell>
          <table:table-cell office:value-type="float" office:value="514412" calcext:value-type="float">
            <text:p>514412</text:p>
          </table:table-cell>
          <table:table-cell office:value-type="float" office:value="714174" calcext:value-type="float">
            <text:p>714174</text:p>
          </table:table-cell>
          <table:table-cell office:value-type="float" office:value="780856" calcext:value-type="float">
            <text:p>780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4792" calcext:value-type="float">
            <text:p>734792</text:p>
          </table:table-cell>
          <table:table-cell office:value-type="float" office:value="219998" calcext:value-type="float">
            <text:p>219998</text:p>
          </table:table-cell>
          <table:table-cell office:value-type="float" office:value="2.43727355447692" calcext:value-type="float">
            <text:p>2.43727355447692</text:p>
          </table:table-cell>
          <table:table-cell office:value-type="float" office:value="1.22910573829481" calcext:value-type="float">
            <text:p>1.22910573829481</text:p>
          </table:table-cell>
          <table:table-cell office:value-type="float" office:value="0.306613481833158" calcext:value-type="float">
            <text:p>0.306613481833158</text:p>
          </table:table-cell>
          <table:table-cell office:value-type="float" office:value="0.425680926523319" calcext:value-type="float">
            <text:p>0.425680926523319</text:p>
          </table:table-cell>
          <table:table-cell office:value-type="float" office:value="0.465426500490487" calcext:value-type="float">
            <text:p>0.465426500490487</text:p>
          </table:table-cell>
          <table:table-cell office:value-type="float" office:value="5" calcext:value-type="float">
            <text:p>5</text:p>
          </table:table-cell>
          <table:table-cell office:value-type="float" office:value="0.437970213648106" calcext:value-type="float">
            <text:p>0.437970213648106</text:p>
          </table:table-cell>
          <table:table-cell office:value-type="float" office:value="0.131129042044764" calcext:value-type="float">
            <text:p>0.131129042044764</text:p>
          </table:table-cell>
          <table:table-cell office:value-type="float" office:value="-188.677303633368" calcext:value-type="float">
            <text:p>-188.677303633368</text:p>
          </table:table-cell>
          <table:table-cell office:value-type="float" office:value="-164.863814695336" calcext:value-type="float">
            <text:p>-164.863814695336</text:p>
          </table:table-cell>
          <table:table-cell office:value-type="float" office:value="-156.914699901903" calcext:value-type="float">
            <text:p>-156.914699901903</text:p>
          </table:table-cell>
          <table:table-cell office:value-type="float" office:value="750" calcext:value-type="float">
            <text:p>750</text:p>
          </table:table-cell>
          <table:table-cell office:value-type="float" office:value="-162.405957270379" calcext:value-type="float">
            <text:p>-162.405957270379</text:p>
          </table:table-cell>
        </table:table-row>
        <table:table-row table:style-name="ro1">
          <table:table-cell office:value-type="string" calcext:value-type="string">
            <text:p>2019-12-02 23:21:55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888347952731" calcext:value-type="float">
            <text:p>73.1888347952731</text:p>
          </table:table-cell>
          <table:table-cell office:value-type="float" office:value="981.526051391205" calcext:value-type="float">
            <text:p>981.526051391205</text:p>
          </table:table-cell>
          <table:table-cell office:value-type="float" office:value="4087820" calcext:value-type="float">
            <text:p>4087820</text:p>
          </table:table-cell>
          <table:table-cell office:value-type="float" office:value="2043794" calcext:value-type="float">
            <text:p>2043794</text:p>
          </table:table-cell>
          <table:table-cell office:value-type="float" office:value="514155" calcext:value-type="float">
            <text:p>514155</text:p>
          </table:table-cell>
          <table:table-cell office:value-type="float" office:value="713614" calcext:value-type="float">
            <text:p>713614</text:p>
          </table:table-cell>
          <table:table-cell office:value-type="float" office:value="780312" calcext:value-type="float">
            <text:p>7803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3425" calcext:value-type="float">
            <text:p>733425</text:p>
          </table:table-cell>
          <table:table-cell office:value-type="float" office:value="220166" calcext:value-type="float">
            <text:p>220166</text:p>
          </table:table-cell>
          <table:table-cell office:value-type="float" office:value="2.43653088051449" calcext:value-type="float">
            <text:p>2.43653088051449</text:p>
          </table:table-cell>
          <table:table-cell office:value-type="float" office:value="1.21819629886106" calcext:value-type="float">
            <text:p>1.21819629886106</text:p>
          </table:table-cell>
          <table:table-cell office:value-type="float" office:value="0.306460297877824" calcext:value-type="float">
            <text:p>0.306460297877824</text:p>
          </table:table-cell>
          <table:table-cell office:value-type="float" office:value="0.425347140472787" calcext:value-type="float">
            <text:p>0.425347140472787</text:p>
          </table:table-cell>
          <table:table-cell office:value-type="float" office:value="0.465102251184255" calcext:value-type="float">
            <text:p>0.465102251184255</text:p>
          </table:table-cell>
          <table:table-cell office:value-type="float" office:value="5" calcext:value-type="float">
            <text:p>5</text:p>
          </table:table-cell>
          <table:table-cell office:value-type="float" office:value="0.437155418056896" calcext:value-type="float">
            <text:p>0.437155418056896</text:p>
          </table:table-cell>
          <table:table-cell office:value-type="float" office:value="0.131229177859924" calcext:value-type="float">
            <text:p>0.131229177859924</text:p>
          </table:table-cell>
          <table:table-cell office:value-type="float" office:value="-188.707940424435" calcext:value-type="float">
            <text:p>-188.707940424435</text:p>
          </table:table-cell>
          <table:table-cell office:value-type="float" office:value="-164.930571905443" calcext:value-type="float">
            <text:p>-164.930571905443</text:p>
          </table:table-cell>
          <table:table-cell office:value-type="float" office:value="-156.979549763149" calcext:value-type="float">
            <text:p>-156.979549763149</text:p>
          </table:table-cell>
          <table:table-cell office:value-type="float" office:value="750" calcext:value-type="float">
            <text:p>750</text:p>
          </table:table-cell>
          <table:table-cell office:value-type="float" office:value="-162.568916388621" calcext:value-type="float">
            <text:p>-162.568916388621</text:p>
          </table:table-cell>
        </table:table-row>
        <table:table-row table:style-name="ro1">
          <table:table-cell office:value-type="string" calcext:value-type="string">
            <text:p>2019-12-02 23:21:5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194574978819" calcext:value-type="float">
            <text:p>73.194574978819</text:p>
          </table:table-cell>
          <table:table-cell office:value-type="float" office:value="981.507095092239" calcext:value-type="float">
            <text:p>981.507095092239</text:p>
          </table:table-cell>
          <table:table-cell office:value-type="float" office:value="4087682" calcext:value-type="float">
            <text:p>4087682</text:p>
          </table:table-cell>
          <table:table-cell office:value-type="float" office:value="2036939" calcext:value-type="float">
            <text:p>2036939</text:p>
          </table:table-cell>
          <table:table-cell office:value-type="float" office:value="513979" calcext:value-type="float">
            <text:p>513979</text:p>
          </table:table-cell>
          <table:table-cell office:value-type="float" office:value="712889" calcext:value-type="float">
            <text:p>712889</text:p>
          </table:table-cell>
          <table:table-cell office:value-type="float" office:value="779720" calcext:value-type="float">
            <text:p>7797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2086" calcext:value-type="float">
            <text:p>732086</text:p>
          </table:table-cell>
          <table:table-cell office:value-type="float" office:value="220123" calcext:value-type="float">
            <text:p>220123</text:p>
          </table:table-cell>
          <table:table-cell office:value-type="float" office:value="2.43644862609489" calcext:value-type="float">
            <text:p>2.43644862609489</text:p>
          </table:table-cell>
          <table:table-cell office:value-type="float" office:value="1.21411039997463" calcext:value-type="float">
            <text:p>1.21411039997463</text:p>
          </table:table-cell>
          <table:table-cell office:value-type="float" office:value="0.306355393690514" calcext:value-type="float">
            <text:p>0.306355393690514</text:p>
          </table:table-cell>
          <table:table-cell office:value-type="float" office:value="0.424915006746651" calcext:value-type="float">
            <text:p>0.424915006746651</text:p>
          </table:table-cell>
          <table:table-cell office:value-type="float" office:value="0.464749391645121" calcext:value-type="float">
            <text:p>0.464749391645121</text:p>
          </table:table-cell>
          <table:table-cell office:value-type="float" office:value="5" calcext:value-type="float">
            <text:p>5</text:p>
          </table:table-cell>
          <table:table-cell office:value-type="float" office:value="0.436357311768211" calcext:value-type="float">
            <text:p>0.436357311768211</text:p>
          </table:table-cell>
          <table:table-cell office:value-type="float" office:value="0.131203547859615" calcext:value-type="float">
            <text:p>0.131203547859615</text:p>
          </table:table-cell>
          <table:table-cell office:value-type="float" office:value="-188.728921261897" calcext:value-type="float">
            <text:p>-188.728921261897</text:p>
          </table:table-cell>
          <table:table-cell office:value-type="float" office:value="-165.01699865067" calcext:value-type="float">
            <text:p>-165.01699865067</text:p>
          </table:table-cell>
          <table:table-cell office:value-type="float" office:value="-157.050121670976" calcext:value-type="float">
            <text:p>-157.050121670976</text:p>
          </table:table-cell>
          <table:table-cell office:value-type="float" office:value="750" calcext:value-type="float">
            <text:p>750</text:p>
          </table:table-cell>
          <table:table-cell office:value-type="float" office:value="-162.728537646358" calcext:value-type="float">
            <text:p>-162.728537646358</text:p>
          </table:table-cell>
        </table:table-row>
        <table:table-row table:style-name="ro1">
          <table:table-cell office:value-type="string" calcext:value-type="string">
            <text:p>2019-12-02 23:21:5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2044643078657" calcext:value-type="float">
            <text:p>73.2044643078657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9089" calcext:value-type="float">
            <text:p>4089089</text:p>
          </table:table-cell>
          <table:table-cell office:value-type="float" office:value="2064023" calcext:value-type="float">
            <text:p>2064023</text:p>
          </table:table-cell>
          <table:table-cell office:value-type="float" office:value="513564" calcext:value-type="float">
            <text:p>513564</text:p>
          </table:table-cell>
          <table:table-cell office:value-type="float" office:value="711665" calcext:value-type="float">
            <text:p>711665</text:p>
          </table:table-cell>
          <table:table-cell office:value-type="float" office:value="777002" calcext:value-type="float">
            <text:p>777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1435" calcext:value-type="float">
            <text:p>731435</text:p>
          </table:table-cell>
          <table:table-cell office:value-type="float" office:value="219969" calcext:value-type="float">
            <text:p>219969</text:p>
          </table:table-cell>
          <table:table-cell office:value-type="float" office:value="2.43728726354686" calcext:value-type="float">
            <text:p>2.43728726354686</text:p>
          </table:table-cell>
          <table:table-cell office:value-type="float" office:value="1.23025372389003" calcext:value-type="float">
            <text:p>1.23025372389003</text:p>
          </table:table-cell>
          <table:table-cell office:value-type="float" office:value="0.306108034385208" calcext:value-type="float">
            <text:p>0.306108034385208</text:p>
          </table:table-cell>
          <table:table-cell office:value-type="float" office:value="0.424185445807629" calcext:value-type="float">
            <text:p>0.424185445807629</text:p>
          </table:table-cell>
          <table:table-cell office:value-type="float" office:value="0.463129337207" calcext:value-type="float">
            <text:p>0.463129337207</text:p>
          </table:table-cell>
          <table:table-cell office:value-type="float" office:value="5" calcext:value-type="float">
            <text:p>5</text:p>
          </table:table-cell>
          <table:table-cell office:value-type="float" office:value="0.435969285484467" calcext:value-type="float">
            <text:p>0.435969285484467</text:p>
          </table:table-cell>
          <table:table-cell office:value-type="float" office:value="0.131111756695718" calcext:value-type="float">
            <text:p>0.131111756695718</text:p>
          </table:table-cell>
          <table:table-cell office:value-type="float" office:value="-188.778393122958" calcext:value-type="float">
            <text:p>-188.778393122958</text:p>
          </table:table-cell>
          <table:table-cell office:value-type="float" office:value="-165.162910838474" calcext:value-type="float">
            <text:p>-165.162910838474</text:p>
          </table:table-cell>
          <table:table-cell office:value-type="float" office:value="-157.3741325586" calcext:value-type="float">
            <text:p>-157.3741325586</text:p>
          </table:table-cell>
          <table:table-cell office:value-type="float" office:value="750" calcext:value-type="float">
            <text:p>750</text:p>
          </table:table-cell>
          <table:table-cell office:value-type="float" office:value="-162.806142903107" calcext:value-type="float">
            <text:p>-162.806142903107</text:p>
          </table:table-cell>
        </table:table-row>
        <table:table-row table:style-name="ro1">
          <table:table-cell office:value-type="string" calcext:value-type="string">
            <text:p>2019-12-02 23:21:5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888347952731" calcext:value-type="float">
            <text:p>73.1888347952731</text:p>
          </table:table-cell>
          <table:table-cell office:value-type="float" office:value="981.553524174854" calcext:value-type="float">
            <text:p>981.553524174854</text:p>
          </table:table-cell>
          <table:table-cell office:value-type="float" office:value="4088253" calcext:value-type="float">
            <text:p>4088253</text:p>
          </table:table-cell>
          <table:table-cell office:value-type="float" office:value="2049058" calcext:value-type="float">
            <text:p>2049058</text:p>
          </table:table-cell>
          <table:table-cell office:value-type="float" office:value="513703" calcext:value-type="float">
            <text:p>513703</text:p>
          </table:table-cell>
          <table:table-cell office:value-type="float" office:value="711075" calcext:value-type="float">
            <text:p>711075</text:p>
          </table:table-cell>
          <table:table-cell office:value-type="float" office:value="776266" calcext:value-type="float">
            <text:p>7762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30162" calcext:value-type="float">
            <text:p>730162</text:p>
          </table:table-cell>
          <table:table-cell office:value-type="float" office:value="220094" calcext:value-type="float">
            <text:p>220094</text:p>
          </table:table-cell>
          <table:table-cell office:value-type="float" office:value="2.43678896865713" calcext:value-type="float">
            <text:p>2.43678896865713</text:p>
          </table:table-cell>
          <table:table-cell office:value-type="float" office:value="1.22133388773607" calcext:value-type="float">
            <text:p>1.22133388773607</text:p>
          </table:table-cell>
          <table:table-cell office:value-type="float" office:value="0.306190884851323" calcext:value-type="float">
            <text:p>0.306190884851323</text:p>
          </table:table-cell>
          <table:table-cell office:value-type="float" office:value="0.423833778361532" calcext:value-type="float">
            <text:p>0.423833778361532</text:p>
          </table:table-cell>
          <table:table-cell office:value-type="float" office:value="0.462690646969157" calcext:value-type="float">
            <text:p>0.462690646969157</text:p>
          </table:table-cell>
          <table:table-cell office:value-type="float" office:value="5" calcext:value-type="float">
            <text:p>5</text:p>
          </table:table-cell>
          <table:table-cell office:value-type="float" office:value="0.435210518266024" calcext:value-type="float">
            <text:p>0.435210518266024</text:p>
          </table:table-cell>
          <table:table-cell office:value-type="float" office:value="0.131186262510569" calcext:value-type="float">
            <text:p>0.131186262510569</text:p>
          </table:table-cell>
          <table:table-cell office:value-type="float" office:value="-188.761823029735" calcext:value-type="float">
            <text:p>-188.761823029735</text:p>
          </table:table-cell>
          <table:table-cell office:value-type="float" office:value="-165.233244327694" calcext:value-type="float">
            <text:p>-165.233244327694</text:p>
          </table:table-cell>
          <table:table-cell office:value-type="float" office:value="-157.461870606169" calcext:value-type="float">
            <text:p>-157.461870606169</text:p>
          </table:table-cell>
          <table:table-cell office:value-type="float" office:value="750" calcext:value-type="float">
            <text:p>750</text:p>
          </table:table-cell>
          <table:table-cell office:value-type="float" office:value="-162.957896346795" calcext:value-type="float">
            <text:p>-162.957896346795</text:p>
          </table:table-cell>
        </table:table-row>
        <table:table-row table:style-name="ro1">
          <table:table-cell office:value-type="string" calcext:value-type="string">
            <text:p>2019-12-02 23:22:0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941772580114" calcext:value-type="float">
            <text:p>73.1941772580114</text:p>
          </table:table-cell>
          <table:table-cell office:value-type="float" office:value="981.553524174854" calcext:value-type="float">
            <text:p>981.553524174854</text:p>
          </table:table-cell>
          <table:table-cell office:value-type="float" office:value="4088642" calcext:value-type="float">
            <text:p>4088642</text:p>
          </table:table-cell>
          <table:table-cell office:value-type="float" office:value="2043364" calcext:value-type="float">
            <text:p>2043364</text:p>
          </table:table-cell>
          <table:table-cell office:value-type="float" office:value="513823" calcext:value-type="float">
            <text:p>513823</text:p>
          </table:table-cell>
          <table:table-cell office:value-type="float" office:value="710210" calcext:value-type="float">
            <text:p>710210</text:p>
          </table:table-cell>
          <table:table-cell office:value-type="float" office:value="775388" calcext:value-type="float">
            <text:p>7753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9028" calcext:value-type="float">
            <text:p>729028</text:p>
          </table:table-cell>
          <table:table-cell office:value-type="float" office:value="220069" calcext:value-type="float">
            <text:p>220069</text:p>
          </table:table-cell>
          <table:table-cell office:value-type="float" office:value="2.43702083075295" calcext:value-type="float">
            <text:p>2.43702083075295</text:p>
          </table:table-cell>
          <table:table-cell office:value-type="float" office:value="1.21793999885797" calcext:value-type="float">
            <text:p>1.21793999885797</text:p>
          </table:table-cell>
          <table:table-cell office:value-type="float" office:value="0.30626241043358" calcext:value-type="float">
            <text:p>0.30626241043358</text:p>
          </table:table-cell>
          <table:table-cell office:value-type="float" office:value="0.423318198122763" calcext:value-type="float">
            <text:p>0.423318198122763</text:p>
          </table:table-cell>
          <table:table-cell office:value-type="float" office:value="0.462167318125643" calcext:value-type="float">
            <text:p>0.462167318125643</text:p>
          </table:table-cell>
          <table:table-cell office:value-type="float" office:value="5" calcext:value-type="float">
            <text:p>5</text:p>
          </table:table-cell>
          <table:table-cell office:value-type="float" office:value="0.434534601513696" calcext:value-type="float">
            <text:p>0.434534601513696</text:p>
          </table:table-cell>
          <table:table-cell office:value-type="float" office:value="0.131171361347599" calcext:value-type="float">
            <text:p>0.131171361347599</text:p>
          </table:table-cell>
          <table:table-cell office:value-type="float" office:value="-188.747517913284" calcext:value-type="float">
            <text:p>-188.747517913284</text:p>
          </table:table-cell>
          <table:table-cell office:value-type="float" office:value="-165.336360375447" calcext:value-type="float">
            <text:p>-165.336360375447</text:p>
          </table:table-cell>
          <table:table-cell office:value-type="float" office:value="-157.566536374871" calcext:value-type="float">
            <text:p>-157.566536374871</text:p>
          </table:table-cell>
          <table:table-cell office:value-type="float" office:value="750" calcext:value-type="float">
            <text:p>750</text:p>
          </table:table-cell>
          <table:table-cell office:value-type="float" office:value="-163.093079697261" calcext:value-type="float">
            <text:p>-163.093079697261</text:p>
          </table:table-cell>
        </table:table-row>
        <table:table-row table:style-name="ro1">
          <table:table-cell office:value-type="string" calcext:value-type="string">
            <text:p>2019-12-02 23:22:0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995197122269" calcext:value-type="float">
            <text:p>73.1995197122269</text:p>
          </table:table-cell>
          <table:table-cell office:value-type="float" office:value="981.471105889061" calcext:value-type="float">
            <text:p>981.471105889061</text:p>
          </table:table-cell>
          <table:table-cell office:value-type="float" office:value="4088807" calcext:value-type="float">
            <text:p>4088807</text:p>
          </table:table-cell>
          <table:table-cell office:value-type="float" office:value="2043738" calcext:value-type="float">
            <text:p>2043738</text:p>
          </table:table-cell>
          <table:table-cell office:value-type="float" office:value="513427" calcext:value-type="float">
            <text:p>513427</text:p>
          </table:table-cell>
          <table:table-cell office:value-type="float" office:value="709519" calcext:value-type="float">
            <text:p>709519</text:p>
          </table:table-cell>
          <table:table-cell office:value-type="float" office:value="774410" calcext:value-type="float">
            <text:p>7744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7792" calcext:value-type="float">
            <text:p>727792</text:p>
          </table:table-cell>
          <table:table-cell office:value-type="float" office:value="220076" calcext:value-type="float">
            <text:p>220076</text:p>
          </table:table-cell>
          <table:table-cell office:value-type="float" office:value="2.43711917842855" calcext:value-type="float">
            <text:p>2.43711917842855</text:p>
          </table:table-cell>
          <table:table-cell office:value-type="float" office:value="1.21816292025601" calcext:value-type="float">
            <text:p>1.21816292025601</text:p>
          </table:table-cell>
          <table:table-cell office:value-type="float" office:value="0.306026376012132" calcext:value-type="float">
            <text:p>0.306026376012132</text:p>
          </table:table-cell>
          <table:table-cell office:value-type="float" office:value="0.422906329978267" calcext:value-type="float">
            <text:p>0.422906329978267</text:p>
          </table:table-cell>
          <table:table-cell office:value-type="float" office:value="0.461584384630249" calcext:value-type="float">
            <text:p>0.461584384630249</text:p>
          </table:table-cell>
          <table:table-cell office:value-type="float" office:value="5" calcext:value-type="float">
            <text:p>5</text:p>
          </table:table-cell>
          <table:table-cell office:value-type="float" office:value="0.433797888016449" calcext:value-type="float">
            <text:p>0.433797888016449</text:p>
          </table:table-cell>
          <table:table-cell office:value-type="float" office:value="0.131175533673231" calcext:value-type="float">
            <text:p>0.131175533673231</text:p>
          </table:table-cell>
          <table:table-cell office:value-type="float" office:value="-188.794724797574" calcext:value-type="float">
            <text:p>-188.794724797574</text:p>
          </table:table-cell>
          <table:table-cell office:value-type="float" office:value="-165.418734004347" calcext:value-type="float">
            <text:p>-165.418734004347</text:p>
          </table:table-cell>
          <table:table-cell office:value-type="float" office:value="-157.68312307395" calcext:value-type="float">
            <text:p>-157.68312307395</text:p>
          </table:table-cell>
          <table:table-cell office:value-type="float" office:value="750" calcext:value-type="float">
            <text:p>750</text:p>
          </table:table-cell>
          <table:table-cell office:value-type="float" office:value="-163.24042239671" calcext:value-type="float">
            <text:p>-163.24042239671</text:p>
          </table:table-cell>
        </table:table-row>
        <table:table-row table:style-name="ro1">
          <table:table-cell office:value-type="string" calcext:value-type="string">
            <text:p>2019-12-02 23:22:03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941772580114" calcext:value-type="float">
            <text:p>73.1941772580114</text:p>
          </table:table-cell>
          <table:table-cell office:value-type="float" office:value="981.526051391205" calcext:value-type="float">
            <text:p>981.526051391205</text:p>
          </table:table-cell>
          <table:table-cell office:value-type="float" office:value="4087763" calcext:value-type="float">
            <text:p>4087763</text:p>
          </table:table-cell>
          <table:table-cell office:value-type="float" office:value="2037347" calcext:value-type="float">
            <text:p>2037347</text:p>
          </table:table-cell>
          <table:table-cell office:value-type="float" office:value="513261" calcext:value-type="float">
            <text:p>513261</text:p>
          </table:table-cell>
          <table:table-cell office:value-type="float" office:value="708714" calcext:value-type="float">
            <text:p>708714</text:p>
          </table:table-cell>
          <table:table-cell office:value-type="float" office:value="773960" calcext:value-type="float">
            <text:p>7739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6363" calcext:value-type="float">
            <text:p>726363</text:p>
          </table:table-cell>
          <table:table-cell office:value-type="float" office:value="220200" calcext:value-type="float">
            <text:p>220200</text:p>
          </table:table-cell>
          <table:table-cell office:value-type="float" office:value="2.43649690586292" calcext:value-type="float">
            <text:p>2.43649690586292</text:p>
          </table:table-cell>
          <table:table-cell office:value-type="float" office:value="1.21435358695431" calcext:value-type="float">
            <text:p>1.21435358695431</text:p>
          </table:table-cell>
          <table:table-cell office:value-type="float" office:value="0.305927432290009" calcext:value-type="float">
            <text:p>0.305927432290009</text:p>
          </table:table-cell>
          <table:table-cell office:value-type="float" office:value="0.422426512530626" calcext:value-type="float">
            <text:p>0.422426512530626</text:p>
          </table:table-cell>
          <table:table-cell office:value-type="float" office:value="0.461316163696785" calcext:value-type="float">
            <text:p>0.461316163696785</text:p>
          </table:table-cell>
          <table:table-cell office:value-type="float" office:value="5" calcext:value-type="float">
            <text:p>5</text:p>
          </table:table-cell>
          <table:table-cell office:value-type="float" office:value="0.432946137541072" calcext:value-type="float">
            <text:p>0.432946137541072</text:p>
          </table:table-cell>
          <table:table-cell office:value-type="float" office:value="0.131249443441563" calcext:value-type="float">
            <text:p>0.131249443441563</text:p>
          </table:table-cell>
          <table:table-cell office:value-type="float" office:value="-188.814513541998" calcext:value-type="float">
            <text:p>-188.814513541998</text:p>
          </table:table-cell>
          <table:table-cell office:value-type="float" office:value="-165.514697493875" calcext:value-type="float">
            <text:p>-165.514697493875</text:p>
          </table:table-cell>
          <table:table-cell office:value-type="float" office:value="-157.736767260643" calcext:value-type="float">
            <text:p>-157.736767260643</text:p>
          </table:table-cell>
          <table:table-cell office:value-type="float" office:value="750" calcext:value-type="float">
            <text:p>750</text:p>
          </table:table-cell>
          <table:table-cell office:value-type="float" office:value="-163.410772491786" calcext:value-type="float">
            <text:p>-163.410772491786</text:p>
          </table:table-cell>
        </table:table-row>
        <table:table-row table:style-name="ro1">
          <table:table-cell office:value-type="string" calcext:value-type="string">
            <text:p>2019-12-02 23:22:04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3.1949726900517" calcext:value-type="float">
            <text:p>73.1949726900517</text:p>
          </table:table-cell>
          <table:table-cell office:value-type="float" office:value="981.515611591999" calcext:value-type="float">
            <text:p>981.515611591999</text:p>
          </table:table-cell>
          <table:table-cell office:value-type="float" office:value="4087640" calcext:value-type="float">
            <text:p>4087640</text:p>
          </table:table-cell>
          <table:table-cell office:value-type="float" office:value="2050847" calcext:value-type="float">
            <text:p>2050847</text:p>
          </table:table-cell>
          <table:table-cell office:value-type="float" office:value="513042" calcext:value-type="float">
            <text:p>513042</text:p>
          </table:table-cell>
          <table:table-cell office:value-type="float" office:value="707977" calcext:value-type="float">
            <text:p>707977</text:p>
          </table:table-cell>
          <table:table-cell office:value-type="float" office:value="773365" calcext:value-type="float">
            <text:p>7733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5034" calcext:value-type="float">
            <text:p>725034</text:p>
          </table:table-cell>
          <table:table-cell office:value-type="float" office:value="220226" calcext:value-type="float">
            <text:p>220226</text:p>
          </table:table-cell>
          <table:table-cell office:value-type="float" office:value="2.4364235921411" calcext:value-type="float">
            <text:p>2.4364235921411</text:p>
          </table:table-cell>
          <table:table-cell office:value-type="float" office:value="1.22240021495822" calcext:value-type="float">
            <text:p>1.22240021495822</text:p>
          </table:table-cell>
          <table:table-cell office:value-type="float" office:value="0.30579689810239" calcext:value-type="float">
            <text:p>0.30579689810239</text:p>
          </table:table-cell>
          <table:table-cell office:value-type="float" office:value="0.421987226246265" calcext:value-type="float">
            <text:p>0.421987226246265</text:p>
          </table:table-cell>
          <table:table-cell office:value-type="float" office:value="0.460961516018095" calcext:value-type="float">
            <text:p>0.460961516018095</text:p>
          </table:table-cell>
          <table:table-cell office:value-type="float" office:value="5" calcext:value-type="float">
            <text:p>5</text:p>
          </table:table-cell>
          <table:table-cell office:value-type="float" office:value="0.432153991717576" calcext:value-type="float">
            <text:p>0.432153991717576</text:p>
          </table:table-cell>
          <table:table-cell office:value-type="float" office:value="0.131264940651052" calcext:value-type="float">
            <text:p>0.131264940651052</text:p>
          </table:table-cell>
          <table:table-cell office:value-type="float" office:value="-188.840620379522" calcext:value-type="float">
            <text:p>-188.840620379522</text:p>
          </table:table-cell>
          <table:table-cell office:value-type="float" office:value="-165.602554750747" calcext:value-type="float">
            <text:p>-165.602554750747</text:p>
          </table:table-cell>
          <table:table-cell office:value-type="float" office:value="-157.807696796381" calcext:value-type="float">
            <text:p>-157.807696796381</text:p>
          </table:table-cell>
          <table:table-cell office:value-type="float" office:value="750" calcext:value-type="float">
            <text:p>750</text:p>
          </table:table-cell>
          <table:table-cell office:value-type="float" office:value="-163.569201656485" calcext:value-type="float">
            <text:p>-163.569201656485</text:p>
          </table:table-cell>
        </table:table-row>
        <table:table-row table:style-name="ro1">
          <table:table-cell office:value-type="string" calcext:value-type="string">
            <text:p>2019-12-02 23:22:0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1999174928703" calcext:value-type="float">
            <text:p>73.1999174928703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9422" calcext:value-type="float">
            <text:p>4089422</text:p>
          </table:table-cell>
          <table:table-cell office:value-type="float" office:value="2065083" calcext:value-type="float">
            <text:p>2065083</text:p>
          </table:table-cell>
          <table:table-cell office:value-type="float" office:value="512548" calcext:value-type="float">
            <text:p>512548</text:p>
          </table:table-cell>
          <table:table-cell office:value-type="float" office:value="707117" calcext:value-type="float">
            <text:p>707117</text:p>
          </table:table-cell>
          <table:table-cell office:value-type="float" office:value="772549" calcext:value-type="float">
            <text:p>7725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3787" calcext:value-type="float">
            <text:p>723787</text:p>
          </table:table-cell>
          <table:table-cell office:value-type="float" office:value="220148" calcext:value-type="float">
            <text:p>220148</text:p>
          </table:table-cell>
          <table:table-cell office:value-type="float" office:value="2.43748574703762" calcext:value-type="float">
            <text:p>2.43748574703762</text:p>
          </table:table-cell>
          <table:table-cell office:value-type="float" office:value="1.23088553319997" calcext:value-type="float">
            <text:p>1.23088553319997</text:p>
          </table:table-cell>
          <table:table-cell office:value-type="float" office:value="0.305502451122099" calcext:value-type="float">
            <text:p>0.305502451122099</text:p>
          </table:table-cell>
          <table:table-cell office:value-type="float" office:value="0.42147462624009" calcext:value-type="float">
            <text:p>0.42147462624009</text:p>
          </table:table-cell>
          <table:table-cell office:value-type="float" office:value="0.460475142058747" calcext:value-type="float">
            <text:p>0.460475142058747</text:p>
          </table:table-cell>
          <table:table-cell office:value-type="float" office:value="5" calcext:value-type="float">
            <text:p>5</text:p>
          </table:table-cell>
          <table:table-cell office:value-type="float" office:value="0.431410721708622" calcext:value-type="float">
            <text:p>0.431410721708622</text:p>
          </table:table-cell>
          <table:table-cell office:value-type="float" office:value="0.131218449022585" calcext:value-type="float">
            <text:p>0.131218449022585</text:p>
          </table:table-cell>
          <table:table-cell office:value-type="float" office:value="-188.89950977558" calcext:value-type="float">
            <text:p>-188.89950977558</text:p>
          </table:table-cell>
          <table:table-cell office:value-type="float" office:value="-165.705074751982" calcext:value-type="float">
            <text:p>-165.705074751982</text:p>
          </table:table-cell>
          <table:table-cell office:value-type="float" office:value="-157.904971588251" calcext:value-type="float">
            <text:p>-157.904971588251</text:p>
          </table:table-cell>
          <table:table-cell office:value-type="float" office:value="750" calcext:value-type="float">
            <text:p>750</text:p>
          </table:table-cell>
          <table:table-cell office:value-type="float" office:value="-163.717855658276" calcext:value-type="float">
            <text:p>-163.717855658276</text:p>
          </table:table-cell>
        </table:table-row>
        <table:table-row table:style-name="ro1">
          <table:table-cell office:value-type="string" calcext:value-type="string">
            <text:p>2019-12-02 23:22:0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1999174928703" calcext:value-type="float">
            <text:p>73.1999174928703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8247" calcext:value-type="float">
            <text:p>4088247</text:p>
          </table:table-cell>
          <table:table-cell office:value-type="float" office:value="2061596" calcext:value-type="float">
            <text:p>2061596</text:p>
          </table:table-cell>
          <table:table-cell office:value-type="float" office:value="511665" calcext:value-type="float">
            <text:p>511665</text:p>
          </table:table-cell>
          <table:table-cell office:value-type="float" office:value="706180" calcext:value-type="float">
            <text:p>706180</text:p>
          </table:table-cell>
          <table:table-cell office:value-type="float" office:value="771229" calcext:value-type="float">
            <text:p>7712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2806" calcext:value-type="float">
            <text:p>722806</text:p>
          </table:table-cell>
          <table:table-cell office:value-type="float" office:value="220190" calcext:value-type="float">
            <text:p>220190</text:p>
          </table:table-cell>
          <table:table-cell office:value-type="float" office:value="2.43678539237802" calcext:value-type="float">
            <text:p>2.43678539237802</text:p>
          </table:table-cell>
          <table:table-cell office:value-type="float" office:value="1.22880711898889" calcext:value-type="float">
            <text:p>1.22880711898889</text:p>
          </table:table-cell>
          <table:table-cell office:value-type="float" office:value="0.304976142045992" calcext:value-type="float">
            <text:p>0.304976142045992</text:p>
          </table:table-cell>
          <table:table-cell office:value-type="float" office:value="0.420916130651966" calcext:value-type="float">
            <text:p>0.420916130651966</text:p>
          </table:table-cell>
          <table:table-cell office:value-type="float" office:value="0.45968836065392" calcext:value-type="float">
            <text:p>0.45968836065392</text:p>
          </table:table-cell>
          <table:table-cell office:value-type="float" office:value="5" calcext:value-type="float">
            <text:p>5</text:p>
          </table:table-cell>
          <table:table-cell office:value-type="float" office:value="0.430826000073671" calcext:value-type="float">
            <text:p>0.430826000073671</text:p>
          </table:table-cell>
          <table:table-cell office:value-type="float" office:value="0.131243482976375" calcext:value-type="float">
            <text:p>0.131243482976375</text:p>
          </table:table-cell>
          <table:table-cell office:value-type="float" office:value="-189.004771590802" calcext:value-type="float">
            <text:p>-189.004771590802</text:p>
          </table:table-cell>
          <table:table-cell office:value-type="float" office:value="-165.816773869607" calcext:value-type="float">
            <text:p>-165.816773869607</text:p>
          </table:table-cell>
          <table:table-cell office:value-type="float" office:value="-158.062327869216" calcext:value-type="float">
            <text:p>-158.062327869216</text:p>
          </table:table-cell>
          <table:table-cell office:value-type="float" office:value="750" calcext:value-type="float">
            <text:p>750</text:p>
          </table:table-cell>
          <table:table-cell office:value-type="float" office:value="-163.834799985266" calcext:value-type="float">
            <text:p>-163.834799985266</text:p>
          </table:table-cell>
        </table:table-row>
        <table:table-row table:style-name="ro1">
          <table:table-cell office:value-type="string" calcext:value-type="string">
            <text:p>2019-12-02 23:22:0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995197122269" calcext:value-type="float">
            <text:p>73.1995197122269</text:p>
          </table:table-cell>
          <table:table-cell office:value-type="float" office:value="981.498578629274" calcext:value-type="float">
            <text:p>981.498578629274</text:p>
          </table:table-cell>
          <table:table-cell office:value-type="float" office:value="4073667" calcext:value-type="float">
            <text:p>4073667</text:p>
          </table:table-cell>
          <table:table-cell office:value-type="float" office:value="2052709" calcext:value-type="float">
            <text:p>2052709</text:p>
          </table:table-cell>
          <table:table-cell office:value-type="float" office:value="510909" calcext:value-type="float">
            <text:p>510909</text:p>
          </table:table-cell>
          <table:table-cell office:value-type="float" office:value="705326" calcext:value-type="float">
            <text:p>705326</text:p>
          </table:table-cell>
          <table:table-cell office:value-type="float" office:value="769890" calcext:value-type="float">
            <text:p>7698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1898" calcext:value-type="float">
            <text:p>721898</text:p>
          </table:table-cell>
          <table:table-cell office:value-type="float" office:value="220225" calcext:value-type="float">
            <text:p>220225</text:p>
          </table:table-cell>
          <table:table-cell office:value-type="float" office:value="2.4280950341338" calcext:value-type="float">
            <text:p>2.4280950341338</text:p>
          </table:table-cell>
          <table:table-cell office:value-type="float" office:value="1.22351005357624" calcext:value-type="float">
            <text:p>1.22351005357624</text:p>
          </table:table-cell>
          <table:table-cell office:value-type="float" office:value="0.304525530877773" calcext:value-type="float">
            <text:p>0.304525530877773</text:p>
          </table:table-cell>
          <table:table-cell office:value-type="float" office:value="0.420407106924904" calcext:value-type="float">
            <text:p>0.420407106924904</text:p>
          </table:table-cell>
          <table:table-cell office:value-type="float" office:value="0.458890254365236" calcext:value-type="float">
            <text:p>0.458890254365236</text:p>
          </table:table-cell>
          <table:table-cell office:value-type="float" office:value="5" calcext:value-type="float">
            <text:p>5</text:p>
          </table:table-cell>
          <table:table-cell office:value-type="float" office:value="0.430284789834593" calcext:value-type="float">
            <text:p>0.430284789834593</text:p>
          </table:table-cell>
          <table:table-cell office:value-type="float" office:value="0.131264344604533" calcext:value-type="float">
            <text:p>0.131264344604533</text:p>
          </table:table-cell>
          <table:table-cell office:value-type="float" office:value="-189.094893824445" calcext:value-type="float">
            <text:p>-189.094893824445</text:p>
          </table:table-cell>
          <table:table-cell office:value-type="float" office:value="-165.918578615019" calcext:value-type="float">
            <text:p>-165.918578615019</text:p>
          </table:table-cell>
          <table:table-cell office:value-type="float" office:value="-158.221949126953" calcext:value-type="float">
            <text:p>-158.221949126953</text:p>
          </table:table-cell>
          <table:table-cell office:value-type="float" office:value="750" calcext:value-type="float">
            <text:p>750</text:p>
          </table:table-cell>
          <table:table-cell office:value-type="float" office:value="-163.943042033081" calcext:value-type="float">
            <text:p>-163.943042033081</text:p>
          </table:table-cell>
        </table:table-row>
        <table:table-row table:style-name="ro1">
          <table:table-cell office:value-type="string" calcext:value-type="string">
            <text:p>2019-12-02 23:22:0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2151490540118" calcext:value-type="float">
            <text:p>73.2151490540118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8858" calcext:value-type="float">
            <text:p>4088858</text:p>
          </table:table-cell>
          <table:table-cell office:value-type="float" office:value="2077793" calcext:value-type="float">
            <text:p>2077793</text:p>
          </table:table-cell>
          <table:table-cell office:value-type="float" office:value="510732" calcext:value-type="float">
            <text:p>510732</text:p>
          </table:table-cell>
          <table:table-cell office:value-type="float" office:value="704559" calcext:value-type="float">
            <text:p>704559</text:p>
          </table:table-cell>
          <table:table-cell office:value-type="float" office:value="766377" calcext:value-type="float">
            <text:p>7663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1468" calcext:value-type="float">
            <text:p>721468</text:p>
          </table:table-cell>
          <table:table-cell office:value-type="float" office:value="220144" calcext:value-type="float">
            <text:p>220144</text:p>
          </table:table-cell>
          <table:table-cell office:value-type="float" office:value="2.43714957680101" calcext:value-type="float">
            <text:p>2.43714957680101</text:p>
          </table:table-cell>
          <table:table-cell office:value-type="float" office:value="1.23846128445402" calcext:value-type="float">
            <text:p>1.23846128445402</text:p>
          </table:table-cell>
          <table:table-cell office:value-type="float" office:value="0.304420030643944" calcext:value-type="float">
            <text:p>0.304420030643944</text:p>
          </table:table-cell>
          <table:table-cell office:value-type="float" office:value="0.419949939244978" calcext:value-type="float">
            <text:p>0.419949939244978</text:p>
          </table:table-cell>
          <table:table-cell office:value-type="float" office:value="0.456796342944663" calcext:value-type="float">
            <text:p>0.456796342944663</text:p>
          </table:table-cell>
          <table:table-cell office:value-type="float" office:value="5" calcext:value-type="float">
            <text:p>5</text:p>
          </table:table-cell>
          <table:table-cell office:value-type="float" office:value="0.430028489831506" calcext:value-type="float">
            <text:p>0.430028489831506</text:p>
          </table:table-cell>
          <table:table-cell office:value-type="float" office:value="0.13121606483651" calcext:value-type="float">
            <text:p>0.13121606483651</text:p>
          </table:table-cell>
          <table:table-cell office:value-type="float" office:value="-189.115993871211" calcext:value-type="float">
            <text:p>-189.115993871211</text:p>
          </table:table-cell>
          <table:table-cell office:value-type="float" office:value="-166.010012151004" calcext:value-type="float">
            <text:p>-166.010012151004</text:p>
          </table:table-cell>
          <table:table-cell office:value-type="float" office:value="-158.640731411067" calcext:value-type="float">
            <text:p>-158.640731411067</text:p>
          </table:table-cell>
          <table:table-cell office:value-type="float" office:value="750" calcext:value-type="float">
            <text:p>750</text:p>
          </table:table-cell>
          <table:table-cell office:value-type="float" office:value="-163.994302033699" calcext:value-type="float">
            <text:p>-163.994302033699</text:p>
          </table:table-cell>
        </table:table-row>
        <table:table-row table:style-name="ro1">
          <table:table-cell office:value-type="string" calcext:value-type="string">
            <text:p>2019-12-02 23:22:10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991219220086" calcext:value-type="float">
            <text:p>73.1991219220086</text:p>
          </table:table-cell>
          <table:table-cell office:value-type="float" office:value="981.545007291057" calcext:value-type="float">
            <text:p>981.545007291057</text:p>
          </table:table-cell>
          <table:table-cell office:value-type="float" office:value="4088318" calcext:value-type="float">
            <text:p>4088318</text:p>
          </table:table-cell>
          <table:table-cell office:value-type="float" office:value="2039800" calcext:value-type="float">
            <text:p>2039800</text:p>
          </table:table-cell>
          <table:table-cell office:value-type="float" office:value="510512" calcext:value-type="float">
            <text:p>510512</text:p>
          </table:table-cell>
          <table:table-cell office:value-type="float" office:value="704036" calcext:value-type="float">
            <text:p>704036</text:p>
          </table:table-cell>
          <table:table-cell office:value-type="float" office:value="766213" calcext:value-type="float">
            <text:p>766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20089" calcext:value-type="float">
            <text:p>720089</text:p>
          </table:table-cell>
          <table:table-cell office:value-type="float" office:value="220141" calcext:value-type="float">
            <text:p>220141</text:p>
          </table:table-cell>
          <table:table-cell office:value-type="float" office:value="2.43682771168085" calcext:value-type="float">
            <text:p>2.43682771168085</text:p>
          </table:table-cell>
          <table:table-cell office:value-type="float" office:value="1.21581568906494" calcext:value-type="float">
            <text:p>1.21581568906494</text:p>
          </table:table-cell>
          <table:table-cell office:value-type="float" office:value="0.304288900409806" calcext:value-type="float">
            <text:p>0.304288900409806</text:p>
          </table:table-cell>
          <table:table-cell office:value-type="float" office:value="0.419638206915642" calcext:value-type="float">
            <text:p>0.419638206915642</text:p>
          </table:table-cell>
          <table:table-cell office:value-type="float" office:value="0.456698591315578" calcext:value-type="float">
            <text:p>0.456698591315578</text:p>
          </table:table-cell>
          <table:table-cell office:value-type="float" office:value="5" calcext:value-type="float">
            <text:p>5</text:p>
          </table:table-cell>
          <table:table-cell office:value-type="float" office:value="0.429206541682069" calcext:value-type="float">
            <text:p>0.429206541682069</text:p>
          </table:table-cell>
          <table:table-cell office:value-type="float" office:value="0.131214276696953" calcext:value-type="float">
            <text:p>0.131214276696953</text:p>
          </table:table-cell>
          <table:table-cell office:value-type="float" office:value="-189.142219918039" calcext:value-type="float">
            <text:p>-189.142219918039</text:p>
          </table:table-cell>
          <table:table-cell office:value-type="float" office:value="-166.072358616872" calcext:value-type="float">
            <text:p>-166.072358616872</text:p>
          </table:table-cell>
          <table:table-cell office:value-type="float" office:value="-158.660281736884" calcext:value-type="float">
            <text:p>-158.660281736884</text:p>
          </table:table-cell>
          <table:table-cell office:value-type="float" office:value="750" calcext:value-type="float">
            <text:p>750</text:p>
          </table:table-cell>
          <table:table-cell office:value-type="float" office:value="-164.158691663586" calcext:value-type="float">
            <text:p>-164.158691663586</text:p>
          </table:table-cell>
        </table:table-row>
        <table:table-row table:style-name="ro1">
          <table:table-cell office:value-type="string" calcext:value-type="string">
            <text:p>2019-12-02 23:22:1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991219220086" calcext:value-type="float">
            <text:p>73.1991219220086</text:p>
          </table:table-cell>
          <table:table-cell office:value-type="float" office:value="981.545007291057" calcext:value-type="float">
            <text:p>981.545007291057</text:p>
          </table:table-cell>
          <table:table-cell office:value-type="float" office:value="4088240" calcext:value-type="float">
            <text:p>4088240</text:p>
          </table:table-cell>
          <table:table-cell office:value-type="float" office:value="2036772" calcext:value-type="float">
            <text:p>2036772</text:p>
          </table:table-cell>
          <table:table-cell office:value-type="float" office:value="510176" calcext:value-type="float">
            <text:p>510176</text:p>
          </table:table-cell>
          <table:table-cell office:value-type="float" office:value="703336" calcext:value-type="float">
            <text:p>703336</text:p>
          </table:table-cell>
          <table:table-cell office:value-type="float" office:value="765676" calcext:value-type="float">
            <text:p>765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9018" calcext:value-type="float">
            <text:p>719018</text:p>
          </table:table-cell>
          <table:table-cell office:value-type="float" office:value="220255" calcext:value-type="float">
            <text:p>220255</text:p>
          </table:table-cell>
          <table:table-cell office:value-type="float" office:value="2.43678122005239" calcext:value-type="float">
            <text:p>2.43678122005239</text:p>
          </table:table-cell>
          <table:table-cell office:value-type="float" office:value="1.21401086020599" calcext:value-type="float">
            <text:p>1.21401086020599</text:p>
          </table:table-cell>
          <table:table-cell office:value-type="float" office:value="0.304088628779486" calcext:value-type="float">
            <text:p>0.304088628779486</text:p>
          </table:table-cell>
          <table:table-cell office:value-type="float" office:value="0.419220974352476" calcext:value-type="float">
            <text:p>0.419220974352476</text:p>
          </table:table-cell>
          <table:table-cell office:value-type="float" office:value="0.456378514334978" calcext:value-type="float">
            <text:p>0.456378514334978</text:p>
          </table:table-cell>
          <table:table-cell office:value-type="float" office:value="5" calcext:value-type="float">
            <text:p>5</text:p>
          </table:table-cell>
          <table:table-cell office:value-type="float" office:value="0.428568175860426" calcext:value-type="float">
            <text:p>0.428568175860426</text:p>
          </table:table-cell>
          <table:table-cell office:value-type="float" office:value="0.131282226000098" calcext:value-type="float">
            <text:p>0.131282226000098</text:p>
          </table:table-cell>
          <table:table-cell office:value-type="float" office:value="-189.182274244103" calcext:value-type="float">
            <text:p>-189.182274244103</text:p>
          </table:table-cell>
          <table:table-cell office:value-type="float" office:value="-166.155805129505" calcext:value-type="float">
            <text:p>-166.155805129505</text:p>
          </table:table-cell>
          <table:table-cell office:value-type="float" office:value="-158.724297133004" calcext:value-type="float">
            <text:p>-158.724297133004</text:p>
          </table:table-cell>
          <table:table-cell office:value-type="float" office:value="750" calcext:value-type="float">
            <text:p>750</text:p>
          </table:table-cell>
          <table:table-cell office:value-type="float" office:value="-164.286364827915" calcext:value-type="float">
            <text:p>-164.286364827915</text:p>
          </table:table-cell>
        </table:table-row>
        <table:table-row table:style-name="ro1">
          <table:table-cell office:value-type="string" calcext:value-type="string">
            <text:p>2019-12-02 23:22:1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991219220086" calcext:value-type="float">
            <text:p>73.1991219220086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8799" calcext:value-type="float">
            <text:p>4088799</text:p>
          </table:table-cell>
          <table:table-cell office:value-type="float" office:value="2045005" calcext:value-type="float">
            <text:p>2045005</text:p>
          </table:table-cell>
          <table:table-cell office:value-type="float" office:value="510282" calcext:value-type="float">
            <text:p>510282</text:p>
          </table:table-cell>
          <table:table-cell office:value-type="float" office:value="702567" calcext:value-type="float">
            <text:p>702567</text:p>
          </table:table-cell>
          <table:table-cell office:value-type="float" office:value="764189" calcext:value-type="float">
            <text:p>7641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7938" calcext:value-type="float">
            <text:p>717938</text:p>
          </table:table-cell>
          <table:table-cell office:value-type="float" office:value="220147" calcext:value-type="float">
            <text:p>220147</text:p>
          </table:table-cell>
          <table:table-cell office:value-type="float" office:value="2.4371144100564" calcext:value-type="float">
            <text:p>2.4371144100564</text:p>
          </table:table-cell>
          <table:table-cell office:value-type="float" office:value="1.21891811119534" calcext:value-type="float">
            <text:p>1.21891811119534</text:p>
          </table:table-cell>
          <table:table-cell office:value-type="float" office:value="0.30415180971048" calcext:value-type="float">
            <text:p>0.30415180971048</text:p>
          </table:table-cell>
          <table:table-cell office:value-type="float" office:value="0.418762614579512" calcext:value-type="float">
            <text:p>0.418762614579512</text:p>
          </table:table-cell>
          <table:table-cell office:value-type="float" office:value="0.455492193161511" calcext:value-type="float">
            <text:p>0.455492193161511</text:p>
          </table:table-cell>
          <table:table-cell office:value-type="float" office:value="5" calcext:value-type="float">
            <text:p>5</text:p>
          </table:table-cell>
          <table:table-cell office:value-type="float" office:value="0.427924445620113" calcext:value-type="float">
            <text:p>0.427924445620113</text:p>
          </table:table-cell>
          <table:table-cell office:value-type="float" office:value="0.131217852976066" calcext:value-type="float">
            <text:p>0.131217852976066</text:p>
          </table:table-cell>
          <table:table-cell office:value-type="float" office:value="-189.169638057904" calcext:value-type="float">
            <text:p>-189.169638057904</text:p>
          </table:table-cell>
          <table:table-cell office:value-type="float" office:value="-166.247477084098" calcext:value-type="float">
            <text:p>-166.247477084098</text:p>
          </table:table-cell>
          <table:table-cell office:value-type="float" office:value="-158.901561367698" calcext:value-type="float">
            <text:p>-158.901561367698</text:p>
          </table:table-cell>
          <table:table-cell office:value-type="float" office:value="750" calcext:value-type="float">
            <text:p>750</text:p>
          </table:table-cell>
          <table:table-cell office:value-type="float" office:value="-164.415110875977" calcext:value-type="float">
            <text:p>-164.415110875977</text:p>
          </table:table-cell>
        </table:table-row>
        <table:table-row table:style-name="ro1">
          <table:table-cell office:value-type="string" calcext:value-type="string">
            <text:p>2019-12-02 23:22:14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937795276289" calcext:value-type="float">
            <text:p>73.1937795276289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9163" calcext:value-type="float">
            <text:p>4089163</text:p>
          </table:table-cell>
          <table:table-cell office:value-type="float" office:value="2056090" calcext:value-type="float">
            <text:p>2056090</text:p>
          </table:table-cell>
          <table:table-cell office:value-type="float" office:value="509648" calcext:value-type="float">
            <text:p>509648</text:p>
          </table:table-cell>
          <table:table-cell office:value-type="float" office:value="701455" calcext:value-type="float">
            <text:p>701455</text:p>
          </table:table-cell>
          <table:table-cell office:value-type="float" office:value="763925" calcext:value-type="float">
            <text:p>7639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6712" calcext:value-type="float">
            <text:p>716712</text:p>
          </table:table-cell>
          <table:table-cell office:value-type="float" office:value="220257" calcext:value-type="float">
            <text:p>220257</text:p>
          </table:table-cell>
          <table:table-cell office:value-type="float" office:value="2.43733137098925" calcext:value-type="float">
            <text:p>2.43733137098925</text:p>
          </table:table-cell>
          <table:table-cell office:value-type="float" office:value="1.22552528685633" calcext:value-type="float">
            <text:p>1.22552528685633</text:p>
          </table:table-cell>
          <table:table-cell office:value-type="float" office:value="0.303773916217556" calcext:value-type="float">
            <text:p>0.303773916217556</text:p>
          </table:table-cell>
          <table:table-cell office:value-type="float" office:value="0.418099810850598" calcext:value-type="float">
            <text:p>0.418099810850598</text:p>
          </table:table-cell>
          <table:table-cell office:value-type="float" office:value="0.455334836880545" calcext:value-type="float">
            <text:p>0.455334836880545</text:p>
          </table:table-cell>
          <table:table-cell office:value-type="float" office:value="5" calcext:value-type="float">
            <text:p>5</text:p>
          </table:table-cell>
          <table:table-cell office:value-type="float" office:value="0.427193692588054" calcext:value-type="float">
            <text:p>0.427193692588054</text:p>
          </table:table-cell>
          <table:table-cell office:value-type="float" office:value="0.131283418093135" calcext:value-type="float">
            <text:p>0.131283418093135</text:p>
          </table:table-cell>
          <table:table-cell office:value-type="float" office:value="-189.245216756489" calcext:value-type="float">
            <text:p>-189.245216756489</text:p>
          </table:table-cell>
          <table:table-cell office:value-type="float" office:value="-166.38003782988" calcext:value-type="float">
            <text:p>-166.38003782988</text:p>
          </table:table-cell>
          <table:table-cell office:value-type="float" office:value="-158.933032623891" calcext:value-type="float">
            <text:p>-158.933032623891</text:p>
          </table:table-cell>
          <table:table-cell office:value-type="float" office:value="750" calcext:value-type="float">
            <text:p>750</text:p>
          </table:table-cell>
          <table:table-cell office:value-type="float" office:value="-164.561261482389" calcext:value-type="float">
            <text:p>-164.561261482389</text:p>
          </table:table-cell>
        </table:table-row>
        <table:table-row table:style-name="ro1">
          <table:table-cell office:value-type="string" calcext:value-type="string">
            <text:p>2019-12-02 23:22:1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2106024954037" calcext:value-type="float">
            <text:p>73.2106024954037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7749" calcext:value-type="float">
            <text:p>4087749</text:p>
          </table:table-cell>
          <table:table-cell office:value-type="float" office:value="2042718" calcext:value-type="float">
            <text:p>2042718</text:p>
          </table:table-cell>
          <table:table-cell office:value-type="float" office:value="509365" calcext:value-type="float">
            <text:p>509365</text:p>
          </table:table-cell>
          <table:table-cell office:value-type="float" office:value="700565" calcext:value-type="float">
            <text:p>700565</text:p>
          </table:table-cell>
          <table:table-cell office:value-type="float" office:value="761047" calcext:value-type="float">
            <text:p>7610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6155" calcext:value-type="float">
            <text:p>716155</text:p>
          </table:table-cell>
          <table:table-cell office:value-type="float" office:value="220116" calcext:value-type="float">
            <text:p>220116</text:p>
          </table:table-cell>
          <table:table-cell office:value-type="float" office:value="2.43648856121165" calcext:value-type="float">
            <text:p>2.43648856121165</text:p>
          </table:table-cell>
          <table:table-cell office:value-type="float" office:value="1.21755495280682" calcext:value-type="float">
            <text:p>1.21755495280682</text:p>
          </table:table-cell>
          <table:table-cell office:value-type="float" office:value="0.303605235052733" calcext:value-type="float">
            <text:p>0.303605235052733</text:p>
          </table:table-cell>
          <table:table-cell office:value-type="float" office:value="0.417569329448858" calcext:value-type="float">
            <text:p>0.417569329448858</text:p>
          </table:table-cell>
          <table:table-cell office:value-type="float" office:value="0.453619414999415" calcext:value-type="float">
            <text:p>0.453619414999415</text:p>
          </table:table-cell>
          <table:table-cell office:value-type="float" office:value="5" calcext:value-type="float">
            <text:p>5</text:p>
          </table:table-cell>
          <table:table-cell office:value-type="float" office:value="0.426861694677078" calcext:value-type="float">
            <text:p>0.426861694677078</text:p>
          </table:table-cell>
          <table:table-cell office:value-type="float" office:value="0.131199375533983" calcext:value-type="float">
            <text:p>0.131199375533983</text:p>
          </table:table-cell>
          <table:table-cell office:value-type="float" office:value="-189.278952989453" calcext:value-type="float">
            <text:p>-189.278952989453</text:p>
          </table:table-cell>
          <table:table-cell office:value-type="float" office:value="-166.486134110228" calcext:value-type="float">
            <text:p>-166.486134110228</text:p>
          </table:table-cell>
          <table:table-cell office:value-type="float" office:value="-159.276117000117" calcext:value-type="float">
            <text:p>-159.276117000117</text:p>
          </table:table-cell>
          <table:table-cell office:value-type="float" office:value="750" calcext:value-type="float">
            <text:p>750</text:p>
          </table:table-cell>
          <table:table-cell office:value-type="float" office:value="-164.627661064584" calcext:value-type="float">
            <text:p>-164.627661064584</text:p>
          </table:table-cell>
        </table:table-row>
        <table:table-row table:style-name="ro1">
          <table:table-cell office:value-type="string" calcext:value-type="string">
            <text:p>2019-12-02 23:22:17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995197122269" calcext:value-type="float">
            <text:p>73.1995197122269</text:p>
          </table:table-cell>
          <table:table-cell office:value-type="float" office:value="981.498578629274" calcext:value-type="float">
            <text:p>981.498578629274</text:p>
          </table:table-cell>
          <table:table-cell office:value-type="float" office:value="4089519" calcext:value-type="float">
            <text:p>4089519</text:p>
          </table:table-cell>
          <table:table-cell office:value-type="float" office:value="2061956" calcext:value-type="float">
            <text:p>2061956</text:p>
          </table:table-cell>
          <table:table-cell office:value-type="float" office:value="508977" calcext:value-type="float">
            <text:p>508977</text:p>
          </table:table-cell>
          <table:table-cell office:value-type="float" office:value="700169" calcext:value-type="float">
            <text:p>700169</text:p>
          </table:table-cell>
          <table:table-cell office:value-type="float" office:value="759733" calcext:value-type="float">
            <text:p>7597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5131" calcext:value-type="float">
            <text:p>715131</text:p>
          </table:table-cell>
          <table:table-cell office:value-type="float" office:value="220087" calcext:value-type="float">
            <text:p>220087</text:p>
          </table:table-cell>
          <table:table-cell office:value-type="float" office:value="2.43754356354994" calcext:value-type="float">
            <text:p>2.43754356354994</text:p>
          </table:table-cell>
          <table:table-cell office:value-type="float" office:value="1.22902169573566" calcext:value-type="float">
            <text:p>1.22902169573566</text:p>
          </table:table-cell>
          <table:table-cell office:value-type="float" office:value="0.303373969003435" calcext:value-type="float">
            <text:p>0.303373969003435</text:p>
          </table:table-cell>
          <table:table-cell office:value-type="float" office:value="0.41733329502741" calcext:value-type="float">
            <text:p>0.41733329502741</text:p>
          </table:table-cell>
          <table:table-cell office:value-type="float" office:value="0.452836209873701" calcext:value-type="float">
            <text:p>0.452836209873701</text:p>
          </table:table-cell>
          <table:table-cell office:value-type="float" office:value="5" calcext:value-type="float">
            <text:p>5</text:p>
          </table:table-cell>
          <table:table-cell office:value-type="float" office:value="0.426251343041819" calcext:value-type="float">
            <text:p>0.426251343041819</text:p>
          </table:table-cell>
          <table:table-cell office:value-type="float" office:value="0.131182090184938" calcext:value-type="float">
            <text:p>0.131182090184938</text:p>
          </table:table-cell>
          <table:table-cell office:value-type="float" office:value="-189.325206199313" calcext:value-type="float">
            <text:p>-189.325206199313</text:p>
          </table:table-cell>
          <table:table-cell office:value-type="float" office:value="-166.533340994518" calcext:value-type="float">
            <text:p>-166.533340994518</text:p>
          </table:table-cell>
          <table:table-cell office:value-type="float" office:value="-159.43275802526" calcext:value-type="float">
            <text:p>-159.43275802526</text:p>
          </table:table-cell>
          <table:table-cell office:value-type="float" office:value="750" calcext:value-type="float">
            <text:p>750</text:p>
          </table:table-cell>
          <table:table-cell office:value-type="float" office:value="-164.749731391636" calcext:value-type="float">
            <text:p>-164.749731391636</text:p>
          </table:table-cell>
        </table:table-row>
        <table:table-row table:style-name="ro1">
          <table:table-cell office:value-type="string" calcext:value-type="string">
            <text:p>2019-12-02 23:22:18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2052599983985" calcext:value-type="float">
            <text:p>73.2052599983985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8482" calcext:value-type="float">
            <text:p>4088482</text:p>
          </table:table-cell>
          <table:table-cell office:value-type="float" office:value="2051293" calcext:value-type="float">
            <text:p>2051293</text:p>
          </table:table-cell>
          <table:table-cell office:value-type="float" office:value="508569" calcext:value-type="float">
            <text:p>508569</text:p>
          </table:table-cell>
          <table:table-cell office:value-type="float" office:value="699493" calcext:value-type="float">
            <text:p>699493</text:p>
          </table:table-cell>
          <table:table-cell office:value-type="float" office:value="758780" calcext:value-type="float">
            <text:p>7587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4000" calcext:value-type="float">
            <text:p>714000</text:p>
          </table:table-cell>
          <table:table-cell office:value-type="float" office:value="220102" calcext:value-type="float">
            <text:p>220102</text:p>
          </table:table-cell>
          <table:table-cell office:value-type="float" office:value="2.43692546330994" calcext:value-type="float">
            <text:p>2.43692546330994</text:p>
          </table:table-cell>
          <table:table-cell office:value-type="float" office:value="1.22266605170561" calcext:value-type="float">
            <text:p>1.22266605170561</text:p>
          </table:table-cell>
          <table:table-cell office:value-type="float" office:value="0.303130782023762" calcext:value-type="float">
            <text:p>0.303130782023762</text:p>
          </table:table-cell>
          <table:table-cell office:value-type="float" office:value="0.416930367580696" calcext:value-type="float">
            <text:p>0.416930367580696</text:p>
          </table:table-cell>
          <table:table-cell office:value-type="float" office:value="0.452268177541277" calcext:value-type="float">
            <text:p>0.452268177541277</text:p>
          </table:table-cell>
          <table:table-cell office:value-type="float" office:value="5" calcext:value-type="float">
            <text:p>5</text:p>
          </table:table-cell>
          <table:table-cell office:value-type="float" office:value="0.425577214429046" calcext:value-type="float">
            <text:p>0.425577214429046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-189.373843595248" calcext:value-type="float">
            <text:p>-189.373843595248</text:p>
          </table:table-cell>
          <table:table-cell office:value-type="float" office:value="-166.613926483861" calcext:value-type="float">
            <text:p>-166.613926483861</text:p>
          </table:table-cell>
          <table:table-cell office:value-type="float" office:value="-159.546364491745" calcext:value-type="float">
            <text:p>-159.546364491745</text:p>
          </table:table-cell>
          <table:table-cell office:value-type="float" office:value="750" calcext:value-type="float">
            <text:p>750</text:p>
          </table:table-cell>
          <table:table-cell office:value-type="float" office:value="-164.884557114191" calcext:value-type="float">
            <text:p>-164.884557114191</text:p>
          </table:table-cell>
        </table:table-row>
        <table:table-row table:style-name="ro1">
          <table:table-cell office:value-type="string" calcext:value-type="string">
            <text:p>2019-12-02 23:22:19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3.2113982673081" calcext:value-type="float">
            <text:p>73.2113982673081</text:p>
          </table:table-cell>
          <table:table-cell office:value-type="float" office:value="981.524128128551" calcext:value-type="float">
            <text:p>981.524128128551</text:p>
          </table:table-cell>
          <table:table-cell office:value-type="float" office:value="4088682" calcext:value-type="float">
            <text:p>4088682</text:p>
          </table:table-cell>
          <table:table-cell office:value-type="float" office:value="2037683" calcext:value-type="float">
            <text:p>2037683</text:p>
          </table:table-cell>
          <table:table-cell office:value-type="float" office:value="507464" calcext:value-type="float">
            <text:p>507464</text:p>
          </table:table-cell>
          <table:table-cell office:value-type="float" office:value="698982" calcext:value-type="float">
            <text:p>698982</text:p>
          </table:table-cell>
          <table:table-cell office:value-type="float" office:value="758868" calcext:value-type="float">
            <text:p>7588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2611" calcext:value-type="float">
            <text:p>712611</text:p>
          </table:table-cell>
          <table:table-cell office:value-type="float" office:value="220170" calcext:value-type="float">
            <text:p>220170</text:p>
          </table:table-cell>
          <table:table-cell office:value-type="float" office:value="2.4370446726137" calcext:value-type="float">
            <text:p>2.4370446726137</text:p>
          </table:table-cell>
          <table:table-cell office:value-type="float" office:value="1.21455385858463" calcext:value-type="float">
            <text:p>1.21455385858463</text:p>
          </table:table-cell>
          <table:table-cell office:value-type="float" office:value="0.302472150620478" calcext:value-type="float">
            <text:p>0.302472150620478</text:p>
          </table:table-cell>
          <table:table-cell office:value-type="float" office:value="0.416625787809585" calcext:value-type="float">
            <text:p>0.416625787809585</text:p>
          </table:table-cell>
          <table:table-cell office:value-type="float" office:value="0.452320629634932" calcext:value-type="float">
            <text:p>0.452320629634932</text:p>
          </table:table-cell>
          <table:table-cell office:value-type="float" office:value="5" calcext:value-type="float">
            <text:p>5</text:p>
          </table:table-cell>
          <table:table-cell office:value-type="float" office:value="0.424749305814422" calcext:value-type="float">
            <text:p>0.424749305814422</text:p>
          </table:table-cell>
          <table:table-cell office:value-type="float" office:value="0.131231562045999" calcext:value-type="float">
            <text:p>0.131231562045999</text:p>
          </table:table-cell>
          <table:table-cell office:value-type="float" office:value="-189.505569875904" calcext:value-type="float">
            <text:p>-189.505569875904</text:p>
          </table:table-cell>
          <table:table-cell office:value-type="float" office:value="-166.674842438083" calcext:value-type="float">
            <text:p>-166.674842438083</text:p>
          </table:table-cell>
          <table:table-cell office:value-type="float" office:value="-159.535874073014" calcext:value-type="float">
            <text:p>-159.535874073014</text:p>
          </table:table-cell>
          <table:table-cell office:value-type="float" office:value="750" calcext:value-type="float">
            <text:p>750</text:p>
          </table:table-cell>
          <table:table-cell office:value-type="float" office:value="-165.050138837116" calcext:value-type="float">
            <text:p>-165.050138837116</text:p>
          </table:table-cell>
        </table:table-row>
        <table:table-row table:style-name="ro1">
          <table:table-cell office:value-type="string" calcext:value-type="string">
            <text:p>2019-12-02 23:22:21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2319723981941" calcext:value-type="float">
            <text:p>73.2319723981941</text:p>
          </table:table-cell>
          <table:table-cell office:value-type="float" office:value="981.424676250311" calcext:value-type="float">
            <text:p>981.424676250311</text:p>
          </table:table-cell>
          <table:table-cell office:value-type="float" office:value="4088527" calcext:value-type="float">
            <text:p>4088527</text:p>
          </table:table-cell>
          <table:table-cell office:value-type="float" office:value="2041228" calcext:value-type="float">
            <text:p>2041228</text:p>
          </table:table-cell>
          <table:table-cell office:value-type="float" office:value="506304" calcext:value-type="float">
            <text:p>506304</text:p>
          </table:table-cell>
          <table:table-cell office:value-type="float" office:value="698269" calcext:value-type="float">
            <text:p>698269</text:p>
          </table:table-cell>
          <table:table-cell office:value-type="float" office:value="757533" calcext:value-type="float">
            <text:p>7575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1555" calcext:value-type="float">
            <text:p>711555</text:p>
          </table:table-cell>
          <table:table-cell office:value-type="float" office:value="220118" calcext:value-type="float">
            <text:p>220118</text:p>
          </table:table-cell>
          <table:table-cell office:value-type="float" office:value="2.43695228540329" calcext:value-type="float">
            <text:p>2.43695228540329</text:p>
          </table:table-cell>
          <table:table-cell office:value-type="float" office:value="1.2166668434938" calcext:value-type="float">
            <text:p>1.2166668434938</text:p>
          </table:table-cell>
          <table:table-cell office:value-type="float" office:value="0.301780736658661" calcext:value-type="float">
            <text:p>0.301780736658661</text:p>
          </table:table-cell>
          <table:table-cell office:value-type="float" office:value="0.416200806641675" calcext:value-type="float">
            <text:p>0.416200806641675</text:p>
          </table:table-cell>
          <table:table-cell office:value-type="float" office:value="0.451524907532323" calcext:value-type="float">
            <text:p>0.451524907532323</text:p>
          </table:table-cell>
          <table:table-cell office:value-type="float" office:value="5" calcext:value-type="float">
            <text:p>5</text:p>
          </table:table-cell>
          <table:table-cell office:value-type="float" office:value="0.42411988069056" calcext:value-type="float">
            <text:p>0.42411988069056</text:p>
          </table:table-cell>
          <table:table-cell office:value-type="float" office:value="0.131200567627021" calcext:value-type="float">
            <text:p>0.131200567627021</text:p>
          </table:table-cell>
          <table:table-cell office:value-type="float" office:value="-189.643852668268" calcext:value-type="float">
            <text:p>-189.643852668268</text:p>
          </table:table-cell>
          <table:table-cell office:value-type="float" office:value="-166.759838671665" calcext:value-type="float">
            <text:p>-166.759838671665</text:p>
          </table:table-cell>
          <table:table-cell office:value-type="float" office:value="-159.695018493535" calcext:value-type="float">
            <text:p>-159.695018493535</text:p>
          </table:table-cell>
          <table:table-cell office:value-type="float" office:value="750" calcext:value-type="float">
            <text:p>750</text:p>
          </table:table-cell>
          <table:table-cell office:value-type="float" office:value="-165.176023861888" calcext:value-type="float">
            <text:p>-165.176023861888</text:p>
          </table:table-cell>
        </table:table-row>
        <table:table-row table:style-name="ro1">
          <table:table-cell office:value-type="string" calcext:value-type="string">
            <text:p>2019-12-02 23:22:22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3.2110003861433" calcext:value-type="float">
            <text:p>73.2110003861433</text:p>
          </table:table-cell>
          <table:table-cell office:value-type="float" office:value="981.488138394156" calcext:value-type="float">
            <text:p>981.488138394156</text:p>
          </table:table-cell>
          <table:table-cell office:value-type="float" office:value="4087547" calcext:value-type="float">
            <text:p>4087547</text:p>
          </table:table-cell>
          <table:table-cell office:value-type="float" office:value="2038055" calcext:value-type="float">
            <text:p>2038055</text:p>
          </table:table-cell>
          <table:table-cell office:value-type="float" office:value="505041" calcext:value-type="float">
            <text:p>505041</text:p>
          </table:table-cell>
          <table:table-cell office:value-type="float" office:value="697515" calcext:value-type="float">
            <text:p>697515</text:p>
          </table:table-cell>
          <table:table-cell office:value-type="float" office:value="756599" calcext:value-type="float">
            <text:p>7565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10419" calcext:value-type="float">
            <text:p>710419</text:p>
          </table:table-cell>
          <table:table-cell office:value-type="float" office:value="220139" calcext:value-type="float">
            <text:p>220139</text:p>
          </table:table-cell>
          <table:table-cell office:value-type="float" office:value="2.43636815981485" calcext:value-type="float">
            <text:p>2.43636815981485</text:p>
          </table:table-cell>
          <table:table-cell office:value-type="float" office:value="1.21477558788962" calcext:value-type="float">
            <text:p>1.21477558788962</text:p>
          </table:table-cell>
          <table:table-cell office:value-type="float" office:value="0.301027929905406" calcext:value-type="float">
            <text:p>0.301027929905406</text:p>
          </table:table-cell>
          <table:table-cell office:value-type="float" office:value="0.415751387566494" calcext:value-type="float">
            <text:p>0.415751387566494</text:p>
          </table:table-cell>
          <table:table-cell office:value-type="float" office:value="0.450968200083756" calcext:value-type="float">
            <text:p>0.450968200083756</text:p>
          </table:table-cell>
          <table:table-cell office:value-type="float" office:value="5" calcext:value-type="float">
            <text:p>5</text:p>
          </table:table-cell>
          <table:table-cell office:value-type="float" office:value="0.423442771845194" calcext:value-type="float">
            <text:p>0.423442771845194</text:p>
          </table:table-cell>
          <table:table-cell office:value-type="float" office:value="0.131213084603916" calcext:value-type="float">
            <text:p>0.131213084603916</text:p>
          </table:table-cell>
          <table:table-cell office:value-type="float" office:value="-189.794414018919" calcext:value-type="float">
            <text:p>-189.794414018919</text:p>
          </table:table-cell>
          <table:table-cell office:value-type="float" office:value="-166.849722486701" calcext:value-type="float">
            <text:p>-166.849722486701</text:p>
          </table:table-cell>
          <table:table-cell office:value-type="float" office:value="-159.806359983249" calcext:value-type="float">
            <text:p>-159.806359983249</text:p>
          </table:table-cell>
          <table:table-cell office:value-type="float" office:value="750" calcext:value-type="float">
            <text:p>750</text:p>
          </table:table-cell>
          <table:table-cell office:value-type="float" office:value="-165.311445630961" calcext:value-type="float">
            <text:p>-165.311445630961</text:p>
          </table:table-cell>
        </table:table-row>
        <table:table-row table:style-name="ro1">
          <table:table-cell office:value-type="string" calcext:value-type="string">
            <text:p>2019-12-02 23:22:2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2106024954037" calcext:value-type="float">
            <text:p>73.2106024954037</text:p>
          </table:table-cell>
          <table:table-cell office:value-type="float" office:value="981.479622123212" calcext:value-type="float">
            <text:p>981.479622123212</text:p>
          </table:table-cell>
          <table:table-cell office:value-type="float" office:value="4087494" calcext:value-type="float">
            <text:p>4087494</text:p>
          </table:table-cell>
          <table:table-cell office:value-type="float" office:value="2038267" calcext:value-type="float">
            <text:p>2038267</text:p>
          </table:table-cell>
          <table:table-cell office:value-type="float" office:value="503631" calcext:value-type="float">
            <text:p>503631</text:p>
          </table:table-cell>
          <table:table-cell office:value-type="float" office:value="696894" calcext:value-type="float">
            <text:p>696894</text:p>
          </table:table-cell>
          <table:table-cell office:value-type="float" office:value="756018" calcext:value-type="float">
            <text:p>7560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9182" calcext:value-type="float">
            <text:p>709182</text:p>
          </table:table-cell>
          <table:table-cell office:value-type="float" office:value="220181" calcext:value-type="float">
            <text:p>220181</text:p>
          </table:table-cell>
          <table:table-cell office:value-type="float" office:value="2.43633656934936" calcext:value-type="float">
            <text:p>2.43633656934936</text:p>
          </table:table-cell>
          <table:table-cell office:value-type="float" office:value="1.21490194975161" calcext:value-type="float">
            <text:p>1.21490194975161</text:p>
          </table:table-cell>
          <table:table-cell office:value-type="float" office:value="0.300187504313887" calcext:value-type="float">
            <text:p>0.300187504313887</text:p>
          </table:table-cell>
          <table:table-cell office:value-type="float" office:value="0.415381242678314" calcext:value-type="float">
            <text:p>0.415381242678314</text:p>
          </table:table-cell>
          <table:table-cell office:value-type="float" office:value="0.450621897056329" calcext:value-type="float">
            <text:p>0.450621897056329</text:p>
          </table:table-cell>
          <table:table-cell office:value-type="float" office:value="5" calcext:value-type="float">
            <text:p>5</text:p>
          </table:table-cell>
          <table:table-cell office:value-type="float" office:value="0.422705462301429" calcext:value-type="float">
            <text:p>0.422705462301429</text:p>
          </table:table-cell>
          <table:table-cell office:value-type="float" office:value="0.131238118557706" calcext:value-type="float">
            <text:p>0.131238118557706</text:p>
          </table:table-cell>
          <table:table-cell office:value-type="float" office:value="-189.962499137223" calcext:value-type="float">
            <text:p>-189.962499137223</text:p>
          </table:table-cell>
          <table:table-cell office:value-type="float" office:value="-166.923751464337" calcext:value-type="float">
            <text:p>-166.923751464337</text:p>
          </table:table-cell>
          <table:table-cell office:value-type="float" office:value="-159.875620588734" calcext:value-type="float">
            <text:p>-159.875620588734</text:p>
          </table:table-cell>
          <table:table-cell office:value-type="float" office:value="750" calcext:value-type="float">
            <text:p>750</text:p>
          </table:table-cell>
          <table:table-cell office:value-type="float" office:value="-165.458907539714" calcext:value-type="float">
            <text:p>-165.458907539714</text:p>
          </table:table-cell>
        </table:table-row>
        <table:table-row table:style-name="ro1">
          <table:table-cell office:value-type="string" calcext:value-type="string">
            <text:p>2019-12-02 23:22:2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2044643078657" calcext:value-type="float">
            <text:p>73.2044643078657</text:p>
          </table:table-cell>
          <table:table-cell office:value-type="float" office:value="981.490062203106" calcext:value-type="float">
            <text:p>981.490062203106</text:p>
          </table:table-cell>
          <table:table-cell office:value-type="float" office:value="4088239" calcext:value-type="float">
            <text:p>4088239</text:p>
          </table:table-cell>
          <table:table-cell office:value-type="float" office:value="2060643" calcext:value-type="float">
            <text:p>2060643</text:p>
          </table:table-cell>
          <table:table-cell office:value-type="float" office:value="502319" calcext:value-type="float">
            <text:p>502319</text:p>
          </table:table-cell>
          <table:table-cell office:value-type="float" office:value="695804" calcext:value-type="float">
            <text:p>695804</text:p>
          </table:table-cell>
          <table:table-cell office:value-type="float" office:value="755397" calcext:value-type="float">
            <text:p>7553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7895" calcext:value-type="float">
            <text:p>707895</text:p>
          </table:table-cell>
          <table:table-cell office:value-type="float" office:value="220181" calcext:value-type="float">
            <text:p>220181</text:p>
          </table:table-cell>
          <table:table-cell office:value-type="float" office:value="2.43678062400587" calcext:value-type="float">
            <text:p>2.43678062400587</text:p>
          </table:table-cell>
          <table:table-cell office:value-type="float" office:value="1.22823908665646" calcext:value-type="float">
            <text:p>1.22823908665646</text:p>
          </table:table-cell>
          <table:table-cell office:value-type="float" office:value="0.29940549128121" calcext:value-type="float">
            <text:p>0.29940549128121</text:p>
          </table:table-cell>
          <table:table-cell office:value-type="float" office:value="0.414731551972813" calcext:value-type="float">
            <text:p>0.414731551972813</text:p>
          </table:table-cell>
          <table:table-cell office:value-type="float" office:value="0.450251752168149" calcext:value-type="float">
            <text:p>0.450251752168149</text:p>
          </table:table-cell>
          <table:table-cell office:value-type="float" office:value="5" calcext:value-type="float">
            <text:p>5</text:p>
          </table:table-cell>
          <table:table-cell office:value-type="float" office:value="0.421938350431723" calcext:value-type="float">
            <text:p>0.421938350431723</text:p>
          </table:table-cell>
          <table:table-cell office:value-type="float" office:value="0.131238118557706" calcext:value-type="float">
            <text:p>0.131238118557706</text:p>
          </table:table-cell>
          <table:table-cell office:value-type="float" office:value="-190.118901743758" calcext:value-type="float">
            <text:p>-190.118901743758</text:p>
          </table:table-cell>
          <table:table-cell office:value-type="float" office:value="-167.053689605437" calcext:value-type="float">
            <text:p>-167.053689605437</text:p>
          </table:table-cell>
          <table:table-cell office:value-type="float" office:value="-159.94964956637" calcext:value-type="float">
            <text:p>-159.94964956637</text:p>
          </table:table-cell>
          <table:table-cell office:value-type="float" office:value="750" calcext:value-type="float">
            <text:p>750</text:p>
          </table:table-cell>
          <table:table-cell office:value-type="float" office:value="-165.612329913656" calcext:value-type="float">
            <text:p>-165.612329913656</text:p>
          </table:table-cell>
        </table:table-row>
        <table:table-row table:style-name="ro1">
          <table:table-cell office:value-type="string" calcext:value-type="string">
            <text:p>2019-12-02 23:22:2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3.1892324562447" calcext:value-type="float">
            <text:p>73.1892324562447</text:p>
          </table:table-cell>
          <table:table-cell office:value-type="float" office:value="981.507095092239" calcext:value-type="float">
            <text:p>981.507095092239</text:p>
          </table:table-cell>
          <table:table-cell office:value-type="float" office:value="4087888" calcext:value-type="float">
            <text:p>4087888</text:p>
          </table:table-cell>
          <table:table-cell office:value-type="float" office:value="2050083" calcext:value-type="float">
            <text:p>2050083</text:p>
          </table:table-cell>
          <table:table-cell office:value-type="float" office:value="501625" calcext:value-type="float">
            <text:p>501625</text:p>
          </table:table-cell>
          <table:table-cell office:value-type="float" office:value="694988" calcext:value-type="float">
            <text:p>694988</text:p>
          </table:table-cell>
          <table:table-cell office:value-type="float" office:value="754016" calcext:value-type="float">
            <text:p>7540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6942" calcext:value-type="float">
            <text:p>706942</text:p>
          </table:table-cell>
          <table:table-cell office:value-type="float" office:value="220141" calcext:value-type="float">
            <text:p>220141</text:p>
          </table:table-cell>
          <table:table-cell office:value-type="float" office:value="2.43657141167777" calcext:value-type="float">
            <text:p>2.43657141167777</text:p>
          </table:table-cell>
          <table:table-cell office:value-type="float" office:value="1.22194483541785" calcext:value-type="float">
            <text:p>1.22194483541785</text:p>
          </table:table-cell>
          <table:table-cell office:value-type="float" office:value="0.298991834997157" calcext:value-type="float">
            <text:p>0.298991834997157</text:p>
          </table:table-cell>
          <table:table-cell office:value-type="float" office:value="0.414245178013465" calcext:value-type="float">
            <text:p>0.414245178013465</text:p>
          </table:table-cell>
          <table:table-cell office:value-type="float" office:value="0.449428611925675" calcext:value-type="float">
            <text:p>0.449428611925675</text:p>
          </table:table-cell>
          <table:table-cell office:value-type="float" office:value="5" calcext:value-type="float">
            <text:p>5</text:p>
          </table:table-cell>
          <table:table-cell office:value-type="float" office:value="0.421370318099298" calcext:value-type="float">
            <text:p>0.421370318099298</text:p>
          </table:table-cell>
          <table:table-cell office:value-type="float" office:value="0.131214276696953" calcext:value-type="float">
            <text:p>0.131214276696953</text:p>
          </table:table-cell>
          <table:table-cell office:value-type="float" office:value="-190.201633000569" calcext:value-type="float">
            <text:p>-190.201633000569</text:p>
          </table:table-cell>
          <table:table-cell office:value-type="float" office:value="-167.150964397307" calcext:value-type="float">
            <text:p>-167.150964397307</text:p>
          </table:table-cell>
          <table:table-cell office:value-type="float" office:value="-160.114277614865" calcext:value-type="float">
            <text:p>-160.114277614865</text:p>
          </table:table-cell>
          <table:table-cell office:value-type="float" office:value="750" calcext:value-type="float">
            <text:p>750</text:p>
          </table:table-cell>
          <table:table-cell office:value-type="float" office:value="-165.72593638014" calcext:value-type="float">
            <text:p>-165.72593638014</text:p>
          </table:table-cell>
        </table:table-row>
        <table:table-row table:style-name="ro1">
          <table:table-cell office:value-type="string" calcext:value-type="string">
            <text:p>2019-12-02 23:22:27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3.1781498442279" calcext:value-type="float">
            <text:p>73.1781498442279</text:p>
          </table:table-cell>
          <table:table-cell office:value-type="float" office:value="981.526051391205" calcext:value-type="float">
            <text:p>981.526051391205</text:p>
          </table:table-cell>
          <table:table-cell office:value-type="float" office:value="4088143" calcext:value-type="float">
            <text:p>4088143</text:p>
          </table:table-cell>
          <table:table-cell office:value-type="float" office:value="2046630" calcext:value-type="float">
            <text:p>2046630</text:p>
          </table:table-cell>
          <table:table-cell office:value-type="float" office:value="501063" calcext:value-type="float">
            <text:p>501063</text:p>
          </table:table-cell>
          <table:table-cell office:value-type="float" office:value="694294" calcext:value-type="float">
            <text:p>694294</text:p>
          </table:table-cell>
          <table:table-cell office:value-type="float" office:value="752717" calcext:value-type="float">
            <text:p>7527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6047" calcext:value-type="float">
            <text:p>706047</text:p>
          </table:table-cell>
          <table:table-cell office:value-type="float" office:value="220213" calcext:value-type="float">
            <text:p>220213</text:p>
          </table:table-cell>
          <table:table-cell office:value-type="float" office:value="2.43672340354006" calcext:value-type="float">
            <text:p>2.43672340354006</text:p>
          </table:table-cell>
          <table:table-cell office:value-type="float" office:value="1.2198866867884" calcext:value-type="float">
            <text:p>1.2198866867884</text:p>
          </table:table-cell>
          <table:table-cell office:value-type="float" office:value="0.298656856853587" calcext:value-type="float">
            <text:p>0.298656856853587</text:p>
          </table:table-cell>
          <table:table-cell office:value-type="float" office:value="0.413831521729412" calcext:value-type="float">
            <text:p>0.413831521729412</text:p>
          </table:table-cell>
          <table:table-cell office:value-type="float" office:value="0.448654347497743" calcext:value-type="float">
            <text:p>0.448654347497743</text:p>
          </table:table-cell>
          <table:table-cell office:value-type="float" office:value="5" calcext:value-type="float">
            <text:p>5</text:p>
          </table:table-cell>
          <table:table-cell office:value-type="float" office:value="0.420836856464965" calcext:value-type="float">
            <text:p>0.420836856464965</text:p>
          </table:table-cell>
          <table:table-cell office:value-type="float" office:value="0.131257192046308" calcext:value-type="float">
            <text:p>0.131257192046308</text:p>
          </table:table-cell>
          <table:table-cell office:value-type="float" office:value="-190.268628629283" calcext:value-type="float">
            <text:p>-190.268628629283</text:p>
          </table:table-cell>
          <table:table-cell office:value-type="float" office:value="-167.233695654118" calcext:value-type="float">
            <text:p>-167.233695654118</text:p>
          </table:table-cell>
          <table:table-cell office:value-type="float" office:value="-160.269130500451" calcext:value-type="float">
            <text:p>-160.269130500451</text:p>
          </table:table-cell>
          <table:table-cell office:value-type="float" office:value="750" calcext:value-type="float">
            <text:p>750</text:p>
          </table:table-cell>
          <table:table-cell office:value-type="float" office:value="-165.832628707007" calcext:value-type="float">
            <text:p>-165.832628707007</text:p>
          </table:table-cell>
        </table:table-row>
        <table:table-row table:style-name="ro1">
          <table:table-cell office:value-type="string" calcext:value-type="string">
            <text:p>2019-12-02 23:22:28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1720123642715" calcext:value-type="float">
            <text:p>73.1720123642715</text:p>
          </table:table-cell>
          <table:table-cell office:value-type="float" office:value="981.536490444059" calcext:value-type="float">
            <text:p>981.536490444059</text:p>
          </table:table-cell>
          <table:table-cell office:value-type="float" office:value="4088681" calcext:value-type="float">
            <text:p>4088681</text:p>
          </table:table-cell>
          <table:table-cell office:value-type="float" office:value="2059621" calcext:value-type="float">
            <text:p>2059621</text:p>
          </table:table-cell>
          <table:table-cell office:value-type="float" office:value="500519" calcext:value-type="float">
            <text:p>500519</text:p>
          </table:table-cell>
          <table:table-cell office:value-type="float" office:value="693640" calcext:value-type="float">
            <text:p>693640</text:p>
          </table:table-cell>
          <table:table-cell office:value-type="float" office:value="751966" calcext:value-type="float">
            <text:p>7519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4864" calcext:value-type="float">
            <text:p>704864</text:p>
          </table:table-cell>
          <table:table-cell office:value-type="float" office:value="220207" calcext:value-type="float">
            <text:p>220207</text:p>
          </table:table-cell>
          <table:table-cell office:value-type="float" office:value="2.43704407656718" calcext:value-type="float">
            <text:p>2.43704407656718</text:p>
          </table:table-cell>
          <table:table-cell office:value-type="float" office:value="1.22762992711424" calcext:value-type="float">
            <text:p>1.22762992711424</text:p>
          </table:table-cell>
          <table:table-cell office:value-type="float" office:value="0.298332607547356" calcext:value-type="float">
            <text:p>0.298332607547356</text:p>
          </table:table-cell>
          <table:table-cell office:value-type="float" office:value="0.413441707306112" calcext:value-type="float">
            <text:p>0.413441707306112</text:p>
          </table:table-cell>
          <table:table-cell office:value-type="float" office:value="0.448206716562118" calcext:value-type="float">
            <text:p>0.448206716562118</text:p>
          </table:table-cell>
          <table:table-cell office:value-type="float" office:value="5" calcext:value-type="float">
            <text:p>5</text:p>
          </table:table-cell>
          <table:table-cell office:value-type="float" office:value="0.420131733433215" calcext:value-type="float">
            <text:p>0.420131733433215</text:p>
          </table:table-cell>
          <table:table-cell office:value-type="float" office:value="0.131253615767195" calcext:value-type="float">
            <text:p>0.131253615767195</text:p>
          </table:table-cell>
          <table:table-cell office:value-type="float" office:value="-190.333478490529" calcext:value-type="float">
            <text:p>-190.333478490529</text:p>
          </table:table-cell>
          <table:table-cell office:value-type="float" office:value="-167.311658538778" calcext:value-type="float">
            <text:p>-167.311658538778</text:p>
          </table:table-cell>
          <table:table-cell office:value-type="float" office:value="-160.358656687576" calcext:value-type="float">
            <text:p>-160.358656687576</text:p>
          </table:table-cell>
          <table:table-cell office:value-type="float" office:value="750" calcext:value-type="float">
            <text:p>750</text:p>
          </table:table-cell>
          <table:table-cell office:value-type="float" office:value="-165.973653313357" calcext:value-type="float">
            <text:p>-165.973653313357</text:p>
          </table:table-cell>
        </table:table-row>
        <table:table-row table:style-name="ro1">
          <table:table-cell office:value-type="string" calcext:value-type="string">
            <text:p>2019-12-02 23:22:30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1666699871153" calcext:value-type="float">
            <text:p>73.1666699871153</text:p>
          </table:table-cell>
          <table:table-cell office:value-type="float" office:value="981.536490444059" calcext:value-type="float">
            <text:p>981.536490444059</text:p>
          </table:table-cell>
          <table:table-cell office:value-type="float" office:value="4087324" calcext:value-type="float">
            <text:p>4087324</text:p>
          </table:table-cell>
          <table:table-cell office:value-type="float" office:value="2054354" calcext:value-type="float">
            <text:p>2054354</text:p>
          </table:table-cell>
          <table:table-cell office:value-type="float" office:value="499955" calcext:value-type="float">
            <text:p>499955</text:p>
          </table:table-cell>
          <table:table-cell office:value-type="float" office:value="692632" calcext:value-type="float">
            <text:p>692632</text:p>
          </table:table-cell>
          <table:table-cell office:value-type="float" office:value="748694" calcext:value-type="float">
            <text:p>7486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4530" calcext:value-type="float">
            <text:p>704530</text:p>
          </table:table-cell>
          <table:table-cell office:value-type="float" office:value="220094" calcext:value-type="float">
            <text:p>220094</text:p>
          </table:table-cell>
          <table:table-cell office:value-type="float" office:value="2.43623524144116" calcext:value-type="float">
            <text:p>2.43623524144116</text:p>
          </table:table-cell>
          <table:table-cell office:value-type="float" office:value="1.22449055009968" calcext:value-type="float">
            <text:p>1.22449055009968</text:p>
          </table:table-cell>
          <table:table-cell office:value-type="float" office:value="0.297996437310748" calcext:value-type="float">
            <text:p>0.297996437310748</text:p>
          </table:table-cell>
          <table:table-cell office:value-type="float" office:value="0.412840892415153" calcext:value-type="float">
            <text:p>0.412840892415153</text:p>
          </table:table-cell>
          <table:table-cell office:value-type="float" office:value="0.446256452352578" calcext:value-type="float">
            <text:p>0.446256452352578</text:p>
          </table:table-cell>
          <table:table-cell office:value-type="float" office:value="5" calcext:value-type="float">
            <text:p>5</text:p>
          </table:table-cell>
          <table:table-cell office:value-type="float" office:value="0.419932653895933" calcext:value-type="float">
            <text:p>0.419932653895933</text:p>
          </table:table-cell>
          <table:table-cell office:value-type="float" office:value="0.131186262510569" calcext:value-type="float">
            <text:p>0.131186262510569</text:p>
          </table:table-cell>
          <table:table-cell office:value-type="float" office:value="-190.40071253785" calcext:value-type="float">
            <text:p>-190.40071253785</text:p>
          </table:table-cell>
          <table:table-cell office:value-type="float" office:value="-167.431821516969" calcext:value-type="float">
            <text:p>-167.431821516969</text:p>
          </table:table-cell>
          <table:table-cell office:value-type="float" office:value="-160.748709529484" calcext:value-type="float">
            <text:p>-160.748709529484</text:p>
          </table:table-cell>
          <table:table-cell office:value-type="float" office:value="750" calcext:value-type="float">
            <text:p>750</text:p>
          </table:table-cell>
          <table:table-cell office:value-type="float" office:value="-166.013469220813" calcext:value-type="float">
            <text:p>-166.013469220813</text:p>
          </table:table-cell>
        </table:table-row>
        <table:table-row table:style-name="ro1">
          <table:table-cell office:value-type="string" calcext:value-type="string">
            <text:p>2019-12-02 23:22:31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1773547329052" calcext:value-type="float">
            <text:p>73.1773547329052</text:p>
          </table:table-cell>
          <table:table-cell office:value-type="float" office:value="981.481545813736" calcext:value-type="float">
            <text:p>981.481545813736</text:p>
          </table:table-cell>
          <table:table-cell office:value-type="float" office:value="4087567" calcext:value-type="float">
            <text:p>4087567</text:p>
          </table:table-cell>
          <table:table-cell office:value-type="float" office:value="2062344" calcext:value-type="float">
            <text:p>2062344</text:p>
          </table:table-cell>
          <table:table-cell office:value-type="float" office:value="499441" calcext:value-type="float">
            <text:p>499441</text:p>
          </table:table-cell>
          <table:table-cell office:value-type="float" office:value="692081" calcext:value-type="float">
            <text:p>692081</text:p>
          </table:table-cell>
          <table:table-cell office:value-type="float" office:value="747564" calcext:value-type="float">
            <text:p>7475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3438" calcext:value-type="float">
            <text:p>703438</text:p>
          </table:table-cell>
          <table:table-cell office:value-type="float" office:value="220102" calcext:value-type="float">
            <text:p>220102</text:p>
          </table:table-cell>
          <table:table-cell office:value-type="float" office:value="2.43638008074523" calcext:value-type="float">
            <text:p>2.43638008074523</text:p>
          </table:table-cell>
          <table:table-cell office:value-type="float" office:value="1.22925296178495" calcext:value-type="float">
            <text:p>1.22925296178495</text:p>
          </table:table-cell>
          <table:table-cell office:value-type="float" office:value="0.29769006940008" calcext:value-type="float">
            <text:p>0.29769006940008</text:p>
          </table:table-cell>
          <table:table-cell office:value-type="float" office:value="0.41251247078329" calcext:value-type="float">
            <text:p>0.41251247078329</text:p>
          </table:table-cell>
          <table:table-cell office:value-type="float" office:value="0.445582919786325" calcext:value-type="float">
            <text:p>0.445582919786325</text:p>
          </table:table-cell>
          <table:table-cell office:value-type="float" office:value="5" calcext:value-type="float">
            <text:p>5</text:p>
          </table:table-cell>
          <table:table-cell office:value-type="float" office:value="0.419281771097394" calcext:value-type="float">
            <text:p>0.419281771097394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-190.461986119984" calcext:value-type="float">
            <text:p>-190.461986119984</text:p>
          </table:table-cell>
          <table:table-cell office:value-type="float" office:value="-167.497505843342" calcext:value-type="float">
            <text:p>-167.497505843342</text:p>
          </table:table-cell>
          <table:table-cell office:value-type="float" office:value="-160.883416042735" calcext:value-type="float">
            <text:p>-160.883416042735</text:p>
          </table:table-cell>
          <table:table-cell office:value-type="float" office:value="750" calcext:value-type="float">
            <text:p>750</text:p>
          </table:table-cell>
          <table:table-cell office:value-type="float" office:value="-166.143645780521" calcext:value-type="float">
            <text:p>-166.143645780521</text:p>
          </table:table-cell>
        </table:table-row>
        <table:table-row table:style-name="ro1">
          <table:table-cell office:value-type="string" calcext:value-type="string">
            <text:p>2019-12-02 23:22:32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2094087657359" calcext:value-type="float">
            <text:p>73.2094087657359</text:p>
          </table:table-cell>
          <table:table-cell office:value-type="float" office:value="981.509018118039" calcext:value-type="float">
            <text:p>981.509018118039</text:p>
          </table:table-cell>
          <table:table-cell office:value-type="float" office:value="4089104" calcext:value-type="float">
            <text:p>4089104</text:p>
          </table:table-cell>
          <table:table-cell office:value-type="float" office:value="2059394" calcext:value-type="float">
            <text:p>2059394</text:p>
          </table:table-cell>
          <table:table-cell office:value-type="float" office:value="498997" calcext:value-type="float">
            <text:p>498997</text:p>
          </table:table-cell>
          <table:table-cell office:value-type="float" office:value="691669" calcext:value-type="float">
            <text:p>691669</text:p>
          </table:table-cell>
          <table:table-cell office:value-type="float" office:value="746558" calcext:value-type="float">
            <text:p>7465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2375" calcext:value-type="float">
            <text:p>702375</text:p>
          </table:table-cell>
          <table:table-cell office:value-type="float" office:value="220060" calcext:value-type="float">
            <text:p>220060</text:p>
          </table:table-cell>
          <table:table-cell office:value-type="float" office:value="2.43729620424464" calcext:value-type="float">
            <text:p>2.43729620424464</text:p>
          </table:table-cell>
          <table:table-cell office:value-type="float" office:value="1.22749462455447" calcext:value-type="float">
            <text:p>1.22749462455447</text:p>
          </table:table-cell>
          <table:table-cell office:value-type="float" office:value="0.297425424745729" calcext:value-type="float">
            <text:p>0.297425424745729</text:p>
          </table:table-cell>
          <table:table-cell office:value-type="float" office:value="0.412266899617541" calcext:value-type="float">
            <text:p>0.412266899617541</text:p>
          </table:table-cell>
          <table:table-cell office:value-type="float" office:value="0.444983296988403" calcext:value-type="float">
            <text:p>0.444983296988403</text:p>
          </table:table-cell>
          <table:table-cell office:value-type="float" office:value="5" calcext:value-type="float">
            <text:p>5</text:p>
          </table:table-cell>
          <table:table-cell office:value-type="float" office:value="0.418648173647901" calcext:value-type="float">
            <text:p>0.418648173647901</text:p>
          </table:table-cell>
          <table:table-cell office:value-type="float" office:value="0.13116599692893" calcext:value-type="float">
            <text:p>0.13116599692893</text:p>
          </table:table-cell>
          <table:table-cell office:value-type="float" office:value="-190.514915050854" calcext:value-type="float">
            <text:p>-190.514915050854</text:p>
          </table:table-cell>
          <table:table-cell office:value-type="float" office:value="-167.546620076492" calcext:value-type="float">
            <text:p>-167.546620076492</text:p>
          </table:table-cell>
          <table:table-cell office:value-type="float" office:value="-161.003340602319" calcext:value-type="float">
            <text:p>-161.003340602319</text:p>
          </table:table-cell>
          <table:table-cell office:value-type="float" office:value="750" calcext:value-type="float">
            <text:p>750</text:p>
          </table:table-cell>
          <table:table-cell office:value-type="float" office:value="-166.27036527042" calcext:value-type="float">
            <text:p>-166.27036527042</text:p>
          </table:table-cell>
        </table:table-row>
        <table:table-row table:style-name="ro1">
          <table:table-cell office:value-type="string" calcext:value-type="string">
            <text:p>2019-12-02 23:22:3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830947133016" calcext:value-type="float">
            <text:p>73.1830947133016</text:p>
          </table:table-cell>
          <table:table-cell office:value-type="float" office:value="981.517534736222" calcext:value-type="float">
            <text:p>981.517534736222</text:p>
          </table:table-cell>
          <table:table-cell office:value-type="float" office:value="4085793" calcext:value-type="float">
            <text:p>4085793</text:p>
          </table:table-cell>
          <table:table-cell office:value-type="float" office:value="2052292" calcext:value-type="float">
            <text:p>2052292</text:p>
          </table:table-cell>
          <table:table-cell office:value-type="float" office:value="498336" calcext:value-type="float">
            <text:p>498336</text:p>
          </table:table-cell>
          <table:table-cell office:value-type="float" office:value="691071" calcext:value-type="float">
            <text:p>691071</text:p>
          </table:table-cell>
          <table:table-cell office:value-type="float" office:value="745834" calcext:value-type="float">
            <text:p>7458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1181" calcext:value-type="float">
            <text:p>701181</text:p>
          </table:table-cell>
          <table:table-cell office:value-type="float" office:value="220017" calcext:value-type="float">
            <text:p>220017</text:p>
          </table:table-cell>
          <table:table-cell office:value-type="float" office:value="2.43532269422086" calcext:value-type="float">
            <text:p>2.43532269422086</text:p>
          </table:table-cell>
          <table:table-cell office:value-type="float" office:value="1.22326150217789" calcext:value-type="float">
            <text:p>1.22326150217789</text:p>
          </table:table-cell>
          <table:table-cell office:value-type="float" office:value="0.297031437996797" calcext:value-type="float">
            <text:p>0.297031437996797</text:p>
          </table:table-cell>
          <table:table-cell office:value-type="float" office:value="0.411910463799294" calcext:value-type="float">
            <text:p>0.411910463799294</text:p>
          </table:table-cell>
          <table:table-cell office:value-type="float" office:value="0.444551759308786" calcext:value-type="float">
            <text:p>0.444551759308786</text:p>
          </table:table-cell>
          <table:table-cell office:value-type="float" office:value="5" calcext:value-type="float">
            <text:p>5</text:p>
          </table:table-cell>
          <table:table-cell office:value-type="float" office:value="0.417936494104444" calcext:value-type="float">
            <text:p>0.417936494104444</text:p>
          </table:table-cell>
          <table:table-cell office:value-type="float" office:value="0.131140366928621" calcext:value-type="float">
            <text:p>0.131140366928621</text:p>
          </table:table-cell>
          <table:table-cell office:value-type="float" office:value="-190.593712400641" calcext:value-type="float">
            <text:p>-190.593712400641</text:p>
          </table:table-cell>
          <table:table-cell office:value-type="float" office:value="-167.617907240141" calcext:value-type="float">
            <text:p>-167.617907240141</text:p>
          </table:table-cell>
          <table:table-cell office:value-type="float" office:value="-161.089648138243" calcext:value-type="float">
            <text:p>-161.089648138243</text:p>
          </table:table-cell>
          <table:table-cell office:value-type="float" office:value="750" calcext:value-type="float">
            <text:p>750</text:p>
          </table:table-cell>
          <table:table-cell office:value-type="float" office:value="-166.412701179111" calcext:value-type="float">
            <text:p>-166.412701179111</text:p>
          </table:table-cell>
        </table:table-row>
        <table:table-row table:style-name="ro1">
          <table:table-cell office:value-type="string" calcext:value-type="string">
            <text:p>2019-12-02 23:22:35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3.1720123642715" calcext:value-type="float">
            <text:p>73.1720123642715</text:p>
          </table:table-cell>
          <table:table-cell office:value-type="float" office:value="981.509018118039" calcext:value-type="float">
            <text:p>981.509018118039</text:p>
          </table:table-cell>
          <table:table-cell office:value-type="float" office:value="4088731" calcext:value-type="float">
            <text:p>4088731</text:p>
          </table:table-cell>
          <table:table-cell office:value-type="float" office:value="2052841" calcext:value-type="float">
            <text:p>2052841</text:p>
          </table:table-cell>
          <table:table-cell office:value-type="float" office:value="497685" calcext:value-type="float">
            <text:p>497685</text:p>
          </table:table-cell>
          <table:table-cell office:value-type="float" office:value="690379" calcext:value-type="float">
            <text:p>690379</text:p>
          </table:table-cell>
          <table:table-cell office:value-type="float" office:value="744747" calcext:value-type="float">
            <text:p>7447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700141" calcext:value-type="float">
            <text:p>700141</text:p>
          </table:table-cell>
          <table:table-cell office:value-type="float" office:value="220138" calcext:value-type="float">
            <text:p>220138</text:p>
          </table:table-cell>
          <table:table-cell office:value-type="float" office:value="2.43707387889312" calcext:value-type="float">
            <text:p>2.43707387889312</text:p>
          </table:table-cell>
          <table:table-cell office:value-type="float" office:value="1.22358873171672" calcext:value-type="float">
            <text:p>1.22358873171672</text:p>
          </table:table-cell>
          <table:table-cell office:value-type="float" office:value="0.296643411713053" calcext:value-type="float">
            <text:p>0.296643411713053</text:p>
          </table:table-cell>
          <table:table-cell office:value-type="float" office:value="0.411497999608278" calcext:value-type="float">
            <text:p>0.411497999608278</text:p>
          </table:table-cell>
          <table:table-cell office:value-type="float" office:value="0.443903856742842" calcext:value-type="float">
            <text:p>0.443903856742842</text:p>
          </table:table-cell>
          <table:table-cell office:value-type="float" office:value="5" calcext:value-type="float">
            <text:p>5</text:p>
          </table:table-cell>
          <table:table-cell office:value-type="float" office:value="0.417316605724884" calcext:value-type="float">
            <text:p>0.417316605724884</text:p>
          </table:table-cell>
          <table:table-cell office:value-type="float" office:value="0.131212488557397" calcext:value-type="float">
            <text:p>0.131212488557397</text:p>
          </table:table-cell>
          <table:table-cell office:value-type="float" office:value="-190.671317657389" calcext:value-type="float">
            <text:p>-190.671317657389</text:p>
          </table:table-cell>
          <table:table-cell office:value-type="float" office:value="-167.700400078344" calcext:value-type="float">
            <text:p>-167.700400078344</text:p>
          </table:table-cell>
          <table:table-cell office:value-type="float" office:value="-161.219228651432" calcext:value-type="float">
            <text:p>-161.219228651432</text:p>
          </table:table-cell>
          <table:table-cell office:value-type="float" office:value="750" calcext:value-type="float">
            <text:p>750</text:p>
          </table:table-cell>
          <table:table-cell office:value-type="float" office:value="-166.536678855023" calcext:value-type="float">
            <text:p>-166.536678855023</text:p>
          </table:table-cell>
        </table:table-row>
        <table:table-row table:style-name="ro1">
          <table:table-cell office:value-type="string" calcext:value-type="string">
            <text:p>2019-12-02 23:22:3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3.177752293354" calcext:value-type="float">
            <text:p>73.177752293354</text:p>
          </table:table-cell>
          <table:table-cell office:value-type="float" office:value="981.545007291057" calcext:value-type="float">
            <text:p>981.545007291057</text:p>
          </table:table-cell>
          <table:table-cell office:value-type="float" office:value="4088310" calcext:value-type="float">
            <text:p>4088310</text:p>
          </table:table-cell>
          <table:table-cell office:value-type="float" office:value="2042974" calcext:value-type="float">
            <text:p>2042974</text:p>
          </table:table-cell>
          <table:table-cell office:value-type="float" office:value="497266" calcext:value-type="float">
            <text:p>497266</text:p>
          </table:table-cell>
          <table:table-cell office:value-type="float" office:value="689790" calcext:value-type="float">
            <text:p>689790</text:p>
          </table:table-cell>
          <table:table-cell office:value-type="float" office:value="744125" calcext:value-type="float">
            <text:p>744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699045" calcext:value-type="float">
            <text:p>699045</text:p>
          </table:table-cell>
          <table:table-cell office:value-type="float" office:value="220126" calcext:value-type="float">
            <text:p>220126</text:p>
          </table:table-cell>
          <table:table-cell office:value-type="float" office:value="2.4368229433087" calcext:value-type="float">
            <text:p>2.4368229433087</text:p>
          </table:table-cell>
          <table:table-cell office:value-type="float" office:value="1.21770754071564" calcext:value-type="float">
            <text:p>1.21770754071564</text:p>
          </table:table-cell>
          <table:table-cell office:value-type="float" office:value="0.296393668221673" calcext:value-type="float">
            <text:p>0.296393668221673</text:p>
          </table:table-cell>
          <table:table-cell office:value-type="float" office:value="0.4111469282087" calcext:value-type="float">
            <text:p>0.4111469282087</text:p>
          </table:table-cell>
          <table:table-cell office:value-type="float" office:value="0.443533115808143" calcext:value-type="float">
            <text:p>0.443533115808143</text:p>
          </table:table-cell>
          <table:table-cell office:value-type="float" office:value="5" calcext:value-type="float">
            <text:p>5</text:p>
          </table:table-cell>
          <table:table-cell office:value-type="float" office:value="0.41666333874027" calcext:value-type="float">
            <text:p>0.41666333874027</text:p>
          </table:table-cell>
          <table:table-cell office:value-type="float" office:value="0.131205335999171" calcext:value-type="float">
            <text:p>0.131205335999171</text:p>
          </table:table-cell>
          <table:table-cell office:value-type="float" office:value="-190.721266355665" calcext:value-type="float">
            <text:p>-190.721266355665</text:p>
          </table:table-cell>
          <table:table-cell office:value-type="float" office:value="-167.77061435826" calcext:value-type="float">
            <text:p>-167.77061435826</text:p>
          </table:table-cell>
          <table:table-cell office:value-type="float" office:value="-161.293376838371" calcext:value-type="float">
            <text:p>-161.293376838371</text:p>
          </table:table-cell>
          <table:table-cell office:value-type="float" office:value="750" calcext:value-type="float">
            <text:p>750</text:p>
          </table:table-cell>
          <table:table-cell office:value-type="float" office:value="-166.667332251946" calcext:value-type="float">
            <text:p>-166.667332251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25" meta:object-count="0"/>
    <meta:generator>LibreOffice/5.2.7.2$Linux_ARM_EABI LibreOffice_project/20m0$Build-2</meta:generator>
  </office:meta>
</office:document-meta>
</file>